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 Black" svg:font-family="'Arial Black'"/>
    <style:font-face style:name="SimSun" svg:font-family="SimSu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.561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0.741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0.82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1.402cm"/>
    </style:style>
    <style:style style:name="co9" style:family="table-column">
      <style:table-column-properties fo:break-before="auto" style:column-width="1.48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603cm" fo:break-before="auto" style:use-optimal-row-height="false"/>
    </style:style>
    <style:style style:name="ro6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84" style:family="table-cell" style:parent-style-name="Default" style:data-style-name="N0">
      <style:table-cell-properties style:cell-protect="protected" style:print-content="true" style:shrink-to-fit="true" style:vertical-align="automatic"/>
      <style:text-properties style:font-name="Arial" fo:font-size="8pt" style:font-name-asian="Arial" style:font-size-asian="8pt" style:font-name-complex="Arial" style:font-size-complex="8pt"/>
    </style:style>
    <style:style style:name="ce8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8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ce8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90" style:family="table-cell" style:parent-style-name="Default" style:data-style-name="N100">
      <style:table-cell-properties fo:background-color="#ccffff" style:cell-protect="protected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91" style:family="table-cell" style:parent-style-name="Default" style:data-style-name="N100">
      <style:table-cell-properties fo:background-color="#e6e64c" style:cell-protect="protected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92" style:family="table-cell" style:parent-style-name="Default" style:data-style-name="N100">
      <style:table-cell-properties fo:background-color="#e6e64c" style:cell-protect="protected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ce9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fo:color="#ff3366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94" style:family="table-cell" style:parent-style-name="Default" style:data-style-name="N100">
      <style:table-cell-properties fo:background-color="#ccffff" style:cell-protect="protected" style:print-content="true" style:text-align-source="fix" style:repeat-content="false" fo:border="0.06pt solid #000000" style:shrink-to-fit="true" style:vertical-align="middle"/>
      <style:paragraph-properties fo:text-align="center"/>
      <style:text-properties fo:color="#ff3366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9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fo:color="#ff420e" style:font-name="Arial" fo:font-size="8pt" style:font-name-asian="Arial" style:font-size-asian="8pt" style:font-name-complex="Arial" style:font-size-complex="8pt"/>
    </style:style>
    <style:style style:name="ce11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fo:color="#ff3366"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ce115" style:family="table-cell" style:parent-style-name="Default" style:data-style-name="N0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11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fo:color="#ff420e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120" style:family="table-cell" style:parent-style-name="Default" style:data-style-name="N108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121" style:family="table-cell" style:parent-style-name="Default" style:data-style-name="N108">
      <style:table-cell-properties style:cell-protect="protected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6pt" style:font-name-asian="Arial" style:font-size-asian="6pt" style:font-name-complex="Arial" style:font-size-complex="6pt"/>
    </style:style>
    <style:style style:name="ce123" style:family="table-cell" style:parent-style-name="Default" style:data-style-name="N108">
      <style:table-cell-properties fo:background-color="#ffcc00" style:cell-protect="protected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ce124" style:family="table-cell" style:parent-style-name="Default" style:data-style-name="N108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ce126" style:family="table-cell" style:parent-style-name="Default" style:data-style-name="N0">
      <style:table-cell-properties style:cell-protect="none" style:print-content="true"/>
      <style:text-properties style:font-name="Arial1" style:font-name-asian="Arial" style:font-name-complex="Arial"/>
    </style:style>
    <style:style style:name="ce128" style:family="table-cell" style:parent-style-name="Default" style:data-style-name="N0">
      <style:table-cell-properties style:cell-protect="protected" style:print-content="true"/>
      <style:text-properties style:font-name="Arial1" style:font-name-asian="Arial" style:font-name-complex="Arial"/>
    </style:style>
    <style:style style:name="ce129" style:family="table-cell" style:parent-style-name="Default" style:data-style-name="N100">
      <style:table-cell-properties fo:background-color="#ffff99" style:cell-protect="protected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130" style:family="table-cell" style:parent-style-name="Default" style:data-style-name="N0">
      <style:table-cell-properties style:cell-protect="none" style:print-content="true"/>
    </style:style>
    <style:style style:name="ce2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fo:color="#ff3333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30" style:family="table-cell" style:parent-style-name="Default">
      <style:map style:condition="is-true-formula(WEEKDAY([.$A2];2)=6)" style:apply-style-name="cf37" style:base-cell-address="januar.A2"/>
      <style:map style:condition="is-true-formula(WEEKDAY([.$A2];2)=7)" style:apply-style-name="cf37" style:base-cell-address="januar.A2"/>
    </style:style>
    <style:style style:name="ce135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2];2)=6)" style:apply-style-name="cf37" style:base-cell-address="januar.A2"/>
      <style:map style:condition="is-true-formula(WEEKDAY([.$A2];2)=7)" style:apply-style-name="cf37" style:base-cell-address="januar.A2"/>
    </style:style>
    <style:style style:name="ce24" style:family="table-cell" style:parent-style-name="Default" style:data-style-name="N0">
      <style:table-cell-properties style:cell-protect="protected" style:print-content="true" style:shrink-to-fit="true" style:vertical-align="automatic"/>
      <style:text-properties style:font-name="Arial" fo:font-size="6pt" style:font-name-asian="Arial" style:font-size-asian="6pt" style:font-name-complex="Arial" style:font-size-complex="6pt"/>
    </style:style>
    <style:style style:name="ce67" style:family="table-cell" style:parent-style-name="Default" style:data-style-name="N100">
      <style:table-cell-properties style:cell-protect="protected" style:print-content="true" style:shrink-to-fit="true" style:vertical-align="automatic"/>
      <style:text-properties style:font-name="Arial" fo:font-size="6pt" style:font-name-asian="Arial" style:font-size-asian="6pt" style:font-name-complex="Arial" style:font-size-complex="6pt"/>
    </style:style>
    <style:style style:name="ce29" style:family="table-cell" style:parent-style-name="Default" style:data-style-name="N108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6pt" style:font-name-asian="Arial" style:font-size-asian="6pt" style:font-name-complex="Arial" style:font-size-complex="6pt"/>
    </style:style>
    <style:style style:name="ce14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2];2)=6)" style:apply-style-name="cf37" style:base-cell-address="januar.A2"/>
      <style:map style:condition="is-true-formula(WEEKDAY([.$A2];2)=7)" style:apply-style-name="cf37" style:base-cell-address="januar.A2"/>
    </style:style>
    <style:style style:name="ce25" style:family="table-cell" style:parent-style-name="Default" style:data-style-name="N108">
      <style:table-cell-properties style:cell-protect="protected" style:print-content="true" style:shrink-to-fit="true" style:vertical-align="automatic"/>
      <style:text-properties style:font-name="Arial" fo:font-size="6pt" style:font-name-asian="Arial" style:font-size-asian="6pt" style:font-name-complex="Arial" style:font-size-complex="6pt"/>
    </style:style>
    <style:style style:name="ce65" style:family="table-cell" style:parent-style-name="Default" style:data-style-name="N108">
      <style:table-cell-properties style:cell-protect="protected" style:print-content="true" style:text-align-source="fix" style:repeat-content="false" fo:border="0.06pt solid #000000" style:shrink-to-fit="true" style:vertical-align="automatic"/>
      <style:paragraph-properties fo:text-align="center"/>
      <style:text-properties fo:color="#ff0000"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ce117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148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januar.A2"/>
      <style:map style:condition="is-true-formula(WEEKDAY([.$A2];2)=7)" style:apply-style-name="cf37" style:base-cell-address="januar.A2"/>
    </style:style>
    <style:style style:name="ce26" style:family="table-cell" style:parent-style-name="Default" style:data-style-name="N0">
      <style:table-cell-properties style:cell-protect="protected" style:print-content="true" style:shrink-to-fit="true" style:vertical-align="automatic"/>
      <style:text-properties style:font-name="Arial1" style:font-name-asian="Arial" style:font-name-complex="Arial"/>
    </style:style>
    <style:style style:name="ce66" style:family="table-cell" style:parent-style-name="Default" style:data-style-name="N0">
      <style:table-cell-properties style:cell-protect="protected" style:print-content="true" style:shrink-to-fit="true" style:vertical-align="automatic"/>
      <style:text-properties style:font-name="Arial" fo:font-size="11pt" style:font-name-asian="Arial" style:font-size-asian="11pt" style:font-name-complex="Arial" style:font-size-complex="11pt"/>
    </style:style>
    <style:style style:name="ce71" style:family="table-cell" style:parent-style-name="Default" style:data-style-name="N0">
      <style:table-cell-properties style:cell-protect="protected" style:print-content="true" style:shrink-to-fit="true" style:vertical-align="automatic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1" style:family="table-cell" style:parent-style-name="Default" style:data-style-name="N100">
      <style:table-cell-properties fo:background-color="#ffcc00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fo:color="#dc23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32" style:family="table-cell" style:parent-style-name="Default" style:data-style-name="N100">
      <style:table-cell-properties fo:background-color="#ffcc00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230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is-true-formula(WEEKDAY([.$A2];2)=6)" style:apply-style-name="cf37" style:base-cell-address="januar.A2"/>
      <style:map style:condition="is-true-formula(WEEKDAY([.$A2];2)=7)" style:apply-style-name="cf37" style:base-cell-address="januar.A2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style:shrink-to-fit="true" style:vertical-align="automatic"/>
      <style:paragraph-properties fo:text-align="center"/>
      <style:text-properties style:font-name="Arial" fo:font-size="11pt" style:font-name-asian="Arial" style:font-size-asian="11pt" style:font-name-complex="Arial" style:font-size-complex="11pt"/>
    </style:style>
    <style:style style:name="ce3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177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1" style:apply-style-name="cf38" style:base-cell-address="januar.V2"/>
      <style:map style:condition="cell-content()&gt;1" style:apply-style-name="cf41" style:base-cell-address="januar.V2"/>
    </style:style>
    <style:style style:name="ce38" style:family="table-cell" style:parent-style-name="Default" style:data-style-name="N100">
      <style:table-cell-properties style:cell-protect="protected" style:print-content="true" style:text-align-source="fix" style:repeat-content="false" style:shrink-to-fit="true" style:vertical-align="automatic"/>
      <style:paragraph-properties fo:text-align="center"/>
      <style:text-properties style:font-name="Arial" fo:font-size="11pt" style:font-name-asian="Arial" style:font-size-asian="11pt" style:font-name-complex="Arial" style:font-size-complex="11pt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5" style:family="table-cell" style:parent-style-name="Default" style:data-style-name="N100">
      <style:table-cell-properties style:cell-protect="protected" style:print-content="true" style:text-align-source="fix" style:repeat-content="false" fo:border="0.06pt solid #000000" style:shrink-to-fit="true" style:vertical-align="automatic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order="0.06pt solid #000000" style:shrink-to-fit="true" style:vertical-align="automatic"/>
      <style:paragraph-properties fo:text-align="center"/>
      <style:text-properties style:font-name="Arial Black" fo:font-size="8pt" style:font-name-asian="Arial Black" style:font-size-asian="8pt" style:font-name-complex="Arial Black" style:font-size-complex="8pt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style:shrink-to-fit="true" style:vertical-align="automatic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183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!=0" style:apply-style-name="cf40" style:base-cell-address="januar.AD2"/>
    </style:style>
    <style:style style:name="ce184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=1" style:apply-style-name="cf40" style:base-cell-address="januar.AE2"/>
      <style:map style:condition="cell-content()&gt;1" style:apply-style-name="cf39" style:base-cell-address="januar.AE2"/>
    </style:style>
    <style:style style:name="ce39" style:family="table-cell" style:parent-style-name="Default" style:data-style-name="N100">
      <style:table-cell-properties style:cell-protect="protected" style:print-content="true" style:shrink-to-fit="true" style:vertical-align="automatic"/>
      <style:text-properties style:font-name="Arial" fo:font-size="11pt" style:font-name-asian="Arial" style:font-size-asian="11pt" style:font-name-complex="Arial" style:font-size-complex="11pt"/>
    </style:style>
    <style:style style:name="ce186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2" style:apply-style-name="cf38" style:base-cell-address="januar.AF2"/>
      <style:map style:condition="cell-content()&gt;2" style:apply-style-name="cf39" style:base-cell-address="januar.AF2"/>
    </style:style>
    <style:style style:name="ce40" style:family="table-cell" style:parent-style-name="Default" style:data-style-name="N0">
      <style:table-cell-properties style:cell-protect="protected" style:print-content="true" style:vertical-align="automatic"/>
      <style:text-properties style:font-name="Arial" fo:font-size="11pt" style:font-name-asian="Arial" style:font-size-asian="11pt" style:font-name-complex="Arial" style:font-size-complex="11pt"/>
    </style:style>
    <style:style style:name="ce49" style:family="table-cell" style:parent-style-name="Default" style:data-style-name="N0">
      <style:table-cell-properties fo:background-color="#ff8080" style:cell-protect="protected" style:print-content="true" style:vertical-align="automatic"/>
      <style:text-properties style:font-name="Arial" fo:font-size="11pt" style:font-name-asian="Arial" style:font-size-asian="11pt" style:font-name-complex="Arial" style:font-size-complex="11pt"/>
    </style:style>
    <style:style style:name="ce64" style:family="table-cell" style:parent-style-name="Default" style:data-style-name="N0">
      <style:table-cell-properties style:cell-protect="protected" style:print-content="true" fo:background-color="transparent"/>
      <style:text-properties style:font-name="Arial1" style:font-name-asian="Arial" style:font-name-complex="Arial"/>
    </style:style>
    <style:style style:name="ce69" style:family="table-cell" style:parent-style-name="Default" style:data-style-name="N100">
      <style:table-cell-properties style:cell-protect="protected" style:print-content="true" style:vertical-align="automatic"/>
      <style:text-properties style:font-name="Arial" fo:font-size="11pt" style:font-name-asian="Arial" style:font-size-asian="11pt" style:font-name-complex="Arial" style:font-size-complex="11pt"/>
    </style:style>
    <style:style style:name="ce72" style:family="table-cell" style:parent-style-name="Default" style:data-style-name="N100">
      <style:table-cell-properties style:cell-protect="protected" style:print-content="true"/>
      <style:text-properties style:font-name="Arial1" style:font-name-asian="Arial" style:font-name-complex="Arial"/>
    </style:style>
    <style:style style:name="ce41" style:family="table-cell" style:parent-style-name="Default" style:data-style-name="N0">
      <style:table-cell-properties style:cell-protect="none" style:print-content="true" style:vertical-align="automatic"/>
      <style:text-properties style:font-name="Arial" fo:font-size="11pt" style:font-name-asian="Arial" style:font-size-asian="11pt" style:font-name-complex="Arial" style:font-size-complex="11pt"/>
    </style:style>
    <style:style style:name="ce70" style:family="table-cell" style:parent-style-name="Default" style:data-style-name="N100">
      <style:table-cell-properties style:cell-protect="none" style:print-content="true" style:vertical-align="automatic"/>
      <style:text-properties style:font-name="Arial" fo:font-size="11pt" style:font-name-asian="Arial" style:font-size-asian="11pt" style:font-name-complex="Arial" style:font-size-complex="11pt"/>
    </style:style>
    <style:style style:name="ce73" style:family="table-cell" style:parent-style-name="Default" style:data-style-name="N100">
      <style:table-cell-properties style:cell-protect="none" style:print-content="true"/>
      <style:text-properties style:font-name="Arial1" style:font-name-asian="Arial" style:font-name-complex="Arial"/>
    </style:style>
    <style:style style:name="ce27" style:family="table-cell" style:parent-style-name="Default" style:data-style-name="N0">
      <style:table-cell-properties style:cell-protect="protected" style:print-content="true"/>
    </style:style>
    <style:style style:name="ce144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2];2)=6)" style:apply-style-name="cf37" style:base-cell-address="februar.A2"/>
      <style:map style:condition="is-true-formula(WEEKDAY([.$A2];2)=7)" style:apply-style-name="cf37" style:base-cell-address="februar.A2"/>
    </style:style>
    <style:style style:name="ce1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2];2)=6)" style:apply-style-name="cf37" style:base-cell-address="februar.A2"/>
      <style:map style:condition="is-true-formula(WEEKDAY([.$A2];2)=7)" style:apply-style-name="cf37" style:base-cell-address="februar.A2"/>
    </style:style>
    <style:style style:name="ce147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februar.A2"/>
      <style:map style:condition="is-true-formula(WEEKDAY([.$A2];2)=7)" style:apply-style-name="cf37" style:base-cell-address="februar.A2"/>
    </style:style>
    <style:style style:name="ce199" style:family="table-cell" style:parent-style-name="Default" style:data-style-name="N0">
      <style:table-cell-properties style:cell-protect="none" style:print-content="true"/>
      <style:map style:condition="is-true-formula(WEEKDAY([.$A2];2)=6)" style:apply-style-name="cf37" style:base-cell-address="februar.A2"/>
      <style:map style:condition="is-true-formula(WEEKDAY([.$A2];2)=7)" style:apply-style-name="cf37" style:base-cell-address="februar.A2"/>
    </style:style>
    <style:style style:name="ce216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is-true-formula(WEEKDAY([.$A2];2)=6)" style:apply-style-name="cf37" style:base-cell-address="februar.A2"/>
      <style:map style:condition="is-true-formula(WEEKDAY([.$A2];2)=7)" style:apply-style-name="cf37" style:base-cell-address="februar.A2"/>
    </style:style>
    <style:style style:name="ce151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is-true-formula(WEEKDAY([.$A2];2)=6)" style:apply-style-name="cf37" style:base-cell-address="februar.A2"/>
      <style:map style:condition="is-true-formula(WEEKDAY([.$A2];2)=7)" style:apply-style-name="cf37" style:base-cell-address="februar.A2"/>
    </style:style>
    <style:style style:name="ce220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1" style:apply-style-name="cf38" style:base-cell-address="februar.V2"/>
      <style:map style:condition="cell-content()&gt;1" style:apply-style-name="cf41" style:base-cell-address="februar.V2"/>
    </style:style>
    <style:style style:name="ce80" style:family="table-cell" style:parent-style-name="Default" style:data-style-name="N0">
      <style:table-cell-properties style:cell-protect="protected" style:print-content="true" style:shrink-to-fit="true" style:vertical-align="automatic"/>
    </style:style>
    <style:style style:name="ce223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!=0" style:apply-style-name="cf40" style:base-cell-address="februar.AD2"/>
    </style:style>
    <style:style style:name="ce225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=1" style:apply-style-name="cf40" style:base-cell-address="februar.AE2"/>
      <style:map style:condition="cell-content()&gt;1" style:apply-style-name="cf39" style:base-cell-address="februar.AE2"/>
    </style:style>
    <style:style style:name="ce226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2" style:apply-style-name="cf38" style:base-cell-address="februar.AF2"/>
      <style:map style:condition="cell-content()&gt;2" style:apply-style-name="cf39" style:base-cell-address="februar.AF2"/>
    </style:style>
    <style:style style:name="ce75" style:family="table-cell" style:parent-style-name="Default" style:data-style-name="N100">
      <style:table-cell-properties fo:background-color="#ffff9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159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1];2)=6)" style:apply-style-name="cf37" style:base-cell-address="marec.A1"/>
      <style:map style:condition="is-true-formula(WEEKDAY([.$A1];2)=7)" style:apply-style-name="cf37" style:base-cell-address="marec.A1"/>
    </style:style>
    <style:style style:name="ce16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1];2)=6)" style:apply-style-name="cf37" style:base-cell-address="marec.A1"/>
      <style:map style:condition="is-true-formula(WEEKDAY([.$A1];2)=7)" style:apply-style-name="cf37" style:base-cell-address="marec.A1"/>
    </style:style>
    <style:style style:name="ce162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is-true-formula(WEEKDAY([.$A1];2)=6)" style:apply-style-name="cf37" style:base-cell-address="marec.A1"/>
      <style:map style:condition="is-true-formula(WEEKDAY([.$A1];2)=7)" style:apply-style-name="cf37" style:base-cell-address="marec.A1"/>
    </style:style>
    <style:style style:name="ce163" style:family="table-cell" style:parent-style-name="Default" style:data-style-name="N0">
      <style:table-cell-properties style:cell-protect="none" style:print-content="true" fo:border="0.06pt solid #000000"/>
      <style:map style:condition="is-true-formula(WEEKDAY([.$A1];2)=6)" style:apply-style-name="cf37" style:base-cell-address="marec.A1"/>
      <style:map style:condition="is-true-formula(WEEKDAY([.$A1];2)=7)" style:apply-style-name="cf37" style:base-cell-address="marec.A1"/>
    </style:style>
    <style:style style:name="ce231" style:family="table-cell" style:parent-style-name="Default" style:data-style-name="N0">
      <style:table-cell-properties style:cell-protect="none" style:print-content="true" fo:border="0.06pt solid #000000"/>
      <style:map style:condition="is-true-formula(WEEKDAY([.$A3];2)=6)" style:apply-style-name="cf37" style:base-cell-address="marec.A3"/>
      <style:map style:condition="is-true-formula(WEEKDAY([.$A3];2)=7)" style:apply-style-name="cf37" style:base-cell-address="marec.A3"/>
    </style:style>
    <style:style style:name="ce254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1" style:apply-style-name="cf38" style:base-cell-address="marec.V2"/>
      <style:map style:condition="cell-content()&gt;1" style:apply-style-name="cf41" style:base-cell-address="marec.V2"/>
    </style:style>
    <style:style style:name="ce175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!=0" style:apply-style-name="cf40" style:base-cell-address="marec.AD2"/>
    </style:style>
    <style:style style:name="ce256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=1" style:apply-style-name="cf40" style:base-cell-address="marec.AE2"/>
      <style:map style:condition="cell-content()&gt;1" style:apply-style-name="cf39" style:base-cell-address="marec.AE2"/>
    </style:style>
    <style:style style:name="ce257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2" style:apply-style-name="cf38" style:base-cell-address="marec.AF2"/>
      <style:map style:condition="cell-content()&gt;2" style:apply-style-name="cf39" style:base-cell-address="marec.AF2"/>
    </style:style>
    <style:style style:name="ce179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1];2)=6)" style:apply-style-name="cf37" style:base-cell-address="april.A1"/>
      <style:map style:condition="is-true-formula(WEEKDAY([.$A1];2)=7)" style:apply-style-name="cf37" style:base-cell-address="april.A1"/>
    </style:style>
    <style:style style:name="ce1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1];2)=6)" style:apply-style-name="cf37" style:base-cell-address="april.A1"/>
      <style:map style:condition="is-true-formula(WEEKDAY([.$A1];2)=7)" style:apply-style-name="cf37" style:base-cell-address="april.A1"/>
    </style:style>
    <style:style style:name="ce181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is-true-formula(WEEKDAY([.$A1];2)=6)" style:apply-style-name="cf37" style:base-cell-address="april.A1"/>
      <style:map style:condition="is-true-formula(WEEKDAY([.$A1];2)=7)" style:apply-style-name="cf37" style:base-cell-address="april.A1"/>
    </style:style>
    <style:style style:name="ce182" style:family="table-cell" style:parent-style-name="Default" style:data-style-name="N0">
      <style:table-cell-properties style:cell-protect="none" style:print-content="true" fo:border="0.06pt solid #000000"/>
      <style:map style:condition="is-true-formula(WEEKDAY([.$A1];2)=6)" style:apply-style-name="cf37" style:base-cell-address="april.A1"/>
      <style:map style:condition="is-true-formula(WEEKDAY([.$A1];2)=7)" style:apply-style-name="cf37" style:base-cell-address="april.A1"/>
    </style:style>
    <style:style style:name="ce185" style:family="table-cell" style:parent-style-name="Default" style:data-style-name="N0">
      <style:table-cell-properties style:cell-protect="none" style:print-content="true" fo:border="0.06pt solid #000000"/>
      <style:map style:condition="is-true-formula(WEEKDAY([.$A3];2)=6)" style:apply-style-name="cf37" style:base-cell-address="april.A3"/>
      <style:map style:condition="is-true-formula(WEEKDAY([.$A3];2)=7)" style:apply-style-name="cf37" style:base-cell-address="april.A3"/>
    </style:style>
    <style:style style:name="ce57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86" style:family="table-cell" style:parent-style-name="Default" style:data-style-name="N100">
      <style:table-cell-properties fo:background-color="#ffcc00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72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1" style:apply-style-name="cf38" style:base-cell-address="april.V2"/>
      <style:map style:condition="cell-content()&gt;1" style:apply-style-name="cf41" style:base-cell-address="april.V2"/>
    </style:style>
    <style:style style:name="ce273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!=0" style:apply-style-name="cf40" style:base-cell-address="april.AD2"/>
    </style:style>
    <style:style style:name="ce191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=1" style:apply-style-name="cf40" style:base-cell-address="april.AE2"/>
      <style:map style:condition="cell-content()&gt;1" style:apply-style-name="cf39" style:base-cell-address="april.AE2"/>
    </style:style>
    <style:style style:name="ce192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2" style:apply-style-name="cf38" style:base-cell-address="april.AF2"/>
      <style:map style:condition="cell-content()&gt;2" style:apply-style-name="cf39" style:base-cell-address="april.AF2"/>
    </style:style>
    <style:style style:name="ce193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2];2)=6)" style:apply-style-name="cf37" style:base-cell-address="maj.A2"/>
      <style:map style:condition="is-true-formula(WEEKDAY([.$A2];2)=7)" style:apply-style-name="cf37" style:base-cell-address="maj.A2"/>
    </style:style>
    <style:style style:name="ce19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2];2)=6)" style:apply-style-name="cf37" style:base-cell-address="maj.A2"/>
      <style:map style:condition="is-true-formula(WEEKDAY([.$A2];2)=7)" style:apply-style-name="cf37" style:base-cell-address="maj.A2"/>
    </style:style>
    <style:style style:name="ce195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maj.A2"/>
      <style:map style:condition="is-true-formula(WEEKDAY([.$A2];2)=7)" style:apply-style-name="cf37" style:base-cell-address="maj.A2"/>
    </style:style>
    <style:style style:name="ce282" style:family="table-cell" style:parent-style-name="Default" style:data-style-name="N100">
      <style:table-cell-properties fo:background-color="#00ffff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is-true-formula(WEEKDAY([.$A2];2)=6)" style:apply-style-name="cf37" style:base-cell-address="maj.A2"/>
      <style:map style:condition="is-true-formula(WEEKDAY([.$A2];2)=7)" style:apply-style-name="cf37" style:base-cell-address="maj.A2"/>
    </style:style>
    <style:style style:name="ce288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is-true-formula(WEEKDAY([.$A2];2)=6)" style:apply-style-name="cf37" style:base-cell-address="maj.A2"/>
      <style:map style:condition="is-true-formula(WEEKDAY([.$A2];2)=7)" style:apply-style-name="cf37" style:base-cell-address="maj.A2"/>
    </style:style>
    <style:style style:name="ce200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is-true-formula(WEEKDAY([.$A2];2)=6)" style:apply-style-name="cf37" style:base-cell-address="maj.A2"/>
      <style:map style:condition="is-true-formula(WEEKDAY([.$A2];2)=7)" style:apply-style-name="cf37" style:base-cell-address="maj.A2"/>
    </style:style>
    <style:style style:name="ce202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1" style:apply-style-name="cf38" style:base-cell-address="maj.V2"/>
      <style:map style:condition="cell-content()&gt;1" style:apply-style-name="cf41" style:base-cell-address="maj.V2"/>
    </style:style>
    <style:style style:name="ce203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!=0" style:apply-style-name="cf40" style:base-cell-address="maj.AD2"/>
    </style:style>
    <style:style style:name="ce292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=1" style:apply-style-name="cf40" style:base-cell-address="maj.AE2"/>
      <style:map style:condition="cell-content()&gt;1" style:apply-style-name="cf39" style:base-cell-address="maj.AE2"/>
    </style:style>
    <style:style style:name="ce293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2" style:apply-style-name="cf38" style:base-cell-address="maj.AF2"/>
      <style:map style:condition="cell-content()&gt;2" style:apply-style-name="cf39" style:base-cell-address="maj.AF2"/>
    </style:style>
    <style:style style:name="ce209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2];2)=6)" style:apply-style-name="cf37" style:base-cell-address="junij.A2"/>
      <style:map style:condition="is-true-formula(WEEKDAY([.$A2];2)=7)" style:apply-style-name="cf37" style:base-cell-address="junij.A2"/>
    </style:style>
    <style:style style:name="ce21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2];2)=6)" style:apply-style-name="cf37" style:base-cell-address="junij.A2"/>
      <style:map style:condition="is-true-formula(WEEKDAY([.$A2];2)=7)" style:apply-style-name="cf37" style:base-cell-address="junij.A2"/>
    </style:style>
    <style:style style:name="ce211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junij.A2"/>
      <style:map style:condition="is-true-formula(WEEKDAY([.$A2];2)=7)" style:apply-style-name="cf37" style:base-cell-address="junij.A2"/>
    </style:style>
    <style:style style:name="ce298" style:family="table-cell" style:parent-style-name="Default" style:data-style-name="N0">
      <style:table-cell-properties fo:background-color="#00ffff"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2];2)=6)" style:apply-style-name="cf37" style:base-cell-address="junij.A2"/>
      <style:map style:condition="is-true-formula(WEEKDAY([.$A2];2)=7)" style:apply-style-name="cf37" style:base-cell-address="junij.A2"/>
    </style:style>
    <style:style style:name="ce213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is-true-formula(WEEKDAY([.$A2];2)=6)" style:apply-style-name="cf37" style:base-cell-address="junij.A2"/>
      <style:map style:condition="is-true-formula(WEEKDAY([.$A2];2)=7)" style:apply-style-name="cf37" style:base-cell-address="junij.A2"/>
    </style:style>
    <style:style style:name="ce217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1" style:apply-style-name="cf38" style:base-cell-address="junij.V2"/>
      <style:map style:condition="cell-content()&gt;1" style:apply-style-name="cf41" style:base-cell-address="junij.V2"/>
    </style:style>
    <style:style style:name="ce219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!=0" style:apply-style-name="cf40" style:base-cell-address="junij.AD2"/>
    </style:style>
    <style:style style:name="ce221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=1" style:apply-style-name="cf40" style:base-cell-address="junij.AE2"/>
      <style:map style:condition="cell-content()&gt;1" style:apply-style-name="cf39" style:base-cell-address="junij.AE2"/>
    </style:style>
    <style:style style:name="ce222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2" style:apply-style-name="cf38" style:base-cell-address="junij.AF2"/>
      <style:map style:condition="cell-content()&gt;2" style:apply-style-name="cf39" style:base-cell-address="junij.AF2"/>
    </style:style>
    <style:style style:name="ce224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2];2)=6)" style:apply-style-name="cf37" style:base-cell-address="julij.A2"/>
      <style:map style:condition="is-true-formula(WEEKDAY([.$A2];2)=7)" style:apply-style-name="cf37" style:base-cell-address="julij.A2"/>
    </style:style>
    <style:style style:name="ce22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2];2)=6)" style:apply-style-name="cf37" style:base-cell-address="julij.A2"/>
      <style:map style:condition="is-true-formula(WEEKDAY([.$A2];2)=7)" style:apply-style-name="cf37" style:base-cell-address="julij.A2"/>
    </style:style>
    <style:style style:name="ce233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julij.A2"/>
      <style:map style:condition="is-true-formula(WEEKDAY([.$A2];2)=7)" style:apply-style-name="cf37" style:base-cell-address="julij.A2"/>
    </style:style>
    <style:style style:name="ce235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is-true-formula(WEEKDAY([.$A2];2)=6)" style:apply-style-name="cf37" style:base-cell-address="julij.A2"/>
      <style:map style:condition="is-true-formula(WEEKDAY([.$A2];2)=7)" style:apply-style-name="cf37" style:base-cell-address="julij.A2"/>
    </style:style>
    <style:style style:name="ce250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1" style:apply-style-name="cf38" style:base-cell-address="julij.V2"/>
      <style:map style:condition="cell-content()&gt;1" style:apply-style-name="cf41" style:base-cell-address="julij.V2"/>
    </style:style>
    <style:style style:name="ce255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!=0" style:apply-style-name="cf40" style:base-cell-address="julij.AD2"/>
    </style:style>
    <style:style style:name="ce258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=1" style:apply-style-name="cf40" style:base-cell-address="julij.AE2"/>
      <style:map style:condition="cell-content()&gt;1" style:apply-style-name="cf39" style:base-cell-address="julij.AE2"/>
    </style:style>
    <style:style style:name="ce259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2" style:apply-style-name="cf38" style:base-cell-address="julij.AF2"/>
      <style:map style:condition="cell-content()&gt;2" style:apply-style-name="cf39" style:base-cell-address="julij.AF2"/>
    </style:style>
    <style:style style:name="ce260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2];2)=6)" style:apply-style-name="cf37" style:base-cell-address="avgust.A2"/>
      <style:map style:condition="is-true-formula(WEEKDAY([.$A2];2)=7)" style:apply-style-name="cf37" style:base-cell-address="avgust.A2"/>
    </style:style>
    <style:style style:name="ce26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2];2)=6)" style:apply-style-name="cf37" style:base-cell-address="avgust.A2"/>
      <style:map style:condition="is-true-formula(WEEKDAY([.$A2];2)=7)" style:apply-style-name="cf37" style:base-cell-address="avgust.A2"/>
    </style:style>
    <style:style style:name="ce262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avgust.A2"/>
      <style:map style:condition="is-true-formula(WEEKDAY([.$A2];2)=7)" style:apply-style-name="cf37" style:base-cell-address="avgust.A2"/>
    </style:style>
    <style:style style:name="ce317" style:family="table-cell" style:parent-style-name="Default" style:data-style-name="N0">
      <style:table-cell-properties fo:background-color="#00ffff" style:cell-protect="none" style:print-content="true" fo:border="0.06pt solid #000000"/>
      <style:map style:condition="is-true-formula(WEEKDAY([.$A2];2)=6)" style:apply-style-name="cf37" style:base-cell-address="avgust.A2"/>
      <style:map style:condition="is-true-formula(WEEKDAY([.$A2];2)=7)" style:apply-style-name="cf37" style:base-cell-address="avgust.A2"/>
    </style:style>
    <style:style style:name="ce264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is-true-formula(WEEKDAY([.$A2];2)=6)" style:apply-style-name="cf37" style:base-cell-address="avgust.A2"/>
      <style:map style:condition="is-true-formula(WEEKDAY([.$A2];2)=7)" style:apply-style-name="cf37" style:base-cell-address="avgust.A2"/>
    </style:style>
    <style:style style:name="ce265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1" style:apply-style-name="cf38" style:base-cell-address="avgust.V2"/>
      <style:map style:condition="cell-content()&gt;1" style:apply-style-name="cf41" style:base-cell-address="avgust.V2"/>
    </style:style>
    <style:style style:name="ce266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!=0" style:apply-style-name="cf40" style:base-cell-address="avgust.AD2"/>
    </style:style>
    <style:style style:name="ce267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=1" style:apply-style-name="cf40" style:base-cell-address="avgust.AE2"/>
      <style:map style:condition="cell-content()&gt;1" style:apply-style-name="cf39" style:base-cell-address="avgust.AE2"/>
    </style:style>
    <style:style style:name="ce268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2" style:apply-style-name="cf38" style:base-cell-address="avgust.AF2"/>
      <style:map style:condition="cell-content()&gt;2" style:apply-style-name="cf39" style:base-cell-address="avgust.AF2"/>
    </style:style>
    <style:style style:name="ce269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2];2)=6)" style:apply-style-name="cf37" style:base-cell-address="september.A2"/>
      <style:map style:condition="is-true-formula(WEEKDAY([.$A2];2)=7)" style:apply-style-name="cf37" style:base-cell-address="september.A2"/>
    </style:style>
    <style:style style:name="ce27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2];2)=6)" style:apply-style-name="cf37" style:base-cell-address="september.A2"/>
      <style:map style:condition="is-true-formula(WEEKDAY([.$A2];2)=7)" style:apply-style-name="cf37" style:base-cell-address="september.A2"/>
    </style:style>
    <style:style style:name="ce274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september.A2"/>
      <style:map style:condition="is-true-formula(WEEKDAY([.$A2];2)=7)" style:apply-style-name="cf37" style:base-cell-address="september.A2"/>
    </style:style>
    <style:style style:name="ce275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is-true-formula(WEEKDAY([.$A2];2)=6)" style:apply-style-name="cf37" style:base-cell-address="september.A2"/>
      <style:map style:condition="is-true-formula(WEEKDAY([.$A2];2)=7)" style:apply-style-name="cf37" style:base-cell-address="september.A2"/>
    </style:style>
    <style:style style:name="ce276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1" style:apply-style-name="cf38" style:base-cell-address="september.V2"/>
      <style:map style:condition="cell-content()&gt;1" style:apply-style-name="cf41" style:base-cell-address="september.V2"/>
    </style:style>
    <style:style style:name="ce277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!=0" style:apply-style-name="cf40" style:base-cell-address="september.AD2"/>
    </style:style>
    <style:style style:name="ce279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=1" style:apply-style-name="cf40" style:base-cell-address="september.AE2"/>
      <style:map style:condition="cell-content()&gt;1" style:apply-style-name="cf39" style:base-cell-address="september.AE2"/>
    </style:style>
    <style:style style:name="ce280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2" style:apply-style-name="cf38" style:base-cell-address="september.AF2"/>
      <style:map style:condition="cell-content()&gt;2" style:apply-style-name="cf39" style:base-cell-address="september.AF2"/>
    </style:style>
    <style:style style:name="ce206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</style:style>
    <style:style style:name="ce283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2];2)=6)" style:apply-style-name="cf37" style:base-cell-address="oktober.A2"/>
      <style:map style:condition="is-true-formula(WEEKDAY([.$A2];2)=7)" style:apply-style-name="cf37" style:base-cell-address="oktober.A2"/>
    </style:style>
    <style:style style:name="ce2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2];2)=6)" style:apply-style-name="cf37" style:base-cell-address="oktober.A2"/>
      <style:map style:condition="is-true-formula(WEEKDAY([.$A2];2)=7)" style:apply-style-name="cf37" style:base-cell-address="oktober.A2"/>
    </style:style>
    <style:style style:name="ce287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oktober.A2"/>
      <style:map style:condition="is-true-formula(WEEKDAY([.$A2];2)=7)" style:apply-style-name="cf37" style:base-cell-address="oktober.A2"/>
    </style:style>
    <style:style style:name="ce237" style:family="table-cell" style:parent-style-name="Default" style:data-style-name="N0">
      <style:table-cell-properties fo:background-color="#00ffff" style:cell-protect="none" style:print-content="true" fo:border="0.06pt solid #000000"/>
    </style:style>
    <style:style style:name="ce290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is-true-formula(WEEKDAY([.$A2];2)=6)" style:apply-style-name="cf37" style:base-cell-address="oktober.A2"/>
      <style:map style:condition="is-true-formula(WEEKDAY([.$A2];2)=7)" style:apply-style-name="cf37" style:base-cell-address="oktober.A2"/>
    </style:style>
    <style:style style:name="ce291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1" style:apply-style-name="cf38" style:base-cell-address="oktober.V2"/>
      <style:map style:condition="cell-content()&gt;1" style:apply-style-name="cf41" style:base-cell-address="oktober.V2"/>
    </style:style>
    <style:style style:name="ce294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!=0" style:apply-style-name="cf40" style:base-cell-address="oktober.AD2"/>
    </style:style>
    <style:style style:name="ce295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=1" style:apply-style-name="cf40" style:base-cell-address="oktober.AE2"/>
      <style:map style:condition="cell-content()&gt;1" style:apply-style-name="cf39" style:base-cell-address="oktober.AE2"/>
    </style:style>
    <style:style style:name="ce296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2" style:apply-style-name="cf38" style:base-cell-address="oktober.AF2"/>
      <style:map style:condition="cell-content()&gt;2" style:apply-style-name="cf39" style:base-cell-address="oktober.AF2"/>
    </style:style>
    <style:style style:name="ce297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2];2)=6)" style:apply-style-name="cf37" style:base-cell-address="november.A2"/>
      <style:map style:condition="is-true-formula(WEEKDAY([.$A2];2)=7)" style:apply-style-name="cf37" style:base-cell-address="november.A2"/>
    </style:style>
    <style:style style:name="ce2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2];2)=6)" style:apply-style-name="cf37" style:base-cell-address="november.A2"/>
      <style:map style:condition="is-true-formula(WEEKDAY([.$A2];2)=7)" style:apply-style-name="cf37" style:base-cell-address="november.A2"/>
    </style:style>
    <style:style style:name="ce300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november.A2"/>
      <style:map style:condition="is-true-formula(WEEKDAY([.$A2];2)=7)" style:apply-style-name="cf37" style:base-cell-address="november.A2"/>
    </style:style>
    <style:style style:name="ce301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is-true-formula(WEEKDAY([.$A2];2)=6)" style:apply-style-name="cf37" style:base-cell-address="november.A2"/>
      <style:map style:condition="is-true-formula(WEEKDAY([.$A2];2)=7)" style:apply-style-name="cf37" style:base-cell-address="november.A2"/>
    </style:style>
    <style:style style:name="ce302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1" style:apply-style-name="cf38" style:base-cell-address="november.V2"/>
      <style:map style:condition="cell-content()&gt;1" style:apply-style-name="cf41" style:base-cell-address="november.V2"/>
    </style:style>
    <style:style style:name="ce303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!=0" style:apply-style-name="cf40" style:base-cell-address="november.AD2"/>
    </style:style>
    <style:style style:name="ce304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=1" style:apply-style-name="cf40" style:base-cell-address="november.AE2"/>
      <style:map style:condition="cell-content()&gt;1" style:apply-style-name="cf39" style:base-cell-address="november.AE2"/>
    </style:style>
    <style:style style:name="ce306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2" style:apply-style-name="cf38" style:base-cell-address="november.AF2"/>
      <style:map style:condition="cell-content()&gt;2" style:apply-style-name="cf39" style:base-cell-address="november.AF2"/>
    </style:style>
    <style:style style:name="ce307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2];2)=6)" style:apply-style-name="cf37" style:base-cell-address="december.A2"/>
      <style:map style:condition="is-true-formula(WEEKDAY([.$A2];2)=7)" style:apply-style-name="cf37" style:base-cell-address="december.A2"/>
    </style:style>
    <style:style style:name="ce30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  <style:map style:condition="is-true-formula(WEEKDAY([.$A2];2)=6)" style:apply-style-name="cf37" style:base-cell-address="december.A2"/>
      <style:map style:condition="is-true-formula(WEEKDAY([.$A2];2)=7)" style:apply-style-name="cf37" style:base-cell-address="december.A2"/>
    </style:style>
    <style:style style:name="ce309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december.A2"/>
      <style:map style:condition="is-true-formula(WEEKDAY([.$A2];2)=7)" style:apply-style-name="cf37" style:base-cell-address="december.A2"/>
    </style:style>
    <style:style style:name="ce310" style:family="table-cell" style:parent-style-name="Default" style:data-style-name="N0">
      <style:table-cell-properties fo:background-color="#00ffff" style:cell-protect="none" style:print-content="true" fo:border="0.06pt solid #000000"/>
      <style:map style:condition="is-true-formula(WEEKDAY([.$A2];2)=6)" style:apply-style-name="cf37" style:base-cell-address="december.A2"/>
      <style:map style:condition="is-true-formula(WEEKDAY([.$A2];2)=7)" style:apply-style-name="cf37" style:base-cell-address="december.A2"/>
    </style:style>
    <style:style style:name="ce311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is-true-formula(WEEKDAY([.$A2];2)=6)" style:apply-style-name="cf37" style:base-cell-address="december.A2"/>
      <style:map style:condition="is-true-formula(WEEKDAY([.$A2];2)=7)" style:apply-style-name="cf37" style:base-cell-address="december.A2"/>
    </style:style>
    <style:style style:name="ce312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1" style:apply-style-name="cf38" style:base-cell-address="december.V2"/>
      <style:map style:condition="cell-content()&gt;1" style:apply-style-name="cf41" style:base-cell-address="december.V2"/>
    </style:style>
    <style:style style:name="ce313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!=0" style:apply-style-name="cf40" style:base-cell-address="december.AC2"/>
    </style:style>
    <style:style style:name="ce314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  <style:map style:condition="cell-content()=1" style:apply-style-name="cf40" style:base-cell-address="december.AD2"/>
      <style:map style:condition="cell-content()&gt;1" style:apply-style-name="cf39" style:base-cell-address="december.AD2"/>
    </style:style>
    <style:style style:name="ce315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  <style:map style:condition="cell-content()&lt;2" style:apply-style-name="cf38" style:base-cell-address="december.AE2"/>
      <style:map style:condition="cell-content()&gt;2" style:apply-style-name="cf39" style:base-cell-address="december.AE2"/>
    </style:style>
    <style:style style:name="ce316" style:family="table-cell" style:parent-style-name="Default" style:data-style-name="N0">
      <style:text-properties style:font-name="Arial1" style:font-name-asian="Arial" style:font-name-complex="Arial"/>
    </style:style>
    <style:style style:name="ce96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ff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9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100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10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</style:style>
    <style:style style:name="ce10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1pt" style:font-name-asian="Arial" style:font-size-asian="11pt" style:font-name-complex="Arial" style:font-size-complex="11pt"/>
    </style:style>
    <style:style style:name="ce10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105" style:family="table-cell" style:parent-style-name="Default" style:data-style-name="N100">
      <style:table-cell-properties fo:background-color="#ffcc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20pt" style:font-name-asian="Arial" style:font-size-asian="20pt" style:font-name-complex="Arial" style:font-size-complex="20pt"/>
    </style:style>
    <style:style style:name="ce97" style:family="table-cell" style:parent-style-name="Default" style:data-style-name="N0">
      <style:table-cell-properties style:cell-protect="protected" style:print-content="true" fo:border="0.06pt solid #000000" style:vertical-align="automatic"/>
      <style:text-properties style:font-name="Arial" fo:font-size="11pt" style:font-name-asian="Arial" style:font-size-asian="11pt" style:font-name-complex="Arial" style:font-size-complex="11pt"/>
    </style:style>
    <style:style style:name="ce99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center"/>
      <style:text-properties style:font-name="Arial" fo:font-size="11pt" style:font-name-asian="Arial" style:font-size-asian="11pt" style:font-name-complex="Arial" style:font-size-complex="11pt"/>
    </style:style>
    <style:style style:name="ce101" style:family="table-cell" style:parent-style-name="Default" style:data-style-name="N100">
      <style:text-properties style:font-name="Arial1" style:font-name-asian="Arial" style:font-name-complex="Arial"/>
    </style:style>
    <style:style style:name="ce1" style:family="table-cell" style:parent-style-name="Default" style:data-style-name="N0"/>
    <style:style style:name="gr1" style:family="graphic">
      <style:graphic-properties draw:stroke="solid" svg:stroke-color="#000000" draw:marker-start="Puščice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SimSun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SimSu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SimSun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SimSu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Calibri" fo:font-size="10pt" fo:language="sl" fo:country="SI" fo:font-style="normal" fo:text-shadow="none" style:text-underline-style="none" fo:font-weight="bold" style:text-underline-mode="continuous" style:text-overline-mode="continuous" style:text-line-through-mode="continuous" style:font-family-asian="Calibri" style:font-size-asian="10pt" style:language-asian="zh" style:country-asian="CN" style:font-style-asian="normal" style:font-weight-asian="bold" style:font-family-complex="Calib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Calibri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family-asian="Calibri" style:font-size-asian="10pt" style:language-asian="zh" style:country-asian="CN" style:font-style-asian="normal" style:font-weight-asian="normal" style:font-family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420e" style:font-name="Arial" fo:font-size="14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4pt" style:font-size-complex="14pt" style:font-weight-asian="bold" style:font-weight-complex="bold" style:font-style-asian="normal" style:font-style-complex="normal"/>
    </style:style>
    <style:style style:name="T4" style:family="text">
      <style:text-properties fo:color="#ff3366" style:font-name="Arial" fo:font-size="8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bold" style:font-weight-complex="bold" style:font-style-asian="normal" style:font-style-complex="normal"/>
    </style:style>
    <style:style style:name="T5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 table:structure-protected="true">
      <table:calculation-settings table:case-sensitive="false" table:automatic-find-labels="false" table:use-regular-expressions="false" table:use-wildcards="true"/>
      <table:table table:name="Vzorci_vnosov" table:style-name="ta1" table:protected="true">
        <loext:table-protection loext:select-protected-cells="true" loext:select-unprotected-cells="true"/>
        <table:table-column table:style-name="co1" table:default-cell-style-name="ce84"/>
        <table:table-column table:style-name="co2" table:default-cell-style-name="ce126"/>
        <table:table-column table:style-name="co2" table:default-cell-style-name="ce128"/>
        <table:table-column table:style-name="co2" table:number-columns-repeated="1021" table:default-cell-style-name="ce130"/>
        <table:table-row table:style-name="ro1">
          <table:table-cell table:number-columns-repeated="1024"/>
        </table:table-row>
        <table:table-row table:style-name="ro1">
          <table:table-cell table:style-name="ce87" office:value-type="string" calcext:value-type="string">
            <text:p>51☻</text:p>
          </table:table-cell>
          <table:table-cell/>
          <table:table-cell table:style-name="ce129" office:value-type="string" calcext:value-type="string">
            <text:p>GOR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52☻</text:p>
          </table:table-cell>
          <table:table-cell/>
          <table:table-cell table:style-name="ce129" office:value-type="string" calcext:value-type="string">
            <text:p>ŠOŠ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51</text:p>
          </table:table-cell>
          <table:table-cell/>
          <table:table-cell table:style-name="ce129" office:value-type="string" calcext:value-type="string">
            <text:p>PIN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52</text:p>
          </table:table-cell>
          <table:table-cell/>
          <table:table-cell table:style-name="ce129" office:value-type="string" calcext:value-type="string">
            <text:p>KON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KVIT</text:p>
          </table:table-cell>
          <table:table-cell/>
          <table:table-cell table:style-name="ce129" office:value-type="string" calcext:value-type="string">
            <text:p>ORO</text:p>
          </table:table-cell>
          <table:table-cell table:number-columns-repeated="1021"/>
        </table:table-row>
        <table:table-row table:style-name="ro1">
          <table:table-cell table:style-name="ce88" office:value-type="string" calcext:value-type="string">
            <text:p>KVIT☻</text:p>
          </table:table-cell>
          <table:table-cell/>
          <table:table-cell table:style-name="ce129" office:value-type="string" calcext:value-type="string">
            <text:p>MIO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U</text:p>
          </table:table-cell>
          <table:table-cell/>
          <table:table-cell table:style-name="ce129" office:value-type="string" calcext:value-type="string">
            <text:p>BOŽ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U☻</text:p>
          </table:table-cell>
          <table:table-cell/>
          <table:table-cell table:style-name="ce129" office:value-type="string" calcext:value-type="string">
            <text:p>TOM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12-20</text:p>
          </table:table-cell>
          <table:table-cell/>
          <table:table-cell table:style-name="ce129" office:value-type="string" calcext:value-type="string">
            <text:p>MŠŠ</text:p>
          </table:table-cell>
          <table:table-cell table:number-columns-repeated="1021"/>
        </table:table-row>
        <table:table-row table:style-name="ro1">
          <table:table-cell table:style-name="ce89" office:value-type="string" calcext:value-type="string">
            <text:p>X</text:p>
          </table:table-cell>
          <table:table-cell/>
          <table:table-cell table:style-name="ce129" office:value-type="string" calcext:value-type="string">
            <text:p>ŽIV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D</text:p>
          </table:table-cell>
          <table:table-cell/>
          <table:table-cell table:style-name="ce129" office:value-type="string" calcext:value-type="string">
            <text:p>TAL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BOL</text:p>
          </table:table-cell>
          <table:table-cell/>
          <table:table-cell table:style-name="ce129" office:value-type="string" calcext:value-type="string">
            <text:p>PIR</text:p>
          </table:table-cell>
          <table:table-cell table:number-columns-repeated="1021"/>
        </table:table-row>
        <table:table-row table:style-name="ro1">
          <table:table-cell table:style-name="ce90" office:value-type="string" calcext:value-type="string">
            <text:p>☻</text:p>
          </table:table-cell>
          <table:table-cell/>
          <table:table-cell table:style-name="ce129" office:value-type="string" calcext:value-type="string">
            <text:p>NOV2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SO</text:p>
          </table:table-cell>
          <table:table-cell/>
          <table:table-cell table:style-name="ce129" office:value-type="string" calcext:value-type="string">
            <text:p>BUT</text:p>
          </table:table-cell>
          <table:table-cell table:number-columns-repeated="1021"/>
        </table:table-row>
        <table:table-row table:style-name="ro1">
          <table:table-cell table:style-name="ce89" office:value-type="string" calcext:value-type="string">
            <text:p>☻</text:p>
          </table:table-cell>
          <table:table-cell/>
          <table:table-cell table:style-name="ce129" office:value-type="string" calcext:value-type="string">
            <text:p>ŽRJ</text:p>
          </table:table-cell>
          <table:table-cell table:number-columns-repeated="1021"/>
        </table:table-row>
        <table:table-row table:style-name="ro1">
          <table:table-cell table:style-name="ce91" office:value-type="string" calcext:value-type="string">
            <text:p>51$</text:p>
          </table:table-cell>
          <table:table-cell/>
          <table:table-cell table:style-name="ce129" office:value-type="string" calcext:value-type="string">
            <text:p>NOV3</text:p>
          </table:table-cell>
          <table:table-cell table:number-columns-repeated="1021"/>
        </table:table-row>
        <table:table-row table:style-name="ro1">
          <table:table-cell table:style-name="ce91" office:value-type="string" calcext:value-type="string">
            <text:p>52$</text:p>
          </table:table-cell>
          <table:table-cell/>
          <table:table-cell table:style-name="ce129" office:value-type="string" calcext:value-type="string">
            <text:p>JNK</text:p>
          </table:table-cell>
          <table:table-cell table:number-columns-repeated="1021"/>
        </table:table-row>
        <table:table-row table:style-name="ro1">
          <table:table-cell table:style-name="ce92" office:value-type="string" calcext:value-type="string">
            <text:p>KVIT$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☺</text:p>
          </table:table-cell>
          <table:table-cell table:number-columns-repeated="1023"/>
        </table:table-row>
        <table:table-row table:style-name="ro1">
          <table:table-cell table:style-name="ce94" office:value-type="string" calcext:value-type="string">
            <text:p>☺</text:p>
          </table:table-cell>
          <table:table-cell table:number-columns-repeated="1023"/>
        </table:table-row>
        <table:table-row table:style-name="ro2">
          <table:table-cell table:style-name="ce95" office:value-type="string" calcext:value-type="string">
            <text:p>U<text:span text:style-name="T3">☺</text:span></text:p>
          </table:table-cell>
          <table:table-cell table:number-columns-repeated="1023"/>
        </table:table-row>
        <table:table-row table:style-name="ro2">
          <table:table-cell table:style-name="ce95" office:value-type="string" calcext:value-type="string">
            <text:p>51<text:span text:style-name="T3">☺</text:span></text:p>
          </table:table-cell>
          <table:table-cell table:number-columns-repeated="1023"/>
        </table:table-row>
        <table:table-row table:style-name="ro2">
          <table:table-cell table:style-name="ce95" office:value-type="string" calcext:value-type="string">
            <text:p>52<text:span text:style-name="T3">☺</text:span>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51¶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52¶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KVIT<text:span text:style-name="T4">☺</text:span></text:p>
          </table:table-cell>
          <table:table-cell table:number-columns-repeated="1023"/>
        </table:table-row>
        <table:table-row table:style-name="ro1">
          <table:table-cell table:style-name="ce115" office:value-type="string" calcext:value-type="string">
            <text:p>KO</text:p>
          </table:table-cell>
          <table:table-cell table:number-columns-repeated="1023"/>
        </table:table-row>
        <table:table-row table:style-name="ro1">
          <table:table-cell table:style-name="ce115" office:value-type="string" calcext:value-type="string">
            <text:p>Rt</text:p>
          </table:table-cell>
          <table:table-cell table:number-columns-repeated="1023"/>
        </table:table-row>
        <table:table-row table:style-name="ro1">
          <table:table-cell table:style-name="ce87" office:value-type="string" calcext:value-type="string">
            <text:p>Rt☻</text:p>
          </table:table-cell>
          <table:table-cell table:number-columns-repeated="1023"/>
        </table:table-row>
        <table:table-row table:style-name="ro2">
          <table:table-cell table:style-name="ce116" office:value-type="string" calcext:value-type="string">
            <text:p>Rt<text:span text:style-name="T3">☺</text:span>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Am</text:p>
          </table:table-cell>
          <table:table-cell table:number-columns-repeated="1023"/>
        </table:table-row>
        <table:table-row table:style-name="ro1">
          <table:table-cell table:style-name="ce87" office:value-type="string" calcext:value-type="string">
            <text:p>Am☻</text:p>
          </table:table-cell>
          <table:table-cell table:number-columns-repeated="1023"/>
        </table:table-row>
        <table:table-row table:style-name="ro2">
          <table:table-cell table:style-name="ce116" office:value-type="string" calcext:value-type="string">
            <text:p>Am<text:span text:style-name="T3">☺</text:span>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Ta</text:p>
          </table:table-cell>
          <table:table-cell table:number-columns-repeated="1023"/>
        </table:table-row>
        <table:table-row table:style-name="ro1">
          <table:table-cell table:style-name="ce87" office:value-type="string" calcext:value-type="string">
            <text:p>Ta☻</text:p>
          </table:table-cell>
          <table:table-cell table:number-columns-repeated="1023"/>
        </table:table-row>
        <table:table-row table:style-name="ro2">
          <table:table-cell table:style-name="ce95" office:value-type="string" calcext:value-type="string">
            <text:p>Ta<text:span text:style-name="T3">☺</text:span>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Rf</text:p>
          </table:table-cell>
          <table:table-cell table:number-columns-repeated="1023"/>
        </table:table-row>
        <table:table-row table:style-name="ro3">
          <table:table-cell table:style-name="ce87" office:value-type="string" calcext:value-type="string">
            <text:p>Rf<text:span text:style-name="T5">☻</text:span></text:p>
          </table:table-cell>
          <table:table-cell table:number-columns-repeated="1023"/>
        </table:table-row>
        <table:table-row table:style-name="ro2">
          <table:table-cell table:style-name="ce95" office:value-type="string" calcext:value-type="string">
            <text:p>Rf<text:span text:style-name="T3">☺</text:span>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TAV</text:p>
          </table:table-cell>
          <table:table-cell table:number-columns-repeated="1023"/>
        </table:table-row>
        <table:table-row table:style-name="ro1" table:visibility="collapse">
          <table:table-cell table:style-name="ce120" office:value-type="string" calcext:value-type="string">
            <text:p>Σ</text:p>
          </table:table-cell>
          <table:table-cell table:number-columns-repeated="1023"/>
        </table:table-row>
        <table:table-row table:style-name="ro1" table:visibility="collapse">
          <table:table-cell table:style-name="ce121" office:value-type="string" calcext:value-type="string">
            <text:p>$</text:p>
          </table:table-cell>
          <table:table-cell table:number-columns-repeated="1023"/>
        </table:table-row>
        <table:table-row table:style-name="ro1" table:visibility="collapse">
          <table:table-cell table:style-name="ce123" office:value-type="string" calcext:value-type="string">
            <text:p>TX</text:p>
          </table:table-cell>
          <table:table-cell table:number-columns-repeated="1023"/>
        </table:table-row>
        <table:table-row table:style-name="ro1" table:visibility="collapse">
          <table:table-cell table:style-name="ce124" office:value-type="string" calcext:value-type="string">
            <text:p>¶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uar" table:style-name="ta2" table:protected="true">
        <loext:table-protection loext:select-protected-cells="true" loext:select-unprotected-cells="true"/>
        <table:table-column table:style-name="co3" table:default-cell-style-name="ce24"/>
        <table:table-column table:style-name="co4" table:default-cell-style-name="ce25"/>
        <table:table-column table:style-name="co5" table:number-columns-repeated="12" table:default-cell-style-name="ce26"/>
        <table:table-column table:style-name="co5" table:visibility="collapse" table:default-cell-style-name="ce26"/>
        <table:table-column table:style-name="co5" table:number-columns-repeated="2" table:default-cell-style-name="ce26"/>
        <table:table-column table:style-name="co5" table:visibility="collapse" table:default-cell-style-name="ce26"/>
        <table:table-column table:style-name="co5" table:number-columns-repeated="3" table:default-cell-style-name="ce26"/>
        <table:table-column table:style-name="co6" table:number-columns-repeated="11" table:default-cell-style-name="ce26"/>
        <table:table-column table:style-name="co1" table:default-cell-style-name="ce84"/>
        <table:table-column table:style-name="co7" table:visibility="collapse" table:number-columns-repeated="18" table:default-cell-style-name="ce128"/>
        <table:table-column table:style-name="co6" table:default-cell-style-name="ce126"/>
        <table:table-column table:style-name="co2" table:number-columns-repeated="7" table:default-cell-style-name="ce126"/>
        <table:table-column table:style-name="co2" table:number-columns-repeated="5" table:default-cell-style-name="ce128"/>
        <table:table-row table:style-name="ro4">
          <table:table-cell table:style-name="ce28" office:value-type="string" calcext:value-type="string">
            <text:p>2021</text:p>
          </table:table-cell>
          <table:table-cell table:style-name="ce29"/>
          <table:table-cell table:style-name="ce117" table:formula="of:=[Vzorci_vnosov.$C$2]" office:value-type="string" office:string-value="GOR" calcext:value-type="string">
            <text:p>GOR</text:p>
          </table:table-cell>
          <table:table-cell table:style-name="ce117" table:formula="of:=[Vzorci_vnosov.$C$3]" office:value-type="string" office:string-value="ŠOŠ" calcext:value-type="string">
            <text:p>ŠOŠ</text:p>
          </table:table-cell>
          <table:table-cell table:style-name="ce117" table:formula="of:=[Vzorci_vnosov.$C$4]" office:value-type="string" office:string-value="PIN" calcext:value-type="string">
            <text:p>PIN</text:p>
          </table:table-cell>
          <table:table-cell table:style-name="ce117" table:formula="of:=[Vzorci_vnosov.$C$5]" office:value-type="string" office:string-value="KON" calcext:value-type="string">
            <text:p>KON</text:p>
          </table:table-cell>
          <table:table-cell table:style-name="ce117" table:formula="of:=[Vzorci_vnosov.$C$6]" office:value-type="string" office:string-value="ORO" calcext:value-type="string">
            <text:p>ORO</text:p>
          </table:table-cell>
          <table:table-cell table:style-name="ce117" table:formula="of:=[Vzorci_vnosov.$C$7]" office:value-type="string" office:string-value="MIO" calcext:value-type="string">
            <text:p>MIO</text:p>
          </table:table-cell>
          <table:table-cell table:style-name="ce117" table:formula="of:=[Vzorci_vnosov.$C$8]" office:value-type="string" office:string-value="BOŽ" calcext:value-type="string">
            <text:p>BOŽ</text:p>
          </table:table-cell>
          <table:table-cell table:style-name="ce117" table:formula="of:=[Vzorci_vnosov.$C$9]" office:value-type="string" office:string-value="TOM" calcext:value-type="string">
            <text:p>TOM</text:p>
          </table:table-cell>
          <table:table-cell table:style-name="ce117" table:formula="of:=[Vzorci_vnosov.$C$10]" office:value-type="string" office:string-value="MŠŠ" calcext:value-type="string">
            <text:p>MŠŠ</text:p>
          </table:table-cell>
          <table:table-cell table:style-name="ce117" table:formula="of:=[Vzorci_vnosov.$C$11]" office:value-type="string" office:string-value="ŽIV" calcext:value-type="string">
            <text:p>ŽIV</text:p>
          </table:table-cell>
          <table:table-cell table:style-name="ce117" table:formula="of:=[Vzorci_vnosov.$C$12]" office:value-type="string" office:string-value="TAL" calcext:value-type="string">
            <text:p>TAL</text:p>
          </table:table-cell>
          <table:table-cell table:style-name="ce117" table:formula="of:=[Vzorci_vnosov.$C$13]" office:value-type="string" office:string-value="PIR" calcext:value-type="string">
            <text:p>PIR</text:p>
          </table:table-cell>
          <table:table-cell table:style-name="ce117" table:formula="of:=[Vzorci_vnosov.$C$14]" office:value-type="string" office:string-value="NOV2" calcext:value-type="string">
            <text:p>NOV2</text:p>
          </table:table-cell>
          <table:table-cell table:style-name="ce117" table:formula="of:=[Vzorci_vnosov.$C$15]" office:value-type="string" office:string-value="BUT" calcext:value-type="string">
            <text:p>BUT</text:p>
          </table:table-cell>
          <table:table-cell table:style-name="ce117" table:formula="of:=[Vzorci_vnosov.$C$16]" office:value-type="string" office:string-value="ŽRJ" calcext:value-type="string">
            <text:p>ŽRJ</text:p>
          </table:table-cell>
          <table:table-cell table:style-name="ce117" table:formula="of:=[Vzorci_vnosov.$C$17]" office:value-type="string" office:string-value="NOV3" calcext:value-type="string">
            <text:p>NOV3</text:p>
          </table:table-cell>
          <table:table-cell table:style-name="ce117" table:formula="of:=[Vzorci_vnosov.$C$18]" office:value-type="string" office:string-value="JNK" calcext:value-type="string">
            <text:p>JNK</text:p>
          </table:table-cell>
          <table:table-cell table:style-name="ce31" office:value-type="string" calcext:value-type="string">
            <text:p>ZUN</text:p>
          </table:table-cell>
          <table:table-cell table:style-name="ce32" office:value-type="string" calcext:value-type="string">
            <text:p>TX</text:p>
          </table:table-cell>
          <table:table-cell table:style-name="ce33" table:formula="of:=[Vzorci_vnosov.$A$16]" office:value-type="string" office:string-value="☻" calcext:value-type="string">
            <text:p>☻</text:p>
          </table:table-cell>
          <table:table-cell table:style-name="ce34" office:value-type="string" calcext:value-type="string">
            <text:p>☺</text:p>
          </table:table-cell>
          <table:table-cell table:style-name="ce35" table:formula="of:=[Vzorci_vnosov.$A$4]" office:value-type="string" office:string-value="51" calcext:value-type="string">
            <text:p>51</text:p>
          </table:table-cell>
          <table:table-cell table:style-name="ce35" table:formula="of:=[Vzorci_vnosov.$A$5]" office:value-type="string" office:string-value="52" calcext:value-type="string">
            <text:p>52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36" table:formula="of:=[Vzorci_vnosov.$A$8]" office:value-type="string" office:string-value="U" calcext:value-type="string">
            <text:p>U</text:p>
          </table:table-cell>
          <table:table-cell table:style-name="ce35" table:formula="of:=[Vzorci_vnosov.$A$6]" office:value-type="string" office:string-value="KVIT" calcext:value-type="string">
            <text:p>KVIT</text:p>
          </table:table-cell>
          <table:table-cell table:style-name="ce37" office:value-type="string" calcext:value-type="string">
            <text:p>Brez</text:p>
          </table:table-cell>
          <table:table-cell table:style-name="ce38" office:value-type="string" calcext:value-type="string">
            <text:p>X</text:p>
          </table:table-cell>
          <table:table-cell table:style-name="ce39" office:value-type="string" calcext:value-type="string">
            <text:p>Op</text:p>
          </table:table-cell>
          <table:table-cell/>
          <table:table-cell table:style-name="ce40" table:number-columns-repeated="18"/>
          <table:table-cell table:style-name="ce41" table:number-columns-repeated="8"/>
          <table:table-cell table:style-name="ce40" table:number-columns-repeated="5"/>
        </table:table-row>
        <table:table-row table:style-name="ro4">
          <table:table-cell table:style-name="ce30" office:value-type="date" office:date-value="2021-01-01" calcext:value-type="date">
            <text:p>01/ jan</text:p>
          </table:table-cell>
          <table:table-cell table:style-name="ce141" table:formula="of:=TEXT([.A2];&quot;Ddd&quot;)" office:value-type="string" office:string-value="pet" calcext:value-type="string">
            <text:p>pet</text:p>
          </table:table-cell>
          <table:table-cell table:style-name="ce148" table:number-columns-repeated="18"/>
          <table:table-cell table:style-name="ce230"/>
          <table:table-cell table:style-name="ce177" table:formula="of:=COUNTIF([.AH2:.AY2];&quot;☻&quot;)" office:value-type="float" office:value="0" calcext:value-type="float">
            <text:p>0</text:p>
          </table:table-cell>
          <table:table-cell table:style-name="ce177" table:formula="of:=COUNTIF([.AH2:.AY2];&quot;☺&quot;)" office:value-type="float" office:value="0" calcext:value-type="float">
            <text:p>0</text:p>
          </table:table-cell>
          <table:table-cell table:style-name="ce177" table:formula="of:=COUNTIF([.C2:.T2];&quot;51&quot;)+COUNTIF([.C2:.T2];&quot;51$&quot;)+COUNTIF([.C2:.T2];&quot;51☻&quot;)" office:value-type="float" office:value="0" calcext:value-type="float">
            <text:p>0</text:p>
          </table:table-cell>
          <table:table-cell table:style-name="ce177" table:formula="of:=COUNTIF([.C2:.T2];&quot;52&quot;)+COUNTIF([.C2:.T2];&quot;52$&quot;)+COUNTIF([.C2:.T2];&quot;52☻&quot;)" office:value-type="float" office:value="0" calcext:value-type="float">
            <text:p>0</text:p>
          </table:table-cell>
          <table:table-cell table:style-name="ce177" table:formula="of:=COUNTIF([.C2:.T2];&quot;51¶&quot;)" office:value-type="float" office:value="0" calcext:value-type="float">
            <text:p>0</text:p>
          </table:table-cell>
          <table:table-cell table:style-name="ce177" table:formula="of:=COUNTIF([.C2:.T2];&quot;52¶&quot;)" office:value-type="float" office:value="0" calcext:value-type="float">
            <text:p>0</text:p>
          </table:table-cell>
          <table:table-cell table:style-name="ce177" table:formula="of:=COUNTIF([.C2:.T2];&quot;U&quot;)+COUNTIF([.C2:.T2];&quot;U☻&quot;)+COUNTIF([.C2:.T2];&quot;U☺&quot;)" office:value-type="float" office:value="0" calcext:value-type="float">
            <text:p>0</text:p>
          </table:table-cell>
          <table:table-cell table:style-name="ce177" table:formula="of:=COUNTIF([.C2:.T2];&quot;KVIT&quot;)+COUNTIF([.C2:.T2];&quot;KVIT☻&quot;)+COUNTIF([.C2:.T2];&quot;kvit$&quot;)" office:value-type="float" office:value="0" calcext:value-type="float">
            <text:p>0</text:p>
          </table:table-cell>
          <table:table-cell table:style-name="ce183" table:formula="of:=COUNTBLANK([.C2:.S2])-3" office:value-type="float" office:value="14" calcext:value-type="float">
            <text:p>14</text:p>
          </table:table-cell>
          <table:table-cell table:style-name="ce184" table:formula="of:=COUNTIF([.C2:.T2];&quot;x&quot;)" office:value-type="float" office:value="0" calcext:value-type="float">
            <text:p>0</text:p>
          </table:table-cell>
          <table:table-cell table:style-name="ce186" table:formula="of:=COUNTIF([.C2:.T2];&quot;51&quot;)+COUNTIF([.C2:.T2];&quot;51☻&quot;)+COUNTIF([.C2:.T2];&quot;2&quot;)+COUNTIF([.C2:.T2];&quot;52&quot;)+COUNTIF([.C2:.T2];&quot;52☻&quot;)+COUNTIF([.C2:.T2];&quot;51$&quot;)+COUNTIF([.C2:.T2];&quot;52$&quot;)" office:value-type="float" office:value="0" calcext:value-type="float">
            <text:p>0</text:p>
          </table:table-cell>
          <table:table-cell table:style-name="ce87" table:formula="of:=[Vzorci_vnosov.$A$2]" office:value-type="string" office:string-value="51☻" calcext:value-type="string">
            <text:p>51☻</text:p>
          </table:table-cell>
          <table:table-cell table:style-name="ce49" table:formula="of:=RIGHT([.C2];1)">
            <text:p/>
          </table:table-cell>
          <table:table-cell table:style-name="ce49" table:formula="of:=RIGHT([.D2];1)">
            <text:p/>
          </table:table-cell>
          <table:table-cell table:style-name="ce49" table:formula="of:=RIGHT([.E2];1)">
            <text:p/>
          </table:table-cell>
          <table:table-cell table:style-name="ce49" table:formula="of:=RIGHT([.F2];1)">
            <text:p/>
          </table:table-cell>
          <table:table-cell table:style-name="ce49" table:formula="of:=RIGHT([.G2];1)">
            <text:p/>
          </table:table-cell>
          <table:table-cell table:style-name="ce49" table:formula="of:=RIGHT([.H2];1)">
            <text:p/>
          </table:table-cell>
          <table:table-cell table:style-name="ce49" table:formula="of:=RIGHT([.I2];1)">
            <text:p/>
          </table:table-cell>
          <table:table-cell table:style-name="ce49" table:formula="of:=RIGHT([.J2];1)">
            <text:p/>
          </table:table-cell>
          <table:table-cell table:style-name="ce49" table:formula="of:=RIGHT([.K2];1)">
            <text:p/>
          </table:table-cell>
          <table:table-cell table:style-name="ce49" table:formula="of:=RIGHT([.L2];1)">
            <text:p/>
          </table:table-cell>
          <table:table-cell table:style-name="ce49" table:formula="of:=RIGHT([.M2];1)">
            <text:p/>
          </table:table-cell>
          <table:table-cell table:style-name="ce49" table:formula="of:=RIGHT([.N2];1)">
            <text:p/>
          </table:table-cell>
          <table:table-cell table:style-name="ce49" table:formula="of:=RIGHT([.O2];1)">
            <text:p/>
          </table:table-cell>
          <table:table-cell table:style-name="ce49" table:formula="of:=RIGHT([.P2];1)">
            <text:p/>
          </table:table-cell>
          <table:table-cell table:style-name="ce49" table:formula="of:=RIGHT([.Q2];1)">
            <text:p/>
          </table:table-cell>
          <table:table-cell table:style-name="ce49" table:formula="of:=RIGHT([.R2];1)">
            <text:p/>
          </table:table-cell>
          <table:table-cell table:style-name="ce49" table:formula="of:=RIGHT([.S2];1)">
            <text:p/>
          </table:table-cell>
          <table:table-cell table:style-name="ce49" table:formula="of:=RIGHT([.T2];1)">
            <text:p/>
          </table:table-cell>
          <table:table-cell table:style-name="ce41" table:number-columns-repeated="8"/>
          <table:table-cell table:style-name="ce40" table:number-columns-repeated="5"/>
        </table:table-row>
        <table:table-row table:style-name="ro4">
          <table:table-cell table:style-name="ce135" office:value-type="date" office:date-value="2021-01-02" calcext:value-type="date">
            <text:p>02/ jan</text:p>
          </table:table-cell>
          <table:table-cell table:style-name="ce141" table:formula="of:=TEXT([.A3];&quot;Ddd&quot;)" office:value-type="string" office:string-value="sob" calcext:value-type="string">
            <text:p>sob</text:p>
          </table:table-cell>
          <table:table-cell table:style-name="ce148" table:number-columns-repeated="18"/>
          <table:table-cell table:style-name="ce230"/>
          <table:table-cell table:style-name="ce177" table:formula="of:=COUNTIF([.AH3:.AY3];&quot;☻&quot;)" office:value-type="float" office:value="0" calcext:value-type="float">
            <text:p>0</text:p>
          </table:table-cell>
          <table:table-cell table:style-name="ce177" table:formula="of:=COUNTIF([.AH3:.AY3];&quot;☺&quot;)" office:value-type="float" office:value="0" calcext:value-type="float">
            <text:p>0</text:p>
          </table:table-cell>
          <table:table-cell table:style-name="ce177" table:formula="of:=COUNTIF([.C3:.T3];&quot;51&quot;)+COUNTIF([.C3:.T3];&quot;51$&quot;)+COUNTIF([.C3:.T3];&quot;51☻&quot;)" office:value-type="float" office:value="0" calcext:value-type="float">
            <text:p>0</text:p>
          </table:table-cell>
          <table:table-cell table:style-name="ce177" table:formula="of:=COUNTIF([.C3:.T3];&quot;52&quot;)+COUNTIF([.C3:.T3];&quot;52$&quot;)+COUNTIF([.C3:.T3];&quot;52☻&quot;)" office:value-type="float" office:value="0" calcext:value-type="float">
            <text:p>0</text:p>
          </table:table-cell>
          <table:table-cell table:style-name="ce177" table:formula="of:=COUNTIF([.C3:.T3];&quot;51¶&quot;)" office:value-type="float" office:value="0" calcext:value-type="float">
            <text:p>0</text:p>
          </table:table-cell>
          <table:table-cell table:style-name="ce177" table:formula="of:=COUNTIF([.C3:.T3];&quot;52¶&quot;)" office:value-type="float" office:value="0" calcext:value-type="float">
            <text:p>0</text:p>
          </table:table-cell>
          <table:table-cell table:style-name="ce177" table:formula="of:=COUNTIF([.C3:.T3];&quot;U&quot;)+COUNTIF([.C3:.T3];&quot;U☻&quot;)+COUNTIF([.C3:.T3];&quot;U☺&quot;)" office:value-type="float" office:value="0" calcext:value-type="float">
            <text:p>0</text:p>
          </table:table-cell>
          <table:table-cell table:style-name="ce177" table:formula="of:=COUNTIF([.C3:.T3];&quot;KVIT&quot;)+COUNTIF([.C3:.T3];&quot;KVIT☻&quot;)+COUNTIF([.C3:.T3];&quot;kvit$&quot;)" office:value-type="float" office:value="0" calcext:value-type="float">
            <text:p>0</text:p>
          </table:table-cell>
          <table:table-cell table:style-name="ce183" table:formula="of:=COUNTBLANK([.C3:.S3])-3" office:value-type="float" office:value="14" calcext:value-type="float">
            <text:p>14</text:p>
          </table:table-cell>
          <table:table-cell table:style-name="ce184" table:formula="of:=COUNTIF([.C3:.T3];&quot;x&quot;)" office:value-type="float" office:value="0" calcext:value-type="float">
            <text:p>0</text:p>
          </table:table-cell>
          <table:table-cell table:style-name="ce186" table:formula="of:=COUNTIF([.C3:.T3];&quot;51&quot;)+COUNTIF([.C3:.T3];&quot;51☻&quot;)+COUNTIF([.C3:.T3];&quot;2&quot;)+COUNTIF([.C3:.T3];&quot;52&quot;)+COUNTIF([.C3:.T3];&quot;52☻&quot;)+COUNTIF([.C3:.T3];&quot;51$&quot;)+COUNTIF([.C3:.T3];&quot;52$&quot;)" office:value-type="float" office:value="0" calcext:value-type="float">
            <text:p>0</text:p>
          </table:table-cell>
          <table:table-cell table:style-name="ce87" table:formula="of:=[Vzorci_vnosov.$A$3]" office:value-type="string" office:string-value="52☻" calcext:value-type="string">
            <text:p>52☻</text:p>
          </table:table-cell>
          <table:table-cell table:style-name="ce49" table:formula="of:=RIGHT([.C3];1)">
            <text:p/>
          </table:table-cell>
          <table:table-cell table:style-name="ce49" table:formula="of:=RIGHT([.D3];1)">
            <text:p/>
          </table:table-cell>
          <table:table-cell table:style-name="ce49" table:formula="of:=RIGHT([.E3];1)">
            <text:p/>
          </table:table-cell>
          <table:table-cell table:style-name="ce49" table:formula="of:=RIGHT([.F3];1)">
            <text:p/>
          </table:table-cell>
          <table:table-cell table:style-name="ce49" table:formula="of:=RIGHT([.G3];1)">
            <text:p/>
          </table:table-cell>
          <table:table-cell table:style-name="ce49" table:formula="of:=RIGHT([.H3];1)">
            <text:p/>
          </table:table-cell>
          <table:table-cell table:style-name="ce49" table:formula="of:=RIGHT([.I3];1)">
            <text:p/>
          </table:table-cell>
          <table:table-cell table:style-name="ce49" table:formula="of:=RIGHT([.J3];1)">
            <text:p/>
          </table:table-cell>
          <table:table-cell table:style-name="ce49" table:formula="of:=RIGHT([.K3];1)">
            <text:p/>
          </table:table-cell>
          <table:table-cell table:style-name="ce49" table:formula="of:=RIGHT([.L3];1)">
            <text:p/>
          </table:table-cell>
          <table:table-cell table:style-name="ce49" table:formula="of:=RIGHT([.M3];1)">
            <text:p/>
          </table:table-cell>
          <table:table-cell table:style-name="ce49" table:formula="of:=RIGHT([.N3];1)">
            <text:p/>
          </table:table-cell>
          <table:table-cell table:style-name="ce49" table:formula="of:=RIGHT([.O3];1)">
            <text:p/>
          </table:table-cell>
          <table:table-cell table:style-name="ce49" table:formula="of:=RIGHT([.P3];1)">
            <text:p/>
          </table:table-cell>
          <table:table-cell table:style-name="ce49" table:formula="of:=RIGHT([.Q3];1)">
            <text:p/>
          </table:table-cell>
          <table:table-cell table:style-name="ce49" table:formula="of:=RIGHT([.R3];1)">
            <text:p/>
          </table:table-cell>
          <table:table-cell table:style-name="ce49" table:formula="of:=RIGHT([.S3];1)">
            <text:p/>
          </table:table-cell>
          <table:table-cell table:style-name="ce49" table:formula="of:=RIGHT([.T3];1)">
            <text:p/>
          </table:table-cell>
          <table:table-cell table:style-name="ce130"/>
          <table:table-cell table:style-name="ce130">
            <office:annotation draw:style-name="gr1" draw:text-style-name="P2" svg:width="28.654cm" svg:height="14.287cm" svg:x="134.673cm" svg:y="5.027cm" draw:caption-point-x="-104.124cm" draw:caption-point-y="-3.642cm">
              <dc:creator> </dc:creator>
              <dc:date>2020-10-27T00:00:00</dc:date>
              <text:p text:style-name="P1"><text:span text:style-name="T1">Microsoft Office User:</text:span></text:p>
              <text:p text:style-name="P1"><text:span text:style-name="T2">Odsotna sem 4.-8., 15.-16., 24.-27., 30.-1.2.</text:span></text:p>
            </office:annotation>
          </table:table-cell>
          <table:table-cell table:style-name="ce130" table:number-columns-repeated="6"/>
          <table:table-cell table:style-name="ce27" table:number-columns-repeated="5"/>
        </table:table-row>
        <table:table-row table:style-name="ro4">
          <table:table-cell table:style-name="ce135" office:value-type="date" office:date-value="2021-01-03" calcext:value-type="date">
            <text:p>03/ jan</text:p>
          </table:table-cell>
          <table:table-cell table:style-name="ce141" table:formula="of:=TEXT([.A4];&quot;Ddd&quot;)" office:value-type="string" office:string-value="ned" calcext:value-type="string">
            <text:p>ned</text:p>
          </table:table-cell>
          <table:table-cell table:style-name="ce148" table:number-columns-repeated="18"/>
          <table:table-cell table:style-name="ce230"/>
          <table:table-cell table:style-name="ce177" table:formula="of:=COUNTIF([.AH4:.AY4];&quot;☻&quot;)" office:value-type="float" office:value="0" calcext:value-type="float">
            <text:p>0</text:p>
          </table:table-cell>
          <table:table-cell table:style-name="ce177" table:formula="of:=COUNTIF([.AH4:.AY4];&quot;☺&quot;)" office:value-type="float" office:value="0" calcext:value-type="float">
            <text:p>0</text:p>
          </table:table-cell>
          <table:table-cell table:style-name="ce177" table:formula="of:=COUNTIF([.C4:.T4];&quot;51&quot;)+COUNTIF([.C4:.T4];&quot;51$&quot;)+COUNTIF([.C4:.T4];&quot;51☻&quot;)" office:value-type="float" office:value="0" calcext:value-type="float">
            <text:p>0</text:p>
          </table:table-cell>
          <table:table-cell table:style-name="ce177" table:formula="of:=COUNTIF([.C4:.T4];&quot;52&quot;)+COUNTIF([.C4:.T4];&quot;52$&quot;)+COUNTIF([.C4:.T4];&quot;52☻&quot;)" office:value-type="float" office:value="0" calcext:value-type="float">
            <text:p>0</text:p>
          </table:table-cell>
          <table:table-cell table:style-name="ce177" table:formula="of:=COUNTIF([.C4:.T4];&quot;51¶&quot;)" office:value-type="float" office:value="0" calcext:value-type="float">
            <text:p>0</text:p>
          </table:table-cell>
          <table:table-cell table:style-name="ce177" table:formula="of:=COUNTIF([.C4:.T4];&quot;52¶&quot;)" office:value-type="float" office:value="0" calcext:value-type="float">
            <text:p>0</text:p>
          </table:table-cell>
          <table:table-cell table:style-name="ce177" table:formula="of:=COUNTIF([.C4:.T4];&quot;U&quot;)+COUNTIF([.C4:.T4];&quot;U☻&quot;)+COUNTIF([.C4:.T4];&quot;U☺&quot;)" office:value-type="float" office:value="0" calcext:value-type="float">
            <text:p>0</text:p>
          </table:table-cell>
          <table:table-cell table:style-name="ce177" table:formula="of:=COUNTIF([.C4:.T4];&quot;KVIT&quot;)+COUNTIF([.C4:.T4];&quot;KVIT☻&quot;)+COUNTIF([.C4:.T4];&quot;kvit$&quot;)" office:value-type="float" office:value="0" calcext:value-type="float">
            <text:p>0</text:p>
          </table:table-cell>
          <table:table-cell table:style-name="ce183" table:formula="of:=COUNTBLANK([.C4:.S4])-3" office:value-type="float" office:value="14" calcext:value-type="float">
            <text:p>14</text:p>
          </table:table-cell>
          <table:table-cell table:style-name="ce184" table:formula="of:=COUNTIF([.C4:.T4];&quot;x&quot;)" office:value-type="float" office:value="0" calcext:value-type="float">
            <text:p>0</text:p>
          </table:table-cell>
          <table:table-cell table:style-name="ce186" table:formula="of:=COUNTIF([.C4:.T4];&quot;51&quot;)+COUNTIF([.C4:.T4];&quot;51☻&quot;)+COUNTIF([.C4:.T4];&quot;2&quot;)+COUNTIF([.C4:.T4];&quot;52&quot;)+COUNTIF([.C4:.T4];&quot;52☻&quot;)+COUNTIF([.C4:.T4];&quot;51$&quot;)+COUNTIF([.C4:.T4];&quot;52$&quot;)" office:value-type="float" office:value="0" calcext:value-type="float">
            <text:p>0</text:p>
          </table:table-cell>
          <table:table-cell table:style-name="ce87" table:formula="of:=[Vzorci_vnosov.$A$4]" office:value-type="string" office:string-value="51" calcext:value-type="string">
            <text:p>51</text:p>
          </table:table-cell>
          <table:table-cell table:style-name="ce49" table:formula="of:=RIGHT([.C4];1)">
            <text:p/>
          </table:table-cell>
          <table:table-cell table:style-name="ce49" table:formula="of:=RIGHT([.D4];1)">
            <text:p/>
          </table:table-cell>
          <table:table-cell table:style-name="ce49" table:formula="of:=RIGHT([.E4];1)">
            <text:p/>
          </table:table-cell>
          <table:table-cell table:style-name="ce49" table:formula="of:=RIGHT([.F4];1)">
            <text:p/>
          </table:table-cell>
          <table:table-cell table:style-name="ce49" table:formula="of:=RIGHT([.G4];1)">
            <text:p/>
          </table:table-cell>
          <table:table-cell table:style-name="ce49" table:formula="of:=RIGHT([.H4];1)">
            <text:p/>
          </table:table-cell>
          <table:table-cell table:style-name="ce49" table:formula="of:=RIGHT([.I4];1)">
            <text:p/>
          </table:table-cell>
          <table:table-cell table:style-name="ce49" table:formula="of:=RIGHT([.J4];1)">
            <text:p/>
          </table:table-cell>
          <table:table-cell table:style-name="ce49" table:formula="of:=RIGHT([.K4];1)">
            <text:p/>
          </table:table-cell>
          <table:table-cell table:style-name="ce49" table:formula="of:=RIGHT([.L4];1)">
            <text:p/>
          </table:table-cell>
          <table:table-cell table:style-name="ce49" table:formula="of:=RIGHT([.M4];1)">
            <text:p/>
          </table:table-cell>
          <table:table-cell table:style-name="ce49" table:formula="of:=RIGHT([.N4];1)">
            <text:p/>
          </table:table-cell>
          <table:table-cell table:style-name="ce49" table:formula="of:=RIGHT([.O4];1)">
            <text:p/>
          </table:table-cell>
          <table:table-cell table:style-name="ce49" table:formula="of:=RIGHT([.P4];1)">
            <text:p/>
          </table:table-cell>
          <table:table-cell table:style-name="ce49" table:formula="of:=RIGHT([.Q4];1)">
            <text:p/>
          </table:table-cell>
          <table:table-cell table:style-name="ce49" table:formula="of:=RIGHT([.R4];1)">
            <text:p/>
          </table:table-cell>
          <table:table-cell table:style-name="ce49" table:formula="of:=RIGHT([.S4];1)">
            <text:p/>
          </table:table-cell>
          <table:table-cell table:style-name="ce49" table:formula="of:=RIGHT([.T4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04" calcext:value-type="date">
            <text:p>04/ jan</text:p>
          </table:table-cell>
          <table:table-cell table:style-name="ce141" table:formula="of:=TEXT([.A5];&quot;Ddd&quot;)" office:value-type="string" office:string-value="pon" calcext:value-type="string">
            <text:p>pon</text:p>
          </table:table-cell>
          <table:table-cell table:style-name="ce148" table:number-columns-repeated="18"/>
          <table:table-cell table:style-name="ce230"/>
          <table:table-cell table:style-name="ce177" table:formula="of:=COUNTIF([.AH5:.AY5];&quot;☻&quot;)" office:value-type="float" office:value="0" calcext:value-type="float">
            <text:p>0</text:p>
          </table:table-cell>
          <table:table-cell table:style-name="ce177" table:formula="of:=COUNTIF([.AH5:.AY5];&quot;☺&quot;)" office:value-type="float" office:value="0" calcext:value-type="float">
            <text:p>0</text:p>
          </table:table-cell>
          <table:table-cell table:style-name="ce177" table:formula="of:=COUNTIF([.C5:.T5];&quot;51&quot;)+COUNTIF([.C5:.T5];&quot;51$&quot;)+COUNTIF([.C5:.T5];&quot;51☻&quot;)" office:value-type="float" office:value="0" calcext:value-type="float">
            <text:p>0</text:p>
          </table:table-cell>
          <table:table-cell table:style-name="ce177" table:formula="of:=COUNTIF([.C5:.T5];&quot;52&quot;)+COUNTIF([.C5:.T5];&quot;52$&quot;)+COUNTIF([.C5:.T5];&quot;52☻&quot;)" office:value-type="float" office:value="0" calcext:value-type="float">
            <text:p>0</text:p>
          </table:table-cell>
          <table:table-cell table:style-name="ce177" table:formula="of:=COUNTIF([.C5:.T5];&quot;51¶&quot;)" office:value-type="float" office:value="0" calcext:value-type="float">
            <text:p>0</text:p>
          </table:table-cell>
          <table:table-cell table:style-name="ce177" table:formula="of:=COUNTIF([.C5:.T5];&quot;52¶&quot;)" office:value-type="float" office:value="0" calcext:value-type="float">
            <text:p>0</text:p>
          </table:table-cell>
          <table:table-cell table:style-name="ce177" table:formula="of:=COUNTIF([.C5:.T5];&quot;U&quot;)+COUNTIF([.C5:.T5];&quot;U☻&quot;)+COUNTIF([.C5:.T5];&quot;U☺&quot;)" office:value-type="float" office:value="0" calcext:value-type="float">
            <text:p>0</text:p>
          </table:table-cell>
          <table:table-cell table:style-name="ce177" table:formula="of:=COUNTIF([.C5:.T5];&quot;KVIT&quot;)+COUNTIF([.C5:.T5];&quot;KVIT☻&quot;)+COUNTIF([.C5:.T5];&quot;kvit$&quot;)" office:value-type="float" office:value="0" calcext:value-type="float">
            <text:p>0</text:p>
          </table:table-cell>
          <table:table-cell table:style-name="ce183" table:formula="of:=COUNTBLANK([.C5:.S5])-3" office:value-type="float" office:value="14" calcext:value-type="float">
            <text:p>14</text:p>
          </table:table-cell>
          <table:table-cell table:style-name="ce184" table:formula="of:=COUNTIF([.C5:.T5];&quot;x&quot;)" office:value-type="float" office:value="0" calcext:value-type="float">
            <text:p>0</text:p>
          </table:table-cell>
          <table:table-cell table:style-name="ce186" table:formula="of:=COUNTIF([.C5:.T5];&quot;51&quot;)+COUNTIF([.C5:.T5];&quot;51☻&quot;)+COUNTIF([.C5:.T5];&quot;2&quot;)+COUNTIF([.C5:.T5];&quot;52&quot;)+COUNTIF([.C5:.T5];&quot;52☻&quot;)+COUNTIF([.C5:.T5];&quot;51$&quot;)+COUNTIF([.C5:.T5];&quot;52$&quot;)" office:value-type="float" office:value="0" calcext:value-type="float">
            <text:p>0</text:p>
          </table:table-cell>
          <table:table-cell table:style-name="ce87" table:formula="of:=[Vzorci_vnosov.$A$5]" office:value-type="string" office:string-value="52" calcext:value-type="string">
            <text:p>52</text:p>
          </table:table-cell>
          <table:table-cell table:style-name="ce49" table:formula="of:=RIGHT([.C5];1)">
            <text:p/>
          </table:table-cell>
          <table:table-cell table:style-name="ce49" table:formula="of:=RIGHT([.D5];1)">
            <text:p/>
          </table:table-cell>
          <table:table-cell table:style-name="ce49" table:formula="of:=RIGHT([.E5];1)">
            <text:p/>
          </table:table-cell>
          <table:table-cell table:style-name="ce49" table:formula="of:=RIGHT([.F5];1)">
            <text:p/>
          </table:table-cell>
          <table:table-cell table:style-name="ce49" table:formula="of:=RIGHT([.G5];1)">
            <text:p/>
          </table:table-cell>
          <table:table-cell table:style-name="ce49" table:formula="of:=RIGHT([.H5];1)">
            <text:p/>
          </table:table-cell>
          <table:table-cell table:style-name="ce49" table:formula="of:=RIGHT([.I5];1)">
            <text:p/>
          </table:table-cell>
          <table:table-cell table:style-name="ce49" table:formula="of:=RIGHT([.J5];1)">
            <text:p/>
          </table:table-cell>
          <table:table-cell table:style-name="ce49" table:formula="of:=RIGHT([.K5];1)">
            <text:p/>
          </table:table-cell>
          <table:table-cell table:style-name="ce49" table:formula="of:=RIGHT([.L5];1)">
            <text:p/>
          </table:table-cell>
          <table:table-cell table:style-name="ce49" table:formula="of:=RIGHT([.M5];1)">
            <text:p/>
          </table:table-cell>
          <table:table-cell table:style-name="ce49" table:formula="of:=RIGHT([.N5];1)">
            <text:p/>
          </table:table-cell>
          <table:table-cell table:style-name="ce49" table:formula="of:=RIGHT([.O5];1)">
            <text:p/>
          </table:table-cell>
          <table:table-cell table:style-name="ce49" table:formula="of:=RIGHT([.P5];1)">
            <text:p/>
          </table:table-cell>
          <table:table-cell table:style-name="ce49" table:formula="of:=RIGHT([.Q5];1)">
            <text:p/>
          </table:table-cell>
          <table:table-cell table:style-name="ce49" table:formula="of:=RIGHT([.R5];1)">
            <text:p/>
          </table:table-cell>
          <table:table-cell table:style-name="ce49" table:formula="of:=RIGHT([.S5];1)">
            <text:p/>
          </table:table-cell>
          <table:table-cell table:style-name="ce49" table:formula="of:=RIGHT([.T5];1)">
            <text:p/>
          </table:table-cell>
          <table:table-cell table:style-name="ce130"/>
          <table:table-cell table:style-name="ce130" office:value-type="string" calcext:value-type="string">
            <office:annotation draw:style-name="gr1" draw:text-style-name="P2" svg:width="8.229cm" svg:height="5.159cm" svg:x="61.781cm" svg:y="4.419cm" draw:caption-point-x="-31.232cm" draw:caption-point-y="-1.658cm">
              <dc:creator> </dc:creator>
              <dc:date>2020-10-27T00:00:00</dc:date>
              <text:p text:style-name="P1"><text:span text:style-name="T1">Microsoft Office User:</text:span></text:p>
              <text:p text:style-name="P1"><text:span text:style-name="T2">ne more 1-6,9-19, 27</text:span></text:p>
            </office:annotation>
            <text:p>ŠTU</text:p>
          </table:table-cell>
          <table:table-cell table:style-name="ce130" table:number-columns-repeated="6"/>
          <table:table-cell table:style-name="ce27" table:number-columns-repeated="5"/>
        </table:table-row>
        <table:table-row table:style-name="ro4">
          <table:table-cell table:style-name="ce135" office:value-type="date" office:date-value="2021-01-05" calcext:value-type="date">
            <text:p>05/ jan</text:p>
          </table:table-cell>
          <table:table-cell table:style-name="ce141" table:formula="of:=TEXT([.A6];&quot;Ddd&quot;)" office:value-type="string" office:string-value="tor" calcext:value-type="string">
            <text:p>tor</text:p>
          </table:table-cell>
          <table:table-cell table:style-name="ce148" table:number-columns-repeated="18"/>
          <table:table-cell table:style-name="ce230"/>
          <table:table-cell table:style-name="ce177" table:formula="of:=COUNTIF([.AH6:.AY6];&quot;☻&quot;)" office:value-type="float" office:value="0" calcext:value-type="float">
            <text:p>0</text:p>
          </table:table-cell>
          <table:table-cell table:style-name="ce177" table:formula="of:=COUNTIF([.AH6:.AY6];&quot;☺&quot;)" office:value-type="float" office:value="0" calcext:value-type="float">
            <text:p>0</text:p>
          </table:table-cell>
          <table:table-cell table:style-name="ce177" table:formula="of:=COUNTIF([.C6:.T6];&quot;51&quot;)+COUNTIF([.C6:.T6];&quot;51$&quot;)+COUNTIF([.C6:.T6];&quot;51☻&quot;)" office:value-type="float" office:value="0" calcext:value-type="float">
            <text:p>0</text:p>
          </table:table-cell>
          <table:table-cell table:style-name="ce177" table:formula="of:=COUNTIF([.C6:.T6];&quot;52&quot;)+COUNTIF([.C6:.T6];&quot;52$&quot;)+COUNTIF([.C6:.T6];&quot;52☻&quot;)" office:value-type="float" office:value="0" calcext:value-type="float">
            <text:p>0</text:p>
          </table:table-cell>
          <table:table-cell table:style-name="ce177" table:formula="of:=COUNTIF([.C6:.T6];&quot;51¶&quot;)" office:value-type="float" office:value="0" calcext:value-type="float">
            <text:p>0</text:p>
          </table:table-cell>
          <table:table-cell table:style-name="ce177" table:formula="of:=COUNTIF([.C6:.T6];&quot;52¶&quot;)" office:value-type="float" office:value="0" calcext:value-type="float">
            <text:p>0</text:p>
          </table:table-cell>
          <table:table-cell table:style-name="ce177" table:formula="of:=COUNTIF([.C6:.T6];&quot;U&quot;)+COUNTIF([.C6:.T6];&quot;U☻&quot;)+COUNTIF([.C6:.T6];&quot;U☺&quot;)" office:value-type="float" office:value="0" calcext:value-type="float">
            <text:p>0</text:p>
          </table:table-cell>
          <table:table-cell table:style-name="ce177" table:formula="of:=COUNTIF([.C6:.T6];&quot;KVIT&quot;)+COUNTIF([.C6:.T6];&quot;KVIT☻&quot;)+COUNTIF([.C6:.T6];&quot;kvit$&quot;)" office:value-type="float" office:value="0" calcext:value-type="float">
            <text:p>0</text:p>
          </table:table-cell>
          <table:table-cell table:style-name="ce183" table:formula="of:=COUNTBLANK([.C6:.S6])-3" office:value-type="float" office:value="14" calcext:value-type="float">
            <text:p>14</text:p>
          </table:table-cell>
          <table:table-cell table:style-name="ce184" table:formula="of:=COUNTIF([.C6:.T6];&quot;x&quot;)" office:value-type="float" office:value="0" calcext:value-type="float">
            <text:p>0</text:p>
          </table:table-cell>
          <table:table-cell table:style-name="ce186" table:formula="of:=COUNTIF([.C6:.T6];&quot;51&quot;)+COUNTIF([.C6:.T6];&quot;51☻&quot;)+COUNTIF([.C6:.T6];&quot;2&quot;)+COUNTIF([.C6:.T6];&quot;52&quot;)+COUNTIF([.C6:.T6];&quot;52☻&quot;)+COUNTIF([.C6:.T6];&quot;51$&quot;)+COUNTIF([.C6:.T6];&quot;52$&quot;)" office:value-type="float" office:value="0" calcext:value-type="float">
            <text:p>0</text:p>
          </table:table-cell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49" table:formula="of:=RIGHT([.C6];1)">
            <text:p/>
          </table:table-cell>
          <table:table-cell table:style-name="ce49" table:formula="of:=RIGHT([.D6];1)">
            <text:p/>
          </table:table-cell>
          <table:table-cell table:style-name="ce49" table:formula="of:=RIGHT([.E6];1)">
            <text:p/>
          </table:table-cell>
          <table:table-cell table:style-name="ce49" table:formula="of:=RIGHT([.F6];1)">
            <text:p/>
          </table:table-cell>
          <table:table-cell table:style-name="ce49" table:formula="of:=RIGHT([.G6];1)">
            <text:p/>
          </table:table-cell>
          <table:table-cell table:style-name="ce49" table:formula="of:=RIGHT([.H6];1)">
            <text:p/>
          </table:table-cell>
          <table:table-cell table:style-name="ce49" table:formula="of:=RIGHT([.I6];1)">
            <text:p/>
          </table:table-cell>
          <table:table-cell table:style-name="ce49" table:formula="of:=RIGHT([.J6];1)">
            <text:p/>
          </table:table-cell>
          <table:table-cell table:style-name="ce49" table:formula="of:=RIGHT([.K6];1)">
            <text:p/>
          </table:table-cell>
          <table:table-cell table:style-name="ce49" table:formula="of:=RIGHT([.L6];1)">
            <text:p/>
          </table:table-cell>
          <table:table-cell table:style-name="ce49" table:formula="of:=RIGHT([.M6];1)">
            <text:p/>
          </table:table-cell>
          <table:table-cell table:style-name="ce49" table:formula="of:=RIGHT([.N6];1)">
            <text:p/>
          </table:table-cell>
          <table:table-cell table:style-name="ce49" table:formula="of:=RIGHT([.O6];1)">
            <text:p/>
          </table:table-cell>
          <table:table-cell table:style-name="ce49" table:formula="of:=RIGHT([.P6];1)">
            <text:p/>
          </table:table-cell>
          <table:table-cell table:style-name="ce49" table:formula="of:=RIGHT([.Q6];1)">
            <text:p/>
          </table:table-cell>
          <table:table-cell table:style-name="ce49" table:formula="of:=RIGHT([.R6];1)">
            <text:p/>
          </table:table-cell>
          <table:table-cell table:style-name="ce49" table:formula="of:=RIGHT([.S6];1)">
            <text:p/>
          </table:table-cell>
          <table:table-cell table:style-name="ce49" table:formula="of:=RIGHT([.T6];1)">
            <text:p/>
          </table:table-cell>
          <table:table-cell table:style-name="ce130"/>
          <table:table-cell table:style-name="ce130" office:value-type="string" calcext:value-type="string">
            <office:annotation draw:style-name="gr1" draw:text-style-name="P2" svg:width="8.229cm" svg:height="5.186cm" svg:x="61.781cm" svg:y="5.741cm" draw:caption-point-x="-31.232cm" draw:caption-point-y="-2.292cm">
              <dc:creator> </dc:creator>
              <dc:date>2020-10-27T00:00:00</dc:date>
              <text:p text:style-name="P1"><text:span text:style-name="T1">Microsoft Office User:</text:span></text:p>
              <text:p text:style-name="P1"><text:span text:style-name="T2">a anest 12 in 27</text:span></text:p>
            </office:annotation>
            <text:p>KOS</text:p>
          </table:table-cell>
          <table:table-cell table:style-name="ce130" table:number-columns-repeated="6"/>
          <table:table-cell table:style-name="ce27" table:number-columns-repeated="5"/>
        </table:table-row>
        <table:table-row table:style-name="ro4">
          <table:table-cell table:style-name="ce135" office:value-type="date" office:date-value="2021-01-06" calcext:value-type="date">
            <text:p>06/ jan</text:p>
          </table:table-cell>
          <table:table-cell table:style-name="ce141" table:formula="of:=TEXT([.A7];&quot;Ddd&quot;)" office:value-type="string" office:string-value="sre" calcext:value-type="string">
            <text:p>sre</text:p>
          </table:table-cell>
          <table:table-cell table:style-name="ce148" table:number-columns-repeated="18"/>
          <table:table-cell table:style-name="ce230"/>
          <table:table-cell table:style-name="ce177" table:formula="of:=COUNTIF([.AH7:.AY7];&quot;☻&quot;)" office:value-type="float" office:value="0" calcext:value-type="float">
            <text:p>0</text:p>
          </table:table-cell>
          <table:table-cell table:style-name="ce177" table:formula="of:=COUNTIF([.AH7:.AY7];&quot;☺&quot;)" office:value-type="float" office:value="0" calcext:value-type="float">
            <text:p>0</text:p>
          </table:table-cell>
          <table:table-cell table:style-name="ce177" table:formula="of:=COUNTIF([.C7:.T7];&quot;51&quot;)+COUNTIF([.C7:.T7];&quot;51$&quot;)+COUNTIF([.C7:.T7];&quot;51☻&quot;)" office:value-type="float" office:value="0" calcext:value-type="float">
            <text:p>0</text:p>
          </table:table-cell>
          <table:table-cell table:style-name="ce177" table:formula="of:=COUNTIF([.C7:.T7];&quot;52&quot;)+COUNTIF([.C7:.T7];&quot;52$&quot;)+COUNTIF([.C7:.T7];&quot;52☻&quot;)" office:value-type="float" office:value="0" calcext:value-type="float">
            <text:p>0</text:p>
          </table:table-cell>
          <table:table-cell table:style-name="ce177" table:formula="of:=COUNTIF([.C7:.T7];&quot;51¶&quot;)" office:value-type="float" office:value="0" calcext:value-type="float">
            <text:p>0</text:p>
          </table:table-cell>
          <table:table-cell table:style-name="ce177" table:formula="of:=COUNTIF([.C7:.T7];&quot;52¶&quot;)" office:value-type="float" office:value="0" calcext:value-type="float">
            <text:p>0</text:p>
          </table:table-cell>
          <table:table-cell table:style-name="ce177" table:formula="of:=COUNTIF([.C7:.T7];&quot;U&quot;)+COUNTIF([.C7:.T7];&quot;U☻&quot;)+COUNTIF([.C7:.T7];&quot;U☺&quot;)" office:value-type="float" office:value="0" calcext:value-type="float">
            <text:p>0</text:p>
          </table:table-cell>
          <table:table-cell table:style-name="ce177" table:formula="of:=COUNTIF([.C7:.T7];&quot;KVIT&quot;)+COUNTIF([.C7:.T7];&quot;KVIT☻&quot;)+COUNTIF([.C7:.T7];&quot;kvit$&quot;)" office:value-type="float" office:value="0" calcext:value-type="float">
            <text:p>0</text:p>
          </table:table-cell>
          <table:table-cell table:style-name="ce183" table:formula="of:=COUNTBLANK([.C7:.S7])-3" office:value-type="float" office:value="14" calcext:value-type="float">
            <text:p>14</text:p>
          </table:table-cell>
          <table:table-cell table:style-name="ce184" table:formula="of:=COUNTIF([.C7:.T7];&quot;x&quot;)" office:value-type="float" office:value="0" calcext:value-type="float">
            <text:p>0</text:p>
          </table:table-cell>
          <table:table-cell table:style-name="ce186" table:formula="of:=COUNTIF([.C7:.T7];&quot;51&quot;)+COUNTIF([.C7:.T7];&quot;51☻&quot;)+COUNTIF([.C7:.T7];&quot;2&quot;)+COUNTIF([.C7:.T7];&quot;52&quot;)+COUNTIF([.C7:.T7];&quot;52☻&quot;)+COUNTIF([.C7:.T7];&quot;51$&quot;)+COUNTIF([.C7:.T7];&quot;52$&quot;)" office:value-type="float" office:value="0" calcext:value-type="float">
            <text:p>0</text:p>
          </table:table-cell>
          <table:table-cell table:style-name="ce88" table:formula="of:=[Vzorci_vnosov.$A$7]" office:value-type="string" office:string-value="KVIT☻" calcext:value-type="string">
            <text:p>KVIT☻</text:p>
          </table:table-cell>
          <table:table-cell table:style-name="ce49" table:formula="of:=RIGHT([.C7];1)">
            <text:p/>
          </table:table-cell>
          <table:table-cell table:style-name="ce49" table:formula="of:=RIGHT([.D7];1)">
            <text:p/>
          </table:table-cell>
          <table:table-cell table:style-name="ce49" table:formula="of:=RIGHT([.E7];1)">
            <text:p/>
          </table:table-cell>
          <table:table-cell table:style-name="ce49" table:formula="of:=RIGHT([.F7];1)">
            <text:p/>
          </table:table-cell>
          <table:table-cell table:style-name="ce49" table:formula="of:=RIGHT([.G7];1)">
            <text:p/>
          </table:table-cell>
          <table:table-cell table:style-name="ce49" table:formula="of:=RIGHT([.H7];1)">
            <text:p/>
          </table:table-cell>
          <table:table-cell table:style-name="ce49" table:formula="of:=RIGHT([.I7];1)">
            <text:p/>
          </table:table-cell>
          <table:table-cell table:style-name="ce49" table:formula="of:=RIGHT([.J7];1)">
            <text:p/>
          </table:table-cell>
          <table:table-cell table:style-name="ce49" table:formula="of:=RIGHT([.K7];1)">
            <text:p/>
          </table:table-cell>
          <table:table-cell table:style-name="ce49" table:formula="of:=RIGHT([.L7];1)">
            <text:p/>
          </table:table-cell>
          <table:table-cell table:style-name="ce49" table:formula="of:=RIGHT([.M7];1)">
            <text:p/>
          </table:table-cell>
          <table:table-cell table:style-name="ce49" table:formula="of:=RIGHT([.N7];1)">
            <text:p/>
          </table:table-cell>
          <table:table-cell table:style-name="ce49" table:formula="of:=RIGHT([.O7];1)">
            <text:p/>
          </table:table-cell>
          <table:table-cell table:style-name="ce49" table:formula="of:=RIGHT([.P7];1)">
            <text:p/>
          </table:table-cell>
          <table:table-cell table:style-name="ce49" table:formula="of:=RIGHT([.Q7];1)">
            <text:p/>
          </table:table-cell>
          <table:table-cell table:style-name="ce49" table:formula="of:=RIGHT([.R7];1)">
            <text:p/>
          </table:table-cell>
          <table:table-cell table:style-name="ce49" table:formula="of:=RIGHT([.S7];1)">
            <text:p/>
          </table:table-cell>
          <table:table-cell table:style-name="ce49" table:formula="of:=RIGHT([.T7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07" calcext:value-type="date">
            <text:p>07/ jan</text:p>
          </table:table-cell>
          <table:table-cell table:style-name="ce141" table:formula="of:=TEXT([.A8];&quot;Ddd&quot;)" office:value-type="string" office:string-value="čet" calcext:value-type="string">
            <text:p>čet</text:p>
          </table:table-cell>
          <table:table-cell table:style-name="ce148" table:number-columns-repeated="18"/>
          <table:table-cell table:style-name="ce230"/>
          <table:table-cell table:style-name="ce177" table:formula="of:=COUNTIF([.AH8:.AY8];&quot;☻&quot;)" office:value-type="float" office:value="0" calcext:value-type="float">
            <text:p>0</text:p>
          </table:table-cell>
          <table:table-cell table:style-name="ce177" table:formula="of:=COUNTIF([.AH8:.AY8];&quot;☺&quot;)" office:value-type="float" office:value="0" calcext:value-type="float">
            <text:p>0</text:p>
          </table:table-cell>
          <table:table-cell table:style-name="ce177" table:formula="of:=COUNTIF([.C8:.T8];&quot;51&quot;)+COUNTIF([.C8:.T8];&quot;51$&quot;)+COUNTIF([.C8:.T8];&quot;51☻&quot;)" office:value-type="float" office:value="0" calcext:value-type="float">
            <text:p>0</text:p>
          </table:table-cell>
          <table:table-cell table:style-name="ce177" table:formula="of:=COUNTIF([.C8:.T8];&quot;52&quot;)+COUNTIF([.C8:.T8];&quot;52$&quot;)+COUNTIF([.C8:.T8];&quot;52☻&quot;)" office:value-type="float" office:value="0" calcext:value-type="float">
            <text:p>0</text:p>
          </table:table-cell>
          <table:table-cell table:style-name="ce177" table:formula="of:=COUNTIF([.C8:.T8];&quot;51¶&quot;)" office:value-type="float" office:value="0" calcext:value-type="float">
            <text:p>0</text:p>
          </table:table-cell>
          <table:table-cell table:style-name="ce177" table:formula="of:=COUNTIF([.C8:.T8];&quot;52¶&quot;)" office:value-type="float" office:value="0" calcext:value-type="float">
            <text:p>0</text:p>
          </table:table-cell>
          <table:table-cell table:style-name="ce177" table:formula="of:=COUNTIF([.C8:.T8];&quot;U&quot;)+COUNTIF([.C8:.T8];&quot;U☻&quot;)+COUNTIF([.C8:.T8];&quot;U☺&quot;)" office:value-type="float" office:value="0" calcext:value-type="float">
            <text:p>0</text:p>
          </table:table-cell>
          <table:table-cell table:style-name="ce177" table:formula="of:=COUNTIF([.C8:.T8];&quot;KVIT&quot;)+COUNTIF([.C8:.T8];&quot;KVIT☻&quot;)+COUNTIF([.C8:.T8];&quot;kvit$&quot;)" office:value-type="float" office:value="0" calcext:value-type="float">
            <text:p>0</text:p>
          </table:table-cell>
          <table:table-cell table:style-name="ce183" table:formula="of:=COUNTBLANK([.C8:.S8])-3" office:value-type="float" office:value="14" calcext:value-type="float">
            <text:p>14</text:p>
          </table:table-cell>
          <table:table-cell table:style-name="ce184" table:formula="of:=COUNTIF([.C8:.T8];&quot;x&quot;)" office:value-type="float" office:value="0" calcext:value-type="float">
            <text:p>0</text:p>
          </table:table-cell>
          <table:table-cell table:style-name="ce186" table:formula="of:=COUNTIF([.C8:.T8];&quot;51&quot;)+COUNTIF([.C8:.T8];&quot;51☻&quot;)+COUNTIF([.C8:.T8];&quot;2&quot;)+COUNTIF([.C8:.T8];&quot;52&quot;)+COUNTIF([.C8:.T8];&quot;52☻&quot;)+COUNTIF([.C8:.T8];&quot;51$&quot;)+COUNTIF([.C8:.T8];&quot;52$&quot;)" office:value-type="float" office:value="0" calcext:value-type="float">
            <text:p>0</text:p>
          </table:table-cell>
          <table:table-cell table:style-name="ce87" table:formula="of:=[Vzorci_vnosov.$A$8]" office:value-type="string" office:string-value="U" calcext:value-type="string">
            <text:p>U</text:p>
          </table:table-cell>
          <table:table-cell table:style-name="ce49" table:formula="of:=RIGHT([.C8];1)">
            <text:p/>
          </table:table-cell>
          <table:table-cell table:style-name="ce49" table:formula="of:=RIGHT([.D8];1)">
            <text:p/>
          </table:table-cell>
          <table:table-cell table:style-name="ce49" table:formula="of:=RIGHT([.E8];1)">
            <text:p/>
          </table:table-cell>
          <table:table-cell table:style-name="ce49" table:formula="of:=RIGHT([.F8];1)">
            <text:p/>
          </table:table-cell>
          <table:table-cell table:style-name="ce49" table:formula="of:=RIGHT([.G8];1)">
            <text:p/>
          </table:table-cell>
          <table:table-cell table:style-name="ce49" table:formula="of:=RIGHT([.H8];1)">
            <text:p/>
          </table:table-cell>
          <table:table-cell table:style-name="ce49" table:formula="of:=RIGHT([.I8];1)">
            <text:p/>
          </table:table-cell>
          <table:table-cell table:style-name="ce49" table:formula="of:=RIGHT([.J8];1)">
            <text:p/>
          </table:table-cell>
          <table:table-cell table:style-name="ce49" table:formula="of:=RIGHT([.K8];1)">
            <text:p/>
          </table:table-cell>
          <table:table-cell table:style-name="ce49" table:formula="of:=RIGHT([.L8];1)">
            <text:p/>
          </table:table-cell>
          <table:table-cell table:style-name="ce49" table:formula="of:=RIGHT([.M8];1)">
            <text:p/>
          </table:table-cell>
          <table:table-cell table:style-name="ce49" table:formula="of:=RIGHT([.N8];1)">
            <text:p/>
          </table:table-cell>
          <table:table-cell table:style-name="ce49" table:formula="of:=RIGHT([.O8];1)">
            <text:p/>
          </table:table-cell>
          <table:table-cell table:style-name="ce49" table:formula="of:=RIGHT([.P8];1)">
            <text:p/>
          </table:table-cell>
          <table:table-cell table:style-name="ce49" table:formula="of:=RIGHT([.Q8];1)">
            <text:p/>
          </table:table-cell>
          <table:table-cell table:style-name="ce49" table:formula="of:=RIGHT([.R8];1)">
            <text:p/>
          </table:table-cell>
          <table:table-cell table:style-name="ce49" table:formula="of:=RIGHT([.S8];1)">
            <text:p/>
          </table:table-cell>
          <table:table-cell table:style-name="ce49" table:formula="of:=RIGHT([.T8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08" calcext:value-type="date">
            <text:p>08/ jan</text:p>
          </table:table-cell>
          <table:table-cell table:style-name="ce141" table:formula="of:=TEXT([.A9];&quot;Ddd&quot;)" office:value-type="string" office:string-value="pet" calcext:value-type="string">
            <text:p>pet</text:p>
          </table:table-cell>
          <table:table-cell table:style-name="ce148" table:number-columns-repeated="18"/>
          <table:table-cell table:style-name="ce230"/>
          <table:table-cell table:style-name="ce177" table:formula="of:=COUNTIF([.AH9:.AY9];&quot;☻&quot;)" office:value-type="float" office:value="0" calcext:value-type="float">
            <text:p>0</text:p>
          </table:table-cell>
          <table:table-cell table:style-name="ce177" table:formula="of:=COUNTIF([.AH9:.AY9];&quot;☺&quot;)" office:value-type="float" office:value="0" calcext:value-type="float">
            <text:p>0</text:p>
          </table:table-cell>
          <table:table-cell table:style-name="ce177" table:formula="of:=COUNTIF([.C9:.T9];&quot;51&quot;)+COUNTIF([.C9:.T9];&quot;51$&quot;)+COUNTIF([.C9:.T9];&quot;51☻&quot;)" office:value-type="float" office:value="0" calcext:value-type="float">
            <text:p>0</text:p>
          </table:table-cell>
          <table:table-cell table:style-name="ce177" table:formula="of:=COUNTIF([.C9:.T9];&quot;52&quot;)+COUNTIF([.C9:.T9];&quot;52$&quot;)+COUNTIF([.C9:.T9];&quot;52☻&quot;)" office:value-type="float" office:value="0" calcext:value-type="float">
            <text:p>0</text:p>
          </table:table-cell>
          <table:table-cell table:style-name="ce177" table:formula="of:=COUNTIF([.C9:.T9];&quot;51¶&quot;)" office:value-type="float" office:value="0" calcext:value-type="float">
            <text:p>0</text:p>
          </table:table-cell>
          <table:table-cell table:style-name="ce177" table:formula="of:=COUNTIF([.C9:.T9];&quot;52¶&quot;)" office:value-type="float" office:value="0" calcext:value-type="float">
            <text:p>0</text:p>
          </table:table-cell>
          <table:table-cell table:style-name="ce177" table:formula="of:=COUNTIF([.C9:.T9];&quot;U&quot;)+COUNTIF([.C9:.T9];&quot;U☻&quot;)+COUNTIF([.C9:.T9];&quot;U☺&quot;)" office:value-type="float" office:value="0" calcext:value-type="float">
            <text:p>0</text:p>
          </table:table-cell>
          <table:table-cell table:style-name="ce177" table:formula="of:=COUNTIF([.C9:.T9];&quot;KVIT&quot;)+COUNTIF([.C9:.T9];&quot;KVIT☻&quot;)+COUNTIF([.C9:.T9];&quot;kvit$&quot;)" office:value-type="float" office:value="0" calcext:value-type="float">
            <text:p>0</text:p>
          </table:table-cell>
          <table:table-cell table:style-name="ce183" table:formula="of:=COUNTBLANK([.C9:.S9])-3" office:value-type="float" office:value="14" calcext:value-type="float">
            <text:p>14</text:p>
          </table:table-cell>
          <table:table-cell table:style-name="ce184" table:formula="of:=COUNTIF([.C9:.T9];&quot;x&quot;)" office:value-type="float" office:value="0" calcext:value-type="float">
            <text:p>0</text:p>
          </table:table-cell>
          <table:table-cell table:style-name="ce186" table:formula="of:=COUNTIF([.C9:.T9];&quot;51&quot;)+COUNTIF([.C9:.T9];&quot;51☻&quot;)+COUNTIF([.C9:.T9];&quot;2&quot;)+COUNTIF([.C9:.T9];&quot;52&quot;)+COUNTIF([.C9:.T9];&quot;52☻&quot;)+COUNTIF([.C9:.T9];&quot;51$&quot;)+COUNTIF([.C9:.T9];&quot;52$&quot;)" office:value-type="float" office:value="0" calcext:value-type="float">
            <text:p>0</text:p>
          </table:table-cell>
          <table:table-cell table:style-name="ce87" table:formula="of:=[Vzorci_vnosov.$A$9]" office:value-type="string" office:string-value="U☻" calcext:value-type="string">
            <text:p>U☻</text:p>
          </table:table-cell>
          <table:table-cell table:style-name="ce49" table:formula="of:=RIGHT([.C9];1)">
            <text:p/>
          </table:table-cell>
          <table:table-cell table:style-name="ce49" table:formula="of:=RIGHT([.D9];1)">
            <text:p/>
          </table:table-cell>
          <table:table-cell table:style-name="ce49" table:formula="of:=RIGHT([.E9];1)">
            <text:p/>
          </table:table-cell>
          <table:table-cell table:style-name="ce49" table:formula="of:=RIGHT([.F9];1)">
            <text:p/>
          </table:table-cell>
          <table:table-cell table:style-name="ce49" table:formula="of:=RIGHT([.G9];1)">
            <text:p/>
          </table:table-cell>
          <table:table-cell table:style-name="ce49" table:formula="of:=RIGHT([.H9];1)">
            <text:p/>
          </table:table-cell>
          <table:table-cell table:style-name="ce49" table:formula="of:=RIGHT([.I9];1)">
            <text:p/>
          </table:table-cell>
          <table:table-cell table:style-name="ce49" table:formula="of:=RIGHT([.J9];1)">
            <text:p/>
          </table:table-cell>
          <table:table-cell table:style-name="ce49" table:formula="of:=RIGHT([.K9];1)">
            <text:p/>
          </table:table-cell>
          <table:table-cell table:style-name="ce49" table:formula="of:=RIGHT([.L9];1)">
            <text:p/>
          </table:table-cell>
          <table:table-cell table:style-name="ce49" table:formula="of:=RIGHT([.M9];1)">
            <text:p/>
          </table:table-cell>
          <table:table-cell table:style-name="ce49" table:formula="of:=RIGHT([.N9];1)">
            <text:p/>
          </table:table-cell>
          <table:table-cell table:style-name="ce49" table:formula="of:=RIGHT([.O9];1)">
            <text:p/>
          </table:table-cell>
          <table:table-cell table:style-name="ce49" table:formula="of:=RIGHT([.P9];1)">
            <text:p/>
          </table:table-cell>
          <table:table-cell table:style-name="ce49" table:formula="of:=RIGHT([.Q9];1)">
            <text:p/>
          </table:table-cell>
          <table:table-cell table:style-name="ce49" table:formula="of:=RIGHT([.R9];1)">
            <text:p/>
          </table:table-cell>
          <table:table-cell table:style-name="ce49" table:formula="of:=RIGHT([.S9];1)">
            <text:p/>
          </table:table-cell>
          <table:table-cell table:style-name="ce49" table:formula="of:=RIGHT([.T9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09" calcext:value-type="date">
            <text:p>09/ jan</text:p>
          </table:table-cell>
          <table:table-cell table:style-name="ce141" table:formula="of:=TEXT([.A10];&quot;Ddd&quot;)" office:value-type="string" office:string-value="sob" calcext:value-type="string">
            <text:p>sob</text:p>
          </table:table-cell>
          <table:table-cell table:style-name="ce148" table:number-columns-repeated="18"/>
          <table:table-cell table:style-name="ce230"/>
          <table:table-cell table:style-name="ce177" table:formula="of:=COUNTIF([.AH10:.AY10];&quot;☻&quot;)" office:value-type="float" office:value="0" calcext:value-type="float">
            <text:p>0</text:p>
          </table:table-cell>
          <table:table-cell table:style-name="ce177" table:formula="of:=COUNTIF([.AH10:.AY10];&quot;☺&quot;)" office:value-type="float" office:value="0" calcext:value-type="float">
            <text:p>0</text:p>
          </table:table-cell>
          <table:table-cell table:style-name="ce177" table:formula="of:=COUNTIF([.C10:.T10];&quot;51&quot;)+COUNTIF([.C10:.T10];&quot;51$&quot;)+COUNTIF([.C10:.T10];&quot;51☻&quot;)" office:value-type="float" office:value="0" calcext:value-type="float">
            <text:p>0</text:p>
          </table:table-cell>
          <table:table-cell table:style-name="ce177" table:formula="of:=COUNTIF([.C10:.T10];&quot;52&quot;)+COUNTIF([.C10:.T10];&quot;52$&quot;)+COUNTIF([.C10:.T10];&quot;52☻&quot;)" office:value-type="float" office:value="0" calcext:value-type="float">
            <text:p>0</text:p>
          </table:table-cell>
          <table:table-cell table:style-name="ce177" table:formula="of:=COUNTIF([.C10:.T10];&quot;51¶&quot;)" office:value-type="float" office:value="0" calcext:value-type="float">
            <text:p>0</text:p>
          </table:table-cell>
          <table:table-cell table:style-name="ce177" table:formula="of:=COUNTIF([.C10:.T10];&quot;52¶&quot;)" office:value-type="float" office:value="0" calcext:value-type="float">
            <text:p>0</text:p>
          </table:table-cell>
          <table:table-cell table:style-name="ce177" table:formula="of:=COUNTIF([.C10:.T10];&quot;U&quot;)+COUNTIF([.C10:.T10];&quot;U☻&quot;)+COUNTIF([.C10:.T10];&quot;U☺&quot;)" office:value-type="float" office:value="0" calcext:value-type="float">
            <text:p>0</text:p>
          </table:table-cell>
          <table:table-cell table:style-name="ce177" table:formula="of:=COUNTIF([.C10:.T10];&quot;KVIT&quot;)+COUNTIF([.C10:.T10];&quot;KVIT☻&quot;)+COUNTIF([.C10:.T10];&quot;kvit$&quot;)" office:value-type="float" office:value="0" calcext:value-type="float">
            <text:p>0</text:p>
          </table:table-cell>
          <table:table-cell table:style-name="ce183" table:formula="of:=COUNTBLANK([.C10:.S10])-3" office:value-type="float" office:value="14" calcext:value-type="float">
            <text:p>14</text:p>
          </table:table-cell>
          <table:table-cell table:style-name="ce184" table:formula="of:=COUNTIF([.C10:.T10];&quot;x&quot;)" office:value-type="float" office:value="0" calcext:value-type="float">
            <text:p>0</text:p>
          </table:table-cell>
          <table:table-cell table:style-name="ce186" table:formula="of:=COUNTIF([.C10:.T10];&quot;51&quot;)+COUNTIF([.C10:.T10];&quot;51☻&quot;)+COUNTIF([.C10:.T10];&quot;2&quot;)+COUNTIF([.C10:.T10];&quot;52&quot;)+COUNTIF([.C10:.T10];&quot;52☻&quot;)+COUNTIF([.C10:.T10];&quot;51$&quot;)+COUNTIF([.C10:.T10];&quot;52$&quot;)" office:value-type="float" office:value="0" calcext:value-type="float">
            <text:p>0</text:p>
          </table:table-cell>
          <table:table-cell table:style-name="ce87" table:formula="of:=[Vzorci_vnosov.$A$10]" office:value-type="string" office:string-value="12-20" calcext:value-type="string">
            <text:p>12-20</text:p>
          </table:table-cell>
          <table:table-cell table:style-name="ce49" table:formula="of:=RIGHT([.C10];1)">
            <text:p/>
          </table:table-cell>
          <table:table-cell table:style-name="ce49" table:formula="of:=RIGHT([.D10];1)">
            <text:p/>
          </table:table-cell>
          <table:table-cell table:style-name="ce49" table:formula="of:=RIGHT([.E10];1)">
            <text:p/>
          </table:table-cell>
          <table:table-cell table:style-name="ce49" table:formula="of:=RIGHT([.F10];1)">
            <text:p/>
          </table:table-cell>
          <table:table-cell table:style-name="ce49" table:formula="of:=RIGHT([.G10];1)">
            <text:p/>
          </table:table-cell>
          <table:table-cell table:style-name="ce49" table:formula="of:=RIGHT([.H10];1)">
            <text:p/>
          </table:table-cell>
          <table:table-cell table:style-name="ce49" table:formula="of:=RIGHT([.I10];1)">
            <text:p/>
          </table:table-cell>
          <table:table-cell table:style-name="ce49" table:formula="of:=RIGHT([.J10];1)">
            <text:p/>
          </table:table-cell>
          <table:table-cell table:style-name="ce49" table:formula="of:=RIGHT([.K10];1)">
            <text:p/>
          </table:table-cell>
          <table:table-cell table:style-name="ce49" table:formula="of:=RIGHT([.L10];1)">
            <text:p/>
          </table:table-cell>
          <table:table-cell table:style-name="ce49" table:formula="of:=RIGHT([.M10];1)">
            <text:p/>
          </table:table-cell>
          <table:table-cell table:style-name="ce49" table:formula="of:=RIGHT([.N10];1)">
            <text:p/>
          </table:table-cell>
          <table:table-cell table:style-name="ce49" table:formula="of:=RIGHT([.O10];1)">
            <text:p/>
          </table:table-cell>
          <table:table-cell table:style-name="ce49" table:formula="of:=RIGHT([.P10];1)">
            <text:p/>
          </table:table-cell>
          <table:table-cell table:style-name="ce49" table:formula="of:=RIGHT([.Q10];1)">
            <text:p/>
          </table:table-cell>
          <table:table-cell table:style-name="ce49" table:formula="of:=RIGHT([.R10];1)">
            <text:p/>
          </table:table-cell>
          <table:table-cell table:style-name="ce49" table:formula="of:=RIGHT([.S10];1)">
            <text:p/>
          </table:table-cell>
          <table:table-cell table:style-name="ce49" table:formula="of:=RIGHT([.T10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10" calcext:value-type="date">
            <text:p>10/ jan</text:p>
          </table:table-cell>
          <table:table-cell table:style-name="ce141" table:formula="of:=TEXT([.A11];&quot;Ddd&quot;)" office:value-type="string" office:string-value="ned" calcext:value-type="string">
            <text:p>ned</text:p>
          </table:table-cell>
          <table:table-cell table:style-name="ce148" table:number-columns-repeated="18"/>
          <table:table-cell table:style-name="ce230"/>
          <table:table-cell table:style-name="ce177" table:formula="of:=COUNTIF([.AH11:.AY11];&quot;☻&quot;)" office:value-type="float" office:value="0" calcext:value-type="float">
            <text:p>0</text:p>
          </table:table-cell>
          <table:table-cell table:style-name="ce177" table:formula="of:=COUNTIF([.AH11:.AY11];&quot;☺&quot;)" office:value-type="float" office:value="0" calcext:value-type="float">
            <text:p>0</text:p>
          </table:table-cell>
          <table:table-cell table:style-name="ce177" table:formula="of:=COUNTIF([.C11:.T11];&quot;51&quot;)+COUNTIF([.C11:.T11];&quot;51$&quot;)+COUNTIF([.C11:.T11];&quot;51☻&quot;)" office:value-type="float" office:value="0" calcext:value-type="float">
            <text:p>0</text:p>
          </table:table-cell>
          <table:table-cell table:style-name="ce177" table:formula="of:=COUNTIF([.C11:.T11];&quot;52&quot;)+COUNTIF([.C11:.T11];&quot;52$&quot;)+COUNTIF([.C11:.T11];&quot;52☻&quot;)" office:value-type="float" office:value="0" calcext:value-type="float">
            <text:p>0</text:p>
          </table:table-cell>
          <table:table-cell table:style-name="ce177" table:formula="of:=COUNTIF([.C11:.T11];&quot;51¶&quot;)" office:value-type="float" office:value="0" calcext:value-type="float">
            <text:p>0</text:p>
          </table:table-cell>
          <table:table-cell table:style-name="ce177" table:formula="of:=COUNTIF([.C11:.T11];&quot;52¶&quot;)" office:value-type="float" office:value="0" calcext:value-type="float">
            <text:p>0</text:p>
          </table:table-cell>
          <table:table-cell table:style-name="ce177" table:formula="of:=COUNTIF([.C11:.T11];&quot;U&quot;)+COUNTIF([.C11:.T11];&quot;U☻&quot;)+COUNTIF([.C11:.T11];&quot;U☺&quot;)" office:value-type="float" office:value="0" calcext:value-type="float">
            <text:p>0</text:p>
          </table:table-cell>
          <table:table-cell table:style-name="ce177" table:formula="of:=COUNTIF([.C11:.T11];&quot;KVIT&quot;)+COUNTIF([.C11:.T11];&quot;KVIT☻&quot;)+COUNTIF([.C11:.T11];&quot;kvit$&quot;)" office:value-type="float" office:value="0" calcext:value-type="float">
            <text:p>0</text:p>
          </table:table-cell>
          <table:table-cell table:style-name="ce183" table:formula="of:=COUNTBLANK([.C11:.S11])-3" office:value-type="float" office:value="14" calcext:value-type="float">
            <text:p>14</text:p>
          </table:table-cell>
          <table:table-cell table:style-name="ce184" table:formula="of:=COUNTIF([.C11:.T11];&quot;x&quot;)" office:value-type="float" office:value="0" calcext:value-type="float">
            <text:p>0</text:p>
          </table:table-cell>
          <table:table-cell table:style-name="ce186" table:formula="of:=COUNTIF([.C11:.T11];&quot;51&quot;)+COUNTIF([.C11:.T11];&quot;51☻&quot;)+COUNTIF([.C11:.T11];&quot;2&quot;)+COUNTIF([.C11:.T11];&quot;52&quot;)+COUNTIF([.C11:.T11];&quot;52☻&quot;)+COUNTIF([.C11:.T11];&quot;51$&quot;)+COUNTIF([.C11:.T11];&quot;52$&quot;)" office:value-type="float" office:value="0" calcext:value-type="float">
            <text:p>0</text:p>
          </table:table-cell>
          <table:table-cell table:style-name="ce89" table:formula="of:=[Vzorci_vnosov.$A$11]" office:value-type="string" office:string-value="X" calcext:value-type="string">
            <text:p>X</text:p>
          </table:table-cell>
          <table:table-cell table:style-name="ce49" table:formula="of:=RIGHT([.C11];1)">
            <text:p/>
          </table:table-cell>
          <table:table-cell table:style-name="ce49" table:formula="of:=RIGHT([.D11];1)">
            <text:p/>
          </table:table-cell>
          <table:table-cell table:style-name="ce49" table:formula="of:=RIGHT([.E11];1)">
            <text:p/>
          </table:table-cell>
          <table:table-cell table:style-name="ce49" table:formula="of:=RIGHT([.F11];1)">
            <text:p/>
          </table:table-cell>
          <table:table-cell table:style-name="ce49" table:formula="of:=RIGHT([.G11];1)">
            <text:p/>
          </table:table-cell>
          <table:table-cell table:style-name="ce49" table:formula="of:=RIGHT([.H11];1)">
            <text:p/>
          </table:table-cell>
          <table:table-cell table:style-name="ce49" table:formula="of:=RIGHT([.I11];1)">
            <text:p/>
          </table:table-cell>
          <table:table-cell table:style-name="ce49" table:formula="of:=RIGHT([.J11];1)">
            <text:p/>
          </table:table-cell>
          <table:table-cell table:style-name="ce49" table:formula="of:=RIGHT([.K11];1)">
            <text:p/>
          </table:table-cell>
          <table:table-cell table:style-name="ce49" table:formula="of:=RIGHT([.L11];1)">
            <text:p/>
          </table:table-cell>
          <table:table-cell table:style-name="ce49" table:formula="of:=RIGHT([.M11];1)">
            <text:p/>
          </table:table-cell>
          <table:table-cell table:style-name="ce49" table:formula="of:=RIGHT([.N11];1)">
            <text:p/>
          </table:table-cell>
          <table:table-cell table:style-name="ce49" table:formula="of:=RIGHT([.O11];1)">
            <text:p/>
          </table:table-cell>
          <table:table-cell table:style-name="ce49" table:formula="of:=RIGHT([.P11];1)">
            <text:p/>
          </table:table-cell>
          <table:table-cell table:style-name="ce49" table:formula="of:=RIGHT([.Q11];1)">
            <text:p/>
          </table:table-cell>
          <table:table-cell table:style-name="ce49" table:formula="of:=RIGHT([.R11];1)">
            <text:p/>
          </table:table-cell>
          <table:table-cell table:style-name="ce49" table:formula="of:=RIGHT([.S11];1)">
            <text:p/>
          </table:table-cell>
          <table:table-cell table:style-name="ce49" table:formula="of:=RIGHT([.T11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11" calcext:value-type="date">
            <text:p>11/ jan</text:p>
          </table:table-cell>
          <table:table-cell table:style-name="ce141" table:formula="of:=TEXT([.A12];&quot;Ddd&quot;)" office:value-type="string" office:string-value="pon" calcext:value-type="string">
            <text:p>pon</text:p>
          </table:table-cell>
          <table:table-cell table:style-name="ce148" table:number-columns-repeated="3"/>
          <table:table-cell table:style-name="ce148">
            <office:annotation draw:style-name="gr1" draw:text-style-name="P2" svg:width="8.096cm" svg:height="5.212cm" svg:x="12.356cm" svg:y="13.547cm" draw:caption-point-x="-6.493cm" draw:caption-point-y="-5.97cm">
              <dc:creator> </dc:creator>
              <dc:date>2020-10-27T00:00:00</dc:date>
              <text:p text:style-name="P1"><text:span text:style-name="T1">Microsoft Office User:</text:span></text:p>
              <text:p text:style-name="P1"><text:span text:style-name="T2">ne pripravljenosti</text:span></text:p>
            </office:annotation>
          </table:table-cell>
          <table:table-cell table:style-name="ce148" table:number-columns-repeated="14"/>
          <table:table-cell table:style-name="ce230"/>
          <table:table-cell table:style-name="ce177" table:formula="of:=COUNTIF([.AH12:.AY12];&quot;☻&quot;)" office:value-type="float" office:value="0" calcext:value-type="float">
            <text:p>0</text:p>
          </table:table-cell>
          <table:table-cell table:style-name="ce177" table:formula="of:=COUNTIF([.AH12:.AY12];&quot;☺&quot;)" office:value-type="float" office:value="0" calcext:value-type="float">
            <text:p>0</text:p>
          </table:table-cell>
          <table:table-cell table:style-name="ce177" table:formula="of:=COUNTIF([.C12:.T12];&quot;51&quot;)+COUNTIF([.C12:.T12];&quot;51$&quot;)+COUNTIF([.C12:.T12];&quot;51☻&quot;)" office:value-type="float" office:value="0" calcext:value-type="float">
            <text:p>0</text:p>
          </table:table-cell>
          <table:table-cell table:style-name="ce177" table:formula="of:=COUNTIF([.C12:.T12];&quot;52&quot;)+COUNTIF([.C12:.T12];&quot;52$&quot;)+COUNTIF([.C12:.T12];&quot;52☻&quot;)" office:value-type="float" office:value="0" calcext:value-type="float">
            <text:p>0</text:p>
          </table:table-cell>
          <table:table-cell table:style-name="ce177" table:formula="of:=COUNTIF([.C12:.T12];&quot;51¶&quot;)" office:value-type="float" office:value="0" calcext:value-type="float">
            <text:p>0</text:p>
          </table:table-cell>
          <table:table-cell table:style-name="ce177" table:formula="of:=COUNTIF([.C12:.T12];&quot;52¶&quot;)" office:value-type="float" office:value="0" calcext:value-type="float">
            <text:p>0</text:p>
          </table:table-cell>
          <table:table-cell table:style-name="ce177" table:formula="of:=COUNTIF([.C12:.T12];&quot;U&quot;)+COUNTIF([.C12:.T12];&quot;U☻&quot;)+COUNTIF([.C12:.T12];&quot;U☺&quot;)" office:value-type="float" office:value="0" calcext:value-type="float">
            <text:p>0</text:p>
          </table:table-cell>
          <table:table-cell table:style-name="ce177" table:formula="of:=COUNTIF([.C12:.T12];&quot;KVIT&quot;)+COUNTIF([.C12:.T12];&quot;KVIT☻&quot;)+COUNTIF([.C12:.T12];&quot;kvit$&quot;)" office:value-type="float" office:value="0" calcext:value-type="float">
            <text:p>0</text:p>
          </table:table-cell>
          <table:table-cell table:style-name="ce183" table:formula="of:=COUNTBLANK([.C12:.S12])-3" office:value-type="float" office:value="14" calcext:value-type="float">
            <text:p>14</text:p>
          </table:table-cell>
          <table:table-cell table:style-name="ce184" table:formula="of:=COUNTIF([.C12:.T12];&quot;x&quot;)" office:value-type="float" office:value="0" calcext:value-type="float">
            <text:p>0</text:p>
          </table:table-cell>
          <table:table-cell table:style-name="ce186" table:formula="of:=COUNTIF([.C12:.T12];&quot;51&quot;)+COUNTIF([.C12:.T12];&quot;51☻&quot;)+COUNTIF([.C12:.T12];&quot;2&quot;)+COUNTIF([.C12:.T12];&quot;52&quot;)+COUNTIF([.C12:.T12];&quot;52☻&quot;)+COUNTIF([.C12:.T12];&quot;51$&quot;)+COUNTIF([.C12:.T12];&quot;52$&quot;)" office:value-type="float" office:value="0" calcext:value-type="float">
            <text:p>0</text:p>
          </table:table-cell>
          <table:table-cell table:style-name="ce87" table:formula="of:=[Vzorci_vnosov.$A$12]" office:value-type="string" office:string-value="D" calcext:value-type="string">
            <text:p>D</text:p>
          </table:table-cell>
          <table:table-cell table:style-name="ce49" table:formula="of:=RIGHT([.C12];1)">
            <text:p/>
          </table:table-cell>
          <table:table-cell table:style-name="ce49" table:formula="of:=RIGHT([.D12];1)">
            <text:p/>
          </table:table-cell>
          <table:table-cell table:style-name="ce49" table:formula="of:=RIGHT([.E12];1)">
            <text:p/>
          </table:table-cell>
          <table:table-cell table:style-name="ce49" table:formula="of:=RIGHT([.F12];1)">
            <text:p/>
          </table:table-cell>
          <table:table-cell table:style-name="ce49" table:formula="of:=RIGHT([.G12];1)">
            <text:p/>
          </table:table-cell>
          <table:table-cell table:style-name="ce49" table:formula="of:=RIGHT([.H12];1)">
            <text:p/>
          </table:table-cell>
          <table:table-cell table:style-name="ce49" table:formula="of:=RIGHT([.I12];1)">
            <text:p/>
          </table:table-cell>
          <table:table-cell table:style-name="ce49" table:formula="of:=RIGHT([.J12];1)">
            <text:p/>
          </table:table-cell>
          <table:table-cell table:style-name="ce49" table:formula="of:=RIGHT([.K12];1)">
            <text:p/>
          </table:table-cell>
          <table:table-cell table:style-name="ce49" table:formula="of:=RIGHT([.L12];1)">
            <text:p/>
          </table:table-cell>
          <table:table-cell table:style-name="ce49" table:formula="of:=RIGHT([.M12];1)">
            <text:p/>
          </table:table-cell>
          <table:table-cell table:style-name="ce49" table:formula="of:=RIGHT([.N12];1)">
            <text:p/>
          </table:table-cell>
          <table:table-cell table:style-name="ce49" table:formula="of:=RIGHT([.O12];1)">
            <text:p/>
          </table:table-cell>
          <table:table-cell table:style-name="ce49" table:formula="of:=RIGHT([.P12];1)">
            <text:p/>
          </table:table-cell>
          <table:table-cell table:style-name="ce49" table:formula="of:=RIGHT([.Q12];1)">
            <text:p/>
          </table:table-cell>
          <table:table-cell table:style-name="ce49" table:formula="of:=RIGHT([.R12];1)">
            <text:p/>
          </table:table-cell>
          <table:table-cell table:style-name="ce49" table:formula="of:=RIGHT([.S12];1)">
            <text:p/>
          </table:table-cell>
          <table:table-cell table:style-name="ce49" table:formula="of:=RIGHT([.T12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12" calcext:value-type="date">
            <text:p>12/ jan</text:p>
          </table:table-cell>
          <table:table-cell table:style-name="ce141" table:formula="of:=TEXT([.A13];&quot;Ddd&quot;)" office:value-type="string" office:string-value="tor" calcext:value-type="string">
            <text:p>tor</text:p>
          </table:table-cell>
          <table:table-cell table:style-name="ce148" table:number-columns-repeated="18"/>
          <table:table-cell table:style-name="ce230"/>
          <table:table-cell table:style-name="ce177" table:formula="of:=COUNTIF([.AH13:.AY13];&quot;☻&quot;)" office:value-type="float" office:value="0" calcext:value-type="float">
            <text:p>0</text:p>
          </table:table-cell>
          <table:table-cell table:style-name="ce177" table:formula="of:=COUNTIF([.AH13:.AY13];&quot;☺&quot;)" office:value-type="float" office:value="0" calcext:value-type="float">
            <text:p>0</text:p>
          </table:table-cell>
          <table:table-cell table:style-name="ce177" table:formula="of:=COUNTIF([.C13:.T13];&quot;51&quot;)+COUNTIF([.C13:.T13];&quot;51$&quot;)+COUNTIF([.C13:.T13];&quot;51☻&quot;)" office:value-type="float" office:value="0" calcext:value-type="float">
            <text:p>0</text:p>
          </table:table-cell>
          <table:table-cell table:style-name="ce177" table:formula="of:=COUNTIF([.C13:.T13];&quot;52&quot;)+COUNTIF([.C13:.T13];&quot;52$&quot;)+COUNTIF([.C13:.T13];&quot;52☻&quot;)" office:value-type="float" office:value="0" calcext:value-type="float">
            <text:p>0</text:p>
          </table:table-cell>
          <table:table-cell table:style-name="ce177" table:formula="of:=COUNTIF([.C13:.T13];&quot;51¶&quot;)" office:value-type="float" office:value="0" calcext:value-type="float">
            <text:p>0</text:p>
          </table:table-cell>
          <table:table-cell table:style-name="ce177" table:formula="of:=COUNTIF([.C13:.T13];&quot;52¶&quot;)" office:value-type="float" office:value="0" calcext:value-type="float">
            <text:p>0</text:p>
          </table:table-cell>
          <table:table-cell table:style-name="ce177" table:formula="of:=COUNTIF([.C13:.T13];&quot;U&quot;)+COUNTIF([.C13:.T13];&quot;U☻&quot;)+COUNTIF([.C13:.T13];&quot;U☺&quot;)" office:value-type="float" office:value="0" calcext:value-type="float">
            <text:p>0</text:p>
          </table:table-cell>
          <table:table-cell table:style-name="ce177" table:formula="of:=COUNTIF([.C13:.T13];&quot;KVIT&quot;)+COUNTIF([.C13:.T13];&quot;KVIT☻&quot;)+COUNTIF([.C13:.T13];&quot;kvit$&quot;)" office:value-type="float" office:value="0" calcext:value-type="float">
            <text:p>0</text:p>
          </table:table-cell>
          <table:table-cell table:style-name="ce183" table:formula="of:=COUNTBLANK([.C13:.S13])-3" office:value-type="float" office:value="14" calcext:value-type="float">
            <text:p>14</text:p>
          </table:table-cell>
          <table:table-cell table:style-name="ce184" table:formula="of:=COUNTIF([.C13:.T13];&quot;x&quot;)" office:value-type="float" office:value="0" calcext:value-type="float">
            <text:p>0</text:p>
          </table:table-cell>
          <table:table-cell table:style-name="ce186" table:formula="of:=COUNTIF([.C13:.T13];&quot;51&quot;)+COUNTIF([.C13:.T13];&quot;51☻&quot;)+COUNTIF([.C13:.T13];&quot;2&quot;)+COUNTIF([.C13:.T13];&quot;52&quot;)+COUNTIF([.C13:.T13];&quot;52☻&quot;)+COUNTIF([.C13:.T13];&quot;51$&quot;)+COUNTIF([.C13:.T13];&quot;52$&quot;)" office:value-type="float" office:value="0" calcext:value-type="float">
            <text:p>0</text:p>
          </table:table-cell>
          <table:table-cell table:style-name="ce87" table:formula="of:=[Vzorci_vnosov.$A$13]" office:value-type="string" office:string-value="BOL" calcext:value-type="string">
            <text:p>BOL</text:p>
          </table:table-cell>
          <table:table-cell table:style-name="ce49" table:formula="of:=RIGHT([.C13];1)">
            <text:p/>
          </table:table-cell>
          <table:table-cell table:style-name="ce49" table:formula="of:=RIGHT([.D13];1)">
            <text:p/>
          </table:table-cell>
          <table:table-cell table:style-name="ce49" table:formula="of:=RIGHT([.E13];1)">
            <text:p/>
          </table:table-cell>
          <table:table-cell table:style-name="ce49" table:formula="of:=RIGHT([.F13];1)">
            <text:p/>
          </table:table-cell>
          <table:table-cell table:style-name="ce49" table:formula="of:=RIGHT([.G13];1)">
            <text:p/>
          </table:table-cell>
          <table:table-cell table:style-name="ce49" table:formula="of:=RIGHT([.H13];1)">
            <text:p/>
          </table:table-cell>
          <table:table-cell table:style-name="ce49" table:formula="of:=RIGHT([.I13];1)">
            <text:p/>
          </table:table-cell>
          <table:table-cell table:style-name="ce49" table:formula="of:=RIGHT([.J13];1)">
            <text:p/>
          </table:table-cell>
          <table:table-cell table:style-name="ce49" table:formula="of:=RIGHT([.K13];1)">
            <text:p/>
          </table:table-cell>
          <table:table-cell table:style-name="ce49" table:formula="of:=RIGHT([.L13];1)">
            <text:p/>
          </table:table-cell>
          <table:table-cell table:style-name="ce49" table:formula="of:=RIGHT([.M13];1)">
            <text:p/>
          </table:table-cell>
          <table:table-cell table:style-name="ce49" table:formula="of:=RIGHT([.N13];1)">
            <text:p/>
          </table:table-cell>
          <table:table-cell table:style-name="ce49" table:formula="of:=RIGHT([.O13];1)">
            <text:p/>
          </table:table-cell>
          <table:table-cell table:style-name="ce49" table:formula="of:=RIGHT([.P13];1)">
            <text:p/>
          </table:table-cell>
          <table:table-cell table:style-name="ce49" table:formula="of:=RIGHT([.Q13];1)">
            <text:p/>
          </table:table-cell>
          <table:table-cell table:style-name="ce49" table:formula="of:=RIGHT([.R13];1)">
            <text:p/>
          </table:table-cell>
          <table:table-cell table:style-name="ce49" table:formula="of:=RIGHT([.S13];1)">
            <text:p/>
          </table:table-cell>
          <table:table-cell table:style-name="ce49" table:formula="of:=RIGHT([.T13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13" calcext:value-type="date">
            <text:p>13/ jan</text:p>
          </table:table-cell>
          <table:table-cell table:style-name="ce141" table:formula="of:=TEXT([.A14];&quot;Ddd&quot;)" office:value-type="string" office:string-value="sre" calcext:value-type="string">
            <text:p>sre</text:p>
          </table:table-cell>
          <table:table-cell table:style-name="ce148" table:number-columns-repeated="18"/>
          <table:table-cell table:style-name="ce230"/>
          <table:table-cell table:style-name="ce177" table:formula="of:=COUNTIF([.AH14:.AY14];&quot;☻&quot;)" office:value-type="float" office:value="0" calcext:value-type="float">
            <text:p>0</text:p>
          </table:table-cell>
          <table:table-cell table:style-name="ce177" table:formula="of:=COUNTIF([.AH14:.AY14];&quot;☺&quot;)" office:value-type="float" office:value="0" calcext:value-type="float">
            <text:p>0</text:p>
          </table:table-cell>
          <table:table-cell table:style-name="ce177" table:formula="of:=COUNTIF([.C14:.T14];&quot;51&quot;)+COUNTIF([.C14:.T14];&quot;51$&quot;)+COUNTIF([.C14:.T14];&quot;51☻&quot;)" office:value-type="float" office:value="0" calcext:value-type="float">
            <text:p>0</text:p>
          </table:table-cell>
          <table:table-cell table:style-name="ce177" table:formula="of:=COUNTIF([.C14:.T14];&quot;52&quot;)+COUNTIF([.C14:.T14];&quot;52$&quot;)+COUNTIF([.C14:.T14];&quot;52☻&quot;)" office:value-type="float" office:value="0" calcext:value-type="float">
            <text:p>0</text:p>
          </table:table-cell>
          <table:table-cell table:style-name="ce177" table:formula="of:=COUNTIF([.C14:.T14];&quot;51¶&quot;)" office:value-type="float" office:value="0" calcext:value-type="float">
            <text:p>0</text:p>
          </table:table-cell>
          <table:table-cell table:style-name="ce177" table:formula="of:=COUNTIF([.C14:.T14];&quot;52¶&quot;)" office:value-type="float" office:value="0" calcext:value-type="float">
            <text:p>0</text:p>
          </table:table-cell>
          <table:table-cell table:style-name="ce177" table:formula="of:=COUNTIF([.C14:.T14];&quot;U&quot;)+COUNTIF([.C14:.T14];&quot;U☻&quot;)+COUNTIF([.C14:.T14];&quot;U☺&quot;)" office:value-type="float" office:value="0" calcext:value-type="float">
            <text:p>0</text:p>
          </table:table-cell>
          <table:table-cell table:style-name="ce177" table:formula="of:=COUNTIF([.C14:.T14];&quot;KVIT&quot;)+COUNTIF([.C14:.T14];&quot;KVIT☻&quot;)+COUNTIF([.C14:.T14];&quot;kvit$&quot;)" office:value-type="float" office:value="0" calcext:value-type="float">
            <text:p>0</text:p>
          </table:table-cell>
          <table:table-cell table:style-name="ce183" table:formula="of:=COUNTBLANK([.C14:.S14])-3" office:value-type="float" office:value="14" calcext:value-type="float">
            <text:p>14</text:p>
          </table:table-cell>
          <table:table-cell table:style-name="ce184" table:formula="of:=COUNTIF([.C14:.T14];&quot;x&quot;)" office:value-type="float" office:value="0" calcext:value-type="float">
            <text:p>0</text:p>
          </table:table-cell>
          <table:table-cell table:style-name="ce186" table:formula="of:=COUNTIF([.C14:.T14];&quot;51&quot;)+COUNTIF([.C14:.T14];&quot;51☻&quot;)+COUNTIF([.C14:.T14];&quot;2&quot;)+COUNTIF([.C14:.T14];&quot;52&quot;)+COUNTIF([.C14:.T14];&quot;52☻&quot;)+COUNTIF([.C14:.T14];&quot;51$&quot;)+COUNTIF([.C14:.T14];&quot;52$&quot;)" office:value-type="float" office:value="0" calcext:value-type="float">
            <text:p>0</text:p>
          </table:table-cell>
          <table:table-cell table:style-name="ce90" table:formula="of:=[Vzorci_vnosov.$A$14]" office:value-type="string" office:string-value="☻" calcext:value-type="string">
            <text:p>☻</text:p>
          </table:table-cell>
          <table:table-cell table:style-name="ce49" table:formula="of:=RIGHT([.C14];1)">
            <text:p/>
          </table:table-cell>
          <table:table-cell table:style-name="ce49" table:formula="of:=RIGHT([.D14];1)">
            <text:p/>
          </table:table-cell>
          <table:table-cell table:style-name="ce49" table:formula="of:=RIGHT([.E14];1)">
            <text:p/>
          </table:table-cell>
          <table:table-cell table:style-name="ce49" table:formula="of:=RIGHT([.F14];1)">
            <text:p/>
          </table:table-cell>
          <table:table-cell table:style-name="ce49" table:formula="of:=RIGHT([.G14];1)">
            <text:p/>
          </table:table-cell>
          <table:table-cell table:style-name="ce49" table:formula="of:=RIGHT([.H14];1)">
            <text:p/>
          </table:table-cell>
          <table:table-cell table:style-name="ce49" table:formula="of:=RIGHT([.I14];1)">
            <text:p/>
          </table:table-cell>
          <table:table-cell table:style-name="ce49" table:formula="of:=RIGHT([.J14];1)">
            <text:p/>
          </table:table-cell>
          <table:table-cell table:style-name="ce49" table:formula="of:=RIGHT([.K14];1)">
            <text:p/>
          </table:table-cell>
          <table:table-cell table:style-name="ce49" table:formula="of:=RIGHT([.L14];1)">
            <text:p/>
          </table:table-cell>
          <table:table-cell table:style-name="ce49" table:formula="of:=RIGHT([.M14];1)">
            <text:p/>
          </table:table-cell>
          <table:table-cell table:style-name="ce49" table:formula="of:=RIGHT([.N14];1)">
            <text:p/>
          </table:table-cell>
          <table:table-cell table:style-name="ce49" table:formula="of:=RIGHT([.O14];1)">
            <text:p/>
          </table:table-cell>
          <table:table-cell table:style-name="ce49" table:formula="of:=RIGHT([.P14];1)">
            <text:p/>
          </table:table-cell>
          <table:table-cell table:style-name="ce49" table:formula="of:=RIGHT([.Q14];1)">
            <text:p/>
          </table:table-cell>
          <table:table-cell table:style-name="ce49" table:formula="of:=RIGHT([.R14];1)">
            <text:p/>
          </table:table-cell>
          <table:table-cell table:style-name="ce49" table:formula="of:=RIGHT([.S14];1)">
            <text:p/>
          </table:table-cell>
          <table:table-cell table:style-name="ce49" table:formula="of:=RIGHT([.T14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14" calcext:value-type="date">
            <text:p>14/ jan</text:p>
          </table:table-cell>
          <table:table-cell table:style-name="ce141" table:formula="of:=TEXT([.A15];&quot;Ddd&quot;)" office:value-type="string" office:string-value="čet" calcext:value-type="string">
            <text:p>čet</text:p>
          </table:table-cell>
          <table:table-cell table:style-name="ce148" table:number-columns-repeated="18"/>
          <table:table-cell table:style-name="ce230"/>
          <table:table-cell table:style-name="ce177" table:formula="of:=COUNTIF([.AH15:.AY15];&quot;☻&quot;)" office:value-type="float" office:value="0" calcext:value-type="float">
            <text:p>0</text:p>
          </table:table-cell>
          <table:table-cell table:style-name="ce177" table:formula="of:=COUNTIF([.AH15:.AY15];&quot;☺&quot;)" office:value-type="float" office:value="0" calcext:value-type="float">
            <text:p>0</text:p>
          </table:table-cell>
          <table:table-cell table:style-name="ce177" table:formula="of:=COUNTIF([.C15:.T15];&quot;51&quot;)+COUNTIF([.C15:.T15];&quot;51$&quot;)+COUNTIF([.C15:.T15];&quot;51☻&quot;)" office:value-type="float" office:value="0" calcext:value-type="float">
            <text:p>0</text:p>
          </table:table-cell>
          <table:table-cell table:style-name="ce177" table:formula="of:=COUNTIF([.C15:.T15];&quot;52&quot;)+COUNTIF([.C15:.T15];&quot;52$&quot;)+COUNTIF([.C15:.T15];&quot;52☻&quot;)" office:value-type="float" office:value="0" calcext:value-type="float">
            <text:p>0</text:p>
          </table:table-cell>
          <table:table-cell table:style-name="ce177" table:formula="of:=COUNTIF([.C15:.T15];&quot;51¶&quot;)" office:value-type="float" office:value="0" calcext:value-type="float">
            <text:p>0</text:p>
          </table:table-cell>
          <table:table-cell table:style-name="ce177" table:formula="of:=COUNTIF([.C15:.T15];&quot;52¶&quot;)" office:value-type="float" office:value="0" calcext:value-type="float">
            <text:p>0</text:p>
          </table:table-cell>
          <table:table-cell table:style-name="ce177" table:formula="of:=COUNTIF([.C15:.T15];&quot;U&quot;)+COUNTIF([.C15:.T15];&quot;U☻&quot;)+COUNTIF([.C15:.T15];&quot;U☺&quot;)" office:value-type="float" office:value="0" calcext:value-type="float">
            <text:p>0</text:p>
          </table:table-cell>
          <table:table-cell table:style-name="ce177" table:formula="of:=COUNTIF([.C15:.T15];&quot;KVIT&quot;)+COUNTIF([.C15:.T15];&quot;KVIT☻&quot;)+COUNTIF([.C15:.T15];&quot;kvit$&quot;)" office:value-type="float" office:value="0" calcext:value-type="float">
            <text:p>0</text:p>
          </table:table-cell>
          <table:table-cell table:style-name="ce183" table:formula="of:=COUNTBLANK([.C15:.S15])-3" office:value-type="float" office:value="14" calcext:value-type="float">
            <text:p>14</text:p>
          </table:table-cell>
          <table:table-cell table:style-name="ce184" table:formula="of:=COUNTIF([.C15:.T15];&quot;x&quot;)" office:value-type="float" office:value="0" calcext:value-type="float">
            <text:p>0</text:p>
          </table:table-cell>
          <table:table-cell table:style-name="ce186" table:formula="of:=COUNTIF([.C15:.T15];&quot;51&quot;)+COUNTIF([.C15:.T15];&quot;51☻&quot;)+COUNTIF([.C15:.T15];&quot;2&quot;)+COUNTIF([.C15:.T15];&quot;52&quot;)+COUNTIF([.C15:.T15];&quot;52☻&quot;)+COUNTIF([.C15:.T15];&quot;51$&quot;)+COUNTIF([.C15:.T15];&quot;52$&quot;)" office:value-type="float" office:value="0" calcext:value-type="float">
            <text:p>0</text:p>
          </table:table-cell>
          <table:table-cell table:style-name="ce87" table:formula="of:=[Vzorci_vnosov.$A$15]" office:value-type="string" office:string-value="SO" calcext:value-type="string">
            <text:p>SO</text:p>
          </table:table-cell>
          <table:table-cell table:style-name="ce49" table:formula="of:=RIGHT([.C15];1)">
            <text:p/>
          </table:table-cell>
          <table:table-cell table:style-name="ce49" table:formula="of:=RIGHT([.D15];1)">
            <text:p/>
          </table:table-cell>
          <table:table-cell table:style-name="ce49" table:formula="of:=RIGHT([.E15];1)">
            <text:p/>
          </table:table-cell>
          <table:table-cell table:style-name="ce49" table:formula="of:=RIGHT([.F15];1)">
            <text:p/>
          </table:table-cell>
          <table:table-cell table:style-name="ce49" table:formula="of:=RIGHT([.G15];1)">
            <text:p/>
          </table:table-cell>
          <table:table-cell table:style-name="ce49" table:formula="of:=RIGHT([.H15];1)">
            <text:p/>
          </table:table-cell>
          <table:table-cell table:style-name="ce49" table:formula="of:=RIGHT([.I15];1)">
            <text:p/>
          </table:table-cell>
          <table:table-cell table:style-name="ce49" table:formula="of:=RIGHT([.J15];1)">
            <text:p/>
          </table:table-cell>
          <table:table-cell table:style-name="ce49" table:formula="of:=RIGHT([.K15];1)">
            <text:p/>
          </table:table-cell>
          <table:table-cell table:style-name="ce49" table:formula="of:=RIGHT([.L15];1)">
            <text:p/>
          </table:table-cell>
          <table:table-cell table:style-name="ce49" table:formula="of:=RIGHT([.M15];1)">
            <text:p/>
          </table:table-cell>
          <table:table-cell table:style-name="ce49" table:formula="of:=RIGHT([.N15];1)">
            <text:p/>
          </table:table-cell>
          <table:table-cell table:style-name="ce49" table:formula="of:=RIGHT([.O15];1)">
            <text:p/>
          </table:table-cell>
          <table:table-cell table:style-name="ce49" table:formula="of:=RIGHT([.P15];1)">
            <text:p/>
          </table:table-cell>
          <table:table-cell table:style-name="ce49" table:formula="of:=RIGHT([.Q15];1)">
            <text:p/>
          </table:table-cell>
          <table:table-cell table:style-name="ce49" table:formula="of:=RIGHT([.R15];1)">
            <text:p/>
          </table:table-cell>
          <table:table-cell table:style-name="ce49" table:formula="of:=RIGHT([.S15];1)">
            <text:p/>
          </table:table-cell>
          <table:table-cell table:style-name="ce49" table:formula="of:=RIGHT([.T15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15" calcext:value-type="date">
            <text:p>15/ jan</text:p>
          </table:table-cell>
          <table:table-cell table:style-name="ce141" table:formula="of:=TEXT([.A16];&quot;Ddd&quot;)" office:value-type="string" office:string-value="pet" calcext:value-type="string">
            <text:p>pet</text:p>
          </table:table-cell>
          <table:table-cell table:style-name="ce148" table:number-columns-repeated="18"/>
          <table:table-cell table:style-name="ce230"/>
          <table:table-cell table:style-name="ce177" table:formula="of:=COUNTIF([.AH16:.AY16];&quot;☻&quot;)" office:value-type="float" office:value="0" calcext:value-type="float">
            <text:p>0</text:p>
          </table:table-cell>
          <table:table-cell table:style-name="ce177" table:formula="of:=COUNTIF([.AH16:.AY16];&quot;☺&quot;)" office:value-type="float" office:value="0" calcext:value-type="float">
            <text:p>0</text:p>
          </table:table-cell>
          <table:table-cell table:style-name="ce177" table:formula="of:=COUNTIF([.C16:.T16];&quot;51&quot;)+COUNTIF([.C16:.T16];&quot;51$&quot;)+COUNTIF([.C16:.T16];&quot;51☻&quot;)" office:value-type="float" office:value="0" calcext:value-type="float">
            <text:p>0</text:p>
          </table:table-cell>
          <table:table-cell table:style-name="ce177" table:formula="of:=COUNTIF([.C16:.T16];&quot;52&quot;)+COUNTIF([.C16:.T16];&quot;52$&quot;)+COUNTIF([.C16:.T16];&quot;52☻&quot;)" office:value-type="float" office:value="0" calcext:value-type="float">
            <text:p>0</text:p>
          </table:table-cell>
          <table:table-cell table:style-name="ce177" table:formula="of:=COUNTIF([.C16:.T16];&quot;51¶&quot;)" office:value-type="float" office:value="0" calcext:value-type="float">
            <text:p>0</text:p>
          </table:table-cell>
          <table:table-cell table:style-name="ce177" table:formula="of:=COUNTIF([.C16:.T16];&quot;52¶&quot;)" office:value-type="float" office:value="0" calcext:value-type="float">
            <text:p>0</text:p>
          </table:table-cell>
          <table:table-cell table:style-name="ce177" table:formula="of:=COUNTIF([.C16:.T16];&quot;U&quot;)+COUNTIF([.C16:.T16];&quot;U☻&quot;)+COUNTIF([.C16:.T16];&quot;U☺&quot;)" office:value-type="float" office:value="0" calcext:value-type="float">
            <text:p>0</text:p>
          </table:table-cell>
          <table:table-cell table:style-name="ce177" table:formula="of:=COUNTIF([.C16:.T16];&quot;KVIT&quot;)+COUNTIF([.C16:.T16];&quot;KVIT☻&quot;)+COUNTIF([.C16:.T16];&quot;kvit$&quot;)" office:value-type="float" office:value="0" calcext:value-type="float">
            <text:p>0</text:p>
          </table:table-cell>
          <table:table-cell table:style-name="ce183" table:formula="of:=COUNTBLANK([.C16:.S16])-3" office:value-type="float" office:value="14" calcext:value-type="float">
            <text:p>14</text:p>
          </table:table-cell>
          <table:table-cell table:style-name="ce184" table:formula="of:=COUNTIF([.C16:.T16];&quot;x&quot;)" office:value-type="float" office:value="0" calcext:value-type="float">
            <text:p>0</text:p>
          </table:table-cell>
          <table:table-cell table:style-name="ce186" table:formula="of:=COUNTIF([.C16:.T16];&quot;51&quot;)+COUNTIF([.C16:.T16];&quot;51☻&quot;)+COUNTIF([.C16:.T16];&quot;2&quot;)+COUNTIF([.C16:.T16];&quot;52&quot;)+COUNTIF([.C16:.T16];&quot;52☻&quot;)+COUNTIF([.C16:.T16];&quot;51$&quot;)+COUNTIF([.C16:.T16];&quot;52$&quot;)" office:value-type="float" office:value="0" calcext:value-type="float">
            <text:p>0</text:p>
          </table:table-cell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49" table:formula="of:=RIGHT([.C16];1)">
            <text:p/>
          </table:table-cell>
          <table:table-cell table:style-name="ce49" table:formula="of:=RIGHT([.D16];1)">
            <text:p/>
          </table:table-cell>
          <table:table-cell table:style-name="ce49" table:formula="of:=RIGHT([.E16];1)">
            <text:p/>
          </table:table-cell>
          <table:table-cell table:style-name="ce49" table:formula="of:=RIGHT([.F16];1)">
            <text:p/>
          </table:table-cell>
          <table:table-cell table:style-name="ce49" table:formula="of:=RIGHT([.G16];1)">
            <text:p/>
          </table:table-cell>
          <table:table-cell table:style-name="ce49" table:formula="of:=RIGHT([.H16];1)">
            <text:p/>
          </table:table-cell>
          <table:table-cell table:style-name="ce49" table:formula="of:=RIGHT([.I16];1)">
            <text:p/>
          </table:table-cell>
          <table:table-cell table:style-name="ce49" table:formula="of:=RIGHT([.J16];1)">
            <text:p/>
          </table:table-cell>
          <table:table-cell table:style-name="ce49" table:formula="of:=RIGHT([.K16];1)">
            <text:p/>
          </table:table-cell>
          <table:table-cell table:style-name="ce49" table:formula="of:=RIGHT([.L16];1)">
            <text:p/>
          </table:table-cell>
          <table:table-cell table:style-name="ce49" table:formula="of:=RIGHT([.M16];1)">
            <text:p/>
          </table:table-cell>
          <table:table-cell table:style-name="ce49" table:formula="of:=RIGHT([.N16];1)">
            <text:p/>
          </table:table-cell>
          <table:table-cell table:style-name="ce49" table:formula="of:=RIGHT([.O16];1)">
            <text:p/>
          </table:table-cell>
          <table:table-cell table:style-name="ce49" table:formula="of:=RIGHT([.P16];1)">
            <text:p/>
          </table:table-cell>
          <table:table-cell table:style-name="ce49" table:formula="of:=RIGHT([.Q16];1)">
            <text:p/>
          </table:table-cell>
          <table:table-cell table:style-name="ce49" table:formula="of:=RIGHT([.R16];1)">
            <text:p/>
          </table:table-cell>
          <table:table-cell table:style-name="ce49" table:formula="of:=RIGHT([.S16];1)">
            <text:p/>
          </table:table-cell>
          <table:table-cell table:style-name="ce49" table:formula="of:=RIGHT([.T16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16" calcext:value-type="date">
            <text:p>16/ jan</text:p>
          </table:table-cell>
          <table:table-cell table:style-name="ce141" table:formula="of:=TEXT([.A17];&quot;Ddd&quot;)" office:value-type="string" office:string-value="sob" calcext:value-type="string">
            <text:p>sob</text:p>
          </table:table-cell>
          <table:table-cell table:style-name="ce148" table:number-columns-repeated="18"/>
          <table:table-cell table:style-name="ce230"/>
          <table:table-cell table:style-name="ce177" table:formula="of:=COUNTIF([.AH17:.AY17];&quot;☻&quot;)" office:value-type="float" office:value="0" calcext:value-type="float">
            <text:p>0</text:p>
          </table:table-cell>
          <table:table-cell table:style-name="ce177" table:formula="of:=COUNTIF([.AH17:.AY17];&quot;☺&quot;)" office:value-type="float" office:value="0" calcext:value-type="float">
            <text:p>0</text:p>
          </table:table-cell>
          <table:table-cell table:style-name="ce177" table:formula="of:=COUNTIF([.C17:.T17];&quot;51&quot;)+COUNTIF([.C17:.T17];&quot;51$&quot;)+COUNTIF([.C17:.T17];&quot;51☻&quot;)" office:value-type="float" office:value="0" calcext:value-type="float">
            <text:p>0</text:p>
          </table:table-cell>
          <table:table-cell table:style-name="ce177" table:formula="of:=COUNTIF([.C17:.T17];&quot;52&quot;)+COUNTIF([.C17:.T17];&quot;52$&quot;)+COUNTIF([.C17:.T17];&quot;52☻&quot;)" office:value-type="float" office:value="0" calcext:value-type="float">
            <text:p>0</text:p>
          </table:table-cell>
          <table:table-cell table:style-name="ce177" table:formula="of:=COUNTIF([.C17:.T17];&quot;51¶&quot;)" office:value-type="float" office:value="0" calcext:value-type="float">
            <text:p>0</text:p>
          </table:table-cell>
          <table:table-cell table:style-name="ce177" table:formula="of:=COUNTIF([.C17:.T17];&quot;52¶&quot;)" office:value-type="float" office:value="0" calcext:value-type="float">
            <text:p>0</text:p>
          </table:table-cell>
          <table:table-cell table:style-name="ce177" table:formula="of:=COUNTIF([.C17:.T17];&quot;U&quot;)+COUNTIF([.C17:.T17];&quot;U☻&quot;)+COUNTIF([.C17:.T17];&quot;U☺&quot;)" office:value-type="float" office:value="0" calcext:value-type="float">
            <text:p>0</text:p>
          </table:table-cell>
          <table:table-cell table:style-name="ce177" table:formula="of:=COUNTIF([.C17:.T17];&quot;KVIT&quot;)+COUNTIF([.C17:.T17];&quot;KVIT☻&quot;)+COUNTIF([.C17:.T17];&quot;kvit$&quot;)" office:value-type="float" office:value="0" calcext:value-type="float">
            <text:p>0</text:p>
          </table:table-cell>
          <table:table-cell table:style-name="ce183" table:formula="of:=COUNTBLANK([.C17:.S17])-3" office:value-type="float" office:value="14" calcext:value-type="float">
            <text:p>14</text:p>
          </table:table-cell>
          <table:table-cell table:style-name="ce184" table:formula="of:=COUNTIF([.C17:.T17];&quot;x&quot;)" office:value-type="float" office:value="0" calcext:value-type="float">
            <text:p>0</text:p>
          </table:table-cell>
          <table:table-cell table:style-name="ce186" table:formula="of:=COUNTIF([.C17:.T17];&quot;51&quot;)+COUNTIF([.C17:.T17];&quot;51☻&quot;)+COUNTIF([.C17:.T17];&quot;2&quot;)+COUNTIF([.C17:.T17];&quot;52&quot;)+COUNTIF([.C17:.T17];&quot;52☻&quot;)+COUNTIF([.C17:.T17];&quot;51$&quot;)+COUNTIF([.C17:.T17];&quot;52$&quot;)" office:value-type="float" office:value="0" calcext:value-type="float">
            <text:p>0</text:p>
          </table:table-cell>
          <table:table-cell table:style-name="ce91" table:formula="of:=[Vzorci_vnosov.$A$17]" office:value-type="string" office:string-value="51$" calcext:value-type="string">
            <text:p>51$</text:p>
          </table:table-cell>
          <table:table-cell table:style-name="ce49" table:formula="of:=RIGHT([.C17];1)">
            <text:p/>
          </table:table-cell>
          <table:table-cell table:style-name="ce49" table:formula="of:=RIGHT([.D17];1)">
            <text:p/>
          </table:table-cell>
          <table:table-cell table:style-name="ce49" table:formula="of:=RIGHT([.E17];1)">
            <text:p/>
          </table:table-cell>
          <table:table-cell table:style-name="ce49" table:formula="of:=RIGHT([.F17];1)">
            <text:p/>
          </table:table-cell>
          <table:table-cell table:style-name="ce49" table:formula="of:=RIGHT([.G17];1)">
            <text:p/>
          </table:table-cell>
          <table:table-cell table:style-name="ce49" table:formula="of:=RIGHT([.H17];1)">
            <text:p/>
          </table:table-cell>
          <table:table-cell table:style-name="ce49" table:formula="of:=RIGHT([.I17];1)">
            <text:p/>
          </table:table-cell>
          <table:table-cell table:style-name="ce49" table:formula="of:=RIGHT([.J17];1)">
            <text:p/>
          </table:table-cell>
          <table:table-cell table:style-name="ce49" table:formula="of:=RIGHT([.K17];1)">
            <text:p/>
          </table:table-cell>
          <table:table-cell table:style-name="ce49" table:formula="of:=RIGHT([.L17];1)">
            <text:p/>
          </table:table-cell>
          <table:table-cell table:style-name="ce49" table:formula="of:=RIGHT([.M17];1)">
            <text:p/>
          </table:table-cell>
          <table:table-cell table:style-name="ce49" table:formula="of:=RIGHT([.N17];1)">
            <text:p/>
          </table:table-cell>
          <table:table-cell table:style-name="ce49" table:formula="of:=RIGHT([.O17];1)">
            <text:p/>
          </table:table-cell>
          <table:table-cell table:style-name="ce49" table:formula="of:=RIGHT([.P17];1)">
            <text:p/>
          </table:table-cell>
          <table:table-cell table:style-name="ce49" table:formula="of:=RIGHT([.Q17];1)">
            <text:p/>
          </table:table-cell>
          <table:table-cell table:style-name="ce49" table:formula="of:=RIGHT([.R17];1)">
            <text:p/>
          </table:table-cell>
          <table:table-cell table:style-name="ce49" table:formula="of:=RIGHT([.S17];1)">
            <text:p/>
          </table:table-cell>
          <table:table-cell table:style-name="ce49" table:formula="of:=RIGHT([.T17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17" calcext:value-type="date">
            <text:p>17/ jan</text:p>
          </table:table-cell>
          <table:table-cell table:style-name="ce141" table:formula="of:=TEXT([.A18];&quot;Ddd&quot;)" office:value-type="string" office:string-value="ned" calcext:value-type="string">
            <text:p>ned</text:p>
          </table:table-cell>
          <table:table-cell table:style-name="ce148" table:number-columns-repeated="18"/>
          <table:table-cell table:style-name="ce230"/>
          <table:table-cell table:style-name="ce177" table:formula="of:=COUNTIF([.AH18:.AY18];&quot;☻&quot;)" office:value-type="float" office:value="0" calcext:value-type="float">
            <text:p>0</text:p>
          </table:table-cell>
          <table:table-cell table:style-name="ce177" table:formula="of:=COUNTIF([.AH18:.AY18];&quot;☺&quot;)" office:value-type="float" office:value="0" calcext:value-type="float">
            <text:p>0</text:p>
          </table:table-cell>
          <table:table-cell table:style-name="ce177" table:formula="of:=COUNTIF([.C18:.T18];&quot;51&quot;)+COUNTIF([.C18:.T18];&quot;51$&quot;)+COUNTIF([.C18:.T18];&quot;51☻&quot;)" office:value-type="float" office:value="0" calcext:value-type="float">
            <text:p>0</text:p>
          </table:table-cell>
          <table:table-cell table:style-name="ce177" table:formula="of:=COUNTIF([.C18:.T18];&quot;52&quot;)+COUNTIF([.C18:.T18];&quot;52$&quot;)+COUNTIF([.C18:.T18];&quot;52☻&quot;)" office:value-type="float" office:value="0" calcext:value-type="float">
            <text:p>0</text:p>
          </table:table-cell>
          <table:table-cell table:style-name="ce177" table:formula="of:=COUNTIF([.C18:.T18];&quot;51¶&quot;)" office:value-type="float" office:value="0" calcext:value-type="float">
            <text:p>0</text:p>
          </table:table-cell>
          <table:table-cell table:style-name="ce177" table:formula="of:=COUNTIF([.C18:.T18];&quot;52¶&quot;)" office:value-type="float" office:value="0" calcext:value-type="float">
            <text:p>0</text:p>
          </table:table-cell>
          <table:table-cell table:style-name="ce177" table:formula="of:=COUNTIF([.C18:.T18];&quot;U&quot;)+COUNTIF([.C18:.T18];&quot;U☻&quot;)+COUNTIF([.C18:.T18];&quot;U☺&quot;)" office:value-type="float" office:value="0" calcext:value-type="float">
            <text:p>0</text:p>
          </table:table-cell>
          <table:table-cell table:style-name="ce177" table:formula="of:=COUNTIF([.C18:.T18];&quot;KVIT&quot;)+COUNTIF([.C18:.T18];&quot;KVIT☻&quot;)+COUNTIF([.C18:.T18];&quot;kvit$&quot;)" office:value-type="float" office:value="0" calcext:value-type="float">
            <text:p>0</text:p>
          </table:table-cell>
          <table:table-cell table:style-name="ce183" table:formula="of:=COUNTBLANK([.C18:.S18])-3" office:value-type="float" office:value="14" calcext:value-type="float">
            <text:p>14</text:p>
          </table:table-cell>
          <table:table-cell table:style-name="ce184" table:formula="of:=COUNTIF([.C18:.T18];&quot;x&quot;)" office:value-type="float" office:value="0" calcext:value-type="float">
            <text:p>0</text:p>
          </table:table-cell>
          <table:table-cell table:style-name="ce186" table:formula="of:=COUNTIF([.C18:.T18];&quot;51&quot;)+COUNTIF([.C18:.T18];&quot;51☻&quot;)+COUNTIF([.C18:.T18];&quot;2&quot;)+COUNTIF([.C18:.T18];&quot;52&quot;)+COUNTIF([.C18:.T18];&quot;52☻&quot;)+COUNTIF([.C18:.T18];&quot;51$&quot;)+COUNTIF([.C18:.T18];&quot;52$&quot;)" office:value-type="float" office:value="0" calcext:value-type="float">
            <text:p>0</text:p>
          </table:table-cell>
          <table:table-cell table:style-name="ce91" table:formula="of:=[Vzorci_vnosov.$A$18]" office:value-type="string" office:string-value="52$" calcext:value-type="string">
            <text:p>52$</text:p>
          </table:table-cell>
          <table:table-cell table:style-name="ce49" table:formula="of:=RIGHT([.C18];1)">
            <text:p/>
          </table:table-cell>
          <table:table-cell table:style-name="ce49" table:formula="of:=RIGHT([.D18];1)">
            <text:p/>
          </table:table-cell>
          <table:table-cell table:style-name="ce49" table:formula="of:=RIGHT([.E18];1)">
            <text:p/>
          </table:table-cell>
          <table:table-cell table:style-name="ce49" table:formula="of:=RIGHT([.F18];1)">
            <text:p/>
          </table:table-cell>
          <table:table-cell table:style-name="ce49" table:formula="of:=RIGHT([.G18];1)">
            <text:p/>
          </table:table-cell>
          <table:table-cell table:style-name="ce49" table:formula="of:=RIGHT([.H18];1)">
            <text:p/>
          </table:table-cell>
          <table:table-cell table:style-name="ce49" table:formula="of:=RIGHT([.I18];1)">
            <text:p/>
          </table:table-cell>
          <table:table-cell table:style-name="ce49" table:formula="of:=RIGHT([.J18];1)">
            <text:p/>
          </table:table-cell>
          <table:table-cell table:style-name="ce49" table:formula="of:=RIGHT([.K18];1)">
            <text:p/>
          </table:table-cell>
          <table:table-cell table:style-name="ce49" table:formula="of:=RIGHT([.L18];1)">
            <text:p/>
          </table:table-cell>
          <table:table-cell table:style-name="ce49" table:formula="of:=RIGHT([.M18];1)">
            <text:p/>
          </table:table-cell>
          <table:table-cell table:style-name="ce49" table:formula="of:=RIGHT([.N18];1)">
            <text:p/>
          </table:table-cell>
          <table:table-cell table:style-name="ce49" table:formula="of:=RIGHT([.O18];1)">
            <text:p/>
          </table:table-cell>
          <table:table-cell table:style-name="ce49" table:formula="of:=RIGHT([.P18];1)">
            <text:p/>
          </table:table-cell>
          <table:table-cell table:style-name="ce49" table:formula="of:=RIGHT([.Q18];1)">
            <text:p/>
          </table:table-cell>
          <table:table-cell table:style-name="ce49" table:formula="of:=RIGHT([.R18];1)">
            <text:p/>
          </table:table-cell>
          <table:table-cell table:style-name="ce49" table:formula="of:=RIGHT([.S18];1)">
            <text:p/>
          </table:table-cell>
          <table:table-cell table:style-name="ce49" table:formula="of:=RIGHT([.T18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18" calcext:value-type="date">
            <text:p>18/ jan</text:p>
          </table:table-cell>
          <table:table-cell table:style-name="ce141" table:formula="of:=TEXT([.A19];&quot;Ddd&quot;)" office:value-type="string" office:string-value="pon" calcext:value-type="string">
            <text:p>pon</text:p>
          </table:table-cell>
          <table:table-cell table:style-name="ce148" table:number-columns-repeated="18"/>
          <table:table-cell table:style-name="ce230"/>
          <table:table-cell table:style-name="ce177" table:formula="of:=COUNTIF([.AH19:.AY19];&quot;☻&quot;)" office:value-type="float" office:value="0" calcext:value-type="float">
            <text:p>0</text:p>
          </table:table-cell>
          <table:table-cell table:style-name="ce177" table:formula="of:=COUNTIF([.AH19:.AY19];&quot;☺&quot;)" office:value-type="float" office:value="0" calcext:value-type="float">
            <text:p>0</text:p>
          </table:table-cell>
          <table:table-cell table:style-name="ce177" table:formula="of:=COUNTIF([.C19:.T19];&quot;51&quot;)+COUNTIF([.C19:.T19];&quot;51$&quot;)+COUNTIF([.C19:.T19];&quot;51☻&quot;)" office:value-type="float" office:value="0" calcext:value-type="float">
            <text:p>0</text:p>
          </table:table-cell>
          <table:table-cell table:style-name="ce177" table:formula="of:=COUNTIF([.C19:.T19];&quot;52&quot;)+COUNTIF([.C19:.T19];&quot;52$&quot;)+COUNTIF([.C19:.T19];&quot;52☻&quot;)" office:value-type="float" office:value="0" calcext:value-type="float">
            <text:p>0</text:p>
          </table:table-cell>
          <table:table-cell table:style-name="ce177" table:formula="of:=COUNTIF([.C19:.T19];&quot;51¶&quot;)" office:value-type="float" office:value="0" calcext:value-type="float">
            <text:p>0</text:p>
          </table:table-cell>
          <table:table-cell table:style-name="ce177" table:formula="of:=COUNTIF([.C19:.T19];&quot;52¶&quot;)" office:value-type="float" office:value="0" calcext:value-type="float">
            <text:p>0</text:p>
          </table:table-cell>
          <table:table-cell table:style-name="ce177" table:formula="of:=COUNTIF([.C19:.T19];&quot;U&quot;)+COUNTIF([.C19:.T19];&quot;U☻&quot;)+COUNTIF([.C19:.T19];&quot;U☺&quot;)" office:value-type="float" office:value="0" calcext:value-type="float">
            <text:p>0</text:p>
          </table:table-cell>
          <table:table-cell table:style-name="ce177" table:formula="of:=COUNTIF([.C19:.T19];&quot;KVIT&quot;)+COUNTIF([.C19:.T19];&quot;KVIT☻&quot;)+COUNTIF([.C19:.T19];&quot;kvit$&quot;)" office:value-type="float" office:value="0" calcext:value-type="float">
            <text:p>0</text:p>
          </table:table-cell>
          <table:table-cell table:style-name="ce183" table:formula="of:=COUNTBLANK([.C19:.S19])-3" office:value-type="float" office:value="14" calcext:value-type="float">
            <text:p>14</text:p>
          </table:table-cell>
          <table:table-cell table:style-name="ce184" table:formula="of:=COUNTIF([.C19:.T19];&quot;x&quot;)" office:value-type="float" office:value="0" calcext:value-type="float">
            <text:p>0</text:p>
          </table:table-cell>
          <table:table-cell table:style-name="ce186" table:formula="of:=COUNTIF([.C19:.T19];&quot;51&quot;)+COUNTIF([.C19:.T19];&quot;51☻&quot;)+COUNTIF([.C19:.T19];&quot;2&quot;)+COUNTIF([.C19:.T19];&quot;52&quot;)+COUNTIF([.C19:.T19];&quot;52☻&quot;)+COUNTIF([.C19:.T19];&quot;51$&quot;)+COUNTIF([.C19:.T19];&quot;52$&quot;)" office:value-type="float" office:value="0" calcext:value-type="float">
            <text:p>0</text:p>
          </table:table-cell>
          <table:table-cell table:style-name="ce92" table:formula="of:=[Vzorci_vnosov.$A$19]" office:value-type="string" office:string-value="KVIT$" calcext:value-type="string">
            <text:p>KVIT$</text:p>
          </table:table-cell>
          <table:table-cell table:style-name="ce49" table:formula="of:=RIGHT([.C19];1)">
            <text:p/>
          </table:table-cell>
          <table:table-cell table:style-name="ce49" table:formula="of:=RIGHT([.D19];1)">
            <text:p/>
          </table:table-cell>
          <table:table-cell table:style-name="ce49" table:formula="of:=RIGHT([.E19];1)">
            <text:p/>
          </table:table-cell>
          <table:table-cell table:style-name="ce49" table:formula="of:=RIGHT([.F19];1)">
            <text:p/>
          </table:table-cell>
          <table:table-cell table:style-name="ce49" table:formula="of:=RIGHT([.G19];1)">
            <text:p/>
          </table:table-cell>
          <table:table-cell table:style-name="ce49" table:formula="of:=RIGHT([.H19];1)">
            <text:p/>
          </table:table-cell>
          <table:table-cell table:style-name="ce49" table:formula="of:=RIGHT([.I19];1)">
            <text:p/>
          </table:table-cell>
          <table:table-cell table:style-name="ce49" table:formula="of:=RIGHT([.J19];1)">
            <text:p/>
          </table:table-cell>
          <table:table-cell table:style-name="ce49" table:formula="of:=RIGHT([.K19];1)">
            <text:p/>
          </table:table-cell>
          <table:table-cell table:style-name="ce49" table:formula="of:=RIGHT([.L19];1)">
            <text:p/>
          </table:table-cell>
          <table:table-cell table:style-name="ce49" table:formula="of:=RIGHT([.M19];1)">
            <text:p/>
          </table:table-cell>
          <table:table-cell table:style-name="ce49" table:formula="of:=RIGHT([.N19];1)">
            <text:p/>
          </table:table-cell>
          <table:table-cell table:style-name="ce49" table:formula="of:=RIGHT([.O19];1)">
            <text:p/>
          </table:table-cell>
          <table:table-cell table:style-name="ce49" table:formula="of:=RIGHT([.P19];1)">
            <text:p/>
          </table:table-cell>
          <table:table-cell table:style-name="ce49" table:formula="of:=RIGHT([.Q19];1)">
            <text:p/>
          </table:table-cell>
          <table:table-cell table:style-name="ce49" table:formula="of:=RIGHT([.R19];1)">
            <text:p/>
          </table:table-cell>
          <table:table-cell table:style-name="ce49" table:formula="of:=RIGHT([.S19];1)">
            <text:p/>
          </table:table-cell>
          <table:table-cell table:style-name="ce49" table:formula="of:=RIGHT([.T19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19" calcext:value-type="date">
            <text:p>19/ jan</text:p>
          </table:table-cell>
          <table:table-cell table:style-name="ce141" table:formula="of:=TEXT([.A20];&quot;Ddd&quot;)" office:value-type="string" office:string-value="tor" calcext:value-type="string">
            <text:p>tor</text:p>
          </table:table-cell>
          <table:table-cell table:style-name="ce148" table:number-columns-repeated="18"/>
          <table:table-cell table:style-name="ce230"/>
          <table:table-cell table:style-name="ce177" table:formula="of:=COUNTIF([.AH20:.AY20];&quot;☻&quot;)" office:value-type="float" office:value="0" calcext:value-type="float">
            <text:p>0</text:p>
          </table:table-cell>
          <table:table-cell table:style-name="ce177" table:formula="of:=COUNTIF([.AH20:.AY20];&quot;☺&quot;)" office:value-type="float" office:value="0" calcext:value-type="float">
            <text:p>0</text:p>
          </table:table-cell>
          <table:table-cell table:style-name="ce177" table:formula="of:=COUNTIF([.C20:.T20];&quot;51&quot;)+COUNTIF([.C20:.T20];&quot;51$&quot;)+COUNTIF([.C20:.T20];&quot;51☻&quot;)" office:value-type="float" office:value="0" calcext:value-type="float">
            <text:p>0</text:p>
          </table:table-cell>
          <table:table-cell table:style-name="ce177" table:formula="of:=COUNTIF([.C20:.T20];&quot;52&quot;)+COUNTIF([.C20:.T20];&quot;52$&quot;)+COUNTIF([.C20:.T20];&quot;52☻&quot;)" office:value-type="float" office:value="0" calcext:value-type="float">
            <text:p>0</text:p>
          </table:table-cell>
          <table:table-cell table:style-name="ce177" table:formula="of:=COUNTIF([.C20:.T20];&quot;51¶&quot;)" office:value-type="float" office:value="0" calcext:value-type="float">
            <text:p>0</text:p>
          </table:table-cell>
          <table:table-cell table:style-name="ce177" table:formula="of:=COUNTIF([.C20:.T20];&quot;52¶&quot;)" office:value-type="float" office:value="0" calcext:value-type="float">
            <text:p>0</text:p>
          </table:table-cell>
          <table:table-cell table:style-name="ce177" table:formula="of:=COUNTIF([.C20:.T20];&quot;U&quot;)+COUNTIF([.C20:.T20];&quot;U☻&quot;)+COUNTIF([.C20:.T20];&quot;U☺&quot;)" office:value-type="float" office:value="0" calcext:value-type="float">
            <text:p>0</text:p>
          </table:table-cell>
          <table:table-cell table:style-name="ce177" table:formula="of:=COUNTIF([.C20:.T20];&quot;KVIT&quot;)+COUNTIF([.C20:.T20];&quot;KVIT☻&quot;)+COUNTIF([.C20:.T20];&quot;kvit$&quot;)" office:value-type="float" office:value="0" calcext:value-type="float">
            <text:p>0</text:p>
          </table:table-cell>
          <table:table-cell table:style-name="ce183" table:formula="of:=COUNTBLANK([.C20:.S20])-3" office:value-type="float" office:value="14" calcext:value-type="float">
            <text:p>14</text:p>
          </table:table-cell>
          <table:table-cell table:style-name="ce184" table:formula="of:=COUNTIF([.C20:.T20];&quot;x&quot;)" office:value-type="float" office:value="0" calcext:value-type="float">
            <text:p>0</text:p>
          </table:table-cell>
          <table:table-cell table:style-name="ce186" table:formula="of:=COUNTIF([.C20:.T20];&quot;51&quot;)+COUNTIF([.C20:.T20];&quot;51☻&quot;)+COUNTIF([.C20:.T20];&quot;2&quot;)+COUNTIF([.C20:.T20];&quot;52&quot;)+COUNTIF([.C20:.T20];&quot;52☻&quot;)+COUNTIF([.C20:.T20];&quot;51$&quot;)+COUNTIF([.C20:.T20];&quot;52$&quot;)" office:value-type="float" office:value="0" calcext:value-type="float">
            <text:p>0</text:p>
          </table:table-cell>
          <table:table-cell table:style-name="ce93" table:formula="of:=[Vzorci_vnosov.$A$20]" office:value-type="string" office:string-value="☺" calcext:value-type="string">
            <text:p>☺</text:p>
          </table:table-cell>
          <table:table-cell table:style-name="ce49" table:formula="of:=RIGHT([.C20];1)">
            <text:p/>
          </table:table-cell>
          <table:table-cell table:style-name="ce49" table:formula="of:=RIGHT([.D20];1)">
            <text:p/>
          </table:table-cell>
          <table:table-cell table:style-name="ce49" table:formula="of:=RIGHT([.E20];1)">
            <text:p/>
          </table:table-cell>
          <table:table-cell table:style-name="ce49" table:formula="of:=RIGHT([.F20];1)">
            <text:p/>
          </table:table-cell>
          <table:table-cell table:style-name="ce49" table:formula="of:=RIGHT([.G20];1)">
            <text:p/>
          </table:table-cell>
          <table:table-cell table:style-name="ce49" table:formula="of:=RIGHT([.H20];1)">
            <text:p/>
          </table:table-cell>
          <table:table-cell table:style-name="ce49" table:formula="of:=RIGHT([.I20];1)">
            <text:p/>
          </table:table-cell>
          <table:table-cell table:style-name="ce49" table:formula="of:=RIGHT([.J20];1)">
            <text:p/>
          </table:table-cell>
          <table:table-cell table:style-name="ce49" table:formula="of:=RIGHT([.K20];1)">
            <text:p/>
          </table:table-cell>
          <table:table-cell table:style-name="ce49" table:formula="of:=RIGHT([.L20];1)">
            <text:p/>
          </table:table-cell>
          <table:table-cell table:style-name="ce49" table:formula="of:=RIGHT([.M20];1)">
            <text:p/>
          </table:table-cell>
          <table:table-cell table:style-name="ce49" table:formula="of:=RIGHT([.N20];1)">
            <text:p/>
          </table:table-cell>
          <table:table-cell table:style-name="ce49" table:formula="of:=RIGHT([.O20];1)">
            <text:p/>
          </table:table-cell>
          <table:table-cell table:style-name="ce49" table:formula="of:=RIGHT([.P20];1)">
            <text:p/>
          </table:table-cell>
          <table:table-cell table:style-name="ce49" table:formula="of:=RIGHT([.Q20];1)">
            <text:p/>
          </table:table-cell>
          <table:table-cell table:style-name="ce49" table:formula="of:=RIGHT([.R20];1)">
            <text:p/>
          </table:table-cell>
          <table:table-cell table:style-name="ce49" table:formula="of:=RIGHT([.S20];1)">
            <text:p/>
          </table:table-cell>
          <table:table-cell table:style-name="ce49" table:formula="of:=RIGHT([.T20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20" calcext:value-type="date">
            <text:p>20/ jan</text:p>
          </table:table-cell>
          <table:table-cell table:style-name="ce141" table:formula="of:=TEXT([.A21];&quot;Ddd&quot;)" office:value-type="string" office:string-value="sre" calcext:value-type="string">
            <text:p>sre</text:p>
          </table:table-cell>
          <table:table-cell table:style-name="ce148" table:number-columns-repeated="18"/>
          <table:table-cell table:style-name="ce230"/>
          <table:table-cell table:style-name="ce177" table:formula="of:=COUNTIF([.AH21:.AY21];&quot;☻&quot;)" office:value-type="float" office:value="0" calcext:value-type="float">
            <text:p>0</text:p>
          </table:table-cell>
          <table:table-cell table:style-name="ce177" table:formula="of:=COUNTIF([.AH21:.AY21];&quot;☺&quot;)" office:value-type="float" office:value="0" calcext:value-type="float">
            <text:p>0</text:p>
          </table:table-cell>
          <table:table-cell table:style-name="ce177" table:formula="of:=COUNTIF([.C21:.T21];&quot;51&quot;)+COUNTIF([.C21:.T21];&quot;51$&quot;)+COUNTIF([.C21:.T21];&quot;51☻&quot;)" office:value-type="float" office:value="0" calcext:value-type="float">
            <text:p>0</text:p>
          </table:table-cell>
          <table:table-cell table:style-name="ce177" table:formula="of:=COUNTIF([.C21:.T21];&quot;52&quot;)+COUNTIF([.C21:.T21];&quot;52$&quot;)+COUNTIF([.C21:.T21];&quot;52☻&quot;)" office:value-type="float" office:value="0" calcext:value-type="float">
            <text:p>0</text:p>
          </table:table-cell>
          <table:table-cell table:style-name="ce177" table:formula="of:=COUNTIF([.C21:.T21];&quot;51¶&quot;)" office:value-type="float" office:value="0" calcext:value-type="float">
            <text:p>0</text:p>
          </table:table-cell>
          <table:table-cell table:style-name="ce177" table:formula="of:=COUNTIF([.C21:.T21];&quot;52¶&quot;)" office:value-type="float" office:value="0" calcext:value-type="float">
            <text:p>0</text:p>
          </table:table-cell>
          <table:table-cell table:style-name="ce177" table:formula="of:=COUNTIF([.C21:.T21];&quot;U&quot;)+COUNTIF([.C21:.T21];&quot;U☻&quot;)+COUNTIF([.C21:.T21];&quot;U☺&quot;)" office:value-type="float" office:value="0" calcext:value-type="float">
            <text:p>0</text:p>
          </table:table-cell>
          <table:table-cell table:style-name="ce177" table:formula="of:=COUNTIF([.C21:.T21];&quot;KVIT&quot;)+COUNTIF([.C21:.T21];&quot;KVIT☻&quot;)+COUNTIF([.C21:.T21];&quot;kvit$&quot;)" office:value-type="float" office:value="0" calcext:value-type="float">
            <text:p>0</text:p>
          </table:table-cell>
          <table:table-cell table:style-name="ce183" table:formula="of:=COUNTBLANK([.C21:.S21])-3" office:value-type="float" office:value="14" calcext:value-type="float">
            <text:p>14</text:p>
          </table:table-cell>
          <table:table-cell table:style-name="ce184" table:formula="of:=COUNTIF([.C21:.T21];&quot;x&quot;)" office:value-type="float" office:value="0" calcext:value-type="float">
            <text:p>0</text:p>
          </table:table-cell>
          <table:table-cell table:style-name="ce186" table:formula="of:=COUNTIF([.C21:.T21];&quot;51&quot;)+COUNTIF([.C21:.T21];&quot;51☻&quot;)+COUNTIF([.C21:.T21];&quot;2&quot;)+COUNTIF([.C21:.T21];&quot;52&quot;)+COUNTIF([.C21:.T21];&quot;52☻&quot;)+COUNTIF([.C21:.T21];&quot;51$&quot;)+COUNTIF([.C21:.T21];&quot;52$&quot;)" office:value-type="float" office:value="0" calcext:value-type="float">
            <text:p>0</text:p>
          </table:table-cell>
          <table:table-cell table:style-name="ce94" table:formula="of:=[Vzorci_vnosov.$A$21]" office:value-type="string" office:string-value="☺" calcext:value-type="string">
            <text:p>☺</text:p>
          </table:table-cell>
          <table:table-cell table:style-name="ce49" table:formula="of:=RIGHT([.C21];1)">
            <text:p/>
          </table:table-cell>
          <table:table-cell table:style-name="ce49" table:formula="of:=RIGHT([.D21];1)">
            <text:p/>
          </table:table-cell>
          <table:table-cell table:style-name="ce49" table:formula="of:=RIGHT([.E21];1)">
            <text:p/>
          </table:table-cell>
          <table:table-cell table:style-name="ce49" table:formula="of:=RIGHT([.F21];1)">
            <text:p/>
          </table:table-cell>
          <table:table-cell table:style-name="ce49" table:formula="of:=RIGHT([.G21];1)">
            <text:p/>
          </table:table-cell>
          <table:table-cell table:style-name="ce49" table:formula="of:=RIGHT([.H21];1)">
            <text:p/>
          </table:table-cell>
          <table:table-cell table:style-name="ce49" table:formula="of:=RIGHT([.I21];1)">
            <text:p/>
          </table:table-cell>
          <table:table-cell table:style-name="ce49" table:formula="of:=RIGHT([.J21];1)">
            <text:p/>
          </table:table-cell>
          <table:table-cell table:style-name="ce49" table:formula="of:=RIGHT([.K21];1)">
            <text:p/>
          </table:table-cell>
          <table:table-cell table:style-name="ce49" table:formula="of:=RIGHT([.L21];1)">
            <text:p/>
          </table:table-cell>
          <table:table-cell table:style-name="ce49" table:formula="of:=RIGHT([.M21];1)">
            <text:p/>
          </table:table-cell>
          <table:table-cell table:style-name="ce49" table:formula="of:=RIGHT([.N21];1)">
            <text:p/>
          </table:table-cell>
          <table:table-cell table:style-name="ce49" table:formula="of:=RIGHT([.O21];1)">
            <text:p/>
          </table:table-cell>
          <table:table-cell table:style-name="ce49" table:formula="of:=RIGHT([.P21];1)">
            <text:p/>
          </table:table-cell>
          <table:table-cell table:style-name="ce49" table:formula="of:=RIGHT([.Q21];1)">
            <text:p/>
          </table:table-cell>
          <table:table-cell table:style-name="ce49" table:formula="of:=RIGHT([.R21];1)">
            <text:p/>
          </table:table-cell>
          <table:table-cell table:style-name="ce49" table:formula="of:=RIGHT([.S21];1)">
            <text:p/>
          </table:table-cell>
          <table:table-cell table:style-name="ce49" table:formula="of:=RIGHT([.T21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21" calcext:value-type="date">
            <text:p>21/ jan</text:p>
          </table:table-cell>
          <table:table-cell table:style-name="ce141" table:formula="of:=TEXT([.A22];&quot;Ddd&quot;)" office:value-type="string" office:string-value="čet" calcext:value-type="string">
            <text:p>čet</text:p>
          </table:table-cell>
          <table:table-cell table:style-name="ce148" table:number-columns-repeated="18"/>
          <table:table-cell table:style-name="ce230"/>
          <table:table-cell table:style-name="ce177" table:formula="of:=COUNTIF([.AH22:.AY22];&quot;☻&quot;)" office:value-type="float" office:value="0" calcext:value-type="float">
            <text:p>0</text:p>
          </table:table-cell>
          <table:table-cell table:style-name="ce177" table:formula="of:=COUNTIF([.AH22:.AY22];&quot;☺&quot;)" office:value-type="float" office:value="0" calcext:value-type="float">
            <text:p>0</text:p>
          </table:table-cell>
          <table:table-cell table:style-name="ce177" table:formula="of:=COUNTIF([.C22:.T22];&quot;51&quot;)+COUNTIF([.C22:.T22];&quot;51$&quot;)+COUNTIF([.C22:.T22];&quot;51☻&quot;)" office:value-type="float" office:value="0" calcext:value-type="float">
            <text:p>0</text:p>
          </table:table-cell>
          <table:table-cell table:style-name="ce177" table:formula="of:=COUNTIF([.C22:.T22];&quot;52&quot;)+COUNTIF([.C22:.T22];&quot;52$&quot;)+COUNTIF([.C22:.T22];&quot;52☻&quot;)" office:value-type="float" office:value="0" calcext:value-type="float">
            <text:p>0</text:p>
          </table:table-cell>
          <table:table-cell table:style-name="ce177" table:formula="of:=COUNTIF([.C22:.T22];&quot;51¶&quot;)" office:value-type="float" office:value="0" calcext:value-type="float">
            <text:p>0</text:p>
          </table:table-cell>
          <table:table-cell table:style-name="ce177" table:formula="of:=COUNTIF([.C22:.T22];&quot;52¶&quot;)" office:value-type="float" office:value="0" calcext:value-type="float">
            <text:p>0</text:p>
          </table:table-cell>
          <table:table-cell table:style-name="ce177" table:formula="of:=COUNTIF([.C22:.T22];&quot;U&quot;)+COUNTIF([.C22:.T22];&quot;U☻&quot;)+COUNTIF([.C22:.T22];&quot;U☺&quot;)" office:value-type="float" office:value="0" calcext:value-type="float">
            <text:p>0</text:p>
          </table:table-cell>
          <table:table-cell table:style-name="ce177" table:formula="of:=COUNTIF([.C22:.T22];&quot;KVIT&quot;)+COUNTIF([.C22:.T22];&quot;KVIT☻&quot;)+COUNTIF([.C22:.T22];&quot;kvit$&quot;)" office:value-type="float" office:value="0" calcext:value-type="float">
            <text:p>0</text:p>
          </table:table-cell>
          <table:table-cell table:style-name="ce183" table:formula="of:=COUNTBLANK([.C22:.S22])-3" office:value-type="float" office:value="14" calcext:value-type="float">
            <text:p>14</text:p>
          </table:table-cell>
          <table:table-cell table:style-name="ce184" table:formula="of:=COUNTIF([.C22:.T22];&quot;x&quot;)" office:value-type="float" office:value="0" calcext:value-type="float">
            <text:p>0</text:p>
          </table:table-cell>
          <table:table-cell table:style-name="ce186" table:formula="of:=COUNTIF([.C22:.T22];&quot;51&quot;)+COUNTIF([.C22:.T22];&quot;51☻&quot;)+COUNTIF([.C22:.T22];&quot;2&quot;)+COUNTIF([.C22:.T22];&quot;52&quot;)+COUNTIF([.C22:.T22];&quot;52☻&quot;)+COUNTIF([.C22:.T22];&quot;51$&quot;)+COUNTIF([.C22:.T22];&quot;52$&quot;)" office:value-type="float" office:value="0" calcext:value-type="float">
            <text:p>0</text:p>
          </table:table-cell>
          <table:table-cell table:style-name="ce95" table:formula="of:=[Vzorci_vnosov.$A$22]" office:value-type="string" office:string-value="U☺" calcext:value-type="string">
            <text:p>U☺</text:p>
          </table:table-cell>
          <table:table-cell table:style-name="ce49" table:formula="of:=RIGHT([.C22];1)">
            <text:p/>
          </table:table-cell>
          <table:table-cell table:style-name="ce49" table:formula="of:=RIGHT([.D22];1)">
            <text:p/>
          </table:table-cell>
          <table:table-cell table:style-name="ce49" table:formula="of:=RIGHT([.E22];1)">
            <text:p/>
          </table:table-cell>
          <table:table-cell table:style-name="ce49" table:formula="of:=RIGHT([.F22];1)">
            <text:p/>
          </table:table-cell>
          <table:table-cell table:style-name="ce49" table:formula="of:=RIGHT([.G22];1)">
            <text:p/>
          </table:table-cell>
          <table:table-cell table:style-name="ce49" table:formula="of:=RIGHT([.H22];1)">
            <text:p/>
          </table:table-cell>
          <table:table-cell table:style-name="ce49" table:formula="of:=RIGHT([.I22];1)">
            <text:p/>
          </table:table-cell>
          <table:table-cell table:style-name="ce49" table:formula="of:=RIGHT([.J22];1)">
            <text:p/>
          </table:table-cell>
          <table:table-cell table:style-name="ce49" table:formula="of:=RIGHT([.K22];1)">
            <text:p/>
          </table:table-cell>
          <table:table-cell table:style-name="ce49" table:formula="of:=RIGHT([.L22];1)">
            <text:p/>
          </table:table-cell>
          <table:table-cell table:style-name="ce49" table:formula="of:=RIGHT([.M22];1)">
            <text:p/>
          </table:table-cell>
          <table:table-cell table:style-name="ce49" table:formula="of:=RIGHT([.N22];1)">
            <text:p/>
          </table:table-cell>
          <table:table-cell table:style-name="ce49" table:formula="of:=RIGHT([.O22];1)">
            <text:p/>
          </table:table-cell>
          <table:table-cell table:style-name="ce49" table:formula="of:=RIGHT([.P22];1)">
            <text:p/>
          </table:table-cell>
          <table:table-cell table:style-name="ce49" table:formula="of:=RIGHT([.Q22];1)">
            <text:p/>
          </table:table-cell>
          <table:table-cell table:style-name="ce49" table:formula="of:=RIGHT([.R22];1)">
            <text:p/>
          </table:table-cell>
          <table:table-cell table:style-name="ce49" table:formula="of:=RIGHT([.S22];1)">
            <text:p/>
          </table:table-cell>
          <table:table-cell table:style-name="ce49" table:formula="of:=RIGHT([.T22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22" calcext:value-type="date">
            <text:p>22/ jan</text:p>
          </table:table-cell>
          <table:table-cell table:style-name="ce141" table:formula="of:=TEXT([.A23];&quot;Ddd&quot;)" office:value-type="string" office:string-value="pet" calcext:value-type="string">
            <text:p>pet</text:p>
          </table:table-cell>
          <table:table-cell table:style-name="ce148" table:number-columns-repeated="18"/>
          <table:table-cell table:style-name="ce230"/>
          <table:table-cell table:style-name="ce177" table:formula="of:=COUNTIF([.AH23:.AY23];&quot;☻&quot;)" office:value-type="float" office:value="0" calcext:value-type="float">
            <text:p>0</text:p>
          </table:table-cell>
          <table:table-cell table:style-name="ce177" table:formula="of:=COUNTIF([.AH23:.AY23];&quot;☺&quot;)" office:value-type="float" office:value="0" calcext:value-type="float">
            <text:p>0</text:p>
          </table:table-cell>
          <table:table-cell table:style-name="ce177" table:formula="of:=COUNTIF([.C23:.T23];&quot;51&quot;)+COUNTIF([.C23:.T23];&quot;51$&quot;)+COUNTIF([.C23:.T23];&quot;51☻&quot;)" office:value-type="float" office:value="0" calcext:value-type="float">
            <text:p>0</text:p>
          </table:table-cell>
          <table:table-cell table:style-name="ce177" table:formula="of:=COUNTIF([.C23:.T23];&quot;52&quot;)+COUNTIF([.C23:.T23];&quot;52$&quot;)+COUNTIF([.C23:.T23];&quot;52☻&quot;)" office:value-type="float" office:value="0" calcext:value-type="float">
            <text:p>0</text:p>
          </table:table-cell>
          <table:table-cell table:style-name="ce177" table:formula="of:=COUNTIF([.C23:.T23];&quot;51¶&quot;)" office:value-type="float" office:value="0" calcext:value-type="float">
            <text:p>0</text:p>
          </table:table-cell>
          <table:table-cell table:style-name="ce177" table:formula="of:=COUNTIF([.C23:.T23];&quot;52¶&quot;)" office:value-type="float" office:value="0" calcext:value-type="float">
            <text:p>0</text:p>
          </table:table-cell>
          <table:table-cell table:style-name="ce177" table:formula="of:=COUNTIF([.C23:.T23];&quot;U&quot;)+COUNTIF([.C23:.T23];&quot;U☻&quot;)+COUNTIF([.C23:.T23];&quot;U☺&quot;)" office:value-type="float" office:value="0" calcext:value-type="float">
            <text:p>0</text:p>
          </table:table-cell>
          <table:table-cell table:style-name="ce177" table:formula="of:=COUNTIF([.C23:.T23];&quot;KVIT&quot;)+COUNTIF([.C23:.T23];&quot;KVIT☻&quot;)+COUNTIF([.C23:.T23];&quot;kvit$&quot;)" office:value-type="float" office:value="0" calcext:value-type="float">
            <text:p>0</text:p>
          </table:table-cell>
          <table:table-cell table:style-name="ce183" table:formula="of:=COUNTBLANK([.C23:.S23])-3" office:value-type="float" office:value="14" calcext:value-type="float">
            <text:p>14</text:p>
          </table:table-cell>
          <table:table-cell table:style-name="ce184" table:formula="of:=COUNTIF([.C23:.T23];&quot;x&quot;)" office:value-type="float" office:value="0" calcext:value-type="float">
            <text:p>0</text:p>
          </table:table-cell>
          <table:table-cell table:style-name="ce186" table:formula="of:=COUNTIF([.C23:.T23];&quot;51&quot;)+COUNTIF([.C23:.T23];&quot;51☻&quot;)+COUNTIF([.C23:.T23];&quot;2&quot;)+COUNTIF([.C23:.T23];&quot;52&quot;)+COUNTIF([.C23:.T23];&quot;52☻&quot;)+COUNTIF([.C23:.T23];&quot;51$&quot;)+COUNTIF([.C23:.T23];&quot;52$&quot;)" office:value-type="float" office:value="0" calcext:value-type="float">
            <text:p>0</text:p>
          </table:table-cell>
          <table:table-cell table:style-name="ce95" table:formula="of:=[Vzorci_vnosov.$A$23]" office:value-type="string" office:string-value="51☺" calcext:value-type="string">
            <text:p>51☺</text:p>
          </table:table-cell>
          <table:table-cell table:style-name="ce49" table:formula="of:=RIGHT([.C23];1)">
            <text:p/>
          </table:table-cell>
          <table:table-cell table:style-name="ce49" table:formula="of:=RIGHT([.D23];1)">
            <text:p/>
          </table:table-cell>
          <table:table-cell table:style-name="ce49" table:formula="of:=RIGHT([.E23];1)">
            <text:p/>
          </table:table-cell>
          <table:table-cell table:style-name="ce49" table:formula="of:=RIGHT([.F23];1)">
            <text:p/>
          </table:table-cell>
          <table:table-cell table:style-name="ce49" table:formula="of:=RIGHT([.G23];1)">
            <text:p/>
          </table:table-cell>
          <table:table-cell table:style-name="ce49" table:formula="of:=RIGHT([.H23];1)">
            <text:p/>
          </table:table-cell>
          <table:table-cell table:style-name="ce49" table:formula="of:=RIGHT([.I23];1)">
            <text:p/>
          </table:table-cell>
          <table:table-cell table:style-name="ce49" table:formula="of:=RIGHT([.J23];1)">
            <text:p/>
          </table:table-cell>
          <table:table-cell table:style-name="ce49" table:formula="of:=RIGHT([.K23];1)">
            <text:p/>
          </table:table-cell>
          <table:table-cell table:style-name="ce49" table:formula="of:=RIGHT([.L23];1)">
            <text:p/>
          </table:table-cell>
          <table:table-cell table:style-name="ce49" table:formula="of:=RIGHT([.M23];1)">
            <text:p/>
          </table:table-cell>
          <table:table-cell table:style-name="ce49" table:formula="of:=RIGHT([.N23];1)">
            <text:p/>
          </table:table-cell>
          <table:table-cell table:style-name="ce49" table:formula="of:=RIGHT([.O23];1)">
            <text:p/>
          </table:table-cell>
          <table:table-cell table:style-name="ce49" table:formula="of:=RIGHT([.P23];1)">
            <text:p/>
          </table:table-cell>
          <table:table-cell table:style-name="ce49" table:formula="of:=RIGHT([.Q23];1)">
            <text:p/>
          </table:table-cell>
          <table:table-cell table:style-name="ce49" table:formula="of:=RIGHT([.R23];1)">
            <text:p/>
          </table:table-cell>
          <table:table-cell table:style-name="ce49" table:formula="of:=RIGHT([.S23];1)">
            <text:p/>
          </table:table-cell>
          <table:table-cell table:style-name="ce49" table:formula="of:=RIGHT([.T23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23" calcext:value-type="date">
            <text:p>23/ jan</text:p>
          </table:table-cell>
          <table:table-cell table:style-name="ce141" table:formula="of:=TEXT([.A24];&quot;Ddd&quot;)" office:value-type="string" office:string-value="sob" calcext:value-type="string">
            <text:p>sob</text:p>
          </table:table-cell>
          <table:table-cell table:style-name="ce148" table:number-columns-repeated="18"/>
          <table:table-cell table:style-name="ce230"/>
          <table:table-cell table:style-name="ce177" table:formula="of:=COUNTIF([.AH24:.AY24];&quot;☻&quot;)" office:value-type="float" office:value="0" calcext:value-type="float">
            <text:p>0</text:p>
          </table:table-cell>
          <table:table-cell table:style-name="ce177" table:formula="of:=COUNTIF([.AH24:.AY24];&quot;☺&quot;)" office:value-type="float" office:value="0" calcext:value-type="float">
            <text:p>0</text:p>
          </table:table-cell>
          <table:table-cell table:style-name="ce177" table:formula="of:=COUNTIF([.C24:.T24];&quot;51&quot;)+COUNTIF([.C24:.T24];&quot;51$&quot;)+COUNTIF([.C24:.T24];&quot;51☻&quot;)" office:value-type="float" office:value="0" calcext:value-type="float">
            <text:p>0</text:p>
          </table:table-cell>
          <table:table-cell table:style-name="ce177" table:formula="of:=COUNTIF([.C24:.T24];&quot;52&quot;)+COUNTIF([.C24:.T24];&quot;52$&quot;)+COUNTIF([.C24:.T24];&quot;52☻&quot;)" office:value-type="float" office:value="0" calcext:value-type="float">
            <text:p>0</text:p>
          </table:table-cell>
          <table:table-cell table:style-name="ce177" table:formula="of:=COUNTIF([.C24:.T24];&quot;51¶&quot;)" office:value-type="float" office:value="0" calcext:value-type="float">
            <text:p>0</text:p>
          </table:table-cell>
          <table:table-cell table:style-name="ce177" table:formula="of:=COUNTIF([.C24:.T24];&quot;52¶&quot;)" office:value-type="float" office:value="0" calcext:value-type="float">
            <text:p>0</text:p>
          </table:table-cell>
          <table:table-cell table:style-name="ce177" table:formula="of:=COUNTIF([.C24:.T24];&quot;U&quot;)+COUNTIF([.C24:.T24];&quot;U☻&quot;)+COUNTIF([.C24:.T24];&quot;U☺&quot;)" office:value-type="float" office:value="0" calcext:value-type="float">
            <text:p>0</text:p>
          </table:table-cell>
          <table:table-cell table:style-name="ce177" table:formula="of:=COUNTIF([.C24:.T24];&quot;KVIT&quot;)+COUNTIF([.C24:.T24];&quot;KVIT☻&quot;)+COUNTIF([.C24:.T24];&quot;kvit$&quot;)" office:value-type="float" office:value="0" calcext:value-type="float">
            <text:p>0</text:p>
          </table:table-cell>
          <table:table-cell table:style-name="ce183" table:formula="of:=COUNTBLANK([.C24:.S24])-3" office:value-type="float" office:value="14" calcext:value-type="float">
            <text:p>14</text:p>
          </table:table-cell>
          <table:table-cell table:style-name="ce184" table:formula="of:=COUNTIF([.C24:.T24];&quot;x&quot;)" office:value-type="float" office:value="0" calcext:value-type="float">
            <text:p>0</text:p>
          </table:table-cell>
          <table:table-cell table:style-name="ce186" table:formula="of:=COUNTIF([.C24:.T24];&quot;51&quot;)+COUNTIF([.C24:.T24];&quot;51☻&quot;)+COUNTIF([.C24:.T24];&quot;2&quot;)+COUNTIF([.C24:.T24];&quot;52&quot;)+COUNTIF([.C24:.T24];&quot;52☻&quot;)+COUNTIF([.C24:.T24];&quot;51$&quot;)+COUNTIF([.C24:.T24];&quot;52$&quot;)" office:value-type="float" office:value="0" calcext:value-type="float">
            <text:p>0</text:p>
          </table:table-cell>
          <table:table-cell table:style-name="ce95" table:formula="of:=[Vzorci_vnosov.$A$24]" office:value-type="string" office:string-value="52☺" calcext:value-type="string">
            <text:p>52☺</text:p>
          </table:table-cell>
          <table:table-cell table:style-name="ce49" table:formula="of:=RIGHT([.C24];1)">
            <text:p/>
          </table:table-cell>
          <table:table-cell table:style-name="ce49" table:formula="of:=RIGHT([.D24];1)">
            <text:p/>
          </table:table-cell>
          <table:table-cell table:style-name="ce49" table:formula="of:=RIGHT([.E24];1)">
            <text:p/>
          </table:table-cell>
          <table:table-cell table:style-name="ce49" table:formula="of:=RIGHT([.F24];1)">
            <text:p/>
          </table:table-cell>
          <table:table-cell table:style-name="ce49" table:formula="of:=RIGHT([.G24];1)">
            <text:p/>
          </table:table-cell>
          <table:table-cell table:style-name="ce49" table:formula="of:=RIGHT([.H24];1)">
            <text:p/>
          </table:table-cell>
          <table:table-cell table:style-name="ce49" table:formula="of:=RIGHT([.I24];1)">
            <text:p/>
          </table:table-cell>
          <table:table-cell table:style-name="ce49" table:formula="of:=RIGHT([.J24];1)">
            <text:p/>
          </table:table-cell>
          <table:table-cell table:style-name="ce49" table:formula="of:=RIGHT([.K24];1)">
            <text:p/>
          </table:table-cell>
          <table:table-cell table:style-name="ce49" table:formula="of:=RIGHT([.L24];1)">
            <text:p/>
          </table:table-cell>
          <table:table-cell table:style-name="ce49" table:formula="of:=RIGHT([.M24];1)">
            <text:p/>
          </table:table-cell>
          <table:table-cell table:style-name="ce49" table:formula="of:=RIGHT([.N24];1)">
            <text:p/>
          </table:table-cell>
          <table:table-cell table:style-name="ce49" table:formula="of:=RIGHT([.O24];1)">
            <text:p/>
          </table:table-cell>
          <table:table-cell table:style-name="ce49" table:formula="of:=RIGHT([.P24];1)">
            <text:p/>
          </table:table-cell>
          <table:table-cell table:style-name="ce49" table:formula="of:=RIGHT([.Q24];1)">
            <text:p/>
          </table:table-cell>
          <table:table-cell table:style-name="ce49" table:formula="of:=RIGHT([.R24];1)">
            <text:p/>
          </table:table-cell>
          <table:table-cell table:style-name="ce49" table:formula="of:=RIGHT([.S24];1)">
            <text:p/>
          </table:table-cell>
          <table:table-cell table:style-name="ce49" table:formula="of:=RIGHT([.T24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24" calcext:value-type="date">
            <text:p>24/ jan</text:p>
          </table:table-cell>
          <table:table-cell table:style-name="ce141" table:formula="of:=TEXT([.A25];&quot;Ddd&quot;)" office:value-type="string" office:string-value="ned" calcext:value-type="string">
            <text:p>ned</text:p>
          </table:table-cell>
          <table:table-cell table:style-name="ce148" table:number-columns-repeated="18"/>
          <table:table-cell table:style-name="ce230"/>
          <table:table-cell table:style-name="ce177" table:formula="of:=COUNTIF([.AH25:.AY25];&quot;☻&quot;)" office:value-type="float" office:value="0" calcext:value-type="float">
            <text:p>0</text:p>
          </table:table-cell>
          <table:table-cell table:style-name="ce177" table:formula="of:=COUNTIF([.AH25:.AY25];&quot;☺&quot;)" office:value-type="float" office:value="0" calcext:value-type="float">
            <text:p>0</text:p>
          </table:table-cell>
          <table:table-cell table:style-name="ce177" table:formula="of:=COUNTIF([.C25:.T25];&quot;51&quot;)+COUNTIF([.C25:.T25];&quot;51$&quot;)+COUNTIF([.C25:.T25];&quot;51☻&quot;)" office:value-type="float" office:value="0" calcext:value-type="float">
            <text:p>0</text:p>
          </table:table-cell>
          <table:table-cell table:style-name="ce177" table:formula="of:=COUNTIF([.C25:.T25];&quot;52&quot;)+COUNTIF([.C25:.T25];&quot;52$&quot;)+COUNTIF([.C25:.T25];&quot;52☻&quot;)" office:value-type="float" office:value="0" calcext:value-type="float">
            <text:p>0</text:p>
          </table:table-cell>
          <table:table-cell table:style-name="ce177" table:formula="of:=COUNTIF([.C25:.T25];&quot;51¶&quot;)" office:value-type="float" office:value="0" calcext:value-type="float">
            <text:p>0</text:p>
          </table:table-cell>
          <table:table-cell table:style-name="ce177" table:formula="of:=COUNTIF([.C25:.T25];&quot;52¶&quot;)" office:value-type="float" office:value="0" calcext:value-type="float">
            <text:p>0</text:p>
          </table:table-cell>
          <table:table-cell table:style-name="ce177" table:formula="of:=COUNTIF([.C25:.T25];&quot;U&quot;)+COUNTIF([.C25:.T25];&quot;U☻&quot;)+COUNTIF([.C25:.T25];&quot;U☺&quot;)" office:value-type="float" office:value="0" calcext:value-type="float">
            <text:p>0</text:p>
          </table:table-cell>
          <table:table-cell table:style-name="ce177" table:formula="of:=COUNTIF([.C25:.T25];&quot;KVIT&quot;)+COUNTIF([.C25:.T25];&quot;KVIT☻&quot;)+COUNTIF([.C25:.T25];&quot;kvit$&quot;)" office:value-type="float" office:value="0" calcext:value-type="float">
            <text:p>0</text:p>
          </table:table-cell>
          <table:table-cell table:style-name="ce183" table:formula="of:=COUNTBLANK([.C25:.S25])-3" office:value-type="float" office:value="14" calcext:value-type="float">
            <text:p>14</text:p>
          </table:table-cell>
          <table:table-cell table:style-name="ce184" table:formula="of:=COUNTIF([.C25:.T25];&quot;x&quot;)" office:value-type="float" office:value="0" calcext:value-type="float">
            <text:p>0</text:p>
          </table:table-cell>
          <table:table-cell table:style-name="ce186" table:formula="of:=COUNTIF([.C25:.T25];&quot;51&quot;)+COUNTIF([.C25:.T25];&quot;51☻&quot;)+COUNTIF([.C25:.T25];&quot;2&quot;)+COUNTIF([.C25:.T25];&quot;52&quot;)+COUNTIF([.C25:.T25];&quot;52☻&quot;)+COUNTIF([.C25:.T25];&quot;51$&quot;)+COUNTIF([.C25:.T25];&quot;52$&quot;)" office:value-type="float" office:value="0" calcext:value-type="float">
            <text:p>0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49" table:formula="of:=RIGHT([.C25];1)">
            <text:p/>
          </table:table-cell>
          <table:table-cell table:style-name="ce49" table:formula="of:=RIGHT([.D25];1)">
            <text:p/>
          </table:table-cell>
          <table:table-cell table:style-name="ce49" table:formula="of:=RIGHT([.E25];1)">
            <text:p/>
          </table:table-cell>
          <table:table-cell table:style-name="ce49" table:formula="of:=RIGHT([.F25];1)">
            <text:p/>
          </table:table-cell>
          <table:table-cell table:style-name="ce49" table:formula="of:=RIGHT([.G25];1)">
            <text:p/>
          </table:table-cell>
          <table:table-cell table:style-name="ce49" table:formula="of:=RIGHT([.H25];1)">
            <text:p/>
          </table:table-cell>
          <table:table-cell table:style-name="ce49" table:formula="of:=RIGHT([.I25];1)">
            <text:p/>
          </table:table-cell>
          <table:table-cell table:style-name="ce49" table:formula="of:=RIGHT([.J25];1)">
            <text:p/>
          </table:table-cell>
          <table:table-cell table:style-name="ce49" table:formula="of:=RIGHT([.K25];1)">
            <text:p/>
          </table:table-cell>
          <table:table-cell table:style-name="ce49" table:formula="of:=RIGHT([.L25];1)">
            <text:p/>
          </table:table-cell>
          <table:table-cell table:style-name="ce49" table:formula="of:=RIGHT([.M25];1)">
            <text:p/>
          </table:table-cell>
          <table:table-cell table:style-name="ce49" table:formula="of:=RIGHT([.N25];1)">
            <text:p/>
          </table:table-cell>
          <table:table-cell table:style-name="ce49" table:formula="of:=RIGHT([.O25];1)">
            <text:p/>
          </table:table-cell>
          <table:table-cell table:style-name="ce49" table:formula="of:=RIGHT([.P25];1)">
            <text:p/>
          </table:table-cell>
          <table:table-cell table:style-name="ce49" table:formula="of:=RIGHT([.Q25];1)">
            <text:p/>
          </table:table-cell>
          <table:table-cell table:style-name="ce49" table:formula="of:=RIGHT([.R25];1)">
            <text:p/>
          </table:table-cell>
          <table:table-cell table:style-name="ce49" table:formula="of:=RIGHT([.S25];1)">
            <text:p/>
          </table:table-cell>
          <table:table-cell table:style-name="ce49" table:formula="of:=RIGHT([.T25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25" calcext:value-type="date">
            <text:p>25/ jan</text:p>
          </table:table-cell>
          <table:table-cell table:style-name="ce141" table:formula="of:=TEXT([.A26];&quot;Ddd&quot;)" office:value-type="string" office:string-value="pon" calcext:value-type="string">
            <text:p>pon</text:p>
          </table:table-cell>
          <table:table-cell table:style-name="ce148" table:number-columns-repeated="18"/>
          <table:table-cell table:style-name="ce230"/>
          <table:table-cell table:style-name="ce177" table:formula="of:=COUNTIF([.AH26:.AY26];&quot;☻&quot;)" office:value-type="float" office:value="0" calcext:value-type="float">
            <text:p>0</text:p>
          </table:table-cell>
          <table:table-cell table:style-name="ce177" table:formula="of:=COUNTIF([.AH26:.AY26];&quot;☺&quot;)" office:value-type="float" office:value="0" calcext:value-type="float">
            <text:p>0</text:p>
          </table:table-cell>
          <table:table-cell table:style-name="ce177" table:formula="of:=COUNTIF([.C26:.T26];&quot;51&quot;)+COUNTIF([.C26:.T26];&quot;51$&quot;)+COUNTIF([.C26:.T26];&quot;51☻&quot;)" office:value-type="float" office:value="0" calcext:value-type="float">
            <text:p>0</text:p>
          </table:table-cell>
          <table:table-cell table:style-name="ce177" table:formula="of:=COUNTIF([.C26:.T26];&quot;52&quot;)+COUNTIF([.C26:.T26];&quot;52$&quot;)+COUNTIF([.C26:.T26];&quot;52☻&quot;)" office:value-type="float" office:value="0" calcext:value-type="float">
            <text:p>0</text:p>
          </table:table-cell>
          <table:table-cell table:style-name="ce177" table:formula="of:=COUNTIF([.C26:.T26];&quot;51¶&quot;)" office:value-type="float" office:value="0" calcext:value-type="float">
            <text:p>0</text:p>
          </table:table-cell>
          <table:table-cell table:style-name="ce177" table:formula="of:=COUNTIF([.C26:.T26];&quot;52¶&quot;)" office:value-type="float" office:value="0" calcext:value-type="float">
            <text:p>0</text:p>
          </table:table-cell>
          <table:table-cell table:style-name="ce177" table:formula="of:=COUNTIF([.C26:.T26];&quot;U&quot;)+COUNTIF([.C26:.T26];&quot;U☻&quot;)+COUNTIF([.C26:.T26];&quot;U☺&quot;)" office:value-type="float" office:value="0" calcext:value-type="float">
            <text:p>0</text:p>
          </table:table-cell>
          <table:table-cell table:style-name="ce177" table:formula="of:=COUNTIF([.C26:.T26];&quot;KVIT&quot;)+COUNTIF([.C26:.T26];&quot;KVIT☻&quot;)+COUNTIF([.C26:.T26];&quot;kvit$&quot;)" office:value-type="float" office:value="0" calcext:value-type="float">
            <text:p>0</text:p>
          </table:table-cell>
          <table:table-cell table:style-name="ce183" table:formula="of:=COUNTBLANK([.C26:.S26])-3" office:value-type="float" office:value="14" calcext:value-type="float">
            <text:p>14</text:p>
          </table:table-cell>
          <table:table-cell table:style-name="ce184" table:formula="of:=COUNTIF([.C26:.T26];&quot;x&quot;)" office:value-type="float" office:value="0" calcext:value-type="float">
            <text:p>0</text:p>
          </table:table-cell>
          <table:table-cell table:style-name="ce186" table:formula="of:=COUNTIF([.C26:.T26];&quot;51&quot;)+COUNTIF([.C26:.T26];&quot;51☻&quot;)+COUNTIF([.C26:.T26];&quot;2&quot;)+COUNTIF([.C26:.T26];&quot;52&quot;)+COUNTIF([.C26:.T26];&quot;52☻&quot;)+COUNTIF([.C26:.T26];&quot;51$&quot;)+COUNTIF([.C26:.T26];&quot;52$&quot;)" office:value-type="float" office:value="0" calcext:value-type="float">
            <text:p>0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49" table:formula="of:=RIGHT([.C26];1)">
            <text:p/>
          </table:table-cell>
          <table:table-cell table:style-name="ce49" table:formula="of:=RIGHT([.D26];1)">
            <text:p/>
          </table:table-cell>
          <table:table-cell table:style-name="ce49" table:formula="of:=RIGHT([.E26];1)">
            <text:p/>
          </table:table-cell>
          <table:table-cell table:style-name="ce49" table:formula="of:=RIGHT([.F26];1)">
            <text:p/>
          </table:table-cell>
          <table:table-cell table:style-name="ce49" table:formula="of:=RIGHT([.G26];1)">
            <text:p/>
          </table:table-cell>
          <table:table-cell table:style-name="ce49" table:formula="of:=RIGHT([.H26];1)">
            <text:p/>
          </table:table-cell>
          <table:table-cell table:style-name="ce49" table:formula="of:=RIGHT([.I26];1)">
            <text:p/>
          </table:table-cell>
          <table:table-cell table:style-name="ce49" table:formula="of:=RIGHT([.J26];1)">
            <text:p/>
          </table:table-cell>
          <table:table-cell table:style-name="ce49" table:formula="of:=RIGHT([.K26];1)">
            <text:p/>
          </table:table-cell>
          <table:table-cell table:style-name="ce49" table:formula="of:=RIGHT([.L26];1)">
            <text:p/>
          </table:table-cell>
          <table:table-cell table:style-name="ce49" table:formula="of:=RIGHT([.M26];1)">
            <text:p/>
          </table:table-cell>
          <table:table-cell table:style-name="ce49" table:formula="of:=RIGHT([.N26];1)">
            <text:p/>
          </table:table-cell>
          <table:table-cell table:style-name="ce49" table:formula="of:=RIGHT([.O26];1)">
            <text:p/>
          </table:table-cell>
          <table:table-cell table:style-name="ce49" table:formula="of:=RIGHT([.P26];1)">
            <text:p/>
          </table:table-cell>
          <table:table-cell table:style-name="ce49" table:formula="of:=RIGHT([.Q26];1)">
            <text:p/>
          </table:table-cell>
          <table:table-cell table:style-name="ce49" table:formula="of:=RIGHT([.R26];1)">
            <text:p/>
          </table:table-cell>
          <table:table-cell table:style-name="ce49" table:formula="of:=RIGHT([.S26];1)">
            <text:p/>
          </table:table-cell>
          <table:table-cell table:style-name="ce49" table:formula="of:=RIGHT([.T26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26" calcext:value-type="date">
            <text:p>26/ jan</text:p>
          </table:table-cell>
          <table:table-cell table:style-name="ce141" table:formula="of:=TEXT([.A27];&quot;Ddd&quot;)" office:value-type="string" office:string-value="tor" calcext:value-type="string">
            <text:p>tor</text:p>
          </table:table-cell>
          <table:table-cell table:style-name="ce148" table:number-columns-repeated="18"/>
          <table:table-cell table:style-name="ce230"/>
          <table:table-cell table:style-name="ce177" table:formula="of:=COUNTIF([.AH27:.AY27];&quot;☻&quot;)" office:value-type="float" office:value="0" calcext:value-type="float">
            <text:p>0</text:p>
          </table:table-cell>
          <table:table-cell table:style-name="ce177" table:formula="of:=COUNTIF([.AH27:.AY27];&quot;☺&quot;)" office:value-type="float" office:value="0" calcext:value-type="float">
            <text:p>0</text:p>
          </table:table-cell>
          <table:table-cell table:style-name="ce177" table:formula="of:=COUNTIF([.C27:.T27];&quot;51&quot;)+COUNTIF([.C27:.T27];&quot;51$&quot;)+COUNTIF([.C27:.T27];&quot;51☻&quot;)" office:value-type="float" office:value="0" calcext:value-type="float">
            <text:p>0</text:p>
          </table:table-cell>
          <table:table-cell table:style-name="ce177" table:formula="of:=COUNTIF([.C27:.T27];&quot;52&quot;)+COUNTIF([.C27:.T27];&quot;52$&quot;)+COUNTIF([.C27:.T27];&quot;52☻&quot;)" office:value-type="float" office:value="0" calcext:value-type="float">
            <text:p>0</text:p>
          </table:table-cell>
          <table:table-cell table:style-name="ce177" table:formula="of:=COUNTIF([.C27:.T27];&quot;51¶&quot;)" office:value-type="float" office:value="0" calcext:value-type="float">
            <text:p>0</text:p>
          </table:table-cell>
          <table:table-cell table:style-name="ce177" table:formula="of:=COUNTIF([.C27:.T27];&quot;52¶&quot;)" office:value-type="float" office:value="0" calcext:value-type="float">
            <text:p>0</text:p>
          </table:table-cell>
          <table:table-cell table:style-name="ce177" table:formula="of:=COUNTIF([.C27:.T27];&quot;U&quot;)+COUNTIF([.C27:.T27];&quot;U☻&quot;)+COUNTIF([.C27:.T27];&quot;U☺&quot;)" office:value-type="float" office:value="0" calcext:value-type="float">
            <text:p>0</text:p>
          </table:table-cell>
          <table:table-cell table:style-name="ce177" table:formula="of:=COUNTIF([.C27:.T27];&quot;KVIT&quot;)+COUNTIF([.C27:.T27];&quot;KVIT☻&quot;)+COUNTIF([.C27:.T27];&quot;kvit$&quot;)" office:value-type="float" office:value="0" calcext:value-type="float">
            <text:p>0</text:p>
          </table:table-cell>
          <table:table-cell table:style-name="ce183" table:formula="of:=COUNTBLANK([.C27:.S27])-3" office:value-type="float" office:value="14" calcext:value-type="float">
            <text:p>14</text:p>
          </table:table-cell>
          <table:table-cell table:style-name="ce184" table:formula="of:=COUNTIF([.C27:.T27];&quot;x&quot;)" office:value-type="float" office:value="0" calcext:value-type="float">
            <text:p>0</text:p>
          </table:table-cell>
          <table:table-cell table:style-name="ce186" table:formula="of:=COUNTIF([.C27:.T27];&quot;51&quot;)+COUNTIF([.C27:.T27];&quot;51☻&quot;)+COUNTIF([.C27:.T27];&quot;2&quot;)+COUNTIF([.C27:.T27];&quot;52&quot;)+COUNTIF([.C27:.T27];&quot;52☻&quot;)+COUNTIF([.C27:.T27];&quot;51$&quot;)+COUNTIF([.C27:.T27];&quot;52$&quot;)" office:value-type="float" office:value="0" calcext:value-type="float">
            <text:p>0</text:p>
          </table:table-cell>
          <table:table-cell table:style-name="ce114" table:formula="of:=[Vzorci_vnosov.$A$27]" office:value-type="string" office:string-value="KVIT☺" calcext:value-type="string">
            <text:p>KVIT☺</text:p>
          </table:table-cell>
          <table:table-cell table:style-name="ce49" table:formula="of:=RIGHT([.C27];1)">
            <text:p/>
          </table:table-cell>
          <table:table-cell table:style-name="ce49" table:formula="of:=RIGHT([.D27];1)">
            <text:p/>
          </table:table-cell>
          <table:table-cell table:style-name="ce49" table:formula="of:=RIGHT([.E27];1)">
            <text:p/>
          </table:table-cell>
          <table:table-cell table:style-name="ce49" table:formula="of:=RIGHT([.F27];1)">
            <text:p/>
          </table:table-cell>
          <table:table-cell table:style-name="ce49" table:formula="of:=RIGHT([.G27];1)">
            <text:p/>
          </table:table-cell>
          <table:table-cell table:style-name="ce49" table:formula="of:=RIGHT([.H27];1)">
            <text:p/>
          </table:table-cell>
          <table:table-cell table:style-name="ce49" table:formula="of:=RIGHT([.I27];1)">
            <text:p/>
          </table:table-cell>
          <table:table-cell table:style-name="ce49" table:formula="of:=RIGHT([.J27];1)">
            <text:p/>
          </table:table-cell>
          <table:table-cell table:style-name="ce49" table:formula="of:=RIGHT([.K27];1)">
            <text:p/>
          </table:table-cell>
          <table:table-cell table:style-name="ce49" table:formula="of:=RIGHT([.L27];1)">
            <text:p/>
          </table:table-cell>
          <table:table-cell table:style-name="ce49" table:formula="of:=RIGHT([.M27];1)">
            <text:p/>
          </table:table-cell>
          <table:table-cell table:style-name="ce49" table:formula="of:=RIGHT([.N27];1)">
            <text:p/>
          </table:table-cell>
          <table:table-cell table:style-name="ce49" table:formula="of:=RIGHT([.O27];1)">
            <text:p/>
          </table:table-cell>
          <table:table-cell table:style-name="ce49" table:formula="of:=RIGHT([.P27];1)">
            <text:p/>
          </table:table-cell>
          <table:table-cell table:style-name="ce49" table:formula="of:=RIGHT([.Q27];1)">
            <text:p/>
          </table:table-cell>
          <table:table-cell table:style-name="ce49" table:formula="of:=RIGHT([.R27];1)">
            <text:p/>
          </table:table-cell>
          <table:table-cell table:style-name="ce49" table:formula="of:=RIGHT([.S27];1)">
            <text:p/>
          </table:table-cell>
          <table:table-cell table:style-name="ce49" table:formula="of:=RIGHT([.T27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27" calcext:value-type="date">
            <text:p>27/ jan</text:p>
          </table:table-cell>
          <table:table-cell table:style-name="ce141" table:formula="of:=TEXT([.A28];&quot;Ddd&quot;)" office:value-type="string" office:string-value="sre" calcext:value-type="string">
            <text:p>sre</text:p>
          </table:table-cell>
          <table:table-cell table:style-name="ce148" table:number-columns-repeated="18"/>
          <table:table-cell table:style-name="ce230"/>
          <table:table-cell table:style-name="ce177" table:formula="of:=COUNTIF([.AH28:.AY28];&quot;☻&quot;)" office:value-type="float" office:value="0" calcext:value-type="float">
            <text:p>0</text:p>
          </table:table-cell>
          <table:table-cell table:style-name="ce177" table:formula="of:=COUNTIF([.AH28:.AY28];&quot;☺&quot;)" office:value-type="float" office:value="0" calcext:value-type="float">
            <text:p>0</text:p>
          </table:table-cell>
          <table:table-cell table:style-name="ce177" table:formula="of:=COUNTIF([.C28:.T28];&quot;51&quot;)+COUNTIF([.C28:.T28];&quot;51$&quot;)+COUNTIF([.C28:.T28];&quot;51☻&quot;)" office:value-type="float" office:value="0" calcext:value-type="float">
            <text:p>0</text:p>
          </table:table-cell>
          <table:table-cell table:style-name="ce177" table:formula="of:=COUNTIF([.C28:.T28];&quot;52&quot;)+COUNTIF([.C28:.T28];&quot;52$&quot;)+COUNTIF([.C28:.T28];&quot;52☻&quot;)" office:value-type="float" office:value="0" calcext:value-type="float">
            <text:p>0</text:p>
          </table:table-cell>
          <table:table-cell table:style-name="ce177" table:formula="of:=COUNTIF([.C28:.T28];&quot;51¶&quot;)" office:value-type="float" office:value="0" calcext:value-type="float">
            <text:p>0</text:p>
          </table:table-cell>
          <table:table-cell table:style-name="ce177" table:formula="of:=COUNTIF([.C28:.T28];&quot;52¶&quot;)" office:value-type="float" office:value="0" calcext:value-type="float">
            <text:p>0</text:p>
          </table:table-cell>
          <table:table-cell table:style-name="ce177" table:formula="of:=COUNTIF([.C28:.T28];&quot;U&quot;)+COUNTIF([.C28:.T28];&quot;U☻&quot;)+COUNTIF([.C28:.T28];&quot;U☺&quot;)" office:value-type="float" office:value="0" calcext:value-type="float">
            <text:p>0</text:p>
          </table:table-cell>
          <table:table-cell table:style-name="ce177" table:formula="of:=COUNTIF([.C28:.T28];&quot;KVIT&quot;)+COUNTIF([.C28:.T28];&quot;KVIT☻&quot;)+COUNTIF([.C28:.T28];&quot;kvit$&quot;)" office:value-type="float" office:value="0" calcext:value-type="float">
            <text:p>0</text:p>
          </table:table-cell>
          <table:table-cell table:style-name="ce183" table:formula="of:=COUNTBLANK([.C28:.S28])-3" office:value-type="float" office:value="14" calcext:value-type="float">
            <text:p>14</text:p>
          </table:table-cell>
          <table:table-cell table:style-name="ce184" table:formula="of:=COUNTIF([.C28:.T28];&quot;x&quot;)" office:value-type="float" office:value="0" calcext:value-type="float">
            <text:p>0</text:p>
          </table:table-cell>
          <table:table-cell table:style-name="ce186" table:formula="of:=COUNTIF([.C28:.T28];&quot;51&quot;)+COUNTIF([.C28:.T28];&quot;51☻&quot;)+COUNTIF([.C28:.T28];&quot;2&quot;)+COUNTIF([.C28:.T28];&quot;52&quot;)+COUNTIF([.C28:.T28];&quot;52☻&quot;)+COUNTIF([.C28:.T28];&quot;51$&quot;)+COUNTIF([.C28:.T28];&quot;52$&quot;)" office:value-type="float" office:value="0" calcext:value-type="float">
            <text:p>0</text:p>
          </table:table-cell>
          <table:table-cell table:style-name="ce115" table:formula="of:=[Vzorci_vnosov.$A$28]" office:value-type="string" office:string-value="KO" calcext:value-type="string">
            <text:p>KO</text:p>
          </table:table-cell>
          <table:table-cell table:style-name="ce49" table:formula="of:=RIGHT([.C28];1)">
            <text:p/>
          </table:table-cell>
          <table:table-cell table:style-name="ce49" table:formula="of:=RIGHT([.D28];1)">
            <text:p/>
          </table:table-cell>
          <table:table-cell table:style-name="ce49" table:formula="of:=RIGHT([.E28];1)">
            <text:p/>
          </table:table-cell>
          <table:table-cell table:style-name="ce49" table:formula="of:=RIGHT([.F28];1)">
            <text:p/>
          </table:table-cell>
          <table:table-cell table:style-name="ce49" table:formula="of:=RIGHT([.G28];1)">
            <text:p/>
          </table:table-cell>
          <table:table-cell table:style-name="ce49" table:formula="of:=RIGHT([.H28];1)">
            <text:p/>
          </table:table-cell>
          <table:table-cell table:style-name="ce49" table:formula="of:=RIGHT([.I28];1)">
            <text:p/>
          </table:table-cell>
          <table:table-cell table:style-name="ce49" table:formula="of:=RIGHT([.J28];1)">
            <text:p/>
          </table:table-cell>
          <table:table-cell table:style-name="ce49" table:formula="of:=RIGHT([.K28];1)">
            <text:p/>
          </table:table-cell>
          <table:table-cell table:style-name="ce49" table:formula="of:=RIGHT([.L28];1)">
            <text:p/>
          </table:table-cell>
          <table:table-cell table:style-name="ce49" table:formula="of:=RIGHT([.M28];1)">
            <text:p/>
          </table:table-cell>
          <table:table-cell table:style-name="ce49" table:formula="of:=RIGHT([.N28];1)">
            <text:p/>
          </table:table-cell>
          <table:table-cell table:style-name="ce49" table:formula="of:=RIGHT([.O28];1)">
            <text:p/>
          </table:table-cell>
          <table:table-cell table:style-name="ce49" table:formula="of:=RIGHT([.P28];1)">
            <text:p/>
          </table:table-cell>
          <table:table-cell table:style-name="ce49" table:formula="of:=RIGHT([.Q28];1)">
            <text:p/>
          </table:table-cell>
          <table:table-cell table:style-name="ce49" table:formula="of:=RIGHT([.R28];1)">
            <text:p/>
          </table:table-cell>
          <table:table-cell table:style-name="ce49" table:formula="of:=RIGHT([.S28];1)">
            <text:p/>
          </table:table-cell>
          <table:table-cell table:style-name="ce49" table:formula="of:=RIGHT([.T28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28" calcext:value-type="date">
            <text:p>28/ jan</text:p>
          </table:table-cell>
          <table:table-cell table:style-name="ce141" table:formula="of:=TEXT([.A29];&quot;Ddd&quot;)" office:value-type="string" office:string-value="čet" calcext:value-type="string">
            <text:p>čet</text:p>
          </table:table-cell>
          <table:table-cell table:style-name="ce148" table:number-columns-repeated="18"/>
          <table:table-cell table:style-name="ce230"/>
          <table:table-cell table:style-name="ce177" table:formula="of:=COUNTIF([.AH29:.AY29];&quot;☻&quot;)" office:value-type="float" office:value="0" calcext:value-type="float">
            <text:p>0</text:p>
          </table:table-cell>
          <table:table-cell table:style-name="ce177" table:formula="of:=COUNTIF([.AH29:.AY29];&quot;☺&quot;)" office:value-type="float" office:value="0" calcext:value-type="float">
            <text:p>0</text:p>
          </table:table-cell>
          <table:table-cell table:style-name="ce177" table:formula="of:=COUNTIF([.C29:.T29];&quot;51&quot;)+COUNTIF([.C29:.T29];&quot;51$&quot;)+COUNTIF([.C29:.T29];&quot;51☻&quot;)" office:value-type="float" office:value="0" calcext:value-type="float">
            <text:p>0</text:p>
          </table:table-cell>
          <table:table-cell table:style-name="ce177" table:formula="of:=COUNTIF([.C29:.T29];&quot;52&quot;)+COUNTIF([.C29:.T29];&quot;52$&quot;)+COUNTIF([.C29:.T29];&quot;52☻&quot;)" office:value-type="float" office:value="0" calcext:value-type="float">
            <text:p>0</text:p>
          </table:table-cell>
          <table:table-cell table:style-name="ce177" table:formula="of:=COUNTIF([.C29:.T29];&quot;51¶&quot;)" office:value-type="float" office:value="0" calcext:value-type="float">
            <text:p>0</text:p>
          </table:table-cell>
          <table:table-cell table:style-name="ce177" table:formula="of:=COUNTIF([.C29:.T29];&quot;52¶&quot;)" office:value-type="float" office:value="0" calcext:value-type="float">
            <text:p>0</text:p>
          </table:table-cell>
          <table:table-cell table:style-name="ce177" table:formula="of:=COUNTIF([.C29:.T29];&quot;U&quot;)+COUNTIF([.C29:.T29];&quot;U☻&quot;)+COUNTIF([.C29:.T29];&quot;U☺&quot;)" office:value-type="float" office:value="0" calcext:value-type="float">
            <text:p>0</text:p>
          </table:table-cell>
          <table:table-cell table:style-name="ce177" table:formula="of:=COUNTIF([.C29:.T29];&quot;KVIT&quot;)+COUNTIF([.C29:.T29];&quot;KVIT☻&quot;)+COUNTIF([.C29:.T29];&quot;kvit$&quot;)" office:value-type="float" office:value="0" calcext:value-type="float">
            <text:p>0</text:p>
          </table:table-cell>
          <table:table-cell table:style-name="ce183" table:formula="of:=COUNTBLANK([.C29:.S29])-3" office:value-type="float" office:value="14" calcext:value-type="float">
            <text:p>14</text:p>
          </table:table-cell>
          <table:table-cell table:style-name="ce184" table:formula="of:=COUNTIF([.C29:.T29];&quot;x&quot;)" office:value-type="float" office:value="0" calcext:value-type="float">
            <text:p>0</text:p>
          </table:table-cell>
          <table:table-cell table:style-name="ce186" table:formula="of:=COUNTIF([.C29:.T29];&quot;51&quot;)+COUNTIF([.C29:.T29];&quot;51☻&quot;)+COUNTIF([.C29:.T29];&quot;2&quot;)+COUNTIF([.C29:.T29];&quot;52&quot;)+COUNTIF([.C29:.T29];&quot;52☻&quot;)+COUNTIF([.C29:.T29];&quot;51$&quot;)+COUNTIF([.C29:.T29];&quot;52$&quot;)" office:value-type="float" office:value="0" calcext:value-type="float">
            <text:p>0</text:p>
          </table:table-cell>
          <table:table-cell table:style-name="ce115" table:formula="of:=[Vzorci_vnosov.$A$29]" office:value-type="string" office:string-value="Rt" calcext:value-type="string">
            <text:p>Rt</text:p>
          </table:table-cell>
          <table:table-cell table:style-name="ce49" table:formula="of:=RIGHT([.C29];1)">
            <text:p/>
          </table:table-cell>
          <table:table-cell table:style-name="ce49" table:formula="of:=RIGHT([.D29];1)">
            <text:p/>
          </table:table-cell>
          <table:table-cell table:style-name="ce49" table:formula="of:=RIGHT([.E29];1)">
            <text:p/>
          </table:table-cell>
          <table:table-cell table:style-name="ce49" table:formula="of:=RIGHT([.F29];1)">
            <text:p/>
          </table:table-cell>
          <table:table-cell table:style-name="ce49" table:formula="of:=RIGHT([.G29];1)">
            <text:p/>
          </table:table-cell>
          <table:table-cell table:style-name="ce49" table:formula="of:=RIGHT([.H29];1)">
            <text:p/>
          </table:table-cell>
          <table:table-cell table:style-name="ce49" table:formula="of:=RIGHT([.I29];1)">
            <text:p/>
          </table:table-cell>
          <table:table-cell table:style-name="ce49" table:formula="of:=RIGHT([.J29];1)">
            <text:p/>
          </table:table-cell>
          <table:table-cell table:style-name="ce49" table:formula="of:=RIGHT([.K29];1)">
            <text:p/>
          </table:table-cell>
          <table:table-cell table:style-name="ce49" table:formula="of:=RIGHT([.L29];1)">
            <text:p/>
          </table:table-cell>
          <table:table-cell table:style-name="ce49" table:formula="of:=RIGHT([.M29];1)">
            <text:p/>
          </table:table-cell>
          <table:table-cell table:style-name="ce49" table:formula="of:=RIGHT([.N29];1)">
            <text:p/>
          </table:table-cell>
          <table:table-cell table:style-name="ce49" table:formula="of:=RIGHT([.O29];1)">
            <text:p/>
          </table:table-cell>
          <table:table-cell table:style-name="ce49" table:formula="of:=RIGHT([.P29];1)">
            <text:p/>
          </table:table-cell>
          <table:table-cell table:style-name="ce49" table:formula="of:=RIGHT([.Q29];1)">
            <text:p/>
          </table:table-cell>
          <table:table-cell table:style-name="ce49" table:formula="of:=RIGHT([.R29];1)">
            <text:p/>
          </table:table-cell>
          <table:table-cell table:style-name="ce49" table:formula="of:=RIGHT([.S29];1)">
            <text:p/>
          </table:table-cell>
          <table:table-cell table:style-name="ce49" table:formula="of:=RIGHT([.T29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29" calcext:value-type="date">
            <text:p>29/ jan</text:p>
          </table:table-cell>
          <table:table-cell table:style-name="ce141" table:formula="of:=TEXT([.A30];&quot;Ddd&quot;)" office:value-type="string" office:string-value="pet" calcext:value-type="string">
            <text:p>pet</text:p>
          </table:table-cell>
          <table:table-cell table:style-name="ce148" table:number-columns-repeated="18"/>
          <table:table-cell table:style-name="ce230"/>
          <table:table-cell table:style-name="ce177" table:formula="of:=COUNTIF([.AH30:.AY30];&quot;☻&quot;)" office:value-type="float" office:value="0" calcext:value-type="float">
            <text:p>0</text:p>
          </table:table-cell>
          <table:table-cell table:style-name="ce177" table:formula="of:=COUNTIF([.AH30:.AY30];&quot;☺&quot;)" office:value-type="float" office:value="0" calcext:value-type="float">
            <text:p>0</text:p>
          </table:table-cell>
          <table:table-cell table:style-name="ce177" table:formula="of:=COUNTIF([.C30:.T30];&quot;51&quot;)+COUNTIF([.C30:.T30];&quot;51$&quot;)+COUNTIF([.C30:.T30];&quot;51☻&quot;)" office:value-type="float" office:value="0" calcext:value-type="float">
            <text:p>0</text:p>
          </table:table-cell>
          <table:table-cell table:style-name="ce177" table:formula="of:=COUNTIF([.C30:.T30];&quot;52&quot;)+COUNTIF([.C30:.T30];&quot;52$&quot;)+COUNTIF([.C30:.T30];&quot;52☻&quot;)" office:value-type="float" office:value="0" calcext:value-type="float">
            <text:p>0</text:p>
          </table:table-cell>
          <table:table-cell table:style-name="ce177" table:formula="of:=COUNTIF([.C30:.T30];&quot;51¶&quot;)" office:value-type="float" office:value="0" calcext:value-type="float">
            <text:p>0</text:p>
          </table:table-cell>
          <table:table-cell table:style-name="ce177" table:formula="of:=COUNTIF([.C30:.T30];&quot;52¶&quot;)" office:value-type="float" office:value="0" calcext:value-type="float">
            <text:p>0</text:p>
          </table:table-cell>
          <table:table-cell table:style-name="ce177" table:formula="of:=COUNTIF([.C30:.T30];&quot;U&quot;)+COUNTIF([.C30:.T30];&quot;U☻&quot;)+COUNTIF([.C30:.T30];&quot;U☺&quot;)" office:value-type="float" office:value="0" calcext:value-type="float">
            <text:p>0</text:p>
          </table:table-cell>
          <table:table-cell table:style-name="ce177" table:formula="of:=COUNTIF([.C30:.T30];&quot;KVIT&quot;)+COUNTIF([.C30:.T30];&quot;KVIT☻&quot;)+COUNTIF([.C30:.T30];&quot;kvit$&quot;)" office:value-type="float" office:value="0" calcext:value-type="float">
            <text:p>0</text:p>
          </table:table-cell>
          <table:table-cell table:style-name="ce183" table:formula="of:=COUNTBLANK([.C30:.S30])-3" office:value-type="float" office:value="14" calcext:value-type="float">
            <text:p>14</text:p>
          </table:table-cell>
          <table:table-cell table:style-name="ce184" table:formula="of:=COUNTIF([.C30:.T30];&quot;x&quot;)" office:value-type="float" office:value="0" calcext:value-type="float">
            <text:p>0</text:p>
          </table:table-cell>
          <table:table-cell table:style-name="ce186" table:formula="of:=COUNTIF([.C30:.T30];&quot;51&quot;)+COUNTIF([.C30:.T30];&quot;51☻&quot;)+COUNTIF([.C30:.T30];&quot;2&quot;)+COUNTIF([.C30:.T30];&quot;52&quot;)+COUNTIF([.C30:.T30];&quot;52☻&quot;)+COUNTIF([.C30:.T30];&quot;51$&quot;)+COUNTIF([.C30:.T30];&quot;52$&quot;)" office:value-type="float" office:value="0" calcext:value-type="float">
            <text:p>0</text:p>
          </table:table-cell>
          <table:table-cell table:style-name="ce87" table:formula="of:=[Vzorci_vnosov.$A$30]" office:value-type="string" office:string-value="Rt☻" calcext:value-type="string">
            <text:p>Rt☻</text:p>
          </table:table-cell>
          <table:table-cell table:style-name="ce49" table:formula="of:=RIGHT([.C30];1)">
            <text:p/>
          </table:table-cell>
          <table:table-cell table:style-name="ce49" table:formula="of:=RIGHT([.D30];1)">
            <text:p/>
          </table:table-cell>
          <table:table-cell table:style-name="ce49" table:formula="of:=RIGHT([.E30];1)">
            <text:p/>
          </table:table-cell>
          <table:table-cell table:style-name="ce49" table:formula="of:=RIGHT([.F30];1)">
            <text:p/>
          </table:table-cell>
          <table:table-cell table:style-name="ce49" table:formula="of:=RIGHT([.G30];1)">
            <text:p/>
          </table:table-cell>
          <table:table-cell table:style-name="ce49" table:formula="of:=RIGHT([.H30];1)">
            <text:p/>
          </table:table-cell>
          <table:table-cell table:style-name="ce49" table:formula="of:=RIGHT([.I30];1)">
            <text:p/>
          </table:table-cell>
          <table:table-cell table:style-name="ce49" table:formula="of:=RIGHT([.J30];1)">
            <text:p/>
          </table:table-cell>
          <table:table-cell table:style-name="ce49" table:formula="of:=RIGHT([.K30];1)">
            <text:p/>
          </table:table-cell>
          <table:table-cell table:style-name="ce49" table:formula="of:=RIGHT([.L30];1)">
            <text:p/>
          </table:table-cell>
          <table:table-cell table:style-name="ce49" table:formula="of:=RIGHT([.M30];1)">
            <text:p/>
          </table:table-cell>
          <table:table-cell table:style-name="ce49" table:formula="of:=RIGHT([.N30];1)">
            <text:p/>
          </table:table-cell>
          <table:table-cell table:style-name="ce49" table:formula="of:=RIGHT([.O30];1)">
            <text:p/>
          </table:table-cell>
          <table:table-cell table:style-name="ce49" table:formula="of:=RIGHT([.P30];1)">
            <text:p/>
          </table:table-cell>
          <table:table-cell table:style-name="ce49" table:formula="of:=RIGHT([.Q30];1)">
            <text:p/>
          </table:table-cell>
          <table:table-cell table:style-name="ce49" table:formula="of:=RIGHT([.R30];1)">
            <text:p/>
          </table:table-cell>
          <table:table-cell table:style-name="ce49" table:formula="of:=RIGHT([.S30];1)">
            <text:p/>
          </table:table-cell>
          <table:table-cell table:style-name="ce49" table:formula="of:=RIGHT([.T30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30" calcext:value-type="date">
            <text:p>30/ jan</text:p>
          </table:table-cell>
          <table:table-cell table:style-name="ce141" table:formula="of:=TEXT([.A31];&quot;Ddd&quot;)" office:value-type="string" office:string-value="sob" calcext:value-type="string">
            <text:p>sob</text:p>
          </table:table-cell>
          <table:table-cell table:style-name="ce148" table:number-columns-repeated="18"/>
          <table:table-cell table:style-name="ce230"/>
          <table:table-cell table:style-name="ce177" table:formula="of:=COUNTIF([.AH31:.AY31];&quot;☻&quot;)" office:value-type="float" office:value="0" calcext:value-type="float">
            <text:p>0</text:p>
          </table:table-cell>
          <table:table-cell table:style-name="ce177" table:formula="of:=COUNTIF([.AH31:.AY31];&quot;☺&quot;)" office:value-type="float" office:value="0" calcext:value-type="float">
            <text:p>0</text:p>
          </table:table-cell>
          <table:table-cell table:style-name="ce177" table:formula="of:=COUNTIF([.C31:.T31];&quot;51&quot;)+COUNTIF([.C31:.T31];&quot;51$&quot;)+COUNTIF([.C31:.T31];&quot;51☻&quot;)" office:value-type="float" office:value="0" calcext:value-type="float">
            <text:p>0</text:p>
          </table:table-cell>
          <table:table-cell table:style-name="ce177" table:formula="of:=COUNTIF([.C31:.T31];&quot;52&quot;)+COUNTIF([.C31:.T31];&quot;52$&quot;)+COUNTIF([.C31:.T31];&quot;52☻&quot;)" office:value-type="float" office:value="0" calcext:value-type="float">
            <text:p>0</text:p>
          </table:table-cell>
          <table:table-cell table:style-name="ce177" table:formula="of:=COUNTIF([.C31:.T31];&quot;51¶&quot;)" office:value-type="float" office:value="0" calcext:value-type="float">
            <text:p>0</text:p>
          </table:table-cell>
          <table:table-cell table:style-name="ce177" table:formula="of:=COUNTIF([.C31:.T31];&quot;52¶&quot;)" office:value-type="float" office:value="0" calcext:value-type="float">
            <text:p>0</text:p>
          </table:table-cell>
          <table:table-cell table:style-name="ce177" table:formula="of:=COUNTIF([.C31:.T31];&quot;U&quot;)+COUNTIF([.C31:.T31];&quot;U☻&quot;)+COUNTIF([.C31:.T31];&quot;U☺&quot;)" office:value-type="float" office:value="0" calcext:value-type="float">
            <text:p>0</text:p>
          </table:table-cell>
          <table:table-cell table:style-name="ce177" table:formula="of:=COUNTIF([.C31:.T31];&quot;KVIT&quot;)+COUNTIF([.C31:.T31];&quot;KVIT☻&quot;)+COUNTIF([.C31:.T31];&quot;kvit$&quot;)" office:value-type="float" office:value="0" calcext:value-type="float">
            <text:p>0</text:p>
          </table:table-cell>
          <table:table-cell table:style-name="ce183" table:formula="of:=COUNTBLANK([.C31:.S31])-3" office:value-type="float" office:value="14" calcext:value-type="float">
            <text:p>14</text:p>
          </table:table-cell>
          <table:table-cell table:style-name="ce184" table:formula="of:=COUNTIF([.C31:.T31];&quot;x&quot;)" office:value-type="float" office:value="0" calcext:value-type="float">
            <text:p>0</text:p>
          </table:table-cell>
          <table:table-cell table:style-name="ce186" table:formula="of:=COUNTIF([.C31:.T31];&quot;51&quot;)+COUNTIF([.C31:.T31];&quot;51☻&quot;)+COUNTIF([.C31:.T31];&quot;2&quot;)+COUNTIF([.C31:.T31];&quot;52&quot;)+COUNTIF([.C31:.T31];&quot;52☻&quot;)+COUNTIF([.C31:.T31];&quot;51$&quot;)+COUNTIF([.C31:.T31];&quot;52$&quot;)" office:value-type="float" office:value="0" calcext:value-type="float">
            <text:p>0</text:p>
          </table:table-cell>
          <table:table-cell table:style-name="ce116" table:formula="of:=[Vzorci_vnosov.$A$31]" office:value-type="string" office:string-value="Rt☺" calcext:value-type="string">
            <text:p>Rt☺</text:p>
          </table:table-cell>
          <table:table-cell table:style-name="ce49" table:formula="of:=RIGHT([.C31];1)">
            <text:p/>
          </table:table-cell>
          <table:table-cell table:style-name="ce49" table:formula="of:=RIGHT([.D31];1)">
            <text:p/>
          </table:table-cell>
          <table:table-cell table:style-name="ce49" table:formula="of:=RIGHT([.E31];1)">
            <text:p/>
          </table:table-cell>
          <table:table-cell table:style-name="ce49" table:formula="of:=RIGHT([.F31];1)">
            <text:p/>
          </table:table-cell>
          <table:table-cell table:style-name="ce49" table:formula="of:=RIGHT([.G31];1)">
            <text:p/>
          </table:table-cell>
          <table:table-cell table:style-name="ce49" table:formula="of:=RIGHT([.H31];1)">
            <text:p/>
          </table:table-cell>
          <table:table-cell table:style-name="ce49" table:formula="of:=RIGHT([.I31];1)">
            <text:p/>
          </table:table-cell>
          <table:table-cell table:style-name="ce49" table:formula="of:=RIGHT([.J31];1)">
            <text:p/>
          </table:table-cell>
          <table:table-cell table:style-name="ce49" table:formula="of:=RIGHT([.K31];1)">
            <text:p/>
          </table:table-cell>
          <table:table-cell table:style-name="ce49" table:formula="of:=RIGHT([.L31];1)">
            <text:p/>
          </table:table-cell>
          <table:table-cell table:style-name="ce49" table:formula="of:=RIGHT([.M31];1)">
            <text:p/>
          </table:table-cell>
          <table:table-cell table:style-name="ce49" table:formula="of:=RIGHT([.N31];1)">
            <text:p/>
          </table:table-cell>
          <table:table-cell table:style-name="ce49" table:formula="of:=RIGHT([.O31];1)">
            <text:p/>
          </table:table-cell>
          <table:table-cell table:style-name="ce49" table:formula="of:=RIGHT([.P31];1)">
            <text:p/>
          </table:table-cell>
          <table:table-cell table:style-name="ce49" table:formula="of:=RIGHT([.Q31];1)">
            <text:p/>
          </table:table-cell>
          <table:table-cell table:style-name="ce49" table:formula="of:=RIGHT([.R31];1)">
            <text:p/>
          </table:table-cell>
          <table:table-cell table:style-name="ce49" table:formula="of:=RIGHT([.S31];1)">
            <text:p/>
          </table:table-cell>
          <table:table-cell table:style-name="ce49" table:formula="of:=RIGHT([.T31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35" office:value-type="date" office:date-value="2021-01-31" calcext:value-type="date">
            <text:p>31/ jan</text:p>
          </table:table-cell>
          <table:table-cell table:style-name="ce141" table:formula="of:=TEXT([.A32];&quot;Ddd&quot;)" office:value-type="string" office:string-value="ned" calcext:value-type="string">
            <text:p>ned</text:p>
          </table:table-cell>
          <table:table-cell table:style-name="ce148" table:number-columns-repeated="18"/>
          <table:table-cell table:style-name="ce230"/>
          <table:table-cell table:style-name="ce177" table:formula="of:=COUNTIF([.AH32:.AY32];&quot;☻&quot;)" office:value-type="float" office:value="0" calcext:value-type="float">
            <text:p>0</text:p>
          </table:table-cell>
          <table:table-cell table:style-name="ce177" table:formula="of:=COUNTIF([.AH32:.AY32];&quot;☺&quot;)" office:value-type="float" office:value="0" calcext:value-type="float">
            <text:p>0</text:p>
          </table:table-cell>
          <table:table-cell table:style-name="ce177" table:formula="of:=COUNTIF([.C32:.T32];&quot;51&quot;)+COUNTIF([.C32:.T32];&quot;51$&quot;)+COUNTIF([.C32:.T32];&quot;51☻&quot;)" office:value-type="float" office:value="0" calcext:value-type="float">
            <text:p>0</text:p>
          </table:table-cell>
          <table:table-cell table:style-name="ce177" table:formula="of:=COUNTIF([.C32:.T32];&quot;52&quot;)+COUNTIF([.C32:.T32];&quot;52$&quot;)+COUNTIF([.C32:.T32];&quot;52☻&quot;)" office:value-type="float" office:value="0" calcext:value-type="float">
            <text:p>0</text:p>
          </table:table-cell>
          <table:table-cell table:style-name="ce177" table:formula="of:=COUNTIF([.C32:.T32];&quot;51¶&quot;)" office:value-type="float" office:value="0" calcext:value-type="float">
            <text:p>0</text:p>
          </table:table-cell>
          <table:table-cell table:style-name="ce177" table:formula="of:=COUNTIF([.C32:.T32];&quot;52¶&quot;)" office:value-type="float" office:value="0" calcext:value-type="float">
            <text:p>0</text:p>
          </table:table-cell>
          <table:table-cell table:style-name="ce177" table:formula="of:=COUNTIF([.C32:.T32];&quot;U&quot;)+COUNTIF([.C32:.T32];&quot;U☻&quot;)+COUNTIF([.C32:.T32];&quot;U☺&quot;)" office:value-type="float" office:value="0" calcext:value-type="float">
            <text:p>0</text:p>
          </table:table-cell>
          <table:table-cell table:style-name="ce177" table:formula="of:=COUNTIF([.C32:.T32];&quot;KVIT&quot;)+COUNTIF([.C32:.T32];&quot;KVIT☻&quot;)+COUNTIF([.C32:.T32];&quot;kvit$&quot;)" office:value-type="float" office:value="0" calcext:value-type="float">
            <text:p>0</text:p>
          </table:table-cell>
          <table:table-cell table:style-name="ce183" table:formula="of:=COUNTBLANK([.C32:.S32])-3" office:value-type="float" office:value="14" calcext:value-type="float">
            <text:p>14</text:p>
          </table:table-cell>
          <table:table-cell table:style-name="ce184" table:formula="of:=COUNTIF([.C32:.T32];&quot;x&quot;)" office:value-type="float" office:value="0" calcext:value-type="float">
            <text:p>0</text:p>
          </table:table-cell>
          <table:table-cell table:style-name="ce186" table:formula="of:=COUNTIF([.C32:.T32];&quot;51&quot;)+COUNTIF([.C32:.T32];&quot;51☻&quot;)+COUNTIF([.C32:.T32];&quot;2&quot;)+COUNTIF([.C32:.T32];&quot;52&quot;)+COUNTIF([.C32:.T32];&quot;52☻&quot;)+COUNTIF([.C32:.T32];&quot;51$&quot;)+COUNTIF([.C32:.T32];&quot;52$&quot;)" office:value-type="float" office:value="0" calcext:value-type="float">
            <text:p>0</text:p>
          </table:table-cell>
          <table:table-cell table:style-name="ce89" table:formula="of:=[Vzorci_vnosov.$A$32]" office:value-type="string" office:string-value="Am" calcext:value-type="string">
            <text:p>Am</text:p>
          </table:table-cell>
          <table:table-cell table:style-name="ce49" table:formula="of:=RIGHT([.C32];1)">
            <text:p/>
          </table:table-cell>
          <table:table-cell table:style-name="ce49" table:formula="of:=RIGHT([.D32];1)">
            <text:p/>
          </table:table-cell>
          <table:table-cell table:style-name="ce49" table:formula="of:=RIGHT([.E32];1)">
            <text:p/>
          </table:table-cell>
          <table:table-cell table:style-name="ce49" table:formula="of:=RIGHT([.F32];1)">
            <text:p/>
          </table:table-cell>
          <table:table-cell table:style-name="ce49" table:formula="of:=RIGHT([.G32];1)">
            <text:p/>
          </table:table-cell>
          <table:table-cell table:style-name="ce49" table:formula="of:=RIGHT([.H32];1)">
            <text:p/>
          </table:table-cell>
          <table:table-cell table:style-name="ce49" table:formula="of:=RIGHT([.I32];1)">
            <text:p/>
          </table:table-cell>
          <table:table-cell table:style-name="ce49" table:formula="of:=RIGHT([.J32];1)">
            <text:p/>
          </table:table-cell>
          <table:table-cell table:style-name="ce49" table:formula="of:=RIGHT([.K32];1)">
            <text:p/>
          </table:table-cell>
          <table:table-cell table:style-name="ce49" table:formula="of:=RIGHT([.L32];1)">
            <text:p/>
          </table:table-cell>
          <table:table-cell table:style-name="ce49" table:formula="of:=RIGHT([.M32];1)">
            <text:p/>
          </table:table-cell>
          <table:table-cell table:style-name="ce49" table:formula="of:=RIGHT([.N32];1)">
            <text:p/>
          </table:table-cell>
          <table:table-cell table:style-name="ce49" table:formula="of:=RIGHT([.O32];1)">
            <text:p/>
          </table:table-cell>
          <table:table-cell table:style-name="ce49" table:formula="of:=RIGHT([.P32];1)">
            <text:p/>
          </table:table-cell>
          <table:table-cell table:style-name="ce49" table:formula="of:=RIGHT([.Q32];1)">
            <text:p/>
          </table:table-cell>
          <table:table-cell table:style-name="ce49" table:formula="of:=RIGHT([.R32];1)">
            <text:p/>
          </table:table-cell>
          <table:table-cell table:style-name="ce49" table:formula="of:=RIGHT([.S32];1)">
            <text:p/>
          </table:table-cell>
          <table:table-cell table:style-name="ce49" table:formula="of:=RIGHT([.T32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1">
          <table:table-cell table:number-columns-repeated="32"/>
          <table:table-cell table:style-name="ce87" table:formula="of:=[Vzorci_vnosov.$A$33]" office:value-type="string" office:string-value="Am☻" calcext:value-type="string">
            <text:p>Am☻</text:p>
          </table:table-cell>
          <table:table-cell table:style-name="ce64" table:number-columns-repeated="18"/>
          <table:table-cell table:number-columns-repeated="13"/>
        </table:table-row>
        <table:table-row table:style-name="ro1">
          <table:table-cell table:number-columns-repeated="2"/>
          <table:table-cell table:style-name="ce129" table:formula="of:=[.$C$1]" office:value-type="string" office:string-value="GOR" calcext:value-type="string">
            <text:p>GOR</text:p>
          </table:table-cell>
          <table:table-cell table:style-name="ce129" table:formula="of:=[.$D$1]" office:value-type="string" office:string-value="ŠOŠ" calcext:value-type="string">
            <text:p>ŠOŠ</text:p>
          </table:table-cell>
          <table:table-cell table:style-name="ce129" table:formula="of:=[.$E$1]" office:value-type="string" office:string-value="PIN" calcext:value-type="string">
            <text:p>PIN</text:p>
          </table:table-cell>
          <table:table-cell table:style-name="ce129" table:formula="of:=[.$F$1]" office:value-type="string" office:string-value="KON" calcext:value-type="string">
            <text:p>KON</text:p>
          </table:table-cell>
          <table:table-cell table:style-name="ce129" table:formula="of:=[.$G$1]" office:value-type="string" office:string-value="ORO" calcext:value-type="string">
            <text:p>ORO</text:p>
          </table:table-cell>
          <table:table-cell table:style-name="ce129" table:formula="of:=[.$H$1]" office:value-type="string" office:string-value="MIO" calcext:value-type="string">
            <text:p>MIO</text:p>
          </table:table-cell>
          <table:table-cell table:style-name="ce129" table:formula="of:=[.$I$1]" office:value-type="string" office:string-value="BOŽ" calcext:value-type="string">
            <text:p>BOŽ</text:p>
          </table:table-cell>
          <table:table-cell table:style-name="ce129" table:formula="of:=[.$J$1]" office:value-type="string" office:string-value="TOM" calcext:value-type="string">
            <text:p>TOM</text:p>
          </table:table-cell>
          <table:table-cell table:style-name="ce129" table:formula="of:=[.$K$1]" office:value-type="string" office:string-value="MŠŠ" calcext:value-type="string">
            <text:p>MŠŠ</text:p>
          </table:table-cell>
          <table:table-cell table:style-name="ce129" table:formula="of:=[.$L$1]" office:value-type="string" office:string-value="ŽIV" calcext:value-type="string">
            <text:p>ŽIV</text:p>
          </table:table-cell>
          <table:table-cell table:style-name="ce129" table:formula="of:=[.$M$1]" office:value-type="string" office:string-value="TAL" calcext:value-type="string">
            <text:p>TAL</text:p>
          </table:table-cell>
          <table:table-cell table:style-name="ce129" table:formula="of:=[.$N$1]" office:value-type="string" office:string-value="PIR" calcext:value-type="string">
            <text:p>PIR</text:p>
          </table:table-cell>
          <table:table-cell table:style-name="ce129" table:formula="of:=[.$O$1]" office:value-type="string" office:string-value="NOV2" calcext:value-type="string">
            <text:p>NOV2</text:p>
          </table:table-cell>
          <table:table-cell table:style-name="ce129" table:formula="of:=[.$P$1]" office:value-type="string" office:string-value="BUT" calcext:value-type="string">
            <text:p>BUT</text:p>
          </table:table-cell>
          <table:table-cell table:style-name="ce129" table:formula="of:=[.$Q$1]" office:value-type="string" office:string-value="ŽRJ" calcext:value-type="string">
            <text:p>ŽRJ</text:p>
          </table:table-cell>
          <table:table-cell table:style-name="ce129" table:formula="of:=[.$R$1]" office:value-type="string" office:string-value="NOV3" calcext:value-type="string">
            <text:p>NOV3</text:p>
          </table:table-cell>
          <table:table-cell table:style-name="ce129" table:formula="of:=[januar.$S$1]" office:value-type="string" office:string-value="JNK" calcext:value-type="string">
            <text:p>JNK</text:p>
          </table:table-cell>
          <table:table-cell table:number-columns-repeated="13"/>
          <table:table-cell table:style-name="ce116" table:formula="of:=[Vzorci_vnosov.$A$34]" office:value-type="string" office:string-value="Am☺" calcext:value-type="string">
            <text:p>Am☺</text:p>
          </table:table-cell>
          <table:table-cell table:style-name="ce64" table:number-columns-repeated="18"/>
          <table:table-cell table:number-columns-repeated="13"/>
        </table:table-row>
        <table:table-row table:style-name="ro5">
          <table:table-cell/>
          <table:table-cell table:style-name="ce65" table:formula="of:=[Vzorci_vnosov.$A$20]" office:value-type="string" office:string-value="☺" calcext:value-type="string">
            <text:p>☺</text:p>
          </table:table-cell>
          <table:table-cell table:style-name="ce66" table:formula="of:=COUNTIF([.AH2:.AH32];&quot;☺&quot;)" office:value-type="float" office:value="0" calcext:value-type="float">
            <text:p>0</text:p>
          </table:table-cell>
          <table:table-cell table:style-name="ce66" table:formula="of:=COUNTIF([.AI2:.AI32];&quot;☺&quot;)" office:value-type="float" office:value="0" calcext:value-type="float">
            <text:p>0</text:p>
          </table:table-cell>
          <table:table-cell table:style-name="ce66" table:formula="of:=COUNTIF([.AJ2:.AJ32];&quot;☺&quot;)" office:value-type="float" office:value="0" calcext:value-type="float">
            <text:p>0</text:p>
          </table:table-cell>
          <table:table-cell table:style-name="ce66" table:formula="of:=COUNTIF([.AK2:.AK32];&quot;☺&quot;)" office:value-type="float" office:value="0" calcext:value-type="float">
            <text:p>0</text:p>
          </table:table-cell>
          <table:table-cell table:style-name="ce66" table:formula="of:=COUNTIF([.AL2:.AL32];&quot;☺&quot;)" office:value-type="float" office:value="0" calcext:value-type="float">
            <text:p>0</text:p>
          </table:table-cell>
          <table:table-cell table:style-name="ce66" table:formula="of:=COUNTIF([.AM2:.AM32];&quot;☺&quot;)" office:value-type="float" office:value="0" calcext:value-type="float">
            <text:p>0</text:p>
          </table:table-cell>
          <table:table-cell table:style-name="ce66" table:formula="of:=COUNTIF([.AN2:.AN32];&quot;☺&quot;)" office:value-type="float" office:value="0" calcext:value-type="float">
            <text:p>0</text:p>
          </table:table-cell>
          <table:table-cell table:style-name="ce66" table:formula="of:=COUNTIF([.AO2:.AO32];&quot;☺&quot;)" office:value-type="float" office:value="0" calcext:value-type="float">
            <text:p>0</text:p>
          </table:table-cell>
          <table:table-cell table:style-name="ce66" table:formula="of:=COUNTIF([.AP2:.AP32];&quot;☺&quot;)" office:value-type="float" office:value="0" calcext:value-type="float">
            <text:p>0</text:p>
          </table:table-cell>
          <table:table-cell table:style-name="ce66" table:formula="of:=COUNTIF([.AQ2:.AQ32];&quot;☺&quot;)" office:value-type="float" office:value="0" calcext:value-type="float">
            <text:p>0</text:p>
          </table:table-cell>
          <table:table-cell table:style-name="ce66" table:formula="of:=COUNTIF([.AR2:.AR32];&quot;☺&quot;)" office:value-type="float" office:value="0" calcext:value-type="float">
            <text:p>0</text:p>
          </table:table-cell>
          <table:table-cell table:style-name="ce66" table:formula="of:=COUNTIF([.AS2:.AS32];&quot;☺&quot;)" office:value-type="float" office:value="0" calcext:value-type="float">
            <text:p>0</text:p>
          </table:table-cell>
          <table:table-cell table:style-name="ce66" table:formula="of:=COUNTIF([.AU2:.AU32];&quot;☺&quot;)" office:value-type="float" office:value="0" calcext:value-type="float">
            <text:p>0</text:p>
          </table:table-cell>
          <table:table-cell table:style-name="ce66" table:formula="of:=COUNTIF([.AV2:.AV32];&quot;☺&quot;)" office:value-type="float" office:value="0" calcext:value-type="float">
            <text:p>0</text:p>
          </table:table-cell>
          <table:table-cell table:style-name="ce66" table:formula="of:=COUNTIF([.AW2:.AW32];&quot;☺&quot;)" office:value-type="float" office:value="0" calcext:value-type="float">
            <text:p>0</text:p>
          </table:table-cell>
          <table:table-cell table:style-name="ce66" table:formula="of:=COUNTIF([.AX2:.AX32];&quot;☺&quot;)" office:value-type="float" office:value="0" calcext:value-type="float">
            <text:p>0</text:p>
          </table:table-cell>
          <table:table-cell table:style-name="ce66" table:formula="of:=COUNTIF([.AY2:.AY32];&quot;☺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35]" office:value-type="string" office:string-value="Ta" calcext:value-type="string">
            <text:p>Ta</text:p>
          </table:table-cell>
          <table:table-cell table:number-columns-repeated="31"/>
        </table:table-row>
        <table:table-row table:style-name="ro5">
          <table:table-cell table:style-name="ce67"/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66" table:formula="of:=COUNTIF([.AH2:.AH32];&quot;☻&quot;)" office:value-type="float" office:value="0" calcext:value-type="float">
            <text:p>0</text:p>
          </table:table-cell>
          <table:table-cell table:style-name="ce66" table:formula="of:=COUNTIF([.AI2:.AI32];&quot;☻&quot;)" office:value-type="float" office:value="0" calcext:value-type="float">
            <text:p>0</text:p>
          </table:table-cell>
          <table:table-cell table:style-name="ce66" table:formula="of:=COUNTIF([.AJ2:.AJ32];&quot;☻&quot;)" office:value-type="float" office:value="0" calcext:value-type="float">
            <text:p>0</text:p>
          </table:table-cell>
          <table:table-cell table:style-name="ce66" table:formula="of:=COUNTIF([.AK2:.AK32];&quot;☻&quot;)" office:value-type="float" office:value="0" calcext:value-type="float">
            <text:p>0</text:p>
          </table:table-cell>
          <table:table-cell table:style-name="ce66" table:formula="of:=COUNTIF([.AL2:.AL32];&quot;☻&quot;)" office:value-type="float" office:value="0" calcext:value-type="float">
            <text:p>0</text:p>
          </table:table-cell>
          <table:table-cell table:style-name="ce66" table:formula="of:=COUNTIF([.AM2:.AM32];&quot;☻&quot;)" office:value-type="float" office:value="0" calcext:value-type="float">
            <text:p>0</text:p>
          </table:table-cell>
          <table:table-cell table:style-name="ce66" table:formula="of:=COUNTIF([.AN2:.AN32];&quot;☻&quot;)" office:value-type="float" office:value="0" calcext:value-type="float">
            <text:p>0</text:p>
          </table:table-cell>
          <table:table-cell table:style-name="ce66" table:formula="of:=COUNTIF([.AO2:.AO32];&quot;☻&quot;)" office:value-type="float" office:value="0" calcext:value-type="float">
            <text:p>0</text:p>
          </table:table-cell>
          <table:table-cell table:style-name="ce66" table:formula="of:=COUNTIF([.AP2:.AP32];&quot;☻&quot;)" office:value-type="float" office:value="0" calcext:value-type="float">
            <text:p>0</text:p>
          </table:table-cell>
          <table:table-cell table:style-name="ce66" table:formula="of:=COUNTIF([.AQ2:.AQ32];&quot;☻&quot;)" office:value-type="float" office:value="0" calcext:value-type="float">
            <text:p>0</text:p>
          </table:table-cell>
          <table:table-cell table:style-name="ce66" table:formula="of:=COUNTIF([.AR2:.AR32];&quot;☻&quot;)" office:value-type="float" office:value="0" calcext:value-type="float">
            <text:p>0</text:p>
          </table:table-cell>
          <table:table-cell table:style-name="ce66" table:formula="of:=COUNTIF([.AS2:.AS32];&quot;☻&quot;)" office:value-type="float" office:value="0" calcext:value-type="float">
            <text:p>0</text:p>
          </table:table-cell>
          <table:table-cell table:style-name="ce66" table:formula="of:=COUNTIF([.AU2:.AU32];&quot;☻&quot;)" office:value-type="float" office:value="0" calcext:value-type="float">
            <text:p>0</text:p>
          </table:table-cell>
          <table:table-cell table:style-name="ce66" table:formula="of:=COUNTIF([.AV2:.AV32];&quot;☻&quot;)" office:value-type="float" office:value="0" calcext:value-type="float">
            <text:p>0</text:p>
          </table:table-cell>
          <table:table-cell table:style-name="ce66" table:formula="of:=COUNTIF([.AW2:.AW32];&quot;☻&quot;)" office:value-type="float" office:value="0" calcext:value-type="float">
            <text:p>0</text:p>
          </table:table-cell>
          <table:table-cell table:style-name="ce66" table:formula="of:=COUNTIF([.AX2:.AX32];&quot;☻&quot;)" office:value-type="float" office:value="0" calcext:value-type="float">
            <text:p>0</text:p>
          </table:table-cell>
          <table:table-cell table:style-name="ce66" table:formula="of:=COUNTIF([.AY2:.AY32];&quot;☻&quot;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87" table:formula="of:=[Vzorci_vnosov.$A$36]" office:value-type="string" office:string-value="Ta☻" calcext:value-type="string">
            <text:p>Ta☻</text:p>
          </table:table-cell>
          <table:table-cell table:style-name="ce69" table:number-columns-repeated="18"/>
          <table:table-cell table:style-name="ce70" table:number-columns-repeated="8"/>
          <table:table-cell table:style-name="ce69" table:number-columns-repeated="5"/>
        </table:table-row>
        <table:table-row table:style-name="ro5">
          <table:table-cell table:style-name="ce67"/>
          <table:table-cell table:style-name="ce120" table:formula="of:=[Vzorci_vnosov.$A$42]" office:value-type="string" office:string-value="Σ" calcext:value-type="string">
            <text:p>Σ</text:p>
          </table:table-cell>
          <table:table-cell table:style-name="ce71" table:formula="of:=SUM([.C35:.C36])" office:value-type="float" office:value="0" calcext:value-type="float">
            <text:p>0</text:p>
          </table:table-cell>
          <table:table-cell table:style-name="ce71" table:formula="of:=SUM([.D35:.D36])" office:value-type="float" office:value="0" calcext:value-type="float">
            <text:p>0</text:p>
          </table:table-cell>
          <table:table-cell table:style-name="ce71" table:formula="of:=SUM([.E35:.E36])" office:value-type="float" office:value="0" calcext:value-type="float">
            <text:p>0</text:p>
          </table:table-cell>
          <table:table-cell table:style-name="ce71" table:formula="of:=SUM([.F35:.F36])" office:value-type="float" office:value="0" calcext:value-type="float">
            <text:p>0</text:p>
          </table:table-cell>
          <table:table-cell table:style-name="ce71" table:formula="of:=SUM([.G35:.G36])" office:value-type="float" office:value="0" calcext:value-type="float">
            <text:p>0</text:p>
          </table:table-cell>
          <table:table-cell table:style-name="ce71" table:formula="of:=SUM([.H35:.H36])" office:value-type="float" office:value="0" calcext:value-type="float">
            <text:p>0</text:p>
          </table:table-cell>
          <table:table-cell table:style-name="ce71" table:formula="of:=SUM([.I35:.I36])" office:value-type="float" office:value="0" calcext:value-type="float">
            <text:p>0</text:p>
          </table:table-cell>
          <table:table-cell table:style-name="ce71" table:formula="of:=SUM([.J35:.J36])" office:value-type="float" office:value="0" calcext:value-type="float">
            <text:p>0</text:p>
          </table:table-cell>
          <table:table-cell table:style-name="ce71" table:formula="of:=SUM([.K35:.K36])" office:value-type="float" office:value="0" calcext:value-type="float">
            <text:p>0</text:p>
          </table:table-cell>
          <table:table-cell table:style-name="ce71" table:formula="of:=SUM([.L35:.L36])" office:value-type="float" office:value="0" calcext:value-type="float">
            <text:p>0</text:p>
          </table:table-cell>
          <table:table-cell table:style-name="ce71" table:formula="of:=SUM([.M35:.M36])" office:value-type="float" office:value="0" calcext:value-type="float">
            <text:p>0</text:p>
          </table:table-cell>
          <table:table-cell table:style-name="ce71" table:formula="of:=SUM([.N35:.N36])" office:value-type="float" office:value="0" calcext:value-type="float">
            <text:p>0</text:p>
          </table:table-cell>
          <table:table-cell table:style-name="ce71" table:formula="of:=SUM([.O35:.O36])" office:value-type="float" office:value="0" calcext:value-type="float">
            <text:p>0</text:p>
          </table:table-cell>
          <table:table-cell table:style-name="ce71" table:formula="of:=SUM([.P35:.P36])" office:value-type="float" office:value="0" calcext:value-type="float">
            <text:p>0</text:p>
          </table:table-cell>
          <table:table-cell table:style-name="ce71" table:formula="of:=SUM([.Q35:.Q36])" office:value-type="float" office:value="0" calcext:value-type="float">
            <text:p>0</text:p>
          </table:table-cell>
          <table:table-cell table:style-name="ce71" table:formula="of:=SUM([.R35:.R36])" office:value-type="float" office:value="0" calcext:value-type="float">
            <text:p>0</text:p>
          </table:table-cell>
          <table:table-cell table:style-name="ce71" table:formula="of:=SUM([.S35:.S36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95" table:formula="of:=[Vzorci_vnosov.$A$37]" office:value-type="string" office:string-value="Ta☺" calcext:value-type="string">
            <text:p>Ta☺</text:p>
          </table:table-cell>
          <table:table-cell table:style-name="ce69" table:number-columns-repeated="18"/>
          <table:table-cell table:style-name="ce70" table:number-columns-repeated="8"/>
          <table:table-cell table:style-name="ce69" table:number-columns-repeated="5"/>
        </table:table-row>
        <table:table-row table:style-name="ro5">
          <table:table-cell table:style-name="ce67"/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66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66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66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66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66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66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66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66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66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66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66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66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66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66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66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66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66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9" table:formula="of:=[Vzorci_vnosov.$A$38]" office:value-type="string" office:string-value="Rf" calcext:value-type="string">
            <text:p>Rf</text:p>
          </table:table-cell>
          <table:table-cell table:style-name="ce69" table:number-columns-repeated="18"/>
          <table:table-cell table:style-name="ce70" table:number-columns-repeated="8"/>
          <table:table-cell table:style-name="ce69" table:number-columns-repeated="5"/>
        </table:table-row>
        <table:table-row table:style-name="ro5">
          <table:table-cell table:style-name="ce67"/>
          <table:table-cell table:style-name="ce121" table:formula="of:=[Vzorci_vnosov.$A$43]" office:value-type="string" office:string-value="$" calcext:value-type="string">
            <text:p>$</text:p>
          </table:table-cell>
          <table:table-cell table:style-name="ce66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66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66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66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66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66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66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66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66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66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66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66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66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66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66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66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66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7" table:formula="of:=[Vzorci_vnosov.$A$39]" office:value-type="string" office:string-value="Rf☻" calcext:value-type="string">
            <text:p>Rf☻</text:p>
          </table:table-cell>
          <table:table-cell table:style-name="ce72" table:number-columns-repeated="18"/>
          <table:table-cell table:style-name="ce73" table:number-columns-repeated="8"/>
          <table:table-cell table:style-name="ce72" table:number-columns-repeated="5"/>
        </table:table-row>
        <table:table-row table:style-name="ro5">
          <table:table-cell/>
          <table:table-cell table:style-name="ce29" table:formula="of:=[Vzorci_vnosov.$A$12]" office:value-type="string" office:string-value="D" calcext:value-type="string">
            <text:p>D</text:p>
          </table:table-cell>
          <table:table-cell table:style-name="ce66" table:formula="of:=COUNTIF([.C2:.C32];&quot;D&quot;)" office:value-type="float" office:value="0" calcext:value-type="float">
            <text:p>0</text:p>
          </table:table-cell>
          <table:table-cell table:style-name="ce66" table:formula="of:=COUNTIF([.D2:.D32];&quot;D&quot;)" office:value-type="float" office:value="0" calcext:value-type="float">
            <text:p>0</text:p>
          </table:table-cell>
          <table:table-cell table:style-name="ce66" table:formula="of:=COUNTIF([.E2:.E32];&quot;D&quot;)" office:value-type="float" office:value="0" calcext:value-type="float">
            <text:p>0</text:p>
          </table:table-cell>
          <table:table-cell table:style-name="ce66" table:formula="of:=COUNTIF([.F2:.F32];&quot;D&quot;)" office:value-type="float" office:value="0" calcext:value-type="float">
            <text:p>0</text:p>
          </table:table-cell>
          <table:table-cell table:style-name="ce66" table:formula="of:=COUNTIF([.G2:.G32];&quot;D&quot;)" office:value-type="float" office:value="0" calcext:value-type="float">
            <text:p>0</text:p>
          </table:table-cell>
          <table:table-cell table:style-name="ce66" table:formula="of:=COUNTIF([.H2:.H32];&quot;D&quot;)" office:value-type="float" office:value="0" calcext:value-type="float">
            <text:p>0</text:p>
          </table:table-cell>
          <table:table-cell table:style-name="ce66" table:formula="of:=COUNTIF([.I2:.I32];&quot;D&quot;)" office:value-type="float" office:value="0" calcext:value-type="float">
            <text:p>0</text:p>
          </table:table-cell>
          <table:table-cell table:style-name="ce66" table:formula="of:=COUNTIF([.J2:.J32];&quot;D&quot;)" office:value-type="float" office:value="0" calcext:value-type="float">
            <text:p>0</text:p>
          </table:table-cell>
          <table:table-cell table:style-name="ce66" table:formula="of:=COUNTIF([.K2:.K32];&quot;D&quot;)" office:value-type="float" office:value="0" calcext:value-type="float">
            <text:p>0</text:p>
          </table:table-cell>
          <table:table-cell table:style-name="ce66" table:formula="of:=COUNTIF([.L2:.L32];&quot;D&quot;)" office:value-type="float" office:value="0" calcext:value-type="float">
            <text:p>0</text:p>
          </table:table-cell>
          <table:table-cell table:style-name="ce66" table:formula="of:=COUNTIF([.M2:.M32];&quot;D&quot;)" office:value-type="float" office:value="0" calcext:value-type="float">
            <text:p>0</text:p>
          </table:table-cell>
          <table:table-cell table:style-name="ce66" table:formula="of:=COUNTIF([.N2:.N32];&quot;D&quot;)" office:value-type="float" office:value="0" calcext:value-type="float">
            <text:p>0</text:p>
          </table:table-cell>
          <table:table-cell table:style-name="ce66" table:formula="of:=COUNTIF([.O2:.O32];&quot;D&quot;)" office:value-type="float" office:value="0" calcext:value-type="float">
            <text:p>0</text:p>
          </table:table-cell>
          <table:table-cell table:style-name="ce66" table:formula="of:=COUNTIF([.P2:.P32];&quot;D&quot;)" office:value-type="float" office:value="0" calcext:value-type="float">
            <text:p>0</text:p>
          </table:table-cell>
          <table:table-cell table:style-name="ce66" table:formula="of:=COUNTIF([.Q2:.Q32];&quot;D&quot;)" office:value-type="float" office:value="0" calcext:value-type="float">
            <text:p>0</text:p>
          </table:table-cell>
          <table:table-cell table:style-name="ce66" table:formula="of:=COUNTIF([.R2:.R32];&quot;D&quot;)" office:value-type="float" office:value="0" calcext:value-type="float">
            <text:p>0</text:p>
          </table:table-cell>
          <table:table-cell table:style-name="ce66" table:formula="of:=COUNTIF([.S2:.S32];&quot;D&quot;)" office:value-type="float" office:value="0" calcext:value-type="float">
            <text:p>0</text:p>
          </table:table-cell>
          <table:table-cell table:number-columns-repeated="13"/>
          <table:table-cell table:style-name="ce95" table:formula="of:=[Vzorci_vnosov.$A$40]" office:value-type="string" office:string-value="Rf☺" calcext:value-type="string">
            <text:p>Rf☺</text:p>
          </table:table-cell>
          <table:table-cell table:number-columns-repeated="31"/>
        </table:table-row>
        <table:table-row table:style-name="ro5">
          <table:table-cell/>
          <table:table-cell table:style-name="ce29" table:formula="of:=[Vzorci_vnosov.$A$15]" office:value-type="string" office:string-value="SO" calcext:value-type="string">
            <text:p>SO</text:p>
          </table:table-cell>
          <table:table-cell table:style-name="ce66" table:formula="of:=COUNTIF([.C2:.C32];&quot;SO&quot;)" office:value-type="float" office:value="0" calcext:value-type="float">
            <text:p>0</text:p>
          </table:table-cell>
          <table:table-cell table:style-name="ce66" table:formula="of:=COUNTIF([.D2:.D32];&quot;SO&quot;)" office:value-type="float" office:value="0" calcext:value-type="float">
            <text:p>0</text:p>
          </table:table-cell>
          <table:table-cell table:style-name="ce66" table:formula="of:=COUNTIF([.E2:.E32];&quot;SO&quot;)" office:value-type="float" office:value="0" calcext:value-type="float">
            <text:p>0</text:p>
          </table:table-cell>
          <table:table-cell table:style-name="ce66" table:formula="of:=COUNTIF([.F2:.F32];&quot;SO&quot;)" office:value-type="float" office:value="0" calcext:value-type="float">
            <text:p>0</text:p>
          </table:table-cell>
          <table:table-cell table:style-name="ce66" table:formula="of:=COUNTIF([.G2:.G32];&quot;SO&quot;)" office:value-type="float" office:value="0" calcext:value-type="float">
            <text:p>0</text:p>
          </table:table-cell>
          <table:table-cell table:style-name="ce66" table:formula="of:=COUNTIF([.H2:.H32];&quot;SO&quot;)" office:value-type="float" office:value="0" calcext:value-type="float">
            <text:p>0</text:p>
          </table:table-cell>
          <table:table-cell table:style-name="ce66" table:formula="of:=COUNTIF([.I2:.I32];&quot;SO&quot;)" office:value-type="float" office:value="0" calcext:value-type="float">
            <text:p>0</text:p>
          </table:table-cell>
          <table:table-cell table:style-name="ce66" table:formula="of:=COUNTIF([.J2:.J32];&quot;SO&quot;)" office:value-type="float" office:value="0" calcext:value-type="float">
            <text:p>0</text:p>
          </table:table-cell>
          <table:table-cell table:style-name="ce66" table:formula="of:=COUNTIF([.K2:.K32];&quot;SO&quot;)" office:value-type="float" office:value="0" calcext:value-type="float">
            <text:p>0</text:p>
          </table:table-cell>
          <table:table-cell table:style-name="ce66" table:formula="of:=COUNTIF([.L2:.L32];&quot;SO&quot;)" office:value-type="float" office:value="0" calcext:value-type="float">
            <text:p>0</text:p>
          </table:table-cell>
          <table:table-cell table:style-name="ce66" table:formula="of:=COUNTIF([.M2:.M32];&quot;SO&quot;)" office:value-type="float" office:value="0" calcext:value-type="float">
            <text:p>0</text:p>
          </table:table-cell>
          <table:table-cell table:style-name="ce66" table:formula="of:=COUNTIF([.N2:.N32];&quot;SO&quot;)" office:value-type="float" office:value="0" calcext:value-type="float">
            <text:p>0</text:p>
          </table:table-cell>
          <table:table-cell table:style-name="ce66" table:formula="of:=COUNTIF([.O2:.O32];&quot;SO&quot;)" office:value-type="float" office:value="0" calcext:value-type="float">
            <text:p>0</text:p>
          </table:table-cell>
          <table:table-cell table:style-name="ce66" table:formula="of:=COUNTIF([.P2:.P32];&quot;SO&quot;)" office:value-type="float" office:value="0" calcext:value-type="float">
            <text:p>0</text:p>
          </table:table-cell>
          <table:table-cell table:style-name="ce66" table:formula="of:=COUNTIF([.Q2:.Q32];&quot;SO&quot;)" office:value-type="float" office:value="0" calcext:value-type="float">
            <text:p>0</text:p>
          </table:table-cell>
          <table:table-cell table:style-name="ce66" table:formula="of:=COUNTIF([.R2:.R32];&quot;SO&quot;)" office:value-type="float" office:value="0" calcext:value-type="float">
            <text:p>0</text:p>
          </table:table-cell>
          <table:table-cell table:style-name="ce66" table:formula="of:=COUNTIF([.S2:.S32];&quot;SO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41]" office:value-type="string" office:string-value="TAV" calcext:value-type="string">
            <text:p>TAV</text:p>
          </table:table-cell>
          <table:table-cell table:number-columns-repeated="31"/>
        </table:table-row>
        <table:table-row table:style-name="ro5">
          <table:table-cell/>
          <table:table-cell table:style-name="ce29" table:formula="of:=[Vzorci_vnosov.$A$13]" office:value-type="string" office:string-value="BOL" calcext:value-type="string">
            <text:p>BOL</text:p>
          </table:table-cell>
          <table:table-cell table:style-name="ce66" table:formula="of:=COUNTIF([.C2:.C32];&quot;BOL&quot;)" office:value-type="float" office:value="0" calcext:value-type="float">
            <text:p>0</text:p>
          </table:table-cell>
          <table:table-cell table:style-name="ce66" table:formula="of:=COUNTIF([.D2:.D32];&quot;BOL&quot;)" office:value-type="float" office:value="0" calcext:value-type="float">
            <text:p>0</text:p>
          </table:table-cell>
          <table:table-cell table:style-name="ce66" table:formula="of:=COUNTIF([.E2:.E32];&quot;BOL&quot;)" office:value-type="float" office:value="0" calcext:value-type="float">
            <text:p>0</text:p>
          </table:table-cell>
          <table:table-cell table:style-name="ce66" table:formula="of:=COUNTIF([.F2:.F32];&quot;BOL&quot;)" office:value-type="float" office:value="0" calcext:value-type="float">
            <text:p>0</text:p>
          </table:table-cell>
          <table:table-cell table:style-name="ce66" table:formula="of:=COUNTIF([.G2:.G32];&quot;BOL&quot;)" office:value-type="float" office:value="0" calcext:value-type="float">
            <text:p>0</text:p>
          </table:table-cell>
          <table:table-cell table:style-name="ce66" table:formula="of:=COUNTIF([.H2:.H32];&quot;BOL&quot;)" office:value-type="float" office:value="0" calcext:value-type="float">
            <text:p>0</text:p>
          </table:table-cell>
          <table:table-cell table:style-name="ce66" table:formula="of:=COUNTIF([.I2:.I32];&quot;BOL&quot;)" office:value-type="float" office:value="0" calcext:value-type="float">
            <text:p>0</text:p>
          </table:table-cell>
          <table:table-cell table:style-name="ce66" table:formula="of:=COUNTIF([.J2:.J32];&quot;BOL&quot;)" office:value-type="float" office:value="0" calcext:value-type="float">
            <text:p>0</text:p>
          </table:table-cell>
          <table:table-cell table:style-name="ce66" table:formula="of:=COUNTIF([.K2:.K32];&quot;BOL&quot;)" office:value-type="float" office:value="0" calcext:value-type="float">
            <text:p>0</text:p>
          </table:table-cell>
          <table:table-cell table:style-name="ce66" table:formula="of:=COUNTIF([.L2:.L32];&quot;BOL&quot;)" office:value-type="float" office:value="0" calcext:value-type="float">
            <text:p>0</text:p>
          </table:table-cell>
          <table:table-cell table:style-name="ce66" table:formula="of:=COUNTIF([.M2:.M32];&quot;BOL&quot;)" office:value-type="float" office:value="0" calcext:value-type="float">
            <text:p>0</text:p>
          </table:table-cell>
          <table:table-cell table:style-name="ce66" table:formula="of:=COUNTIF([.N2:.N32];&quot;BOL&quot;)" office:value-type="float" office:value="0" calcext:value-type="float">
            <text:p>0</text:p>
          </table:table-cell>
          <table:table-cell table:style-name="ce66" table:formula="of:=COUNTIF([.O2:.O32];&quot;BOL&quot;)" office:value-type="float" office:value="0" calcext:value-type="float">
            <text:p>0</text:p>
          </table:table-cell>
          <table:table-cell table:style-name="ce66" table:formula="of:=COUNTIF([.P2:.P32];&quot;BOL&quot;)" office:value-type="float" office:value="0" calcext:value-type="float">
            <text:p>0</text:p>
          </table:table-cell>
          <table:table-cell table:style-name="ce66" table:formula="of:=COUNTIF([.Q2:.Q32];&quot;BOL&quot;)" office:value-type="float" office:value="0" calcext:value-type="float">
            <text:p>0</text:p>
          </table:table-cell>
          <table:table-cell table:style-name="ce66" table:formula="of:=COUNTIF([.R2:.R32];&quot;BOL&quot;)" office:value-type="float" office:value="0" calcext:value-type="float">
            <text:p>0</text:p>
          </table:table-cell>
          <table:table-cell table:style-name="ce66" table:formula="of:=COUNTIF([.S2:.S32];&quot;BOL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4" table:formula="of:=[Vzorci_vnosov.$A$11]" office:value-type="string" office:string-value="X" calcext:value-type="string">
            <text:p>X</text:p>
          </table:table-cell>
          <table:table-cell table:style-name="ce66" table:formula="of:=COUNTIF([.C2:.C32];&quot;X&quot;)" office:value-type="float" office:value="0" calcext:value-type="float">
            <text:p>0</text:p>
          </table:table-cell>
          <table:table-cell table:style-name="ce66" table:formula="of:=COUNTIF([.D2:.D32];&quot;X&quot;)" office:value-type="float" office:value="0" calcext:value-type="float">
            <text:p>0</text:p>
          </table:table-cell>
          <table:table-cell table:style-name="ce66" table:formula="of:=COUNTIF([.E2:.E32];&quot;X&quot;)" office:value-type="float" office:value="0" calcext:value-type="float">
            <text:p>0</text:p>
          </table:table-cell>
          <table:table-cell table:style-name="ce66" table:formula="of:=COUNTIF([.F2:.F32];&quot;X&quot;)" office:value-type="float" office:value="0" calcext:value-type="float">
            <text:p>0</text:p>
          </table:table-cell>
          <table:table-cell table:style-name="ce66" table:formula="of:=COUNTIF([.G2:.G32];&quot;X&quot;)" office:value-type="float" office:value="0" calcext:value-type="float">
            <text:p>0</text:p>
          </table:table-cell>
          <table:table-cell table:style-name="ce66" table:formula="of:=COUNTIF([.H2:.H32];&quot;X&quot;)" office:value-type="float" office:value="0" calcext:value-type="float">
            <text:p>0</text:p>
          </table:table-cell>
          <table:table-cell table:style-name="ce66" table:formula="of:=COUNTIF([.I2:.I32];&quot;X&quot;)" office:value-type="float" office:value="0" calcext:value-type="float">
            <text:p>0</text:p>
          </table:table-cell>
          <table:table-cell table:style-name="ce66" table:formula="of:=COUNTIF([.J2:.J32];&quot;X&quot;)" office:value-type="float" office:value="0" calcext:value-type="float">
            <text:p>0</text:p>
          </table:table-cell>
          <table:table-cell table:style-name="ce66" table:formula="of:=COUNTIF([.K2:.K32];&quot;X&quot;)" office:value-type="float" office:value="0" calcext:value-type="float">
            <text:p>0</text:p>
          </table:table-cell>
          <table:table-cell table:style-name="ce66" table:formula="of:=COUNTIF([.L2:.L32];&quot;X&quot;)" office:value-type="float" office:value="0" calcext:value-type="float">
            <text:p>0</text:p>
          </table:table-cell>
          <table:table-cell table:style-name="ce66" table:formula="of:=COUNTIF([.M2:.M32];&quot;X&quot;)" office:value-type="float" office:value="0" calcext:value-type="float">
            <text:p>0</text:p>
          </table:table-cell>
          <table:table-cell table:style-name="ce66" table:formula="of:=COUNTIF([.N2:.N32];&quot;X&quot;)" office:value-type="float" office:value="0" calcext:value-type="float">
            <text:p>0</text:p>
          </table:table-cell>
          <table:table-cell table:style-name="ce66" table:formula="of:=COUNTIF([.O2:.O32];&quot;X&quot;)" office:value-type="float" office:value="0" calcext:value-type="float">
            <text:p>0</text:p>
          </table:table-cell>
          <table:table-cell table:style-name="ce66" table:formula="of:=COUNTIF([.P2:.P32];&quot;X&quot;)" office:value-type="float" office:value="0" calcext:value-type="float">
            <text:p>0</text:p>
          </table:table-cell>
          <table:table-cell table:style-name="ce66" table:formula="of:=COUNTIF([.Q2:.Q32];&quot;X&quot;)" office:value-type="float" office:value="0" calcext:value-type="float">
            <text:p>0</text:p>
          </table:table-cell>
          <table:table-cell table:style-name="ce66" table:formula="of:=COUNTIF([.R2:.R32];&quot;X&quot;)" office:value-type="float" office:value="0" calcext:value-type="float">
            <text:p>0</text:p>
          </table:table-cell>
          <table:table-cell table:style-name="ce66" table:formula="of:=COUNTIF([.S2:.S32];&quot;X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3" office:value-type="string" calcext:value-type="string">
            <text:p>TX</text:p>
          </table:table-cell>
          <table:table-cell table:style-name="ce66" table:formula="of:=COUNTIF([.U2:.U32];&quot;KOS&quot;)" office:value-type="float" office:value="0" calcext:value-type="float">
            <text:p>0</text:p>
          </table:table-cell>
          <table:table-cell table:style-name="ce66" table:formula="of:=COUNTIF([.U2:.U32];&quot;ŠOŠ&quot;)" office:value-type="float" office:value="0" calcext:value-type="float">
            <text:p>0</text:p>
          </table:table-cell>
          <table:table-cell table:style-name="ce66" table:formula="of:=COUNTIF([.U2:.U32];&quot;PIN&quot;)" office:value-type="float" office:value="0" calcext:value-type="float">
            <text:p>0</text:p>
          </table:table-cell>
          <table:table-cell table:style-name="ce66" table:formula="of:=COUNTIF([.U2:.U32];&quot;KON&quot;)" office:value-type="float" office:value="0" calcext:value-type="float">
            <text:p>0</text:p>
          </table:table-cell>
          <table:table-cell table:style-name="ce66" table:formula="of:=COUNTIF([.U2:.U32];&quot;oro&quot;)" office:value-type="float" office:value="0" calcext:value-type="float">
            <text:p>0</text:p>
          </table:table-cell>
          <table:table-cell table:style-name="ce66" table:formula="of:=COUNTIF([.U2:.U32];&quot;MIO&quot;)" office:value-type="float" office:value="0" calcext:value-type="float">
            <text:p>0</text:p>
          </table:table-cell>
          <table:table-cell table:style-name="ce66" table:formula="of:=COUNTIF([.U2:.U32];&quot;BOŽ&quot;)" office:value-type="float" office:value="0" calcext:value-type="float">
            <text:p>0</text:p>
          </table:table-cell>
          <table:table-cell table:style-name="ce66" table:formula="of:=COUNTIF([.U2:.U32];&quot;TOM&quot;)" office:value-type="float" office:value="0" calcext:value-type="float">
            <text:p>0</text:p>
          </table:table-cell>
          <table:table-cell table:style-name="ce66" table:formula="of:=COUNTIF([.U2:.U32];&quot;MŠŠ&quot;)" office:value-type="float" office:value="0" calcext:value-type="float">
            <text:p>0</text:p>
          </table:table-cell>
          <table:table-cell table:style-name="ce66" table:formula="of:=COUNTIF([.U2:.U32];&quot;ŽIV&quot;)" office:value-type="float" office:value="0" calcext:value-type="float">
            <text:p>0</text:p>
          </table:table-cell>
          <table:table-cell table:style-name="ce66" table:formula="of:=COUNTIF([.U2:.U32];&quot;TAL&quot;)" office:value-type="float" office:value="0" calcext:value-type="float">
            <text:p>0</text:p>
          </table:table-cell>
          <table:table-cell table:style-name="ce66" table:formula="of:=COUNTIF([.U2:.U32];&quot;PIR&quot;)" office:value-type="float" office:value="0" calcext:value-type="float">
            <text:p>0</text:p>
          </table:table-cell>
          <table:table-cell table:style-name="ce66" table:formula="of:=COUNTIF([.U2:.U32];&quot;HOL&quot;)" office:value-type="float" office:value="0" calcext:value-type="float">
            <text:p>0</text:p>
          </table:table-cell>
          <table:table-cell table:style-name="ce66" table:formula="of:=COUNTIF([.U2:.U32];[.P1])" office:value-type="float" office:value="0" calcext:value-type="float">
            <text:p>0</text:p>
          </table:table-cell>
          <table:table-cell table:style-name="ce66" table:formula="of:=COUNTIF([.U2:.U32];[.Q1])" office:value-type="float" office:value="0" calcext:value-type="float">
            <text:p>0</text:p>
          </table:table-cell>
          <table:table-cell table:style-name="ce66" table:formula="of:=COUNTIF([.U2:.U32];[.R1])" office:value-type="float" office:value="0" calcext:value-type="float">
            <text:p>0</text:p>
          </table:table-cell>
          <table:table-cell table:style-name="ce66" table:formula="of:=COUNTIF([.V2:.V32];[.S1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4" table:formula="of:=[Vzorci_vnosov.$A$45]" office:value-type="string" office:string-value="¶" calcext:value-type="string">
            <text:p>¶</text:p>
          </table:table-cell>
          <table:table-cell table:style-name="ce66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66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66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66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66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66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66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66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66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66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66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66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66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66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66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66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66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29" table:formula="of:=[Vzorci_vnosov.$A$8]" office:value-type="string" office:string-value="U" calcext:value-type="string">
            <text:p>U</text:p>
          </table:table-cell>
          <table:table-cell table:style-name="ce66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66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66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66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66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66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66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66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66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66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66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66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66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66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66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66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66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 table:number-rows-repeated="1048529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Print_Area" table:base-cell-address="$januar.$A$1" table:cell-range-address="januar.$A$1:januar.$U$32"/>
        </table:named-expressions>
        <calcext:conditional-formats>
          <calcext:conditional-format calcext:target-range-address="januar.A2:januar.U32">
            <calcext:condition calcext:apply-style-name="cf37" calcext:value="formula-is(WEEKDAY([.$A2];2)=6)" calcext:base-cell-address="januar.A2"/>
            <calcext:condition calcext:apply-style-name="cf37" calcext:value="formula-is(WEEKDAY([.$A2];2)=7)" calcext:base-cell-address="januar.A2"/>
          </calcext:conditional-format>
          <calcext:conditional-format calcext:target-range-address="januar.AD2:januar.AD32">
            <calcext:condition calcext:apply-style-name="cf40" calcext:value="!=0" calcext:base-cell-address="januar.AD2"/>
          </calcext:conditional-format>
          <calcext:conditional-format calcext:target-range-address="januar.AE2:januar.AE32">
            <calcext:condition calcext:apply-style-name="cf40" calcext:value="=1" calcext:base-cell-address="januar.AE2"/>
            <calcext:condition calcext:apply-style-name="cf39" calcext:value="&gt;1" calcext:base-cell-address="januar.AE2"/>
          </calcext:conditional-format>
          <calcext:conditional-format calcext:target-range-address="januar.AF2:januar.AF32">
            <calcext:condition calcext:apply-style-name="cf38" calcext:value="&lt;2" calcext:base-cell-address="januar.AF2"/>
            <calcext:condition calcext:apply-style-name="cf39" calcext:value="&gt;2" calcext:base-cell-address="januar.AF2"/>
          </calcext:conditional-format>
          <calcext:conditional-format calcext:target-range-address="januar.V2:januar.AC32">
            <calcext:condition calcext:apply-style-name="cf38" calcext:value="&lt;1" calcext:base-cell-address="januar.V2"/>
            <calcext:condition calcext:apply-style-name="cf41" calcext:value="&gt;1" calcext:base-cell-address="januar.V2"/>
          </calcext:conditional-format>
        </calcext:conditional-formats>
      </table:table>
      <table:table table:name="februar" table:style-name="ta2" table:protected="true">
        <loext:table-protection loext:select-protected-cells="true" loext:select-unprotected-cells="true"/>
        <table:table-column table:style-name="co3" table:default-cell-style-name="ce24"/>
        <table:table-column table:style-name="co4" table:default-cell-style-name="ce25"/>
        <table:table-column table:style-name="co5" table:number-columns-repeated="12" table:default-cell-style-name="ce26"/>
        <table:table-column table:style-name="co5" table:visibility="collapse" table:default-cell-style-name="ce26"/>
        <table:table-column table:style-name="co5" table:number-columns-repeated="2" table:default-cell-style-name="ce26"/>
        <table:table-column table:style-name="co5" table:visibility="collapse" table:default-cell-style-name="ce26"/>
        <table:table-column table:style-name="co5" table:number-columns-repeated="3" table:default-cell-style-name="ce26"/>
        <table:table-column table:style-name="co6" table:number-columns-repeated="11" table:default-cell-style-name="ce26"/>
        <table:table-column table:style-name="co1" table:default-cell-style-name="ce84"/>
        <table:table-column table:style-name="co7" table:visibility="collapse" table:number-columns-repeated="18" table:default-cell-style-name="ce128"/>
        <table:table-column table:style-name="co2" table:number-columns-repeated="2" table:default-cell-style-name="ce130"/>
        <table:table-column table:style-name="co2" table:number-columns-repeated="11" table:default-cell-style-name="ce27"/>
        <table:table-row table:style-name="ro4">
          <table:table-cell table:style-name="ce28" table:formula="of:=[$januar.$A$1]" office:value-type="string" office:string-value="2021" calcext:value-type="string">
            <text:p>2021</text:p>
          </table:table-cell>
          <table:table-cell table:style-name="ce29"/>
          <table:table-cell table:style-name="ce117" table:formula="of:=[Vzorci_vnosov.$C$2]" office:value-type="string" office:string-value="GOR" calcext:value-type="string">
            <text:p>GOR</text:p>
          </table:table-cell>
          <table:table-cell table:style-name="ce117" table:formula="of:=[Vzorci_vnosov.$C$3]" office:value-type="string" office:string-value="ŠOŠ" calcext:value-type="string">
            <text:p>ŠOŠ</text:p>
          </table:table-cell>
          <table:table-cell table:style-name="ce117" table:formula="of:=[Vzorci_vnosov.$C$4]" office:value-type="string" office:string-value="PIN" calcext:value-type="string">
            <text:p>PIN</text:p>
          </table:table-cell>
          <table:table-cell table:style-name="ce117" table:formula="of:=[Vzorci_vnosov.$C$5]" office:value-type="string" office:string-value="KON" calcext:value-type="string">
            <text:p>KON</text:p>
          </table:table-cell>
          <table:table-cell table:style-name="ce117" table:formula="of:=[Vzorci_vnosov.$C$6]" office:value-type="string" office:string-value="ORO" calcext:value-type="string">
            <text:p>ORO</text:p>
          </table:table-cell>
          <table:table-cell table:style-name="ce117" table:formula="of:=[Vzorci_vnosov.$C$7]" office:value-type="string" office:string-value="MIO" calcext:value-type="string">
            <text:p>MIO</text:p>
          </table:table-cell>
          <table:table-cell table:style-name="ce117" table:formula="of:=[Vzorci_vnosov.$C$8]" office:value-type="string" office:string-value="BOŽ" calcext:value-type="string">
            <text:p>BOŽ</text:p>
          </table:table-cell>
          <table:table-cell table:style-name="ce117" table:formula="of:=[Vzorci_vnosov.$C$9]" office:value-type="string" office:string-value="TOM" calcext:value-type="string">
            <text:p>TOM</text:p>
          </table:table-cell>
          <table:table-cell table:style-name="ce117" table:formula="of:=[Vzorci_vnosov.$C$10]" office:value-type="string" office:string-value="MŠŠ" calcext:value-type="string">
            <text:p>MŠŠ</text:p>
          </table:table-cell>
          <table:table-cell table:style-name="ce117" table:formula="of:=[Vzorci_vnosov.$C$11]" office:value-type="string" office:string-value="ŽIV" calcext:value-type="string">
            <text:p>ŽIV</text:p>
          </table:table-cell>
          <table:table-cell table:style-name="ce117" table:formula="of:=[Vzorci_vnosov.$C$12]" office:value-type="string" office:string-value="TAL" calcext:value-type="string">
            <text:p>TAL</text:p>
          </table:table-cell>
          <table:table-cell table:style-name="ce117" table:formula="of:=[Vzorci_vnosov.$C$13]" office:value-type="string" office:string-value="PIR" calcext:value-type="string">
            <text:p>PIR</text:p>
          </table:table-cell>
          <table:table-cell table:style-name="ce117" table:formula="of:=[Vzorci_vnosov.$C$14]" office:value-type="string" office:string-value="NOV2" calcext:value-type="string">
            <text:p>NOV2</text:p>
          </table:table-cell>
          <table:table-cell table:style-name="ce117" table:formula="of:=[Vzorci_vnosov.$C$15]" office:value-type="string" office:string-value="BUT" calcext:value-type="string">
            <text:p>BUT</text:p>
          </table:table-cell>
          <table:table-cell table:style-name="ce117" table:formula="of:=[Vzorci_vnosov.$C$16]" office:value-type="string" office:string-value="ŽRJ" calcext:value-type="string">
            <text:p>ŽRJ</text:p>
          </table:table-cell>
          <table:table-cell table:style-name="ce117" table:formula="of:=[Vzorci_vnosov.$C$17]" office:value-type="string" office:string-value="NOV3" calcext:value-type="string">
            <text:p>NOV3</text:p>
          </table:table-cell>
          <table:table-cell table:style-name="ce117" table:formula="of:=[Vzorci_vnosov.$C$18]" office:value-type="string" office:string-value="JNK" calcext:value-type="string">
            <text:p>JNK</text:p>
          </table:table-cell>
          <table:table-cell table:style-name="ce31" office:value-type="string" calcext:value-type="string">
            <text:p>ZUN</text:p>
          </table:table-cell>
          <table:table-cell table:style-name="ce32" office:value-type="string" calcext:value-type="string">
            <text:p>TX</text:p>
          </table:table-cell>
          <table:table-cell table:style-name="ce33" table:formula="of:=[Vzorci_vnosov.$A$16]" office:value-type="string" office:string-value="☻" calcext:value-type="string">
            <text:p>☻</text:p>
          </table:table-cell>
          <table:table-cell table:style-name="ce34" office:value-type="string" calcext:value-type="string">
            <text:p>☺</text:p>
          </table:table-cell>
          <table:table-cell table:style-name="ce35" table:formula="of:=[Vzorci_vnosov.$A$4]" office:value-type="string" office:string-value="51" calcext:value-type="string">
            <text:p>51</text:p>
          </table:table-cell>
          <table:table-cell table:style-name="ce35" table:formula="of:=[Vzorci_vnosov.$A$5]" office:value-type="string" office:string-value="52" calcext:value-type="string">
            <text:p>52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36" table:formula="of:=[Vzorci_vnosov.$A$8]" office:value-type="string" office:string-value="U" calcext:value-type="string">
            <text:p>U</text:p>
          </table:table-cell>
          <table:table-cell table:style-name="ce35" table:formula="of:=[Vzorci_vnosov.$A$6]" office:value-type="string" office:string-value="KVIT" calcext:value-type="string">
            <text:p>KVIT</text:p>
          </table:table-cell>
          <table:table-cell table:style-name="ce37" office:value-type="string" calcext:value-type="string">
            <text:p>Brez</text:p>
          </table:table-cell>
          <table:table-cell table:style-name="ce38" office:value-type="string" calcext:value-type="string">
            <text:p>X</text:p>
          </table:table-cell>
          <table:table-cell table:style-name="ce39" office:value-type="string" calcext:value-type="string">
            <text:p>Op</text:p>
          </table:table-cell>
          <table:table-cell office:value-type="string" calcext:value-type="string">
            <text:p><text:s/></text:p>
          </table:table-cell>
          <table:table-cell table:style-name="ce75" table:formula="of:=[.$C$1]" office:value-type="string" office:string-value="GOR" calcext:value-type="string">
            <text:p>GOR</text:p>
          </table:table-cell>
          <table:table-cell table:style-name="ce75" table:formula="of:=[.$D$1]" office:value-type="string" office:string-value="ŠOŠ" calcext:value-type="string">
            <text:p>ŠOŠ</text:p>
          </table:table-cell>
          <table:table-cell table:style-name="ce75" table:formula="of:=[.$E$1]" office:value-type="string" office:string-value="PIN" calcext:value-type="string">
            <text:p>PIN</text:p>
          </table:table-cell>
          <table:table-cell table:style-name="ce75" table:formula="of:=[.$F$1]" office:value-type="string" office:string-value="KON" calcext:value-type="string">
            <text:p>KON</text:p>
          </table:table-cell>
          <table:table-cell table:style-name="ce75" table:formula="of:=[.$G$1]" office:value-type="string" office:string-value="ORO" calcext:value-type="string">
            <text:p>ORO</text:p>
          </table:table-cell>
          <table:table-cell table:style-name="ce75" table:formula="of:=[.$H$1]" office:value-type="string" office:string-value="MIO" calcext:value-type="string">
            <text:p>MIO</text:p>
          </table:table-cell>
          <table:table-cell table:style-name="ce75" table:formula="of:=[.$I$1]" office:value-type="string" office:string-value="BOŽ" calcext:value-type="string">
            <text:p>BOŽ</text:p>
          </table:table-cell>
          <table:table-cell table:style-name="ce75" table:formula="of:=[.$J$1]" office:value-type="string" office:string-value="TOM" calcext:value-type="string">
            <text:p>TOM</text:p>
          </table:table-cell>
          <table:table-cell table:style-name="ce75" table:formula="of:=[.$K$1]" office:value-type="string" office:string-value="MŠŠ" calcext:value-type="string">
            <text:p>MŠŠ</text:p>
          </table:table-cell>
          <table:table-cell table:style-name="ce75" table:formula="of:=[.$L$1]" office:value-type="string" office:string-value="ŽIV" calcext:value-type="string">
            <text:p>ŽIV</text:p>
          </table:table-cell>
          <table:table-cell table:style-name="ce75" table:formula="of:=[.$M$1]" office:value-type="string" office:string-value="TAL" calcext:value-type="string">
            <text:p>TAL</text:p>
          </table:table-cell>
          <table:table-cell table:style-name="ce75" table:formula="of:=[.$N$1]" office:value-type="string" office:string-value="PIR" calcext:value-type="string">
            <text:p>PIR</text:p>
          </table:table-cell>
          <table:table-cell table:style-name="ce75" table:formula="of:=NA()" office:value-type="string" office:string-value="" calcext:value-type="error">
            <text:p>#N/A</text:p>
          </table:table-cell>
          <table:table-cell table:style-name="ce75" table:formula="of:=[.$O$1]" office:value-type="string" office:string-value="NOV2" calcext:value-type="string">
            <text:p>NOV2</text:p>
          </table:table-cell>
          <table:table-cell table:style-name="ce75" table:formula="of:=[.$P$1]" office:value-type="string" office:string-value="BUT" calcext:value-type="string">
            <text:p>BUT</text:p>
          </table:table-cell>
          <table:table-cell table:style-name="ce75" table:formula="of:=[.$Q$1]" office:value-type="string" office:string-value="ŽRJ" calcext:value-type="string">
            <text:p>ŽRJ</text:p>
          </table:table-cell>
          <table:table-cell table:style-name="ce75" table:formula="of:=[.$R$1]" office:value-type="string" office:string-value="NOV3" calcext:value-type="string">
            <text:p>NOV3</text:p>
          </table:table-cell>
          <table:table-cell table:style-name="ce75" table:formula="of:=[.$S$1]" office:value-type="string" office:string-value="JNK" calcext:value-type="string">
            <text:p>JNK</text:p>
          </table:table-cell>
          <table:table-cell table:number-columns-repeated="13"/>
        </table:table-row>
        <table:table-row table:style-name="ro4">
          <table:table-cell table:style-name="ce144" office:value-type="date" office:date-value="2021-02-01" calcext:value-type="date">
            <text:p>01/ feb</text:p>
          </table:table-cell>
          <table:table-cell table:style-name="ce145" table:formula="of:=TEXT([.A2];&quot;Ddd&quot;)" office:value-type="string" office:string-value="pon" calcext:value-type="string">
            <text:p>pon</text:p>
          </table:table-cell>
          <table:table-cell table:style-name="ce147" table:number-columns-repeated="18"/>
          <table:table-cell table:style-name="ce151"/>
          <table:table-cell table:style-name="ce220" table:formula="of:=COUNTIF([.AH2:.AY2];&quot;☻&quot;)" office:value-type="float" office:value="0" calcext:value-type="float">
            <text:p>0</text:p>
          </table:table-cell>
          <table:table-cell table:style-name="ce220" table:formula="of:=COUNTIF([.AH2:.AY2];&quot;☺&quot;)" office:value-type="float" office:value="0" calcext:value-type="float">
            <text:p>0</text:p>
          </table:table-cell>
          <table:table-cell table:style-name="ce220" table:formula="of:=COUNTIF([.C2:.S2];&quot;51&quot;)+COUNTIF([.C2:.S2];&quot;51$&quot;)+COUNTIF([.C2:.S2];&quot;51☻&quot;)" office:value-type="float" office:value="0" calcext:value-type="float">
            <text:p>0</text:p>
          </table:table-cell>
          <table:table-cell table:style-name="ce220" table:formula="of:=COUNTIF([.C2:.S2];&quot;52&quot;)+COUNTIF([.C2:.S2];&quot;52$&quot;)+COUNTIF([.C2:.S2];&quot;52☻&quot;)" office:value-type="float" office:value="0" calcext:value-type="float">
            <text:p>0</text:p>
          </table:table-cell>
          <table:table-cell table:style-name="ce220" table:formula="of:=COUNTIF([.C2:.S2];&quot;51¶&quot;)" office:value-type="float" office:value="0" calcext:value-type="float">
            <text:p>0</text:p>
          </table:table-cell>
          <table:table-cell table:style-name="ce220" table:formula="of:=COUNTIF([.C2:.S2];&quot;52¶&quot;)" office:value-type="float" office:value="0" calcext:value-type="float">
            <text:p>0</text:p>
          </table:table-cell>
          <table:table-cell table:style-name="ce220" table:formula="of:=COUNTIF([.C2:.S2];&quot;U&quot;)+COUNTIF([.C2:.S2];&quot;U☻&quot;)+COUNTIF([.C2:.S2];&quot;U☺&quot;)" office:value-type="float" office:value="0" calcext:value-type="float">
            <text:p>0</text:p>
          </table:table-cell>
          <table:table-cell table:style-name="ce220" table:formula="of:=COUNTIF([.C2:.S2];&quot;KVIT&quot;)+COUNTIF([.C2:.S2];&quot;KVIT☻&quot;)+COUNTIF([.C2:.S2];&quot;kvit$&quot;)" office:value-type="float" office:value="0" calcext:value-type="float">
            <text:p>0</text:p>
          </table:table-cell>
          <table:table-cell table:style-name="ce223" table:formula="of:=COUNTBLANK([.C2:.S2])-3" office:value-type="float" office:value="14" calcext:value-type="float">
            <text:p>14</text:p>
          </table:table-cell>
          <table:table-cell table:style-name="ce225" table:formula="of:=COUNTIF([.C2:.S2];&quot;x&quot;)" office:value-type="float" office:value="0" calcext:value-type="float">
            <text:p>0</text:p>
          </table:table-cell>
          <table:table-cell table:style-name="ce226" table:formula="of:=COUNTIF([.C2:.S2];&quot;51&quot;)+COUNTIF([.C2:.S2];&quot;51☻&quot;)+COUNTIF([.C2:.S2];&quot;2&quot;)+COUNTIF([.C2:.S2];&quot;52&quot;)+COUNTIF([.C2:.S2];&quot;52☻&quot;)+COUNTIF([.C2:.S2];&quot;51$&quot;)+COUNTIF([.C2:.S2];&quot;52$&quot;)" office:value-type="float" office:value="0" calcext:value-type="float">
            <text:p>0</text:p>
          </table:table-cell>
          <table:table-cell table:style-name="ce87" table:formula="of:=[Vzorci_vnosov.$A$2]" office:value-type="string" office:string-value="51☻" calcext:value-type="string">
            <text:p>51☻</text:p>
          </table:table-cell>
          <table:table-cell table:style-name="ce49" table:formula="of:=RIGHT([.C2];1)">
            <text:p/>
          </table:table-cell>
          <table:table-cell table:style-name="ce49" table:formula="of:=RIGHT([.D2];1)">
            <text:p/>
          </table:table-cell>
          <table:table-cell table:style-name="ce49" table:formula="of:=RIGHT([.E2];1)">
            <text:p/>
          </table:table-cell>
          <table:table-cell table:style-name="ce49" table:formula="of:=RIGHT([.F2];1)">
            <text:p/>
          </table:table-cell>
          <table:table-cell table:style-name="ce49" table:formula="of:=RIGHT([.G2];1)">
            <text:p/>
          </table:table-cell>
          <table:table-cell table:style-name="ce49" table:formula="of:=RIGHT([.H2];1)">
            <text:p/>
          </table:table-cell>
          <table:table-cell table:style-name="ce49" table:formula="of:=RIGHT([.I2];1)">
            <text:p/>
          </table:table-cell>
          <table:table-cell table:style-name="ce49" table:formula="of:=RIGHT([.J2];1)">
            <text:p/>
          </table:table-cell>
          <table:table-cell table:style-name="ce49" table:formula="of:=RIGHT([.K2];1)">
            <text:p/>
          </table:table-cell>
          <table:table-cell table:style-name="ce49" table:formula="of:=RIGHT([.L2];1)">
            <text:p/>
          </table:table-cell>
          <table:table-cell table:style-name="ce49" table:formula="of:=RIGHT([.M2];1)">
            <text:p/>
          </table:table-cell>
          <table:table-cell table:style-name="ce49" table:formula="of:=RIGHT([.N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];1)">
            <text:p/>
          </table:table-cell>
          <table:table-cell table:style-name="ce49" table:formula="of:=RIGHT([.P2];1)">
            <text:p/>
          </table:table-cell>
          <table:table-cell table:style-name="ce49" table:formula="of:=RIGHT([.Q2];1)">
            <text:p/>
          </table:table-cell>
          <table:table-cell table:style-name="ce49" table:formula="of:=RIGHT([.R2];1)">
            <text:p/>
          </table:table-cell>
          <table:table-cell table:style-name="ce49" table:formula="of:=RIGHT([.S2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02" calcext:value-type="date">
            <text:p>02/ feb</text:p>
          </table:table-cell>
          <table:table-cell table:style-name="ce145" table:formula="of:=TEXT([.A3];&quot;Ddd&quot;)" office:value-type="string" office:string-value="tor" calcext:value-type="string">
            <text:p>tor</text:p>
          </table:table-cell>
          <table:table-cell table:style-name="ce147" table:number-columns-repeated="15"/>
          <table:table-cell table:style-name="ce199"/>
          <table:table-cell table:style-name="ce147" table:number-columns-repeated="2"/>
          <table:table-cell table:style-name="ce151"/>
          <table:table-cell table:style-name="ce220" table:formula="of:=COUNTIF([.AH3:.AY3];&quot;☻&quot;)" office:value-type="float" office:value="0" calcext:value-type="float">
            <text:p>0</text:p>
          </table:table-cell>
          <table:table-cell table:style-name="ce220" table:formula="of:=COUNTIF([.AH3:.AY3];&quot;☺&quot;)" office:value-type="float" office:value="0" calcext:value-type="float">
            <text:p>0</text:p>
          </table:table-cell>
          <table:table-cell table:style-name="ce220" table:formula="of:=COUNTIF([.C3:.S3];&quot;51&quot;)+COUNTIF([.C3:.S3];&quot;51$&quot;)+COUNTIF([.C3:.S3];&quot;51☻&quot;)" office:value-type="float" office:value="0" calcext:value-type="float">
            <text:p>0</text:p>
          </table:table-cell>
          <table:table-cell table:style-name="ce220" table:formula="of:=COUNTIF([.C3:.S3];&quot;52&quot;)+COUNTIF([.C3:.S3];&quot;52$&quot;)+COUNTIF([.C3:.S3];&quot;52☻&quot;)" office:value-type="float" office:value="0" calcext:value-type="float">
            <text:p>0</text:p>
          </table:table-cell>
          <table:table-cell table:style-name="ce220" table:formula="of:=COUNTIF([.C3:.S3];&quot;51¶&quot;)" office:value-type="float" office:value="0" calcext:value-type="float">
            <text:p>0</text:p>
          </table:table-cell>
          <table:table-cell table:style-name="ce220" table:formula="of:=COUNTIF([.C3:.S3];&quot;52¶&quot;)" office:value-type="float" office:value="0" calcext:value-type="float">
            <text:p>0</text:p>
          </table:table-cell>
          <table:table-cell table:style-name="ce220" table:formula="of:=COUNTIF([.C3:.S3];&quot;U&quot;)+COUNTIF([.C3:.S3];&quot;U☻&quot;)+COUNTIF([.C3:.S3];&quot;U☺&quot;)" office:value-type="float" office:value="0" calcext:value-type="float">
            <text:p>0</text:p>
          </table:table-cell>
          <table:table-cell table:style-name="ce220" table:formula="of:=COUNTIF([.C3:.S3];&quot;KVIT&quot;)+COUNTIF([.C3:.S3];&quot;KVIT☻&quot;)+COUNTIF([.C3:.S3];&quot;kvit$&quot;)" office:value-type="float" office:value="0" calcext:value-type="float">
            <text:p>0</text:p>
          </table:table-cell>
          <table:table-cell table:style-name="ce223" table:formula="of:=COUNTBLANK([.C3:.S3])-3" office:value-type="float" office:value="14" calcext:value-type="float">
            <text:p>14</text:p>
          </table:table-cell>
          <table:table-cell table:style-name="ce225" table:formula="of:=COUNTIF([.C3:.S3];&quot;x&quot;)" office:value-type="float" office:value="0" calcext:value-type="float">
            <text:p>0</text:p>
          </table:table-cell>
          <table:table-cell table:style-name="ce226" table:formula="of:=COUNTIF([.C3:.S3];&quot;51&quot;)+COUNTIF([.C3:.S3];&quot;51☻&quot;)+COUNTIF([.C3:.S3];&quot;2&quot;)+COUNTIF([.C3:.S3];&quot;52&quot;)+COUNTIF([.C3:.S3];&quot;52☻&quot;)+COUNTIF([.C3:.S3];&quot;51$&quot;)+COUNTIF([.C3:.S3];&quot;52$&quot;)" office:value-type="float" office:value="0" calcext:value-type="float">
            <text:p>0</text:p>
          </table:table-cell>
          <table:table-cell table:style-name="ce87" table:formula="of:=[Vzorci_vnosov.$A$3]" office:value-type="string" office:string-value="52☻" calcext:value-type="string">
            <text:p>52☻</text:p>
          </table:table-cell>
          <table:table-cell table:style-name="ce49" table:formula="of:=RIGHT([.C3];1)">
            <text:p/>
          </table:table-cell>
          <table:table-cell table:style-name="ce49" table:formula="of:=RIGHT([.D3];1)">
            <text:p/>
          </table:table-cell>
          <table:table-cell table:style-name="ce49" table:formula="of:=RIGHT([.E3];1)">
            <text:p/>
          </table:table-cell>
          <table:table-cell table:style-name="ce49" table:formula="of:=RIGHT([.F3];1)">
            <text:p/>
          </table:table-cell>
          <table:table-cell table:style-name="ce49" table:formula="of:=RIGHT([.G3];1)">
            <text:p/>
          </table:table-cell>
          <table:table-cell table:style-name="ce49" table:formula="of:=RIGHT([.H3];1)">
            <text:p/>
          </table:table-cell>
          <table:table-cell table:style-name="ce49" table:formula="of:=RIGHT([.I3];1)">
            <text:p/>
          </table:table-cell>
          <table:table-cell table:style-name="ce49" table:formula="of:=RIGHT([.J3];1)">
            <text:p/>
          </table:table-cell>
          <table:table-cell table:style-name="ce49" table:formula="of:=RIGHT([.K3];1)">
            <text:p/>
          </table:table-cell>
          <table:table-cell table:style-name="ce49" table:formula="of:=RIGHT([.L3];1)">
            <text:p/>
          </table:table-cell>
          <table:table-cell table:style-name="ce49" table:formula="of:=RIGHT([.M3];1)">
            <text:p/>
          </table:table-cell>
          <table:table-cell table:style-name="ce49" table:formula="of:=RIGHT([.N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];1)">
            <text:p/>
          </table:table-cell>
          <table:table-cell table:style-name="ce49" table:formula="of:=RIGHT([.P3];1)">
            <text:p/>
          </table:table-cell>
          <table:table-cell table:style-name="ce49" table:formula="of:=RIGHT([.Q3];1)">
            <text:p/>
          </table:table-cell>
          <table:table-cell table:style-name="ce49" table:formula="of:=RIGHT([.R3];1)">
            <text:p/>
          </table:table-cell>
          <table:table-cell table:style-name="ce49" table:formula="of:=RIGHT([.S3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03" calcext:value-type="date">
            <text:p>03/ feb</text:p>
          </table:table-cell>
          <table:table-cell table:style-name="ce145" table:formula="of:=TEXT([.A4];&quot;Ddd&quot;)" office:value-type="string" office:string-value="sre" calcext:value-type="string">
            <text:p>sre</text:p>
          </table:table-cell>
          <table:table-cell table:style-name="ce147" table:number-columns-repeated="15"/>
          <table:table-cell table:style-name="ce199"/>
          <table:table-cell table:style-name="ce147" table:number-columns-repeated="2"/>
          <table:table-cell table:style-name="ce151"/>
          <table:table-cell table:style-name="ce220" table:formula="of:=COUNTIF([.AH4:.AY4];&quot;☻&quot;)" office:value-type="float" office:value="0" calcext:value-type="float">
            <text:p>0</text:p>
          </table:table-cell>
          <table:table-cell table:style-name="ce220" table:formula="of:=COUNTIF([.AH4:.AY4];&quot;☺&quot;)" office:value-type="float" office:value="0" calcext:value-type="float">
            <text:p>0</text:p>
          </table:table-cell>
          <table:table-cell table:style-name="ce220" table:formula="of:=COUNTIF([.C4:.S4];&quot;51&quot;)+COUNTIF([.C4:.S4];&quot;51$&quot;)+COUNTIF([.C4:.S4];&quot;51☻&quot;)" office:value-type="float" office:value="0" calcext:value-type="float">
            <text:p>0</text:p>
          </table:table-cell>
          <table:table-cell table:style-name="ce220" table:formula="of:=COUNTIF([.C4:.S4];&quot;52&quot;)+COUNTIF([.C4:.S4];&quot;52$&quot;)+COUNTIF([.C4:.S4];&quot;52☻&quot;)" office:value-type="float" office:value="0" calcext:value-type="float">
            <text:p>0</text:p>
          </table:table-cell>
          <table:table-cell table:style-name="ce220" table:formula="of:=COUNTIF([.C4:.S4];&quot;51¶&quot;)" office:value-type="float" office:value="0" calcext:value-type="float">
            <text:p>0</text:p>
          </table:table-cell>
          <table:table-cell table:style-name="ce220" table:formula="of:=COUNTIF([.C4:.S4];&quot;52¶&quot;)" office:value-type="float" office:value="0" calcext:value-type="float">
            <text:p>0</text:p>
          </table:table-cell>
          <table:table-cell table:style-name="ce220" table:formula="of:=COUNTIF([.C4:.S4];&quot;U&quot;)+COUNTIF([.C4:.S4];&quot;U☻&quot;)+COUNTIF([.C4:.S4];&quot;U☺&quot;)" office:value-type="float" office:value="0" calcext:value-type="float">
            <text:p>0</text:p>
          </table:table-cell>
          <table:table-cell table:style-name="ce220" table:formula="of:=COUNTIF([.C4:.S4];&quot;KVIT&quot;)+COUNTIF([.C4:.S4];&quot;KVIT☻&quot;)+COUNTIF([.C4:.S4];&quot;kvit$&quot;)" office:value-type="float" office:value="0" calcext:value-type="float">
            <text:p>0</text:p>
          </table:table-cell>
          <table:table-cell table:style-name="ce223" table:formula="of:=COUNTBLANK([.C4:.S4])-3" office:value-type="float" office:value="14" calcext:value-type="float">
            <text:p>14</text:p>
          </table:table-cell>
          <table:table-cell table:style-name="ce225" table:formula="of:=COUNTIF([.C4:.S4];&quot;x&quot;)" office:value-type="float" office:value="0" calcext:value-type="float">
            <text:p>0</text:p>
          </table:table-cell>
          <table:table-cell table:style-name="ce226" table:formula="of:=COUNTIF([.C4:.S4];&quot;51&quot;)+COUNTIF([.C4:.S4];&quot;51☻&quot;)+COUNTIF([.C4:.S4];&quot;2&quot;)+COUNTIF([.C4:.S4];&quot;52&quot;)+COUNTIF([.C4:.S4];&quot;52☻&quot;)+COUNTIF([.C4:.S4];&quot;51$&quot;)+COUNTIF([.C4:.S4];&quot;52$&quot;)" office:value-type="float" office:value="0" calcext:value-type="float">
            <text:p>0</text:p>
          </table:table-cell>
          <table:table-cell table:style-name="ce87" table:formula="of:=[Vzorci_vnosov.$A$4]" office:value-type="string" office:string-value="51" calcext:value-type="string">
            <text:p>51</text:p>
          </table:table-cell>
          <table:table-cell table:style-name="ce49" table:formula="of:=RIGHT([.C4];1)">
            <text:p/>
          </table:table-cell>
          <table:table-cell table:style-name="ce49" table:formula="of:=RIGHT([.D4];1)">
            <text:p/>
          </table:table-cell>
          <table:table-cell table:style-name="ce49" table:formula="of:=RIGHT([.E4];1)">
            <text:p/>
          </table:table-cell>
          <table:table-cell table:style-name="ce49" table:formula="of:=RIGHT([.F4];1)">
            <text:p/>
          </table:table-cell>
          <table:table-cell table:style-name="ce49" table:formula="of:=RIGHT([.G4];1)">
            <text:p/>
          </table:table-cell>
          <table:table-cell table:style-name="ce49" table:formula="of:=RIGHT([.H4];1)">
            <text:p/>
          </table:table-cell>
          <table:table-cell table:style-name="ce49" table:formula="of:=RIGHT([.I4];1)">
            <text:p/>
          </table:table-cell>
          <table:table-cell table:style-name="ce49" table:formula="of:=RIGHT([.J4];1)">
            <text:p/>
          </table:table-cell>
          <table:table-cell table:style-name="ce49" table:formula="of:=RIGHT([.K4];1)">
            <text:p/>
          </table:table-cell>
          <table:table-cell table:style-name="ce49" table:formula="of:=RIGHT([.L4];1)">
            <text:p/>
          </table:table-cell>
          <table:table-cell table:style-name="ce49" table:formula="of:=RIGHT([.M4];1)">
            <text:p/>
          </table:table-cell>
          <table:table-cell table:style-name="ce49" table:formula="of:=RIGHT([.N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4];1)">
            <text:p/>
          </table:table-cell>
          <table:table-cell table:style-name="ce49" table:formula="of:=RIGHT([.P4];1)">
            <text:p/>
          </table:table-cell>
          <table:table-cell table:style-name="ce49" table:formula="of:=RIGHT([.Q4];1)">
            <text:p/>
          </table:table-cell>
          <table:table-cell table:style-name="ce49" table:formula="of:=RIGHT([.R4];1)">
            <text:p/>
          </table:table-cell>
          <table:table-cell table:style-name="ce49" table:formula="of:=RIGHT([.S4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04" calcext:value-type="date">
            <text:p>04/ feb</text:p>
          </table:table-cell>
          <table:table-cell table:style-name="ce145" table:formula="of:=TEXT([.A5];&quot;Ddd&quot;)" office:value-type="string" office:string-value="čet" calcext:value-type="string">
            <text:p>čet</text:p>
          </table:table-cell>
          <table:table-cell table:style-name="ce147" table:number-columns-repeated="15"/>
          <table:table-cell table:style-name="ce199"/>
          <table:table-cell table:style-name="ce147" table:number-columns-repeated="2"/>
          <table:table-cell table:style-name="ce151"/>
          <table:table-cell table:style-name="ce220" table:formula="of:=COUNTIF([.AH5:.AY5];&quot;☻&quot;)" office:value-type="float" office:value="0" calcext:value-type="float">
            <text:p>0</text:p>
          </table:table-cell>
          <table:table-cell table:style-name="ce220" table:formula="of:=COUNTIF([.AH5:.AY5];&quot;☺&quot;)" office:value-type="float" office:value="0" calcext:value-type="float">
            <text:p>0</text:p>
          </table:table-cell>
          <table:table-cell table:style-name="ce220" table:formula="of:=COUNTIF([.C5:.S5];&quot;51&quot;)+COUNTIF([.C5:.S5];&quot;51$&quot;)+COUNTIF([.C5:.S5];&quot;51☻&quot;)" office:value-type="float" office:value="0" calcext:value-type="float">
            <text:p>0</text:p>
          </table:table-cell>
          <table:table-cell table:style-name="ce220" table:formula="of:=COUNTIF([.C5:.S5];&quot;52&quot;)+COUNTIF([.C5:.S5];&quot;52$&quot;)+COUNTIF([.C5:.S5];&quot;52☻&quot;)" office:value-type="float" office:value="0" calcext:value-type="float">
            <text:p>0</text:p>
          </table:table-cell>
          <table:table-cell table:style-name="ce220" table:formula="of:=COUNTIF([.C5:.S5];&quot;51¶&quot;)" office:value-type="float" office:value="0" calcext:value-type="float">
            <text:p>0</text:p>
          </table:table-cell>
          <table:table-cell table:style-name="ce220" table:formula="of:=COUNTIF([.C5:.S5];&quot;52¶&quot;)" office:value-type="float" office:value="0" calcext:value-type="float">
            <text:p>0</text:p>
          </table:table-cell>
          <table:table-cell table:style-name="ce220" table:formula="of:=COUNTIF([.C5:.S5];&quot;U&quot;)+COUNTIF([.C5:.S5];&quot;U☻&quot;)+COUNTIF([.C5:.S5];&quot;U☺&quot;)" office:value-type="float" office:value="0" calcext:value-type="float">
            <text:p>0</text:p>
          </table:table-cell>
          <table:table-cell table:style-name="ce220" table:formula="of:=COUNTIF([.C5:.S5];&quot;KVIT&quot;)+COUNTIF([.C5:.S5];&quot;KVIT☻&quot;)+COUNTIF([.C5:.S5];&quot;kvit$&quot;)" office:value-type="float" office:value="0" calcext:value-type="float">
            <text:p>0</text:p>
          </table:table-cell>
          <table:table-cell table:style-name="ce223" table:formula="of:=COUNTBLANK([.C5:.S5])-3" office:value-type="float" office:value="14" calcext:value-type="float">
            <text:p>14</text:p>
          </table:table-cell>
          <table:table-cell table:style-name="ce225" table:formula="of:=COUNTIF([.C5:.S5];&quot;x&quot;)" office:value-type="float" office:value="0" calcext:value-type="float">
            <text:p>0</text:p>
          </table:table-cell>
          <table:table-cell table:style-name="ce226" table:formula="of:=COUNTIF([.C5:.S5];&quot;51&quot;)+COUNTIF([.C5:.S5];&quot;51☻&quot;)+COUNTIF([.C5:.S5];&quot;2&quot;)+COUNTIF([.C5:.S5];&quot;52&quot;)+COUNTIF([.C5:.S5];&quot;52☻&quot;)+COUNTIF([.C5:.S5];&quot;51$&quot;)+COUNTIF([.C5:.S5];&quot;52$&quot;)" office:value-type="float" office:value="0" calcext:value-type="float">
            <text:p>0</text:p>
          </table:table-cell>
          <table:table-cell table:style-name="ce87" table:formula="of:=[Vzorci_vnosov.$A$5]" office:value-type="string" office:string-value="52" calcext:value-type="string">
            <text:p>52</text:p>
          </table:table-cell>
          <table:table-cell table:style-name="ce49" table:formula="of:=RIGHT([.C5];1)">
            <text:p/>
          </table:table-cell>
          <table:table-cell table:style-name="ce49" table:formula="of:=RIGHT([.D5];1)">
            <text:p/>
          </table:table-cell>
          <table:table-cell table:style-name="ce49" table:formula="of:=RIGHT([.E5];1)">
            <text:p/>
          </table:table-cell>
          <table:table-cell table:style-name="ce49" table:formula="of:=RIGHT([.F5];1)">
            <text:p/>
          </table:table-cell>
          <table:table-cell table:style-name="ce49" table:formula="of:=RIGHT([.G5];1)">
            <text:p/>
          </table:table-cell>
          <table:table-cell table:style-name="ce49" table:formula="of:=RIGHT([.H5];1)">
            <text:p/>
          </table:table-cell>
          <table:table-cell table:style-name="ce49" table:formula="of:=RIGHT([.I5];1)">
            <text:p/>
          </table:table-cell>
          <table:table-cell table:style-name="ce49" table:formula="of:=RIGHT([.J5];1)">
            <text:p/>
          </table:table-cell>
          <table:table-cell table:style-name="ce49" table:formula="of:=RIGHT([.K5];1)">
            <text:p/>
          </table:table-cell>
          <table:table-cell table:style-name="ce49" table:formula="of:=RIGHT([.L5];1)">
            <text:p/>
          </table:table-cell>
          <table:table-cell table:style-name="ce49" table:formula="of:=RIGHT([.M5];1)">
            <text:p/>
          </table:table-cell>
          <table:table-cell table:style-name="ce49" table:formula="of:=RIGHT([.N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5];1)">
            <text:p/>
          </table:table-cell>
          <table:table-cell table:style-name="ce49" table:formula="of:=RIGHT([.P5];1)">
            <text:p/>
          </table:table-cell>
          <table:table-cell table:style-name="ce49" table:formula="of:=RIGHT([.Q5];1)">
            <text:p/>
          </table:table-cell>
          <table:table-cell table:style-name="ce49" table:formula="of:=RIGHT([.R5];1)">
            <text:p/>
          </table:table-cell>
          <table:table-cell table:style-name="ce49" table:formula="of:=RIGHT([.S5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05" calcext:value-type="date">
            <text:p>05/ feb</text:p>
          </table:table-cell>
          <table:table-cell table:style-name="ce145" table:formula="of:=TEXT([.A6];&quot;Ddd&quot;)" office:value-type="string" office:string-value="pet" calcext:value-type="string">
            <text:p>pet</text:p>
          </table:table-cell>
          <table:table-cell table:style-name="ce147" table:number-columns-repeated="15"/>
          <table:table-cell table:style-name="ce199"/>
          <table:table-cell table:style-name="ce147" table:number-columns-repeated="2"/>
          <table:table-cell table:style-name="ce151"/>
          <table:table-cell table:style-name="ce220" table:formula="of:=COUNTIF([.AH6:.AY6];&quot;☻&quot;)" office:value-type="float" office:value="0" calcext:value-type="float">
            <text:p>0</text:p>
          </table:table-cell>
          <table:table-cell table:style-name="ce220" table:formula="of:=COUNTIF([.AH6:.AY6];&quot;☺&quot;)" office:value-type="float" office:value="0" calcext:value-type="float">
            <text:p>0</text:p>
          </table:table-cell>
          <table:table-cell table:style-name="ce220" table:formula="of:=COUNTIF([.C6:.S6];&quot;51&quot;)+COUNTIF([.C6:.S6];&quot;51$&quot;)+COUNTIF([.C6:.S6];&quot;51☻&quot;)" office:value-type="float" office:value="0" calcext:value-type="float">
            <text:p>0</text:p>
          </table:table-cell>
          <table:table-cell table:style-name="ce220" table:formula="of:=COUNTIF([.C6:.S6];&quot;52&quot;)+COUNTIF([.C6:.S6];&quot;52$&quot;)+COUNTIF([.C6:.S6];&quot;52☻&quot;)" office:value-type="float" office:value="0" calcext:value-type="float">
            <text:p>0</text:p>
          </table:table-cell>
          <table:table-cell table:style-name="ce220" table:formula="of:=COUNTIF([.C6:.S6];&quot;51¶&quot;)" office:value-type="float" office:value="0" calcext:value-type="float">
            <text:p>0</text:p>
          </table:table-cell>
          <table:table-cell table:style-name="ce220" table:formula="of:=COUNTIF([.C6:.S6];&quot;52¶&quot;)" office:value-type="float" office:value="0" calcext:value-type="float">
            <text:p>0</text:p>
          </table:table-cell>
          <table:table-cell table:style-name="ce220" table:formula="of:=COUNTIF([.C6:.S6];&quot;U&quot;)+COUNTIF([.C6:.S6];&quot;U☻&quot;)+COUNTIF([.C6:.S6];&quot;U☺&quot;)" office:value-type="float" office:value="0" calcext:value-type="float">
            <text:p>0</text:p>
          </table:table-cell>
          <table:table-cell table:style-name="ce220" table:formula="of:=COUNTIF([.C6:.S6];&quot;KVIT&quot;)+COUNTIF([.C6:.S6];&quot;KVIT☻&quot;)+COUNTIF([.C6:.S6];&quot;kvit$&quot;)" office:value-type="float" office:value="0" calcext:value-type="float">
            <text:p>0</text:p>
          </table:table-cell>
          <table:table-cell table:style-name="ce223" table:formula="of:=COUNTBLANK([.C6:.S6])-3" office:value-type="float" office:value="14" calcext:value-type="float">
            <text:p>14</text:p>
          </table:table-cell>
          <table:table-cell table:style-name="ce225" table:formula="of:=COUNTIF([.C6:.S6];&quot;x&quot;)" office:value-type="float" office:value="0" calcext:value-type="float">
            <text:p>0</text:p>
          </table:table-cell>
          <table:table-cell table:style-name="ce226" table:formula="of:=COUNTIF([.C6:.S6];&quot;51&quot;)+COUNTIF([.C6:.S6];&quot;51☻&quot;)+COUNTIF([.C6:.S6];&quot;2&quot;)+COUNTIF([.C6:.S6];&quot;52&quot;)+COUNTIF([.C6:.S6];&quot;52☻&quot;)+COUNTIF([.C6:.S6];&quot;51$&quot;)+COUNTIF([.C6:.S6];&quot;52$&quot;)" office:value-type="float" office:value="0" calcext:value-type="float">
            <text:p>0</text:p>
          </table:table-cell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49" table:formula="of:=RIGHT([.C6];1)">
            <text:p/>
          </table:table-cell>
          <table:table-cell table:style-name="ce49" table:formula="of:=RIGHT([.D6];1)">
            <text:p/>
          </table:table-cell>
          <table:table-cell table:style-name="ce49" table:formula="of:=RIGHT([.E6];1)">
            <text:p/>
          </table:table-cell>
          <table:table-cell table:style-name="ce49" table:formula="of:=RIGHT([.F6];1)">
            <text:p/>
          </table:table-cell>
          <table:table-cell table:style-name="ce49" table:formula="of:=RIGHT([.G6];1)">
            <text:p/>
          </table:table-cell>
          <table:table-cell table:style-name="ce49" table:formula="of:=RIGHT([.H6];1)">
            <text:p/>
          </table:table-cell>
          <table:table-cell table:style-name="ce49" table:formula="of:=RIGHT([.I6];1)">
            <text:p/>
          </table:table-cell>
          <table:table-cell table:style-name="ce49" table:formula="of:=RIGHT([.J6];1)">
            <text:p/>
          </table:table-cell>
          <table:table-cell table:style-name="ce49" table:formula="of:=RIGHT([.K6];1)">
            <text:p/>
          </table:table-cell>
          <table:table-cell table:style-name="ce49" table:formula="of:=RIGHT([.L6];1)">
            <text:p/>
          </table:table-cell>
          <table:table-cell table:style-name="ce49" table:formula="of:=RIGHT([.M6];1)">
            <text:p/>
          </table:table-cell>
          <table:table-cell table:style-name="ce49" table:formula="of:=RIGHT([.N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6];1)">
            <text:p/>
          </table:table-cell>
          <table:table-cell table:style-name="ce49" table:formula="of:=RIGHT([.P6];1)">
            <text:p/>
          </table:table-cell>
          <table:table-cell table:style-name="ce49" table:formula="of:=RIGHT([.Q6];1)">
            <text:p/>
          </table:table-cell>
          <table:table-cell table:style-name="ce49" table:formula="of:=RIGHT([.R6];1)">
            <text:p/>
          </table:table-cell>
          <table:table-cell table:style-name="ce49" table:formula="of:=RIGHT([.S6];1)">
            <text:p/>
          </table:table-cell>
          <table:table-cell/>
          <table:table-cell office:value-type="string" calcext:value-type="string">
            <office:annotation draw:style-name="gr1" draw:text-style-name="P2" svg:width="10.213cm" svg:height="6.429cm" svg:x="62.654cm" svg:y="8.123cm" draw:caption-point-x="-31.364cm" draw:caption-point-y="-4.674cm">
              <dc:creator> </dc:creator>
              <dc:date>2020-10-27T00:00:00</dc:date>
              <text:p text:style-name="P1"><text:span text:style-name="T1">Microsoft Office User:</text:span></text:p>
              <text:p text:style-name="P1"><text:span text:style-name="T2">Prosim za 3-4 <text:s/>nedeljo 16.2. </text:span></text:p>
              <text:p text:style-name="P1"><text:span text:style-name="T2">razpisat 27.2-3.3., </text:span></text:p>
            </office:annotation>
            <text:p>KOS</text:p>
          </table:table-cell>
          <table:table-cell table:number-columns-repeated="11"/>
        </table:table-row>
        <table:table-row table:style-name="ro4">
          <table:table-cell table:style-name="ce144" office:value-type="date" office:date-value="2021-02-06" calcext:value-type="date">
            <text:p>06/ feb</text:p>
          </table:table-cell>
          <table:table-cell table:style-name="ce145" table:formula="of:=TEXT([.A7];&quot;Ddd&quot;)" office:value-type="string" office:string-value="sob" calcext:value-type="string">
            <text:p>sob</text:p>
          </table:table-cell>
          <table:table-cell table:style-name="ce147" table:number-columns-repeated="15"/>
          <table:table-cell table:style-name="ce199"/>
          <table:table-cell table:style-name="ce147" table:number-columns-repeated="2"/>
          <table:table-cell table:style-name="ce151"/>
          <table:table-cell table:style-name="ce220" table:formula="of:=COUNTIF([.AH7:.AY7];&quot;☻&quot;)" office:value-type="float" office:value="0" calcext:value-type="float">
            <text:p>0</text:p>
          </table:table-cell>
          <table:table-cell table:style-name="ce220" table:formula="of:=COUNTIF([.AH7:.AY7];&quot;☺&quot;)" office:value-type="float" office:value="0" calcext:value-type="float">
            <text:p>0</text:p>
          </table:table-cell>
          <table:table-cell table:style-name="ce220" table:formula="of:=COUNTIF([.C7:.S7];&quot;51&quot;)+COUNTIF([.C7:.S7];&quot;51$&quot;)+COUNTIF([.C7:.S7];&quot;51☻&quot;)" office:value-type="float" office:value="0" calcext:value-type="float">
            <text:p>0</text:p>
          </table:table-cell>
          <table:table-cell table:style-name="ce220" table:formula="of:=COUNTIF([.C7:.S7];&quot;52&quot;)+COUNTIF([.C7:.S7];&quot;52$&quot;)+COUNTIF([.C7:.S7];&quot;52☻&quot;)" office:value-type="float" office:value="0" calcext:value-type="float">
            <text:p>0</text:p>
          </table:table-cell>
          <table:table-cell table:style-name="ce220" table:formula="of:=COUNTIF([.C7:.S7];&quot;51¶&quot;)" office:value-type="float" office:value="0" calcext:value-type="float">
            <text:p>0</text:p>
          </table:table-cell>
          <table:table-cell table:style-name="ce220" table:formula="of:=COUNTIF([.C7:.S7];&quot;52¶&quot;)" office:value-type="float" office:value="0" calcext:value-type="float">
            <text:p>0</text:p>
          </table:table-cell>
          <table:table-cell table:style-name="ce220" table:formula="of:=COUNTIF([.C7:.S7];&quot;U&quot;)+COUNTIF([.C7:.S7];&quot;U☻&quot;)+COUNTIF([.C7:.S7];&quot;U☺&quot;)" office:value-type="float" office:value="0" calcext:value-type="float">
            <text:p>0</text:p>
          </table:table-cell>
          <table:table-cell table:style-name="ce220" table:formula="of:=COUNTIF([.C7:.S7];&quot;KVIT&quot;)+COUNTIF([.C7:.S7];&quot;KVIT☻&quot;)+COUNTIF([.C7:.S7];&quot;kvit$&quot;)" office:value-type="float" office:value="0" calcext:value-type="float">
            <text:p>0</text:p>
          </table:table-cell>
          <table:table-cell table:style-name="ce223" table:formula="of:=COUNTBLANK([.C7:.S7])-3" office:value-type="float" office:value="14" calcext:value-type="float">
            <text:p>14</text:p>
          </table:table-cell>
          <table:table-cell table:style-name="ce225" table:formula="of:=COUNTIF([.C7:.S7];&quot;x&quot;)" office:value-type="float" office:value="0" calcext:value-type="float">
            <text:p>0</text:p>
          </table:table-cell>
          <table:table-cell table:style-name="ce226" table:formula="of:=COUNTIF([.C7:.S7];&quot;51&quot;)+COUNTIF([.C7:.S7];&quot;51☻&quot;)+COUNTIF([.C7:.S7];&quot;2&quot;)+COUNTIF([.C7:.S7];&quot;52&quot;)+COUNTIF([.C7:.S7];&quot;52☻&quot;)+COUNTIF([.C7:.S7];&quot;51$&quot;)+COUNTIF([.C7:.S7];&quot;52$&quot;)" office:value-type="float" office:value="0" calcext:value-type="float">
            <text:p>0</text:p>
          </table:table-cell>
          <table:table-cell table:style-name="ce88" table:formula="of:=[Vzorci_vnosov.$A$7]" office:value-type="string" office:string-value="KVIT☻" calcext:value-type="string">
            <text:p>KVIT☻</text:p>
          </table:table-cell>
          <table:table-cell table:style-name="ce49" table:formula="of:=RIGHT([.C7];1)">
            <text:p/>
          </table:table-cell>
          <table:table-cell table:style-name="ce49" table:formula="of:=RIGHT([.D7];1)">
            <text:p/>
          </table:table-cell>
          <table:table-cell table:style-name="ce49" table:formula="of:=RIGHT([.E7];1)">
            <text:p/>
          </table:table-cell>
          <table:table-cell table:style-name="ce49" table:formula="of:=RIGHT([.F7];1)">
            <text:p/>
          </table:table-cell>
          <table:table-cell table:style-name="ce49" table:formula="of:=RIGHT([.G7];1)">
            <text:p/>
          </table:table-cell>
          <table:table-cell table:style-name="ce49" table:formula="of:=RIGHT([.H7];1)">
            <text:p/>
          </table:table-cell>
          <table:table-cell table:style-name="ce49" table:formula="of:=RIGHT([.I7];1)">
            <text:p/>
          </table:table-cell>
          <table:table-cell table:style-name="ce49" table:formula="of:=RIGHT([.J7];1)">
            <text:p/>
          </table:table-cell>
          <table:table-cell table:style-name="ce49" table:formula="of:=RIGHT([.K7];1)">
            <text:p/>
          </table:table-cell>
          <table:table-cell table:style-name="ce49" table:formula="of:=RIGHT([.L7];1)">
            <text:p/>
          </table:table-cell>
          <table:table-cell table:style-name="ce49" table:formula="of:=RIGHT([.M7];1)">
            <text:p/>
          </table:table-cell>
          <table:table-cell table:style-name="ce49" table:formula="of:=RIGHT([.N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7];1)">
            <text:p/>
          </table:table-cell>
          <table:table-cell table:style-name="ce49" table:formula="of:=RIGHT([.P7];1)">
            <text:p/>
          </table:table-cell>
          <table:table-cell table:style-name="ce49" table:formula="of:=RIGHT([.Q7];1)">
            <text:p/>
          </table:table-cell>
          <table:table-cell table:style-name="ce49" table:formula="of:=RIGHT([.R7];1)">
            <text:p/>
          </table:table-cell>
          <table:table-cell table:style-name="ce49" table:formula="of:=RIGHT([.S7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07" calcext:value-type="date">
            <text:p>07/ feb</text:p>
          </table:table-cell>
          <table:table-cell table:style-name="ce145" table:formula="of:=TEXT([.A8];&quot;Ddd&quot;)" office:value-type="string" office:string-value="ned" calcext:value-type="string">
            <text:p>ned</text:p>
          </table:table-cell>
          <table:table-cell table:style-name="ce147" table:number-columns-repeated="15"/>
          <table:table-cell table:style-name="ce216"/>
          <table:table-cell table:style-name="ce147" table:number-columns-repeated="2"/>
          <table:table-cell table:style-name="ce151"/>
          <table:table-cell table:style-name="ce220" table:formula="of:=COUNTIF([.AH8:.AY8];&quot;☻&quot;)" office:value-type="float" office:value="0" calcext:value-type="float">
            <text:p>0</text:p>
          </table:table-cell>
          <table:table-cell table:style-name="ce220" table:formula="of:=COUNTIF([.AH8:.AY8];&quot;☺&quot;)" office:value-type="float" office:value="0" calcext:value-type="float">
            <text:p>0</text:p>
          </table:table-cell>
          <table:table-cell table:style-name="ce220" table:formula="of:=COUNTIF([.C8:.S8];&quot;51&quot;)+COUNTIF([.C8:.S8];&quot;51$&quot;)+COUNTIF([.C8:.S8];&quot;51☻&quot;)" office:value-type="float" office:value="0" calcext:value-type="float">
            <text:p>0</text:p>
          </table:table-cell>
          <table:table-cell table:style-name="ce220" table:formula="of:=COUNTIF([.C8:.S8];&quot;52&quot;)+COUNTIF([.C8:.S8];&quot;52$&quot;)+COUNTIF([.C8:.S8];&quot;52☻&quot;)" office:value-type="float" office:value="0" calcext:value-type="float">
            <text:p>0</text:p>
          </table:table-cell>
          <table:table-cell table:style-name="ce220" table:formula="of:=COUNTIF([.C8:.S8];&quot;51¶&quot;)" office:value-type="float" office:value="0" calcext:value-type="float">
            <text:p>0</text:p>
          </table:table-cell>
          <table:table-cell table:style-name="ce220" table:formula="of:=COUNTIF([.C8:.S8];&quot;52¶&quot;)" office:value-type="float" office:value="0" calcext:value-type="float">
            <text:p>0</text:p>
          </table:table-cell>
          <table:table-cell table:style-name="ce220" table:formula="of:=COUNTIF([.C8:.S8];&quot;U&quot;)+COUNTIF([.C8:.S8];&quot;U☻&quot;)+COUNTIF([.C8:.S8];&quot;U☺&quot;)" office:value-type="float" office:value="0" calcext:value-type="float">
            <text:p>0</text:p>
          </table:table-cell>
          <table:table-cell table:style-name="ce220" table:formula="of:=COUNTIF([.C8:.S8];&quot;KVIT&quot;)+COUNTIF([.C8:.S8];&quot;KVIT☻&quot;)+COUNTIF([.C8:.S8];&quot;kvit$&quot;)" office:value-type="float" office:value="0" calcext:value-type="float">
            <text:p>0</text:p>
          </table:table-cell>
          <table:table-cell table:style-name="ce223" table:formula="of:=COUNTBLANK([.C8:.S8])-3" office:value-type="float" office:value="14" calcext:value-type="float">
            <text:p>14</text:p>
          </table:table-cell>
          <table:table-cell table:style-name="ce225" table:formula="of:=COUNTIF([.C8:.S8];&quot;x&quot;)" office:value-type="float" office:value="0" calcext:value-type="float">
            <text:p>0</text:p>
          </table:table-cell>
          <table:table-cell table:style-name="ce226" table:formula="of:=COUNTIF([.C8:.S8];&quot;51&quot;)+COUNTIF([.C8:.S8];&quot;51☻&quot;)+COUNTIF([.C8:.S8];&quot;2&quot;)+COUNTIF([.C8:.S8];&quot;52&quot;)+COUNTIF([.C8:.S8];&quot;52☻&quot;)+COUNTIF([.C8:.S8];&quot;51$&quot;)+COUNTIF([.C8:.S8];&quot;52$&quot;)" office:value-type="float" office:value="0" calcext:value-type="float">
            <text:p>0</text:p>
          </table:table-cell>
          <table:table-cell table:style-name="ce87" table:formula="of:=[Vzorci_vnosov.$A$8]" office:value-type="string" office:string-value="U" calcext:value-type="string">
            <text:p>U</text:p>
          </table:table-cell>
          <table:table-cell table:style-name="ce49" table:formula="of:=RIGHT([.C8];1)">
            <text:p/>
          </table:table-cell>
          <table:table-cell table:style-name="ce49" table:formula="of:=RIGHT([.D8];1)">
            <text:p/>
          </table:table-cell>
          <table:table-cell table:style-name="ce49" table:formula="of:=RIGHT([.E8];1)">
            <text:p/>
          </table:table-cell>
          <table:table-cell table:style-name="ce49" table:formula="of:=RIGHT([.F8];1)">
            <text:p/>
          </table:table-cell>
          <table:table-cell table:style-name="ce49" table:formula="of:=RIGHT([.G8];1)">
            <text:p/>
          </table:table-cell>
          <table:table-cell table:style-name="ce49" table:formula="of:=RIGHT([.H8];1)">
            <text:p/>
          </table:table-cell>
          <table:table-cell table:style-name="ce49" table:formula="of:=RIGHT([.I8];1)">
            <text:p/>
          </table:table-cell>
          <table:table-cell table:style-name="ce49" table:formula="of:=RIGHT([.J8];1)">
            <text:p/>
          </table:table-cell>
          <table:table-cell table:style-name="ce49" table:formula="of:=RIGHT([.K8];1)">
            <text:p/>
          </table:table-cell>
          <table:table-cell table:style-name="ce49" table:formula="of:=RIGHT([.L8];1)">
            <text:p/>
          </table:table-cell>
          <table:table-cell table:style-name="ce49" table:formula="of:=RIGHT([.M8];1)">
            <text:p/>
          </table:table-cell>
          <table:table-cell table:style-name="ce49" table:formula="of:=RIGHT([.N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8];1)">
            <text:p/>
          </table:table-cell>
          <table:table-cell table:style-name="ce49" table:formula="of:=RIGHT([.P8];1)">
            <text:p/>
          </table:table-cell>
          <table:table-cell table:style-name="ce49" table:formula="of:=RIGHT([.Q8];1)">
            <text:p/>
          </table:table-cell>
          <table:table-cell table:style-name="ce49" table:formula="of:=RIGHT([.R8];1)">
            <text:p/>
          </table:table-cell>
          <table:table-cell table:style-name="ce49" table:formula="of:=RIGHT([.S8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08" calcext:value-type="date">
            <text:p>08/ feb</text:p>
          </table:table-cell>
          <table:table-cell table:style-name="ce145" table:formula="of:=TEXT([.A9];&quot;Ddd&quot;)" office:value-type="string" office:string-value="pon" calcext:value-type="string">
            <text:p>pon</text:p>
          </table:table-cell>
          <table:table-cell table:style-name="ce147" table:number-columns-repeated="15"/>
          <table:table-cell table:style-name="ce216"/>
          <table:table-cell table:style-name="ce147" table:number-columns-repeated="2"/>
          <table:table-cell table:style-name="ce151"/>
          <table:table-cell table:style-name="ce220" table:formula="of:=COUNTIF([.AH9:.AY9];&quot;☻&quot;)" office:value-type="float" office:value="0" calcext:value-type="float">
            <text:p>0</text:p>
          </table:table-cell>
          <table:table-cell table:style-name="ce220" table:formula="of:=COUNTIF([.AH9:.AY9];&quot;☺&quot;)" office:value-type="float" office:value="0" calcext:value-type="float">
            <text:p>0</text:p>
          </table:table-cell>
          <table:table-cell table:style-name="ce220" table:formula="of:=COUNTIF([.C9:.S9];&quot;51&quot;)+COUNTIF([.C9:.S9];&quot;51$&quot;)+COUNTIF([.C9:.S9];&quot;51☻&quot;)" office:value-type="float" office:value="0" calcext:value-type="float">
            <text:p>0</text:p>
          </table:table-cell>
          <table:table-cell table:style-name="ce220" table:formula="of:=COUNTIF([.C9:.S9];&quot;52&quot;)+COUNTIF([.C9:.S9];&quot;52$&quot;)+COUNTIF([.C9:.S9];&quot;52☻&quot;)" office:value-type="float" office:value="0" calcext:value-type="float">
            <text:p>0</text:p>
          </table:table-cell>
          <table:table-cell table:style-name="ce220" table:formula="of:=COUNTIF([.C9:.S9];&quot;51¶&quot;)" office:value-type="float" office:value="0" calcext:value-type="float">
            <text:p>0</text:p>
          </table:table-cell>
          <table:table-cell table:style-name="ce220" table:formula="of:=COUNTIF([.C9:.S9];&quot;52¶&quot;)" office:value-type="float" office:value="0" calcext:value-type="float">
            <text:p>0</text:p>
          </table:table-cell>
          <table:table-cell table:style-name="ce220" table:formula="of:=COUNTIF([.C9:.S9];&quot;U&quot;)+COUNTIF([.C9:.S9];&quot;U☻&quot;)+COUNTIF([.C9:.S9];&quot;U☺&quot;)" office:value-type="float" office:value="0" calcext:value-type="float">
            <text:p>0</text:p>
          </table:table-cell>
          <table:table-cell table:style-name="ce220" table:formula="of:=COUNTIF([.C9:.S9];&quot;KVIT&quot;)+COUNTIF([.C9:.S9];&quot;KVIT☻&quot;)+COUNTIF([.C9:.S9];&quot;kvit$&quot;)" office:value-type="float" office:value="0" calcext:value-type="float">
            <text:p>0</text:p>
          </table:table-cell>
          <table:table-cell table:style-name="ce223" table:formula="of:=COUNTBLANK([.C9:.S9])-3" office:value-type="float" office:value="14" calcext:value-type="float">
            <text:p>14</text:p>
          </table:table-cell>
          <table:table-cell table:style-name="ce225" table:formula="of:=COUNTIF([.C9:.S9];&quot;x&quot;)" office:value-type="float" office:value="0" calcext:value-type="float">
            <text:p>0</text:p>
          </table:table-cell>
          <table:table-cell table:style-name="ce226" table:formula="of:=COUNTIF([.C9:.S9];&quot;51&quot;)+COUNTIF([.C9:.S9];&quot;51☻&quot;)+COUNTIF([.C9:.S9];&quot;2&quot;)+COUNTIF([.C9:.S9];&quot;52&quot;)+COUNTIF([.C9:.S9];&quot;52☻&quot;)+COUNTIF([.C9:.S9];&quot;51$&quot;)+COUNTIF([.C9:.S9];&quot;52$&quot;)" office:value-type="float" office:value="0" calcext:value-type="float">
            <text:p>0</text:p>
          </table:table-cell>
          <table:table-cell table:style-name="ce87" table:formula="of:=[Vzorci_vnosov.$A$9]" office:value-type="string" office:string-value="U☻" calcext:value-type="string">
            <text:p>U☻</text:p>
          </table:table-cell>
          <table:table-cell table:style-name="ce49" table:formula="of:=RIGHT([.C9];1)">
            <text:p/>
          </table:table-cell>
          <table:table-cell table:style-name="ce49" table:formula="of:=RIGHT([.D9];1)">
            <text:p/>
          </table:table-cell>
          <table:table-cell table:style-name="ce49" table:formula="of:=RIGHT([.E9];1)">
            <text:p/>
          </table:table-cell>
          <table:table-cell table:style-name="ce49" table:formula="of:=RIGHT([.F9];1)">
            <text:p/>
          </table:table-cell>
          <table:table-cell table:style-name="ce49" table:formula="of:=RIGHT([.G9];1)">
            <text:p/>
          </table:table-cell>
          <table:table-cell table:style-name="ce49" table:formula="of:=RIGHT([.H9];1)">
            <text:p/>
          </table:table-cell>
          <table:table-cell table:style-name="ce49" table:formula="of:=RIGHT([.I9];1)">
            <text:p/>
          </table:table-cell>
          <table:table-cell table:style-name="ce49" table:formula="of:=RIGHT([.J9];1)">
            <text:p/>
          </table:table-cell>
          <table:table-cell table:style-name="ce49" table:formula="of:=RIGHT([.K9];1)">
            <text:p/>
          </table:table-cell>
          <table:table-cell table:style-name="ce49" table:formula="of:=RIGHT([.L9];1)">
            <text:p/>
          </table:table-cell>
          <table:table-cell table:style-name="ce49" table:formula="of:=RIGHT([.M9];1)">
            <text:p/>
          </table:table-cell>
          <table:table-cell table:style-name="ce49" table:formula="of:=RIGHT([.N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9];1)">
            <text:p/>
          </table:table-cell>
          <table:table-cell table:style-name="ce49" table:formula="of:=RIGHT([.P9];1)">
            <text:p/>
          </table:table-cell>
          <table:table-cell table:style-name="ce49" table:formula="of:=RIGHT([.Q9];1)">
            <text:p/>
          </table:table-cell>
          <table:table-cell table:style-name="ce49" table:formula="of:=RIGHT([.R9];1)">
            <text:p/>
          </table:table-cell>
          <table:table-cell table:style-name="ce49" table:formula="of:=RIGHT([.S9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09" calcext:value-type="date">
            <text:p>09/ feb</text:p>
          </table:table-cell>
          <table:table-cell table:style-name="ce145" table:formula="of:=TEXT([.A10];&quot;Ddd&quot;)" office:value-type="string" office:string-value="tor" calcext:value-type="string">
            <text:p>tor</text:p>
          </table:table-cell>
          <table:table-cell table:style-name="ce147" table:number-columns-repeated="15"/>
          <table:table-cell table:style-name="ce216"/>
          <table:table-cell table:style-name="ce147" table:number-columns-repeated="2"/>
          <table:table-cell table:style-name="ce151"/>
          <table:table-cell table:style-name="ce220" table:formula="of:=COUNTIF([.AH10:.AY10];&quot;☻&quot;)" office:value-type="float" office:value="0" calcext:value-type="float">
            <text:p>0</text:p>
          </table:table-cell>
          <table:table-cell table:style-name="ce220" table:formula="of:=COUNTIF([.AH10:.AY10];&quot;☺&quot;)" office:value-type="float" office:value="0" calcext:value-type="float">
            <text:p>0</text:p>
          </table:table-cell>
          <table:table-cell table:style-name="ce220" table:formula="of:=COUNTIF([.C10:.S10];&quot;51&quot;)+COUNTIF([.C10:.S10];&quot;51$&quot;)+COUNTIF([.C10:.S10];&quot;51☻&quot;)" office:value-type="float" office:value="0" calcext:value-type="float">
            <text:p>0</text:p>
          </table:table-cell>
          <table:table-cell table:style-name="ce220" table:formula="of:=COUNTIF([.C10:.S10];&quot;52&quot;)+COUNTIF([.C10:.S10];&quot;52$&quot;)+COUNTIF([.C10:.S10];&quot;52☻&quot;)" office:value-type="float" office:value="0" calcext:value-type="float">
            <text:p>0</text:p>
          </table:table-cell>
          <table:table-cell table:style-name="ce220" table:formula="of:=COUNTIF([.C10:.S10];&quot;51¶&quot;)" office:value-type="float" office:value="0" calcext:value-type="float">
            <text:p>0</text:p>
          </table:table-cell>
          <table:table-cell table:style-name="ce220" table:formula="of:=COUNTIF([.C10:.S10];&quot;52¶&quot;)" office:value-type="float" office:value="0" calcext:value-type="float">
            <text:p>0</text:p>
          </table:table-cell>
          <table:table-cell table:style-name="ce220" table:formula="of:=COUNTIF([.C10:.S10];&quot;U&quot;)+COUNTIF([.C10:.S10];&quot;U☻&quot;)+COUNTIF([.C10:.S10];&quot;U☺&quot;)" office:value-type="float" office:value="0" calcext:value-type="float">
            <text:p>0</text:p>
          </table:table-cell>
          <table:table-cell table:style-name="ce220" table:formula="of:=COUNTIF([.C10:.S10];&quot;KVIT&quot;)+COUNTIF([.C10:.S10];&quot;KVIT☻&quot;)+COUNTIF([.C10:.S10];&quot;kvit$&quot;)" office:value-type="float" office:value="0" calcext:value-type="float">
            <text:p>0</text:p>
          </table:table-cell>
          <table:table-cell table:style-name="ce223" table:formula="of:=COUNTBLANK([.C10:.S10])-3" office:value-type="float" office:value="14" calcext:value-type="float">
            <text:p>14</text:p>
          </table:table-cell>
          <table:table-cell table:style-name="ce225" table:formula="of:=COUNTIF([.C10:.S10];&quot;x&quot;)" office:value-type="float" office:value="0" calcext:value-type="float">
            <text:p>0</text:p>
          </table:table-cell>
          <table:table-cell table:style-name="ce226" table:formula="of:=COUNTIF([.C10:.S10];&quot;51&quot;)+COUNTIF([.C10:.S10];&quot;51☻&quot;)+COUNTIF([.C10:.S10];&quot;2&quot;)+COUNTIF([.C10:.S10];&quot;52&quot;)+COUNTIF([.C10:.S10];&quot;52☻&quot;)+COUNTIF([.C10:.S10];&quot;51$&quot;)+COUNTIF([.C10:.S10];&quot;52$&quot;)" office:value-type="float" office:value="0" calcext:value-type="float">
            <text:p>0</text:p>
          </table:table-cell>
          <table:table-cell table:style-name="ce87" table:formula="of:=[Vzorci_vnosov.$A$10]" office:value-type="string" office:string-value="12-20" calcext:value-type="string">
            <text:p>12-20</text:p>
          </table:table-cell>
          <table:table-cell table:style-name="ce49" table:formula="of:=RIGHT([.C10];1)">
            <text:p/>
          </table:table-cell>
          <table:table-cell table:style-name="ce49" table:formula="of:=RIGHT([.D10];1)">
            <text:p/>
          </table:table-cell>
          <table:table-cell table:style-name="ce49" table:formula="of:=RIGHT([.E10];1)">
            <text:p/>
          </table:table-cell>
          <table:table-cell table:style-name="ce49" table:formula="of:=RIGHT([.F10];1)">
            <text:p/>
          </table:table-cell>
          <table:table-cell table:style-name="ce49" table:formula="of:=RIGHT([.G10];1)">
            <text:p/>
          </table:table-cell>
          <table:table-cell table:style-name="ce49" table:formula="of:=RIGHT([.H10];1)">
            <text:p/>
          </table:table-cell>
          <table:table-cell table:style-name="ce49" table:formula="of:=RIGHT([.I10];1)">
            <text:p/>
          </table:table-cell>
          <table:table-cell table:style-name="ce49" table:formula="of:=RIGHT([.J10];1)">
            <text:p/>
          </table:table-cell>
          <table:table-cell table:style-name="ce49" table:formula="of:=RIGHT([.K10];1)">
            <text:p/>
          </table:table-cell>
          <table:table-cell table:style-name="ce49" table:formula="of:=RIGHT([.L10];1)">
            <text:p/>
          </table:table-cell>
          <table:table-cell table:style-name="ce49" table:formula="of:=RIGHT([.M10];1)">
            <text:p/>
          </table:table-cell>
          <table:table-cell table:style-name="ce49" table:formula="of:=RIGHT([.N1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0];1)">
            <text:p/>
          </table:table-cell>
          <table:table-cell table:style-name="ce49" table:formula="of:=RIGHT([.P10];1)">
            <text:p/>
          </table:table-cell>
          <table:table-cell table:style-name="ce49" table:formula="of:=RIGHT([.Q10];1)">
            <text:p/>
          </table:table-cell>
          <table:table-cell table:style-name="ce49" table:formula="of:=RIGHT([.R10];1)">
            <text:p/>
          </table:table-cell>
          <table:table-cell table:style-name="ce49" table:formula="of:=RIGHT([.S10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10" calcext:value-type="date">
            <text:p>10/ feb</text:p>
          </table:table-cell>
          <table:table-cell table:style-name="ce145" table:formula="of:=TEXT([.A11];&quot;Ddd&quot;)" office:value-type="string" office:string-value="sre" calcext:value-type="string">
            <text:p>sre</text:p>
          </table:table-cell>
          <table:table-cell table:style-name="ce147" table:number-columns-repeated="15"/>
          <table:table-cell table:style-name="ce216"/>
          <table:table-cell table:style-name="ce147" table:number-columns-repeated="2"/>
          <table:table-cell table:style-name="ce151"/>
          <table:table-cell table:style-name="ce220" table:formula="of:=COUNTIF([.AH11:.AY11];&quot;☻&quot;)" office:value-type="float" office:value="0" calcext:value-type="float">
            <text:p>0</text:p>
          </table:table-cell>
          <table:table-cell table:style-name="ce220" table:formula="of:=COUNTIF([.AH11:.AY11];&quot;☺&quot;)" office:value-type="float" office:value="0" calcext:value-type="float">
            <text:p>0</text:p>
          </table:table-cell>
          <table:table-cell table:style-name="ce220" table:formula="of:=COUNTIF([.C11:.S11];&quot;51&quot;)+COUNTIF([.C11:.S11];&quot;51$&quot;)+COUNTIF([.C11:.S11];&quot;51☻&quot;)" office:value-type="float" office:value="0" calcext:value-type="float">
            <text:p>0</text:p>
          </table:table-cell>
          <table:table-cell table:style-name="ce220" table:formula="of:=COUNTIF([.C11:.S11];&quot;52&quot;)+COUNTIF([.C11:.S11];&quot;52$&quot;)+COUNTIF([.C11:.S11];&quot;52☻&quot;)" office:value-type="float" office:value="0" calcext:value-type="float">
            <text:p>0</text:p>
          </table:table-cell>
          <table:table-cell table:style-name="ce220" table:formula="of:=COUNTIF([.C11:.S11];&quot;51¶&quot;)" office:value-type="float" office:value="0" calcext:value-type="float">
            <text:p>0</text:p>
          </table:table-cell>
          <table:table-cell table:style-name="ce220" table:formula="of:=COUNTIF([.C11:.S11];&quot;52¶&quot;)" office:value-type="float" office:value="0" calcext:value-type="float">
            <text:p>0</text:p>
          </table:table-cell>
          <table:table-cell table:style-name="ce220" table:formula="of:=COUNTIF([.C11:.S11];&quot;U&quot;)+COUNTIF([.C11:.S11];&quot;U☻&quot;)+COUNTIF([.C11:.S11];&quot;U☺&quot;)" office:value-type="float" office:value="0" calcext:value-type="float">
            <text:p>0</text:p>
          </table:table-cell>
          <table:table-cell table:style-name="ce220" table:formula="of:=COUNTIF([.C11:.S11];&quot;KVIT&quot;)+COUNTIF([.C11:.S11];&quot;KVIT☻&quot;)+COUNTIF([.C11:.S11];&quot;kvit$&quot;)" office:value-type="float" office:value="0" calcext:value-type="float">
            <text:p>0</text:p>
          </table:table-cell>
          <table:table-cell table:style-name="ce223" table:formula="of:=COUNTBLANK([.C11:.S11])-3" office:value-type="float" office:value="14" calcext:value-type="float">
            <text:p>14</text:p>
          </table:table-cell>
          <table:table-cell table:style-name="ce225" table:formula="of:=COUNTIF([.C11:.S11];&quot;x&quot;)" office:value-type="float" office:value="0" calcext:value-type="float">
            <text:p>0</text:p>
          </table:table-cell>
          <table:table-cell table:style-name="ce226" table:formula="of:=COUNTIF([.C11:.S11];&quot;51&quot;)+COUNTIF([.C11:.S11];&quot;51☻&quot;)+COUNTIF([.C11:.S11];&quot;2&quot;)+COUNTIF([.C11:.S11];&quot;52&quot;)+COUNTIF([.C11:.S11];&quot;52☻&quot;)+COUNTIF([.C11:.S11];&quot;51$&quot;)+COUNTIF([.C11:.S11];&quot;52$&quot;)" office:value-type="float" office:value="0" calcext:value-type="float">
            <text:p>0</text:p>
          </table:table-cell>
          <table:table-cell table:style-name="ce89" table:formula="of:=[Vzorci_vnosov.$A$11]" office:value-type="string" office:string-value="X" calcext:value-type="string">
            <text:p>X</text:p>
          </table:table-cell>
          <table:table-cell table:style-name="ce49" table:formula="of:=RIGHT([.C11];1)">
            <text:p/>
          </table:table-cell>
          <table:table-cell table:style-name="ce49" table:formula="of:=RIGHT([.D11];1)">
            <text:p/>
          </table:table-cell>
          <table:table-cell table:style-name="ce49" table:formula="of:=RIGHT([.E11];1)">
            <text:p/>
          </table:table-cell>
          <table:table-cell table:style-name="ce49" table:formula="of:=RIGHT([.F11];1)">
            <text:p/>
          </table:table-cell>
          <table:table-cell table:style-name="ce49" table:formula="of:=RIGHT([.G11];1)">
            <text:p/>
          </table:table-cell>
          <table:table-cell table:style-name="ce49" table:formula="of:=RIGHT([.H11];1)">
            <text:p/>
          </table:table-cell>
          <table:table-cell table:style-name="ce49" table:formula="of:=RIGHT([.I11];1)">
            <text:p/>
          </table:table-cell>
          <table:table-cell table:style-name="ce49" table:formula="of:=RIGHT([.J11];1)">
            <text:p/>
          </table:table-cell>
          <table:table-cell table:style-name="ce49" table:formula="of:=RIGHT([.K11];1)">
            <text:p/>
          </table:table-cell>
          <table:table-cell table:style-name="ce49" table:formula="of:=RIGHT([.L11];1)">
            <text:p/>
          </table:table-cell>
          <table:table-cell table:style-name="ce49" table:formula="of:=RIGHT([.M11];1)">
            <text:p/>
          </table:table-cell>
          <table:table-cell table:style-name="ce49" table:formula="of:=RIGHT([.N1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1];1)">
            <text:p/>
          </table:table-cell>
          <table:table-cell table:style-name="ce49" table:formula="of:=RIGHT([.P11];1)">
            <text:p/>
          </table:table-cell>
          <table:table-cell table:style-name="ce49" table:formula="of:=RIGHT([.Q11];1)">
            <text:p/>
          </table:table-cell>
          <table:table-cell table:style-name="ce49" table:formula="of:=RIGHT([.R11];1)">
            <text:p/>
          </table:table-cell>
          <table:table-cell table:style-name="ce49" table:formula="of:=RIGHT([.S11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11" calcext:value-type="date">
            <text:p>11/ feb</text:p>
          </table:table-cell>
          <table:table-cell table:style-name="ce145" table:formula="of:=TEXT([.A12];&quot;Ddd&quot;)" office:value-type="string" office:string-value="čet" calcext:value-type="string">
            <text:p>čet</text:p>
          </table:table-cell>
          <table:table-cell table:style-name="ce147" table:number-columns-repeated="15"/>
          <table:table-cell table:style-name="ce216"/>
          <table:table-cell table:style-name="ce147" table:number-columns-repeated="2"/>
          <table:table-cell table:style-name="ce151"/>
          <table:table-cell table:style-name="ce220" table:formula="of:=COUNTIF([.AH12:.AY12];&quot;☻&quot;)" office:value-type="float" office:value="0" calcext:value-type="float">
            <text:p>0</text:p>
          </table:table-cell>
          <table:table-cell table:style-name="ce220" table:formula="of:=COUNTIF([.AH12:.AY12];&quot;☺&quot;)" office:value-type="float" office:value="0" calcext:value-type="float">
            <text:p>0</text:p>
          </table:table-cell>
          <table:table-cell table:style-name="ce220" table:formula="of:=COUNTIF([.C12:.S12];&quot;51&quot;)+COUNTIF([.C12:.S12];&quot;51$&quot;)+COUNTIF([.C12:.S12];&quot;51☻&quot;)" office:value-type="float" office:value="0" calcext:value-type="float">
            <text:p>0</text:p>
          </table:table-cell>
          <table:table-cell table:style-name="ce220" table:formula="of:=COUNTIF([.C12:.S12];&quot;52&quot;)+COUNTIF([.C12:.S12];&quot;52$&quot;)+COUNTIF([.C12:.S12];&quot;52☻&quot;)" office:value-type="float" office:value="0" calcext:value-type="float">
            <text:p>0</text:p>
          </table:table-cell>
          <table:table-cell table:style-name="ce220" table:formula="of:=COUNTIF([.C12:.S12];&quot;51¶&quot;)" office:value-type="float" office:value="0" calcext:value-type="float">
            <text:p>0</text:p>
          </table:table-cell>
          <table:table-cell table:style-name="ce220" table:formula="of:=COUNTIF([.C12:.S12];&quot;52¶&quot;)" office:value-type="float" office:value="0" calcext:value-type="float">
            <text:p>0</text:p>
          </table:table-cell>
          <table:table-cell table:style-name="ce220" table:formula="of:=COUNTIF([.C12:.S12];&quot;U&quot;)+COUNTIF([.C12:.S12];&quot;U☻&quot;)+COUNTIF([.C12:.S12];&quot;U☺&quot;)" office:value-type="float" office:value="0" calcext:value-type="float">
            <text:p>0</text:p>
          </table:table-cell>
          <table:table-cell table:style-name="ce220" table:formula="of:=COUNTIF([.C12:.S12];&quot;KVIT&quot;)+COUNTIF([.C12:.S12];&quot;KVIT☻&quot;)+COUNTIF([.C12:.S12];&quot;kvit$&quot;)" office:value-type="float" office:value="0" calcext:value-type="float">
            <text:p>0</text:p>
          </table:table-cell>
          <table:table-cell table:style-name="ce223" table:formula="of:=COUNTBLANK([.C12:.S12])-3" office:value-type="float" office:value="14" calcext:value-type="float">
            <text:p>14</text:p>
          </table:table-cell>
          <table:table-cell table:style-name="ce225" table:formula="of:=COUNTIF([.C12:.S12];&quot;x&quot;)" office:value-type="float" office:value="0" calcext:value-type="float">
            <text:p>0</text:p>
          </table:table-cell>
          <table:table-cell table:style-name="ce226" table:formula="of:=COUNTIF([.C12:.S12];&quot;51&quot;)+COUNTIF([.C12:.S12];&quot;51☻&quot;)+COUNTIF([.C12:.S12];&quot;2&quot;)+COUNTIF([.C12:.S12];&quot;52&quot;)+COUNTIF([.C12:.S12];&quot;52☻&quot;)+COUNTIF([.C12:.S12];&quot;51$&quot;)+COUNTIF([.C12:.S12];&quot;52$&quot;)" office:value-type="float" office:value="0" calcext:value-type="float">
            <text:p>0</text:p>
          </table:table-cell>
          <table:table-cell table:style-name="ce87" table:formula="of:=[Vzorci_vnosov.$A$12]" office:value-type="string" office:string-value="D" calcext:value-type="string">
            <text:p>D</text:p>
          </table:table-cell>
          <table:table-cell table:style-name="ce49" table:formula="of:=RIGHT([.C12];1)">
            <text:p/>
          </table:table-cell>
          <table:table-cell table:style-name="ce49" table:formula="of:=RIGHT([.D12];1)">
            <text:p/>
          </table:table-cell>
          <table:table-cell table:style-name="ce49" table:formula="of:=RIGHT([.E12];1)">
            <text:p/>
          </table:table-cell>
          <table:table-cell table:style-name="ce49" table:formula="of:=RIGHT([.F12];1)">
            <text:p/>
          </table:table-cell>
          <table:table-cell table:style-name="ce49" table:formula="of:=RIGHT([.G12];1)">
            <text:p/>
          </table:table-cell>
          <table:table-cell table:style-name="ce49" table:formula="of:=RIGHT([.H12];1)">
            <text:p/>
          </table:table-cell>
          <table:table-cell table:style-name="ce49" table:formula="of:=RIGHT([.I12];1)">
            <text:p/>
          </table:table-cell>
          <table:table-cell table:style-name="ce49" table:formula="of:=RIGHT([.J12];1)">
            <text:p/>
          </table:table-cell>
          <table:table-cell table:style-name="ce49" table:formula="of:=RIGHT([.K12];1)">
            <text:p/>
          </table:table-cell>
          <table:table-cell table:style-name="ce49" table:formula="of:=RIGHT([.L12];1)">
            <text:p/>
          </table:table-cell>
          <table:table-cell table:style-name="ce49" table:formula="of:=RIGHT([.M12];1)">
            <text:p/>
          </table:table-cell>
          <table:table-cell table:style-name="ce49" table:formula="of:=RIGHT([.N1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2];1)">
            <text:p/>
          </table:table-cell>
          <table:table-cell table:style-name="ce49" table:formula="of:=RIGHT([.P12];1)">
            <text:p/>
          </table:table-cell>
          <table:table-cell table:style-name="ce49" table:formula="of:=RIGHT([.Q12];1)">
            <text:p/>
          </table:table-cell>
          <table:table-cell table:style-name="ce49" table:formula="of:=RIGHT([.R12];1)">
            <text:p/>
          </table:table-cell>
          <table:table-cell table:style-name="ce49" table:formula="of:=RIGHT([.S12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12" calcext:value-type="date">
            <text:p>12/ feb</text:p>
          </table:table-cell>
          <table:table-cell table:style-name="ce145" table:formula="of:=TEXT([.A13];&quot;Ddd&quot;)" office:value-type="string" office:string-value="pet" calcext:value-type="string">
            <text:p>pet</text:p>
          </table:table-cell>
          <table:table-cell table:style-name="ce147" table:number-columns-repeated="15"/>
          <table:table-cell table:style-name="ce216"/>
          <table:table-cell table:style-name="ce147" table:number-columns-repeated="2"/>
          <table:table-cell table:style-name="ce151"/>
          <table:table-cell table:style-name="ce220" table:formula="of:=COUNTIF([.AH13:.AY13];&quot;☻&quot;)" office:value-type="float" office:value="0" calcext:value-type="float">
            <text:p>0</text:p>
          </table:table-cell>
          <table:table-cell table:style-name="ce220" table:formula="of:=COUNTIF([.AH13:.AY13];&quot;☺&quot;)" office:value-type="float" office:value="0" calcext:value-type="float">
            <text:p>0</text:p>
          </table:table-cell>
          <table:table-cell table:style-name="ce220" table:formula="of:=COUNTIF([.C13:.S13];&quot;51&quot;)+COUNTIF([.C13:.S13];&quot;51$&quot;)+COUNTIF([.C13:.S13];&quot;51☻&quot;)" office:value-type="float" office:value="0" calcext:value-type="float">
            <text:p>0</text:p>
          </table:table-cell>
          <table:table-cell table:style-name="ce220" table:formula="of:=COUNTIF([.C13:.S13];&quot;52&quot;)+COUNTIF([.C13:.S13];&quot;52$&quot;)+COUNTIF([.C13:.S13];&quot;52☻&quot;)" office:value-type="float" office:value="0" calcext:value-type="float">
            <text:p>0</text:p>
          </table:table-cell>
          <table:table-cell table:style-name="ce220" table:formula="of:=COUNTIF([.C13:.S13];&quot;51¶&quot;)" office:value-type="float" office:value="0" calcext:value-type="float">
            <text:p>0</text:p>
          </table:table-cell>
          <table:table-cell table:style-name="ce220" table:formula="of:=COUNTIF([.C13:.S13];&quot;52¶&quot;)" office:value-type="float" office:value="0" calcext:value-type="float">
            <text:p>0</text:p>
          </table:table-cell>
          <table:table-cell table:style-name="ce220" table:formula="of:=COUNTIF([.C13:.S13];&quot;U&quot;)+COUNTIF([.C13:.S13];&quot;U☻&quot;)+COUNTIF([.C13:.S13];&quot;U☺&quot;)" office:value-type="float" office:value="0" calcext:value-type="float">
            <text:p>0</text:p>
          </table:table-cell>
          <table:table-cell table:style-name="ce220" table:formula="of:=COUNTIF([.C13:.S13];&quot;KVIT&quot;)+COUNTIF([.C13:.S13];&quot;KVIT☻&quot;)+COUNTIF([.C13:.S13];&quot;kvit$&quot;)" office:value-type="float" office:value="0" calcext:value-type="float">
            <text:p>0</text:p>
          </table:table-cell>
          <table:table-cell table:style-name="ce223" table:formula="of:=COUNTBLANK([.C13:.S13])-3" office:value-type="float" office:value="14" calcext:value-type="float">
            <text:p>14</text:p>
          </table:table-cell>
          <table:table-cell table:style-name="ce225" table:formula="of:=COUNTIF([.C13:.S13];&quot;x&quot;)" office:value-type="float" office:value="0" calcext:value-type="float">
            <text:p>0</text:p>
          </table:table-cell>
          <table:table-cell table:style-name="ce226" table:formula="of:=COUNTIF([.C13:.S13];&quot;51&quot;)+COUNTIF([.C13:.S13];&quot;51☻&quot;)+COUNTIF([.C13:.S13];&quot;2&quot;)+COUNTIF([.C13:.S13];&quot;52&quot;)+COUNTIF([.C13:.S13];&quot;52☻&quot;)+COUNTIF([.C13:.S13];&quot;51$&quot;)+COUNTIF([.C13:.S13];&quot;52$&quot;)" office:value-type="float" office:value="0" calcext:value-type="float">
            <text:p>0</text:p>
          </table:table-cell>
          <table:table-cell table:style-name="ce87" table:formula="of:=[Vzorci_vnosov.$A$13]" office:value-type="string" office:string-value="BOL" calcext:value-type="string">
            <text:p>BOL</text:p>
          </table:table-cell>
          <table:table-cell table:style-name="ce49" table:formula="of:=RIGHT([.C13];1)">
            <text:p/>
          </table:table-cell>
          <table:table-cell table:style-name="ce49" table:formula="of:=RIGHT([.D13];1)">
            <text:p/>
          </table:table-cell>
          <table:table-cell table:style-name="ce49" table:formula="of:=RIGHT([.E13];1)">
            <text:p/>
          </table:table-cell>
          <table:table-cell table:style-name="ce49" table:formula="of:=RIGHT([.F13];1)">
            <text:p/>
          </table:table-cell>
          <table:table-cell table:style-name="ce49" table:formula="of:=RIGHT([.G13];1)">
            <text:p/>
          </table:table-cell>
          <table:table-cell table:style-name="ce49" table:formula="of:=RIGHT([.H13];1)">
            <text:p/>
          </table:table-cell>
          <table:table-cell table:style-name="ce49" table:formula="of:=RIGHT([.I13];1)">
            <text:p/>
          </table:table-cell>
          <table:table-cell table:style-name="ce49" table:formula="of:=RIGHT([.J13];1)">
            <text:p/>
          </table:table-cell>
          <table:table-cell table:style-name="ce49" table:formula="of:=RIGHT([.K13];1)">
            <text:p/>
          </table:table-cell>
          <table:table-cell table:style-name="ce49" table:formula="of:=RIGHT([.L13];1)">
            <text:p/>
          </table:table-cell>
          <table:table-cell table:style-name="ce49" table:formula="of:=RIGHT([.M13];1)">
            <text:p/>
          </table:table-cell>
          <table:table-cell table:style-name="ce49" table:formula="of:=RIGHT([.N1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3];1)">
            <text:p/>
          </table:table-cell>
          <table:table-cell table:style-name="ce49" table:formula="of:=RIGHT([.P13];1)">
            <text:p/>
          </table:table-cell>
          <table:table-cell table:style-name="ce49" table:formula="of:=RIGHT([.Q13];1)">
            <text:p/>
          </table:table-cell>
          <table:table-cell table:style-name="ce49" table:formula="of:=RIGHT([.R13];1)">
            <text:p/>
          </table:table-cell>
          <table:table-cell table:style-name="ce49" table:formula="of:=RIGHT([.S13];1)">
            <text:p/>
          </table:table-cell>
          <table:table-cell/>
          <table:table-cell office:value-type="string" calcext:value-type="string">
            <text:p>MI/ŠT</text:p>
          </table:table-cell>
          <table:table-cell table:number-columns-repeated="11"/>
        </table:table-row>
        <table:table-row table:style-name="ro4">
          <table:table-cell table:style-name="ce144" office:value-type="date" office:date-value="2021-02-13" calcext:value-type="date">
            <text:p>13/ feb</text:p>
          </table:table-cell>
          <table:table-cell table:style-name="ce145" table:formula="of:=TEXT([.A14];&quot;Ddd&quot;)" office:value-type="string" office:string-value="sob" calcext:value-type="string">
            <text:p>sob</text:p>
          </table:table-cell>
          <table:table-cell table:style-name="ce147" table:number-columns-repeated="15"/>
          <table:table-cell table:style-name="ce199"/>
          <table:table-cell table:style-name="ce147" table:number-columns-repeated="2"/>
          <table:table-cell table:style-name="ce151"/>
          <table:table-cell table:style-name="ce220" table:formula="of:=COUNTIF([.AH14:.AY14];&quot;☻&quot;)" office:value-type="float" office:value="0" calcext:value-type="float">
            <text:p>0</text:p>
          </table:table-cell>
          <table:table-cell table:style-name="ce220" table:formula="of:=COUNTIF([.AH14:.AY14];&quot;☺&quot;)" office:value-type="float" office:value="0" calcext:value-type="float">
            <text:p>0</text:p>
          </table:table-cell>
          <table:table-cell table:style-name="ce220" table:formula="of:=COUNTIF([.C14:.S14];&quot;51&quot;)+COUNTIF([.C14:.S14];&quot;51$&quot;)+COUNTIF([.C14:.S14];&quot;51☻&quot;)" office:value-type="float" office:value="0" calcext:value-type="float">
            <text:p>0</text:p>
          </table:table-cell>
          <table:table-cell table:style-name="ce220" table:formula="of:=COUNTIF([.C14:.S14];&quot;52&quot;)+COUNTIF([.C14:.S14];&quot;52$&quot;)+COUNTIF([.C14:.S14];&quot;52☻&quot;)" office:value-type="float" office:value="0" calcext:value-type="float">
            <text:p>0</text:p>
          </table:table-cell>
          <table:table-cell table:style-name="ce220" table:formula="of:=COUNTIF([.C14:.S14];&quot;51¶&quot;)" office:value-type="float" office:value="0" calcext:value-type="float">
            <text:p>0</text:p>
          </table:table-cell>
          <table:table-cell table:style-name="ce220" table:formula="of:=COUNTIF([.C14:.S14];&quot;52¶&quot;)" office:value-type="float" office:value="0" calcext:value-type="float">
            <text:p>0</text:p>
          </table:table-cell>
          <table:table-cell table:style-name="ce220" table:formula="of:=COUNTIF([.C14:.S14];&quot;U&quot;)+COUNTIF([.C14:.S14];&quot;U☻&quot;)+COUNTIF([.C14:.S14];&quot;U☺&quot;)" office:value-type="float" office:value="0" calcext:value-type="float">
            <text:p>0</text:p>
          </table:table-cell>
          <table:table-cell table:style-name="ce220" table:formula="of:=COUNTIF([.C14:.S14];&quot;KVIT&quot;)+COUNTIF([.C14:.S14];&quot;KVIT☻&quot;)+COUNTIF([.C14:.S14];&quot;kvit$&quot;)" office:value-type="float" office:value="0" calcext:value-type="float">
            <text:p>0</text:p>
          </table:table-cell>
          <table:table-cell table:style-name="ce223" table:formula="of:=COUNTBLANK([.C14:.S14])-3" office:value-type="float" office:value="14" calcext:value-type="float">
            <text:p>14</text:p>
          </table:table-cell>
          <table:table-cell table:style-name="ce225" table:formula="of:=COUNTIF([.C14:.S14];&quot;x&quot;)" office:value-type="float" office:value="0" calcext:value-type="float">
            <text:p>0</text:p>
          </table:table-cell>
          <table:table-cell table:style-name="ce226" table:formula="of:=COUNTIF([.C14:.S14];&quot;51&quot;)+COUNTIF([.C14:.S14];&quot;51☻&quot;)+COUNTIF([.C14:.S14];&quot;2&quot;)+COUNTIF([.C14:.S14];&quot;52&quot;)+COUNTIF([.C14:.S14];&quot;52☻&quot;)+COUNTIF([.C14:.S14];&quot;51$&quot;)+COUNTIF([.C14:.S14];&quot;52$&quot;)" office:value-type="float" office:value="0" calcext:value-type="float">
            <text:p>0</text:p>
          </table:table-cell>
          <table:table-cell table:style-name="ce90" table:formula="of:=[Vzorci_vnosov.$A$14]" office:value-type="string" office:string-value="☻" calcext:value-type="string">
            <text:p>☻</text:p>
          </table:table-cell>
          <table:table-cell table:style-name="ce49" table:formula="of:=RIGHT([.C14];1)">
            <text:p/>
          </table:table-cell>
          <table:table-cell table:style-name="ce49" table:formula="of:=RIGHT([.D14];1)">
            <text:p/>
          </table:table-cell>
          <table:table-cell table:style-name="ce49" table:formula="of:=RIGHT([.E14];1)">
            <text:p/>
          </table:table-cell>
          <table:table-cell table:style-name="ce49" table:formula="of:=RIGHT([.F14];1)">
            <text:p/>
          </table:table-cell>
          <table:table-cell table:style-name="ce49" table:formula="of:=RIGHT([.G14];1)">
            <text:p/>
          </table:table-cell>
          <table:table-cell table:style-name="ce49" table:formula="of:=RIGHT([.H14];1)">
            <text:p/>
          </table:table-cell>
          <table:table-cell table:style-name="ce49" table:formula="of:=RIGHT([.I14];1)">
            <text:p/>
          </table:table-cell>
          <table:table-cell table:style-name="ce49" table:formula="of:=RIGHT([.J14];1)">
            <text:p/>
          </table:table-cell>
          <table:table-cell table:style-name="ce49" table:formula="of:=RIGHT([.K14];1)">
            <text:p/>
          </table:table-cell>
          <table:table-cell table:style-name="ce49" table:formula="of:=RIGHT([.L14];1)">
            <text:p/>
          </table:table-cell>
          <table:table-cell table:style-name="ce49" table:formula="of:=RIGHT([.M14];1)">
            <text:p/>
          </table:table-cell>
          <table:table-cell table:style-name="ce49" table:formula="of:=RIGHT([.N1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4];1)">
            <text:p/>
          </table:table-cell>
          <table:table-cell table:style-name="ce49" table:formula="of:=RIGHT([.P14];1)">
            <text:p/>
          </table:table-cell>
          <table:table-cell table:style-name="ce49" table:formula="of:=RIGHT([.Q14];1)">
            <text:p/>
          </table:table-cell>
          <table:table-cell table:style-name="ce49" table:formula="of:=RIGHT([.R14];1)">
            <text:p/>
          </table:table-cell>
          <table:table-cell table:style-name="ce49" table:formula="of:=RIGHT([.S14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14" calcext:value-type="date">
            <text:p>14/ feb</text:p>
          </table:table-cell>
          <table:table-cell table:style-name="ce145" table:formula="of:=TEXT([.A15];&quot;Ddd&quot;)" office:value-type="string" office:string-value="ned" calcext:value-type="string">
            <text:p>ned</text:p>
          </table:table-cell>
          <table:table-cell table:style-name="ce147" table:number-columns-repeated="15"/>
          <table:table-cell table:style-name="ce199"/>
          <table:table-cell table:style-name="ce147" table:number-columns-repeated="2"/>
          <table:table-cell table:style-name="ce151"/>
          <table:table-cell table:style-name="ce220" table:formula="of:=COUNTIF([.AH15:.AY15];&quot;☻&quot;)" office:value-type="float" office:value="0" calcext:value-type="float">
            <text:p>0</text:p>
          </table:table-cell>
          <table:table-cell table:style-name="ce220" table:formula="of:=COUNTIF([.AH15:.AY15];&quot;☺&quot;)" office:value-type="float" office:value="0" calcext:value-type="float">
            <text:p>0</text:p>
          </table:table-cell>
          <table:table-cell table:style-name="ce220" table:formula="of:=COUNTIF([.C15:.S15];&quot;51&quot;)+COUNTIF([.C15:.S15];&quot;51$&quot;)+COUNTIF([.C15:.S15];&quot;51☻&quot;)" office:value-type="float" office:value="0" calcext:value-type="float">
            <text:p>0</text:p>
          </table:table-cell>
          <table:table-cell table:style-name="ce220" table:formula="of:=COUNTIF([.C15:.S15];&quot;52&quot;)+COUNTIF([.C15:.S15];&quot;52$&quot;)+COUNTIF([.C15:.S15];&quot;52☻&quot;)" office:value-type="float" office:value="0" calcext:value-type="float">
            <text:p>0</text:p>
          </table:table-cell>
          <table:table-cell table:style-name="ce220" table:formula="of:=COUNTIF([.C15:.S15];&quot;51¶&quot;)" office:value-type="float" office:value="0" calcext:value-type="float">
            <text:p>0</text:p>
          </table:table-cell>
          <table:table-cell table:style-name="ce220" table:formula="of:=COUNTIF([.C15:.S15];&quot;52¶&quot;)" office:value-type="float" office:value="0" calcext:value-type="float">
            <text:p>0</text:p>
          </table:table-cell>
          <table:table-cell table:style-name="ce220" table:formula="of:=COUNTIF([.C15:.S15];&quot;U&quot;)+COUNTIF([.C15:.S15];&quot;U☻&quot;)+COUNTIF([.C15:.S15];&quot;U☺&quot;)" office:value-type="float" office:value="0" calcext:value-type="float">
            <text:p>0</text:p>
          </table:table-cell>
          <table:table-cell table:style-name="ce220" table:formula="of:=COUNTIF([.C15:.S15];&quot;KVIT&quot;)+COUNTIF([.C15:.S15];&quot;KVIT☻&quot;)+COUNTIF([.C15:.S15];&quot;kvit$&quot;)" office:value-type="float" office:value="0" calcext:value-type="float">
            <text:p>0</text:p>
          </table:table-cell>
          <table:table-cell table:style-name="ce223" table:formula="of:=COUNTBLANK([.C15:.S15])-3" office:value-type="float" office:value="14" calcext:value-type="float">
            <text:p>14</text:p>
          </table:table-cell>
          <table:table-cell table:style-name="ce225" table:formula="of:=COUNTIF([.C15:.S15];&quot;x&quot;)" office:value-type="float" office:value="0" calcext:value-type="float">
            <text:p>0</text:p>
          </table:table-cell>
          <table:table-cell table:style-name="ce226" table:formula="of:=COUNTIF([.C15:.S15];&quot;51&quot;)+COUNTIF([.C15:.S15];&quot;51☻&quot;)+COUNTIF([.C15:.S15];&quot;2&quot;)+COUNTIF([.C15:.S15];&quot;52&quot;)+COUNTIF([.C15:.S15];&quot;52☻&quot;)+COUNTIF([.C15:.S15];&quot;51$&quot;)+COUNTIF([.C15:.S15];&quot;52$&quot;)" office:value-type="float" office:value="0" calcext:value-type="float">
            <text:p>0</text:p>
          </table:table-cell>
          <table:table-cell table:style-name="ce87" table:formula="of:=[Vzorci_vnosov.$A$15]" office:value-type="string" office:string-value="SO" calcext:value-type="string">
            <text:p>SO</text:p>
          </table:table-cell>
          <table:table-cell table:style-name="ce49" table:formula="of:=RIGHT([.C15];1)">
            <text:p/>
          </table:table-cell>
          <table:table-cell table:style-name="ce49" table:formula="of:=RIGHT([.D15];1)">
            <text:p/>
          </table:table-cell>
          <table:table-cell table:style-name="ce49" table:formula="of:=RIGHT([.E15];1)">
            <text:p/>
          </table:table-cell>
          <table:table-cell table:style-name="ce49" table:formula="of:=RIGHT([.F15];1)">
            <text:p/>
          </table:table-cell>
          <table:table-cell table:style-name="ce49" table:formula="of:=RIGHT([.G15];1)">
            <text:p/>
          </table:table-cell>
          <table:table-cell table:style-name="ce49" table:formula="of:=RIGHT([.H15];1)">
            <text:p/>
          </table:table-cell>
          <table:table-cell table:style-name="ce49" table:formula="of:=RIGHT([.I15];1)">
            <text:p/>
          </table:table-cell>
          <table:table-cell table:style-name="ce49" table:formula="of:=RIGHT([.J15];1)">
            <text:p/>
          </table:table-cell>
          <table:table-cell table:style-name="ce49" table:formula="of:=RIGHT([.K15];1)">
            <text:p/>
          </table:table-cell>
          <table:table-cell table:style-name="ce49" table:formula="of:=RIGHT([.L15];1)">
            <text:p/>
          </table:table-cell>
          <table:table-cell table:style-name="ce49" table:formula="of:=RIGHT([.M15];1)">
            <text:p/>
          </table:table-cell>
          <table:table-cell table:style-name="ce49" table:formula="of:=RIGHT([.N1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5];1)">
            <text:p/>
          </table:table-cell>
          <table:table-cell table:style-name="ce49" table:formula="of:=RIGHT([.P15];1)">
            <text:p/>
          </table:table-cell>
          <table:table-cell table:style-name="ce49" table:formula="of:=RIGHT([.Q15];1)">
            <text:p/>
          </table:table-cell>
          <table:table-cell table:style-name="ce49" table:formula="of:=RIGHT([.R15];1)">
            <text:p/>
          </table:table-cell>
          <table:table-cell table:style-name="ce49" table:formula="of:=RIGHT([.S15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15" calcext:value-type="date">
            <text:p>15/ feb</text:p>
          </table:table-cell>
          <table:table-cell table:style-name="ce145" table:formula="of:=TEXT([.A16];&quot;Ddd&quot;)" office:value-type="string" office:string-value="pon" calcext:value-type="string">
            <text:p>pon</text:p>
          </table:table-cell>
          <table:table-cell table:style-name="ce147" table:number-columns-repeated="15"/>
          <table:table-cell table:style-name="ce199"/>
          <table:table-cell table:style-name="ce147" table:number-columns-repeated="2"/>
          <table:table-cell table:style-name="ce151"/>
          <table:table-cell table:style-name="ce220" table:formula="of:=COUNTIF([.AH16:.AY16];&quot;☻&quot;)" office:value-type="float" office:value="0" calcext:value-type="float">
            <text:p>0</text:p>
          </table:table-cell>
          <table:table-cell table:style-name="ce220" table:formula="of:=COUNTIF([.AH16:.AY16];&quot;☺&quot;)" office:value-type="float" office:value="0" calcext:value-type="float">
            <text:p>0</text:p>
          </table:table-cell>
          <table:table-cell table:style-name="ce220" table:formula="of:=COUNTIF([.C16:.S16];&quot;51&quot;)+COUNTIF([.C16:.S16];&quot;51$&quot;)+COUNTIF([.C16:.S16];&quot;51☻&quot;)" office:value-type="float" office:value="0" calcext:value-type="float">
            <text:p>0</text:p>
          </table:table-cell>
          <table:table-cell table:style-name="ce220" table:formula="of:=COUNTIF([.C16:.S16];&quot;52&quot;)+COUNTIF([.C16:.S16];&quot;52$&quot;)+COUNTIF([.C16:.S16];&quot;52☻&quot;)" office:value-type="float" office:value="0" calcext:value-type="float">
            <text:p>0</text:p>
          </table:table-cell>
          <table:table-cell table:style-name="ce220" table:formula="of:=COUNTIF([.C16:.S16];&quot;51¶&quot;)" office:value-type="float" office:value="0" calcext:value-type="float">
            <text:p>0</text:p>
          </table:table-cell>
          <table:table-cell table:style-name="ce220" table:formula="of:=COUNTIF([.C16:.S16];&quot;52¶&quot;)" office:value-type="float" office:value="0" calcext:value-type="float">
            <text:p>0</text:p>
          </table:table-cell>
          <table:table-cell table:style-name="ce220" table:formula="of:=COUNTIF([.C16:.S16];&quot;U&quot;)+COUNTIF([.C16:.S16];&quot;U☻&quot;)+COUNTIF([.C16:.S16];&quot;U☺&quot;)" office:value-type="float" office:value="0" calcext:value-type="float">
            <text:p>0</text:p>
          </table:table-cell>
          <table:table-cell table:style-name="ce220" table:formula="of:=COUNTIF([.C16:.S16];&quot;KVIT&quot;)+COUNTIF([.C16:.S16];&quot;KVIT☻&quot;)+COUNTIF([.C16:.S16];&quot;kvit$&quot;)" office:value-type="float" office:value="0" calcext:value-type="float">
            <text:p>0</text:p>
          </table:table-cell>
          <table:table-cell table:style-name="ce223" table:formula="of:=COUNTBLANK([.C16:.S16])-3" office:value-type="float" office:value="14" calcext:value-type="float">
            <text:p>14</text:p>
          </table:table-cell>
          <table:table-cell table:style-name="ce225" table:formula="of:=COUNTIF([.C16:.S16];&quot;x&quot;)" office:value-type="float" office:value="0" calcext:value-type="float">
            <text:p>0</text:p>
          </table:table-cell>
          <table:table-cell table:style-name="ce226" table:formula="of:=COUNTIF([.C16:.S16];&quot;51&quot;)+COUNTIF([.C16:.S16];&quot;51☻&quot;)+COUNTIF([.C16:.S16];&quot;2&quot;)+COUNTIF([.C16:.S16];&quot;52&quot;)+COUNTIF([.C16:.S16];&quot;52☻&quot;)+COUNTIF([.C16:.S16];&quot;51$&quot;)+COUNTIF([.C16:.S16];&quot;52$&quot;)" office:value-type="float" office:value="0" calcext:value-type="float">
            <text:p>0</text:p>
          </table:table-cell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49" table:formula="of:=RIGHT([.C16];1)">
            <text:p/>
          </table:table-cell>
          <table:table-cell table:style-name="ce49" table:formula="of:=RIGHT([.D16];1)">
            <text:p/>
          </table:table-cell>
          <table:table-cell table:style-name="ce49" table:formula="of:=RIGHT([.E16];1)">
            <text:p/>
          </table:table-cell>
          <table:table-cell table:style-name="ce49" table:formula="of:=RIGHT([.F16];1)">
            <text:p/>
          </table:table-cell>
          <table:table-cell table:style-name="ce49" table:formula="of:=RIGHT([.G16];1)">
            <text:p/>
          </table:table-cell>
          <table:table-cell table:style-name="ce49" table:formula="of:=RIGHT([.H16];1)">
            <text:p/>
          </table:table-cell>
          <table:table-cell table:style-name="ce49" table:formula="of:=RIGHT([.I16];1)">
            <text:p/>
          </table:table-cell>
          <table:table-cell table:style-name="ce49" table:formula="of:=RIGHT([.J16];1)">
            <text:p/>
          </table:table-cell>
          <table:table-cell table:style-name="ce49" table:formula="of:=RIGHT([.K16];1)">
            <text:p/>
          </table:table-cell>
          <table:table-cell table:style-name="ce49" table:formula="of:=RIGHT([.L16];1)">
            <text:p/>
          </table:table-cell>
          <table:table-cell table:style-name="ce49" table:formula="of:=RIGHT([.M16];1)">
            <text:p/>
          </table:table-cell>
          <table:table-cell table:style-name="ce49" table:formula="of:=RIGHT([.N1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6];1)">
            <text:p/>
          </table:table-cell>
          <table:table-cell table:style-name="ce49" table:formula="of:=RIGHT([.P16];1)">
            <text:p/>
          </table:table-cell>
          <table:table-cell table:style-name="ce49" table:formula="of:=RIGHT([.Q16];1)">
            <text:p/>
          </table:table-cell>
          <table:table-cell table:style-name="ce49" table:formula="of:=RIGHT([.R16];1)">
            <text:p/>
          </table:table-cell>
          <table:table-cell table:style-name="ce49" table:formula="of:=RIGHT([.S16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16" calcext:value-type="date">
            <text:p>16/ feb</text:p>
          </table:table-cell>
          <table:table-cell table:style-name="ce145" table:formula="of:=TEXT([.A17];&quot;Ddd&quot;)" office:value-type="string" office:string-value="tor" calcext:value-type="string">
            <text:p>tor</text:p>
          </table:table-cell>
          <table:table-cell table:style-name="ce147" table:number-columns-repeated="15"/>
          <table:table-cell table:style-name="ce199"/>
          <table:table-cell table:style-name="ce147" table:number-columns-repeated="2"/>
          <table:table-cell table:style-name="ce151"/>
          <table:table-cell table:style-name="ce220" table:formula="of:=COUNTIF([.AH17:.AY17];&quot;☻&quot;)" office:value-type="float" office:value="0" calcext:value-type="float">
            <text:p>0</text:p>
          </table:table-cell>
          <table:table-cell table:style-name="ce220" table:formula="of:=COUNTIF([.AH17:.AY17];&quot;☺&quot;)" office:value-type="float" office:value="0" calcext:value-type="float">
            <text:p>0</text:p>
          </table:table-cell>
          <table:table-cell table:style-name="ce220" table:formula="of:=COUNTIF([.C17:.S17];&quot;51&quot;)+COUNTIF([.C17:.S17];&quot;51$&quot;)+COUNTIF([.C17:.S17];&quot;51☻&quot;)" office:value-type="float" office:value="0" calcext:value-type="float">
            <text:p>0</text:p>
          </table:table-cell>
          <table:table-cell table:style-name="ce220" table:formula="of:=COUNTIF([.C17:.S17];&quot;52&quot;)+COUNTIF([.C17:.S17];&quot;52$&quot;)+COUNTIF([.C17:.S17];&quot;52☻&quot;)" office:value-type="float" office:value="0" calcext:value-type="float">
            <text:p>0</text:p>
          </table:table-cell>
          <table:table-cell table:style-name="ce220" table:formula="of:=COUNTIF([.C17:.S17];&quot;51¶&quot;)" office:value-type="float" office:value="0" calcext:value-type="float">
            <text:p>0</text:p>
          </table:table-cell>
          <table:table-cell table:style-name="ce220" table:formula="of:=COUNTIF([.C17:.S17];&quot;52¶&quot;)" office:value-type="float" office:value="0" calcext:value-type="float">
            <text:p>0</text:p>
          </table:table-cell>
          <table:table-cell table:style-name="ce220" table:formula="of:=COUNTIF([.C17:.S17];&quot;U&quot;)+COUNTIF([.C17:.S17];&quot;U☻&quot;)+COUNTIF([.C17:.S17];&quot;U☺&quot;)" office:value-type="float" office:value="0" calcext:value-type="float">
            <text:p>0</text:p>
          </table:table-cell>
          <table:table-cell table:style-name="ce220" table:formula="of:=COUNTIF([.C17:.S17];&quot;KVIT&quot;)+COUNTIF([.C17:.S17];&quot;KVIT☻&quot;)+COUNTIF([.C17:.S17];&quot;kvit$&quot;)" office:value-type="float" office:value="0" calcext:value-type="float">
            <text:p>0</text:p>
          </table:table-cell>
          <table:table-cell table:style-name="ce223" table:formula="of:=COUNTBLANK([.C17:.S17])-3" office:value-type="float" office:value="14" calcext:value-type="float">
            <text:p>14</text:p>
          </table:table-cell>
          <table:table-cell table:style-name="ce225" table:formula="of:=COUNTIF([.C17:.S17];&quot;x&quot;)" office:value-type="float" office:value="0" calcext:value-type="float">
            <text:p>0</text:p>
          </table:table-cell>
          <table:table-cell table:style-name="ce226" table:formula="of:=COUNTIF([.C17:.S17];&quot;51&quot;)+COUNTIF([.C17:.S17];&quot;51☻&quot;)+COUNTIF([.C17:.S17];&quot;2&quot;)+COUNTIF([.C17:.S17];&quot;52&quot;)+COUNTIF([.C17:.S17];&quot;52☻&quot;)+COUNTIF([.C17:.S17];&quot;51$&quot;)+COUNTIF([.C17:.S17];&quot;52$&quot;)" office:value-type="float" office:value="0" calcext:value-type="float">
            <text:p>0</text:p>
          </table:table-cell>
          <table:table-cell table:style-name="ce91" table:formula="of:=[Vzorci_vnosov.$A$17]" office:value-type="string" office:string-value="51$" calcext:value-type="string">
            <text:p>51$</text:p>
          </table:table-cell>
          <table:table-cell table:style-name="ce49" table:formula="of:=RIGHT([.C17];1)">
            <text:p/>
          </table:table-cell>
          <table:table-cell table:style-name="ce49" table:formula="of:=RIGHT([.D17];1)">
            <text:p/>
          </table:table-cell>
          <table:table-cell table:style-name="ce49" table:formula="of:=RIGHT([.E17];1)">
            <text:p/>
          </table:table-cell>
          <table:table-cell table:style-name="ce49" table:formula="of:=RIGHT([.F17];1)">
            <text:p/>
          </table:table-cell>
          <table:table-cell table:style-name="ce49" table:formula="of:=RIGHT([.G17];1)">
            <text:p/>
          </table:table-cell>
          <table:table-cell table:style-name="ce49" table:formula="of:=RIGHT([.H17];1)">
            <text:p/>
          </table:table-cell>
          <table:table-cell table:style-name="ce49" table:formula="of:=RIGHT([.I17];1)">
            <text:p/>
          </table:table-cell>
          <table:table-cell table:style-name="ce49" table:formula="of:=RIGHT([.J17];1)">
            <text:p/>
          </table:table-cell>
          <table:table-cell table:style-name="ce49" table:formula="of:=RIGHT([.K17];1)">
            <text:p/>
          </table:table-cell>
          <table:table-cell table:style-name="ce49" table:formula="of:=RIGHT([.L17];1)">
            <text:p/>
          </table:table-cell>
          <table:table-cell table:style-name="ce49" table:formula="of:=RIGHT([.M17];1)">
            <text:p/>
          </table:table-cell>
          <table:table-cell table:style-name="ce49" table:formula="of:=RIGHT([.N1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7];1)">
            <text:p/>
          </table:table-cell>
          <table:table-cell table:style-name="ce49" table:formula="of:=RIGHT([.P17];1)">
            <text:p/>
          </table:table-cell>
          <table:table-cell table:style-name="ce49" table:formula="of:=RIGHT([.Q17];1)">
            <text:p/>
          </table:table-cell>
          <table:table-cell table:style-name="ce49" table:formula="of:=RIGHT([.R17];1)">
            <text:p/>
          </table:table-cell>
          <table:table-cell table:style-name="ce49" table:formula="of:=RIGHT([.S17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17" calcext:value-type="date">
            <text:p>17/ feb</text:p>
          </table:table-cell>
          <table:table-cell table:style-name="ce145" table:formula="of:=TEXT([.A18];&quot;Ddd&quot;)" office:value-type="string" office:string-value="sre" calcext:value-type="string">
            <text:p>sre</text:p>
          </table:table-cell>
          <table:table-cell table:style-name="ce147" table:number-columns-repeated="15"/>
          <table:table-cell table:style-name="ce199"/>
          <table:table-cell table:style-name="ce147" table:number-columns-repeated="2"/>
          <table:table-cell table:style-name="ce151"/>
          <table:table-cell table:style-name="ce220" table:formula="of:=COUNTIF([.AH18:.AY18];&quot;☻&quot;)" office:value-type="float" office:value="0" calcext:value-type="float">
            <text:p>0</text:p>
          </table:table-cell>
          <table:table-cell table:style-name="ce220" table:formula="of:=COUNTIF([.AH18:.AY18];&quot;☺&quot;)" office:value-type="float" office:value="0" calcext:value-type="float">
            <text:p>0</text:p>
          </table:table-cell>
          <table:table-cell table:style-name="ce220" table:formula="of:=COUNTIF([.C18:.S18];&quot;51&quot;)+COUNTIF([.C18:.S18];&quot;51$&quot;)+COUNTIF([.C18:.S18];&quot;51☻&quot;)" office:value-type="float" office:value="0" calcext:value-type="float">
            <text:p>0</text:p>
          </table:table-cell>
          <table:table-cell table:style-name="ce220" table:formula="of:=COUNTIF([.C18:.S18];&quot;52&quot;)+COUNTIF([.C18:.S18];&quot;52$&quot;)+COUNTIF([.C18:.S18];&quot;52☻&quot;)" office:value-type="float" office:value="0" calcext:value-type="float">
            <text:p>0</text:p>
          </table:table-cell>
          <table:table-cell table:style-name="ce220" table:formula="of:=COUNTIF([.C18:.S18];&quot;51¶&quot;)" office:value-type="float" office:value="0" calcext:value-type="float">
            <text:p>0</text:p>
          </table:table-cell>
          <table:table-cell table:style-name="ce220" table:formula="of:=COUNTIF([.C18:.S18];&quot;52¶&quot;)" office:value-type="float" office:value="0" calcext:value-type="float">
            <text:p>0</text:p>
          </table:table-cell>
          <table:table-cell table:style-name="ce220" table:formula="of:=COUNTIF([.C18:.S18];&quot;U&quot;)+COUNTIF([.C18:.S18];&quot;U☻&quot;)+COUNTIF([.C18:.S18];&quot;U☺&quot;)" office:value-type="float" office:value="0" calcext:value-type="float">
            <text:p>0</text:p>
          </table:table-cell>
          <table:table-cell table:style-name="ce220" table:formula="of:=COUNTIF([.C18:.S18];&quot;KVIT&quot;)+COUNTIF([.C18:.S18];&quot;KVIT☻&quot;)+COUNTIF([.C18:.S18];&quot;kvit$&quot;)" office:value-type="float" office:value="0" calcext:value-type="float">
            <text:p>0</text:p>
          </table:table-cell>
          <table:table-cell table:style-name="ce223" table:formula="of:=COUNTBLANK([.C18:.S18])-3" office:value-type="float" office:value="14" calcext:value-type="float">
            <text:p>14</text:p>
          </table:table-cell>
          <table:table-cell table:style-name="ce225" table:formula="of:=COUNTIF([.C18:.S18];&quot;x&quot;)" office:value-type="float" office:value="0" calcext:value-type="float">
            <text:p>0</text:p>
          </table:table-cell>
          <table:table-cell table:style-name="ce226" table:formula="of:=COUNTIF([.C18:.S18];&quot;51&quot;)+COUNTIF([.C18:.S18];&quot;51☻&quot;)+COUNTIF([.C18:.S18];&quot;2&quot;)+COUNTIF([.C18:.S18];&quot;52&quot;)+COUNTIF([.C18:.S18];&quot;52☻&quot;)+COUNTIF([.C18:.S18];&quot;51$&quot;)+COUNTIF([.C18:.S18];&quot;52$&quot;)" office:value-type="float" office:value="0" calcext:value-type="float">
            <text:p>0</text:p>
          </table:table-cell>
          <table:table-cell table:style-name="ce91" table:formula="of:=[Vzorci_vnosov.$A$18]" office:value-type="string" office:string-value="52$" calcext:value-type="string">
            <text:p>52$</text:p>
          </table:table-cell>
          <table:table-cell table:style-name="ce49" table:formula="of:=RIGHT([.C18];1)">
            <text:p/>
          </table:table-cell>
          <table:table-cell table:style-name="ce49" table:formula="of:=RIGHT([.D18];1)">
            <text:p/>
          </table:table-cell>
          <table:table-cell table:style-name="ce49" table:formula="of:=RIGHT([.E18];1)">
            <text:p/>
          </table:table-cell>
          <table:table-cell table:style-name="ce49" table:formula="of:=RIGHT([.F18];1)">
            <text:p/>
          </table:table-cell>
          <table:table-cell table:style-name="ce49" table:formula="of:=RIGHT([.G18];1)">
            <text:p/>
          </table:table-cell>
          <table:table-cell table:style-name="ce49" table:formula="of:=RIGHT([.H18];1)">
            <text:p/>
          </table:table-cell>
          <table:table-cell table:style-name="ce49" table:formula="of:=RIGHT([.I18];1)">
            <text:p/>
          </table:table-cell>
          <table:table-cell table:style-name="ce49" table:formula="of:=RIGHT([.J18];1)">
            <text:p/>
          </table:table-cell>
          <table:table-cell table:style-name="ce49" table:formula="of:=RIGHT([.K18];1)">
            <text:p/>
          </table:table-cell>
          <table:table-cell table:style-name="ce49" table:formula="of:=RIGHT([.L18];1)">
            <text:p/>
          </table:table-cell>
          <table:table-cell table:style-name="ce49" table:formula="of:=RIGHT([.M18];1)">
            <text:p/>
          </table:table-cell>
          <table:table-cell table:style-name="ce49" table:formula="of:=RIGHT([.N1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8];1)">
            <text:p/>
          </table:table-cell>
          <table:table-cell table:style-name="ce49" table:formula="of:=RIGHT([.P18];1)">
            <text:p/>
          </table:table-cell>
          <table:table-cell table:style-name="ce49" table:formula="of:=RIGHT([.Q18];1)">
            <text:p/>
          </table:table-cell>
          <table:table-cell table:style-name="ce49" table:formula="of:=RIGHT([.R18];1)">
            <text:p/>
          </table:table-cell>
          <table:table-cell table:style-name="ce49" table:formula="of:=RIGHT([.S18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18" calcext:value-type="date">
            <text:p>18/ feb</text:p>
          </table:table-cell>
          <table:table-cell table:style-name="ce145" table:formula="of:=TEXT([.A19];&quot;Ddd&quot;)" office:value-type="string" office:string-value="čet" calcext:value-type="string">
            <text:p>čet</text:p>
          </table:table-cell>
          <table:table-cell table:style-name="ce147" table:number-columns-repeated="15"/>
          <table:table-cell table:style-name="ce199"/>
          <table:table-cell table:style-name="ce147" table:number-columns-repeated="2"/>
          <table:table-cell table:style-name="ce151"/>
          <table:table-cell table:style-name="ce220" table:formula="of:=COUNTIF([.AH19:.AY19];&quot;☻&quot;)" office:value-type="float" office:value="0" calcext:value-type="float">
            <text:p>0</text:p>
          </table:table-cell>
          <table:table-cell table:style-name="ce220" table:formula="of:=COUNTIF([.AH19:.AY19];&quot;☺&quot;)" office:value-type="float" office:value="0" calcext:value-type="float">
            <text:p>0</text:p>
          </table:table-cell>
          <table:table-cell table:style-name="ce220" table:formula="of:=COUNTIF([.C19:.S19];&quot;51&quot;)+COUNTIF([.C19:.S19];&quot;51$&quot;)+COUNTIF([.C19:.S19];&quot;51☻&quot;)" office:value-type="float" office:value="0" calcext:value-type="float">
            <text:p>0</text:p>
          </table:table-cell>
          <table:table-cell table:style-name="ce220" table:formula="of:=COUNTIF([.C19:.S19];&quot;52&quot;)+COUNTIF([.C19:.S19];&quot;52$&quot;)+COUNTIF([.C19:.S19];&quot;52☻&quot;)" office:value-type="float" office:value="0" calcext:value-type="float">
            <text:p>0</text:p>
          </table:table-cell>
          <table:table-cell table:style-name="ce220" table:formula="of:=COUNTIF([.C19:.S19];&quot;51¶&quot;)" office:value-type="float" office:value="0" calcext:value-type="float">
            <text:p>0</text:p>
          </table:table-cell>
          <table:table-cell table:style-name="ce220" table:formula="of:=COUNTIF([.C19:.S19];&quot;52¶&quot;)" office:value-type="float" office:value="0" calcext:value-type="float">
            <text:p>0</text:p>
          </table:table-cell>
          <table:table-cell table:style-name="ce220" table:formula="of:=COUNTIF([.C19:.S19];&quot;U&quot;)+COUNTIF([.C19:.S19];&quot;U☻&quot;)+COUNTIF([.C19:.S19];&quot;U☺&quot;)" office:value-type="float" office:value="0" calcext:value-type="float">
            <text:p>0</text:p>
          </table:table-cell>
          <table:table-cell table:style-name="ce220" table:formula="of:=COUNTIF([.C19:.S19];&quot;KVIT&quot;)+COUNTIF([.C19:.S19];&quot;KVIT☻&quot;)+COUNTIF([.C19:.S19];&quot;kvit$&quot;)" office:value-type="float" office:value="0" calcext:value-type="float">
            <text:p>0</text:p>
          </table:table-cell>
          <table:table-cell table:style-name="ce223" table:formula="of:=COUNTBLANK([.C19:.S19])-3" office:value-type="float" office:value="14" calcext:value-type="float">
            <text:p>14</text:p>
          </table:table-cell>
          <table:table-cell table:style-name="ce225" table:formula="of:=COUNTIF([.C19:.S19];&quot;x&quot;)" office:value-type="float" office:value="0" calcext:value-type="float">
            <text:p>0</text:p>
          </table:table-cell>
          <table:table-cell table:style-name="ce226" table:formula="of:=COUNTIF([.C19:.S19];&quot;51&quot;)+COUNTIF([.C19:.S19];&quot;51☻&quot;)+COUNTIF([.C19:.S19];&quot;2&quot;)+COUNTIF([.C19:.S19];&quot;52&quot;)+COUNTIF([.C19:.S19];&quot;52☻&quot;)+COUNTIF([.C19:.S19];&quot;51$&quot;)+COUNTIF([.C19:.S19];&quot;52$&quot;)" office:value-type="float" office:value="0" calcext:value-type="float">
            <text:p>0</text:p>
          </table:table-cell>
          <table:table-cell table:style-name="ce92" table:formula="of:=[Vzorci_vnosov.$A$19]" office:value-type="string" office:string-value="KVIT$" calcext:value-type="string">
            <text:p>KVIT$</text:p>
          </table:table-cell>
          <table:table-cell table:style-name="ce49" table:formula="of:=RIGHT([.C19];1)">
            <text:p/>
          </table:table-cell>
          <table:table-cell table:style-name="ce49" table:formula="of:=RIGHT([.D19];1)">
            <text:p/>
          </table:table-cell>
          <table:table-cell table:style-name="ce49" table:formula="of:=RIGHT([.E19];1)">
            <text:p/>
          </table:table-cell>
          <table:table-cell table:style-name="ce49" table:formula="of:=RIGHT([.F19];1)">
            <text:p/>
          </table:table-cell>
          <table:table-cell table:style-name="ce49" table:formula="of:=RIGHT([.G19];1)">
            <text:p/>
          </table:table-cell>
          <table:table-cell table:style-name="ce49" table:formula="of:=RIGHT([.H19];1)">
            <text:p/>
          </table:table-cell>
          <table:table-cell table:style-name="ce49" table:formula="of:=RIGHT([.I19];1)">
            <text:p/>
          </table:table-cell>
          <table:table-cell table:style-name="ce49" table:formula="of:=RIGHT([.J19];1)">
            <text:p/>
          </table:table-cell>
          <table:table-cell table:style-name="ce49" table:formula="of:=RIGHT([.K19];1)">
            <text:p/>
          </table:table-cell>
          <table:table-cell table:style-name="ce49" table:formula="of:=RIGHT([.L19];1)">
            <text:p/>
          </table:table-cell>
          <table:table-cell table:style-name="ce49" table:formula="of:=RIGHT([.M19];1)">
            <text:p/>
          </table:table-cell>
          <table:table-cell table:style-name="ce49" table:formula="of:=RIGHT([.N1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9];1)">
            <text:p/>
          </table:table-cell>
          <table:table-cell table:style-name="ce49" table:formula="of:=RIGHT([.P19];1)">
            <text:p/>
          </table:table-cell>
          <table:table-cell table:style-name="ce49" table:formula="of:=RIGHT([.Q19];1)">
            <text:p/>
          </table:table-cell>
          <table:table-cell table:style-name="ce49" table:formula="of:=RIGHT([.R19];1)">
            <text:p/>
          </table:table-cell>
          <table:table-cell table:style-name="ce49" table:formula="of:=RIGHT([.S19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19" calcext:value-type="date">
            <text:p>19/ feb</text:p>
          </table:table-cell>
          <table:table-cell table:style-name="ce145" table:formula="of:=TEXT([.A20];&quot;Ddd&quot;)" office:value-type="string" office:string-value="pet" calcext:value-type="string">
            <text:p>pet</text:p>
          </table:table-cell>
          <table:table-cell table:style-name="ce147" table:number-columns-repeated="15"/>
          <table:table-cell table:style-name="ce199"/>
          <table:table-cell table:style-name="ce147" table:number-columns-repeated="2"/>
          <table:table-cell table:style-name="ce151"/>
          <table:table-cell table:style-name="ce220" table:formula="of:=COUNTIF([.AH20:.AY20];&quot;☻&quot;)" office:value-type="float" office:value="0" calcext:value-type="float">
            <text:p>0</text:p>
          </table:table-cell>
          <table:table-cell table:style-name="ce220" table:formula="of:=COUNTIF([.AH20:.AY20];&quot;☺&quot;)" office:value-type="float" office:value="0" calcext:value-type="float">
            <text:p>0</text:p>
          </table:table-cell>
          <table:table-cell table:style-name="ce220" table:formula="of:=COUNTIF([.C20:.S20];&quot;51&quot;)+COUNTIF([.C20:.S20];&quot;51$&quot;)+COUNTIF([.C20:.S20];&quot;51☻&quot;)" office:value-type="float" office:value="0" calcext:value-type="float">
            <text:p>0</text:p>
          </table:table-cell>
          <table:table-cell table:style-name="ce220" table:formula="of:=COUNTIF([.C20:.S20];&quot;52&quot;)+COUNTIF([.C20:.S20];&quot;52$&quot;)+COUNTIF([.C20:.S20];&quot;52☻&quot;)" office:value-type="float" office:value="0" calcext:value-type="float">
            <text:p>0</text:p>
          </table:table-cell>
          <table:table-cell table:style-name="ce220" table:formula="of:=COUNTIF([.C20:.S20];&quot;51¶&quot;)" office:value-type="float" office:value="0" calcext:value-type="float">
            <text:p>0</text:p>
          </table:table-cell>
          <table:table-cell table:style-name="ce220" table:formula="of:=COUNTIF([.C20:.S20];&quot;52¶&quot;)" office:value-type="float" office:value="0" calcext:value-type="float">
            <text:p>0</text:p>
          </table:table-cell>
          <table:table-cell table:style-name="ce220" table:formula="of:=COUNTIF([.C20:.S20];&quot;U&quot;)+COUNTIF([.C20:.S20];&quot;U☻&quot;)+COUNTIF([.C20:.S20];&quot;U☺&quot;)" office:value-type="float" office:value="0" calcext:value-type="float">
            <text:p>0</text:p>
          </table:table-cell>
          <table:table-cell table:style-name="ce220" table:formula="of:=COUNTIF([.C20:.S20];&quot;KVIT&quot;)+COUNTIF([.C20:.S20];&quot;KVIT☻&quot;)+COUNTIF([.C20:.S20];&quot;kvit$&quot;)" office:value-type="float" office:value="0" calcext:value-type="float">
            <text:p>0</text:p>
          </table:table-cell>
          <table:table-cell table:style-name="ce223" table:formula="of:=COUNTBLANK([.C20:.S20])-3" office:value-type="float" office:value="14" calcext:value-type="float">
            <text:p>14</text:p>
          </table:table-cell>
          <table:table-cell table:style-name="ce225" table:formula="of:=COUNTIF([.C20:.S20];&quot;x&quot;)" office:value-type="float" office:value="0" calcext:value-type="float">
            <text:p>0</text:p>
          </table:table-cell>
          <table:table-cell table:style-name="ce226" table:formula="of:=COUNTIF([.C20:.S20];&quot;51&quot;)+COUNTIF([.C20:.S20];&quot;51☻&quot;)+COUNTIF([.C20:.S20];&quot;2&quot;)+COUNTIF([.C20:.S20];&quot;52&quot;)+COUNTIF([.C20:.S20];&quot;52☻&quot;)+COUNTIF([.C20:.S20];&quot;51$&quot;)+COUNTIF([.C20:.S20];&quot;52$&quot;)" office:value-type="float" office:value="0" calcext:value-type="float">
            <text:p>0</text:p>
          </table:table-cell>
          <table:table-cell table:style-name="ce93" table:formula="of:=[Vzorci_vnosov.$A$20]" office:value-type="string" office:string-value="☺" calcext:value-type="string">
            <text:p>☺</text:p>
          </table:table-cell>
          <table:table-cell table:style-name="ce49" table:formula="of:=RIGHT([.C20];1)">
            <text:p/>
          </table:table-cell>
          <table:table-cell table:style-name="ce49" table:formula="of:=RIGHT([.D20];1)">
            <text:p/>
          </table:table-cell>
          <table:table-cell table:style-name="ce49" table:formula="of:=RIGHT([.E20];1)">
            <text:p/>
          </table:table-cell>
          <table:table-cell table:style-name="ce49" table:formula="of:=RIGHT([.F20];1)">
            <text:p/>
          </table:table-cell>
          <table:table-cell table:style-name="ce49" table:formula="of:=RIGHT([.G20];1)">
            <text:p/>
          </table:table-cell>
          <table:table-cell table:style-name="ce49" table:formula="of:=RIGHT([.H20];1)">
            <text:p/>
          </table:table-cell>
          <table:table-cell table:style-name="ce49" table:formula="of:=RIGHT([.I20];1)">
            <text:p/>
          </table:table-cell>
          <table:table-cell table:style-name="ce49" table:formula="of:=RIGHT([.J20];1)">
            <text:p/>
          </table:table-cell>
          <table:table-cell table:style-name="ce49" table:formula="of:=RIGHT([.K20];1)">
            <text:p/>
          </table:table-cell>
          <table:table-cell table:style-name="ce49" table:formula="of:=RIGHT([.L20];1)">
            <text:p/>
          </table:table-cell>
          <table:table-cell table:style-name="ce49" table:formula="of:=RIGHT([.M20];1)">
            <text:p/>
          </table:table-cell>
          <table:table-cell table:style-name="ce49" table:formula="of:=RIGHT([.N2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0];1)">
            <text:p/>
          </table:table-cell>
          <table:table-cell table:style-name="ce49" table:formula="of:=RIGHT([.P20];1)">
            <text:p/>
          </table:table-cell>
          <table:table-cell table:style-name="ce49" table:formula="of:=RIGHT([.Q20];1)">
            <text:p/>
          </table:table-cell>
          <table:table-cell table:style-name="ce49" table:formula="of:=RIGHT([.R20];1)">
            <text:p/>
          </table:table-cell>
          <table:table-cell table:style-name="ce49" table:formula="of:=RIGHT([.S20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20" calcext:value-type="date">
            <text:p>20/ feb</text:p>
          </table:table-cell>
          <table:table-cell table:style-name="ce145" table:formula="of:=TEXT([.A21];&quot;Ddd&quot;)" office:value-type="string" office:string-value="sob" calcext:value-type="string">
            <text:p>sob</text:p>
          </table:table-cell>
          <table:table-cell table:style-name="ce147" table:number-columns-repeated="15"/>
          <table:table-cell table:style-name="ce199"/>
          <table:table-cell table:style-name="ce147" table:number-columns-repeated="2"/>
          <table:table-cell table:style-name="ce151"/>
          <table:table-cell table:style-name="ce220" table:formula="of:=COUNTIF([.AH21:.AY21];&quot;☻&quot;)" office:value-type="float" office:value="0" calcext:value-type="float">
            <text:p>0</text:p>
          </table:table-cell>
          <table:table-cell table:style-name="ce220" table:formula="of:=COUNTIF([.AH21:.AY21];&quot;☺&quot;)" office:value-type="float" office:value="0" calcext:value-type="float">
            <text:p>0</text:p>
          </table:table-cell>
          <table:table-cell table:style-name="ce220" table:formula="of:=COUNTIF([.C21:.S21];&quot;51&quot;)+COUNTIF([.C21:.S21];&quot;51$&quot;)+COUNTIF([.C21:.S21];&quot;51☻&quot;)" office:value-type="float" office:value="0" calcext:value-type="float">
            <text:p>0</text:p>
          </table:table-cell>
          <table:table-cell table:style-name="ce220" table:formula="of:=COUNTIF([.C21:.S21];&quot;52&quot;)+COUNTIF([.C21:.S21];&quot;52$&quot;)+COUNTIF([.C21:.S21];&quot;52☻&quot;)" office:value-type="float" office:value="0" calcext:value-type="float">
            <text:p>0</text:p>
          </table:table-cell>
          <table:table-cell table:style-name="ce220" table:formula="of:=COUNTIF([.C21:.S21];&quot;51¶&quot;)" office:value-type="float" office:value="0" calcext:value-type="float">
            <text:p>0</text:p>
          </table:table-cell>
          <table:table-cell table:style-name="ce220" table:formula="of:=COUNTIF([.C21:.S21];&quot;52¶&quot;)" office:value-type="float" office:value="0" calcext:value-type="float">
            <text:p>0</text:p>
          </table:table-cell>
          <table:table-cell table:style-name="ce220" table:formula="of:=COUNTIF([.C21:.S21];&quot;U&quot;)+COUNTIF([.C21:.S21];&quot;U☻&quot;)+COUNTIF([.C21:.S21];&quot;U☺&quot;)" office:value-type="float" office:value="0" calcext:value-type="float">
            <text:p>0</text:p>
          </table:table-cell>
          <table:table-cell table:style-name="ce220" table:formula="of:=COUNTIF([.C21:.S21];&quot;KVIT&quot;)+COUNTIF([.C21:.S21];&quot;KVIT☻&quot;)+COUNTIF([.C21:.S21];&quot;kvit$&quot;)" office:value-type="float" office:value="0" calcext:value-type="float">
            <text:p>0</text:p>
          </table:table-cell>
          <table:table-cell table:style-name="ce223" table:formula="of:=COUNTBLANK([.C21:.S21])-3" office:value-type="float" office:value="14" calcext:value-type="float">
            <text:p>14</text:p>
          </table:table-cell>
          <table:table-cell table:style-name="ce225" table:formula="of:=COUNTIF([.C21:.S21];&quot;x&quot;)" office:value-type="float" office:value="0" calcext:value-type="float">
            <text:p>0</text:p>
          </table:table-cell>
          <table:table-cell table:style-name="ce226" table:formula="of:=COUNTIF([.C21:.S21];&quot;51&quot;)+COUNTIF([.C21:.S21];&quot;51☻&quot;)+COUNTIF([.C21:.S21];&quot;2&quot;)+COUNTIF([.C21:.S21];&quot;52&quot;)+COUNTIF([.C21:.S21];&quot;52☻&quot;)+COUNTIF([.C21:.S21];&quot;51$&quot;)+COUNTIF([.C21:.S21];&quot;52$&quot;)" office:value-type="float" office:value="0" calcext:value-type="float">
            <text:p>0</text:p>
          </table:table-cell>
          <table:table-cell table:style-name="ce94" table:formula="of:=[Vzorci_vnosov.$A$21]" office:value-type="string" office:string-value="☺" calcext:value-type="string">
            <text:p>☺</text:p>
          </table:table-cell>
          <table:table-cell table:style-name="ce49" table:formula="of:=RIGHT([.C21];1)">
            <text:p/>
          </table:table-cell>
          <table:table-cell table:style-name="ce49" table:formula="of:=RIGHT([.D21];1)">
            <text:p/>
          </table:table-cell>
          <table:table-cell table:style-name="ce49" table:formula="of:=RIGHT([.E21];1)">
            <text:p/>
          </table:table-cell>
          <table:table-cell table:style-name="ce49" table:formula="of:=RIGHT([.F21];1)">
            <text:p/>
          </table:table-cell>
          <table:table-cell table:style-name="ce49" table:formula="of:=RIGHT([.G21];1)">
            <text:p/>
          </table:table-cell>
          <table:table-cell table:style-name="ce49" table:formula="of:=RIGHT([.H21];1)">
            <text:p/>
          </table:table-cell>
          <table:table-cell table:style-name="ce49" table:formula="of:=RIGHT([.I21];1)">
            <text:p/>
          </table:table-cell>
          <table:table-cell table:style-name="ce49" table:formula="of:=RIGHT([.J21];1)">
            <text:p/>
          </table:table-cell>
          <table:table-cell table:style-name="ce49" table:formula="of:=RIGHT([.K21];1)">
            <text:p/>
          </table:table-cell>
          <table:table-cell table:style-name="ce49" table:formula="of:=RIGHT([.L21];1)">
            <text:p/>
          </table:table-cell>
          <table:table-cell table:style-name="ce49" table:formula="of:=RIGHT([.M21];1)">
            <text:p/>
          </table:table-cell>
          <table:table-cell table:style-name="ce49" table:formula="of:=RIGHT([.N2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1];1)">
            <text:p/>
          </table:table-cell>
          <table:table-cell table:style-name="ce49" table:formula="of:=RIGHT([.P21];1)">
            <text:p/>
          </table:table-cell>
          <table:table-cell table:style-name="ce49" table:formula="of:=RIGHT([.Q21];1)">
            <text:p/>
          </table:table-cell>
          <table:table-cell table:style-name="ce49" table:formula="of:=RIGHT([.R21];1)">
            <text:p/>
          </table:table-cell>
          <table:table-cell table:style-name="ce49" table:formula="of:=RIGHT([.S21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21" calcext:value-type="date">
            <text:p>21/ feb</text:p>
          </table:table-cell>
          <table:table-cell table:style-name="ce145" table:formula="of:=TEXT([.A22];&quot;Ddd&quot;)" office:value-type="string" office:string-value="ned" calcext:value-type="string">
            <text:p>ned</text:p>
          </table:table-cell>
          <table:table-cell table:style-name="ce147" table:number-columns-repeated="15"/>
          <table:table-cell table:style-name="ce199"/>
          <table:table-cell table:style-name="ce147" table:number-columns-repeated="2"/>
          <table:table-cell table:style-name="ce151"/>
          <table:table-cell table:style-name="ce220" table:formula="of:=COUNTIF([.AH22:.AY22];&quot;☻&quot;)" office:value-type="float" office:value="0" calcext:value-type="float">
            <text:p>0</text:p>
          </table:table-cell>
          <table:table-cell table:style-name="ce220" table:formula="of:=COUNTIF([.AH22:.AY22];&quot;☺&quot;)" office:value-type="float" office:value="0" calcext:value-type="float">
            <text:p>0</text:p>
          </table:table-cell>
          <table:table-cell table:style-name="ce220" table:formula="of:=COUNTIF([.C22:.S22];&quot;51&quot;)+COUNTIF([.C22:.S22];&quot;51$&quot;)+COUNTIF([.C22:.S22];&quot;51☻&quot;)" office:value-type="float" office:value="0" calcext:value-type="float">
            <text:p>0</text:p>
          </table:table-cell>
          <table:table-cell table:style-name="ce220" table:formula="of:=COUNTIF([.C22:.S22];&quot;52&quot;)+COUNTIF([.C22:.S22];&quot;52$&quot;)+COUNTIF([.C22:.S22];&quot;52☻&quot;)" office:value-type="float" office:value="0" calcext:value-type="float">
            <text:p>0</text:p>
          </table:table-cell>
          <table:table-cell table:style-name="ce220" table:formula="of:=COUNTIF([.C22:.S22];&quot;51¶&quot;)" office:value-type="float" office:value="0" calcext:value-type="float">
            <text:p>0</text:p>
          </table:table-cell>
          <table:table-cell table:style-name="ce220" table:formula="of:=COUNTIF([.C22:.S22];&quot;52¶&quot;)" office:value-type="float" office:value="0" calcext:value-type="float">
            <text:p>0</text:p>
          </table:table-cell>
          <table:table-cell table:style-name="ce220" table:formula="of:=COUNTIF([.C22:.S22];&quot;U&quot;)+COUNTIF([.C22:.S22];&quot;U☻&quot;)+COUNTIF([.C22:.S22];&quot;U☺&quot;)" office:value-type="float" office:value="0" calcext:value-type="float">
            <text:p>0</text:p>
          </table:table-cell>
          <table:table-cell table:style-name="ce220" table:formula="of:=COUNTIF([.C22:.S22];&quot;KVIT&quot;)+COUNTIF([.C22:.S22];&quot;KVIT☻&quot;)+COUNTIF([.C22:.S22];&quot;kvit$&quot;)" office:value-type="float" office:value="0" calcext:value-type="float">
            <text:p>0</text:p>
          </table:table-cell>
          <table:table-cell table:style-name="ce223" table:formula="of:=COUNTBLANK([.C22:.S22])-3" office:value-type="float" office:value="14" calcext:value-type="float">
            <text:p>14</text:p>
          </table:table-cell>
          <table:table-cell table:style-name="ce225" table:formula="of:=COUNTIF([.C22:.S22];&quot;x&quot;)" office:value-type="float" office:value="0" calcext:value-type="float">
            <text:p>0</text:p>
          </table:table-cell>
          <table:table-cell table:style-name="ce226" table:formula="of:=COUNTIF([.C22:.S22];&quot;51&quot;)+COUNTIF([.C22:.S22];&quot;51☻&quot;)+COUNTIF([.C22:.S22];&quot;2&quot;)+COUNTIF([.C22:.S22];&quot;52&quot;)+COUNTIF([.C22:.S22];&quot;52☻&quot;)+COUNTIF([.C22:.S22];&quot;51$&quot;)+COUNTIF([.C22:.S22];&quot;52$&quot;)" office:value-type="float" office:value="0" calcext:value-type="float">
            <text:p>0</text:p>
          </table:table-cell>
          <table:table-cell table:style-name="ce95" table:formula="of:=[Vzorci_vnosov.$A$22]" office:value-type="string" office:string-value="U☺" calcext:value-type="string">
            <text:p>U☺</text:p>
          </table:table-cell>
          <table:table-cell table:style-name="ce49" table:formula="of:=RIGHT([.C22];1)">
            <text:p/>
          </table:table-cell>
          <table:table-cell table:style-name="ce49" table:formula="of:=RIGHT([.D22];1)">
            <text:p/>
          </table:table-cell>
          <table:table-cell table:style-name="ce49" table:formula="of:=RIGHT([.E22];1)">
            <text:p/>
          </table:table-cell>
          <table:table-cell table:style-name="ce49" table:formula="of:=RIGHT([.F22];1)">
            <text:p/>
          </table:table-cell>
          <table:table-cell table:style-name="ce49" table:formula="of:=RIGHT([.G22];1)">
            <text:p/>
          </table:table-cell>
          <table:table-cell table:style-name="ce49" table:formula="of:=RIGHT([.H22];1)">
            <text:p/>
          </table:table-cell>
          <table:table-cell table:style-name="ce49" table:formula="of:=RIGHT([.I22];1)">
            <text:p/>
          </table:table-cell>
          <table:table-cell table:style-name="ce49" table:formula="of:=RIGHT([.J22];1)">
            <text:p/>
          </table:table-cell>
          <table:table-cell table:style-name="ce49" table:formula="of:=RIGHT([.K22];1)">
            <text:p/>
          </table:table-cell>
          <table:table-cell table:style-name="ce49" table:formula="of:=RIGHT([.L22];1)">
            <text:p/>
          </table:table-cell>
          <table:table-cell table:style-name="ce49" table:formula="of:=RIGHT([.M22];1)">
            <text:p/>
          </table:table-cell>
          <table:table-cell table:style-name="ce49" table:formula="of:=RIGHT([.N2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2];1)">
            <text:p/>
          </table:table-cell>
          <table:table-cell table:style-name="ce49" table:formula="of:=RIGHT([.P22];1)">
            <text:p/>
          </table:table-cell>
          <table:table-cell table:style-name="ce49" table:formula="of:=RIGHT([.Q22];1)">
            <text:p/>
          </table:table-cell>
          <table:table-cell table:style-name="ce49" table:formula="of:=RIGHT([.R22];1)">
            <text:p/>
          </table:table-cell>
          <table:table-cell table:style-name="ce49" table:formula="of:=RIGHT([.S22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22" calcext:value-type="date">
            <text:p>22/ feb</text:p>
          </table:table-cell>
          <table:table-cell table:style-name="ce145" table:formula="of:=TEXT([.A23];&quot;Ddd&quot;)" office:value-type="string" office:string-value="pon" calcext:value-type="string">
            <text:p>pon</text:p>
          </table:table-cell>
          <table:table-cell table:style-name="ce147" table:number-columns-repeated="15"/>
          <table:table-cell table:style-name="ce199"/>
          <table:table-cell table:style-name="ce147" table:number-columns-repeated="2"/>
          <table:table-cell table:style-name="ce151"/>
          <table:table-cell table:style-name="ce220" table:formula="of:=COUNTIF([.AH23:.AY23];&quot;☻&quot;)" office:value-type="float" office:value="0" calcext:value-type="float">
            <text:p>0</text:p>
          </table:table-cell>
          <table:table-cell table:style-name="ce220" table:formula="of:=COUNTIF([.AH23:.AY23];&quot;☺&quot;)" office:value-type="float" office:value="0" calcext:value-type="float">
            <text:p>0</text:p>
          </table:table-cell>
          <table:table-cell table:style-name="ce220" table:formula="of:=COUNTIF([.C23:.S23];&quot;51&quot;)+COUNTIF([.C23:.S23];&quot;51$&quot;)+COUNTIF([.C23:.S23];&quot;51☻&quot;)" office:value-type="float" office:value="0" calcext:value-type="float">
            <text:p>0</text:p>
          </table:table-cell>
          <table:table-cell table:style-name="ce220" table:formula="of:=COUNTIF([.C23:.S23];&quot;52&quot;)+COUNTIF([.C23:.S23];&quot;52$&quot;)+COUNTIF([.C23:.S23];&quot;52☻&quot;)" office:value-type="float" office:value="0" calcext:value-type="float">
            <text:p>0</text:p>
          </table:table-cell>
          <table:table-cell table:style-name="ce220" table:formula="of:=COUNTIF([.C23:.S23];&quot;51¶&quot;)" office:value-type="float" office:value="0" calcext:value-type="float">
            <text:p>0</text:p>
          </table:table-cell>
          <table:table-cell table:style-name="ce220" table:formula="of:=COUNTIF([.C23:.S23];&quot;52¶&quot;)" office:value-type="float" office:value="0" calcext:value-type="float">
            <text:p>0</text:p>
          </table:table-cell>
          <table:table-cell table:style-name="ce220" table:formula="of:=COUNTIF([.C23:.S23];&quot;U&quot;)+COUNTIF([.C23:.S23];&quot;U☻&quot;)+COUNTIF([.C23:.S23];&quot;U☺&quot;)" office:value-type="float" office:value="0" calcext:value-type="float">
            <text:p>0</text:p>
          </table:table-cell>
          <table:table-cell table:style-name="ce220" table:formula="of:=COUNTIF([.C23:.S23];&quot;KVIT&quot;)+COUNTIF([.C23:.S23];&quot;KVIT☻&quot;)+COUNTIF([.C23:.S23];&quot;kvit$&quot;)" office:value-type="float" office:value="0" calcext:value-type="float">
            <text:p>0</text:p>
          </table:table-cell>
          <table:table-cell table:style-name="ce223" table:formula="of:=COUNTBLANK([.C23:.S23])-3" office:value-type="float" office:value="14" calcext:value-type="float">
            <text:p>14</text:p>
          </table:table-cell>
          <table:table-cell table:style-name="ce225" table:formula="of:=COUNTIF([.C23:.S23];&quot;x&quot;)" office:value-type="float" office:value="0" calcext:value-type="float">
            <text:p>0</text:p>
          </table:table-cell>
          <table:table-cell table:style-name="ce226" table:formula="of:=COUNTIF([.C23:.S23];&quot;51&quot;)+COUNTIF([.C23:.S23];&quot;51☻&quot;)+COUNTIF([.C23:.S23];&quot;2&quot;)+COUNTIF([.C23:.S23];&quot;52&quot;)+COUNTIF([.C23:.S23];&quot;52☻&quot;)+COUNTIF([.C23:.S23];&quot;51$&quot;)+COUNTIF([.C23:.S23];&quot;52$&quot;)" office:value-type="float" office:value="0" calcext:value-type="float">
            <text:p>0</text:p>
          </table:table-cell>
          <table:table-cell table:style-name="ce95" table:formula="of:=[Vzorci_vnosov.$A$23]" office:value-type="string" office:string-value="51☺" calcext:value-type="string">
            <text:p>51☺</text:p>
          </table:table-cell>
          <table:table-cell table:style-name="ce49" table:formula="of:=RIGHT([.C23];1)">
            <text:p/>
          </table:table-cell>
          <table:table-cell table:style-name="ce49" table:formula="of:=RIGHT([.D23];1)">
            <text:p/>
          </table:table-cell>
          <table:table-cell table:style-name="ce49" table:formula="of:=RIGHT([.E23];1)">
            <text:p/>
          </table:table-cell>
          <table:table-cell table:style-name="ce49" table:formula="of:=RIGHT([.F23];1)">
            <text:p/>
          </table:table-cell>
          <table:table-cell table:style-name="ce49" table:formula="of:=RIGHT([.G23];1)">
            <text:p/>
          </table:table-cell>
          <table:table-cell table:style-name="ce49" table:formula="of:=RIGHT([.H23];1)">
            <text:p/>
          </table:table-cell>
          <table:table-cell table:style-name="ce49" table:formula="of:=RIGHT([.I23];1)">
            <text:p/>
          </table:table-cell>
          <table:table-cell table:style-name="ce49" table:formula="of:=RIGHT([.J23];1)">
            <text:p/>
          </table:table-cell>
          <table:table-cell table:style-name="ce49" table:formula="of:=RIGHT([.K23];1)">
            <text:p/>
          </table:table-cell>
          <table:table-cell table:style-name="ce49" table:formula="of:=RIGHT([.L23];1)">
            <text:p/>
          </table:table-cell>
          <table:table-cell table:style-name="ce49" table:formula="of:=RIGHT([.M23];1)">
            <text:p/>
          </table:table-cell>
          <table:table-cell table:style-name="ce49" table:formula="of:=RIGHT([.N2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3];1)">
            <text:p/>
          </table:table-cell>
          <table:table-cell table:style-name="ce49" table:formula="of:=RIGHT([.P23];1)">
            <text:p/>
          </table:table-cell>
          <table:table-cell table:style-name="ce49" table:formula="of:=RIGHT([.Q23];1)">
            <text:p/>
          </table:table-cell>
          <table:table-cell table:style-name="ce49" table:formula="of:=RIGHT([.R23];1)">
            <text:p/>
          </table:table-cell>
          <table:table-cell table:style-name="ce49" table:formula="of:=RIGHT([.S23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23" calcext:value-type="date">
            <text:p>23/ feb</text:p>
          </table:table-cell>
          <table:table-cell table:style-name="ce145" table:formula="of:=TEXT([.A24];&quot;Ddd&quot;)" office:value-type="string" office:string-value="tor" calcext:value-type="string">
            <text:p>tor</text:p>
          </table:table-cell>
          <table:table-cell table:style-name="ce147" table:number-columns-repeated="15"/>
          <table:table-cell table:style-name="ce199"/>
          <table:table-cell table:style-name="ce147" table:number-columns-repeated="2"/>
          <table:table-cell table:style-name="ce151"/>
          <table:table-cell table:style-name="ce220" table:formula="of:=COUNTIF([.AH24:.AY24];&quot;☻&quot;)" office:value-type="float" office:value="0" calcext:value-type="float">
            <text:p>0</text:p>
          </table:table-cell>
          <table:table-cell table:style-name="ce220" table:formula="of:=COUNTIF([.AH24:.AY24];&quot;☺&quot;)" office:value-type="float" office:value="0" calcext:value-type="float">
            <text:p>0</text:p>
          </table:table-cell>
          <table:table-cell table:style-name="ce220" table:formula="of:=COUNTIF([.C24:.S24];&quot;51&quot;)+COUNTIF([.C24:.S24];&quot;51$&quot;)+COUNTIF([.C24:.S24];&quot;51☻&quot;)" office:value-type="float" office:value="0" calcext:value-type="float">
            <text:p>0</text:p>
          </table:table-cell>
          <table:table-cell table:style-name="ce220" table:formula="of:=COUNTIF([.C24:.S24];&quot;52&quot;)+COUNTIF([.C24:.S24];&quot;52$&quot;)+COUNTIF([.C24:.S24];&quot;52☻&quot;)" office:value-type="float" office:value="0" calcext:value-type="float">
            <text:p>0</text:p>
          </table:table-cell>
          <table:table-cell table:style-name="ce220" table:formula="of:=COUNTIF([.C24:.S24];&quot;51¶&quot;)" office:value-type="float" office:value="0" calcext:value-type="float">
            <text:p>0</text:p>
          </table:table-cell>
          <table:table-cell table:style-name="ce220" table:formula="of:=COUNTIF([.C24:.S24];&quot;52¶&quot;)" office:value-type="float" office:value="0" calcext:value-type="float">
            <text:p>0</text:p>
          </table:table-cell>
          <table:table-cell table:style-name="ce220" table:formula="of:=COUNTIF([.C24:.S24];&quot;U&quot;)+COUNTIF([.C24:.S24];&quot;U☻&quot;)+COUNTIF([.C24:.S24];&quot;U☺&quot;)" office:value-type="float" office:value="0" calcext:value-type="float">
            <text:p>0</text:p>
          </table:table-cell>
          <table:table-cell table:style-name="ce220" table:formula="of:=COUNTIF([.C24:.S24];&quot;KVIT&quot;)+COUNTIF([.C24:.S24];&quot;KVIT☻&quot;)+COUNTIF([.C24:.S24];&quot;kvit$&quot;)" office:value-type="float" office:value="0" calcext:value-type="float">
            <text:p>0</text:p>
          </table:table-cell>
          <table:table-cell table:style-name="ce223" table:formula="of:=COUNTBLANK([.C24:.S24])-3" office:value-type="float" office:value="14" calcext:value-type="float">
            <text:p>14</text:p>
          </table:table-cell>
          <table:table-cell table:style-name="ce225" table:formula="of:=COUNTIF([.C24:.S24];&quot;x&quot;)" office:value-type="float" office:value="0" calcext:value-type="float">
            <text:p>0</text:p>
          </table:table-cell>
          <table:table-cell table:style-name="ce226" table:formula="of:=COUNTIF([.C24:.S24];&quot;51&quot;)+COUNTIF([.C24:.S24];&quot;51☻&quot;)+COUNTIF([.C24:.S24];&quot;2&quot;)+COUNTIF([.C24:.S24];&quot;52&quot;)+COUNTIF([.C24:.S24];&quot;52☻&quot;)+COUNTIF([.C24:.S24];&quot;51$&quot;)+COUNTIF([.C24:.S24];&quot;52$&quot;)" office:value-type="float" office:value="0" calcext:value-type="float">
            <text:p>0</text:p>
          </table:table-cell>
          <table:table-cell table:style-name="ce95" table:formula="of:=[Vzorci_vnosov.$A$24]" office:value-type="string" office:string-value="52☺" calcext:value-type="string">
            <text:p>52☺</text:p>
          </table:table-cell>
          <table:table-cell table:style-name="ce49" table:formula="of:=RIGHT([.C24];1)">
            <text:p/>
          </table:table-cell>
          <table:table-cell table:style-name="ce49" table:formula="of:=RIGHT([.D24];1)">
            <text:p/>
          </table:table-cell>
          <table:table-cell table:style-name="ce49" table:formula="of:=RIGHT([.E24];1)">
            <text:p/>
          </table:table-cell>
          <table:table-cell table:style-name="ce49" table:formula="of:=RIGHT([.F24];1)">
            <text:p/>
          </table:table-cell>
          <table:table-cell table:style-name="ce49" table:formula="of:=RIGHT([.G24];1)">
            <text:p/>
          </table:table-cell>
          <table:table-cell table:style-name="ce49" table:formula="of:=RIGHT([.H24];1)">
            <text:p/>
          </table:table-cell>
          <table:table-cell table:style-name="ce49" table:formula="of:=RIGHT([.I24];1)">
            <text:p/>
          </table:table-cell>
          <table:table-cell table:style-name="ce49" table:formula="of:=RIGHT([.J24];1)">
            <text:p/>
          </table:table-cell>
          <table:table-cell table:style-name="ce49" table:formula="of:=RIGHT([.K24];1)">
            <text:p/>
          </table:table-cell>
          <table:table-cell table:style-name="ce49" table:formula="of:=RIGHT([.L24];1)">
            <text:p/>
          </table:table-cell>
          <table:table-cell table:style-name="ce49" table:formula="of:=RIGHT([.M24];1)">
            <text:p/>
          </table:table-cell>
          <table:table-cell table:style-name="ce49" table:formula="of:=RIGHT([.N2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4];1)">
            <text:p/>
          </table:table-cell>
          <table:table-cell table:style-name="ce49" table:formula="of:=RIGHT([.P24];1)">
            <text:p/>
          </table:table-cell>
          <table:table-cell table:style-name="ce49" table:formula="of:=RIGHT([.Q24];1)">
            <text:p/>
          </table:table-cell>
          <table:table-cell table:style-name="ce49" table:formula="of:=RIGHT([.R24];1)">
            <text:p/>
          </table:table-cell>
          <table:table-cell table:style-name="ce49" table:formula="of:=RIGHT([.S24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24" calcext:value-type="date">
            <text:p>24/ feb</text:p>
          </table:table-cell>
          <table:table-cell table:style-name="ce145" table:formula="of:=TEXT([.A25];&quot;Ddd&quot;)" office:value-type="string" office:string-value="sre" calcext:value-type="string">
            <text:p>sre</text:p>
          </table:table-cell>
          <table:table-cell table:style-name="ce147" table:number-columns-repeated="15"/>
          <table:table-cell table:style-name="ce199"/>
          <table:table-cell table:style-name="ce147" table:number-columns-repeated="2"/>
          <table:table-cell table:style-name="ce151"/>
          <table:table-cell table:style-name="ce220" table:formula="of:=COUNTIF([.AH25:.AY25];&quot;☻&quot;)" office:value-type="float" office:value="0" calcext:value-type="float">
            <text:p>0</text:p>
          </table:table-cell>
          <table:table-cell table:style-name="ce220" table:formula="of:=COUNTIF([.AH25:.AY25];&quot;☺&quot;)" office:value-type="float" office:value="0" calcext:value-type="float">
            <text:p>0</text:p>
          </table:table-cell>
          <table:table-cell table:style-name="ce220" table:formula="of:=COUNTIF([.C25:.S25];&quot;51&quot;)+COUNTIF([.C25:.S25];&quot;51$&quot;)+COUNTIF([.C25:.S25];&quot;51☻&quot;)" office:value-type="float" office:value="0" calcext:value-type="float">
            <text:p>0</text:p>
          </table:table-cell>
          <table:table-cell table:style-name="ce220" table:formula="of:=COUNTIF([.C25:.S25];&quot;52&quot;)+COUNTIF([.C25:.S25];&quot;52$&quot;)+COUNTIF([.C25:.S25];&quot;52☻&quot;)" office:value-type="float" office:value="0" calcext:value-type="float">
            <text:p>0</text:p>
          </table:table-cell>
          <table:table-cell table:style-name="ce220" table:formula="of:=COUNTIF([.C25:.S25];&quot;51¶&quot;)" office:value-type="float" office:value="0" calcext:value-type="float">
            <text:p>0</text:p>
          </table:table-cell>
          <table:table-cell table:style-name="ce220" table:formula="of:=COUNTIF([.C25:.S25];&quot;52¶&quot;)" office:value-type="float" office:value="0" calcext:value-type="float">
            <text:p>0</text:p>
          </table:table-cell>
          <table:table-cell table:style-name="ce220" table:formula="of:=COUNTIF([.C25:.S25];&quot;U&quot;)+COUNTIF([.C25:.S25];&quot;U☻&quot;)+COUNTIF([.C25:.S25];&quot;U☺&quot;)" office:value-type="float" office:value="0" calcext:value-type="float">
            <text:p>0</text:p>
          </table:table-cell>
          <table:table-cell table:style-name="ce220" table:formula="of:=COUNTIF([.C25:.S25];&quot;KVIT&quot;)+COUNTIF([.C25:.S25];&quot;KVIT☻&quot;)+COUNTIF([.C25:.S25];&quot;kvit$&quot;)" office:value-type="float" office:value="0" calcext:value-type="float">
            <text:p>0</text:p>
          </table:table-cell>
          <table:table-cell table:style-name="ce223" table:formula="of:=COUNTBLANK([.C25:.S25])-3" office:value-type="float" office:value="14" calcext:value-type="float">
            <text:p>14</text:p>
          </table:table-cell>
          <table:table-cell table:style-name="ce225" table:formula="of:=COUNTIF([.C25:.S25];&quot;x&quot;)" office:value-type="float" office:value="0" calcext:value-type="float">
            <text:p>0</text:p>
          </table:table-cell>
          <table:table-cell table:style-name="ce226" table:formula="of:=COUNTIF([.C25:.S25];&quot;51&quot;)+COUNTIF([.C25:.S25];&quot;51☻&quot;)+COUNTIF([.C25:.S25];&quot;2&quot;)+COUNTIF([.C25:.S25];&quot;52&quot;)+COUNTIF([.C25:.S25];&quot;52☻&quot;)+COUNTIF([.C25:.S25];&quot;51$&quot;)+COUNTIF([.C25:.S25];&quot;52$&quot;)" office:value-type="float" office:value="0" calcext:value-type="float">
            <text:p>0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49" table:formula="of:=RIGHT([.C25];1)">
            <text:p/>
          </table:table-cell>
          <table:table-cell table:style-name="ce49" table:formula="of:=RIGHT([.D25];1)">
            <text:p/>
          </table:table-cell>
          <table:table-cell table:style-name="ce49" table:formula="of:=RIGHT([.E25];1)">
            <text:p/>
          </table:table-cell>
          <table:table-cell table:style-name="ce49" table:formula="of:=RIGHT([.F25];1)">
            <text:p/>
          </table:table-cell>
          <table:table-cell table:style-name="ce49" table:formula="of:=RIGHT([.G25];1)">
            <text:p/>
          </table:table-cell>
          <table:table-cell table:style-name="ce49" table:formula="of:=RIGHT([.H25];1)">
            <text:p/>
          </table:table-cell>
          <table:table-cell table:style-name="ce49" table:formula="of:=RIGHT([.I25];1)">
            <text:p/>
          </table:table-cell>
          <table:table-cell table:style-name="ce49" table:formula="of:=RIGHT([.J25];1)">
            <text:p/>
          </table:table-cell>
          <table:table-cell table:style-name="ce49" table:formula="of:=RIGHT([.K25];1)">
            <text:p/>
          </table:table-cell>
          <table:table-cell table:style-name="ce49" table:formula="of:=RIGHT([.L25];1)">
            <text:p/>
          </table:table-cell>
          <table:table-cell table:style-name="ce49" table:formula="of:=RIGHT([.M25];1)">
            <text:p/>
          </table:table-cell>
          <table:table-cell table:style-name="ce49" table:formula="of:=RIGHT([.N2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5];1)">
            <text:p/>
          </table:table-cell>
          <table:table-cell table:style-name="ce49" table:formula="of:=RIGHT([.P25];1)">
            <text:p/>
          </table:table-cell>
          <table:table-cell table:style-name="ce49" table:formula="of:=RIGHT([.Q25];1)">
            <text:p/>
          </table:table-cell>
          <table:table-cell table:style-name="ce49" table:formula="of:=RIGHT([.R25];1)">
            <text:p/>
          </table:table-cell>
          <table:table-cell table:style-name="ce49" table:formula="of:=RIGHT([.S25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25" calcext:value-type="date">
            <text:p>25/ feb</text:p>
          </table:table-cell>
          <table:table-cell table:style-name="ce145" table:formula="of:=TEXT([.A26];&quot;Ddd&quot;)" office:value-type="string" office:string-value="čet" calcext:value-type="string">
            <text:p>čet</text:p>
          </table:table-cell>
          <table:table-cell table:style-name="ce147" table:number-columns-repeated="15"/>
          <table:table-cell table:style-name="ce199"/>
          <table:table-cell table:style-name="ce147" table:number-columns-repeated="2"/>
          <table:table-cell table:style-name="ce151"/>
          <table:table-cell table:style-name="ce220" table:formula="of:=COUNTIF([.AH26:.AY26];&quot;☻&quot;)" office:value-type="float" office:value="0" calcext:value-type="float">
            <text:p>0</text:p>
          </table:table-cell>
          <table:table-cell table:style-name="ce220" table:formula="of:=COUNTIF([.AH26:.AY26];&quot;☺&quot;)" office:value-type="float" office:value="0" calcext:value-type="float">
            <text:p>0</text:p>
          </table:table-cell>
          <table:table-cell table:style-name="ce220" table:formula="of:=COUNTIF([.C26:.S26];&quot;51&quot;)+COUNTIF([.C26:.S26];&quot;51$&quot;)+COUNTIF([.C26:.S26];&quot;51☻&quot;)" office:value-type="float" office:value="0" calcext:value-type="float">
            <text:p>0</text:p>
          </table:table-cell>
          <table:table-cell table:style-name="ce220" table:formula="of:=COUNTIF([.C26:.S26];&quot;52&quot;)+COUNTIF([.C26:.S26];&quot;52$&quot;)+COUNTIF([.C26:.S26];&quot;52☻&quot;)" office:value-type="float" office:value="0" calcext:value-type="float">
            <text:p>0</text:p>
          </table:table-cell>
          <table:table-cell table:style-name="ce220" table:formula="of:=COUNTIF([.C26:.S26];&quot;51¶&quot;)" office:value-type="float" office:value="0" calcext:value-type="float">
            <text:p>0</text:p>
          </table:table-cell>
          <table:table-cell table:style-name="ce220" table:formula="of:=COUNTIF([.C26:.S26];&quot;52¶&quot;)" office:value-type="float" office:value="0" calcext:value-type="float">
            <text:p>0</text:p>
          </table:table-cell>
          <table:table-cell table:style-name="ce220" table:formula="of:=COUNTIF([.C26:.S26];&quot;U&quot;)+COUNTIF([.C26:.S26];&quot;U☻&quot;)+COUNTIF([.C26:.S26];&quot;U☺&quot;)" office:value-type="float" office:value="0" calcext:value-type="float">
            <text:p>0</text:p>
          </table:table-cell>
          <table:table-cell table:style-name="ce220" table:formula="of:=COUNTIF([.C26:.S26];&quot;KVIT&quot;)+COUNTIF([.C26:.S26];&quot;KVIT☻&quot;)+COUNTIF([.C26:.S26];&quot;kvit$&quot;)" office:value-type="float" office:value="0" calcext:value-type="float">
            <text:p>0</text:p>
          </table:table-cell>
          <table:table-cell table:style-name="ce223" table:formula="of:=COUNTBLANK([.C26:.S26])-3" office:value-type="float" office:value="14" calcext:value-type="float">
            <text:p>14</text:p>
          </table:table-cell>
          <table:table-cell table:style-name="ce225" table:formula="of:=COUNTIF([.C26:.S26];&quot;x&quot;)" office:value-type="float" office:value="0" calcext:value-type="float">
            <text:p>0</text:p>
          </table:table-cell>
          <table:table-cell table:style-name="ce226" table:formula="of:=COUNTIF([.C26:.S26];&quot;51&quot;)+COUNTIF([.C26:.S26];&quot;51☻&quot;)+COUNTIF([.C26:.S26];&quot;2&quot;)+COUNTIF([.C26:.S26];&quot;52&quot;)+COUNTIF([.C26:.S26];&quot;52☻&quot;)+COUNTIF([.C26:.S26];&quot;51$&quot;)+COUNTIF([.C26:.S26];&quot;52$&quot;)" office:value-type="float" office:value="0" calcext:value-type="float">
            <text:p>0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49" table:formula="of:=RIGHT([.C26];1)">
            <text:p/>
          </table:table-cell>
          <table:table-cell table:style-name="ce49" table:formula="of:=RIGHT([.D26];1)">
            <text:p/>
          </table:table-cell>
          <table:table-cell table:style-name="ce49" table:formula="of:=RIGHT([.E26];1)">
            <text:p/>
          </table:table-cell>
          <table:table-cell table:style-name="ce49" table:formula="of:=RIGHT([.F26];1)">
            <text:p/>
          </table:table-cell>
          <table:table-cell table:style-name="ce49" table:formula="of:=RIGHT([.G26];1)">
            <text:p/>
          </table:table-cell>
          <table:table-cell table:style-name="ce49" table:formula="of:=RIGHT([.H26];1)">
            <text:p/>
          </table:table-cell>
          <table:table-cell table:style-name="ce49" table:formula="of:=RIGHT([.I26];1)">
            <text:p/>
          </table:table-cell>
          <table:table-cell table:style-name="ce49" table:formula="of:=RIGHT([.J26];1)">
            <text:p/>
          </table:table-cell>
          <table:table-cell table:style-name="ce49" table:formula="of:=RIGHT([.K26];1)">
            <text:p/>
          </table:table-cell>
          <table:table-cell table:style-name="ce49" table:formula="of:=RIGHT([.L26];1)">
            <text:p/>
          </table:table-cell>
          <table:table-cell table:style-name="ce49" table:formula="of:=RIGHT([.M26];1)">
            <text:p/>
          </table:table-cell>
          <table:table-cell table:style-name="ce49" table:formula="of:=RIGHT([.N2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6];1)">
            <text:p/>
          </table:table-cell>
          <table:table-cell table:style-name="ce49" table:formula="of:=RIGHT([.P26];1)">
            <text:p/>
          </table:table-cell>
          <table:table-cell table:style-name="ce49" table:formula="of:=RIGHT([.Q26];1)">
            <text:p/>
          </table:table-cell>
          <table:table-cell table:style-name="ce49" table:formula="of:=RIGHT([.R26];1)">
            <text:p/>
          </table:table-cell>
          <table:table-cell table:style-name="ce49" table:formula="of:=RIGHT([.S26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26" calcext:value-type="date">
            <text:p>26/ feb</text:p>
          </table:table-cell>
          <table:table-cell table:style-name="ce145" table:formula="of:=TEXT([.A27];&quot;Ddd&quot;)" office:value-type="string" office:string-value="pet" calcext:value-type="string">
            <text:p>pet</text:p>
          </table:table-cell>
          <table:table-cell table:style-name="ce147" table:number-columns-repeated="15"/>
          <table:table-cell table:style-name="ce199"/>
          <table:table-cell table:style-name="ce147" table:number-columns-repeated="2"/>
          <table:table-cell table:style-name="ce151"/>
          <table:table-cell table:style-name="ce220" table:formula="of:=COUNTIF([.AH27:.AY27];&quot;☻&quot;)" office:value-type="float" office:value="0" calcext:value-type="float">
            <text:p>0</text:p>
          </table:table-cell>
          <table:table-cell table:style-name="ce220" table:formula="of:=COUNTIF([.AH27:.AY27];&quot;☺&quot;)" office:value-type="float" office:value="0" calcext:value-type="float">
            <text:p>0</text:p>
          </table:table-cell>
          <table:table-cell table:style-name="ce220" table:formula="of:=COUNTIF([.C27:.S27];&quot;51&quot;)+COUNTIF([.C27:.S27];&quot;51$&quot;)+COUNTIF([.C27:.S27];&quot;51☻&quot;)" office:value-type="float" office:value="0" calcext:value-type="float">
            <text:p>0</text:p>
          </table:table-cell>
          <table:table-cell table:style-name="ce220" table:formula="of:=COUNTIF([.C27:.S27];&quot;52&quot;)+COUNTIF([.C27:.S27];&quot;52$&quot;)+COUNTIF([.C27:.S27];&quot;52☻&quot;)" office:value-type="float" office:value="0" calcext:value-type="float">
            <text:p>0</text:p>
          </table:table-cell>
          <table:table-cell table:style-name="ce220" table:formula="of:=COUNTIF([.C27:.S27];&quot;51¶&quot;)" office:value-type="float" office:value="0" calcext:value-type="float">
            <text:p>0</text:p>
          </table:table-cell>
          <table:table-cell table:style-name="ce220" table:formula="of:=COUNTIF([.C27:.S27];&quot;52¶&quot;)" office:value-type="float" office:value="0" calcext:value-type="float">
            <text:p>0</text:p>
          </table:table-cell>
          <table:table-cell table:style-name="ce220" table:formula="of:=COUNTIF([.C27:.S27];&quot;U&quot;)+COUNTIF([.C27:.S27];&quot;U☻&quot;)+COUNTIF([.C27:.S27];&quot;U☺&quot;)" office:value-type="float" office:value="0" calcext:value-type="float">
            <text:p>0</text:p>
          </table:table-cell>
          <table:table-cell table:style-name="ce220" table:formula="of:=COUNTIF([.C27:.S27];&quot;KVIT&quot;)+COUNTIF([.C27:.S27];&quot;KVIT☻&quot;)+COUNTIF([.C27:.S27];&quot;kvit$&quot;)" office:value-type="float" office:value="0" calcext:value-type="float">
            <text:p>0</text:p>
          </table:table-cell>
          <table:table-cell table:style-name="ce223" table:formula="of:=COUNTBLANK([.C27:.S27])-3" office:value-type="float" office:value="14" calcext:value-type="float">
            <text:p>14</text:p>
          </table:table-cell>
          <table:table-cell table:style-name="ce225" table:formula="of:=COUNTIF([.C27:.S27];&quot;x&quot;)" office:value-type="float" office:value="0" calcext:value-type="float">
            <text:p>0</text:p>
          </table:table-cell>
          <table:table-cell table:style-name="ce226" table:formula="of:=COUNTIF([.C27:.S27];&quot;51&quot;)+COUNTIF([.C27:.S27];&quot;51☻&quot;)+COUNTIF([.C27:.S27];&quot;2&quot;)+COUNTIF([.C27:.S27];&quot;52&quot;)+COUNTIF([.C27:.S27];&quot;52☻&quot;)+COUNTIF([.C27:.S27];&quot;51$&quot;)+COUNTIF([.C27:.S27];&quot;52$&quot;)" office:value-type="float" office:value="0" calcext:value-type="float">
            <text:p>0</text:p>
          </table:table-cell>
          <table:table-cell table:style-name="ce114" table:formula="of:=[Vzorci_vnosov.$A$27]" office:value-type="string" office:string-value="KVIT☺" calcext:value-type="string">
            <text:p>KVIT☺</text:p>
          </table:table-cell>
          <table:table-cell table:style-name="ce49" table:formula="of:=RIGHT([.C27];1)">
            <text:p/>
          </table:table-cell>
          <table:table-cell table:style-name="ce49" table:formula="of:=RIGHT([.D27];1)">
            <text:p/>
          </table:table-cell>
          <table:table-cell table:style-name="ce49" table:formula="of:=RIGHT([.E27];1)">
            <text:p/>
          </table:table-cell>
          <table:table-cell table:style-name="ce49" table:formula="of:=RIGHT([.F27];1)">
            <text:p/>
          </table:table-cell>
          <table:table-cell table:style-name="ce49" table:formula="of:=RIGHT([.G27];1)">
            <text:p/>
          </table:table-cell>
          <table:table-cell table:style-name="ce49" table:formula="of:=RIGHT([.H27];1)">
            <text:p/>
          </table:table-cell>
          <table:table-cell table:style-name="ce49" table:formula="of:=RIGHT([.I27];1)">
            <text:p/>
          </table:table-cell>
          <table:table-cell table:style-name="ce49" table:formula="of:=RIGHT([.J27];1)">
            <text:p/>
          </table:table-cell>
          <table:table-cell table:style-name="ce49" table:formula="of:=RIGHT([.K27];1)">
            <text:p/>
          </table:table-cell>
          <table:table-cell table:style-name="ce49" table:formula="of:=RIGHT([.L27];1)">
            <text:p/>
          </table:table-cell>
          <table:table-cell table:style-name="ce49" table:formula="of:=RIGHT([.M27];1)">
            <text:p/>
          </table:table-cell>
          <table:table-cell table:style-name="ce49" table:formula="of:=RIGHT([.N2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7];1)">
            <text:p/>
          </table:table-cell>
          <table:table-cell table:style-name="ce49" table:formula="of:=RIGHT([.P27];1)">
            <text:p/>
          </table:table-cell>
          <table:table-cell table:style-name="ce49" table:formula="of:=RIGHT([.Q27];1)">
            <text:p/>
          </table:table-cell>
          <table:table-cell table:style-name="ce49" table:formula="of:=RIGHT([.R27];1)">
            <text:p/>
          </table:table-cell>
          <table:table-cell table:style-name="ce49" table:formula="of:=RIGHT([.S27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27" calcext:value-type="date">
            <text:p>27/ feb</text:p>
          </table:table-cell>
          <table:table-cell table:style-name="ce145" table:formula="of:=TEXT([.A28];&quot;Ddd&quot;)" office:value-type="string" office:string-value="sob" calcext:value-type="string">
            <text:p>sob</text:p>
          </table:table-cell>
          <table:table-cell table:style-name="ce147" table:number-columns-repeated="15"/>
          <table:table-cell table:style-name="ce199"/>
          <table:table-cell table:style-name="ce147" table:number-columns-repeated="2"/>
          <table:table-cell table:style-name="ce151"/>
          <table:table-cell table:style-name="ce220" table:formula="of:=COUNTIF([.AH28:.AY28];&quot;☻&quot;)" office:value-type="float" office:value="0" calcext:value-type="float">
            <text:p>0</text:p>
          </table:table-cell>
          <table:table-cell table:style-name="ce220" table:formula="of:=COUNTIF([.AH28:.AY28];&quot;☺&quot;)" office:value-type="float" office:value="0" calcext:value-type="float">
            <text:p>0</text:p>
          </table:table-cell>
          <table:table-cell table:style-name="ce220" table:formula="of:=COUNTIF([.C28:.S28];&quot;51&quot;)+COUNTIF([.C28:.S28];&quot;51$&quot;)+COUNTIF([.C28:.S28];&quot;51☻&quot;)" office:value-type="float" office:value="0" calcext:value-type="float">
            <text:p>0</text:p>
          </table:table-cell>
          <table:table-cell table:style-name="ce220" table:formula="of:=COUNTIF([.C28:.S28];&quot;52&quot;)+COUNTIF([.C28:.S28];&quot;52$&quot;)+COUNTIF([.C28:.S28];&quot;52☻&quot;)" office:value-type="float" office:value="0" calcext:value-type="float">
            <text:p>0</text:p>
          </table:table-cell>
          <table:table-cell table:style-name="ce220" table:formula="of:=COUNTIF([.C28:.S28];&quot;51¶&quot;)" office:value-type="float" office:value="0" calcext:value-type="float">
            <text:p>0</text:p>
          </table:table-cell>
          <table:table-cell table:style-name="ce220" table:formula="of:=COUNTIF([.C28:.S28];&quot;52¶&quot;)" office:value-type="float" office:value="0" calcext:value-type="float">
            <text:p>0</text:p>
          </table:table-cell>
          <table:table-cell table:style-name="ce220" table:formula="of:=COUNTIF([.C28:.S28];&quot;U&quot;)+COUNTIF([.C28:.S28];&quot;U☻&quot;)+COUNTIF([.C28:.S28];&quot;U☺&quot;)" office:value-type="float" office:value="0" calcext:value-type="float">
            <text:p>0</text:p>
          </table:table-cell>
          <table:table-cell table:style-name="ce220" table:formula="of:=COUNTIF([.C28:.S28];&quot;KVIT&quot;)+COUNTIF([.C28:.S28];&quot;KVIT☻&quot;)+COUNTIF([.C28:.S28];&quot;kvit$&quot;)" office:value-type="float" office:value="0" calcext:value-type="float">
            <text:p>0</text:p>
          </table:table-cell>
          <table:table-cell table:style-name="ce223" table:formula="of:=COUNTBLANK([.C28:.S28])-3" office:value-type="float" office:value="14" calcext:value-type="float">
            <text:p>14</text:p>
          </table:table-cell>
          <table:table-cell table:style-name="ce225" table:formula="of:=COUNTIF([.C28:.S28];&quot;x&quot;)" office:value-type="float" office:value="0" calcext:value-type="float">
            <text:p>0</text:p>
          </table:table-cell>
          <table:table-cell table:style-name="ce226" table:formula="of:=COUNTIF([.C28:.S28];&quot;51&quot;)+COUNTIF([.C28:.S28];&quot;51☻&quot;)+COUNTIF([.C28:.S28];&quot;2&quot;)+COUNTIF([.C28:.S28];&quot;52&quot;)+COUNTIF([.C28:.S28];&quot;52☻&quot;)+COUNTIF([.C28:.S28];&quot;51$&quot;)+COUNTIF([.C28:.S28];&quot;52$&quot;)" office:value-type="float" office:value="0" calcext:value-type="float">
            <text:p>0</text:p>
          </table:table-cell>
          <table:table-cell table:style-name="ce115" table:formula="of:=[Vzorci_vnosov.$A$28]" office:value-type="string" office:string-value="KO" calcext:value-type="string">
            <text:p>KO</text:p>
          </table:table-cell>
          <table:table-cell table:style-name="ce49" table:formula="of:=RIGHT([.C28];1)">
            <text:p/>
          </table:table-cell>
          <table:table-cell table:style-name="ce49" table:formula="of:=RIGHT([.D28];1)">
            <text:p/>
          </table:table-cell>
          <table:table-cell table:style-name="ce49" table:formula="of:=RIGHT([.E28];1)">
            <text:p/>
          </table:table-cell>
          <table:table-cell table:style-name="ce49" table:formula="of:=RIGHT([.F28];1)">
            <text:p/>
          </table:table-cell>
          <table:table-cell table:style-name="ce49" table:formula="of:=RIGHT([.G28];1)">
            <text:p/>
          </table:table-cell>
          <table:table-cell table:style-name="ce49" table:formula="of:=RIGHT([.H28];1)">
            <text:p/>
          </table:table-cell>
          <table:table-cell table:style-name="ce49" table:formula="of:=RIGHT([.I28];1)">
            <text:p/>
          </table:table-cell>
          <table:table-cell table:style-name="ce49" table:formula="of:=RIGHT([.J28];1)">
            <text:p/>
          </table:table-cell>
          <table:table-cell table:style-name="ce49" table:formula="of:=RIGHT([.K28];1)">
            <text:p/>
          </table:table-cell>
          <table:table-cell table:style-name="ce49" table:formula="of:=RIGHT([.L28];1)">
            <text:p/>
          </table:table-cell>
          <table:table-cell table:style-name="ce49" table:formula="of:=RIGHT([.M28];1)">
            <text:p/>
          </table:table-cell>
          <table:table-cell table:style-name="ce49" table:formula="of:=RIGHT([.N2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8];1)">
            <text:p/>
          </table:table-cell>
          <table:table-cell table:style-name="ce49" table:formula="of:=RIGHT([.P28];1)">
            <text:p/>
          </table:table-cell>
          <table:table-cell table:style-name="ce49" table:formula="of:=RIGHT([.Q28];1)">
            <text:p/>
          </table:table-cell>
          <table:table-cell table:style-name="ce49" table:formula="of:=RIGHT([.R28];1)">
            <text:p/>
          </table:table-cell>
          <table:table-cell table:style-name="ce49" table:formula="of:=RIGHT([.S28];1)">
            <text:p/>
          </table:table-cell>
          <table:table-cell table:number-columns-repeated="13"/>
        </table:table-row>
        <table:table-row table:style-name="ro4">
          <table:table-cell table:style-name="ce144" office:value-type="date" office:date-value="2021-02-28" calcext:value-type="date">
            <text:p>28/ feb</text:p>
          </table:table-cell>
          <table:table-cell table:style-name="ce145" table:formula="of:=TEXT([.A29];&quot;Ddd&quot;)" office:value-type="string" office:string-value="ned" calcext:value-type="string">
            <text:p>ned</text:p>
          </table:table-cell>
          <table:table-cell table:style-name="ce147" table:number-columns-repeated="15"/>
          <table:table-cell table:style-name="ce199"/>
          <table:table-cell table:style-name="ce147" table:number-columns-repeated="2"/>
          <table:table-cell table:style-name="ce151"/>
          <table:table-cell table:style-name="ce220" table:formula="of:=COUNTIF([.AH29:.AY29];&quot;☻&quot;)" office:value-type="float" office:value="0" calcext:value-type="float">
            <text:p>0</text:p>
          </table:table-cell>
          <table:table-cell table:style-name="ce220" table:formula="of:=COUNTIF([.AH29:.AY29];&quot;☺&quot;)" office:value-type="float" office:value="0" calcext:value-type="float">
            <text:p>0</text:p>
          </table:table-cell>
          <table:table-cell table:style-name="ce220" table:formula="of:=COUNTIF([.C29:.S29];&quot;51&quot;)+COUNTIF([.C29:.S29];&quot;51$&quot;)+COUNTIF([.C29:.S29];&quot;51☻&quot;)" office:value-type="float" office:value="0" calcext:value-type="float">
            <text:p>0</text:p>
          </table:table-cell>
          <table:table-cell table:style-name="ce220" table:formula="of:=COUNTIF([.C29:.S29];&quot;52&quot;)+COUNTIF([.C29:.S29];&quot;52$&quot;)+COUNTIF([.C29:.S29];&quot;52☻&quot;)" office:value-type="float" office:value="0" calcext:value-type="float">
            <text:p>0</text:p>
          </table:table-cell>
          <table:table-cell table:style-name="ce220" table:formula="of:=COUNTIF([.C29:.S29];&quot;51¶&quot;)" office:value-type="float" office:value="0" calcext:value-type="float">
            <text:p>0</text:p>
          </table:table-cell>
          <table:table-cell table:style-name="ce220" table:formula="of:=COUNTIF([.C29:.S29];&quot;52¶&quot;)" office:value-type="float" office:value="0" calcext:value-type="float">
            <text:p>0</text:p>
          </table:table-cell>
          <table:table-cell table:style-name="ce220" table:formula="of:=COUNTIF([.C29:.S29];&quot;U&quot;)+COUNTIF([.C29:.S29];&quot;U☻&quot;)+COUNTIF([.C29:.S29];&quot;U☺&quot;)" office:value-type="float" office:value="0" calcext:value-type="float">
            <text:p>0</text:p>
          </table:table-cell>
          <table:table-cell table:style-name="ce220" table:formula="of:=COUNTIF([.C29:.S29];&quot;KVIT&quot;)+COUNTIF([.C29:.S29];&quot;KVIT☻&quot;)+COUNTIF([.C29:.S29];&quot;kvit$&quot;)" office:value-type="float" office:value="0" calcext:value-type="float">
            <text:p>0</text:p>
          </table:table-cell>
          <table:table-cell table:style-name="ce223" table:formula="of:=COUNTBLANK([.C29:.S29])-3" office:value-type="float" office:value="14" calcext:value-type="float">
            <text:p>14</text:p>
          </table:table-cell>
          <table:table-cell table:style-name="ce225" table:formula="of:=COUNTIF([.C29:.S29];&quot;x&quot;)" office:value-type="float" office:value="0" calcext:value-type="float">
            <text:p>0</text:p>
          </table:table-cell>
          <table:table-cell table:style-name="ce226" table:formula="of:=COUNTIF([.C29:.S29];&quot;51&quot;)+COUNTIF([.C29:.S29];&quot;51☻&quot;)+COUNTIF([.C29:.S29];&quot;2&quot;)+COUNTIF([.C29:.S29];&quot;52&quot;)+COUNTIF([.C29:.S29];&quot;52☻&quot;)+COUNTIF([.C29:.S29];&quot;51$&quot;)+COUNTIF([.C29:.S29];&quot;52$&quot;)" office:value-type="float" office:value="0" calcext:value-type="float">
            <text:p>0</text:p>
          </table:table-cell>
          <table:table-cell table:style-name="ce115" table:formula="of:=[Vzorci_vnosov.$A$29]" office:value-type="string" office:string-value="Rt" calcext:value-type="string">
            <text:p>Rt</text:p>
          </table:table-cell>
          <table:table-cell table:style-name="ce49" table:formula="of:=RIGHT([.C29];1)">
            <text:p/>
          </table:table-cell>
          <table:table-cell table:style-name="ce49" table:formula="of:=RIGHT([.D29];1)">
            <text:p/>
          </table:table-cell>
          <table:table-cell table:style-name="ce49" table:formula="of:=RIGHT([.E29];1)">
            <text:p/>
          </table:table-cell>
          <table:table-cell table:style-name="ce49" table:formula="of:=RIGHT([.F29];1)">
            <text:p/>
          </table:table-cell>
          <table:table-cell table:style-name="ce49" table:formula="of:=RIGHT([.G29];1)">
            <text:p/>
          </table:table-cell>
          <table:table-cell table:style-name="ce49" table:formula="of:=RIGHT([.H29];1)">
            <text:p/>
          </table:table-cell>
          <table:table-cell table:style-name="ce49" table:formula="of:=RIGHT([.I29];1)">
            <text:p/>
          </table:table-cell>
          <table:table-cell table:style-name="ce49" table:formula="of:=RIGHT([.J29];1)">
            <text:p/>
          </table:table-cell>
          <table:table-cell table:style-name="ce49" table:formula="of:=RIGHT([.K29];1)">
            <text:p/>
          </table:table-cell>
          <table:table-cell table:style-name="ce49" table:formula="of:=RIGHT([.L29];1)">
            <text:p/>
          </table:table-cell>
          <table:table-cell table:style-name="ce49" table:formula="of:=RIGHT([.M29];1)">
            <text:p/>
          </table:table-cell>
          <table:table-cell table:style-name="ce49" table:formula="of:=RIGHT([.N2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9];1)">
            <text:p/>
          </table:table-cell>
          <table:table-cell table:style-name="ce49" table:formula="of:=RIGHT([.P29];1)">
            <text:p/>
          </table:table-cell>
          <table:table-cell table:style-name="ce49" table:formula="of:=RIGHT([.Q29];1)">
            <text:p/>
          </table:table-cell>
          <table:table-cell table:style-name="ce49" table:formula="of:=RIGHT([.R29];1)">
            <text:p/>
          </table:table-cell>
          <table:table-cell table:style-name="ce49" table:formula="of:=RIGHT([.S29];1)">
            <text:p/>
          </table:table-cell>
          <table:table-cell table:number-columns-repeated="13"/>
        </table:table-row>
        <table:table-row table:style-name="ro4">
          <table:table-cell table:style-name="Default" table:number-columns-repeated="21"/>
          <table:table-cell table:style-name="ce80" table:number-columns-repeated="11"/>
          <table:table-cell table:style-name="ce87" table:formula="of:=[Vzorci_vnosov.$A$30]" office:value-type="string" office:string-value="Rt☻" calcext:value-type="string">
            <text:p>Rt☻</text:p>
          </table:table-cell>
          <table:table-cell table:style-name="ce49" table:formula="of:=RIGHT([.C30];1)">
            <text:p/>
          </table:table-cell>
          <table:table-cell table:style-name="ce49" table:formula="of:=RIGHT([.D30];1)">
            <text:p/>
          </table:table-cell>
          <table:table-cell table:style-name="ce49" table:formula="of:=RIGHT([.E30];1)">
            <text:p/>
          </table:table-cell>
          <table:table-cell table:style-name="ce49" table:formula="of:=RIGHT([.F30];1)">
            <text:p/>
          </table:table-cell>
          <table:table-cell table:style-name="ce49" table:formula="of:=RIGHT([.G30];1)">
            <text:p/>
          </table:table-cell>
          <table:table-cell table:style-name="ce49" table:formula="of:=RIGHT([.H30];1)">
            <text:p/>
          </table:table-cell>
          <table:table-cell table:style-name="ce49" table:formula="of:=RIGHT([.I30];1)">
            <text:p/>
          </table:table-cell>
          <table:table-cell table:style-name="ce49" table:formula="of:=RIGHT([.J30];1)">
            <text:p/>
          </table:table-cell>
          <table:table-cell table:style-name="ce49" table:formula="of:=RIGHT([.K30];1)">
            <text:p/>
          </table:table-cell>
          <table:table-cell table:style-name="ce49" table:formula="of:=RIGHT([.L30];1)">
            <text:p/>
          </table:table-cell>
          <table:table-cell table:style-name="ce49" table:formula="of:=RIGHT([.M30];1)">
            <text:p/>
          </table:table-cell>
          <table:table-cell table:style-name="ce49" table:formula="of:=RIGHT([.N3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0];1)">
            <text:p/>
          </table:table-cell>
          <table:table-cell table:style-name="ce49" table:formula="of:=RIGHT([.P30];1)">
            <text:p/>
          </table:table-cell>
          <table:table-cell table:style-name="ce49" table:formula="of:=RIGHT([.Q30];1)">
            <text:p/>
          </table:table-cell>
          <table:table-cell table:style-name="ce49" table:formula="of:=RIGHT([.R30];1)">
            <text:p/>
          </table:table-cell>
          <table:table-cell table:style-name="ce49" table:formula="of:=RIGHT([.S30];1)">
            <text:p/>
          </table:table-cell>
          <table:table-cell table:number-columns-repeated="13"/>
        </table:table-row>
        <table:table-row table:style-name="ro4">
          <table:table-cell table:style-name="ce27" table:number-columns-repeated="21"/>
          <table:table-cell table:style-name="ce80" table:number-columns-repeated="11"/>
          <table:table-cell table:style-name="ce116" table:formula="of:=[Vzorci_vnosov.$A$31]" office:value-type="string" office:string-value="Rt☺" calcext:value-type="string">
            <text:p>Rt☺</text:p>
          </table:table-cell>
          <table:table-cell table:style-name="ce49" table:formula="of:=RIGHT([.C31];1)">
            <text:p/>
          </table:table-cell>
          <table:table-cell table:style-name="ce49" table:formula="of:=RIGHT([.D31];1)">
            <text:p/>
          </table:table-cell>
          <table:table-cell table:style-name="ce49" table:formula="of:=RIGHT([.E31];1)">
            <text:p/>
          </table:table-cell>
          <table:table-cell table:style-name="ce49" table:formula="of:=RIGHT([.F31];1)">
            <text:p/>
          </table:table-cell>
          <table:table-cell table:style-name="ce49" table:formula="of:=RIGHT([.G31];1)">
            <text:p/>
          </table:table-cell>
          <table:table-cell table:style-name="ce49" table:formula="of:=RIGHT([.H31];1)">
            <text:p/>
          </table:table-cell>
          <table:table-cell table:style-name="ce49" table:formula="of:=RIGHT([.I31];1)">
            <text:p/>
          </table:table-cell>
          <table:table-cell table:style-name="ce49" table:formula="of:=RIGHT([.J31];1)">
            <text:p/>
          </table:table-cell>
          <table:table-cell table:style-name="ce49" table:formula="of:=RIGHT([.K31];1)">
            <text:p/>
          </table:table-cell>
          <table:table-cell table:style-name="ce49" table:formula="of:=RIGHT([.L31];1)">
            <text:p/>
          </table:table-cell>
          <table:table-cell table:style-name="ce49" table:formula="of:=RIGHT([.M31];1)">
            <text:p/>
          </table:table-cell>
          <table:table-cell table:style-name="ce49" table:formula="of:=RIGHT([.N3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1];1)">
            <text:p/>
          </table:table-cell>
          <table:table-cell table:style-name="ce49" table:formula="of:=RIGHT([.P31];1)">
            <text:p/>
          </table:table-cell>
          <table:table-cell table:style-name="ce49" table:formula="of:=RIGHT([.Q31];1)">
            <text:p/>
          </table:table-cell>
          <table:table-cell table:style-name="ce49" table:formula="of:=RIGHT([.R31];1)">
            <text:p/>
          </table:table-cell>
          <table:table-cell table:style-name="ce49" table:formula="of:=RIGHT([.S31];1)">
            <text:p/>
          </table:table-cell>
          <table:table-cell table:number-columns-repeated="13"/>
        </table:table-row>
        <table:table-row table:style-name="ro4">
          <table:table-cell table:style-name="ce27" table:number-columns-repeated="21"/>
          <table:table-cell table:style-name="ce80" table:number-columns-repeated="11"/>
          <table:table-cell table:style-name="ce89" table:formula="of:=[Vzorci_vnosov.$A$32]" office:value-type="string" office:string-value="Am" calcext:value-type="string">
            <text:p>Am</text:p>
          </table:table-cell>
          <table:table-cell table:style-name="ce49" table:formula="of:=RIGHT([.C32];1)">
            <text:p/>
          </table:table-cell>
          <table:table-cell table:style-name="ce49" table:formula="of:=RIGHT([.D32];1)">
            <text:p/>
          </table:table-cell>
          <table:table-cell table:style-name="ce49" table:formula="of:=RIGHT([.E32];1)">
            <text:p/>
          </table:table-cell>
          <table:table-cell table:style-name="ce49" table:formula="of:=RIGHT([.F32];1)">
            <text:p/>
          </table:table-cell>
          <table:table-cell table:style-name="ce49" table:formula="of:=RIGHT([.G32];1)">
            <text:p/>
          </table:table-cell>
          <table:table-cell table:style-name="ce49" table:formula="of:=RIGHT([.H32];1)">
            <text:p/>
          </table:table-cell>
          <table:table-cell table:style-name="ce49" table:formula="of:=RIGHT([.I32];1)">
            <text:p/>
          </table:table-cell>
          <table:table-cell table:style-name="ce49" table:formula="of:=RIGHT([.J32];1)">
            <text:p/>
          </table:table-cell>
          <table:table-cell table:style-name="ce49" table:formula="of:=RIGHT([.K32];1)">
            <text:p/>
          </table:table-cell>
          <table:table-cell table:style-name="ce49" table:formula="of:=RIGHT([.L32];1)">
            <text:p/>
          </table:table-cell>
          <table:table-cell table:style-name="ce49" table:formula="of:=RIGHT([.M32];1)">
            <text:p/>
          </table:table-cell>
          <table:table-cell table:style-name="ce49" table:formula="of:=RIGHT([.N3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2];1)">
            <text:p/>
          </table:table-cell>
          <table:table-cell table:style-name="ce49" table:formula="of:=RIGHT([.P32];1)">
            <text:p/>
          </table:table-cell>
          <table:table-cell table:style-name="ce49" table:formula="of:=RIGHT([.Q32];1)">
            <text:p/>
          </table:table-cell>
          <table:table-cell table:style-name="ce49" table:formula="of:=RIGHT([.R32];1)">
            <text:p/>
          </table:table-cell>
          <table:table-cell table:style-name="ce49" table:formula="of:=RIGHT([.S32];1)">
            <text:p/>
          </table:table-cell>
          <table:table-cell table:number-columns-repeated="13"/>
        </table:table-row>
        <table:table-row table:style-name="ro1">
          <table:table-cell table:number-columns-repeated="32"/>
          <table:table-cell table:style-name="ce87" table:formula="of:=[Vzorci_vnosov.$A$33]" office:value-type="string" office:string-value="Am☻" calcext:value-type="string">
            <text:p>Am☻</text:p>
          </table:table-cell>
          <table:table-cell table:style-name="ce64" table:number-columns-repeated="18"/>
          <table:table-cell table:number-columns-repeated="13"/>
        </table:table-row>
        <table:table-row table:style-name="ro1">
          <table:table-cell table:number-columns-repeated="2"/>
          <table:table-cell table:style-name="ce129" table:formula="of:=[.$C$1]" office:value-type="string" office:string-value="GOR" calcext:value-type="string">
            <text:p>GOR</text:p>
          </table:table-cell>
          <table:table-cell table:style-name="ce129" table:formula="of:=[.$D$1]" office:value-type="string" office:string-value="ŠOŠ" calcext:value-type="string">
            <text:p>ŠOŠ</text:p>
          </table:table-cell>
          <table:table-cell table:style-name="ce129" table:formula="of:=[.$E$1]" office:value-type="string" office:string-value="PIN" calcext:value-type="string">
            <text:p>PIN</text:p>
          </table:table-cell>
          <table:table-cell table:style-name="ce129" table:formula="of:=[.$F$1]" office:value-type="string" office:string-value="KON" calcext:value-type="string">
            <text:p>KON</text:p>
          </table:table-cell>
          <table:table-cell table:style-name="ce129" table:formula="of:=[.$G$1]" office:value-type="string" office:string-value="ORO" calcext:value-type="string">
            <text:p>ORO</text:p>
          </table:table-cell>
          <table:table-cell table:style-name="ce129" table:formula="of:=[.$H$1]" office:value-type="string" office:string-value="MIO" calcext:value-type="string">
            <text:p>MIO</text:p>
          </table:table-cell>
          <table:table-cell table:style-name="ce129" table:formula="of:=[.$I$1]" office:value-type="string" office:string-value="BOŽ" calcext:value-type="string">
            <text:p>BOŽ</text:p>
          </table:table-cell>
          <table:table-cell table:style-name="ce129" table:formula="of:=[.$J$1]" office:value-type="string" office:string-value="TOM" calcext:value-type="string">
            <text:p>TOM</text:p>
          </table:table-cell>
          <table:table-cell table:style-name="ce129" table:formula="of:=[.$K$1]" office:value-type="string" office:string-value="MŠŠ" calcext:value-type="string">
            <text:p>MŠŠ</text:p>
          </table:table-cell>
          <table:table-cell table:style-name="ce129" table:formula="of:=[.$L$1]" office:value-type="string" office:string-value="ŽIV" calcext:value-type="string">
            <text:p>ŽIV</text:p>
          </table:table-cell>
          <table:table-cell table:style-name="ce129" table:formula="of:=[.$M$1]" office:value-type="string" office:string-value="TAL" calcext:value-type="string">
            <text:p>TAL</text:p>
          </table:table-cell>
          <table:table-cell table:style-name="ce129" table:formula="of:=[.$N$1]" office:value-type="string" office:string-value="PIR" calcext:value-type="string">
            <text:p>PIR</text:p>
          </table:table-cell>
          <table:table-cell table:style-name="ce129" table:formula="of:=[.$O$1]" office:value-type="string" office:string-value="NOV2" calcext:value-type="string">
            <text:p>NOV2</text:p>
          </table:table-cell>
          <table:table-cell table:style-name="ce129" table:formula="of:=[.$P$1]" office:value-type="string" office:string-value="BUT" calcext:value-type="string">
            <text:p>BUT</text:p>
          </table:table-cell>
          <table:table-cell table:style-name="ce129" table:formula="of:=[.$Q$1]" office:value-type="string" office:string-value="ŽRJ" calcext:value-type="string">
            <text:p>ŽRJ</text:p>
          </table:table-cell>
          <table:table-cell table:style-name="ce129" table:formula="of:=[.$R$1]" office:value-type="string" office:string-value="NOV3" calcext:value-type="string">
            <text:p>NOV3</text:p>
          </table:table-cell>
          <table:table-cell table:style-name="ce129" table:formula="of:=[.$S$1]" office:value-type="string" office:string-value="JNK" calcext:value-type="string">
            <text:p>JNK</text:p>
          </table:table-cell>
          <table:table-cell table:number-columns-repeated="13"/>
          <table:table-cell table:style-name="ce116" table:formula="of:=[Vzorci_vnosov.$A$34]" office:value-type="string" office:string-value="Am☺" calcext:value-type="string">
            <text:p>Am☺</text:p>
          </table:table-cell>
          <table:table-cell table:style-name="ce64" table:number-columns-repeated="18"/>
          <table:table-cell table:number-columns-repeated="13"/>
        </table:table-row>
        <table:table-row table:style-name="ro5">
          <table:table-cell/>
          <table:table-cell table:style-name="ce65" table:formula="of:=[Vzorci_vnosov.$A$20]" office:value-type="string" office:string-value="☺" calcext:value-type="string">
            <text:p>☺</text:p>
          </table:table-cell>
          <table:table-cell table:style-name="ce66" table:formula="of:=COUNTIF([.AH2:.AH32];&quot;☺&quot;)" office:value-type="float" office:value="0" calcext:value-type="float">
            <text:p>0</text:p>
          </table:table-cell>
          <table:table-cell table:style-name="ce66" table:formula="of:=COUNTIF([.AI2:.AI32];&quot;☺&quot;)" office:value-type="float" office:value="0" calcext:value-type="float">
            <text:p>0</text:p>
          </table:table-cell>
          <table:table-cell table:style-name="ce66" table:formula="of:=COUNTIF([.AJ2:.AJ32];&quot;☺&quot;)" office:value-type="float" office:value="0" calcext:value-type="float">
            <text:p>0</text:p>
          </table:table-cell>
          <table:table-cell table:style-name="ce66" table:formula="of:=COUNTIF([.AK2:.AK32];&quot;☺&quot;)" office:value-type="float" office:value="0" calcext:value-type="float">
            <text:p>0</text:p>
          </table:table-cell>
          <table:table-cell table:style-name="ce66" table:formula="of:=COUNTIF([.AL2:.AL32];&quot;☺&quot;)" office:value-type="float" office:value="0" calcext:value-type="float">
            <text:p>0</text:p>
          </table:table-cell>
          <table:table-cell table:style-name="ce66" table:formula="of:=COUNTIF([.AM2:.AM32];&quot;☺&quot;)" office:value-type="float" office:value="0" calcext:value-type="float">
            <text:p>0</text:p>
          </table:table-cell>
          <table:table-cell table:style-name="ce66" table:formula="of:=COUNTIF([.AN2:.AN32];&quot;☺&quot;)" office:value-type="float" office:value="0" calcext:value-type="float">
            <text:p>0</text:p>
          </table:table-cell>
          <table:table-cell table:style-name="ce66" table:formula="of:=COUNTIF([.AO2:.AO32];&quot;☺&quot;)" office:value-type="float" office:value="0" calcext:value-type="float">
            <text:p>0</text:p>
          </table:table-cell>
          <table:table-cell table:style-name="ce66" table:formula="of:=COUNTIF([.AP2:.AP32];&quot;☺&quot;)" office:value-type="float" office:value="0" calcext:value-type="float">
            <text:p>0</text:p>
          </table:table-cell>
          <table:table-cell table:style-name="ce66" table:formula="of:=COUNTIF([.AQ2:.AQ32];&quot;☺&quot;)" office:value-type="float" office:value="0" calcext:value-type="float">
            <text:p>0</text:p>
          </table:table-cell>
          <table:table-cell table:style-name="ce66" table:formula="of:=COUNTIF([.AR2:.AR32];&quot;☺&quot;)" office:value-type="float" office:value="0" calcext:value-type="float">
            <text:p>0</text:p>
          </table:table-cell>
          <table:table-cell table:style-name="ce66" table:formula="of:=COUNTIF([.AS2:.AS32];&quot;☺&quot;)" office:value-type="float" office:value="0" calcext:value-type="float">
            <text:p>0</text:p>
          </table:table-cell>
          <table:table-cell table:style-name="ce66" table:formula="of:=COUNTIF([.AU2:.AU32];&quot;☺&quot;)" office:value-type="float" office:value="0" calcext:value-type="float">
            <text:p>0</text:p>
          </table:table-cell>
          <table:table-cell table:style-name="ce66" table:formula="of:=COUNTIF([.AV2:.AV32];&quot;☺&quot;)" office:value-type="float" office:value="0" calcext:value-type="float">
            <text:p>0</text:p>
          </table:table-cell>
          <table:table-cell table:style-name="ce66" table:formula="of:=COUNTIF([.AW2:.AW32];&quot;☺&quot;)" office:value-type="float" office:value="0" calcext:value-type="float">
            <text:p>0</text:p>
          </table:table-cell>
          <table:table-cell table:style-name="ce66" table:formula="of:=COUNTIF([.AX2:.AX32];&quot;☺&quot;)" office:value-type="float" office:value="0" calcext:value-type="float">
            <text:p>0</text:p>
          </table:table-cell>
          <table:table-cell table:style-name="ce66" table:formula="of:=COUNTIF([.AY2:.AY32];&quot;☺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35]" office:value-type="string" office:string-value="Ta" calcext:value-type="string">
            <text:p>Ta</text:p>
          </table:table-cell>
          <table:table-cell table:number-columns-repeated="31"/>
        </table:table-row>
        <table:table-row table:style-name="ro5">
          <table:table-cell table:style-name="ce67"/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66" table:formula="of:=COUNTIF([.AH2:.AH32];&quot;☻&quot;)" office:value-type="float" office:value="0" calcext:value-type="float">
            <text:p>0</text:p>
          </table:table-cell>
          <table:table-cell table:style-name="ce66" table:formula="of:=COUNTIF([.AI2:.AI32];&quot;☻&quot;)" office:value-type="float" office:value="0" calcext:value-type="float">
            <text:p>0</text:p>
          </table:table-cell>
          <table:table-cell table:style-name="ce66" table:formula="of:=COUNTIF([.AJ2:.AJ32];&quot;☻&quot;)" office:value-type="float" office:value="0" calcext:value-type="float">
            <text:p>0</text:p>
          </table:table-cell>
          <table:table-cell table:style-name="ce66" table:formula="of:=COUNTIF([.AK2:.AK32];&quot;☻&quot;)" office:value-type="float" office:value="0" calcext:value-type="float">
            <text:p>0</text:p>
          </table:table-cell>
          <table:table-cell table:style-name="ce66" table:formula="of:=COUNTIF([.AL2:.AL32];&quot;☻&quot;)" office:value-type="float" office:value="0" calcext:value-type="float">
            <text:p>0</text:p>
          </table:table-cell>
          <table:table-cell table:style-name="ce66" table:formula="of:=COUNTIF([.AM2:.AM32];&quot;☻&quot;)" office:value-type="float" office:value="0" calcext:value-type="float">
            <text:p>0</text:p>
          </table:table-cell>
          <table:table-cell table:style-name="ce66" table:formula="of:=COUNTIF([.AN2:.AN32];&quot;☻&quot;)" office:value-type="float" office:value="0" calcext:value-type="float">
            <text:p>0</text:p>
          </table:table-cell>
          <table:table-cell table:style-name="ce66" table:formula="of:=COUNTIF([.AO2:.AO32];&quot;☻&quot;)" office:value-type="float" office:value="0" calcext:value-type="float">
            <text:p>0</text:p>
          </table:table-cell>
          <table:table-cell table:style-name="ce66" table:formula="of:=COUNTIF([.AP2:.AP32];&quot;☻&quot;)" office:value-type="float" office:value="0" calcext:value-type="float">
            <text:p>0</text:p>
          </table:table-cell>
          <table:table-cell table:style-name="ce66" table:formula="of:=COUNTIF([.AQ2:.AQ32];&quot;☻&quot;)" office:value-type="float" office:value="0" calcext:value-type="float">
            <text:p>0</text:p>
          </table:table-cell>
          <table:table-cell table:style-name="ce66" table:formula="of:=COUNTIF([.AR2:.AR32];&quot;☻&quot;)" office:value-type="float" office:value="0" calcext:value-type="float">
            <text:p>0</text:p>
          </table:table-cell>
          <table:table-cell table:style-name="ce66" table:formula="of:=COUNTIF([.AS2:.AS32];&quot;☻&quot;)" office:value-type="float" office:value="0" calcext:value-type="float">
            <text:p>0</text:p>
          </table:table-cell>
          <table:table-cell table:style-name="ce66" table:formula="of:=COUNTIF([.AU2:.AU32];&quot;☻&quot;)" office:value-type="float" office:value="0" calcext:value-type="float">
            <text:p>0</text:p>
          </table:table-cell>
          <table:table-cell table:style-name="ce66" table:formula="of:=COUNTIF([.AV2:.AV32];&quot;☻&quot;)" office:value-type="float" office:value="0" calcext:value-type="float">
            <text:p>0</text:p>
          </table:table-cell>
          <table:table-cell table:style-name="ce66" table:formula="of:=COUNTIF([.AW2:.AW32];&quot;☻&quot;)" office:value-type="float" office:value="0" calcext:value-type="float">
            <text:p>0</text:p>
          </table:table-cell>
          <table:table-cell table:style-name="ce66" table:formula="of:=COUNTIF([.AX2:.AX32];&quot;☻&quot;)" office:value-type="float" office:value="0" calcext:value-type="float">
            <text:p>0</text:p>
          </table:table-cell>
          <table:table-cell table:style-name="ce66" table:formula="of:=COUNTIF([.AY2:.AY32];&quot;☻&quot;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87" table:formula="of:=[Vzorci_vnosov.$A$36]" office:value-type="string" office:string-value="Ta☻" calcext:value-type="string">
            <text:p>Ta☻</text:p>
          </table:table-cell>
          <table:table-cell table:style-name="ce69" table:number-columns-repeated="18"/>
          <table:table-cell table:number-columns-repeated="13"/>
        </table:table-row>
        <table:table-row table:style-name="ro5">
          <table:table-cell table:style-name="ce67"/>
          <table:table-cell table:style-name="ce120" table:formula="of:=[Vzorci_vnosov.$A$42]" office:value-type="string" office:string-value="Σ" calcext:value-type="string">
            <text:p>Σ</text:p>
          </table:table-cell>
          <table:table-cell table:style-name="ce71" table:formula="of:=SUM([.C35:.C36])" office:value-type="float" office:value="0" calcext:value-type="float">
            <text:p>0</text:p>
          </table:table-cell>
          <table:table-cell table:style-name="ce71" table:formula="of:=SUM([.D35:.D36])" office:value-type="float" office:value="0" calcext:value-type="float">
            <text:p>0</text:p>
          </table:table-cell>
          <table:table-cell table:style-name="ce71" table:formula="of:=SUM([.E35:.E36])" office:value-type="float" office:value="0" calcext:value-type="float">
            <text:p>0</text:p>
          </table:table-cell>
          <table:table-cell table:style-name="ce71" table:formula="of:=SUM([.F35:.F36])" office:value-type="float" office:value="0" calcext:value-type="float">
            <text:p>0</text:p>
          </table:table-cell>
          <table:table-cell table:style-name="ce71" table:formula="of:=SUM([.G35:.G36])" office:value-type="float" office:value="0" calcext:value-type="float">
            <text:p>0</text:p>
          </table:table-cell>
          <table:table-cell table:style-name="ce71" table:formula="of:=SUM([.H35:.H36])" office:value-type="float" office:value="0" calcext:value-type="float">
            <text:p>0</text:p>
          </table:table-cell>
          <table:table-cell table:style-name="ce71" table:formula="of:=SUM([.I35:.I36])" office:value-type="float" office:value="0" calcext:value-type="float">
            <text:p>0</text:p>
          </table:table-cell>
          <table:table-cell table:style-name="ce71" table:formula="of:=SUM([.J35:.J36])" office:value-type="float" office:value="0" calcext:value-type="float">
            <text:p>0</text:p>
          </table:table-cell>
          <table:table-cell table:style-name="ce71" table:formula="of:=SUM([.K35:.K36])" office:value-type="float" office:value="0" calcext:value-type="float">
            <text:p>0</text:p>
          </table:table-cell>
          <table:table-cell table:style-name="ce71" table:formula="of:=SUM([.L35:.L36])" office:value-type="float" office:value="0" calcext:value-type="float">
            <text:p>0</text:p>
          </table:table-cell>
          <table:table-cell table:style-name="ce71" table:formula="of:=SUM([.M35:.M36])" office:value-type="float" office:value="0" calcext:value-type="float">
            <text:p>0</text:p>
          </table:table-cell>
          <table:table-cell table:style-name="ce71" table:formula="of:=SUM([.N35:.N36])" office:value-type="float" office:value="0" calcext:value-type="float">
            <text:p>0</text:p>
          </table:table-cell>
          <table:table-cell table:style-name="ce71" table:formula="of:=SUM([.O35:.O36])" office:value-type="float" office:value="0" calcext:value-type="float">
            <text:p>0</text:p>
          </table:table-cell>
          <table:table-cell table:style-name="ce71" table:formula="of:=SUM([.P35:.P36])" office:value-type="float" office:value="0" calcext:value-type="float">
            <text:p>0</text:p>
          </table:table-cell>
          <table:table-cell table:style-name="ce71" table:formula="of:=SUM([.Q35:.Q36])" office:value-type="float" office:value="0" calcext:value-type="float">
            <text:p>0</text:p>
          </table:table-cell>
          <table:table-cell table:style-name="ce71" table:formula="of:=SUM([.R35:.R36])" office:value-type="float" office:value="0" calcext:value-type="float">
            <text:p>0</text:p>
          </table:table-cell>
          <table:table-cell table:style-name="ce71" table:formula="of:=SUM([.S35:.S36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95" table:formula="of:=[Vzorci_vnosov.$A$37]" office:value-type="string" office:string-value="Ta☺" calcext:value-type="string">
            <text:p>Ta☺</text:p>
          </table:table-cell>
          <table:table-cell table:style-name="ce69" table:number-columns-repeated="18"/>
          <table:table-cell table:number-columns-repeated="13"/>
        </table:table-row>
        <table:table-row table:style-name="ro5">
          <table:table-cell table:style-name="ce67"/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66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66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66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66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66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66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66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66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66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66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66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66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66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66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66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66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66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9" table:formula="of:=[Vzorci_vnosov.$A$38]" office:value-type="string" office:string-value="Rf" calcext:value-type="string">
            <text:p>Rf</text:p>
          </table:table-cell>
          <table:table-cell table:style-name="ce69" table:number-columns-repeated="18"/>
          <table:table-cell table:number-columns-repeated="13"/>
        </table:table-row>
        <table:table-row table:style-name="ro5">
          <table:table-cell table:style-name="ce67"/>
          <table:table-cell table:style-name="ce121" table:formula="of:=[Vzorci_vnosov.$A$43]" office:value-type="string" office:string-value="$" calcext:value-type="string">
            <text:p>$</text:p>
          </table:table-cell>
          <table:table-cell table:style-name="ce66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66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66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66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66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66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66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66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66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66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66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66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66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66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66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66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66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7" table:formula="of:=[Vzorci_vnosov.$A$39]" office:value-type="string" office:string-value="Rf☻" calcext:value-type="string">
            <text:p>Rf☻</text:p>
          </table:table-cell>
          <table:table-cell table:style-name="ce72" table:number-columns-repeated="18"/>
          <table:table-cell table:number-columns-repeated="13"/>
        </table:table-row>
        <table:table-row table:style-name="ro5">
          <table:table-cell/>
          <table:table-cell table:style-name="ce29" table:formula="of:=[Vzorci_vnosov.$A$12]" office:value-type="string" office:string-value="D" calcext:value-type="string">
            <text:p>D</text:p>
          </table:table-cell>
          <table:table-cell table:style-name="ce66" table:formula="of:=COUNTIF([.C2:.C32];&quot;D&quot;)" office:value-type="float" office:value="0" calcext:value-type="float">
            <text:p>0</text:p>
          </table:table-cell>
          <table:table-cell table:style-name="ce66" table:formula="of:=COUNTIF([.D2:.D32];&quot;D&quot;)" office:value-type="float" office:value="0" calcext:value-type="float">
            <text:p>0</text:p>
          </table:table-cell>
          <table:table-cell table:style-name="ce66" table:formula="of:=COUNTIF([.E2:.E32];&quot;D&quot;)" office:value-type="float" office:value="0" calcext:value-type="float">
            <text:p>0</text:p>
          </table:table-cell>
          <table:table-cell table:style-name="ce66" table:formula="of:=COUNTIF([.F2:.F32];&quot;D&quot;)" office:value-type="float" office:value="0" calcext:value-type="float">
            <text:p>0</text:p>
          </table:table-cell>
          <table:table-cell table:style-name="ce66" table:formula="of:=COUNTIF([.G2:.G32];&quot;D&quot;)" office:value-type="float" office:value="0" calcext:value-type="float">
            <text:p>0</text:p>
          </table:table-cell>
          <table:table-cell table:style-name="ce66" table:formula="of:=COUNTIF([.H2:.H32];&quot;D&quot;)" office:value-type="float" office:value="0" calcext:value-type="float">
            <text:p>0</text:p>
          </table:table-cell>
          <table:table-cell table:style-name="ce66" table:formula="of:=COUNTIF([.I2:.I32];&quot;D&quot;)" office:value-type="float" office:value="0" calcext:value-type="float">
            <text:p>0</text:p>
          </table:table-cell>
          <table:table-cell table:style-name="ce66" table:formula="of:=COUNTIF([.J2:.J32];&quot;D&quot;)" office:value-type="float" office:value="0" calcext:value-type="float">
            <text:p>0</text:p>
          </table:table-cell>
          <table:table-cell table:style-name="ce66" table:formula="of:=COUNTIF([.K2:.K32];&quot;D&quot;)" office:value-type="float" office:value="0" calcext:value-type="float">
            <text:p>0</text:p>
          </table:table-cell>
          <table:table-cell table:style-name="ce66" table:formula="of:=COUNTIF([.L2:.L32];&quot;D&quot;)" office:value-type="float" office:value="0" calcext:value-type="float">
            <text:p>0</text:p>
          </table:table-cell>
          <table:table-cell table:style-name="ce66" table:formula="of:=COUNTIF([.M2:.M32];&quot;D&quot;)" office:value-type="float" office:value="0" calcext:value-type="float">
            <text:p>0</text:p>
          </table:table-cell>
          <table:table-cell table:style-name="ce66" table:formula="of:=COUNTIF([.N2:.N32];&quot;D&quot;)" office:value-type="float" office:value="0" calcext:value-type="float">
            <text:p>0</text:p>
          </table:table-cell>
          <table:table-cell table:style-name="ce66" table:formula="of:=COUNTIF([.O2:.O32];&quot;D&quot;)" office:value-type="float" office:value="0" calcext:value-type="float">
            <text:p>0</text:p>
          </table:table-cell>
          <table:table-cell table:style-name="ce66" table:formula="of:=COUNTIF([.P2:.P32];&quot;D&quot;)" office:value-type="float" office:value="0" calcext:value-type="float">
            <text:p>0</text:p>
          </table:table-cell>
          <table:table-cell table:style-name="ce66" table:formula="of:=COUNTIF([.Q2:.Q32];&quot;D&quot;)" office:value-type="float" office:value="0" calcext:value-type="float">
            <text:p>0</text:p>
          </table:table-cell>
          <table:table-cell table:style-name="ce66" table:formula="of:=COUNTIF([.R2:.R32];&quot;D&quot;)" office:value-type="float" office:value="0" calcext:value-type="float">
            <text:p>0</text:p>
          </table:table-cell>
          <table:table-cell table:style-name="ce66" table:formula="of:=COUNTIF([.S2:.S32];&quot;D&quot;)" office:value-type="float" office:value="0" calcext:value-type="float">
            <text:p>0</text:p>
          </table:table-cell>
          <table:table-cell table:number-columns-repeated="13"/>
          <table:table-cell table:style-name="ce95" table:formula="of:=[Vzorci_vnosov.$A$40]" office:value-type="string" office:string-value="Rf☺" calcext:value-type="string">
            <text:p>Rf☺</text:p>
          </table:table-cell>
          <table:table-cell table:number-columns-repeated="31"/>
        </table:table-row>
        <table:table-row table:style-name="ro5">
          <table:table-cell/>
          <table:table-cell table:style-name="ce29" table:formula="of:=[Vzorci_vnosov.$A$15]" office:value-type="string" office:string-value="SO" calcext:value-type="string">
            <text:p>SO</text:p>
          </table:table-cell>
          <table:table-cell table:style-name="ce66" table:formula="of:=COUNTIF([.C2:.C32];&quot;SO&quot;)" office:value-type="float" office:value="0" calcext:value-type="float">
            <text:p>0</text:p>
          </table:table-cell>
          <table:table-cell table:style-name="ce66" table:formula="of:=COUNTIF([.D2:.D32];&quot;SO&quot;)" office:value-type="float" office:value="0" calcext:value-type="float">
            <text:p>0</text:p>
          </table:table-cell>
          <table:table-cell table:style-name="ce66" table:formula="of:=COUNTIF([.E2:.E32];&quot;SO&quot;)" office:value-type="float" office:value="0" calcext:value-type="float">
            <text:p>0</text:p>
          </table:table-cell>
          <table:table-cell table:style-name="ce66" table:formula="of:=COUNTIF([.F2:.F32];&quot;SO&quot;)" office:value-type="float" office:value="0" calcext:value-type="float">
            <text:p>0</text:p>
          </table:table-cell>
          <table:table-cell table:style-name="ce66" table:formula="of:=COUNTIF([.G2:.G32];&quot;SO&quot;)" office:value-type="float" office:value="0" calcext:value-type="float">
            <text:p>0</text:p>
          </table:table-cell>
          <table:table-cell table:style-name="ce66" table:formula="of:=COUNTIF([.H2:.H32];&quot;SO&quot;)" office:value-type="float" office:value="0" calcext:value-type="float">
            <text:p>0</text:p>
          </table:table-cell>
          <table:table-cell table:style-name="ce66" table:formula="of:=COUNTIF([.I2:.I32];&quot;SO&quot;)" office:value-type="float" office:value="0" calcext:value-type="float">
            <text:p>0</text:p>
          </table:table-cell>
          <table:table-cell table:style-name="ce66" table:formula="of:=COUNTIF([.J2:.J32];&quot;SO&quot;)" office:value-type="float" office:value="0" calcext:value-type="float">
            <text:p>0</text:p>
          </table:table-cell>
          <table:table-cell table:style-name="ce66" table:formula="of:=COUNTIF([.K2:.K32];&quot;SO&quot;)" office:value-type="float" office:value="0" calcext:value-type="float">
            <text:p>0</text:p>
          </table:table-cell>
          <table:table-cell table:style-name="ce66" table:formula="of:=COUNTIF([.L2:.L32];&quot;SO&quot;)" office:value-type="float" office:value="0" calcext:value-type="float">
            <text:p>0</text:p>
          </table:table-cell>
          <table:table-cell table:style-name="ce66" table:formula="of:=COUNTIF([.M2:.M32];&quot;SO&quot;)" office:value-type="float" office:value="0" calcext:value-type="float">
            <text:p>0</text:p>
          </table:table-cell>
          <table:table-cell table:style-name="ce66" table:formula="of:=COUNTIF([.N2:.N32];&quot;SO&quot;)" office:value-type="float" office:value="0" calcext:value-type="float">
            <text:p>0</text:p>
          </table:table-cell>
          <table:table-cell table:style-name="ce66" table:formula="of:=COUNTIF([.O2:.O32];&quot;SO&quot;)" office:value-type="float" office:value="0" calcext:value-type="float">
            <text:p>0</text:p>
          </table:table-cell>
          <table:table-cell table:style-name="ce66" table:formula="of:=COUNTIF([.P2:.P32];&quot;SO&quot;)" office:value-type="float" office:value="0" calcext:value-type="float">
            <text:p>0</text:p>
          </table:table-cell>
          <table:table-cell table:style-name="ce66" table:formula="of:=COUNTIF([.Q2:.Q32];&quot;SO&quot;)" office:value-type="float" office:value="0" calcext:value-type="float">
            <text:p>0</text:p>
          </table:table-cell>
          <table:table-cell table:style-name="ce66" table:formula="of:=COUNTIF([.R2:.R32];&quot;SO&quot;)" office:value-type="float" office:value="0" calcext:value-type="float">
            <text:p>0</text:p>
          </table:table-cell>
          <table:table-cell table:style-name="ce66" table:formula="of:=COUNTIF([.S2:.S32];&quot;SO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41]" office:value-type="string" office:string-value="TAV" calcext:value-type="string">
            <text:p>TAV</text:p>
          </table:table-cell>
          <table:table-cell table:number-columns-repeated="31"/>
        </table:table-row>
        <table:table-row table:style-name="ro5">
          <table:table-cell/>
          <table:table-cell table:style-name="ce29" table:formula="of:=[Vzorci_vnosov.$A$13]" office:value-type="string" office:string-value="BOL" calcext:value-type="string">
            <text:p>BOL</text:p>
          </table:table-cell>
          <table:table-cell table:style-name="ce66" table:formula="of:=COUNTIF([.C2:.C32];&quot;BOL&quot;)" office:value-type="float" office:value="0" calcext:value-type="float">
            <text:p>0</text:p>
          </table:table-cell>
          <table:table-cell table:style-name="ce66" table:formula="of:=COUNTIF([.D2:.D32];&quot;BOL&quot;)" office:value-type="float" office:value="0" calcext:value-type="float">
            <text:p>0</text:p>
          </table:table-cell>
          <table:table-cell table:style-name="ce66" table:formula="of:=COUNTIF([.E2:.E32];&quot;BOL&quot;)" office:value-type="float" office:value="0" calcext:value-type="float">
            <text:p>0</text:p>
          </table:table-cell>
          <table:table-cell table:style-name="ce66" table:formula="of:=COUNTIF([.F2:.F32];&quot;BOL&quot;)" office:value-type="float" office:value="0" calcext:value-type="float">
            <text:p>0</text:p>
          </table:table-cell>
          <table:table-cell table:style-name="ce66" table:formula="of:=COUNTIF([.G2:.G32];&quot;BOL&quot;)" office:value-type="float" office:value="0" calcext:value-type="float">
            <text:p>0</text:p>
          </table:table-cell>
          <table:table-cell table:style-name="ce66" table:formula="of:=COUNTIF([.H2:.H32];&quot;BOL&quot;)" office:value-type="float" office:value="0" calcext:value-type="float">
            <text:p>0</text:p>
          </table:table-cell>
          <table:table-cell table:style-name="ce66" table:formula="of:=COUNTIF([.I2:.I32];&quot;BOL&quot;)" office:value-type="float" office:value="0" calcext:value-type="float">
            <text:p>0</text:p>
          </table:table-cell>
          <table:table-cell table:style-name="ce66" table:formula="of:=COUNTIF([.J2:.J32];&quot;BOL&quot;)" office:value-type="float" office:value="0" calcext:value-type="float">
            <text:p>0</text:p>
          </table:table-cell>
          <table:table-cell table:style-name="ce66" table:formula="of:=COUNTIF([.K2:.K32];&quot;BOL&quot;)" office:value-type="float" office:value="0" calcext:value-type="float">
            <text:p>0</text:p>
          </table:table-cell>
          <table:table-cell table:style-name="ce66" table:formula="of:=COUNTIF([.L2:.L32];&quot;BOL&quot;)" office:value-type="float" office:value="0" calcext:value-type="float">
            <text:p>0</text:p>
          </table:table-cell>
          <table:table-cell table:style-name="ce66" table:formula="of:=COUNTIF([.M2:.M32];&quot;BOL&quot;)" office:value-type="float" office:value="0" calcext:value-type="float">
            <text:p>0</text:p>
          </table:table-cell>
          <table:table-cell table:style-name="ce66" table:formula="of:=COUNTIF([.N2:.N32];&quot;BOL&quot;)" office:value-type="float" office:value="0" calcext:value-type="float">
            <text:p>0</text:p>
          </table:table-cell>
          <table:table-cell table:style-name="ce66" table:formula="of:=COUNTIF([.O2:.O32];&quot;BOL&quot;)" office:value-type="float" office:value="0" calcext:value-type="float">
            <text:p>0</text:p>
          </table:table-cell>
          <table:table-cell table:style-name="ce66" table:formula="of:=COUNTIF([.P2:.P32];&quot;BOL&quot;)" office:value-type="float" office:value="0" calcext:value-type="float">
            <text:p>0</text:p>
          </table:table-cell>
          <table:table-cell table:style-name="ce66" table:formula="of:=COUNTIF([.Q2:.Q32];&quot;BOL&quot;)" office:value-type="float" office:value="0" calcext:value-type="float">
            <text:p>0</text:p>
          </table:table-cell>
          <table:table-cell table:style-name="ce66" table:formula="of:=COUNTIF([.R2:.R32];&quot;BOL&quot;)" office:value-type="float" office:value="0" calcext:value-type="float">
            <text:p>0</text:p>
          </table:table-cell>
          <table:table-cell table:style-name="ce66" table:formula="of:=COUNTIF([.S2:.S32];&quot;BOL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4" table:formula="of:=[Vzorci_vnosov.$A$11]" office:value-type="string" office:string-value="X" calcext:value-type="string">
            <text:p>X</text:p>
          </table:table-cell>
          <table:table-cell table:style-name="ce66" table:formula="of:=COUNTIF([.C2:.C32];&quot;X&quot;)" office:value-type="float" office:value="0" calcext:value-type="float">
            <text:p>0</text:p>
          </table:table-cell>
          <table:table-cell table:style-name="ce66" table:formula="of:=COUNTIF([.D2:.D32];&quot;X&quot;)" office:value-type="float" office:value="0" calcext:value-type="float">
            <text:p>0</text:p>
          </table:table-cell>
          <table:table-cell table:style-name="ce66" table:formula="of:=COUNTIF([.E2:.E32];&quot;X&quot;)" office:value-type="float" office:value="0" calcext:value-type="float">
            <text:p>0</text:p>
          </table:table-cell>
          <table:table-cell table:style-name="ce66" table:formula="of:=COUNTIF([.F2:.F32];&quot;X&quot;)" office:value-type="float" office:value="0" calcext:value-type="float">
            <text:p>0</text:p>
          </table:table-cell>
          <table:table-cell table:style-name="ce66" table:formula="of:=COUNTIF([.G2:.G32];&quot;X&quot;)" office:value-type="float" office:value="0" calcext:value-type="float">
            <text:p>0</text:p>
          </table:table-cell>
          <table:table-cell table:style-name="ce66" table:formula="of:=COUNTIF([.H2:.H32];&quot;X&quot;)" office:value-type="float" office:value="0" calcext:value-type="float">
            <text:p>0</text:p>
          </table:table-cell>
          <table:table-cell table:style-name="ce66" table:formula="of:=COUNTIF([.I2:.I32];&quot;X&quot;)" office:value-type="float" office:value="0" calcext:value-type="float">
            <text:p>0</text:p>
          </table:table-cell>
          <table:table-cell table:style-name="ce66" table:formula="of:=COUNTIF([.J2:.J32];&quot;X&quot;)" office:value-type="float" office:value="0" calcext:value-type="float">
            <text:p>0</text:p>
          </table:table-cell>
          <table:table-cell table:style-name="ce66" table:formula="of:=COUNTIF([.K2:.K32];&quot;X&quot;)" office:value-type="float" office:value="0" calcext:value-type="float">
            <text:p>0</text:p>
          </table:table-cell>
          <table:table-cell table:style-name="ce66" table:formula="of:=COUNTIF([.L2:.L32];&quot;X&quot;)" office:value-type="float" office:value="0" calcext:value-type="float">
            <text:p>0</text:p>
          </table:table-cell>
          <table:table-cell table:style-name="ce66" table:formula="of:=COUNTIF([.M2:.M32];&quot;X&quot;)" office:value-type="float" office:value="0" calcext:value-type="float">
            <text:p>0</text:p>
          </table:table-cell>
          <table:table-cell table:style-name="ce66" table:formula="of:=COUNTIF([.N2:.N32];&quot;X&quot;)" office:value-type="float" office:value="0" calcext:value-type="float">
            <text:p>0</text:p>
          </table:table-cell>
          <table:table-cell table:style-name="ce66" table:formula="of:=COUNTIF([.O2:.O32];&quot;X&quot;)" office:value-type="float" office:value="0" calcext:value-type="float">
            <text:p>0</text:p>
          </table:table-cell>
          <table:table-cell table:style-name="ce66" table:formula="of:=COUNTIF([.P2:.P32];&quot;X&quot;)" office:value-type="float" office:value="0" calcext:value-type="float">
            <text:p>0</text:p>
          </table:table-cell>
          <table:table-cell table:style-name="ce66" table:formula="of:=COUNTIF([.Q2:.Q32];&quot;X&quot;)" office:value-type="float" office:value="0" calcext:value-type="float">
            <text:p>0</text:p>
          </table:table-cell>
          <table:table-cell table:style-name="ce66" table:formula="of:=COUNTIF([.R2:.R32];&quot;X&quot;)" office:value-type="float" office:value="0" calcext:value-type="float">
            <text:p>0</text:p>
          </table:table-cell>
          <table:table-cell table:style-name="ce66" table:formula="of:=COUNTIF([.S2:.S32];&quot;X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3" office:value-type="string" calcext:value-type="string">
            <text:p>TX</text:p>
          </table:table-cell>
          <table:table-cell table:style-name="ce66" table:formula="of:=COUNTIF([.U2:.U32];&quot;KOS&quot;)" office:value-type="float" office:value="0" calcext:value-type="float">
            <text:p>0</text:p>
          </table:table-cell>
          <table:table-cell table:style-name="ce66" table:formula="of:=COUNTIF([.U2:.U32];&quot;ŠOŠ&quot;)" office:value-type="float" office:value="0" calcext:value-type="float">
            <text:p>0</text:p>
          </table:table-cell>
          <table:table-cell table:style-name="ce66" table:formula="of:=COUNTIF([.U2:.U32];&quot;PIN&quot;)" office:value-type="float" office:value="0" calcext:value-type="float">
            <text:p>0</text:p>
          </table:table-cell>
          <table:table-cell table:style-name="ce66" table:formula="of:=COUNTIF([.U2:.U32];&quot;KON&quot;)" office:value-type="float" office:value="0" calcext:value-type="float">
            <text:p>0</text:p>
          </table:table-cell>
          <table:table-cell table:style-name="ce66" table:formula="of:=COUNTIF([.U2:.U32];&quot;oro&quot;)" office:value-type="float" office:value="0" calcext:value-type="float">
            <text:p>0</text:p>
          </table:table-cell>
          <table:table-cell table:style-name="ce66" table:formula="of:=COUNTIF([.U2:.U32];&quot;MIO&quot;)" office:value-type="float" office:value="0" calcext:value-type="float">
            <text:p>0</text:p>
          </table:table-cell>
          <table:table-cell table:style-name="ce66" table:formula="of:=COUNTIF([.U2:.U32];&quot;BOŽ&quot;)" office:value-type="float" office:value="0" calcext:value-type="float">
            <text:p>0</text:p>
          </table:table-cell>
          <table:table-cell table:style-name="ce66" table:formula="of:=COUNTIF([.U2:.U32];&quot;TOM&quot;)" office:value-type="float" office:value="0" calcext:value-type="float">
            <text:p>0</text:p>
          </table:table-cell>
          <table:table-cell table:style-name="ce66" table:formula="of:=COUNTIF([.U2:.U32];&quot;MŠŠ&quot;)" office:value-type="float" office:value="0" calcext:value-type="float">
            <text:p>0</text:p>
          </table:table-cell>
          <table:table-cell table:style-name="ce66" table:formula="of:=COUNTIF([.U2:.U32];&quot;ŽIV&quot;)" office:value-type="float" office:value="0" calcext:value-type="float">
            <text:p>0</text:p>
          </table:table-cell>
          <table:table-cell table:style-name="ce66" table:formula="of:=COUNTIF([.U2:.U32];&quot;TAL&quot;)" office:value-type="float" office:value="0" calcext:value-type="float">
            <text:p>0</text:p>
          </table:table-cell>
          <table:table-cell table:style-name="ce66" table:formula="of:=COUNTIF([.U2:.U32];&quot;PIR&quot;)" office:value-type="float" office:value="0" calcext:value-type="float">
            <text:p>0</text:p>
          </table:table-cell>
          <table:table-cell table:style-name="ce66" table:formula="of:=COUNTIF([.U2:.U32];&quot;HOL&quot;)" office:value-type="float" office:value="0" calcext:value-type="float">
            <text:p>0</text:p>
          </table:table-cell>
          <table:table-cell table:style-name="ce66" table:formula="of:=COUNTIF([.U2:.U32];[.P1])" office:value-type="float" office:value="0" calcext:value-type="float">
            <text:p>0</text:p>
          </table:table-cell>
          <table:table-cell table:style-name="ce66" table:formula="of:=COUNTIF([.U2:.U32];[.Q1])" office:value-type="float" office:value="0" calcext:value-type="float">
            <text:p>0</text:p>
          </table:table-cell>
          <table:table-cell table:style-name="ce66" table:formula="of:=COUNTIF([.U2:.U32];[.R1])" office:value-type="float" office:value="0" calcext:value-type="float">
            <text:p>0</text:p>
          </table:table-cell>
          <table:table-cell table:style-name="ce66" table:formula="of:=COUNTIF([.X2:.X32];[.S1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4" table:formula="of:=[Vzorci_vnosov.$A$45]" office:value-type="string" office:string-value="¶" calcext:value-type="string">
            <text:p>¶</text:p>
          </table:table-cell>
          <table:table-cell table:style-name="ce66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66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66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66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66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66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66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66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66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66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66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66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66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66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66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66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66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29" table:formula="of:=[Vzorci_vnosov.$A$8]" office:value-type="string" office:string-value="U" calcext:value-type="string">
            <text:p>U</text:p>
          </table:table-cell>
          <table:table-cell table:style-name="ce66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66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66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66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66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66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66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66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66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66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66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66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66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66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66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66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66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 table:number-rows-repeated="1048529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Print_Area" table:base-cell-address="$februar.$A$1" table:cell-range-address="februar.$A$1:februar.$U$30"/>
        </table:named-expressions>
        <calcext:conditional-formats>
          <calcext:conditional-format calcext:target-range-address="februar.R4:februar.U8 februar.R11:februar.U15 februar.R17:februar.R23 februar.C24:februar.D29 februar.N23:februar.Q23 februar.M18:februar.Q22 februar.L8:februar.Q8 februar.L15:februar.Q15 februar.A2:februar.U2 februar.A3:februar.A29 februar.B4:februar.B29 februar.C12:februar.C23 februar.C4:februar.F11 februar.D12:februar.F15 februar.D17:februar.D23 februar.E17:februar.F29 februar.G17:februar.H23 februar.G4:februar.L15 februar.G24:februar.I29 februar.I18:februar.I23 februar.J18:februar.L29 februar.M4:februar.Q7 februar.M10:februar.P14 februar.M23:februar.M29 februar.Q10:februar.U10 februar.N24:februar.R29 februar.I17:februar.Q17 februar.B3:februar.U3 februar.M9:februar.U9 februar.Q11:februar.Q14 februar.D16:februar.U16 februar.S17:februar.U29">
            <calcext:condition calcext:apply-style-name="cf37" calcext:value="formula-is(WEEKDAY([.$A2];2)=6)" calcext:base-cell-address="februar.A2"/>
            <calcext:condition calcext:apply-style-name="cf37" calcext:value="formula-is(WEEKDAY([.$A2];2)=7)" calcext:base-cell-address="februar.A2"/>
          </calcext:conditional-format>
          <calcext:conditional-format calcext:target-range-address="februar.V2:februar.AC29">
            <calcext:condition calcext:apply-style-name="cf38" calcext:value="&lt;1" calcext:base-cell-address="februar.V2"/>
            <calcext:condition calcext:apply-style-name="cf41" calcext:value="&gt;1" calcext:base-cell-address="februar.V2"/>
          </calcext:conditional-format>
          <calcext:conditional-format calcext:target-range-address="februar.AE2:februar.AE29">
            <calcext:condition calcext:apply-style-name="cf40" calcext:value="=1" calcext:base-cell-address="februar.AE2"/>
            <calcext:condition calcext:apply-style-name="cf39" calcext:value="&gt;1" calcext:base-cell-address="februar.AE2"/>
          </calcext:conditional-format>
          <calcext:conditional-format calcext:target-range-address="februar.AF2:februar.AF29">
            <calcext:condition calcext:apply-style-name="cf38" calcext:value="&lt;2" calcext:base-cell-address="februar.AF2"/>
            <calcext:condition calcext:apply-style-name="cf39" calcext:value="&gt;2" calcext:base-cell-address="februar.AF2"/>
          </calcext:conditional-format>
          <calcext:conditional-format calcext:target-range-address="februar.AD2:februar.AD29">
            <calcext:condition calcext:apply-style-name="cf40" calcext:value="!=0" calcext:base-cell-address="februar.AD2"/>
          </calcext:conditional-format>
        </calcext:conditional-formats>
      </table:table>
      <table:table table:name="marec" table:style-name="ta2" table:protected="true">
        <loext:table-protection loext:select-protected-cells="true" loext:select-unprotected-cells="true"/>
        <table:table-column table:style-name="co3" table:default-cell-style-name="ce24"/>
        <table:table-column table:style-name="co4" table:default-cell-style-name="ce25"/>
        <table:table-column table:style-name="co5" table:number-columns-repeated="12" table:default-cell-style-name="ce26"/>
        <table:table-column table:style-name="co5" table:visibility="collapse" table:default-cell-style-name="ce26"/>
        <table:table-column table:style-name="co5" table:number-columns-repeated="2" table:default-cell-style-name="ce26"/>
        <table:table-column table:style-name="co5" table:visibility="collapse" table:default-cell-style-name="ce26"/>
        <table:table-column table:style-name="co5" table:number-columns-repeated="3" table:default-cell-style-name="ce26"/>
        <table:table-column table:style-name="co6" table:number-columns-repeated="11" table:default-cell-style-name="ce26"/>
        <table:table-column table:style-name="co1" table:default-cell-style-name="ce84"/>
        <table:table-column table:style-name="co7" table:visibility="collapse" table:number-columns-repeated="18" table:default-cell-style-name="ce128"/>
        <table:table-column table:style-name="co6" table:default-cell-style-name="ce130"/>
        <table:table-column table:style-name="co2" table:number-columns-repeated="5" table:default-cell-style-name="ce130"/>
        <table:table-column table:style-name="co2" table:number-columns-repeated="967" table:default-cell-style-name="ce27"/>
        <table:table-row table:style-name="ro4">
          <table:table-cell table:style-name="ce28" table:formula="of:=[$januar.$A$1]" office:value-type="string" office:string-value="2021" calcext:value-type="string">
            <text:p>2021</text:p>
          </table:table-cell>
          <table:table-cell table:style-name="ce29"/>
          <table:table-cell table:style-name="ce162"/>
          <table:table-cell table:style-name="ce117" table:formula="of:=[Vzorci_vnosov.$C$3]" office:value-type="string" office:string-value="ŠOŠ" calcext:value-type="string">
            <text:p>ŠOŠ</text:p>
          </table:table-cell>
          <table:table-cell table:style-name="ce117" table:formula="of:=[Vzorci_vnosov.$C$4]" office:value-type="string" office:string-value="PIN" calcext:value-type="string">
            <text:p>PIN</text:p>
          </table:table-cell>
          <table:table-cell table:style-name="ce117" table:formula="of:=[Vzorci_vnosov.$C$5]" office:value-type="string" office:string-value="KON" calcext:value-type="string">
            <text:p>KON</text:p>
          </table:table-cell>
          <table:table-cell table:style-name="ce117" table:formula="of:=[Vzorci_vnosov.$C$6]" office:value-type="string" office:string-value="ORO" calcext:value-type="string">
            <text:p>ORO</text:p>
          </table:table-cell>
          <table:table-cell table:style-name="ce117" table:formula="of:=[Vzorci_vnosov.$C$7]" office:value-type="string" office:string-value="MIO" calcext:value-type="string">
            <text:p>MIO</text:p>
          </table:table-cell>
          <table:table-cell table:style-name="ce117" table:formula="of:=[Vzorci_vnosov.$C$8]" office:value-type="string" office:string-value="BOŽ" calcext:value-type="string">
            <text:p>BOŽ</text:p>
          </table:table-cell>
          <table:table-cell table:style-name="ce117" table:formula="of:=[Vzorci_vnosov.$C$9]" office:value-type="string" office:string-value="TOM" calcext:value-type="string">
            <text:p>TOM</text:p>
          </table:table-cell>
          <table:table-cell table:style-name="ce117" table:formula="of:=[Vzorci_vnosov.$C$10]" office:value-type="string" office:string-value="MŠŠ" calcext:value-type="string">
            <text:p>MŠŠ</text:p>
          </table:table-cell>
          <table:table-cell table:style-name="ce117" table:formula="of:=[Vzorci_vnosov.$C$11]" office:value-type="string" office:string-value="ŽIV" calcext:value-type="string">
            <text:p>ŽIV</text:p>
          </table:table-cell>
          <table:table-cell table:style-name="ce117" table:formula="of:=[Vzorci_vnosov.$C$12]" office:value-type="string" office:string-value="TAL" calcext:value-type="string">
            <text:p>TAL</text:p>
          </table:table-cell>
          <table:table-cell table:style-name="ce117" table:formula="of:=[Vzorci_vnosov.$C$13]" office:value-type="string" office:string-value="PIR" calcext:value-type="string">
            <text:p>PIR</text:p>
          </table:table-cell>
          <table:table-cell table:style-name="ce117" table:formula="of:=[Vzorci_vnosov.$C$14]" office:value-type="string" office:string-value="NOV2" calcext:value-type="string">
            <text:p>NOV2</text:p>
          </table:table-cell>
          <table:table-cell table:style-name="ce117" table:formula="of:=[Vzorci_vnosov.$C$15]" office:value-type="string" office:string-value="BUT" calcext:value-type="string">
            <text:p>BUT</text:p>
          </table:table-cell>
          <table:table-cell table:style-name="ce117" table:formula="of:=[Vzorci_vnosov.$C$16]" office:value-type="string" office:string-value="ŽRJ" calcext:value-type="string">
            <text:p>ŽRJ</text:p>
          </table:table-cell>
          <table:table-cell table:style-name="ce117" table:formula="of:=[Vzorci_vnosov.$C$17]" office:value-type="string" office:string-value="NOV3" calcext:value-type="string">
            <text:p>NOV3</text:p>
          </table:table-cell>
          <table:table-cell table:style-name="ce117" table:formula="of:=[Vzorci_vnosov.$C$18]" office:value-type="string" office:string-value="JNK" calcext:value-type="string">
            <text:p>JNK</text:p>
          </table:table-cell>
          <table:table-cell table:style-name="ce31" office:value-type="string" calcext:value-type="string">
            <text:p>ZUN</text:p>
          </table:table-cell>
          <table:table-cell table:style-name="ce32" office:value-type="string" calcext:value-type="string">
            <text:p>TX</text:p>
          </table:table-cell>
          <table:table-cell table:style-name="ce33" table:formula="of:=[Vzorci_vnosov.$A$16]" office:value-type="string" office:string-value="☻" calcext:value-type="string">
            <text:p>☻</text:p>
          </table:table-cell>
          <table:table-cell table:style-name="ce34" office:value-type="string" calcext:value-type="string">
            <text:p>☺</text:p>
          </table:table-cell>
          <table:table-cell table:style-name="ce35" table:formula="of:=[Vzorci_vnosov.$A$4]" office:value-type="string" office:string-value="51" calcext:value-type="string">
            <text:p>51</text:p>
          </table:table-cell>
          <table:table-cell table:style-name="ce35" table:formula="of:=[Vzorci_vnosov.$A$5]" office:value-type="string" office:string-value="52" calcext:value-type="string">
            <text:p>52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36" table:formula="of:=[Vzorci_vnosov.$A$8]" office:value-type="string" office:string-value="U" calcext:value-type="string">
            <text:p>U</text:p>
          </table:table-cell>
          <table:table-cell table:style-name="ce35" table:formula="of:=[Vzorci_vnosov.$A$6]" office:value-type="string" office:string-value="KVIT" calcext:value-type="string">
            <text:p>KVIT</text:p>
          </table:table-cell>
          <table:table-cell table:style-name="ce37" office:value-type="string" calcext:value-type="string">
            <text:p>Brez</text:p>
          </table:table-cell>
          <table:table-cell table:style-name="ce38" office:value-type="string" calcext:value-type="string">
            <text:p>X</text:p>
          </table:table-cell>
          <table:table-cell table:style-name="ce39" office:value-type="string" calcext:value-type="string">
            <text:p>Op</text:p>
          </table:table-cell>
          <table:table-cell office:value-type="string" calcext:value-type="string">
            <text:p><text:s/></text:p>
          </table:table-cell>
          <table:table-cell table:style-name="ce75" table:formula="of:=[.$C$2]" office:value-type="float" office:value="0" calcext:value-type="float">
            <text:p>0</text:p>
          </table:table-cell>
          <table:table-cell table:style-name="ce75" table:formula="of:=[.$D$2]" office:value-type="float" office:value="0" calcext:value-type="float">
            <text:p>0</text:p>
          </table:table-cell>
          <table:table-cell table:style-name="ce75" table:formula="of:=[.$E$2]" office:value-type="float" office:value="0" calcext:value-type="float">
            <text:p>0</text:p>
          </table:table-cell>
          <table:table-cell table:style-name="ce75" table:formula="of:=[.$F$2]" office:value-type="float" office:value="0" calcext:value-type="float">
            <text:p>0</text:p>
          </table:table-cell>
          <table:table-cell table:style-name="ce75" table:formula="of:=[.$G$2]" office:value-type="float" office:value="0" calcext:value-type="float">
            <text:p>0</text:p>
          </table:table-cell>
          <table:table-cell table:style-name="ce75" table:formula="of:=[.$H$2]" office:value-type="float" office:value="0" calcext:value-type="float">
            <text:p>0</text:p>
          </table:table-cell>
          <table:table-cell table:style-name="ce75" table:formula="of:=[.$I$2]" office:value-type="float" office:value="0" calcext:value-type="float">
            <text:p>0</text:p>
          </table:table-cell>
          <table:table-cell table:style-name="ce75" table:formula="of:=[.$J$2]" office:value-type="float" office:value="0" calcext:value-type="float">
            <text:p>0</text:p>
          </table:table-cell>
          <table:table-cell table:style-name="ce75" table:formula="of:=[.$K$2]" office:value-type="float" office:value="0" calcext:value-type="float">
            <text:p>0</text:p>
          </table:table-cell>
          <table:table-cell table:style-name="ce75" table:formula="of:=[.$L$2]" office:value-type="float" office:value="0" calcext:value-type="float">
            <text:p>0</text:p>
          </table:table-cell>
          <table:table-cell table:style-name="ce75" table:formula="of:=[.$M$2]" office:value-type="float" office:value="0" calcext:value-type="float">
            <text:p>0</text:p>
          </table:table-cell>
          <table:table-cell table:style-name="ce75" table:formula="of:=[.$N$2]" office:value-type="float" office:value="0" calcext:value-type="float">
            <text:p>0</text:p>
          </table:table-cell>
          <table:table-cell table:style-name="ce75" table:formula="of:=NA()" office:value-type="string" office:string-value="" calcext:value-type="error">
            <text:p>#N/A</text:p>
          </table:table-cell>
          <table:table-cell table:style-name="ce75" table:formula="of:=[.$O$2]" office:value-type="float" office:value="0" calcext:value-type="float">
            <text:p>0</text:p>
          </table:table-cell>
          <table:table-cell table:style-name="ce75" table:formula="of:=[.$P$2]" office:value-type="float" office:value="0" calcext:value-type="float">
            <text:p>0</text:p>
          </table:table-cell>
          <table:table-cell table:style-name="ce75" table:formula="of:=[.$Q$2]" office:value-type="float" office:value="0" calcext:value-type="float">
            <text:p>0</text:p>
          </table:table-cell>
          <table:table-cell table:style-name="ce75" table:formula="of:=[.$R$2]" office:value-type="float" office:value="0" calcext:value-type="float">
            <text:p>0</text:p>
          </table:table-cell>
          <table:table-cell table:style-name="ce75" table:formula="of:=[.$S$2]" office:value-type="float" office:value="0" calcext:value-type="float">
            <text:p>0</text:p>
          </table:table-cell>
          <table:table-cell table:number-columns-repeated="973"/>
        </table:table-row>
        <table:table-row table:style-name="ro4">
          <table:table-cell table:style-name="ce159" office:value-type="date" office:date-value="2021-03-01" calcext:value-type="date">
            <text:p>01/ mar</text:p>
          </table:table-cell>
          <table:table-cell table:style-name="ce161" table:formula="of:=TEXT([.A2];&quot;Ddd&quot;)" office:value-type="string" office:string-value="pon" calcext:value-type="string">
            <text:p>pon</text:p>
          </table:table-cell>
          <table:table-cell table:style-name="ce163" table:number-columns-repeated="18"/>
          <table:table-cell table:style-name="ce162"/>
          <table:table-cell table:style-name="ce254" table:formula="of:=COUNTIF([.AH2:.AY2];&quot;☻&quot;)" office:value-type="float" office:value="0" calcext:value-type="float">
            <text:p>0</text:p>
          </table:table-cell>
          <table:table-cell table:style-name="ce254" table:formula="of:=COUNTIF([.AH2:.AY2];&quot;☺&quot;)" office:value-type="float" office:value="0" calcext:value-type="float">
            <text:p>0</text:p>
          </table:table-cell>
          <table:table-cell table:style-name="ce254" table:formula="of:=COUNTIF([.C2:.S2];&quot;51&quot;)+COUNTIF([.C2:.S2];&quot;51$&quot;)+COUNTIF([.C2:.S2];&quot;51☻&quot;)" office:value-type="float" office:value="0" calcext:value-type="float">
            <text:p>0</text:p>
          </table:table-cell>
          <table:table-cell table:style-name="ce254" table:formula="of:=COUNTIF([.C2:.S2];&quot;52&quot;)+COUNTIF([.C2:.S2];&quot;52$&quot;)+COUNTIF([.C2:.S2];&quot;52☻&quot;)" office:value-type="float" office:value="0" calcext:value-type="float">
            <text:p>0</text:p>
          </table:table-cell>
          <table:table-cell table:style-name="ce254" table:formula="of:=COUNTIF([.C2:.S2];&quot;51¶&quot;)" office:value-type="float" office:value="0" calcext:value-type="float">
            <text:p>0</text:p>
          </table:table-cell>
          <table:table-cell table:style-name="ce254" table:formula="of:=COUNTIF([.C2:.S2];&quot;52¶&quot;)" office:value-type="float" office:value="0" calcext:value-type="float">
            <text:p>0</text:p>
          </table:table-cell>
          <table:table-cell table:style-name="ce254" table:formula="of:=COUNTIF([.C2:.S2];&quot;U&quot;)+COUNTIF([.C2:.S2];&quot;U☻&quot;)+COUNTIF([.C2:.S2];&quot;U☺&quot;)" office:value-type="float" office:value="0" calcext:value-type="float">
            <text:p>0</text:p>
          </table:table-cell>
          <table:table-cell table:style-name="ce254" table:formula="of:=COUNTIF([.C2:.S2];&quot;KVIT&quot;)+COUNTIF([.C2:.S2];&quot;KVIT☻&quot;)+COUNTIF([.C2:.S2];&quot;kvit$&quot;)" office:value-type="float" office:value="0" calcext:value-type="float">
            <text:p>0</text:p>
          </table:table-cell>
          <table:table-cell table:style-name="ce175" table:formula="of:=COUNTBLANK([.C2:.S2])-3" office:value-type="float" office:value="14" calcext:value-type="float">
            <text:p>14</text:p>
          </table:table-cell>
          <table:table-cell table:style-name="ce256" table:formula="of:=COUNTIF([.C2:.S2];&quot;x&quot;)" office:value-type="float" office:value="0" calcext:value-type="float">
            <text:p>0</text:p>
          </table:table-cell>
          <table:table-cell table:style-name="ce257" table:formula="of:=COUNTIF([.C2:.S2];&quot;51&quot;)+COUNTIF([.C2:.S2];&quot;51☻&quot;)+COUNTIF([.C2:.S2];&quot;2&quot;)+COUNTIF([.C2:.S2];&quot;52&quot;)+COUNTIF([.C2:.S2];&quot;52☻&quot;)+COUNTIF([.C2:.S2];&quot;51$&quot;)+COUNTIF([.C2:.S2];&quot;52$&quot;)" office:value-type="float" office:value="0" calcext:value-type="float">
            <text:p>0</text:p>
          </table:table-cell>
          <table:table-cell table:style-name="ce87" table:formula="of:=[Vzorci_vnosov.$A$2]" office:value-type="string" office:string-value="51☻" calcext:value-type="string">
            <text:p>51☻</text:p>
          </table:table-cell>
          <table:table-cell table:style-name="ce49" table:formula="of:=RIGHT([.C2];1)">
            <text:p/>
          </table:table-cell>
          <table:table-cell table:style-name="ce49" table:formula="of:=RIGHT([.D2];1)">
            <text:p/>
          </table:table-cell>
          <table:table-cell table:style-name="ce49" table:formula="of:=RIGHT([.E2];1)">
            <text:p/>
          </table:table-cell>
          <table:table-cell table:style-name="ce49" table:formula="of:=RIGHT([.F2];1)">
            <text:p/>
          </table:table-cell>
          <table:table-cell table:style-name="ce49" table:formula="of:=RIGHT([.G2];1)">
            <text:p/>
          </table:table-cell>
          <table:table-cell table:style-name="ce49" table:formula="of:=RIGHT([.H2];1)">
            <text:p/>
          </table:table-cell>
          <table:table-cell table:style-name="ce49" table:formula="of:=RIGHT([.I2];1)">
            <text:p/>
          </table:table-cell>
          <table:table-cell table:style-name="ce49" table:formula="of:=RIGHT([.J2];1)">
            <text:p/>
          </table:table-cell>
          <table:table-cell table:style-name="ce49" table:formula="of:=RIGHT([.K2];1)">
            <text:p/>
          </table:table-cell>
          <table:table-cell table:style-name="ce49" table:formula="of:=RIGHT([.L2];1)">
            <text:p/>
          </table:table-cell>
          <table:table-cell table:style-name="ce49" table:formula="of:=RIGHT([.M2];1)">
            <text:p/>
          </table:table-cell>
          <table:table-cell table:style-name="ce49" table:formula="of:=RIGHT([.N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];1)">
            <text:p/>
          </table:table-cell>
          <table:table-cell table:style-name="ce49" table:formula="of:=RIGHT([.P2];1)">
            <text:p/>
          </table:table-cell>
          <table:table-cell table:style-name="ce49" table:formula="of:=RIGHT([.Q2];1)">
            <text:p/>
          </table:table-cell>
          <table:table-cell table:style-name="ce49" table:formula="of:=RIGHT([.R2];1)">
            <text:p/>
          </table:table-cell>
          <table:table-cell table:style-name="ce49" table:formula="of:=RIGHT([.S2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02" calcext:value-type="date">
            <text:p>02/ mar</text:p>
          </table:table-cell>
          <table:table-cell table:style-name="ce161" table:formula="of:=TEXT([.A3];&quot;Ddd&quot;)" office:value-type="string" office:string-value="tor" calcext:value-type="string">
            <text:p>tor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3:.AY3];&quot;☻&quot;)" office:value-type="float" office:value="0" calcext:value-type="float">
            <text:p>0</text:p>
          </table:table-cell>
          <table:table-cell table:style-name="ce254" table:formula="of:=COUNTIF([.AH3:.AY3];&quot;☺&quot;)" office:value-type="float" office:value="0" calcext:value-type="float">
            <text:p>0</text:p>
          </table:table-cell>
          <table:table-cell table:style-name="ce254" table:formula="of:=COUNTIF([.C3:.S3];&quot;51&quot;)+COUNTIF([.C3:.S3];&quot;51$&quot;)+COUNTIF([.C3:.S3];&quot;51☻&quot;)" office:value-type="float" office:value="0" calcext:value-type="float">
            <text:p>0</text:p>
          </table:table-cell>
          <table:table-cell table:style-name="ce254" table:formula="of:=COUNTIF([.C3:.S3];&quot;52&quot;)+COUNTIF([.C3:.S3];&quot;52$&quot;)+COUNTIF([.C3:.S3];&quot;52☻&quot;)" office:value-type="float" office:value="0" calcext:value-type="float">
            <text:p>0</text:p>
          </table:table-cell>
          <table:table-cell table:style-name="ce254" table:formula="of:=COUNTIF([.C3:.S3];&quot;51¶&quot;)" office:value-type="float" office:value="0" calcext:value-type="float">
            <text:p>0</text:p>
          </table:table-cell>
          <table:table-cell table:style-name="ce254" table:formula="of:=COUNTIF([.C3:.S3];&quot;52¶&quot;)" office:value-type="float" office:value="0" calcext:value-type="float">
            <text:p>0</text:p>
          </table:table-cell>
          <table:table-cell table:style-name="ce254" table:formula="of:=COUNTIF([.C3:.S3];&quot;U&quot;)+COUNTIF([.C3:.S3];&quot;U☻&quot;)+COUNTIF([.C3:.S3];&quot;U☺&quot;)" office:value-type="float" office:value="0" calcext:value-type="float">
            <text:p>0</text:p>
          </table:table-cell>
          <table:table-cell table:style-name="ce254" table:formula="of:=COUNTIF([.C3:.S3];&quot;KVIT&quot;)+COUNTIF([.C3:.S3];&quot;KVIT☻&quot;)+COUNTIF([.C3:.S3];&quot;kvit$&quot;)" office:value-type="float" office:value="0" calcext:value-type="float">
            <text:p>0</text:p>
          </table:table-cell>
          <table:table-cell table:style-name="ce175" table:formula="of:=COUNTBLANK([.C3:.S3])-3" office:value-type="float" office:value="14" calcext:value-type="float">
            <text:p>14</text:p>
          </table:table-cell>
          <table:table-cell table:style-name="ce256" table:formula="of:=COUNTIF([.C3:.S3];&quot;x&quot;)" office:value-type="float" office:value="0" calcext:value-type="float">
            <text:p>0</text:p>
          </table:table-cell>
          <table:table-cell table:style-name="ce257" table:formula="of:=COUNTIF([.C3:.S3];&quot;51&quot;)+COUNTIF([.C3:.S3];&quot;51☻&quot;)+COUNTIF([.C3:.S3];&quot;2&quot;)+COUNTIF([.C3:.S3];&quot;52&quot;)+COUNTIF([.C3:.S3];&quot;52☻&quot;)+COUNTIF([.C3:.S3];&quot;51$&quot;)+COUNTIF([.C3:.S3];&quot;52$&quot;)" office:value-type="float" office:value="0" calcext:value-type="float">
            <text:p>0</text:p>
          </table:table-cell>
          <table:table-cell table:style-name="ce87" table:formula="of:=[Vzorci_vnosov.$A$3]" office:value-type="string" office:string-value="52☻" calcext:value-type="string">
            <text:p>52☻</text:p>
          </table:table-cell>
          <table:table-cell table:style-name="ce49" table:formula="of:=RIGHT([.C3];1)">
            <text:p/>
          </table:table-cell>
          <table:table-cell table:style-name="ce49" table:formula="of:=RIGHT([.D3];1)">
            <text:p/>
          </table:table-cell>
          <table:table-cell table:style-name="ce49" table:formula="of:=RIGHT([.E3];1)">
            <text:p/>
          </table:table-cell>
          <table:table-cell table:style-name="ce49" table:formula="of:=RIGHT([.F3];1)">
            <text:p/>
          </table:table-cell>
          <table:table-cell table:style-name="ce49" table:formula="of:=RIGHT([.G3];1)">
            <text:p/>
          </table:table-cell>
          <table:table-cell table:style-name="ce49" table:formula="of:=RIGHT([.H3];1)">
            <text:p/>
          </table:table-cell>
          <table:table-cell table:style-name="ce49" table:formula="of:=RIGHT([.I3];1)">
            <text:p/>
          </table:table-cell>
          <table:table-cell table:style-name="ce49" table:formula="of:=RIGHT([.J3];1)">
            <text:p/>
          </table:table-cell>
          <table:table-cell table:style-name="ce49" table:formula="of:=RIGHT([.K3];1)">
            <text:p/>
          </table:table-cell>
          <table:table-cell table:style-name="ce49" table:formula="of:=RIGHT([.L3];1)">
            <text:p/>
          </table:table-cell>
          <table:table-cell table:style-name="ce49" table:formula="of:=RIGHT([.M3];1)">
            <text:p/>
          </table:table-cell>
          <table:table-cell table:style-name="ce49" table:formula="of:=RIGHT([.N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];1)">
            <text:p/>
          </table:table-cell>
          <table:table-cell table:style-name="ce49" table:formula="of:=RIGHT([.P3];1)">
            <text:p/>
          </table:table-cell>
          <table:table-cell table:style-name="ce49" table:formula="of:=RIGHT([.Q3];1)">
            <text:p/>
          </table:table-cell>
          <table:table-cell table:style-name="ce49" table:formula="of:=RIGHT([.R3];1)">
            <text:p/>
          </table:table-cell>
          <table:table-cell table:style-name="ce49" table:formula="of:=RIGHT([.S3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03" calcext:value-type="date">
            <text:p>03/ mar</text:p>
          </table:table-cell>
          <table:table-cell table:style-name="ce161" table:formula="of:=TEXT([.A4];&quot;Ddd&quot;)" office:value-type="string" office:string-value="sre" calcext:value-type="string">
            <text:p>sre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4:.AY4];&quot;☻&quot;)" office:value-type="float" office:value="0" calcext:value-type="float">
            <text:p>0</text:p>
          </table:table-cell>
          <table:table-cell table:style-name="ce254" table:formula="of:=COUNTIF([.AH4:.AY4];&quot;☺&quot;)" office:value-type="float" office:value="0" calcext:value-type="float">
            <text:p>0</text:p>
          </table:table-cell>
          <table:table-cell table:style-name="ce254" table:formula="of:=COUNTIF([.C4:.S4];&quot;51&quot;)+COUNTIF([.C4:.S4];&quot;51$&quot;)+COUNTIF([.C4:.S4];&quot;51☻&quot;)" office:value-type="float" office:value="0" calcext:value-type="float">
            <text:p>0</text:p>
          </table:table-cell>
          <table:table-cell table:style-name="ce254" table:formula="of:=COUNTIF([.C4:.S4];&quot;52&quot;)+COUNTIF([.C4:.S4];&quot;52$&quot;)+COUNTIF([.C4:.S4];&quot;52☻&quot;)" office:value-type="float" office:value="0" calcext:value-type="float">
            <text:p>0</text:p>
          </table:table-cell>
          <table:table-cell table:style-name="ce254" table:formula="of:=COUNTIF([.C4:.S4];&quot;51¶&quot;)" office:value-type="float" office:value="0" calcext:value-type="float">
            <text:p>0</text:p>
          </table:table-cell>
          <table:table-cell table:style-name="ce254" table:formula="of:=COUNTIF([.C4:.S4];&quot;52¶&quot;)" office:value-type="float" office:value="0" calcext:value-type="float">
            <text:p>0</text:p>
          </table:table-cell>
          <table:table-cell table:style-name="ce254" table:formula="of:=COUNTIF([.C4:.S4];&quot;U&quot;)+COUNTIF([.C4:.S4];&quot;U☻&quot;)+COUNTIF([.C4:.S4];&quot;U☺&quot;)" office:value-type="float" office:value="0" calcext:value-type="float">
            <text:p>0</text:p>
          </table:table-cell>
          <table:table-cell table:style-name="ce254" table:formula="of:=COUNTIF([.C4:.S4];&quot;KVIT&quot;)+COUNTIF([.C4:.S4];&quot;KVIT☻&quot;)+COUNTIF([.C4:.S4];&quot;kvit$&quot;)" office:value-type="float" office:value="0" calcext:value-type="float">
            <text:p>0</text:p>
          </table:table-cell>
          <table:table-cell table:style-name="ce175" table:formula="of:=COUNTBLANK([.C4:.S4])-3" office:value-type="float" office:value="14" calcext:value-type="float">
            <text:p>14</text:p>
          </table:table-cell>
          <table:table-cell table:style-name="ce256" table:formula="of:=COUNTIF([.C4:.S4];&quot;x&quot;)" office:value-type="float" office:value="0" calcext:value-type="float">
            <text:p>0</text:p>
          </table:table-cell>
          <table:table-cell table:style-name="ce257" table:formula="of:=COUNTIF([.C4:.S4];&quot;51&quot;)+COUNTIF([.C4:.S4];&quot;51☻&quot;)+COUNTIF([.C4:.S4];&quot;2&quot;)+COUNTIF([.C4:.S4];&quot;52&quot;)+COUNTIF([.C4:.S4];&quot;52☻&quot;)+COUNTIF([.C4:.S4];&quot;51$&quot;)+COUNTIF([.C4:.S4];&quot;52$&quot;)" office:value-type="float" office:value="0" calcext:value-type="float">
            <text:p>0</text:p>
          </table:table-cell>
          <table:table-cell table:style-name="ce87" table:formula="of:=[Vzorci_vnosov.$A$4]" office:value-type="string" office:string-value="51" calcext:value-type="string">
            <text:p>51</text:p>
          </table:table-cell>
          <table:table-cell table:style-name="ce49" table:formula="of:=RIGHT([.C4];1)">
            <text:p/>
          </table:table-cell>
          <table:table-cell table:style-name="ce49" table:formula="of:=RIGHT([.D4];1)">
            <text:p/>
          </table:table-cell>
          <table:table-cell table:style-name="ce49" table:formula="of:=RIGHT([.E4];1)">
            <text:p/>
          </table:table-cell>
          <table:table-cell table:style-name="ce49" table:formula="of:=RIGHT([.F4];1)">
            <text:p/>
          </table:table-cell>
          <table:table-cell table:style-name="ce49" table:formula="of:=RIGHT([.G4];1)">
            <text:p/>
          </table:table-cell>
          <table:table-cell table:style-name="ce49" table:formula="of:=RIGHT([.H4];1)">
            <text:p/>
          </table:table-cell>
          <table:table-cell table:style-name="ce49" table:formula="of:=RIGHT([.I4];1)">
            <text:p/>
          </table:table-cell>
          <table:table-cell table:style-name="ce49" table:formula="of:=RIGHT([.J4];1)">
            <text:p/>
          </table:table-cell>
          <table:table-cell table:style-name="ce49" table:formula="of:=RIGHT([.K4];1)">
            <text:p/>
          </table:table-cell>
          <table:table-cell table:style-name="ce49" table:formula="of:=RIGHT([.L4];1)">
            <text:p/>
          </table:table-cell>
          <table:table-cell table:style-name="ce49" table:formula="of:=RIGHT([.M4];1)">
            <text:p/>
          </table:table-cell>
          <table:table-cell table:style-name="ce49" table:formula="of:=RIGHT([.N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4];1)">
            <text:p/>
          </table:table-cell>
          <table:table-cell table:style-name="ce49" table:formula="of:=RIGHT([.P4];1)">
            <text:p/>
          </table:table-cell>
          <table:table-cell table:style-name="ce49" table:formula="of:=RIGHT([.Q4];1)">
            <text:p/>
          </table:table-cell>
          <table:table-cell table:style-name="ce49" table:formula="of:=RIGHT([.R4];1)">
            <text:p/>
          </table:table-cell>
          <table:table-cell table:style-name="ce49" table:formula="of:=RIGHT([.S4];1)">
            <text:p/>
          </table:table-cell>
          <table:table-cell table:number-columns-repeated="2"/>
          <table:table-cell office:value-type="string" calcext:value-type="string">
            <text:p>KOS</text:p>
          </table:table-cell>
          <table:table-cell table:number-columns-repeated="970"/>
        </table:table-row>
        <table:table-row table:style-name="ro4">
          <table:table-cell table:style-name="ce159" office:value-type="date" office:date-value="2021-03-04" calcext:value-type="date">
            <text:p>04/ mar</text:p>
          </table:table-cell>
          <table:table-cell table:style-name="ce161" table:formula="of:=TEXT([.A5];&quot;Ddd&quot;)" office:value-type="string" office:string-value="čet" calcext:value-type="string">
            <text:p>čet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5:.AY5];&quot;☻&quot;)" office:value-type="float" office:value="0" calcext:value-type="float">
            <text:p>0</text:p>
          </table:table-cell>
          <table:table-cell table:style-name="ce254" table:formula="of:=COUNTIF([.AH5:.AY5];&quot;☺&quot;)" office:value-type="float" office:value="0" calcext:value-type="float">
            <text:p>0</text:p>
          </table:table-cell>
          <table:table-cell table:style-name="ce254" table:formula="of:=COUNTIF([.C5:.S5];&quot;51&quot;)+COUNTIF([.C5:.S5];&quot;51$&quot;)+COUNTIF([.C5:.S5];&quot;51☻&quot;)" office:value-type="float" office:value="0" calcext:value-type="float">
            <text:p>0</text:p>
          </table:table-cell>
          <table:table-cell table:style-name="ce254" table:formula="of:=COUNTIF([.C5:.S5];&quot;52&quot;)+COUNTIF([.C5:.S5];&quot;52$&quot;)+COUNTIF([.C5:.S5];&quot;52☻&quot;)" office:value-type="float" office:value="0" calcext:value-type="float">
            <text:p>0</text:p>
          </table:table-cell>
          <table:table-cell table:style-name="ce254" table:formula="of:=COUNTIF([.C5:.S5];&quot;51¶&quot;)" office:value-type="float" office:value="0" calcext:value-type="float">
            <text:p>0</text:p>
          </table:table-cell>
          <table:table-cell table:style-name="ce254" table:formula="of:=COUNTIF([.C5:.S5];&quot;52¶&quot;)" office:value-type="float" office:value="0" calcext:value-type="float">
            <text:p>0</text:p>
          </table:table-cell>
          <table:table-cell table:style-name="ce254" table:formula="of:=COUNTIF([.C5:.S5];&quot;U&quot;)+COUNTIF([.C5:.S5];&quot;U☻&quot;)+COUNTIF([.C5:.S5];&quot;U☺&quot;)" office:value-type="float" office:value="0" calcext:value-type="float">
            <text:p>0</text:p>
          </table:table-cell>
          <table:table-cell table:style-name="ce254" table:formula="of:=COUNTIF([.C5:.S5];&quot;KVIT&quot;)+COUNTIF([.C5:.S5];&quot;KVIT☻&quot;)+COUNTIF([.C5:.S5];&quot;kvit$&quot;)" office:value-type="float" office:value="0" calcext:value-type="float">
            <text:p>0</text:p>
          </table:table-cell>
          <table:table-cell table:style-name="ce175" table:formula="of:=COUNTBLANK([.C5:.S5])-3" office:value-type="float" office:value="14" calcext:value-type="float">
            <text:p>14</text:p>
          </table:table-cell>
          <table:table-cell table:style-name="ce256" table:formula="of:=COUNTIF([.C5:.S5];&quot;x&quot;)" office:value-type="float" office:value="0" calcext:value-type="float">
            <text:p>0</text:p>
          </table:table-cell>
          <table:table-cell table:style-name="ce257" table:formula="of:=COUNTIF([.C5:.S5];&quot;51&quot;)+COUNTIF([.C5:.S5];&quot;51☻&quot;)+COUNTIF([.C5:.S5];&quot;2&quot;)+COUNTIF([.C5:.S5];&quot;52&quot;)+COUNTIF([.C5:.S5];&quot;52☻&quot;)+COUNTIF([.C5:.S5];&quot;51$&quot;)+COUNTIF([.C5:.S5];&quot;52$&quot;)" office:value-type="float" office:value="0" calcext:value-type="float">
            <text:p>0</text:p>
          </table:table-cell>
          <table:table-cell table:style-name="ce87" table:formula="of:=[Vzorci_vnosov.$A$5]" office:value-type="string" office:string-value="52" calcext:value-type="string">
            <text:p>52</text:p>
          </table:table-cell>
          <table:table-cell table:style-name="ce49" table:formula="of:=RIGHT([.C5];1)">
            <text:p/>
          </table:table-cell>
          <table:table-cell table:style-name="ce49" table:formula="of:=RIGHT([.D5];1)">
            <text:p/>
          </table:table-cell>
          <table:table-cell table:style-name="ce49" table:formula="of:=RIGHT([.E5];1)">
            <text:p/>
          </table:table-cell>
          <table:table-cell table:style-name="ce49" table:formula="of:=RIGHT([.F5];1)">
            <text:p/>
          </table:table-cell>
          <table:table-cell table:style-name="ce49" table:formula="of:=RIGHT([.G5];1)">
            <text:p/>
          </table:table-cell>
          <table:table-cell table:style-name="ce49" table:formula="of:=RIGHT([.H5];1)">
            <text:p/>
          </table:table-cell>
          <table:table-cell table:style-name="ce49" table:formula="of:=RIGHT([.I5];1)">
            <text:p/>
          </table:table-cell>
          <table:table-cell table:style-name="ce49" table:formula="of:=RIGHT([.J5];1)">
            <text:p/>
          </table:table-cell>
          <table:table-cell table:style-name="ce49" table:formula="of:=RIGHT([.K5];1)">
            <text:p/>
          </table:table-cell>
          <table:table-cell table:style-name="ce49" table:formula="of:=RIGHT([.L5];1)">
            <text:p/>
          </table:table-cell>
          <table:table-cell table:style-name="ce49" table:formula="of:=RIGHT([.M5];1)">
            <text:p/>
          </table:table-cell>
          <table:table-cell table:style-name="ce49" table:formula="of:=RIGHT([.N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5];1)">
            <text:p/>
          </table:table-cell>
          <table:table-cell table:style-name="ce49" table:formula="of:=RIGHT([.P5];1)">
            <text:p/>
          </table:table-cell>
          <table:table-cell table:style-name="ce49" table:formula="of:=RIGHT([.Q5];1)">
            <text:p/>
          </table:table-cell>
          <table:table-cell table:style-name="ce49" table:formula="of:=RIGHT([.R5];1)">
            <text:p/>
          </table:table-cell>
          <table:table-cell table:style-name="ce49" table:formula="of:=RIGHT([.S5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05" calcext:value-type="date">
            <text:p>05/ mar</text:p>
          </table:table-cell>
          <table:table-cell table:style-name="ce161" table:formula="of:=TEXT([.A6];&quot;Ddd&quot;)" office:value-type="string" office:string-value="pet" calcext:value-type="string">
            <text:p>pet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6:.AY6];&quot;☻&quot;)" office:value-type="float" office:value="0" calcext:value-type="float">
            <text:p>0</text:p>
          </table:table-cell>
          <table:table-cell table:style-name="ce254" table:formula="of:=COUNTIF([.AH6:.AY6];&quot;☺&quot;)" office:value-type="float" office:value="0" calcext:value-type="float">
            <text:p>0</text:p>
          </table:table-cell>
          <table:table-cell table:style-name="ce254" table:formula="of:=COUNTIF([.C6:.S6];&quot;51&quot;)+COUNTIF([.C6:.S6];&quot;51$&quot;)+COUNTIF([.C6:.S6];&quot;51☻&quot;)" office:value-type="float" office:value="0" calcext:value-type="float">
            <text:p>0</text:p>
          </table:table-cell>
          <table:table-cell table:style-name="ce254" table:formula="of:=COUNTIF([.C6:.S6];&quot;52&quot;)+COUNTIF([.C6:.S6];&quot;52$&quot;)+COUNTIF([.C6:.S6];&quot;52☻&quot;)" office:value-type="float" office:value="0" calcext:value-type="float">
            <text:p>0</text:p>
          </table:table-cell>
          <table:table-cell table:style-name="ce254" table:formula="of:=COUNTIF([.C6:.S6];&quot;51¶&quot;)" office:value-type="float" office:value="0" calcext:value-type="float">
            <text:p>0</text:p>
          </table:table-cell>
          <table:table-cell table:style-name="ce254" table:formula="of:=COUNTIF([.C6:.S6];&quot;52¶&quot;)" office:value-type="float" office:value="0" calcext:value-type="float">
            <text:p>0</text:p>
          </table:table-cell>
          <table:table-cell table:style-name="ce254" table:formula="of:=COUNTIF([.C6:.S6];&quot;U&quot;)+COUNTIF([.C6:.S6];&quot;U☻&quot;)+COUNTIF([.C6:.S6];&quot;U☺&quot;)" office:value-type="float" office:value="0" calcext:value-type="float">
            <text:p>0</text:p>
          </table:table-cell>
          <table:table-cell table:style-name="ce254" table:formula="of:=COUNTIF([.C6:.S6];&quot;KVIT&quot;)+COUNTIF([.C6:.S6];&quot;KVIT☻&quot;)+COUNTIF([.C6:.S6];&quot;kvit$&quot;)" office:value-type="float" office:value="0" calcext:value-type="float">
            <text:p>0</text:p>
          </table:table-cell>
          <table:table-cell table:style-name="ce175" table:formula="of:=COUNTBLANK([.C6:.S6])-3" office:value-type="float" office:value="14" calcext:value-type="float">
            <text:p>14</text:p>
          </table:table-cell>
          <table:table-cell table:style-name="ce256" table:formula="of:=COUNTIF([.C6:.S6];&quot;x&quot;)" office:value-type="float" office:value="0" calcext:value-type="float">
            <text:p>0</text:p>
          </table:table-cell>
          <table:table-cell table:style-name="ce257" table:formula="of:=COUNTIF([.C6:.S6];&quot;51&quot;)+COUNTIF([.C6:.S6];&quot;51☻&quot;)+COUNTIF([.C6:.S6];&quot;2&quot;)+COUNTIF([.C6:.S6];&quot;52&quot;)+COUNTIF([.C6:.S6];&quot;52☻&quot;)+COUNTIF([.C6:.S6];&quot;51$&quot;)+COUNTIF([.C6:.S6];&quot;52$&quot;)" office:value-type="float" office:value="0" calcext:value-type="float">
            <text:p>0</text:p>
          </table:table-cell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49" table:formula="of:=RIGHT([.C6];1)">
            <text:p/>
          </table:table-cell>
          <table:table-cell table:style-name="ce49" table:formula="of:=RIGHT([.D6];1)">
            <text:p/>
          </table:table-cell>
          <table:table-cell table:style-name="ce49" table:formula="of:=RIGHT([.E6];1)">
            <text:p/>
          </table:table-cell>
          <table:table-cell table:style-name="ce49" table:formula="of:=RIGHT([.F6];1)">
            <text:p/>
          </table:table-cell>
          <table:table-cell table:style-name="ce49" table:formula="of:=RIGHT([.G6];1)">
            <text:p/>
          </table:table-cell>
          <table:table-cell table:style-name="ce49" table:formula="of:=RIGHT([.H6];1)">
            <text:p/>
          </table:table-cell>
          <table:table-cell table:style-name="ce49" table:formula="of:=RIGHT([.I6];1)">
            <text:p/>
          </table:table-cell>
          <table:table-cell table:style-name="ce49" table:formula="of:=RIGHT([.J6];1)">
            <text:p/>
          </table:table-cell>
          <table:table-cell table:style-name="ce49" table:formula="of:=RIGHT([.K6];1)">
            <text:p/>
          </table:table-cell>
          <table:table-cell table:style-name="ce49" table:formula="of:=RIGHT([.L6];1)">
            <text:p/>
          </table:table-cell>
          <table:table-cell table:style-name="ce49" table:formula="of:=RIGHT([.M6];1)">
            <text:p/>
          </table:table-cell>
          <table:table-cell table:style-name="ce49" table:formula="of:=RIGHT([.N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6];1)">
            <text:p/>
          </table:table-cell>
          <table:table-cell table:style-name="ce49" table:formula="of:=RIGHT([.P6];1)">
            <text:p/>
          </table:table-cell>
          <table:table-cell table:style-name="ce49" table:formula="of:=RIGHT([.Q6];1)">
            <text:p/>
          </table:table-cell>
          <table:table-cell table:style-name="ce49" table:formula="of:=RIGHT([.R6];1)">
            <text:p/>
          </table:table-cell>
          <table:table-cell table:style-name="ce49" table:formula="of:=RIGHT([.S6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06" calcext:value-type="date">
            <text:p>06/ mar</text:p>
          </table:table-cell>
          <table:table-cell table:style-name="ce161" table:formula="of:=TEXT([.A7];&quot;Ddd&quot;)" office:value-type="string" office:string-value="sob" calcext:value-type="string">
            <text:p>sob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7:.AY7];&quot;☻&quot;)" office:value-type="float" office:value="0" calcext:value-type="float">
            <text:p>0</text:p>
          </table:table-cell>
          <table:table-cell table:style-name="ce254" table:formula="of:=COUNTIF([.AH7:.AY7];&quot;☺&quot;)" office:value-type="float" office:value="0" calcext:value-type="float">
            <text:p>0</text:p>
          </table:table-cell>
          <table:table-cell table:style-name="ce254" table:formula="of:=COUNTIF([.C7:.S7];&quot;51&quot;)+COUNTIF([.C7:.S7];&quot;51$&quot;)+COUNTIF([.C7:.S7];&quot;51☻&quot;)" office:value-type="float" office:value="0" calcext:value-type="float">
            <text:p>0</text:p>
          </table:table-cell>
          <table:table-cell table:style-name="ce254" table:formula="of:=COUNTIF([.C7:.S7];&quot;52&quot;)+COUNTIF([.C7:.S7];&quot;52$&quot;)+COUNTIF([.C7:.S7];&quot;52☻&quot;)" office:value-type="float" office:value="0" calcext:value-type="float">
            <text:p>0</text:p>
          </table:table-cell>
          <table:table-cell table:style-name="ce254" table:formula="of:=COUNTIF([.C7:.S7];&quot;51¶&quot;)" office:value-type="float" office:value="0" calcext:value-type="float">
            <text:p>0</text:p>
          </table:table-cell>
          <table:table-cell table:style-name="ce254" table:formula="of:=COUNTIF([.C7:.S7];&quot;52¶&quot;)" office:value-type="float" office:value="0" calcext:value-type="float">
            <text:p>0</text:p>
          </table:table-cell>
          <table:table-cell table:style-name="ce254" table:formula="of:=COUNTIF([.C7:.S7];&quot;U&quot;)+COUNTIF([.C7:.S7];&quot;U☻&quot;)+COUNTIF([.C7:.S7];&quot;U☺&quot;)" office:value-type="float" office:value="0" calcext:value-type="float">
            <text:p>0</text:p>
          </table:table-cell>
          <table:table-cell table:style-name="ce254" table:formula="of:=COUNTIF([.C7:.S7];&quot;KVIT&quot;)+COUNTIF([.C7:.S7];&quot;KVIT☻&quot;)+COUNTIF([.C7:.S7];&quot;kvit$&quot;)" office:value-type="float" office:value="0" calcext:value-type="float">
            <text:p>0</text:p>
          </table:table-cell>
          <table:table-cell table:style-name="ce175" table:formula="of:=COUNTBLANK([.C7:.S7])-3" office:value-type="float" office:value="14" calcext:value-type="float">
            <text:p>14</text:p>
          </table:table-cell>
          <table:table-cell table:style-name="ce256" table:formula="of:=COUNTIF([.C7:.S7];&quot;x&quot;)" office:value-type="float" office:value="0" calcext:value-type="float">
            <text:p>0</text:p>
          </table:table-cell>
          <table:table-cell table:style-name="ce257" table:formula="of:=COUNTIF([.C7:.S7];&quot;51&quot;)+COUNTIF([.C7:.S7];&quot;51☻&quot;)+COUNTIF([.C7:.S7];&quot;2&quot;)+COUNTIF([.C7:.S7];&quot;52&quot;)+COUNTIF([.C7:.S7];&quot;52☻&quot;)+COUNTIF([.C7:.S7];&quot;51$&quot;)+COUNTIF([.C7:.S7];&quot;52$&quot;)" office:value-type="float" office:value="0" calcext:value-type="float">
            <text:p>0</text:p>
          </table:table-cell>
          <table:table-cell table:style-name="ce88" table:formula="of:=[Vzorci_vnosov.$A$7]" office:value-type="string" office:string-value="KVIT☻" calcext:value-type="string">
            <text:p>KVIT☻</text:p>
          </table:table-cell>
          <table:table-cell table:style-name="ce49" table:formula="of:=RIGHT([.C7];1)">
            <text:p/>
          </table:table-cell>
          <table:table-cell table:style-name="ce49" table:formula="of:=RIGHT([.D7];1)">
            <text:p/>
          </table:table-cell>
          <table:table-cell table:style-name="ce49" table:formula="of:=RIGHT([.E7];1)">
            <text:p/>
          </table:table-cell>
          <table:table-cell table:style-name="ce49" table:formula="of:=RIGHT([.F7];1)">
            <text:p/>
          </table:table-cell>
          <table:table-cell table:style-name="ce49" table:formula="of:=RIGHT([.G7];1)">
            <text:p/>
          </table:table-cell>
          <table:table-cell table:style-name="ce49" table:formula="of:=RIGHT([.H7];1)">
            <text:p/>
          </table:table-cell>
          <table:table-cell table:style-name="ce49" table:formula="of:=RIGHT([.I7];1)">
            <text:p/>
          </table:table-cell>
          <table:table-cell table:style-name="ce49" table:formula="of:=RIGHT([.J7];1)">
            <text:p/>
          </table:table-cell>
          <table:table-cell table:style-name="ce49" table:formula="of:=RIGHT([.K7];1)">
            <text:p/>
          </table:table-cell>
          <table:table-cell table:style-name="ce49" table:formula="of:=RIGHT([.L7];1)">
            <text:p/>
          </table:table-cell>
          <table:table-cell table:style-name="ce49" table:formula="of:=RIGHT([.M7];1)">
            <text:p/>
          </table:table-cell>
          <table:table-cell table:style-name="ce49" table:formula="of:=RIGHT([.N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7];1)">
            <text:p/>
          </table:table-cell>
          <table:table-cell table:style-name="ce49" table:formula="of:=RIGHT([.P7];1)">
            <text:p/>
          </table:table-cell>
          <table:table-cell table:style-name="ce49" table:formula="of:=RIGHT([.Q7];1)">
            <text:p/>
          </table:table-cell>
          <table:table-cell table:style-name="ce49" table:formula="of:=RIGHT([.R7];1)">
            <text:p/>
          </table:table-cell>
          <table:table-cell table:style-name="ce49" table:formula="of:=RIGHT([.S7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07" calcext:value-type="date">
            <text:p>07/ mar</text:p>
          </table:table-cell>
          <table:table-cell table:style-name="ce161" table:formula="of:=TEXT([.A8];&quot;Ddd&quot;)" office:value-type="string" office:string-value="ned" calcext:value-type="string">
            <text:p>ned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8:.AY8];&quot;☻&quot;)" office:value-type="float" office:value="0" calcext:value-type="float">
            <text:p>0</text:p>
          </table:table-cell>
          <table:table-cell table:style-name="ce254" table:formula="of:=COUNTIF([.AH8:.AY8];&quot;☺&quot;)" office:value-type="float" office:value="0" calcext:value-type="float">
            <text:p>0</text:p>
          </table:table-cell>
          <table:table-cell table:style-name="ce254" table:formula="of:=COUNTIF([.C8:.S8];&quot;51&quot;)+COUNTIF([.C8:.S8];&quot;51$&quot;)+COUNTIF([.C8:.S8];&quot;51☻&quot;)" office:value-type="float" office:value="0" calcext:value-type="float">
            <text:p>0</text:p>
          </table:table-cell>
          <table:table-cell table:style-name="ce254" table:formula="of:=COUNTIF([.C8:.S8];&quot;52&quot;)+COUNTIF([.C8:.S8];&quot;52$&quot;)+COUNTIF([.C8:.S8];&quot;52☻&quot;)" office:value-type="float" office:value="0" calcext:value-type="float">
            <text:p>0</text:p>
          </table:table-cell>
          <table:table-cell table:style-name="ce254" table:formula="of:=COUNTIF([.C8:.S8];&quot;51¶&quot;)" office:value-type="float" office:value="0" calcext:value-type="float">
            <text:p>0</text:p>
          </table:table-cell>
          <table:table-cell table:style-name="ce254" table:formula="of:=COUNTIF([.C8:.S8];&quot;52¶&quot;)" office:value-type="float" office:value="0" calcext:value-type="float">
            <text:p>0</text:p>
          </table:table-cell>
          <table:table-cell table:style-name="ce254" table:formula="of:=COUNTIF([.C8:.S8];&quot;U&quot;)+COUNTIF([.C8:.S8];&quot;U☻&quot;)+COUNTIF([.C8:.S8];&quot;U☺&quot;)" office:value-type="float" office:value="0" calcext:value-type="float">
            <text:p>0</text:p>
          </table:table-cell>
          <table:table-cell table:style-name="ce254" table:formula="of:=COUNTIF([.C8:.S8];&quot;KVIT&quot;)+COUNTIF([.C8:.S8];&quot;KVIT☻&quot;)+COUNTIF([.C8:.S8];&quot;kvit$&quot;)" office:value-type="float" office:value="0" calcext:value-type="float">
            <text:p>0</text:p>
          </table:table-cell>
          <table:table-cell table:style-name="ce175" table:formula="of:=COUNTBLANK([.C8:.S8])-3" office:value-type="float" office:value="14" calcext:value-type="float">
            <text:p>14</text:p>
          </table:table-cell>
          <table:table-cell table:style-name="ce256" table:formula="of:=COUNTIF([.C8:.S8];&quot;x&quot;)" office:value-type="float" office:value="0" calcext:value-type="float">
            <text:p>0</text:p>
          </table:table-cell>
          <table:table-cell table:style-name="ce257" table:formula="of:=COUNTIF([.C8:.S8];&quot;51&quot;)+COUNTIF([.C8:.S8];&quot;51☻&quot;)+COUNTIF([.C8:.S8];&quot;2&quot;)+COUNTIF([.C8:.S8];&quot;52&quot;)+COUNTIF([.C8:.S8];&quot;52☻&quot;)+COUNTIF([.C8:.S8];&quot;51$&quot;)+COUNTIF([.C8:.S8];&quot;52$&quot;)" office:value-type="float" office:value="0" calcext:value-type="float">
            <text:p>0</text:p>
          </table:table-cell>
          <table:table-cell table:style-name="ce87" table:formula="of:=[Vzorci_vnosov.$A$8]" office:value-type="string" office:string-value="U" calcext:value-type="string">
            <text:p>U</text:p>
          </table:table-cell>
          <table:table-cell table:style-name="ce49" table:formula="of:=RIGHT([.C8];1)">
            <text:p/>
          </table:table-cell>
          <table:table-cell table:style-name="ce49" table:formula="of:=RIGHT([.D8];1)">
            <text:p/>
          </table:table-cell>
          <table:table-cell table:style-name="ce49" table:formula="of:=RIGHT([.E8];1)">
            <text:p/>
          </table:table-cell>
          <table:table-cell table:style-name="ce49" table:formula="of:=RIGHT([.F8];1)">
            <text:p/>
          </table:table-cell>
          <table:table-cell table:style-name="ce49" table:formula="of:=RIGHT([.G8];1)">
            <text:p/>
          </table:table-cell>
          <table:table-cell table:style-name="ce49" table:formula="of:=RIGHT([.H8];1)">
            <text:p/>
          </table:table-cell>
          <table:table-cell table:style-name="ce49" table:formula="of:=RIGHT([.I8];1)">
            <text:p/>
          </table:table-cell>
          <table:table-cell table:style-name="ce49" table:formula="of:=RIGHT([.J8];1)">
            <text:p/>
          </table:table-cell>
          <table:table-cell table:style-name="ce49" table:formula="of:=RIGHT([.K8];1)">
            <text:p/>
          </table:table-cell>
          <table:table-cell table:style-name="ce49" table:formula="of:=RIGHT([.L8];1)">
            <text:p/>
          </table:table-cell>
          <table:table-cell table:style-name="ce49" table:formula="of:=RIGHT([.M8];1)">
            <text:p/>
          </table:table-cell>
          <table:table-cell table:style-name="ce49" table:formula="of:=RIGHT([.N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8];1)">
            <text:p/>
          </table:table-cell>
          <table:table-cell table:style-name="ce49" table:formula="of:=RIGHT([.P8];1)">
            <text:p/>
          </table:table-cell>
          <table:table-cell table:style-name="ce49" table:formula="of:=RIGHT([.Q8];1)">
            <text:p/>
          </table:table-cell>
          <table:table-cell table:style-name="ce49" table:formula="of:=RIGHT([.R8];1)">
            <text:p/>
          </table:table-cell>
          <table:table-cell table:style-name="ce49" table:formula="of:=RIGHT([.S8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08" calcext:value-type="date">
            <text:p>08/ mar</text:p>
          </table:table-cell>
          <table:table-cell table:style-name="ce161" table:formula="of:=TEXT([.A9];&quot;Ddd&quot;)" office:value-type="string" office:string-value="pon" calcext:value-type="string">
            <text:p>pon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9:.AY9];&quot;☻&quot;)" office:value-type="float" office:value="0" calcext:value-type="float">
            <text:p>0</text:p>
          </table:table-cell>
          <table:table-cell table:style-name="ce254" table:formula="of:=COUNTIF([.AH9:.AY9];&quot;☺&quot;)" office:value-type="float" office:value="0" calcext:value-type="float">
            <text:p>0</text:p>
          </table:table-cell>
          <table:table-cell table:style-name="ce254" table:formula="of:=COUNTIF([.C9:.S9];&quot;51&quot;)+COUNTIF([.C9:.S9];&quot;51$&quot;)+COUNTIF([.C9:.S9];&quot;51☻&quot;)" office:value-type="float" office:value="0" calcext:value-type="float">
            <text:p>0</text:p>
          </table:table-cell>
          <table:table-cell table:style-name="ce254" table:formula="of:=COUNTIF([.C9:.S9];&quot;52&quot;)+COUNTIF([.C9:.S9];&quot;52$&quot;)+COUNTIF([.C9:.S9];&quot;52☻&quot;)" office:value-type="float" office:value="0" calcext:value-type="float">
            <text:p>0</text:p>
          </table:table-cell>
          <table:table-cell table:style-name="ce254" table:formula="of:=COUNTIF([.C9:.S9];&quot;51¶&quot;)" office:value-type="float" office:value="0" calcext:value-type="float">
            <text:p>0</text:p>
          </table:table-cell>
          <table:table-cell table:style-name="ce254" table:formula="of:=COUNTIF([.C9:.S9];&quot;52¶&quot;)" office:value-type="float" office:value="0" calcext:value-type="float">
            <text:p>0</text:p>
          </table:table-cell>
          <table:table-cell table:style-name="ce254" table:formula="of:=COUNTIF([.C9:.S9];&quot;U&quot;)+COUNTIF([.C9:.S9];&quot;U☻&quot;)+COUNTIF([.C9:.S9];&quot;U☺&quot;)" office:value-type="float" office:value="0" calcext:value-type="float">
            <text:p>0</text:p>
          </table:table-cell>
          <table:table-cell table:style-name="ce254" table:formula="of:=COUNTIF([.C9:.S9];&quot;KVIT&quot;)+COUNTIF([.C9:.S9];&quot;KVIT☻&quot;)+COUNTIF([.C9:.S9];&quot;kvit$&quot;)" office:value-type="float" office:value="0" calcext:value-type="float">
            <text:p>0</text:p>
          </table:table-cell>
          <table:table-cell table:style-name="ce175" table:formula="of:=COUNTBLANK([.C9:.S9])-3" office:value-type="float" office:value="14" calcext:value-type="float">
            <text:p>14</text:p>
          </table:table-cell>
          <table:table-cell table:style-name="ce256" table:formula="of:=COUNTIF([.C9:.S9];&quot;x&quot;)" office:value-type="float" office:value="0" calcext:value-type="float">
            <text:p>0</text:p>
          </table:table-cell>
          <table:table-cell table:style-name="ce257" table:formula="of:=COUNTIF([.C9:.S9];&quot;51&quot;)+COUNTIF([.C9:.S9];&quot;51☻&quot;)+COUNTIF([.C9:.S9];&quot;2&quot;)+COUNTIF([.C9:.S9];&quot;52&quot;)+COUNTIF([.C9:.S9];&quot;52☻&quot;)+COUNTIF([.C9:.S9];&quot;51$&quot;)+COUNTIF([.C9:.S9];&quot;52$&quot;)" office:value-type="float" office:value="0" calcext:value-type="float">
            <text:p>0</text:p>
          </table:table-cell>
          <table:table-cell table:style-name="ce87" table:formula="of:=[Vzorci_vnosov.$A$9]" office:value-type="string" office:string-value="U☻" calcext:value-type="string">
            <text:p>U☻</text:p>
          </table:table-cell>
          <table:table-cell table:style-name="ce49" table:formula="of:=RIGHT([.C9];1)">
            <text:p/>
          </table:table-cell>
          <table:table-cell table:style-name="ce49" table:formula="of:=RIGHT([.D9];1)">
            <text:p/>
          </table:table-cell>
          <table:table-cell table:style-name="ce49" table:formula="of:=RIGHT([.E9];1)">
            <text:p/>
          </table:table-cell>
          <table:table-cell table:style-name="ce49" table:formula="of:=RIGHT([.F9];1)">
            <text:p/>
          </table:table-cell>
          <table:table-cell table:style-name="ce49" table:formula="of:=RIGHT([.G9];1)">
            <text:p/>
          </table:table-cell>
          <table:table-cell table:style-name="ce49" table:formula="of:=RIGHT([.H9];1)">
            <text:p/>
          </table:table-cell>
          <table:table-cell table:style-name="ce49" table:formula="of:=RIGHT([.I9];1)">
            <text:p/>
          </table:table-cell>
          <table:table-cell table:style-name="ce49" table:formula="of:=RIGHT([.J9];1)">
            <text:p/>
          </table:table-cell>
          <table:table-cell table:style-name="ce49" table:formula="of:=RIGHT([.K9];1)">
            <text:p/>
          </table:table-cell>
          <table:table-cell table:style-name="ce49" table:formula="of:=RIGHT([.L9];1)">
            <text:p/>
          </table:table-cell>
          <table:table-cell table:style-name="ce49" table:formula="of:=RIGHT([.M9];1)">
            <text:p/>
          </table:table-cell>
          <table:table-cell table:style-name="ce49" table:formula="of:=RIGHT([.N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9];1)">
            <text:p/>
          </table:table-cell>
          <table:table-cell table:style-name="ce49" table:formula="of:=RIGHT([.P9];1)">
            <text:p/>
          </table:table-cell>
          <table:table-cell table:style-name="ce49" table:formula="of:=RIGHT([.Q9];1)">
            <text:p/>
          </table:table-cell>
          <table:table-cell table:style-name="ce49" table:formula="of:=RIGHT([.R9];1)">
            <text:p/>
          </table:table-cell>
          <table:table-cell table:style-name="ce49" table:formula="of:=RIGHT([.S9];1)">
            <text:p/>
          </table:table-cell>
          <table:table-cell table:number-columns-repeated="2"/>
          <table:table-cell office:value-type="string" calcext:value-type="string">
            <office:annotation draw:style-name="gr1" draw:text-style-name="P2" svg:width="7.329cm" svg:height="4.683cm" svg:x="55.986cm" svg:y="5.292cm" draw:caption-point-x="-23.876cm" draw:caption-point-y="0.221cm">
              <dc:creator> </dc:creator>
              <dc:date>2020-10-27T00:00:00</dc:date>
              <text:p text:style-name="P1"><text:span text:style-name="T1">Microsoft Office User:</text:span></text:p>
              <text:p text:style-name="P1"><text:span text:style-name="T2">ne morem 4.-15.3. in 18.-19.3</text:span></text:p>
            </office:annotation>
            <text:p>ŠTU</text:p>
          </table:table-cell>
          <table:table-cell table:number-columns-repeated="2"/>
          <table:table-cell office:value-type="string" calcext:value-type="string">
            <text:p>ŠTU</text:p>
          </table:table-cell>
          <table:table-cell table:number-columns-repeated="967"/>
        </table:table-row>
        <table:table-row table:style-name="ro4">
          <table:table-cell table:style-name="ce159" office:value-type="date" office:date-value="2021-03-09" calcext:value-type="date">
            <text:p>09/ mar</text:p>
          </table:table-cell>
          <table:table-cell table:style-name="ce161" table:formula="of:=TEXT([.A10];&quot;Ddd&quot;)" office:value-type="string" office:string-value="tor" calcext:value-type="string">
            <text:p>tor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10:.AY10];&quot;☻&quot;)" office:value-type="float" office:value="0" calcext:value-type="float">
            <text:p>0</text:p>
          </table:table-cell>
          <table:table-cell table:style-name="ce254" table:formula="of:=COUNTIF([.AH10:.AY10];&quot;☺&quot;)" office:value-type="float" office:value="0" calcext:value-type="float">
            <text:p>0</text:p>
          </table:table-cell>
          <table:table-cell table:style-name="ce254" table:formula="of:=COUNTIF([.C10:.S10];&quot;51&quot;)+COUNTIF([.C10:.S10];&quot;51$&quot;)+COUNTIF([.C10:.S10];&quot;51☻&quot;)" office:value-type="float" office:value="0" calcext:value-type="float">
            <text:p>0</text:p>
          </table:table-cell>
          <table:table-cell table:style-name="ce254" table:formula="of:=COUNTIF([.C10:.S10];&quot;52&quot;)+COUNTIF([.C10:.S10];&quot;52$&quot;)+COUNTIF([.C10:.S10];&quot;52☻&quot;)" office:value-type="float" office:value="0" calcext:value-type="float">
            <text:p>0</text:p>
          </table:table-cell>
          <table:table-cell table:style-name="ce254" table:formula="of:=COUNTIF([.C10:.S10];&quot;51¶&quot;)" office:value-type="float" office:value="0" calcext:value-type="float">
            <text:p>0</text:p>
          </table:table-cell>
          <table:table-cell table:style-name="ce254" table:formula="of:=COUNTIF([.C10:.S10];&quot;52¶&quot;)" office:value-type="float" office:value="0" calcext:value-type="float">
            <text:p>0</text:p>
          </table:table-cell>
          <table:table-cell table:style-name="ce254" table:formula="of:=COUNTIF([.C10:.S10];&quot;U&quot;)+COUNTIF([.C10:.S10];&quot;U☻&quot;)+COUNTIF([.C10:.S10];&quot;U☺&quot;)" office:value-type="float" office:value="0" calcext:value-type="float">
            <text:p>0</text:p>
          </table:table-cell>
          <table:table-cell table:style-name="ce254" table:formula="of:=COUNTIF([.C10:.S10];&quot;KVIT&quot;)+COUNTIF([.C10:.S10];&quot;KVIT☻&quot;)+COUNTIF([.C10:.S10];&quot;kvit$&quot;)" office:value-type="float" office:value="0" calcext:value-type="float">
            <text:p>0</text:p>
          </table:table-cell>
          <table:table-cell table:style-name="ce175" table:formula="of:=COUNTBLANK([.C10:.S10])-3" office:value-type="float" office:value="14" calcext:value-type="float">
            <text:p>14</text:p>
          </table:table-cell>
          <table:table-cell table:style-name="ce256" table:formula="of:=COUNTIF([.C10:.S10];&quot;x&quot;)" office:value-type="float" office:value="0" calcext:value-type="float">
            <text:p>0</text:p>
          </table:table-cell>
          <table:table-cell table:style-name="ce257" table:formula="of:=COUNTIF([.C10:.S10];&quot;51&quot;)+COUNTIF([.C10:.S10];&quot;51☻&quot;)+COUNTIF([.C10:.S10];&quot;2&quot;)+COUNTIF([.C10:.S10];&quot;52&quot;)+COUNTIF([.C10:.S10];&quot;52☻&quot;)+COUNTIF([.C10:.S10];&quot;51$&quot;)+COUNTIF([.C10:.S10];&quot;52$&quot;)" office:value-type="float" office:value="0" calcext:value-type="float">
            <text:p>0</text:p>
          </table:table-cell>
          <table:table-cell table:style-name="ce87" table:formula="of:=[Vzorci_vnosov.$A$10]" office:value-type="string" office:string-value="12-20" calcext:value-type="string">
            <text:p>12-20</text:p>
          </table:table-cell>
          <table:table-cell table:style-name="ce49" table:formula="of:=RIGHT([.C10];1)">
            <text:p/>
          </table:table-cell>
          <table:table-cell table:style-name="ce49" table:formula="of:=RIGHT([.D10];1)">
            <text:p/>
          </table:table-cell>
          <table:table-cell table:style-name="ce49" table:formula="of:=RIGHT([.E10];1)">
            <text:p/>
          </table:table-cell>
          <table:table-cell table:style-name="ce49" table:formula="of:=RIGHT([.F10];1)">
            <text:p/>
          </table:table-cell>
          <table:table-cell table:style-name="ce49" table:formula="of:=RIGHT([.G10];1)">
            <text:p/>
          </table:table-cell>
          <table:table-cell table:style-name="ce49" table:formula="of:=RIGHT([.H10];1)">
            <text:p/>
          </table:table-cell>
          <table:table-cell table:style-name="ce49" table:formula="of:=RIGHT([.I10];1)">
            <text:p/>
          </table:table-cell>
          <table:table-cell table:style-name="ce49" table:formula="of:=RIGHT([.J10];1)">
            <text:p/>
          </table:table-cell>
          <table:table-cell table:style-name="ce49" table:formula="of:=RIGHT([.K10];1)">
            <text:p/>
          </table:table-cell>
          <table:table-cell table:style-name="ce49" table:formula="of:=RIGHT([.L10];1)">
            <text:p/>
          </table:table-cell>
          <table:table-cell table:style-name="ce49" table:formula="of:=RIGHT([.M10];1)">
            <text:p/>
          </table:table-cell>
          <table:table-cell table:style-name="ce49" table:formula="of:=RIGHT([.N1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0];1)">
            <text:p/>
          </table:table-cell>
          <table:table-cell table:style-name="ce49" table:formula="of:=RIGHT([.P10];1)">
            <text:p/>
          </table:table-cell>
          <table:table-cell table:style-name="ce49" table:formula="of:=RIGHT([.Q10];1)">
            <text:p/>
          </table:table-cell>
          <table:table-cell table:style-name="ce49" table:formula="of:=RIGHT([.R10];1)">
            <text:p/>
          </table:table-cell>
          <table:table-cell table:style-name="ce49" table:formula="of:=RIGHT([.S10];1)">
            <text:p/>
          </table:table-cell>
          <table:table-cell table:number-columns-repeated="2"/>
          <table:table-cell office:value-type="string" calcext:value-type="string">
            <office:annotation draw:style-name="gr1" draw:text-style-name="P2" svg:width="7.223cm" svg:height="4.63cm" svg:x="55.986cm" svg:y="9.869cm" draw:caption-point-x="-23.876cm" draw:caption-point-y="-3.668cm">
              <dc:creator> </dc:creator>
              <dc:date>2020-10-27T00:00:00</dc:date>
              <text:p text:style-name="P1"><text:span text:style-name="T1">Microsoft Office User: </text:span></text:p>
              <text:p text:style-name="P1"><text:span text:style-name="T2">9-16.dopust, NE dezurstva ali EDP 21.3., imamo družinsko , dpraznovanje.</text:span></text:p>
              <text:p text:style-name="P1"><text:span text:style-name="T2"/></text:p>
              <text:p text:style-name="P1"><text:span text:style-name="T2">Letni dopust od 9-16.3.</text:span></text:p>
            </office:annotation>
            <text:p>KOS</text:p>
          </table:table-cell>
          <table:table-cell table:number-columns-repeated="970"/>
        </table:table-row>
        <table:table-row table:style-name="ro4">
          <table:table-cell table:style-name="ce159" office:value-type="date" office:date-value="2021-03-10" calcext:value-type="date">
            <text:p>10/ mar</text:p>
          </table:table-cell>
          <table:table-cell table:style-name="ce161" table:formula="of:=TEXT([.A11];&quot;Ddd&quot;)" office:value-type="string" office:string-value="sre" calcext:value-type="string">
            <text:p>sre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11:.AY11];&quot;☻&quot;)" office:value-type="float" office:value="0" calcext:value-type="float">
            <text:p>0</text:p>
          </table:table-cell>
          <table:table-cell table:style-name="ce254" table:formula="of:=COUNTIF([.AH11:.AY11];&quot;☺&quot;)" office:value-type="float" office:value="0" calcext:value-type="float">
            <text:p>0</text:p>
          </table:table-cell>
          <table:table-cell table:style-name="ce254" table:formula="of:=COUNTIF([.C11:.S11];&quot;51&quot;)+COUNTIF([.C11:.S11];&quot;51$&quot;)+COUNTIF([.C11:.S11];&quot;51☻&quot;)" office:value-type="float" office:value="0" calcext:value-type="float">
            <text:p>0</text:p>
          </table:table-cell>
          <table:table-cell table:style-name="ce254" table:formula="of:=COUNTIF([.C11:.S11];&quot;52&quot;)+COUNTIF([.C11:.S11];&quot;52$&quot;)+COUNTIF([.C11:.S11];&quot;52☻&quot;)" office:value-type="float" office:value="0" calcext:value-type="float">
            <text:p>0</text:p>
          </table:table-cell>
          <table:table-cell table:style-name="ce254" table:formula="of:=COUNTIF([.C11:.S11];&quot;51¶&quot;)" office:value-type="float" office:value="0" calcext:value-type="float">
            <text:p>0</text:p>
          </table:table-cell>
          <table:table-cell table:style-name="ce254" table:formula="of:=COUNTIF([.C11:.S11];&quot;52¶&quot;)" office:value-type="float" office:value="0" calcext:value-type="float">
            <text:p>0</text:p>
          </table:table-cell>
          <table:table-cell table:style-name="ce254" table:formula="of:=COUNTIF([.C11:.S11];&quot;U&quot;)+COUNTIF([.C11:.S11];&quot;U☻&quot;)+COUNTIF([.C11:.S11];&quot;U☺&quot;)" office:value-type="float" office:value="0" calcext:value-type="float">
            <text:p>0</text:p>
          </table:table-cell>
          <table:table-cell table:style-name="ce254" table:formula="of:=COUNTIF([.C11:.S11];&quot;KVIT&quot;)+COUNTIF([.C11:.S11];&quot;KVIT☻&quot;)+COUNTIF([.C11:.S11];&quot;kvit$&quot;)" office:value-type="float" office:value="0" calcext:value-type="float">
            <text:p>0</text:p>
          </table:table-cell>
          <table:table-cell table:style-name="ce175" table:formula="of:=COUNTBLANK([.C11:.S11])-3" office:value-type="float" office:value="14" calcext:value-type="float">
            <text:p>14</text:p>
          </table:table-cell>
          <table:table-cell table:style-name="ce256" table:formula="of:=COUNTIF([.C11:.S11];&quot;x&quot;)" office:value-type="float" office:value="0" calcext:value-type="float">
            <text:p>0</text:p>
          </table:table-cell>
          <table:table-cell table:style-name="ce257" table:formula="of:=COUNTIF([.C11:.S11];&quot;51&quot;)+COUNTIF([.C11:.S11];&quot;51☻&quot;)+COUNTIF([.C11:.S11];&quot;2&quot;)+COUNTIF([.C11:.S11];&quot;52&quot;)+COUNTIF([.C11:.S11];&quot;52☻&quot;)+COUNTIF([.C11:.S11];&quot;51$&quot;)+COUNTIF([.C11:.S11];&quot;52$&quot;)" office:value-type="float" office:value="0" calcext:value-type="float">
            <text:p>0</text:p>
          </table:table-cell>
          <table:table-cell table:style-name="ce89" table:formula="of:=[Vzorci_vnosov.$A$11]" office:value-type="string" office:string-value="X" calcext:value-type="string">
            <text:p>X</text:p>
          </table:table-cell>
          <table:table-cell table:style-name="ce49" table:formula="of:=RIGHT([.C11];1)">
            <text:p/>
          </table:table-cell>
          <table:table-cell table:style-name="ce49" table:formula="of:=RIGHT([.D11];1)">
            <text:p/>
          </table:table-cell>
          <table:table-cell table:style-name="ce49" table:formula="of:=RIGHT([.E11];1)">
            <text:p/>
          </table:table-cell>
          <table:table-cell table:style-name="ce49" table:formula="of:=RIGHT([.F11];1)">
            <text:p/>
          </table:table-cell>
          <table:table-cell table:style-name="ce49" table:formula="of:=RIGHT([.G11];1)">
            <text:p/>
          </table:table-cell>
          <table:table-cell table:style-name="ce49" table:formula="of:=RIGHT([.H11];1)">
            <text:p/>
          </table:table-cell>
          <table:table-cell table:style-name="ce49" table:formula="of:=RIGHT([.I11];1)">
            <text:p/>
          </table:table-cell>
          <table:table-cell table:style-name="ce49" table:formula="of:=RIGHT([.J11];1)">
            <text:p/>
          </table:table-cell>
          <table:table-cell table:style-name="ce49" table:formula="of:=RIGHT([.K11];1)">
            <text:p/>
          </table:table-cell>
          <table:table-cell table:style-name="ce49" table:formula="of:=RIGHT([.L11];1)">
            <text:p/>
          </table:table-cell>
          <table:table-cell table:style-name="ce49" table:formula="of:=RIGHT([.M11];1)">
            <text:p/>
          </table:table-cell>
          <table:table-cell table:style-name="ce49" table:formula="of:=RIGHT([.N1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1];1)">
            <text:p/>
          </table:table-cell>
          <table:table-cell table:style-name="ce49" table:formula="of:=RIGHT([.P11];1)">
            <text:p/>
          </table:table-cell>
          <table:table-cell table:style-name="ce49" table:formula="of:=RIGHT([.Q11];1)">
            <text:p/>
          </table:table-cell>
          <table:table-cell table:style-name="ce49" table:formula="of:=RIGHT([.R11];1)">
            <text:p/>
          </table:table-cell>
          <table:table-cell table:style-name="ce49" table:formula="of:=RIGHT([.S11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11" calcext:value-type="date">
            <text:p>11/ mar</text:p>
          </table:table-cell>
          <table:table-cell table:style-name="ce161" table:formula="of:=TEXT([.A12];&quot;Ddd&quot;)" office:value-type="string" office:string-value="čet" calcext:value-type="string">
            <text:p>čet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12:.AY12];&quot;☻&quot;)" office:value-type="float" office:value="0" calcext:value-type="float">
            <text:p>0</text:p>
          </table:table-cell>
          <table:table-cell table:style-name="ce254" table:formula="of:=COUNTIF([.AH12:.AY12];&quot;☺&quot;)" office:value-type="float" office:value="0" calcext:value-type="float">
            <text:p>0</text:p>
          </table:table-cell>
          <table:table-cell table:style-name="ce254" table:formula="of:=COUNTIF([.C12:.S12];&quot;51&quot;)+COUNTIF([.C12:.S12];&quot;51$&quot;)+COUNTIF([.C12:.S12];&quot;51☻&quot;)" office:value-type="float" office:value="0" calcext:value-type="float">
            <text:p>0</text:p>
          </table:table-cell>
          <table:table-cell table:style-name="ce254" table:formula="of:=COUNTIF([.C12:.S12];&quot;52&quot;)+COUNTIF([.C12:.S12];&quot;52$&quot;)+COUNTIF([.C12:.S12];&quot;52☻&quot;)" office:value-type="float" office:value="0" calcext:value-type="float">
            <text:p>0</text:p>
          </table:table-cell>
          <table:table-cell table:style-name="ce254" table:formula="of:=COUNTIF([.C12:.S12];&quot;51¶&quot;)" office:value-type="float" office:value="0" calcext:value-type="float">
            <text:p>0</text:p>
          </table:table-cell>
          <table:table-cell table:style-name="ce254" table:formula="of:=COUNTIF([.C12:.S12];&quot;52¶&quot;)" office:value-type="float" office:value="0" calcext:value-type="float">
            <text:p>0</text:p>
          </table:table-cell>
          <table:table-cell table:style-name="ce254" table:formula="of:=COUNTIF([.C12:.S12];&quot;U&quot;)+COUNTIF([.C12:.S12];&quot;U☻&quot;)+COUNTIF([.C12:.S12];&quot;U☺&quot;)" office:value-type="float" office:value="0" calcext:value-type="float">
            <text:p>0</text:p>
          </table:table-cell>
          <table:table-cell table:style-name="ce254" table:formula="of:=COUNTIF([.C12:.S12];&quot;KVIT&quot;)+COUNTIF([.C12:.S12];&quot;KVIT☻&quot;)+COUNTIF([.C12:.S12];&quot;kvit$&quot;)" office:value-type="float" office:value="0" calcext:value-type="float">
            <text:p>0</text:p>
          </table:table-cell>
          <table:table-cell table:style-name="ce175" table:formula="of:=COUNTBLANK([.C12:.S12])-3" office:value-type="float" office:value="14" calcext:value-type="float">
            <text:p>14</text:p>
          </table:table-cell>
          <table:table-cell table:style-name="ce256" table:formula="of:=COUNTIF([.C12:.S12];&quot;x&quot;)" office:value-type="float" office:value="0" calcext:value-type="float">
            <text:p>0</text:p>
          </table:table-cell>
          <table:table-cell table:style-name="ce257" table:formula="of:=COUNTIF([.C12:.S12];&quot;51&quot;)+COUNTIF([.C12:.S12];&quot;51☻&quot;)+COUNTIF([.C12:.S12];&quot;2&quot;)+COUNTIF([.C12:.S12];&quot;52&quot;)+COUNTIF([.C12:.S12];&quot;52☻&quot;)+COUNTIF([.C12:.S12];&quot;51$&quot;)+COUNTIF([.C12:.S12];&quot;52$&quot;)" office:value-type="float" office:value="0" calcext:value-type="float">
            <text:p>0</text:p>
          </table:table-cell>
          <table:table-cell table:style-name="ce87" table:formula="of:=[Vzorci_vnosov.$A$12]" office:value-type="string" office:string-value="D" calcext:value-type="string">
            <text:p>D</text:p>
          </table:table-cell>
          <table:table-cell table:style-name="ce49" table:formula="of:=RIGHT([.C12];1)">
            <text:p/>
          </table:table-cell>
          <table:table-cell table:style-name="ce49" table:formula="of:=RIGHT([.D12];1)">
            <text:p/>
          </table:table-cell>
          <table:table-cell table:style-name="ce49" table:formula="of:=RIGHT([.E12];1)">
            <text:p/>
          </table:table-cell>
          <table:table-cell table:style-name="ce49" table:formula="of:=RIGHT([.F12];1)">
            <text:p/>
          </table:table-cell>
          <table:table-cell table:style-name="ce49" table:formula="of:=RIGHT([.G12];1)">
            <text:p/>
          </table:table-cell>
          <table:table-cell table:style-name="ce49" table:formula="of:=RIGHT([.H12];1)">
            <text:p/>
          </table:table-cell>
          <table:table-cell table:style-name="ce49" table:formula="of:=RIGHT([.I12];1)">
            <text:p/>
          </table:table-cell>
          <table:table-cell table:style-name="ce49" table:formula="of:=RIGHT([.J12];1)">
            <text:p/>
          </table:table-cell>
          <table:table-cell table:style-name="ce49" table:formula="of:=RIGHT([.K12];1)">
            <text:p/>
          </table:table-cell>
          <table:table-cell table:style-name="ce49" table:formula="of:=RIGHT([.L12];1)">
            <text:p/>
          </table:table-cell>
          <table:table-cell table:style-name="ce49" table:formula="of:=RIGHT([.M12];1)">
            <text:p/>
          </table:table-cell>
          <table:table-cell table:style-name="ce49" table:formula="of:=RIGHT([.N1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2];1)">
            <text:p/>
          </table:table-cell>
          <table:table-cell table:style-name="ce49" table:formula="of:=RIGHT([.P12];1)">
            <text:p/>
          </table:table-cell>
          <table:table-cell table:style-name="ce49" table:formula="of:=RIGHT([.Q12];1)">
            <text:p/>
          </table:table-cell>
          <table:table-cell table:style-name="ce49" table:formula="of:=RIGHT([.R12];1)">
            <text:p/>
          </table:table-cell>
          <table:table-cell table:style-name="ce49" table:formula="of:=RIGHT([.S12];1)">
            <text:p/>
          </table:table-cell>
          <table:table-cell/>
          <table:table-cell office:value-type="string" calcext:value-type="string">
            <text:p>MI/ŠT</text:p>
          </table:table-cell>
          <table:table-cell table:number-columns-repeated="971"/>
        </table:table-row>
        <table:table-row table:style-name="ro4">
          <table:table-cell table:style-name="ce159" office:value-type="date" office:date-value="2021-03-12" calcext:value-type="date">
            <text:p>12/ mar</text:p>
          </table:table-cell>
          <table:table-cell table:style-name="ce161" table:formula="of:=TEXT([.A13];&quot;Ddd&quot;)" office:value-type="string" office:string-value="pet" calcext:value-type="string">
            <text:p>pet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13:.AY13];&quot;☻&quot;)" office:value-type="float" office:value="0" calcext:value-type="float">
            <text:p>0</text:p>
          </table:table-cell>
          <table:table-cell table:style-name="ce254" table:formula="of:=COUNTIF([.AH13:.AY13];&quot;☺&quot;)" office:value-type="float" office:value="0" calcext:value-type="float">
            <text:p>0</text:p>
          </table:table-cell>
          <table:table-cell table:style-name="ce254" table:formula="of:=COUNTIF([.C13:.S13];&quot;51&quot;)+COUNTIF([.C13:.S13];&quot;51$&quot;)+COUNTIF([.C13:.S13];&quot;51☻&quot;)" office:value-type="float" office:value="0" calcext:value-type="float">
            <text:p>0</text:p>
          </table:table-cell>
          <table:table-cell table:style-name="ce254" table:formula="of:=COUNTIF([.C13:.S13];&quot;52&quot;)+COUNTIF([.C13:.S13];&quot;52$&quot;)+COUNTIF([.C13:.S13];&quot;52☻&quot;)" office:value-type="float" office:value="0" calcext:value-type="float">
            <text:p>0</text:p>
          </table:table-cell>
          <table:table-cell table:style-name="ce254" table:formula="of:=COUNTIF([.C13:.S13];&quot;51¶&quot;)" office:value-type="float" office:value="0" calcext:value-type="float">
            <text:p>0</text:p>
          </table:table-cell>
          <table:table-cell table:style-name="ce254" table:formula="of:=COUNTIF([.C13:.S13];&quot;52¶&quot;)" office:value-type="float" office:value="0" calcext:value-type="float">
            <text:p>0</text:p>
          </table:table-cell>
          <table:table-cell table:style-name="ce254" table:formula="of:=COUNTIF([.C13:.S13];&quot;U&quot;)+COUNTIF([.C13:.S13];&quot;U☻&quot;)+COUNTIF([.C13:.S13];&quot;U☺&quot;)" office:value-type="float" office:value="0" calcext:value-type="float">
            <text:p>0</text:p>
          </table:table-cell>
          <table:table-cell table:style-name="ce254" table:formula="of:=COUNTIF([.C13:.S13];&quot;KVIT&quot;)+COUNTIF([.C13:.S13];&quot;KVIT☻&quot;)+COUNTIF([.C13:.S13];&quot;kvit$&quot;)" office:value-type="float" office:value="0" calcext:value-type="float">
            <text:p>0</text:p>
          </table:table-cell>
          <table:table-cell table:style-name="ce175" table:formula="of:=COUNTBLANK([.C13:.S13])-3" office:value-type="float" office:value="14" calcext:value-type="float">
            <text:p>14</text:p>
          </table:table-cell>
          <table:table-cell table:style-name="ce256" table:formula="of:=COUNTIF([.C13:.S13];&quot;x&quot;)" office:value-type="float" office:value="0" calcext:value-type="float">
            <text:p>0</text:p>
          </table:table-cell>
          <table:table-cell table:style-name="ce257" table:formula="of:=COUNTIF([.C13:.S13];&quot;51&quot;)+COUNTIF([.C13:.S13];&quot;51☻&quot;)+COUNTIF([.C13:.S13];&quot;2&quot;)+COUNTIF([.C13:.S13];&quot;52&quot;)+COUNTIF([.C13:.S13];&quot;52☻&quot;)+COUNTIF([.C13:.S13];&quot;51$&quot;)+COUNTIF([.C13:.S13];&quot;52$&quot;)" office:value-type="float" office:value="0" calcext:value-type="float">
            <text:p>0</text:p>
          </table:table-cell>
          <table:table-cell table:style-name="ce87" table:formula="of:=[Vzorci_vnosov.$A$13]" office:value-type="string" office:string-value="BOL" calcext:value-type="string">
            <text:p>BOL</text:p>
          </table:table-cell>
          <table:table-cell table:style-name="ce49" table:formula="of:=RIGHT([.C13];1)">
            <text:p/>
          </table:table-cell>
          <table:table-cell table:style-name="ce49" table:formula="of:=RIGHT([.D13];1)">
            <text:p/>
          </table:table-cell>
          <table:table-cell table:style-name="ce49" table:formula="of:=RIGHT([.E13];1)">
            <text:p/>
          </table:table-cell>
          <table:table-cell table:style-name="ce49" table:formula="of:=RIGHT([.F13];1)">
            <text:p/>
          </table:table-cell>
          <table:table-cell table:style-name="ce49" table:formula="of:=RIGHT([.G13];1)">
            <text:p/>
          </table:table-cell>
          <table:table-cell table:style-name="ce49" table:formula="of:=RIGHT([.H13];1)">
            <text:p/>
          </table:table-cell>
          <table:table-cell table:style-name="ce49" table:formula="of:=RIGHT([.I13];1)">
            <text:p/>
          </table:table-cell>
          <table:table-cell table:style-name="ce49" table:formula="of:=RIGHT([.J13];1)">
            <text:p/>
          </table:table-cell>
          <table:table-cell table:style-name="ce49" table:formula="of:=RIGHT([.K13];1)">
            <text:p/>
          </table:table-cell>
          <table:table-cell table:style-name="ce49" table:formula="of:=RIGHT([.L13];1)">
            <text:p/>
          </table:table-cell>
          <table:table-cell table:style-name="ce49" table:formula="of:=RIGHT([.M13];1)">
            <text:p/>
          </table:table-cell>
          <table:table-cell table:style-name="ce49" table:formula="of:=RIGHT([.N1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3];1)">
            <text:p/>
          </table:table-cell>
          <table:table-cell table:style-name="ce49" table:formula="of:=RIGHT([.P13];1)">
            <text:p/>
          </table:table-cell>
          <table:table-cell table:style-name="ce49" table:formula="of:=RIGHT([.Q13];1)">
            <text:p/>
          </table:table-cell>
          <table:table-cell table:style-name="ce49" table:formula="of:=RIGHT([.R13];1)">
            <text:p/>
          </table:table-cell>
          <table:table-cell table:style-name="ce49" table:formula="of:=RIGHT([.S13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13" calcext:value-type="date">
            <text:p>13/ mar</text:p>
          </table:table-cell>
          <table:table-cell table:style-name="ce161" table:formula="of:=TEXT([.A14];&quot;Ddd&quot;)" office:value-type="string" office:string-value="sob" calcext:value-type="string">
            <text:p>sob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14:.AY14];&quot;☻&quot;)" office:value-type="float" office:value="0" calcext:value-type="float">
            <text:p>0</text:p>
          </table:table-cell>
          <table:table-cell table:style-name="ce254" table:formula="of:=COUNTIF([.AH14:.AY14];&quot;☺&quot;)" office:value-type="float" office:value="0" calcext:value-type="float">
            <text:p>0</text:p>
          </table:table-cell>
          <table:table-cell table:style-name="ce254" table:formula="of:=COUNTIF([.C14:.S14];&quot;51&quot;)+COUNTIF([.C14:.S14];&quot;51$&quot;)+COUNTIF([.C14:.S14];&quot;51☻&quot;)" office:value-type="float" office:value="0" calcext:value-type="float">
            <text:p>0</text:p>
          </table:table-cell>
          <table:table-cell table:style-name="ce254" table:formula="of:=COUNTIF([.C14:.S14];&quot;52&quot;)+COUNTIF([.C14:.S14];&quot;52$&quot;)+COUNTIF([.C14:.S14];&quot;52☻&quot;)" office:value-type="float" office:value="0" calcext:value-type="float">
            <text:p>0</text:p>
          </table:table-cell>
          <table:table-cell table:style-name="ce254" table:formula="of:=COUNTIF([.C14:.S14];&quot;51¶&quot;)" office:value-type="float" office:value="0" calcext:value-type="float">
            <text:p>0</text:p>
          </table:table-cell>
          <table:table-cell table:style-name="ce254" table:formula="of:=COUNTIF([.C14:.S14];&quot;52¶&quot;)" office:value-type="float" office:value="0" calcext:value-type="float">
            <text:p>0</text:p>
          </table:table-cell>
          <table:table-cell table:style-name="ce254" table:formula="of:=COUNTIF([.C14:.S14];&quot;U&quot;)+COUNTIF([.C14:.S14];&quot;U☻&quot;)+COUNTIF([.C14:.S14];&quot;U☺&quot;)" office:value-type="float" office:value="0" calcext:value-type="float">
            <text:p>0</text:p>
          </table:table-cell>
          <table:table-cell table:style-name="ce254" table:formula="of:=COUNTIF([.C14:.S14];&quot;KVIT&quot;)+COUNTIF([.C14:.S14];&quot;KVIT☻&quot;)+COUNTIF([.C14:.S14];&quot;kvit$&quot;)" office:value-type="float" office:value="0" calcext:value-type="float">
            <text:p>0</text:p>
          </table:table-cell>
          <table:table-cell table:style-name="ce175" table:formula="of:=COUNTBLANK([.C14:.S14])-3" office:value-type="float" office:value="14" calcext:value-type="float">
            <text:p>14</text:p>
          </table:table-cell>
          <table:table-cell table:style-name="ce256" table:formula="of:=COUNTIF([.C14:.S14];&quot;x&quot;)" office:value-type="float" office:value="0" calcext:value-type="float">
            <text:p>0</text:p>
          </table:table-cell>
          <table:table-cell table:style-name="ce257" table:formula="of:=COUNTIF([.C14:.S14];&quot;51&quot;)+COUNTIF([.C14:.S14];&quot;51☻&quot;)+COUNTIF([.C14:.S14];&quot;2&quot;)+COUNTIF([.C14:.S14];&quot;52&quot;)+COUNTIF([.C14:.S14];&quot;52☻&quot;)+COUNTIF([.C14:.S14];&quot;51$&quot;)+COUNTIF([.C14:.S14];&quot;52$&quot;)" office:value-type="float" office:value="0" calcext:value-type="float">
            <text:p>0</text:p>
          </table:table-cell>
          <table:table-cell table:style-name="ce90" table:formula="of:=[Vzorci_vnosov.$A$14]" office:value-type="string" office:string-value="☻" calcext:value-type="string">
            <text:p>☻</text:p>
          </table:table-cell>
          <table:table-cell table:style-name="ce49" table:formula="of:=RIGHT([.C14];1)">
            <text:p/>
          </table:table-cell>
          <table:table-cell table:style-name="ce49" table:formula="of:=RIGHT([.D14];1)">
            <text:p/>
          </table:table-cell>
          <table:table-cell table:style-name="ce49" table:formula="of:=RIGHT([.E14];1)">
            <text:p/>
          </table:table-cell>
          <table:table-cell table:style-name="ce49" table:formula="of:=RIGHT([.F14];1)">
            <text:p/>
          </table:table-cell>
          <table:table-cell table:style-name="ce49" table:formula="of:=RIGHT([.G14];1)">
            <text:p/>
          </table:table-cell>
          <table:table-cell table:style-name="ce49" table:formula="of:=RIGHT([.H14];1)">
            <text:p/>
          </table:table-cell>
          <table:table-cell table:style-name="ce49" table:formula="of:=RIGHT([.I14];1)">
            <text:p/>
          </table:table-cell>
          <table:table-cell table:style-name="ce49" table:formula="of:=RIGHT([.J14];1)">
            <text:p/>
          </table:table-cell>
          <table:table-cell table:style-name="ce49" table:formula="of:=RIGHT([.K14];1)">
            <text:p/>
          </table:table-cell>
          <table:table-cell table:style-name="ce49" table:formula="of:=RIGHT([.L14];1)">
            <text:p/>
          </table:table-cell>
          <table:table-cell table:style-name="ce49" table:formula="of:=RIGHT([.M14];1)">
            <text:p/>
          </table:table-cell>
          <table:table-cell table:style-name="ce49" table:formula="of:=RIGHT([.N1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4];1)">
            <text:p/>
          </table:table-cell>
          <table:table-cell table:style-name="ce49" table:formula="of:=RIGHT([.P14];1)">
            <text:p/>
          </table:table-cell>
          <table:table-cell table:style-name="ce49" table:formula="of:=RIGHT([.Q14];1)">
            <text:p/>
          </table:table-cell>
          <table:table-cell table:style-name="ce49" table:formula="of:=RIGHT([.R14];1)">
            <text:p/>
          </table:table-cell>
          <table:table-cell table:style-name="ce49" table:formula="of:=RIGHT([.S14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14" calcext:value-type="date">
            <text:p>14/ mar</text:p>
          </table:table-cell>
          <table:table-cell table:style-name="ce161" table:formula="of:=TEXT([.A15];&quot;Ddd&quot;)" office:value-type="string" office:string-value="ned" calcext:value-type="string">
            <text:p>ned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15:.AY15];&quot;☻&quot;)" office:value-type="float" office:value="0" calcext:value-type="float">
            <text:p>0</text:p>
          </table:table-cell>
          <table:table-cell table:style-name="ce254" table:formula="of:=COUNTIF([.AH15:.AY15];&quot;☺&quot;)" office:value-type="float" office:value="0" calcext:value-type="float">
            <text:p>0</text:p>
          </table:table-cell>
          <table:table-cell table:style-name="ce254" table:formula="of:=COUNTIF([.C15:.S15];&quot;51&quot;)+COUNTIF([.C15:.S15];&quot;51$&quot;)+COUNTIF([.C15:.S15];&quot;51☻&quot;)" office:value-type="float" office:value="0" calcext:value-type="float">
            <text:p>0</text:p>
          </table:table-cell>
          <table:table-cell table:style-name="ce254" table:formula="of:=COUNTIF([.C15:.S15];&quot;52&quot;)+COUNTIF([.C15:.S15];&quot;52$&quot;)+COUNTIF([.C15:.S15];&quot;52☻&quot;)" office:value-type="float" office:value="0" calcext:value-type="float">
            <text:p>0</text:p>
          </table:table-cell>
          <table:table-cell table:style-name="ce254" table:formula="of:=COUNTIF([.C15:.S15];&quot;51¶&quot;)" office:value-type="float" office:value="0" calcext:value-type="float">
            <text:p>0</text:p>
          </table:table-cell>
          <table:table-cell table:style-name="ce254" table:formula="of:=COUNTIF([.C15:.S15];&quot;52¶&quot;)" office:value-type="float" office:value="0" calcext:value-type="float">
            <text:p>0</text:p>
          </table:table-cell>
          <table:table-cell table:style-name="ce254" table:formula="of:=COUNTIF([.C15:.S15];&quot;U&quot;)+COUNTIF([.C15:.S15];&quot;U☻&quot;)+COUNTIF([.C15:.S15];&quot;U☺&quot;)" office:value-type="float" office:value="0" calcext:value-type="float">
            <text:p>0</text:p>
          </table:table-cell>
          <table:table-cell table:style-name="ce254" table:formula="of:=COUNTIF([.C15:.S15];&quot;KVIT&quot;)+COUNTIF([.C15:.S15];&quot;KVIT☻&quot;)+COUNTIF([.C15:.S15];&quot;kvit$&quot;)" office:value-type="float" office:value="0" calcext:value-type="float">
            <text:p>0</text:p>
          </table:table-cell>
          <table:table-cell table:style-name="ce175" table:formula="of:=COUNTBLANK([.C15:.S15])-3" office:value-type="float" office:value="14" calcext:value-type="float">
            <text:p>14</text:p>
          </table:table-cell>
          <table:table-cell table:style-name="ce256" table:formula="of:=COUNTIF([.C15:.S15];&quot;x&quot;)" office:value-type="float" office:value="0" calcext:value-type="float">
            <text:p>0</text:p>
          </table:table-cell>
          <table:table-cell table:style-name="ce257" table:formula="of:=COUNTIF([.C15:.S15];&quot;51&quot;)+COUNTIF([.C15:.S15];&quot;51☻&quot;)+COUNTIF([.C15:.S15];&quot;2&quot;)+COUNTIF([.C15:.S15];&quot;52&quot;)+COUNTIF([.C15:.S15];&quot;52☻&quot;)+COUNTIF([.C15:.S15];&quot;51$&quot;)+COUNTIF([.C15:.S15];&quot;52$&quot;)" office:value-type="float" office:value="0" calcext:value-type="float">
            <text:p>0</text:p>
          </table:table-cell>
          <table:table-cell table:style-name="ce87" table:formula="of:=[Vzorci_vnosov.$A$15]" office:value-type="string" office:string-value="SO" calcext:value-type="string">
            <text:p>SO</text:p>
          </table:table-cell>
          <table:table-cell table:style-name="ce49" table:formula="of:=RIGHT([.C15];1)">
            <text:p/>
          </table:table-cell>
          <table:table-cell table:style-name="ce49" table:formula="of:=RIGHT([.D15];1)">
            <text:p/>
          </table:table-cell>
          <table:table-cell table:style-name="ce49" table:formula="of:=RIGHT([.E15];1)">
            <text:p/>
          </table:table-cell>
          <table:table-cell table:style-name="ce49" table:formula="of:=RIGHT([.F15];1)">
            <text:p/>
          </table:table-cell>
          <table:table-cell table:style-name="ce49" table:formula="of:=RIGHT([.G15];1)">
            <text:p/>
          </table:table-cell>
          <table:table-cell table:style-name="ce49" table:formula="of:=RIGHT([.H15];1)">
            <text:p/>
          </table:table-cell>
          <table:table-cell table:style-name="ce49" table:formula="of:=RIGHT([.I15];1)">
            <text:p/>
          </table:table-cell>
          <table:table-cell table:style-name="ce49" table:formula="of:=RIGHT([.J15];1)">
            <text:p/>
          </table:table-cell>
          <table:table-cell table:style-name="ce49" table:formula="of:=RIGHT([.K15];1)">
            <text:p/>
          </table:table-cell>
          <table:table-cell table:style-name="ce49" table:formula="of:=RIGHT([.L15];1)">
            <text:p/>
          </table:table-cell>
          <table:table-cell table:style-name="ce49" table:formula="of:=RIGHT([.M15];1)">
            <text:p/>
          </table:table-cell>
          <table:table-cell table:style-name="ce49" table:formula="of:=RIGHT([.N1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5];1)">
            <text:p/>
          </table:table-cell>
          <table:table-cell table:style-name="ce49" table:formula="of:=RIGHT([.P15];1)">
            <text:p/>
          </table:table-cell>
          <table:table-cell table:style-name="ce49" table:formula="of:=RIGHT([.Q15];1)">
            <text:p/>
          </table:table-cell>
          <table:table-cell table:style-name="ce49" table:formula="of:=RIGHT([.R15];1)">
            <text:p/>
          </table:table-cell>
          <table:table-cell table:style-name="ce49" table:formula="of:=RIGHT([.S15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15" calcext:value-type="date">
            <text:p>15/ mar</text:p>
          </table:table-cell>
          <table:table-cell table:style-name="ce161" table:formula="of:=TEXT([.A16];&quot;Ddd&quot;)" office:value-type="string" office:string-value="pon" calcext:value-type="string">
            <text:p>pon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16:.AY16];&quot;☻&quot;)" office:value-type="float" office:value="0" calcext:value-type="float">
            <text:p>0</text:p>
          </table:table-cell>
          <table:table-cell table:style-name="ce254" table:formula="of:=COUNTIF([.AH16:.AY16];&quot;☺&quot;)" office:value-type="float" office:value="0" calcext:value-type="float">
            <text:p>0</text:p>
          </table:table-cell>
          <table:table-cell table:style-name="ce254" table:formula="of:=COUNTIF([.C16:.S16];&quot;51&quot;)+COUNTIF([.C16:.S16];&quot;51$&quot;)+COUNTIF([.C16:.S16];&quot;51☻&quot;)" office:value-type="float" office:value="0" calcext:value-type="float">
            <text:p>0</text:p>
          </table:table-cell>
          <table:table-cell table:style-name="ce254" table:formula="of:=COUNTIF([.C16:.S16];&quot;52&quot;)+COUNTIF([.C16:.S16];&quot;52$&quot;)+COUNTIF([.C16:.S16];&quot;52☻&quot;)" office:value-type="float" office:value="0" calcext:value-type="float">
            <text:p>0</text:p>
          </table:table-cell>
          <table:table-cell table:style-name="ce254" table:formula="of:=COUNTIF([.C16:.S16];&quot;51¶&quot;)" office:value-type="float" office:value="0" calcext:value-type="float">
            <text:p>0</text:p>
          </table:table-cell>
          <table:table-cell table:style-name="ce254" table:formula="of:=COUNTIF([.C16:.S16];&quot;52¶&quot;)" office:value-type="float" office:value="0" calcext:value-type="float">
            <text:p>0</text:p>
          </table:table-cell>
          <table:table-cell table:style-name="ce254" table:formula="of:=COUNTIF([.C16:.S16];&quot;U&quot;)+COUNTIF([.C16:.S16];&quot;U☻&quot;)+COUNTIF([.C16:.S16];&quot;U☺&quot;)" office:value-type="float" office:value="0" calcext:value-type="float">
            <text:p>0</text:p>
          </table:table-cell>
          <table:table-cell table:style-name="ce254" table:formula="of:=COUNTIF([.C16:.S16];&quot;KVIT&quot;)+COUNTIF([.C16:.S16];&quot;KVIT☻&quot;)+COUNTIF([.C16:.S16];&quot;kvit$&quot;)" office:value-type="float" office:value="0" calcext:value-type="float">
            <text:p>0</text:p>
          </table:table-cell>
          <table:table-cell table:style-name="ce175" table:formula="of:=COUNTBLANK([.C16:.S16])-3" office:value-type="float" office:value="14" calcext:value-type="float">
            <text:p>14</text:p>
          </table:table-cell>
          <table:table-cell table:style-name="ce256" table:formula="of:=COUNTIF([.C16:.S16];&quot;x&quot;)" office:value-type="float" office:value="0" calcext:value-type="float">
            <text:p>0</text:p>
          </table:table-cell>
          <table:table-cell table:style-name="ce257" table:formula="of:=COUNTIF([.C16:.S16];&quot;51&quot;)+COUNTIF([.C16:.S16];&quot;51☻&quot;)+COUNTIF([.C16:.S16];&quot;2&quot;)+COUNTIF([.C16:.S16];&quot;52&quot;)+COUNTIF([.C16:.S16];&quot;52☻&quot;)+COUNTIF([.C16:.S16];&quot;51$&quot;)+COUNTIF([.C16:.S16];&quot;52$&quot;)" office:value-type="float" office:value="0" calcext:value-type="float">
            <text:p>0</text:p>
          </table:table-cell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49" table:formula="of:=RIGHT([.C16];1)">
            <text:p/>
          </table:table-cell>
          <table:table-cell table:style-name="ce49" table:formula="of:=RIGHT([.D16];1)">
            <text:p/>
          </table:table-cell>
          <table:table-cell table:style-name="ce49" table:formula="of:=RIGHT([.E16];1)">
            <text:p/>
          </table:table-cell>
          <table:table-cell table:style-name="ce49" table:formula="of:=RIGHT([.F16];1)">
            <text:p/>
          </table:table-cell>
          <table:table-cell table:style-name="ce49" table:formula="of:=RIGHT([.G16];1)">
            <text:p/>
          </table:table-cell>
          <table:table-cell table:style-name="ce49" table:formula="of:=RIGHT([.H16];1)">
            <text:p/>
          </table:table-cell>
          <table:table-cell table:style-name="ce49" table:formula="of:=RIGHT([.I16];1)">
            <text:p/>
          </table:table-cell>
          <table:table-cell table:style-name="ce49" table:formula="of:=RIGHT([.J16];1)">
            <text:p/>
          </table:table-cell>
          <table:table-cell table:style-name="ce49" table:formula="of:=RIGHT([.K16];1)">
            <text:p/>
          </table:table-cell>
          <table:table-cell table:style-name="ce49" table:formula="of:=RIGHT([.L16];1)">
            <text:p/>
          </table:table-cell>
          <table:table-cell table:style-name="ce49" table:formula="of:=RIGHT([.M16];1)">
            <text:p/>
          </table:table-cell>
          <table:table-cell table:style-name="ce49" table:formula="of:=RIGHT([.N1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6];1)">
            <text:p/>
          </table:table-cell>
          <table:table-cell table:style-name="ce49" table:formula="of:=RIGHT([.P16];1)">
            <text:p/>
          </table:table-cell>
          <table:table-cell table:style-name="ce49" table:formula="of:=RIGHT([.Q16];1)">
            <text:p/>
          </table:table-cell>
          <table:table-cell table:style-name="ce49" table:formula="of:=RIGHT([.R16];1)">
            <text:p/>
          </table:table-cell>
          <table:table-cell table:style-name="ce49" table:formula="of:=RIGHT([.S16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16" calcext:value-type="date">
            <text:p>16/ mar</text:p>
          </table:table-cell>
          <table:table-cell table:style-name="ce161" table:formula="of:=TEXT([.A17];&quot;Ddd&quot;)" office:value-type="string" office:string-value="tor" calcext:value-type="string">
            <text:p>tor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17:.AY17];&quot;☻&quot;)" office:value-type="float" office:value="0" calcext:value-type="float">
            <text:p>0</text:p>
          </table:table-cell>
          <table:table-cell table:style-name="ce254" table:formula="of:=COUNTIF([.AH17:.AY17];&quot;☺&quot;)" office:value-type="float" office:value="0" calcext:value-type="float">
            <text:p>0</text:p>
          </table:table-cell>
          <table:table-cell table:style-name="ce254" table:formula="of:=COUNTIF([.C17:.S17];&quot;51&quot;)+COUNTIF([.C17:.S17];&quot;51$&quot;)+COUNTIF([.C17:.S17];&quot;51☻&quot;)" office:value-type="float" office:value="0" calcext:value-type="float">
            <text:p>0</text:p>
          </table:table-cell>
          <table:table-cell table:style-name="ce254" table:formula="of:=COUNTIF([.C17:.S17];&quot;52&quot;)+COUNTIF([.C17:.S17];&quot;52$&quot;)+COUNTIF([.C17:.S17];&quot;52☻&quot;)" office:value-type="float" office:value="0" calcext:value-type="float">
            <text:p>0</text:p>
          </table:table-cell>
          <table:table-cell table:style-name="ce254" table:formula="of:=COUNTIF([.C17:.S17];&quot;51¶&quot;)" office:value-type="float" office:value="0" calcext:value-type="float">
            <text:p>0</text:p>
          </table:table-cell>
          <table:table-cell table:style-name="ce254" table:formula="of:=COUNTIF([.C17:.S17];&quot;52¶&quot;)" office:value-type="float" office:value="0" calcext:value-type="float">
            <text:p>0</text:p>
          </table:table-cell>
          <table:table-cell table:style-name="ce254" table:formula="of:=COUNTIF([.C17:.S17];&quot;U&quot;)+COUNTIF([.C17:.S17];&quot;U☻&quot;)+COUNTIF([.C17:.S17];&quot;U☺&quot;)" office:value-type="float" office:value="0" calcext:value-type="float">
            <text:p>0</text:p>
          </table:table-cell>
          <table:table-cell table:style-name="ce254" table:formula="of:=COUNTIF([.C17:.S17];&quot;KVIT&quot;)+COUNTIF([.C17:.S17];&quot;KVIT☻&quot;)+COUNTIF([.C17:.S17];&quot;kvit$&quot;)" office:value-type="float" office:value="0" calcext:value-type="float">
            <text:p>0</text:p>
          </table:table-cell>
          <table:table-cell table:style-name="ce175" table:formula="of:=COUNTBLANK([.C17:.S17])-3" office:value-type="float" office:value="14" calcext:value-type="float">
            <text:p>14</text:p>
          </table:table-cell>
          <table:table-cell table:style-name="ce256" table:formula="of:=COUNTIF([.C17:.S17];&quot;x&quot;)" office:value-type="float" office:value="0" calcext:value-type="float">
            <text:p>0</text:p>
          </table:table-cell>
          <table:table-cell table:style-name="ce257" table:formula="of:=COUNTIF([.C17:.S17];&quot;51&quot;)+COUNTIF([.C17:.S17];&quot;51☻&quot;)+COUNTIF([.C17:.S17];&quot;2&quot;)+COUNTIF([.C17:.S17];&quot;52&quot;)+COUNTIF([.C17:.S17];&quot;52☻&quot;)+COUNTIF([.C17:.S17];&quot;51$&quot;)+COUNTIF([.C17:.S17];&quot;52$&quot;)" office:value-type="float" office:value="0" calcext:value-type="float">
            <text:p>0</text:p>
          </table:table-cell>
          <table:table-cell table:style-name="ce91" table:formula="of:=[Vzorci_vnosov.$A$17]" office:value-type="string" office:string-value="51$" calcext:value-type="string">
            <text:p>51$</text:p>
          </table:table-cell>
          <table:table-cell table:style-name="ce49" table:formula="of:=RIGHT([.C17];1)">
            <text:p/>
          </table:table-cell>
          <table:table-cell table:style-name="ce49" table:formula="of:=RIGHT([.D17];1)">
            <text:p/>
          </table:table-cell>
          <table:table-cell table:style-name="ce49" table:formula="of:=RIGHT([.E17];1)">
            <text:p/>
          </table:table-cell>
          <table:table-cell table:style-name="ce49" table:formula="of:=RIGHT([.F17];1)">
            <text:p/>
          </table:table-cell>
          <table:table-cell table:style-name="ce49" table:formula="of:=RIGHT([.G17];1)">
            <text:p/>
          </table:table-cell>
          <table:table-cell table:style-name="ce49" table:formula="of:=RIGHT([.H17];1)">
            <text:p/>
          </table:table-cell>
          <table:table-cell table:style-name="ce49" table:formula="of:=RIGHT([.I17];1)">
            <text:p/>
          </table:table-cell>
          <table:table-cell table:style-name="ce49" table:formula="of:=RIGHT([.J17];1)">
            <text:p/>
          </table:table-cell>
          <table:table-cell table:style-name="ce49" table:formula="of:=RIGHT([.K17];1)">
            <text:p/>
          </table:table-cell>
          <table:table-cell table:style-name="ce49" table:formula="of:=RIGHT([.L17];1)">
            <text:p/>
          </table:table-cell>
          <table:table-cell table:style-name="ce49" table:formula="of:=RIGHT([.M17];1)">
            <text:p/>
          </table:table-cell>
          <table:table-cell table:style-name="ce49" table:formula="of:=RIGHT([.N1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7];1)">
            <text:p/>
          </table:table-cell>
          <table:table-cell table:style-name="ce49" table:formula="of:=RIGHT([.P17];1)">
            <text:p/>
          </table:table-cell>
          <table:table-cell table:style-name="ce49" table:formula="of:=RIGHT([.Q17];1)">
            <text:p/>
          </table:table-cell>
          <table:table-cell table:style-name="ce49" table:formula="of:=RIGHT([.R17];1)">
            <text:p/>
          </table:table-cell>
          <table:table-cell table:style-name="ce49" table:formula="of:=RIGHT([.S17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17" calcext:value-type="date">
            <text:p>17/ mar</text:p>
          </table:table-cell>
          <table:table-cell table:style-name="ce161" table:formula="of:=TEXT([.A18];&quot;Ddd&quot;)" office:value-type="string" office:string-value="sre" calcext:value-type="string">
            <text:p>sre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18:.AY18];&quot;☻&quot;)" office:value-type="float" office:value="0" calcext:value-type="float">
            <text:p>0</text:p>
          </table:table-cell>
          <table:table-cell table:style-name="ce254" table:formula="of:=COUNTIF([.AH18:.AY18];&quot;☺&quot;)" office:value-type="float" office:value="0" calcext:value-type="float">
            <text:p>0</text:p>
          </table:table-cell>
          <table:table-cell table:style-name="ce254" table:formula="of:=COUNTIF([.C18:.S18];&quot;51&quot;)+COUNTIF([.C18:.S18];&quot;51$&quot;)+COUNTIF([.C18:.S18];&quot;51☻&quot;)" office:value-type="float" office:value="0" calcext:value-type="float">
            <text:p>0</text:p>
          </table:table-cell>
          <table:table-cell table:style-name="ce254" table:formula="of:=COUNTIF([.C18:.S18];&quot;52&quot;)+COUNTIF([.C18:.S18];&quot;52$&quot;)+COUNTIF([.C18:.S18];&quot;52☻&quot;)" office:value-type="float" office:value="0" calcext:value-type="float">
            <text:p>0</text:p>
          </table:table-cell>
          <table:table-cell table:style-name="ce254" table:formula="of:=COUNTIF([.C18:.S18];&quot;51¶&quot;)" office:value-type="float" office:value="0" calcext:value-type="float">
            <text:p>0</text:p>
          </table:table-cell>
          <table:table-cell table:style-name="ce254" table:formula="of:=COUNTIF([.C18:.S18];&quot;52¶&quot;)" office:value-type="float" office:value="0" calcext:value-type="float">
            <text:p>0</text:p>
          </table:table-cell>
          <table:table-cell table:style-name="ce254" table:formula="of:=COUNTIF([.C18:.S18];&quot;U&quot;)+COUNTIF([.C18:.S18];&quot;U☻&quot;)+COUNTIF([.C18:.S18];&quot;U☺&quot;)" office:value-type="float" office:value="0" calcext:value-type="float">
            <text:p>0</text:p>
          </table:table-cell>
          <table:table-cell table:style-name="ce254" table:formula="of:=COUNTIF([.C18:.S18];&quot;KVIT&quot;)+COUNTIF([.C18:.S18];&quot;KVIT☻&quot;)+COUNTIF([.C18:.S18];&quot;kvit$&quot;)" office:value-type="float" office:value="0" calcext:value-type="float">
            <text:p>0</text:p>
          </table:table-cell>
          <table:table-cell table:style-name="ce175" table:formula="of:=COUNTBLANK([.C18:.S18])-3" office:value-type="float" office:value="14" calcext:value-type="float">
            <text:p>14</text:p>
          </table:table-cell>
          <table:table-cell table:style-name="ce256" table:formula="of:=COUNTIF([.C18:.S18];&quot;x&quot;)" office:value-type="float" office:value="0" calcext:value-type="float">
            <text:p>0</text:p>
          </table:table-cell>
          <table:table-cell table:style-name="ce257" table:formula="of:=COUNTIF([.C18:.S18];&quot;51&quot;)+COUNTIF([.C18:.S18];&quot;51☻&quot;)+COUNTIF([.C18:.S18];&quot;2&quot;)+COUNTIF([.C18:.S18];&quot;52&quot;)+COUNTIF([.C18:.S18];&quot;52☻&quot;)+COUNTIF([.C18:.S18];&quot;51$&quot;)+COUNTIF([.C18:.S18];&quot;52$&quot;)" office:value-type="float" office:value="0" calcext:value-type="float">
            <text:p>0</text:p>
          </table:table-cell>
          <table:table-cell table:style-name="ce91" table:formula="of:=[Vzorci_vnosov.$A$18]" office:value-type="string" office:string-value="52$" calcext:value-type="string">
            <text:p>52$</text:p>
          </table:table-cell>
          <table:table-cell table:style-name="ce49" table:formula="of:=RIGHT([.C18];1)">
            <text:p/>
          </table:table-cell>
          <table:table-cell table:style-name="ce49" table:formula="of:=RIGHT([.D18];1)">
            <text:p/>
          </table:table-cell>
          <table:table-cell table:style-name="ce49" table:formula="of:=RIGHT([.E18];1)">
            <text:p/>
          </table:table-cell>
          <table:table-cell table:style-name="ce49" table:formula="of:=RIGHT([.F18];1)">
            <text:p/>
          </table:table-cell>
          <table:table-cell table:style-name="ce49" table:formula="of:=RIGHT([.G18];1)">
            <text:p/>
          </table:table-cell>
          <table:table-cell table:style-name="ce49" table:formula="of:=RIGHT([.H18];1)">
            <text:p/>
          </table:table-cell>
          <table:table-cell table:style-name="ce49" table:formula="of:=RIGHT([.I18];1)">
            <text:p/>
          </table:table-cell>
          <table:table-cell table:style-name="ce49" table:formula="of:=RIGHT([.J18];1)">
            <text:p/>
          </table:table-cell>
          <table:table-cell table:style-name="ce49" table:formula="of:=RIGHT([.K18];1)">
            <text:p/>
          </table:table-cell>
          <table:table-cell table:style-name="ce49" table:formula="of:=RIGHT([.L18];1)">
            <text:p/>
          </table:table-cell>
          <table:table-cell table:style-name="ce49" table:formula="of:=RIGHT([.M18];1)">
            <text:p/>
          </table:table-cell>
          <table:table-cell table:style-name="ce49" table:formula="of:=RIGHT([.N1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8];1)">
            <text:p/>
          </table:table-cell>
          <table:table-cell table:style-name="ce49" table:formula="of:=RIGHT([.P18];1)">
            <text:p/>
          </table:table-cell>
          <table:table-cell table:style-name="ce49" table:formula="of:=RIGHT([.Q18];1)">
            <text:p/>
          </table:table-cell>
          <table:table-cell table:style-name="ce49" table:formula="of:=RIGHT([.R18];1)">
            <text:p/>
          </table:table-cell>
          <table:table-cell table:style-name="ce49" table:formula="of:=RIGHT([.S18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18" calcext:value-type="date">
            <text:p>18/ mar</text:p>
          </table:table-cell>
          <table:table-cell table:style-name="ce161" table:formula="of:=TEXT([.A19];&quot;Ddd&quot;)" office:value-type="string" office:string-value="čet" calcext:value-type="string">
            <text:p>čet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19:.AY19];&quot;☻&quot;)" office:value-type="float" office:value="0" calcext:value-type="float">
            <text:p>0</text:p>
          </table:table-cell>
          <table:table-cell table:style-name="ce254" table:formula="of:=COUNTIF([.AH19:.AY19];&quot;☺&quot;)" office:value-type="float" office:value="0" calcext:value-type="float">
            <text:p>0</text:p>
          </table:table-cell>
          <table:table-cell table:style-name="ce254" table:formula="of:=COUNTIF([.C19:.S19];&quot;51&quot;)+COUNTIF([.C19:.S19];&quot;51$&quot;)+COUNTIF([.C19:.S19];&quot;51☻&quot;)" office:value-type="float" office:value="0" calcext:value-type="float">
            <text:p>0</text:p>
          </table:table-cell>
          <table:table-cell table:style-name="ce254" table:formula="of:=COUNTIF([.C19:.S19];&quot;52&quot;)+COUNTIF([.C19:.S19];&quot;52$&quot;)+COUNTIF([.C19:.S19];&quot;52☻&quot;)" office:value-type="float" office:value="0" calcext:value-type="float">
            <text:p>0</text:p>
          </table:table-cell>
          <table:table-cell table:style-name="ce254" table:formula="of:=COUNTIF([.C19:.S19];&quot;51¶&quot;)" office:value-type="float" office:value="0" calcext:value-type="float">
            <text:p>0</text:p>
          </table:table-cell>
          <table:table-cell table:style-name="ce254" table:formula="of:=COUNTIF([.C19:.S19];&quot;52¶&quot;)" office:value-type="float" office:value="0" calcext:value-type="float">
            <text:p>0</text:p>
          </table:table-cell>
          <table:table-cell table:style-name="ce254" table:formula="of:=COUNTIF([.C19:.S19];&quot;U&quot;)+COUNTIF([.C19:.S19];&quot;U☻&quot;)+COUNTIF([.C19:.S19];&quot;U☺&quot;)" office:value-type="float" office:value="0" calcext:value-type="float">
            <text:p>0</text:p>
          </table:table-cell>
          <table:table-cell table:style-name="ce254" table:formula="of:=COUNTIF([.C19:.S19];&quot;KVIT&quot;)+COUNTIF([.C19:.S19];&quot;KVIT☻&quot;)+COUNTIF([.C19:.S19];&quot;kvit$&quot;)" office:value-type="float" office:value="0" calcext:value-type="float">
            <text:p>0</text:p>
          </table:table-cell>
          <table:table-cell table:style-name="ce175" table:formula="of:=COUNTBLANK([.C19:.S19])-3" office:value-type="float" office:value="14" calcext:value-type="float">
            <text:p>14</text:p>
          </table:table-cell>
          <table:table-cell table:style-name="ce256" table:formula="of:=COUNTIF([.C19:.S19];&quot;x&quot;)" office:value-type="float" office:value="0" calcext:value-type="float">
            <text:p>0</text:p>
          </table:table-cell>
          <table:table-cell table:style-name="ce257" table:formula="of:=COUNTIF([.C19:.S19];&quot;51&quot;)+COUNTIF([.C19:.S19];&quot;51☻&quot;)+COUNTIF([.C19:.S19];&quot;2&quot;)+COUNTIF([.C19:.S19];&quot;52&quot;)+COUNTIF([.C19:.S19];&quot;52☻&quot;)+COUNTIF([.C19:.S19];&quot;51$&quot;)+COUNTIF([.C19:.S19];&quot;52$&quot;)" office:value-type="float" office:value="0" calcext:value-type="float">
            <text:p>0</text:p>
          </table:table-cell>
          <table:table-cell table:style-name="ce92" table:formula="of:=[Vzorci_vnosov.$A$19]" office:value-type="string" office:string-value="KVIT$" calcext:value-type="string">
            <text:p>KVIT$</text:p>
          </table:table-cell>
          <table:table-cell table:style-name="ce49" table:formula="of:=RIGHT([.C19];1)">
            <text:p/>
          </table:table-cell>
          <table:table-cell table:style-name="ce49" table:formula="of:=RIGHT([.D19];1)">
            <text:p/>
          </table:table-cell>
          <table:table-cell table:style-name="ce49" table:formula="of:=RIGHT([.E19];1)">
            <text:p/>
          </table:table-cell>
          <table:table-cell table:style-name="ce49" table:formula="of:=RIGHT([.F19];1)">
            <text:p/>
          </table:table-cell>
          <table:table-cell table:style-name="ce49" table:formula="of:=RIGHT([.G19];1)">
            <text:p/>
          </table:table-cell>
          <table:table-cell table:style-name="ce49" table:formula="of:=RIGHT([.H19];1)">
            <text:p/>
          </table:table-cell>
          <table:table-cell table:style-name="ce49" table:formula="of:=RIGHT([.I19];1)">
            <text:p/>
          </table:table-cell>
          <table:table-cell table:style-name="ce49" table:formula="of:=RIGHT([.J19];1)">
            <text:p/>
          </table:table-cell>
          <table:table-cell table:style-name="ce49" table:formula="of:=RIGHT([.K19];1)">
            <text:p/>
          </table:table-cell>
          <table:table-cell table:style-name="ce49" table:formula="of:=RIGHT([.L19];1)">
            <text:p/>
          </table:table-cell>
          <table:table-cell table:style-name="ce49" table:formula="of:=RIGHT([.M19];1)">
            <text:p/>
          </table:table-cell>
          <table:table-cell table:style-name="ce49" table:formula="of:=RIGHT([.N1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9];1)">
            <text:p/>
          </table:table-cell>
          <table:table-cell table:style-name="ce49" table:formula="of:=RIGHT([.P19];1)">
            <text:p/>
          </table:table-cell>
          <table:table-cell table:style-name="ce49" table:formula="of:=RIGHT([.Q19];1)">
            <text:p/>
          </table:table-cell>
          <table:table-cell table:style-name="ce49" table:formula="of:=RIGHT([.R19];1)">
            <text:p/>
          </table:table-cell>
          <table:table-cell table:style-name="ce49" table:formula="of:=RIGHT([.S19];1)">
            <text:p/>
          </table:table-cell>
          <table:table-cell table:number-columns-repeated="2"/>
          <table:table-cell office:value-type="string" calcext:value-type="string">
            <office:annotation draw:style-name="gr1" draw:text-style-name="P2" svg:width="45.111cm" svg:height="20.161cm" svg:x="293.529cm" svg:y="95.594cm" draw:caption-point-x="-261.419cm" draw:caption-point-y="-83.202cm">
              <dc:creator> </dc:creator>
              <dc:date>2020-10-27T00:00:00</dc:date>
              <text:p text:style-name="P1"><text:span text:style-name="T1">Microsoft Office User:</text:span></text:p>
              <text:p text:style-name="P1"><text:span text:style-name="T2">Ne morem 2., 11., 15.</text:span></text:p>
            </office:annotation>
            <text:p>TOM</text:p>
          </table:table-cell>
          <table:table-cell table:number-columns-repeated="970"/>
        </table:table-row>
        <table:table-row table:style-name="ro4">
          <table:table-cell table:style-name="ce159" office:value-type="date" office:date-value="2021-03-19" calcext:value-type="date">
            <text:p>19/ mar</text:p>
          </table:table-cell>
          <table:table-cell table:style-name="ce161" table:formula="of:=TEXT([.A20];&quot;Ddd&quot;)" office:value-type="string" office:string-value="pet" calcext:value-type="string">
            <text:p>pet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20:.AY20];&quot;☻&quot;)" office:value-type="float" office:value="0" calcext:value-type="float">
            <text:p>0</text:p>
          </table:table-cell>
          <table:table-cell table:style-name="ce254" table:formula="of:=COUNTIF([.AH20:.AY20];&quot;☺&quot;)" office:value-type="float" office:value="0" calcext:value-type="float">
            <text:p>0</text:p>
          </table:table-cell>
          <table:table-cell table:style-name="ce254" table:formula="of:=COUNTIF([.C20:.S20];&quot;51&quot;)+COUNTIF([.C20:.S20];&quot;51$&quot;)+COUNTIF([.C20:.S20];&quot;51☻&quot;)" office:value-type="float" office:value="0" calcext:value-type="float">
            <text:p>0</text:p>
          </table:table-cell>
          <table:table-cell table:style-name="ce254" table:formula="of:=COUNTIF([.C20:.S20];&quot;52&quot;)+COUNTIF([.C20:.S20];&quot;52$&quot;)+COUNTIF([.C20:.S20];&quot;52☻&quot;)" office:value-type="float" office:value="0" calcext:value-type="float">
            <text:p>0</text:p>
          </table:table-cell>
          <table:table-cell table:style-name="ce254" table:formula="of:=COUNTIF([.C20:.S20];&quot;51¶&quot;)" office:value-type="float" office:value="0" calcext:value-type="float">
            <text:p>0</text:p>
          </table:table-cell>
          <table:table-cell table:style-name="ce254" table:formula="of:=COUNTIF([.C20:.S20];&quot;52¶&quot;)" office:value-type="float" office:value="0" calcext:value-type="float">
            <text:p>0</text:p>
          </table:table-cell>
          <table:table-cell table:style-name="ce254" table:formula="of:=COUNTIF([.C20:.S20];&quot;U&quot;)+COUNTIF([.C20:.S20];&quot;U☻&quot;)+COUNTIF([.C20:.S20];&quot;U☺&quot;)" office:value-type="float" office:value="0" calcext:value-type="float">
            <text:p>0</text:p>
          </table:table-cell>
          <table:table-cell table:style-name="ce254" table:formula="of:=COUNTIF([.C20:.S20];&quot;KVIT&quot;)+COUNTIF([.C20:.S20];&quot;KVIT☻&quot;)+COUNTIF([.C20:.S20];&quot;kvit$&quot;)" office:value-type="float" office:value="0" calcext:value-type="float">
            <text:p>0</text:p>
          </table:table-cell>
          <table:table-cell table:style-name="ce175" table:formula="of:=COUNTBLANK([.C20:.S20])-3" office:value-type="float" office:value="14" calcext:value-type="float">
            <text:p>14</text:p>
          </table:table-cell>
          <table:table-cell table:style-name="ce256" table:formula="of:=COUNTIF([.C20:.S20];&quot;x&quot;)" office:value-type="float" office:value="0" calcext:value-type="float">
            <text:p>0</text:p>
          </table:table-cell>
          <table:table-cell table:style-name="ce257" table:formula="of:=COUNTIF([.C20:.S20];&quot;51&quot;)+COUNTIF([.C20:.S20];&quot;51☻&quot;)+COUNTIF([.C20:.S20];&quot;2&quot;)+COUNTIF([.C20:.S20];&quot;52&quot;)+COUNTIF([.C20:.S20];&quot;52☻&quot;)+COUNTIF([.C20:.S20];&quot;51$&quot;)+COUNTIF([.C20:.S20];&quot;52$&quot;)" office:value-type="float" office:value="0" calcext:value-type="float">
            <text:p>0</text:p>
          </table:table-cell>
          <table:table-cell table:style-name="ce93" table:formula="of:=[Vzorci_vnosov.$A$20]" office:value-type="string" office:string-value="☺" calcext:value-type="string">
            <text:p>☺</text:p>
          </table:table-cell>
          <table:table-cell table:style-name="ce49" table:formula="of:=RIGHT([.C20];1)">
            <text:p/>
          </table:table-cell>
          <table:table-cell table:style-name="ce49" table:formula="of:=RIGHT([.D20];1)">
            <text:p/>
          </table:table-cell>
          <table:table-cell table:style-name="ce49" table:formula="of:=RIGHT([.E20];1)">
            <text:p/>
          </table:table-cell>
          <table:table-cell table:style-name="ce49" table:formula="of:=RIGHT([.F20];1)">
            <text:p/>
          </table:table-cell>
          <table:table-cell table:style-name="ce49" table:formula="of:=RIGHT([.G20];1)">
            <text:p/>
          </table:table-cell>
          <table:table-cell table:style-name="ce49" table:formula="of:=RIGHT([.H20];1)">
            <text:p/>
          </table:table-cell>
          <table:table-cell table:style-name="ce49" table:formula="of:=RIGHT([.I20];1)">
            <text:p/>
          </table:table-cell>
          <table:table-cell table:style-name="ce49" table:formula="of:=RIGHT([.J20];1)">
            <text:p/>
          </table:table-cell>
          <table:table-cell table:style-name="ce49" table:formula="of:=RIGHT([.K20];1)">
            <text:p/>
          </table:table-cell>
          <table:table-cell table:style-name="ce49" table:formula="of:=RIGHT([.L20];1)">
            <text:p/>
          </table:table-cell>
          <table:table-cell table:style-name="ce49" table:formula="of:=RIGHT([.M20];1)">
            <text:p/>
          </table:table-cell>
          <table:table-cell table:style-name="ce49" table:formula="of:=RIGHT([.N2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0];1)">
            <text:p/>
          </table:table-cell>
          <table:table-cell table:style-name="ce49" table:formula="of:=RIGHT([.P20];1)">
            <text:p/>
          </table:table-cell>
          <table:table-cell table:style-name="ce49" table:formula="of:=RIGHT([.Q20];1)">
            <text:p/>
          </table:table-cell>
          <table:table-cell table:style-name="ce49" table:formula="of:=RIGHT([.R20];1)">
            <text:p/>
          </table:table-cell>
          <table:table-cell table:style-name="ce49" table:formula="of:=RIGHT([.S20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20" calcext:value-type="date">
            <text:p>20/ mar</text:p>
          </table:table-cell>
          <table:table-cell table:style-name="ce161" table:formula="of:=TEXT([.A21];&quot;Ddd&quot;)" office:value-type="string" office:string-value="sob" calcext:value-type="string">
            <text:p>sob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21:.AY21];&quot;☻&quot;)" office:value-type="float" office:value="0" calcext:value-type="float">
            <text:p>0</text:p>
          </table:table-cell>
          <table:table-cell table:style-name="ce254" table:formula="of:=COUNTIF([.AH21:.AY21];&quot;☺&quot;)" office:value-type="float" office:value="0" calcext:value-type="float">
            <text:p>0</text:p>
          </table:table-cell>
          <table:table-cell table:style-name="ce254" table:formula="of:=COUNTIF([.C21:.S21];&quot;51&quot;)+COUNTIF([.C21:.S21];&quot;51$&quot;)+COUNTIF([.C21:.S21];&quot;51☻&quot;)" office:value-type="float" office:value="0" calcext:value-type="float">
            <text:p>0</text:p>
          </table:table-cell>
          <table:table-cell table:style-name="ce254" table:formula="of:=COUNTIF([.C21:.S21];&quot;52&quot;)+COUNTIF([.C21:.S21];&quot;52$&quot;)+COUNTIF([.C21:.S21];&quot;52☻&quot;)" office:value-type="float" office:value="0" calcext:value-type="float">
            <text:p>0</text:p>
          </table:table-cell>
          <table:table-cell table:style-name="ce254" table:formula="of:=COUNTIF([.C21:.S21];&quot;51¶&quot;)" office:value-type="float" office:value="0" calcext:value-type="float">
            <text:p>0</text:p>
          </table:table-cell>
          <table:table-cell table:style-name="ce254" table:formula="of:=COUNTIF([.C21:.S21];&quot;52¶&quot;)" office:value-type="float" office:value="0" calcext:value-type="float">
            <text:p>0</text:p>
          </table:table-cell>
          <table:table-cell table:style-name="ce254" table:formula="of:=COUNTIF([.C21:.S21];&quot;U&quot;)+COUNTIF([.C21:.S21];&quot;U☻&quot;)+COUNTIF([.C21:.S21];&quot;U☺&quot;)" office:value-type="float" office:value="0" calcext:value-type="float">
            <text:p>0</text:p>
          </table:table-cell>
          <table:table-cell table:style-name="ce254" table:formula="of:=COUNTIF([.C21:.S21];&quot;KVIT&quot;)+COUNTIF([.C21:.S21];&quot;KVIT☻&quot;)+COUNTIF([.C21:.S21];&quot;kvit$&quot;)" office:value-type="float" office:value="0" calcext:value-type="float">
            <text:p>0</text:p>
          </table:table-cell>
          <table:table-cell table:style-name="ce175" table:formula="of:=COUNTBLANK([.C21:.S21])-3" office:value-type="float" office:value="14" calcext:value-type="float">
            <text:p>14</text:p>
          </table:table-cell>
          <table:table-cell table:style-name="ce256" table:formula="of:=COUNTIF([.C21:.S21];&quot;x&quot;)" office:value-type="float" office:value="0" calcext:value-type="float">
            <text:p>0</text:p>
          </table:table-cell>
          <table:table-cell table:style-name="ce257" table:formula="of:=COUNTIF([.C21:.S21];&quot;51&quot;)+COUNTIF([.C21:.S21];&quot;51☻&quot;)+COUNTIF([.C21:.S21];&quot;2&quot;)+COUNTIF([.C21:.S21];&quot;52&quot;)+COUNTIF([.C21:.S21];&quot;52☻&quot;)+COUNTIF([.C21:.S21];&quot;51$&quot;)+COUNTIF([.C21:.S21];&quot;52$&quot;)" office:value-type="float" office:value="0" calcext:value-type="float">
            <text:p>0</text:p>
          </table:table-cell>
          <table:table-cell table:style-name="ce94" table:formula="of:=[Vzorci_vnosov.$A$21]" office:value-type="string" office:string-value="☺" calcext:value-type="string">
            <text:p>☺</text:p>
          </table:table-cell>
          <table:table-cell table:style-name="ce49" table:formula="of:=RIGHT([.C21];1)">
            <text:p/>
          </table:table-cell>
          <table:table-cell table:style-name="ce49" table:formula="of:=RIGHT([.D21];1)">
            <text:p/>
          </table:table-cell>
          <table:table-cell table:style-name="ce49" table:formula="of:=RIGHT([.E21];1)">
            <text:p/>
          </table:table-cell>
          <table:table-cell table:style-name="ce49" table:formula="of:=RIGHT([.F21];1)">
            <text:p/>
          </table:table-cell>
          <table:table-cell table:style-name="ce49" table:formula="of:=RIGHT([.G21];1)">
            <text:p/>
          </table:table-cell>
          <table:table-cell table:style-name="ce49" table:formula="of:=RIGHT([.H21];1)">
            <text:p/>
          </table:table-cell>
          <table:table-cell table:style-name="ce49" table:formula="of:=RIGHT([.I21];1)">
            <text:p/>
          </table:table-cell>
          <table:table-cell table:style-name="ce49" table:formula="of:=RIGHT([.J21];1)">
            <text:p/>
          </table:table-cell>
          <table:table-cell table:style-name="ce49" table:formula="of:=RIGHT([.K21];1)">
            <text:p/>
          </table:table-cell>
          <table:table-cell table:style-name="ce49" table:formula="of:=RIGHT([.L21];1)">
            <text:p/>
          </table:table-cell>
          <table:table-cell table:style-name="ce49" table:formula="of:=RIGHT([.M21];1)">
            <text:p/>
          </table:table-cell>
          <table:table-cell table:style-name="ce49" table:formula="of:=RIGHT([.N2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1];1)">
            <text:p/>
          </table:table-cell>
          <table:table-cell table:style-name="ce49" table:formula="of:=RIGHT([.P21];1)">
            <text:p/>
          </table:table-cell>
          <table:table-cell table:style-name="ce49" table:formula="of:=RIGHT([.Q21];1)">
            <text:p/>
          </table:table-cell>
          <table:table-cell table:style-name="ce49" table:formula="of:=RIGHT([.R21];1)">
            <text:p/>
          </table:table-cell>
          <table:table-cell table:style-name="ce49" table:formula="of:=RIGHT([.S21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21" calcext:value-type="date">
            <text:p>21/ mar</text:p>
          </table:table-cell>
          <table:table-cell table:style-name="ce161" table:formula="of:=TEXT([.A22];&quot;Ddd&quot;)" office:value-type="string" office:string-value="ned" calcext:value-type="string">
            <text:p>ned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22:.AY22];&quot;☻&quot;)" office:value-type="float" office:value="0" calcext:value-type="float">
            <text:p>0</text:p>
          </table:table-cell>
          <table:table-cell table:style-name="ce254" table:formula="of:=COUNTIF([.AH22:.AY22];&quot;☺&quot;)" office:value-type="float" office:value="0" calcext:value-type="float">
            <text:p>0</text:p>
          </table:table-cell>
          <table:table-cell table:style-name="ce254" table:formula="of:=COUNTIF([.C22:.S22];&quot;51&quot;)+COUNTIF([.C22:.S22];&quot;51$&quot;)+COUNTIF([.C22:.S22];&quot;51☻&quot;)" office:value-type="float" office:value="0" calcext:value-type="float">
            <text:p>0</text:p>
          </table:table-cell>
          <table:table-cell table:style-name="ce254" table:formula="of:=COUNTIF([.C22:.S22];&quot;52&quot;)+COUNTIF([.C22:.S22];&quot;52$&quot;)+COUNTIF([.C22:.S22];&quot;52☻&quot;)" office:value-type="float" office:value="0" calcext:value-type="float">
            <text:p>0</text:p>
          </table:table-cell>
          <table:table-cell table:style-name="ce254" table:formula="of:=COUNTIF([.C22:.S22];&quot;51¶&quot;)" office:value-type="float" office:value="0" calcext:value-type="float">
            <text:p>0</text:p>
          </table:table-cell>
          <table:table-cell table:style-name="ce254" table:formula="of:=COUNTIF([.C22:.S22];&quot;52¶&quot;)" office:value-type="float" office:value="0" calcext:value-type="float">
            <text:p>0</text:p>
          </table:table-cell>
          <table:table-cell table:style-name="ce254" table:formula="of:=COUNTIF([.C22:.S22];&quot;U&quot;)+COUNTIF([.C22:.S22];&quot;U☻&quot;)+COUNTIF([.C22:.S22];&quot;U☺&quot;)" office:value-type="float" office:value="0" calcext:value-type="float">
            <text:p>0</text:p>
          </table:table-cell>
          <table:table-cell table:style-name="ce254" table:formula="of:=COUNTIF([.C22:.S22];&quot;KVIT&quot;)+COUNTIF([.C22:.S22];&quot;KVIT☻&quot;)+COUNTIF([.C22:.S22];&quot;kvit$&quot;)" office:value-type="float" office:value="0" calcext:value-type="float">
            <text:p>0</text:p>
          </table:table-cell>
          <table:table-cell table:style-name="ce175" table:formula="of:=COUNTBLANK([.C22:.S22])-3" office:value-type="float" office:value="14" calcext:value-type="float">
            <text:p>14</text:p>
          </table:table-cell>
          <table:table-cell table:style-name="ce256" table:formula="of:=COUNTIF([.C22:.S22];&quot;x&quot;)" office:value-type="float" office:value="0" calcext:value-type="float">
            <text:p>0</text:p>
          </table:table-cell>
          <table:table-cell table:style-name="ce257" table:formula="of:=COUNTIF([.C22:.S22];&quot;51&quot;)+COUNTIF([.C22:.S22];&quot;51☻&quot;)+COUNTIF([.C22:.S22];&quot;2&quot;)+COUNTIF([.C22:.S22];&quot;52&quot;)+COUNTIF([.C22:.S22];&quot;52☻&quot;)+COUNTIF([.C22:.S22];&quot;51$&quot;)+COUNTIF([.C22:.S22];&quot;52$&quot;)" office:value-type="float" office:value="0" calcext:value-type="float">
            <text:p>0</text:p>
          </table:table-cell>
          <table:table-cell table:style-name="ce95" table:formula="of:=[Vzorci_vnosov.$A$22]" office:value-type="string" office:string-value="U☺" calcext:value-type="string">
            <text:p>U☺</text:p>
          </table:table-cell>
          <table:table-cell table:style-name="ce49" table:formula="of:=RIGHT([.C22];1)">
            <text:p/>
          </table:table-cell>
          <table:table-cell table:style-name="ce49" table:formula="of:=RIGHT([.D22];1)">
            <text:p/>
          </table:table-cell>
          <table:table-cell table:style-name="ce49" table:formula="of:=RIGHT([.E22];1)">
            <text:p/>
          </table:table-cell>
          <table:table-cell table:style-name="ce49" table:formula="of:=RIGHT([.F22];1)">
            <text:p/>
          </table:table-cell>
          <table:table-cell table:style-name="ce49" table:formula="of:=RIGHT([.G22];1)">
            <text:p/>
          </table:table-cell>
          <table:table-cell table:style-name="ce49" table:formula="of:=RIGHT([.H22];1)">
            <text:p/>
          </table:table-cell>
          <table:table-cell table:style-name="ce49" table:formula="of:=RIGHT([.I22];1)">
            <text:p/>
          </table:table-cell>
          <table:table-cell table:style-name="ce49" table:formula="of:=RIGHT([.J22];1)">
            <text:p/>
          </table:table-cell>
          <table:table-cell table:style-name="ce49" table:formula="of:=RIGHT([.K22];1)">
            <text:p/>
          </table:table-cell>
          <table:table-cell table:style-name="ce49" table:formula="of:=RIGHT([.L22];1)">
            <text:p/>
          </table:table-cell>
          <table:table-cell table:style-name="ce49" table:formula="of:=RIGHT([.M22];1)">
            <text:p/>
          </table:table-cell>
          <table:table-cell table:style-name="ce49" table:formula="of:=RIGHT([.N2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2];1)">
            <text:p/>
          </table:table-cell>
          <table:table-cell table:style-name="ce49" table:formula="of:=RIGHT([.P22];1)">
            <text:p/>
          </table:table-cell>
          <table:table-cell table:style-name="ce49" table:formula="of:=RIGHT([.Q22];1)">
            <text:p/>
          </table:table-cell>
          <table:table-cell table:style-name="ce49" table:formula="of:=RIGHT([.R22];1)">
            <text:p/>
          </table:table-cell>
          <table:table-cell table:style-name="ce49" table:formula="of:=RIGHT([.S22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22" calcext:value-type="date">
            <text:p>22/ mar</text:p>
          </table:table-cell>
          <table:table-cell table:style-name="ce161" table:formula="of:=TEXT([.A23];&quot;Ddd&quot;)" office:value-type="string" office:string-value="pon" calcext:value-type="string">
            <text:p>pon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23:.AY23];&quot;☻&quot;)" office:value-type="float" office:value="0" calcext:value-type="float">
            <text:p>0</text:p>
          </table:table-cell>
          <table:table-cell table:style-name="ce254" table:formula="of:=COUNTIF([.AH23:.AY23];&quot;☺&quot;)" office:value-type="float" office:value="0" calcext:value-type="float">
            <text:p>0</text:p>
          </table:table-cell>
          <table:table-cell table:style-name="ce254" table:formula="of:=COUNTIF([.C23:.S23];&quot;51&quot;)+COUNTIF([.C23:.S23];&quot;51$&quot;)+COUNTIF([.C23:.S23];&quot;51☻&quot;)" office:value-type="float" office:value="0" calcext:value-type="float">
            <text:p>0</text:p>
          </table:table-cell>
          <table:table-cell table:style-name="ce254" table:formula="of:=COUNTIF([.C23:.S23];&quot;52&quot;)+COUNTIF([.C23:.S23];&quot;52$&quot;)+COUNTIF([.C23:.S23];&quot;52☻&quot;)" office:value-type="float" office:value="0" calcext:value-type="float">
            <text:p>0</text:p>
          </table:table-cell>
          <table:table-cell table:style-name="ce254" table:formula="of:=COUNTIF([.C23:.S23];&quot;51¶&quot;)" office:value-type="float" office:value="0" calcext:value-type="float">
            <text:p>0</text:p>
          </table:table-cell>
          <table:table-cell table:style-name="ce254" table:formula="of:=COUNTIF([.C23:.S23];&quot;52¶&quot;)" office:value-type="float" office:value="0" calcext:value-type="float">
            <text:p>0</text:p>
          </table:table-cell>
          <table:table-cell table:style-name="ce254" table:formula="of:=COUNTIF([.C23:.S23];&quot;U&quot;)+COUNTIF([.C23:.S23];&quot;U☻&quot;)+COUNTIF([.C23:.S23];&quot;U☺&quot;)" office:value-type="float" office:value="0" calcext:value-type="float">
            <text:p>0</text:p>
          </table:table-cell>
          <table:table-cell table:style-name="ce254" table:formula="of:=COUNTIF([.C23:.S23];&quot;KVIT&quot;)+COUNTIF([.C23:.S23];&quot;KVIT☻&quot;)+COUNTIF([.C23:.S23];&quot;kvit$&quot;)" office:value-type="float" office:value="0" calcext:value-type="float">
            <text:p>0</text:p>
          </table:table-cell>
          <table:table-cell table:style-name="ce175" table:formula="of:=COUNTBLANK([.C23:.S23])-3" office:value-type="float" office:value="14" calcext:value-type="float">
            <text:p>14</text:p>
          </table:table-cell>
          <table:table-cell table:style-name="ce256" table:formula="of:=COUNTIF([.C23:.S23];&quot;x&quot;)" office:value-type="float" office:value="0" calcext:value-type="float">
            <text:p>0</text:p>
          </table:table-cell>
          <table:table-cell table:style-name="ce257" table:formula="of:=COUNTIF([.C23:.S23];&quot;51&quot;)+COUNTIF([.C23:.S23];&quot;51☻&quot;)+COUNTIF([.C23:.S23];&quot;2&quot;)+COUNTIF([.C23:.S23];&quot;52&quot;)+COUNTIF([.C23:.S23];&quot;52☻&quot;)+COUNTIF([.C23:.S23];&quot;51$&quot;)+COUNTIF([.C23:.S23];&quot;52$&quot;)" office:value-type="float" office:value="0" calcext:value-type="float">
            <text:p>0</text:p>
          </table:table-cell>
          <table:table-cell table:style-name="ce95" table:formula="of:=[Vzorci_vnosov.$A$23]" office:value-type="string" office:string-value="51☺" calcext:value-type="string">
            <text:p>51☺</text:p>
          </table:table-cell>
          <table:table-cell table:style-name="ce49" table:formula="of:=RIGHT([.C23];1)">
            <text:p/>
          </table:table-cell>
          <table:table-cell table:style-name="ce49" table:formula="of:=RIGHT([.D23];1)">
            <text:p/>
          </table:table-cell>
          <table:table-cell table:style-name="ce49" table:formula="of:=RIGHT([.E23];1)">
            <text:p/>
          </table:table-cell>
          <table:table-cell table:style-name="ce49" table:formula="of:=RIGHT([.F23];1)">
            <text:p/>
          </table:table-cell>
          <table:table-cell table:style-name="ce49" table:formula="of:=RIGHT([.G23];1)">
            <text:p/>
          </table:table-cell>
          <table:table-cell table:style-name="ce49" table:formula="of:=RIGHT([.H23];1)">
            <text:p/>
          </table:table-cell>
          <table:table-cell table:style-name="ce49" table:formula="of:=RIGHT([.I23];1)">
            <text:p/>
          </table:table-cell>
          <table:table-cell table:style-name="ce49" table:formula="of:=RIGHT([.J23];1)">
            <text:p/>
          </table:table-cell>
          <table:table-cell table:style-name="ce49" table:formula="of:=RIGHT([.K23];1)">
            <text:p/>
          </table:table-cell>
          <table:table-cell table:style-name="ce49" table:formula="of:=RIGHT([.L23];1)">
            <text:p/>
          </table:table-cell>
          <table:table-cell table:style-name="ce49" table:formula="of:=RIGHT([.M23];1)">
            <text:p/>
          </table:table-cell>
          <table:table-cell table:style-name="ce49" table:formula="of:=RIGHT([.N2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3];1)">
            <text:p/>
          </table:table-cell>
          <table:table-cell table:style-name="ce49" table:formula="of:=RIGHT([.P23];1)">
            <text:p/>
          </table:table-cell>
          <table:table-cell table:style-name="ce49" table:formula="of:=RIGHT([.Q23];1)">
            <text:p/>
          </table:table-cell>
          <table:table-cell table:style-name="ce49" table:formula="of:=RIGHT([.R23];1)">
            <text:p/>
          </table:table-cell>
          <table:table-cell table:style-name="ce49" table:formula="of:=RIGHT([.S23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23" calcext:value-type="date">
            <text:p>23/ mar</text:p>
          </table:table-cell>
          <table:table-cell table:style-name="ce161" table:formula="of:=TEXT([.A24];&quot;Ddd&quot;)" office:value-type="string" office:string-value="tor" calcext:value-type="string">
            <text:p>tor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24:.AY24];&quot;☻&quot;)" office:value-type="float" office:value="0" calcext:value-type="float">
            <text:p>0</text:p>
          </table:table-cell>
          <table:table-cell table:style-name="ce254" table:formula="of:=COUNTIF([.AH24:.AY24];&quot;☺&quot;)" office:value-type="float" office:value="0" calcext:value-type="float">
            <text:p>0</text:p>
          </table:table-cell>
          <table:table-cell table:style-name="ce254" table:formula="of:=COUNTIF([.C24:.S24];&quot;51&quot;)+COUNTIF([.C24:.S24];&quot;51$&quot;)+COUNTIF([.C24:.S24];&quot;51☻&quot;)" office:value-type="float" office:value="0" calcext:value-type="float">
            <text:p>0</text:p>
          </table:table-cell>
          <table:table-cell table:style-name="ce254" table:formula="of:=COUNTIF([.C24:.S24];&quot;52&quot;)+COUNTIF([.C24:.S24];&quot;52$&quot;)+COUNTIF([.C24:.S24];&quot;52☻&quot;)" office:value-type="float" office:value="0" calcext:value-type="float">
            <text:p>0</text:p>
          </table:table-cell>
          <table:table-cell table:style-name="ce254" table:formula="of:=COUNTIF([.C24:.S24];&quot;51¶&quot;)" office:value-type="float" office:value="0" calcext:value-type="float">
            <text:p>0</text:p>
          </table:table-cell>
          <table:table-cell table:style-name="ce254" table:formula="of:=COUNTIF([.C24:.S24];&quot;52¶&quot;)" office:value-type="float" office:value="0" calcext:value-type="float">
            <text:p>0</text:p>
          </table:table-cell>
          <table:table-cell table:style-name="ce254" table:formula="of:=COUNTIF([.C24:.S24];&quot;U&quot;)+COUNTIF([.C24:.S24];&quot;U☻&quot;)+COUNTIF([.C24:.S24];&quot;U☺&quot;)" office:value-type="float" office:value="0" calcext:value-type="float">
            <text:p>0</text:p>
          </table:table-cell>
          <table:table-cell table:style-name="ce254" table:formula="of:=COUNTIF([.C24:.S24];&quot;KVIT&quot;)+COUNTIF([.C24:.S24];&quot;KVIT☻&quot;)+COUNTIF([.C24:.S24];&quot;kvit$&quot;)" office:value-type="float" office:value="0" calcext:value-type="float">
            <text:p>0</text:p>
          </table:table-cell>
          <table:table-cell table:style-name="ce175" table:formula="of:=COUNTBLANK([.C24:.S24])-3" office:value-type="float" office:value="14" calcext:value-type="float">
            <text:p>14</text:p>
          </table:table-cell>
          <table:table-cell table:style-name="ce256" table:formula="of:=COUNTIF([.C24:.S24];&quot;x&quot;)" office:value-type="float" office:value="0" calcext:value-type="float">
            <text:p>0</text:p>
          </table:table-cell>
          <table:table-cell table:style-name="ce257" table:formula="of:=COUNTIF([.C24:.S24];&quot;51&quot;)+COUNTIF([.C24:.S24];&quot;51☻&quot;)+COUNTIF([.C24:.S24];&quot;2&quot;)+COUNTIF([.C24:.S24];&quot;52&quot;)+COUNTIF([.C24:.S24];&quot;52☻&quot;)+COUNTIF([.C24:.S24];&quot;51$&quot;)+COUNTIF([.C24:.S24];&quot;52$&quot;)" office:value-type="float" office:value="0" calcext:value-type="float">
            <text:p>0</text:p>
          </table:table-cell>
          <table:table-cell table:style-name="ce95" table:formula="of:=[Vzorci_vnosov.$A$24]" office:value-type="string" office:string-value="52☺" calcext:value-type="string">
            <text:p>52☺</text:p>
          </table:table-cell>
          <table:table-cell table:style-name="ce49" table:formula="of:=RIGHT([.C24];1)">
            <text:p/>
          </table:table-cell>
          <table:table-cell table:style-name="ce49" table:formula="of:=RIGHT([.D24];1)">
            <text:p/>
          </table:table-cell>
          <table:table-cell table:style-name="ce49" table:formula="of:=RIGHT([.E24];1)">
            <text:p/>
          </table:table-cell>
          <table:table-cell table:style-name="ce49" table:formula="of:=RIGHT([.F24];1)">
            <text:p/>
          </table:table-cell>
          <table:table-cell table:style-name="ce49" table:formula="of:=RIGHT([.G24];1)">
            <text:p/>
          </table:table-cell>
          <table:table-cell table:style-name="ce49" table:formula="of:=RIGHT([.H24];1)">
            <text:p/>
          </table:table-cell>
          <table:table-cell table:style-name="ce49" table:formula="of:=RIGHT([.I24];1)">
            <text:p/>
          </table:table-cell>
          <table:table-cell table:style-name="ce49" table:formula="of:=RIGHT([.J24];1)">
            <text:p/>
          </table:table-cell>
          <table:table-cell table:style-name="ce49" table:formula="of:=RIGHT([.K24];1)">
            <text:p/>
          </table:table-cell>
          <table:table-cell table:style-name="ce49" table:formula="of:=RIGHT([.L24];1)">
            <text:p/>
          </table:table-cell>
          <table:table-cell table:style-name="ce49" table:formula="of:=RIGHT([.M24];1)">
            <text:p/>
          </table:table-cell>
          <table:table-cell table:style-name="ce49" table:formula="of:=RIGHT([.N2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4];1)">
            <text:p/>
          </table:table-cell>
          <table:table-cell table:style-name="ce49" table:formula="of:=RIGHT([.P24];1)">
            <text:p/>
          </table:table-cell>
          <table:table-cell table:style-name="ce49" table:formula="of:=RIGHT([.Q24];1)">
            <text:p/>
          </table:table-cell>
          <table:table-cell table:style-name="ce49" table:formula="of:=RIGHT([.R24];1)">
            <text:p/>
          </table:table-cell>
          <table:table-cell table:style-name="ce49" table:formula="of:=RIGHT([.S24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24" calcext:value-type="date">
            <text:p>24/ mar</text:p>
          </table:table-cell>
          <table:table-cell table:style-name="ce161" table:formula="of:=TEXT([.A25];&quot;Ddd&quot;)" office:value-type="string" office:string-value="sre" calcext:value-type="string">
            <text:p>sre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25:.AY25];&quot;☻&quot;)" office:value-type="float" office:value="0" calcext:value-type="float">
            <text:p>0</text:p>
          </table:table-cell>
          <table:table-cell table:style-name="ce254" table:formula="of:=COUNTIF([.AH25:.AY25];&quot;☺&quot;)" office:value-type="float" office:value="0" calcext:value-type="float">
            <text:p>0</text:p>
          </table:table-cell>
          <table:table-cell table:style-name="ce254" table:formula="of:=COUNTIF([.C25:.S25];&quot;51&quot;)+COUNTIF([.C25:.S25];&quot;51$&quot;)+COUNTIF([.C25:.S25];&quot;51☻&quot;)" office:value-type="float" office:value="0" calcext:value-type="float">
            <text:p>0</text:p>
          </table:table-cell>
          <table:table-cell table:style-name="ce254" table:formula="of:=COUNTIF([.C25:.S25];&quot;52&quot;)+COUNTIF([.C25:.S25];&quot;52$&quot;)+COUNTIF([.C25:.S25];&quot;52☻&quot;)" office:value-type="float" office:value="0" calcext:value-type="float">
            <text:p>0</text:p>
          </table:table-cell>
          <table:table-cell table:style-name="ce254" table:formula="of:=COUNTIF([.C25:.S25];&quot;51¶&quot;)" office:value-type="float" office:value="0" calcext:value-type="float">
            <text:p>0</text:p>
          </table:table-cell>
          <table:table-cell table:style-name="ce254" table:formula="of:=COUNTIF([.C25:.S25];&quot;52¶&quot;)" office:value-type="float" office:value="0" calcext:value-type="float">
            <text:p>0</text:p>
          </table:table-cell>
          <table:table-cell table:style-name="ce254" table:formula="of:=COUNTIF([.C25:.S25];&quot;U&quot;)+COUNTIF([.C25:.S25];&quot;U☻&quot;)+COUNTIF([.C25:.S25];&quot;U☺&quot;)" office:value-type="float" office:value="0" calcext:value-type="float">
            <text:p>0</text:p>
          </table:table-cell>
          <table:table-cell table:style-name="ce254" table:formula="of:=COUNTIF([.C25:.S25];&quot;KVIT&quot;)+COUNTIF([.C25:.S25];&quot;KVIT☻&quot;)+COUNTIF([.C25:.S25];&quot;kvit$&quot;)" office:value-type="float" office:value="0" calcext:value-type="float">
            <text:p>0</text:p>
          </table:table-cell>
          <table:table-cell table:style-name="ce175" table:formula="of:=COUNTBLANK([.C25:.S25])-3" office:value-type="float" office:value="14" calcext:value-type="float">
            <text:p>14</text:p>
          </table:table-cell>
          <table:table-cell table:style-name="ce256" table:formula="of:=COUNTIF([.C25:.S25];&quot;x&quot;)" office:value-type="float" office:value="0" calcext:value-type="float">
            <text:p>0</text:p>
          </table:table-cell>
          <table:table-cell table:style-name="ce257" table:formula="of:=COUNTIF([.C25:.S25];&quot;51&quot;)+COUNTIF([.C25:.S25];&quot;51☻&quot;)+COUNTIF([.C25:.S25];&quot;2&quot;)+COUNTIF([.C25:.S25];&quot;52&quot;)+COUNTIF([.C25:.S25];&quot;52☻&quot;)+COUNTIF([.C25:.S25];&quot;51$&quot;)+COUNTIF([.C25:.S25];&quot;52$&quot;)" office:value-type="float" office:value="0" calcext:value-type="float">
            <text:p>0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49" table:formula="of:=RIGHT([.C25];1)">
            <text:p/>
          </table:table-cell>
          <table:table-cell table:style-name="ce49" table:formula="of:=RIGHT([.D25];1)">
            <text:p/>
          </table:table-cell>
          <table:table-cell table:style-name="ce49" table:formula="of:=RIGHT([.E25];1)">
            <text:p/>
          </table:table-cell>
          <table:table-cell table:style-name="ce49" table:formula="of:=RIGHT([.F25];1)">
            <text:p/>
          </table:table-cell>
          <table:table-cell table:style-name="ce49" table:formula="of:=RIGHT([.G25];1)">
            <text:p/>
          </table:table-cell>
          <table:table-cell table:style-name="ce49" table:formula="of:=RIGHT([.H25];1)">
            <text:p/>
          </table:table-cell>
          <table:table-cell table:style-name="ce49" table:formula="of:=RIGHT([.I25];1)">
            <text:p/>
          </table:table-cell>
          <table:table-cell table:style-name="ce49" table:formula="of:=RIGHT([.J25];1)">
            <text:p/>
          </table:table-cell>
          <table:table-cell table:style-name="ce49" table:formula="of:=RIGHT([.K25];1)">
            <text:p/>
          </table:table-cell>
          <table:table-cell table:style-name="ce49" table:formula="of:=RIGHT([.L25];1)">
            <text:p/>
          </table:table-cell>
          <table:table-cell table:style-name="ce49" table:formula="of:=RIGHT([.M25];1)">
            <text:p/>
          </table:table-cell>
          <table:table-cell table:style-name="ce49" table:formula="of:=RIGHT([.N2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5];1)">
            <text:p/>
          </table:table-cell>
          <table:table-cell table:style-name="ce49" table:formula="of:=RIGHT([.P25];1)">
            <text:p/>
          </table:table-cell>
          <table:table-cell table:style-name="ce49" table:formula="of:=RIGHT([.Q25];1)">
            <text:p/>
          </table:table-cell>
          <table:table-cell table:style-name="ce49" table:formula="of:=RIGHT([.R25];1)">
            <text:p/>
          </table:table-cell>
          <table:table-cell table:style-name="ce49" table:formula="of:=RIGHT([.S25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25" calcext:value-type="date">
            <text:p>25/ mar</text:p>
          </table:table-cell>
          <table:table-cell table:style-name="ce161" table:formula="of:=TEXT([.A26];&quot;Ddd&quot;)" office:value-type="string" office:string-value="čet" calcext:value-type="string">
            <text:p>čet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26:.AY26];&quot;☻&quot;)" office:value-type="float" office:value="0" calcext:value-type="float">
            <text:p>0</text:p>
          </table:table-cell>
          <table:table-cell table:style-name="ce254" table:formula="of:=COUNTIF([.AH26:.AY26];&quot;☺&quot;)" office:value-type="float" office:value="0" calcext:value-type="float">
            <text:p>0</text:p>
          </table:table-cell>
          <table:table-cell table:style-name="ce254" table:formula="of:=COUNTIF([.C26:.S26];&quot;51&quot;)+COUNTIF([.C26:.S26];&quot;51$&quot;)+COUNTIF([.C26:.S26];&quot;51☻&quot;)" office:value-type="float" office:value="0" calcext:value-type="float">
            <text:p>0</text:p>
          </table:table-cell>
          <table:table-cell table:style-name="ce254" table:formula="of:=COUNTIF([.C26:.S26];&quot;52&quot;)+COUNTIF([.C26:.S26];&quot;52$&quot;)+COUNTIF([.C26:.S26];&quot;52☻&quot;)" office:value-type="float" office:value="0" calcext:value-type="float">
            <text:p>0</text:p>
          </table:table-cell>
          <table:table-cell table:style-name="ce254" table:formula="of:=COUNTIF([.C26:.S26];&quot;51¶&quot;)" office:value-type="float" office:value="0" calcext:value-type="float">
            <text:p>0</text:p>
          </table:table-cell>
          <table:table-cell table:style-name="ce254" table:formula="of:=COUNTIF([.C26:.S26];&quot;52¶&quot;)" office:value-type="float" office:value="0" calcext:value-type="float">
            <text:p>0</text:p>
          </table:table-cell>
          <table:table-cell table:style-name="ce254" table:formula="of:=COUNTIF([.C26:.S26];&quot;U&quot;)+COUNTIF([.C26:.S26];&quot;U☻&quot;)+COUNTIF([.C26:.S26];&quot;U☺&quot;)" office:value-type="float" office:value="0" calcext:value-type="float">
            <text:p>0</text:p>
          </table:table-cell>
          <table:table-cell table:style-name="ce254" table:formula="of:=COUNTIF([.C26:.S26];&quot;KVIT&quot;)+COUNTIF([.C26:.S26];&quot;KVIT☻&quot;)+COUNTIF([.C26:.S26];&quot;kvit$&quot;)" office:value-type="float" office:value="0" calcext:value-type="float">
            <text:p>0</text:p>
          </table:table-cell>
          <table:table-cell table:style-name="ce175" table:formula="of:=COUNTBLANK([.C26:.S26])-3" office:value-type="float" office:value="14" calcext:value-type="float">
            <text:p>14</text:p>
          </table:table-cell>
          <table:table-cell table:style-name="ce256" table:formula="of:=COUNTIF([.C26:.S26];&quot;x&quot;)" office:value-type="float" office:value="0" calcext:value-type="float">
            <text:p>0</text:p>
          </table:table-cell>
          <table:table-cell table:style-name="ce257" table:formula="of:=COUNTIF([.C26:.S26];&quot;51&quot;)+COUNTIF([.C26:.S26];&quot;51☻&quot;)+COUNTIF([.C26:.S26];&quot;2&quot;)+COUNTIF([.C26:.S26];&quot;52&quot;)+COUNTIF([.C26:.S26];&quot;52☻&quot;)+COUNTIF([.C26:.S26];&quot;51$&quot;)+COUNTIF([.C26:.S26];&quot;52$&quot;)" office:value-type="float" office:value="0" calcext:value-type="float">
            <text:p>0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49" table:formula="of:=RIGHT([.C26];1)">
            <text:p/>
          </table:table-cell>
          <table:table-cell table:style-name="ce49" table:formula="of:=RIGHT([.D26];1)">
            <text:p/>
          </table:table-cell>
          <table:table-cell table:style-name="ce49" table:formula="of:=RIGHT([.E26];1)">
            <text:p/>
          </table:table-cell>
          <table:table-cell table:style-name="ce49" table:formula="of:=RIGHT([.F26];1)">
            <text:p/>
          </table:table-cell>
          <table:table-cell table:style-name="ce49" table:formula="of:=RIGHT([.G26];1)">
            <text:p/>
          </table:table-cell>
          <table:table-cell table:style-name="ce49" table:formula="of:=RIGHT([.H26];1)">
            <text:p/>
          </table:table-cell>
          <table:table-cell table:style-name="ce49" table:formula="of:=RIGHT([.I26];1)">
            <text:p/>
          </table:table-cell>
          <table:table-cell table:style-name="ce49" table:formula="of:=RIGHT([.J26];1)">
            <text:p/>
          </table:table-cell>
          <table:table-cell table:style-name="ce49" table:formula="of:=RIGHT([.K26];1)">
            <text:p/>
          </table:table-cell>
          <table:table-cell table:style-name="ce49" table:formula="of:=RIGHT([.L26];1)">
            <text:p/>
          </table:table-cell>
          <table:table-cell table:style-name="ce49" table:formula="of:=RIGHT([.M26];1)">
            <text:p/>
          </table:table-cell>
          <table:table-cell table:style-name="ce49" table:formula="of:=RIGHT([.N2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6];1)">
            <text:p/>
          </table:table-cell>
          <table:table-cell table:style-name="ce49" table:formula="of:=RIGHT([.P26];1)">
            <text:p/>
          </table:table-cell>
          <table:table-cell table:style-name="ce49" table:formula="of:=RIGHT([.Q26];1)">
            <text:p/>
          </table:table-cell>
          <table:table-cell table:style-name="ce49" table:formula="of:=RIGHT([.R26];1)">
            <text:p/>
          </table:table-cell>
          <table:table-cell table:style-name="ce49" table:formula="of:=RIGHT([.S26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26" calcext:value-type="date">
            <text:p>26/ mar</text:p>
          </table:table-cell>
          <table:table-cell table:style-name="ce161" table:formula="of:=TEXT([.A27];&quot;Ddd&quot;)" office:value-type="string" office:string-value="pet" calcext:value-type="string">
            <text:p>pet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27:.AY27];&quot;☻&quot;)" office:value-type="float" office:value="0" calcext:value-type="float">
            <text:p>0</text:p>
          </table:table-cell>
          <table:table-cell table:style-name="ce254" table:formula="of:=COUNTIF([.AH27:.AY27];&quot;☺&quot;)" office:value-type="float" office:value="0" calcext:value-type="float">
            <text:p>0</text:p>
          </table:table-cell>
          <table:table-cell table:style-name="ce254" table:formula="of:=COUNTIF([.C27:.S27];&quot;51&quot;)+COUNTIF([.C27:.S27];&quot;51$&quot;)+COUNTIF([.C27:.S27];&quot;51☻&quot;)" office:value-type="float" office:value="0" calcext:value-type="float">
            <text:p>0</text:p>
          </table:table-cell>
          <table:table-cell table:style-name="ce254" table:formula="of:=COUNTIF([.C27:.S27];&quot;52&quot;)+COUNTIF([.C27:.S27];&quot;52$&quot;)+COUNTIF([.C27:.S27];&quot;52☻&quot;)" office:value-type="float" office:value="0" calcext:value-type="float">
            <text:p>0</text:p>
          </table:table-cell>
          <table:table-cell table:style-name="ce254" table:formula="of:=COUNTIF([.C27:.S27];&quot;51¶&quot;)" office:value-type="float" office:value="0" calcext:value-type="float">
            <text:p>0</text:p>
          </table:table-cell>
          <table:table-cell table:style-name="ce254" table:formula="of:=COUNTIF([.C27:.S27];&quot;52¶&quot;)" office:value-type="float" office:value="0" calcext:value-type="float">
            <text:p>0</text:p>
          </table:table-cell>
          <table:table-cell table:style-name="ce254" table:formula="of:=COUNTIF([.C27:.S27];&quot;U&quot;)+COUNTIF([.C27:.S27];&quot;U☻&quot;)+COUNTIF([.C27:.S27];&quot;U☺&quot;)" office:value-type="float" office:value="0" calcext:value-type="float">
            <text:p>0</text:p>
          </table:table-cell>
          <table:table-cell table:style-name="ce254" table:formula="of:=COUNTIF([.C27:.S27];&quot;KVIT&quot;)+COUNTIF([.C27:.S27];&quot;KVIT☻&quot;)+COUNTIF([.C27:.S27];&quot;kvit$&quot;)" office:value-type="float" office:value="0" calcext:value-type="float">
            <text:p>0</text:p>
          </table:table-cell>
          <table:table-cell table:style-name="ce175" table:formula="of:=COUNTBLANK([.C27:.S27])-3" office:value-type="float" office:value="14" calcext:value-type="float">
            <text:p>14</text:p>
          </table:table-cell>
          <table:table-cell table:style-name="ce256" table:formula="of:=COUNTIF([.C27:.S27];&quot;x&quot;)" office:value-type="float" office:value="0" calcext:value-type="float">
            <text:p>0</text:p>
          </table:table-cell>
          <table:table-cell table:style-name="ce257" table:formula="of:=COUNTIF([.C27:.S27];&quot;51&quot;)+COUNTIF([.C27:.S27];&quot;51☻&quot;)+COUNTIF([.C27:.S27];&quot;2&quot;)+COUNTIF([.C27:.S27];&quot;52&quot;)+COUNTIF([.C27:.S27];&quot;52☻&quot;)+COUNTIF([.C27:.S27];&quot;51$&quot;)+COUNTIF([.C27:.S27];&quot;52$&quot;)" office:value-type="float" office:value="0" calcext:value-type="float">
            <text:p>0</text:p>
          </table:table-cell>
          <table:table-cell table:style-name="ce114" table:formula="of:=[Vzorci_vnosov.$A$27]" office:value-type="string" office:string-value="KVIT☺" calcext:value-type="string">
            <text:p>KVIT☺</text:p>
          </table:table-cell>
          <table:table-cell table:style-name="ce49" table:formula="of:=RIGHT([.C27];1)">
            <text:p/>
          </table:table-cell>
          <table:table-cell table:style-name="ce49" table:formula="of:=RIGHT([.D27];1)">
            <text:p/>
          </table:table-cell>
          <table:table-cell table:style-name="ce49" table:formula="of:=RIGHT([.E27];1)">
            <text:p/>
          </table:table-cell>
          <table:table-cell table:style-name="ce49" table:formula="of:=RIGHT([.F27];1)">
            <text:p/>
          </table:table-cell>
          <table:table-cell table:style-name="ce49" table:formula="of:=RIGHT([.G27];1)">
            <text:p/>
          </table:table-cell>
          <table:table-cell table:style-name="ce49" table:formula="of:=RIGHT([.H27];1)">
            <text:p/>
          </table:table-cell>
          <table:table-cell table:style-name="ce49" table:formula="of:=RIGHT([.I27];1)">
            <text:p/>
          </table:table-cell>
          <table:table-cell table:style-name="ce49" table:formula="of:=RIGHT([.J27];1)">
            <text:p/>
          </table:table-cell>
          <table:table-cell table:style-name="ce49" table:formula="of:=RIGHT([.K27];1)">
            <text:p/>
          </table:table-cell>
          <table:table-cell table:style-name="ce49" table:formula="of:=RIGHT([.L27];1)">
            <text:p/>
          </table:table-cell>
          <table:table-cell table:style-name="ce49" table:formula="of:=RIGHT([.M27];1)">
            <text:p/>
          </table:table-cell>
          <table:table-cell table:style-name="ce49" table:formula="of:=RIGHT([.N2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7];1)">
            <text:p/>
          </table:table-cell>
          <table:table-cell table:style-name="ce49" table:formula="of:=RIGHT([.P27];1)">
            <text:p/>
          </table:table-cell>
          <table:table-cell table:style-name="ce49" table:formula="of:=RIGHT([.Q27];1)">
            <text:p/>
          </table:table-cell>
          <table:table-cell table:style-name="ce49" table:formula="of:=RIGHT([.R27];1)">
            <text:p/>
          </table:table-cell>
          <table:table-cell table:style-name="ce49" table:formula="of:=RIGHT([.S27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27" calcext:value-type="date">
            <text:p>27/ mar</text:p>
          </table:table-cell>
          <table:table-cell table:style-name="ce161" table:formula="of:=TEXT([.A28];&quot;Ddd&quot;)" office:value-type="string" office:string-value="sob" calcext:value-type="string">
            <text:p>sob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28:.AY28];&quot;☻&quot;)" office:value-type="float" office:value="0" calcext:value-type="float">
            <text:p>0</text:p>
          </table:table-cell>
          <table:table-cell table:style-name="ce254" table:formula="of:=COUNTIF([.AH28:.AY28];&quot;☺&quot;)" office:value-type="float" office:value="0" calcext:value-type="float">
            <text:p>0</text:p>
          </table:table-cell>
          <table:table-cell table:style-name="ce254" table:formula="of:=COUNTIF([.C28:.S28];&quot;51&quot;)+COUNTIF([.C28:.S28];&quot;51$&quot;)+COUNTIF([.C28:.S28];&quot;51☻&quot;)" office:value-type="float" office:value="0" calcext:value-type="float">
            <text:p>0</text:p>
          </table:table-cell>
          <table:table-cell table:style-name="ce254" table:formula="of:=COUNTIF([.C28:.S28];&quot;52&quot;)+COUNTIF([.C28:.S28];&quot;52$&quot;)+COUNTIF([.C28:.S28];&quot;52☻&quot;)" office:value-type="float" office:value="0" calcext:value-type="float">
            <text:p>0</text:p>
          </table:table-cell>
          <table:table-cell table:style-name="ce254" table:formula="of:=COUNTIF([.C28:.S28];&quot;51¶&quot;)" office:value-type="float" office:value="0" calcext:value-type="float">
            <text:p>0</text:p>
          </table:table-cell>
          <table:table-cell table:style-name="ce254" table:formula="of:=COUNTIF([.C28:.S28];&quot;52¶&quot;)" office:value-type="float" office:value="0" calcext:value-type="float">
            <text:p>0</text:p>
          </table:table-cell>
          <table:table-cell table:style-name="ce254" table:formula="of:=COUNTIF([.C28:.S28];&quot;U&quot;)+COUNTIF([.C28:.S28];&quot;U☻&quot;)+COUNTIF([.C28:.S28];&quot;U☺&quot;)" office:value-type="float" office:value="0" calcext:value-type="float">
            <text:p>0</text:p>
          </table:table-cell>
          <table:table-cell table:style-name="ce254" table:formula="of:=COUNTIF([.C28:.S28];&quot;KVIT&quot;)+COUNTIF([.C28:.S28];&quot;KVIT☻&quot;)+COUNTIF([.C28:.S28];&quot;kvit$&quot;)" office:value-type="float" office:value="0" calcext:value-type="float">
            <text:p>0</text:p>
          </table:table-cell>
          <table:table-cell table:style-name="ce175" table:formula="of:=COUNTBLANK([.C28:.S28])-3" office:value-type="float" office:value="14" calcext:value-type="float">
            <text:p>14</text:p>
          </table:table-cell>
          <table:table-cell table:style-name="ce256" table:formula="of:=COUNTIF([.C28:.S28];&quot;x&quot;)" office:value-type="float" office:value="0" calcext:value-type="float">
            <text:p>0</text:p>
          </table:table-cell>
          <table:table-cell table:style-name="ce257" table:formula="of:=COUNTIF([.C28:.S28];&quot;51&quot;)+COUNTIF([.C28:.S28];&quot;51☻&quot;)+COUNTIF([.C28:.S28];&quot;2&quot;)+COUNTIF([.C28:.S28];&quot;52&quot;)+COUNTIF([.C28:.S28];&quot;52☻&quot;)+COUNTIF([.C28:.S28];&quot;51$&quot;)+COUNTIF([.C28:.S28];&quot;52$&quot;)" office:value-type="float" office:value="0" calcext:value-type="float">
            <text:p>0</text:p>
          </table:table-cell>
          <table:table-cell table:style-name="ce115" table:formula="of:=[Vzorci_vnosov.$A$28]" office:value-type="string" office:string-value="KO" calcext:value-type="string">
            <text:p>KO</text:p>
          </table:table-cell>
          <table:table-cell table:style-name="ce49" table:formula="of:=RIGHT([.C28];1)">
            <text:p/>
          </table:table-cell>
          <table:table-cell table:style-name="ce49" table:formula="of:=RIGHT([.D28];1)">
            <text:p/>
          </table:table-cell>
          <table:table-cell table:style-name="ce49" table:formula="of:=RIGHT([.E28];1)">
            <text:p/>
          </table:table-cell>
          <table:table-cell table:style-name="ce49" table:formula="of:=RIGHT([.F28];1)">
            <text:p/>
          </table:table-cell>
          <table:table-cell table:style-name="ce49" table:formula="of:=RIGHT([.G28];1)">
            <text:p/>
          </table:table-cell>
          <table:table-cell table:style-name="ce49" table:formula="of:=RIGHT([.H28];1)">
            <text:p/>
          </table:table-cell>
          <table:table-cell table:style-name="ce49" table:formula="of:=RIGHT([.I28];1)">
            <text:p/>
          </table:table-cell>
          <table:table-cell table:style-name="ce49" table:formula="of:=RIGHT([.J28];1)">
            <text:p/>
          </table:table-cell>
          <table:table-cell table:style-name="ce49" table:formula="of:=RIGHT([.K28];1)">
            <text:p/>
          </table:table-cell>
          <table:table-cell table:style-name="ce49" table:formula="of:=RIGHT([.L28];1)">
            <text:p/>
          </table:table-cell>
          <table:table-cell table:style-name="ce49" table:formula="of:=RIGHT([.M28];1)">
            <text:p/>
          </table:table-cell>
          <table:table-cell table:style-name="ce49" table:formula="of:=RIGHT([.N2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8];1)">
            <text:p/>
          </table:table-cell>
          <table:table-cell table:style-name="ce49" table:formula="of:=RIGHT([.P28];1)">
            <text:p/>
          </table:table-cell>
          <table:table-cell table:style-name="ce49" table:formula="of:=RIGHT([.Q28];1)">
            <text:p/>
          </table:table-cell>
          <table:table-cell table:style-name="ce49" table:formula="of:=RIGHT([.R28];1)">
            <text:p/>
          </table:table-cell>
          <table:table-cell table:style-name="ce49" table:formula="of:=RIGHT([.S28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28" calcext:value-type="date">
            <text:p>28/ mar</text:p>
          </table:table-cell>
          <table:table-cell table:style-name="ce161" table:formula="of:=TEXT([.A29];&quot;Ddd&quot;)" office:value-type="string" office:string-value="ned" calcext:value-type="string">
            <text:p>ned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29:.AY29];&quot;☻&quot;)" office:value-type="float" office:value="0" calcext:value-type="float">
            <text:p>0</text:p>
          </table:table-cell>
          <table:table-cell table:style-name="ce254" table:formula="of:=COUNTIF([.AH29:.AY29];&quot;☺&quot;)" office:value-type="float" office:value="0" calcext:value-type="float">
            <text:p>0</text:p>
          </table:table-cell>
          <table:table-cell table:style-name="ce254" table:formula="of:=COUNTIF([.C29:.S29];&quot;51&quot;)+COUNTIF([.C29:.S29];&quot;51$&quot;)+COUNTIF([.C29:.S29];&quot;51☻&quot;)" office:value-type="float" office:value="0" calcext:value-type="float">
            <text:p>0</text:p>
          </table:table-cell>
          <table:table-cell table:style-name="ce254" table:formula="of:=COUNTIF([.C29:.S29];&quot;52&quot;)+COUNTIF([.C29:.S29];&quot;52$&quot;)+COUNTIF([.C29:.S29];&quot;52☻&quot;)" office:value-type="float" office:value="0" calcext:value-type="float">
            <text:p>0</text:p>
          </table:table-cell>
          <table:table-cell table:style-name="ce254" table:formula="of:=COUNTIF([.C29:.S29];&quot;51¶&quot;)" office:value-type="float" office:value="0" calcext:value-type="float">
            <text:p>0</text:p>
          </table:table-cell>
          <table:table-cell table:style-name="ce254" table:formula="of:=COUNTIF([.C29:.S29];&quot;52¶&quot;)" office:value-type="float" office:value="0" calcext:value-type="float">
            <text:p>0</text:p>
          </table:table-cell>
          <table:table-cell table:style-name="ce254" table:formula="of:=COUNTIF([.C29:.S29];&quot;U&quot;)+COUNTIF([.C29:.S29];&quot;U☻&quot;)+COUNTIF([.C29:.S29];&quot;U☺&quot;)" office:value-type="float" office:value="0" calcext:value-type="float">
            <text:p>0</text:p>
          </table:table-cell>
          <table:table-cell table:style-name="ce254" table:formula="of:=COUNTIF([.C29:.S29];&quot;KVIT&quot;)+COUNTIF([.C29:.S29];&quot;KVIT☻&quot;)+COUNTIF([.C29:.S29];&quot;kvit$&quot;)" office:value-type="float" office:value="0" calcext:value-type="float">
            <text:p>0</text:p>
          </table:table-cell>
          <table:table-cell table:style-name="ce175" table:formula="of:=COUNTBLANK([.C29:.S29])-3" office:value-type="float" office:value="14" calcext:value-type="float">
            <text:p>14</text:p>
          </table:table-cell>
          <table:table-cell table:style-name="ce256" table:formula="of:=COUNTIF([.C29:.S29];&quot;x&quot;)" office:value-type="float" office:value="0" calcext:value-type="float">
            <text:p>0</text:p>
          </table:table-cell>
          <table:table-cell table:style-name="ce257" table:formula="of:=COUNTIF([.C29:.S29];&quot;51&quot;)+COUNTIF([.C29:.S29];&quot;51☻&quot;)+COUNTIF([.C29:.S29];&quot;2&quot;)+COUNTIF([.C29:.S29];&quot;52&quot;)+COUNTIF([.C29:.S29];&quot;52☻&quot;)+COUNTIF([.C29:.S29];&quot;51$&quot;)+COUNTIF([.C29:.S29];&quot;52$&quot;)" office:value-type="float" office:value="0" calcext:value-type="float">
            <text:p>0</text:p>
          </table:table-cell>
          <table:table-cell table:style-name="ce115" table:formula="of:=[Vzorci_vnosov.$A$29]" office:value-type="string" office:string-value="Rt" calcext:value-type="string">
            <text:p>Rt</text:p>
          </table:table-cell>
          <table:table-cell table:style-name="ce49" table:formula="of:=RIGHT([.C29];1)">
            <text:p/>
          </table:table-cell>
          <table:table-cell table:style-name="ce49" table:formula="of:=RIGHT([.D29];1)">
            <text:p/>
          </table:table-cell>
          <table:table-cell table:style-name="ce49" table:formula="of:=RIGHT([.E29];1)">
            <text:p/>
          </table:table-cell>
          <table:table-cell table:style-name="ce49" table:formula="of:=RIGHT([.F29];1)">
            <text:p/>
          </table:table-cell>
          <table:table-cell table:style-name="ce49" table:formula="of:=RIGHT([.G29];1)">
            <text:p/>
          </table:table-cell>
          <table:table-cell table:style-name="ce49" table:formula="of:=RIGHT([.H29];1)">
            <text:p/>
          </table:table-cell>
          <table:table-cell table:style-name="ce49" table:formula="of:=RIGHT([.I29];1)">
            <text:p/>
          </table:table-cell>
          <table:table-cell table:style-name="ce49" table:formula="of:=RIGHT([.J29];1)">
            <text:p/>
          </table:table-cell>
          <table:table-cell table:style-name="ce49" table:formula="of:=RIGHT([.K29];1)">
            <text:p/>
          </table:table-cell>
          <table:table-cell table:style-name="ce49" table:formula="of:=RIGHT([.L29];1)">
            <text:p/>
          </table:table-cell>
          <table:table-cell table:style-name="ce49" table:formula="of:=RIGHT([.M29];1)">
            <text:p/>
          </table:table-cell>
          <table:table-cell table:style-name="ce49" table:formula="of:=RIGHT([.N2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9];1)">
            <text:p/>
          </table:table-cell>
          <table:table-cell table:style-name="ce49" table:formula="of:=RIGHT([.P29];1)">
            <text:p/>
          </table:table-cell>
          <table:table-cell table:style-name="ce49" table:formula="of:=RIGHT([.Q29];1)">
            <text:p/>
          </table:table-cell>
          <table:table-cell table:style-name="ce49" table:formula="of:=RIGHT([.R29];1)">
            <text:p/>
          </table:table-cell>
          <table:table-cell table:style-name="ce49" table:formula="of:=RIGHT([.S29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29" calcext:value-type="date">
            <text:p>29/ mar</text:p>
          </table:table-cell>
          <table:table-cell table:style-name="ce161" table:formula="of:=TEXT([.A30];&quot;Ddd&quot;)" office:value-type="string" office:string-value="pon" calcext:value-type="string">
            <text:p>pon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30:.AY30];&quot;☻&quot;)" office:value-type="float" office:value="0" calcext:value-type="float">
            <text:p>0</text:p>
          </table:table-cell>
          <table:table-cell table:style-name="ce254" table:formula="of:=COUNTIF([.AH30:.AY30];&quot;☺&quot;)" office:value-type="float" office:value="0" calcext:value-type="float">
            <text:p>0</text:p>
          </table:table-cell>
          <table:table-cell table:style-name="ce254" table:formula="of:=COUNTIF([.C30:.S30];&quot;51&quot;)+COUNTIF([.C30:.S30];&quot;51$&quot;)+COUNTIF([.C30:.S30];&quot;51☻&quot;)" office:value-type="float" office:value="0" calcext:value-type="float">
            <text:p>0</text:p>
          </table:table-cell>
          <table:table-cell table:style-name="ce254" table:formula="of:=COUNTIF([.C30:.S30];&quot;52&quot;)+COUNTIF([.C30:.S30];&quot;52$&quot;)+COUNTIF([.C30:.S30];&quot;52☻&quot;)" office:value-type="float" office:value="0" calcext:value-type="float">
            <text:p>0</text:p>
          </table:table-cell>
          <table:table-cell table:style-name="ce254" table:formula="of:=COUNTIF([.C30:.S30];&quot;51¶&quot;)" office:value-type="float" office:value="0" calcext:value-type="float">
            <text:p>0</text:p>
          </table:table-cell>
          <table:table-cell table:style-name="ce254" table:formula="of:=COUNTIF([.C30:.S30];&quot;52¶&quot;)" office:value-type="float" office:value="0" calcext:value-type="float">
            <text:p>0</text:p>
          </table:table-cell>
          <table:table-cell table:style-name="ce254" table:formula="of:=COUNTIF([.C30:.S30];&quot;U&quot;)+COUNTIF([.C30:.S30];&quot;U☻&quot;)+COUNTIF([.C30:.S30];&quot;U☺&quot;)" office:value-type="float" office:value="0" calcext:value-type="float">
            <text:p>0</text:p>
          </table:table-cell>
          <table:table-cell table:style-name="ce254" table:formula="of:=COUNTIF([.C30:.S30];&quot;KVIT&quot;)+COUNTIF([.C30:.S30];&quot;KVIT☻&quot;)+COUNTIF([.C30:.S30];&quot;kvit$&quot;)" office:value-type="float" office:value="0" calcext:value-type="float">
            <text:p>0</text:p>
          </table:table-cell>
          <table:table-cell table:style-name="ce175" table:formula="of:=COUNTBLANK([.C30:.S30])-3" office:value-type="float" office:value="14" calcext:value-type="float">
            <text:p>14</text:p>
          </table:table-cell>
          <table:table-cell table:style-name="ce256" table:formula="of:=COUNTIF([.C30:.S30];&quot;x&quot;)" office:value-type="float" office:value="0" calcext:value-type="float">
            <text:p>0</text:p>
          </table:table-cell>
          <table:table-cell table:style-name="ce257" table:formula="of:=COUNTIF([.C30:.S30];&quot;51&quot;)+COUNTIF([.C30:.S30];&quot;51☻&quot;)+COUNTIF([.C30:.S30];&quot;2&quot;)+COUNTIF([.C30:.S30];&quot;52&quot;)+COUNTIF([.C30:.S30];&quot;52☻&quot;)+COUNTIF([.C30:.S30];&quot;51$&quot;)+COUNTIF([.C30:.S30];&quot;52$&quot;)" office:value-type="float" office:value="0" calcext:value-type="float">
            <text:p>0</text:p>
          </table:table-cell>
          <table:table-cell table:style-name="ce87" table:formula="of:=[Vzorci_vnosov.$A$30]" office:value-type="string" office:string-value="Rt☻" calcext:value-type="string">
            <text:p>Rt☻</text:p>
          </table:table-cell>
          <table:table-cell table:style-name="ce49" table:formula="of:=RIGHT([.C30];1)">
            <text:p/>
          </table:table-cell>
          <table:table-cell table:style-name="ce49" table:formula="of:=RIGHT([.D30];1)">
            <text:p/>
          </table:table-cell>
          <table:table-cell table:style-name="ce49" table:formula="of:=RIGHT([.E30];1)">
            <text:p/>
          </table:table-cell>
          <table:table-cell table:style-name="ce49" table:formula="of:=RIGHT([.F30];1)">
            <text:p/>
          </table:table-cell>
          <table:table-cell table:style-name="ce49" table:formula="of:=RIGHT([.G30];1)">
            <text:p/>
          </table:table-cell>
          <table:table-cell table:style-name="ce49" table:formula="of:=RIGHT([.H30];1)">
            <text:p/>
          </table:table-cell>
          <table:table-cell table:style-name="ce49" table:formula="of:=RIGHT([.I30];1)">
            <text:p/>
          </table:table-cell>
          <table:table-cell table:style-name="ce49" table:formula="of:=RIGHT([.J30];1)">
            <text:p/>
          </table:table-cell>
          <table:table-cell table:style-name="ce49" table:formula="of:=RIGHT([.K30];1)">
            <text:p/>
          </table:table-cell>
          <table:table-cell table:style-name="ce49" table:formula="of:=RIGHT([.L30];1)">
            <text:p/>
          </table:table-cell>
          <table:table-cell table:style-name="ce49" table:formula="of:=RIGHT([.M30];1)">
            <text:p/>
          </table:table-cell>
          <table:table-cell table:style-name="ce49" table:formula="of:=RIGHT([.N3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0];1)">
            <text:p/>
          </table:table-cell>
          <table:table-cell table:style-name="ce49" table:formula="of:=RIGHT([.P30];1)">
            <text:p/>
          </table:table-cell>
          <table:table-cell table:style-name="ce49" table:formula="of:=RIGHT([.Q30];1)">
            <text:p/>
          </table:table-cell>
          <table:table-cell table:style-name="ce49" table:formula="of:=RIGHT([.R30];1)">
            <text:p/>
          </table:table-cell>
          <table:table-cell table:style-name="ce49" table:formula="of:=RIGHT([.S30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30" calcext:value-type="date">
            <text:p>30/ mar</text:p>
          </table:table-cell>
          <table:table-cell table:style-name="ce161" table:formula="of:=TEXT([.A31];&quot;Ddd&quot;)" office:value-type="string" office:string-value="tor" calcext:value-type="string">
            <text:p>tor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31:.AY31];&quot;☻&quot;)" office:value-type="float" office:value="0" calcext:value-type="float">
            <text:p>0</text:p>
          </table:table-cell>
          <table:table-cell table:style-name="ce254" table:formula="of:=COUNTIF([.AH31:.AY31];&quot;☺&quot;)" office:value-type="float" office:value="0" calcext:value-type="float">
            <text:p>0</text:p>
          </table:table-cell>
          <table:table-cell table:style-name="ce254" table:formula="of:=COUNTIF([.C31:.S31];&quot;51&quot;)+COUNTIF([.C31:.S31];&quot;51$&quot;)+COUNTIF([.C31:.S31];&quot;51☻&quot;)" office:value-type="float" office:value="0" calcext:value-type="float">
            <text:p>0</text:p>
          </table:table-cell>
          <table:table-cell table:style-name="ce254" table:formula="of:=COUNTIF([.C31:.S31];&quot;52&quot;)+COUNTIF([.C31:.S31];&quot;52$&quot;)+COUNTIF([.C31:.S31];&quot;52☻&quot;)" office:value-type="float" office:value="0" calcext:value-type="float">
            <text:p>0</text:p>
          </table:table-cell>
          <table:table-cell table:style-name="ce254" table:formula="of:=COUNTIF([.C31:.S31];&quot;51¶&quot;)" office:value-type="float" office:value="0" calcext:value-type="float">
            <text:p>0</text:p>
          </table:table-cell>
          <table:table-cell table:style-name="ce254" table:formula="of:=COUNTIF([.C31:.S31];&quot;52¶&quot;)" office:value-type="float" office:value="0" calcext:value-type="float">
            <text:p>0</text:p>
          </table:table-cell>
          <table:table-cell table:style-name="ce254" table:formula="of:=COUNTIF([.C31:.S31];&quot;U&quot;)+COUNTIF([.C31:.S31];&quot;U☻&quot;)+COUNTIF([.C31:.S31];&quot;U☺&quot;)" office:value-type="float" office:value="0" calcext:value-type="float">
            <text:p>0</text:p>
          </table:table-cell>
          <table:table-cell table:style-name="ce254" table:formula="of:=COUNTIF([.C31:.S31];&quot;KVIT&quot;)+COUNTIF([.C31:.S31];&quot;KVIT☻&quot;)+COUNTIF([.C31:.S31];&quot;kvit$&quot;)" office:value-type="float" office:value="0" calcext:value-type="float">
            <text:p>0</text:p>
          </table:table-cell>
          <table:table-cell table:style-name="ce175" table:formula="of:=COUNTBLANK([.C31:.S31])-3" office:value-type="float" office:value="14" calcext:value-type="float">
            <text:p>14</text:p>
          </table:table-cell>
          <table:table-cell table:style-name="ce256" table:formula="of:=COUNTIF([.C31:.S31];&quot;x&quot;)" office:value-type="float" office:value="0" calcext:value-type="float">
            <text:p>0</text:p>
          </table:table-cell>
          <table:table-cell table:style-name="ce257" table:formula="of:=COUNTIF([.C31:.S31];&quot;51&quot;)+COUNTIF([.C31:.S31];&quot;51☻&quot;)+COUNTIF([.C31:.S31];&quot;2&quot;)+COUNTIF([.C31:.S31];&quot;52&quot;)+COUNTIF([.C31:.S31];&quot;52☻&quot;)+COUNTIF([.C31:.S31];&quot;51$&quot;)+COUNTIF([.C31:.S31];&quot;52$&quot;)" office:value-type="float" office:value="0" calcext:value-type="float">
            <text:p>0</text:p>
          </table:table-cell>
          <table:table-cell table:style-name="ce116" table:formula="of:=[Vzorci_vnosov.$A$31]" office:value-type="string" office:string-value="Rt☺" calcext:value-type="string">
            <text:p>Rt☺</text:p>
          </table:table-cell>
          <table:table-cell table:style-name="ce49" table:formula="of:=RIGHT([.C31];1)">
            <text:p/>
          </table:table-cell>
          <table:table-cell table:style-name="ce49" table:formula="of:=RIGHT([.D31];1)">
            <text:p/>
          </table:table-cell>
          <table:table-cell table:style-name="ce49" table:formula="of:=RIGHT([.E31];1)">
            <text:p/>
          </table:table-cell>
          <table:table-cell table:style-name="ce49" table:formula="of:=RIGHT([.F31];1)">
            <text:p/>
          </table:table-cell>
          <table:table-cell table:style-name="ce49" table:formula="of:=RIGHT([.G31];1)">
            <text:p/>
          </table:table-cell>
          <table:table-cell table:style-name="ce49" table:formula="of:=RIGHT([.H31];1)">
            <text:p/>
          </table:table-cell>
          <table:table-cell table:style-name="ce49" table:formula="of:=RIGHT([.I31];1)">
            <text:p/>
          </table:table-cell>
          <table:table-cell table:style-name="ce49" table:formula="of:=RIGHT([.J31];1)">
            <text:p/>
          </table:table-cell>
          <table:table-cell table:style-name="ce49" table:formula="of:=RIGHT([.K31];1)">
            <text:p/>
          </table:table-cell>
          <table:table-cell table:style-name="ce49" table:formula="of:=RIGHT([.L31];1)">
            <text:p/>
          </table:table-cell>
          <table:table-cell table:style-name="ce49" table:formula="of:=RIGHT([.M31];1)">
            <text:p/>
          </table:table-cell>
          <table:table-cell table:style-name="ce49" table:formula="of:=RIGHT([.N3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1];1)">
            <text:p/>
          </table:table-cell>
          <table:table-cell table:style-name="ce49" table:formula="of:=RIGHT([.P31];1)">
            <text:p/>
          </table:table-cell>
          <table:table-cell table:style-name="ce49" table:formula="of:=RIGHT([.Q31];1)">
            <text:p/>
          </table:table-cell>
          <table:table-cell table:style-name="ce49" table:formula="of:=RIGHT([.R31];1)">
            <text:p/>
          </table:table-cell>
          <table:table-cell table:style-name="ce49" table:formula="of:=RIGHT([.S31];1)">
            <text:p/>
          </table:table-cell>
          <table:table-cell table:number-columns-repeated="973"/>
        </table:table-row>
        <table:table-row table:style-name="ro4">
          <table:table-cell table:style-name="ce159" office:value-type="date" office:date-value="2021-03-31" calcext:value-type="date">
            <text:p>31/ mar</text:p>
          </table:table-cell>
          <table:table-cell table:style-name="ce161" table:formula="of:=TEXT([.A32];&quot;Ddd&quot;)" office:value-type="string" office:string-value="sre" calcext:value-type="string">
            <text:p>sre</text:p>
          </table:table-cell>
          <table:table-cell table:style-name="ce163" table:number-columns-repeated="15"/>
          <table:table-cell table:style-name="ce231"/>
          <table:table-cell table:style-name="ce163" table:number-columns-repeated="2"/>
          <table:table-cell table:style-name="ce162"/>
          <table:table-cell table:style-name="ce254" table:formula="of:=COUNTIF([.AH32:.AY32];&quot;☻&quot;)" office:value-type="float" office:value="0" calcext:value-type="float">
            <text:p>0</text:p>
          </table:table-cell>
          <table:table-cell table:style-name="ce254" table:formula="of:=COUNTIF([.AH32:.AY32];&quot;☺&quot;)" office:value-type="float" office:value="0" calcext:value-type="float">
            <text:p>0</text:p>
          </table:table-cell>
          <table:table-cell table:style-name="ce254" table:formula="of:=COUNTIF([.C32:.S32];&quot;51&quot;)+COUNTIF([.C32:.S32];&quot;51$&quot;)+COUNTIF([.C32:.S32];&quot;51☻&quot;)" office:value-type="float" office:value="0" calcext:value-type="float">
            <text:p>0</text:p>
          </table:table-cell>
          <table:table-cell table:style-name="ce254" table:formula="of:=COUNTIF([.C32:.S32];&quot;52&quot;)+COUNTIF([.C32:.S32];&quot;52$&quot;)+COUNTIF([.C32:.S32];&quot;52☻&quot;)" office:value-type="float" office:value="0" calcext:value-type="float">
            <text:p>0</text:p>
          </table:table-cell>
          <table:table-cell table:style-name="ce254" table:formula="of:=COUNTIF([.C32:.S32];&quot;51¶&quot;)" office:value-type="float" office:value="0" calcext:value-type="float">
            <text:p>0</text:p>
          </table:table-cell>
          <table:table-cell table:style-name="ce254" table:formula="of:=COUNTIF([.C32:.S32];&quot;52¶&quot;)" office:value-type="float" office:value="0" calcext:value-type="float">
            <text:p>0</text:p>
          </table:table-cell>
          <table:table-cell table:style-name="ce254" table:formula="of:=COUNTIF([.C32:.S32];&quot;U&quot;)+COUNTIF([.C32:.S32];&quot;U☻&quot;)+COUNTIF([.C32:.S32];&quot;U☺&quot;)" office:value-type="float" office:value="0" calcext:value-type="float">
            <text:p>0</text:p>
          </table:table-cell>
          <table:table-cell table:style-name="ce254" table:formula="of:=COUNTIF([.C32:.S32];&quot;KVIT&quot;)+COUNTIF([.C32:.S32];&quot;KVIT☻&quot;)+COUNTIF([.C32:.S32];&quot;kvit$&quot;)" office:value-type="float" office:value="0" calcext:value-type="float">
            <text:p>0</text:p>
          </table:table-cell>
          <table:table-cell table:style-name="ce175" table:formula="of:=COUNTBLANK([.C32:.S32])-3" office:value-type="float" office:value="14" calcext:value-type="float">
            <text:p>14</text:p>
          </table:table-cell>
          <table:table-cell table:style-name="ce256" table:formula="of:=COUNTIF([.C32:.S32];&quot;x&quot;)" office:value-type="float" office:value="0" calcext:value-type="float">
            <text:p>0</text:p>
          </table:table-cell>
          <table:table-cell table:style-name="ce257" table:formula="of:=COUNTIF([.C32:.S32];&quot;51&quot;)+COUNTIF([.C32:.S32];&quot;51☻&quot;)+COUNTIF([.C32:.S32];&quot;2&quot;)+COUNTIF([.C32:.S32];&quot;52&quot;)+COUNTIF([.C32:.S32];&quot;52☻&quot;)+COUNTIF([.C32:.S32];&quot;51$&quot;)+COUNTIF([.C32:.S32];&quot;52$&quot;)" office:value-type="float" office:value="0" calcext:value-type="float">
            <text:p>0</text:p>
          </table:table-cell>
          <table:table-cell table:style-name="ce89" table:formula="of:=[Vzorci_vnosov.$A$32]" office:value-type="string" office:string-value="Am" calcext:value-type="string">
            <text:p>Am</text:p>
          </table:table-cell>
          <table:table-cell table:style-name="ce49" table:formula="of:=RIGHT([.C32];1)">
            <text:p/>
          </table:table-cell>
          <table:table-cell table:style-name="ce49" table:formula="of:=RIGHT([.D32];1)">
            <text:p/>
          </table:table-cell>
          <table:table-cell table:style-name="ce49" table:formula="of:=RIGHT([.E32];1)">
            <text:p/>
          </table:table-cell>
          <table:table-cell table:style-name="ce49" table:formula="of:=RIGHT([.F32];1)">
            <text:p/>
          </table:table-cell>
          <table:table-cell table:style-name="ce49" table:formula="of:=RIGHT([.G32];1)">
            <text:p/>
          </table:table-cell>
          <table:table-cell table:style-name="ce49" table:formula="of:=RIGHT([.H32];1)">
            <text:p/>
          </table:table-cell>
          <table:table-cell table:style-name="ce49" table:formula="of:=RIGHT([.I32];1)">
            <text:p/>
          </table:table-cell>
          <table:table-cell table:style-name="ce49" table:formula="of:=RIGHT([.J32];1)">
            <text:p/>
          </table:table-cell>
          <table:table-cell table:style-name="ce49" table:formula="of:=RIGHT([.K32];1)">
            <text:p/>
          </table:table-cell>
          <table:table-cell table:style-name="ce49" table:formula="of:=RIGHT([.L32];1)">
            <text:p/>
          </table:table-cell>
          <table:table-cell table:style-name="ce49" table:formula="of:=RIGHT([.M32];1)">
            <text:p/>
          </table:table-cell>
          <table:table-cell table:style-name="ce49" table:formula="of:=RIGHT([.N3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2];1)">
            <text:p/>
          </table:table-cell>
          <table:table-cell table:style-name="ce49" table:formula="of:=RIGHT([.P32];1)">
            <text:p/>
          </table:table-cell>
          <table:table-cell table:style-name="ce49" table:formula="of:=RIGHT([.Q32];1)">
            <text:p/>
          </table:table-cell>
          <table:table-cell table:style-name="ce49" table:formula="of:=RIGHT([.R32];1)">
            <text:p/>
          </table:table-cell>
          <table:table-cell table:style-name="ce49" table:formula="of:=RIGHT([.S32];1)">
            <text:p/>
          </table:table-cell>
          <table:table-cell table:number-columns-repeated="973"/>
        </table:table-row>
        <table:table-row table:style-name="ro1">
          <table:table-cell table:number-columns-repeated="32"/>
          <table:table-cell table:style-name="ce87" table:formula="of:=[Vzorci_vnosov.$A$33]" office:value-type="string" office:string-value="Am☻" calcext:value-type="string">
            <text:p>Am☻</text:p>
          </table:table-cell>
          <table:table-cell table:style-name="ce64" table:number-columns-repeated="18"/>
          <table:table-cell table:number-columns-repeated="973"/>
        </table:table-row>
        <table:table-row table:style-name="ro1">
          <table:table-cell table:number-columns-repeated="2"/>
          <table:table-cell table:style-name="ce129" table:formula="of:=[.$C$1]" office:value-type="float" office:value="0" calcext:value-type="float">
            <text:p>0</text:p>
          </table:table-cell>
          <table:table-cell table:style-name="ce129" table:formula="of:=[.$D$1]" office:value-type="string" office:string-value="ŠOŠ" calcext:value-type="string">
            <text:p>ŠOŠ</text:p>
          </table:table-cell>
          <table:table-cell table:style-name="ce129" table:formula="of:=[.$E$1]" office:value-type="string" office:string-value="PIN" calcext:value-type="string">
            <text:p>PIN</text:p>
          </table:table-cell>
          <table:table-cell table:style-name="ce129" table:formula="of:=[.$F$1]" office:value-type="string" office:string-value="KON" calcext:value-type="string">
            <text:p>KON</text:p>
          </table:table-cell>
          <table:table-cell table:style-name="ce129" table:formula="of:=[.$G$1]" office:value-type="string" office:string-value="ORO" calcext:value-type="string">
            <text:p>ORO</text:p>
          </table:table-cell>
          <table:table-cell table:style-name="ce129" table:formula="of:=[.$H$1]" office:value-type="string" office:string-value="MIO" calcext:value-type="string">
            <text:p>MIO</text:p>
          </table:table-cell>
          <table:table-cell table:style-name="ce129" table:formula="of:=[.$I$1]" office:value-type="string" office:string-value="BOŽ" calcext:value-type="string">
            <text:p>BOŽ</text:p>
          </table:table-cell>
          <table:table-cell table:style-name="ce129" table:formula="of:=[.$J$1]" office:value-type="string" office:string-value="TOM" calcext:value-type="string">
            <text:p>TOM</text:p>
          </table:table-cell>
          <table:table-cell table:style-name="ce129" table:formula="of:=[.$K$1]" office:value-type="string" office:string-value="MŠŠ" calcext:value-type="string">
            <text:p>MŠŠ</text:p>
          </table:table-cell>
          <table:table-cell table:style-name="ce129" table:formula="of:=[.$L$1]" office:value-type="string" office:string-value="ŽIV" calcext:value-type="string">
            <text:p>ŽIV</text:p>
          </table:table-cell>
          <table:table-cell table:style-name="ce129" table:formula="of:=[.$M$1]" office:value-type="string" office:string-value="TAL" calcext:value-type="string">
            <text:p>TAL</text:p>
          </table:table-cell>
          <table:table-cell table:style-name="ce129" table:formula="of:=[.$N$1]" office:value-type="string" office:string-value="PIR" calcext:value-type="string">
            <text:p>PIR</text:p>
          </table:table-cell>
          <table:table-cell table:style-name="ce129" table:formula="of:=[.$O$1]" office:value-type="string" office:string-value="NOV2" calcext:value-type="string">
            <text:p>NOV2</text:p>
          </table:table-cell>
          <table:table-cell table:style-name="ce129" table:formula="of:=[.$P$1]" office:value-type="string" office:string-value="BUT" calcext:value-type="string">
            <text:p>BUT</text:p>
          </table:table-cell>
          <table:table-cell table:style-name="ce129" table:formula="of:=[.$Q$1]" office:value-type="string" office:string-value="ŽRJ" calcext:value-type="string">
            <text:p>ŽRJ</text:p>
          </table:table-cell>
          <table:table-cell table:style-name="ce129" table:formula="of:=[.$R$1]" office:value-type="string" office:string-value="NOV3" calcext:value-type="string">
            <text:p>NOV3</text:p>
          </table:table-cell>
          <table:table-cell table:style-name="ce129" office:value-type="string" calcext:value-type="string">
            <text:p>krož</text:p>
          </table:table-cell>
          <table:table-cell table:number-columns-repeated="13"/>
          <table:table-cell table:style-name="ce116" table:formula="of:=[Vzorci_vnosov.$A$34]" office:value-type="string" office:string-value="Am☺" calcext:value-type="string">
            <text:p>Am☺</text:p>
          </table:table-cell>
          <table:table-cell table:style-name="ce64" table:number-columns-repeated="18"/>
          <table:table-cell table:number-columns-repeated="973"/>
        </table:table-row>
        <table:table-row table:style-name="ro5">
          <table:table-cell/>
          <table:table-cell table:style-name="ce65" table:formula="of:=[Vzorci_vnosov.$A$20]" office:value-type="string" office:string-value="☺" calcext:value-type="string">
            <text:p>☺</text:p>
          </table:table-cell>
          <table:table-cell table:style-name="ce66" table:formula="of:=COUNTIF([.AH2:.AH32];&quot;☺&quot;)" office:value-type="float" office:value="0" calcext:value-type="float">
            <text:p>0</text:p>
          </table:table-cell>
          <table:table-cell table:style-name="ce66" table:formula="of:=COUNTIF([.AI2:.AI32];&quot;☺&quot;)" office:value-type="float" office:value="0" calcext:value-type="float">
            <text:p>0</text:p>
          </table:table-cell>
          <table:table-cell table:style-name="ce66" table:formula="of:=COUNTIF([.AJ2:.AJ32];&quot;☺&quot;)" office:value-type="float" office:value="0" calcext:value-type="float">
            <text:p>0</text:p>
          </table:table-cell>
          <table:table-cell table:style-name="ce66" table:formula="of:=COUNTIF([.AK2:.AK32];&quot;☺&quot;)" office:value-type="float" office:value="0" calcext:value-type="float">
            <text:p>0</text:p>
          </table:table-cell>
          <table:table-cell table:style-name="ce66" table:formula="of:=COUNTIF([.AL2:.AL32];&quot;☺&quot;)" office:value-type="float" office:value="0" calcext:value-type="float">
            <text:p>0</text:p>
          </table:table-cell>
          <table:table-cell table:style-name="ce66" table:formula="of:=COUNTIF([.AM2:.AM32];&quot;☺&quot;)" office:value-type="float" office:value="0" calcext:value-type="float">
            <text:p>0</text:p>
          </table:table-cell>
          <table:table-cell table:style-name="ce66" table:formula="of:=COUNTIF([.AN2:.AN32];&quot;☺&quot;)" office:value-type="float" office:value="0" calcext:value-type="float">
            <text:p>0</text:p>
          </table:table-cell>
          <table:table-cell table:style-name="ce66" table:formula="of:=COUNTIF([.AO2:.AO32];&quot;☺&quot;)" office:value-type="float" office:value="0" calcext:value-type="float">
            <text:p>0</text:p>
          </table:table-cell>
          <table:table-cell table:style-name="ce66" table:formula="of:=COUNTIF([.AP2:.AP32];&quot;☺&quot;)" office:value-type="float" office:value="0" calcext:value-type="float">
            <text:p>0</text:p>
          </table:table-cell>
          <table:table-cell table:style-name="ce66" table:formula="of:=COUNTIF([.AQ2:.AQ32];&quot;☺&quot;)" office:value-type="float" office:value="0" calcext:value-type="float">
            <text:p>0</text:p>
          </table:table-cell>
          <table:table-cell table:style-name="ce66" table:formula="of:=COUNTIF([.AR2:.AR32];&quot;☺&quot;)" office:value-type="float" office:value="0" calcext:value-type="float">
            <text:p>0</text:p>
          </table:table-cell>
          <table:table-cell table:style-name="ce66" table:formula="of:=COUNTIF([.AS2:.AS32];&quot;☺&quot;)" office:value-type="float" office:value="0" calcext:value-type="float">
            <text:p>0</text:p>
          </table:table-cell>
          <table:table-cell table:style-name="ce66" table:formula="of:=COUNTIF([.AU2:.AU32];&quot;☺&quot;)" office:value-type="float" office:value="0" calcext:value-type="float">
            <text:p>0</text:p>
          </table:table-cell>
          <table:table-cell table:style-name="ce66" table:formula="of:=COUNTIF([.AV2:.AV32];&quot;☺&quot;)" office:value-type="float" office:value="0" calcext:value-type="float">
            <text:p>0</text:p>
          </table:table-cell>
          <table:table-cell table:style-name="ce66" table:formula="of:=COUNTIF([.AW2:.AW32];&quot;☺&quot;)" office:value-type="float" office:value="0" calcext:value-type="float">
            <text:p>0</text:p>
          </table:table-cell>
          <table:table-cell table:style-name="ce66" table:formula="of:=COUNTIF([.AX2:.AX32];&quot;☺&quot;)" office:value-type="float" office:value="0" calcext:value-type="float">
            <text:p>0</text:p>
          </table:table-cell>
          <table:table-cell table:style-name="ce66" table:formula="of:=COUNTIF([.AY2:.AY32];&quot;☺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35]" office:value-type="string" office:string-value="Ta" calcext:value-type="string">
            <text:p>Ta</text:p>
          </table:table-cell>
          <table:table-cell table:number-columns-repeated="991"/>
        </table:table-row>
        <table:table-row table:style-name="ro5">
          <table:table-cell table:style-name="ce67"/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66" table:formula="of:=COUNTIF([.AH2:.AH32];&quot;☻&quot;)" office:value-type="float" office:value="0" calcext:value-type="float">
            <text:p>0</text:p>
          </table:table-cell>
          <table:table-cell table:style-name="ce66" table:formula="of:=COUNTIF([.AI2:.AI32];&quot;☻&quot;)" office:value-type="float" office:value="0" calcext:value-type="float">
            <text:p>0</text:p>
          </table:table-cell>
          <table:table-cell table:style-name="ce66" table:formula="of:=COUNTIF([.AJ2:.AJ32];&quot;☻&quot;)" office:value-type="float" office:value="0" calcext:value-type="float">
            <text:p>0</text:p>
          </table:table-cell>
          <table:table-cell table:style-name="ce66" table:formula="of:=COUNTIF([.AK2:.AK32];&quot;☻&quot;)" office:value-type="float" office:value="0" calcext:value-type="float">
            <text:p>0</text:p>
          </table:table-cell>
          <table:table-cell table:style-name="ce66" table:formula="of:=COUNTIF([.AL2:.AL32];&quot;☻&quot;)" office:value-type="float" office:value="0" calcext:value-type="float">
            <text:p>0</text:p>
          </table:table-cell>
          <table:table-cell table:style-name="ce66" table:formula="of:=COUNTIF([.AM2:.AM32];&quot;☻&quot;)" office:value-type="float" office:value="0" calcext:value-type="float">
            <text:p>0</text:p>
          </table:table-cell>
          <table:table-cell table:style-name="ce66" table:formula="of:=COUNTIF([.AN2:.AN32];&quot;☻&quot;)" office:value-type="float" office:value="0" calcext:value-type="float">
            <text:p>0</text:p>
          </table:table-cell>
          <table:table-cell table:style-name="ce66" table:formula="of:=COUNTIF([.AO2:.AO32];&quot;☻&quot;)" office:value-type="float" office:value="0" calcext:value-type="float">
            <text:p>0</text:p>
          </table:table-cell>
          <table:table-cell table:style-name="ce66" table:formula="of:=COUNTIF([.AP2:.AP32];&quot;☻&quot;)" office:value-type="float" office:value="0" calcext:value-type="float">
            <text:p>0</text:p>
          </table:table-cell>
          <table:table-cell table:style-name="ce66" table:formula="of:=COUNTIF([.AQ2:.AQ32];&quot;☻&quot;)" office:value-type="float" office:value="0" calcext:value-type="float">
            <text:p>0</text:p>
          </table:table-cell>
          <table:table-cell table:style-name="ce66" table:formula="of:=COUNTIF([.AR2:.AR32];&quot;☻&quot;)" office:value-type="float" office:value="0" calcext:value-type="float">
            <text:p>0</text:p>
          </table:table-cell>
          <table:table-cell table:style-name="ce66" table:formula="of:=COUNTIF([.AS2:.AS32];&quot;☻&quot;)" office:value-type="float" office:value="0" calcext:value-type="float">
            <text:p>0</text:p>
          </table:table-cell>
          <table:table-cell table:style-name="ce66" table:formula="of:=COUNTIF([.AU2:.AU32];&quot;☻&quot;)" office:value-type="float" office:value="0" calcext:value-type="float">
            <text:p>0</text:p>
          </table:table-cell>
          <table:table-cell table:style-name="ce66" table:formula="of:=COUNTIF([.AV2:.AV32];&quot;☻&quot;)" office:value-type="float" office:value="0" calcext:value-type="float">
            <text:p>0</text:p>
          </table:table-cell>
          <table:table-cell table:style-name="ce66" table:formula="of:=COUNTIF([.AW2:.AW32];&quot;☻&quot;)" office:value-type="float" office:value="0" calcext:value-type="float">
            <text:p>0</text:p>
          </table:table-cell>
          <table:table-cell table:style-name="ce66" table:formula="of:=COUNTIF([.AX2:.AX32];&quot;☻&quot;)" office:value-type="float" office:value="0" calcext:value-type="float">
            <text:p>0</text:p>
          </table:table-cell>
          <table:table-cell table:style-name="ce66" table:formula="of:=COUNTIF([.AY2:.AY32];&quot;☻&quot;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87" table:formula="of:=[Vzorci_vnosov.$A$36]" office:value-type="string" office:string-value="Ta☻" calcext:value-type="string">
            <text:p>Ta☻</text:p>
          </table:table-cell>
          <table:table-cell table:style-name="ce69" table:number-columns-repeated="18"/>
          <table:table-cell table:number-columns-repeated="973"/>
        </table:table-row>
        <table:table-row table:style-name="ro5">
          <table:table-cell table:style-name="ce67"/>
          <table:table-cell table:style-name="ce120" table:formula="of:=[Vzorci_vnosov.$A$42]" office:value-type="string" office:string-value="Σ" calcext:value-type="string">
            <text:p>Σ</text:p>
          </table:table-cell>
          <table:table-cell table:style-name="ce71" table:formula="of:=SUM([.C35:.C36])" office:value-type="float" office:value="0" calcext:value-type="float">
            <text:p>0</text:p>
          </table:table-cell>
          <table:table-cell table:style-name="ce71" table:formula="of:=SUM([.D35:.D36])" office:value-type="float" office:value="0" calcext:value-type="float">
            <text:p>0</text:p>
          </table:table-cell>
          <table:table-cell table:style-name="ce71" table:formula="of:=SUM([.E35:.E36])" office:value-type="float" office:value="0" calcext:value-type="float">
            <text:p>0</text:p>
          </table:table-cell>
          <table:table-cell table:style-name="ce71" table:formula="of:=SUM([.F35:.F36])" office:value-type="float" office:value="0" calcext:value-type="float">
            <text:p>0</text:p>
          </table:table-cell>
          <table:table-cell table:style-name="ce71" table:formula="of:=SUM([.G35:.G36])" office:value-type="float" office:value="0" calcext:value-type="float">
            <text:p>0</text:p>
          </table:table-cell>
          <table:table-cell table:style-name="ce71" table:formula="of:=SUM([.H35:.H36])" office:value-type="float" office:value="0" calcext:value-type="float">
            <text:p>0</text:p>
          </table:table-cell>
          <table:table-cell table:style-name="ce71" table:formula="of:=SUM([.I35:.I36])" office:value-type="float" office:value="0" calcext:value-type="float">
            <text:p>0</text:p>
          </table:table-cell>
          <table:table-cell table:style-name="ce71" table:formula="of:=SUM([.J35:.J36])" office:value-type="float" office:value="0" calcext:value-type="float">
            <text:p>0</text:p>
          </table:table-cell>
          <table:table-cell table:style-name="ce71" table:formula="of:=SUM([.K35:.K36])" office:value-type="float" office:value="0" calcext:value-type="float">
            <text:p>0</text:p>
          </table:table-cell>
          <table:table-cell table:style-name="ce71" table:formula="of:=SUM([.L35:.L36])" office:value-type="float" office:value="0" calcext:value-type="float">
            <text:p>0</text:p>
          </table:table-cell>
          <table:table-cell table:style-name="ce71" table:formula="of:=SUM([.M35:.M36])" office:value-type="float" office:value="0" calcext:value-type="float">
            <text:p>0</text:p>
          </table:table-cell>
          <table:table-cell table:style-name="ce71" table:formula="of:=SUM([.N35:.N36])" office:value-type="float" office:value="0" calcext:value-type="float">
            <text:p>0</text:p>
          </table:table-cell>
          <table:table-cell table:style-name="ce71" table:formula="of:=SUM([.O35:.O36])" office:value-type="float" office:value="0" calcext:value-type="float">
            <text:p>0</text:p>
          </table:table-cell>
          <table:table-cell table:style-name="ce71" table:formula="of:=SUM([.P35:.P36])" office:value-type="float" office:value="0" calcext:value-type="float">
            <text:p>0</text:p>
          </table:table-cell>
          <table:table-cell table:style-name="ce71" table:formula="of:=SUM([.Q35:.Q36])" office:value-type="float" office:value="0" calcext:value-type="float">
            <text:p>0</text:p>
          </table:table-cell>
          <table:table-cell table:style-name="ce71" table:formula="of:=SUM([.R35:.R36])" office:value-type="float" office:value="0" calcext:value-type="float">
            <text:p>0</text:p>
          </table:table-cell>
          <table:table-cell table:style-name="ce71" table:formula="of:=SUM([.S35:.S36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95" table:formula="of:=[Vzorci_vnosov.$A$37]" office:value-type="string" office:string-value="Ta☺" calcext:value-type="string">
            <text:p>Ta☺</text:p>
          </table:table-cell>
          <table:table-cell table:style-name="ce69" table:number-columns-repeated="18"/>
          <table:table-cell table:number-columns-repeated="973"/>
        </table:table-row>
        <table:table-row table:style-name="ro5">
          <table:table-cell table:style-name="ce67"/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66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66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66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66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66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66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66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66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66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66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66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66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66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66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66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66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66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9" table:formula="of:=[Vzorci_vnosov.$A$38]" office:value-type="string" office:string-value="Rf" calcext:value-type="string">
            <text:p>Rf</text:p>
          </table:table-cell>
          <table:table-cell table:style-name="ce69" table:number-columns-repeated="18"/>
          <table:table-cell table:number-columns-repeated="973"/>
        </table:table-row>
        <table:table-row table:style-name="ro5">
          <table:table-cell table:style-name="ce67"/>
          <table:table-cell table:style-name="ce121" table:formula="of:=[Vzorci_vnosov.$A$43]" office:value-type="string" office:string-value="$" calcext:value-type="string">
            <text:p>$</text:p>
          </table:table-cell>
          <table:table-cell table:style-name="ce66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66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66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66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66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66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66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66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66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66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66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66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66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66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66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66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66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7" table:formula="of:=[Vzorci_vnosov.$A$39]" office:value-type="string" office:string-value="Rf☻" calcext:value-type="string">
            <text:p>Rf☻</text:p>
          </table:table-cell>
          <table:table-cell table:style-name="ce69"/>
          <table:table-cell table:style-name="ce72" table:number-columns-repeated="17"/>
          <table:table-cell table:number-columns-repeated="973"/>
        </table:table-row>
        <table:table-row table:style-name="ro5">
          <table:table-cell/>
          <table:table-cell table:style-name="ce29" table:formula="of:=[Vzorci_vnosov.$A$12]" office:value-type="string" office:string-value="D" calcext:value-type="string">
            <text:p>D</text:p>
          </table:table-cell>
          <table:table-cell table:style-name="ce66" table:formula="of:=COUNTIF([.C2:.C32];&quot;D&quot;)" office:value-type="float" office:value="0" calcext:value-type="float">
            <text:p>0</text:p>
          </table:table-cell>
          <table:table-cell table:style-name="ce66" table:formula="of:=COUNTIF([.D2:.D32];&quot;D&quot;)" office:value-type="float" office:value="0" calcext:value-type="float">
            <text:p>0</text:p>
          </table:table-cell>
          <table:table-cell table:style-name="ce66" table:formula="of:=COUNTIF([.E2:.E32];&quot;D&quot;)" office:value-type="float" office:value="0" calcext:value-type="float">
            <text:p>0</text:p>
          </table:table-cell>
          <table:table-cell table:style-name="ce66" table:formula="of:=COUNTIF([.F2:.F32];&quot;D&quot;)" office:value-type="float" office:value="0" calcext:value-type="float">
            <text:p>0</text:p>
          </table:table-cell>
          <table:table-cell table:style-name="ce66" table:formula="of:=COUNTIF([.G2:.G32];&quot;D&quot;)" office:value-type="float" office:value="0" calcext:value-type="float">
            <text:p>0</text:p>
          </table:table-cell>
          <table:table-cell table:style-name="ce66" table:formula="of:=COUNTIF([.H2:.H32];&quot;D&quot;)" office:value-type="float" office:value="0" calcext:value-type="float">
            <text:p>0</text:p>
          </table:table-cell>
          <table:table-cell table:style-name="ce66" table:formula="of:=COUNTIF([.I2:.I32];&quot;D&quot;)" office:value-type="float" office:value="0" calcext:value-type="float">
            <text:p>0</text:p>
          </table:table-cell>
          <table:table-cell table:style-name="ce66" table:formula="of:=COUNTIF([.J2:.J32];&quot;D&quot;)" office:value-type="float" office:value="0" calcext:value-type="float">
            <text:p>0</text:p>
          </table:table-cell>
          <table:table-cell table:style-name="ce66" table:formula="of:=COUNTIF([.K2:.K32];&quot;D&quot;)" office:value-type="float" office:value="0" calcext:value-type="float">
            <text:p>0</text:p>
          </table:table-cell>
          <table:table-cell table:style-name="ce66" table:formula="of:=COUNTIF([.L2:.L32];&quot;D&quot;)" office:value-type="float" office:value="0" calcext:value-type="float">
            <text:p>0</text:p>
          </table:table-cell>
          <table:table-cell table:style-name="ce66" table:formula="of:=COUNTIF([.M2:.M32];&quot;D&quot;)" office:value-type="float" office:value="0" calcext:value-type="float">
            <text:p>0</text:p>
          </table:table-cell>
          <table:table-cell table:style-name="ce66" table:formula="of:=COUNTIF([.N2:.N32];&quot;D&quot;)" office:value-type="float" office:value="0" calcext:value-type="float">
            <text:p>0</text:p>
          </table:table-cell>
          <table:table-cell table:style-name="ce66" table:formula="of:=COUNTIF([.O2:.O32];&quot;D&quot;)" office:value-type="float" office:value="0" calcext:value-type="float">
            <text:p>0</text:p>
          </table:table-cell>
          <table:table-cell table:style-name="ce66" table:formula="of:=COUNTIF([.P2:.P32];&quot;D&quot;)" office:value-type="float" office:value="0" calcext:value-type="float">
            <text:p>0</text:p>
          </table:table-cell>
          <table:table-cell table:style-name="ce66" table:formula="of:=COUNTIF([.Q2:.Q32];&quot;D&quot;)" office:value-type="float" office:value="0" calcext:value-type="float">
            <text:p>0</text:p>
          </table:table-cell>
          <table:table-cell table:style-name="ce66" table:formula="of:=COUNTIF([.R2:.R32];&quot;D&quot;)" office:value-type="float" office:value="0" calcext:value-type="float">
            <text:p>0</text:p>
          </table:table-cell>
          <table:table-cell table:style-name="ce66" table:formula="of:=COUNTIF([.S2:.S32];&quot;D&quot;)" office:value-type="float" office:value="0" calcext:value-type="float">
            <text:p>0</text:p>
          </table:table-cell>
          <table:table-cell table:number-columns-repeated="13"/>
          <table:table-cell table:style-name="ce95" table:formula="of:=[Vzorci_vnosov.$A$40]" office:value-type="string" office:string-value="Rf☺" calcext:value-type="string">
            <text:p>Rf☺</text:p>
          </table:table-cell>
          <table:table-cell table:number-columns-repeated="991"/>
        </table:table-row>
        <table:table-row table:style-name="ro5">
          <table:table-cell/>
          <table:table-cell table:style-name="ce29" table:formula="of:=[Vzorci_vnosov.$A$15]" office:value-type="string" office:string-value="SO" calcext:value-type="string">
            <text:p>SO</text:p>
          </table:table-cell>
          <table:table-cell table:style-name="ce66" table:formula="of:=COUNTIF([.C2:.C32];&quot;SO&quot;)" office:value-type="float" office:value="0" calcext:value-type="float">
            <text:p>0</text:p>
          </table:table-cell>
          <table:table-cell table:style-name="ce66" table:formula="of:=COUNTIF([.D2:.D32];&quot;SO&quot;)" office:value-type="float" office:value="0" calcext:value-type="float">
            <text:p>0</text:p>
          </table:table-cell>
          <table:table-cell table:style-name="ce66" table:formula="of:=COUNTIF([.E2:.E32];&quot;SO&quot;)" office:value-type="float" office:value="0" calcext:value-type="float">
            <text:p>0</text:p>
          </table:table-cell>
          <table:table-cell table:style-name="ce66" table:formula="of:=COUNTIF([.F2:.F32];&quot;SO&quot;)" office:value-type="float" office:value="0" calcext:value-type="float">
            <text:p>0</text:p>
          </table:table-cell>
          <table:table-cell table:style-name="ce66" table:formula="of:=COUNTIF([.G2:.G32];&quot;SO&quot;)" office:value-type="float" office:value="0" calcext:value-type="float">
            <text:p>0</text:p>
          </table:table-cell>
          <table:table-cell table:style-name="ce66" table:formula="of:=COUNTIF([.H2:.H32];&quot;SO&quot;)" office:value-type="float" office:value="0" calcext:value-type="float">
            <text:p>0</text:p>
          </table:table-cell>
          <table:table-cell table:style-name="ce66" table:formula="of:=COUNTIF([.I2:.I32];&quot;SO&quot;)" office:value-type="float" office:value="0" calcext:value-type="float">
            <text:p>0</text:p>
          </table:table-cell>
          <table:table-cell table:style-name="ce66" table:formula="of:=COUNTIF([.J2:.J32];&quot;SO&quot;)" office:value-type="float" office:value="0" calcext:value-type="float">
            <text:p>0</text:p>
          </table:table-cell>
          <table:table-cell table:style-name="ce66" table:formula="of:=COUNTIF([.K2:.K32];&quot;SO&quot;)" office:value-type="float" office:value="0" calcext:value-type="float">
            <text:p>0</text:p>
          </table:table-cell>
          <table:table-cell table:style-name="ce66" table:formula="of:=COUNTIF([.L2:.L32];&quot;SO&quot;)" office:value-type="float" office:value="0" calcext:value-type="float">
            <text:p>0</text:p>
          </table:table-cell>
          <table:table-cell table:style-name="ce66" table:formula="of:=COUNTIF([.M2:.M32];&quot;SO&quot;)" office:value-type="float" office:value="0" calcext:value-type="float">
            <text:p>0</text:p>
          </table:table-cell>
          <table:table-cell table:style-name="ce66" table:formula="of:=COUNTIF([.N2:.N32];&quot;SO&quot;)" office:value-type="float" office:value="0" calcext:value-type="float">
            <text:p>0</text:p>
          </table:table-cell>
          <table:table-cell table:style-name="ce66" table:formula="of:=COUNTIF([.O2:.O32];&quot;SO&quot;)" office:value-type="float" office:value="0" calcext:value-type="float">
            <text:p>0</text:p>
          </table:table-cell>
          <table:table-cell table:style-name="ce66" table:formula="of:=COUNTIF([.P2:.P32];&quot;SO&quot;)" office:value-type="float" office:value="0" calcext:value-type="float">
            <text:p>0</text:p>
          </table:table-cell>
          <table:table-cell table:style-name="ce66" table:formula="of:=COUNTIF([.Q2:.Q32];&quot;SO&quot;)" office:value-type="float" office:value="0" calcext:value-type="float">
            <text:p>0</text:p>
          </table:table-cell>
          <table:table-cell table:style-name="ce66" table:formula="of:=COUNTIF([.R2:.R32];&quot;SO&quot;)" office:value-type="float" office:value="0" calcext:value-type="float">
            <text:p>0</text:p>
          </table:table-cell>
          <table:table-cell table:style-name="ce66" table:formula="of:=COUNTIF([.S2:.S32];&quot;SO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41]" office:value-type="string" office:string-value="TAV" calcext:value-type="string">
            <text:p>TAV</text:p>
          </table:table-cell>
          <table:table-cell table:number-columns-repeated="991"/>
        </table:table-row>
        <table:table-row table:style-name="ro5">
          <table:table-cell/>
          <table:table-cell table:style-name="ce29" table:formula="of:=[Vzorci_vnosov.$A$13]" office:value-type="string" office:string-value="BOL" calcext:value-type="string">
            <text:p>BOL</text:p>
          </table:table-cell>
          <table:table-cell table:style-name="ce66" table:formula="of:=COUNTIF([.C2:.C32];&quot;BOL&quot;)" office:value-type="float" office:value="0" calcext:value-type="float">
            <text:p>0</text:p>
          </table:table-cell>
          <table:table-cell table:style-name="ce66" table:formula="of:=COUNTIF([.D2:.D32];&quot;BOL&quot;)" office:value-type="float" office:value="0" calcext:value-type="float">
            <text:p>0</text:p>
          </table:table-cell>
          <table:table-cell table:style-name="ce66" table:formula="of:=COUNTIF([.E2:.E32];&quot;BOL&quot;)" office:value-type="float" office:value="0" calcext:value-type="float">
            <text:p>0</text:p>
          </table:table-cell>
          <table:table-cell table:style-name="ce66" table:formula="of:=COUNTIF([.F2:.F32];&quot;BOL&quot;)" office:value-type="float" office:value="0" calcext:value-type="float">
            <text:p>0</text:p>
          </table:table-cell>
          <table:table-cell table:style-name="ce66" table:formula="of:=COUNTIF([.G2:.G32];&quot;BOL&quot;)" office:value-type="float" office:value="0" calcext:value-type="float">
            <text:p>0</text:p>
          </table:table-cell>
          <table:table-cell table:style-name="ce66" table:formula="of:=COUNTIF([.H2:.H32];&quot;BOL&quot;)" office:value-type="float" office:value="0" calcext:value-type="float">
            <text:p>0</text:p>
          </table:table-cell>
          <table:table-cell table:style-name="ce66" table:formula="of:=COUNTIF([.I2:.I32];&quot;BOL&quot;)" office:value-type="float" office:value="0" calcext:value-type="float">
            <text:p>0</text:p>
          </table:table-cell>
          <table:table-cell table:style-name="ce66" table:formula="of:=COUNTIF([.J2:.J32];&quot;BOL&quot;)" office:value-type="float" office:value="0" calcext:value-type="float">
            <text:p>0</text:p>
          </table:table-cell>
          <table:table-cell table:style-name="ce66" table:formula="of:=COUNTIF([.K2:.K32];&quot;BOL&quot;)" office:value-type="float" office:value="0" calcext:value-type="float">
            <text:p>0</text:p>
          </table:table-cell>
          <table:table-cell table:style-name="ce66" table:formula="of:=COUNTIF([.L2:.L32];&quot;BOL&quot;)" office:value-type="float" office:value="0" calcext:value-type="float">
            <text:p>0</text:p>
          </table:table-cell>
          <table:table-cell table:style-name="ce66" table:formula="of:=COUNTIF([.M2:.M32];&quot;BOL&quot;)" office:value-type="float" office:value="0" calcext:value-type="float">
            <text:p>0</text:p>
          </table:table-cell>
          <table:table-cell table:style-name="ce66" table:formula="of:=COUNTIF([.N2:.N32];&quot;BOL&quot;)" office:value-type="float" office:value="0" calcext:value-type="float">
            <text:p>0</text:p>
          </table:table-cell>
          <table:table-cell table:style-name="ce66" table:formula="of:=COUNTIF([.O2:.O32];&quot;BOL&quot;)" office:value-type="float" office:value="0" calcext:value-type="float">
            <text:p>0</text:p>
          </table:table-cell>
          <table:table-cell table:style-name="ce66" table:formula="of:=COUNTIF([.P2:.P32];&quot;BOL&quot;)" office:value-type="float" office:value="0" calcext:value-type="float">
            <text:p>0</text:p>
          </table:table-cell>
          <table:table-cell table:style-name="ce66" table:formula="of:=COUNTIF([.Q2:.Q32];&quot;BOL&quot;)" office:value-type="float" office:value="0" calcext:value-type="float">
            <text:p>0</text:p>
          </table:table-cell>
          <table:table-cell table:style-name="ce66" table:formula="of:=COUNTIF([.R2:.R32];&quot;BOL&quot;)" office:value-type="float" office:value="0" calcext:value-type="float">
            <text:p>0</text:p>
          </table:table-cell>
          <table:table-cell table:style-name="ce66" table:formula="of:=COUNTIF([.S2:.S32];&quot;BOL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table:style-name="ce124" table:formula="of:=[Vzorci_vnosov.$A$11]" office:value-type="string" office:string-value="X" calcext:value-type="string">
            <text:p>X</text:p>
          </table:table-cell>
          <table:table-cell table:style-name="ce66" table:formula="of:=COUNTIF([.C2:.C32];&quot;X&quot;)" office:value-type="float" office:value="0" calcext:value-type="float">
            <text:p>0</text:p>
          </table:table-cell>
          <table:table-cell table:style-name="ce66" table:formula="of:=COUNTIF([.D2:.D32];&quot;X&quot;)" office:value-type="float" office:value="0" calcext:value-type="float">
            <text:p>0</text:p>
          </table:table-cell>
          <table:table-cell table:style-name="ce66" table:formula="of:=COUNTIF([.E2:.E32];&quot;X&quot;)" office:value-type="float" office:value="0" calcext:value-type="float">
            <text:p>0</text:p>
          </table:table-cell>
          <table:table-cell table:style-name="ce66" table:formula="of:=COUNTIF([.F2:.F32];&quot;X&quot;)" office:value-type="float" office:value="0" calcext:value-type="float">
            <text:p>0</text:p>
          </table:table-cell>
          <table:table-cell table:style-name="ce66" table:formula="of:=COUNTIF([.G2:.G32];&quot;X&quot;)" office:value-type="float" office:value="0" calcext:value-type="float">
            <text:p>0</text:p>
          </table:table-cell>
          <table:table-cell table:style-name="ce66" table:formula="of:=COUNTIF([.H2:.H32];&quot;X&quot;)" office:value-type="float" office:value="0" calcext:value-type="float">
            <text:p>0</text:p>
          </table:table-cell>
          <table:table-cell table:style-name="ce66" table:formula="of:=COUNTIF([.I2:.I32];&quot;X&quot;)" office:value-type="float" office:value="0" calcext:value-type="float">
            <text:p>0</text:p>
          </table:table-cell>
          <table:table-cell table:style-name="ce66" table:formula="of:=COUNTIF([.J2:.J32];&quot;X&quot;)" office:value-type="float" office:value="0" calcext:value-type="float">
            <text:p>0</text:p>
          </table:table-cell>
          <table:table-cell table:style-name="ce66" table:formula="of:=COUNTIF([.K2:.K32];&quot;X&quot;)" office:value-type="float" office:value="0" calcext:value-type="float">
            <text:p>0</text:p>
          </table:table-cell>
          <table:table-cell table:style-name="ce66" table:formula="of:=COUNTIF([.L2:.L32];&quot;X&quot;)" office:value-type="float" office:value="0" calcext:value-type="float">
            <text:p>0</text:p>
          </table:table-cell>
          <table:table-cell table:style-name="ce66" table:formula="of:=COUNTIF([.M2:.M32];&quot;X&quot;)" office:value-type="float" office:value="0" calcext:value-type="float">
            <text:p>0</text:p>
          </table:table-cell>
          <table:table-cell table:style-name="ce66" table:formula="of:=COUNTIF([.N2:.N32];&quot;X&quot;)" office:value-type="float" office:value="0" calcext:value-type="float">
            <text:p>0</text:p>
          </table:table-cell>
          <table:table-cell table:style-name="ce66" table:formula="of:=COUNTIF([.O2:.O32];&quot;X&quot;)" office:value-type="float" office:value="0" calcext:value-type="float">
            <text:p>0</text:p>
          </table:table-cell>
          <table:table-cell table:style-name="ce66" table:formula="of:=COUNTIF([.P2:.P32];&quot;X&quot;)" office:value-type="float" office:value="0" calcext:value-type="float">
            <text:p>0</text:p>
          </table:table-cell>
          <table:table-cell table:style-name="ce66" table:formula="of:=COUNTIF([.Q2:.Q32];&quot;X&quot;)" office:value-type="float" office:value="0" calcext:value-type="float">
            <text:p>0</text:p>
          </table:table-cell>
          <table:table-cell table:style-name="ce66" table:formula="of:=COUNTIF([.R2:.R32];&quot;X&quot;)" office:value-type="float" office:value="0" calcext:value-type="float">
            <text:p>0</text:p>
          </table:table-cell>
          <table:table-cell table:style-name="ce66" table:formula="of:=COUNTIF([.S2:.S32];&quot;X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table:style-name="ce123" office:value-type="string" calcext:value-type="string">
            <text:p>TX</text:p>
          </table:table-cell>
          <table:table-cell table:style-name="ce66" table:formula="of:=COUNTIF([.U2:.U32];&quot;KOS&quot;)" office:value-type="float" office:value="0" calcext:value-type="float">
            <text:p>0</text:p>
          </table:table-cell>
          <table:table-cell table:style-name="ce66" table:formula="of:=COUNTIF([.U2:.U32];&quot;ŠOŠ&quot;)" office:value-type="float" office:value="0" calcext:value-type="float">
            <text:p>0</text:p>
          </table:table-cell>
          <table:table-cell table:style-name="ce66" table:formula="of:=COUNTIF([.U2:.U32];&quot;PIN&quot;)" office:value-type="float" office:value="0" calcext:value-type="float">
            <text:p>0</text:p>
          </table:table-cell>
          <table:table-cell table:style-name="ce66" table:formula="of:=COUNTIF([.U2:.U32];&quot;KON&quot;)" office:value-type="float" office:value="0" calcext:value-type="float">
            <text:p>0</text:p>
          </table:table-cell>
          <table:table-cell table:style-name="ce66" table:formula="of:=COUNTIF([.U2:.U32];&quot;oro&quot;)" office:value-type="float" office:value="0" calcext:value-type="float">
            <text:p>0</text:p>
          </table:table-cell>
          <table:table-cell table:style-name="ce66" table:formula="of:=COUNTIF([.U2:.U32];&quot;MIO&quot;)" office:value-type="float" office:value="0" calcext:value-type="float">
            <text:p>0</text:p>
          </table:table-cell>
          <table:table-cell table:style-name="ce66" table:formula="of:=COUNTIF([.U2:.U32];&quot;BOŽ&quot;)" office:value-type="float" office:value="0" calcext:value-type="float">
            <text:p>0</text:p>
          </table:table-cell>
          <table:table-cell table:style-name="ce66" table:formula="of:=COUNTIF([.U2:.U32];&quot;TOM&quot;)" office:value-type="float" office:value="0" calcext:value-type="float">
            <text:p>0</text:p>
          </table:table-cell>
          <table:table-cell table:style-name="ce66" table:formula="of:=COUNTIF([.U2:.U32];&quot;MŠŠ&quot;)" office:value-type="float" office:value="0" calcext:value-type="float">
            <text:p>0</text:p>
          </table:table-cell>
          <table:table-cell table:style-name="ce66" table:formula="of:=COUNTIF([.U2:.U32];&quot;ŽIV&quot;)" office:value-type="float" office:value="0" calcext:value-type="float">
            <text:p>0</text:p>
          </table:table-cell>
          <table:table-cell table:style-name="ce66" table:formula="of:=COUNTIF([.U2:.U32];&quot;TAL&quot;)" office:value-type="float" office:value="0" calcext:value-type="float">
            <text:p>0</text:p>
          </table:table-cell>
          <table:table-cell table:style-name="ce66" table:formula="of:=COUNTIF([.U2:.U32];&quot;PIR&quot;)" office:value-type="float" office:value="0" calcext:value-type="float">
            <text:p>0</text:p>
          </table:table-cell>
          <table:table-cell table:style-name="ce66" table:formula="of:=COUNTIF([.U2:.U32];&quot;HOL&quot;)" office:value-type="float" office:value="0" calcext:value-type="float">
            <text:p>0</text:p>
          </table:table-cell>
          <table:table-cell table:style-name="ce66" table:formula="of:=COUNTIF([.U2:.U32];[.P1])" office:value-type="float" office:value="0" calcext:value-type="float">
            <text:p>0</text:p>
          </table:table-cell>
          <table:table-cell table:style-name="ce66" table:formula="of:=COUNTIF([.U2:.U32];[.Q1])" office:value-type="float" office:value="0" calcext:value-type="float">
            <text:p>0</text:p>
          </table:table-cell>
          <table:table-cell table:style-name="ce66" table:formula="of:=COUNTIF([.U2:.U32];[.R1])" office:value-type="float" office:value="0" calcext:value-type="float">
            <text:p>0</text:p>
          </table:table-cell>
          <table:table-cell table:style-name="ce66" table:formula="of:=COUNTIF([.V2:.V32];[.S1]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table:style-name="ce124" table:formula="of:=[Vzorci_vnosov.$A$45]" office:value-type="string" office:string-value="¶" calcext:value-type="string">
            <text:p>¶</text:p>
          </table:table-cell>
          <table:table-cell table:style-name="ce66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66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66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66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66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66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66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66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66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66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66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66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66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66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66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66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66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table:style-name="ce29" table:formula="of:=[Vzorci_vnosov.$A$8]" office:value-type="string" office:string-value="U" calcext:value-type="string">
            <text:p>U</text:p>
          </table:table-cell>
          <table:table-cell table:style-name="ce66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66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66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66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66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66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66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66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66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66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66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66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66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66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66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66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66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5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nt_Area" table:base-cell-address="$marec.$A$1" table:cell-range-address="marec.$A$1:marec.$U$32"/>
        </table:named-expressions>
        <calcext:conditional-formats>
          <calcext:conditional-format calcext:target-range-address="marec.C1:marec.C1 marec.A2:marec.U2 marec.A3:marec.Q32 marec.S3:marec.U32">
            <calcext:condition calcext:apply-style-name="cf37" calcext:value="formula-is(WEEKDAY([.$A1];2)=6)" calcext:base-cell-address="marec.A1"/>
            <calcext:condition calcext:apply-style-name="cf37" calcext:value="formula-is(WEEKDAY([.$A1];2)=7)" calcext:base-cell-address="marec.A1"/>
          </calcext:conditional-format>
          <calcext:conditional-format calcext:target-range-address="marec.R3:marec.R22 marec.R23:marec.R23 marec.R24:marec.R28 marec.R29:marec.R29 marec.R30:marec.R30 marec.R31:marec.R32">
            <calcext:condition calcext:apply-style-name="cf37" calcext:value="formula-is(WEEKDAY([.$A3];2)=6)" calcext:base-cell-address="marec.A3"/>
            <calcext:condition calcext:apply-style-name="cf37" calcext:value="formula-is(WEEKDAY([.$A3];2)=7)" calcext:base-cell-address="marec.A3"/>
          </calcext:conditional-format>
          <calcext:conditional-format calcext:target-range-address="marec.AD2:marec.AD32">
            <calcext:condition calcext:apply-style-name="cf40" calcext:value="!=0" calcext:base-cell-address="marec.AD2"/>
          </calcext:conditional-format>
          <calcext:conditional-format calcext:target-range-address="marec.AF2:marec.AF32">
            <calcext:condition calcext:apply-style-name="cf38" calcext:value="&lt;2" calcext:base-cell-address="marec.AF2"/>
            <calcext:condition calcext:apply-style-name="cf39" calcext:value="&gt;2" calcext:base-cell-address="marec.AF2"/>
          </calcext:conditional-format>
          <calcext:conditional-format calcext:target-range-address="marec.AE2:marec.AE32">
            <calcext:condition calcext:apply-style-name="cf40" calcext:value="=1" calcext:base-cell-address="marec.AE2"/>
            <calcext:condition calcext:apply-style-name="cf39" calcext:value="&gt;1" calcext:base-cell-address="marec.AE2"/>
          </calcext:conditional-format>
          <calcext:conditional-format calcext:target-range-address="marec.V2:marec.AC32">
            <calcext:condition calcext:apply-style-name="cf38" calcext:value="&lt;1" calcext:base-cell-address="marec.V2"/>
            <calcext:condition calcext:apply-style-name="cf41" calcext:value="&gt;1" calcext:base-cell-address="marec.V2"/>
          </calcext:conditional-format>
        </calcext:conditional-formats>
      </table:table>
      <table:table table:name="april" table:style-name="ta2" table:protected="true">
        <loext:table-protection loext:select-protected-cells="true" loext:select-unprotected-cells="true"/>
        <table:table-column table:style-name="co3" table:default-cell-style-name="ce24"/>
        <table:table-column table:style-name="co4" table:default-cell-style-name="ce25"/>
        <table:table-column table:style-name="co5" table:number-columns-repeated="12" table:default-cell-style-name="ce26"/>
        <table:table-column table:style-name="co5" table:visibility="collapse" table:default-cell-style-name="ce26"/>
        <table:table-column table:style-name="co5" table:number-columns-repeated="2" table:default-cell-style-name="ce26"/>
        <table:table-column table:style-name="co5" table:visibility="collapse" table:default-cell-style-name="ce26"/>
        <table:table-column table:style-name="co5" table:number-columns-repeated="3" table:default-cell-style-name="ce26"/>
        <table:table-column table:style-name="co6" table:number-columns-repeated="11" table:default-cell-style-name="ce26"/>
        <table:table-column table:style-name="co5" table:default-cell-style-name="ce84"/>
        <table:table-column table:style-name="co7" table:visibility="collapse" table:number-columns-repeated="18" table:default-cell-style-name="ce128"/>
        <table:table-column table:style-name="co2" table:number-columns-repeated="8" table:default-cell-style-name="ce126"/>
        <table:table-column table:style-name="co2" table:number-columns-repeated="5" table:default-cell-style-name="ce128"/>
        <table:table-row table:style-name="ro4">
          <table:table-cell table:style-name="ce28" table:formula="of:=[$januar.$A$1]" office:value-type="string" office:string-value="2021" calcext:value-type="string">
            <text:p>2021</text:p>
          </table:table-cell>
          <table:table-cell table:style-name="ce29"/>
          <table:table-cell table:style-name="ce181"/>
          <table:table-cell table:style-name="ce117" table:formula="of:=[Vzorci_vnosov.$C$3]" office:value-type="string" office:string-value="ŠOŠ" calcext:value-type="string">
            <text:p>ŠOŠ</text:p>
          </table:table-cell>
          <table:table-cell table:style-name="ce117" table:formula="of:=[Vzorci_vnosov.$C$4]" office:value-type="string" office:string-value="PIN" calcext:value-type="string">
            <text:p>PIN</text:p>
          </table:table-cell>
          <table:table-cell table:style-name="ce117" table:formula="of:=[Vzorci_vnosov.$C$5]" office:value-type="string" office:string-value="KON" calcext:value-type="string">
            <text:p>KON</text:p>
          </table:table-cell>
          <table:table-cell table:style-name="ce117" table:formula="of:=[Vzorci_vnosov.$C$6]" office:value-type="string" office:string-value="ORO" calcext:value-type="string">
            <text:p>ORO</text:p>
          </table:table-cell>
          <table:table-cell table:style-name="ce117" table:formula="of:=[Vzorci_vnosov.$C$7]" office:value-type="string" office:string-value="MIO" calcext:value-type="string">
            <text:p>MIO</text:p>
          </table:table-cell>
          <table:table-cell table:style-name="ce117" table:formula="of:=[Vzorci_vnosov.$C$8]" office:value-type="string" office:string-value="BOŽ" calcext:value-type="string">
            <text:p>BOŽ</text:p>
          </table:table-cell>
          <table:table-cell table:style-name="ce117" table:formula="of:=[Vzorci_vnosov.$C$9]" office:value-type="string" office:string-value="TOM" calcext:value-type="string">
            <text:p>TOM</text:p>
          </table:table-cell>
          <table:table-cell table:style-name="ce117" table:formula="of:=[Vzorci_vnosov.$C$10]" office:value-type="string" office:string-value="MŠŠ" calcext:value-type="string">
            <text:p>MŠŠ</text:p>
          </table:table-cell>
          <table:table-cell table:style-name="ce117" table:formula="of:=[Vzorci_vnosov.$C$11]" office:value-type="string" office:string-value="ŽIV" calcext:value-type="string">
            <text:p>ŽIV</text:p>
          </table:table-cell>
          <table:table-cell table:style-name="ce117" table:formula="of:=[Vzorci_vnosov.$C$12]" office:value-type="string" office:string-value="TAL" calcext:value-type="string">
            <text:p>TAL</text:p>
          </table:table-cell>
          <table:table-cell table:style-name="ce117" table:formula="of:=[Vzorci_vnosov.$C$13]" office:value-type="string" office:string-value="PIR" calcext:value-type="string">
            <text:p>PIR</text:p>
          </table:table-cell>
          <table:table-cell table:style-name="ce117" table:formula="of:=[Vzorci_vnosov.$C$14]" office:value-type="string" office:string-value="NOV2" calcext:value-type="string">
            <text:p>NOV2</text:p>
          </table:table-cell>
          <table:table-cell table:style-name="ce117" table:formula="of:=[Vzorci_vnosov.$C$15]" office:value-type="string" office:string-value="BUT" calcext:value-type="string">
            <text:p>BUT</text:p>
          </table:table-cell>
          <table:table-cell table:style-name="ce117" table:formula="of:=[Vzorci_vnosov.$C$16]" office:value-type="string" office:string-value="ŽRJ" calcext:value-type="string">
            <text:p>ŽRJ</text:p>
          </table:table-cell>
          <table:table-cell table:style-name="ce117" table:formula="of:=[Vzorci_vnosov.$C$17]" office:value-type="string" office:string-value="NOV3" calcext:value-type="string">
            <text:p>NOV3</text:p>
          </table:table-cell>
          <table:table-cell table:style-name="ce117" table:formula="of:=[Vzorci_vnosov.$C$18]" office:value-type="string" office:string-value="JNK" calcext:value-type="string">
            <text:p>JNK</text:p>
          </table:table-cell>
          <table:table-cell table:style-name="ce31" office:value-type="string" calcext:value-type="string">
            <text:p>ZUN</text:p>
          </table:table-cell>
          <table:table-cell table:style-name="ce86" office:value-type="string" calcext:value-type="string">
            <text:p>TX</text:p>
          </table:table-cell>
          <table:table-cell table:style-name="ce33" table:formula="of:=[Vzorci_vnosov.$A$16]" office:value-type="string" office:string-value="☻" calcext:value-type="string">
            <text:p>☻</text:p>
          </table:table-cell>
          <table:table-cell table:style-name="ce34" office:value-type="string" calcext:value-type="string">
            <text:p>☺</text:p>
          </table:table-cell>
          <table:table-cell table:style-name="ce35" table:formula="of:=[Vzorci_vnosov.$A$4]" office:value-type="string" office:string-value="51" calcext:value-type="string">
            <text:p>51</text:p>
          </table:table-cell>
          <table:table-cell table:style-name="ce35" table:formula="of:=[Vzorci_vnosov.$A$5]" office:value-type="string" office:string-value="52" calcext:value-type="string">
            <text:p>52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36" table:formula="of:=[Vzorci_vnosov.$A$8]" office:value-type="string" office:string-value="U" calcext:value-type="string">
            <text:p>U</text:p>
          </table:table-cell>
          <table:table-cell table:style-name="ce35" table:formula="of:=[Vzorci_vnosov.$A$6]" office:value-type="string" office:string-value="KVIT" calcext:value-type="string">
            <text:p>KVIT</text:p>
          </table:table-cell>
          <table:table-cell table:style-name="ce37" office:value-type="string" calcext:value-type="string">
            <text:p>Brez</text:p>
          </table:table-cell>
          <table:table-cell table:style-name="ce38" office:value-type="string" calcext:value-type="string">
            <text:p>X</text:p>
          </table:table-cell>
          <table:table-cell table:style-name="ce39" office:value-type="string" calcext:value-type="string">
            <text:p>Op</text:p>
          </table:table-cell>
          <table:table-cell office:value-type="string" calcext:value-type="string">
            <text:p><text:s/></text:p>
          </table:table-cell>
          <table:table-cell table:style-name="ce75" table:formula="of:=[.$C$1]" office:value-type="float" office:value="0" calcext:value-type="float">
            <text:p>0</text:p>
          </table:table-cell>
          <table:table-cell table:style-name="ce75" table:formula="of:=[.$D$1]" office:value-type="string" office:string-value="ŠOŠ" calcext:value-type="string">
            <text:p>ŠOŠ</text:p>
          </table:table-cell>
          <table:table-cell table:style-name="ce75" table:formula="of:=[.$E$1]" office:value-type="string" office:string-value="PIN" calcext:value-type="string">
            <text:p>PIN</text:p>
          </table:table-cell>
          <table:table-cell table:style-name="ce75" table:formula="of:=[.$F$1]" office:value-type="string" office:string-value="KON" calcext:value-type="string">
            <text:p>KON</text:p>
          </table:table-cell>
          <table:table-cell table:style-name="ce75" table:formula="of:=[.$G$1]" office:value-type="string" office:string-value="ORO" calcext:value-type="string">
            <text:p>ORO</text:p>
          </table:table-cell>
          <table:table-cell table:style-name="ce75" table:formula="of:=[.$H$1]" office:value-type="string" office:string-value="MIO" calcext:value-type="string">
            <text:p>MIO</text:p>
          </table:table-cell>
          <table:table-cell table:style-name="ce75" table:formula="of:=[.$I$1]" office:value-type="string" office:string-value="BOŽ" calcext:value-type="string">
            <text:p>BOŽ</text:p>
          </table:table-cell>
          <table:table-cell table:style-name="ce75" table:formula="of:=[.$J$1]" office:value-type="string" office:string-value="TOM" calcext:value-type="string">
            <text:p>TOM</text:p>
          </table:table-cell>
          <table:table-cell table:style-name="ce75" table:formula="of:=[.$K$1]" office:value-type="string" office:string-value="MŠŠ" calcext:value-type="string">
            <text:p>MŠŠ</text:p>
          </table:table-cell>
          <table:table-cell table:style-name="ce75" table:formula="of:=[.$L$1]" office:value-type="string" office:string-value="ŽIV" calcext:value-type="string">
            <text:p>ŽIV</text:p>
          </table:table-cell>
          <table:table-cell table:style-name="ce75" table:formula="of:=[.$M$1]" office:value-type="string" office:string-value="TAL" calcext:value-type="string">
            <text:p>TAL</text:p>
          </table:table-cell>
          <table:table-cell table:style-name="ce75" table:formula="of:=[.$N$1]" office:value-type="string" office:string-value="PIR" calcext:value-type="string">
            <text:p>PIR</text:p>
          </table:table-cell>
          <table:table-cell table:style-name="ce75" table:formula="of:=NA()" office:value-type="string" office:string-value="" calcext:value-type="error">
            <text:p>#N/A</text:p>
          </table:table-cell>
          <table:table-cell table:style-name="ce75" table:formula="of:=[.$O$1]" office:value-type="string" office:string-value="NOV2" calcext:value-type="string">
            <text:p>NOV2</text:p>
          </table:table-cell>
          <table:table-cell table:style-name="ce75" table:formula="of:=[.$P$1]" office:value-type="string" office:string-value="BUT" calcext:value-type="string">
            <text:p>BUT</text:p>
          </table:table-cell>
          <table:table-cell table:style-name="ce75" table:formula="of:=[.$Q$1]" office:value-type="string" office:string-value="ŽRJ" calcext:value-type="string">
            <text:p>ŽRJ</text:p>
          </table:table-cell>
          <table:table-cell table:style-name="ce75" table:formula="of:=[.$R$1]" office:value-type="string" office:string-value="NOV3" calcext:value-type="string">
            <text:p>NOV3</text:p>
          </table:table-cell>
          <table:table-cell table:style-name="ce75" table:formula="of:=[.$S$1]" office:value-type="string" office:string-value="JNK" calcext:value-type="string">
            <text:p>JNK</text:p>
          </table:table-cell>
          <table:table-cell table:style-name="ce41" table:number-columns-repeated="8"/>
          <table:table-cell table:style-name="ce40" table:number-columns-repeated="5"/>
        </table:table-row>
        <table:table-row table:style-name="ro4">
          <table:table-cell table:style-name="ce179" office:value-type="date" office:date-value="2021-04-01" calcext:value-type="date">
            <text:p>01/ apr</text:p>
          </table:table-cell>
          <table:table-cell table:style-name="ce180" table:formula="of:=TEXT([.A2];&quot;Ddd&quot;)" office:value-type="string" office:string-value="čet" calcext:value-type="string">
            <text:p>čet</text:p>
          </table:table-cell>
          <table:table-cell table:style-name="ce182" table:number-columns-repeated="18"/>
          <table:table-cell table:style-name="ce181"/>
          <table:table-cell table:style-name="ce272" table:formula="of:=COUNTIF([.AH2:.AY2];&quot;☻&quot;)" office:value-type="float" office:value="0" calcext:value-type="float">
            <text:p>0</text:p>
          </table:table-cell>
          <table:table-cell table:style-name="ce272" table:formula="of:=COUNTIF([.AH2:.AY2];&quot;☺&quot;)" office:value-type="float" office:value="0" calcext:value-type="float">
            <text:p>0</text:p>
          </table:table-cell>
          <table:table-cell table:style-name="ce272" table:formula="of:=COUNTIF([.C2:.S2];&quot;51&quot;)+COUNTIF([.C2:.S2];&quot;51$&quot;)+COUNTIF([.C2:.S2];&quot;51☻&quot;)" office:value-type="float" office:value="0" calcext:value-type="float">
            <text:p>0</text:p>
          </table:table-cell>
          <table:table-cell table:style-name="ce272" table:formula="of:=COUNTIF([.C2:.S2];&quot;52&quot;)+COUNTIF([.C2:.S2];&quot;52$&quot;)+COUNTIF([.C2:.S2];&quot;52☻&quot;)" office:value-type="float" office:value="0" calcext:value-type="float">
            <text:p>0</text:p>
          </table:table-cell>
          <table:table-cell table:style-name="ce272" table:formula="of:=COUNTIF([.C2:.S2];&quot;51¶&quot;)" office:value-type="float" office:value="0" calcext:value-type="float">
            <text:p>0</text:p>
          </table:table-cell>
          <table:table-cell table:style-name="ce272" table:formula="of:=COUNTIF([.C2:.S2];&quot;52¶&quot;)" office:value-type="float" office:value="0" calcext:value-type="float">
            <text:p>0</text:p>
          </table:table-cell>
          <table:table-cell table:style-name="ce272" table:formula="of:=COUNTIF([.C2:.S2];&quot;U&quot;)+COUNTIF([.C2:.S2];&quot;U☻&quot;)+COUNTIF([.C2:.S2];&quot;U☺&quot;)" office:value-type="float" office:value="0" calcext:value-type="float">
            <text:p>0</text:p>
          </table:table-cell>
          <table:table-cell table:style-name="ce272" table:formula="of:=COUNTIF([.C2:.S2];&quot;KVIT&quot;)+COUNTIF([.C2:.S2];&quot;KVIT☻&quot;)+COUNTIF([.C2:.S2];&quot;kvit$&quot;)" office:value-type="float" office:value="0" calcext:value-type="float">
            <text:p>0</text:p>
          </table:table-cell>
          <table:table-cell table:style-name="ce273" table:formula="of:=COUNTBLANK([.C2:.S2])-3" office:value-type="float" office:value="14" calcext:value-type="float">
            <text:p>14</text:p>
          </table:table-cell>
          <table:table-cell table:style-name="ce191" table:formula="of:=COUNTIF([.C2:.S2];&quot;x&quot;)" office:value-type="float" office:value="0" calcext:value-type="float">
            <text:p>0</text:p>
          </table:table-cell>
          <table:table-cell table:style-name="ce192" table:formula="of:=COUNTIF([.C2:.S2];&quot;51&quot;)+COUNTIF([.C2:.S2];&quot;51☻&quot;)+COUNTIF([.C2:.S2];&quot;2&quot;)+COUNTIF([.C2:.S2];&quot;52&quot;)+COUNTIF([.C2:.S2];&quot;52☻&quot;)+COUNTIF([.C2:.S2];&quot;51$&quot;)+COUNTIF([.C2:.S2];&quot;52$&quot;)" office:value-type="float" office:value="0" calcext:value-type="float">
            <text:p>0</text:p>
          </table:table-cell>
          <table:table-cell table:style-name="ce87" table:formula="of:=[Vzorci_vnosov.$A$2]" office:value-type="string" office:string-value="51☻" calcext:value-type="string">
            <text:p>51☻</text:p>
          </table:table-cell>
          <table:table-cell table:style-name="ce49" table:formula="of:=RIGHT([.C2];1)">
            <text:p/>
          </table:table-cell>
          <table:table-cell table:style-name="ce49" table:formula="of:=RIGHT([.D2];1)">
            <text:p/>
          </table:table-cell>
          <table:table-cell table:style-name="ce49" table:formula="of:=RIGHT([.E2];1)">
            <text:p/>
          </table:table-cell>
          <table:table-cell table:style-name="ce49" table:formula="of:=RIGHT([.F2];1)">
            <text:p/>
          </table:table-cell>
          <table:table-cell table:style-name="ce49" table:formula="of:=RIGHT([.G2];1)">
            <text:p/>
          </table:table-cell>
          <table:table-cell table:style-name="ce49" table:formula="of:=RIGHT([.H2];1)">
            <text:p/>
          </table:table-cell>
          <table:table-cell table:style-name="ce49" table:formula="of:=RIGHT([.I2];1)">
            <text:p/>
          </table:table-cell>
          <table:table-cell table:style-name="ce49" table:formula="of:=RIGHT([.J2];1)">
            <text:p/>
          </table:table-cell>
          <table:table-cell table:style-name="ce49" table:formula="of:=RIGHT([.K2];1)">
            <text:p/>
          </table:table-cell>
          <table:table-cell table:style-name="ce49" table:formula="of:=RIGHT([.L2];1)">
            <text:p/>
          </table:table-cell>
          <table:table-cell table:style-name="ce49" table:formula="of:=RIGHT([.M2];1)">
            <text:p/>
          </table:table-cell>
          <table:table-cell table:style-name="ce49" table:formula="of:=RIGHT([.N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];1)">
            <text:p/>
          </table:table-cell>
          <table:table-cell table:style-name="ce49" table:formula="of:=RIGHT([.P2];1)">
            <text:p/>
          </table:table-cell>
          <table:table-cell table:style-name="ce49" table:formula="of:=RIGHT([.Q2];1)">
            <text:p/>
          </table:table-cell>
          <table:table-cell table:style-name="ce49" table:formula="of:=RIGHT([.R2];1)">
            <text:p/>
          </table:table-cell>
          <table:table-cell table:style-name="ce49" table:formula="of:=RIGHT([.S2];1)">
            <text:p/>
          </table:table-cell>
          <table:table-cell table:style-name="ce41" table:number-columns-repeated="8"/>
          <table:table-cell table:style-name="ce40" table:number-columns-repeated="5"/>
        </table:table-row>
        <table:table-row table:style-name="ro4">
          <table:table-cell table:style-name="ce179" office:value-type="date" office:date-value="2021-04-02" calcext:value-type="date">
            <text:p>02/ apr</text:p>
          </table:table-cell>
          <table:table-cell table:style-name="ce180" table:formula="of:=TEXT([.A3];&quot;Ddd&quot;)" office:value-type="string" office:string-value="pet" calcext:value-type="string">
            <text:p>pet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3:.AY3];&quot;☻&quot;)" office:value-type="float" office:value="0" calcext:value-type="float">
            <text:p>0</text:p>
          </table:table-cell>
          <table:table-cell table:style-name="ce272" table:formula="of:=COUNTIF([.AH3:.AY3];&quot;☺&quot;)" office:value-type="float" office:value="0" calcext:value-type="float">
            <text:p>0</text:p>
          </table:table-cell>
          <table:table-cell table:style-name="ce272" table:formula="of:=COUNTIF([.C3:.S3];&quot;51&quot;)+COUNTIF([.C3:.S3];&quot;51$&quot;)+COUNTIF([.C3:.S3];&quot;51☻&quot;)" office:value-type="float" office:value="0" calcext:value-type="float">
            <text:p>0</text:p>
          </table:table-cell>
          <table:table-cell table:style-name="ce272" table:formula="of:=COUNTIF([.C3:.S3];&quot;52&quot;)+COUNTIF([.C3:.S3];&quot;52$&quot;)+COUNTIF([.C3:.S3];&quot;52☻&quot;)" office:value-type="float" office:value="0" calcext:value-type="float">
            <text:p>0</text:p>
          </table:table-cell>
          <table:table-cell table:style-name="ce272" table:formula="of:=COUNTIF([.C3:.S3];&quot;51¶&quot;)" office:value-type="float" office:value="0" calcext:value-type="float">
            <text:p>0</text:p>
          </table:table-cell>
          <table:table-cell table:style-name="ce272" table:formula="of:=COUNTIF([.C3:.S3];&quot;52¶&quot;)" office:value-type="float" office:value="0" calcext:value-type="float">
            <text:p>0</text:p>
          </table:table-cell>
          <table:table-cell table:style-name="ce272" table:formula="of:=COUNTIF([.C3:.S3];&quot;U&quot;)+COUNTIF([.C3:.S3];&quot;U☻&quot;)+COUNTIF([.C3:.S3];&quot;U☺&quot;)" office:value-type="float" office:value="0" calcext:value-type="float">
            <text:p>0</text:p>
          </table:table-cell>
          <table:table-cell table:style-name="ce272" table:formula="of:=COUNTIF([.C3:.S3];&quot;KVIT&quot;)+COUNTIF([.C3:.S3];&quot;KVIT☻&quot;)+COUNTIF([.C3:.S3];&quot;kvit$&quot;)" office:value-type="float" office:value="0" calcext:value-type="float">
            <text:p>0</text:p>
          </table:table-cell>
          <table:table-cell table:style-name="ce273" table:formula="of:=COUNTBLANK([.C3:.S3])-3" office:value-type="float" office:value="14" calcext:value-type="float">
            <text:p>14</text:p>
          </table:table-cell>
          <table:table-cell table:style-name="ce191" table:formula="of:=COUNTIF([.C3:.S3];&quot;x&quot;)" office:value-type="float" office:value="0" calcext:value-type="float">
            <text:p>0</text:p>
          </table:table-cell>
          <table:table-cell table:style-name="ce192" table:formula="of:=COUNTIF([.C3:.S3];&quot;51&quot;)+COUNTIF([.C3:.S3];&quot;51☻&quot;)+COUNTIF([.C3:.S3];&quot;2&quot;)+COUNTIF([.C3:.S3];&quot;52&quot;)+COUNTIF([.C3:.S3];&quot;52☻&quot;)+COUNTIF([.C3:.S3];&quot;51$&quot;)+COUNTIF([.C3:.S3];&quot;52$&quot;)" office:value-type="float" office:value="0" calcext:value-type="float">
            <text:p>0</text:p>
          </table:table-cell>
          <table:table-cell table:style-name="ce87" table:formula="of:=[Vzorci_vnosov.$A$3]" office:value-type="string" office:string-value="52☻" calcext:value-type="string">
            <text:p>52☻</text:p>
          </table:table-cell>
          <table:table-cell table:style-name="ce49" table:formula="of:=RIGHT([.C3];1)">
            <text:p/>
          </table:table-cell>
          <table:table-cell table:style-name="ce49" table:formula="of:=RIGHT([.D3];1)">
            <text:p/>
          </table:table-cell>
          <table:table-cell table:style-name="ce49" table:formula="of:=RIGHT([.E3];1)">
            <text:p/>
          </table:table-cell>
          <table:table-cell table:style-name="ce49" table:formula="of:=RIGHT([.F3];1)">
            <text:p/>
          </table:table-cell>
          <table:table-cell table:style-name="ce49" table:formula="of:=RIGHT([.G3];1)">
            <text:p/>
          </table:table-cell>
          <table:table-cell table:style-name="ce49" table:formula="of:=RIGHT([.H3];1)">
            <text:p/>
          </table:table-cell>
          <table:table-cell table:style-name="ce49" table:formula="of:=RIGHT([.I3];1)">
            <text:p/>
          </table:table-cell>
          <table:table-cell table:style-name="ce49" table:formula="of:=RIGHT([.J3];1)">
            <text:p/>
          </table:table-cell>
          <table:table-cell table:style-name="ce49" table:formula="of:=RIGHT([.K3];1)">
            <text:p/>
          </table:table-cell>
          <table:table-cell table:style-name="ce49" table:formula="of:=RIGHT([.L3];1)">
            <text:p/>
          </table:table-cell>
          <table:table-cell table:style-name="ce49" table:formula="of:=RIGHT([.M3];1)">
            <text:p/>
          </table:table-cell>
          <table:table-cell table:style-name="ce49" table:formula="of:=RIGHT([.N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];1)">
            <text:p/>
          </table:table-cell>
          <table:table-cell table:style-name="ce49" table:formula="of:=RIGHT([.P3];1)">
            <text:p/>
          </table:table-cell>
          <table:table-cell table:style-name="ce49" table:formula="of:=RIGHT([.Q3];1)">
            <text:p/>
          </table:table-cell>
          <table:table-cell table:style-name="ce49" table:formula="of:=RIGHT([.R3];1)">
            <text:p/>
          </table:table-cell>
          <table:table-cell table:style-name="ce49" table:formula="of:=RIGHT([.S3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03" calcext:value-type="date">
            <text:p>03/ apr</text:p>
          </table:table-cell>
          <table:table-cell table:style-name="ce180" table:formula="of:=TEXT([.A4];&quot;Ddd&quot;)" office:value-type="string" office:string-value="sob" calcext:value-type="string">
            <text:p>sob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4:.AY4];&quot;☻&quot;)" office:value-type="float" office:value="0" calcext:value-type="float">
            <text:p>0</text:p>
          </table:table-cell>
          <table:table-cell table:style-name="ce272" table:formula="of:=COUNTIF([.AH4:.AY4];&quot;☺&quot;)" office:value-type="float" office:value="0" calcext:value-type="float">
            <text:p>0</text:p>
          </table:table-cell>
          <table:table-cell table:style-name="ce272" table:formula="of:=COUNTIF([.C4:.S4];&quot;51&quot;)+COUNTIF([.C4:.S4];&quot;51$&quot;)+COUNTIF([.C4:.S4];&quot;51☻&quot;)" office:value-type="float" office:value="0" calcext:value-type="float">
            <text:p>0</text:p>
          </table:table-cell>
          <table:table-cell table:style-name="ce272" table:formula="of:=COUNTIF([.C4:.S4];&quot;52&quot;)+COUNTIF([.C4:.S4];&quot;52$&quot;)+COUNTIF([.C4:.S4];&quot;52☻&quot;)" office:value-type="float" office:value="0" calcext:value-type="float">
            <text:p>0</text:p>
          </table:table-cell>
          <table:table-cell table:style-name="ce272" table:formula="of:=COUNTIF([.C4:.S4];&quot;51¶&quot;)" office:value-type="float" office:value="0" calcext:value-type="float">
            <text:p>0</text:p>
          </table:table-cell>
          <table:table-cell table:style-name="ce272" table:formula="of:=COUNTIF([.C4:.S4];&quot;52¶&quot;)" office:value-type="float" office:value="0" calcext:value-type="float">
            <text:p>0</text:p>
          </table:table-cell>
          <table:table-cell table:style-name="ce272" table:formula="of:=COUNTIF([.C4:.S4];&quot;U&quot;)+COUNTIF([.C4:.S4];&quot;U☻&quot;)+COUNTIF([.C4:.S4];&quot;U☺&quot;)" office:value-type="float" office:value="0" calcext:value-type="float">
            <text:p>0</text:p>
          </table:table-cell>
          <table:table-cell table:style-name="ce272" table:formula="of:=COUNTIF([.C4:.S4];&quot;KVIT&quot;)+COUNTIF([.C4:.S4];&quot;KVIT☻&quot;)+COUNTIF([.C4:.S4];&quot;kvit$&quot;)" office:value-type="float" office:value="0" calcext:value-type="float">
            <text:p>0</text:p>
          </table:table-cell>
          <table:table-cell table:style-name="ce273" table:formula="of:=COUNTBLANK([.C4:.S4])-3" office:value-type="float" office:value="14" calcext:value-type="float">
            <text:p>14</text:p>
          </table:table-cell>
          <table:table-cell table:style-name="ce191" table:formula="of:=COUNTIF([.C4:.S4];&quot;x&quot;)" office:value-type="float" office:value="0" calcext:value-type="float">
            <text:p>0</text:p>
          </table:table-cell>
          <table:table-cell table:style-name="ce192" table:formula="of:=COUNTIF([.C4:.S4];&quot;51&quot;)+COUNTIF([.C4:.S4];&quot;51☻&quot;)+COUNTIF([.C4:.S4];&quot;2&quot;)+COUNTIF([.C4:.S4];&quot;52&quot;)+COUNTIF([.C4:.S4];&quot;52☻&quot;)+COUNTIF([.C4:.S4];&quot;51$&quot;)+COUNTIF([.C4:.S4];&quot;52$&quot;)" office:value-type="float" office:value="0" calcext:value-type="float">
            <text:p>0</text:p>
          </table:table-cell>
          <table:table-cell table:style-name="ce87" table:formula="of:=[Vzorci_vnosov.$A$4]" office:value-type="string" office:string-value="51" calcext:value-type="string">
            <text:p>51</text:p>
          </table:table-cell>
          <table:table-cell table:style-name="ce49" table:formula="of:=RIGHT([.C4];1)">
            <text:p/>
          </table:table-cell>
          <table:table-cell table:style-name="ce49" table:formula="of:=RIGHT([.D4];1)">
            <text:p/>
          </table:table-cell>
          <table:table-cell table:style-name="ce49" table:formula="of:=RIGHT([.E4];1)">
            <text:p/>
          </table:table-cell>
          <table:table-cell table:style-name="ce49" table:formula="of:=RIGHT([.F4];1)">
            <text:p/>
          </table:table-cell>
          <table:table-cell table:style-name="ce49" table:formula="of:=RIGHT([.G4];1)">
            <text:p/>
          </table:table-cell>
          <table:table-cell table:style-name="ce49" table:formula="of:=RIGHT([.H4];1)">
            <text:p/>
          </table:table-cell>
          <table:table-cell table:style-name="ce49" table:formula="of:=RIGHT([.I4];1)">
            <text:p/>
          </table:table-cell>
          <table:table-cell table:style-name="ce49" table:formula="of:=RIGHT([.J4];1)">
            <text:p/>
          </table:table-cell>
          <table:table-cell table:style-name="ce49" table:formula="of:=RIGHT([.K4];1)">
            <text:p/>
          </table:table-cell>
          <table:table-cell table:style-name="ce49" table:formula="of:=RIGHT([.L4];1)">
            <text:p/>
          </table:table-cell>
          <table:table-cell table:style-name="ce49" table:formula="of:=RIGHT([.M4];1)">
            <text:p/>
          </table:table-cell>
          <table:table-cell table:style-name="ce49" table:formula="of:=RIGHT([.N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4];1)">
            <text:p/>
          </table:table-cell>
          <table:table-cell table:style-name="ce49" table:formula="of:=RIGHT([.P4];1)">
            <text:p/>
          </table:table-cell>
          <table:table-cell table:style-name="ce49" table:formula="of:=RIGHT([.Q4];1)">
            <text:p/>
          </table:table-cell>
          <table:table-cell table:style-name="ce49" table:formula="of:=RIGHT([.R4];1)">
            <text:p/>
          </table:table-cell>
          <table:table-cell table:style-name="ce49" table:formula="of:=RIGHT([.S4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04" calcext:value-type="date">
            <text:p>04/ apr</text:p>
          </table:table-cell>
          <table:table-cell table:style-name="ce180" table:formula="of:=TEXT([.A5];&quot;Ddd&quot;)" office:value-type="string" office:string-value="ned" calcext:value-type="string">
            <text:p>ned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5:.AY5];&quot;☻&quot;)" office:value-type="float" office:value="0" calcext:value-type="float">
            <text:p>0</text:p>
          </table:table-cell>
          <table:table-cell table:style-name="ce272" table:formula="of:=COUNTIF([.AH5:.AY5];&quot;☺&quot;)" office:value-type="float" office:value="0" calcext:value-type="float">
            <text:p>0</text:p>
          </table:table-cell>
          <table:table-cell table:style-name="ce272" table:formula="of:=COUNTIF([.C5:.S5];&quot;51&quot;)+COUNTIF([.C5:.S5];&quot;51$&quot;)+COUNTIF([.C5:.S5];&quot;51☻&quot;)" office:value-type="float" office:value="0" calcext:value-type="float">
            <text:p>0</text:p>
          </table:table-cell>
          <table:table-cell table:style-name="ce272" table:formula="of:=COUNTIF([.C5:.S5];&quot;52&quot;)+COUNTIF([.C5:.S5];&quot;52$&quot;)+COUNTIF([.C5:.S5];&quot;52☻&quot;)" office:value-type="float" office:value="0" calcext:value-type="float">
            <text:p>0</text:p>
          </table:table-cell>
          <table:table-cell table:style-name="ce272" table:formula="of:=COUNTIF([.C5:.S5];&quot;51¶&quot;)" office:value-type="float" office:value="0" calcext:value-type="float">
            <text:p>0</text:p>
          </table:table-cell>
          <table:table-cell table:style-name="ce272" table:formula="of:=COUNTIF([.C5:.S5];&quot;52¶&quot;)" office:value-type="float" office:value="0" calcext:value-type="float">
            <text:p>0</text:p>
          </table:table-cell>
          <table:table-cell table:style-name="ce272" table:formula="of:=COUNTIF([.C5:.S5];&quot;U&quot;)+COUNTIF([.C5:.S5];&quot;U☻&quot;)+COUNTIF([.C5:.S5];&quot;U☺&quot;)" office:value-type="float" office:value="0" calcext:value-type="float">
            <text:p>0</text:p>
          </table:table-cell>
          <table:table-cell table:style-name="ce272" table:formula="of:=COUNTIF([.C5:.S5];&quot;KVIT&quot;)+COUNTIF([.C5:.S5];&quot;KVIT☻&quot;)+COUNTIF([.C5:.S5];&quot;kvit$&quot;)" office:value-type="float" office:value="0" calcext:value-type="float">
            <text:p>0</text:p>
          </table:table-cell>
          <table:table-cell table:style-name="ce273" table:formula="of:=COUNTBLANK([.C5:.S5])-3" office:value-type="float" office:value="14" calcext:value-type="float">
            <text:p>14</text:p>
          </table:table-cell>
          <table:table-cell table:style-name="ce191" table:formula="of:=COUNTIF([.C5:.S5];&quot;x&quot;)" office:value-type="float" office:value="0" calcext:value-type="float">
            <text:p>0</text:p>
          </table:table-cell>
          <table:table-cell table:style-name="ce192" table:formula="of:=COUNTIF([.C5:.S5];&quot;51&quot;)+COUNTIF([.C5:.S5];&quot;51☻&quot;)+COUNTIF([.C5:.S5];&quot;2&quot;)+COUNTIF([.C5:.S5];&quot;52&quot;)+COUNTIF([.C5:.S5];&quot;52☻&quot;)+COUNTIF([.C5:.S5];&quot;51$&quot;)+COUNTIF([.C5:.S5];&quot;52$&quot;)" office:value-type="float" office:value="0" calcext:value-type="float">
            <text:p>0</text:p>
          </table:table-cell>
          <table:table-cell table:style-name="ce87" table:formula="of:=[Vzorci_vnosov.$A$5]" office:value-type="string" office:string-value="52" calcext:value-type="string">
            <text:p>52</text:p>
          </table:table-cell>
          <table:table-cell table:style-name="ce49" table:formula="of:=RIGHT([.C5];1)">
            <text:p/>
          </table:table-cell>
          <table:table-cell table:style-name="ce49" table:formula="of:=RIGHT([.D5];1)">
            <text:p/>
          </table:table-cell>
          <table:table-cell table:style-name="ce49" table:formula="of:=RIGHT([.E5];1)">
            <text:p/>
          </table:table-cell>
          <table:table-cell table:style-name="ce49" table:formula="of:=RIGHT([.F5];1)">
            <text:p/>
          </table:table-cell>
          <table:table-cell table:style-name="ce49" table:formula="of:=RIGHT([.G5];1)">
            <text:p/>
          </table:table-cell>
          <table:table-cell table:style-name="ce49" table:formula="of:=RIGHT([.H5];1)">
            <text:p/>
          </table:table-cell>
          <table:table-cell table:style-name="ce49" table:formula="of:=RIGHT([.I5];1)">
            <text:p/>
          </table:table-cell>
          <table:table-cell table:style-name="ce49" table:formula="of:=RIGHT([.J5];1)">
            <text:p/>
          </table:table-cell>
          <table:table-cell table:style-name="ce49" table:formula="of:=RIGHT([.K5];1)">
            <text:p/>
          </table:table-cell>
          <table:table-cell table:style-name="ce49" table:formula="of:=RIGHT([.L5];1)">
            <text:p/>
          </table:table-cell>
          <table:table-cell table:style-name="ce49" table:formula="of:=RIGHT([.M5];1)">
            <text:p/>
          </table:table-cell>
          <table:table-cell table:style-name="ce49" table:formula="of:=RIGHT([.N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5];1)">
            <text:p/>
          </table:table-cell>
          <table:table-cell table:style-name="ce49" table:formula="of:=RIGHT([.P5];1)">
            <text:p/>
          </table:table-cell>
          <table:table-cell table:style-name="ce49" table:formula="of:=RIGHT([.Q5];1)">
            <text:p/>
          </table:table-cell>
          <table:table-cell table:style-name="ce49" table:formula="of:=RIGHT([.R5];1)">
            <text:p/>
          </table:table-cell>
          <table:table-cell table:style-name="ce49" table:formula="of:=RIGHT([.S5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05" calcext:value-type="date">
            <text:p>05/ apr</text:p>
          </table:table-cell>
          <table:table-cell table:style-name="ce180" table:formula="of:=TEXT([.A6];&quot;Ddd&quot;)" office:value-type="string" office:string-value="pon" calcext:value-type="string">
            <text:p>pon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6:.AY6];&quot;☻&quot;)" office:value-type="float" office:value="0" calcext:value-type="float">
            <text:p>0</text:p>
          </table:table-cell>
          <table:table-cell table:style-name="ce272" table:formula="of:=COUNTIF([.AH6:.AY6];&quot;☺&quot;)" office:value-type="float" office:value="0" calcext:value-type="float">
            <text:p>0</text:p>
          </table:table-cell>
          <table:table-cell table:style-name="ce272" table:formula="of:=COUNTIF([.C6:.S6];&quot;51&quot;)+COUNTIF([.C6:.S6];&quot;51$&quot;)+COUNTIF([.C6:.S6];&quot;51☻&quot;)" office:value-type="float" office:value="0" calcext:value-type="float">
            <text:p>0</text:p>
          </table:table-cell>
          <table:table-cell table:style-name="ce272" table:formula="of:=COUNTIF([.C6:.S6];&quot;52&quot;)+COUNTIF([.C6:.S6];&quot;52$&quot;)+COUNTIF([.C6:.S6];&quot;52☻&quot;)" office:value-type="float" office:value="0" calcext:value-type="float">
            <text:p>0</text:p>
          </table:table-cell>
          <table:table-cell table:style-name="ce272" table:formula="of:=COUNTIF([.C6:.S6];&quot;51¶&quot;)" office:value-type="float" office:value="0" calcext:value-type="float">
            <text:p>0</text:p>
          </table:table-cell>
          <table:table-cell table:style-name="ce272" table:formula="of:=COUNTIF([.C6:.S6];&quot;52¶&quot;)" office:value-type="float" office:value="0" calcext:value-type="float">
            <text:p>0</text:p>
          </table:table-cell>
          <table:table-cell table:style-name="ce272" table:formula="of:=COUNTIF([.C6:.S6];&quot;U&quot;)+COUNTIF([.C6:.S6];&quot;U☻&quot;)+COUNTIF([.C6:.S6];&quot;U☺&quot;)" office:value-type="float" office:value="0" calcext:value-type="float">
            <text:p>0</text:p>
          </table:table-cell>
          <table:table-cell table:style-name="ce272" table:formula="of:=COUNTIF([.C6:.S6];&quot;KVIT&quot;)+COUNTIF([.C6:.S6];&quot;KVIT☻&quot;)+COUNTIF([.C6:.S6];&quot;kvit$&quot;)" office:value-type="float" office:value="0" calcext:value-type="float">
            <text:p>0</text:p>
          </table:table-cell>
          <table:table-cell table:style-name="ce273" table:formula="of:=COUNTBLANK([.C6:.S6])-3" office:value-type="float" office:value="14" calcext:value-type="float">
            <text:p>14</text:p>
          </table:table-cell>
          <table:table-cell table:style-name="ce191" table:formula="of:=COUNTIF([.C6:.S6];&quot;x&quot;)" office:value-type="float" office:value="0" calcext:value-type="float">
            <text:p>0</text:p>
          </table:table-cell>
          <table:table-cell table:style-name="ce192" table:formula="of:=COUNTIF([.C6:.S6];&quot;51&quot;)+COUNTIF([.C6:.S6];&quot;51☻&quot;)+COUNTIF([.C6:.S6];&quot;2&quot;)+COUNTIF([.C6:.S6];&quot;52&quot;)+COUNTIF([.C6:.S6];&quot;52☻&quot;)+COUNTIF([.C6:.S6];&quot;51$&quot;)+COUNTIF([.C6:.S6];&quot;52$&quot;)" office:value-type="float" office:value="0" calcext:value-type="float">
            <text:p>0</text:p>
          </table:table-cell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49" table:formula="of:=RIGHT([.C6];1)">
            <text:p/>
          </table:table-cell>
          <table:table-cell table:style-name="ce49" table:formula="of:=RIGHT([.D6];1)">
            <text:p/>
          </table:table-cell>
          <table:table-cell table:style-name="ce49" table:formula="of:=RIGHT([.E6];1)">
            <text:p/>
          </table:table-cell>
          <table:table-cell table:style-name="ce49" table:formula="of:=RIGHT([.F6];1)">
            <text:p/>
          </table:table-cell>
          <table:table-cell table:style-name="ce49" table:formula="of:=RIGHT([.G6];1)">
            <text:p/>
          </table:table-cell>
          <table:table-cell table:style-name="ce49" table:formula="of:=RIGHT([.H6];1)">
            <text:p/>
          </table:table-cell>
          <table:table-cell table:style-name="ce49" table:formula="of:=RIGHT([.I6];1)">
            <text:p/>
          </table:table-cell>
          <table:table-cell table:style-name="ce49" table:formula="of:=RIGHT([.J6];1)">
            <text:p/>
          </table:table-cell>
          <table:table-cell table:style-name="ce49" table:formula="of:=RIGHT([.K6];1)">
            <text:p/>
          </table:table-cell>
          <table:table-cell table:style-name="ce49" table:formula="of:=RIGHT([.L6];1)">
            <text:p/>
          </table:table-cell>
          <table:table-cell table:style-name="ce49" table:formula="of:=RIGHT([.M6];1)">
            <text:p/>
          </table:table-cell>
          <table:table-cell table:style-name="ce49" table:formula="of:=RIGHT([.N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6];1)">
            <text:p/>
          </table:table-cell>
          <table:table-cell table:style-name="ce49" table:formula="of:=RIGHT([.P6];1)">
            <text:p/>
          </table:table-cell>
          <table:table-cell table:style-name="ce49" table:formula="of:=RIGHT([.Q6];1)">
            <text:p/>
          </table:table-cell>
          <table:table-cell table:style-name="ce49" table:formula="of:=RIGHT([.R6];1)">
            <text:p/>
          </table:table-cell>
          <table:table-cell table:style-name="ce49" table:formula="of:=RIGHT([.S6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06" calcext:value-type="date">
            <text:p>06/ apr</text:p>
          </table:table-cell>
          <table:table-cell table:style-name="ce180" table:formula="of:=TEXT([.A7];&quot;Ddd&quot;)" office:value-type="string" office:string-value="tor" calcext:value-type="string">
            <text:p>tor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7:.AY7];&quot;☻&quot;)" office:value-type="float" office:value="0" calcext:value-type="float">
            <text:p>0</text:p>
          </table:table-cell>
          <table:table-cell table:style-name="ce272" table:formula="of:=COUNTIF([.AH7:.AY7];&quot;☺&quot;)" office:value-type="float" office:value="0" calcext:value-type="float">
            <text:p>0</text:p>
          </table:table-cell>
          <table:table-cell table:style-name="ce272" table:formula="of:=COUNTIF([.C7:.S7];&quot;51&quot;)+COUNTIF([.C7:.S7];&quot;51$&quot;)+COUNTIF([.C7:.S7];&quot;51☻&quot;)" office:value-type="float" office:value="0" calcext:value-type="float">
            <text:p>0</text:p>
          </table:table-cell>
          <table:table-cell table:style-name="ce272" table:formula="of:=COUNTIF([.C7:.S7];&quot;52&quot;)+COUNTIF([.C7:.S7];&quot;52$&quot;)+COUNTIF([.C7:.S7];&quot;52☻&quot;)" office:value-type="float" office:value="0" calcext:value-type="float">
            <text:p>0</text:p>
          </table:table-cell>
          <table:table-cell table:style-name="ce272" table:formula="of:=COUNTIF([.C7:.S7];&quot;51¶&quot;)" office:value-type="float" office:value="0" calcext:value-type="float">
            <text:p>0</text:p>
          </table:table-cell>
          <table:table-cell table:style-name="ce272" table:formula="of:=COUNTIF([.C7:.S7];&quot;52¶&quot;)" office:value-type="float" office:value="0" calcext:value-type="float">
            <text:p>0</text:p>
          </table:table-cell>
          <table:table-cell table:style-name="ce272" table:formula="of:=COUNTIF([.C7:.S7];&quot;U&quot;)+COUNTIF([.C7:.S7];&quot;U☻&quot;)+COUNTIF([.C7:.S7];&quot;U☺&quot;)" office:value-type="float" office:value="0" calcext:value-type="float">
            <text:p>0</text:p>
          </table:table-cell>
          <table:table-cell table:style-name="ce272" table:formula="of:=COUNTIF([.C7:.S7];&quot;KVIT&quot;)+COUNTIF([.C7:.S7];&quot;KVIT☻&quot;)+COUNTIF([.C7:.S7];&quot;kvit$&quot;)" office:value-type="float" office:value="0" calcext:value-type="float">
            <text:p>0</text:p>
          </table:table-cell>
          <table:table-cell table:style-name="ce273" table:formula="of:=COUNTBLANK([.C7:.S7])-3" office:value-type="float" office:value="14" calcext:value-type="float">
            <text:p>14</text:p>
          </table:table-cell>
          <table:table-cell table:style-name="ce191" table:formula="of:=COUNTIF([.C7:.S7];&quot;x&quot;)" office:value-type="float" office:value="0" calcext:value-type="float">
            <text:p>0</text:p>
          </table:table-cell>
          <table:table-cell table:style-name="ce192" table:formula="of:=COUNTIF([.C7:.S7];&quot;51&quot;)+COUNTIF([.C7:.S7];&quot;51☻&quot;)+COUNTIF([.C7:.S7];&quot;2&quot;)+COUNTIF([.C7:.S7];&quot;52&quot;)+COUNTIF([.C7:.S7];&quot;52☻&quot;)+COUNTIF([.C7:.S7];&quot;51$&quot;)+COUNTIF([.C7:.S7];&quot;52$&quot;)" office:value-type="float" office:value="0" calcext:value-type="float">
            <text:p>0</text:p>
          </table:table-cell>
          <table:table-cell table:style-name="ce88" table:formula="of:=[Vzorci_vnosov.$A$7]" office:value-type="string" office:string-value="KVIT☻" calcext:value-type="string">
            <text:p>KVIT☻</text:p>
          </table:table-cell>
          <table:table-cell table:style-name="ce49" table:formula="of:=RIGHT([.C7];1)">
            <text:p/>
          </table:table-cell>
          <table:table-cell table:style-name="ce49" table:formula="of:=RIGHT([.D7];1)">
            <text:p/>
          </table:table-cell>
          <table:table-cell table:style-name="ce49" table:formula="of:=RIGHT([.E7];1)">
            <text:p/>
          </table:table-cell>
          <table:table-cell table:style-name="ce49" table:formula="of:=RIGHT([.F7];1)">
            <text:p/>
          </table:table-cell>
          <table:table-cell table:style-name="ce49" table:formula="of:=RIGHT([.G7];1)">
            <text:p/>
          </table:table-cell>
          <table:table-cell table:style-name="ce49" table:formula="of:=RIGHT([.H7];1)">
            <text:p/>
          </table:table-cell>
          <table:table-cell table:style-name="ce49" table:formula="of:=RIGHT([.I7];1)">
            <text:p/>
          </table:table-cell>
          <table:table-cell table:style-name="ce49" table:formula="of:=RIGHT([.J7];1)">
            <text:p/>
          </table:table-cell>
          <table:table-cell table:style-name="ce49" table:formula="of:=RIGHT([.K7];1)">
            <text:p/>
          </table:table-cell>
          <table:table-cell table:style-name="ce49" table:formula="of:=RIGHT([.L7];1)">
            <text:p/>
          </table:table-cell>
          <table:table-cell table:style-name="ce49" table:formula="of:=RIGHT([.M7];1)">
            <text:p/>
          </table:table-cell>
          <table:table-cell table:style-name="ce49" table:formula="of:=RIGHT([.N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7];1)">
            <text:p/>
          </table:table-cell>
          <table:table-cell table:style-name="ce49" table:formula="of:=RIGHT([.P7];1)">
            <text:p/>
          </table:table-cell>
          <table:table-cell table:style-name="ce49" table:formula="of:=RIGHT([.Q7];1)">
            <text:p/>
          </table:table-cell>
          <table:table-cell table:style-name="ce49" table:formula="of:=RIGHT([.R7];1)">
            <text:p/>
          </table:table-cell>
          <table:table-cell table:style-name="ce49" table:formula="of:=RIGHT([.S7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07" calcext:value-type="date">
            <text:p>07/ apr</text:p>
          </table:table-cell>
          <table:table-cell table:style-name="ce180" table:formula="of:=TEXT([.A8];&quot;Ddd&quot;)" office:value-type="string" office:string-value="sre" calcext:value-type="string">
            <text:p>sre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8:.AY8];&quot;☻&quot;)" office:value-type="float" office:value="0" calcext:value-type="float">
            <text:p>0</text:p>
          </table:table-cell>
          <table:table-cell table:style-name="ce272" table:formula="of:=COUNTIF([.AH8:.AY8];&quot;☺&quot;)" office:value-type="float" office:value="0" calcext:value-type="float">
            <text:p>0</text:p>
          </table:table-cell>
          <table:table-cell table:style-name="ce272" table:formula="of:=COUNTIF([.C8:.S8];&quot;51&quot;)+COUNTIF([.C8:.S8];&quot;51$&quot;)+COUNTIF([.C8:.S8];&quot;51☻&quot;)" office:value-type="float" office:value="0" calcext:value-type="float">
            <text:p>0</text:p>
          </table:table-cell>
          <table:table-cell table:style-name="ce272" table:formula="of:=COUNTIF([.C8:.S8];&quot;52&quot;)+COUNTIF([.C8:.S8];&quot;52$&quot;)+COUNTIF([.C8:.S8];&quot;52☻&quot;)" office:value-type="float" office:value="0" calcext:value-type="float">
            <text:p>0</text:p>
          </table:table-cell>
          <table:table-cell table:style-name="ce272" table:formula="of:=COUNTIF([.C8:.S8];&quot;51¶&quot;)" office:value-type="float" office:value="0" calcext:value-type="float">
            <text:p>0</text:p>
          </table:table-cell>
          <table:table-cell table:style-name="ce272" table:formula="of:=COUNTIF([.C8:.S8];&quot;52¶&quot;)" office:value-type="float" office:value="0" calcext:value-type="float">
            <text:p>0</text:p>
          </table:table-cell>
          <table:table-cell table:style-name="ce272" table:formula="of:=COUNTIF([.C8:.S8];&quot;U&quot;)+COUNTIF([.C8:.S8];&quot;U☻&quot;)+COUNTIF([.C8:.S8];&quot;U☺&quot;)" office:value-type="float" office:value="0" calcext:value-type="float">
            <text:p>0</text:p>
          </table:table-cell>
          <table:table-cell table:style-name="ce272" table:formula="of:=COUNTIF([.C8:.S8];&quot;KVIT&quot;)+COUNTIF([.C8:.S8];&quot;KVIT☻&quot;)+COUNTIF([.C8:.S8];&quot;kvit$&quot;)" office:value-type="float" office:value="0" calcext:value-type="float">
            <text:p>0</text:p>
          </table:table-cell>
          <table:table-cell table:style-name="ce273" table:formula="of:=COUNTBLANK([.C8:.S8])-3" office:value-type="float" office:value="14" calcext:value-type="float">
            <text:p>14</text:p>
          </table:table-cell>
          <table:table-cell table:style-name="ce191" table:formula="of:=COUNTIF([.C8:.S8];&quot;x&quot;)" office:value-type="float" office:value="0" calcext:value-type="float">
            <text:p>0</text:p>
          </table:table-cell>
          <table:table-cell table:style-name="ce192" table:formula="of:=COUNTIF([.C8:.S8];&quot;51&quot;)+COUNTIF([.C8:.S8];&quot;51☻&quot;)+COUNTIF([.C8:.S8];&quot;2&quot;)+COUNTIF([.C8:.S8];&quot;52&quot;)+COUNTIF([.C8:.S8];&quot;52☻&quot;)+COUNTIF([.C8:.S8];&quot;51$&quot;)+COUNTIF([.C8:.S8];&quot;52$&quot;)" office:value-type="float" office:value="0" calcext:value-type="float">
            <text:p>0</text:p>
          </table:table-cell>
          <table:table-cell table:style-name="ce87" table:formula="of:=[Vzorci_vnosov.$A$8]" office:value-type="string" office:string-value="U" calcext:value-type="string">
            <text:p>U</text:p>
          </table:table-cell>
          <table:table-cell table:style-name="ce49" table:formula="of:=RIGHT([.C8];1)">
            <text:p/>
          </table:table-cell>
          <table:table-cell table:style-name="ce49" table:formula="of:=RIGHT([.D8];1)">
            <text:p/>
          </table:table-cell>
          <table:table-cell table:style-name="ce49" table:formula="of:=RIGHT([.E8];1)">
            <text:p/>
          </table:table-cell>
          <table:table-cell table:style-name="ce49" table:formula="of:=RIGHT([.F8];1)">
            <text:p/>
          </table:table-cell>
          <table:table-cell table:style-name="ce49" table:formula="of:=RIGHT([.G8];1)">
            <text:p/>
          </table:table-cell>
          <table:table-cell table:style-name="ce49" table:formula="of:=RIGHT([.H8];1)">
            <text:p/>
          </table:table-cell>
          <table:table-cell table:style-name="ce49" table:formula="of:=RIGHT([.I8];1)">
            <text:p/>
          </table:table-cell>
          <table:table-cell table:style-name="ce49" table:formula="of:=RIGHT([.J8];1)">
            <text:p/>
          </table:table-cell>
          <table:table-cell table:style-name="ce49" table:formula="of:=RIGHT([.K8];1)">
            <text:p/>
          </table:table-cell>
          <table:table-cell table:style-name="ce49" table:formula="of:=RIGHT([.L8];1)">
            <text:p/>
          </table:table-cell>
          <table:table-cell table:style-name="ce49" table:formula="of:=RIGHT([.M8];1)">
            <text:p/>
          </table:table-cell>
          <table:table-cell table:style-name="ce49" table:formula="of:=RIGHT([.N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8];1)">
            <text:p/>
          </table:table-cell>
          <table:table-cell table:style-name="ce49" table:formula="of:=RIGHT([.P8];1)">
            <text:p/>
          </table:table-cell>
          <table:table-cell table:style-name="ce49" table:formula="of:=RIGHT([.Q8];1)">
            <text:p/>
          </table:table-cell>
          <table:table-cell table:style-name="ce49" table:formula="of:=RIGHT([.R8];1)">
            <text:p/>
          </table:table-cell>
          <table:table-cell table:style-name="ce49" table:formula="of:=RIGHT([.S8];1)">
            <text:p/>
          </table:table-cell>
          <table:table-cell table:style-name="ce130" office:value-type="string" calcext:value-type="string">
            <office:annotation draw:style-name="gr1" draw:text-style-name="P2" svg:width="68.924cm" svg:height="31.776cm" svg:x="415.634cm" svg:y="55.086cm" draw:caption-point-x="-385.852cm" draw:caption-point-y="-50.261cm">
              <dc:creator> </dc:creator>
              <dc:date>2020-10-27T00:00:00</dc:date>
              <text:p text:style-name="P1"><text:span text:style-name="T1">Microsoft Office User:</text:span></text:p>
              <text:p text:style-name="P1"><text:span text:style-name="T2">sreda prosta</text:span></text:p>
            </office:annotation>
            <text:p>BUT</text:p>
          </table:table-cell>
          <table:table-cell table:style-name="ce130" table:number-columns-repeated="7"/>
          <table:table-cell table:style-name="ce27" table:number-columns-repeated="5"/>
        </table:table-row>
        <table:table-row table:style-name="ro4">
          <table:table-cell table:style-name="ce179" office:value-type="date" office:date-value="2021-04-08" calcext:value-type="date">
            <text:p>08/ apr</text:p>
          </table:table-cell>
          <table:table-cell table:style-name="ce180" table:formula="of:=TEXT([.A9];&quot;Ddd&quot;)" office:value-type="string" office:string-value="čet" calcext:value-type="string">
            <text:p>čet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9:.AY9];&quot;☻&quot;)" office:value-type="float" office:value="0" calcext:value-type="float">
            <text:p>0</text:p>
          </table:table-cell>
          <table:table-cell table:style-name="ce272" table:formula="of:=COUNTIF([.AH9:.AY9];&quot;☺&quot;)" office:value-type="float" office:value="0" calcext:value-type="float">
            <text:p>0</text:p>
          </table:table-cell>
          <table:table-cell table:style-name="ce272" table:formula="of:=COUNTIF([.C9:.S9];&quot;51&quot;)+COUNTIF([.C9:.S9];&quot;51$&quot;)+COUNTIF([.C9:.S9];&quot;51☻&quot;)" office:value-type="float" office:value="0" calcext:value-type="float">
            <text:p>0</text:p>
          </table:table-cell>
          <table:table-cell table:style-name="ce272" table:formula="of:=COUNTIF([.C9:.S9];&quot;52&quot;)+COUNTIF([.C9:.S9];&quot;52$&quot;)+COUNTIF([.C9:.S9];&quot;52☻&quot;)" office:value-type="float" office:value="0" calcext:value-type="float">
            <text:p>0</text:p>
          </table:table-cell>
          <table:table-cell table:style-name="ce272" table:formula="of:=COUNTIF([.C9:.S9];&quot;51¶&quot;)" office:value-type="float" office:value="0" calcext:value-type="float">
            <text:p>0</text:p>
          </table:table-cell>
          <table:table-cell table:style-name="ce272" table:formula="of:=COUNTIF([.C9:.S9];&quot;52¶&quot;)" office:value-type="float" office:value="0" calcext:value-type="float">
            <text:p>0</text:p>
          </table:table-cell>
          <table:table-cell table:style-name="ce272" table:formula="of:=COUNTIF([.C9:.S9];&quot;U&quot;)+COUNTIF([.C9:.S9];&quot;U☻&quot;)+COUNTIF([.C9:.S9];&quot;U☺&quot;)" office:value-type="float" office:value="0" calcext:value-type="float">
            <text:p>0</text:p>
          </table:table-cell>
          <table:table-cell table:style-name="ce272" table:formula="of:=COUNTIF([.C9:.S9];&quot;KVIT&quot;)+COUNTIF([.C9:.S9];&quot;KVIT☻&quot;)+COUNTIF([.C9:.S9];&quot;kvit$&quot;)" office:value-type="float" office:value="0" calcext:value-type="float">
            <text:p>0</text:p>
          </table:table-cell>
          <table:table-cell table:style-name="ce273" table:formula="of:=COUNTBLANK([.C9:.S9])-3" office:value-type="float" office:value="14" calcext:value-type="float">
            <text:p>14</text:p>
          </table:table-cell>
          <table:table-cell table:style-name="ce191" table:formula="of:=COUNTIF([.C9:.S9];&quot;x&quot;)" office:value-type="float" office:value="0" calcext:value-type="float">
            <text:p>0</text:p>
          </table:table-cell>
          <table:table-cell table:style-name="ce192" table:formula="of:=COUNTIF([.C9:.S9];&quot;51&quot;)+COUNTIF([.C9:.S9];&quot;51☻&quot;)+COUNTIF([.C9:.S9];&quot;2&quot;)+COUNTIF([.C9:.S9];&quot;52&quot;)+COUNTIF([.C9:.S9];&quot;52☻&quot;)+COUNTIF([.C9:.S9];&quot;51$&quot;)+COUNTIF([.C9:.S9];&quot;52$&quot;)" office:value-type="float" office:value="0" calcext:value-type="float">
            <text:p>0</text:p>
          </table:table-cell>
          <table:table-cell table:style-name="ce87" table:formula="of:=[Vzorci_vnosov.$A$9]" office:value-type="string" office:string-value="U☻" calcext:value-type="string">
            <text:p>U☻</text:p>
          </table:table-cell>
          <table:table-cell table:style-name="ce49" table:formula="of:=RIGHT([.C9];1)">
            <text:p/>
          </table:table-cell>
          <table:table-cell table:style-name="ce49" table:formula="of:=RIGHT([.D9];1)">
            <text:p/>
          </table:table-cell>
          <table:table-cell table:style-name="ce49" table:formula="of:=RIGHT([.E9];1)">
            <text:p/>
          </table:table-cell>
          <table:table-cell table:style-name="ce49" table:formula="of:=RIGHT([.F9];1)">
            <text:p/>
          </table:table-cell>
          <table:table-cell table:style-name="ce49" table:formula="of:=RIGHT([.G9];1)">
            <text:p/>
          </table:table-cell>
          <table:table-cell table:style-name="ce49" table:formula="of:=RIGHT([.H9];1)">
            <text:p/>
          </table:table-cell>
          <table:table-cell table:style-name="ce49" table:formula="of:=RIGHT([.I9];1)">
            <text:p/>
          </table:table-cell>
          <table:table-cell table:style-name="ce49" table:formula="of:=RIGHT([.J9];1)">
            <text:p/>
          </table:table-cell>
          <table:table-cell table:style-name="ce49" table:formula="of:=RIGHT([.K9];1)">
            <text:p/>
          </table:table-cell>
          <table:table-cell table:style-name="ce49" table:formula="of:=RIGHT([.L9];1)">
            <text:p/>
          </table:table-cell>
          <table:table-cell table:style-name="ce49" table:formula="of:=RIGHT([.M9];1)">
            <text:p/>
          </table:table-cell>
          <table:table-cell table:style-name="ce49" table:formula="of:=RIGHT([.N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9];1)">
            <text:p/>
          </table:table-cell>
          <table:table-cell table:style-name="ce49" table:formula="of:=RIGHT([.P9];1)">
            <text:p/>
          </table:table-cell>
          <table:table-cell table:style-name="ce49" table:formula="of:=RIGHT([.Q9];1)">
            <text:p/>
          </table:table-cell>
          <table:table-cell table:style-name="ce49" table:formula="of:=RIGHT([.R9];1)">
            <text:p/>
          </table:table-cell>
          <table:table-cell table:style-name="ce49" table:formula="of:=RIGHT([.S9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09" calcext:value-type="date">
            <text:p>09/ apr</text:p>
          </table:table-cell>
          <table:table-cell table:style-name="ce180" table:formula="of:=TEXT([.A10];&quot;Ddd&quot;)" office:value-type="string" office:string-value="pet" calcext:value-type="string">
            <text:p>pet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10:.AY10];&quot;☻&quot;)" office:value-type="float" office:value="0" calcext:value-type="float">
            <text:p>0</text:p>
          </table:table-cell>
          <table:table-cell table:style-name="ce272" table:formula="of:=COUNTIF([.AH10:.AY10];&quot;☺&quot;)" office:value-type="float" office:value="0" calcext:value-type="float">
            <text:p>0</text:p>
          </table:table-cell>
          <table:table-cell table:style-name="ce272" table:formula="of:=COUNTIF([.C10:.S10];&quot;51&quot;)+COUNTIF([.C10:.S10];&quot;51$&quot;)+COUNTIF([.C10:.S10];&quot;51☻&quot;)" office:value-type="float" office:value="0" calcext:value-type="float">
            <text:p>0</text:p>
          </table:table-cell>
          <table:table-cell table:style-name="ce272" table:formula="of:=COUNTIF([.C10:.S10];&quot;52&quot;)+COUNTIF([.C10:.S10];&quot;52$&quot;)+COUNTIF([.C10:.S10];&quot;52☻&quot;)" office:value-type="float" office:value="0" calcext:value-type="float">
            <text:p>0</text:p>
          </table:table-cell>
          <table:table-cell table:style-name="ce272" table:formula="of:=COUNTIF([.C10:.S10];&quot;51¶&quot;)" office:value-type="float" office:value="0" calcext:value-type="float">
            <text:p>0</text:p>
          </table:table-cell>
          <table:table-cell table:style-name="ce272" table:formula="of:=COUNTIF([.C10:.S10];&quot;52¶&quot;)" office:value-type="float" office:value="0" calcext:value-type="float">
            <text:p>0</text:p>
          </table:table-cell>
          <table:table-cell table:style-name="ce272" table:formula="of:=COUNTIF([.C10:.S10];&quot;U&quot;)+COUNTIF([.C10:.S10];&quot;U☻&quot;)+COUNTIF([.C10:.S10];&quot;U☺&quot;)" office:value-type="float" office:value="0" calcext:value-type="float">
            <text:p>0</text:p>
          </table:table-cell>
          <table:table-cell table:style-name="ce272" table:formula="of:=COUNTIF([.C10:.S10];&quot;KVIT&quot;)+COUNTIF([.C10:.S10];&quot;KVIT☻&quot;)+COUNTIF([.C10:.S10];&quot;kvit$&quot;)" office:value-type="float" office:value="0" calcext:value-type="float">
            <text:p>0</text:p>
          </table:table-cell>
          <table:table-cell table:style-name="ce273" table:formula="of:=COUNTBLANK([.C10:.S10])-3" office:value-type="float" office:value="14" calcext:value-type="float">
            <text:p>14</text:p>
          </table:table-cell>
          <table:table-cell table:style-name="ce191" table:formula="of:=COUNTIF([.C10:.S10];&quot;x&quot;)" office:value-type="float" office:value="0" calcext:value-type="float">
            <text:p>0</text:p>
          </table:table-cell>
          <table:table-cell table:style-name="ce192" table:formula="of:=COUNTIF([.C10:.S10];&quot;51&quot;)+COUNTIF([.C10:.S10];&quot;51☻&quot;)+COUNTIF([.C10:.S10];&quot;2&quot;)+COUNTIF([.C10:.S10];&quot;52&quot;)+COUNTIF([.C10:.S10];&quot;52☻&quot;)+COUNTIF([.C10:.S10];&quot;51$&quot;)+COUNTIF([.C10:.S10];&quot;52$&quot;)" office:value-type="float" office:value="0" calcext:value-type="float">
            <text:p>0</text:p>
          </table:table-cell>
          <table:table-cell table:style-name="ce87" table:formula="of:=[Vzorci_vnosov.$A$10]" office:value-type="string" office:string-value="12-20" calcext:value-type="string">
            <text:p>12-20</text:p>
          </table:table-cell>
          <table:table-cell table:style-name="ce49" table:formula="of:=RIGHT([.C10];1)">
            <text:p/>
          </table:table-cell>
          <table:table-cell table:style-name="ce49" table:formula="of:=RIGHT([.D10];1)">
            <text:p/>
          </table:table-cell>
          <table:table-cell table:style-name="ce49" table:formula="of:=RIGHT([.E10];1)">
            <text:p/>
          </table:table-cell>
          <table:table-cell table:style-name="ce49" table:formula="of:=RIGHT([.F10];1)">
            <text:p/>
          </table:table-cell>
          <table:table-cell table:style-name="ce49" table:formula="of:=RIGHT([.G10];1)">
            <text:p/>
          </table:table-cell>
          <table:table-cell table:style-name="ce49" table:formula="of:=RIGHT([.H10];1)">
            <text:p/>
          </table:table-cell>
          <table:table-cell table:style-name="ce49" table:formula="of:=RIGHT([.I10];1)">
            <text:p/>
          </table:table-cell>
          <table:table-cell table:style-name="ce49" table:formula="of:=RIGHT([.J10];1)">
            <text:p/>
          </table:table-cell>
          <table:table-cell table:style-name="ce49" table:formula="of:=RIGHT([.K10];1)">
            <text:p/>
          </table:table-cell>
          <table:table-cell table:style-name="ce49" table:formula="of:=RIGHT([.L10];1)">
            <text:p/>
          </table:table-cell>
          <table:table-cell table:style-name="ce49" table:formula="of:=RIGHT([.M10];1)">
            <text:p/>
          </table:table-cell>
          <table:table-cell table:style-name="ce49" table:formula="of:=RIGHT([.N1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0];1)">
            <text:p/>
          </table:table-cell>
          <table:table-cell table:style-name="ce49" table:formula="of:=RIGHT([.P10];1)">
            <text:p/>
          </table:table-cell>
          <table:table-cell table:style-name="ce49" table:formula="of:=RIGHT([.Q10];1)">
            <text:p/>
          </table:table-cell>
          <table:table-cell table:style-name="ce49" table:formula="of:=RIGHT([.R10];1)">
            <text:p/>
          </table:table-cell>
          <table:table-cell table:style-name="ce49" table:formula="of:=RIGHT([.S10];1)">
            <text:p/>
          </table:table-cell>
          <table:table-cell table:style-name="ce117" table:formula="of:=[Vzorci_vnosov.$C$13]" office:value-type="string" office:string-value="PIR" calcext:value-type="string">
            <office:annotation draw:style-name="gr1" draw:text-style-name="P2" svg:width="68.924cm" svg:height="31.459cm" svg:x="415.634cm" svg:y="71.252cm" draw:caption-point-x="-385.852cm" draw:caption-point-y="-65.051cm">
              <dc:creator> </dc:creator>
              <dc:date>2020-10-27T00:00:00</dc:date>
              <text:p text:style-name="P1"><text:span text:style-name="T1">Microsoft Office User:</text:span></text:p>
              <text:p text:style-name="P1"><text:span text:style-name="T2">Dr. Danojevic pravi za 18., 25., 26. Preglejte prosim kdaj je možno. </text:span></text:p>
            </office:annotation>
            <text:p>PIR</text:p>
          </table:table-cell>
          <table:table-cell table:style-name="ce130" table:number-columns-repeated="7"/>
          <table:table-cell table:style-name="ce27" table:number-columns-repeated="5"/>
        </table:table-row>
        <table:table-row table:style-name="ro4">
          <table:table-cell table:style-name="ce179" office:value-type="date" office:date-value="2021-04-10" calcext:value-type="date">
            <text:p>10/ apr</text:p>
          </table:table-cell>
          <table:table-cell table:style-name="ce180" table:formula="of:=TEXT([.A11];&quot;Ddd&quot;)" office:value-type="string" office:string-value="sob" calcext:value-type="string">
            <text:p>sob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11:.AY11];&quot;☻&quot;)" office:value-type="float" office:value="0" calcext:value-type="float">
            <text:p>0</text:p>
          </table:table-cell>
          <table:table-cell table:style-name="ce272" table:formula="of:=COUNTIF([.AH11:.AY11];&quot;☺&quot;)" office:value-type="float" office:value="0" calcext:value-type="float">
            <text:p>0</text:p>
          </table:table-cell>
          <table:table-cell table:style-name="ce272" table:formula="of:=COUNTIF([.C11:.S11];&quot;51&quot;)+COUNTIF([.C11:.S11];&quot;51$&quot;)+COUNTIF([.C11:.S11];&quot;51☻&quot;)" office:value-type="float" office:value="0" calcext:value-type="float">
            <text:p>0</text:p>
          </table:table-cell>
          <table:table-cell table:style-name="ce272" table:formula="of:=COUNTIF([.C11:.S11];&quot;52&quot;)+COUNTIF([.C11:.S11];&quot;52$&quot;)+COUNTIF([.C11:.S11];&quot;52☻&quot;)" office:value-type="float" office:value="0" calcext:value-type="float">
            <text:p>0</text:p>
          </table:table-cell>
          <table:table-cell table:style-name="ce272" table:formula="of:=COUNTIF([.C11:.S11];&quot;51¶&quot;)" office:value-type="float" office:value="0" calcext:value-type="float">
            <text:p>0</text:p>
          </table:table-cell>
          <table:table-cell table:style-name="ce272" table:formula="of:=COUNTIF([.C11:.S11];&quot;52¶&quot;)" office:value-type="float" office:value="0" calcext:value-type="float">
            <text:p>0</text:p>
          </table:table-cell>
          <table:table-cell table:style-name="ce272" table:formula="of:=COUNTIF([.C11:.S11];&quot;U&quot;)+COUNTIF([.C11:.S11];&quot;U☻&quot;)+COUNTIF([.C11:.S11];&quot;U☺&quot;)" office:value-type="float" office:value="0" calcext:value-type="float">
            <text:p>0</text:p>
          </table:table-cell>
          <table:table-cell table:style-name="ce272" table:formula="of:=COUNTIF([.C11:.S11];&quot;KVIT&quot;)+COUNTIF([.C11:.S11];&quot;KVIT☻&quot;)+COUNTIF([.C11:.S11];&quot;kvit$&quot;)" office:value-type="float" office:value="0" calcext:value-type="float">
            <text:p>0</text:p>
          </table:table-cell>
          <table:table-cell table:style-name="ce273" table:formula="of:=COUNTBLANK([.C11:.S11])-3" office:value-type="float" office:value="14" calcext:value-type="float">
            <text:p>14</text:p>
          </table:table-cell>
          <table:table-cell table:style-name="ce191" table:formula="of:=COUNTIF([.C11:.S11];&quot;x&quot;)" office:value-type="float" office:value="0" calcext:value-type="float">
            <text:p>0</text:p>
          </table:table-cell>
          <table:table-cell table:style-name="ce192" table:formula="of:=COUNTIF([.C11:.S11];&quot;51&quot;)+COUNTIF([.C11:.S11];&quot;51☻&quot;)+COUNTIF([.C11:.S11];&quot;2&quot;)+COUNTIF([.C11:.S11];&quot;52&quot;)+COUNTIF([.C11:.S11];&quot;52☻&quot;)+COUNTIF([.C11:.S11];&quot;51$&quot;)+COUNTIF([.C11:.S11];&quot;52$&quot;)" office:value-type="float" office:value="0" calcext:value-type="float">
            <text:p>0</text:p>
          </table:table-cell>
          <table:table-cell table:style-name="ce89" table:formula="of:=[Vzorci_vnosov.$A$11]" office:value-type="string" office:string-value="X" calcext:value-type="string">
            <text:p>X</text:p>
          </table:table-cell>
          <table:table-cell table:style-name="ce49" table:formula="of:=RIGHT([.C11];1)">
            <text:p/>
          </table:table-cell>
          <table:table-cell table:style-name="ce49" table:formula="of:=RIGHT([.D11];1)">
            <text:p/>
          </table:table-cell>
          <table:table-cell table:style-name="ce49" table:formula="of:=RIGHT([.E11];1)">
            <text:p/>
          </table:table-cell>
          <table:table-cell table:style-name="ce49" table:formula="of:=RIGHT([.F11];1)">
            <text:p/>
          </table:table-cell>
          <table:table-cell table:style-name="ce49" table:formula="of:=RIGHT([.G11];1)">
            <text:p/>
          </table:table-cell>
          <table:table-cell table:style-name="ce49" table:formula="of:=RIGHT([.H11];1)">
            <text:p/>
          </table:table-cell>
          <table:table-cell table:style-name="ce49" table:formula="of:=RIGHT([.I11];1)">
            <text:p/>
          </table:table-cell>
          <table:table-cell table:style-name="ce49" table:formula="of:=RIGHT([.J11];1)">
            <text:p/>
          </table:table-cell>
          <table:table-cell table:style-name="ce49" table:formula="of:=RIGHT([.K11];1)">
            <text:p/>
          </table:table-cell>
          <table:table-cell table:style-name="ce49" table:formula="of:=RIGHT([.L11];1)">
            <text:p/>
          </table:table-cell>
          <table:table-cell table:style-name="ce49" table:formula="of:=RIGHT([.M11];1)">
            <text:p/>
          </table:table-cell>
          <table:table-cell table:style-name="ce49" table:formula="of:=RIGHT([.N1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1];1)">
            <text:p/>
          </table:table-cell>
          <table:table-cell table:style-name="ce49" table:formula="of:=RIGHT([.P11];1)">
            <text:p/>
          </table:table-cell>
          <table:table-cell table:style-name="ce49" table:formula="of:=RIGHT([.Q11];1)">
            <text:p/>
          </table:table-cell>
          <table:table-cell table:style-name="ce49" table:formula="of:=RIGHT([.R11];1)">
            <text:p/>
          </table:table-cell>
          <table:table-cell table:style-name="ce49" table:formula="of:=RIGHT([.S11];1)">
            <text:p/>
          </table:table-cell>
          <table:table-cell table:style-name="ce130" office:value-type="string" calcext:value-type="string">
            <office:annotation draw:style-name="gr1" draw:text-style-name="P2" svg:width="68.924cm" svg:height="31.274cm" svg:x="415.634cm" svg:y="79.745cm" draw:caption-point-x="-385.852cm" draw:caption-point-y="-72.856cm">
              <dc:creator> </dc:creator>
              <dc:date>2020-10-27T00:00:00</dc:date>
              <text:p text:style-name="P1"><text:span text:style-name="T1">Microsoft Office User:ne torke</text:span></text:p>
              <text:p text:style-name="P1"><text:span text:style-name="T2">Ne morem 16.-17. in 20.-22., 28.4.-5.5</text:span></text:p>
            </office:annotation>
            <text:p>ŠTU</text:p>
          </table:table-cell>
          <table:table-cell table:style-name="ce130" table:number-columns-repeated="2"/>
          <table:table-cell table:style-name="ce130" office:value-type="string" calcext:value-type="string">
            <text:p><text:s/></text:p>
          </table:table-cell>
          <table:table-cell table:style-name="ce130" table:number-columns-repeated="4"/>
          <table:table-cell table:style-name="ce27" table:number-columns-repeated="5"/>
        </table:table-row>
        <table:table-row table:style-name="ro4">
          <table:table-cell table:style-name="ce179" office:value-type="date" office:date-value="2021-04-11" calcext:value-type="date">
            <text:p>11/ apr</text:p>
          </table:table-cell>
          <table:table-cell table:style-name="ce180" table:formula="of:=TEXT([.A12];&quot;Ddd&quot;)" office:value-type="string" office:string-value="ned" calcext:value-type="string">
            <text:p>ned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12:.AY12];&quot;☻&quot;)" office:value-type="float" office:value="0" calcext:value-type="float">
            <text:p>0</text:p>
          </table:table-cell>
          <table:table-cell table:style-name="ce272" table:formula="of:=COUNTIF([.AH12:.AY12];&quot;☺&quot;)" office:value-type="float" office:value="0" calcext:value-type="float">
            <text:p>0</text:p>
          </table:table-cell>
          <table:table-cell table:style-name="ce272" table:formula="of:=COUNTIF([.C12:.S12];&quot;51&quot;)+COUNTIF([.C12:.S12];&quot;51$&quot;)+COUNTIF([.C12:.S12];&quot;51☻&quot;)" office:value-type="float" office:value="0" calcext:value-type="float">
            <text:p>0</text:p>
          </table:table-cell>
          <table:table-cell table:style-name="ce272" table:formula="of:=COUNTIF([.C12:.S12];&quot;52&quot;)+COUNTIF([.C12:.S12];&quot;52$&quot;)+COUNTIF([.C12:.S12];&quot;52☻&quot;)" office:value-type="float" office:value="0" calcext:value-type="float">
            <text:p>0</text:p>
          </table:table-cell>
          <table:table-cell table:style-name="ce272" table:formula="of:=COUNTIF([.C12:.S12];&quot;51¶&quot;)" office:value-type="float" office:value="0" calcext:value-type="float">
            <text:p>0</text:p>
          </table:table-cell>
          <table:table-cell table:style-name="ce272" table:formula="of:=COUNTIF([.C12:.S12];&quot;52¶&quot;)" office:value-type="float" office:value="0" calcext:value-type="float">
            <text:p>0</text:p>
          </table:table-cell>
          <table:table-cell table:style-name="ce272" table:formula="of:=COUNTIF([.C12:.S12];&quot;U&quot;)+COUNTIF([.C12:.S12];&quot;U☻&quot;)+COUNTIF([.C12:.S12];&quot;U☺&quot;)" office:value-type="float" office:value="0" calcext:value-type="float">
            <text:p>0</text:p>
          </table:table-cell>
          <table:table-cell table:style-name="ce272" table:formula="of:=COUNTIF([.C12:.S12];&quot;KVIT&quot;)+COUNTIF([.C12:.S12];&quot;KVIT☻&quot;)+COUNTIF([.C12:.S12];&quot;kvit$&quot;)" office:value-type="float" office:value="0" calcext:value-type="float">
            <text:p>0</text:p>
          </table:table-cell>
          <table:table-cell table:style-name="ce273" table:formula="of:=COUNTBLANK([.C12:.S12])-3" office:value-type="float" office:value="14" calcext:value-type="float">
            <text:p>14</text:p>
          </table:table-cell>
          <table:table-cell table:style-name="ce191" table:formula="of:=COUNTIF([.C12:.S12];&quot;x&quot;)" office:value-type="float" office:value="0" calcext:value-type="float">
            <text:p>0</text:p>
          </table:table-cell>
          <table:table-cell table:style-name="ce192" table:formula="of:=COUNTIF([.C12:.S12];&quot;51&quot;)+COUNTIF([.C12:.S12];&quot;51☻&quot;)+COUNTIF([.C12:.S12];&quot;2&quot;)+COUNTIF([.C12:.S12];&quot;52&quot;)+COUNTIF([.C12:.S12];&quot;52☻&quot;)+COUNTIF([.C12:.S12];&quot;51$&quot;)+COUNTIF([.C12:.S12];&quot;52$&quot;)" office:value-type="float" office:value="0" calcext:value-type="float">
            <text:p>0</text:p>
          </table:table-cell>
          <table:table-cell table:style-name="ce87" table:formula="of:=[Vzorci_vnosov.$A$12]" office:value-type="string" office:string-value="D" calcext:value-type="string">
            <text:p>D</text:p>
          </table:table-cell>
          <table:table-cell table:style-name="ce49" table:formula="of:=RIGHT([.C12];1)">
            <text:p/>
          </table:table-cell>
          <table:table-cell table:style-name="ce49" table:formula="of:=RIGHT([.D12];1)">
            <text:p/>
          </table:table-cell>
          <table:table-cell table:style-name="ce49" table:formula="of:=RIGHT([.E12];1)">
            <text:p/>
          </table:table-cell>
          <table:table-cell table:style-name="ce49" table:formula="of:=RIGHT([.F12];1)">
            <text:p/>
          </table:table-cell>
          <table:table-cell table:style-name="ce49" table:formula="of:=RIGHT([.G12];1)">
            <text:p/>
          </table:table-cell>
          <table:table-cell table:style-name="ce49" table:formula="of:=RIGHT([.H12];1)">
            <text:p/>
          </table:table-cell>
          <table:table-cell table:style-name="ce49" table:formula="of:=RIGHT([.I12];1)">
            <text:p/>
          </table:table-cell>
          <table:table-cell table:style-name="ce49" table:formula="of:=RIGHT([.J12];1)">
            <text:p/>
          </table:table-cell>
          <table:table-cell table:style-name="ce49" table:formula="of:=RIGHT([.K12];1)">
            <text:p/>
          </table:table-cell>
          <table:table-cell table:style-name="ce49" table:formula="of:=RIGHT([.L12];1)">
            <text:p/>
          </table:table-cell>
          <table:table-cell table:style-name="ce49" table:formula="of:=RIGHT([.M12];1)">
            <text:p/>
          </table:table-cell>
          <table:table-cell table:style-name="ce49" table:formula="of:=RIGHT([.N1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2];1)">
            <text:p/>
          </table:table-cell>
          <table:table-cell table:style-name="ce49" table:formula="of:=RIGHT([.P12];1)">
            <text:p/>
          </table:table-cell>
          <table:table-cell table:style-name="ce49" table:formula="of:=RIGHT([.Q12];1)">
            <text:p/>
          </table:table-cell>
          <table:table-cell table:style-name="ce49" table:formula="of:=RIGHT([.R12];1)">
            <text:p/>
          </table:table-cell>
          <table:table-cell table:style-name="ce49" table:formula="of:=RIGHT([.S12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12" calcext:value-type="date">
            <text:p>12/ apr</text:p>
          </table:table-cell>
          <table:table-cell table:style-name="ce180" table:formula="of:=TEXT([.A13];&quot;Ddd&quot;)" office:value-type="string" office:string-value="pon" calcext:value-type="string">
            <text:p>pon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13:.AY13];&quot;☻&quot;)" office:value-type="float" office:value="0" calcext:value-type="float">
            <text:p>0</text:p>
          </table:table-cell>
          <table:table-cell table:style-name="ce272" table:formula="of:=COUNTIF([.AH13:.AY13];&quot;☺&quot;)" office:value-type="float" office:value="0" calcext:value-type="float">
            <text:p>0</text:p>
          </table:table-cell>
          <table:table-cell table:style-name="ce272" table:formula="of:=COUNTIF([.C13:.S13];&quot;51&quot;)+COUNTIF([.C13:.S13];&quot;51$&quot;)+COUNTIF([.C13:.S13];&quot;51☻&quot;)" office:value-type="float" office:value="0" calcext:value-type="float">
            <text:p>0</text:p>
          </table:table-cell>
          <table:table-cell table:style-name="ce272" table:formula="of:=COUNTIF([.C13:.S13];&quot;52&quot;)+COUNTIF([.C13:.S13];&quot;52$&quot;)+COUNTIF([.C13:.S13];&quot;52☻&quot;)" office:value-type="float" office:value="0" calcext:value-type="float">
            <text:p>0</text:p>
          </table:table-cell>
          <table:table-cell table:style-name="ce272" table:formula="of:=COUNTIF([.C13:.S13];&quot;51¶&quot;)" office:value-type="float" office:value="0" calcext:value-type="float">
            <text:p>0</text:p>
          </table:table-cell>
          <table:table-cell table:style-name="ce272" table:formula="of:=COUNTIF([.C13:.S13];&quot;52¶&quot;)" office:value-type="float" office:value="0" calcext:value-type="float">
            <text:p>0</text:p>
          </table:table-cell>
          <table:table-cell table:style-name="ce272" table:formula="of:=COUNTIF([.C13:.S13];&quot;U&quot;)+COUNTIF([.C13:.S13];&quot;U☻&quot;)+COUNTIF([.C13:.S13];&quot;U☺&quot;)" office:value-type="float" office:value="0" calcext:value-type="float">
            <text:p>0</text:p>
          </table:table-cell>
          <table:table-cell table:style-name="ce272" table:formula="of:=COUNTIF([.C13:.S13];&quot;KVIT&quot;)+COUNTIF([.C13:.S13];&quot;KVIT☻&quot;)+COUNTIF([.C13:.S13];&quot;kvit$&quot;)" office:value-type="float" office:value="0" calcext:value-type="float">
            <text:p>0</text:p>
          </table:table-cell>
          <table:table-cell table:style-name="ce273" table:formula="of:=COUNTBLANK([.C13:.S13])-3" office:value-type="float" office:value="14" calcext:value-type="float">
            <text:p>14</text:p>
          </table:table-cell>
          <table:table-cell table:style-name="ce191" table:formula="of:=COUNTIF([.C13:.S13];&quot;x&quot;)" office:value-type="float" office:value="0" calcext:value-type="float">
            <text:p>0</text:p>
          </table:table-cell>
          <table:table-cell table:style-name="ce192" table:formula="of:=COUNTIF([.C13:.S13];&quot;51&quot;)+COUNTIF([.C13:.S13];&quot;51☻&quot;)+COUNTIF([.C13:.S13];&quot;2&quot;)+COUNTIF([.C13:.S13];&quot;52&quot;)+COUNTIF([.C13:.S13];&quot;52☻&quot;)+COUNTIF([.C13:.S13];&quot;51$&quot;)+COUNTIF([.C13:.S13];&quot;52$&quot;)" office:value-type="float" office:value="0" calcext:value-type="float">
            <text:p>0</text:p>
          </table:table-cell>
          <table:table-cell table:style-name="ce87" table:formula="of:=[Vzorci_vnosov.$A$13]" office:value-type="string" office:string-value="BOL" calcext:value-type="string">
            <text:p>BOL</text:p>
          </table:table-cell>
          <table:table-cell table:style-name="ce49" table:formula="of:=RIGHT([.C13];1)">
            <text:p/>
          </table:table-cell>
          <table:table-cell table:style-name="ce49" table:formula="of:=RIGHT([.D13];1)">
            <text:p/>
          </table:table-cell>
          <table:table-cell table:style-name="ce49" table:formula="of:=RIGHT([.E13];1)">
            <text:p/>
          </table:table-cell>
          <table:table-cell table:style-name="ce49" table:formula="of:=RIGHT([.F13];1)">
            <text:p/>
          </table:table-cell>
          <table:table-cell table:style-name="ce49" table:formula="of:=RIGHT([.G13];1)">
            <text:p/>
          </table:table-cell>
          <table:table-cell table:style-name="ce49" table:formula="of:=RIGHT([.H13];1)">
            <text:p/>
          </table:table-cell>
          <table:table-cell table:style-name="ce49" table:formula="of:=RIGHT([.I13];1)">
            <text:p/>
          </table:table-cell>
          <table:table-cell table:style-name="ce49" table:formula="of:=RIGHT([.J13];1)">
            <text:p/>
          </table:table-cell>
          <table:table-cell table:style-name="ce49" table:formula="of:=RIGHT([.K13];1)">
            <text:p/>
          </table:table-cell>
          <table:table-cell table:style-name="ce49" table:formula="of:=RIGHT([.L13];1)">
            <text:p/>
          </table:table-cell>
          <table:table-cell table:style-name="ce49" table:formula="of:=RIGHT([.M13];1)">
            <text:p/>
          </table:table-cell>
          <table:table-cell table:style-name="ce49" table:formula="of:=RIGHT([.N1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3];1)">
            <text:p/>
          </table:table-cell>
          <table:table-cell table:style-name="ce49" table:formula="of:=RIGHT([.P13];1)">
            <text:p/>
          </table:table-cell>
          <table:table-cell table:style-name="ce49" table:formula="of:=RIGHT([.Q13];1)">
            <text:p/>
          </table:table-cell>
          <table:table-cell table:style-name="ce49" table:formula="of:=RIGHT([.R13];1)">
            <text:p/>
          </table:table-cell>
          <table:table-cell table:style-name="ce49" table:formula="of:=RIGHT([.S13];1)">
            <text:p/>
          </table:table-cell>
          <table:table-cell table:style-name="ce117" table:formula="of:=[Vzorci_vnosov.$C$9]" office:value-type="string" office:string-value="TOM" calcext:value-type="string">
            <office:annotation draw:style-name="gr1" draw:text-style-name="P2" svg:width="68.924cm" svg:height="30.268cm" svg:x="415.634cm" svg:y="95.726cm" draw:caption-point-x="-385.852cm" draw:caption-point-y="-87.461cm">
              <dc:creator> </dc:creator>
              <dc:date>2020-10-27T00:00:00</dc:date>
              <text:p text:style-name="P1"><text:span text:style-name="T1">Microsoft Office User:</text:span></text:p>
              <text:p text:style-name="P1"><text:span text:style-name="T2">Ne morem dežurat 20.-22. in 30-ega.</text:span></text:p>
            </office:annotation>
            <text:p>TOM</text:p>
          </table:table-cell>
          <table:table-cell table:style-name="ce130" table:number-columns-repeated="7"/>
          <table:table-cell table:style-name="ce27" table:number-columns-repeated="5"/>
        </table:table-row>
        <table:table-row table:style-name="ro4">
          <table:table-cell table:style-name="ce179" office:value-type="date" office:date-value="2021-04-13" calcext:value-type="date">
            <text:p>13/ apr</text:p>
          </table:table-cell>
          <table:table-cell table:style-name="ce180" table:formula="of:=TEXT([.A14];&quot;Ddd&quot;)" office:value-type="string" office:string-value="tor" calcext:value-type="string">
            <text:p>tor</text:p>
          </table:table-cell>
          <table:table-cell table:style-name="ce182" table:number-columns-repeated="15"/>
          <table:table-cell table:style-name="ce57" table:formula="of:=[Vzorci_vnosov.$A$11]" office:value-type="string" office:string-value="X" calcext:value-type="string">
            <text:p>X</text:p>
          </table:table-cell>
          <table:table-cell table:style-name="ce182" table:number-columns-repeated="2"/>
          <table:table-cell table:style-name="ce181"/>
          <table:table-cell table:style-name="ce272" table:formula="of:=COUNTIF([.AH14:.AY14];&quot;☻&quot;)" office:value-type="float" office:value="0" calcext:value-type="float">
            <text:p>0</text:p>
          </table:table-cell>
          <table:table-cell table:style-name="ce272" table:formula="of:=COUNTIF([.AH14:.AY14];&quot;☺&quot;)" office:value-type="float" office:value="0" calcext:value-type="float">
            <text:p>0</text:p>
          </table:table-cell>
          <table:table-cell table:style-name="ce272" table:formula="of:=COUNTIF([.C14:.S14];&quot;51&quot;)+COUNTIF([.C14:.S14];&quot;51$&quot;)+COUNTIF([.C14:.S14];&quot;51☻&quot;)" office:value-type="float" office:value="0" calcext:value-type="float">
            <text:p>0</text:p>
          </table:table-cell>
          <table:table-cell table:style-name="ce272" table:formula="of:=COUNTIF([.C14:.S14];&quot;52&quot;)+COUNTIF([.C14:.S14];&quot;52$&quot;)+COUNTIF([.C14:.S14];&quot;52☻&quot;)" office:value-type="float" office:value="0" calcext:value-type="float">
            <text:p>0</text:p>
          </table:table-cell>
          <table:table-cell table:style-name="ce272" table:formula="of:=COUNTIF([.C14:.S14];&quot;51¶&quot;)" office:value-type="float" office:value="0" calcext:value-type="float">
            <text:p>0</text:p>
          </table:table-cell>
          <table:table-cell table:style-name="ce272" table:formula="of:=COUNTIF([.C14:.S14];&quot;52¶&quot;)" office:value-type="float" office:value="0" calcext:value-type="float">
            <text:p>0</text:p>
          </table:table-cell>
          <table:table-cell table:style-name="ce272" table:formula="of:=COUNTIF([.C14:.S14];&quot;U&quot;)+COUNTIF([.C14:.S14];&quot;U☻&quot;)+COUNTIF([.C14:.S14];&quot;U☺&quot;)" office:value-type="float" office:value="0" calcext:value-type="float">
            <text:p>0</text:p>
          </table:table-cell>
          <table:table-cell table:style-name="ce272" table:formula="of:=COUNTIF([.C14:.S14];&quot;KVIT&quot;)+COUNTIF([.C14:.S14];&quot;KVIT☻&quot;)+COUNTIF([.C14:.S14];&quot;kvit$&quot;)" office:value-type="float" office:value="0" calcext:value-type="float">
            <text:p>0</text:p>
          </table:table-cell>
          <table:table-cell table:style-name="ce273" table:formula="of:=COUNTBLANK([.C14:.S14])-3" office:value-type="float" office:value="13" calcext:value-type="float">
            <text:p>13</text:p>
          </table:table-cell>
          <table:table-cell table:style-name="ce191" table:formula="of:=COUNTIF([.C14:.S14];&quot;x&quot;)" office:value-type="float" office:value="1" calcext:value-type="float">
            <text:p>1</text:p>
          </table:table-cell>
          <table:table-cell table:style-name="ce192" table:formula="of:=COUNTIF([.C14:.S14];&quot;51&quot;)+COUNTIF([.C14:.S14];&quot;51☻&quot;)+COUNTIF([.C14:.S14];&quot;2&quot;)+COUNTIF([.C14:.S14];&quot;52&quot;)+COUNTIF([.C14:.S14];&quot;52☻&quot;)+COUNTIF([.C14:.S14];&quot;51$&quot;)+COUNTIF([.C14:.S14];&quot;52$&quot;)" office:value-type="float" office:value="0" calcext:value-type="float">
            <text:p>0</text:p>
          </table:table-cell>
          <table:table-cell table:style-name="ce90" table:formula="of:=[Vzorci_vnosov.$A$14]" office:value-type="string" office:string-value="☻" calcext:value-type="string">
            <text:p>☻</text:p>
          </table:table-cell>
          <table:table-cell table:style-name="ce49" table:formula="of:=RIGHT([.C14];1)">
            <text:p/>
          </table:table-cell>
          <table:table-cell table:style-name="ce49" table:formula="of:=RIGHT([.D14];1)">
            <text:p/>
          </table:table-cell>
          <table:table-cell table:style-name="ce49" table:formula="of:=RIGHT([.E14];1)">
            <text:p/>
          </table:table-cell>
          <table:table-cell table:style-name="ce49" table:formula="of:=RIGHT([.F14];1)">
            <text:p/>
          </table:table-cell>
          <table:table-cell table:style-name="ce49" table:formula="of:=RIGHT([.G14];1)">
            <text:p/>
          </table:table-cell>
          <table:table-cell table:style-name="ce49" table:formula="of:=RIGHT([.H14];1)">
            <text:p/>
          </table:table-cell>
          <table:table-cell table:style-name="ce49" table:formula="of:=RIGHT([.I14];1)">
            <text:p/>
          </table:table-cell>
          <table:table-cell table:style-name="ce49" table:formula="of:=RIGHT([.J14];1)">
            <text:p/>
          </table:table-cell>
          <table:table-cell table:style-name="ce49" table:formula="of:=RIGHT([.K14];1)">
            <text:p/>
          </table:table-cell>
          <table:table-cell table:style-name="ce49" table:formula="of:=RIGHT([.L14];1)">
            <text:p/>
          </table:table-cell>
          <table:table-cell table:style-name="ce49" table:formula="of:=RIGHT([.M14];1)">
            <text:p/>
          </table:table-cell>
          <table:table-cell table:style-name="ce49" table:formula="of:=RIGHT([.N1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4];1)">
            <text:p/>
          </table:table-cell>
          <table:table-cell table:style-name="ce49" table:formula="of:=RIGHT([.P14];1)">
            <text:p/>
          </table:table-cell>
          <table:table-cell table:style-name="ce49" table:formula="of:=RIGHT([.Q14];1)">
            <text:p/>
          </table:table-cell>
          <table:table-cell table:style-name="ce49" table:formula="of:=RIGHT([.R14];1)" office:value-type="string" office:string-value="X" calcext:value-type="string">
            <text:p>X</text:p>
          </table:table-cell>
          <table:table-cell table:style-name="ce49" table:formula="of:=RIGHT([.S14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14" calcext:value-type="date">
            <text:p>14/ apr</text:p>
          </table:table-cell>
          <table:table-cell table:style-name="ce180" table:formula="of:=TEXT([.A15];&quot;Ddd&quot;)" office:value-type="string" office:string-value="sre" calcext:value-type="string">
            <text:p>sre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15:.AY15];&quot;☻&quot;)" office:value-type="float" office:value="0" calcext:value-type="float">
            <text:p>0</text:p>
          </table:table-cell>
          <table:table-cell table:style-name="ce272" table:formula="of:=COUNTIF([.AH15:.AY15];&quot;☺&quot;)" office:value-type="float" office:value="0" calcext:value-type="float">
            <text:p>0</text:p>
          </table:table-cell>
          <table:table-cell table:style-name="ce272" table:formula="of:=COUNTIF([.C15:.S15];&quot;51&quot;)+COUNTIF([.C15:.S15];&quot;51$&quot;)+COUNTIF([.C15:.S15];&quot;51☻&quot;)" office:value-type="float" office:value="0" calcext:value-type="float">
            <text:p>0</text:p>
          </table:table-cell>
          <table:table-cell table:style-name="ce272" table:formula="of:=COUNTIF([.C15:.S15];&quot;52&quot;)+COUNTIF([.C15:.S15];&quot;52$&quot;)+COUNTIF([.C15:.S15];&quot;52☻&quot;)" office:value-type="float" office:value="0" calcext:value-type="float">
            <text:p>0</text:p>
          </table:table-cell>
          <table:table-cell table:style-name="ce272" table:formula="of:=COUNTIF([.C15:.S15];&quot;51¶&quot;)" office:value-type="float" office:value="0" calcext:value-type="float">
            <text:p>0</text:p>
          </table:table-cell>
          <table:table-cell table:style-name="ce272" table:formula="of:=COUNTIF([.C15:.S15];&quot;52¶&quot;)" office:value-type="float" office:value="0" calcext:value-type="float">
            <text:p>0</text:p>
          </table:table-cell>
          <table:table-cell table:style-name="ce272" table:formula="of:=COUNTIF([.C15:.S15];&quot;U&quot;)+COUNTIF([.C15:.S15];&quot;U☻&quot;)+COUNTIF([.C15:.S15];&quot;U☺&quot;)" office:value-type="float" office:value="0" calcext:value-type="float">
            <text:p>0</text:p>
          </table:table-cell>
          <table:table-cell table:style-name="ce272" table:formula="of:=COUNTIF([.C15:.S15];&quot;KVIT&quot;)+COUNTIF([.C15:.S15];&quot;KVIT☻&quot;)+COUNTIF([.C15:.S15];&quot;kvit$&quot;)" office:value-type="float" office:value="0" calcext:value-type="float">
            <text:p>0</text:p>
          </table:table-cell>
          <table:table-cell table:style-name="ce273" table:formula="of:=COUNTBLANK([.C15:.S15])-3" office:value-type="float" office:value="14" calcext:value-type="float">
            <text:p>14</text:p>
          </table:table-cell>
          <table:table-cell table:style-name="ce191" table:formula="of:=COUNTIF([.C15:.S15];&quot;x&quot;)" office:value-type="float" office:value="0" calcext:value-type="float">
            <text:p>0</text:p>
          </table:table-cell>
          <table:table-cell table:style-name="ce192" table:formula="of:=COUNTIF([.C15:.S15];&quot;51&quot;)+COUNTIF([.C15:.S15];&quot;51☻&quot;)+COUNTIF([.C15:.S15];&quot;2&quot;)+COUNTIF([.C15:.S15];&quot;52&quot;)+COUNTIF([.C15:.S15];&quot;52☻&quot;)+COUNTIF([.C15:.S15];&quot;51$&quot;)+COUNTIF([.C15:.S15];&quot;52$&quot;)" office:value-type="float" office:value="0" calcext:value-type="float">
            <text:p>0</text:p>
          </table:table-cell>
          <table:table-cell table:style-name="ce87" table:formula="of:=[Vzorci_vnosov.$A$15]" office:value-type="string" office:string-value="SO" calcext:value-type="string">
            <text:p>SO</text:p>
          </table:table-cell>
          <table:table-cell table:style-name="ce49" table:formula="of:=RIGHT([.C15];1)">
            <text:p/>
          </table:table-cell>
          <table:table-cell table:style-name="ce49" table:formula="of:=RIGHT([.D15];1)">
            <text:p/>
          </table:table-cell>
          <table:table-cell table:style-name="ce49" table:formula="of:=RIGHT([.E15];1)">
            <text:p/>
          </table:table-cell>
          <table:table-cell table:style-name="ce49" table:formula="of:=RIGHT([.F15];1)">
            <text:p/>
          </table:table-cell>
          <table:table-cell table:style-name="ce49" table:formula="of:=RIGHT([.G15];1)">
            <text:p/>
          </table:table-cell>
          <table:table-cell table:style-name="ce49" table:formula="of:=RIGHT([.H15];1)">
            <text:p/>
          </table:table-cell>
          <table:table-cell table:style-name="ce49" table:formula="of:=RIGHT([.I15];1)">
            <text:p/>
          </table:table-cell>
          <table:table-cell table:style-name="ce49" table:formula="of:=RIGHT([.J15];1)">
            <text:p/>
          </table:table-cell>
          <table:table-cell table:style-name="ce49" table:formula="of:=RIGHT([.K15];1)">
            <text:p/>
          </table:table-cell>
          <table:table-cell table:style-name="ce49" table:formula="of:=RIGHT([.L15];1)">
            <text:p/>
          </table:table-cell>
          <table:table-cell table:style-name="ce49" table:formula="of:=RIGHT([.M15];1)">
            <text:p/>
          </table:table-cell>
          <table:table-cell table:style-name="ce49" table:formula="of:=RIGHT([.N1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5];1)">
            <text:p/>
          </table:table-cell>
          <table:table-cell table:style-name="ce49" table:formula="of:=RIGHT([.P15];1)">
            <text:p/>
          </table:table-cell>
          <table:table-cell table:style-name="ce49" table:formula="of:=RIGHT([.Q15];1)">
            <text:p/>
          </table:table-cell>
          <table:table-cell table:style-name="ce49" table:formula="of:=RIGHT([.R15];1)">
            <text:p/>
          </table:table-cell>
          <table:table-cell table:style-name="ce49" table:formula="of:=RIGHT([.S15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15" calcext:value-type="date">
            <text:p>15/ apr</text:p>
          </table:table-cell>
          <table:table-cell table:style-name="ce180" table:formula="of:=TEXT([.A16];&quot;Ddd&quot;)" office:value-type="string" office:string-value="čet" calcext:value-type="string">
            <text:p>čet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16:.AY16];&quot;☻&quot;)" office:value-type="float" office:value="0" calcext:value-type="float">
            <text:p>0</text:p>
          </table:table-cell>
          <table:table-cell table:style-name="ce272" table:formula="of:=COUNTIF([.AH16:.AY16];&quot;☺&quot;)" office:value-type="float" office:value="0" calcext:value-type="float">
            <text:p>0</text:p>
          </table:table-cell>
          <table:table-cell table:style-name="ce272" table:formula="of:=COUNTIF([.C16:.S16];&quot;51&quot;)+COUNTIF([.C16:.S16];&quot;51$&quot;)+COUNTIF([.C16:.S16];&quot;51☻&quot;)" office:value-type="float" office:value="0" calcext:value-type="float">
            <text:p>0</text:p>
          </table:table-cell>
          <table:table-cell table:style-name="ce272" table:formula="of:=COUNTIF([.C16:.S16];&quot;52&quot;)+COUNTIF([.C16:.S16];&quot;52$&quot;)+COUNTIF([.C16:.S16];&quot;52☻&quot;)" office:value-type="float" office:value="0" calcext:value-type="float">
            <text:p>0</text:p>
          </table:table-cell>
          <table:table-cell table:style-name="ce272" table:formula="of:=COUNTIF([.C16:.S16];&quot;51¶&quot;)" office:value-type="float" office:value="0" calcext:value-type="float">
            <text:p>0</text:p>
          </table:table-cell>
          <table:table-cell table:style-name="ce272" table:formula="of:=COUNTIF([.C16:.S16];&quot;52¶&quot;)" office:value-type="float" office:value="0" calcext:value-type="float">
            <text:p>0</text:p>
          </table:table-cell>
          <table:table-cell table:style-name="ce272" table:formula="of:=COUNTIF([.C16:.S16];&quot;U&quot;)+COUNTIF([.C16:.S16];&quot;U☻&quot;)+COUNTIF([.C16:.S16];&quot;U☺&quot;)" office:value-type="float" office:value="0" calcext:value-type="float">
            <text:p>0</text:p>
          </table:table-cell>
          <table:table-cell table:style-name="ce272" table:formula="of:=COUNTIF([.C16:.S16];&quot;KVIT&quot;)+COUNTIF([.C16:.S16];&quot;KVIT☻&quot;)+COUNTIF([.C16:.S16];&quot;kvit$&quot;)" office:value-type="float" office:value="0" calcext:value-type="float">
            <text:p>0</text:p>
          </table:table-cell>
          <table:table-cell table:style-name="ce273" table:formula="of:=COUNTBLANK([.C16:.S16])-3" office:value-type="float" office:value="14" calcext:value-type="float">
            <text:p>14</text:p>
          </table:table-cell>
          <table:table-cell table:style-name="ce191" table:formula="of:=COUNTIF([.C16:.S16];&quot;x&quot;)" office:value-type="float" office:value="0" calcext:value-type="float">
            <text:p>0</text:p>
          </table:table-cell>
          <table:table-cell table:style-name="ce192" table:formula="of:=COUNTIF([.C16:.S16];&quot;51&quot;)+COUNTIF([.C16:.S16];&quot;51☻&quot;)+COUNTIF([.C16:.S16];&quot;2&quot;)+COUNTIF([.C16:.S16];&quot;52&quot;)+COUNTIF([.C16:.S16];&quot;52☻&quot;)+COUNTIF([.C16:.S16];&quot;51$&quot;)+COUNTIF([.C16:.S16];&quot;52$&quot;)" office:value-type="float" office:value="0" calcext:value-type="float">
            <text:p>0</text:p>
          </table:table-cell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49" table:formula="of:=RIGHT([.C16];1)">
            <text:p/>
          </table:table-cell>
          <table:table-cell table:style-name="ce49" table:formula="of:=RIGHT([.D16];1)">
            <text:p/>
          </table:table-cell>
          <table:table-cell table:style-name="ce49" table:formula="of:=RIGHT([.E16];1)">
            <text:p/>
          </table:table-cell>
          <table:table-cell table:style-name="ce49" table:formula="of:=RIGHT([.F16];1)">
            <text:p/>
          </table:table-cell>
          <table:table-cell table:style-name="ce49" table:formula="of:=RIGHT([.G16];1)">
            <text:p/>
          </table:table-cell>
          <table:table-cell table:style-name="ce49" table:formula="of:=RIGHT([.H16];1)">
            <text:p/>
          </table:table-cell>
          <table:table-cell table:style-name="ce49" table:formula="of:=RIGHT([.I16];1)">
            <text:p/>
          </table:table-cell>
          <table:table-cell table:style-name="ce49" table:formula="of:=RIGHT([.J16];1)">
            <text:p/>
          </table:table-cell>
          <table:table-cell table:style-name="ce49" table:formula="of:=RIGHT([.K16];1)">
            <text:p/>
          </table:table-cell>
          <table:table-cell table:style-name="ce49" table:formula="of:=RIGHT([.L16];1)">
            <text:p/>
          </table:table-cell>
          <table:table-cell table:style-name="ce49" table:formula="of:=RIGHT([.M16];1)">
            <text:p/>
          </table:table-cell>
          <table:table-cell table:style-name="ce49" table:formula="of:=RIGHT([.N1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6];1)">
            <text:p/>
          </table:table-cell>
          <table:table-cell table:style-name="ce49" table:formula="of:=RIGHT([.P16];1)">
            <text:p/>
          </table:table-cell>
          <table:table-cell table:style-name="ce49" table:formula="of:=RIGHT([.Q16];1)">
            <text:p/>
          </table:table-cell>
          <table:table-cell table:style-name="ce49" table:formula="of:=RIGHT([.R16];1)">
            <text:p/>
          </table:table-cell>
          <table:table-cell table:style-name="ce49" table:formula="of:=RIGHT([.S16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16" calcext:value-type="date">
            <text:p>16/ apr</text:p>
          </table:table-cell>
          <table:table-cell table:style-name="ce180" table:formula="of:=TEXT([.A17];&quot;Ddd&quot;)" office:value-type="string" office:string-value="pet" calcext:value-type="string">
            <text:p>pet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17:.AY17];&quot;☻&quot;)" office:value-type="float" office:value="0" calcext:value-type="float">
            <text:p>0</text:p>
          </table:table-cell>
          <table:table-cell table:style-name="ce272" table:formula="of:=COUNTIF([.AH17:.AY17];&quot;☺&quot;)" office:value-type="float" office:value="0" calcext:value-type="float">
            <text:p>0</text:p>
          </table:table-cell>
          <table:table-cell table:style-name="ce272" table:formula="of:=COUNTIF([.C17:.S17];&quot;51&quot;)+COUNTIF([.C17:.S17];&quot;51$&quot;)+COUNTIF([.C17:.S17];&quot;51☻&quot;)" office:value-type="float" office:value="0" calcext:value-type="float">
            <text:p>0</text:p>
          </table:table-cell>
          <table:table-cell table:style-name="ce272" table:formula="of:=COUNTIF([.C17:.S17];&quot;52&quot;)+COUNTIF([.C17:.S17];&quot;52$&quot;)+COUNTIF([.C17:.S17];&quot;52☻&quot;)" office:value-type="float" office:value="0" calcext:value-type="float">
            <text:p>0</text:p>
          </table:table-cell>
          <table:table-cell table:style-name="ce272" table:formula="of:=COUNTIF([.C17:.S17];&quot;51¶&quot;)" office:value-type="float" office:value="0" calcext:value-type="float">
            <text:p>0</text:p>
          </table:table-cell>
          <table:table-cell table:style-name="ce272" table:formula="of:=COUNTIF([.C17:.S17];&quot;52¶&quot;)" office:value-type="float" office:value="0" calcext:value-type="float">
            <text:p>0</text:p>
          </table:table-cell>
          <table:table-cell table:style-name="ce272" table:formula="of:=COUNTIF([.C17:.S17];&quot;U&quot;)+COUNTIF([.C17:.S17];&quot;U☻&quot;)+COUNTIF([.C17:.S17];&quot;U☺&quot;)" office:value-type="float" office:value="0" calcext:value-type="float">
            <text:p>0</text:p>
          </table:table-cell>
          <table:table-cell table:style-name="ce272" table:formula="of:=COUNTIF([.C17:.S17];&quot;KVIT&quot;)+COUNTIF([.C17:.S17];&quot;KVIT☻&quot;)+COUNTIF([.C17:.S17];&quot;kvit$&quot;)" office:value-type="float" office:value="0" calcext:value-type="float">
            <text:p>0</text:p>
          </table:table-cell>
          <table:table-cell table:style-name="ce273" table:formula="of:=COUNTBLANK([.C17:.S17])-3" office:value-type="float" office:value="14" calcext:value-type="float">
            <text:p>14</text:p>
          </table:table-cell>
          <table:table-cell table:style-name="ce191" table:formula="of:=COUNTIF([.C17:.S17];&quot;x&quot;)" office:value-type="float" office:value="0" calcext:value-type="float">
            <text:p>0</text:p>
          </table:table-cell>
          <table:table-cell table:style-name="ce192" table:formula="of:=COUNTIF([.C17:.S17];&quot;51&quot;)+COUNTIF([.C17:.S17];&quot;51☻&quot;)+COUNTIF([.C17:.S17];&quot;2&quot;)+COUNTIF([.C17:.S17];&quot;52&quot;)+COUNTIF([.C17:.S17];&quot;52☻&quot;)+COUNTIF([.C17:.S17];&quot;51$&quot;)+COUNTIF([.C17:.S17];&quot;52$&quot;)" office:value-type="float" office:value="0" calcext:value-type="float">
            <text:p>0</text:p>
          </table:table-cell>
          <table:table-cell table:style-name="ce91" table:formula="of:=[Vzorci_vnosov.$A$17]" office:value-type="string" office:string-value="51$" calcext:value-type="string">
            <text:p>51$</text:p>
          </table:table-cell>
          <table:table-cell table:style-name="ce49" table:formula="of:=RIGHT([.C17];1)">
            <text:p/>
          </table:table-cell>
          <table:table-cell table:style-name="ce49" table:formula="of:=RIGHT([.D17];1)">
            <text:p/>
          </table:table-cell>
          <table:table-cell table:style-name="ce49" table:formula="of:=RIGHT([.E17];1)">
            <text:p/>
          </table:table-cell>
          <table:table-cell table:style-name="ce49" table:formula="of:=RIGHT([.F17];1)">
            <text:p/>
          </table:table-cell>
          <table:table-cell table:style-name="ce49" table:formula="of:=RIGHT([.G17];1)">
            <text:p/>
          </table:table-cell>
          <table:table-cell table:style-name="ce49" table:formula="of:=RIGHT([.H17];1)">
            <text:p/>
          </table:table-cell>
          <table:table-cell table:style-name="ce49" table:formula="of:=RIGHT([.I17];1)">
            <text:p/>
          </table:table-cell>
          <table:table-cell table:style-name="ce49" table:formula="of:=RIGHT([.J17];1)">
            <text:p/>
          </table:table-cell>
          <table:table-cell table:style-name="ce49" table:formula="of:=RIGHT([.K17];1)">
            <text:p/>
          </table:table-cell>
          <table:table-cell table:style-name="ce49" table:formula="of:=RIGHT([.L17];1)">
            <text:p/>
          </table:table-cell>
          <table:table-cell table:style-name="ce49" table:formula="of:=RIGHT([.M17];1)">
            <text:p/>
          </table:table-cell>
          <table:table-cell table:style-name="ce49" table:formula="of:=RIGHT([.N1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7];1)">
            <text:p/>
          </table:table-cell>
          <table:table-cell table:style-name="ce49" table:formula="of:=RIGHT([.P17];1)">
            <text:p/>
          </table:table-cell>
          <table:table-cell table:style-name="ce49" table:formula="of:=RIGHT([.Q17];1)">
            <text:p/>
          </table:table-cell>
          <table:table-cell table:style-name="ce49" table:formula="of:=RIGHT([.R17];1)">
            <text:p/>
          </table:table-cell>
          <table:table-cell table:style-name="ce49" table:formula="of:=RIGHT([.S17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17" calcext:value-type="date">
            <text:p>17/ apr</text:p>
          </table:table-cell>
          <table:table-cell table:style-name="ce180" table:formula="of:=TEXT([.A18];&quot;Ddd&quot;)" office:value-type="string" office:string-value="sob" calcext:value-type="string">
            <text:p>sob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18:.AY18];&quot;☻&quot;)" office:value-type="float" office:value="0" calcext:value-type="float">
            <text:p>0</text:p>
          </table:table-cell>
          <table:table-cell table:style-name="ce272" table:formula="of:=COUNTIF([.AH18:.AY18];&quot;☺&quot;)" office:value-type="float" office:value="0" calcext:value-type="float">
            <text:p>0</text:p>
          </table:table-cell>
          <table:table-cell table:style-name="ce272" table:formula="of:=COUNTIF([.C18:.S18];&quot;51&quot;)+COUNTIF([.C18:.S18];&quot;51$&quot;)+COUNTIF([.C18:.S18];&quot;51☻&quot;)" office:value-type="float" office:value="0" calcext:value-type="float">
            <text:p>0</text:p>
          </table:table-cell>
          <table:table-cell table:style-name="ce272" table:formula="of:=COUNTIF([.C18:.S18];&quot;52&quot;)+COUNTIF([.C18:.S18];&quot;52$&quot;)+COUNTIF([.C18:.S18];&quot;52☻&quot;)" office:value-type="float" office:value="0" calcext:value-type="float">
            <text:p>0</text:p>
          </table:table-cell>
          <table:table-cell table:style-name="ce272" table:formula="of:=COUNTIF([.C18:.S18];&quot;51¶&quot;)" office:value-type="float" office:value="0" calcext:value-type="float">
            <text:p>0</text:p>
          </table:table-cell>
          <table:table-cell table:style-name="ce272" table:formula="of:=COUNTIF([.C18:.S18];&quot;52¶&quot;)" office:value-type="float" office:value="0" calcext:value-type="float">
            <text:p>0</text:p>
          </table:table-cell>
          <table:table-cell table:style-name="ce272" table:formula="of:=COUNTIF([.C18:.S18];&quot;U&quot;)+COUNTIF([.C18:.S18];&quot;U☻&quot;)+COUNTIF([.C18:.S18];&quot;U☺&quot;)" office:value-type="float" office:value="0" calcext:value-type="float">
            <text:p>0</text:p>
          </table:table-cell>
          <table:table-cell table:style-name="ce272" table:formula="of:=COUNTIF([.C18:.S18];&quot;KVIT&quot;)+COUNTIF([.C18:.S18];&quot;KVIT☻&quot;)+COUNTIF([.C18:.S18];&quot;kvit$&quot;)" office:value-type="float" office:value="0" calcext:value-type="float">
            <text:p>0</text:p>
          </table:table-cell>
          <table:table-cell table:style-name="ce273" table:formula="of:=COUNTBLANK([.C18:.S18])-3" office:value-type="float" office:value="14" calcext:value-type="float">
            <text:p>14</text:p>
          </table:table-cell>
          <table:table-cell table:style-name="ce191" table:formula="of:=COUNTIF([.C18:.S18];&quot;x&quot;)" office:value-type="float" office:value="0" calcext:value-type="float">
            <text:p>0</text:p>
          </table:table-cell>
          <table:table-cell table:style-name="ce192" table:formula="of:=COUNTIF([.C18:.S18];&quot;51&quot;)+COUNTIF([.C18:.S18];&quot;51☻&quot;)+COUNTIF([.C18:.S18];&quot;2&quot;)+COUNTIF([.C18:.S18];&quot;52&quot;)+COUNTIF([.C18:.S18];&quot;52☻&quot;)+COUNTIF([.C18:.S18];&quot;51$&quot;)+COUNTIF([.C18:.S18];&quot;52$&quot;)" office:value-type="float" office:value="0" calcext:value-type="float">
            <text:p>0</text:p>
          </table:table-cell>
          <table:table-cell table:style-name="ce91" table:formula="of:=[Vzorci_vnosov.$A$18]" office:value-type="string" office:string-value="52$" calcext:value-type="string">
            <text:p>52$</text:p>
          </table:table-cell>
          <table:table-cell table:style-name="ce49" table:formula="of:=RIGHT([.C18];1)">
            <text:p/>
          </table:table-cell>
          <table:table-cell table:style-name="ce49" table:formula="of:=RIGHT([.D18];1)">
            <text:p/>
          </table:table-cell>
          <table:table-cell table:style-name="ce49" table:formula="of:=RIGHT([.E18];1)">
            <text:p/>
          </table:table-cell>
          <table:table-cell table:style-name="ce49" table:formula="of:=RIGHT([.F18];1)">
            <text:p/>
          </table:table-cell>
          <table:table-cell table:style-name="ce49" table:formula="of:=RIGHT([.G18];1)">
            <text:p/>
          </table:table-cell>
          <table:table-cell table:style-name="ce49" table:formula="of:=RIGHT([.H18];1)">
            <text:p/>
          </table:table-cell>
          <table:table-cell table:style-name="ce49" table:formula="of:=RIGHT([.I18];1)">
            <text:p/>
          </table:table-cell>
          <table:table-cell table:style-name="ce49" table:formula="of:=RIGHT([.J18];1)">
            <text:p/>
          </table:table-cell>
          <table:table-cell table:style-name="ce49" table:formula="of:=RIGHT([.K18];1)">
            <text:p/>
          </table:table-cell>
          <table:table-cell table:style-name="ce49" table:formula="of:=RIGHT([.L18];1)">
            <text:p/>
          </table:table-cell>
          <table:table-cell table:style-name="ce49" table:formula="of:=RIGHT([.M18];1)">
            <text:p/>
          </table:table-cell>
          <table:table-cell table:style-name="ce49" table:formula="of:=RIGHT([.N1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8];1)">
            <text:p/>
          </table:table-cell>
          <table:table-cell table:style-name="ce49" table:formula="of:=RIGHT([.P18];1)">
            <text:p/>
          </table:table-cell>
          <table:table-cell table:style-name="ce49" table:formula="of:=RIGHT([.Q18];1)">
            <text:p/>
          </table:table-cell>
          <table:table-cell table:style-name="ce49" table:formula="of:=RIGHT([.R18];1)">
            <text:p/>
          </table:table-cell>
          <table:table-cell table:style-name="ce49" table:formula="of:=RIGHT([.S18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18" calcext:value-type="date">
            <text:p>18/ apr</text:p>
          </table:table-cell>
          <table:table-cell table:style-name="ce180" table:formula="of:=TEXT([.A19];&quot;Ddd&quot;)" office:value-type="string" office:string-value="ned" calcext:value-type="string">
            <text:p>ned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19:.AY19];&quot;☻&quot;)" office:value-type="float" office:value="0" calcext:value-type="float">
            <text:p>0</text:p>
          </table:table-cell>
          <table:table-cell table:style-name="ce272" table:formula="of:=COUNTIF([.AH19:.AY19];&quot;☺&quot;)" office:value-type="float" office:value="0" calcext:value-type="float">
            <text:p>0</text:p>
          </table:table-cell>
          <table:table-cell table:style-name="ce272" table:formula="of:=COUNTIF([.C19:.S19];&quot;51&quot;)+COUNTIF([.C19:.S19];&quot;51$&quot;)+COUNTIF([.C19:.S19];&quot;51☻&quot;)" office:value-type="float" office:value="0" calcext:value-type="float">
            <text:p>0</text:p>
          </table:table-cell>
          <table:table-cell table:style-name="ce272" table:formula="of:=COUNTIF([.C19:.S19];&quot;52&quot;)+COUNTIF([.C19:.S19];&quot;52$&quot;)+COUNTIF([.C19:.S19];&quot;52☻&quot;)" office:value-type="float" office:value="0" calcext:value-type="float">
            <text:p>0</text:p>
          </table:table-cell>
          <table:table-cell table:style-name="ce272" table:formula="of:=COUNTIF([.C19:.S19];&quot;51¶&quot;)" office:value-type="float" office:value="0" calcext:value-type="float">
            <text:p>0</text:p>
          </table:table-cell>
          <table:table-cell table:style-name="ce272" table:formula="of:=COUNTIF([.C19:.S19];&quot;52¶&quot;)" office:value-type="float" office:value="0" calcext:value-type="float">
            <text:p>0</text:p>
          </table:table-cell>
          <table:table-cell table:style-name="ce272" table:formula="of:=COUNTIF([.C19:.S19];&quot;U&quot;)+COUNTIF([.C19:.S19];&quot;U☻&quot;)+COUNTIF([.C19:.S19];&quot;U☺&quot;)" office:value-type="float" office:value="0" calcext:value-type="float">
            <text:p>0</text:p>
          </table:table-cell>
          <table:table-cell table:style-name="ce272" table:formula="of:=COUNTIF([.C19:.S19];&quot;KVIT&quot;)+COUNTIF([.C19:.S19];&quot;KVIT☻&quot;)+COUNTIF([.C19:.S19];&quot;kvit$&quot;)" office:value-type="float" office:value="0" calcext:value-type="float">
            <text:p>0</text:p>
          </table:table-cell>
          <table:table-cell table:style-name="ce273" table:formula="of:=COUNTBLANK([.C19:.S19])-3" office:value-type="float" office:value="14" calcext:value-type="float">
            <text:p>14</text:p>
          </table:table-cell>
          <table:table-cell table:style-name="ce191" table:formula="of:=COUNTIF([.C19:.S19];&quot;x&quot;)" office:value-type="float" office:value="0" calcext:value-type="float">
            <text:p>0</text:p>
          </table:table-cell>
          <table:table-cell table:style-name="ce192" table:formula="of:=COUNTIF([.C19:.S19];&quot;51&quot;)+COUNTIF([.C19:.S19];&quot;51☻&quot;)+COUNTIF([.C19:.S19];&quot;2&quot;)+COUNTIF([.C19:.S19];&quot;52&quot;)+COUNTIF([.C19:.S19];&quot;52☻&quot;)+COUNTIF([.C19:.S19];&quot;51$&quot;)+COUNTIF([.C19:.S19];&quot;52$&quot;)" office:value-type="float" office:value="0" calcext:value-type="float">
            <text:p>0</text:p>
          </table:table-cell>
          <table:table-cell table:style-name="ce92" table:formula="of:=[Vzorci_vnosov.$A$19]" office:value-type="string" office:string-value="KVIT$" calcext:value-type="string">
            <text:p>KVIT$</text:p>
          </table:table-cell>
          <table:table-cell table:style-name="ce49" table:formula="of:=RIGHT([.C19];1)">
            <text:p/>
          </table:table-cell>
          <table:table-cell table:style-name="ce49" table:formula="of:=RIGHT([.D19];1)">
            <text:p/>
          </table:table-cell>
          <table:table-cell table:style-name="ce49" table:formula="of:=RIGHT([.E19];1)">
            <text:p/>
          </table:table-cell>
          <table:table-cell table:style-name="ce49" table:formula="of:=RIGHT([.F19];1)">
            <text:p/>
          </table:table-cell>
          <table:table-cell table:style-name="ce49" table:formula="of:=RIGHT([.G19];1)">
            <text:p/>
          </table:table-cell>
          <table:table-cell table:style-name="ce49" table:formula="of:=RIGHT([.H19];1)">
            <text:p/>
          </table:table-cell>
          <table:table-cell table:style-name="ce49" table:formula="of:=RIGHT([.I19];1)">
            <text:p/>
          </table:table-cell>
          <table:table-cell table:style-name="ce49" table:formula="of:=RIGHT([.J19];1)">
            <text:p/>
          </table:table-cell>
          <table:table-cell table:style-name="ce49" table:formula="of:=RIGHT([.K19];1)">
            <text:p/>
          </table:table-cell>
          <table:table-cell table:style-name="ce49" table:formula="of:=RIGHT([.L19];1)">
            <text:p/>
          </table:table-cell>
          <table:table-cell table:style-name="ce49" table:formula="of:=RIGHT([.M19];1)">
            <text:p/>
          </table:table-cell>
          <table:table-cell table:style-name="ce49" table:formula="of:=RIGHT([.N1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9];1)">
            <text:p/>
          </table:table-cell>
          <table:table-cell table:style-name="ce49" table:formula="of:=RIGHT([.P19];1)">
            <text:p/>
          </table:table-cell>
          <table:table-cell table:style-name="ce49" table:formula="of:=RIGHT([.Q19];1)">
            <text:p/>
          </table:table-cell>
          <table:table-cell table:style-name="ce49" table:formula="of:=RIGHT([.R19];1)">
            <text:p/>
          </table:table-cell>
          <table:table-cell table:style-name="ce49" table:formula="of:=RIGHT([.S19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19" calcext:value-type="date">
            <text:p>19/ apr</text:p>
          </table:table-cell>
          <table:table-cell table:style-name="ce180" table:formula="of:=TEXT([.A20];&quot;Ddd&quot;)" office:value-type="string" office:string-value="pon" calcext:value-type="string">
            <text:p>pon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20:.AY20];&quot;☻&quot;)" office:value-type="float" office:value="0" calcext:value-type="float">
            <text:p>0</text:p>
          </table:table-cell>
          <table:table-cell table:style-name="ce272" table:formula="of:=COUNTIF([.AH20:.AY20];&quot;☺&quot;)" office:value-type="float" office:value="0" calcext:value-type="float">
            <text:p>0</text:p>
          </table:table-cell>
          <table:table-cell table:style-name="ce272" table:formula="of:=COUNTIF([.C20:.S20];&quot;51&quot;)+COUNTIF([.C20:.S20];&quot;51$&quot;)+COUNTIF([.C20:.S20];&quot;51☻&quot;)" office:value-type="float" office:value="0" calcext:value-type="float">
            <text:p>0</text:p>
          </table:table-cell>
          <table:table-cell table:style-name="ce272" table:formula="of:=COUNTIF([.C20:.S20];&quot;52&quot;)+COUNTIF([.C20:.S20];&quot;52$&quot;)+COUNTIF([.C20:.S20];&quot;52☻&quot;)" office:value-type="float" office:value="0" calcext:value-type="float">
            <text:p>0</text:p>
          </table:table-cell>
          <table:table-cell table:style-name="ce272" table:formula="of:=COUNTIF([.C20:.S20];&quot;51¶&quot;)" office:value-type="float" office:value="0" calcext:value-type="float">
            <text:p>0</text:p>
          </table:table-cell>
          <table:table-cell table:style-name="ce272" table:formula="of:=COUNTIF([.C20:.S20];&quot;52¶&quot;)" office:value-type="float" office:value="0" calcext:value-type="float">
            <text:p>0</text:p>
          </table:table-cell>
          <table:table-cell table:style-name="ce272" table:formula="of:=COUNTIF([.C20:.S20];&quot;U&quot;)+COUNTIF([.C20:.S20];&quot;U☻&quot;)+COUNTIF([.C20:.S20];&quot;U☺&quot;)" office:value-type="float" office:value="0" calcext:value-type="float">
            <text:p>0</text:p>
          </table:table-cell>
          <table:table-cell table:style-name="ce272" table:formula="of:=COUNTIF([.C20:.S20];&quot;KVIT&quot;)+COUNTIF([.C20:.S20];&quot;KVIT☻&quot;)+COUNTIF([.C20:.S20];&quot;kvit$&quot;)" office:value-type="float" office:value="0" calcext:value-type="float">
            <text:p>0</text:p>
          </table:table-cell>
          <table:table-cell table:style-name="ce273" table:formula="of:=COUNTBLANK([.C20:.S20])-3" office:value-type="float" office:value="14" calcext:value-type="float">
            <text:p>14</text:p>
          </table:table-cell>
          <table:table-cell table:style-name="ce191" table:formula="of:=COUNTIF([.C20:.S20];&quot;x&quot;)" office:value-type="float" office:value="0" calcext:value-type="float">
            <text:p>0</text:p>
          </table:table-cell>
          <table:table-cell table:style-name="ce192" table:formula="of:=COUNTIF([.C20:.S20];&quot;51&quot;)+COUNTIF([.C20:.S20];&quot;51☻&quot;)+COUNTIF([.C20:.S20];&quot;2&quot;)+COUNTIF([.C20:.S20];&quot;52&quot;)+COUNTIF([.C20:.S20];&quot;52☻&quot;)+COUNTIF([.C20:.S20];&quot;51$&quot;)+COUNTIF([.C20:.S20];&quot;52$&quot;)" office:value-type="float" office:value="0" calcext:value-type="float">
            <text:p>0</text:p>
          </table:table-cell>
          <table:table-cell table:style-name="ce93" table:formula="of:=[Vzorci_vnosov.$A$20]" office:value-type="string" office:string-value="☺" calcext:value-type="string">
            <text:p>☺</text:p>
          </table:table-cell>
          <table:table-cell table:style-name="ce49" table:formula="of:=RIGHT([.C20];1)">
            <text:p/>
          </table:table-cell>
          <table:table-cell table:style-name="ce49" table:formula="of:=RIGHT([.D20];1)">
            <text:p/>
          </table:table-cell>
          <table:table-cell table:style-name="ce49" table:formula="of:=RIGHT([.E20];1)">
            <text:p/>
          </table:table-cell>
          <table:table-cell table:style-name="ce49" table:formula="of:=RIGHT([.F20];1)">
            <text:p/>
          </table:table-cell>
          <table:table-cell table:style-name="ce49" table:formula="of:=RIGHT([.G20];1)">
            <text:p/>
          </table:table-cell>
          <table:table-cell table:style-name="ce49" table:formula="of:=RIGHT([.H20];1)">
            <text:p/>
          </table:table-cell>
          <table:table-cell table:style-name="ce49" table:formula="of:=RIGHT([.I20];1)">
            <text:p/>
          </table:table-cell>
          <table:table-cell table:style-name="ce49" table:formula="of:=RIGHT([.J20];1)">
            <text:p/>
          </table:table-cell>
          <table:table-cell table:style-name="ce49" table:formula="of:=RIGHT([.K20];1)">
            <text:p/>
          </table:table-cell>
          <table:table-cell table:style-name="ce49" table:formula="of:=RIGHT([.L20];1)">
            <text:p/>
          </table:table-cell>
          <table:table-cell table:style-name="ce49" table:formula="of:=RIGHT([.M20];1)">
            <text:p/>
          </table:table-cell>
          <table:table-cell table:style-name="ce49" table:formula="of:=RIGHT([.N2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0];1)">
            <text:p/>
          </table:table-cell>
          <table:table-cell table:style-name="ce49" table:formula="of:=RIGHT([.P20];1)">
            <text:p/>
          </table:table-cell>
          <table:table-cell table:style-name="ce49" table:formula="of:=RIGHT([.Q20];1)">
            <text:p/>
          </table:table-cell>
          <table:table-cell table:style-name="ce49" table:formula="of:=RIGHT([.R20];1)">
            <text:p/>
          </table:table-cell>
          <table:table-cell table:style-name="ce49" table:formula="of:=RIGHT([.S20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20" calcext:value-type="date">
            <text:p>20/ apr</text:p>
          </table:table-cell>
          <table:table-cell table:style-name="ce180" table:formula="of:=TEXT([.A21];&quot;Ddd&quot;)" office:value-type="string" office:string-value="tor" calcext:value-type="string">
            <text:p>tor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21:.AY21];&quot;☻&quot;)" office:value-type="float" office:value="0" calcext:value-type="float">
            <text:p>0</text:p>
          </table:table-cell>
          <table:table-cell table:style-name="ce272" table:formula="of:=COUNTIF([.AH21:.AY21];&quot;☺&quot;)" office:value-type="float" office:value="0" calcext:value-type="float">
            <text:p>0</text:p>
          </table:table-cell>
          <table:table-cell table:style-name="ce272" table:formula="of:=COUNTIF([.C21:.S21];&quot;51&quot;)+COUNTIF([.C21:.S21];&quot;51$&quot;)+COUNTIF([.C21:.S21];&quot;51☻&quot;)" office:value-type="float" office:value="0" calcext:value-type="float">
            <text:p>0</text:p>
          </table:table-cell>
          <table:table-cell table:style-name="ce272" table:formula="of:=COUNTIF([.C21:.S21];&quot;52&quot;)+COUNTIF([.C21:.S21];&quot;52$&quot;)+COUNTIF([.C21:.S21];&quot;52☻&quot;)" office:value-type="float" office:value="0" calcext:value-type="float">
            <text:p>0</text:p>
          </table:table-cell>
          <table:table-cell table:style-name="ce272" table:formula="of:=COUNTIF([.C21:.S21];&quot;51¶&quot;)" office:value-type="float" office:value="0" calcext:value-type="float">
            <text:p>0</text:p>
          </table:table-cell>
          <table:table-cell table:style-name="ce272" table:formula="of:=COUNTIF([.C21:.S21];&quot;52¶&quot;)" office:value-type="float" office:value="0" calcext:value-type="float">
            <text:p>0</text:p>
          </table:table-cell>
          <table:table-cell table:style-name="ce272" table:formula="of:=COUNTIF([.C21:.S21];&quot;U&quot;)+COUNTIF([.C21:.S21];&quot;U☻&quot;)+COUNTIF([.C21:.S21];&quot;U☺&quot;)" office:value-type="float" office:value="0" calcext:value-type="float">
            <text:p>0</text:p>
          </table:table-cell>
          <table:table-cell table:style-name="ce272" table:formula="of:=COUNTIF([.C21:.S21];&quot;KVIT&quot;)+COUNTIF([.C21:.S21];&quot;KVIT☻&quot;)+COUNTIF([.C21:.S21];&quot;kvit$&quot;)" office:value-type="float" office:value="0" calcext:value-type="float">
            <text:p>0</text:p>
          </table:table-cell>
          <table:table-cell table:style-name="ce273" table:formula="of:=COUNTBLANK([.C21:.S21])-3" office:value-type="float" office:value="14" calcext:value-type="float">
            <text:p>14</text:p>
          </table:table-cell>
          <table:table-cell table:style-name="ce191" table:formula="of:=COUNTIF([.C21:.S21];&quot;x&quot;)" office:value-type="float" office:value="0" calcext:value-type="float">
            <text:p>0</text:p>
          </table:table-cell>
          <table:table-cell table:style-name="ce192" table:formula="of:=COUNTIF([.C21:.S21];&quot;51&quot;)+COUNTIF([.C21:.S21];&quot;51☻&quot;)+COUNTIF([.C21:.S21];&quot;2&quot;)+COUNTIF([.C21:.S21];&quot;52&quot;)+COUNTIF([.C21:.S21];&quot;52☻&quot;)+COUNTIF([.C21:.S21];&quot;51$&quot;)+COUNTIF([.C21:.S21];&quot;52$&quot;)" office:value-type="float" office:value="0" calcext:value-type="float">
            <text:p>0</text:p>
          </table:table-cell>
          <table:table-cell table:style-name="ce94" table:formula="of:=[Vzorci_vnosov.$A$21]" office:value-type="string" office:string-value="☺" calcext:value-type="string">
            <text:p>☺</text:p>
          </table:table-cell>
          <table:table-cell table:style-name="ce49" table:formula="of:=RIGHT([.C21];1)">
            <text:p/>
          </table:table-cell>
          <table:table-cell table:style-name="ce49" table:formula="of:=RIGHT([.D21];1)">
            <text:p/>
          </table:table-cell>
          <table:table-cell table:style-name="ce49" table:formula="of:=RIGHT([.E21];1)">
            <text:p/>
          </table:table-cell>
          <table:table-cell table:style-name="ce49" table:formula="of:=RIGHT([.F21];1)">
            <text:p/>
          </table:table-cell>
          <table:table-cell table:style-name="ce49" table:formula="of:=RIGHT([.G21];1)">
            <text:p/>
          </table:table-cell>
          <table:table-cell table:style-name="ce49" table:formula="of:=RIGHT([.H21];1)">
            <text:p/>
          </table:table-cell>
          <table:table-cell table:style-name="ce49" table:formula="of:=RIGHT([.I21];1)">
            <text:p/>
          </table:table-cell>
          <table:table-cell table:style-name="ce49" table:formula="of:=RIGHT([.J21];1)">
            <text:p/>
          </table:table-cell>
          <table:table-cell table:style-name="ce49" table:formula="of:=RIGHT([.K21];1)">
            <text:p/>
          </table:table-cell>
          <table:table-cell table:style-name="ce49" table:formula="of:=RIGHT([.L21];1)">
            <text:p/>
          </table:table-cell>
          <table:table-cell table:style-name="ce49" table:formula="of:=RIGHT([.M21];1)">
            <text:p/>
          </table:table-cell>
          <table:table-cell table:style-name="ce49" table:formula="of:=RIGHT([.N2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1];1)">
            <text:p/>
          </table:table-cell>
          <table:table-cell table:style-name="ce49" table:formula="of:=RIGHT([.P21];1)">
            <text:p/>
          </table:table-cell>
          <table:table-cell table:style-name="ce49" table:formula="of:=RIGHT([.Q21];1)">
            <text:p/>
          </table:table-cell>
          <table:table-cell table:style-name="ce49" table:formula="of:=RIGHT([.R21];1)">
            <text:p/>
          </table:table-cell>
          <table:table-cell table:style-name="ce49" table:formula="of:=RIGHT([.S21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21" calcext:value-type="date">
            <text:p>21/ apr</text:p>
          </table:table-cell>
          <table:table-cell table:style-name="ce180" table:formula="of:=TEXT([.A22];&quot;Ddd&quot;)" office:value-type="string" office:string-value="sre" calcext:value-type="string">
            <text:p>sre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22:.AY22];&quot;☻&quot;)" office:value-type="float" office:value="0" calcext:value-type="float">
            <text:p>0</text:p>
          </table:table-cell>
          <table:table-cell table:style-name="ce272" table:formula="of:=COUNTIF([.AH22:.AY22];&quot;☺&quot;)" office:value-type="float" office:value="0" calcext:value-type="float">
            <text:p>0</text:p>
          </table:table-cell>
          <table:table-cell table:style-name="ce272" table:formula="of:=COUNTIF([.C22:.S22];&quot;51&quot;)+COUNTIF([.C22:.S22];&quot;51$&quot;)+COUNTIF([.C22:.S22];&quot;51☻&quot;)" office:value-type="float" office:value="0" calcext:value-type="float">
            <text:p>0</text:p>
          </table:table-cell>
          <table:table-cell table:style-name="ce272" table:formula="of:=COUNTIF([.C22:.S22];&quot;52&quot;)+COUNTIF([.C22:.S22];&quot;52$&quot;)+COUNTIF([.C22:.S22];&quot;52☻&quot;)" office:value-type="float" office:value="0" calcext:value-type="float">
            <text:p>0</text:p>
          </table:table-cell>
          <table:table-cell table:style-name="ce272" table:formula="of:=COUNTIF([.C22:.S22];&quot;51¶&quot;)" office:value-type="float" office:value="0" calcext:value-type="float">
            <text:p>0</text:p>
          </table:table-cell>
          <table:table-cell table:style-name="ce272" table:formula="of:=COUNTIF([.C22:.S22];&quot;52¶&quot;)" office:value-type="float" office:value="0" calcext:value-type="float">
            <text:p>0</text:p>
          </table:table-cell>
          <table:table-cell table:style-name="ce272" table:formula="of:=COUNTIF([.C22:.S22];&quot;U&quot;)+COUNTIF([.C22:.S22];&quot;U☻&quot;)+COUNTIF([.C22:.S22];&quot;U☺&quot;)" office:value-type="float" office:value="0" calcext:value-type="float">
            <text:p>0</text:p>
          </table:table-cell>
          <table:table-cell table:style-name="ce272" table:formula="of:=COUNTIF([.C22:.S22];&quot;KVIT&quot;)+COUNTIF([.C22:.S22];&quot;KVIT☻&quot;)+COUNTIF([.C22:.S22];&quot;kvit$&quot;)" office:value-type="float" office:value="0" calcext:value-type="float">
            <text:p>0</text:p>
          </table:table-cell>
          <table:table-cell table:style-name="ce273" table:formula="of:=COUNTBLANK([.C22:.S22])-3" office:value-type="float" office:value="14" calcext:value-type="float">
            <text:p>14</text:p>
          </table:table-cell>
          <table:table-cell table:style-name="ce191" table:formula="of:=COUNTIF([.C22:.S22];&quot;x&quot;)" office:value-type="float" office:value="0" calcext:value-type="float">
            <text:p>0</text:p>
          </table:table-cell>
          <table:table-cell table:style-name="ce192" table:formula="of:=COUNTIF([.C22:.S22];&quot;51&quot;)+COUNTIF([.C22:.S22];&quot;51☻&quot;)+COUNTIF([.C22:.S22];&quot;2&quot;)+COUNTIF([.C22:.S22];&quot;52&quot;)+COUNTIF([.C22:.S22];&quot;52☻&quot;)+COUNTIF([.C22:.S22];&quot;51$&quot;)+COUNTIF([.C22:.S22];&quot;52$&quot;)" office:value-type="float" office:value="0" calcext:value-type="float">
            <text:p>0</text:p>
          </table:table-cell>
          <table:table-cell table:style-name="ce95" table:formula="of:=[Vzorci_vnosov.$A$22]" office:value-type="string" office:string-value="U☺" calcext:value-type="string">
            <text:p>U☺</text:p>
          </table:table-cell>
          <table:table-cell table:style-name="ce49" table:formula="of:=RIGHT([.C22];1)">
            <text:p/>
          </table:table-cell>
          <table:table-cell table:style-name="ce49" table:formula="of:=RIGHT([.D22];1)">
            <text:p/>
          </table:table-cell>
          <table:table-cell table:style-name="ce49" table:formula="of:=RIGHT([.E22];1)">
            <text:p/>
          </table:table-cell>
          <table:table-cell table:style-name="ce49" table:formula="of:=RIGHT([.F22];1)">
            <text:p/>
          </table:table-cell>
          <table:table-cell table:style-name="ce49" table:formula="of:=RIGHT([.G22];1)">
            <text:p/>
          </table:table-cell>
          <table:table-cell table:style-name="ce49" table:formula="of:=RIGHT([.H22];1)">
            <text:p/>
          </table:table-cell>
          <table:table-cell table:style-name="ce49" table:formula="of:=RIGHT([.I22];1)">
            <text:p/>
          </table:table-cell>
          <table:table-cell table:style-name="ce49" table:formula="of:=RIGHT([.J22];1)">
            <text:p/>
          </table:table-cell>
          <table:table-cell table:style-name="ce49" table:formula="of:=RIGHT([.K22];1)">
            <text:p/>
          </table:table-cell>
          <table:table-cell table:style-name="ce49" table:formula="of:=RIGHT([.L22];1)">
            <text:p/>
          </table:table-cell>
          <table:table-cell table:style-name="ce49" table:formula="of:=RIGHT([.M22];1)">
            <text:p/>
          </table:table-cell>
          <table:table-cell table:style-name="ce49" table:formula="of:=RIGHT([.N2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2];1)">
            <text:p/>
          </table:table-cell>
          <table:table-cell table:style-name="ce49" table:formula="of:=RIGHT([.P22];1)">
            <text:p/>
          </table:table-cell>
          <table:table-cell table:style-name="ce49" table:formula="of:=RIGHT([.Q22];1)">
            <text:p/>
          </table:table-cell>
          <table:table-cell table:style-name="ce49" table:formula="of:=RIGHT([.R22];1)">
            <text:p/>
          </table:table-cell>
          <table:table-cell table:style-name="ce49" table:formula="of:=RIGHT([.S22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22" calcext:value-type="date">
            <text:p>22/ apr</text:p>
          </table:table-cell>
          <table:table-cell table:style-name="ce180" table:formula="of:=TEXT([.A23];&quot;Ddd&quot;)" office:value-type="string" office:string-value="čet" calcext:value-type="string">
            <text:p>čet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23:.AY23];&quot;☻&quot;)" office:value-type="float" office:value="0" calcext:value-type="float">
            <text:p>0</text:p>
          </table:table-cell>
          <table:table-cell table:style-name="ce272" table:formula="of:=COUNTIF([.AH23:.AY23];&quot;☺&quot;)" office:value-type="float" office:value="0" calcext:value-type="float">
            <text:p>0</text:p>
          </table:table-cell>
          <table:table-cell table:style-name="ce272" table:formula="of:=COUNTIF([.C23:.S23];&quot;51&quot;)+COUNTIF([.C23:.S23];&quot;51$&quot;)+COUNTIF([.C23:.S23];&quot;51☻&quot;)" office:value-type="float" office:value="0" calcext:value-type="float">
            <text:p>0</text:p>
          </table:table-cell>
          <table:table-cell table:style-name="ce272" table:formula="of:=COUNTIF([.C23:.S23];&quot;52&quot;)+COUNTIF([.C23:.S23];&quot;52$&quot;)+COUNTIF([.C23:.S23];&quot;52☻&quot;)" office:value-type="float" office:value="0" calcext:value-type="float">
            <text:p>0</text:p>
          </table:table-cell>
          <table:table-cell table:style-name="ce272" table:formula="of:=COUNTIF([.C23:.S23];&quot;51¶&quot;)" office:value-type="float" office:value="0" calcext:value-type="float">
            <text:p>0</text:p>
          </table:table-cell>
          <table:table-cell table:style-name="ce272" table:formula="of:=COUNTIF([.C23:.S23];&quot;52¶&quot;)" office:value-type="float" office:value="0" calcext:value-type="float">
            <text:p>0</text:p>
          </table:table-cell>
          <table:table-cell table:style-name="ce272" table:formula="of:=COUNTIF([.C23:.S23];&quot;U&quot;)+COUNTIF([.C23:.S23];&quot;U☻&quot;)+COUNTIF([.C23:.S23];&quot;U☺&quot;)" office:value-type="float" office:value="0" calcext:value-type="float">
            <text:p>0</text:p>
          </table:table-cell>
          <table:table-cell table:style-name="ce272" table:formula="of:=COUNTIF([.C23:.S23];&quot;KVIT&quot;)+COUNTIF([.C23:.S23];&quot;KVIT☻&quot;)+COUNTIF([.C23:.S23];&quot;kvit$&quot;)" office:value-type="float" office:value="0" calcext:value-type="float">
            <text:p>0</text:p>
          </table:table-cell>
          <table:table-cell table:style-name="ce273" table:formula="of:=COUNTBLANK([.C23:.S23])-3" office:value-type="float" office:value="14" calcext:value-type="float">
            <text:p>14</text:p>
          </table:table-cell>
          <table:table-cell table:style-name="ce191" table:formula="of:=COUNTIF([.C23:.S23];&quot;x&quot;)" office:value-type="float" office:value="0" calcext:value-type="float">
            <text:p>0</text:p>
          </table:table-cell>
          <table:table-cell table:style-name="ce192" table:formula="of:=COUNTIF([.C23:.S23];&quot;51&quot;)+COUNTIF([.C23:.S23];&quot;51☻&quot;)+COUNTIF([.C23:.S23];&quot;2&quot;)+COUNTIF([.C23:.S23];&quot;52&quot;)+COUNTIF([.C23:.S23];&quot;52☻&quot;)+COUNTIF([.C23:.S23];&quot;51$&quot;)+COUNTIF([.C23:.S23];&quot;52$&quot;)" office:value-type="float" office:value="0" calcext:value-type="float">
            <text:p>0</text:p>
          </table:table-cell>
          <table:table-cell table:style-name="ce95" table:formula="of:=[Vzorci_vnosov.$A$23]" office:value-type="string" office:string-value="51☺" calcext:value-type="string">
            <text:p>51☺</text:p>
          </table:table-cell>
          <table:table-cell table:style-name="ce49" table:formula="of:=RIGHT([.C23];1)">
            <text:p/>
          </table:table-cell>
          <table:table-cell table:style-name="ce49" table:formula="of:=RIGHT([.D23];1)">
            <text:p/>
          </table:table-cell>
          <table:table-cell table:style-name="ce49" table:formula="of:=RIGHT([.E23];1)">
            <text:p/>
          </table:table-cell>
          <table:table-cell table:style-name="ce49" table:formula="of:=RIGHT([.F23];1)">
            <text:p/>
          </table:table-cell>
          <table:table-cell table:style-name="ce49" table:formula="of:=RIGHT([.G23];1)">
            <text:p/>
          </table:table-cell>
          <table:table-cell table:style-name="ce49" table:formula="of:=RIGHT([.H23];1)">
            <text:p/>
          </table:table-cell>
          <table:table-cell table:style-name="ce49" table:formula="of:=RIGHT([.I23];1)">
            <text:p/>
          </table:table-cell>
          <table:table-cell table:style-name="ce49" table:formula="of:=RIGHT([.J23];1)">
            <text:p/>
          </table:table-cell>
          <table:table-cell table:style-name="ce49" table:formula="of:=RIGHT([.K23];1)">
            <text:p/>
          </table:table-cell>
          <table:table-cell table:style-name="ce49" table:formula="of:=RIGHT([.L23];1)">
            <text:p/>
          </table:table-cell>
          <table:table-cell table:style-name="ce49" table:formula="of:=RIGHT([.M23];1)">
            <text:p/>
          </table:table-cell>
          <table:table-cell table:style-name="ce49" table:formula="of:=RIGHT([.N2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3];1)">
            <text:p/>
          </table:table-cell>
          <table:table-cell table:style-name="ce49" table:formula="of:=RIGHT([.P23];1)">
            <text:p/>
          </table:table-cell>
          <table:table-cell table:style-name="ce49" table:formula="of:=RIGHT([.Q23];1)">
            <text:p/>
          </table:table-cell>
          <table:table-cell table:style-name="ce49" table:formula="of:=RIGHT([.R23];1)">
            <text:p/>
          </table:table-cell>
          <table:table-cell table:style-name="ce49" table:formula="of:=RIGHT([.S23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23" calcext:value-type="date">
            <text:p>23/ apr</text:p>
          </table:table-cell>
          <table:table-cell table:style-name="ce180" table:formula="of:=TEXT([.A24];&quot;Ddd&quot;)" office:value-type="string" office:string-value="pet" calcext:value-type="string">
            <text:p>pet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24:.AY24];&quot;☻&quot;)" office:value-type="float" office:value="0" calcext:value-type="float">
            <text:p>0</text:p>
          </table:table-cell>
          <table:table-cell table:style-name="ce272" table:formula="of:=COUNTIF([.AH24:.AY24];&quot;☺&quot;)" office:value-type="float" office:value="0" calcext:value-type="float">
            <text:p>0</text:p>
          </table:table-cell>
          <table:table-cell table:style-name="ce272" table:formula="of:=COUNTIF([.C24:.S24];&quot;51&quot;)+COUNTIF([.C24:.S24];&quot;51$&quot;)+COUNTIF([.C24:.S24];&quot;51☻&quot;)" office:value-type="float" office:value="0" calcext:value-type="float">
            <text:p>0</text:p>
          </table:table-cell>
          <table:table-cell table:style-name="ce272" table:formula="of:=COUNTIF([.C24:.S24];&quot;52&quot;)+COUNTIF([.C24:.S24];&quot;52$&quot;)+COUNTIF([.C24:.S24];&quot;52☻&quot;)" office:value-type="float" office:value="0" calcext:value-type="float">
            <text:p>0</text:p>
          </table:table-cell>
          <table:table-cell table:style-name="ce272" table:formula="of:=COUNTIF([.C24:.S24];&quot;51¶&quot;)" office:value-type="float" office:value="0" calcext:value-type="float">
            <text:p>0</text:p>
          </table:table-cell>
          <table:table-cell table:style-name="ce272" table:formula="of:=COUNTIF([.C24:.S24];&quot;52¶&quot;)" office:value-type="float" office:value="0" calcext:value-type="float">
            <text:p>0</text:p>
          </table:table-cell>
          <table:table-cell table:style-name="ce272" table:formula="of:=COUNTIF([.C24:.S24];&quot;U&quot;)+COUNTIF([.C24:.S24];&quot;U☻&quot;)+COUNTIF([.C24:.S24];&quot;U☺&quot;)" office:value-type="float" office:value="0" calcext:value-type="float">
            <text:p>0</text:p>
          </table:table-cell>
          <table:table-cell table:style-name="ce272" table:formula="of:=COUNTIF([.C24:.S24];&quot;KVIT&quot;)+COUNTIF([.C24:.S24];&quot;KVIT☻&quot;)+COUNTIF([.C24:.S24];&quot;kvit$&quot;)" office:value-type="float" office:value="0" calcext:value-type="float">
            <text:p>0</text:p>
          </table:table-cell>
          <table:table-cell table:style-name="ce273" table:formula="of:=COUNTBLANK([.C24:.S24])-3" office:value-type="float" office:value="14" calcext:value-type="float">
            <text:p>14</text:p>
          </table:table-cell>
          <table:table-cell table:style-name="ce191" table:formula="of:=COUNTIF([.C24:.S24];&quot;x&quot;)" office:value-type="float" office:value="0" calcext:value-type="float">
            <text:p>0</text:p>
          </table:table-cell>
          <table:table-cell table:style-name="ce192" table:formula="of:=COUNTIF([.C24:.S24];&quot;51&quot;)+COUNTIF([.C24:.S24];&quot;51☻&quot;)+COUNTIF([.C24:.S24];&quot;2&quot;)+COUNTIF([.C24:.S24];&quot;52&quot;)+COUNTIF([.C24:.S24];&quot;52☻&quot;)+COUNTIF([.C24:.S24];&quot;51$&quot;)+COUNTIF([.C24:.S24];&quot;52$&quot;)" office:value-type="float" office:value="0" calcext:value-type="float">
            <text:p>0</text:p>
          </table:table-cell>
          <table:table-cell table:style-name="ce95" table:formula="of:=[Vzorci_vnosov.$A$24]" office:value-type="string" office:string-value="52☺" calcext:value-type="string">
            <text:p>52☺</text:p>
          </table:table-cell>
          <table:table-cell table:style-name="ce49" table:formula="of:=RIGHT([.C24];1)">
            <text:p/>
          </table:table-cell>
          <table:table-cell table:style-name="ce49" table:formula="of:=RIGHT([.D24];1)">
            <text:p/>
          </table:table-cell>
          <table:table-cell table:style-name="ce49" table:formula="of:=RIGHT([.E24];1)">
            <text:p/>
          </table:table-cell>
          <table:table-cell table:style-name="ce49" table:formula="of:=RIGHT([.F24];1)">
            <text:p/>
          </table:table-cell>
          <table:table-cell table:style-name="ce49" table:formula="of:=RIGHT([.G24];1)">
            <text:p/>
          </table:table-cell>
          <table:table-cell table:style-name="ce49" table:formula="of:=RIGHT([.H24];1)">
            <text:p/>
          </table:table-cell>
          <table:table-cell table:style-name="ce49" table:formula="of:=RIGHT([.I24];1)">
            <text:p/>
          </table:table-cell>
          <table:table-cell table:style-name="ce49" table:formula="of:=RIGHT([.J24];1)">
            <text:p/>
          </table:table-cell>
          <table:table-cell table:style-name="ce49" table:formula="of:=RIGHT([.K24];1)">
            <text:p/>
          </table:table-cell>
          <table:table-cell table:style-name="ce49" table:formula="of:=RIGHT([.L24];1)">
            <text:p/>
          </table:table-cell>
          <table:table-cell table:style-name="ce49" table:formula="of:=RIGHT([.M24];1)">
            <text:p/>
          </table:table-cell>
          <table:table-cell table:style-name="ce49" table:formula="of:=RIGHT([.N2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4];1)">
            <text:p/>
          </table:table-cell>
          <table:table-cell table:style-name="ce49" table:formula="of:=RIGHT([.P24];1)">
            <text:p/>
          </table:table-cell>
          <table:table-cell table:style-name="ce49" table:formula="of:=RIGHT([.Q24];1)">
            <text:p/>
          </table:table-cell>
          <table:table-cell table:style-name="ce49" table:formula="of:=RIGHT([.R24];1)">
            <text:p/>
          </table:table-cell>
          <table:table-cell table:style-name="ce49" table:formula="of:=RIGHT([.S24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24" calcext:value-type="date">
            <text:p>24/ apr</text:p>
          </table:table-cell>
          <table:table-cell table:style-name="ce180" table:formula="of:=TEXT([.A25];&quot;Ddd&quot;)" office:value-type="string" office:string-value="sob" calcext:value-type="string">
            <text:p>sob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25:.AY25];&quot;☻&quot;)" office:value-type="float" office:value="0" calcext:value-type="float">
            <text:p>0</text:p>
          </table:table-cell>
          <table:table-cell table:style-name="ce272" table:formula="of:=COUNTIF([.AH25:.AY25];&quot;☺&quot;)" office:value-type="float" office:value="0" calcext:value-type="float">
            <text:p>0</text:p>
          </table:table-cell>
          <table:table-cell table:style-name="ce272" table:formula="of:=COUNTIF([.C25:.S25];&quot;51&quot;)+COUNTIF([.C25:.S25];&quot;51$&quot;)+COUNTIF([.C25:.S25];&quot;51☻&quot;)" office:value-type="float" office:value="0" calcext:value-type="float">
            <text:p>0</text:p>
          </table:table-cell>
          <table:table-cell table:style-name="ce272" table:formula="of:=COUNTIF([.C25:.S25];&quot;52&quot;)+COUNTIF([.C25:.S25];&quot;52$&quot;)+COUNTIF([.C25:.S25];&quot;52☻&quot;)" office:value-type="float" office:value="0" calcext:value-type="float">
            <text:p>0</text:p>
          </table:table-cell>
          <table:table-cell table:style-name="ce272" table:formula="of:=COUNTIF([.C25:.S25];&quot;51¶&quot;)" office:value-type="float" office:value="0" calcext:value-type="float">
            <text:p>0</text:p>
          </table:table-cell>
          <table:table-cell table:style-name="ce272" table:formula="of:=COUNTIF([.C25:.S25];&quot;52¶&quot;)" office:value-type="float" office:value="0" calcext:value-type="float">
            <text:p>0</text:p>
          </table:table-cell>
          <table:table-cell table:style-name="ce272" table:formula="of:=COUNTIF([.C25:.S25];&quot;U&quot;)+COUNTIF([.C25:.S25];&quot;U☻&quot;)+COUNTIF([.C25:.S25];&quot;U☺&quot;)" office:value-type="float" office:value="0" calcext:value-type="float">
            <text:p>0</text:p>
          </table:table-cell>
          <table:table-cell table:style-name="ce272" table:formula="of:=COUNTIF([.C25:.S25];&quot;KVIT&quot;)+COUNTIF([.C25:.S25];&quot;KVIT☻&quot;)+COUNTIF([.C25:.S25];&quot;kvit$&quot;)" office:value-type="float" office:value="0" calcext:value-type="float">
            <text:p>0</text:p>
          </table:table-cell>
          <table:table-cell table:style-name="ce273" table:formula="of:=COUNTBLANK([.C25:.S25])-3" office:value-type="float" office:value="14" calcext:value-type="float">
            <text:p>14</text:p>
          </table:table-cell>
          <table:table-cell table:style-name="ce191" table:formula="of:=COUNTIF([.C25:.S25];&quot;x&quot;)" office:value-type="float" office:value="0" calcext:value-type="float">
            <text:p>0</text:p>
          </table:table-cell>
          <table:table-cell table:style-name="ce192" table:formula="of:=COUNTIF([.C25:.S25];&quot;51&quot;)+COUNTIF([.C25:.S25];&quot;51☻&quot;)+COUNTIF([.C25:.S25];&quot;2&quot;)+COUNTIF([.C25:.S25];&quot;52&quot;)+COUNTIF([.C25:.S25];&quot;52☻&quot;)+COUNTIF([.C25:.S25];&quot;51$&quot;)+COUNTIF([.C25:.S25];&quot;52$&quot;)" office:value-type="float" office:value="0" calcext:value-type="float">
            <text:p>0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49" table:formula="of:=RIGHT([.C25];1)">
            <text:p/>
          </table:table-cell>
          <table:table-cell table:style-name="ce49" table:formula="of:=RIGHT([.D25];1)">
            <text:p/>
          </table:table-cell>
          <table:table-cell table:style-name="ce49" table:formula="of:=RIGHT([.E25];1)">
            <text:p/>
          </table:table-cell>
          <table:table-cell table:style-name="ce49" table:formula="of:=RIGHT([.F25];1)">
            <text:p/>
          </table:table-cell>
          <table:table-cell table:style-name="ce49" table:formula="of:=RIGHT([.G25];1)">
            <text:p/>
          </table:table-cell>
          <table:table-cell table:style-name="ce49" table:formula="of:=RIGHT([.H25];1)">
            <text:p/>
          </table:table-cell>
          <table:table-cell table:style-name="ce49" table:formula="of:=RIGHT([.I25];1)">
            <text:p/>
          </table:table-cell>
          <table:table-cell table:style-name="ce49" table:formula="of:=RIGHT([.J25];1)">
            <text:p/>
          </table:table-cell>
          <table:table-cell table:style-name="ce49" table:formula="of:=RIGHT([.K25];1)">
            <text:p/>
          </table:table-cell>
          <table:table-cell table:style-name="ce49" table:formula="of:=RIGHT([.L25];1)">
            <text:p/>
          </table:table-cell>
          <table:table-cell table:style-name="ce49" table:formula="of:=RIGHT([.M25];1)">
            <text:p/>
          </table:table-cell>
          <table:table-cell table:style-name="ce49" table:formula="of:=RIGHT([.N2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5];1)">
            <text:p/>
          </table:table-cell>
          <table:table-cell table:style-name="ce49" table:formula="of:=RIGHT([.P25];1)">
            <text:p/>
          </table:table-cell>
          <table:table-cell table:style-name="ce49" table:formula="of:=RIGHT([.Q25];1)">
            <text:p/>
          </table:table-cell>
          <table:table-cell table:style-name="ce49" table:formula="of:=RIGHT([.R25];1)">
            <text:p/>
          </table:table-cell>
          <table:table-cell table:style-name="ce49" table:formula="of:=RIGHT([.S25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25" calcext:value-type="date">
            <text:p>25/ apr</text:p>
          </table:table-cell>
          <table:table-cell table:style-name="ce180" table:formula="of:=TEXT([.A26];&quot;Ddd&quot;)" office:value-type="string" office:string-value="ned" calcext:value-type="string">
            <text:p>ned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26:.AY26];&quot;☻&quot;)" office:value-type="float" office:value="0" calcext:value-type="float">
            <text:p>0</text:p>
          </table:table-cell>
          <table:table-cell table:style-name="ce272" table:formula="of:=COUNTIF([.AH26:.AY26];&quot;☺&quot;)" office:value-type="float" office:value="0" calcext:value-type="float">
            <text:p>0</text:p>
          </table:table-cell>
          <table:table-cell table:style-name="ce272" table:formula="of:=COUNTIF([.C26:.S26];&quot;51&quot;)+COUNTIF([.C26:.S26];&quot;51$&quot;)+COUNTIF([.C26:.S26];&quot;51☻&quot;)" office:value-type="float" office:value="0" calcext:value-type="float">
            <text:p>0</text:p>
          </table:table-cell>
          <table:table-cell table:style-name="ce272" table:formula="of:=COUNTIF([.C26:.S26];&quot;52&quot;)+COUNTIF([.C26:.S26];&quot;52$&quot;)+COUNTIF([.C26:.S26];&quot;52☻&quot;)" office:value-type="float" office:value="0" calcext:value-type="float">
            <text:p>0</text:p>
          </table:table-cell>
          <table:table-cell table:style-name="ce272" table:formula="of:=COUNTIF([.C26:.S26];&quot;51¶&quot;)" office:value-type="float" office:value="0" calcext:value-type="float">
            <text:p>0</text:p>
          </table:table-cell>
          <table:table-cell table:style-name="ce272" table:formula="of:=COUNTIF([.C26:.S26];&quot;52¶&quot;)" office:value-type="float" office:value="0" calcext:value-type="float">
            <text:p>0</text:p>
          </table:table-cell>
          <table:table-cell table:style-name="ce272" table:formula="of:=COUNTIF([.C26:.S26];&quot;U&quot;)+COUNTIF([.C26:.S26];&quot;U☻&quot;)+COUNTIF([.C26:.S26];&quot;U☺&quot;)" office:value-type="float" office:value="0" calcext:value-type="float">
            <text:p>0</text:p>
          </table:table-cell>
          <table:table-cell table:style-name="ce272" table:formula="of:=COUNTIF([.C26:.S26];&quot;KVIT&quot;)+COUNTIF([.C26:.S26];&quot;KVIT☻&quot;)+COUNTIF([.C26:.S26];&quot;kvit$&quot;)" office:value-type="float" office:value="0" calcext:value-type="float">
            <text:p>0</text:p>
          </table:table-cell>
          <table:table-cell table:style-name="ce273" table:formula="of:=COUNTBLANK([.C26:.S26])-3" office:value-type="float" office:value="14" calcext:value-type="float">
            <text:p>14</text:p>
          </table:table-cell>
          <table:table-cell table:style-name="ce191" table:formula="of:=COUNTIF([.C26:.S26];&quot;x&quot;)" office:value-type="float" office:value="0" calcext:value-type="float">
            <text:p>0</text:p>
          </table:table-cell>
          <table:table-cell table:style-name="ce192" table:formula="of:=COUNTIF([.C26:.S26];&quot;51&quot;)+COUNTIF([.C26:.S26];&quot;51☻&quot;)+COUNTIF([.C26:.S26];&quot;2&quot;)+COUNTIF([.C26:.S26];&quot;52&quot;)+COUNTIF([.C26:.S26];&quot;52☻&quot;)+COUNTIF([.C26:.S26];&quot;51$&quot;)+COUNTIF([.C26:.S26];&quot;52$&quot;)" office:value-type="float" office:value="0" calcext:value-type="float">
            <text:p>0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49" table:formula="of:=RIGHT([.C26];1)">
            <text:p/>
          </table:table-cell>
          <table:table-cell table:style-name="ce49" table:formula="of:=RIGHT([.D26];1)">
            <text:p/>
          </table:table-cell>
          <table:table-cell table:style-name="ce49" table:formula="of:=RIGHT([.E26];1)">
            <text:p/>
          </table:table-cell>
          <table:table-cell table:style-name="ce49" table:formula="of:=RIGHT([.F26];1)">
            <text:p/>
          </table:table-cell>
          <table:table-cell table:style-name="ce49" table:formula="of:=RIGHT([.G26];1)">
            <text:p/>
          </table:table-cell>
          <table:table-cell table:style-name="ce49" table:formula="of:=RIGHT([.H26];1)">
            <text:p/>
          </table:table-cell>
          <table:table-cell table:style-name="ce49" table:formula="of:=RIGHT([.I26];1)">
            <text:p/>
          </table:table-cell>
          <table:table-cell table:style-name="ce49" table:formula="of:=RIGHT([.J26];1)">
            <text:p/>
          </table:table-cell>
          <table:table-cell table:style-name="ce49" table:formula="of:=RIGHT([.K26];1)">
            <text:p/>
          </table:table-cell>
          <table:table-cell table:style-name="ce49" table:formula="of:=RIGHT([.L26];1)">
            <text:p/>
          </table:table-cell>
          <table:table-cell table:style-name="ce49" table:formula="of:=RIGHT([.M26];1)">
            <text:p/>
          </table:table-cell>
          <table:table-cell table:style-name="ce49" table:formula="of:=RIGHT([.N2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6];1)">
            <text:p/>
          </table:table-cell>
          <table:table-cell table:style-name="ce49" table:formula="of:=RIGHT([.P26];1)">
            <text:p/>
          </table:table-cell>
          <table:table-cell table:style-name="ce49" table:formula="of:=RIGHT([.Q26];1)">
            <text:p/>
          </table:table-cell>
          <table:table-cell table:style-name="ce49" table:formula="of:=RIGHT([.R26];1)">
            <text:p/>
          </table:table-cell>
          <table:table-cell table:style-name="ce49" table:formula="of:=RIGHT([.S26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26" calcext:value-type="date">
            <text:p>26/ apr</text:p>
          </table:table-cell>
          <table:table-cell table:style-name="ce180" table:formula="of:=TEXT([.A27];&quot;Ddd&quot;)" office:value-type="string" office:string-value="pon" calcext:value-type="string">
            <text:p>pon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27:.AY27];&quot;☻&quot;)" office:value-type="float" office:value="0" calcext:value-type="float">
            <text:p>0</text:p>
          </table:table-cell>
          <table:table-cell table:style-name="ce272" table:formula="of:=COUNTIF([.AH27:.AY27];&quot;☺&quot;)" office:value-type="float" office:value="0" calcext:value-type="float">
            <text:p>0</text:p>
          </table:table-cell>
          <table:table-cell table:style-name="ce272" table:formula="of:=COUNTIF([.C27:.S27];&quot;51&quot;)+COUNTIF([.C27:.S27];&quot;51$&quot;)+COUNTIF([.C27:.S27];&quot;51☻&quot;)" office:value-type="float" office:value="0" calcext:value-type="float">
            <text:p>0</text:p>
          </table:table-cell>
          <table:table-cell table:style-name="ce272" table:formula="of:=COUNTIF([.C27:.S27];&quot;52&quot;)+COUNTIF([.C27:.S27];&quot;52$&quot;)+COUNTIF([.C27:.S27];&quot;52☻&quot;)" office:value-type="float" office:value="0" calcext:value-type="float">
            <text:p>0</text:p>
          </table:table-cell>
          <table:table-cell table:style-name="ce272" table:formula="of:=COUNTIF([.C27:.S27];&quot;51¶&quot;)" office:value-type="float" office:value="0" calcext:value-type="float">
            <text:p>0</text:p>
          </table:table-cell>
          <table:table-cell table:style-name="ce272" table:formula="of:=COUNTIF([.C27:.S27];&quot;52¶&quot;)" office:value-type="float" office:value="0" calcext:value-type="float">
            <text:p>0</text:p>
          </table:table-cell>
          <table:table-cell table:style-name="ce272" table:formula="of:=COUNTIF([.C27:.S27];&quot;U&quot;)+COUNTIF([.C27:.S27];&quot;U☻&quot;)+COUNTIF([.C27:.S27];&quot;U☺&quot;)" office:value-type="float" office:value="0" calcext:value-type="float">
            <text:p>0</text:p>
          </table:table-cell>
          <table:table-cell table:style-name="ce272" table:formula="of:=COUNTIF([.C27:.S27];&quot;KVIT&quot;)+COUNTIF([.C27:.S27];&quot;KVIT☻&quot;)+COUNTIF([.C27:.S27];&quot;kvit$&quot;)" office:value-type="float" office:value="0" calcext:value-type="float">
            <text:p>0</text:p>
          </table:table-cell>
          <table:table-cell table:style-name="ce273" table:formula="of:=COUNTBLANK([.C27:.S27])-3" office:value-type="float" office:value="14" calcext:value-type="float">
            <text:p>14</text:p>
          </table:table-cell>
          <table:table-cell table:style-name="ce191" table:formula="of:=COUNTIF([.C27:.S27];&quot;x&quot;)" office:value-type="float" office:value="0" calcext:value-type="float">
            <text:p>0</text:p>
          </table:table-cell>
          <table:table-cell table:style-name="ce192" table:formula="of:=COUNTIF([.C27:.S27];&quot;51&quot;)+COUNTIF([.C27:.S27];&quot;51☻&quot;)+COUNTIF([.C27:.S27];&quot;2&quot;)+COUNTIF([.C27:.S27];&quot;52&quot;)+COUNTIF([.C27:.S27];&quot;52☻&quot;)+COUNTIF([.C27:.S27];&quot;51$&quot;)+COUNTIF([.C27:.S27];&quot;52$&quot;)" office:value-type="float" office:value="0" calcext:value-type="float">
            <text:p>0</text:p>
          </table:table-cell>
          <table:table-cell table:style-name="ce114" table:formula="of:=[Vzorci_vnosov.$A$27]" office:value-type="string" office:string-value="KVIT☺" calcext:value-type="string">
            <text:p>KVIT☺</text:p>
          </table:table-cell>
          <table:table-cell table:style-name="ce49" table:formula="of:=RIGHT([.C27];1)">
            <text:p/>
          </table:table-cell>
          <table:table-cell table:style-name="ce49" table:formula="of:=RIGHT([.D27];1)">
            <text:p/>
          </table:table-cell>
          <table:table-cell table:style-name="ce49" table:formula="of:=RIGHT([.E27];1)">
            <text:p/>
          </table:table-cell>
          <table:table-cell table:style-name="ce49" table:formula="of:=RIGHT([.F27];1)">
            <text:p/>
          </table:table-cell>
          <table:table-cell table:style-name="ce49" table:formula="of:=RIGHT([.G27];1)">
            <text:p/>
          </table:table-cell>
          <table:table-cell table:style-name="ce49" table:formula="of:=RIGHT([.H27];1)">
            <text:p/>
          </table:table-cell>
          <table:table-cell table:style-name="ce49" table:formula="of:=RIGHT([.I27];1)">
            <text:p/>
          </table:table-cell>
          <table:table-cell table:style-name="ce49" table:formula="of:=RIGHT([.J27];1)">
            <text:p/>
          </table:table-cell>
          <table:table-cell table:style-name="ce49" table:formula="of:=RIGHT([.K27];1)">
            <text:p/>
          </table:table-cell>
          <table:table-cell table:style-name="ce49" table:formula="of:=RIGHT([.L27];1)">
            <text:p/>
          </table:table-cell>
          <table:table-cell table:style-name="ce49" table:formula="of:=RIGHT([.M27];1)">
            <text:p/>
          </table:table-cell>
          <table:table-cell table:style-name="ce49" table:formula="of:=RIGHT([.N2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7];1)">
            <text:p/>
          </table:table-cell>
          <table:table-cell table:style-name="ce49" table:formula="of:=RIGHT([.P27];1)">
            <text:p/>
          </table:table-cell>
          <table:table-cell table:style-name="ce49" table:formula="of:=RIGHT([.Q27];1)">
            <text:p/>
          </table:table-cell>
          <table:table-cell table:style-name="ce49" table:formula="of:=RIGHT([.R27];1)">
            <text:p/>
          </table:table-cell>
          <table:table-cell table:style-name="ce49" table:formula="of:=RIGHT([.S27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27" calcext:value-type="date">
            <text:p>27/ apr</text:p>
          </table:table-cell>
          <table:table-cell table:style-name="ce180" table:formula="of:=TEXT([.A28];&quot;Ddd&quot;)" office:value-type="string" office:string-value="tor" calcext:value-type="string">
            <text:p>tor</text:p>
          </table:table-cell>
          <table:table-cell table:style-name="ce182" table:number-columns-repeated="15"/>
          <table:table-cell table:style-name="ce57" table:formula="of:=[Vzorci_vnosov.$A$11]" office:value-type="string" office:string-value="X" calcext:value-type="string">
            <text:p>X</text:p>
          </table:table-cell>
          <table:table-cell table:style-name="ce182" table:number-columns-repeated="2"/>
          <table:table-cell table:style-name="ce181"/>
          <table:table-cell table:style-name="ce272" table:formula="of:=COUNTIF([.AH28:.AY28];&quot;☻&quot;)" office:value-type="float" office:value="0" calcext:value-type="float">
            <text:p>0</text:p>
          </table:table-cell>
          <table:table-cell table:style-name="ce272" table:formula="of:=COUNTIF([.AH28:.AY28];&quot;☺&quot;)" office:value-type="float" office:value="0" calcext:value-type="float">
            <text:p>0</text:p>
          </table:table-cell>
          <table:table-cell table:style-name="ce272" table:formula="of:=COUNTIF([.C28:.S28];&quot;51&quot;)+COUNTIF([.C28:.S28];&quot;51$&quot;)+COUNTIF([.C28:.S28];&quot;51☻&quot;)" office:value-type="float" office:value="0" calcext:value-type="float">
            <text:p>0</text:p>
          </table:table-cell>
          <table:table-cell table:style-name="ce272" table:formula="of:=COUNTIF([.C28:.S28];&quot;52&quot;)+COUNTIF([.C28:.S28];&quot;52$&quot;)+COUNTIF([.C28:.S28];&quot;52☻&quot;)" office:value-type="float" office:value="0" calcext:value-type="float">
            <text:p>0</text:p>
          </table:table-cell>
          <table:table-cell table:style-name="ce272" table:formula="of:=COUNTIF([.C28:.S28];&quot;51¶&quot;)" office:value-type="float" office:value="0" calcext:value-type="float">
            <text:p>0</text:p>
          </table:table-cell>
          <table:table-cell table:style-name="ce272" table:formula="of:=COUNTIF([.C28:.S28];&quot;52¶&quot;)" office:value-type="float" office:value="0" calcext:value-type="float">
            <text:p>0</text:p>
          </table:table-cell>
          <table:table-cell table:style-name="ce272" table:formula="of:=COUNTIF([.C28:.S28];&quot;U&quot;)+COUNTIF([.C28:.S28];&quot;U☻&quot;)+COUNTIF([.C28:.S28];&quot;U☺&quot;)" office:value-type="float" office:value="0" calcext:value-type="float">
            <text:p>0</text:p>
          </table:table-cell>
          <table:table-cell table:style-name="ce272" table:formula="of:=COUNTIF([.C28:.S28];&quot;KVIT&quot;)+COUNTIF([.C28:.S28];&quot;KVIT☻&quot;)+COUNTIF([.C28:.S28];&quot;kvit$&quot;)" office:value-type="float" office:value="0" calcext:value-type="float">
            <text:p>0</text:p>
          </table:table-cell>
          <table:table-cell table:style-name="ce273" table:formula="of:=COUNTBLANK([.C28:.S28])-3" office:value-type="float" office:value="13" calcext:value-type="float">
            <text:p>13</text:p>
          </table:table-cell>
          <table:table-cell table:style-name="ce191" table:formula="of:=COUNTIF([.C28:.S28];&quot;x&quot;)" office:value-type="float" office:value="1" calcext:value-type="float">
            <text:p>1</text:p>
          </table:table-cell>
          <table:table-cell table:style-name="ce192" table:formula="of:=COUNTIF([.C28:.S28];&quot;51&quot;)+COUNTIF([.C28:.S28];&quot;51☻&quot;)+COUNTIF([.C28:.S28];&quot;2&quot;)+COUNTIF([.C28:.S28];&quot;52&quot;)+COUNTIF([.C28:.S28];&quot;52☻&quot;)+COUNTIF([.C28:.S28];&quot;51$&quot;)+COUNTIF([.C28:.S28];&quot;52$&quot;)" office:value-type="float" office:value="0" calcext:value-type="float">
            <text:p>0</text:p>
          </table:table-cell>
          <table:table-cell table:style-name="ce115" table:formula="of:=[Vzorci_vnosov.$A$28]" office:value-type="string" office:string-value="KO" calcext:value-type="string">
            <text:p>KO</text:p>
          </table:table-cell>
          <table:table-cell table:style-name="ce49" table:formula="of:=RIGHT([.C28];1)">
            <text:p/>
          </table:table-cell>
          <table:table-cell table:style-name="ce49" table:formula="of:=RIGHT([.D28];1)">
            <text:p/>
          </table:table-cell>
          <table:table-cell table:style-name="ce49" table:formula="of:=RIGHT([.E28];1)">
            <text:p/>
          </table:table-cell>
          <table:table-cell table:style-name="ce49" table:formula="of:=RIGHT([.F28];1)">
            <text:p/>
          </table:table-cell>
          <table:table-cell table:style-name="ce49" table:formula="of:=RIGHT([.G28];1)">
            <text:p/>
          </table:table-cell>
          <table:table-cell table:style-name="ce49" table:formula="of:=RIGHT([.H28];1)">
            <text:p/>
          </table:table-cell>
          <table:table-cell table:style-name="ce49" table:formula="of:=RIGHT([.I28];1)">
            <text:p/>
          </table:table-cell>
          <table:table-cell table:style-name="ce49" table:formula="of:=RIGHT([.J28];1)">
            <text:p/>
          </table:table-cell>
          <table:table-cell table:style-name="ce49" table:formula="of:=RIGHT([.K28];1)">
            <text:p/>
          </table:table-cell>
          <table:table-cell table:style-name="ce49" table:formula="of:=RIGHT([.L28];1)">
            <text:p/>
          </table:table-cell>
          <table:table-cell table:style-name="ce49" table:formula="of:=RIGHT([.M28];1)">
            <text:p/>
          </table:table-cell>
          <table:table-cell table:style-name="ce49" table:formula="of:=RIGHT([.N2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8];1)">
            <text:p/>
          </table:table-cell>
          <table:table-cell table:style-name="ce49" table:formula="of:=RIGHT([.P28];1)">
            <text:p/>
          </table:table-cell>
          <table:table-cell table:style-name="ce49" table:formula="of:=RIGHT([.Q28];1)">
            <text:p/>
          </table:table-cell>
          <table:table-cell table:style-name="ce49" table:formula="of:=RIGHT([.R28];1)" office:value-type="string" office:string-value="X" calcext:value-type="string">
            <text:p>X</text:p>
          </table:table-cell>
          <table:table-cell table:style-name="ce49" table:formula="of:=RIGHT([.S28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28" calcext:value-type="date">
            <text:p>28/ apr</text:p>
          </table:table-cell>
          <table:table-cell table:style-name="ce180" table:formula="of:=TEXT([.A29];&quot;Ddd&quot;)" office:value-type="string" office:string-value="sre" calcext:value-type="string">
            <text:p>sre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29:.AY29];&quot;☻&quot;)" office:value-type="float" office:value="0" calcext:value-type="float">
            <text:p>0</text:p>
          </table:table-cell>
          <table:table-cell table:style-name="ce272" table:formula="of:=COUNTIF([.AH29:.AY29];&quot;☺&quot;)" office:value-type="float" office:value="0" calcext:value-type="float">
            <text:p>0</text:p>
          </table:table-cell>
          <table:table-cell table:style-name="ce272" table:formula="of:=COUNTIF([.C29:.S29];&quot;51&quot;)+COUNTIF([.C29:.S29];&quot;51$&quot;)+COUNTIF([.C29:.S29];&quot;51☻&quot;)" office:value-type="float" office:value="0" calcext:value-type="float">
            <text:p>0</text:p>
          </table:table-cell>
          <table:table-cell table:style-name="ce272" table:formula="of:=COUNTIF([.C29:.S29];&quot;52&quot;)+COUNTIF([.C29:.S29];&quot;52$&quot;)+COUNTIF([.C29:.S29];&quot;52☻&quot;)" office:value-type="float" office:value="0" calcext:value-type="float">
            <text:p>0</text:p>
          </table:table-cell>
          <table:table-cell table:style-name="ce272" table:formula="of:=COUNTIF([.C29:.S29];&quot;51¶&quot;)" office:value-type="float" office:value="0" calcext:value-type="float">
            <text:p>0</text:p>
          </table:table-cell>
          <table:table-cell table:style-name="ce272" table:formula="of:=COUNTIF([.C29:.S29];&quot;52¶&quot;)" office:value-type="float" office:value="0" calcext:value-type="float">
            <text:p>0</text:p>
          </table:table-cell>
          <table:table-cell table:style-name="ce272" table:formula="of:=COUNTIF([.C29:.S29];&quot;U&quot;)+COUNTIF([.C29:.S29];&quot;U☻&quot;)+COUNTIF([.C29:.S29];&quot;U☺&quot;)" office:value-type="float" office:value="0" calcext:value-type="float">
            <text:p>0</text:p>
          </table:table-cell>
          <table:table-cell table:style-name="ce272" table:formula="of:=COUNTIF([.C29:.S29];&quot;KVIT&quot;)+COUNTIF([.C29:.S29];&quot;KVIT☻&quot;)+COUNTIF([.C29:.S29];&quot;kvit$&quot;)" office:value-type="float" office:value="0" calcext:value-type="float">
            <text:p>0</text:p>
          </table:table-cell>
          <table:table-cell table:style-name="ce273" table:formula="of:=COUNTBLANK([.C29:.S29])-3" office:value-type="float" office:value="14" calcext:value-type="float">
            <text:p>14</text:p>
          </table:table-cell>
          <table:table-cell table:style-name="ce191" table:formula="of:=COUNTIF([.C29:.S29];&quot;x&quot;)" office:value-type="float" office:value="0" calcext:value-type="float">
            <text:p>0</text:p>
          </table:table-cell>
          <table:table-cell table:style-name="ce192" table:formula="of:=COUNTIF([.C29:.S29];&quot;51&quot;)+COUNTIF([.C29:.S29];&quot;51☻&quot;)+COUNTIF([.C29:.S29];&quot;2&quot;)+COUNTIF([.C29:.S29];&quot;52&quot;)+COUNTIF([.C29:.S29];&quot;52☻&quot;)+COUNTIF([.C29:.S29];&quot;51$&quot;)+COUNTIF([.C29:.S29];&quot;52$&quot;)" office:value-type="float" office:value="0" calcext:value-type="float">
            <text:p>0</text:p>
          </table:table-cell>
          <table:table-cell table:style-name="ce115" table:formula="of:=[Vzorci_vnosov.$A$29]" office:value-type="string" office:string-value="Rt" calcext:value-type="string">
            <text:p>Rt</text:p>
          </table:table-cell>
          <table:table-cell table:style-name="ce49" table:formula="of:=RIGHT([.C29];1)">
            <text:p/>
          </table:table-cell>
          <table:table-cell table:style-name="ce49" table:formula="of:=RIGHT([.D29];1)">
            <text:p/>
          </table:table-cell>
          <table:table-cell table:style-name="ce49" table:formula="of:=RIGHT([.E29];1)">
            <text:p/>
          </table:table-cell>
          <table:table-cell table:style-name="ce49" table:formula="of:=RIGHT([.F29];1)">
            <text:p/>
          </table:table-cell>
          <table:table-cell table:style-name="ce49" table:formula="of:=RIGHT([.G29];1)">
            <text:p/>
          </table:table-cell>
          <table:table-cell table:style-name="ce49" table:formula="of:=RIGHT([.H29];1)">
            <text:p/>
          </table:table-cell>
          <table:table-cell table:style-name="ce49" table:formula="of:=RIGHT([.I29];1)">
            <text:p/>
          </table:table-cell>
          <table:table-cell table:style-name="ce49" table:formula="of:=RIGHT([.J29];1)">
            <text:p/>
          </table:table-cell>
          <table:table-cell table:style-name="ce49" table:formula="of:=RIGHT([.K29];1)">
            <text:p/>
          </table:table-cell>
          <table:table-cell table:style-name="ce49" table:formula="of:=RIGHT([.L29];1)">
            <text:p/>
          </table:table-cell>
          <table:table-cell table:style-name="ce49" table:formula="of:=RIGHT([.M29];1)">
            <text:p/>
          </table:table-cell>
          <table:table-cell table:style-name="ce49" table:formula="of:=RIGHT([.N2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9];1)">
            <text:p/>
          </table:table-cell>
          <table:table-cell table:style-name="ce49" table:formula="of:=RIGHT([.P29];1)">
            <text:p/>
          </table:table-cell>
          <table:table-cell table:style-name="ce49" table:formula="of:=RIGHT([.Q29];1)">
            <text:p/>
          </table:table-cell>
          <table:table-cell table:style-name="ce49" table:formula="of:=RIGHT([.R29];1)">
            <text:p/>
          </table:table-cell>
          <table:table-cell table:style-name="ce49" table:formula="of:=RIGHT([.S29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29" calcext:value-type="date">
            <text:p>29/ apr</text:p>
          </table:table-cell>
          <table:table-cell table:style-name="ce180" table:formula="of:=TEXT([.A30];&quot;Ddd&quot;)" office:value-type="string" office:string-value="čet" calcext:value-type="string">
            <text:p>čet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30:.AY30];&quot;☻&quot;)" office:value-type="float" office:value="0" calcext:value-type="float">
            <text:p>0</text:p>
          </table:table-cell>
          <table:table-cell table:style-name="ce272" table:formula="of:=COUNTIF([.AH30:.AY30];&quot;☺&quot;)" office:value-type="float" office:value="0" calcext:value-type="float">
            <text:p>0</text:p>
          </table:table-cell>
          <table:table-cell table:style-name="ce272" table:formula="of:=COUNTIF([.C30:.S30];&quot;51&quot;)+COUNTIF([.C30:.S30];&quot;51$&quot;)+COUNTIF([.C30:.S30];&quot;51☻&quot;)" office:value-type="float" office:value="0" calcext:value-type="float">
            <text:p>0</text:p>
          </table:table-cell>
          <table:table-cell table:style-name="ce272" table:formula="of:=COUNTIF([.C30:.S30];&quot;52&quot;)+COUNTIF([.C30:.S30];&quot;52$&quot;)+COUNTIF([.C30:.S30];&quot;52☻&quot;)" office:value-type="float" office:value="0" calcext:value-type="float">
            <text:p>0</text:p>
          </table:table-cell>
          <table:table-cell table:style-name="ce272" table:formula="of:=COUNTIF([.C30:.S30];&quot;51¶&quot;)" office:value-type="float" office:value="0" calcext:value-type="float">
            <text:p>0</text:p>
          </table:table-cell>
          <table:table-cell table:style-name="ce272" table:formula="of:=COUNTIF([.C30:.S30];&quot;52¶&quot;)" office:value-type="float" office:value="0" calcext:value-type="float">
            <text:p>0</text:p>
          </table:table-cell>
          <table:table-cell table:style-name="ce272" table:formula="of:=COUNTIF([.C30:.S30];&quot;U&quot;)+COUNTIF([.C30:.S30];&quot;U☻&quot;)+COUNTIF([.C30:.S30];&quot;U☺&quot;)" office:value-type="float" office:value="0" calcext:value-type="float">
            <text:p>0</text:p>
          </table:table-cell>
          <table:table-cell table:style-name="ce272" table:formula="of:=COUNTIF([.C30:.S30];&quot;KVIT&quot;)+COUNTIF([.C30:.S30];&quot;KVIT☻&quot;)+COUNTIF([.C30:.S30];&quot;kvit$&quot;)" office:value-type="float" office:value="0" calcext:value-type="float">
            <text:p>0</text:p>
          </table:table-cell>
          <table:table-cell table:style-name="ce273" table:formula="of:=COUNTBLANK([.C30:.S30])-3" office:value-type="float" office:value="14" calcext:value-type="float">
            <text:p>14</text:p>
          </table:table-cell>
          <table:table-cell table:style-name="ce191" table:formula="of:=COUNTIF([.C30:.S30];&quot;x&quot;)" office:value-type="float" office:value="0" calcext:value-type="float">
            <text:p>0</text:p>
          </table:table-cell>
          <table:table-cell table:style-name="ce192" table:formula="of:=COUNTIF([.C30:.S30];&quot;51&quot;)+COUNTIF([.C30:.S30];&quot;51☻&quot;)+COUNTIF([.C30:.S30];&quot;2&quot;)+COUNTIF([.C30:.S30];&quot;52&quot;)+COUNTIF([.C30:.S30];&quot;52☻&quot;)+COUNTIF([.C30:.S30];&quot;51$&quot;)+COUNTIF([.C30:.S30];&quot;52$&quot;)" office:value-type="float" office:value="0" calcext:value-type="float">
            <text:p>0</text:p>
          </table:table-cell>
          <table:table-cell table:style-name="ce87" table:formula="of:=[Vzorci_vnosov.$A$30]" office:value-type="string" office:string-value="Rt☻" calcext:value-type="string">
            <text:p>Rt☻</text:p>
          </table:table-cell>
          <table:table-cell table:style-name="ce49" table:formula="of:=RIGHT([.C30];1)">
            <text:p/>
          </table:table-cell>
          <table:table-cell table:style-name="ce49" table:formula="of:=RIGHT([.D30];1)">
            <text:p/>
          </table:table-cell>
          <table:table-cell table:style-name="ce49" table:formula="of:=RIGHT([.E30];1)">
            <text:p/>
          </table:table-cell>
          <table:table-cell table:style-name="ce49" table:formula="of:=RIGHT([.F30];1)">
            <text:p/>
          </table:table-cell>
          <table:table-cell table:style-name="ce49" table:formula="of:=RIGHT([.G30];1)">
            <text:p/>
          </table:table-cell>
          <table:table-cell table:style-name="ce49" table:formula="of:=RIGHT([.H30];1)">
            <text:p/>
          </table:table-cell>
          <table:table-cell table:style-name="ce49" table:formula="of:=RIGHT([.I30];1)">
            <text:p/>
          </table:table-cell>
          <table:table-cell table:style-name="ce49" table:formula="of:=RIGHT([.J30];1)">
            <text:p/>
          </table:table-cell>
          <table:table-cell table:style-name="ce49" table:formula="of:=RIGHT([.K30];1)">
            <text:p/>
          </table:table-cell>
          <table:table-cell table:style-name="ce49" table:formula="of:=RIGHT([.L30];1)">
            <text:p/>
          </table:table-cell>
          <table:table-cell table:style-name="ce49" table:formula="of:=RIGHT([.M30];1)">
            <text:p/>
          </table:table-cell>
          <table:table-cell table:style-name="ce49" table:formula="of:=RIGHT([.N3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0];1)">
            <text:p/>
          </table:table-cell>
          <table:table-cell table:style-name="ce49" table:formula="of:=RIGHT([.P30];1)">
            <text:p/>
          </table:table-cell>
          <table:table-cell table:style-name="ce49" table:formula="of:=RIGHT([.Q30];1)">
            <text:p/>
          </table:table-cell>
          <table:table-cell table:style-name="ce49" table:formula="of:=RIGHT([.R30];1)">
            <text:p/>
          </table:table-cell>
          <table:table-cell table:style-name="ce49" table:formula="of:=RIGHT([.S30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179" office:value-type="date" office:date-value="2021-04-30" calcext:value-type="date">
            <text:p>30/ apr</text:p>
          </table:table-cell>
          <table:table-cell table:style-name="ce180" table:formula="of:=TEXT([.A31];&quot;Ddd&quot;)" office:value-type="string" office:string-value="pet" calcext:value-type="string">
            <text:p>pet</text:p>
          </table:table-cell>
          <table:table-cell table:style-name="ce182" table:number-columns-repeated="15"/>
          <table:table-cell table:style-name="ce185"/>
          <table:table-cell table:style-name="ce182" table:number-columns-repeated="2"/>
          <table:table-cell table:style-name="ce181"/>
          <table:table-cell table:style-name="ce272" table:formula="of:=COUNTIF([.AH31:.AY31];&quot;☻&quot;)" office:value-type="float" office:value="0" calcext:value-type="float">
            <text:p>0</text:p>
          </table:table-cell>
          <table:table-cell table:style-name="ce272" table:formula="of:=COUNTIF([.AH31:.AY31];&quot;☺&quot;)" office:value-type="float" office:value="0" calcext:value-type="float">
            <text:p>0</text:p>
          </table:table-cell>
          <table:table-cell table:style-name="ce272" table:formula="of:=COUNTIF([.C31:.S31];&quot;51&quot;)+COUNTIF([.C31:.S31];&quot;51$&quot;)+COUNTIF([.C31:.S31];&quot;51☻&quot;)" office:value-type="float" office:value="0" calcext:value-type="float">
            <text:p>0</text:p>
          </table:table-cell>
          <table:table-cell table:style-name="ce272" table:formula="of:=COUNTIF([.C31:.S31];&quot;52&quot;)+COUNTIF([.C31:.S31];&quot;52$&quot;)+COUNTIF([.C31:.S31];&quot;52☻&quot;)" office:value-type="float" office:value="0" calcext:value-type="float">
            <text:p>0</text:p>
          </table:table-cell>
          <table:table-cell table:style-name="ce272" table:formula="of:=COUNTIF([.C31:.S31];&quot;51¶&quot;)" office:value-type="float" office:value="0" calcext:value-type="float">
            <text:p>0</text:p>
          </table:table-cell>
          <table:table-cell table:style-name="ce272" table:formula="of:=COUNTIF([.C31:.S31];&quot;52¶&quot;)" office:value-type="float" office:value="0" calcext:value-type="float">
            <text:p>0</text:p>
          </table:table-cell>
          <table:table-cell table:style-name="ce272" table:formula="of:=COUNTIF([.C31:.S31];&quot;U&quot;)+COUNTIF([.C31:.S31];&quot;U☻&quot;)+COUNTIF([.C31:.S31];&quot;U☺&quot;)" office:value-type="float" office:value="0" calcext:value-type="float">
            <text:p>0</text:p>
          </table:table-cell>
          <table:table-cell table:style-name="ce272" table:formula="of:=COUNTIF([.C31:.S31];&quot;KVIT&quot;)+COUNTIF([.C31:.S31];&quot;KVIT☻&quot;)+COUNTIF([.C31:.S31];&quot;kvit$&quot;)" office:value-type="float" office:value="0" calcext:value-type="float">
            <text:p>0</text:p>
          </table:table-cell>
          <table:table-cell table:style-name="ce273" table:formula="of:=COUNTBLANK([.C31:.S31])-3" office:value-type="float" office:value="14" calcext:value-type="float">
            <text:p>14</text:p>
          </table:table-cell>
          <table:table-cell table:style-name="ce191" table:formula="of:=COUNTIF([.C31:.S31];&quot;x&quot;)" office:value-type="float" office:value="0" calcext:value-type="float">
            <text:p>0</text:p>
          </table:table-cell>
          <table:table-cell table:style-name="ce192" table:formula="of:=COUNTIF([.C31:.S31];&quot;51&quot;)+COUNTIF([.C31:.S31];&quot;51☻&quot;)+COUNTIF([.C31:.S31];&quot;2&quot;)+COUNTIF([.C31:.S31];&quot;52&quot;)+COUNTIF([.C31:.S31];&quot;52☻&quot;)+COUNTIF([.C31:.S31];&quot;51$&quot;)+COUNTIF([.C31:.S31];&quot;52$&quot;)" office:value-type="float" office:value="0" calcext:value-type="float">
            <text:p>0</text:p>
          </table:table-cell>
          <table:table-cell table:style-name="ce116" table:formula="of:=[Vzorci_vnosov.$A$31]" office:value-type="string" office:string-value="Rt☺" calcext:value-type="string">
            <text:p>Rt☺</text:p>
          </table:table-cell>
          <table:table-cell table:style-name="ce49" table:formula="of:=RIGHT([.C31];1)">
            <text:p/>
          </table:table-cell>
          <table:table-cell table:style-name="ce49" table:formula="of:=RIGHT([.D31];1)">
            <text:p/>
          </table:table-cell>
          <table:table-cell table:style-name="ce49" table:formula="of:=RIGHT([.E31];1)">
            <text:p/>
          </table:table-cell>
          <table:table-cell table:style-name="ce49" table:formula="of:=RIGHT([.F31];1)">
            <text:p/>
          </table:table-cell>
          <table:table-cell table:style-name="ce49" table:formula="of:=RIGHT([.G31];1)">
            <text:p/>
          </table:table-cell>
          <table:table-cell table:style-name="ce49" table:formula="of:=RIGHT([.H31];1)">
            <text:p/>
          </table:table-cell>
          <table:table-cell table:style-name="ce49" table:formula="of:=RIGHT([.I31];1)">
            <text:p/>
          </table:table-cell>
          <table:table-cell table:style-name="ce49" table:formula="of:=RIGHT([.J31];1)">
            <text:p/>
          </table:table-cell>
          <table:table-cell table:style-name="ce49" table:formula="of:=RIGHT([.K31];1)">
            <text:p/>
          </table:table-cell>
          <table:table-cell table:style-name="ce49" table:formula="of:=RIGHT([.L31];1)">
            <text:p/>
          </table:table-cell>
          <table:table-cell table:style-name="ce49" table:formula="of:=RIGHT([.M31];1)">
            <text:p/>
          </table:table-cell>
          <table:table-cell table:style-name="ce49" table:formula="of:=RIGHT([.N3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1];1)">
            <text:p/>
          </table:table-cell>
          <table:table-cell table:style-name="ce49" table:formula="of:=RIGHT([.P31];1)">
            <text:p/>
          </table:table-cell>
          <table:table-cell table:style-name="ce49" table:formula="of:=RIGHT([.Q31];1)">
            <text:p/>
          </table:table-cell>
          <table:table-cell table:style-name="ce49" table:formula="of:=RIGHT([.R31];1)">
            <text:p/>
          </table:table-cell>
          <table:table-cell table:style-name="ce49" table:formula="of:=RIGHT([.S31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4">
          <table:table-cell table:style-name="ce27" table:number-columns-repeated="21"/>
          <table:table-cell table:style-name="ce80" table:number-columns-repeated="11"/>
          <table:table-cell table:style-name="ce89" table:formula="of:=[Vzorci_vnosov.$A$32]" office:value-type="string" office:string-value="Am" calcext:value-type="string">
            <text:p>Am</text:p>
          </table:table-cell>
          <table:table-cell table:style-name="ce49" table:formula="of:=RIGHT([.C32];1)">
            <text:p/>
          </table:table-cell>
          <table:table-cell table:style-name="ce49" table:formula="of:=RIGHT([.D32];1)">
            <text:p/>
          </table:table-cell>
          <table:table-cell table:style-name="ce49" table:formula="of:=RIGHT([.E32];1)">
            <text:p/>
          </table:table-cell>
          <table:table-cell table:style-name="ce49" table:formula="of:=RIGHT([.F32];1)">
            <text:p/>
          </table:table-cell>
          <table:table-cell table:style-name="ce49" table:formula="of:=RIGHT([.G32];1)">
            <text:p/>
          </table:table-cell>
          <table:table-cell table:style-name="ce49" table:formula="of:=RIGHT([.H32];1)">
            <text:p/>
          </table:table-cell>
          <table:table-cell table:style-name="ce49" table:formula="of:=RIGHT([.I32];1)">
            <text:p/>
          </table:table-cell>
          <table:table-cell table:style-name="ce49" table:formula="of:=RIGHT([.J32];1)">
            <text:p/>
          </table:table-cell>
          <table:table-cell table:style-name="ce49" table:formula="of:=RIGHT([.K32];1)">
            <text:p/>
          </table:table-cell>
          <table:table-cell table:style-name="ce49" table:formula="of:=RIGHT([.L32];1)">
            <text:p/>
          </table:table-cell>
          <table:table-cell table:style-name="ce49" table:formula="of:=RIGHT([.M32];1)">
            <text:p/>
          </table:table-cell>
          <table:table-cell table:style-name="ce49" table:formula="of:=RIGHT([.N3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2];1)">
            <text:p/>
          </table:table-cell>
          <table:table-cell table:style-name="ce49" table:formula="of:=RIGHT([.P32];1)">
            <text:p/>
          </table:table-cell>
          <table:table-cell table:style-name="ce49" table:formula="of:=RIGHT([.Q32];1)">
            <text:p/>
          </table:table-cell>
          <table:table-cell table:style-name="ce49" table:formula="of:=RIGHT([.R32];1)">
            <text:p/>
          </table:table-cell>
          <table:table-cell table:style-name="ce49" table:formula="of:=RIGHT([.S32];1)">
            <text:p/>
          </table:table-cell>
          <table:table-cell table:style-name="ce130" table:number-columns-repeated="8"/>
          <table:table-cell table:style-name="ce27" table:number-columns-repeated="5"/>
        </table:table-row>
        <table:table-row table:style-name="ro1">
          <table:table-cell table:number-columns-repeated="32"/>
          <table:table-cell table:style-name="ce87" table:formula="of:=[Vzorci_vnosov.$A$33]" office:value-type="string" office:string-value="Am☻" calcext:value-type="string">
            <text:p>Am☻</text:p>
          </table:table-cell>
          <table:table-cell table:style-name="ce64" table:number-columns-repeated="18"/>
          <table:table-cell table:number-columns-repeated="13"/>
        </table:table-row>
        <table:table-row table:style-name="ro1">
          <table:table-cell table:number-columns-repeated="2"/>
          <table:table-cell table:style-name="ce129" office:value-type="string" calcext:value-type="string">
            <text:p>KOS</text:p>
          </table:table-cell>
          <table:table-cell table:style-name="ce129" office:value-type="string" calcext:value-type="string">
            <text:p>ŠOŠ</text:p>
          </table:table-cell>
          <table:table-cell table:style-name="ce129" office:value-type="string" calcext:value-type="string">
            <text:p>PIN</text:p>
          </table:table-cell>
          <table:table-cell table:style-name="ce129" office:value-type="string" calcext:value-type="string">
            <text:p>KON</text:p>
          </table:table-cell>
          <table:table-cell table:style-name="ce129" office:value-type="string" calcext:value-type="string">
            <text:p>ORO</text:p>
          </table:table-cell>
          <table:table-cell table:style-name="ce129" office:value-type="string" calcext:value-type="string">
            <text:p>MIO</text:p>
          </table:table-cell>
          <table:table-cell table:style-name="ce129" office:value-type="string" calcext:value-type="string">
            <text:p>BOŽ</text:p>
          </table:table-cell>
          <table:table-cell table:style-name="ce129" office:value-type="string" calcext:value-type="string">
            <text:p>TOM</text:p>
          </table:table-cell>
          <table:table-cell table:style-name="ce129" office:value-type="string" calcext:value-type="string">
            <text:p>MŠŠ</text:p>
          </table:table-cell>
          <table:table-cell table:style-name="ce129" office:value-type="string" calcext:value-type="string">
            <text:p>ŽIV</text:p>
          </table:table-cell>
          <table:table-cell table:style-name="ce129" office:value-type="string" calcext:value-type="string">
            <text:p>TAL</text:p>
          </table:table-cell>
          <table:table-cell table:style-name="ce129" office:value-type="string" calcext:value-type="string">
            <text:p>PIR</text:p>
          </table:table-cell>
          <table:table-cell table:style-name="ce129" office:value-type="string" calcext:value-type="string">
            <text:p>HOL</text:p>
          </table:table-cell>
          <table:table-cell table:style-name="ce129" table:formula="of:=[april.$P$1]" office:value-type="string" office:string-value="BUT" calcext:value-type="string">
            <text:p>BUT</text:p>
          </table:table-cell>
          <table:table-cell table:style-name="ce129" office:value-type="string" calcext:value-type="string">
            <text:p>NOV2</text:p>
          </table:table-cell>
          <table:table-cell table:style-name="ce129" office:value-type="string" calcext:value-type="string">
            <text:p>NOV3</text:p>
          </table:table-cell>
          <table:table-cell table:style-name="ce129" table:formula="of:=[april.$S$1]" office:value-type="string" office:string-value="JNK" calcext:value-type="string">
            <text:p>JNK</text:p>
          </table:table-cell>
          <table:table-cell table:number-columns-repeated="13"/>
          <table:table-cell table:style-name="ce116" table:formula="of:=[Vzorci_vnosov.$A$34]" office:value-type="string" office:string-value="Am☺" calcext:value-type="string">
            <text:p>Am☺</text:p>
          </table:table-cell>
          <table:table-cell table:style-name="ce64" table:number-columns-repeated="18"/>
          <table:table-cell table:number-columns-repeated="13"/>
        </table:table-row>
        <table:table-row table:style-name="ro5">
          <table:table-cell/>
          <table:table-cell table:style-name="ce65" table:formula="of:=[Vzorci_vnosov.$A$20]" office:value-type="string" office:string-value="☺" calcext:value-type="string">
            <text:p>☺</text:p>
          </table:table-cell>
          <table:table-cell table:style-name="ce66" table:formula="of:=COUNTIF([.AH2:.AH32];&quot;☺&quot;)" office:value-type="float" office:value="0" calcext:value-type="float">
            <text:p>0</text:p>
          </table:table-cell>
          <table:table-cell table:style-name="ce66" table:formula="of:=COUNTIF([.AI2:.AI32];&quot;☺&quot;)" office:value-type="float" office:value="0" calcext:value-type="float">
            <text:p>0</text:p>
          </table:table-cell>
          <table:table-cell table:style-name="ce66" table:formula="of:=COUNTIF([.AJ2:.AJ32];&quot;☺&quot;)" office:value-type="float" office:value="0" calcext:value-type="float">
            <text:p>0</text:p>
          </table:table-cell>
          <table:table-cell table:style-name="ce66" table:formula="of:=COUNTIF([.AK2:.AK32];&quot;☺&quot;)" office:value-type="float" office:value="0" calcext:value-type="float">
            <text:p>0</text:p>
          </table:table-cell>
          <table:table-cell table:style-name="ce66" table:formula="of:=COUNTIF([.AL2:.AL32];&quot;☺&quot;)" office:value-type="float" office:value="0" calcext:value-type="float">
            <text:p>0</text:p>
          </table:table-cell>
          <table:table-cell table:style-name="ce66" table:formula="of:=COUNTIF([.AM2:.AM32];&quot;☺&quot;)" office:value-type="float" office:value="0" calcext:value-type="float">
            <text:p>0</text:p>
          </table:table-cell>
          <table:table-cell table:style-name="ce66" table:formula="of:=COUNTIF([.AN2:.AN32];&quot;☺&quot;)" office:value-type="float" office:value="0" calcext:value-type="float">
            <text:p>0</text:p>
          </table:table-cell>
          <table:table-cell table:style-name="ce66" table:formula="of:=COUNTIF([.AO2:.AO32];&quot;☺&quot;)" office:value-type="float" office:value="0" calcext:value-type="float">
            <text:p>0</text:p>
          </table:table-cell>
          <table:table-cell table:style-name="ce66" table:formula="of:=COUNTIF([.AP2:.AP32];&quot;☺&quot;)" office:value-type="float" office:value="0" calcext:value-type="float">
            <text:p>0</text:p>
          </table:table-cell>
          <table:table-cell table:style-name="ce66" table:formula="of:=COUNTIF([.AQ2:.AQ32];&quot;☺&quot;)" office:value-type="float" office:value="0" calcext:value-type="float">
            <text:p>0</text:p>
          </table:table-cell>
          <table:table-cell table:style-name="ce66" table:formula="of:=COUNTIF([.AR2:.AR32];&quot;☺&quot;)" office:value-type="float" office:value="0" calcext:value-type="float">
            <text:p>0</text:p>
          </table:table-cell>
          <table:table-cell table:style-name="ce66" table:formula="of:=COUNTIF([.AS2:.AS32];&quot;☺&quot;)" office:value-type="float" office:value="0" calcext:value-type="float">
            <text:p>0</text:p>
          </table:table-cell>
          <table:table-cell table:style-name="ce66" table:formula="of:=COUNTIF([.AU2:.AU32];&quot;☺&quot;)" office:value-type="float" office:value="0" calcext:value-type="float">
            <text:p>0</text:p>
          </table:table-cell>
          <table:table-cell table:style-name="ce66" table:formula="of:=COUNTIF([.AV2:.AV32];&quot;☺&quot;)" office:value-type="float" office:value="0" calcext:value-type="float">
            <text:p>0</text:p>
          </table:table-cell>
          <table:table-cell table:style-name="ce66" table:formula="of:=COUNTIF([.AW2:.AW32];&quot;☺&quot;)" office:value-type="float" office:value="0" calcext:value-type="float">
            <text:p>0</text:p>
          </table:table-cell>
          <table:table-cell table:style-name="ce66" table:formula="of:=COUNTIF([.AX2:.AX32];&quot;☺&quot;)" office:value-type="float" office:value="0" calcext:value-type="float">
            <text:p>0</text:p>
          </table:table-cell>
          <table:table-cell table:style-name="ce66" table:formula="of:=COUNTIF([.AY2:.AY32];&quot;☺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35]" office:value-type="string" office:string-value="Ta" calcext:value-type="string">
            <text:p>Ta</text:p>
          </table:table-cell>
          <table:table-cell table:number-columns-repeated="31"/>
        </table:table-row>
        <table:table-row table:style-name="ro5">
          <table:table-cell table:style-name="ce67"/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66" table:formula="of:=COUNTIF([.AH2:.AH32];&quot;☻&quot;)" office:value-type="float" office:value="0" calcext:value-type="float">
            <text:p>0</text:p>
          </table:table-cell>
          <table:table-cell table:style-name="ce66" table:formula="of:=COUNTIF([.AI2:.AI32];&quot;☻&quot;)" office:value-type="float" office:value="0" calcext:value-type="float">
            <text:p>0</text:p>
          </table:table-cell>
          <table:table-cell table:style-name="ce66" table:formula="of:=COUNTIF([.AJ2:.AJ32];&quot;☻&quot;)" office:value-type="float" office:value="0" calcext:value-type="float">
            <text:p>0</text:p>
          </table:table-cell>
          <table:table-cell table:style-name="ce66" table:formula="of:=COUNTIF([.AK2:.AK32];&quot;☻&quot;)" office:value-type="float" office:value="0" calcext:value-type="float">
            <text:p>0</text:p>
          </table:table-cell>
          <table:table-cell table:style-name="ce66" table:formula="of:=COUNTIF([.AL2:.AL32];&quot;☻&quot;)" office:value-type="float" office:value="0" calcext:value-type="float">
            <text:p>0</text:p>
          </table:table-cell>
          <table:table-cell table:style-name="ce66" table:formula="of:=COUNTIF([.AM2:.AM32];&quot;☻&quot;)" office:value-type="float" office:value="0" calcext:value-type="float">
            <text:p>0</text:p>
          </table:table-cell>
          <table:table-cell table:style-name="ce66" table:formula="of:=COUNTIF([.AN2:.AN32];&quot;☻&quot;)" office:value-type="float" office:value="0" calcext:value-type="float">
            <text:p>0</text:p>
          </table:table-cell>
          <table:table-cell table:style-name="ce66" table:formula="of:=COUNTIF([.AO2:.AO32];&quot;☻&quot;)" office:value-type="float" office:value="0" calcext:value-type="float">
            <text:p>0</text:p>
          </table:table-cell>
          <table:table-cell table:style-name="ce66" table:formula="of:=COUNTIF([.AP2:.AP32];&quot;☻&quot;)" office:value-type="float" office:value="0" calcext:value-type="float">
            <text:p>0</text:p>
          </table:table-cell>
          <table:table-cell table:style-name="ce66" table:formula="of:=COUNTIF([.AQ2:.AQ32];&quot;☻&quot;)" office:value-type="float" office:value="0" calcext:value-type="float">
            <text:p>0</text:p>
          </table:table-cell>
          <table:table-cell table:style-name="ce66" table:formula="of:=COUNTIF([.AR2:.AR32];&quot;☻&quot;)" office:value-type="float" office:value="0" calcext:value-type="float">
            <text:p>0</text:p>
          </table:table-cell>
          <table:table-cell table:style-name="ce66" table:formula="of:=COUNTIF([.AS2:.AS32];&quot;☻&quot;)" office:value-type="float" office:value="0" calcext:value-type="float">
            <text:p>0</text:p>
          </table:table-cell>
          <table:table-cell table:style-name="ce66" table:formula="of:=COUNTIF([.AU2:.AU32];&quot;☻&quot;)" office:value-type="float" office:value="0" calcext:value-type="float">
            <text:p>0</text:p>
          </table:table-cell>
          <table:table-cell table:style-name="ce66" table:formula="of:=COUNTIF([.AV2:.AV32];&quot;☻&quot;)" office:value-type="float" office:value="0" calcext:value-type="float">
            <text:p>0</text:p>
          </table:table-cell>
          <table:table-cell table:style-name="ce66" table:formula="of:=COUNTIF([.AW2:.AW32];&quot;☻&quot;)" office:value-type="float" office:value="0" calcext:value-type="float">
            <text:p>0</text:p>
          </table:table-cell>
          <table:table-cell table:style-name="ce66" table:formula="of:=COUNTIF([.AX2:.AX32];&quot;☻&quot;)" office:value-type="float" office:value="0" calcext:value-type="float">
            <text:p>0</text:p>
          </table:table-cell>
          <table:table-cell table:style-name="ce66" table:formula="of:=COUNTIF([.AY2:.AY32];&quot;☻&quot;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87" table:formula="of:=[Vzorci_vnosov.$A$36]" office:value-type="string" office:string-value="Ta☻" calcext:value-type="string">
            <text:p>Ta☻</text:p>
          </table:table-cell>
          <table:table-cell table:style-name="ce69" table:number-columns-repeated="18"/>
          <table:table-cell table:style-name="ce70" table:number-columns-repeated="8"/>
          <table:table-cell table:style-name="ce69" table:number-columns-repeated="5"/>
        </table:table-row>
        <table:table-row table:style-name="ro5">
          <table:table-cell table:style-name="ce67"/>
          <table:table-cell table:style-name="ce120" table:formula="of:=[Vzorci_vnosov.$A$42]" office:value-type="string" office:string-value="Σ" calcext:value-type="string">
            <text:p>Σ</text:p>
          </table:table-cell>
          <table:table-cell table:style-name="ce71" table:formula="of:=SUM([.C35:.C36])" office:value-type="float" office:value="0" calcext:value-type="float">
            <text:p>0</text:p>
          </table:table-cell>
          <table:table-cell table:style-name="ce71" table:formula="of:=SUM([.D35:.D36])" office:value-type="float" office:value="0" calcext:value-type="float">
            <text:p>0</text:p>
          </table:table-cell>
          <table:table-cell table:style-name="ce71" table:formula="of:=SUM([.E35:.E36])" office:value-type="float" office:value="0" calcext:value-type="float">
            <text:p>0</text:p>
          </table:table-cell>
          <table:table-cell table:style-name="ce71" table:formula="of:=SUM([.F35:.F36])" office:value-type="float" office:value="0" calcext:value-type="float">
            <text:p>0</text:p>
          </table:table-cell>
          <table:table-cell table:style-name="ce71" table:formula="of:=SUM([.G35:.G36])" office:value-type="float" office:value="0" calcext:value-type="float">
            <text:p>0</text:p>
          </table:table-cell>
          <table:table-cell table:style-name="ce71" table:formula="of:=SUM([.H35:.H36])" office:value-type="float" office:value="0" calcext:value-type="float">
            <text:p>0</text:p>
          </table:table-cell>
          <table:table-cell table:style-name="ce71" table:formula="of:=SUM([.I35:.I36])" office:value-type="float" office:value="0" calcext:value-type="float">
            <text:p>0</text:p>
          </table:table-cell>
          <table:table-cell table:style-name="ce71" table:formula="of:=SUM([.J35:.J36])" office:value-type="float" office:value="0" calcext:value-type="float">
            <text:p>0</text:p>
          </table:table-cell>
          <table:table-cell table:style-name="ce71" table:formula="of:=SUM([.K35:.K36])" office:value-type="float" office:value="0" calcext:value-type="float">
            <text:p>0</text:p>
          </table:table-cell>
          <table:table-cell table:style-name="ce71" table:formula="of:=SUM([.L35:.L36])" office:value-type="float" office:value="0" calcext:value-type="float">
            <text:p>0</text:p>
          </table:table-cell>
          <table:table-cell table:style-name="ce71" table:formula="of:=SUM([.M35:.M36])" office:value-type="float" office:value="0" calcext:value-type="float">
            <text:p>0</text:p>
          </table:table-cell>
          <table:table-cell table:style-name="ce71" table:formula="of:=SUM([.N35:.N36])" office:value-type="float" office:value="0" calcext:value-type="float">
            <text:p>0</text:p>
          </table:table-cell>
          <table:table-cell table:style-name="ce71" table:formula="of:=SUM([.O35:.O36])" office:value-type="float" office:value="0" calcext:value-type="float">
            <text:p>0</text:p>
          </table:table-cell>
          <table:table-cell table:style-name="ce71" table:formula="of:=SUM([.P35:.P36])" office:value-type="float" office:value="0" calcext:value-type="float">
            <text:p>0</text:p>
          </table:table-cell>
          <table:table-cell table:style-name="ce71" table:formula="of:=SUM([.Q35:.Q36])" office:value-type="float" office:value="0" calcext:value-type="float">
            <text:p>0</text:p>
          </table:table-cell>
          <table:table-cell table:style-name="ce71" table:formula="of:=SUM([.R35:.R36])" office:value-type="float" office:value="0" calcext:value-type="float">
            <text:p>0</text:p>
          </table:table-cell>
          <table:table-cell table:style-name="ce71" table:formula="of:=SUM([.S35:.S36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95" table:formula="of:=[Vzorci_vnosov.$A$37]" office:value-type="string" office:string-value="Ta☺" calcext:value-type="string">
            <text:p>Ta☺</text:p>
          </table:table-cell>
          <table:table-cell table:style-name="ce69" table:number-columns-repeated="18"/>
          <table:table-cell table:style-name="ce70" table:number-columns-repeated="8"/>
          <table:table-cell table:style-name="ce69" table:number-columns-repeated="5"/>
        </table:table-row>
        <table:table-row table:style-name="ro5">
          <table:table-cell table:style-name="ce67"/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66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66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66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66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66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66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66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66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66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66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66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66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66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66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66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66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66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9" table:formula="of:=[Vzorci_vnosov.$A$38]" office:value-type="string" office:string-value="Rf" calcext:value-type="string">
            <text:p>Rf</text:p>
          </table:table-cell>
          <table:table-cell table:style-name="ce69" table:number-columns-repeated="18"/>
          <table:table-cell table:style-name="ce70" table:number-columns-repeated="8"/>
          <table:table-cell table:style-name="ce69" table:number-columns-repeated="5"/>
        </table:table-row>
        <table:table-row table:style-name="ro5">
          <table:table-cell table:style-name="ce67"/>
          <table:table-cell table:style-name="ce121" table:formula="of:=[Vzorci_vnosov.$A$43]" office:value-type="string" office:string-value="$" calcext:value-type="string">
            <text:p>$</text:p>
          </table:table-cell>
          <table:table-cell table:style-name="ce66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66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66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66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66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66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66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66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66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66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66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66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66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66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66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66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66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7" table:formula="of:=[Vzorci_vnosov.$A$39]" office:value-type="string" office:string-value="Rf☻" calcext:value-type="string">
            <text:p>Rf☻</text:p>
          </table:table-cell>
          <table:table-cell table:style-name="ce69"/>
          <table:table-cell table:style-name="ce72" table:number-columns-repeated="17"/>
          <table:table-cell table:style-name="ce73" table:number-columns-repeated="8"/>
          <table:table-cell table:style-name="ce72" table:number-columns-repeated="5"/>
        </table:table-row>
        <table:table-row table:style-name="ro5">
          <table:table-cell/>
          <table:table-cell table:style-name="ce29" table:formula="of:=[Vzorci_vnosov.$A$12]" office:value-type="string" office:string-value="D" calcext:value-type="string">
            <text:p>D</text:p>
          </table:table-cell>
          <table:table-cell table:style-name="ce66" table:formula="of:=COUNTIF([.C2:.C32];&quot;D&quot;)" office:value-type="float" office:value="0" calcext:value-type="float">
            <text:p>0</text:p>
          </table:table-cell>
          <table:table-cell table:style-name="ce66" table:formula="of:=COUNTIF([.D2:.D32];&quot;D&quot;)" office:value-type="float" office:value="0" calcext:value-type="float">
            <text:p>0</text:p>
          </table:table-cell>
          <table:table-cell table:style-name="ce66" table:formula="of:=COUNTIF([.E2:.E32];&quot;D&quot;)" office:value-type="float" office:value="0" calcext:value-type="float">
            <text:p>0</text:p>
          </table:table-cell>
          <table:table-cell table:style-name="ce66" table:formula="of:=COUNTIF([.F2:.F32];&quot;D&quot;)" office:value-type="float" office:value="0" calcext:value-type="float">
            <text:p>0</text:p>
          </table:table-cell>
          <table:table-cell table:style-name="ce66" table:formula="of:=COUNTIF([.G2:.G32];&quot;D&quot;)" office:value-type="float" office:value="0" calcext:value-type="float">
            <text:p>0</text:p>
          </table:table-cell>
          <table:table-cell table:style-name="ce66" table:formula="of:=COUNTIF([.H2:.H32];&quot;D&quot;)" office:value-type="float" office:value="0" calcext:value-type="float">
            <text:p>0</text:p>
          </table:table-cell>
          <table:table-cell table:style-name="ce66" table:formula="of:=COUNTIF([.I2:.I32];&quot;D&quot;)" office:value-type="float" office:value="0" calcext:value-type="float">
            <text:p>0</text:p>
          </table:table-cell>
          <table:table-cell table:style-name="ce66" table:formula="of:=COUNTIF([.J2:.J32];&quot;D&quot;)" office:value-type="float" office:value="0" calcext:value-type="float">
            <text:p>0</text:p>
          </table:table-cell>
          <table:table-cell table:style-name="ce66" table:formula="of:=COUNTIF([.K2:.K32];&quot;D&quot;)" office:value-type="float" office:value="0" calcext:value-type="float">
            <text:p>0</text:p>
          </table:table-cell>
          <table:table-cell table:style-name="ce66" table:formula="of:=COUNTIF([.L2:.L32];&quot;D&quot;)" office:value-type="float" office:value="0" calcext:value-type="float">
            <text:p>0</text:p>
          </table:table-cell>
          <table:table-cell table:style-name="ce66" table:formula="of:=COUNTIF([.M2:.M32];&quot;D&quot;)" office:value-type="float" office:value="0" calcext:value-type="float">
            <text:p>0</text:p>
          </table:table-cell>
          <table:table-cell table:style-name="ce66" table:formula="of:=COUNTIF([.N2:.N32];&quot;D&quot;)" office:value-type="float" office:value="0" calcext:value-type="float">
            <text:p>0</text:p>
          </table:table-cell>
          <table:table-cell table:style-name="ce66" table:formula="of:=COUNTIF([.O2:.O32];&quot;D&quot;)" office:value-type="float" office:value="0" calcext:value-type="float">
            <text:p>0</text:p>
          </table:table-cell>
          <table:table-cell table:style-name="ce66" table:formula="of:=COUNTIF([.P2:.P32];&quot;D&quot;)" office:value-type="float" office:value="0" calcext:value-type="float">
            <text:p>0</text:p>
          </table:table-cell>
          <table:table-cell table:style-name="ce66" table:formula="of:=COUNTIF([.Q2:.Q32];&quot;D&quot;)" office:value-type="float" office:value="0" calcext:value-type="float">
            <text:p>0</text:p>
          </table:table-cell>
          <table:table-cell table:style-name="ce66" table:formula="of:=COUNTIF([.R2:.R32];&quot;D&quot;)" office:value-type="float" office:value="0" calcext:value-type="float">
            <text:p>0</text:p>
          </table:table-cell>
          <table:table-cell table:style-name="ce66" table:formula="of:=COUNTIF([.S2:.S32];&quot;D&quot;)" office:value-type="float" office:value="0" calcext:value-type="float">
            <text:p>0</text:p>
          </table:table-cell>
          <table:table-cell table:number-columns-repeated="13"/>
          <table:table-cell table:style-name="ce95" table:formula="of:=[Vzorci_vnosov.$A$40]" office:value-type="string" office:string-value="Rf☺" calcext:value-type="string">
            <text:p>Rf☺</text:p>
          </table:table-cell>
          <table:table-cell table:number-columns-repeated="31"/>
        </table:table-row>
        <table:table-row table:style-name="ro5">
          <table:table-cell/>
          <table:table-cell table:style-name="ce29" table:formula="of:=[Vzorci_vnosov.$A$15]" office:value-type="string" office:string-value="SO" calcext:value-type="string">
            <text:p>SO</text:p>
          </table:table-cell>
          <table:table-cell table:style-name="ce66" table:formula="of:=COUNTIF([.C2:.C32];&quot;SO&quot;)" office:value-type="float" office:value="0" calcext:value-type="float">
            <text:p>0</text:p>
          </table:table-cell>
          <table:table-cell table:style-name="ce66" table:formula="of:=COUNTIF([.D2:.D32];&quot;SO&quot;)" office:value-type="float" office:value="0" calcext:value-type="float">
            <text:p>0</text:p>
          </table:table-cell>
          <table:table-cell table:style-name="ce66" table:formula="of:=COUNTIF([.E2:.E32];&quot;SO&quot;)" office:value-type="float" office:value="0" calcext:value-type="float">
            <text:p>0</text:p>
          </table:table-cell>
          <table:table-cell table:style-name="ce66" table:formula="of:=COUNTIF([.F2:.F32];&quot;SO&quot;)" office:value-type="float" office:value="0" calcext:value-type="float">
            <text:p>0</text:p>
          </table:table-cell>
          <table:table-cell table:style-name="ce66" table:formula="of:=COUNTIF([.G2:.G32];&quot;SO&quot;)" office:value-type="float" office:value="0" calcext:value-type="float">
            <text:p>0</text:p>
          </table:table-cell>
          <table:table-cell table:style-name="ce66" table:formula="of:=COUNTIF([.H2:.H32];&quot;SO&quot;)" office:value-type="float" office:value="0" calcext:value-type="float">
            <text:p>0</text:p>
          </table:table-cell>
          <table:table-cell table:style-name="ce66" table:formula="of:=COUNTIF([.I2:.I32];&quot;SO&quot;)" office:value-type="float" office:value="0" calcext:value-type="float">
            <text:p>0</text:p>
          </table:table-cell>
          <table:table-cell table:style-name="ce66" table:formula="of:=COUNTIF([.J2:.J32];&quot;SO&quot;)" office:value-type="float" office:value="0" calcext:value-type="float">
            <text:p>0</text:p>
          </table:table-cell>
          <table:table-cell table:style-name="ce66" table:formula="of:=COUNTIF([.K2:.K32];&quot;SO&quot;)" office:value-type="float" office:value="0" calcext:value-type="float">
            <text:p>0</text:p>
          </table:table-cell>
          <table:table-cell table:style-name="ce66" table:formula="of:=COUNTIF([.L2:.L32];&quot;SO&quot;)" office:value-type="float" office:value="0" calcext:value-type="float">
            <text:p>0</text:p>
          </table:table-cell>
          <table:table-cell table:style-name="ce66" table:formula="of:=COUNTIF([.M2:.M32];&quot;SO&quot;)" office:value-type="float" office:value="0" calcext:value-type="float">
            <text:p>0</text:p>
          </table:table-cell>
          <table:table-cell table:style-name="ce66" table:formula="of:=COUNTIF([.N2:.N32];&quot;SO&quot;)" office:value-type="float" office:value="0" calcext:value-type="float">
            <text:p>0</text:p>
          </table:table-cell>
          <table:table-cell table:style-name="ce66" table:formula="of:=COUNTIF([.O2:.O32];&quot;SO&quot;)" office:value-type="float" office:value="0" calcext:value-type="float">
            <text:p>0</text:p>
          </table:table-cell>
          <table:table-cell table:style-name="ce66" table:formula="of:=COUNTIF([.P2:.P32];&quot;SO&quot;)" office:value-type="float" office:value="0" calcext:value-type="float">
            <text:p>0</text:p>
          </table:table-cell>
          <table:table-cell table:style-name="ce66" table:formula="of:=COUNTIF([.Q2:.Q32];&quot;SO&quot;)" office:value-type="float" office:value="0" calcext:value-type="float">
            <text:p>0</text:p>
          </table:table-cell>
          <table:table-cell table:style-name="ce66" table:formula="of:=COUNTIF([.R2:.R32];&quot;SO&quot;)" office:value-type="float" office:value="0" calcext:value-type="float">
            <text:p>0</text:p>
          </table:table-cell>
          <table:table-cell table:style-name="ce66" table:formula="of:=COUNTIF([.S2:.S32];&quot;SO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41]" office:value-type="string" office:string-value="TAV" calcext:value-type="string">
            <text:p>TAV</text:p>
          </table:table-cell>
          <table:table-cell table:number-columns-repeated="31"/>
        </table:table-row>
        <table:table-row table:style-name="ro5">
          <table:table-cell/>
          <table:table-cell table:style-name="ce29" table:formula="of:=[Vzorci_vnosov.$A$13]" office:value-type="string" office:string-value="BOL" calcext:value-type="string">
            <text:p>BOL</text:p>
          </table:table-cell>
          <table:table-cell table:style-name="ce66" table:formula="of:=COUNTIF([.C2:.C32];&quot;BOL&quot;)" office:value-type="float" office:value="0" calcext:value-type="float">
            <text:p>0</text:p>
          </table:table-cell>
          <table:table-cell table:style-name="ce66" table:formula="of:=COUNTIF([.D2:.D32];&quot;BOL&quot;)" office:value-type="float" office:value="0" calcext:value-type="float">
            <text:p>0</text:p>
          </table:table-cell>
          <table:table-cell table:style-name="ce66" table:formula="of:=COUNTIF([.E2:.E32];&quot;BOL&quot;)" office:value-type="float" office:value="0" calcext:value-type="float">
            <text:p>0</text:p>
          </table:table-cell>
          <table:table-cell table:style-name="ce66" table:formula="of:=COUNTIF([.F2:.F32];&quot;BOL&quot;)" office:value-type="float" office:value="0" calcext:value-type="float">
            <text:p>0</text:p>
          </table:table-cell>
          <table:table-cell table:style-name="ce66" table:formula="of:=COUNTIF([.G2:.G32];&quot;BOL&quot;)" office:value-type="float" office:value="0" calcext:value-type="float">
            <text:p>0</text:p>
          </table:table-cell>
          <table:table-cell table:style-name="ce66" table:formula="of:=COUNTIF([.H2:.H32];&quot;BOL&quot;)" office:value-type="float" office:value="0" calcext:value-type="float">
            <text:p>0</text:p>
          </table:table-cell>
          <table:table-cell table:style-name="ce66" table:formula="of:=COUNTIF([.I2:.I32];&quot;BOL&quot;)" office:value-type="float" office:value="0" calcext:value-type="float">
            <text:p>0</text:p>
          </table:table-cell>
          <table:table-cell table:style-name="ce66" table:formula="of:=COUNTIF([.J2:.J32];&quot;BOL&quot;)" office:value-type="float" office:value="0" calcext:value-type="float">
            <text:p>0</text:p>
          </table:table-cell>
          <table:table-cell table:style-name="ce66" table:formula="of:=COUNTIF([.K2:.K32];&quot;BOL&quot;)" office:value-type="float" office:value="0" calcext:value-type="float">
            <text:p>0</text:p>
          </table:table-cell>
          <table:table-cell table:style-name="ce66" table:formula="of:=COUNTIF([.L2:.L32];&quot;BOL&quot;)" office:value-type="float" office:value="0" calcext:value-type="float">
            <text:p>0</text:p>
          </table:table-cell>
          <table:table-cell table:style-name="ce66" table:formula="of:=COUNTIF([.M2:.M32];&quot;BOL&quot;)" office:value-type="float" office:value="0" calcext:value-type="float">
            <text:p>0</text:p>
          </table:table-cell>
          <table:table-cell table:style-name="ce66" table:formula="of:=COUNTIF([.N2:.N32];&quot;BOL&quot;)" office:value-type="float" office:value="0" calcext:value-type="float">
            <text:p>0</text:p>
          </table:table-cell>
          <table:table-cell table:style-name="ce66" table:formula="of:=COUNTIF([.O2:.O32];&quot;BOL&quot;)" office:value-type="float" office:value="0" calcext:value-type="float">
            <text:p>0</text:p>
          </table:table-cell>
          <table:table-cell table:style-name="ce66" table:formula="of:=COUNTIF([.P2:.P32];&quot;BOL&quot;)" office:value-type="float" office:value="0" calcext:value-type="float">
            <text:p>0</text:p>
          </table:table-cell>
          <table:table-cell table:style-name="ce66" table:formula="of:=COUNTIF([.Q2:.Q32];&quot;BOL&quot;)" office:value-type="float" office:value="0" calcext:value-type="float">
            <text:p>0</text:p>
          </table:table-cell>
          <table:table-cell table:style-name="ce66" table:formula="of:=COUNTIF([.R2:.R32];&quot;BOL&quot;)" office:value-type="float" office:value="0" calcext:value-type="float">
            <text:p>0</text:p>
          </table:table-cell>
          <table:table-cell table:style-name="ce66" table:formula="of:=COUNTIF([.S2:.S32];&quot;BOL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4" table:formula="of:=[Vzorci_vnosov.$A$11]" office:value-type="string" office:string-value="X" calcext:value-type="string">
            <text:p>X</text:p>
          </table:table-cell>
          <table:table-cell table:style-name="ce66" table:formula="of:=COUNTIF([.C2:.C32];&quot;X&quot;)" office:value-type="float" office:value="0" calcext:value-type="float">
            <text:p>0</text:p>
          </table:table-cell>
          <table:table-cell table:style-name="ce66" table:formula="of:=COUNTIF([.D2:.D32];&quot;X&quot;)" office:value-type="float" office:value="0" calcext:value-type="float">
            <text:p>0</text:p>
          </table:table-cell>
          <table:table-cell table:style-name="ce66" table:formula="of:=COUNTIF([.E2:.E32];&quot;X&quot;)" office:value-type="float" office:value="0" calcext:value-type="float">
            <text:p>0</text:p>
          </table:table-cell>
          <table:table-cell table:style-name="ce66" table:formula="of:=COUNTIF([.F2:.F32];&quot;X&quot;)" office:value-type="float" office:value="0" calcext:value-type="float">
            <text:p>0</text:p>
          </table:table-cell>
          <table:table-cell table:style-name="ce66" table:formula="of:=COUNTIF([.G2:.G32];&quot;X&quot;)" office:value-type="float" office:value="0" calcext:value-type="float">
            <text:p>0</text:p>
          </table:table-cell>
          <table:table-cell table:style-name="ce66" table:formula="of:=COUNTIF([.H2:.H32];&quot;X&quot;)" office:value-type="float" office:value="0" calcext:value-type="float">
            <text:p>0</text:p>
          </table:table-cell>
          <table:table-cell table:style-name="ce66" table:formula="of:=COUNTIF([.I2:.I32];&quot;X&quot;)" office:value-type="float" office:value="0" calcext:value-type="float">
            <text:p>0</text:p>
          </table:table-cell>
          <table:table-cell table:style-name="ce66" table:formula="of:=COUNTIF([.J2:.J32];&quot;X&quot;)" office:value-type="float" office:value="0" calcext:value-type="float">
            <text:p>0</text:p>
          </table:table-cell>
          <table:table-cell table:style-name="ce66" table:formula="of:=COUNTIF([.K2:.K32];&quot;X&quot;)" office:value-type="float" office:value="0" calcext:value-type="float">
            <text:p>0</text:p>
          </table:table-cell>
          <table:table-cell table:style-name="ce66" table:formula="of:=COUNTIF([.L2:.L32];&quot;X&quot;)" office:value-type="float" office:value="0" calcext:value-type="float">
            <text:p>0</text:p>
          </table:table-cell>
          <table:table-cell table:style-name="ce66" table:formula="of:=COUNTIF([.M2:.M32];&quot;X&quot;)" office:value-type="float" office:value="0" calcext:value-type="float">
            <text:p>0</text:p>
          </table:table-cell>
          <table:table-cell table:style-name="ce66" table:formula="of:=COUNTIF([.N2:.N32];&quot;X&quot;)" office:value-type="float" office:value="0" calcext:value-type="float">
            <text:p>0</text:p>
          </table:table-cell>
          <table:table-cell table:style-name="ce66" table:formula="of:=COUNTIF([.O2:.O32];&quot;X&quot;)" office:value-type="float" office:value="0" calcext:value-type="float">
            <text:p>0</text:p>
          </table:table-cell>
          <table:table-cell table:style-name="ce66" table:formula="of:=COUNTIF([.P2:.P32];&quot;X&quot;)" office:value-type="float" office:value="0" calcext:value-type="float">
            <text:p>0</text:p>
          </table:table-cell>
          <table:table-cell table:style-name="ce66" table:formula="of:=COUNTIF([.Q2:.Q32];&quot;X&quot;)" office:value-type="float" office:value="0" calcext:value-type="float">
            <text:p>0</text:p>
          </table:table-cell>
          <table:table-cell table:style-name="ce66" table:formula="of:=COUNTIF([.R2:.R32];&quot;X&quot;)" office:value-type="float" office:value="2" calcext:value-type="float">
            <text:p>2</text:p>
          </table:table-cell>
          <table:table-cell table:style-name="ce66" table:formula="of:=COUNTIF([.S2:.S32];&quot;X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3" office:value-type="string" calcext:value-type="string">
            <text:p>TX</text:p>
          </table:table-cell>
          <table:table-cell table:style-name="ce66" table:formula="of:=COUNTIF([.U2:.U32];&quot;KOS&quot;)" office:value-type="float" office:value="0" calcext:value-type="float">
            <text:p>0</text:p>
          </table:table-cell>
          <table:table-cell table:style-name="ce66" table:formula="of:=COUNTIF([.U2:.U32];&quot;ŠOŠ&quot;)" office:value-type="float" office:value="0" calcext:value-type="float">
            <text:p>0</text:p>
          </table:table-cell>
          <table:table-cell table:style-name="ce66" table:formula="of:=COUNTIF([.U2:.U32];&quot;PIN&quot;)" office:value-type="float" office:value="0" calcext:value-type="float">
            <text:p>0</text:p>
          </table:table-cell>
          <table:table-cell table:style-name="ce66" table:formula="of:=COUNTIF([.U2:.U32];&quot;KON&quot;)" office:value-type="float" office:value="0" calcext:value-type="float">
            <text:p>0</text:p>
          </table:table-cell>
          <table:table-cell table:style-name="ce66" table:formula="of:=COUNTIF([.U2:.U32];&quot;oro&quot;)" office:value-type="float" office:value="0" calcext:value-type="float">
            <text:p>0</text:p>
          </table:table-cell>
          <table:table-cell table:style-name="ce66" table:formula="of:=COUNTIF([.U2:.U32];&quot;MIO&quot;)" office:value-type="float" office:value="0" calcext:value-type="float">
            <text:p>0</text:p>
          </table:table-cell>
          <table:table-cell table:style-name="ce66" table:formula="of:=COUNTIF([.U2:.U32];&quot;BOŽ&quot;)" office:value-type="float" office:value="0" calcext:value-type="float">
            <text:p>0</text:p>
          </table:table-cell>
          <table:table-cell table:style-name="ce66" table:formula="of:=COUNTIF([.U2:.U32];&quot;TOM&quot;)" office:value-type="float" office:value="0" calcext:value-type="float">
            <text:p>0</text:p>
          </table:table-cell>
          <table:table-cell table:style-name="ce66" table:formula="of:=COUNTIF([.U2:.U32];&quot;MŠŠ&quot;)" office:value-type="float" office:value="0" calcext:value-type="float">
            <text:p>0</text:p>
          </table:table-cell>
          <table:table-cell table:style-name="ce66" table:formula="of:=COUNTIF([.U2:.U32];&quot;ŽIV&quot;)" office:value-type="float" office:value="0" calcext:value-type="float">
            <text:p>0</text:p>
          </table:table-cell>
          <table:table-cell table:style-name="ce66" table:formula="of:=COUNTIF([.U2:.U32];&quot;TAL&quot;)" office:value-type="float" office:value="0" calcext:value-type="float">
            <text:p>0</text:p>
          </table:table-cell>
          <table:table-cell table:style-name="ce66" table:formula="of:=COUNTIF([.U2:.U32];&quot;PIR&quot;)" office:value-type="float" office:value="0" calcext:value-type="float">
            <text:p>0</text:p>
          </table:table-cell>
          <table:table-cell table:style-name="ce66" table:formula="of:=COUNTIF([.U2:.U32];&quot;HOL&quot;)" office:value-type="float" office:value="0" calcext:value-type="float">
            <text:p>0</text:p>
          </table:table-cell>
          <table:table-cell table:style-name="ce66" table:formula="of:=COUNTIF([.U2:.U32];[.P1])" office:value-type="float" office:value="0" calcext:value-type="float">
            <text:p>0</text:p>
          </table:table-cell>
          <table:table-cell table:style-name="ce66" table:formula="of:=COUNTIF([.U2:.U32];[.Q1])" office:value-type="float" office:value="0" calcext:value-type="float">
            <text:p>0</text:p>
          </table:table-cell>
          <table:table-cell table:style-name="ce66" table:formula="of:=COUNTIF([.U2:.U32];[.R1])" office:value-type="float" office:value="0" calcext:value-type="float">
            <text:p>0</text:p>
          </table:table-cell>
          <table:table-cell table:style-name="ce66" table:formula="of:=COUNTIF([.V2:.V32];[.S1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4" table:formula="of:=[Vzorci_vnosov.$A$45]" office:value-type="string" office:string-value="¶" calcext:value-type="string">
            <text:p>¶</text:p>
          </table:table-cell>
          <table:table-cell table:style-name="ce66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66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66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66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66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66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66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66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66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66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66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66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66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66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66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66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66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29" table:formula="of:=[Vzorci_vnosov.$A$8]" office:value-type="string" office:string-value="U" calcext:value-type="string">
            <text:p>U</text:p>
          </table:table-cell>
          <table:table-cell table:style-name="ce66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66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66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66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66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66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66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66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66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66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66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66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66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66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66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66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66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 table:number-rows-repeated="1048529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Print_Area" table:base-cell-address="$april.$A$1" table:cell-range-address="april.$A$1:april.$U$31"/>
        </table:named-expressions>
        <calcext:conditional-formats>
          <calcext:conditional-format calcext:target-range-address="april.C1:april.C1 april.A2:april.U2 april.A3:april.Q31 april.S3:april.U31">
            <calcext:condition calcext:apply-style-name="cf37" calcext:value="formula-is(WEEKDAY([.$A1];2)=6)" calcext:base-cell-address="april.A1"/>
            <calcext:condition calcext:apply-style-name="cf37" calcext:value="formula-is(WEEKDAY([.$A1];2)=7)" calcext:base-cell-address="april.A1"/>
          </calcext:conditional-format>
          <calcext:conditional-format calcext:target-range-address="april.R3:april.R13 april.R15:april.R27 april.R29:april.R31">
            <calcext:condition calcext:apply-style-name="cf37" calcext:value="formula-is(WEEKDAY([.$A3];2)=6)" calcext:base-cell-address="april.A3"/>
            <calcext:condition calcext:apply-style-name="cf37" calcext:value="formula-is(WEEKDAY([.$A3];2)=7)" calcext:base-cell-address="april.A3"/>
          </calcext:conditional-format>
          <calcext:conditional-format calcext:target-range-address="april.AF2:april.AF31">
            <calcext:condition calcext:apply-style-name="cf38" calcext:value="&lt;2" calcext:base-cell-address="april.AF2"/>
            <calcext:condition calcext:apply-style-name="cf39" calcext:value="&gt;2" calcext:base-cell-address="april.AF2"/>
          </calcext:conditional-format>
          <calcext:conditional-format calcext:target-range-address="april.AE2:april.AE31">
            <calcext:condition calcext:apply-style-name="cf40" calcext:value="=1" calcext:base-cell-address="april.AE2"/>
            <calcext:condition calcext:apply-style-name="cf39" calcext:value="&gt;1" calcext:base-cell-address="april.AE2"/>
          </calcext:conditional-format>
          <calcext:conditional-format calcext:target-range-address="april.AD2:april.AD31">
            <calcext:condition calcext:apply-style-name="cf40" calcext:value="!=0" calcext:base-cell-address="april.AD2"/>
          </calcext:conditional-format>
          <calcext:conditional-format calcext:target-range-address="april.V2:april.AC31">
            <calcext:condition calcext:apply-style-name="cf38" calcext:value="&lt;1" calcext:base-cell-address="april.V2"/>
            <calcext:condition calcext:apply-style-name="cf41" calcext:value="&gt;1" calcext:base-cell-address="april.V2"/>
          </calcext:conditional-format>
        </calcext:conditional-formats>
      </table:table>
      <table:table table:name="maj" table:style-name="ta2" table:protected="true">
        <loext:table-protection loext:select-protected-cells="true" loext:select-unprotected-cells="true"/>
        <table:table-column table:style-name="co3" table:default-cell-style-name="ce24"/>
        <table:table-column table:style-name="co4" table:default-cell-style-name="ce25"/>
        <table:table-column table:style-name="co5" table:number-columns-repeated="12" table:default-cell-style-name="ce26"/>
        <table:table-column table:style-name="co5" table:visibility="collapse" table:default-cell-style-name="ce26"/>
        <table:table-column table:style-name="co5" table:number-columns-repeated="2" table:default-cell-style-name="ce26"/>
        <table:table-column table:style-name="co5" table:visibility="collapse" table:default-cell-style-name="ce26"/>
        <table:table-column table:style-name="co5" table:number-columns-repeated="3" table:default-cell-style-name="ce26"/>
        <table:table-column table:style-name="co6" table:number-columns-repeated="11" table:default-cell-style-name="ce26"/>
        <table:table-column table:style-name="co5" table:default-cell-style-name="ce84"/>
        <table:table-column table:style-name="co7" table:visibility="collapse" table:number-columns-repeated="18" table:default-cell-style-name="ce128"/>
        <table:table-column table:style-name="co6" table:number-columns-repeated="4" table:default-cell-style-name="ce130"/>
        <table:table-column table:style-name="co2" table:default-cell-style-name="ce130"/>
        <table:table-column table:style-name="co2" table:number-columns-repeated="968" table:default-cell-style-name="ce27"/>
        <table:table-row table:style-name="ro4">
          <table:table-cell table:style-name="ce28" table:formula="of:=[$januar.$A$1]" office:value-type="string" office:string-value="2021" calcext:value-type="string">
            <text:p>2021</text:p>
          </table:table-cell>
          <table:table-cell table:style-name="ce29"/>
          <table:table-cell table:style-name="ce117" table:formula="of:=[Vzorci_vnosov.$C$2]" office:value-type="string" office:string-value="GOR" calcext:value-type="string">
            <text:p>GOR</text:p>
          </table:table-cell>
          <table:table-cell table:style-name="ce117" table:formula="of:=[Vzorci_vnosov.$C$3]" office:value-type="string" office:string-value="ŠOŠ" calcext:value-type="string">
            <text:p>ŠOŠ</text:p>
          </table:table-cell>
          <table:table-cell table:style-name="ce117" table:formula="of:=[Vzorci_vnosov.$C$4]" office:value-type="string" office:string-value="PIN" calcext:value-type="string">
            <text:p>PIN</text:p>
          </table:table-cell>
          <table:table-cell table:style-name="ce117" table:formula="of:=[Vzorci_vnosov.$C$5]" office:value-type="string" office:string-value="KON" calcext:value-type="string">
            <text:p>KON</text:p>
          </table:table-cell>
          <table:table-cell table:style-name="ce117" table:formula="of:=[Vzorci_vnosov.$C$6]" office:value-type="string" office:string-value="ORO" calcext:value-type="string">
            <text:p>ORO</text:p>
          </table:table-cell>
          <table:table-cell table:style-name="ce117" table:formula="of:=[Vzorci_vnosov.$C$7]" office:value-type="string" office:string-value="MIO" calcext:value-type="string">
            <text:p>MIO</text:p>
          </table:table-cell>
          <table:table-cell table:style-name="ce117" table:formula="of:=[Vzorci_vnosov.$C$8]" office:value-type="string" office:string-value="BOŽ" calcext:value-type="string">
            <text:p>BOŽ</text:p>
          </table:table-cell>
          <table:table-cell table:style-name="ce117" table:formula="of:=[Vzorci_vnosov.$C$9]" office:value-type="string" office:string-value="TOM" calcext:value-type="string">
            <text:p>TOM</text:p>
          </table:table-cell>
          <table:table-cell table:style-name="ce117" table:formula="of:=[Vzorci_vnosov.$C$10]" office:value-type="string" office:string-value="MŠŠ" calcext:value-type="string">
            <text:p>MŠŠ</text:p>
          </table:table-cell>
          <table:table-cell table:style-name="ce117" table:formula="of:=[Vzorci_vnosov.$C$11]" office:value-type="string" office:string-value="ŽIV" calcext:value-type="string">
            <text:p>ŽIV</text:p>
          </table:table-cell>
          <table:table-cell table:style-name="ce117" table:formula="of:=[Vzorci_vnosov.$C$12]" office:value-type="string" office:string-value="TAL" calcext:value-type="string">
            <text:p>TAL</text:p>
          </table:table-cell>
          <table:table-cell table:style-name="ce117" table:formula="of:=[Vzorci_vnosov.$C$13]" office:value-type="string" office:string-value="PIR" calcext:value-type="string">
            <text:p>PIR</text:p>
          </table:table-cell>
          <table:table-cell table:style-name="ce117" table:formula="of:=[Vzorci_vnosov.$C$14]" office:value-type="string" office:string-value="NOV2" calcext:value-type="string">
            <text:p>NOV2</text:p>
          </table:table-cell>
          <table:table-cell table:style-name="ce117" table:formula="of:=[Vzorci_vnosov.$C$15]" office:value-type="string" office:string-value="BUT" calcext:value-type="string">
            <text:p>BUT</text:p>
          </table:table-cell>
          <table:table-cell table:style-name="ce117" table:formula="of:=[Vzorci_vnosov.$C$16]" office:value-type="string" office:string-value="ŽRJ" calcext:value-type="string">
            <text:p>ŽRJ</text:p>
          </table:table-cell>
          <table:table-cell table:style-name="ce117" table:formula="of:=[Vzorci_vnosov.$C$17]" office:value-type="string" office:string-value="NOV3" calcext:value-type="string">
            <text:p>NOV3</text:p>
          </table:table-cell>
          <table:table-cell table:style-name="ce117" table:formula="of:=[Vzorci_vnosov.$C$18]" office:value-type="string" office:string-value="JNK" calcext:value-type="string">
            <text:p>JNK</text:p>
          </table:table-cell>
          <table:table-cell table:style-name="ce31" office:value-type="string" calcext:value-type="string">
            <text:p>ZUN</text:p>
          </table:table-cell>
          <table:table-cell table:style-name="ce86" office:value-type="string" calcext:value-type="string">
            <text:p>TX</text:p>
          </table:table-cell>
          <table:table-cell table:style-name="ce33" table:formula="of:=[Vzorci_vnosov.$A$16]" office:value-type="string" office:string-value="☻" calcext:value-type="string">
            <text:p>☻</text:p>
          </table:table-cell>
          <table:table-cell table:style-name="ce34" office:value-type="string" calcext:value-type="string">
            <text:p>☺</text:p>
          </table:table-cell>
          <table:table-cell table:style-name="ce35" table:formula="of:=[Vzorci_vnosov.$A$4]" office:value-type="string" office:string-value="51" calcext:value-type="string">
            <text:p>51</text:p>
          </table:table-cell>
          <table:table-cell table:style-name="ce35" table:formula="of:=[Vzorci_vnosov.$A$5]" office:value-type="string" office:string-value="52" calcext:value-type="string">
            <text:p>52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36" table:formula="of:=[Vzorci_vnosov.$A$8]" office:value-type="string" office:string-value="U" calcext:value-type="string">
            <text:p>U</text:p>
          </table:table-cell>
          <table:table-cell table:style-name="ce35" table:formula="of:=[Vzorci_vnosov.$A$6]" office:value-type="string" office:string-value="KVIT" calcext:value-type="string">
            <text:p>KVIT</text:p>
          </table:table-cell>
          <table:table-cell table:style-name="ce37" office:value-type="string" calcext:value-type="string">
            <text:p>Brez</text:p>
          </table:table-cell>
          <table:table-cell table:style-name="ce38" office:value-type="string" calcext:value-type="string">
            <text:p>X</text:p>
          </table:table-cell>
          <table:table-cell table:style-name="ce39" office:value-type="string" calcext:value-type="string">
            <text:p>Op</text:p>
          </table:table-cell>
          <table:table-cell office:value-type="string" calcext:value-type="string">
            <text:p><text:s/></text:p>
          </table:table-cell>
          <table:table-cell table:style-name="ce75" table:formula="of:=[.$C$1]" office:value-type="string" office:string-value="GOR" calcext:value-type="string">
            <text:p>GOR</text:p>
          </table:table-cell>
          <table:table-cell table:style-name="ce75" table:formula="of:=[.$D$1]" office:value-type="string" office:string-value="ŠOŠ" calcext:value-type="string">
            <text:p>ŠOŠ</text:p>
          </table:table-cell>
          <table:table-cell table:style-name="ce75" table:formula="of:=[.$E$1]" office:value-type="string" office:string-value="PIN" calcext:value-type="string">
            <text:p>PIN</text:p>
          </table:table-cell>
          <table:table-cell table:style-name="ce75" table:formula="of:=[.$F$1]" office:value-type="string" office:string-value="KON" calcext:value-type="string">
            <text:p>KON</text:p>
          </table:table-cell>
          <table:table-cell table:style-name="ce75" table:formula="of:=[.$G$1]" office:value-type="string" office:string-value="ORO" calcext:value-type="string">
            <text:p>ORO</text:p>
          </table:table-cell>
          <table:table-cell table:style-name="ce75" table:formula="of:=[.$H$1]" office:value-type="string" office:string-value="MIO" calcext:value-type="string">
            <text:p>MIO</text:p>
          </table:table-cell>
          <table:table-cell table:style-name="ce75" table:formula="of:=[.$I$1]" office:value-type="string" office:string-value="BOŽ" calcext:value-type="string">
            <text:p>BOŽ</text:p>
          </table:table-cell>
          <table:table-cell table:style-name="ce75" table:formula="of:=[.$J$1]" office:value-type="string" office:string-value="TOM" calcext:value-type="string">
            <text:p>TOM</text:p>
          </table:table-cell>
          <table:table-cell table:style-name="ce75" table:formula="of:=[.$K$1]" office:value-type="string" office:string-value="MŠŠ" calcext:value-type="string">
            <text:p>MŠŠ</text:p>
          </table:table-cell>
          <table:table-cell table:style-name="ce75" table:formula="of:=[.$L$1]" office:value-type="string" office:string-value="ŽIV" calcext:value-type="string">
            <text:p>ŽIV</text:p>
          </table:table-cell>
          <table:table-cell table:style-name="ce75" table:formula="of:=[.$M$1]" office:value-type="string" office:string-value="TAL" calcext:value-type="string">
            <text:p>TAL</text:p>
          </table:table-cell>
          <table:table-cell table:style-name="ce75" table:formula="of:=[.$N$1]" office:value-type="string" office:string-value="PIR" calcext:value-type="string">
            <text:p>PIR</text:p>
          </table:table-cell>
          <table:table-cell table:style-name="ce75" table:formula="of:=NA()" office:value-type="string" office:string-value="" calcext:value-type="error">
            <text:p>#N/A</text:p>
          </table:table-cell>
          <table:table-cell table:style-name="ce75" table:formula="of:=[.$O$1]" office:value-type="string" office:string-value="NOV2" calcext:value-type="string">
            <text:p>NOV2</text:p>
          </table:table-cell>
          <table:table-cell table:style-name="ce75" table:formula="of:=[.$P$1]" office:value-type="string" office:string-value="BUT" calcext:value-type="string">
            <text:p>BUT</text:p>
          </table:table-cell>
          <table:table-cell table:style-name="ce75" table:formula="of:=[.$Q$1]" office:value-type="string" office:string-value="ŽRJ" calcext:value-type="string">
            <text:p>ŽRJ</text:p>
          </table:table-cell>
          <table:table-cell table:style-name="ce75" table:formula="of:=[.$R$1]" office:value-type="string" office:string-value="NOV3" calcext:value-type="string">
            <text:p>NOV3</text:p>
          </table:table-cell>
          <table:table-cell table:style-name="ce75" table:formula="of:=[.$S$1]" office:value-type="string" office:string-value="JNK" calcext:value-type="string">
            <text:p>JNK</text:p>
          </table:table-cell>
          <table:table-cell table:number-columns-repeated="973"/>
        </table:table-row>
        <table:table-row table:style-name="ro4">
          <table:table-cell table:style-name="ce193" office:value-type="date" office:date-value="2021-05-01" calcext:value-type="date">
            <text:p>01/ maj</text:p>
          </table:table-cell>
          <table:table-cell table:style-name="ce194" table:formula="of:=TEXT([.A2];&quot;Ddd&quot;)" office:value-type="string" office:string-value="sob" calcext:value-type="string">
            <text:p>sob</text:p>
          </table:table-cell>
          <table:table-cell table:style-name="ce195" table:number-columns-repeated="18"/>
          <table:table-cell table:style-name="ce200"/>
          <table:table-cell table:style-name="ce202" table:formula="of:=COUNTIF([.AH2:.AY2];&quot;☻&quot;)" office:value-type="float" office:value="0" calcext:value-type="float">
            <text:p>0</text:p>
          </table:table-cell>
          <table:table-cell table:style-name="ce202" table:formula="of:=COUNTIF([.AH2:.AY2];&quot;☺&quot;)" office:value-type="float" office:value="0" calcext:value-type="float">
            <text:p>0</text:p>
          </table:table-cell>
          <table:table-cell table:style-name="ce202" table:formula="of:=COUNTIF([.C2:.S2];&quot;51&quot;)+COUNTIF([.C2:.S2];&quot;51$&quot;)+COUNTIF([.C2:.S2];&quot;51☻&quot;)" office:value-type="float" office:value="0" calcext:value-type="float">
            <text:p>0</text:p>
          </table:table-cell>
          <table:table-cell table:style-name="ce202" table:formula="of:=COUNTIF([.C2:.S2];&quot;52&quot;)+COUNTIF([.C2:.S2];&quot;52$&quot;)+COUNTIF([.C2:.S2];&quot;52☻&quot;)" office:value-type="float" office:value="0" calcext:value-type="float">
            <text:p>0</text:p>
          </table:table-cell>
          <table:table-cell table:style-name="ce202" table:formula="of:=COUNTIF([.C2:.S2];&quot;51¶&quot;)" office:value-type="float" office:value="0" calcext:value-type="float">
            <text:p>0</text:p>
          </table:table-cell>
          <table:table-cell table:style-name="ce202" table:formula="of:=COUNTIF([.C2:.S2];&quot;52¶&quot;)" office:value-type="float" office:value="0" calcext:value-type="float">
            <text:p>0</text:p>
          </table:table-cell>
          <table:table-cell table:style-name="ce202" table:formula="of:=COUNTIF([.C2:.S2];&quot;U&quot;)+COUNTIF([.C2:.S2];&quot;U☻&quot;)+COUNTIF([.C2:.S2];&quot;U☺&quot;)" office:value-type="float" office:value="0" calcext:value-type="float">
            <text:p>0</text:p>
          </table:table-cell>
          <table:table-cell table:style-name="ce202" table:formula="of:=COUNTIF([.C2:.S2];&quot;KVIT&quot;)+COUNTIF([.C2:.S2];&quot;KVIT☻&quot;)+COUNTIF([.C2:.S2];&quot;kvit$&quot;)" office:value-type="float" office:value="0" calcext:value-type="float">
            <text:p>0</text:p>
          </table:table-cell>
          <table:table-cell table:style-name="ce203" table:formula="of:=COUNTBLANK([.C2:.S2])-3" office:value-type="float" office:value="14" calcext:value-type="float">
            <text:p>14</text:p>
          </table:table-cell>
          <table:table-cell table:style-name="ce292" table:formula="of:=COUNTIF([.C2:.S2];&quot;x&quot;)" office:value-type="float" office:value="0" calcext:value-type="float">
            <text:p>0</text:p>
          </table:table-cell>
          <table:table-cell table:style-name="ce293" table:formula="of:=COUNTIF([.C2:.S2];&quot;51&quot;)+COUNTIF([.C2:.S2];&quot;51☻&quot;)+COUNTIF([.C2:.S2];&quot;2&quot;)+COUNTIF([.C2:.S2];&quot;52&quot;)+COUNTIF([.C2:.S2];&quot;52☻&quot;)+COUNTIF([.C2:.S2];&quot;51$&quot;)+COUNTIF([.C2:.S2];&quot;52$&quot;)" office:value-type="float" office:value="0" calcext:value-type="float">
            <text:p>0</text:p>
          </table:table-cell>
          <table:table-cell table:style-name="ce87" table:formula="of:=[Vzorci_vnosov.$A$2]" office:value-type="string" office:string-value="51☻" calcext:value-type="string">
            <text:p>51☻</text:p>
          </table:table-cell>
          <table:table-cell table:style-name="ce49" table:formula="of:=RIGHT([.C2];1)">
            <text:p/>
          </table:table-cell>
          <table:table-cell table:style-name="ce49" table:formula="of:=RIGHT([.D2];1)">
            <text:p/>
          </table:table-cell>
          <table:table-cell table:style-name="ce49" table:formula="of:=RIGHT([.E2];1)">
            <text:p/>
          </table:table-cell>
          <table:table-cell table:style-name="ce49" table:formula="of:=RIGHT([.F2];1)">
            <text:p/>
          </table:table-cell>
          <table:table-cell table:style-name="ce49" table:formula="of:=RIGHT([.G2];1)">
            <text:p/>
          </table:table-cell>
          <table:table-cell table:style-name="ce49" table:formula="of:=RIGHT([.H2];1)">
            <text:p/>
          </table:table-cell>
          <table:table-cell table:style-name="ce49" table:formula="of:=RIGHT([.I2];1)">
            <text:p/>
          </table:table-cell>
          <table:table-cell table:style-name="ce49" table:formula="of:=RIGHT([.J2];1)">
            <text:p/>
          </table:table-cell>
          <table:table-cell table:style-name="ce49" table:formula="of:=RIGHT([.K2];1)">
            <text:p/>
          </table:table-cell>
          <table:table-cell table:style-name="ce49" table:formula="of:=RIGHT([.L2];1)">
            <text:p/>
          </table:table-cell>
          <table:table-cell table:style-name="ce49" table:formula="of:=RIGHT([.M2];1)">
            <text:p/>
          </table:table-cell>
          <table:table-cell table:style-name="ce49" table:formula="of:=RIGHT([.N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];1)">
            <text:p/>
          </table:table-cell>
          <table:table-cell table:style-name="ce49" table:formula="of:=RIGHT([.P2];1)">
            <text:p/>
          </table:table-cell>
          <table:table-cell table:style-name="ce49" table:formula="of:=RIGHT([.Q2];1)">
            <text:p/>
          </table:table-cell>
          <table:table-cell table:style-name="ce49" table:formula="of:=RIGHT([.R2];1)">
            <text:p/>
          </table:table-cell>
          <table:table-cell table:style-name="ce49" table:formula="of:=RIGHT([.S2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02" calcext:value-type="date">
            <text:p>02/ maj</text:p>
          </table:table-cell>
          <table:table-cell table:style-name="ce194" table:formula="of:=TEXT([.A3];&quot;Ddd&quot;)" office:value-type="string" office:string-value="ned" calcext:value-type="string">
            <text:p>ned</text:p>
          </table:table-cell>
          <table:table-cell table:style-name="ce195" table:number-columns-repeated="15"/>
          <table:table-cell table:style-name="ce282"/>
          <table:table-cell table:style-name="ce195" table:number-columns-repeated="2"/>
          <table:table-cell table:style-name="ce200"/>
          <table:table-cell table:style-name="ce202" table:formula="of:=COUNTIF([.AH3:.AY3];&quot;☻&quot;)" office:value-type="float" office:value="0" calcext:value-type="float">
            <text:p>0</text:p>
          </table:table-cell>
          <table:table-cell table:style-name="ce202" table:formula="of:=COUNTIF([.AH3:.AY3];&quot;☺&quot;)" office:value-type="float" office:value="0" calcext:value-type="float">
            <text:p>0</text:p>
          </table:table-cell>
          <table:table-cell table:style-name="ce202" table:formula="of:=COUNTIF([.C3:.S3];&quot;51&quot;)+COUNTIF([.C3:.S3];&quot;51$&quot;)+COUNTIF([.C3:.S3];&quot;51☻&quot;)" office:value-type="float" office:value="0" calcext:value-type="float">
            <text:p>0</text:p>
          </table:table-cell>
          <table:table-cell table:style-name="ce202" table:formula="of:=COUNTIF([.C3:.S3];&quot;52&quot;)+COUNTIF([.C3:.S3];&quot;52$&quot;)+COUNTIF([.C3:.S3];&quot;52☻&quot;)" office:value-type="float" office:value="0" calcext:value-type="float">
            <text:p>0</text:p>
          </table:table-cell>
          <table:table-cell table:style-name="ce202" table:formula="of:=COUNTIF([.C3:.S3];&quot;51¶&quot;)" office:value-type="float" office:value="0" calcext:value-type="float">
            <text:p>0</text:p>
          </table:table-cell>
          <table:table-cell table:style-name="ce202" table:formula="of:=COUNTIF([.C3:.S3];&quot;52¶&quot;)" office:value-type="float" office:value="0" calcext:value-type="float">
            <text:p>0</text:p>
          </table:table-cell>
          <table:table-cell table:style-name="ce202" table:formula="of:=COUNTIF([.C3:.S3];&quot;U&quot;)+COUNTIF([.C3:.S3];&quot;U☻&quot;)+COUNTIF([.C3:.S3];&quot;U☺&quot;)" office:value-type="float" office:value="0" calcext:value-type="float">
            <text:p>0</text:p>
          </table:table-cell>
          <table:table-cell table:style-name="ce202" table:formula="of:=COUNTIF([.C3:.S3];&quot;KVIT&quot;)+COUNTIF([.C3:.S3];&quot;KVIT☻&quot;)+COUNTIF([.C3:.S3];&quot;kvit$&quot;)" office:value-type="float" office:value="0" calcext:value-type="float">
            <text:p>0</text:p>
          </table:table-cell>
          <table:table-cell table:style-name="ce203" table:formula="of:=COUNTBLANK([.C3:.S3])-3" office:value-type="float" office:value="14" calcext:value-type="float">
            <text:p>14</text:p>
          </table:table-cell>
          <table:table-cell table:style-name="ce292" table:formula="of:=COUNTIF([.C3:.S3];&quot;x&quot;)" office:value-type="float" office:value="0" calcext:value-type="float">
            <text:p>0</text:p>
          </table:table-cell>
          <table:table-cell table:style-name="ce293" table:formula="of:=COUNTIF([.C3:.S3];&quot;51&quot;)+COUNTIF([.C3:.S3];&quot;51☻&quot;)+COUNTIF([.C3:.S3];&quot;2&quot;)+COUNTIF([.C3:.S3];&quot;52&quot;)+COUNTIF([.C3:.S3];&quot;52☻&quot;)+COUNTIF([.C3:.S3];&quot;51$&quot;)+COUNTIF([.C3:.S3];&quot;52$&quot;)" office:value-type="float" office:value="0" calcext:value-type="float">
            <text:p>0</text:p>
          </table:table-cell>
          <table:table-cell table:style-name="ce87" table:formula="of:=[Vzorci_vnosov.$A$3]" office:value-type="string" office:string-value="52☻" calcext:value-type="string">
            <text:p>52☻</text:p>
          </table:table-cell>
          <table:table-cell table:style-name="ce49" table:formula="of:=RIGHT([.C3];1)">
            <text:p/>
          </table:table-cell>
          <table:table-cell table:style-name="ce49" table:formula="of:=RIGHT([.D3];1)">
            <text:p/>
          </table:table-cell>
          <table:table-cell table:style-name="ce49" table:formula="of:=RIGHT([.E3];1)">
            <text:p/>
          </table:table-cell>
          <table:table-cell table:style-name="ce49" table:formula="of:=RIGHT([.F3];1)">
            <text:p/>
          </table:table-cell>
          <table:table-cell table:style-name="ce49" table:formula="of:=RIGHT([.G3];1)">
            <text:p/>
          </table:table-cell>
          <table:table-cell table:style-name="ce49" table:formula="of:=RIGHT([.H3];1)">
            <text:p/>
          </table:table-cell>
          <table:table-cell table:style-name="ce49" table:formula="of:=RIGHT([.I3];1)">
            <text:p/>
          </table:table-cell>
          <table:table-cell table:style-name="ce49" table:formula="of:=RIGHT([.J3];1)">
            <text:p/>
          </table:table-cell>
          <table:table-cell table:style-name="ce49" table:formula="of:=RIGHT([.K3];1)">
            <text:p/>
          </table:table-cell>
          <table:table-cell table:style-name="ce49" table:formula="of:=RIGHT([.L3];1)">
            <text:p/>
          </table:table-cell>
          <table:table-cell table:style-name="ce49" table:formula="of:=RIGHT([.M3];1)">
            <text:p/>
          </table:table-cell>
          <table:table-cell table:style-name="ce49" table:formula="of:=RIGHT([.N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];1)">
            <text:p/>
          </table:table-cell>
          <table:table-cell table:style-name="ce49" table:formula="of:=RIGHT([.P3];1)">
            <text:p/>
          </table:table-cell>
          <table:table-cell table:style-name="ce49" table:formula="of:=RIGHT([.Q3];1)">
            <text:p/>
          </table:table-cell>
          <table:table-cell table:style-name="ce49" table:formula="of:=RIGHT([.R3];1)">
            <text:p/>
          </table:table-cell>
          <table:table-cell table:style-name="ce49" table:formula="of:=RIGHT([.S3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03" calcext:value-type="date">
            <text:p>03/ maj</text:p>
          </table:table-cell>
          <table:table-cell table:style-name="ce194" table:formula="of:=TEXT([.A4];&quot;Ddd&quot;)" office:value-type="string" office:string-value="pon" calcext:value-type="string">
            <text:p>pon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4:.AY4];&quot;☻&quot;)" office:value-type="float" office:value="0" calcext:value-type="float">
            <text:p>0</text:p>
          </table:table-cell>
          <table:table-cell table:style-name="ce202" table:formula="of:=COUNTIF([.AH4:.AY4];&quot;☺&quot;)" office:value-type="float" office:value="0" calcext:value-type="float">
            <text:p>0</text:p>
          </table:table-cell>
          <table:table-cell table:style-name="ce202" table:formula="of:=COUNTIF([.C4:.S4];&quot;51&quot;)+COUNTIF([.C4:.S4];&quot;51$&quot;)+COUNTIF([.C4:.S4];&quot;51☻&quot;)" office:value-type="float" office:value="0" calcext:value-type="float">
            <text:p>0</text:p>
          </table:table-cell>
          <table:table-cell table:style-name="ce202" table:formula="of:=COUNTIF([.C4:.S4];&quot;52&quot;)+COUNTIF([.C4:.S4];&quot;52$&quot;)+COUNTIF([.C4:.S4];&quot;52☻&quot;)" office:value-type="float" office:value="0" calcext:value-type="float">
            <text:p>0</text:p>
          </table:table-cell>
          <table:table-cell table:style-name="ce202" table:formula="of:=COUNTIF([.C4:.S4];&quot;51¶&quot;)" office:value-type="float" office:value="0" calcext:value-type="float">
            <text:p>0</text:p>
          </table:table-cell>
          <table:table-cell table:style-name="ce202" table:formula="of:=COUNTIF([.C4:.S4];&quot;52¶&quot;)" office:value-type="float" office:value="0" calcext:value-type="float">
            <text:p>0</text:p>
          </table:table-cell>
          <table:table-cell table:style-name="ce202" table:formula="of:=COUNTIF([.C4:.S4];&quot;U&quot;)+COUNTIF([.C4:.S4];&quot;U☻&quot;)+COUNTIF([.C4:.S4];&quot;U☺&quot;)" office:value-type="float" office:value="0" calcext:value-type="float">
            <text:p>0</text:p>
          </table:table-cell>
          <table:table-cell table:style-name="ce202" table:formula="of:=COUNTIF([.C4:.S4];&quot;KVIT&quot;)+COUNTIF([.C4:.S4];&quot;KVIT☻&quot;)+COUNTIF([.C4:.S4];&quot;kvit$&quot;)" office:value-type="float" office:value="0" calcext:value-type="float">
            <text:p>0</text:p>
          </table:table-cell>
          <table:table-cell table:style-name="ce203" table:formula="of:=COUNTBLANK([.C4:.S4])-3" office:value-type="float" office:value="14" calcext:value-type="float">
            <text:p>14</text:p>
          </table:table-cell>
          <table:table-cell table:style-name="ce292" table:formula="of:=COUNTIF([.C4:.S4];&quot;x&quot;)" office:value-type="float" office:value="0" calcext:value-type="float">
            <text:p>0</text:p>
          </table:table-cell>
          <table:table-cell table:style-name="ce293" table:formula="of:=COUNTIF([.C4:.S4];&quot;51&quot;)+COUNTIF([.C4:.S4];&quot;51☻&quot;)+COUNTIF([.C4:.S4];&quot;2&quot;)+COUNTIF([.C4:.S4];&quot;52&quot;)+COUNTIF([.C4:.S4];&quot;52☻&quot;)+COUNTIF([.C4:.S4];&quot;51$&quot;)+COUNTIF([.C4:.S4];&quot;52$&quot;)" office:value-type="float" office:value="0" calcext:value-type="float">
            <text:p>0</text:p>
          </table:table-cell>
          <table:table-cell table:style-name="ce87" table:formula="of:=[Vzorci_vnosov.$A$4]" office:value-type="string" office:string-value="51" calcext:value-type="string">
            <text:p>51</text:p>
          </table:table-cell>
          <table:table-cell table:style-name="ce49" table:formula="of:=RIGHT([.C4];1)">
            <text:p/>
          </table:table-cell>
          <table:table-cell table:style-name="ce49" table:formula="of:=RIGHT([.D4];1)">
            <text:p/>
          </table:table-cell>
          <table:table-cell table:style-name="ce49" table:formula="of:=RIGHT([.E4];1)">
            <text:p/>
          </table:table-cell>
          <table:table-cell table:style-name="ce49" table:formula="of:=RIGHT([.F4];1)">
            <text:p/>
          </table:table-cell>
          <table:table-cell table:style-name="ce49" table:formula="of:=RIGHT([.G4];1)">
            <text:p/>
          </table:table-cell>
          <table:table-cell table:style-name="ce49" table:formula="of:=RIGHT([.H4];1)">
            <text:p/>
          </table:table-cell>
          <table:table-cell table:style-name="ce49" table:formula="of:=RIGHT([.I4];1)">
            <text:p/>
          </table:table-cell>
          <table:table-cell table:style-name="ce49" table:formula="of:=RIGHT([.J4];1)">
            <text:p/>
          </table:table-cell>
          <table:table-cell table:style-name="ce49" table:formula="of:=RIGHT([.K4];1)">
            <text:p/>
          </table:table-cell>
          <table:table-cell table:style-name="ce49" table:formula="of:=RIGHT([.L4];1)">
            <text:p/>
          </table:table-cell>
          <table:table-cell table:style-name="ce49" table:formula="of:=RIGHT([.M4];1)">
            <text:p/>
          </table:table-cell>
          <table:table-cell table:style-name="ce49" table:formula="of:=RIGHT([.N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4];1)">
            <text:p/>
          </table:table-cell>
          <table:table-cell table:style-name="ce49" table:formula="of:=RIGHT([.P4];1)">
            <text:p/>
          </table:table-cell>
          <table:table-cell table:style-name="ce49" table:formula="of:=RIGHT([.Q4];1)">
            <text:p/>
          </table:table-cell>
          <table:table-cell table:style-name="ce49" table:formula="of:=RIGHT([.R4];1)">
            <text:p/>
          </table:table-cell>
          <table:table-cell table:style-name="ce49" table:formula="of:=RIGHT([.S4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04" calcext:value-type="date">
            <text:p>04/ maj</text:p>
          </table:table-cell>
          <table:table-cell table:style-name="ce194" table:formula="of:=TEXT([.A5];&quot;Ddd&quot;)" office:value-type="string" office:string-value="tor" calcext:value-type="string">
            <text:p>tor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5:.AY5];&quot;☻&quot;)" office:value-type="float" office:value="0" calcext:value-type="float">
            <text:p>0</text:p>
          </table:table-cell>
          <table:table-cell table:style-name="ce202" table:formula="of:=COUNTIF([.AH5:.AY5];&quot;☺&quot;)" office:value-type="float" office:value="0" calcext:value-type="float">
            <text:p>0</text:p>
          </table:table-cell>
          <table:table-cell table:style-name="ce202" table:formula="of:=COUNTIF([.C5:.S5];&quot;51&quot;)+COUNTIF([.C5:.S5];&quot;51$&quot;)+COUNTIF([.C5:.S5];&quot;51☻&quot;)" office:value-type="float" office:value="0" calcext:value-type="float">
            <text:p>0</text:p>
          </table:table-cell>
          <table:table-cell table:style-name="ce202" table:formula="of:=COUNTIF([.C5:.S5];&quot;52&quot;)+COUNTIF([.C5:.S5];&quot;52$&quot;)+COUNTIF([.C5:.S5];&quot;52☻&quot;)" office:value-type="float" office:value="0" calcext:value-type="float">
            <text:p>0</text:p>
          </table:table-cell>
          <table:table-cell table:style-name="ce202" table:formula="of:=COUNTIF([.C5:.S5];&quot;51¶&quot;)" office:value-type="float" office:value="0" calcext:value-type="float">
            <text:p>0</text:p>
          </table:table-cell>
          <table:table-cell table:style-name="ce202" table:formula="of:=COUNTIF([.C5:.S5];&quot;52¶&quot;)" office:value-type="float" office:value="0" calcext:value-type="float">
            <text:p>0</text:p>
          </table:table-cell>
          <table:table-cell table:style-name="ce202" table:formula="of:=COUNTIF([.C5:.S5];&quot;U&quot;)+COUNTIF([.C5:.S5];&quot;U☻&quot;)+COUNTIF([.C5:.S5];&quot;U☺&quot;)" office:value-type="float" office:value="0" calcext:value-type="float">
            <text:p>0</text:p>
          </table:table-cell>
          <table:table-cell table:style-name="ce202" table:formula="of:=COUNTIF([.C5:.S5];&quot;KVIT&quot;)+COUNTIF([.C5:.S5];&quot;KVIT☻&quot;)+COUNTIF([.C5:.S5];&quot;kvit$&quot;)" office:value-type="float" office:value="0" calcext:value-type="float">
            <text:p>0</text:p>
          </table:table-cell>
          <table:table-cell table:style-name="ce203" table:formula="of:=COUNTBLANK([.C5:.S5])-3" office:value-type="float" office:value="14" calcext:value-type="float">
            <text:p>14</text:p>
          </table:table-cell>
          <table:table-cell table:style-name="ce292" table:formula="of:=COUNTIF([.C5:.S5];&quot;x&quot;)" office:value-type="float" office:value="0" calcext:value-type="float">
            <text:p>0</text:p>
          </table:table-cell>
          <table:table-cell table:style-name="ce293" table:formula="of:=COUNTIF([.C5:.S5];&quot;51&quot;)+COUNTIF([.C5:.S5];&quot;51☻&quot;)+COUNTIF([.C5:.S5];&quot;2&quot;)+COUNTIF([.C5:.S5];&quot;52&quot;)+COUNTIF([.C5:.S5];&quot;52☻&quot;)+COUNTIF([.C5:.S5];&quot;51$&quot;)+COUNTIF([.C5:.S5];&quot;52$&quot;)" office:value-type="float" office:value="0" calcext:value-type="float">
            <text:p>0</text:p>
          </table:table-cell>
          <table:table-cell table:style-name="ce87" table:formula="of:=[Vzorci_vnosov.$A$5]" office:value-type="string" office:string-value="52" calcext:value-type="string">
            <text:p>52</text:p>
          </table:table-cell>
          <table:table-cell table:style-name="ce49" table:formula="of:=RIGHT([.C5];1)">
            <text:p/>
          </table:table-cell>
          <table:table-cell table:style-name="ce49" table:formula="of:=RIGHT([.D5];1)">
            <text:p/>
          </table:table-cell>
          <table:table-cell table:style-name="ce49" table:formula="of:=RIGHT([.E5];1)">
            <text:p/>
          </table:table-cell>
          <table:table-cell table:style-name="ce49" table:formula="of:=RIGHT([.F5];1)">
            <text:p/>
          </table:table-cell>
          <table:table-cell table:style-name="ce49" table:formula="of:=RIGHT([.G5];1)">
            <text:p/>
          </table:table-cell>
          <table:table-cell table:style-name="ce49" table:formula="of:=RIGHT([.H5];1)">
            <text:p/>
          </table:table-cell>
          <table:table-cell table:style-name="ce49" table:formula="of:=RIGHT([.I5];1)">
            <text:p/>
          </table:table-cell>
          <table:table-cell table:style-name="ce49" table:formula="of:=RIGHT([.J5];1)">
            <text:p/>
          </table:table-cell>
          <table:table-cell table:style-name="ce49" table:formula="of:=RIGHT([.K5];1)">
            <text:p/>
          </table:table-cell>
          <table:table-cell table:style-name="ce49" table:formula="of:=RIGHT([.L5];1)">
            <text:p/>
          </table:table-cell>
          <table:table-cell table:style-name="ce49" table:formula="of:=RIGHT([.M5];1)">
            <text:p/>
          </table:table-cell>
          <table:table-cell table:style-name="ce49" table:formula="of:=RIGHT([.N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5];1)">
            <text:p/>
          </table:table-cell>
          <table:table-cell table:style-name="ce49" table:formula="of:=RIGHT([.P5];1)">
            <text:p/>
          </table:table-cell>
          <table:table-cell table:style-name="ce49" table:formula="of:=RIGHT([.Q5];1)">
            <text:p/>
          </table:table-cell>
          <table:table-cell table:style-name="ce49" table:formula="of:=RIGHT([.R5];1)">
            <text:p/>
          </table:table-cell>
          <table:table-cell table:style-name="ce49" table:formula="of:=RIGHT([.S5];1)">
            <text:p/>
          </table:table-cell>
          <table:table-cell table:number-columns-repeated="4"/>
          <table:table-cell office:value-type="string" calcext:value-type="string">
            <office:annotation draw:style-name="gr1" draw:text-style-name="P2" svg:width="43.021cm" svg:height="23.098cm" svg:x="242.411cm" svg:y="20.373cm" draw:caption-point-x="-209.349cm" draw:caption-point-y="-17.612cm">
              <dc:creator> </dc:creator>
              <dc:date>2020-10-27T00:00:00</dc:date>
              <text:p text:style-name="P1"><text:span text:style-name="T1">Microsoft Office User:</text:span></text:p>
              <text:p text:style-name="P1"><text:span text:style-name="T2">v maju ne morem:</text:span></text:p>
              <text:p text:style-name="P1"><text:span text:style-name="T2">1.-5., 10., 17.-19., 24.-27., 29.5.</text:span></text:p>
            </office:annotation>
            <text:p>ŠTU</text:p>
          </table:table-cell>
          <table:table-cell table:number-columns-repeated="968"/>
        </table:table-row>
        <table:table-row table:style-name="ro4">
          <table:table-cell table:style-name="ce193" office:value-type="date" office:date-value="2021-05-05" calcext:value-type="date">
            <text:p>05/ maj</text:p>
          </table:table-cell>
          <table:table-cell table:style-name="ce194" table:formula="of:=TEXT([.A6];&quot;Ddd&quot;)" office:value-type="string" office:string-value="sre" calcext:value-type="string">
            <text:p>sre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6:.AY6];&quot;☻&quot;)" office:value-type="float" office:value="0" calcext:value-type="float">
            <text:p>0</text:p>
          </table:table-cell>
          <table:table-cell table:style-name="ce202" table:formula="of:=COUNTIF([.AH6:.AY6];&quot;☺&quot;)" office:value-type="float" office:value="0" calcext:value-type="float">
            <text:p>0</text:p>
          </table:table-cell>
          <table:table-cell table:style-name="ce202" table:formula="of:=COUNTIF([.C6:.S6];&quot;51&quot;)+COUNTIF([.C6:.S6];&quot;51$&quot;)+COUNTIF([.C6:.S6];&quot;51☻&quot;)" office:value-type="float" office:value="0" calcext:value-type="float">
            <text:p>0</text:p>
          </table:table-cell>
          <table:table-cell table:style-name="ce202" table:formula="of:=COUNTIF([.C6:.S6];&quot;52&quot;)+COUNTIF([.C6:.S6];&quot;52$&quot;)+COUNTIF([.C6:.S6];&quot;52☻&quot;)" office:value-type="float" office:value="0" calcext:value-type="float">
            <text:p>0</text:p>
          </table:table-cell>
          <table:table-cell table:style-name="ce202" table:formula="of:=COUNTIF([.C6:.S6];&quot;51¶&quot;)" office:value-type="float" office:value="0" calcext:value-type="float">
            <text:p>0</text:p>
          </table:table-cell>
          <table:table-cell table:style-name="ce202" table:formula="of:=COUNTIF([.C6:.S6];&quot;52¶&quot;)" office:value-type="float" office:value="0" calcext:value-type="float">
            <text:p>0</text:p>
          </table:table-cell>
          <table:table-cell table:style-name="ce202" table:formula="of:=COUNTIF([.C6:.S6];&quot;U&quot;)+COUNTIF([.C6:.S6];&quot;U☻&quot;)+COUNTIF([.C6:.S6];&quot;U☺&quot;)" office:value-type="float" office:value="0" calcext:value-type="float">
            <text:p>0</text:p>
          </table:table-cell>
          <table:table-cell table:style-name="ce202" table:formula="of:=COUNTIF([.C6:.S6];&quot;KVIT&quot;)+COUNTIF([.C6:.S6];&quot;KVIT☻&quot;)+COUNTIF([.C6:.S6];&quot;kvit$&quot;)" office:value-type="float" office:value="0" calcext:value-type="float">
            <text:p>0</text:p>
          </table:table-cell>
          <table:table-cell table:style-name="ce203" table:formula="of:=COUNTBLANK([.C6:.S6])-3" office:value-type="float" office:value="14" calcext:value-type="float">
            <text:p>14</text:p>
          </table:table-cell>
          <table:table-cell table:style-name="ce292" table:formula="of:=COUNTIF([.C6:.S6];&quot;x&quot;)" office:value-type="float" office:value="0" calcext:value-type="float">
            <text:p>0</text:p>
          </table:table-cell>
          <table:table-cell table:style-name="ce293" table:formula="of:=COUNTIF([.C6:.S6];&quot;51&quot;)+COUNTIF([.C6:.S6];&quot;51☻&quot;)+COUNTIF([.C6:.S6];&quot;2&quot;)+COUNTIF([.C6:.S6];&quot;52&quot;)+COUNTIF([.C6:.S6];&quot;52☻&quot;)+COUNTIF([.C6:.S6];&quot;51$&quot;)+COUNTIF([.C6:.S6];&quot;52$&quot;)" office:value-type="float" office:value="0" calcext:value-type="float">
            <text:p>0</text:p>
          </table:table-cell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49" table:formula="of:=RIGHT([.C6];1)">
            <text:p/>
          </table:table-cell>
          <table:table-cell table:style-name="ce49" table:formula="of:=RIGHT([.D6];1)">
            <text:p/>
          </table:table-cell>
          <table:table-cell table:style-name="ce49" table:formula="of:=RIGHT([.E6];1)">
            <text:p/>
          </table:table-cell>
          <table:table-cell table:style-name="ce49" table:formula="of:=RIGHT([.F6];1)">
            <text:p/>
          </table:table-cell>
          <table:table-cell table:style-name="ce49" table:formula="of:=RIGHT([.G6];1)">
            <text:p/>
          </table:table-cell>
          <table:table-cell table:style-name="ce49" table:formula="of:=RIGHT([.H6];1)">
            <text:p/>
          </table:table-cell>
          <table:table-cell table:style-name="ce49" table:formula="of:=RIGHT([.I6];1)">
            <text:p/>
          </table:table-cell>
          <table:table-cell table:style-name="ce49" table:formula="of:=RIGHT([.J6];1)">
            <text:p/>
          </table:table-cell>
          <table:table-cell table:style-name="ce49" table:formula="of:=RIGHT([.K6];1)">
            <text:p/>
          </table:table-cell>
          <table:table-cell table:style-name="ce49" table:formula="of:=RIGHT([.L6];1)">
            <text:p/>
          </table:table-cell>
          <table:table-cell table:style-name="ce49" table:formula="of:=RIGHT([.M6];1)">
            <text:p/>
          </table:table-cell>
          <table:table-cell table:style-name="ce49" table:formula="of:=RIGHT([.N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6];1)">
            <text:p/>
          </table:table-cell>
          <table:table-cell table:style-name="ce49" table:formula="of:=RIGHT([.P6];1)">
            <text:p/>
          </table:table-cell>
          <table:table-cell table:style-name="ce49" table:formula="of:=RIGHT([.Q6];1)">
            <text:p/>
          </table:table-cell>
          <table:table-cell table:style-name="ce49" table:formula="of:=RIGHT([.R6];1)">
            <text:p/>
          </table:table-cell>
          <table:table-cell table:style-name="ce49" table:formula="of:=RIGHT([.S6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06" calcext:value-type="date">
            <text:p>06/ maj</text:p>
          </table:table-cell>
          <table:table-cell table:style-name="ce194" table:formula="of:=TEXT([.A7];&quot;Ddd&quot;)" office:value-type="string" office:string-value="čet" calcext:value-type="string">
            <text:p>čet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7:.AY7];&quot;☻&quot;)" office:value-type="float" office:value="0" calcext:value-type="float">
            <text:p>0</text:p>
          </table:table-cell>
          <table:table-cell table:style-name="ce202" table:formula="of:=COUNTIF([.AH7:.AY7];&quot;☺&quot;)" office:value-type="float" office:value="0" calcext:value-type="float">
            <text:p>0</text:p>
          </table:table-cell>
          <table:table-cell table:style-name="ce202" table:formula="of:=COUNTIF([.C7:.S7];&quot;51&quot;)+COUNTIF([.C7:.S7];&quot;51$&quot;)+COUNTIF([.C7:.S7];&quot;51☻&quot;)" office:value-type="float" office:value="0" calcext:value-type="float">
            <text:p>0</text:p>
          </table:table-cell>
          <table:table-cell table:style-name="ce202" table:formula="of:=COUNTIF([.C7:.S7];&quot;52&quot;)+COUNTIF([.C7:.S7];&quot;52$&quot;)+COUNTIF([.C7:.S7];&quot;52☻&quot;)" office:value-type="float" office:value="0" calcext:value-type="float">
            <text:p>0</text:p>
          </table:table-cell>
          <table:table-cell table:style-name="ce202" table:formula="of:=COUNTIF([.C7:.S7];&quot;51¶&quot;)" office:value-type="float" office:value="0" calcext:value-type="float">
            <text:p>0</text:p>
          </table:table-cell>
          <table:table-cell table:style-name="ce202" table:formula="of:=COUNTIF([.C7:.S7];&quot;52¶&quot;)" office:value-type="float" office:value="0" calcext:value-type="float">
            <text:p>0</text:p>
          </table:table-cell>
          <table:table-cell table:style-name="ce202" table:formula="of:=COUNTIF([.C7:.S7];&quot;U&quot;)+COUNTIF([.C7:.S7];&quot;U☻&quot;)+COUNTIF([.C7:.S7];&quot;U☺&quot;)" office:value-type="float" office:value="0" calcext:value-type="float">
            <text:p>0</text:p>
          </table:table-cell>
          <table:table-cell table:style-name="ce202" table:formula="of:=COUNTIF([.C7:.S7];&quot;KVIT&quot;)+COUNTIF([.C7:.S7];&quot;KVIT☻&quot;)+COUNTIF([.C7:.S7];&quot;kvit$&quot;)" office:value-type="float" office:value="0" calcext:value-type="float">
            <text:p>0</text:p>
          </table:table-cell>
          <table:table-cell table:style-name="ce203" table:formula="of:=COUNTBLANK([.C7:.S7])-3" office:value-type="float" office:value="14" calcext:value-type="float">
            <text:p>14</text:p>
          </table:table-cell>
          <table:table-cell table:style-name="ce292" table:formula="of:=COUNTIF([.C7:.S7];&quot;x&quot;)" office:value-type="float" office:value="0" calcext:value-type="float">
            <text:p>0</text:p>
          </table:table-cell>
          <table:table-cell table:style-name="ce293" table:formula="of:=COUNTIF([.C7:.S7];&quot;51&quot;)+COUNTIF([.C7:.S7];&quot;51☻&quot;)+COUNTIF([.C7:.S7];&quot;2&quot;)+COUNTIF([.C7:.S7];&quot;52&quot;)+COUNTIF([.C7:.S7];&quot;52☻&quot;)+COUNTIF([.C7:.S7];&quot;51$&quot;)+COUNTIF([.C7:.S7];&quot;52$&quot;)" office:value-type="float" office:value="0" calcext:value-type="float">
            <text:p>0</text:p>
          </table:table-cell>
          <table:table-cell table:style-name="ce88" table:formula="of:=[Vzorci_vnosov.$A$7]" office:value-type="string" office:string-value="KVIT☻" calcext:value-type="string">
            <text:p>KVIT☻</text:p>
          </table:table-cell>
          <table:table-cell table:style-name="ce49" table:formula="of:=RIGHT([.C7];1)">
            <text:p/>
          </table:table-cell>
          <table:table-cell table:style-name="ce49" table:formula="of:=RIGHT([.D7];1)">
            <text:p/>
          </table:table-cell>
          <table:table-cell table:style-name="ce49" table:formula="of:=RIGHT([.E7];1)">
            <text:p/>
          </table:table-cell>
          <table:table-cell table:style-name="ce49" table:formula="of:=RIGHT([.F7];1)">
            <text:p/>
          </table:table-cell>
          <table:table-cell table:style-name="ce49" table:formula="of:=RIGHT([.G7];1)">
            <text:p/>
          </table:table-cell>
          <table:table-cell table:style-name="ce49" table:formula="of:=RIGHT([.H7];1)">
            <text:p/>
          </table:table-cell>
          <table:table-cell table:style-name="ce49" table:formula="of:=RIGHT([.I7];1)">
            <text:p/>
          </table:table-cell>
          <table:table-cell table:style-name="ce49" table:formula="of:=RIGHT([.J7];1)">
            <text:p/>
          </table:table-cell>
          <table:table-cell table:style-name="ce49" table:formula="of:=RIGHT([.K7];1)">
            <text:p/>
          </table:table-cell>
          <table:table-cell table:style-name="ce49" table:formula="of:=RIGHT([.L7];1)">
            <text:p/>
          </table:table-cell>
          <table:table-cell table:style-name="ce49" table:formula="of:=RIGHT([.M7];1)">
            <text:p/>
          </table:table-cell>
          <table:table-cell table:style-name="ce49" table:formula="of:=RIGHT([.N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7];1)">
            <text:p/>
          </table:table-cell>
          <table:table-cell table:style-name="ce49" table:formula="of:=RIGHT([.P7];1)">
            <text:p/>
          </table:table-cell>
          <table:table-cell table:style-name="ce49" table:formula="of:=RIGHT([.Q7];1)">
            <text:p/>
          </table:table-cell>
          <table:table-cell table:style-name="ce49" table:formula="of:=RIGHT([.R7];1)">
            <text:p/>
          </table:table-cell>
          <table:table-cell table:style-name="ce49" table:formula="of:=RIGHT([.S7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07" calcext:value-type="date">
            <text:p>07/ maj</text:p>
          </table:table-cell>
          <table:table-cell table:style-name="ce194" table:formula="of:=TEXT([.A8];&quot;Ddd&quot;)" office:value-type="string" office:string-value="pet" calcext:value-type="string">
            <text:p>pet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8:.AY8];&quot;☻&quot;)" office:value-type="float" office:value="0" calcext:value-type="float">
            <text:p>0</text:p>
          </table:table-cell>
          <table:table-cell table:style-name="ce202" table:formula="of:=COUNTIF([.AH8:.AY8];&quot;☺&quot;)" office:value-type="float" office:value="0" calcext:value-type="float">
            <text:p>0</text:p>
          </table:table-cell>
          <table:table-cell table:style-name="ce202" table:formula="of:=COUNTIF([.C8:.S8];&quot;51&quot;)+COUNTIF([.C8:.S8];&quot;51$&quot;)+COUNTIF([.C8:.S8];&quot;51☻&quot;)" office:value-type="float" office:value="0" calcext:value-type="float">
            <text:p>0</text:p>
          </table:table-cell>
          <table:table-cell table:style-name="ce202" table:formula="of:=COUNTIF([.C8:.S8];&quot;52&quot;)+COUNTIF([.C8:.S8];&quot;52$&quot;)+COUNTIF([.C8:.S8];&quot;52☻&quot;)" office:value-type="float" office:value="0" calcext:value-type="float">
            <text:p>0</text:p>
          </table:table-cell>
          <table:table-cell table:style-name="ce202" table:formula="of:=COUNTIF([.C8:.S8];&quot;51¶&quot;)" office:value-type="float" office:value="0" calcext:value-type="float">
            <text:p>0</text:p>
          </table:table-cell>
          <table:table-cell table:style-name="ce202" table:formula="of:=COUNTIF([.C8:.S8];&quot;52¶&quot;)" office:value-type="float" office:value="0" calcext:value-type="float">
            <text:p>0</text:p>
          </table:table-cell>
          <table:table-cell table:style-name="ce202" table:formula="of:=COUNTIF([.C8:.S8];&quot;U&quot;)+COUNTIF([.C8:.S8];&quot;U☻&quot;)+COUNTIF([.C8:.S8];&quot;U☺&quot;)" office:value-type="float" office:value="0" calcext:value-type="float">
            <text:p>0</text:p>
          </table:table-cell>
          <table:table-cell table:style-name="ce202" table:formula="of:=COUNTIF([.C8:.S8];&quot;KVIT&quot;)+COUNTIF([.C8:.S8];&quot;KVIT☻&quot;)+COUNTIF([.C8:.S8];&quot;kvit$&quot;)" office:value-type="float" office:value="0" calcext:value-type="float">
            <text:p>0</text:p>
          </table:table-cell>
          <table:table-cell table:style-name="ce203" table:formula="of:=COUNTBLANK([.C8:.S8])-3" office:value-type="float" office:value="14" calcext:value-type="float">
            <text:p>14</text:p>
          </table:table-cell>
          <table:table-cell table:style-name="ce292" table:formula="of:=COUNTIF([.C8:.S8];&quot;x&quot;)" office:value-type="float" office:value="0" calcext:value-type="float">
            <text:p>0</text:p>
          </table:table-cell>
          <table:table-cell table:style-name="ce293" table:formula="of:=COUNTIF([.C8:.S8];&quot;51&quot;)+COUNTIF([.C8:.S8];&quot;51☻&quot;)+COUNTIF([.C8:.S8];&quot;2&quot;)+COUNTIF([.C8:.S8];&quot;52&quot;)+COUNTIF([.C8:.S8];&quot;52☻&quot;)+COUNTIF([.C8:.S8];&quot;51$&quot;)+COUNTIF([.C8:.S8];&quot;52$&quot;)" office:value-type="float" office:value="0" calcext:value-type="float">
            <text:p>0</text:p>
          </table:table-cell>
          <table:table-cell table:style-name="ce87" table:formula="of:=[Vzorci_vnosov.$A$8]" office:value-type="string" office:string-value="U" calcext:value-type="string">
            <text:p>U</text:p>
          </table:table-cell>
          <table:table-cell table:style-name="ce49" table:formula="of:=RIGHT([.C8];1)">
            <text:p/>
          </table:table-cell>
          <table:table-cell table:style-name="ce49" table:formula="of:=RIGHT([.D8];1)">
            <text:p/>
          </table:table-cell>
          <table:table-cell table:style-name="ce49" table:formula="of:=RIGHT([.E8];1)">
            <text:p/>
          </table:table-cell>
          <table:table-cell table:style-name="ce49" table:formula="of:=RIGHT([.F8];1)">
            <text:p/>
          </table:table-cell>
          <table:table-cell table:style-name="ce49" table:formula="of:=RIGHT([.G8];1)">
            <text:p/>
          </table:table-cell>
          <table:table-cell table:style-name="ce49" table:formula="of:=RIGHT([.H8];1)">
            <text:p/>
          </table:table-cell>
          <table:table-cell table:style-name="ce49" table:formula="of:=RIGHT([.I8];1)">
            <text:p/>
          </table:table-cell>
          <table:table-cell table:style-name="ce49" table:formula="of:=RIGHT([.J8];1)">
            <text:p/>
          </table:table-cell>
          <table:table-cell table:style-name="ce49" table:formula="of:=RIGHT([.K8];1)">
            <text:p/>
          </table:table-cell>
          <table:table-cell table:style-name="ce49" table:formula="of:=RIGHT([.L8];1)">
            <text:p/>
          </table:table-cell>
          <table:table-cell table:style-name="ce49" table:formula="of:=RIGHT([.M8];1)">
            <text:p/>
          </table:table-cell>
          <table:table-cell table:style-name="ce49" table:formula="of:=RIGHT([.N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8];1)">
            <text:p/>
          </table:table-cell>
          <table:table-cell table:style-name="ce49" table:formula="of:=RIGHT([.P8];1)">
            <text:p/>
          </table:table-cell>
          <table:table-cell table:style-name="ce49" table:formula="of:=RIGHT([.Q8];1)">
            <text:p/>
          </table:table-cell>
          <table:table-cell table:style-name="ce49" table:formula="of:=RIGHT([.R8];1)">
            <text:p/>
          </table:table-cell>
          <table:table-cell table:style-name="ce49" table:formula="of:=RIGHT([.S8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08" calcext:value-type="date">
            <text:p>08/ maj</text:p>
          </table:table-cell>
          <table:table-cell table:style-name="ce194" table:formula="of:=TEXT([.A9];&quot;Ddd&quot;)" office:value-type="string" office:string-value="sob" calcext:value-type="string">
            <text:p>sob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9:.AY9];&quot;☻&quot;)" office:value-type="float" office:value="0" calcext:value-type="float">
            <text:p>0</text:p>
          </table:table-cell>
          <table:table-cell table:style-name="ce202" table:formula="of:=COUNTIF([.AH9:.AY9];&quot;☺&quot;)" office:value-type="float" office:value="0" calcext:value-type="float">
            <text:p>0</text:p>
          </table:table-cell>
          <table:table-cell table:style-name="ce202" table:formula="of:=COUNTIF([.C9:.S9];&quot;51&quot;)+COUNTIF([.C9:.S9];&quot;51$&quot;)+COUNTIF([.C9:.S9];&quot;51☻&quot;)" office:value-type="float" office:value="0" calcext:value-type="float">
            <text:p>0</text:p>
          </table:table-cell>
          <table:table-cell table:style-name="ce202" table:formula="of:=COUNTIF([.C9:.S9];&quot;52&quot;)+COUNTIF([.C9:.S9];&quot;52$&quot;)+COUNTIF([.C9:.S9];&quot;52☻&quot;)" office:value-type="float" office:value="0" calcext:value-type="float">
            <text:p>0</text:p>
          </table:table-cell>
          <table:table-cell table:style-name="ce202" table:formula="of:=COUNTIF([.C9:.S9];&quot;51¶&quot;)" office:value-type="float" office:value="0" calcext:value-type="float">
            <text:p>0</text:p>
          </table:table-cell>
          <table:table-cell table:style-name="ce202" table:formula="of:=COUNTIF([.C9:.S9];&quot;52¶&quot;)" office:value-type="float" office:value="0" calcext:value-type="float">
            <text:p>0</text:p>
          </table:table-cell>
          <table:table-cell table:style-name="ce202" table:formula="of:=COUNTIF([.C9:.S9];&quot;U&quot;)+COUNTIF([.C9:.S9];&quot;U☻&quot;)+COUNTIF([.C9:.S9];&quot;U☺&quot;)" office:value-type="float" office:value="0" calcext:value-type="float">
            <text:p>0</text:p>
          </table:table-cell>
          <table:table-cell table:style-name="ce202" table:formula="of:=COUNTIF([.C9:.S9];&quot;KVIT&quot;)+COUNTIF([.C9:.S9];&quot;KVIT☻&quot;)+COUNTIF([.C9:.S9];&quot;kvit$&quot;)" office:value-type="float" office:value="0" calcext:value-type="float">
            <text:p>0</text:p>
          </table:table-cell>
          <table:table-cell table:style-name="ce203" table:formula="of:=COUNTBLANK([.C9:.S9])-3" office:value-type="float" office:value="14" calcext:value-type="float">
            <text:p>14</text:p>
          </table:table-cell>
          <table:table-cell table:style-name="ce292" table:formula="of:=COUNTIF([.C9:.S9];&quot;x&quot;)" office:value-type="float" office:value="0" calcext:value-type="float">
            <text:p>0</text:p>
          </table:table-cell>
          <table:table-cell table:style-name="ce293" table:formula="of:=COUNTIF([.C9:.S9];&quot;51&quot;)+COUNTIF([.C9:.S9];&quot;51☻&quot;)+COUNTIF([.C9:.S9];&quot;2&quot;)+COUNTIF([.C9:.S9];&quot;52&quot;)+COUNTIF([.C9:.S9];&quot;52☻&quot;)+COUNTIF([.C9:.S9];&quot;51$&quot;)+COUNTIF([.C9:.S9];&quot;52$&quot;)" office:value-type="float" office:value="0" calcext:value-type="float">
            <text:p>0</text:p>
          </table:table-cell>
          <table:table-cell table:style-name="ce87" table:formula="of:=[Vzorci_vnosov.$A$9]" office:value-type="string" office:string-value="U☻" calcext:value-type="string">
            <text:p>U☻</text:p>
          </table:table-cell>
          <table:table-cell table:style-name="ce49" table:formula="of:=RIGHT([.C9];1)">
            <text:p/>
          </table:table-cell>
          <table:table-cell table:style-name="ce49" table:formula="of:=RIGHT([.D9];1)">
            <text:p/>
          </table:table-cell>
          <table:table-cell table:style-name="ce49" table:formula="of:=RIGHT([.E9];1)">
            <text:p/>
          </table:table-cell>
          <table:table-cell table:style-name="ce49" table:formula="of:=RIGHT([.F9];1)">
            <text:p/>
          </table:table-cell>
          <table:table-cell table:style-name="ce49" table:formula="of:=RIGHT([.G9];1)">
            <text:p/>
          </table:table-cell>
          <table:table-cell table:style-name="ce49" table:formula="of:=RIGHT([.H9];1)">
            <text:p/>
          </table:table-cell>
          <table:table-cell table:style-name="ce49" table:formula="of:=RIGHT([.I9];1)">
            <text:p/>
          </table:table-cell>
          <table:table-cell table:style-name="ce49" table:formula="of:=RIGHT([.J9];1)">
            <text:p/>
          </table:table-cell>
          <table:table-cell table:style-name="ce49" table:formula="of:=RIGHT([.K9];1)">
            <text:p/>
          </table:table-cell>
          <table:table-cell table:style-name="ce49" table:formula="of:=RIGHT([.L9];1)">
            <text:p/>
          </table:table-cell>
          <table:table-cell table:style-name="ce49" table:formula="of:=RIGHT([.M9];1)">
            <text:p/>
          </table:table-cell>
          <table:table-cell table:style-name="ce49" table:formula="of:=RIGHT([.N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9];1)">
            <text:p/>
          </table:table-cell>
          <table:table-cell table:style-name="ce49" table:formula="of:=RIGHT([.P9];1)">
            <text:p/>
          </table:table-cell>
          <table:table-cell table:style-name="ce49" table:formula="of:=RIGHT([.Q9];1)">
            <text:p/>
          </table:table-cell>
          <table:table-cell table:style-name="ce49" table:formula="of:=RIGHT([.R9];1)">
            <text:p/>
          </table:table-cell>
          <table:table-cell table:style-name="ce49" table:formula="of:=RIGHT([.S9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09" calcext:value-type="date">
            <text:p>09/ maj</text:p>
          </table:table-cell>
          <table:table-cell table:style-name="ce194" table:formula="of:=TEXT([.A10];&quot;Ddd&quot;)" office:value-type="string" office:string-value="ned" calcext:value-type="string">
            <text:p>ned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10:.AY10];&quot;☻&quot;)" office:value-type="float" office:value="0" calcext:value-type="float">
            <text:p>0</text:p>
          </table:table-cell>
          <table:table-cell table:style-name="ce202" table:formula="of:=COUNTIF([.AH10:.AY10];&quot;☺&quot;)" office:value-type="float" office:value="0" calcext:value-type="float">
            <text:p>0</text:p>
          </table:table-cell>
          <table:table-cell table:style-name="ce202" table:formula="of:=COUNTIF([.C10:.S10];&quot;51&quot;)+COUNTIF([.C10:.S10];&quot;51$&quot;)+COUNTIF([.C10:.S10];&quot;51☻&quot;)" office:value-type="float" office:value="0" calcext:value-type="float">
            <text:p>0</text:p>
          </table:table-cell>
          <table:table-cell table:style-name="ce202" table:formula="of:=COUNTIF([.C10:.S10];&quot;52&quot;)+COUNTIF([.C10:.S10];&quot;52$&quot;)+COUNTIF([.C10:.S10];&quot;52☻&quot;)" office:value-type="float" office:value="0" calcext:value-type="float">
            <text:p>0</text:p>
          </table:table-cell>
          <table:table-cell table:style-name="ce202" table:formula="of:=COUNTIF([.C10:.S10];&quot;51¶&quot;)" office:value-type="float" office:value="0" calcext:value-type="float">
            <text:p>0</text:p>
          </table:table-cell>
          <table:table-cell table:style-name="ce202" table:formula="of:=COUNTIF([.C10:.S10];&quot;52¶&quot;)" office:value-type="float" office:value="0" calcext:value-type="float">
            <text:p>0</text:p>
          </table:table-cell>
          <table:table-cell table:style-name="ce202" table:formula="of:=COUNTIF([.C10:.S10];&quot;U&quot;)+COUNTIF([.C10:.S10];&quot;U☻&quot;)+COUNTIF([.C10:.S10];&quot;U☺&quot;)" office:value-type="float" office:value="0" calcext:value-type="float">
            <text:p>0</text:p>
          </table:table-cell>
          <table:table-cell table:style-name="ce202" table:formula="of:=COUNTIF([.C10:.S10];&quot;KVIT&quot;)+COUNTIF([.C10:.S10];&quot;KVIT☻&quot;)+COUNTIF([.C10:.S10];&quot;kvit$&quot;)" office:value-type="float" office:value="0" calcext:value-type="float">
            <text:p>0</text:p>
          </table:table-cell>
          <table:table-cell table:style-name="ce203" table:formula="of:=COUNTBLANK([.C10:.S10])-3" office:value-type="float" office:value="14" calcext:value-type="float">
            <text:p>14</text:p>
          </table:table-cell>
          <table:table-cell table:style-name="ce292" table:formula="of:=COUNTIF([.C10:.S10];&quot;x&quot;)" office:value-type="float" office:value="0" calcext:value-type="float">
            <text:p>0</text:p>
          </table:table-cell>
          <table:table-cell table:style-name="ce293" table:formula="of:=COUNTIF([.C10:.S10];&quot;51&quot;)+COUNTIF([.C10:.S10];&quot;51☻&quot;)+COUNTIF([.C10:.S10];&quot;2&quot;)+COUNTIF([.C10:.S10];&quot;52&quot;)+COUNTIF([.C10:.S10];&quot;52☻&quot;)+COUNTIF([.C10:.S10];&quot;51$&quot;)+COUNTIF([.C10:.S10];&quot;52$&quot;)" office:value-type="float" office:value="0" calcext:value-type="float">
            <text:p>0</text:p>
          </table:table-cell>
          <table:table-cell table:style-name="ce87" table:formula="of:=[Vzorci_vnosov.$A$10]" office:value-type="string" office:string-value="12-20" calcext:value-type="string">
            <text:p>12-20</text:p>
          </table:table-cell>
          <table:table-cell table:style-name="ce49" table:formula="of:=RIGHT([.C10];1)">
            <text:p/>
          </table:table-cell>
          <table:table-cell table:style-name="ce49" table:formula="of:=RIGHT([.D10];1)">
            <text:p/>
          </table:table-cell>
          <table:table-cell table:style-name="ce49" table:formula="of:=RIGHT([.E10];1)">
            <text:p/>
          </table:table-cell>
          <table:table-cell table:style-name="ce49" table:formula="of:=RIGHT([.F10];1)">
            <text:p/>
          </table:table-cell>
          <table:table-cell table:style-name="ce49" table:formula="of:=RIGHT([.G10];1)">
            <text:p/>
          </table:table-cell>
          <table:table-cell table:style-name="ce49" table:formula="of:=RIGHT([.H10];1)">
            <text:p/>
          </table:table-cell>
          <table:table-cell table:style-name="ce49" table:formula="of:=RIGHT([.I10];1)">
            <text:p/>
          </table:table-cell>
          <table:table-cell table:style-name="ce49" table:formula="of:=RIGHT([.J10];1)">
            <text:p/>
          </table:table-cell>
          <table:table-cell table:style-name="ce49" table:formula="of:=RIGHT([.K10];1)">
            <text:p/>
          </table:table-cell>
          <table:table-cell table:style-name="ce49" table:formula="of:=RIGHT([.L10];1)">
            <text:p/>
          </table:table-cell>
          <table:table-cell table:style-name="ce49" table:formula="of:=RIGHT([.M10];1)">
            <text:p/>
          </table:table-cell>
          <table:table-cell table:style-name="ce49" table:formula="of:=RIGHT([.N1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0];1)">
            <text:p/>
          </table:table-cell>
          <table:table-cell table:style-name="ce49" table:formula="of:=RIGHT([.P10];1)">
            <text:p/>
          </table:table-cell>
          <table:table-cell table:style-name="ce49" table:formula="of:=RIGHT([.Q10];1)">
            <text:p/>
          </table:table-cell>
          <table:table-cell table:style-name="ce49" table:formula="of:=RIGHT([.R10];1)">
            <text:p/>
          </table:table-cell>
          <table:table-cell table:style-name="ce49" table:formula="of:=RIGHT([.S10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10" calcext:value-type="date">
            <text:p>10/ maj</text:p>
          </table:table-cell>
          <table:table-cell table:style-name="ce194" table:formula="of:=TEXT([.A11];&quot;Ddd&quot;)" office:value-type="string" office:string-value="pon" calcext:value-type="string">
            <text:p>pon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11:.AY11];&quot;☻&quot;)" office:value-type="float" office:value="0" calcext:value-type="float">
            <text:p>0</text:p>
          </table:table-cell>
          <table:table-cell table:style-name="ce202" table:formula="of:=COUNTIF([.AH11:.AY11];&quot;☺&quot;)" office:value-type="float" office:value="0" calcext:value-type="float">
            <text:p>0</text:p>
          </table:table-cell>
          <table:table-cell table:style-name="ce202" table:formula="of:=COUNTIF([.C11:.S11];&quot;51&quot;)+COUNTIF([.C11:.S11];&quot;51$&quot;)+COUNTIF([.C11:.S11];&quot;51☻&quot;)" office:value-type="float" office:value="0" calcext:value-type="float">
            <text:p>0</text:p>
          </table:table-cell>
          <table:table-cell table:style-name="ce202" table:formula="of:=COUNTIF([.C11:.S11];&quot;52&quot;)+COUNTIF([.C11:.S11];&quot;52$&quot;)+COUNTIF([.C11:.S11];&quot;52☻&quot;)" office:value-type="float" office:value="0" calcext:value-type="float">
            <text:p>0</text:p>
          </table:table-cell>
          <table:table-cell table:style-name="ce202" table:formula="of:=COUNTIF([.C11:.S11];&quot;51¶&quot;)" office:value-type="float" office:value="0" calcext:value-type="float">
            <text:p>0</text:p>
          </table:table-cell>
          <table:table-cell table:style-name="ce202" table:formula="of:=COUNTIF([.C11:.S11];&quot;52¶&quot;)" office:value-type="float" office:value="0" calcext:value-type="float">
            <text:p>0</text:p>
          </table:table-cell>
          <table:table-cell table:style-name="ce202" table:formula="of:=COUNTIF([.C11:.S11];&quot;U&quot;)+COUNTIF([.C11:.S11];&quot;U☻&quot;)+COUNTIF([.C11:.S11];&quot;U☺&quot;)" office:value-type="float" office:value="0" calcext:value-type="float">
            <text:p>0</text:p>
          </table:table-cell>
          <table:table-cell table:style-name="ce202" table:formula="of:=COUNTIF([.C11:.S11];&quot;KVIT&quot;)+COUNTIF([.C11:.S11];&quot;KVIT☻&quot;)+COUNTIF([.C11:.S11];&quot;kvit$&quot;)" office:value-type="float" office:value="0" calcext:value-type="float">
            <text:p>0</text:p>
          </table:table-cell>
          <table:table-cell table:style-name="ce203" table:formula="of:=COUNTBLANK([.C11:.S11])-3" office:value-type="float" office:value="14" calcext:value-type="float">
            <text:p>14</text:p>
          </table:table-cell>
          <table:table-cell table:style-name="ce292" table:formula="of:=COUNTIF([.C11:.S11];&quot;x&quot;)" office:value-type="float" office:value="0" calcext:value-type="float">
            <text:p>0</text:p>
          </table:table-cell>
          <table:table-cell table:style-name="ce293" table:formula="of:=COUNTIF([.C11:.S11];&quot;51&quot;)+COUNTIF([.C11:.S11];&quot;51☻&quot;)+COUNTIF([.C11:.S11];&quot;2&quot;)+COUNTIF([.C11:.S11];&quot;52&quot;)+COUNTIF([.C11:.S11];&quot;52☻&quot;)+COUNTIF([.C11:.S11];&quot;51$&quot;)+COUNTIF([.C11:.S11];&quot;52$&quot;)" office:value-type="float" office:value="0" calcext:value-type="float">
            <text:p>0</text:p>
          </table:table-cell>
          <table:table-cell table:style-name="ce89" table:formula="of:=[Vzorci_vnosov.$A$11]" office:value-type="string" office:string-value="X" calcext:value-type="string">
            <text:p>X</text:p>
          </table:table-cell>
          <table:table-cell table:style-name="ce49" table:formula="of:=RIGHT([.C11];1)">
            <text:p/>
          </table:table-cell>
          <table:table-cell table:style-name="ce49" table:formula="of:=RIGHT([.D11];1)">
            <text:p/>
          </table:table-cell>
          <table:table-cell table:style-name="ce49" table:formula="of:=RIGHT([.E11];1)">
            <text:p/>
          </table:table-cell>
          <table:table-cell table:style-name="ce49" table:formula="of:=RIGHT([.F11];1)">
            <text:p/>
          </table:table-cell>
          <table:table-cell table:style-name="ce49" table:formula="of:=RIGHT([.G11];1)">
            <text:p/>
          </table:table-cell>
          <table:table-cell table:style-name="ce49" table:formula="of:=RIGHT([.H11];1)">
            <text:p/>
          </table:table-cell>
          <table:table-cell table:style-name="ce49" table:formula="of:=RIGHT([.I11];1)">
            <text:p/>
          </table:table-cell>
          <table:table-cell table:style-name="ce49" table:formula="of:=RIGHT([.J11];1)">
            <text:p/>
          </table:table-cell>
          <table:table-cell table:style-name="ce49" table:formula="of:=RIGHT([.K11];1)">
            <text:p/>
          </table:table-cell>
          <table:table-cell table:style-name="ce49" table:formula="of:=RIGHT([.L11];1)">
            <text:p/>
          </table:table-cell>
          <table:table-cell table:style-name="ce49" table:formula="of:=RIGHT([.M11];1)">
            <text:p/>
          </table:table-cell>
          <table:table-cell table:style-name="ce49" table:formula="of:=RIGHT([.N1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1];1)">
            <text:p/>
          </table:table-cell>
          <table:table-cell table:style-name="ce49" table:formula="of:=RIGHT([.P11];1)">
            <text:p/>
          </table:table-cell>
          <table:table-cell table:style-name="ce49" table:formula="of:=RIGHT([.Q11];1)">
            <text:p/>
          </table:table-cell>
          <table:table-cell table:style-name="ce49" table:formula="of:=RIGHT([.R11];1)">
            <text:p/>
          </table:table-cell>
          <table:table-cell table:style-name="ce49" table:formula="of:=RIGHT([.S11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11" calcext:value-type="date">
            <text:p>11/ maj</text:p>
          </table:table-cell>
          <table:table-cell table:style-name="ce194" table:formula="of:=TEXT([.A12];&quot;Ddd&quot;)" office:value-type="string" office:string-value="tor" calcext:value-type="string">
            <text:p>tor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12:.AY12];&quot;☻&quot;)" office:value-type="float" office:value="0" calcext:value-type="float">
            <text:p>0</text:p>
          </table:table-cell>
          <table:table-cell table:style-name="ce202" table:formula="of:=COUNTIF([.AH12:.AY12];&quot;☺&quot;)" office:value-type="float" office:value="0" calcext:value-type="float">
            <text:p>0</text:p>
          </table:table-cell>
          <table:table-cell table:style-name="ce202" table:formula="of:=COUNTIF([.C12:.S12];&quot;51&quot;)+COUNTIF([.C12:.S12];&quot;51$&quot;)+COUNTIF([.C12:.S12];&quot;51☻&quot;)" office:value-type="float" office:value="0" calcext:value-type="float">
            <text:p>0</text:p>
          </table:table-cell>
          <table:table-cell table:style-name="ce202" table:formula="of:=COUNTIF([.C12:.S12];&quot;52&quot;)+COUNTIF([.C12:.S12];&quot;52$&quot;)+COUNTIF([.C12:.S12];&quot;52☻&quot;)" office:value-type="float" office:value="0" calcext:value-type="float">
            <text:p>0</text:p>
          </table:table-cell>
          <table:table-cell table:style-name="ce202" table:formula="of:=COUNTIF([.C12:.S12];&quot;51¶&quot;)" office:value-type="float" office:value="0" calcext:value-type="float">
            <text:p>0</text:p>
          </table:table-cell>
          <table:table-cell table:style-name="ce202" table:formula="of:=COUNTIF([.C12:.S12];&quot;52¶&quot;)" office:value-type="float" office:value="0" calcext:value-type="float">
            <text:p>0</text:p>
          </table:table-cell>
          <table:table-cell table:style-name="ce202" table:formula="of:=COUNTIF([.C12:.S12];&quot;U&quot;)+COUNTIF([.C12:.S12];&quot;U☻&quot;)+COUNTIF([.C12:.S12];&quot;U☺&quot;)" office:value-type="float" office:value="0" calcext:value-type="float">
            <text:p>0</text:p>
          </table:table-cell>
          <table:table-cell table:style-name="ce202" table:formula="of:=COUNTIF([.C12:.S12];&quot;KVIT&quot;)+COUNTIF([.C12:.S12];&quot;KVIT☻&quot;)+COUNTIF([.C12:.S12];&quot;kvit$&quot;)" office:value-type="float" office:value="0" calcext:value-type="float">
            <text:p>0</text:p>
          </table:table-cell>
          <table:table-cell table:style-name="ce203" table:formula="of:=COUNTBLANK([.C12:.S12])-3" office:value-type="float" office:value="14" calcext:value-type="float">
            <text:p>14</text:p>
          </table:table-cell>
          <table:table-cell table:style-name="ce292" table:formula="of:=COUNTIF([.C12:.S12];&quot;x&quot;)" office:value-type="float" office:value="0" calcext:value-type="float">
            <text:p>0</text:p>
          </table:table-cell>
          <table:table-cell table:style-name="ce293" table:formula="of:=COUNTIF([.C12:.S12];&quot;51&quot;)+COUNTIF([.C12:.S12];&quot;51☻&quot;)+COUNTIF([.C12:.S12];&quot;2&quot;)+COUNTIF([.C12:.S12];&quot;52&quot;)+COUNTIF([.C12:.S12];&quot;52☻&quot;)+COUNTIF([.C12:.S12];&quot;51$&quot;)+COUNTIF([.C12:.S12];&quot;52$&quot;)" office:value-type="float" office:value="0" calcext:value-type="float">
            <text:p>0</text:p>
          </table:table-cell>
          <table:table-cell table:style-name="ce87" table:formula="of:=[Vzorci_vnosov.$A$12]" office:value-type="string" office:string-value="D" calcext:value-type="string">
            <text:p>D</text:p>
          </table:table-cell>
          <table:table-cell table:style-name="ce49" table:formula="of:=RIGHT([.C12];1)">
            <text:p/>
          </table:table-cell>
          <table:table-cell table:style-name="ce49" table:formula="of:=RIGHT([.D12];1)">
            <text:p/>
          </table:table-cell>
          <table:table-cell table:style-name="ce49" table:formula="of:=RIGHT([.E12];1)">
            <text:p/>
          </table:table-cell>
          <table:table-cell table:style-name="ce49" table:formula="of:=RIGHT([.F12];1)">
            <text:p/>
          </table:table-cell>
          <table:table-cell table:style-name="ce49" table:formula="of:=RIGHT([.G12];1)">
            <text:p/>
          </table:table-cell>
          <table:table-cell table:style-name="ce49" table:formula="of:=RIGHT([.H12];1)">
            <text:p/>
          </table:table-cell>
          <table:table-cell table:style-name="ce49" table:formula="of:=RIGHT([.I12];1)">
            <text:p/>
          </table:table-cell>
          <table:table-cell table:style-name="ce49" table:formula="of:=RIGHT([.J12];1)">
            <text:p/>
          </table:table-cell>
          <table:table-cell table:style-name="ce49" table:formula="of:=RIGHT([.K12];1)">
            <text:p/>
          </table:table-cell>
          <table:table-cell table:style-name="ce49" table:formula="of:=RIGHT([.L12];1)">
            <text:p/>
          </table:table-cell>
          <table:table-cell table:style-name="ce49" table:formula="of:=RIGHT([.M12];1)">
            <text:p/>
          </table:table-cell>
          <table:table-cell table:style-name="ce49" table:formula="of:=RIGHT([.N1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2];1)">
            <text:p/>
          </table:table-cell>
          <table:table-cell table:style-name="ce49" table:formula="of:=RIGHT([.P12];1)">
            <text:p/>
          </table:table-cell>
          <table:table-cell table:style-name="ce49" table:formula="of:=RIGHT([.Q12];1)">
            <text:p/>
          </table:table-cell>
          <table:table-cell table:style-name="ce49" table:formula="of:=RIGHT([.R12];1)">
            <text:p/>
          </table:table-cell>
          <table:table-cell table:style-name="ce49" table:formula="of:=RIGHT([.S12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12" calcext:value-type="date">
            <text:p>12/ maj</text:p>
          </table:table-cell>
          <table:table-cell table:style-name="ce194" table:formula="of:=TEXT([.A13];&quot;Ddd&quot;)" office:value-type="string" office:string-value="sre" calcext:value-type="string">
            <text:p>sre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13:.AY13];&quot;☻&quot;)" office:value-type="float" office:value="0" calcext:value-type="float">
            <text:p>0</text:p>
          </table:table-cell>
          <table:table-cell table:style-name="ce202" table:formula="of:=COUNTIF([.AH13:.AY13];&quot;☺&quot;)" office:value-type="float" office:value="0" calcext:value-type="float">
            <text:p>0</text:p>
          </table:table-cell>
          <table:table-cell table:style-name="ce202" table:formula="of:=COUNTIF([.C13:.S13];&quot;51&quot;)+COUNTIF([.C13:.S13];&quot;51$&quot;)+COUNTIF([.C13:.S13];&quot;51☻&quot;)" office:value-type="float" office:value="0" calcext:value-type="float">
            <text:p>0</text:p>
          </table:table-cell>
          <table:table-cell table:style-name="ce202" table:formula="of:=COUNTIF([.C13:.S13];&quot;52&quot;)+COUNTIF([.C13:.S13];&quot;52$&quot;)+COUNTIF([.C13:.S13];&quot;52☻&quot;)" office:value-type="float" office:value="0" calcext:value-type="float">
            <text:p>0</text:p>
          </table:table-cell>
          <table:table-cell table:style-name="ce202" table:formula="of:=COUNTIF([.C13:.S13];&quot;51¶&quot;)" office:value-type="float" office:value="0" calcext:value-type="float">
            <text:p>0</text:p>
          </table:table-cell>
          <table:table-cell table:style-name="ce202" table:formula="of:=COUNTIF([.C13:.S13];&quot;52¶&quot;)" office:value-type="float" office:value="0" calcext:value-type="float">
            <text:p>0</text:p>
          </table:table-cell>
          <table:table-cell table:style-name="ce202" table:formula="of:=COUNTIF([.C13:.S13];&quot;U&quot;)+COUNTIF([.C13:.S13];&quot;U☻&quot;)+COUNTIF([.C13:.S13];&quot;U☺&quot;)" office:value-type="float" office:value="0" calcext:value-type="float">
            <text:p>0</text:p>
          </table:table-cell>
          <table:table-cell table:style-name="ce202" table:formula="of:=COUNTIF([.C13:.S13];&quot;KVIT&quot;)+COUNTIF([.C13:.S13];&quot;KVIT☻&quot;)+COUNTIF([.C13:.S13];&quot;kvit$&quot;)" office:value-type="float" office:value="0" calcext:value-type="float">
            <text:p>0</text:p>
          </table:table-cell>
          <table:table-cell table:style-name="ce203" table:formula="of:=COUNTBLANK([.C13:.S13])-3" office:value-type="float" office:value="14" calcext:value-type="float">
            <text:p>14</text:p>
          </table:table-cell>
          <table:table-cell table:style-name="ce292" table:formula="of:=COUNTIF([.C13:.S13];&quot;x&quot;)" office:value-type="float" office:value="0" calcext:value-type="float">
            <text:p>0</text:p>
          </table:table-cell>
          <table:table-cell table:style-name="ce293" table:formula="of:=COUNTIF([.C13:.S13];&quot;51&quot;)+COUNTIF([.C13:.S13];&quot;51☻&quot;)+COUNTIF([.C13:.S13];&quot;2&quot;)+COUNTIF([.C13:.S13];&quot;52&quot;)+COUNTIF([.C13:.S13];&quot;52☻&quot;)+COUNTIF([.C13:.S13];&quot;51$&quot;)+COUNTIF([.C13:.S13];&quot;52$&quot;)" office:value-type="float" office:value="0" calcext:value-type="float">
            <text:p>0</text:p>
          </table:table-cell>
          <table:table-cell table:style-name="ce87" table:formula="of:=[Vzorci_vnosov.$A$13]" office:value-type="string" office:string-value="BOL" calcext:value-type="string">
            <text:p>BOL</text:p>
          </table:table-cell>
          <table:table-cell table:style-name="ce49" table:formula="of:=RIGHT([.C13];1)">
            <text:p/>
          </table:table-cell>
          <table:table-cell table:style-name="ce49" table:formula="of:=RIGHT([.D13];1)">
            <text:p/>
          </table:table-cell>
          <table:table-cell table:style-name="ce49" table:formula="of:=RIGHT([.E13];1)">
            <text:p/>
          </table:table-cell>
          <table:table-cell table:style-name="ce49" table:formula="of:=RIGHT([.F13];1)">
            <text:p/>
          </table:table-cell>
          <table:table-cell table:style-name="ce49" table:formula="of:=RIGHT([.G13];1)">
            <text:p/>
          </table:table-cell>
          <table:table-cell table:style-name="ce49" table:formula="of:=RIGHT([.H13];1)">
            <text:p/>
          </table:table-cell>
          <table:table-cell table:style-name="ce49" table:formula="of:=RIGHT([.I13];1)">
            <text:p/>
          </table:table-cell>
          <table:table-cell table:style-name="ce49" table:formula="of:=RIGHT([.J13];1)">
            <text:p/>
          </table:table-cell>
          <table:table-cell table:style-name="ce49" table:formula="of:=RIGHT([.K13];1)">
            <text:p/>
          </table:table-cell>
          <table:table-cell table:style-name="ce49" table:formula="of:=RIGHT([.L13];1)">
            <text:p/>
          </table:table-cell>
          <table:table-cell table:style-name="ce49" table:formula="of:=RIGHT([.M13];1)">
            <text:p/>
          </table:table-cell>
          <table:table-cell table:style-name="ce49" table:formula="of:=RIGHT([.N1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3];1)">
            <text:p/>
          </table:table-cell>
          <table:table-cell table:style-name="ce49" table:formula="of:=RIGHT([.P13];1)">
            <text:p/>
          </table:table-cell>
          <table:table-cell table:style-name="ce49" table:formula="of:=RIGHT([.Q13];1)">
            <text:p/>
          </table:table-cell>
          <table:table-cell table:style-name="ce49" table:formula="of:=RIGHT([.R13];1)">
            <text:p/>
          </table:table-cell>
          <table:table-cell table:style-name="ce49" table:formula="of:=RIGHT([.S13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13" calcext:value-type="date">
            <text:p>13/ maj</text:p>
          </table:table-cell>
          <table:table-cell table:style-name="ce194" table:formula="of:=TEXT([.A14];&quot;Ddd&quot;)" office:value-type="string" office:string-value="čet" calcext:value-type="string">
            <text:p>čet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14:.AY14];&quot;☻&quot;)" office:value-type="float" office:value="0" calcext:value-type="float">
            <text:p>0</text:p>
          </table:table-cell>
          <table:table-cell table:style-name="ce202" table:formula="of:=COUNTIF([.AH14:.AY14];&quot;☺&quot;)" office:value-type="float" office:value="0" calcext:value-type="float">
            <text:p>0</text:p>
          </table:table-cell>
          <table:table-cell table:style-name="ce202" table:formula="of:=COUNTIF([.C14:.S14];&quot;51&quot;)+COUNTIF([.C14:.S14];&quot;51$&quot;)+COUNTIF([.C14:.S14];&quot;51☻&quot;)" office:value-type="float" office:value="0" calcext:value-type="float">
            <text:p>0</text:p>
          </table:table-cell>
          <table:table-cell table:style-name="ce202" table:formula="of:=COUNTIF([.C14:.S14];&quot;52&quot;)+COUNTIF([.C14:.S14];&quot;52$&quot;)+COUNTIF([.C14:.S14];&quot;52☻&quot;)" office:value-type="float" office:value="0" calcext:value-type="float">
            <text:p>0</text:p>
          </table:table-cell>
          <table:table-cell table:style-name="ce202" table:formula="of:=COUNTIF([.C14:.S14];&quot;51¶&quot;)" office:value-type="float" office:value="0" calcext:value-type="float">
            <text:p>0</text:p>
          </table:table-cell>
          <table:table-cell table:style-name="ce202" table:formula="of:=COUNTIF([.C14:.S14];&quot;52¶&quot;)" office:value-type="float" office:value="0" calcext:value-type="float">
            <text:p>0</text:p>
          </table:table-cell>
          <table:table-cell table:style-name="ce202" table:formula="of:=COUNTIF([.C14:.S14];&quot;U&quot;)+COUNTIF([.C14:.S14];&quot;U☻&quot;)+COUNTIF([.C14:.S14];&quot;U☺&quot;)" office:value-type="float" office:value="0" calcext:value-type="float">
            <text:p>0</text:p>
          </table:table-cell>
          <table:table-cell table:style-name="ce202" table:formula="of:=COUNTIF([.C14:.S14];&quot;KVIT&quot;)+COUNTIF([.C14:.S14];&quot;KVIT☻&quot;)+COUNTIF([.C14:.S14];&quot;kvit$&quot;)" office:value-type="float" office:value="0" calcext:value-type="float">
            <text:p>0</text:p>
          </table:table-cell>
          <table:table-cell table:style-name="ce203" table:formula="of:=COUNTBLANK([.C14:.S14])-3" office:value-type="float" office:value="14" calcext:value-type="float">
            <text:p>14</text:p>
          </table:table-cell>
          <table:table-cell table:style-name="ce292" table:formula="of:=COUNTIF([.C14:.S14];&quot;x&quot;)" office:value-type="float" office:value="0" calcext:value-type="float">
            <text:p>0</text:p>
          </table:table-cell>
          <table:table-cell table:style-name="ce293" table:formula="of:=COUNTIF([.C14:.S14];&quot;51&quot;)+COUNTIF([.C14:.S14];&quot;51☻&quot;)+COUNTIF([.C14:.S14];&quot;2&quot;)+COUNTIF([.C14:.S14];&quot;52&quot;)+COUNTIF([.C14:.S14];&quot;52☻&quot;)+COUNTIF([.C14:.S14];&quot;51$&quot;)+COUNTIF([.C14:.S14];&quot;52$&quot;)" office:value-type="float" office:value="0" calcext:value-type="float">
            <text:p>0</text:p>
          </table:table-cell>
          <table:table-cell table:style-name="ce90" table:formula="of:=[Vzorci_vnosov.$A$14]" office:value-type="string" office:string-value="☻" calcext:value-type="string">
            <text:p>☻</text:p>
          </table:table-cell>
          <table:table-cell table:style-name="ce49" table:formula="of:=RIGHT([.C14];1)">
            <text:p/>
          </table:table-cell>
          <table:table-cell table:style-name="ce49" table:formula="of:=RIGHT([.D14];1)">
            <text:p/>
          </table:table-cell>
          <table:table-cell table:style-name="ce49" table:formula="of:=RIGHT([.E14];1)">
            <text:p/>
          </table:table-cell>
          <table:table-cell table:style-name="ce49" table:formula="of:=RIGHT([.F14];1)">
            <text:p/>
          </table:table-cell>
          <table:table-cell table:style-name="ce49" table:formula="of:=RIGHT([.G14];1)">
            <text:p/>
          </table:table-cell>
          <table:table-cell table:style-name="ce49" table:formula="of:=RIGHT([.H14];1)">
            <text:p/>
          </table:table-cell>
          <table:table-cell table:style-name="ce49" table:formula="of:=RIGHT([.I14];1)">
            <text:p/>
          </table:table-cell>
          <table:table-cell table:style-name="ce49" table:formula="of:=RIGHT([.J14];1)">
            <text:p/>
          </table:table-cell>
          <table:table-cell table:style-name="ce49" table:formula="of:=RIGHT([.K14];1)">
            <text:p/>
          </table:table-cell>
          <table:table-cell table:style-name="ce49" table:formula="of:=RIGHT([.L14];1)">
            <text:p/>
          </table:table-cell>
          <table:table-cell table:style-name="ce49" table:formula="of:=RIGHT([.M14];1)">
            <text:p/>
          </table:table-cell>
          <table:table-cell table:style-name="ce49" table:formula="of:=RIGHT([.N1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4];1)">
            <text:p/>
          </table:table-cell>
          <table:table-cell table:style-name="ce49" table:formula="of:=RIGHT([.P14];1)">
            <text:p/>
          </table:table-cell>
          <table:table-cell table:style-name="ce49" table:formula="of:=RIGHT([.Q14];1)">
            <text:p/>
          </table:table-cell>
          <table:table-cell table:style-name="ce49" table:formula="of:=RIGHT([.R14];1)">
            <text:p/>
          </table:table-cell>
          <table:table-cell table:style-name="ce49" table:formula="of:=RIGHT([.S14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14" calcext:value-type="date">
            <text:p>14/ maj</text:p>
          </table:table-cell>
          <table:table-cell table:style-name="ce194" table:formula="of:=TEXT([.A15];&quot;Ddd&quot;)" office:value-type="string" office:string-value="pet" calcext:value-type="string">
            <text:p>pet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15:.AY15];&quot;☻&quot;)" office:value-type="float" office:value="0" calcext:value-type="float">
            <text:p>0</text:p>
          </table:table-cell>
          <table:table-cell table:style-name="ce202" table:formula="of:=COUNTIF([.AH15:.AY15];&quot;☺&quot;)" office:value-type="float" office:value="0" calcext:value-type="float">
            <text:p>0</text:p>
          </table:table-cell>
          <table:table-cell table:style-name="ce202" table:formula="of:=COUNTIF([.C15:.S15];&quot;51&quot;)+COUNTIF([.C15:.S15];&quot;51$&quot;)+COUNTIF([.C15:.S15];&quot;51☻&quot;)" office:value-type="float" office:value="0" calcext:value-type="float">
            <text:p>0</text:p>
          </table:table-cell>
          <table:table-cell table:style-name="ce202" table:formula="of:=COUNTIF([.C15:.S15];&quot;52&quot;)+COUNTIF([.C15:.S15];&quot;52$&quot;)+COUNTIF([.C15:.S15];&quot;52☻&quot;)" office:value-type="float" office:value="0" calcext:value-type="float">
            <text:p>0</text:p>
          </table:table-cell>
          <table:table-cell table:style-name="ce202" table:formula="of:=COUNTIF([.C15:.S15];&quot;51¶&quot;)" office:value-type="float" office:value="0" calcext:value-type="float">
            <text:p>0</text:p>
          </table:table-cell>
          <table:table-cell table:style-name="ce202" table:formula="of:=COUNTIF([.C15:.S15];&quot;52¶&quot;)" office:value-type="float" office:value="0" calcext:value-type="float">
            <text:p>0</text:p>
          </table:table-cell>
          <table:table-cell table:style-name="ce202" table:formula="of:=COUNTIF([.C15:.S15];&quot;U&quot;)+COUNTIF([.C15:.S15];&quot;U☻&quot;)+COUNTIF([.C15:.S15];&quot;U☺&quot;)" office:value-type="float" office:value="0" calcext:value-type="float">
            <text:p>0</text:p>
          </table:table-cell>
          <table:table-cell table:style-name="ce202" table:formula="of:=COUNTIF([.C15:.S15];&quot;KVIT&quot;)+COUNTIF([.C15:.S15];&quot;KVIT☻&quot;)+COUNTIF([.C15:.S15];&quot;kvit$&quot;)" office:value-type="float" office:value="0" calcext:value-type="float">
            <text:p>0</text:p>
          </table:table-cell>
          <table:table-cell table:style-name="ce203" table:formula="of:=COUNTBLANK([.C15:.S15])-3" office:value-type="float" office:value="14" calcext:value-type="float">
            <text:p>14</text:p>
          </table:table-cell>
          <table:table-cell table:style-name="ce292" table:formula="of:=COUNTIF([.C15:.S15];&quot;x&quot;)" office:value-type="float" office:value="0" calcext:value-type="float">
            <text:p>0</text:p>
          </table:table-cell>
          <table:table-cell table:style-name="ce293" table:formula="of:=COUNTIF([.C15:.S15];&quot;51&quot;)+COUNTIF([.C15:.S15];&quot;51☻&quot;)+COUNTIF([.C15:.S15];&quot;2&quot;)+COUNTIF([.C15:.S15];&quot;52&quot;)+COUNTIF([.C15:.S15];&quot;52☻&quot;)+COUNTIF([.C15:.S15];&quot;51$&quot;)+COUNTIF([.C15:.S15];&quot;52$&quot;)" office:value-type="float" office:value="0" calcext:value-type="float">
            <text:p>0</text:p>
          </table:table-cell>
          <table:table-cell table:style-name="ce87" table:formula="of:=[Vzorci_vnosov.$A$15]" office:value-type="string" office:string-value="SO" calcext:value-type="string">
            <text:p>SO</text:p>
          </table:table-cell>
          <table:table-cell table:style-name="ce49" table:formula="of:=RIGHT([.C15];1)">
            <text:p/>
          </table:table-cell>
          <table:table-cell table:style-name="ce49" table:formula="of:=RIGHT([.D15];1)">
            <text:p/>
          </table:table-cell>
          <table:table-cell table:style-name="ce49" table:formula="of:=RIGHT([.E15];1)">
            <text:p/>
          </table:table-cell>
          <table:table-cell table:style-name="ce49" table:formula="of:=RIGHT([.F15];1)">
            <text:p/>
          </table:table-cell>
          <table:table-cell table:style-name="ce49" table:formula="of:=RIGHT([.G15];1)">
            <text:p/>
          </table:table-cell>
          <table:table-cell table:style-name="ce49" table:formula="of:=RIGHT([.H15];1)">
            <text:p/>
          </table:table-cell>
          <table:table-cell table:style-name="ce49" table:formula="of:=RIGHT([.I15];1)">
            <text:p/>
          </table:table-cell>
          <table:table-cell table:style-name="ce49" table:formula="of:=RIGHT([.J15];1)">
            <text:p/>
          </table:table-cell>
          <table:table-cell table:style-name="ce49" table:formula="of:=RIGHT([.K15];1)">
            <text:p/>
          </table:table-cell>
          <table:table-cell table:style-name="ce49" table:formula="of:=RIGHT([.L15];1)">
            <text:p/>
          </table:table-cell>
          <table:table-cell table:style-name="ce49" table:formula="of:=RIGHT([.M15];1)">
            <text:p/>
          </table:table-cell>
          <table:table-cell table:style-name="ce49" table:formula="of:=RIGHT([.N1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5];1)">
            <text:p/>
          </table:table-cell>
          <table:table-cell table:style-name="ce49" table:formula="of:=RIGHT([.P15];1)">
            <text:p/>
          </table:table-cell>
          <table:table-cell table:style-name="ce49" table:formula="of:=RIGHT([.Q15];1)">
            <text:p/>
          </table:table-cell>
          <table:table-cell table:style-name="ce49" table:formula="of:=RIGHT([.R15];1)">
            <text:p/>
          </table:table-cell>
          <table:table-cell table:style-name="ce49" table:formula="of:=RIGHT([.S15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15" calcext:value-type="date">
            <text:p>15/ maj</text:p>
          </table:table-cell>
          <table:table-cell table:style-name="ce194" table:formula="of:=TEXT([.A16];&quot;Ddd&quot;)" office:value-type="string" office:string-value="sob" calcext:value-type="string">
            <text:p>sob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16:.AY16];&quot;☻&quot;)" office:value-type="float" office:value="0" calcext:value-type="float">
            <text:p>0</text:p>
          </table:table-cell>
          <table:table-cell table:style-name="ce202" table:formula="of:=COUNTIF([.AH16:.AY16];&quot;☺&quot;)" office:value-type="float" office:value="0" calcext:value-type="float">
            <text:p>0</text:p>
          </table:table-cell>
          <table:table-cell table:style-name="ce202" table:formula="of:=COUNTIF([.C16:.S16];&quot;51&quot;)+COUNTIF([.C16:.S16];&quot;51$&quot;)+COUNTIF([.C16:.S16];&quot;51☻&quot;)" office:value-type="float" office:value="0" calcext:value-type="float">
            <text:p>0</text:p>
          </table:table-cell>
          <table:table-cell table:style-name="ce202" table:formula="of:=COUNTIF([.C16:.S16];&quot;52&quot;)+COUNTIF([.C16:.S16];&quot;52$&quot;)+COUNTIF([.C16:.S16];&quot;52☻&quot;)" office:value-type="float" office:value="0" calcext:value-type="float">
            <text:p>0</text:p>
          </table:table-cell>
          <table:table-cell table:style-name="ce202" table:formula="of:=COUNTIF([.C16:.S16];&quot;51¶&quot;)" office:value-type="float" office:value="0" calcext:value-type="float">
            <text:p>0</text:p>
          </table:table-cell>
          <table:table-cell table:style-name="ce202" table:formula="of:=COUNTIF([.C16:.S16];&quot;52¶&quot;)" office:value-type="float" office:value="0" calcext:value-type="float">
            <text:p>0</text:p>
          </table:table-cell>
          <table:table-cell table:style-name="ce202" table:formula="of:=COUNTIF([.C16:.S16];&quot;U&quot;)+COUNTIF([.C16:.S16];&quot;U☻&quot;)+COUNTIF([.C16:.S16];&quot;U☺&quot;)" office:value-type="float" office:value="0" calcext:value-type="float">
            <text:p>0</text:p>
          </table:table-cell>
          <table:table-cell table:style-name="ce202" table:formula="of:=COUNTIF([.C16:.S16];&quot;KVIT&quot;)+COUNTIF([.C16:.S16];&quot;KVIT☻&quot;)+COUNTIF([.C16:.S16];&quot;kvit$&quot;)" office:value-type="float" office:value="0" calcext:value-type="float">
            <text:p>0</text:p>
          </table:table-cell>
          <table:table-cell table:style-name="ce203" table:formula="of:=COUNTBLANK([.C16:.S16])-3" office:value-type="float" office:value="14" calcext:value-type="float">
            <text:p>14</text:p>
          </table:table-cell>
          <table:table-cell table:style-name="ce292" table:formula="of:=COUNTIF([.C16:.S16];&quot;x&quot;)" office:value-type="float" office:value="0" calcext:value-type="float">
            <text:p>0</text:p>
          </table:table-cell>
          <table:table-cell table:style-name="ce293" table:formula="of:=COUNTIF([.C16:.S16];&quot;51&quot;)+COUNTIF([.C16:.S16];&quot;51☻&quot;)+COUNTIF([.C16:.S16];&quot;2&quot;)+COUNTIF([.C16:.S16];&quot;52&quot;)+COUNTIF([.C16:.S16];&quot;52☻&quot;)+COUNTIF([.C16:.S16];&quot;51$&quot;)+COUNTIF([.C16:.S16];&quot;52$&quot;)" office:value-type="float" office:value="0" calcext:value-type="float">
            <text:p>0</text:p>
          </table:table-cell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49" table:formula="of:=RIGHT([.C16];1)">
            <text:p/>
          </table:table-cell>
          <table:table-cell table:style-name="ce49" table:formula="of:=RIGHT([.D16];1)">
            <text:p/>
          </table:table-cell>
          <table:table-cell table:style-name="ce49" table:formula="of:=RIGHT([.E16];1)">
            <text:p/>
          </table:table-cell>
          <table:table-cell table:style-name="ce49" table:formula="of:=RIGHT([.F16];1)">
            <text:p/>
          </table:table-cell>
          <table:table-cell table:style-name="ce49" table:formula="of:=RIGHT([.G16];1)">
            <text:p/>
          </table:table-cell>
          <table:table-cell table:style-name="ce49" table:formula="of:=RIGHT([.H16];1)">
            <text:p/>
          </table:table-cell>
          <table:table-cell table:style-name="ce49" table:formula="of:=RIGHT([.I16];1)">
            <text:p/>
          </table:table-cell>
          <table:table-cell table:style-name="ce49" table:formula="of:=RIGHT([.J16];1)">
            <text:p/>
          </table:table-cell>
          <table:table-cell table:style-name="ce49" table:formula="of:=RIGHT([.K16];1)">
            <text:p/>
          </table:table-cell>
          <table:table-cell table:style-name="ce49" table:formula="of:=RIGHT([.L16];1)">
            <text:p/>
          </table:table-cell>
          <table:table-cell table:style-name="ce49" table:formula="of:=RIGHT([.M16];1)">
            <text:p/>
          </table:table-cell>
          <table:table-cell table:style-name="ce49" table:formula="of:=RIGHT([.N1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6];1)">
            <text:p/>
          </table:table-cell>
          <table:table-cell table:style-name="ce49" table:formula="of:=RIGHT([.P16];1)">
            <text:p/>
          </table:table-cell>
          <table:table-cell table:style-name="ce49" table:formula="of:=RIGHT([.Q16];1)">
            <text:p/>
          </table:table-cell>
          <table:table-cell table:style-name="ce49" table:formula="of:=RIGHT([.R16];1)">
            <text:p/>
          </table:table-cell>
          <table:table-cell table:style-name="ce49" table:formula="of:=RIGHT([.S16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16" calcext:value-type="date">
            <text:p>16/ maj</text:p>
          </table:table-cell>
          <table:table-cell table:style-name="ce194" table:formula="of:=TEXT([.A17];&quot;Ddd&quot;)" office:value-type="string" office:string-value="ned" calcext:value-type="string">
            <text:p>ned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17:.AY17];&quot;☻&quot;)" office:value-type="float" office:value="0" calcext:value-type="float">
            <text:p>0</text:p>
          </table:table-cell>
          <table:table-cell table:style-name="ce202" table:formula="of:=COUNTIF([.AH17:.AY17];&quot;☺&quot;)" office:value-type="float" office:value="0" calcext:value-type="float">
            <text:p>0</text:p>
          </table:table-cell>
          <table:table-cell table:style-name="ce202" table:formula="of:=COUNTIF([.C17:.S17];&quot;51&quot;)+COUNTIF([.C17:.S17];&quot;51$&quot;)+COUNTIF([.C17:.S17];&quot;51☻&quot;)" office:value-type="float" office:value="0" calcext:value-type="float">
            <text:p>0</text:p>
          </table:table-cell>
          <table:table-cell table:style-name="ce202" table:formula="of:=COUNTIF([.C17:.S17];&quot;52&quot;)+COUNTIF([.C17:.S17];&quot;52$&quot;)+COUNTIF([.C17:.S17];&quot;52☻&quot;)" office:value-type="float" office:value="0" calcext:value-type="float">
            <text:p>0</text:p>
          </table:table-cell>
          <table:table-cell table:style-name="ce202" table:formula="of:=COUNTIF([.C17:.S17];&quot;51¶&quot;)" office:value-type="float" office:value="0" calcext:value-type="float">
            <text:p>0</text:p>
          </table:table-cell>
          <table:table-cell table:style-name="ce202" table:formula="of:=COUNTIF([.C17:.S17];&quot;52¶&quot;)" office:value-type="float" office:value="0" calcext:value-type="float">
            <text:p>0</text:p>
          </table:table-cell>
          <table:table-cell table:style-name="ce202" table:formula="of:=COUNTIF([.C17:.S17];&quot;U&quot;)+COUNTIF([.C17:.S17];&quot;U☻&quot;)+COUNTIF([.C17:.S17];&quot;U☺&quot;)" office:value-type="float" office:value="0" calcext:value-type="float">
            <text:p>0</text:p>
          </table:table-cell>
          <table:table-cell table:style-name="ce202" table:formula="of:=COUNTIF([.C17:.S17];&quot;KVIT&quot;)+COUNTIF([.C17:.S17];&quot;KVIT☻&quot;)+COUNTIF([.C17:.S17];&quot;kvit$&quot;)" office:value-type="float" office:value="0" calcext:value-type="float">
            <text:p>0</text:p>
          </table:table-cell>
          <table:table-cell table:style-name="ce203" table:formula="of:=COUNTBLANK([.C17:.S17])-3" office:value-type="float" office:value="14" calcext:value-type="float">
            <text:p>14</text:p>
          </table:table-cell>
          <table:table-cell table:style-name="ce292" table:formula="of:=COUNTIF([.C17:.S17];&quot;x&quot;)" office:value-type="float" office:value="0" calcext:value-type="float">
            <text:p>0</text:p>
          </table:table-cell>
          <table:table-cell table:style-name="ce293" table:formula="of:=COUNTIF([.C17:.S17];&quot;51&quot;)+COUNTIF([.C17:.S17];&quot;51☻&quot;)+COUNTIF([.C17:.S17];&quot;2&quot;)+COUNTIF([.C17:.S17];&quot;52&quot;)+COUNTIF([.C17:.S17];&quot;52☻&quot;)+COUNTIF([.C17:.S17];&quot;51$&quot;)+COUNTIF([.C17:.S17];&quot;52$&quot;)" office:value-type="float" office:value="0" calcext:value-type="float">
            <text:p>0</text:p>
          </table:table-cell>
          <table:table-cell table:style-name="ce91" table:formula="of:=[Vzorci_vnosov.$A$17]" office:value-type="string" office:string-value="51$" calcext:value-type="string">
            <text:p>51$</text:p>
          </table:table-cell>
          <table:table-cell table:style-name="ce49" table:formula="of:=RIGHT([.C17];1)">
            <text:p/>
          </table:table-cell>
          <table:table-cell table:style-name="ce49" table:formula="of:=RIGHT([.D17];1)">
            <text:p/>
          </table:table-cell>
          <table:table-cell table:style-name="ce49" table:formula="of:=RIGHT([.E17];1)">
            <text:p/>
          </table:table-cell>
          <table:table-cell table:style-name="ce49" table:formula="of:=RIGHT([.F17];1)">
            <text:p/>
          </table:table-cell>
          <table:table-cell table:style-name="ce49" table:formula="of:=RIGHT([.G17];1)">
            <text:p/>
          </table:table-cell>
          <table:table-cell table:style-name="ce49" table:formula="of:=RIGHT([.H17];1)">
            <text:p/>
          </table:table-cell>
          <table:table-cell table:style-name="ce49" table:formula="of:=RIGHT([.I17];1)">
            <text:p/>
          </table:table-cell>
          <table:table-cell table:style-name="ce49" table:formula="of:=RIGHT([.J17];1)">
            <text:p/>
          </table:table-cell>
          <table:table-cell table:style-name="ce49" table:formula="of:=RIGHT([.K17];1)">
            <text:p/>
          </table:table-cell>
          <table:table-cell table:style-name="ce49" table:formula="of:=RIGHT([.L17];1)">
            <text:p/>
          </table:table-cell>
          <table:table-cell table:style-name="ce49" table:formula="of:=RIGHT([.M17];1)">
            <text:p/>
          </table:table-cell>
          <table:table-cell table:style-name="ce49" table:formula="of:=RIGHT([.N1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7];1)">
            <text:p/>
          </table:table-cell>
          <table:table-cell table:style-name="ce49" table:formula="of:=RIGHT([.P17];1)">
            <text:p/>
          </table:table-cell>
          <table:table-cell table:style-name="ce49" table:formula="of:=RIGHT([.Q17];1)">
            <text:p/>
          </table:table-cell>
          <table:table-cell table:style-name="ce49" table:formula="of:=RIGHT([.R17];1)">
            <text:p/>
          </table:table-cell>
          <table:table-cell table:style-name="ce49" table:formula="of:=RIGHT([.S17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17" calcext:value-type="date">
            <text:p>17/ maj</text:p>
          </table:table-cell>
          <table:table-cell table:style-name="ce194" table:formula="of:=TEXT([.A18];&quot;Ddd&quot;)" office:value-type="string" office:string-value="pon" calcext:value-type="string">
            <text:p>pon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18:.AY18];&quot;☻&quot;)" office:value-type="float" office:value="0" calcext:value-type="float">
            <text:p>0</text:p>
          </table:table-cell>
          <table:table-cell table:style-name="ce202" table:formula="of:=COUNTIF([.AH18:.AY18];&quot;☺&quot;)" office:value-type="float" office:value="0" calcext:value-type="float">
            <text:p>0</text:p>
          </table:table-cell>
          <table:table-cell table:style-name="ce202" table:formula="of:=COUNTIF([.C18:.S18];&quot;51&quot;)+COUNTIF([.C18:.S18];&quot;51$&quot;)+COUNTIF([.C18:.S18];&quot;51☻&quot;)" office:value-type="float" office:value="0" calcext:value-type="float">
            <text:p>0</text:p>
          </table:table-cell>
          <table:table-cell table:style-name="ce202" table:formula="of:=COUNTIF([.C18:.S18];&quot;52&quot;)+COUNTIF([.C18:.S18];&quot;52$&quot;)+COUNTIF([.C18:.S18];&quot;52☻&quot;)" office:value-type="float" office:value="0" calcext:value-type="float">
            <text:p>0</text:p>
          </table:table-cell>
          <table:table-cell table:style-name="ce202" table:formula="of:=COUNTIF([.C18:.S18];&quot;51¶&quot;)" office:value-type="float" office:value="0" calcext:value-type="float">
            <text:p>0</text:p>
          </table:table-cell>
          <table:table-cell table:style-name="ce202" table:formula="of:=COUNTIF([.C18:.S18];&quot;52¶&quot;)" office:value-type="float" office:value="0" calcext:value-type="float">
            <text:p>0</text:p>
          </table:table-cell>
          <table:table-cell table:style-name="ce202" table:formula="of:=COUNTIF([.C18:.S18];&quot;U&quot;)+COUNTIF([.C18:.S18];&quot;U☻&quot;)+COUNTIF([.C18:.S18];&quot;U☺&quot;)" office:value-type="float" office:value="0" calcext:value-type="float">
            <text:p>0</text:p>
          </table:table-cell>
          <table:table-cell table:style-name="ce202" table:formula="of:=COUNTIF([.C18:.S18];&quot;KVIT&quot;)+COUNTIF([.C18:.S18];&quot;KVIT☻&quot;)+COUNTIF([.C18:.S18];&quot;kvit$&quot;)" office:value-type="float" office:value="0" calcext:value-type="float">
            <text:p>0</text:p>
          </table:table-cell>
          <table:table-cell table:style-name="ce203" table:formula="of:=COUNTBLANK([.C18:.S18])-3" office:value-type="float" office:value="14" calcext:value-type="float">
            <text:p>14</text:p>
          </table:table-cell>
          <table:table-cell table:style-name="ce292" table:formula="of:=COUNTIF([.C18:.S18];&quot;x&quot;)" office:value-type="float" office:value="0" calcext:value-type="float">
            <text:p>0</text:p>
          </table:table-cell>
          <table:table-cell table:style-name="ce293" table:formula="of:=COUNTIF([.C18:.S18];&quot;51&quot;)+COUNTIF([.C18:.S18];&quot;51☻&quot;)+COUNTIF([.C18:.S18];&quot;2&quot;)+COUNTIF([.C18:.S18];&quot;52&quot;)+COUNTIF([.C18:.S18];&quot;52☻&quot;)+COUNTIF([.C18:.S18];&quot;51$&quot;)+COUNTIF([.C18:.S18];&quot;52$&quot;)" office:value-type="float" office:value="0" calcext:value-type="float">
            <text:p>0</text:p>
          </table:table-cell>
          <table:table-cell table:style-name="ce91" table:formula="of:=[Vzorci_vnosov.$A$18]" office:value-type="string" office:string-value="52$" calcext:value-type="string">
            <text:p>52$</text:p>
          </table:table-cell>
          <table:table-cell table:style-name="ce49" table:formula="of:=RIGHT([.C18];1)">
            <text:p/>
          </table:table-cell>
          <table:table-cell table:style-name="ce49" table:formula="of:=RIGHT([.D18];1)">
            <text:p/>
          </table:table-cell>
          <table:table-cell table:style-name="ce49" table:formula="of:=RIGHT([.E18];1)">
            <text:p/>
          </table:table-cell>
          <table:table-cell table:style-name="ce49" table:formula="of:=RIGHT([.F18];1)">
            <text:p/>
          </table:table-cell>
          <table:table-cell table:style-name="ce49" table:formula="of:=RIGHT([.G18];1)">
            <text:p/>
          </table:table-cell>
          <table:table-cell table:style-name="ce49" table:formula="of:=RIGHT([.H18];1)">
            <text:p/>
          </table:table-cell>
          <table:table-cell table:style-name="ce49" table:formula="of:=RIGHT([.I18];1)">
            <text:p/>
          </table:table-cell>
          <table:table-cell table:style-name="ce49" table:formula="of:=RIGHT([.J18];1)">
            <text:p/>
          </table:table-cell>
          <table:table-cell table:style-name="ce49" table:formula="of:=RIGHT([.K18];1)">
            <text:p/>
          </table:table-cell>
          <table:table-cell table:style-name="ce49" table:formula="of:=RIGHT([.L18];1)">
            <text:p/>
          </table:table-cell>
          <table:table-cell table:style-name="ce49" table:formula="of:=RIGHT([.M18];1)">
            <text:p/>
          </table:table-cell>
          <table:table-cell table:style-name="ce49" table:formula="of:=RIGHT([.N1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8];1)">
            <text:p/>
          </table:table-cell>
          <table:table-cell table:style-name="ce49" table:formula="of:=RIGHT([.P18];1)">
            <text:p/>
          </table:table-cell>
          <table:table-cell table:style-name="ce49" table:formula="of:=RIGHT([.Q18];1)">
            <text:p/>
          </table:table-cell>
          <table:table-cell table:style-name="ce49" table:formula="of:=RIGHT([.R18];1)">
            <text:p/>
          </table:table-cell>
          <table:table-cell table:style-name="ce49" table:formula="of:=RIGHT([.S18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18" calcext:value-type="date">
            <text:p>18/ maj</text:p>
          </table:table-cell>
          <table:table-cell table:style-name="ce194" table:formula="of:=TEXT([.A19];&quot;Ddd&quot;)" office:value-type="string" office:string-value="tor" calcext:value-type="string">
            <text:p>tor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19:.AY19];&quot;☻&quot;)" office:value-type="float" office:value="0" calcext:value-type="float">
            <text:p>0</text:p>
          </table:table-cell>
          <table:table-cell table:style-name="ce202" table:formula="of:=COUNTIF([.AH19:.AY19];&quot;☺&quot;)" office:value-type="float" office:value="0" calcext:value-type="float">
            <text:p>0</text:p>
          </table:table-cell>
          <table:table-cell table:style-name="ce202" table:formula="of:=COUNTIF([.C19:.S19];&quot;51&quot;)+COUNTIF([.C19:.S19];&quot;51$&quot;)+COUNTIF([.C19:.S19];&quot;51☻&quot;)" office:value-type="float" office:value="0" calcext:value-type="float">
            <text:p>0</text:p>
          </table:table-cell>
          <table:table-cell table:style-name="ce202" table:formula="of:=COUNTIF([.C19:.S19];&quot;52&quot;)+COUNTIF([.C19:.S19];&quot;52$&quot;)+COUNTIF([.C19:.S19];&quot;52☻&quot;)" office:value-type="float" office:value="0" calcext:value-type="float">
            <text:p>0</text:p>
          </table:table-cell>
          <table:table-cell table:style-name="ce202" table:formula="of:=COUNTIF([.C19:.S19];&quot;51¶&quot;)" office:value-type="float" office:value="0" calcext:value-type="float">
            <text:p>0</text:p>
          </table:table-cell>
          <table:table-cell table:style-name="ce202" table:formula="of:=COUNTIF([.C19:.S19];&quot;52¶&quot;)" office:value-type="float" office:value="0" calcext:value-type="float">
            <text:p>0</text:p>
          </table:table-cell>
          <table:table-cell table:style-name="ce202" table:formula="of:=COUNTIF([.C19:.S19];&quot;U&quot;)+COUNTIF([.C19:.S19];&quot;U☻&quot;)+COUNTIF([.C19:.S19];&quot;U☺&quot;)" office:value-type="float" office:value="0" calcext:value-type="float">
            <text:p>0</text:p>
          </table:table-cell>
          <table:table-cell table:style-name="ce202" table:formula="of:=COUNTIF([.C19:.S19];&quot;KVIT&quot;)+COUNTIF([.C19:.S19];&quot;KVIT☻&quot;)+COUNTIF([.C19:.S19];&quot;kvit$&quot;)" office:value-type="float" office:value="0" calcext:value-type="float">
            <text:p>0</text:p>
          </table:table-cell>
          <table:table-cell table:style-name="ce203" table:formula="of:=COUNTBLANK([.C19:.S19])-3" office:value-type="float" office:value="14" calcext:value-type="float">
            <text:p>14</text:p>
          </table:table-cell>
          <table:table-cell table:style-name="ce292" table:formula="of:=COUNTIF([.C19:.S19];&quot;x&quot;)" office:value-type="float" office:value="0" calcext:value-type="float">
            <text:p>0</text:p>
          </table:table-cell>
          <table:table-cell table:style-name="ce293" table:formula="of:=COUNTIF([.C19:.S19];&quot;51&quot;)+COUNTIF([.C19:.S19];&quot;51☻&quot;)+COUNTIF([.C19:.S19];&quot;2&quot;)+COUNTIF([.C19:.S19];&quot;52&quot;)+COUNTIF([.C19:.S19];&quot;52☻&quot;)+COUNTIF([.C19:.S19];&quot;51$&quot;)+COUNTIF([.C19:.S19];&quot;52$&quot;)" office:value-type="float" office:value="0" calcext:value-type="float">
            <text:p>0</text:p>
          </table:table-cell>
          <table:table-cell table:style-name="ce92" table:formula="of:=[Vzorci_vnosov.$A$19]" office:value-type="string" office:string-value="KVIT$" calcext:value-type="string">
            <text:p>KVIT$</text:p>
          </table:table-cell>
          <table:table-cell table:style-name="ce49" table:formula="of:=RIGHT([.C19];1)">
            <text:p/>
          </table:table-cell>
          <table:table-cell table:style-name="ce49" table:formula="of:=RIGHT([.D19];1)">
            <text:p/>
          </table:table-cell>
          <table:table-cell table:style-name="ce49" table:formula="of:=RIGHT([.E19];1)">
            <text:p/>
          </table:table-cell>
          <table:table-cell table:style-name="ce49" table:formula="of:=RIGHT([.F19];1)">
            <text:p/>
          </table:table-cell>
          <table:table-cell table:style-name="ce49" table:formula="of:=RIGHT([.G19];1)">
            <text:p/>
          </table:table-cell>
          <table:table-cell table:style-name="ce49" table:formula="of:=RIGHT([.H19];1)">
            <text:p/>
          </table:table-cell>
          <table:table-cell table:style-name="ce49" table:formula="of:=RIGHT([.I19];1)">
            <text:p/>
          </table:table-cell>
          <table:table-cell table:style-name="ce49" table:formula="of:=RIGHT([.J19];1)">
            <text:p/>
          </table:table-cell>
          <table:table-cell table:style-name="ce49" table:formula="of:=RIGHT([.K19];1)">
            <text:p/>
          </table:table-cell>
          <table:table-cell table:style-name="ce49" table:formula="of:=RIGHT([.L19];1)">
            <text:p/>
          </table:table-cell>
          <table:table-cell table:style-name="ce49" table:formula="of:=RIGHT([.M19];1)">
            <text:p/>
          </table:table-cell>
          <table:table-cell table:style-name="ce49" table:formula="of:=RIGHT([.N1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9];1)">
            <text:p/>
          </table:table-cell>
          <table:table-cell table:style-name="ce49" table:formula="of:=RIGHT([.P19];1)">
            <text:p/>
          </table:table-cell>
          <table:table-cell table:style-name="ce49" table:formula="of:=RIGHT([.Q19];1)">
            <text:p/>
          </table:table-cell>
          <table:table-cell table:style-name="ce49" table:formula="of:=RIGHT([.R19];1)">
            <text:p/>
          </table:table-cell>
          <table:table-cell table:style-name="ce49" table:formula="of:=RIGHT([.S19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19" calcext:value-type="date">
            <text:p>19/ maj</text:p>
          </table:table-cell>
          <table:table-cell table:style-name="ce194" table:formula="of:=TEXT([.A20];&quot;Ddd&quot;)" office:value-type="string" office:string-value="sre" calcext:value-type="string">
            <text:p>sre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20:.AY20];&quot;☻&quot;)" office:value-type="float" office:value="0" calcext:value-type="float">
            <text:p>0</text:p>
          </table:table-cell>
          <table:table-cell table:style-name="ce202" table:formula="of:=COUNTIF([.AH20:.AY20];&quot;☺&quot;)" office:value-type="float" office:value="0" calcext:value-type="float">
            <text:p>0</text:p>
          </table:table-cell>
          <table:table-cell table:style-name="ce202" table:formula="of:=COUNTIF([.C20:.S20];&quot;51&quot;)+COUNTIF([.C20:.S20];&quot;51$&quot;)+COUNTIF([.C20:.S20];&quot;51☻&quot;)" office:value-type="float" office:value="0" calcext:value-type="float">
            <text:p>0</text:p>
          </table:table-cell>
          <table:table-cell table:style-name="ce202" table:formula="of:=COUNTIF([.C20:.S20];&quot;52&quot;)+COUNTIF([.C20:.S20];&quot;52$&quot;)+COUNTIF([.C20:.S20];&quot;52☻&quot;)" office:value-type="float" office:value="0" calcext:value-type="float">
            <text:p>0</text:p>
          </table:table-cell>
          <table:table-cell table:style-name="ce202" table:formula="of:=COUNTIF([.C20:.S20];&quot;51¶&quot;)" office:value-type="float" office:value="0" calcext:value-type="float">
            <text:p>0</text:p>
          </table:table-cell>
          <table:table-cell table:style-name="ce202" table:formula="of:=COUNTIF([.C20:.S20];&quot;52¶&quot;)" office:value-type="float" office:value="0" calcext:value-type="float">
            <text:p>0</text:p>
          </table:table-cell>
          <table:table-cell table:style-name="ce202" table:formula="of:=COUNTIF([.C20:.S20];&quot;U&quot;)+COUNTIF([.C20:.S20];&quot;U☻&quot;)+COUNTIF([.C20:.S20];&quot;U☺&quot;)" office:value-type="float" office:value="0" calcext:value-type="float">
            <text:p>0</text:p>
          </table:table-cell>
          <table:table-cell table:style-name="ce202" table:formula="of:=COUNTIF([.C20:.S20];&quot;KVIT&quot;)+COUNTIF([.C20:.S20];&quot;KVIT☻&quot;)+COUNTIF([.C20:.S20];&quot;kvit$&quot;)" office:value-type="float" office:value="0" calcext:value-type="float">
            <text:p>0</text:p>
          </table:table-cell>
          <table:table-cell table:style-name="ce203" table:formula="of:=COUNTBLANK([.C20:.S20])-3" office:value-type="float" office:value="14" calcext:value-type="float">
            <text:p>14</text:p>
          </table:table-cell>
          <table:table-cell table:style-name="ce292" table:formula="of:=COUNTIF([.C20:.S20];&quot;x&quot;)" office:value-type="float" office:value="0" calcext:value-type="float">
            <text:p>0</text:p>
          </table:table-cell>
          <table:table-cell table:style-name="ce293" table:formula="of:=COUNTIF([.C20:.S20];&quot;51&quot;)+COUNTIF([.C20:.S20];&quot;51☻&quot;)+COUNTIF([.C20:.S20];&quot;2&quot;)+COUNTIF([.C20:.S20];&quot;52&quot;)+COUNTIF([.C20:.S20];&quot;52☻&quot;)+COUNTIF([.C20:.S20];&quot;51$&quot;)+COUNTIF([.C20:.S20];&quot;52$&quot;)" office:value-type="float" office:value="0" calcext:value-type="float">
            <text:p>0</text:p>
          </table:table-cell>
          <table:table-cell table:style-name="ce93" table:formula="of:=[Vzorci_vnosov.$A$20]" office:value-type="string" office:string-value="☺" calcext:value-type="string">
            <text:p>☺</text:p>
          </table:table-cell>
          <table:table-cell table:style-name="ce49" table:formula="of:=RIGHT([.C20];1)">
            <text:p/>
          </table:table-cell>
          <table:table-cell table:style-name="ce49" table:formula="of:=RIGHT([.D20];1)">
            <text:p/>
          </table:table-cell>
          <table:table-cell table:style-name="ce49" table:formula="of:=RIGHT([.E20];1)">
            <text:p/>
          </table:table-cell>
          <table:table-cell table:style-name="ce49" table:formula="of:=RIGHT([.F20];1)">
            <text:p/>
          </table:table-cell>
          <table:table-cell table:style-name="ce49" table:formula="of:=RIGHT([.G20];1)">
            <text:p/>
          </table:table-cell>
          <table:table-cell table:style-name="ce49" table:formula="of:=RIGHT([.H20];1)">
            <text:p/>
          </table:table-cell>
          <table:table-cell table:style-name="ce49" table:formula="of:=RIGHT([.I20];1)">
            <text:p/>
          </table:table-cell>
          <table:table-cell table:style-name="ce49" table:formula="of:=RIGHT([.J20];1)">
            <text:p/>
          </table:table-cell>
          <table:table-cell table:style-name="ce49" table:formula="of:=RIGHT([.K20];1)">
            <text:p/>
          </table:table-cell>
          <table:table-cell table:style-name="ce49" table:formula="of:=RIGHT([.L20];1)">
            <text:p/>
          </table:table-cell>
          <table:table-cell table:style-name="ce49" table:formula="of:=RIGHT([.M20];1)">
            <text:p/>
          </table:table-cell>
          <table:table-cell table:style-name="ce49" table:formula="of:=RIGHT([.N2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0];1)">
            <text:p/>
          </table:table-cell>
          <table:table-cell table:style-name="ce49" table:formula="of:=RIGHT([.P20];1)">
            <text:p/>
          </table:table-cell>
          <table:table-cell table:style-name="ce49" table:formula="of:=RIGHT([.Q20];1)">
            <text:p/>
          </table:table-cell>
          <table:table-cell table:style-name="ce49" table:formula="of:=RIGHT([.R20];1)">
            <text:p/>
          </table:table-cell>
          <table:table-cell table:style-name="ce49" table:formula="of:=RIGHT([.S20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20" calcext:value-type="date">
            <text:p>20/ maj</text:p>
          </table:table-cell>
          <table:table-cell table:style-name="ce194" table:formula="of:=TEXT([.A21];&quot;Ddd&quot;)" office:value-type="string" office:string-value="čet" calcext:value-type="string">
            <text:p>čet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21:.AY21];&quot;☻&quot;)" office:value-type="float" office:value="0" calcext:value-type="float">
            <text:p>0</text:p>
          </table:table-cell>
          <table:table-cell table:style-name="ce202" table:formula="of:=COUNTIF([.AH21:.AY21];&quot;☺&quot;)" office:value-type="float" office:value="0" calcext:value-type="float">
            <text:p>0</text:p>
          </table:table-cell>
          <table:table-cell table:style-name="ce202" table:formula="of:=COUNTIF([.C21:.S21];&quot;51&quot;)+COUNTIF([.C21:.S21];&quot;51$&quot;)+COUNTIF([.C21:.S21];&quot;51☻&quot;)" office:value-type="float" office:value="0" calcext:value-type="float">
            <text:p>0</text:p>
          </table:table-cell>
          <table:table-cell table:style-name="ce202" table:formula="of:=COUNTIF([.C21:.S21];&quot;52&quot;)+COUNTIF([.C21:.S21];&quot;52$&quot;)+COUNTIF([.C21:.S21];&quot;52☻&quot;)" office:value-type="float" office:value="0" calcext:value-type="float">
            <text:p>0</text:p>
          </table:table-cell>
          <table:table-cell table:style-name="ce202" table:formula="of:=COUNTIF([.C21:.S21];&quot;51¶&quot;)" office:value-type="float" office:value="0" calcext:value-type="float">
            <text:p>0</text:p>
          </table:table-cell>
          <table:table-cell table:style-name="ce202" table:formula="of:=COUNTIF([.C21:.S21];&quot;52¶&quot;)" office:value-type="float" office:value="0" calcext:value-type="float">
            <text:p>0</text:p>
          </table:table-cell>
          <table:table-cell table:style-name="ce202" table:formula="of:=COUNTIF([.C21:.S21];&quot;U&quot;)+COUNTIF([.C21:.S21];&quot;U☻&quot;)+COUNTIF([.C21:.S21];&quot;U☺&quot;)" office:value-type="float" office:value="0" calcext:value-type="float">
            <text:p>0</text:p>
          </table:table-cell>
          <table:table-cell table:style-name="ce202" table:formula="of:=COUNTIF([.C21:.S21];&quot;KVIT&quot;)+COUNTIF([.C21:.S21];&quot;KVIT☻&quot;)+COUNTIF([.C21:.S21];&quot;kvit$&quot;)" office:value-type="float" office:value="0" calcext:value-type="float">
            <text:p>0</text:p>
          </table:table-cell>
          <table:table-cell table:style-name="ce203" table:formula="of:=COUNTBLANK([.C21:.S21])-3" office:value-type="float" office:value="14" calcext:value-type="float">
            <text:p>14</text:p>
          </table:table-cell>
          <table:table-cell table:style-name="ce292" table:formula="of:=COUNTIF([.C21:.S21];&quot;x&quot;)" office:value-type="float" office:value="0" calcext:value-type="float">
            <text:p>0</text:p>
          </table:table-cell>
          <table:table-cell table:style-name="ce293" table:formula="of:=COUNTIF([.C21:.S21];&quot;51&quot;)+COUNTIF([.C21:.S21];&quot;51☻&quot;)+COUNTIF([.C21:.S21];&quot;2&quot;)+COUNTIF([.C21:.S21];&quot;52&quot;)+COUNTIF([.C21:.S21];&quot;52☻&quot;)+COUNTIF([.C21:.S21];&quot;51$&quot;)+COUNTIF([.C21:.S21];&quot;52$&quot;)" office:value-type="float" office:value="0" calcext:value-type="float">
            <text:p>0</text:p>
          </table:table-cell>
          <table:table-cell table:style-name="ce94" table:formula="of:=[Vzorci_vnosov.$A$21]" office:value-type="string" office:string-value="☺" calcext:value-type="string">
            <text:p>☺</text:p>
          </table:table-cell>
          <table:table-cell table:style-name="ce49" table:formula="of:=RIGHT([.C21];1)">
            <text:p/>
          </table:table-cell>
          <table:table-cell table:style-name="ce49" table:formula="of:=RIGHT([.D21];1)">
            <text:p/>
          </table:table-cell>
          <table:table-cell table:style-name="ce49" table:formula="of:=RIGHT([.E21];1)">
            <text:p/>
          </table:table-cell>
          <table:table-cell table:style-name="ce49" table:formula="of:=RIGHT([.F21];1)">
            <text:p/>
          </table:table-cell>
          <table:table-cell table:style-name="ce49" table:formula="of:=RIGHT([.G21];1)">
            <text:p/>
          </table:table-cell>
          <table:table-cell table:style-name="ce49" table:formula="of:=RIGHT([.H21];1)">
            <text:p/>
          </table:table-cell>
          <table:table-cell table:style-name="ce49" table:formula="of:=RIGHT([.I21];1)">
            <text:p/>
          </table:table-cell>
          <table:table-cell table:style-name="ce49" table:formula="of:=RIGHT([.J21];1)">
            <text:p/>
          </table:table-cell>
          <table:table-cell table:style-name="ce49" table:formula="of:=RIGHT([.K21];1)">
            <text:p/>
          </table:table-cell>
          <table:table-cell table:style-name="ce49" table:formula="of:=RIGHT([.L21];1)">
            <text:p/>
          </table:table-cell>
          <table:table-cell table:style-name="ce49" table:formula="of:=RIGHT([.M21];1)">
            <text:p/>
          </table:table-cell>
          <table:table-cell table:style-name="ce49" table:formula="of:=RIGHT([.N2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1];1)">
            <text:p/>
          </table:table-cell>
          <table:table-cell table:style-name="ce49" table:formula="of:=RIGHT([.P21];1)">
            <text:p/>
          </table:table-cell>
          <table:table-cell table:style-name="ce49" table:formula="of:=RIGHT([.Q21];1)">
            <text:p/>
          </table:table-cell>
          <table:table-cell table:style-name="ce49" table:formula="of:=RIGHT([.R21];1)">
            <text:p/>
          </table:table-cell>
          <table:table-cell table:style-name="ce49" table:formula="of:=RIGHT([.S21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21" calcext:value-type="date">
            <text:p>21/ maj</text:p>
          </table:table-cell>
          <table:table-cell table:style-name="ce194" table:formula="of:=TEXT([.A22];&quot;Ddd&quot;)" office:value-type="string" office:string-value="pet" calcext:value-type="string">
            <text:p>pet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22:.AY22];&quot;☻&quot;)" office:value-type="float" office:value="0" calcext:value-type="float">
            <text:p>0</text:p>
          </table:table-cell>
          <table:table-cell table:style-name="ce202" table:formula="of:=COUNTIF([.AH22:.AY22];&quot;☺&quot;)" office:value-type="float" office:value="0" calcext:value-type="float">
            <text:p>0</text:p>
          </table:table-cell>
          <table:table-cell table:style-name="ce202" table:formula="of:=COUNTIF([.C22:.S22];&quot;51&quot;)+COUNTIF([.C22:.S22];&quot;51$&quot;)+COUNTIF([.C22:.S22];&quot;51☻&quot;)" office:value-type="float" office:value="0" calcext:value-type="float">
            <text:p>0</text:p>
          </table:table-cell>
          <table:table-cell table:style-name="ce202" table:formula="of:=COUNTIF([.C22:.S22];&quot;52&quot;)+COUNTIF([.C22:.S22];&quot;52$&quot;)+COUNTIF([.C22:.S22];&quot;52☻&quot;)" office:value-type="float" office:value="0" calcext:value-type="float">
            <text:p>0</text:p>
          </table:table-cell>
          <table:table-cell table:style-name="ce202" table:formula="of:=COUNTIF([.C22:.S22];&quot;51¶&quot;)" office:value-type="float" office:value="0" calcext:value-type="float">
            <text:p>0</text:p>
          </table:table-cell>
          <table:table-cell table:style-name="ce202" table:formula="of:=COUNTIF([.C22:.S22];&quot;52¶&quot;)" office:value-type="float" office:value="0" calcext:value-type="float">
            <text:p>0</text:p>
          </table:table-cell>
          <table:table-cell table:style-name="ce202" table:formula="of:=COUNTIF([.C22:.S22];&quot;U&quot;)+COUNTIF([.C22:.S22];&quot;U☻&quot;)+COUNTIF([.C22:.S22];&quot;U☺&quot;)" office:value-type="float" office:value="0" calcext:value-type="float">
            <text:p>0</text:p>
          </table:table-cell>
          <table:table-cell table:style-name="ce202" table:formula="of:=COUNTIF([.C22:.S22];&quot;KVIT&quot;)+COUNTIF([.C22:.S22];&quot;KVIT☻&quot;)+COUNTIF([.C22:.S22];&quot;kvit$&quot;)" office:value-type="float" office:value="0" calcext:value-type="float">
            <text:p>0</text:p>
          </table:table-cell>
          <table:table-cell table:style-name="ce203" table:formula="of:=COUNTBLANK([.C22:.S22])-3" office:value-type="float" office:value="14" calcext:value-type="float">
            <text:p>14</text:p>
          </table:table-cell>
          <table:table-cell table:style-name="ce292" table:formula="of:=COUNTIF([.C22:.S22];&quot;x&quot;)" office:value-type="float" office:value="0" calcext:value-type="float">
            <text:p>0</text:p>
          </table:table-cell>
          <table:table-cell table:style-name="ce293" table:formula="of:=COUNTIF([.C22:.S22];&quot;51&quot;)+COUNTIF([.C22:.S22];&quot;51☻&quot;)+COUNTIF([.C22:.S22];&quot;2&quot;)+COUNTIF([.C22:.S22];&quot;52&quot;)+COUNTIF([.C22:.S22];&quot;52☻&quot;)+COUNTIF([.C22:.S22];&quot;51$&quot;)+COUNTIF([.C22:.S22];&quot;52$&quot;)" office:value-type="float" office:value="0" calcext:value-type="float">
            <text:p>0</text:p>
          </table:table-cell>
          <table:table-cell table:style-name="ce95" table:formula="of:=[Vzorci_vnosov.$A$22]" office:value-type="string" office:string-value="U☺" calcext:value-type="string">
            <text:p>U☺</text:p>
          </table:table-cell>
          <table:table-cell table:style-name="ce49" table:formula="of:=RIGHT([.C22];1)">
            <text:p/>
          </table:table-cell>
          <table:table-cell table:style-name="ce49" table:formula="of:=RIGHT([.D22];1)">
            <text:p/>
          </table:table-cell>
          <table:table-cell table:style-name="ce49" table:formula="of:=RIGHT([.E22];1)">
            <text:p/>
          </table:table-cell>
          <table:table-cell table:style-name="ce49" table:formula="of:=RIGHT([.F22];1)">
            <text:p/>
          </table:table-cell>
          <table:table-cell table:style-name="ce49" table:formula="of:=RIGHT([.G22];1)">
            <text:p/>
          </table:table-cell>
          <table:table-cell table:style-name="ce49" table:formula="of:=RIGHT([.H22];1)">
            <text:p/>
          </table:table-cell>
          <table:table-cell table:style-name="ce49" table:formula="of:=RIGHT([.I22];1)">
            <text:p/>
          </table:table-cell>
          <table:table-cell table:style-name="ce49" table:formula="of:=RIGHT([.J22];1)">
            <text:p/>
          </table:table-cell>
          <table:table-cell table:style-name="ce49" table:formula="of:=RIGHT([.K22];1)">
            <text:p/>
          </table:table-cell>
          <table:table-cell table:style-name="ce49" table:formula="of:=RIGHT([.L22];1)">
            <text:p/>
          </table:table-cell>
          <table:table-cell table:style-name="ce49" table:formula="of:=RIGHT([.M22];1)">
            <text:p/>
          </table:table-cell>
          <table:table-cell table:style-name="ce49" table:formula="of:=RIGHT([.N2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2];1)">
            <text:p/>
          </table:table-cell>
          <table:table-cell table:style-name="ce49" table:formula="of:=RIGHT([.P22];1)">
            <text:p/>
          </table:table-cell>
          <table:table-cell table:style-name="ce49" table:formula="of:=RIGHT([.Q22];1)">
            <text:p/>
          </table:table-cell>
          <table:table-cell table:style-name="ce49" table:formula="of:=RIGHT([.R22];1)">
            <text:p/>
          </table:table-cell>
          <table:table-cell table:style-name="ce49" table:formula="of:=RIGHT([.S22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22" calcext:value-type="date">
            <text:p>22/ maj</text:p>
          </table:table-cell>
          <table:table-cell table:style-name="ce194" table:formula="of:=TEXT([.A23];&quot;Ddd&quot;)" office:value-type="string" office:string-value="sob" calcext:value-type="string">
            <text:p>sob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23:.AY23];&quot;☻&quot;)" office:value-type="float" office:value="0" calcext:value-type="float">
            <text:p>0</text:p>
          </table:table-cell>
          <table:table-cell table:style-name="ce202" table:formula="of:=COUNTIF([.AH23:.AY23];&quot;☺&quot;)" office:value-type="float" office:value="0" calcext:value-type="float">
            <text:p>0</text:p>
          </table:table-cell>
          <table:table-cell table:style-name="ce202" table:formula="of:=COUNTIF([.C23:.S23];&quot;51&quot;)+COUNTIF([.C23:.S23];&quot;51$&quot;)+COUNTIF([.C23:.S23];&quot;51☻&quot;)" office:value-type="float" office:value="0" calcext:value-type="float">
            <text:p>0</text:p>
          </table:table-cell>
          <table:table-cell table:style-name="ce202" table:formula="of:=COUNTIF([.C23:.S23];&quot;52&quot;)+COUNTIF([.C23:.S23];&quot;52$&quot;)+COUNTIF([.C23:.S23];&quot;52☻&quot;)" office:value-type="float" office:value="0" calcext:value-type="float">
            <text:p>0</text:p>
          </table:table-cell>
          <table:table-cell table:style-name="ce202" table:formula="of:=COUNTIF([.C23:.S23];&quot;51¶&quot;)" office:value-type="float" office:value="0" calcext:value-type="float">
            <text:p>0</text:p>
          </table:table-cell>
          <table:table-cell table:style-name="ce202" table:formula="of:=COUNTIF([.C23:.S23];&quot;52¶&quot;)" office:value-type="float" office:value="0" calcext:value-type="float">
            <text:p>0</text:p>
          </table:table-cell>
          <table:table-cell table:style-name="ce202" table:formula="of:=COUNTIF([.C23:.S23];&quot;U&quot;)+COUNTIF([.C23:.S23];&quot;U☻&quot;)+COUNTIF([.C23:.S23];&quot;U☺&quot;)" office:value-type="float" office:value="0" calcext:value-type="float">
            <text:p>0</text:p>
          </table:table-cell>
          <table:table-cell table:style-name="ce202" table:formula="of:=COUNTIF([.C23:.S23];&quot;KVIT&quot;)+COUNTIF([.C23:.S23];&quot;KVIT☻&quot;)+COUNTIF([.C23:.S23];&quot;kvit$&quot;)" office:value-type="float" office:value="0" calcext:value-type="float">
            <text:p>0</text:p>
          </table:table-cell>
          <table:table-cell table:style-name="ce203" table:formula="of:=COUNTBLANK([.C23:.S23])-3" office:value-type="float" office:value="14" calcext:value-type="float">
            <text:p>14</text:p>
          </table:table-cell>
          <table:table-cell table:style-name="ce292" table:formula="of:=COUNTIF([.C23:.S23];&quot;x&quot;)" office:value-type="float" office:value="0" calcext:value-type="float">
            <text:p>0</text:p>
          </table:table-cell>
          <table:table-cell table:style-name="ce293" table:formula="of:=COUNTIF([.C23:.S23];&quot;51&quot;)+COUNTIF([.C23:.S23];&quot;51☻&quot;)+COUNTIF([.C23:.S23];&quot;2&quot;)+COUNTIF([.C23:.S23];&quot;52&quot;)+COUNTIF([.C23:.S23];&quot;52☻&quot;)+COUNTIF([.C23:.S23];&quot;51$&quot;)+COUNTIF([.C23:.S23];&quot;52$&quot;)" office:value-type="float" office:value="0" calcext:value-type="float">
            <text:p>0</text:p>
          </table:table-cell>
          <table:table-cell table:style-name="ce95" table:formula="of:=[Vzorci_vnosov.$A$23]" office:value-type="string" office:string-value="51☺" calcext:value-type="string">
            <text:p>51☺</text:p>
          </table:table-cell>
          <table:table-cell table:style-name="ce49" table:formula="of:=RIGHT([.C23];1)">
            <text:p/>
          </table:table-cell>
          <table:table-cell table:style-name="ce49" table:formula="of:=RIGHT([.D23];1)">
            <text:p/>
          </table:table-cell>
          <table:table-cell table:style-name="ce49" table:formula="of:=RIGHT([.E23];1)">
            <text:p/>
          </table:table-cell>
          <table:table-cell table:style-name="ce49" table:formula="of:=RIGHT([.F23];1)">
            <text:p/>
          </table:table-cell>
          <table:table-cell table:style-name="ce49" table:formula="of:=RIGHT([.G23];1)">
            <text:p/>
          </table:table-cell>
          <table:table-cell table:style-name="ce49" table:formula="of:=RIGHT([.H23];1)">
            <text:p/>
          </table:table-cell>
          <table:table-cell table:style-name="ce49" table:formula="of:=RIGHT([.I23];1)">
            <text:p/>
          </table:table-cell>
          <table:table-cell table:style-name="ce49" table:formula="of:=RIGHT([.J23];1)">
            <text:p/>
          </table:table-cell>
          <table:table-cell table:style-name="ce49" table:formula="of:=RIGHT([.K23];1)">
            <text:p/>
          </table:table-cell>
          <table:table-cell table:style-name="ce49" table:formula="of:=RIGHT([.L23];1)">
            <text:p/>
          </table:table-cell>
          <table:table-cell table:style-name="ce49" table:formula="of:=RIGHT([.M23];1)">
            <text:p/>
          </table:table-cell>
          <table:table-cell table:style-name="ce49" table:formula="of:=RIGHT([.N2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3];1)">
            <text:p/>
          </table:table-cell>
          <table:table-cell table:style-name="ce49" table:formula="of:=RIGHT([.P23];1)">
            <text:p/>
          </table:table-cell>
          <table:table-cell table:style-name="ce49" table:formula="of:=RIGHT([.Q23];1)">
            <text:p/>
          </table:table-cell>
          <table:table-cell table:style-name="ce49" table:formula="of:=RIGHT([.R23];1)">
            <text:p/>
          </table:table-cell>
          <table:table-cell table:style-name="ce49" table:formula="of:=RIGHT([.S23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23" calcext:value-type="date">
            <text:p>23/ maj</text:p>
          </table:table-cell>
          <table:table-cell table:style-name="ce194" table:formula="of:=TEXT([.A24];&quot;Ddd&quot;)" office:value-type="string" office:string-value="ned" calcext:value-type="string">
            <text:p>ned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24:.AY24];&quot;☻&quot;)" office:value-type="float" office:value="0" calcext:value-type="float">
            <text:p>0</text:p>
          </table:table-cell>
          <table:table-cell table:style-name="ce202" table:formula="of:=COUNTIF([.AH24:.AY24];&quot;☺&quot;)" office:value-type="float" office:value="0" calcext:value-type="float">
            <text:p>0</text:p>
          </table:table-cell>
          <table:table-cell table:style-name="ce202" table:formula="of:=COUNTIF([.C24:.S24];&quot;51&quot;)+COUNTIF([.C24:.S24];&quot;51$&quot;)+COUNTIF([.C24:.S24];&quot;51☻&quot;)" office:value-type="float" office:value="0" calcext:value-type="float">
            <text:p>0</text:p>
          </table:table-cell>
          <table:table-cell table:style-name="ce202" table:formula="of:=COUNTIF([.C24:.S24];&quot;52&quot;)+COUNTIF([.C24:.S24];&quot;52$&quot;)+COUNTIF([.C24:.S24];&quot;52☻&quot;)" office:value-type="float" office:value="0" calcext:value-type="float">
            <text:p>0</text:p>
          </table:table-cell>
          <table:table-cell table:style-name="ce202" table:formula="of:=COUNTIF([.C24:.S24];&quot;51¶&quot;)" office:value-type="float" office:value="0" calcext:value-type="float">
            <text:p>0</text:p>
          </table:table-cell>
          <table:table-cell table:style-name="ce202" table:formula="of:=COUNTIF([.C24:.S24];&quot;52¶&quot;)" office:value-type="float" office:value="0" calcext:value-type="float">
            <text:p>0</text:p>
          </table:table-cell>
          <table:table-cell table:style-name="ce202" table:formula="of:=COUNTIF([.C24:.S24];&quot;U&quot;)+COUNTIF([.C24:.S24];&quot;U☻&quot;)+COUNTIF([.C24:.S24];&quot;U☺&quot;)" office:value-type="float" office:value="0" calcext:value-type="float">
            <text:p>0</text:p>
          </table:table-cell>
          <table:table-cell table:style-name="ce202" table:formula="of:=COUNTIF([.C24:.S24];&quot;KVIT&quot;)+COUNTIF([.C24:.S24];&quot;KVIT☻&quot;)+COUNTIF([.C24:.S24];&quot;kvit$&quot;)" office:value-type="float" office:value="0" calcext:value-type="float">
            <text:p>0</text:p>
          </table:table-cell>
          <table:table-cell table:style-name="ce203" table:formula="of:=COUNTBLANK([.C24:.S24])-3" office:value-type="float" office:value="14" calcext:value-type="float">
            <text:p>14</text:p>
          </table:table-cell>
          <table:table-cell table:style-name="ce292" table:formula="of:=COUNTIF([.C24:.S24];&quot;x&quot;)" office:value-type="float" office:value="0" calcext:value-type="float">
            <text:p>0</text:p>
          </table:table-cell>
          <table:table-cell table:style-name="ce293" table:formula="of:=COUNTIF([.C24:.S24];&quot;51&quot;)+COUNTIF([.C24:.S24];&quot;51☻&quot;)+COUNTIF([.C24:.S24];&quot;2&quot;)+COUNTIF([.C24:.S24];&quot;52&quot;)+COUNTIF([.C24:.S24];&quot;52☻&quot;)+COUNTIF([.C24:.S24];&quot;51$&quot;)+COUNTIF([.C24:.S24];&quot;52$&quot;)" office:value-type="float" office:value="0" calcext:value-type="float">
            <text:p>0</text:p>
          </table:table-cell>
          <table:table-cell table:style-name="ce95" table:formula="of:=[Vzorci_vnosov.$A$24]" office:value-type="string" office:string-value="52☺" calcext:value-type="string">
            <text:p>52☺</text:p>
          </table:table-cell>
          <table:table-cell table:style-name="ce49" table:formula="of:=RIGHT([.C24];1)">
            <text:p/>
          </table:table-cell>
          <table:table-cell table:style-name="ce49" table:formula="of:=RIGHT([.D24];1)">
            <text:p/>
          </table:table-cell>
          <table:table-cell table:style-name="ce49" table:formula="of:=RIGHT([.E24];1)">
            <text:p/>
          </table:table-cell>
          <table:table-cell table:style-name="ce49" table:formula="of:=RIGHT([.F24];1)">
            <text:p/>
          </table:table-cell>
          <table:table-cell table:style-name="ce49" table:formula="of:=RIGHT([.G24];1)">
            <text:p/>
          </table:table-cell>
          <table:table-cell table:style-name="ce49" table:formula="of:=RIGHT([.H24];1)">
            <text:p/>
          </table:table-cell>
          <table:table-cell table:style-name="ce49" table:formula="of:=RIGHT([.I24];1)">
            <text:p/>
          </table:table-cell>
          <table:table-cell table:style-name="ce49" table:formula="of:=RIGHT([.J24];1)">
            <text:p/>
          </table:table-cell>
          <table:table-cell table:style-name="ce49" table:formula="of:=RIGHT([.K24];1)">
            <text:p/>
          </table:table-cell>
          <table:table-cell table:style-name="ce49" table:formula="of:=RIGHT([.L24];1)">
            <text:p/>
          </table:table-cell>
          <table:table-cell table:style-name="ce49" table:formula="of:=RIGHT([.M24];1)">
            <text:p/>
          </table:table-cell>
          <table:table-cell table:style-name="ce49" table:formula="of:=RIGHT([.N2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4];1)">
            <text:p/>
          </table:table-cell>
          <table:table-cell table:style-name="ce49" table:formula="of:=RIGHT([.P24];1)">
            <text:p/>
          </table:table-cell>
          <table:table-cell table:style-name="ce49" table:formula="of:=RIGHT([.Q24];1)">
            <text:p/>
          </table:table-cell>
          <table:table-cell table:style-name="ce49" table:formula="of:=RIGHT([.R24];1)">
            <text:p/>
          </table:table-cell>
          <table:table-cell table:style-name="ce49" table:formula="of:=RIGHT([.S24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24" calcext:value-type="date">
            <text:p>24/ maj</text:p>
          </table:table-cell>
          <table:table-cell table:style-name="ce194" table:formula="of:=TEXT([.A25];&quot;Ddd&quot;)" office:value-type="string" office:string-value="pon" calcext:value-type="string">
            <text:p>pon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25:.AY25];&quot;☻&quot;)" office:value-type="float" office:value="0" calcext:value-type="float">
            <text:p>0</text:p>
          </table:table-cell>
          <table:table-cell table:style-name="ce202" table:formula="of:=COUNTIF([.AH25:.AY25];&quot;☺&quot;)" office:value-type="float" office:value="0" calcext:value-type="float">
            <text:p>0</text:p>
          </table:table-cell>
          <table:table-cell table:style-name="ce202" table:formula="of:=COUNTIF([.C25:.S25];&quot;51&quot;)+COUNTIF([.C25:.S25];&quot;51$&quot;)+COUNTIF([.C25:.S25];&quot;51☻&quot;)" office:value-type="float" office:value="0" calcext:value-type="float">
            <text:p>0</text:p>
          </table:table-cell>
          <table:table-cell table:style-name="ce202" table:formula="of:=COUNTIF([.C25:.S25];&quot;52&quot;)+COUNTIF([.C25:.S25];&quot;52$&quot;)+COUNTIF([.C25:.S25];&quot;52☻&quot;)" office:value-type="float" office:value="0" calcext:value-type="float">
            <text:p>0</text:p>
          </table:table-cell>
          <table:table-cell table:style-name="ce202" table:formula="of:=COUNTIF([.C25:.S25];&quot;51¶&quot;)" office:value-type="float" office:value="0" calcext:value-type="float">
            <text:p>0</text:p>
          </table:table-cell>
          <table:table-cell table:style-name="ce202" table:formula="of:=COUNTIF([.C25:.S25];&quot;52¶&quot;)" office:value-type="float" office:value="0" calcext:value-type="float">
            <text:p>0</text:p>
          </table:table-cell>
          <table:table-cell table:style-name="ce202" table:formula="of:=COUNTIF([.C25:.S25];&quot;U&quot;)+COUNTIF([.C25:.S25];&quot;U☻&quot;)+COUNTIF([.C25:.S25];&quot;U☺&quot;)" office:value-type="float" office:value="0" calcext:value-type="float">
            <text:p>0</text:p>
          </table:table-cell>
          <table:table-cell table:style-name="ce202" table:formula="of:=COUNTIF([.C25:.S25];&quot;KVIT&quot;)+COUNTIF([.C25:.S25];&quot;KVIT☻&quot;)+COUNTIF([.C25:.S25];&quot;kvit$&quot;)" office:value-type="float" office:value="0" calcext:value-type="float">
            <text:p>0</text:p>
          </table:table-cell>
          <table:table-cell table:style-name="ce203" table:formula="of:=COUNTBLANK([.C25:.S25])-3" office:value-type="float" office:value="14" calcext:value-type="float">
            <text:p>14</text:p>
          </table:table-cell>
          <table:table-cell table:style-name="ce292" table:formula="of:=COUNTIF([.C25:.S25];&quot;x&quot;)" office:value-type="float" office:value="0" calcext:value-type="float">
            <text:p>0</text:p>
          </table:table-cell>
          <table:table-cell table:style-name="ce293" table:formula="of:=COUNTIF([.C25:.S25];&quot;51&quot;)+COUNTIF([.C25:.S25];&quot;51☻&quot;)+COUNTIF([.C25:.S25];&quot;2&quot;)+COUNTIF([.C25:.S25];&quot;52&quot;)+COUNTIF([.C25:.S25];&quot;52☻&quot;)+COUNTIF([.C25:.S25];&quot;51$&quot;)+COUNTIF([.C25:.S25];&quot;52$&quot;)" office:value-type="float" office:value="0" calcext:value-type="float">
            <text:p>0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49" table:formula="of:=RIGHT([.C25];1)">
            <text:p/>
          </table:table-cell>
          <table:table-cell table:style-name="ce49" table:formula="of:=RIGHT([.D25];1)">
            <text:p/>
          </table:table-cell>
          <table:table-cell table:style-name="ce49" table:formula="of:=RIGHT([.E25];1)">
            <text:p/>
          </table:table-cell>
          <table:table-cell table:style-name="ce49" table:formula="of:=RIGHT([.F25];1)">
            <text:p/>
          </table:table-cell>
          <table:table-cell table:style-name="ce49" table:formula="of:=RIGHT([.G25];1)">
            <text:p/>
          </table:table-cell>
          <table:table-cell table:style-name="ce49" table:formula="of:=RIGHT([.H25];1)">
            <text:p/>
          </table:table-cell>
          <table:table-cell table:style-name="ce49" table:formula="of:=RIGHT([.I25];1)">
            <text:p/>
          </table:table-cell>
          <table:table-cell table:style-name="ce49" table:formula="of:=RIGHT([.J25];1)">
            <text:p/>
          </table:table-cell>
          <table:table-cell table:style-name="ce49" table:formula="of:=RIGHT([.K25];1)">
            <text:p/>
          </table:table-cell>
          <table:table-cell table:style-name="ce49" table:formula="of:=RIGHT([.L25];1)">
            <text:p/>
          </table:table-cell>
          <table:table-cell table:style-name="ce49" table:formula="of:=RIGHT([.M25];1)">
            <text:p/>
          </table:table-cell>
          <table:table-cell table:style-name="ce49" table:formula="of:=RIGHT([.N2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5];1)">
            <text:p/>
          </table:table-cell>
          <table:table-cell table:style-name="ce49" table:formula="of:=RIGHT([.P25];1)">
            <text:p/>
          </table:table-cell>
          <table:table-cell table:style-name="ce49" table:formula="of:=RIGHT([.Q25];1)">
            <text:p/>
          </table:table-cell>
          <table:table-cell table:style-name="ce49" table:formula="of:=RIGHT([.R25];1)">
            <text:p/>
          </table:table-cell>
          <table:table-cell table:style-name="ce49" table:formula="of:=RIGHT([.S25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25" calcext:value-type="date">
            <text:p>25/ maj</text:p>
          </table:table-cell>
          <table:table-cell table:style-name="ce194" table:formula="of:=TEXT([.A26];&quot;Ddd&quot;)" office:value-type="string" office:string-value="tor" calcext:value-type="string">
            <text:p>tor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26:.AY26];&quot;☻&quot;)" office:value-type="float" office:value="0" calcext:value-type="float">
            <text:p>0</text:p>
          </table:table-cell>
          <table:table-cell table:style-name="ce202" table:formula="of:=COUNTIF([.AH26:.AY26];&quot;☺&quot;)" office:value-type="float" office:value="0" calcext:value-type="float">
            <text:p>0</text:p>
          </table:table-cell>
          <table:table-cell table:style-name="ce202" table:formula="of:=COUNTIF([.C26:.S26];&quot;51&quot;)+COUNTIF([.C26:.S26];&quot;51$&quot;)+COUNTIF([.C26:.S26];&quot;51☻&quot;)" office:value-type="float" office:value="0" calcext:value-type="float">
            <text:p>0</text:p>
          </table:table-cell>
          <table:table-cell table:style-name="ce202" table:formula="of:=COUNTIF([.C26:.S26];&quot;52&quot;)+COUNTIF([.C26:.S26];&quot;52$&quot;)+COUNTIF([.C26:.S26];&quot;52☻&quot;)" office:value-type="float" office:value="0" calcext:value-type="float">
            <text:p>0</text:p>
          </table:table-cell>
          <table:table-cell table:style-name="ce202" table:formula="of:=COUNTIF([.C26:.S26];&quot;51¶&quot;)" office:value-type="float" office:value="0" calcext:value-type="float">
            <text:p>0</text:p>
          </table:table-cell>
          <table:table-cell table:style-name="ce202" table:formula="of:=COUNTIF([.C26:.S26];&quot;52¶&quot;)" office:value-type="float" office:value="0" calcext:value-type="float">
            <text:p>0</text:p>
          </table:table-cell>
          <table:table-cell table:style-name="ce202" table:formula="of:=COUNTIF([.C26:.S26];&quot;U&quot;)+COUNTIF([.C26:.S26];&quot;U☻&quot;)+COUNTIF([.C26:.S26];&quot;U☺&quot;)" office:value-type="float" office:value="0" calcext:value-type="float">
            <text:p>0</text:p>
          </table:table-cell>
          <table:table-cell table:style-name="ce202" table:formula="of:=COUNTIF([.C26:.S26];&quot;KVIT&quot;)+COUNTIF([.C26:.S26];&quot;KVIT☻&quot;)+COUNTIF([.C26:.S26];&quot;kvit$&quot;)" office:value-type="float" office:value="0" calcext:value-type="float">
            <text:p>0</text:p>
          </table:table-cell>
          <table:table-cell table:style-name="ce203" table:formula="of:=COUNTBLANK([.C26:.S26])-3" office:value-type="float" office:value="14" calcext:value-type="float">
            <text:p>14</text:p>
          </table:table-cell>
          <table:table-cell table:style-name="ce292" table:formula="of:=COUNTIF([.C26:.S26];&quot;x&quot;)" office:value-type="float" office:value="0" calcext:value-type="float">
            <text:p>0</text:p>
          </table:table-cell>
          <table:table-cell table:style-name="ce293" table:formula="of:=COUNTIF([.C26:.S26];&quot;51&quot;)+COUNTIF([.C26:.S26];&quot;51☻&quot;)+COUNTIF([.C26:.S26];&quot;2&quot;)+COUNTIF([.C26:.S26];&quot;52&quot;)+COUNTIF([.C26:.S26];&quot;52☻&quot;)+COUNTIF([.C26:.S26];&quot;51$&quot;)+COUNTIF([.C26:.S26];&quot;52$&quot;)" office:value-type="float" office:value="0" calcext:value-type="float">
            <text:p>0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49" table:formula="of:=RIGHT([.C26];1)">
            <text:p/>
          </table:table-cell>
          <table:table-cell table:style-name="ce49" table:formula="of:=RIGHT([.D26];1)">
            <text:p/>
          </table:table-cell>
          <table:table-cell table:style-name="ce49" table:formula="of:=RIGHT([.E26];1)">
            <text:p/>
          </table:table-cell>
          <table:table-cell table:style-name="ce49" table:formula="of:=RIGHT([.F26];1)">
            <text:p/>
          </table:table-cell>
          <table:table-cell table:style-name="ce49" table:formula="of:=RIGHT([.G26];1)">
            <text:p/>
          </table:table-cell>
          <table:table-cell table:style-name="ce49" table:formula="of:=RIGHT([.H26];1)">
            <text:p/>
          </table:table-cell>
          <table:table-cell table:style-name="ce49" table:formula="of:=RIGHT([.I26];1)">
            <text:p/>
          </table:table-cell>
          <table:table-cell table:style-name="ce49" table:formula="of:=RIGHT([.J26];1)">
            <text:p/>
          </table:table-cell>
          <table:table-cell table:style-name="ce49" table:formula="of:=RIGHT([.K26];1)">
            <text:p/>
          </table:table-cell>
          <table:table-cell table:style-name="ce49" table:formula="of:=RIGHT([.L26];1)">
            <text:p/>
          </table:table-cell>
          <table:table-cell table:style-name="ce49" table:formula="of:=RIGHT([.M26];1)">
            <text:p/>
          </table:table-cell>
          <table:table-cell table:style-name="ce49" table:formula="of:=RIGHT([.N2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6];1)">
            <text:p/>
          </table:table-cell>
          <table:table-cell table:style-name="ce49" table:formula="of:=RIGHT([.P26];1)">
            <text:p/>
          </table:table-cell>
          <table:table-cell table:style-name="ce49" table:formula="of:=RIGHT([.Q26];1)">
            <text:p/>
          </table:table-cell>
          <table:table-cell table:style-name="ce49" table:formula="of:=RIGHT([.R26];1)">
            <text:p/>
          </table:table-cell>
          <table:table-cell table:style-name="ce49" table:formula="of:=RIGHT([.S26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26" calcext:value-type="date">
            <text:p>26/ maj</text:p>
          </table:table-cell>
          <table:table-cell table:style-name="ce194" table:formula="of:=TEXT([.A27];&quot;Ddd&quot;)" office:value-type="string" office:string-value="sre" calcext:value-type="string">
            <text:p>sre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27:.AY27];&quot;☻&quot;)" office:value-type="float" office:value="0" calcext:value-type="float">
            <text:p>0</text:p>
          </table:table-cell>
          <table:table-cell table:style-name="ce202" table:formula="of:=COUNTIF([.AH27:.AY27];&quot;☺&quot;)" office:value-type="float" office:value="0" calcext:value-type="float">
            <text:p>0</text:p>
          </table:table-cell>
          <table:table-cell table:style-name="ce202" table:formula="of:=COUNTIF([.C27:.S27];&quot;51&quot;)+COUNTIF([.C27:.S27];&quot;51$&quot;)+COUNTIF([.C27:.S27];&quot;51☻&quot;)" office:value-type="float" office:value="0" calcext:value-type="float">
            <text:p>0</text:p>
          </table:table-cell>
          <table:table-cell table:style-name="ce202" table:formula="of:=COUNTIF([.C27:.S27];&quot;52&quot;)+COUNTIF([.C27:.S27];&quot;52$&quot;)+COUNTIF([.C27:.S27];&quot;52☻&quot;)" office:value-type="float" office:value="0" calcext:value-type="float">
            <text:p>0</text:p>
          </table:table-cell>
          <table:table-cell table:style-name="ce202" table:formula="of:=COUNTIF([.C27:.S27];&quot;51¶&quot;)" office:value-type="float" office:value="0" calcext:value-type="float">
            <text:p>0</text:p>
          </table:table-cell>
          <table:table-cell table:style-name="ce202" table:formula="of:=COUNTIF([.C27:.S27];&quot;52¶&quot;)" office:value-type="float" office:value="0" calcext:value-type="float">
            <text:p>0</text:p>
          </table:table-cell>
          <table:table-cell table:style-name="ce202" table:formula="of:=COUNTIF([.C27:.S27];&quot;U&quot;)+COUNTIF([.C27:.S27];&quot;U☻&quot;)+COUNTIF([.C27:.S27];&quot;U☺&quot;)" office:value-type="float" office:value="0" calcext:value-type="float">
            <text:p>0</text:p>
          </table:table-cell>
          <table:table-cell table:style-name="ce202" table:formula="of:=COUNTIF([.C27:.S27];&quot;KVIT&quot;)+COUNTIF([.C27:.S27];&quot;KVIT☻&quot;)+COUNTIF([.C27:.S27];&quot;kvit$&quot;)" office:value-type="float" office:value="0" calcext:value-type="float">
            <text:p>0</text:p>
          </table:table-cell>
          <table:table-cell table:style-name="ce203" table:formula="of:=COUNTBLANK([.C27:.S27])-3" office:value-type="float" office:value="14" calcext:value-type="float">
            <text:p>14</text:p>
          </table:table-cell>
          <table:table-cell table:style-name="ce292" table:formula="of:=COUNTIF([.C27:.S27];&quot;x&quot;)" office:value-type="float" office:value="0" calcext:value-type="float">
            <text:p>0</text:p>
          </table:table-cell>
          <table:table-cell table:style-name="ce293" table:formula="of:=COUNTIF([.C27:.S27];&quot;51&quot;)+COUNTIF([.C27:.S27];&quot;51☻&quot;)+COUNTIF([.C27:.S27];&quot;2&quot;)+COUNTIF([.C27:.S27];&quot;52&quot;)+COUNTIF([.C27:.S27];&quot;52☻&quot;)+COUNTIF([.C27:.S27];&quot;51$&quot;)+COUNTIF([.C27:.S27];&quot;52$&quot;)" office:value-type="float" office:value="0" calcext:value-type="float">
            <text:p>0</text:p>
          </table:table-cell>
          <table:table-cell table:style-name="ce114" table:formula="of:=[Vzorci_vnosov.$A$27]" office:value-type="string" office:string-value="KVIT☺" calcext:value-type="string">
            <text:p>KVIT☺</text:p>
          </table:table-cell>
          <table:table-cell table:style-name="ce49" table:formula="of:=RIGHT([.C27];1)">
            <text:p/>
          </table:table-cell>
          <table:table-cell table:style-name="ce49" table:formula="of:=RIGHT([.D27];1)">
            <text:p/>
          </table:table-cell>
          <table:table-cell table:style-name="ce49" table:formula="of:=RIGHT([.E27];1)">
            <text:p/>
          </table:table-cell>
          <table:table-cell table:style-name="ce49" table:formula="of:=RIGHT([.F27];1)">
            <text:p/>
          </table:table-cell>
          <table:table-cell table:style-name="ce49" table:formula="of:=RIGHT([.G27];1)">
            <text:p/>
          </table:table-cell>
          <table:table-cell table:style-name="ce49" table:formula="of:=RIGHT([.H27];1)">
            <text:p/>
          </table:table-cell>
          <table:table-cell table:style-name="ce49" table:formula="of:=RIGHT([.I27];1)">
            <text:p/>
          </table:table-cell>
          <table:table-cell table:style-name="ce49" table:formula="of:=RIGHT([.J27];1)">
            <text:p/>
          </table:table-cell>
          <table:table-cell table:style-name="ce49" table:formula="of:=RIGHT([.K27];1)">
            <text:p/>
          </table:table-cell>
          <table:table-cell table:style-name="ce49" table:formula="of:=RIGHT([.L27];1)">
            <text:p/>
          </table:table-cell>
          <table:table-cell table:style-name="ce49" table:formula="of:=RIGHT([.M27];1)">
            <text:p/>
          </table:table-cell>
          <table:table-cell table:style-name="ce49" table:formula="of:=RIGHT([.N2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7];1)">
            <text:p/>
          </table:table-cell>
          <table:table-cell table:style-name="ce49" table:formula="of:=RIGHT([.P27];1)">
            <text:p/>
          </table:table-cell>
          <table:table-cell table:style-name="ce49" table:formula="of:=RIGHT([.Q27];1)">
            <text:p/>
          </table:table-cell>
          <table:table-cell table:style-name="ce49" table:formula="of:=RIGHT([.R27];1)">
            <text:p/>
          </table:table-cell>
          <table:table-cell table:style-name="ce49" table:formula="of:=RIGHT([.S27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27" calcext:value-type="date">
            <text:p>27/ maj</text:p>
          </table:table-cell>
          <table:table-cell table:style-name="ce194" table:formula="of:=TEXT([.A28];&quot;Ddd&quot;)" office:value-type="string" office:string-value="čet" calcext:value-type="string">
            <text:p>čet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28:.AY28];&quot;☻&quot;)" office:value-type="float" office:value="0" calcext:value-type="float">
            <text:p>0</text:p>
          </table:table-cell>
          <table:table-cell table:style-name="ce202" table:formula="of:=COUNTIF([.AH28:.AY28];&quot;☺&quot;)" office:value-type="float" office:value="0" calcext:value-type="float">
            <text:p>0</text:p>
          </table:table-cell>
          <table:table-cell table:style-name="ce202" table:formula="of:=COUNTIF([.C28:.S28];&quot;51&quot;)+COUNTIF([.C28:.S28];&quot;51$&quot;)+COUNTIF([.C28:.S28];&quot;51☻&quot;)" office:value-type="float" office:value="0" calcext:value-type="float">
            <text:p>0</text:p>
          </table:table-cell>
          <table:table-cell table:style-name="ce202" table:formula="of:=COUNTIF([.C28:.S28];&quot;52&quot;)+COUNTIF([.C28:.S28];&quot;52$&quot;)+COUNTIF([.C28:.S28];&quot;52☻&quot;)" office:value-type="float" office:value="0" calcext:value-type="float">
            <text:p>0</text:p>
          </table:table-cell>
          <table:table-cell table:style-name="ce202" table:formula="of:=COUNTIF([.C28:.S28];&quot;51¶&quot;)" office:value-type="float" office:value="0" calcext:value-type="float">
            <text:p>0</text:p>
          </table:table-cell>
          <table:table-cell table:style-name="ce202" table:formula="of:=COUNTIF([.C28:.S28];&quot;52¶&quot;)" office:value-type="float" office:value="0" calcext:value-type="float">
            <text:p>0</text:p>
          </table:table-cell>
          <table:table-cell table:style-name="ce202" table:formula="of:=COUNTIF([.C28:.S28];&quot;U&quot;)+COUNTIF([.C28:.S28];&quot;U☻&quot;)+COUNTIF([.C28:.S28];&quot;U☺&quot;)" office:value-type="float" office:value="0" calcext:value-type="float">
            <text:p>0</text:p>
          </table:table-cell>
          <table:table-cell table:style-name="ce202" table:formula="of:=COUNTIF([.C28:.S28];&quot;KVIT&quot;)+COUNTIF([.C28:.S28];&quot;KVIT☻&quot;)+COUNTIF([.C28:.S28];&quot;kvit$&quot;)" office:value-type="float" office:value="0" calcext:value-type="float">
            <text:p>0</text:p>
          </table:table-cell>
          <table:table-cell table:style-name="ce203" table:formula="of:=COUNTBLANK([.C28:.S28])-3" office:value-type="float" office:value="14" calcext:value-type="float">
            <text:p>14</text:p>
          </table:table-cell>
          <table:table-cell table:style-name="ce292" table:formula="of:=COUNTIF([.C28:.S28];&quot;x&quot;)" office:value-type="float" office:value="0" calcext:value-type="float">
            <text:p>0</text:p>
          </table:table-cell>
          <table:table-cell table:style-name="ce293" table:formula="of:=COUNTIF([.C28:.S28];&quot;51&quot;)+COUNTIF([.C28:.S28];&quot;51☻&quot;)+COUNTIF([.C28:.S28];&quot;2&quot;)+COUNTIF([.C28:.S28];&quot;52&quot;)+COUNTIF([.C28:.S28];&quot;52☻&quot;)+COUNTIF([.C28:.S28];&quot;51$&quot;)+COUNTIF([.C28:.S28];&quot;52$&quot;)" office:value-type="float" office:value="0" calcext:value-type="float">
            <text:p>0</text:p>
          </table:table-cell>
          <table:table-cell table:style-name="ce115" table:formula="of:=[Vzorci_vnosov.$A$28]" office:value-type="string" office:string-value="KO" calcext:value-type="string">
            <text:p>KO</text:p>
          </table:table-cell>
          <table:table-cell table:style-name="ce49" table:formula="of:=RIGHT([.C28];1)">
            <text:p/>
          </table:table-cell>
          <table:table-cell table:style-name="ce49" table:formula="of:=RIGHT([.D28];1)">
            <text:p/>
          </table:table-cell>
          <table:table-cell table:style-name="ce49" table:formula="of:=RIGHT([.E28];1)">
            <text:p/>
          </table:table-cell>
          <table:table-cell table:style-name="ce49" table:formula="of:=RIGHT([.F28];1)">
            <text:p/>
          </table:table-cell>
          <table:table-cell table:style-name="ce49" table:formula="of:=RIGHT([.G28];1)">
            <text:p/>
          </table:table-cell>
          <table:table-cell table:style-name="ce49" table:formula="of:=RIGHT([.H28];1)">
            <text:p/>
          </table:table-cell>
          <table:table-cell table:style-name="ce49" table:formula="of:=RIGHT([.I28];1)">
            <text:p/>
          </table:table-cell>
          <table:table-cell table:style-name="ce49" table:formula="of:=RIGHT([.J28];1)">
            <text:p/>
          </table:table-cell>
          <table:table-cell table:style-name="ce49" table:formula="of:=RIGHT([.K28];1)">
            <text:p/>
          </table:table-cell>
          <table:table-cell table:style-name="ce49" table:formula="of:=RIGHT([.L28];1)">
            <text:p/>
          </table:table-cell>
          <table:table-cell table:style-name="ce49" table:formula="of:=RIGHT([.M28];1)">
            <text:p/>
          </table:table-cell>
          <table:table-cell table:style-name="ce49" table:formula="of:=RIGHT([.N2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8];1)">
            <text:p/>
          </table:table-cell>
          <table:table-cell table:style-name="ce49" table:formula="of:=RIGHT([.P28];1)">
            <text:p/>
          </table:table-cell>
          <table:table-cell table:style-name="ce49" table:formula="of:=RIGHT([.Q28];1)">
            <text:p/>
          </table:table-cell>
          <table:table-cell table:style-name="ce49" table:formula="of:=RIGHT([.R28];1)">
            <text:p/>
          </table:table-cell>
          <table:table-cell table:style-name="ce49" table:formula="of:=RIGHT([.S28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28" calcext:value-type="date">
            <text:p>28/ maj</text:p>
          </table:table-cell>
          <table:table-cell table:style-name="ce194" table:formula="of:=TEXT([.A29];&quot;Ddd&quot;)" office:value-type="string" office:string-value="pet" calcext:value-type="string">
            <text:p>pet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29:.AY29];&quot;☻&quot;)" office:value-type="float" office:value="0" calcext:value-type="float">
            <text:p>0</text:p>
          </table:table-cell>
          <table:table-cell table:style-name="ce202" table:formula="of:=COUNTIF([.AH29:.AY29];&quot;☺&quot;)" office:value-type="float" office:value="0" calcext:value-type="float">
            <text:p>0</text:p>
          </table:table-cell>
          <table:table-cell table:style-name="ce202" table:formula="of:=COUNTIF([.C29:.S29];&quot;51&quot;)+COUNTIF([.C29:.S29];&quot;51$&quot;)+COUNTIF([.C29:.S29];&quot;51☻&quot;)" office:value-type="float" office:value="0" calcext:value-type="float">
            <text:p>0</text:p>
          </table:table-cell>
          <table:table-cell table:style-name="ce202" table:formula="of:=COUNTIF([.C29:.S29];&quot;52&quot;)+COUNTIF([.C29:.S29];&quot;52$&quot;)+COUNTIF([.C29:.S29];&quot;52☻&quot;)" office:value-type="float" office:value="0" calcext:value-type="float">
            <text:p>0</text:p>
          </table:table-cell>
          <table:table-cell table:style-name="ce202" table:formula="of:=COUNTIF([.C29:.S29];&quot;51¶&quot;)" office:value-type="float" office:value="0" calcext:value-type="float">
            <text:p>0</text:p>
          </table:table-cell>
          <table:table-cell table:style-name="ce202" table:formula="of:=COUNTIF([.C29:.S29];&quot;52¶&quot;)" office:value-type="float" office:value="0" calcext:value-type="float">
            <text:p>0</text:p>
          </table:table-cell>
          <table:table-cell table:style-name="ce202" table:formula="of:=COUNTIF([.C29:.S29];&quot;U&quot;)+COUNTIF([.C29:.S29];&quot;U☻&quot;)+COUNTIF([.C29:.S29];&quot;U☺&quot;)" office:value-type="float" office:value="0" calcext:value-type="float">
            <text:p>0</text:p>
          </table:table-cell>
          <table:table-cell table:style-name="ce202" table:formula="of:=COUNTIF([.C29:.S29];&quot;KVIT&quot;)+COUNTIF([.C29:.S29];&quot;KVIT☻&quot;)+COUNTIF([.C29:.S29];&quot;kvit$&quot;)" office:value-type="float" office:value="0" calcext:value-type="float">
            <text:p>0</text:p>
          </table:table-cell>
          <table:table-cell table:style-name="ce203" table:formula="of:=COUNTBLANK([.C29:.S29])-3" office:value-type="float" office:value="14" calcext:value-type="float">
            <text:p>14</text:p>
          </table:table-cell>
          <table:table-cell table:style-name="ce292" table:formula="of:=COUNTIF([.C29:.S29];&quot;x&quot;)" office:value-type="float" office:value="0" calcext:value-type="float">
            <text:p>0</text:p>
          </table:table-cell>
          <table:table-cell table:style-name="ce293" table:formula="of:=COUNTIF([.C29:.S29];&quot;51&quot;)+COUNTIF([.C29:.S29];&quot;51☻&quot;)+COUNTIF([.C29:.S29];&quot;2&quot;)+COUNTIF([.C29:.S29];&quot;52&quot;)+COUNTIF([.C29:.S29];&quot;52☻&quot;)+COUNTIF([.C29:.S29];&quot;51$&quot;)+COUNTIF([.C29:.S29];&quot;52$&quot;)" office:value-type="float" office:value="0" calcext:value-type="float">
            <text:p>0</text:p>
          </table:table-cell>
          <table:table-cell table:style-name="ce115" table:formula="of:=[Vzorci_vnosov.$A$29]" office:value-type="string" office:string-value="Rt" calcext:value-type="string">
            <text:p>Rt</text:p>
          </table:table-cell>
          <table:table-cell table:style-name="ce49" table:formula="of:=RIGHT([.C29];1)">
            <text:p/>
          </table:table-cell>
          <table:table-cell table:style-name="ce49" table:formula="of:=RIGHT([.D29];1)">
            <text:p/>
          </table:table-cell>
          <table:table-cell table:style-name="ce49" table:formula="of:=RIGHT([.E29];1)">
            <text:p/>
          </table:table-cell>
          <table:table-cell table:style-name="ce49" table:formula="of:=RIGHT([.F29];1)">
            <text:p/>
          </table:table-cell>
          <table:table-cell table:style-name="ce49" table:formula="of:=RIGHT([.G29];1)">
            <text:p/>
          </table:table-cell>
          <table:table-cell table:style-name="ce49" table:formula="of:=RIGHT([.H29];1)">
            <text:p/>
          </table:table-cell>
          <table:table-cell table:style-name="ce49" table:formula="of:=RIGHT([.I29];1)">
            <text:p/>
          </table:table-cell>
          <table:table-cell table:style-name="ce49" table:formula="of:=RIGHT([.J29];1)">
            <text:p/>
          </table:table-cell>
          <table:table-cell table:style-name="ce49" table:formula="of:=RIGHT([.K29];1)">
            <text:p/>
          </table:table-cell>
          <table:table-cell table:style-name="ce49" table:formula="of:=RIGHT([.L29];1)">
            <text:p/>
          </table:table-cell>
          <table:table-cell table:style-name="ce49" table:formula="of:=RIGHT([.M29];1)">
            <text:p/>
          </table:table-cell>
          <table:table-cell table:style-name="ce49" table:formula="of:=RIGHT([.N2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9];1)">
            <text:p/>
          </table:table-cell>
          <table:table-cell table:style-name="ce49" table:formula="of:=RIGHT([.P29];1)">
            <text:p/>
          </table:table-cell>
          <table:table-cell table:style-name="ce49" table:formula="of:=RIGHT([.Q29];1)">
            <text:p/>
          </table:table-cell>
          <table:table-cell table:style-name="ce49" table:formula="of:=RIGHT([.R29];1)">
            <text:p/>
          </table:table-cell>
          <table:table-cell table:style-name="ce49" table:formula="of:=RIGHT([.S29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29" calcext:value-type="date">
            <text:p>29/ maj</text:p>
          </table:table-cell>
          <table:table-cell table:style-name="ce194" table:formula="of:=TEXT([.A30];&quot;Ddd&quot;)" office:value-type="string" office:string-value="sob" calcext:value-type="string">
            <text:p>sob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30:.AY30];&quot;☻&quot;)" office:value-type="float" office:value="0" calcext:value-type="float">
            <text:p>0</text:p>
          </table:table-cell>
          <table:table-cell table:style-name="ce202" table:formula="of:=COUNTIF([.AH30:.AY30];&quot;☺&quot;)" office:value-type="float" office:value="0" calcext:value-type="float">
            <text:p>0</text:p>
          </table:table-cell>
          <table:table-cell table:style-name="ce202" table:formula="of:=COUNTIF([.C30:.S30];&quot;51&quot;)+COUNTIF([.C30:.S30];&quot;51$&quot;)+COUNTIF([.C30:.S30];&quot;51☻&quot;)" office:value-type="float" office:value="0" calcext:value-type="float">
            <text:p>0</text:p>
          </table:table-cell>
          <table:table-cell table:style-name="ce202" table:formula="of:=COUNTIF([.C30:.S30];&quot;52&quot;)+COUNTIF([.C30:.S30];&quot;52$&quot;)+COUNTIF([.C30:.S30];&quot;52☻&quot;)" office:value-type="float" office:value="0" calcext:value-type="float">
            <text:p>0</text:p>
          </table:table-cell>
          <table:table-cell table:style-name="ce202" table:formula="of:=COUNTIF([.C30:.S30];&quot;51¶&quot;)" office:value-type="float" office:value="0" calcext:value-type="float">
            <text:p>0</text:p>
          </table:table-cell>
          <table:table-cell table:style-name="ce202" table:formula="of:=COUNTIF([.C30:.S30];&quot;52¶&quot;)" office:value-type="float" office:value="0" calcext:value-type="float">
            <text:p>0</text:p>
          </table:table-cell>
          <table:table-cell table:style-name="ce202" table:formula="of:=COUNTIF([.C30:.S30];&quot;U&quot;)+COUNTIF([.C30:.S30];&quot;U☻&quot;)+COUNTIF([.C30:.S30];&quot;U☺&quot;)" office:value-type="float" office:value="0" calcext:value-type="float">
            <text:p>0</text:p>
          </table:table-cell>
          <table:table-cell table:style-name="ce202" table:formula="of:=COUNTIF([.C30:.S30];&quot;KVIT&quot;)+COUNTIF([.C30:.S30];&quot;KVIT☻&quot;)+COUNTIF([.C30:.S30];&quot;kvit$&quot;)" office:value-type="float" office:value="0" calcext:value-type="float">
            <text:p>0</text:p>
          </table:table-cell>
          <table:table-cell table:style-name="ce203" table:formula="of:=COUNTBLANK([.C30:.S30])-3" office:value-type="float" office:value="14" calcext:value-type="float">
            <text:p>14</text:p>
          </table:table-cell>
          <table:table-cell table:style-name="ce292" table:formula="of:=COUNTIF([.C30:.S30];&quot;x&quot;)" office:value-type="float" office:value="0" calcext:value-type="float">
            <text:p>0</text:p>
          </table:table-cell>
          <table:table-cell table:style-name="ce293" table:formula="of:=COUNTIF([.C30:.S30];&quot;51&quot;)+COUNTIF([.C30:.S30];&quot;51☻&quot;)+COUNTIF([.C30:.S30];&quot;2&quot;)+COUNTIF([.C30:.S30];&quot;52&quot;)+COUNTIF([.C30:.S30];&quot;52☻&quot;)+COUNTIF([.C30:.S30];&quot;51$&quot;)+COUNTIF([.C30:.S30];&quot;52$&quot;)" office:value-type="float" office:value="0" calcext:value-type="float">
            <text:p>0</text:p>
          </table:table-cell>
          <table:table-cell table:style-name="ce87" table:formula="of:=[Vzorci_vnosov.$A$30]" office:value-type="string" office:string-value="Rt☻" calcext:value-type="string">
            <text:p>Rt☻</text:p>
          </table:table-cell>
          <table:table-cell table:style-name="ce49" table:formula="of:=RIGHT([.C30];1)">
            <text:p/>
          </table:table-cell>
          <table:table-cell table:style-name="ce49" table:formula="of:=RIGHT([.D30];1)">
            <text:p/>
          </table:table-cell>
          <table:table-cell table:style-name="ce49" table:formula="of:=RIGHT([.E30];1)">
            <text:p/>
          </table:table-cell>
          <table:table-cell table:style-name="ce49" table:formula="of:=RIGHT([.F30];1)">
            <text:p/>
          </table:table-cell>
          <table:table-cell table:style-name="ce49" table:formula="of:=RIGHT([.G30];1)">
            <text:p/>
          </table:table-cell>
          <table:table-cell table:style-name="ce49" table:formula="of:=RIGHT([.H30];1)">
            <text:p/>
          </table:table-cell>
          <table:table-cell table:style-name="ce49" table:formula="of:=RIGHT([.I30];1)">
            <text:p/>
          </table:table-cell>
          <table:table-cell table:style-name="ce49" table:formula="of:=RIGHT([.J30];1)">
            <text:p/>
          </table:table-cell>
          <table:table-cell table:style-name="ce49" table:formula="of:=RIGHT([.K30];1)">
            <text:p/>
          </table:table-cell>
          <table:table-cell table:style-name="ce49" table:formula="of:=RIGHT([.L30];1)">
            <text:p/>
          </table:table-cell>
          <table:table-cell table:style-name="ce49" table:formula="of:=RIGHT([.M30];1)">
            <text:p/>
          </table:table-cell>
          <table:table-cell table:style-name="ce49" table:formula="of:=RIGHT([.N3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0];1)">
            <text:p/>
          </table:table-cell>
          <table:table-cell table:style-name="ce49" table:formula="of:=RIGHT([.P30];1)">
            <text:p/>
          </table:table-cell>
          <table:table-cell table:style-name="ce49" table:formula="of:=RIGHT([.Q30];1)">
            <text:p/>
          </table:table-cell>
          <table:table-cell table:style-name="ce49" table:formula="of:=RIGHT([.R30];1)">
            <text:p/>
          </table:table-cell>
          <table:table-cell table:style-name="ce49" table:formula="of:=RIGHT([.S30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30" calcext:value-type="date">
            <text:p>30/ maj</text:p>
          </table:table-cell>
          <table:table-cell table:style-name="ce194" table:formula="of:=TEXT([.A31];&quot;Ddd&quot;)" office:value-type="string" office:string-value="ned" calcext:value-type="string">
            <text:p>ned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31:.AY31];&quot;☻&quot;)" office:value-type="float" office:value="0" calcext:value-type="float">
            <text:p>0</text:p>
          </table:table-cell>
          <table:table-cell table:style-name="ce202" table:formula="of:=COUNTIF([.AH31:.AY31];&quot;☺&quot;)" office:value-type="float" office:value="0" calcext:value-type="float">
            <text:p>0</text:p>
          </table:table-cell>
          <table:table-cell table:style-name="ce202" table:formula="of:=COUNTIF([.C31:.S31];&quot;51&quot;)+COUNTIF([.C31:.S31];&quot;51$&quot;)+COUNTIF([.C31:.S31];&quot;51☻&quot;)" office:value-type="float" office:value="0" calcext:value-type="float">
            <text:p>0</text:p>
          </table:table-cell>
          <table:table-cell table:style-name="ce202" table:formula="of:=COUNTIF([.C31:.S31];&quot;52&quot;)+COUNTIF([.C31:.S31];&quot;52$&quot;)+COUNTIF([.C31:.S31];&quot;52☻&quot;)" office:value-type="float" office:value="0" calcext:value-type="float">
            <text:p>0</text:p>
          </table:table-cell>
          <table:table-cell table:style-name="ce202" table:formula="of:=COUNTIF([.C31:.S31];&quot;51¶&quot;)" office:value-type="float" office:value="0" calcext:value-type="float">
            <text:p>0</text:p>
          </table:table-cell>
          <table:table-cell table:style-name="ce202" table:formula="of:=COUNTIF([.C31:.S31];&quot;52¶&quot;)" office:value-type="float" office:value="0" calcext:value-type="float">
            <text:p>0</text:p>
          </table:table-cell>
          <table:table-cell table:style-name="ce202" table:formula="of:=COUNTIF([.C31:.S31];&quot;U&quot;)+COUNTIF([.C31:.S31];&quot;U☻&quot;)+COUNTIF([.C31:.S31];&quot;U☺&quot;)" office:value-type="float" office:value="0" calcext:value-type="float">
            <text:p>0</text:p>
          </table:table-cell>
          <table:table-cell table:style-name="ce202" table:formula="of:=COUNTIF([.C31:.S31];&quot;KVIT&quot;)+COUNTIF([.C31:.S31];&quot;KVIT☻&quot;)+COUNTIF([.C31:.S31];&quot;kvit$&quot;)" office:value-type="float" office:value="0" calcext:value-type="float">
            <text:p>0</text:p>
          </table:table-cell>
          <table:table-cell table:style-name="ce203" table:formula="of:=COUNTBLANK([.C31:.S31])-3" office:value-type="float" office:value="14" calcext:value-type="float">
            <text:p>14</text:p>
          </table:table-cell>
          <table:table-cell table:style-name="ce292" table:formula="of:=COUNTIF([.C31:.S31];&quot;x&quot;)" office:value-type="float" office:value="0" calcext:value-type="float">
            <text:p>0</text:p>
          </table:table-cell>
          <table:table-cell table:style-name="ce293" table:formula="of:=COUNTIF([.C31:.S31];&quot;51&quot;)+COUNTIF([.C31:.S31];&quot;51☻&quot;)+COUNTIF([.C31:.S31];&quot;2&quot;)+COUNTIF([.C31:.S31];&quot;52&quot;)+COUNTIF([.C31:.S31];&quot;52☻&quot;)+COUNTIF([.C31:.S31];&quot;51$&quot;)+COUNTIF([.C31:.S31];&quot;52$&quot;)" office:value-type="float" office:value="0" calcext:value-type="float">
            <text:p>0</text:p>
          </table:table-cell>
          <table:table-cell table:style-name="ce116" table:formula="of:=[Vzorci_vnosov.$A$31]" office:value-type="string" office:string-value="Rt☺" calcext:value-type="string">
            <text:p>Rt☺</text:p>
          </table:table-cell>
          <table:table-cell table:style-name="ce49" table:formula="of:=RIGHT([.C31];1)">
            <text:p/>
          </table:table-cell>
          <table:table-cell table:style-name="ce49" table:formula="of:=RIGHT([.D31];1)">
            <text:p/>
          </table:table-cell>
          <table:table-cell table:style-name="ce49" table:formula="of:=RIGHT([.E31];1)">
            <text:p/>
          </table:table-cell>
          <table:table-cell table:style-name="ce49" table:formula="of:=RIGHT([.F31];1)">
            <text:p/>
          </table:table-cell>
          <table:table-cell table:style-name="ce49" table:formula="of:=RIGHT([.G31];1)">
            <text:p/>
          </table:table-cell>
          <table:table-cell table:style-name="ce49" table:formula="of:=RIGHT([.H31];1)">
            <text:p/>
          </table:table-cell>
          <table:table-cell table:style-name="ce49" table:formula="of:=RIGHT([.I31];1)">
            <text:p/>
          </table:table-cell>
          <table:table-cell table:style-name="ce49" table:formula="of:=RIGHT([.J31];1)">
            <text:p/>
          </table:table-cell>
          <table:table-cell table:style-name="ce49" table:formula="of:=RIGHT([.K31];1)">
            <text:p/>
          </table:table-cell>
          <table:table-cell table:style-name="ce49" table:formula="of:=RIGHT([.L31];1)">
            <text:p/>
          </table:table-cell>
          <table:table-cell table:style-name="ce49" table:formula="of:=RIGHT([.M31];1)">
            <text:p/>
          </table:table-cell>
          <table:table-cell table:style-name="ce49" table:formula="of:=RIGHT([.N3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1];1)">
            <text:p/>
          </table:table-cell>
          <table:table-cell table:style-name="ce49" table:formula="of:=RIGHT([.P31];1)">
            <text:p/>
          </table:table-cell>
          <table:table-cell table:style-name="ce49" table:formula="of:=RIGHT([.Q31];1)">
            <text:p/>
          </table:table-cell>
          <table:table-cell table:style-name="ce49" table:formula="of:=RIGHT([.R31];1)">
            <text:p/>
          </table:table-cell>
          <table:table-cell table:style-name="ce49" table:formula="of:=RIGHT([.S31];1)">
            <text:p/>
          </table:table-cell>
          <table:table-cell table:number-columns-repeated="973"/>
        </table:table-row>
        <table:table-row table:style-name="ro4">
          <table:table-cell table:style-name="ce193" office:value-type="date" office:date-value="2021-05-31" calcext:value-type="date">
            <text:p>31/ maj</text:p>
          </table:table-cell>
          <table:table-cell table:style-name="ce194" table:formula="of:=TEXT([.A32];&quot;Ddd&quot;)" office:value-type="string" office:string-value="pon" calcext:value-type="string">
            <text:p>pon</text:p>
          </table:table-cell>
          <table:table-cell table:style-name="ce195" table:number-columns-repeated="15"/>
          <table:table-cell table:style-name="ce288"/>
          <table:table-cell table:style-name="ce195" table:number-columns-repeated="2"/>
          <table:table-cell table:style-name="ce200"/>
          <table:table-cell table:style-name="ce202" table:formula="of:=COUNTIF([.AH32:.AY32];&quot;☻&quot;)" office:value-type="float" office:value="0" calcext:value-type="float">
            <text:p>0</text:p>
          </table:table-cell>
          <table:table-cell table:style-name="ce202" table:formula="of:=COUNTIF([.AH32:.AY32];&quot;☺&quot;)" office:value-type="float" office:value="0" calcext:value-type="float">
            <text:p>0</text:p>
          </table:table-cell>
          <table:table-cell table:style-name="ce202" table:formula="of:=COUNTIF([.C32:.S32];&quot;51&quot;)+COUNTIF([.C32:.S32];&quot;51$&quot;)+COUNTIF([.C32:.S32];&quot;51☻&quot;)" office:value-type="float" office:value="0" calcext:value-type="float">
            <text:p>0</text:p>
          </table:table-cell>
          <table:table-cell table:style-name="ce202" table:formula="of:=COUNTIF([.C32:.S32];&quot;52&quot;)+COUNTIF([.C32:.S32];&quot;52$&quot;)+COUNTIF([.C32:.S32];&quot;52☻&quot;)" office:value-type="float" office:value="0" calcext:value-type="float">
            <text:p>0</text:p>
          </table:table-cell>
          <table:table-cell table:style-name="ce202" table:formula="of:=COUNTIF([.C32:.S32];&quot;51¶&quot;)" office:value-type="float" office:value="0" calcext:value-type="float">
            <text:p>0</text:p>
          </table:table-cell>
          <table:table-cell table:style-name="ce202" table:formula="of:=COUNTIF([.C32:.S32];&quot;52¶&quot;)" office:value-type="float" office:value="0" calcext:value-type="float">
            <text:p>0</text:p>
          </table:table-cell>
          <table:table-cell table:style-name="ce202" table:formula="of:=COUNTIF([.C32:.S32];&quot;U&quot;)+COUNTIF([.C32:.S32];&quot;U☻&quot;)+COUNTIF([.C32:.S32];&quot;U☺&quot;)" office:value-type="float" office:value="0" calcext:value-type="float">
            <text:p>0</text:p>
          </table:table-cell>
          <table:table-cell table:style-name="ce202" table:formula="of:=COUNTIF([.C32:.S32];&quot;KVIT&quot;)+COUNTIF([.C32:.S32];&quot;KVIT☻&quot;)+COUNTIF([.C32:.S32];&quot;kvit$&quot;)" office:value-type="float" office:value="0" calcext:value-type="float">
            <text:p>0</text:p>
          </table:table-cell>
          <table:table-cell table:style-name="ce203" table:formula="of:=COUNTBLANK([.C32:.S32])-3" office:value-type="float" office:value="14" calcext:value-type="float">
            <text:p>14</text:p>
          </table:table-cell>
          <table:table-cell table:style-name="ce292" table:formula="of:=COUNTIF([.C32:.S32];&quot;x&quot;)" office:value-type="float" office:value="0" calcext:value-type="float">
            <text:p>0</text:p>
          </table:table-cell>
          <table:table-cell table:style-name="ce293" table:formula="of:=COUNTIF([.C32:.S32];&quot;51&quot;)+COUNTIF([.C32:.S32];&quot;51☻&quot;)+COUNTIF([.C32:.S32];&quot;2&quot;)+COUNTIF([.C32:.S32];&quot;52&quot;)+COUNTIF([.C32:.S32];&quot;52☻&quot;)+COUNTIF([.C32:.S32];&quot;51$&quot;)+COUNTIF([.C32:.S32];&quot;52$&quot;)" office:value-type="float" office:value="0" calcext:value-type="float">
            <text:p>0</text:p>
          </table:table-cell>
          <table:table-cell table:style-name="ce89" table:formula="of:=[Vzorci_vnosov.$A$32]" office:value-type="string" office:string-value="Am" calcext:value-type="string">
            <text:p>Am</text:p>
          </table:table-cell>
          <table:table-cell table:style-name="ce49" table:formula="of:=RIGHT([.C32];1)">
            <text:p/>
          </table:table-cell>
          <table:table-cell table:style-name="ce49" table:formula="of:=RIGHT([.D32];1)">
            <text:p/>
          </table:table-cell>
          <table:table-cell table:style-name="ce49" table:formula="of:=RIGHT([.E32];1)">
            <text:p/>
          </table:table-cell>
          <table:table-cell table:style-name="ce49" table:formula="of:=RIGHT([.F32];1)">
            <text:p/>
          </table:table-cell>
          <table:table-cell table:style-name="ce49" table:formula="of:=RIGHT([.G32];1)">
            <text:p/>
          </table:table-cell>
          <table:table-cell table:style-name="ce49" table:formula="of:=RIGHT([.H32];1)">
            <text:p/>
          </table:table-cell>
          <table:table-cell table:style-name="ce49" table:formula="of:=RIGHT([.I32];1)">
            <text:p/>
          </table:table-cell>
          <table:table-cell table:style-name="ce49" table:formula="of:=RIGHT([.J32];1)">
            <text:p/>
          </table:table-cell>
          <table:table-cell table:style-name="ce49" table:formula="of:=RIGHT([.K32];1)">
            <text:p/>
          </table:table-cell>
          <table:table-cell table:style-name="ce49" table:formula="of:=RIGHT([.L32];1)">
            <text:p/>
          </table:table-cell>
          <table:table-cell table:style-name="ce49" table:formula="of:=RIGHT([.M32];1)">
            <text:p/>
          </table:table-cell>
          <table:table-cell table:style-name="ce49" table:formula="of:=RIGHT([.N3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2];1)">
            <text:p/>
          </table:table-cell>
          <table:table-cell table:style-name="ce49" table:formula="of:=RIGHT([.P32];1)">
            <text:p/>
          </table:table-cell>
          <table:table-cell table:style-name="ce49" table:formula="of:=RIGHT([.Q32];1)">
            <text:p/>
          </table:table-cell>
          <table:table-cell table:style-name="ce49" table:formula="of:=RIGHT([.R32];1)">
            <text:p/>
          </table:table-cell>
          <table:table-cell table:style-name="ce49" table:formula="of:=RIGHT([.S32];1)">
            <text:p/>
          </table:table-cell>
          <table:table-cell table:number-columns-repeated="973"/>
        </table:table-row>
        <table:table-row table:style-name="ro1">
          <table:table-cell table:number-columns-repeated="32"/>
          <table:table-cell table:style-name="ce87" table:formula="of:=[Vzorci_vnosov.$A$33]" office:value-type="string" office:string-value="Am☻" calcext:value-type="string">
            <text:p>Am☻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29" table:formula="of:=[.$C$1]" office:value-type="string" office:string-value="GOR" calcext:value-type="string">
            <text:p>GOR</text:p>
          </table:table-cell>
          <table:table-cell table:style-name="ce129" table:formula="of:=[.$D$1]" office:value-type="string" office:string-value="ŠOŠ" calcext:value-type="string">
            <text:p>ŠOŠ</text:p>
          </table:table-cell>
          <table:table-cell table:style-name="ce129" table:formula="of:=[.$E$1]" office:value-type="string" office:string-value="PIN" calcext:value-type="string">
            <text:p>PIN</text:p>
          </table:table-cell>
          <table:table-cell table:style-name="ce129" table:formula="of:=[.$F$1]" office:value-type="string" office:string-value="KON" calcext:value-type="string">
            <text:p>KON</text:p>
          </table:table-cell>
          <table:table-cell table:style-name="ce129" table:formula="of:=[.$G$1]" office:value-type="string" office:string-value="ORO" calcext:value-type="string">
            <text:p>ORO</text:p>
          </table:table-cell>
          <table:table-cell table:style-name="ce129" table:formula="of:=[.$H$1]" office:value-type="string" office:string-value="MIO" calcext:value-type="string">
            <text:p>MIO</text:p>
          </table:table-cell>
          <table:table-cell table:style-name="ce129" table:formula="of:=[.$I$1]" office:value-type="string" office:string-value="BOŽ" calcext:value-type="string">
            <text:p>BOŽ</text:p>
          </table:table-cell>
          <table:table-cell table:style-name="ce129" table:formula="of:=[.$J$1]" office:value-type="string" office:string-value="TOM" calcext:value-type="string">
            <text:p>TOM</text:p>
          </table:table-cell>
          <table:table-cell table:style-name="ce129" table:formula="of:=[.$K$1]" office:value-type="string" office:string-value="MŠŠ" calcext:value-type="string">
            <text:p>MŠŠ</text:p>
          </table:table-cell>
          <table:table-cell table:style-name="ce129" table:formula="of:=[.$L$1]" office:value-type="string" office:string-value="ŽIV" calcext:value-type="string">
            <text:p>ŽIV</text:p>
          </table:table-cell>
          <table:table-cell table:style-name="ce129" table:formula="of:=[.$M$1]" office:value-type="string" office:string-value="TAL" calcext:value-type="string">
            <text:p>TAL</text:p>
          </table:table-cell>
          <table:table-cell table:style-name="ce129" table:formula="of:=[.$N$1]" office:value-type="string" office:string-value="PIR" calcext:value-type="string">
            <text:p>PIR</text:p>
          </table:table-cell>
          <table:table-cell table:style-name="ce129" table:formula="of:=[.$O$1]" office:value-type="string" office:string-value="NOV2" calcext:value-type="string">
            <text:p>NOV2</text:p>
          </table:table-cell>
          <table:table-cell table:style-name="ce129" table:formula="of:=[.$P$1]" office:value-type="string" office:string-value="BUT" calcext:value-type="string">
            <text:p>BUT</text:p>
          </table:table-cell>
          <table:table-cell table:style-name="ce129" table:formula="of:=[.$Q$1]" office:value-type="string" office:string-value="ŽRJ" calcext:value-type="string">
            <text:p>ŽRJ</text:p>
          </table:table-cell>
          <table:table-cell table:style-name="ce129" table:formula="of:=[.$R$1]" office:value-type="string" office:string-value="NOV3" calcext:value-type="string">
            <text:p>NOV3</text:p>
          </table:table-cell>
          <table:table-cell table:style-name="ce129" table:formula="of:=[.$S$1]" office:value-type="string" office:string-value="JNK" calcext:value-type="string">
            <text:p>JNK</text:p>
          </table:table-cell>
          <table:table-cell table:number-columns-repeated="13"/>
          <table:table-cell table:style-name="ce116" table:formula="of:=[Vzorci_vnosov.$A$34]" office:value-type="string" office:string-value="Am☺" calcext:value-type="string">
            <text:p>Am☺</text:p>
          </table:table-cell>
          <table:table-cell table:number-columns-repeated="991"/>
        </table:table-row>
        <table:table-row table:style-name="ro5">
          <table:table-cell/>
          <table:table-cell table:style-name="ce65" table:formula="of:=[Vzorci_vnosov.$A$20]" office:value-type="string" office:string-value="☺" calcext:value-type="string">
            <text:p>☺</text:p>
          </table:table-cell>
          <table:table-cell table:style-name="ce66" table:formula="of:=COUNTIF([.AH2:.AH32];&quot;☺&quot;)" office:value-type="float" office:value="0" calcext:value-type="float">
            <text:p>0</text:p>
          </table:table-cell>
          <table:table-cell table:style-name="ce66" table:formula="of:=COUNTIF([.AI2:.AI32];&quot;☺&quot;)" office:value-type="float" office:value="0" calcext:value-type="float">
            <text:p>0</text:p>
          </table:table-cell>
          <table:table-cell table:style-name="ce66" table:formula="of:=COUNTIF([.AJ2:.AJ32];&quot;☺&quot;)" office:value-type="float" office:value="0" calcext:value-type="float">
            <text:p>0</text:p>
          </table:table-cell>
          <table:table-cell table:style-name="ce66" table:formula="of:=COUNTIF([.AK2:.AK32];&quot;☺&quot;)" office:value-type="float" office:value="0" calcext:value-type="float">
            <text:p>0</text:p>
          </table:table-cell>
          <table:table-cell table:style-name="ce66" table:formula="of:=COUNTIF([.AL2:.AL32];&quot;☺&quot;)" office:value-type="float" office:value="0" calcext:value-type="float">
            <text:p>0</text:p>
          </table:table-cell>
          <table:table-cell table:style-name="ce66" table:formula="of:=COUNTIF([.AM2:.AM32];&quot;☺&quot;)" office:value-type="float" office:value="0" calcext:value-type="float">
            <text:p>0</text:p>
          </table:table-cell>
          <table:table-cell table:style-name="ce66" table:formula="of:=COUNTIF([.AN2:.AN32];&quot;☺&quot;)" office:value-type="float" office:value="0" calcext:value-type="float">
            <text:p>0</text:p>
          </table:table-cell>
          <table:table-cell table:style-name="ce66" table:formula="of:=COUNTIF([.AO2:.AO32];&quot;☺&quot;)" office:value-type="float" office:value="0" calcext:value-type="float">
            <text:p>0</text:p>
          </table:table-cell>
          <table:table-cell table:style-name="ce66" table:formula="of:=COUNTIF([.AP2:.AP32];&quot;☺&quot;)" office:value-type="float" office:value="0" calcext:value-type="float">
            <text:p>0</text:p>
          </table:table-cell>
          <table:table-cell table:style-name="ce66" table:formula="of:=COUNTIF([.AQ2:.AQ32];&quot;☺&quot;)" office:value-type="float" office:value="0" calcext:value-type="float">
            <text:p>0</text:p>
          </table:table-cell>
          <table:table-cell table:style-name="ce66" table:formula="of:=COUNTIF([.AR2:.AR32];&quot;☺&quot;)" office:value-type="float" office:value="0" calcext:value-type="float">
            <text:p>0</text:p>
          </table:table-cell>
          <table:table-cell table:style-name="ce66" table:formula="of:=COUNTIF([.AS2:.AS32];&quot;☺&quot;)" office:value-type="float" office:value="0" calcext:value-type="float">
            <text:p>0</text:p>
          </table:table-cell>
          <table:table-cell table:style-name="ce66" table:formula="of:=COUNTIF([.AU2:.AU32];&quot;☺&quot;)" office:value-type="float" office:value="0" calcext:value-type="float">
            <text:p>0</text:p>
          </table:table-cell>
          <table:table-cell table:style-name="ce66" table:formula="of:=COUNTIF([.AV2:.AV32];&quot;☺&quot;)" office:value-type="float" office:value="0" calcext:value-type="float">
            <text:p>0</text:p>
          </table:table-cell>
          <table:table-cell table:style-name="ce66" table:formula="of:=COUNTIF([.AW2:.AW32];&quot;☺&quot;)" office:value-type="float" office:value="0" calcext:value-type="float">
            <text:p>0</text:p>
          </table:table-cell>
          <table:table-cell table:style-name="ce66" table:formula="of:=COUNTIF([.AX2:.AX32];&quot;☺&quot;)" office:value-type="float" office:value="0" calcext:value-type="float">
            <text:p>0</text:p>
          </table:table-cell>
          <table:table-cell table:style-name="ce66" table:formula="of:=COUNTIF([.AY2:.AY32];&quot;☺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35]" office:value-type="string" office:string-value="Ta" calcext:value-type="string">
            <text:p>Ta</text:p>
          </table:table-cell>
          <table:table-cell table:number-columns-repeated="991"/>
        </table:table-row>
        <table:table-row table:style-name="ro5">
          <table:table-cell table:style-name="ce67"/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66" table:formula="of:=COUNTIF([.AH2:.AH32];&quot;☻&quot;)" office:value-type="float" office:value="0" calcext:value-type="float">
            <text:p>0</text:p>
          </table:table-cell>
          <table:table-cell table:style-name="ce66" table:formula="of:=COUNTIF([.AI2:.AI32];&quot;☻&quot;)" office:value-type="float" office:value="0" calcext:value-type="float">
            <text:p>0</text:p>
          </table:table-cell>
          <table:table-cell table:style-name="ce66" table:formula="of:=COUNTIF([.AJ2:.AJ32];&quot;☻&quot;)" office:value-type="float" office:value="0" calcext:value-type="float">
            <text:p>0</text:p>
          </table:table-cell>
          <table:table-cell table:style-name="ce66" table:formula="of:=COUNTIF([.AK2:.AK32];&quot;☻&quot;)" office:value-type="float" office:value="0" calcext:value-type="float">
            <text:p>0</text:p>
          </table:table-cell>
          <table:table-cell table:style-name="ce66" table:formula="of:=COUNTIF([.AL2:.AL32];&quot;☻&quot;)" office:value-type="float" office:value="0" calcext:value-type="float">
            <text:p>0</text:p>
          </table:table-cell>
          <table:table-cell table:style-name="ce66" table:formula="of:=COUNTIF([.AM2:.AM32];&quot;☻&quot;)" office:value-type="float" office:value="0" calcext:value-type="float">
            <text:p>0</text:p>
          </table:table-cell>
          <table:table-cell table:style-name="ce66" table:formula="of:=COUNTIF([.AN2:.AN32];&quot;☻&quot;)" office:value-type="float" office:value="0" calcext:value-type="float">
            <text:p>0</text:p>
          </table:table-cell>
          <table:table-cell table:style-name="ce66" table:formula="of:=COUNTIF([.AO2:.AO32];&quot;☻&quot;)" office:value-type="float" office:value="0" calcext:value-type="float">
            <text:p>0</text:p>
          </table:table-cell>
          <table:table-cell table:style-name="ce66" table:formula="of:=COUNTIF([.AP2:.AP32];&quot;☻&quot;)" office:value-type="float" office:value="0" calcext:value-type="float">
            <text:p>0</text:p>
          </table:table-cell>
          <table:table-cell table:style-name="ce66" table:formula="of:=COUNTIF([.AQ2:.AQ32];&quot;☻&quot;)" office:value-type="float" office:value="0" calcext:value-type="float">
            <text:p>0</text:p>
          </table:table-cell>
          <table:table-cell table:style-name="ce66" table:formula="of:=COUNTIF([.AR2:.AR32];&quot;☻&quot;)" office:value-type="float" office:value="0" calcext:value-type="float">
            <text:p>0</text:p>
          </table:table-cell>
          <table:table-cell table:style-name="ce66" table:formula="of:=COUNTIF([.AS2:.AS32];&quot;☻&quot;)" office:value-type="float" office:value="0" calcext:value-type="float">
            <text:p>0</text:p>
          </table:table-cell>
          <table:table-cell table:style-name="ce66" table:formula="of:=COUNTIF([.AU2:.AU32];&quot;☻&quot;)" office:value-type="float" office:value="0" calcext:value-type="float">
            <text:p>0</text:p>
          </table:table-cell>
          <table:table-cell table:style-name="ce66" table:formula="of:=COUNTIF([.AV2:.AV32];&quot;☻&quot;)" office:value-type="float" office:value="0" calcext:value-type="float">
            <text:p>0</text:p>
          </table:table-cell>
          <table:table-cell table:style-name="ce66" table:formula="of:=COUNTIF([.AW2:.AW32];&quot;☻&quot;)" office:value-type="float" office:value="0" calcext:value-type="float">
            <text:p>0</text:p>
          </table:table-cell>
          <table:table-cell table:style-name="ce66" table:formula="of:=COUNTIF([.AX2:.AX32];&quot;☻&quot;)" office:value-type="float" office:value="0" calcext:value-type="float">
            <text:p>0</text:p>
          </table:table-cell>
          <table:table-cell table:style-name="ce66" table:formula="of:=COUNTIF([.AY2:.AY32];&quot;☻&quot;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87" table:formula="of:=[Vzorci_vnosov.$A$36]" office:value-type="string" office:string-value="Ta☻" calcext:value-type="string">
            <text:p>Ta☻</text:p>
          </table:table-cell>
          <table:table-cell table:style-name="ce69" table:number-columns-repeated="18"/>
          <table:table-cell table:number-columns-repeated="973"/>
        </table:table-row>
        <table:table-row table:style-name="ro5">
          <table:table-cell table:style-name="ce67"/>
          <table:table-cell table:style-name="ce120" table:formula="of:=[Vzorci_vnosov.$A$42]" office:value-type="string" office:string-value="Σ" calcext:value-type="string">
            <text:p>Σ</text:p>
          </table:table-cell>
          <table:table-cell table:style-name="ce71" table:formula="of:=SUM([.C35:.C36])" office:value-type="float" office:value="0" calcext:value-type="float">
            <text:p>0</text:p>
          </table:table-cell>
          <table:table-cell table:style-name="ce71" table:formula="of:=SUM([.D35:.D36])" office:value-type="float" office:value="0" calcext:value-type="float">
            <text:p>0</text:p>
          </table:table-cell>
          <table:table-cell table:style-name="ce71" table:formula="of:=SUM([.E35:.E36])" office:value-type="float" office:value="0" calcext:value-type="float">
            <text:p>0</text:p>
          </table:table-cell>
          <table:table-cell table:style-name="ce71" table:formula="of:=SUM([.F35:.F36])" office:value-type="float" office:value="0" calcext:value-type="float">
            <text:p>0</text:p>
          </table:table-cell>
          <table:table-cell table:style-name="ce71" table:formula="of:=SUM([.G35:.G36])" office:value-type="float" office:value="0" calcext:value-type="float">
            <text:p>0</text:p>
          </table:table-cell>
          <table:table-cell table:style-name="ce71" table:formula="of:=SUM([.H35:.H36])" office:value-type="float" office:value="0" calcext:value-type="float">
            <text:p>0</text:p>
          </table:table-cell>
          <table:table-cell table:style-name="ce71" table:formula="of:=SUM([.I35:.I36])" office:value-type="float" office:value="0" calcext:value-type="float">
            <text:p>0</text:p>
          </table:table-cell>
          <table:table-cell table:style-name="ce71" table:formula="of:=SUM([.J35:.J36])" office:value-type="float" office:value="0" calcext:value-type="float">
            <text:p>0</text:p>
          </table:table-cell>
          <table:table-cell table:style-name="ce71" table:formula="of:=SUM([.K35:.K36])" office:value-type="float" office:value="0" calcext:value-type="float">
            <text:p>0</text:p>
          </table:table-cell>
          <table:table-cell table:style-name="ce71" table:formula="of:=SUM([.L35:.L36])" office:value-type="float" office:value="0" calcext:value-type="float">
            <text:p>0</text:p>
          </table:table-cell>
          <table:table-cell table:style-name="ce71" table:formula="of:=SUM([.M35:.M36])" office:value-type="float" office:value="0" calcext:value-type="float">
            <text:p>0</text:p>
          </table:table-cell>
          <table:table-cell table:style-name="ce71" table:formula="of:=SUM([.N35:.N36])" office:value-type="float" office:value="0" calcext:value-type="float">
            <text:p>0</text:p>
          </table:table-cell>
          <table:table-cell table:style-name="ce71" table:formula="of:=SUM([.O35:.O36])" office:value-type="float" office:value="0" calcext:value-type="float">
            <text:p>0</text:p>
          </table:table-cell>
          <table:table-cell table:style-name="ce71" table:formula="of:=SUM([.P35:.P36])" office:value-type="float" office:value="0" calcext:value-type="float">
            <text:p>0</text:p>
          </table:table-cell>
          <table:table-cell table:style-name="ce71" table:formula="of:=SUM([.Q35:.Q36])" office:value-type="float" office:value="0" calcext:value-type="float">
            <text:p>0</text:p>
          </table:table-cell>
          <table:table-cell table:style-name="ce71" table:formula="of:=SUM([.R35:.R36])" office:value-type="float" office:value="0" calcext:value-type="float">
            <text:p>0</text:p>
          </table:table-cell>
          <table:table-cell table:style-name="ce71" table:formula="of:=SUM([.S35:.S36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95" table:formula="of:=[Vzorci_vnosov.$A$37]" office:value-type="string" office:string-value="Ta☺" calcext:value-type="string">
            <text:p>Ta☺</text:p>
          </table:table-cell>
          <table:table-cell table:style-name="ce69" table:number-columns-repeated="18"/>
          <table:table-cell table:number-columns-repeated="973"/>
        </table:table-row>
        <table:table-row table:style-name="ro5">
          <table:table-cell table:style-name="ce67"/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66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66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66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66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66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66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66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66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66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66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66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66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66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66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66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66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66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9" table:formula="of:=[Vzorci_vnosov.$A$38]" office:value-type="string" office:string-value="Rf" calcext:value-type="string">
            <text:p>Rf</text:p>
          </table:table-cell>
          <table:table-cell table:style-name="ce69" table:number-columns-repeated="18"/>
          <table:table-cell table:number-columns-repeated="973"/>
        </table:table-row>
        <table:table-row table:style-name="ro5">
          <table:table-cell table:style-name="ce67"/>
          <table:table-cell table:style-name="ce121" table:formula="of:=[Vzorci_vnosov.$A$43]" office:value-type="string" office:string-value="$" calcext:value-type="string">
            <text:p>$</text:p>
          </table:table-cell>
          <table:table-cell table:style-name="ce66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66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66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66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66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66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66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66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66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66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66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66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66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66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66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66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66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7" table:formula="of:=[Vzorci_vnosov.$A$39]" office:value-type="string" office:string-value="Rf☻" calcext:value-type="string">
            <text:p>Rf☻</text:p>
          </table:table-cell>
          <table:table-cell table:style-name="ce69"/>
          <table:table-cell table:style-name="ce72" table:number-columns-repeated="17"/>
          <table:table-cell table:number-columns-repeated="973"/>
        </table:table-row>
        <table:table-row table:style-name="ro5">
          <table:table-cell/>
          <table:table-cell table:style-name="ce29" table:formula="of:=[Vzorci_vnosov.$A$12]" office:value-type="string" office:string-value="D" calcext:value-type="string">
            <text:p>D</text:p>
          </table:table-cell>
          <table:table-cell table:style-name="ce66" table:formula="of:=COUNTIF([.C2:.C32];&quot;D&quot;)" office:value-type="float" office:value="0" calcext:value-type="float">
            <text:p>0</text:p>
          </table:table-cell>
          <table:table-cell table:style-name="ce66" table:formula="of:=COUNTIF([.D2:.D32];&quot;D&quot;)" office:value-type="float" office:value="0" calcext:value-type="float">
            <text:p>0</text:p>
          </table:table-cell>
          <table:table-cell table:style-name="ce66" table:formula="of:=COUNTIF([.E2:.E32];&quot;D&quot;)" office:value-type="float" office:value="0" calcext:value-type="float">
            <text:p>0</text:p>
          </table:table-cell>
          <table:table-cell table:style-name="ce66" table:formula="of:=COUNTIF([.F2:.F32];&quot;D&quot;)" office:value-type="float" office:value="0" calcext:value-type="float">
            <text:p>0</text:p>
          </table:table-cell>
          <table:table-cell table:style-name="ce66" table:formula="of:=COUNTIF([.G2:.G32];&quot;D&quot;)" office:value-type="float" office:value="0" calcext:value-type="float">
            <text:p>0</text:p>
          </table:table-cell>
          <table:table-cell table:style-name="ce66" table:formula="of:=COUNTIF([.H2:.H32];&quot;D&quot;)" office:value-type="float" office:value="0" calcext:value-type="float">
            <text:p>0</text:p>
          </table:table-cell>
          <table:table-cell table:style-name="ce66" table:formula="of:=COUNTIF([.I2:.I32];&quot;D&quot;)" office:value-type="float" office:value="0" calcext:value-type="float">
            <text:p>0</text:p>
          </table:table-cell>
          <table:table-cell table:style-name="ce66" table:formula="of:=COUNTIF([.J2:.J32];&quot;D&quot;)" office:value-type="float" office:value="0" calcext:value-type="float">
            <text:p>0</text:p>
          </table:table-cell>
          <table:table-cell table:style-name="ce66" table:formula="of:=COUNTIF([.K2:.K32];&quot;D&quot;)" office:value-type="float" office:value="0" calcext:value-type="float">
            <text:p>0</text:p>
          </table:table-cell>
          <table:table-cell table:style-name="ce66" table:formula="of:=COUNTIF([.L2:.L32];&quot;D&quot;)" office:value-type="float" office:value="0" calcext:value-type="float">
            <text:p>0</text:p>
          </table:table-cell>
          <table:table-cell table:style-name="ce66" table:formula="of:=COUNTIF([.M2:.M32];&quot;D&quot;)" office:value-type="float" office:value="0" calcext:value-type="float">
            <text:p>0</text:p>
          </table:table-cell>
          <table:table-cell table:style-name="ce66" table:formula="of:=COUNTIF([.N2:.N32];&quot;D&quot;)" office:value-type="float" office:value="0" calcext:value-type="float">
            <text:p>0</text:p>
          </table:table-cell>
          <table:table-cell table:style-name="ce66" table:formula="of:=COUNTIF([.O2:.O32];&quot;D&quot;)" office:value-type="float" office:value="0" calcext:value-type="float">
            <text:p>0</text:p>
          </table:table-cell>
          <table:table-cell table:style-name="ce66" table:formula="of:=COUNTIF([.P2:.P32];&quot;D&quot;)" office:value-type="float" office:value="0" calcext:value-type="float">
            <text:p>0</text:p>
          </table:table-cell>
          <table:table-cell table:style-name="ce66" table:formula="of:=COUNTIF([.Q2:.Q32];&quot;D&quot;)" office:value-type="float" office:value="0" calcext:value-type="float">
            <text:p>0</text:p>
          </table:table-cell>
          <table:table-cell table:style-name="ce66" table:formula="of:=COUNTIF([.R2:.R32];&quot;D&quot;)" office:value-type="float" office:value="0" calcext:value-type="float">
            <text:p>0</text:p>
          </table:table-cell>
          <table:table-cell table:style-name="ce66" table:formula="of:=COUNTIF([.S2:.S32];&quot;D&quot;)" office:value-type="float" office:value="0" calcext:value-type="float">
            <text:p>0</text:p>
          </table:table-cell>
          <table:table-cell table:number-columns-repeated="13"/>
          <table:table-cell table:style-name="ce95" table:formula="of:=[Vzorci_vnosov.$A$40]" office:value-type="string" office:string-value="Rf☺" calcext:value-type="string">
            <text:p>Rf☺</text:p>
          </table:table-cell>
          <table:table-cell table:number-columns-repeated="991"/>
        </table:table-row>
        <table:table-row table:style-name="ro5">
          <table:table-cell/>
          <table:table-cell table:style-name="ce29" table:formula="of:=[Vzorci_vnosov.$A$15]" office:value-type="string" office:string-value="SO" calcext:value-type="string">
            <text:p>SO</text:p>
          </table:table-cell>
          <table:table-cell table:style-name="ce66" table:formula="of:=COUNTIF([.C2:.C32];&quot;SO&quot;)" office:value-type="float" office:value="0" calcext:value-type="float">
            <text:p>0</text:p>
          </table:table-cell>
          <table:table-cell table:style-name="ce66" table:formula="of:=COUNTIF([.D2:.D32];&quot;SO&quot;)" office:value-type="float" office:value="0" calcext:value-type="float">
            <text:p>0</text:p>
          </table:table-cell>
          <table:table-cell table:style-name="ce66" table:formula="of:=COUNTIF([.E2:.E32];&quot;SO&quot;)" office:value-type="float" office:value="0" calcext:value-type="float">
            <text:p>0</text:p>
          </table:table-cell>
          <table:table-cell table:style-name="ce66" table:formula="of:=COUNTIF([.F2:.F32];&quot;SO&quot;)" office:value-type="float" office:value="0" calcext:value-type="float">
            <text:p>0</text:p>
          </table:table-cell>
          <table:table-cell table:style-name="ce66" table:formula="of:=COUNTIF([.G2:.G32];&quot;SO&quot;)" office:value-type="float" office:value="0" calcext:value-type="float">
            <text:p>0</text:p>
          </table:table-cell>
          <table:table-cell table:style-name="ce66" table:formula="of:=COUNTIF([.H2:.H32];&quot;SO&quot;)" office:value-type="float" office:value="0" calcext:value-type="float">
            <text:p>0</text:p>
          </table:table-cell>
          <table:table-cell table:style-name="ce66" table:formula="of:=COUNTIF([.I2:.I32];&quot;SO&quot;)" office:value-type="float" office:value="0" calcext:value-type="float">
            <text:p>0</text:p>
          </table:table-cell>
          <table:table-cell table:style-name="ce66" table:formula="of:=COUNTIF([.J2:.J32];&quot;SO&quot;)" office:value-type="float" office:value="0" calcext:value-type="float">
            <text:p>0</text:p>
          </table:table-cell>
          <table:table-cell table:style-name="ce66" table:formula="of:=COUNTIF([.K2:.K32];&quot;SO&quot;)" office:value-type="float" office:value="0" calcext:value-type="float">
            <text:p>0</text:p>
          </table:table-cell>
          <table:table-cell table:style-name="ce66" table:formula="of:=COUNTIF([.L2:.L32];&quot;SO&quot;)" office:value-type="float" office:value="0" calcext:value-type="float">
            <text:p>0</text:p>
          </table:table-cell>
          <table:table-cell table:style-name="ce66" table:formula="of:=COUNTIF([.M2:.M32];&quot;SO&quot;)" office:value-type="float" office:value="0" calcext:value-type="float">
            <text:p>0</text:p>
          </table:table-cell>
          <table:table-cell table:style-name="ce66" table:formula="of:=COUNTIF([.N2:.N32];&quot;SO&quot;)" office:value-type="float" office:value="0" calcext:value-type="float">
            <text:p>0</text:p>
          </table:table-cell>
          <table:table-cell table:style-name="ce66" table:formula="of:=COUNTIF([.O2:.O32];&quot;SO&quot;)" office:value-type="float" office:value="0" calcext:value-type="float">
            <text:p>0</text:p>
          </table:table-cell>
          <table:table-cell table:style-name="ce66" table:formula="of:=COUNTIF([.P2:.P32];&quot;SO&quot;)" office:value-type="float" office:value="0" calcext:value-type="float">
            <text:p>0</text:p>
          </table:table-cell>
          <table:table-cell table:style-name="ce66" table:formula="of:=COUNTIF([.Q2:.Q32];&quot;SO&quot;)" office:value-type="float" office:value="0" calcext:value-type="float">
            <text:p>0</text:p>
          </table:table-cell>
          <table:table-cell table:style-name="ce66" table:formula="of:=COUNTIF([.R2:.R32];&quot;SO&quot;)" office:value-type="float" office:value="0" calcext:value-type="float">
            <text:p>0</text:p>
          </table:table-cell>
          <table:table-cell table:style-name="ce66" table:formula="of:=COUNTIF([.S2:.S32];&quot;SO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41]" office:value-type="string" office:string-value="TAV" calcext:value-type="string">
            <text:p>TAV</text:p>
          </table:table-cell>
          <table:table-cell table:number-columns-repeated="991"/>
        </table:table-row>
        <table:table-row table:style-name="ro5">
          <table:table-cell/>
          <table:table-cell table:style-name="ce29" table:formula="of:=[Vzorci_vnosov.$A$13]" office:value-type="string" office:string-value="BOL" calcext:value-type="string">
            <text:p>BOL</text:p>
          </table:table-cell>
          <table:table-cell table:style-name="ce66" table:formula="of:=COUNTIF([.C2:.C32];&quot;BOL&quot;)" office:value-type="float" office:value="0" calcext:value-type="float">
            <text:p>0</text:p>
          </table:table-cell>
          <table:table-cell table:style-name="ce66" table:formula="of:=COUNTIF([.D2:.D32];&quot;BOL&quot;)" office:value-type="float" office:value="0" calcext:value-type="float">
            <text:p>0</text:p>
          </table:table-cell>
          <table:table-cell table:style-name="ce66" table:formula="of:=COUNTIF([.E2:.E32];&quot;BOL&quot;)" office:value-type="float" office:value="0" calcext:value-type="float">
            <text:p>0</text:p>
          </table:table-cell>
          <table:table-cell table:style-name="ce66" table:formula="of:=COUNTIF([.F2:.F32];&quot;BOL&quot;)" office:value-type="float" office:value="0" calcext:value-type="float">
            <text:p>0</text:p>
          </table:table-cell>
          <table:table-cell table:style-name="ce66" table:formula="of:=COUNTIF([.G2:.G32];&quot;BOL&quot;)" office:value-type="float" office:value="0" calcext:value-type="float">
            <text:p>0</text:p>
          </table:table-cell>
          <table:table-cell table:style-name="ce66" table:formula="of:=COUNTIF([.H2:.H32];&quot;BOL&quot;)" office:value-type="float" office:value="0" calcext:value-type="float">
            <text:p>0</text:p>
          </table:table-cell>
          <table:table-cell table:style-name="ce66" table:formula="of:=COUNTIF([.I2:.I32];&quot;BOL&quot;)" office:value-type="float" office:value="0" calcext:value-type="float">
            <text:p>0</text:p>
          </table:table-cell>
          <table:table-cell table:style-name="ce66" table:formula="of:=COUNTIF([.J2:.J32];&quot;BOL&quot;)" office:value-type="float" office:value="0" calcext:value-type="float">
            <text:p>0</text:p>
          </table:table-cell>
          <table:table-cell table:style-name="ce66" table:formula="of:=COUNTIF([.K2:.K32];&quot;BOL&quot;)" office:value-type="float" office:value="0" calcext:value-type="float">
            <text:p>0</text:p>
          </table:table-cell>
          <table:table-cell table:style-name="ce66" table:formula="of:=COUNTIF([.L2:.L32];&quot;BOL&quot;)" office:value-type="float" office:value="0" calcext:value-type="float">
            <text:p>0</text:p>
          </table:table-cell>
          <table:table-cell table:style-name="ce66" table:formula="of:=COUNTIF([.M2:.M32];&quot;BOL&quot;)" office:value-type="float" office:value="0" calcext:value-type="float">
            <text:p>0</text:p>
          </table:table-cell>
          <table:table-cell table:style-name="ce66" table:formula="of:=COUNTIF([.N2:.N32];&quot;BOL&quot;)" office:value-type="float" office:value="0" calcext:value-type="float">
            <text:p>0</text:p>
          </table:table-cell>
          <table:table-cell table:style-name="ce66" table:formula="of:=COUNTIF([.O2:.O32];&quot;BOL&quot;)" office:value-type="float" office:value="0" calcext:value-type="float">
            <text:p>0</text:p>
          </table:table-cell>
          <table:table-cell table:style-name="ce66" table:formula="of:=COUNTIF([.P2:.P32];&quot;BOL&quot;)" office:value-type="float" office:value="0" calcext:value-type="float">
            <text:p>0</text:p>
          </table:table-cell>
          <table:table-cell table:style-name="ce66" table:formula="of:=COUNTIF([.Q2:.Q32];&quot;BOL&quot;)" office:value-type="float" office:value="0" calcext:value-type="float">
            <text:p>0</text:p>
          </table:table-cell>
          <table:table-cell table:style-name="ce66" table:formula="of:=COUNTIF([.R2:.R32];&quot;BOL&quot;)" office:value-type="float" office:value="0" calcext:value-type="float">
            <text:p>0</text:p>
          </table:table-cell>
          <table:table-cell table:style-name="ce66" table:formula="of:=COUNTIF([.S2:.S32];&quot;BOL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table:style-name="ce124" table:formula="of:=[Vzorci_vnosov.$A$11]" office:value-type="string" office:string-value="X" calcext:value-type="string">
            <text:p>X</text:p>
          </table:table-cell>
          <table:table-cell table:style-name="ce66" table:formula="of:=COUNTIF([.C2:.C32];&quot;X&quot;)" office:value-type="float" office:value="0" calcext:value-type="float">
            <text:p>0</text:p>
          </table:table-cell>
          <table:table-cell table:style-name="ce66" table:formula="of:=COUNTIF([.D2:.D32];&quot;X&quot;)" office:value-type="float" office:value="0" calcext:value-type="float">
            <text:p>0</text:p>
          </table:table-cell>
          <table:table-cell table:style-name="ce66" table:formula="of:=COUNTIF([.E2:.E32];&quot;X&quot;)" office:value-type="float" office:value="0" calcext:value-type="float">
            <text:p>0</text:p>
          </table:table-cell>
          <table:table-cell table:style-name="ce66" table:formula="of:=COUNTIF([.F2:.F32];&quot;X&quot;)" office:value-type="float" office:value="0" calcext:value-type="float">
            <text:p>0</text:p>
          </table:table-cell>
          <table:table-cell table:style-name="ce66" table:formula="of:=COUNTIF([.G2:.G32];&quot;X&quot;)" office:value-type="float" office:value="0" calcext:value-type="float">
            <text:p>0</text:p>
          </table:table-cell>
          <table:table-cell table:style-name="ce66" table:formula="of:=COUNTIF([.H2:.H32];&quot;X&quot;)" office:value-type="float" office:value="0" calcext:value-type="float">
            <text:p>0</text:p>
          </table:table-cell>
          <table:table-cell table:style-name="ce66" table:formula="of:=COUNTIF([.I2:.I32];&quot;X&quot;)" office:value-type="float" office:value="0" calcext:value-type="float">
            <text:p>0</text:p>
          </table:table-cell>
          <table:table-cell table:style-name="ce66" table:formula="of:=COUNTIF([.J2:.J32];&quot;X&quot;)" office:value-type="float" office:value="0" calcext:value-type="float">
            <text:p>0</text:p>
          </table:table-cell>
          <table:table-cell table:style-name="ce66" table:formula="of:=COUNTIF([.K2:.K32];&quot;X&quot;)" office:value-type="float" office:value="0" calcext:value-type="float">
            <text:p>0</text:p>
          </table:table-cell>
          <table:table-cell table:style-name="ce66" table:formula="of:=COUNTIF([.L2:.L32];&quot;X&quot;)" office:value-type="float" office:value="0" calcext:value-type="float">
            <text:p>0</text:p>
          </table:table-cell>
          <table:table-cell table:style-name="ce66" table:formula="of:=COUNTIF([.M2:.M32];&quot;X&quot;)" office:value-type="float" office:value="0" calcext:value-type="float">
            <text:p>0</text:p>
          </table:table-cell>
          <table:table-cell table:style-name="ce66" table:formula="of:=COUNTIF([.N2:.N32];&quot;X&quot;)" office:value-type="float" office:value="0" calcext:value-type="float">
            <text:p>0</text:p>
          </table:table-cell>
          <table:table-cell table:style-name="ce66" table:formula="of:=COUNTIF([.O2:.O32];&quot;X&quot;)" office:value-type="float" office:value="0" calcext:value-type="float">
            <text:p>0</text:p>
          </table:table-cell>
          <table:table-cell table:style-name="ce66" table:formula="of:=COUNTIF([.P2:.P32];&quot;X&quot;)" office:value-type="float" office:value="0" calcext:value-type="float">
            <text:p>0</text:p>
          </table:table-cell>
          <table:table-cell table:style-name="ce66" table:formula="of:=COUNTIF([.Q2:.Q32];&quot;X&quot;)" office:value-type="float" office:value="0" calcext:value-type="float">
            <text:p>0</text:p>
          </table:table-cell>
          <table:table-cell table:style-name="ce66" table:formula="of:=COUNTIF([.R2:.R32];&quot;X&quot;)" office:value-type="float" office:value="0" calcext:value-type="float">
            <text:p>0</text:p>
          </table:table-cell>
          <table:table-cell table:style-name="ce66" table:formula="of:=COUNTIF([.S2:.S32];&quot;X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table:style-name="ce123" office:value-type="string" calcext:value-type="string">
            <text:p>TX</text:p>
          </table:table-cell>
          <table:table-cell table:style-name="ce66" table:formula="of:=COUNTIF([.U2:.U32];&quot;KOS&quot;)" office:value-type="float" office:value="0" calcext:value-type="float">
            <text:p>0</text:p>
          </table:table-cell>
          <table:table-cell table:style-name="ce66" table:formula="of:=COUNTIF([.U2:.U32];&quot;ŠOŠ&quot;)" office:value-type="float" office:value="0" calcext:value-type="float">
            <text:p>0</text:p>
          </table:table-cell>
          <table:table-cell table:style-name="ce66" table:formula="of:=COUNTIF([.U2:.U32];&quot;PIN&quot;)" office:value-type="float" office:value="0" calcext:value-type="float">
            <text:p>0</text:p>
          </table:table-cell>
          <table:table-cell table:style-name="ce66" table:formula="of:=COUNTIF([.U2:.U32];&quot;KON&quot;)" office:value-type="float" office:value="0" calcext:value-type="float">
            <text:p>0</text:p>
          </table:table-cell>
          <table:table-cell table:style-name="ce66" table:formula="of:=COUNTIF([.U2:.U32];&quot;oro&quot;)" office:value-type="float" office:value="0" calcext:value-type="float">
            <text:p>0</text:p>
          </table:table-cell>
          <table:table-cell table:style-name="ce66" table:formula="of:=COUNTIF([.U2:.U32];&quot;MIO&quot;)" office:value-type="float" office:value="0" calcext:value-type="float">
            <text:p>0</text:p>
          </table:table-cell>
          <table:table-cell table:style-name="ce66" table:formula="of:=COUNTIF([.U2:.U32];&quot;BOŽ&quot;)" office:value-type="float" office:value="0" calcext:value-type="float">
            <text:p>0</text:p>
          </table:table-cell>
          <table:table-cell table:style-name="ce66" table:formula="of:=COUNTIF([.U2:.U32];&quot;TOM&quot;)" office:value-type="float" office:value="0" calcext:value-type="float">
            <text:p>0</text:p>
          </table:table-cell>
          <table:table-cell table:style-name="ce66" table:formula="of:=COUNTIF([.U2:.U32];&quot;MŠŠ&quot;)" office:value-type="float" office:value="0" calcext:value-type="float">
            <text:p>0</text:p>
          </table:table-cell>
          <table:table-cell table:style-name="ce66" table:formula="of:=COUNTIF([.U2:.U32];&quot;ŽIV&quot;)" office:value-type="float" office:value="0" calcext:value-type="float">
            <text:p>0</text:p>
          </table:table-cell>
          <table:table-cell table:style-name="ce66" table:formula="of:=COUNTIF([.U2:.U32];&quot;TAL&quot;)" office:value-type="float" office:value="0" calcext:value-type="float">
            <text:p>0</text:p>
          </table:table-cell>
          <table:table-cell table:style-name="ce66" table:formula="of:=COUNTIF([.U2:.U32];&quot;PIR&quot;)" office:value-type="float" office:value="0" calcext:value-type="float">
            <text:p>0</text:p>
          </table:table-cell>
          <table:table-cell table:style-name="ce66" table:formula="of:=COUNTIF([.U2:.U32];&quot;HOL&quot;)" office:value-type="float" office:value="0" calcext:value-type="float">
            <text:p>0</text:p>
          </table:table-cell>
          <table:table-cell table:style-name="ce66" table:formula="of:=COUNTIF([.U2:.U32];[.P1])" office:value-type="float" office:value="0" calcext:value-type="float">
            <text:p>0</text:p>
          </table:table-cell>
          <table:table-cell table:style-name="ce66" table:formula="of:=COUNTIF([.U2:.U32];[.Q1])" office:value-type="float" office:value="0" calcext:value-type="float">
            <text:p>0</text:p>
          </table:table-cell>
          <table:table-cell table:style-name="ce66" table:formula="of:=COUNTIF([.U2:.U32];[.R1])" office:value-type="float" office:value="0" calcext:value-type="float">
            <text:p>0</text:p>
          </table:table-cell>
          <table:table-cell table:style-name="ce66" table:formula="of:=COUNTIF([.V2:.V32];[.S1]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table:style-name="ce124" table:formula="of:=[Vzorci_vnosov.$A$45]" office:value-type="string" office:string-value="¶" calcext:value-type="string">
            <text:p>¶</text:p>
          </table:table-cell>
          <table:table-cell table:style-name="ce66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66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66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66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66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66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66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66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66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66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66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66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66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66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66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66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66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table:style-name="ce29" table:formula="of:=[Vzorci_vnosov.$A$8]" office:value-type="string" office:string-value="U" calcext:value-type="string">
            <text:p>U</text:p>
          </table:table-cell>
          <table:table-cell table:style-name="ce66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66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66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66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66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66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66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66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66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66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66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66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66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66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66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66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66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5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nt_Area" table:base-cell-address="$maj.$A$1" table:cell-range-address="maj.$A$1:maj.$U$32"/>
        </table:named-expressions>
        <calcext:conditional-formats>
          <calcext:conditional-format calcext:target-range-address="maj.A2:maj.U32">
            <calcext:condition calcext:apply-style-name="cf37" calcext:value="formula-is(WEEKDAY([.$A2];2)=6)" calcext:base-cell-address="maj.A2"/>
            <calcext:condition calcext:apply-style-name="cf37" calcext:value="formula-is(WEEKDAY([.$A2];2)=7)" calcext:base-cell-address="maj.A2"/>
          </calcext:conditional-format>
          <calcext:conditional-format calcext:target-range-address="maj.V2:maj.AC32">
            <calcext:condition calcext:apply-style-name="cf38" calcext:value="&lt;1" calcext:base-cell-address="maj.V2"/>
            <calcext:condition calcext:apply-style-name="cf41" calcext:value="&gt;1" calcext:base-cell-address="maj.V2"/>
          </calcext:conditional-format>
          <calcext:conditional-format calcext:target-range-address="maj.AD2:maj.AD32">
            <calcext:condition calcext:apply-style-name="cf40" calcext:value="!=0" calcext:base-cell-address="maj.AD2"/>
          </calcext:conditional-format>
          <calcext:conditional-format calcext:target-range-address="maj.AE2:maj.AE32">
            <calcext:condition calcext:apply-style-name="cf40" calcext:value="=1" calcext:base-cell-address="maj.AE2"/>
            <calcext:condition calcext:apply-style-name="cf39" calcext:value="&gt;1" calcext:base-cell-address="maj.AE2"/>
          </calcext:conditional-format>
          <calcext:conditional-format calcext:target-range-address="maj.AF2:maj.AF32">
            <calcext:condition calcext:apply-style-name="cf38" calcext:value="&lt;2" calcext:base-cell-address="maj.AF2"/>
            <calcext:condition calcext:apply-style-name="cf39" calcext:value="&gt;2" calcext:base-cell-address="maj.AF2"/>
          </calcext:conditional-format>
        </calcext:conditional-formats>
      </table:table>
      <table:table table:name="junij" table:style-name="ta2" table:protected="true">
        <loext:table-protection loext:select-protected-cells="true" loext:select-unprotected-cells="true"/>
        <table:table-column table:style-name="co3" table:default-cell-style-name="ce24"/>
        <table:table-column table:style-name="co4" table:default-cell-style-name="ce25"/>
        <table:table-column table:style-name="co5" table:number-columns-repeated="12" table:default-cell-style-name="ce26"/>
        <table:table-column table:style-name="co5" table:visibility="collapse" table:default-cell-style-name="ce26"/>
        <table:table-column table:style-name="co5" table:number-columns-repeated="2" table:default-cell-style-name="ce26"/>
        <table:table-column table:style-name="co5" table:visibility="collapse" table:default-cell-style-name="ce26"/>
        <table:table-column table:style-name="co5" table:number-columns-repeated="3" table:default-cell-style-name="ce26"/>
        <table:table-column table:style-name="co6" table:number-columns-repeated="11" table:default-cell-style-name="ce26"/>
        <table:table-column table:style-name="co5" table:default-cell-style-name="ce84"/>
        <table:table-column table:style-name="co7" table:visibility="collapse" table:number-columns-repeated="18" table:default-cell-style-name="ce128"/>
        <table:table-column table:style-name="co6" table:default-cell-style-name="ce130"/>
        <table:table-column table:style-name="co2" table:number-columns-repeated="6" table:default-cell-style-name="ce130"/>
        <table:table-column table:style-name="co2" table:number-columns-repeated="6" table:default-cell-style-name="ce128"/>
        <table:table-row table:style-name="ro4">
          <table:table-cell table:style-name="ce28" table:formula="of:=[$januar.$A$1]" office:value-type="string" office:string-value="2021" calcext:value-type="string">
            <text:p>2021</text:p>
          </table:table-cell>
          <table:table-cell table:style-name="ce29"/>
          <table:table-cell table:style-name="ce117" table:formula="of:=[Vzorci_vnosov.$C$2]" office:value-type="string" office:string-value="GOR" calcext:value-type="string">
            <text:p>GOR</text:p>
          </table:table-cell>
          <table:table-cell table:style-name="ce117" table:formula="of:=[Vzorci_vnosov.$C$3]" office:value-type="string" office:string-value="ŠOŠ" calcext:value-type="string">
            <text:p>ŠOŠ</text:p>
          </table:table-cell>
          <table:table-cell table:style-name="ce117" table:formula="of:=[Vzorci_vnosov.$C$4]" office:value-type="string" office:string-value="PIN" calcext:value-type="string">
            <text:p>PIN</text:p>
          </table:table-cell>
          <table:table-cell table:style-name="ce117" table:formula="of:=[Vzorci_vnosov.$C$5]" office:value-type="string" office:string-value="KON" calcext:value-type="string">
            <text:p>KON</text:p>
          </table:table-cell>
          <table:table-cell table:style-name="ce117" table:formula="of:=[Vzorci_vnosov.$C$6]" office:value-type="string" office:string-value="ORO" calcext:value-type="string">
            <text:p>ORO</text:p>
          </table:table-cell>
          <table:table-cell table:style-name="ce117" table:formula="of:=[Vzorci_vnosov.$C$7]" office:value-type="string" office:string-value="MIO" calcext:value-type="string">
            <text:p>MIO</text:p>
          </table:table-cell>
          <table:table-cell table:style-name="ce117" table:formula="of:=[Vzorci_vnosov.$C$8]" office:value-type="string" office:string-value="BOŽ" calcext:value-type="string">
            <text:p>BOŽ</text:p>
          </table:table-cell>
          <table:table-cell table:style-name="ce117" table:formula="of:=[Vzorci_vnosov.$C$9]" office:value-type="string" office:string-value="TOM" calcext:value-type="string">
            <text:p>TOM</text:p>
          </table:table-cell>
          <table:table-cell table:style-name="ce117" table:formula="of:=[Vzorci_vnosov.$C$10]" office:value-type="string" office:string-value="MŠŠ" calcext:value-type="string">
            <text:p>MŠŠ</text:p>
          </table:table-cell>
          <table:table-cell table:style-name="ce117" table:formula="of:=[Vzorci_vnosov.$C$11]" office:value-type="string" office:string-value="ŽIV" calcext:value-type="string">
            <text:p>ŽIV</text:p>
          </table:table-cell>
          <table:table-cell table:style-name="ce117" table:formula="of:=[Vzorci_vnosov.$C$12]" office:value-type="string" office:string-value="TAL" calcext:value-type="string">
            <text:p>TAL</text:p>
          </table:table-cell>
          <table:table-cell table:style-name="ce117" table:formula="of:=[Vzorci_vnosov.$C$13]" office:value-type="string" office:string-value="PIR" calcext:value-type="string">
            <text:p>PIR</text:p>
          </table:table-cell>
          <table:table-cell table:style-name="ce117" table:formula="of:=[Vzorci_vnosov.$C$14]" office:value-type="string" office:string-value="NOV2" calcext:value-type="string">
            <text:p>NOV2</text:p>
          </table:table-cell>
          <table:table-cell table:style-name="ce117" table:formula="of:=[Vzorci_vnosov.$C$15]" office:value-type="string" office:string-value="BUT" calcext:value-type="string">
            <text:p>BUT</text:p>
          </table:table-cell>
          <table:table-cell table:style-name="ce117" table:formula="of:=[Vzorci_vnosov.$C$16]" office:value-type="string" office:string-value="ŽRJ" calcext:value-type="string">
            <text:p>ŽRJ</text:p>
          </table:table-cell>
          <table:table-cell table:style-name="ce117" table:formula="of:=[Vzorci_vnosov.$C$17]" office:value-type="string" office:string-value="NOV3" calcext:value-type="string">
            <text:p>NOV3</text:p>
          </table:table-cell>
          <table:table-cell table:style-name="ce117" table:formula="of:=[Vzorci_vnosov.$C$18]" office:value-type="string" office:string-value="JNK" calcext:value-type="string">
            <text:p>JNK</text:p>
          </table:table-cell>
          <table:table-cell table:style-name="ce31" office:value-type="string" calcext:value-type="string">
            <text:p>ZUN</text:p>
          </table:table-cell>
          <table:table-cell table:style-name="ce86" office:value-type="string" calcext:value-type="string">
            <text:p>TX</text:p>
          </table:table-cell>
          <table:table-cell table:style-name="ce33" table:formula="of:=[Vzorci_vnosov.$A$16]" office:value-type="string" office:string-value="☻" calcext:value-type="string">
            <text:p>☻</text:p>
          </table:table-cell>
          <table:table-cell table:style-name="ce34" office:value-type="string" calcext:value-type="string">
            <text:p>☺</text:p>
          </table:table-cell>
          <table:table-cell table:style-name="ce35" table:formula="of:=[Vzorci_vnosov.$A$4]" office:value-type="string" office:string-value="51" calcext:value-type="string">
            <text:p>51</text:p>
          </table:table-cell>
          <table:table-cell table:style-name="ce35" table:formula="of:=[Vzorci_vnosov.$A$5]" office:value-type="string" office:string-value="52" calcext:value-type="string">
            <text:p>52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36" table:formula="of:=[Vzorci_vnosov.$A$8]" office:value-type="string" office:string-value="U" calcext:value-type="string">
            <text:p>U</text:p>
          </table:table-cell>
          <table:table-cell table:style-name="ce35" table:formula="of:=[Vzorci_vnosov.$A$6]" office:value-type="string" office:string-value="KVIT" calcext:value-type="string">
            <text:p>KVIT</text:p>
          </table:table-cell>
          <table:table-cell table:style-name="ce37" office:value-type="string" calcext:value-type="string">
            <text:p>Brez</text:p>
          </table:table-cell>
          <table:table-cell table:style-name="ce38" office:value-type="string" calcext:value-type="string">
            <text:p>X</text:p>
          </table:table-cell>
          <table:table-cell table:style-name="ce39" office:value-type="string" calcext:value-type="string">
            <text:p>Op</text:p>
          </table:table-cell>
          <table:table-cell office:value-type="string" calcext:value-type="string">
            <text:p><text:s/></text:p>
          </table:table-cell>
          <table:table-cell table:style-name="ce75" table:formula="of:=[.$C$1]" office:value-type="string" office:string-value="GOR" calcext:value-type="string">
            <text:p>GOR</text:p>
          </table:table-cell>
          <table:table-cell table:style-name="ce75" table:formula="of:=[.$D$1]" office:value-type="string" office:string-value="ŠOŠ" calcext:value-type="string">
            <text:p>ŠOŠ</text:p>
          </table:table-cell>
          <table:table-cell table:style-name="ce75" table:formula="of:=[.$E$1]" office:value-type="string" office:string-value="PIN" calcext:value-type="string">
            <text:p>PIN</text:p>
          </table:table-cell>
          <table:table-cell table:style-name="ce75" table:formula="of:=[.$F$1]" office:value-type="string" office:string-value="KON" calcext:value-type="string">
            <text:p>KON</text:p>
          </table:table-cell>
          <table:table-cell table:style-name="ce75" table:formula="of:=[.$G$1]" office:value-type="string" office:string-value="ORO" calcext:value-type="string">
            <text:p>ORO</text:p>
          </table:table-cell>
          <table:table-cell table:style-name="ce75" table:formula="of:=[.$H$1]" office:value-type="string" office:string-value="MIO" calcext:value-type="string">
            <text:p>MIO</text:p>
          </table:table-cell>
          <table:table-cell table:style-name="ce75" table:formula="of:=[.$I$1]" office:value-type="string" office:string-value="BOŽ" calcext:value-type="string">
            <text:p>BOŽ</text:p>
          </table:table-cell>
          <table:table-cell table:style-name="ce75" table:formula="of:=[.$J$1]" office:value-type="string" office:string-value="TOM" calcext:value-type="string">
            <text:p>TOM</text:p>
          </table:table-cell>
          <table:table-cell table:style-name="ce75" table:formula="of:=[.$K$1]" office:value-type="string" office:string-value="MŠŠ" calcext:value-type="string">
            <text:p>MŠŠ</text:p>
          </table:table-cell>
          <table:table-cell table:style-name="ce75" table:formula="of:=[.$L$1]" office:value-type="string" office:string-value="ŽIV" calcext:value-type="string">
            <text:p>ŽIV</text:p>
          </table:table-cell>
          <table:table-cell table:style-name="ce75" table:formula="of:=[.$M$1]" office:value-type="string" office:string-value="TAL" calcext:value-type="string">
            <text:p>TAL</text:p>
          </table:table-cell>
          <table:table-cell table:style-name="ce75" table:formula="of:=[.$N$1]" office:value-type="string" office:string-value="PIR" calcext:value-type="string">
            <text:p>PIR</text:p>
          </table:table-cell>
          <table:table-cell table:style-name="ce75" table:formula="of:=NA()" office:value-type="string" office:string-value="" calcext:value-type="error">
            <text:p>#N/A</text:p>
          </table:table-cell>
          <table:table-cell table:style-name="ce75" table:formula="of:=[.$O$1]" office:value-type="string" office:string-value="NOV2" calcext:value-type="string">
            <text:p>NOV2</text:p>
          </table:table-cell>
          <table:table-cell table:style-name="ce75" table:formula="of:=[.$P$1]" office:value-type="string" office:string-value="BUT" calcext:value-type="string">
            <text:p>BUT</text:p>
          </table:table-cell>
          <table:table-cell table:style-name="ce75" table:formula="of:=[.$Q$1]" office:value-type="string" office:string-value="ŽRJ" calcext:value-type="string">
            <text:p>ŽRJ</text:p>
          </table:table-cell>
          <table:table-cell table:style-name="ce75" table:formula="of:=[.$R$1]" office:value-type="string" office:string-value="NOV3" calcext:value-type="string">
            <text:p>NOV3</text:p>
          </table:table-cell>
          <table:table-cell table:style-name="ce75" table:formula="of:=[.$S$1]" office:value-type="string" office:string-value="JNK" calcext:value-type="string">
            <text:p>JNK</text:p>
          </table:table-cell>
          <table:table-cell table:number-columns-repeated="7"/>
          <table:table-cell table:style-name="ce40" table:number-columns-repeated="6"/>
        </table:table-row>
        <table:table-row table:style-name="ro4">
          <table:table-cell table:style-name="ce209" office:value-type="date" office:date-value="2021-06-01" calcext:value-type="date">
            <text:p>01/ jun</text:p>
          </table:table-cell>
          <table:table-cell table:style-name="ce210" table:formula="of:=TEXT([.A2];&quot;Ddd&quot;)" office:value-type="string" office:string-value="tor" calcext:value-type="string">
            <text:p>tor</text:p>
          </table:table-cell>
          <table:table-cell table:style-name="ce211" table:number-columns-repeated="18"/>
          <table:table-cell table:style-name="ce213"/>
          <table:table-cell table:style-name="ce217" table:formula="of:=COUNTIF([.AH2:.AY2];&quot;☻&quot;)" office:value-type="float" office:value="0" calcext:value-type="float">
            <text:p>0</text:p>
          </table:table-cell>
          <table:table-cell table:style-name="ce217" table:formula="of:=COUNTIF([.AH2:.AY2];&quot;☺&quot;)" office:value-type="float" office:value="0" calcext:value-type="float">
            <text:p>0</text:p>
          </table:table-cell>
          <table:table-cell table:style-name="ce217" table:formula="of:=COUNTIF([.C2:.S2];&quot;51&quot;)+COUNTIF([.C2:.S2];&quot;51$&quot;)+COUNTIF([.C2:.S2];&quot;51☻&quot;)" office:value-type="float" office:value="0" calcext:value-type="float">
            <text:p>0</text:p>
          </table:table-cell>
          <table:table-cell table:style-name="ce217" table:formula="of:=COUNTIF([.C2:.S2];&quot;52&quot;)+COUNTIF([.C2:.S2];&quot;52$&quot;)+COUNTIF([.C2:.S2];&quot;52☻&quot;)" office:value-type="float" office:value="0" calcext:value-type="float">
            <text:p>0</text:p>
          </table:table-cell>
          <table:table-cell table:style-name="ce217" table:formula="of:=COUNTIF([.C2:.S2];&quot;51¶&quot;)" office:value-type="float" office:value="0" calcext:value-type="float">
            <text:p>0</text:p>
          </table:table-cell>
          <table:table-cell table:style-name="ce217" table:formula="of:=COUNTIF([.C2:.S2];&quot;52¶&quot;)" office:value-type="float" office:value="0" calcext:value-type="float">
            <text:p>0</text:p>
          </table:table-cell>
          <table:table-cell table:style-name="ce217" table:formula="of:=COUNTIF([.C2:.S2];&quot;U&quot;)+COUNTIF([.C2:.S2];&quot;U☻&quot;)+COUNTIF([.C2:.S2];&quot;U☺&quot;)" office:value-type="float" office:value="0" calcext:value-type="float">
            <text:p>0</text:p>
          </table:table-cell>
          <table:table-cell table:style-name="ce217" table:formula="of:=COUNTIF([.C2:.S2];&quot;KVIT&quot;)+COUNTIF([.C2:.S2];&quot;KVIT☻&quot;)+COUNTIF([.C2:.S2];&quot;kvit$&quot;)" office:value-type="float" office:value="0" calcext:value-type="float">
            <text:p>0</text:p>
          </table:table-cell>
          <table:table-cell table:style-name="ce219" table:formula="of:=COUNTBLANK([.C2:.S2])-3" office:value-type="float" office:value="14" calcext:value-type="float">
            <text:p>14</text:p>
          </table:table-cell>
          <table:table-cell table:style-name="ce221" table:formula="of:=COUNTIF([.C2:.S2];&quot;x&quot;)" office:value-type="float" office:value="0" calcext:value-type="float">
            <text:p>0</text:p>
          </table:table-cell>
          <table:table-cell table:style-name="ce222" table:formula="of:=COUNTIF([.C2:.S2];&quot;51&quot;)+COUNTIF([.C2:.S2];&quot;51☻&quot;)+COUNTIF([.C2:.S2];&quot;2&quot;)+COUNTIF([.C2:.S2];&quot;52&quot;)+COUNTIF([.C2:.S2];&quot;52☻&quot;)+COUNTIF([.C2:.S2];&quot;51$&quot;)+COUNTIF([.C2:.S2];&quot;52$&quot;)" office:value-type="float" office:value="0" calcext:value-type="float">
            <text:p>0</text:p>
          </table:table-cell>
          <table:table-cell table:style-name="ce87" table:formula="of:=[Vzorci_vnosov.$A$2]" office:value-type="string" office:string-value="51☻" calcext:value-type="string">
            <text:p>51☻</text:p>
          </table:table-cell>
          <table:table-cell table:style-name="ce49" table:formula="of:=RIGHT([.C2];1)">
            <text:p/>
          </table:table-cell>
          <table:table-cell table:style-name="ce49" table:formula="of:=RIGHT([.D2];1)">
            <text:p/>
          </table:table-cell>
          <table:table-cell table:style-name="ce49" table:formula="of:=RIGHT([.E2];1)">
            <text:p/>
          </table:table-cell>
          <table:table-cell table:style-name="ce49" table:formula="of:=RIGHT([.F2];1)">
            <text:p/>
          </table:table-cell>
          <table:table-cell table:style-name="ce49" table:formula="of:=RIGHT([.G2];1)">
            <text:p/>
          </table:table-cell>
          <table:table-cell table:style-name="ce49" table:formula="of:=RIGHT([.H2];1)">
            <text:p/>
          </table:table-cell>
          <table:table-cell table:style-name="ce49" table:formula="of:=RIGHT([.I2];1)">
            <text:p/>
          </table:table-cell>
          <table:table-cell table:style-name="ce49" table:formula="of:=RIGHT([.J2];1)">
            <text:p/>
          </table:table-cell>
          <table:table-cell table:style-name="ce49" table:formula="of:=RIGHT([.K2];1)">
            <text:p/>
          </table:table-cell>
          <table:table-cell table:style-name="ce49" table:formula="of:=RIGHT([.L2];1)">
            <text:p/>
          </table:table-cell>
          <table:table-cell table:style-name="ce49" table:formula="of:=RIGHT([.M2];1)">
            <text:p/>
          </table:table-cell>
          <table:table-cell table:style-name="ce49" table:formula="of:=RIGHT([.N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];1)">
            <text:p/>
          </table:table-cell>
          <table:table-cell table:style-name="ce49" table:formula="of:=RIGHT([.P2];1)">
            <text:p/>
          </table:table-cell>
          <table:table-cell table:style-name="ce49" table:formula="of:=RIGHT([.Q2];1)">
            <text:p/>
          </table:table-cell>
          <table:table-cell table:style-name="ce49" table:formula="of:=RIGHT([.R2];1)">
            <text:p/>
          </table:table-cell>
          <table:table-cell table:style-name="ce49" table:formula="of:=RIGHT([.S2];1)">
            <text:p/>
          </table:table-cell>
          <table:table-cell table:number-columns-repeated="7"/>
          <table:table-cell table:style-name="ce40" table:number-columns-repeated="6"/>
        </table:table-row>
        <table:table-row table:style-name="ro4">
          <table:table-cell table:style-name="ce209" office:value-type="date" office:date-value="2021-06-02" calcext:value-type="date">
            <text:p>02/ jun</text:p>
          </table:table-cell>
          <table:table-cell table:style-name="ce210" table:formula="of:=TEXT([.A3];&quot;Ddd&quot;)" office:value-type="string" office:string-value="sre" calcext:value-type="string">
            <text:p>sre</text:p>
          </table:table-cell>
          <table:table-cell table:style-name="ce211" table:number-columns-repeated="18"/>
          <table:table-cell table:style-name="ce213"/>
          <table:table-cell table:style-name="ce217" table:formula="of:=COUNTIF([.AH3:.AY3];&quot;☻&quot;)" office:value-type="float" office:value="0" calcext:value-type="float">
            <text:p>0</text:p>
          </table:table-cell>
          <table:table-cell table:style-name="ce217" table:formula="of:=COUNTIF([.AH3:.AY3];&quot;☺&quot;)" office:value-type="float" office:value="0" calcext:value-type="float">
            <text:p>0</text:p>
          </table:table-cell>
          <table:table-cell table:style-name="ce217" table:formula="of:=COUNTIF([.C3:.S3];&quot;51&quot;)+COUNTIF([.C3:.S3];&quot;51$&quot;)+COUNTIF([.C3:.S3];&quot;51☻&quot;)" office:value-type="float" office:value="0" calcext:value-type="float">
            <text:p>0</text:p>
          </table:table-cell>
          <table:table-cell table:style-name="ce217" table:formula="of:=COUNTIF([.C3:.S3];&quot;52&quot;)+COUNTIF([.C3:.S3];&quot;52$&quot;)+COUNTIF([.C3:.S3];&quot;52☻&quot;)" office:value-type="float" office:value="0" calcext:value-type="float">
            <text:p>0</text:p>
          </table:table-cell>
          <table:table-cell table:style-name="ce217" table:formula="of:=COUNTIF([.C3:.S3];&quot;51¶&quot;)" office:value-type="float" office:value="0" calcext:value-type="float">
            <text:p>0</text:p>
          </table:table-cell>
          <table:table-cell table:style-name="ce217" table:formula="of:=COUNTIF([.C3:.S3];&quot;52¶&quot;)" office:value-type="float" office:value="0" calcext:value-type="float">
            <text:p>0</text:p>
          </table:table-cell>
          <table:table-cell table:style-name="ce217" table:formula="of:=COUNTIF([.C3:.S3];&quot;U&quot;)+COUNTIF([.C3:.S3];&quot;U☻&quot;)+COUNTIF([.C3:.S3];&quot;U☺&quot;)" office:value-type="float" office:value="0" calcext:value-type="float">
            <text:p>0</text:p>
          </table:table-cell>
          <table:table-cell table:style-name="ce217" table:formula="of:=COUNTIF([.C3:.S3];&quot;KVIT&quot;)+COUNTIF([.C3:.S3];&quot;KVIT☻&quot;)+COUNTIF([.C3:.S3];&quot;kvit$&quot;)" office:value-type="float" office:value="0" calcext:value-type="float">
            <text:p>0</text:p>
          </table:table-cell>
          <table:table-cell table:style-name="ce219" table:formula="of:=COUNTBLANK([.C3:.S3])-3" office:value-type="float" office:value="14" calcext:value-type="float">
            <text:p>14</text:p>
          </table:table-cell>
          <table:table-cell table:style-name="ce221" table:formula="of:=COUNTIF([.C3:.S3];&quot;x&quot;)" office:value-type="float" office:value="0" calcext:value-type="float">
            <text:p>0</text:p>
          </table:table-cell>
          <table:table-cell table:style-name="ce222" table:formula="of:=COUNTIF([.C3:.S3];&quot;51&quot;)+COUNTIF([.C3:.S3];&quot;51☻&quot;)+COUNTIF([.C3:.S3];&quot;2&quot;)+COUNTIF([.C3:.S3];&quot;52&quot;)+COUNTIF([.C3:.S3];&quot;52☻&quot;)+COUNTIF([.C3:.S3];&quot;51$&quot;)+COUNTIF([.C3:.S3];&quot;52$&quot;)" office:value-type="float" office:value="0" calcext:value-type="float">
            <text:p>0</text:p>
          </table:table-cell>
          <table:table-cell table:style-name="ce87" table:formula="of:=[Vzorci_vnosov.$A$3]" office:value-type="string" office:string-value="52☻" calcext:value-type="string">
            <text:p>52☻</text:p>
          </table:table-cell>
          <table:table-cell table:style-name="ce49" table:formula="of:=RIGHT([.C3];1)">
            <text:p/>
          </table:table-cell>
          <table:table-cell table:style-name="ce49" table:formula="of:=RIGHT([.D3];1)">
            <text:p/>
          </table:table-cell>
          <table:table-cell table:style-name="ce49" table:formula="of:=RIGHT([.E3];1)">
            <text:p/>
          </table:table-cell>
          <table:table-cell table:style-name="ce49" table:formula="of:=RIGHT([.F3];1)">
            <text:p/>
          </table:table-cell>
          <table:table-cell table:style-name="ce49" table:formula="of:=RIGHT([.G3];1)">
            <text:p/>
          </table:table-cell>
          <table:table-cell table:style-name="ce49" table:formula="of:=RIGHT([.H3];1)">
            <text:p/>
          </table:table-cell>
          <table:table-cell table:style-name="ce49" table:formula="of:=RIGHT([.I3];1)">
            <text:p/>
          </table:table-cell>
          <table:table-cell table:style-name="ce49" table:formula="of:=RIGHT([.J3];1)">
            <text:p/>
          </table:table-cell>
          <table:table-cell table:style-name="ce49" table:formula="of:=RIGHT([.K3];1)">
            <text:p/>
          </table:table-cell>
          <table:table-cell table:style-name="ce49" table:formula="of:=RIGHT([.L3];1)">
            <text:p/>
          </table:table-cell>
          <table:table-cell table:style-name="ce49" table:formula="of:=RIGHT([.M3];1)">
            <text:p/>
          </table:table-cell>
          <table:table-cell table:style-name="ce49" table:formula="of:=RIGHT([.N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];1)">
            <text:p/>
          </table:table-cell>
          <table:table-cell table:style-name="ce49" table:formula="of:=RIGHT([.P3];1)">
            <text:p/>
          </table:table-cell>
          <table:table-cell table:style-name="ce49" table:formula="of:=RIGHT([.Q3];1)">
            <text:p/>
          </table:table-cell>
          <table:table-cell table:style-name="ce49" table:formula="of:=RIGHT([.R3];1)">
            <text:p/>
          </table:table-cell>
          <table:table-cell table:style-name="ce49" table:formula="of:=RIGHT([.S3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03" calcext:value-type="date">
            <text:p>03/ jun</text:p>
          </table:table-cell>
          <table:table-cell table:style-name="ce210" table:formula="of:=TEXT([.A4];&quot;Ddd&quot;)" office:value-type="string" office:string-value="čet" calcext:value-type="string">
            <text:p>čet</text:p>
          </table:table-cell>
          <table:table-cell table:style-name="ce211" table:number-columns-repeated="18"/>
          <table:table-cell table:style-name="ce213"/>
          <table:table-cell table:style-name="ce217" table:formula="of:=COUNTIF([.AH4:.AY4];&quot;☻&quot;)" office:value-type="float" office:value="0" calcext:value-type="float">
            <text:p>0</text:p>
          </table:table-cell>
          <table:table-cell table:style-name="ce217" table:formula="of:=COUNTIF([.AH4:.AY4];&quot;☺&quot;)" office:value-type="float" office:value="0" calcext:value-type="float">
            <text:p>0</text:p>
          </table:table-cell>
          <table:table-cell table:style-name="ce217" table:formula="of:=COUNTIF([.C4:.S4];&quot;51&quot;)+COUNTIF([.C4:.S4];&quot;51$&quot;)+COUNTIF([.C4:.S4];&quot;51☻&quot;)" office:value-type="float" office:value="0" calcext:value-type="float">
            <text:p>0</text:p>
          </table:table-cell>
          <table:table-cell table:style-name="ce217" table:formula="of:=COUNTIF([.C4:.S4];&quot;52&quot;)+COUNTIF([.C4:.S4];&quot;52$&quot;)+COUNTIF([.C4:.S4];&quot;52☻&quot;)" office:value-type="float" office:value="0" calcext:value-type="float">
            <text:p>0</text:p>
          </table:table-cell>
          <table:table-cell table:style-name="ce217" table:formula="of:=COUNTIF([.C4:.S4];&quot;51¶&quot;)" office:value-type="float" office:value="0" calcext:value-type="float">
            <text:p>0</text:p>
          </table:table-cell>
          <table:table-cell table:style-name="ce217" table:formula="of:=COUNTIF([.C4:.S4];&quot;52¶&quot;)" office:value-type="float" office:value="0" calcext:value-type="float">
            <text:p>0</text:p>
          </table:table-cell>
          <table:table-cell table:style-name="ce217" table:formula="of:=COUNTIF([.C4:.S4];&quot;U&quot;)+COUNTIF([.C4:.S4];&quot;U☻&quot;)+COUNTIF([.C4:.S4];&quot;U☺&quot;)" office:value-type="float" office:value="0" calcext:value-type="float">
            <text:p>0</text:p>
          </table:table-cell>
          <table:table-cell table:style-name="ce217" table:formula="of:=COUNTIF([.C4:.S4];&quot;KVIT&quot;)+COUNTIF([.C4:.S4];&quot;KVIT☻&quot;)+COUNTIF([.C4:.S4];&quot;kvit$&quot;)" office:value-type="float" office:value="0" calcext:value-type="float">
            <text:p>0</text:p>
          </table:table-cell>
          <table:table-cell table:style-name="ce219" table:formula="of:=COUNTBLANK([.C4:.S4])-3" office:value-type="float" office:value="14" calcext:value-type="float">
            <text:p>14</text:p>
          </table:table-cell>
          <table:table-cell table:style-name="ce221" table:formula="of:=COUNTIF([.C4:.S4];&quot;x&quot;)" office:value-type="float" office:value="0" calcext:value-type="float">
            <text:p>0</text:p>
          </table:table-cell>
          <table:table-cell table:style-name="ce222" table:formula="of:=COUNTIF([.C4:.S4];&quot;51&quot;)+COUNTIF([.C4:.S4];&quot;51☻&quot;)+COUNTIF([.C4:.S4];&quot;2&quot;)+COUNTIF([.C4:.S4];&quot;52&quot;)+COUNTIF([.C4:.S4];&quot;52☻&quot;)+COUNTIF([.C4:.S4];&quot;51$&quot;)+COUNTIF([.C4:.S4];&quot;52$&quot;)" office:value-type="float" office:value="0" calcext:value-type="float">
            <text:p>0</text:p>
          </table:table-cell>
          <table:table-cell table:style-name="ce87" table:formula="of:=[Vzorci_vnosov.$A$4]" office:value-type="string" office:string-value="51" calcext:value-type="string">
            <text:p>51</text:p>
          </table:table-cell>
          <table:table-cell table:style-name="ce49" table:formula="of:=RIGHT([.C4];1)">
            <text:p/>
          </table:table-cell>
          <table:table-cell table:style-name="ce49" table:formula="of:=RIGHT([.D4];1)">
            <text:p/>
          </table:table-cell>
          <table:table-cell table:style-name="ce49" table:formula="of:=RIGHT([.E4];1)">
            <text:p/>
          </table:table-cell>
          <table:table-cell table:style-name="ce49" table:formula="of:=RIGHT([.F4];1)">
            <text:p/>
          </table:table-cell>
          <table:table-cell table:style-name="ce49" table:formula="of:=RIGHT([.G4];1)">
            <text:p/>
          </table:table-cell>
          <table:table-cell table:style-name="ce49" table:formula="of:=RIGHT([.H4];1)">
            <text:p/>
          </table:table-cell>
          <table:table-cell table:style-name="ce49" table:formula="of:=RIGHT([.I4];1)">
            <text:p/>
          </table:table-cell>
          <table:table-cell table:style-name="ce49" table:formula="of:=RIGHT([.J4];1)">
            <text:p/>
          </table:table-cell>
          <table:table-cell table:style-name="ce49" table:formula="of:=RIGHT([.K4];1)">
            <text:p/>
          </table:table-cell>
          <table:table-cell table:style-name="ce49" table:formula="of:=RIGHT([.L4];1)">
            <text:p/>
          </table:table-cell>
          <table:table-cell table:style-name="ce49" table:formula="of:=RIGHT([.M4];1)">
            <text:p/>
          </table:table-cell>
          <table:table-cell table:style-name="ce49" table:formula="of:=RIGHT([.N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4];1)">
            <text:p/>
          </table:table-cell>
          <table:table-cell table:style-name="ce49" table:formula="of:=RIGHT([.P4];1)">
            <text:p/>
          </table:table-cell>
          <table:table-cell table:style-name="ce49" table:formula="of:=RIGHT([.Q4];1)">
            <text:p/>
          </table:table-cell>
          <table:table-cell table:style-name="ce49" table:formula="of:=RIGHT([.R4];1)">
            <text:p/>
          </table:table-cell>
          <table:table-cell table:style-name="ce49" table:formula="of:=RIGHT([.S4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04" calcext:value-type="date">
            <text:p>04/ jun</text:p>
          </table:table-cell>
          <table:table-cell table:style-name="ce210" table:formula="of:=TEXT([.A5];&quot;Ddd&quot;)" office:value-type="string" office:string-value="pet" calcext:value-type="string">
            <text:p>pet</text:p>
          </table:table-cell>
          <table:table-cell table:style-name="ce211" table:number-columns-repeated="18"/>
          <table:table-cell table:style-name="ce213"/>
          <table:table-cell table:style-name="ce217" table:formula="of:=COUNTIF([.AH5:.AY5];&quot;☻&quot;)" office:value-type="float" office:value="0" calcext:value-type="float">
            <text:p>0</text:p>
          </table:table-cell>
          <table:table-cell table:style-name="ce217" table:formula="of:=COUNTIF([.AH5:.AY5];&quot;☺&quot;)" office:value-type="float" office:value="0" calcext:value-type="float">
            <text:p>0</text:p>
          </table:table-cell>
          <table:table-cell table:style-name="ce217" table:formula="of:=COUNTIF([.C5:.S5];&quot;51&quot;)+COUNTIF([.C5:.S5];&quot;51$&quot;)+COUNTIF([.C5:.S5];&quot;51☻&quot;)" office:value-type="float" office:value="0" calcext:value-type="float">
            <text:p>0</text:p>
          </table:table-cell>
          <table:table-cell table:style-name="ce217" table:formula="of:=COUNTIF([.C5:.S5];&quot;52&quot;)+COUNTIF([.C5:.S5];&quot;52$&quot;)+COUNTIF([.C5:.S5];&quot;52☻&quot;)" office:value-type="float" office:value="0" calcext:value-type="float">
            <text:p>0</text:p>
          </table:table-cell>
          <table:table-cell table:style-name="ce217" table:formula="of:=COUNTIF([.C5:.S5];&quot;51¶&quot;)" office:value-type="float" office:value="0" calcext:value-type="float">
            <text:p>0</text:p>
          </table:table-cell>
          <table:table-cell table:style-name="ce217" table:formula="of:=COUNTIF([.C5:.S5];&quot;52¶&quot;)" office:value-type="float" office:value="0" calcext:value-type="float">
            <text:p>0</text:p>
          </table:table-cell>
          <table:table-cell table:style-name="ce217" table:formula="of:=COUNTIF([.C5:.S5];&quot;U&quot;)+COUNTIF([.C5:.S5];&quot;U☻&quot;)+COUNTIF([.C5:.S5];&quot;U☺&quot;)" office:value-type="float" office:value="0" calcext:value-type="float">
            <text:p>0</text:p>
          </table:table-cell>
          <table:table-cell table:style-name="ce217" table:formula="of:=COUNTIF([.C5:.S5];&quot;KVIT&quot;)+COUNTIF([.C5:.S5];&quot;KVIT☻&quot;)+COUNTIF([.C5:.S5];&quot;kvit$&quot;)" office:value-type="float" office:value="0" calcext:value-type="float">
            <text:p>0</text:p>
          </table:table-cell>
          <table:table-cell table:style-name="ce219" table:formula="of:=COUNTBLANK([.C5:.S5])-3" office:value-type="float" office:value="14" calcext:value-type="float">
            <text:p>14</text:p>
          </table:table-cell>
          <table:table-cell table:style-name="ce221" table:formula="of:=COUNTIF([.C5:.S5];&quot;x&quot;)" office:value-type="float" office:value="0" calcext:value-type="float">
            <text:p>0</text:p>
          </table:table-cell>
          <table:table-cell table:style-name="ce222" table:formula="of:=COUNTIF([.C5:.S5];&quot;51&quot;)+COUNTIF([.C5:.S5];&quot;51☻&quot;)+COUNTIF([.C5:.S5];&quot;2&quot;)+COUNTIF([.C5:.S5];&quot;52&quot;)+COUNTIF([.C5:.S5];&quot;52☻&quot;)+COUNTIF([.C5:.S5];&quot;51$&quot;)+COUNTIF([.C5:.S5];&quot;52$&quot;)" office:value-type="float" office:value="0" calcext:value-type="float">
            <text:p>0</text:p>
          </table:table-cell>
          <table:table-cell table:style-name="ce87" table:formula="of:=[Vzorci_vnosov.$A$5]" office:value-type="string" office:string-value="52" calcext:value-type="string">
            <text:p>52</text:p>
          </table:table-cell>
          <table:table-cell table:style-name="ce49" table:formula="of:=RIGHT([.C5];1)">
            <text:p/>
          </table:table-cell>
          <table:table-cell table:style-name="ce49" table:formula="of:=RIGHT([.D5];1)">
            <text:p/>
          </table:table-cell>
          <table:table-cell table:style-name="ce49" table:formula="of:=RIGHT([.E5];1)">
            <text:p/>
          </table:table-cell>
          <table:table-cell table:style-name="ce49" table:formula="of:=RIGHT([.F5];1)">
            <text:p/>
          </table:table-cell>
          <table:table-cell table:style-name="ce49" table:formula="of:=RIGHT([.G5];1)">
            <text:p/>
          </table:table-cell>
          <table:table-cell table:style-name="ce49" table:formula="of:=RIGHT([.H5];1)">
            <text:p/>
          </table:table-cell>
          <table:table-cell table:style-name="ce49" table:formula="of:=RIGHT([.I5];1)">
            <text:p/>
          </table:table-cell>
          <table:table-cell table:style-name="ce49" table:formula="of:=RIGHT([.J5];1)">
            <text:p/>
          </table:table-cell>
          <table:table-cell table:style-name="ce49" table:formula="of:=RIGHT([.K5];1)">
            <text:p/>
          </table:table-cell>
          <table:table-cell table:style-name="ce49" table:formula="of:=RIGHT([.L5];1)">
            <text:p/>
          </table:table-cell>
          <table:table-cell table:style-name="ce49" table:formula="of:=RIGHT([.M5];1)">
            <text:p/>
          </table:table-cell>
          <table:table-cell table:style-name="ce49" table:formula="of:=RIGHT([.N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5];1)">
            <text:p/>
          </table:table-cell>
          <table:table-cell table:style-name="ce49" table:formula="of:=RIGHT([.P5];1)">
            <text:p/>
          </table:table-cell>
          <table:table-cell table:style-name="ce49" table:formula="of:=RIGHT([.Q5];1)">
            <text:p/>
          </table:table-cell>
          <table:table-cell table:style-name="ce49" table:formula="of:=RIGHT([.R5];1)">
            <text:p/>
          </table:table-cell>
          <table:table-cell table:style-name="ce49" table:formula="of:=RIGHT([.S5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05" calcext:value-type="date">
            <text:p>05/ jun</text:p>
          </table:table-cell>
          <table:table-cell table:style-name="ce210" table:formula="of:=TEXT([.A6];&quot;Ddd&quot;)" office:value-type="string" office:string-value="sob" calcext:value-type="string">
            <text:p>sob</text:p>
          </table:table-cell>
          <table:table-cell table:style-name="ce211" table:number-columns-repeated="18"/>
          <table:table-cell table:style-name="ce213"/>
          <table:table-cell table:style-name="ce217" table:formula="of:=COUNTIF([.AH6:.AY6];&quot;☻&quot;)" office:value-type="float" office:value="0" calcext:value-type="float">
            <text:p>0</text:p>
          </table:table-cell>
          <table:table-cell table:style-name="ce217" table:formula="of:=COUNTIF([.AH6:.AY6];&quot;☺&quot;)" office:value-type="float" office:value="0" calcext:value-type="float">
            <text:p>0</text:p>
          </table:table-cell>
          <table:table-cell table:style-name="ce217" table:formula="of:=COUNTIF([.C6:.S6];&quot;51&quot;)+COUNTIF([.C6:.S6];&quot;51$&quot;)+COUNTIF([.C6:.S6];&quot;51☻&quot;)" office:value-type="float" office:value="0" calcext:value-type="float">
            <text:p>0</text:p>
          </table:table-cell>
          <table:table-cell table:style-name="ce217" table:formula="of:=COUNTIF([.C6:.S6];&quot;52&quot;)+COUNTIF([.C6:.S6];&quot;52$&quot;)+COUNTIF([.C6:.S6];&quot;52☻&quot;)" office:value-type="float" office:value="0" calcext:value-type="float">
            <text:p>0</text:p>
          </table:table-cell>
          <table:table-cell table:style-name="ce217" table:formula="of:=COUNTIF([.C6:.S6];&quot;51¶&quot;)" office:value-type="float" office:value="0" calcext:value-type="float">
            <text:p>0</text:p>
          </table:table-cell>
          <table:table-cell table:style-name="ce217" table:formula="of:=COUNTIF([.C6:.S6];&quot;52¶&quot;)" office:value-type="float" office:value="0" calcext:value-type="float">
            <text:p>0</text:p>
          </table:table-cell>
          <table:table-cell table:style-name="ce217" table:formula="of:=COUNTIF([.C6:.S6];&quot;U&quot;)+COUNTIF([.C6:.S6];&quot;U☻&quot;)+COUNTIF([.C6:.S6];&quot;U☺&quot;)" office:value-type="float" office:value="0" calcext:value-type="float">
            <text:p>0</text:p>
          </table:table-cell>
          <table:table-cell table:style-name="ce217" table:formula="of:=COUNTIF([.C6:.S6];&quot;KVIT&quot;)+COUNTIF([.C6:.S6];&quot;KVIT☻&quot;)+COUNTIF([.C6:.S6];&quot;kvit$&quot;)" office:value-type="float" office:value="0" calcext:value-type="float">
            <text:p>0</text:p>
          </table:table-cell>
          <table:table-cell table:style-name="ce219" table:formula="of:=COUNTBLANK([.C6:.S6])-3" office:value-type="float" office:value="14" calcext:value-type="float">
            <text:p>14</text:p>
          </table:table-cell>
          <table:table-cell table:style-name="ce221" table:formula="of:=COUNTIF([.C6:.S6];&quot;x&quot;)" office:value-type="float" office:value="0" calcext:value-type="float">
            <text:p>0</text:p>
          </table:table-cell>
          <table:table-cell table:style-name="ce222" table:formula="of:=COUNTIF([.C6:.S6];&quot;51&quot;)+COUNTIF([.C6:.S6];&quot;51☻&quot;)+COUNTIF([.C6:.S6];&quot;2&quot;)+COUNTIF([.C6:.S6];&quot;52&quot;)+COUNTIF([.C6:.S6];&quot;52☻&quot;)+COUNTIF([.C6:.S6];&quot;51$&quot;)+COUNTIF([.C6:.S6];&quot;52$&quot;)" office:value-type="float" office:value="0" calcext:value-type="float">
            <text:p>0</text:p>
          </table:table-cell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49" table:formula="of:=RIGHT([.C6];1)">
            <text:p/>
          </table:table-cell>
          <table:table-cell table:style-name="ce49" table:formula="of:=RIGHT([.D6];1)">
            <text:p/>
          </table:table-cell>
          <table:table-cell table:style-name="ce49" table:formula="of:=RIGHT([.E6];1)">
            <text:p/>
          </table:table-cell>
          <table:table-cell table:style-name="ce49" table:formula="of:=RIGHT([.F6];1)">
            <text:p/>
          </table:table-cell>
          <table:table-cell table:style-name="ce49" table:formula="of:=RIGHT([.G6];1)">
            <text:p/>
          </table:table-cell>
          <table:table-cell table:style-name="ce49" table:formula="of:=RIGHT([.H6];1)">
            <text:p/>
          </table:table-cell>
          <table:table-cell table:style-name="ce49" table:formula="of:=RIGHT([.I6];1)">
            <text:p/>
          </table:table-cell>
          <table:table-cell table:style-name="ce49" table:formula="of:=RIGHT([.J6];1)">
            <text:p/>
          </table:table-cell>
          <table:table-cell table:style-name="ce49" table:formula="of:=RIGHT([.K6];1)">
            <text:p/>
          </table:table-cell>
          <table:table-cell table:style-name="ce49" table:formula="of:=RIGHT([.L6];1)">
            <text:p/>
          </table:table-cell>
          <table:table-cell table:style-name="ce49" table:formula="of:=RIGHT([.M6];1)">
            <text:p/>
          </table:table-cell>
          <table:table-cell table:style-name="ce49" table:formula="of:=RIGHT([.N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6];1)">
            <text:p/>
          </table:table-cell>
          <table:table-cell table:style-name="ce49" table:formula="of:=RIGHT([.P6];1)">
            <text:p/>
          </table:table-cell>
          <table:table-cell table:style-name="ce49" table:formula="of:=RIGHT([.Q6];1)">
            <text:p/>
          </table:table-cell>
          <table:table-cell table:style-name="ce49" table:formula="of:=RIGHT([.R6];1)">
            <text:p/>
          </table:table-cell>
          <table:table-cell table:style-name="ce49" table:formula="of:=RIGHT([.S6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06" calcext:value-type="date">
            <text:p>06/ jun</text:p>
          </table:table-cell>
          <table:table-cell table:style-name="ce210" table:formula="of:=TEXT([.A7];&quot;Ddd&quot;)" office:value-type="string" office:string-value="ned" calcext:value-type="string">
            <text:p>ned</text:p>
          </table:table-cell>
          <table:table-cell table:style-name="ce211" table:number-columns-repeated="18"/>
          <table:table-cell table:style-name="ce213"/>
          <table:table-cell table:style-name="ce217" table:formula="of:=COUNTIF([.AH7:.AY7];&quot;☻&quot;)" office:value-type="float" office:value="0" calcext:value-type="float">
            <text:p>0</text:p>
          </table:table-cell>
          <table:table-cell table:style-name="ce217" table:formula="of:=COUNTIF([.AH7:.AY7];&quot;☺&quot;)" office:value-type="float" office:value="0" calcext:value-type="float">
            <text:p>0</text:p>
          </table:table-cell>
          <table:table-cell table:style-name="ce217" table:formula="of:=COUNTIF([.C7:.S7];&quot;51&quot;)+COUNTIF([.C7:.S7];&quot;51$&quot;)+COUNTIF([.C7:.S7];&quot;51☻&quot;)" office:value-type="float" office:value="0" calcext:value-type="float">
            <text:p>0</text:p>
          </table:table-cell>
          <table:table-cell table:style-name="ce217" table:formula="of:=COUNTIF([.C7:.S7];&quot;52&quot;)+COUNTIF([.C7:.S7];&quot;52$&quot;)+COUNTIF([.C7:.S7];&quot;52☻&quot;)" office:value-type="float" office:value="0" calcext:value-type="float">
            <text:p>0</text:p>
          </table:table-cell>
          <table:table-cell table:style-name="ce217" table:formula="of:=COUNTIF([.C7:.S7];&quot;51¶&quot;)" office:value-type="float" office:value="0" calcext:value-type="float">
            <text:p>0</text:p>
          </table:table-cell>
          <table:table-cell table:style-name="ce217" table:formula="of:=COUNTIF([.C7:.S7];&quot;52¶&quot;)" office:value-type="float" office:value="0" calcext:value-type="float">
            <text:p>0</text:p>
          </table:table-cell>
          <table:table-cell table:style-name="ce217" table:formula="of:=COUNTIF([.C7:.S7];&quot;U&quot;)+COUNTIF([.C7:.S7];&quot;U☻&quot;)+COUNTIF([.C7:.S7];&quot;U☺&quot;)" office:value-type="float" office:value="0" calcext:value-type="float">
            <text:p>0</text:p>
          </table:table-cell>
          <table:table-cell table:style-name="ce217" table:formula="of:=COUNTIF([.C7:.S7];&quot;KVIT&quot;)+COUNTIF([.C7:.S7];&quot;KVIT☻&quot;)+COUNTIF([.C7:.S7];&quot;kvit$&quot;)" office:value-type="float" office:value="0" calcext:value-type="float">
            <text:p>0</text:p>
          </table:table-cell>
          <table:table-cell table:style-name="ce219" table:formula="of:=COUNTBLANK([.C7:.S7])-3" office:value-type="float" office:value="14" calcext:value-type="float">
            <text:p>14</text:p>
          </table:table-cell>
          <table:table-cell table:style-name="ce221" table:formula="of:=COUNTIF([.C7:.S7];&quot;x&quot;)" office:value-type="float" office:value="0" calcext:value-type="float">
            <text:p>0</text:p>
          </table:table-cell>
          <table:table-cell table:style-name="ce222" table:formula="of:=COUNTIF([.C7:.S7];&quot;51&quot;)+COUNTIF([.C7:.S7];&quot;51☻&quot;)+COUNTIF([.C7:.S7];&quot;2&quot;)+COUNTIF([.C7:.S7];&quot;52&quot;)+COUNTIF([.C7:.S7];&quot;52☻&quot;)+COUNTIF([.C7:.S7];&quot;51$&quot;)+COUNTIF([.C7:.S7];&quot;52$&quot;)" office:value-type="float" office:value="0" calcext:value-type="float">
            <text:p>0</text:p>
          </table:table-cell>
          <table:table-cell table:style-name="ce88" table:formula="of:=[Vzorci_vnosov.$A$7]" office:value-type="string" office:string-value="KVIT☻" calcext:value-type="string">
            <text:p>KVIT☻</text:p>
          </table:table-cell>
          <table:table-cell table:style-name="ce49" table:formula="of:=RIGHT([.C7];1)">
            <text:p/>
          </table:table-cell>
          <table:table-cell table:style-name="ce49" table:formula="of:=RIGHT([.D7];1)">
            <text:p/>
          </table:table-cell>
          <table:table-cell table:style-name="ce49" table:formula="of:=RIGHT([.E7];1)">
            <text:p/>
          </table:table-cell>
          <table:table-cell table:style-name="ce49" table:formula="of:=RIGHT([.F7];1)">
            <text:p/>
          </table:table-cell>
          <table:table-cell table:style-name="ce49" table:formula="of:=RIGHT([.G7];1)">
            <text:p/>
          </table:table-cell>
          <table:table-cell table:style-name="ce49" table:formula="of:=RIGHT([.H7];1)">
            <text:p/>
          </table:table-cell>
          <table:table-cell table:style-name="ce49" table:formula="of:=RIGHT([.I7];1)">
            <text:p/>
          </table:table-cell>
          <table:table-cell table:style-name="ce49" table:formula="of:=RIGHT([.J7];1)">
            <text:p/>
          </table:table-cell>
          <table:table-cell table:style-name="ce49" table:formula="of:=RIGHT([.K7];1)">
            <text:p/>
          </table:table-cell>
          <table:table-cell table:style-name="ce49" table:formula="of:=RIGHT([.L7];1)">
            <text:p/>
          </table:table-cell>
          <table:table-cell table:style-name="ce49" table:formula="of:=RIGHT([.M7];1)">
            <text:p/>
          </table:table-cell>
          <table:table-cell table:style-name="ce49" table:formula="of:=RIGHT([.N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7];1)">
            <text:p/>
          </table:table-cell>
          <table:table-cell table:style-name="ce49" table:formula="of:=RIGHT([.P7];1)">
            <text:p/>
          </table:table-cell>
          <table:table-cell table:style-name="ce49" table:formula="of:=RIGHT([.Q7];1)">
            <text:p/>
          </table:table-cell>
          <table:table-cell table:style-name="ce49" table:formula="of:=RIGHT([.R7];1)">
            <text:p/>
          </table:table-cell>
          <table:table-cell table:style-name="ce49" table:formula="of:=RIGHT([.S7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07" calcext:value-type="date">
            <text:p>07/ jun</text:p>
          </table:table-cell>
          <table:table-cell table:style-name="ce210" table:formula="of:=TEXT([.A8];&quot;Ddd&quot;)" office:value-type="string" office:string-value="pon" calcext:value-type="string">
            <text:p>pon</text:p>
          </table:table-cell>
          <table:table-cell table:style-name="ce211" table:number-columns-repeated="18"/>
          <table:table-cell table:style-name="ce213"/>
          <table:table-cell table:style-name="ce217" table:formula="of:=COUNTIF([.AH8:.AY8];&quot;☻&quot;)" office:value-type="float" office:value="0" calcext:value-type="float">
            <text:p>0</text:p>
          </table:table-cell>
          <table:table-cell table:style-name="ce217" table:formula="of:=COUNTIF([.AH8:.AY8];&quot;☺&quot;)" office:value-type="float" office:value="0" calcext:value-type="float">
            <text:p>0</text:p>
          </table:table-cell>
          <table:table-cell table:style-name="ce217" table:formula="of:=COUNTIF([.C8:.S8];&quot;51&quot;)+COUNTIF([.C8:.S8];&quot;51$&quot;)+COUNTIF([.C8:.S8];&quot;51☻&quot;)" office:value-type="float" office:value="0" calcext:value-type="float">
            <text:p>0</text:p>
          </table:table-cell>
          <table:table-cell table:style-name="ce217" table:formula="of:=COUNTIF([.C8:.S8];&quot;52&quot;)+COUNTIF([.C8:.S8];&quot;52$&quot;)+COUNTIF([.C8:.S8];&quot;52☻&quot;)" office:value-type="float" office:value="0" calcext:value-type="float">
            <text:p>0</text:p>
          </table:table-cell>
          <table:table-cell table:style-name="ce217" table:formula="of:=COUNTIF([.C8:.S8];&quot;51¶&quot;)" office:value-type="float" office:value="0" calcext:value-type="float">
            <text:p>0</text:p>
          </table:table-cell>
          <table:table-cell table:style-name="ce217" table:formula="of:=COUNTIF([.C8:.S8];&quot;52¶&quot;)" office:value-type="float" office:value="0" calcext:value-type="float">
            <text:p>0</text:p>
          </table:table-cell>
          <table:table-cell table:style-name="ce217" table:formula="of:=COUNTIF([.C8:.S8];&quot;U&quot;)+COUNTIF([.C8:.S8];&quot;U☻&quot;)+COUNTIF([.C8:.S8];&quot;U☺&quot;)" office:value-type="float" office:value="0" calcext:value-type="float">
            <text:p>0</text:p>
          </table:table-cell>
          <table:table-cell table:style-name="ce217" table:formula="of:=COUNTIF([.C8:.S8];&quot;KVIT&quot;)+COUNTIF([.C8:.S8];&quot;KVIT☻&quot;)+COUNTIF([.C8:.S8];&quot;kvit$&quot;)" office:value-type="float" office:value="0" calcext:value-type="float">
            <text:p>0</text:p>
          </table:table-cell>
          <table:table-cell table:style-name="ce219" table:formula="of:=COUNTBLANK([.C8:.S8])-3" office:value-type="float" office:value="14" calcext:value-type="float">
            <text:p>14</text:p>
          </table:table-cell>
          <table:table-cell table:style-name="ce221" table:formula="of:=COUNTIF([.C8:.S8];&quot;x&quot;)" office:value-type="float" office:value="0" calcext:value-type="float">
            <text:p>0</text:p>
          </table:table-cell>
          <table:table-cell table:style-name="ce222" table:formula="of:=COUNTIF([.C8:.S8];&quot;51&quot;)+COUNTIF([.C8:.S8];&quot;51☻&quot;)+COUNTIF([.C8:.S8];&quot;2&quot;)+COUNTIF([.C8:.S8];&quot;52&quot;)+COUNTIF([.C8:.S8];&quot;52☻&quot;)+COUNTIF([.C8:.S8];&quot;51$&quot;)+COUNTIF([.C8:.S8];&quot;52$&quot;)" office:value-type="float" office:value="0" calcext:value-type="float">
            <text:p>0</text:p>
          </table:table-cell>
          <table:table-cell table:style-name="ce87" table:formula="of:=[Vzorci_vnosov.$A$8]" office:value-type="string" office:string-value="U" calcext:value-type="string">
            <text:p>U</text:p>
          </table:table-cell>
          <table:table-cell table:style-name="ce49" table:formula="of:=RIGHT([.C8];1)">
            <text:p/>
          </table:table-cell>
          <table:table-cell table:style-name="ce49" table:formula="of:=RIGHT([.D8];1)">
            <text:p/>
          </table:table-cell>
          <table:table-cell table:style-name="ce49" table:formula="of:=RIGHT([.E8];1)">
            <text:p/>
          </table:table-cell>
          <table:table-cell table:style-name="ce49" table:formula="of:=RIGHT([.F8];1)">
            <text:p/>
          </table:table-cell>
          <table:table-cell table:style-name="ce49" table:formula="of:=RIGHT([.G8];1)">
            <text:p/>
          </table:table-cell>
          <table:table-cell table:style-name="ce49" table:formula="of:=RIGHT([.H8];1)">
            <text:p/>
          </table:table-cell>
          <table:table-cell table:style-name="ce49" table:formula="of:=RIGHT([.I8];1)">
            <text:p/>
          </table:table-cell>
          <table:table-cell table:style-name="ce49" table:formula="of:=RIGHT([.J8];1)">
            <text:p/>
          </table:table-cell>
          <table:table-cell table:style-name="ce49" table:formula="of:=RIGHT([.K8];1)">
            <text:p/>
          </table:table-cell>
          <table:table-cell table:style-name="ce49" table:formula="of:=RIGHT([.L8];1)">
            <text:p/>
          </table:table-cell>
          <table:table-cell table:style-name="ce49" table:formula="of:=RIGHT([.M8];1)">
            <text:p/>
          </table:table-cell>
          <table:table-cell table:style-name="ce49" table:formula="of:=RIGHT([.N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8];1)">
            <text:p/>
          </table:table-cell>
          <table:table-cell table:style-name="ce49" table:formula="of:=RIGHT([.P8];1)">
            <text:p/>
          </table:table-cell>
          <table:table-cell table:style-name="ce49" table:formula="of:=RIGHT([.Q8];1)">
            <text:p/>
          </table:table-cell>
          <table:table-cell table:style-name="ce49" table:formula="of:=RIGHT([.R8];1)">
            <text:p/>
          </table:table-cell>
          <table:table-cell table:style-name="ce49" table:formula="of:=RIGHT([.S8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08" calcext:value-type="date">
            <text:p>08/ jun</text:p>
          </table:table-cell>
          <table:table-cell table:style-name="ce210" table:formula="of:=TEXT([.A9];&quot;Ddd&quot;)" office:value-type="string" office:string-value="tor" calcext:value-type="string">
            <text:p>tor</text:p>
          </table:table-cell>
          <table:table-cell table:style-name="ce211" table:number-columns-repeated="18"/>
          <table:table-cell table:style-name="ce213"/>
          <table:table-cell table:style-name="ce217" table:formula="of:=COUNTIF([.AH9:.AY9];&quot;☻&quot;)" office:value-type="float" office:value="0" calcext:value-type="float">
            <text:p>0</text:p>
          </table:table-cell>
          <table:table-cell table:style-name="ce217" table:formula="of:=COUNTIF([.AH9:.AY9];&quot;☺&quot;)" office:value-type="float" office:value="0" calcext:value-type="float">
            <text:p>0</text:p>
          </table:table-cell>
          <table:table-cell table:style-name="ce217" table:formula="of:=COUNTIF([.C9:.S9];&quot;51&quot;)+COUNTIF([.C9:.S9];&quot;51$&quot;)+COUNTIF([.C9:.S9];&quot;51☻&quot;)" office:value-type="float" office:value="0" calcext:value-type="float">
            <text:p>0</text:p>
          </table:table-cell>
          <table:table-cell table:style-name="ce217" table:formula="of:=COUNTIF([.C9:.S9];&quot;52&quot;)+COUNTIF([.C9:.S9];&quot;52$&quot;)+COUNTIF([.C9:.S9];&quot;52☻&quot;)" office:value-type="float" office:value="0" calcext:value-type="float">
            <text:p>0</text:p>
          </table:table-cell>
          <table:table-cell table:style-name="ce217" table:formula="of:=COUNTIF([.C9:.S9];&quot;51¶&quot;)" office:value-type="float" office:value="0" calcext:value-type="float">
            <text:p>0</text:p>
          </table:table-cell>
          <table:table-cell table:style-name="ce217" table:formula="of:=COUNTIF([.C9:.S9];&quot;52¶&quot;)" office:value-type="float" office:value="0" calcext:value-type="float">
            <text:p>0</text:p>
          </table:table-cell>
          <table:table-cell table:style-name="ce217" table:formula="of:=COUNTIF([.C9:.S9];&quot;U&quot;)+COUNTIF([.C9:.S9];&quot;U☻&quot;)+COUNTIF([.C9:.S9];&quot;U☺&quot;)" office:value-type="float" office:value="0" calcext:value-type="float">
            <text:p>0</text:p>
          </table:table-cell>
          <table:table-cell table:style-name="ce217" table:formula="of:=COUNTIF([.C9:.S9];&quot;KVIT&quot;)+COUNTIF([.C9:.S9];&quot;KVIT☻&quot;)+COUNTIF([.C9:.S9];&quot;kvit$&quot;)" office:value-type="float" office:value="0" calcext:value-type="float">
            <text:p>0</text:p>
          </table:table-cell>
          <table:table-cell table:style-name="ce219" table:formula="of:=COUNTBLANK([.C9:.S9])-3" office:value-type="float" office:value="14" calcext:value-type="float">
            <text:p>14</text:p>
          </table:table-cell>
          <table:table-cell table:style-name="ce221" table:formula="of:=COUNTIF([.C9:.S9];&quot;x&quot;)" office:value-type="float" office:value="0" calcext:value-type="float">
            <text:p>0</text:p>
          </table:table-cell>
          <table:table-cell table:style-name="ce222" table:formula="of:=COUNTIF([.C9:.S9];&quot;51&quot;)+COUNTIF([.C9:.S9];&quot;51☻&quot;)+COUNTIF([.C9:.S9];&quot;2&quot;)+COUNTIF([.C9:.S9];&quot;52&quot;)+COUNTIF([.C9:.S9];&quot;52☻&quot;)+COUNTIF([.C9:.S9];&quot;51$&quot;)+COUNTIF([.C9:.S9];&quot;52$&quot;)" office:value-type="float" office:value="0" calcext:value-type="float">
            <text:p>0</text:p>
          </table:table-cell>
          <table:table-cell table:style-name="ce87" table:formula="of:=[Vzorci_vnosov.$A$9]" office:value-type="string" office:string-value="U☻" calcext:value-type="string">
            <text:p>U☻</text:p>
          </table:table-cell>
          <table:table-cell table:style-name="ce49" table:formula="of:=RIGHT([.C9];1)">
            <text:p/>
          </table:table-cell>
          <table:table-cell table:style-name="ce49" table:formula="of:=RIGHT([.D9];1)">
            <text:p/>
          </table:table-cell>
          <table:table-cell table:style-name="ce49" table:formula="of:=RIGHT([.E9];1)">
            <text:p/>
          </table:table-cell>
          <table:table-cell table:style-name="ce49" table:formula="of:=RIGHT([.F9];1)">
            <text:p/>
          </table:table-cell>
          <table:table-cell table:style-name="ce49" table:formula="of:=RIGHT([.G9];1)">
            <text:p/>
          </table:table-cell>
          <table:table-cell table:style-name="ce49" table:formula="of:=RIGHT([.H9];1)">
            <text:p/>
          </table:table-cell>
          <table:table-cell table:style-name="ce49" table:formula="of:=RIGHT([.I9];1)">
            <text:p/>
          </table:table-cell>
          <table:table-cell table:style-name="ce49" table:formula="of:=RIGHT([.J9];1)">
            <text:p/>
          </table:table-cell>
          <table:table-cell table:style-name="ce49" table:formula="of:=RIGHT([.K9];1)">
            <text:p/>
          </table:table-cell>
          <table:table-cell table:style-name="ce49" table:formula="of:=RIGHT([.L9];1)">
            <text:p/>
          </table:table-cell>
          <table:table-cell table:style-name="ce49" table:formula="of:=RIGHT([.M9];1)">
            <text:p/>
          </table:table-cell>
          <table:table-cell table:style-name="ce49" table:formula="of:=RIGHT([.N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9];1)">
            <text:p/>
          </table:table-cell>
          <table:table-cell table:style-name="ce49" table:formula="of:=RIGHT([.P9];1)">
            <text:p/>
          </table:table-cell>
          <table:table-cell table:style-name="ce49" table:formula="of:=RIGHT([.Q9];1)">
            <text:p/>
          </table:table-cell>
          <table:table-cell table:style-name="ce49" table:formula="of:=RIGHT([.R9];1)">
            <text:p/>
          </table:table-cell>
          <table:table-cell table:style-name="ce49" table:formula="of:=RIGHT([.S9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09" calcext:value-type="date">
            <text:p>09/ jun</text:p>
          </table:table-cell>
          <table:table-cell table:style-name="ce210" table:formula="of:=TEXT([.A10];&quot;Ddd&quot;)" office:value-type="string" office:string-value="sre" calcext:value-type="string">
            <text:p>sre</text:p>
          </table:table-cell>
          <table:table-cell table:style-name="ce211" table:number-columns-repeated="18"/>
          <table:table-cell table:style-name="ce213"/>
          <table:table-cell table:style-name="ce217" table:formula="of:=COUNTIF([.AH10:.AY10];&quot;☻&quot;)" office:value-type="float" office:value="0" calcext:value-type="float">
            <text:p>0</text:p>
          </table:table-cell>
          <table:table-cell table:style-name="ce217" table:formula="of:=COUNTIF([.AH10:.AY10];&quot;☺&quot;)" office:value-type="float" office:value="0" calcext:value-type="float">
            <text:p>0</text:p>
          </table:table-cell>
          <table:table-cell table:style-name="ce217" table:formula="of:=COUNTIF([.C10:.S10];&quot;51&quot;)+COUNTIF([.C10:.S10];&quot;51$&quot;)+COUNTIF([.C10:.S10];&quot;51☻&quot;)" office:value-type="float" office:value="0" calcext:value-type="float">
            <text:p>0</text:p>
          </table:table-cell>
          <table:table-cell table:style-name="ce217" table:formula="of:=COUNTIF([.C10:.S10];&quot;52&quot;)+COUNTIF([.C10:.S10];&quot;52$&quot;)+COUNTIF([.C10:.S10];&quot;52☻&quot;)" office:value-type="float" office:value="0" calcext:value-type="float">
            <text:p>0</text:p>
          </table:table-cell>
          <table:table-cell table:style-name="ce217" table:formula="of:=COUNTIF([.C10:.S10];&quot;51¶&quot;)" office:value-type="float" office:value="0" calcext:value-type="float">
            <text:p>0</text:p>
          </table:table-cell>
          <table:table-cell table:style-name="ce217" table:formula="of:=COUNTIF([.C10:.S10];&quot;52¶&quot;)" office:value-type="float" office:value="0" calcext:value-type="float">
            <text:p>0</text:p>
          </table:table-cell>
          <table:table-cell table:style-name="ce217" table:formula="of:=COUNTIF([.C10:.S10];&quot;U&quot;)+COUNTIF([.C10:.S10];&quot;U☻&quot;)+COUNTIF([.C10:.S10];&quot;U☺&quot;)" office:value-type="float" office:value="0" calcext:value-type="float">
            <text:p>0</text:p>
          </table:table-cell>
          <table:table-cell table:style-name="ce217" table:formula="of:=COUNTIF([.C10:.S10];&quot;KVIT&quot;)+COUNTIF([.C10:.S10];&quot;KVIT☻&quot;)+COUNTIF([.C10:.S10];&quot;kvit$&quot;)" office:value-type="float" office:value="0" calcext:value-type="float">
            <text:p>0</text:p>
          </table:table-cell>
          <table:table-cell table:style-name="ce219" table:formula="of:=COUNTBLANK([.C10:.S10])-3" office:value-type="float" office:value="14" calcext:value-type="float">
            <text:p>14</text:p>
          </table:table-cell>
          <table:table-cell table:style-name="ce221" table:formula="of:=COUNTIF([.C10:.S10];&quot;x&quot;)" office:value-type="float" office:value="0" calcext:value-type="float">
            <text:p>0</text:p>
          </table:table-cell>
          <table:table-cell table:style-name="ce222" table:formula="of:=COUNTIF([.C10:.S10];&quot;51&quot;)+COUNTIF([.C10:.S10];&quot;51☻&quot;)+COUNTIF([.C10:.S10];&quot;2&quot;)+COUNTIF([.C10:.S10];&quot;52&quot;)+COUNTIF([.C10:.S10];&quot;52☻&quot;)+COUNTIF([.C10:.S10];&quot;51$&quot;)+COUNTIF([.C10:.S10];&quot;52$&quot;)" office:value-type="float" office:value="0" calcext:value-type="float">
            <text:p>0</text:p>
          </table:table-cell>
          <table:table-cell table:style-name="ce87" table:formula="of:=[Vzorci_vnosov.$A$10]" office:value-type="string" office:string-value="12-20" calcext:value-type="string">
            <text:p>12-20</text:p>
          </table:table-cell>
          <table:table-cell table:style-name="ce49" table:formula="of:=RIGHT([.C10];1)">
            <text:p/>
          </table:table-cell>
          <table:table-cell table:style-name="ce49" table:formula="of:=RIGHT([.D10];1)">
            <text:p/>
          </table:table-cell>
          <table:table-cell table:style-name="ce49" table:formula="of:=RIGHT([.E10];1)">
            <text:p/>
          </table:table-cell>
          <table:table-cell table:style-name="ce49" table:formula="of:=RIGHT([.F10];1)">
            <text:p/>
          </table:table-cell>
          <table:table-cell table:style-name="ce49" table:formula="of:=RIGHT([.G10];1)">
            <text:p/>
          </table:table-cell>
          <table:table-cell table:style-name="ce49" table:formula="of:=RIGHT([.H10];1)">
            <text:p/>
          </table:table-cell>
          <table:table-cell table:style-name="ce49" table:formula="of:=RIGHT([.I10];1)">
            <text:p/>
          </table:table-cell>
          <table:table-cell table:style-name="ce49" table:formula="of:=RIGHT([.J10];1)">
            <text:p/>
          </table:table-cell>
          <table:table-cell table:style-name="ce49" table:formula="of:=RIGHT([.K10];1)">
            <text:p/>
          </table:table-cell>
          <table:table-cell table:style-name="ce49" table:formula="of:=RIGHT([.L10];1)">
            <text:p/>
          </table:table-cell>
          <table:table-cell table:style-name="ce49" table:formula="of:=RIGHT([.M10];1)">
            <text:p/>
          </table:table-cell>
          <table:table-cell table:style-name="ce49" table:formula="of:=RIGHT([.N1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0];1)">
            <text:p/>
          </table:table-cell>
          <table:table-cell table:style-name="ce49" table:formula="of:=RIGHT([.P10];1)">
            <text:p/>
          </table:table-cell>
          <table:table-cell table:style-name="ce49" table:formula="of:=RIGHT([.Q10];1)">
            <text:p/>
          </table:table-cell>
          <table:table-cell table:style-name="ce49" table:formula="of:=RIGHT([.R10];1)">
            <text:p/>
          </table:table-cell>
          <table:table-cell table:style-name="ce49" table:formula="of:=RIGHT([.S10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10" calcext:value-type="date">
            <text:p>10/ jun</text:p>
          </table:table-cell>
          <table:table-cell table:style-name="ce210" table:formula="of:=TEXT([.A11];&quot;Ddd&quot;)" office:value-type="string" office:string-value="čet" calcext:value-type="string">
            <text:p>čet</text:p>
          </table:table-cell>
          <table:table-cell table:style-name="ce211" table:number-columns-repeated="18"/>
          <table:table-cell table:style-name="ce213"/>
          <table:table-cell table:style-name="ce217" table:formula="of:=COUNTIF([.AH11:.AY11];&quot;☻&quot;)" office:value-type="float" office:value="0" calcext:value-type="float">
            <text:p>0</text:p>
          </table:table-cell>
          <table:table-cell table:style-name="ce217" table:formula="of:=COUNTIF([.AH11:.AY11];&quot;☺&quot;)" office:value-type="float" office:value="0" calcext:value-type="float">
            <text:p>0</text:p>
          </table:table-cell>
          <table:table-cell table:style-name="ce217" table:formula="of:=COUNTIF([.C11:.S11];&quot;51&quot;)+COUNTIF([.C11:.S11];&quot;51$&quot;)+COUNTIF([.C11:.S11];&quot;51☻&quot;)" office:value-type="float" office:value="0" calcext:value-type="float">
            <text:p>0</text:p>
          </table:table-cell>
          <table:table-cell table:style-name="ce217" table:formula="of:=COUNTIF([.C11:.S11];&quot;52&quot;)+COUNTIF([.C11:.S11];&quot;52$&quot;)+COUNTIF([.C11:.S11];&quot;52☻&quot;)" office:value-type="float" office:value="0" calcext:value-type="float">
            <text:p>0</text:p>
          </table:table-cell>
          <table:table-cell table:style-name="ce217" table:formula="of:=COUNTIF([.C11:.S11];&quot;51¶&quot;)" office:value-type="float" office:value="0" calcext:value-type="float">
            <text:p>0</text:p>
          </table:table-cell>
          <table:table-cell table:style-name="ce217" table:formula="of:=COUNTIF([.C11:.S11];&quot;52¶&quot;)" office:value-type="float" office:value="0" calcext:value-type="float">
            <text:p>0</text:p>
          </table:table-cell>
          <table:table-cell table:style-name="ce217" table:formula="of:=COUNTIF([.C11:.S11];&quot;U&quot;)+COUNTIF([.C11:.S11];&quot;U☻&quot;)+COUNTIF([.C11:.S11];&quot;U☺&quot;)" office:value-type="float" office:value="0" calcext:value-type="float">
            <text:p>0</text:p>
          </table:table-cell>
          <table:table-cell table:style-name="ce217" table:formula="of:=COUNTIF([.C11:.S11];&quot;KVIT&quot;)+COUNTIF([.C11:.S11];&quot;KVIT☻&quot;)+COUNTIF([.C11:.S11];&quot;kvit$&quot;)" office:value-type="float" office:value="0" calcext:value-type="float">
            <text:p>0</text:p>
          </table:table-cell>
          <table:table-cell table:style-name="ce219" table:formula="of:=COUNTBLANK([.C11:.S11])-3" office:value-type="float" office:value="14" calcext:value-type="float">
            <text:p>14</text:p>
          </table:table-cell>
          <table:table-cell table:style-name="ce221" table:formula="of:=COUNTIF([.C11:.S11];&quot;x&quot;)" office:value-type="float" office:value="0" calcext:value-type="float">
            <text:p>0</text:p>
          </table:table-cell>
          <table:table-cell table:style-name="ce222" table:formula="of:=COUNTIF([.C11:.S11];&quot;51&quot;)+COUNTIF([.C11:.S11];&quot;51☻&quot;)+COUNTIF([.C11:.S11];&quot;2&quot;)+COUNTIF([.C11:.S11];&quot;52&quot;)+COUNTIF([.C11:.S11];&quot;52☻&quot;)+COUNTIF([.C11:.S11];&quot;51$&quot;)+COUNTIF([.C11:.S11];&quot;52$&quot;)" office:value-type="float" office:value="0" calcext:value-type="float">
            <text:p>0</text:p>
          </table:table-cell>
          <table:table-cell table:style-name="ce89" table:formula="of:=[Vzorci_vnosov.$A$11]" office:value-type="string" office:string-value="X" calcext:value-type="string">
            <text:p>X</text:p>
          </table:table-cell>
          <table:table-cell table:style-name="ce49" table:formula="of:=RIGHT([.C11];1)">
            <text:p/>
          </table:table-cell>
          <table:table-cell table:style-name="ce49" table:formula="of:=RIGHT([.D11];1)">
            <text:p/>
          </table:table-cell>
          <table:table-cell table:style-name="ce49" table:formula="of:=RIGHT([.E11];1)">
            <text:p/>
          </table:table-cell>
          <table:table-cell table:style-name="ce49" table:formula="of:=RIGHT([.F11];1)">
            <text:p/>
          </table:table-cell>
          <table:table-cell table:style-name="ce49" table:formula="of:=RIGHT([.G11];1)">
            <text:p/>
          </table:table-cell>
          <table:table-cell table:style-name="ce49" table:formula="of:=RIGHT([.H11];1)">
            <text:p/>
          </table:table-cell>
          <table:table-cell table:style-name="ce49" table:formula="of:=RIGHT([.I11];1)">
            <text:p/>
          </table:table-cell>
          <table:table-cell table:style-name="ce49" table:formula="of:=RIGHT([.J11];1)">
            <text:p/>
          </table:table-cell>
          <table:table-cell table:style-name="ce49" table:formula="of:=RIGHT([.K11];1)">
            <text:p/>
          </table:table-cell>
          <table:table-cell table:style-name="ce49" table:formula="of:=RIGHT([.L11];1)">
            <text:p/>
          </table:table-cell>
          <table:table-cell table:style-name="ce49" table:formula="of:=RIGHT([.M11];1)">
            <text:p/>
          </table:table-cell>
          <table:table-cell table:style-name="ce49" table:formula="of:=RIGHT([.N1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1];1)">
            <text:p/>
          </table:table-cell>
          <table:table-cell table:style-name="ce49" table:formula="of:=RIGHT([.P11];1)">
            <text:p/>
          </table:table-cell>
          <table:table-cell table:style-name="ce49" table:formula="of:=RIGHT([.Q11];1)">
            <text:p/>
          </table:table-cell>
          <table:table-cell table:style-name="ce49" table:formula="of:=RIGHT([.R11];1)">
            <text:p/>
          </table:table-cell>
          <table:table-cell table:style-name="ce49" table:formula="of:=RIGHT([.S11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11" calcext:value-type="date">
            <text:p>11/ jun</text:p>
          </table:table-cell>
          <table:table-cell table:style-name="ce210" table:formula="of:=TEXT([.A12];&quot;Ddd&quot;)" office:value-type="string" office:string-value="pet" calcext:value-type="string">
            <text:p>pet</text:p>
          </table:table-cell>
          <table:table-cell table:style-name="ce211" table:number-columns-repeated="18"/>
          <table:table-cell table:style-name="ce213"/>
          <table:table-cell table:style-name="ce217" table:formula="of:=COUNTIF([.AH12:.AY12];&quot;☻&quot;)" office:value-type="float" office:value="0" calcext:value-type="float">
            <text:p>0</text:p>
          </table:table-cell>
          <table:table-cell table:style-name="ce217" table:formula="of:=COUNTIF([.AH12:.AY12];&quot;☺&quot;)" office:value-type="float" office:value="0" calcext:value-type="float">
            <text:p>0</text:p>
          </table:table-cell>
          <table:table-cell table:style-name="ce217" table:formula="of:=COUNTIF([.C12:.S12];&quot;51&quot;)+COUNTIF([.C12:.S12];&quot;51$&quot;)+COUNTIF([.C12:.S12];&quot;51☻&quot;)" office:value-type="float" office:value="0" calcext:value-type="float">
            <text:p>0</text:p>
          </table:table-cell>
          <table:table-cell table:style-name="ce217" table:formula="of:=COUNTIF([.C12:.S12];&quot;52&quot;)+COUNTIF([.C12:.S12];&quot;52$&quot;)+COUNTIF([.C12:.S12];&quot;52☻&quot;)" office:value-type="float" office:value="0" calcext:value-type="float">
            <text:p>0</text:p>
          </table:table-cell>
          <table:table-cell table:style-name="ce217" table:formula="of:=COUNTIF([.C12:.S12];&quot;51¶&quot;)" office:value-type="float" office:value="0" calcext:value-type="float">
            <text:p>0</text:p>
          </table:table-cell>
          <table:table-cell table:style-name="ce217" table:formula="of:=COUNTIF([.C12:.S12];&quot;52¶&quot;)" office:value-type="float" office:value="0" calcext:value-type="float">
            <text:p>0</text:p>
          </table:table-cell>
          <table:table-cell table:style-name="ce217" table:formula="of:=COUNTIF([.C12:.S12];&quot;U&quot;)+COUNTIF([.C12:.S12];&quot;U☻&quot;)+COUNTIF([.C12:.S12];&quot;U☺&quot;)" office:value-type="float" office:value="0" calcext:value-type="float">
            <text:p>0</text:p>
          </table:table-cell>
          <table:table-cell table:style-name="ce217" table:formula="of:=COUNTIF([.C12:.S12];&quot;KVIT&quot;)+COUNTIF([.C12:.S12];&quot;KVIT☻&quot;)+COUNTIF([.C12:.S12];&quot;kvit$&quot;)" office:value-type="float" office:value="0" calcext:value-type="float">
            <text:p>0</text:p>
          </table:table-cell>
          <table:table-cell table:style-name="ce219" table:formula="of:=COUNTBLANK([.C12:.S12])-3" office:value-type="float" office:value="14" calcext:value-type="float">
            <text:p>14</text:p>
          </table:table-cell>
          <table:table-cell table:style-name="ce221" table:formula="of:=COUNTIF([.C12:.S12];&quot;x&quot;)" office:value-type="float" office:value="0" calcext:value-type="float">
            <text:p>0</text:p>
          </table:table-cell>
          <table:table-cell table:style-name="ce222" table:formula="of:=COUNTIF([.C12:.S12];&quot;51&quot;)+COUNTIF([.C12:.S12];&quot;51☻&quot;)+COUNTIF([.C12:.S12];&quot;2&quot;)+COUNTIF([.C12:.S12];&quot;52&quot;)+COUNTIF([.C12:.S12];&quot;52☻&quot;)+COUNTIF([.C12:.S12];&quot;51$&quot;)+COUNTIF([.C12:.S12];&quot;52$&quot;)" office:value-type="float" office:value="0" calcext:value-type="float">
            <text:p>0</text:p>
          </table:table-cell>
          <table:table-cell table:style-name="ce87" table:formula="of:=[Vzorci_vnosov.$A$12]" office:value-type="string" office:string-value="D" calcext:value-type="string">
            <text:p>D</text:p>
          </table:table-cell>
          <table:table-cell table:style-name="ce49" table:formula="of:=RIGHT([.C12];1)">
            <text:p/>
          </table:table-cell>
          <table:table-cell table:style-name="ce49" table:formula="of:=RIGHT([.D12];1)">
            <text:p/>
          </table:table-cell>
          <table:table-cell table:style-name="ce49" table:formula="of:=RIGHT([.E12];1)">
            <text:p/>
          </table:table-cell>
          <table:table-cell table:style-name="ce49" table:formula="of:=RIGHT([.F12];1)">
            <text:p/>
          </table:table-cell>
          <table:table-cell table:style-name="ce49" table:formula="of:=RIGHT([.G12];1)">
            <text:p/>
          </table:table-cell>
          <table:table-cell table:style-name="ce49" table:formula="of:=RIGHT([.H12];1)">
            <text:p/>
          </table:table-cell>
          <table:table-cell table:style-name="ce49" table:formula="of:=RIGHT([.I12];1)">
            <text:p/>
          </table:table-cell>
          <table:table-cell table:style-name="ce49" table:formula="of:=RIGHT([.J12];1)">
            <text:p/>
          </table:table-cell>
          <table:table-cell table:style-name="ce49" table:formula="of:=RIGHT([.K12];1)">
            <text:p/>
          </table:table-cell>
          <table:table-cell table:style-name="ce49" table:formula="of:=RIGHT([.L12];1)">
            <text:p/>
          </table:table-cell>
          <table:table-cell table:style-name="ce49" table:formula="of:=RIGHT([.M12];1)">
            <text:p/>
          </table:table-cell>
          <table:table-cell table:style-name="ce49" table:formula="of:=RIGHT([.N1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2];1)">
            <text:p/>
          </table:table-cell>
          <table:table-cell table:style-name="ce49" table:formula="of:=RIGHT([.P12];1)">
            <text:p/>
          </table:table-cell>
          <table:table-cell table:style-name="ce49" table:formula="of:=RIGHT([.Q12];1)">
            <text:p/>
          </table:table-cell>
          <table:table-cell table:style-name="ce49" table:formula="of:=RIGHT([.R12];1)">
            <text:p/>
          </table:table-cell>
          <table:table-cell table:style-name="ce49" table:formula="of:=RIGHT([.S12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12" calcext:value-type="date">
            <text:p>12/ jun</text:p>
          </table:table-cell>
          <table:table-cell table:style-name="ce210" table:formula="of:=TEXT([.A13];&quot;Ddd&quot;)" office:value-type="string" office:string-value="sob" calcext:value-type="string">
            <text:p>sob</text:p>
          </table:table-cell>
          <table:table-cell table:style-name="ce211" table:number-columns-repeated="18"/>
          <table:table-cell table:style-name="ce213"/>
          <table:table-cell table:style-name="ce217" table:formula="of:=COUNTIF([.AH13:.AY13];&quot;☻&quot;)" office:value-type="float" office:value="0" calcext:value-type="float">
            <text:p>0</text:p>
          </table:table-cell>
          <table:table-cell table:style-name="ce217" table:formula="of:=COUNTIF([.AH13:.AY13];&quot;☺&quot;)" office:value-type="float" office:value="0" calcext:value-type="float">
            <text:p>0</text:p>
          </table:table-cell>
          <table:table-cell table:style-name="ce217" table:formula="of:=COUNTIF([.C13:.S13];&quot;51&quot;)+COUNTIF([.C13:.S13];&quot;51$&quot;)+COUNTIF([.C13:.S13];&quot;51☻&quot;)" office:value-type="float" office:value="0" calcext:value-type="float">
            <text:p>0</text:p>
          </table:table-cell>
          <table:table-cell table:style-name="ce217" table:formula="of:=COUNTIF([.C13:.S13];&quot;52&quot;)+COUNTIF([.C13:.S13];&quot;52$&quot;)+COUNTIF([.C13:.S13];&quot;52☻&quot;)" office:value-type="float" office:value="0" calcext:value-type="float">
            <text:p>0</text:p>
          </table:table-cell>
          <table:table-cell table:style-name="ce217" table:formula="of:=COUNTIF([.C13:.S13];&quot;51¶&quot;)" office:value-type="float" office:value="0" calcext:value-type="float">
            <text:p>0</text:p>
          </table:table-cell>
          <table:table-cell table:style-name="ce217" table:formula="of:=COUNTIF([.C13:.S13];&quot;52¶&quot;)" office:value-type="float" office:value="0" calcext:value-type="float">
            <text:p>0</text:p>
          </table:table-cell>
          <table:table-cell table:style-name="ce217" table:formula="of:=COUNTIF([.C13:.S13];&quot;U&quot;)+COUNTIF([.C13:.S13];&quot;U☻&quot;)+COUNTIF([.C13:.S13];&quot;U☺&quot;)" office:value-type="float" office:value="0" calcext:value-type="float">
            <text:p>0</text:p>
          </table:table-cell>
          <table:table-cell table:style-name="ce217" table:formula="of:=COUNTIF([.C13:.S13];&quot;KVIT&quot;)+COUNTIF([.C13:.S13];&quot;KVIT☻&quot;)+COUNTIF([.C13:.S13];&quot;kvit$&quot;)" office:value-type="float" office:value="0" calcext:value-type="float">
            <text:p>0</text:p>
          </table:table-cell>
          <table:table-cell table:style-name="ce219" table:formula="of:=COUNTBLANK([.C13:.S13])-3" office:value-type="float" office:value="14" calcext:value-type="float">
            <text:p>14</text:p>
          </table:table-cell>
          <table:table-cell table:style-name="ce221" table:formula="of:=COUNTIF([.C13:.S13];&quot;x&quot;)" office:value-type="float" office:value="0" calcext:value-type="float">
            <text:p>0</text:p>
          </table:table-cell>
          <table:table-cell table:style-name="ce222" table:formula="of:=COUNTIF([.C13:.S13];&quot;51&quot;)+COUNTIF([.C13:.S13];&quot;51☻&quot;)+COUNTIF([.C13:.S13];&quot;2&quot;)+COUNTIF([.C13:.S13];&quot;52&quot;)+COUNTIF([.C13:.S13];&quot;52☻&quot;)+COUNTIF([.C13:.S13];&quot;51$&quot;)+COUNTIF([.C13:.S13];&quot;52$&quot;)" office:value-type="float" office:value="0" calcext:value-type="float">
            <text:p>0</text:p>
          </table:table-cell>
          <table:table-cell table:style-name="ce87" table:formula="of:=[Vzorci_vnosov.$A$13]" office:value-type="string" office:string-value="BOL" calcext:value-type="string">
            <text:p>BOL</text:p>
          </table:table-cell>
          <table:table-cell table:style-name="ce49" table:formula="of:=RIGHT([.C13];1)">
            <text:p/>
          </table:table-cell>
          <table:table-cell table:style-name="ce49" table:formula="of:=RIGHT([.D13];1)">
            <text:p/>
          </table:table-cell>
          <table:table-cell table:style-name="ce49" table:formula="of:=RIGHT([.E13];1)">
            <text:p/>
          </table:table-cell>
          <table:table-cell table:style-name="ce49" table:formula="of:=RIGHT([.F13];1)">
            <text:p/>
          </table:table-cell>
          <table:table-cell table:style-name="ce49" table:formula="of:=RIGHT([.G13];1)">
            <text:p/>
          </table:table-cell>
          <table:table-cell table:style-name="ce49" table:formula="of:=RIGHT([.H13];1)">
            <text:p/>
          </table:table-cell>
          <table:table-cell table:style-name="ce49" table:formula="of:=RIGHT([.I13];1)">
            <text:p/>
          </table:table-cell>
          <table:table-cell table:style-name="ce49" table:formula="of:=RIGHT([.J13];1)">
            <text:p/>
          </table:table-cell>
          <table:table-cell table:style-name="ce49" table:formula="of:=RIGHT([.K13];1)">
            <text:p/>
          </table:table-cell>
          <table:table-cell table:style-name="ce49" table:formula="of:=RIGHT([.L13];1)">
            <text:p/>
          </table:table-cell>
          <table:table-cell table:style-name="ce49" table:formula="of:=RIGHT([.M13];1)">
            <text:p/>
          </table:table-cell>
          <table:table-cell table:style-name="ce49" table:formula="of:=RIGHT([.N1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3];1)">
            <text:p/>
          </table:table-cell>
          <table:table-cell table:style-name="ce49" table:formula="of:=RIGHT([.P13];1)">
            <text:p/>
          </table:table-cell>
          <table:table-cell table:style-name="ce49" table:formula="of:=RIGHT([.Q13];1)">
            <text:p/>
          </table:table-cell>
          <table:table-cell table:style-name="ce49" table:formula="of:=RIGHT([.R13];1)">
            <text:p/>
          </table:table-cell>
          <table:table-cell table:style-name="ce49" table:formula="of:=RIGHT([.S13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13" calcext:value-type="date">
            <text:p>13/ jun</text:p>
          </table:table-cell>
          <table:table-cell table:style-name="ce210" table:formula="of:=TEXT([.A14];&quot;Ddd&quot;)" office:value-type="string" office:string-value="ned" calcext:value-type="string">
            <text:p>ned</text:p>
          </table:table-cell>
          <table:table-cell table:style-name="ce211" table:number-columns-repeated="18"/>
          <table:table-cell table:style-name="ce213"/>
          <table:table-cell table:style-name="ce217" table:formula="of:=COUNTIF([.AH14:.AY14];&quot;☻&quot;)" office:value-type="float" office:value="0" calcext:value-type="float">
            <text:p>0</text:p>
          </table:table-cell>
          <table:table-cell table:style-name="ce217" table:formula="of:=COUNTIF([.AH14:.AY14];&quot;☺&quot;)" office:value-type="float" office:value="0" calcext:value-type="float">
            <text:p>0</text:p>
          </table:table-cell>
          <table:table-cell table:style-name="ce217" table:formula="of:=COUNTIF([.C14:.S14];&quot;51&quot;)+COUNTIF([.C14:.S14];&quot;51$&quot;)+COUNTIF([.C14:.S14];&quot;51☻&quot;)" office:value-type="float" office:value="0" calcext:value-type="float">
            <text:p>0</text:p>
          </table:table-cell>
          <table:table-cell table:style-name="ce217" table:formula="of:=COUNTIF([.C14:.S14];&quot;52&quot;)+COUNTIF([.C14:.S14];&quot;52$&quot;)+COUNTIF([.C14:.S14];&quot;52☻&quot;)" office:value-type="float" office:value="0" calcext:value-type="float">
            <text:p>0</text:p>
          </table:table-cell>
          <table:table-cell table:style-name="ce217" table:formula="of:=COUNTIF([.C14:.S14];&quot;51¶&quot;)" office:value-type="float" office:value="0" calcext:value-type="float">
            <text:p>0</text:p>
          </table:table-cell>
          <table:table-cell table:style-name="ce217" table:formula="of:=COUNTIF([.C14:.S14];&quot;52¶&quot;)" office:value-type="float" office:value="0" calcext:value-type="float">
            <text:p>0</text:p>
          </table:table-cell>
          <table:table-cell table:style-name="ce217" table:formula="of:=COUNTIF([.C14:.S14];&quot;U&quot;)+COUNTIF([.C14:.S14];&quot;U☻&quot;)+COUNTIF([.C14:.S14];&quot;U☺&quot;)" office:value-type="float" office:value="0" calcext:value-type="float">
            <text:p>0</text:p>
          </table:table-cell>
          <table:table-cell table:style-name="ce217" table:formula="of:=COUNTIF([.C14:.S14];&quot;KVIT&quot;)+COUNTIF([.C14:.S14];&quot;KVIT☻&quot;)+COUNTIF([.C14:.S14];&quot;kvit$&quot;)" office:value-type="float" office:value="0" calcext:value-type="float">
            <text:p>0</text:p>
          </table:table-cell>
          <table:table-cell table:style-name="ce219" table:formula="of:=COUNTBLANK([.C14:.S14])-3" office:value-type="float" office:value="14" calcext:value-type="float">
            <text:p>14</text:p>
          </table:table-cell>
          <table:table-cell table:style-name="ce221" table:formula="of:=COUNTIF([.C14:.S14];&quot;x&quot;)" office:value-type="float" office:value="0" calcext:value-type="float">
            <text:p>0</text:p>
          </table:table-cell>
          <table:table-cell table:style-name="ce222" table:formula="of:=COUNTIF([.C14:.S14];&quot;51&quot;)+COUNTIF([.C14:.S14];&quot;51☻&quot;)+COUNTIF([.C14:.S14];&quot;2&quot;)+COUNTIF([.C14:.S14];&quot;52&quot;)+COUNTIF([.C14:.S14];&quot;52☻&quot;)+COUNTIF([.C14:.S14];&quot;51$&quot;)+COUNTIF([.C14:.S14];&quot;52$&quot;)" office:value-type="float" office:value="0" calcext:value-type="float">
            <text:p>0</text:p>
          </table:table-cell>
          <table:table-cell table:style-name="ce90" table:formula="of:=[Vzorci_vnosov.$A$14]" office:value-type="string" office:string-value="☻" calcext:value-type="string">
            <text:p>☻</text:p>
          </table:table-cell>
          <table:table-cell table:style-name="ce49" table:formula="of:=RIGHT([.C14];1)">
            <text:p/>
          </table:table-cell>
          <table:table-cell table:style-name="ce49" table:formula="of:=RIGHT([.D14];1)">
            <text:p/>
          </table:table-cell>
          <table:table-cell table:style-name="ce49" table:formula="of:=RIGHT([.E14];1)">
            <text:p/>
          </table:table-cell>
          <table:table-cell table:style-name="ce49" table:formula="of:=RIGHT([.F14];1)">
            <text:p/>
          </table:table-cell>
          <table:table-cell table:style-name="ce49" table:formula="of:=RIGHT([.G14];1)">
            <text:p/>
          </table:table-cell>
          <table:table-cell table:style-name="ce49" table:formula="of:=RIGHT([.H14];1)">
            <text:p/>
          </table:table-cell>
          <table:table-cell table:style-name="ce49" table:formula="of:=RIGHT([.I14];1)">
            <text:p/>
          </table:table-cell>
          <table:table-cell table:style-name="ce49" table:formula="of:=RIGHT([.J14];1)">
            <text:p/>
          </table:table-cell>
          <table:table-cell table:style-name="ce49" table:formula="of:=RIGHT([.K14];1)">
            <text:p/>
          </table:table-cell>
          <table:table-cell table:style-name="ce49" table:formula="of:=RIGHT([.L14];1)">
            <text:p/>
          </table:table-cell>
          <table:table-cell table:style-name="ce49" table:formula="of:=RIGHT([.M14];1)">
            <text:p/>
          </table:table-cell>
          <table:table-cell table:style-name="ce49" table:formula="of:=RIGHT([.N1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4];1)">
            <text:p/>
          </table:table-cell>
          <table:table-cell table:style-name="ce49" table:formula="of:=RIGHT([.P14];1)">
            <text:p/>
          </table:table-cell>
          <table:table-cell table:style-name="ce49" table:formula="of:=RIGHT([.Q14];1)">
            <text:p/>
          </table:table-cell>
          <table:table-cell table:style-name="ce49" table:formula="of:=RIGHT([.R14];1)">
            <text:p/>
          </table:table-cell>
          <table:table-cell table:style-name="ce49" table:formula="of:=RIGHT([.S14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14" calcext:value-type="date">
            <text:p>14/ jun</text:p>
          </table:table-cell>
          <table:table-cell table:style-name="ce210" table:formula="of:=TEXT([.A15];&quot;Ddd&quot;)" office:value-type="string" office:string-value="pon" calcext:value-type="string">
            <text:p>pon</text:p>
          </table:table-cell>
          <table:table-cell table:style-name="ce211" table:number-columns-repeated="18"/>
          <table:table-cell table:style-name="ce213"/>
          <table:table-cell table:style-name="ce217" table:formula="of:=COUNTIF([.AH15:.AY15];&quot;☻&quot;)" office:value-type="float" office:value="0" calcext:value-type="float">
            <text:p>0</text:p>
          </table:table-cell>
          <table:table-cell table:style-name="ce217" table:formula="of:=COUNTIF([.AH15:.AY15];&quot;☺&quot;)" office:value-type="float" office:value="0" calcext:value-type="float">
            <text:p>0</text:p>
          </table:table-cell>
          <table:table-cell table:style-name="ce217" table:formula="of:=COUNTIF([.C15:.S15];&quot;51&quot;)+COUNTIF([.C15:.S15];&quot;51$&quot;)+COUNTIF([.C15:.S15];&quot;51☻&quot;)" office:value-type="float" office:value="0" calcext:value-type="float">
            <text:p>0</text:p>
          </table:table-cell>
          <table:table-cell table:style-name="ce217" table:formula="of:=COUNTIF([.C15:.S15];&quot;52&quot;)+COUNTIF([.C15:.S15];&quot;52$&quot;)+COUNTIF([.C15:.S15];&quot;52☻&quot;)" office:value-type="float" office:value="0" calcext:value-type="float">
            <text:p>0</text:p>
          </table:table-cell>
          <table:table-cell table:style-name="ce217" table:formula="of:=COUNTIF([.C15:.S15];&quot;51¶&quot;)" office:value-type="float" office:value="0" calcext:value-type="float">
            <text:p>0</text:p>
          </table:table-cell>
          <table:table-cell table:style-name="ce217" table:formula="of:=COUNTIF([.C15:.S15];&quot;52¶&quot;)" office:value-type="float" office:value="0" calcext:value-type="float">
            <text:p>0</text:p>
          </table:table-cell>
          <table:table-cell table:style-name="ce217" table:formula="of:=COUNTIF([.C15:.S15];&quot;U&quot;)+COUNTIF([.C15:.S15];&quot;U☻&quot;)+COUNTIF([.C15:.S15];&quot;U☺&quot;)" office:value-type="float" office:value="0" calcext:value-type="float">
            <text:p>0</text:p>
          </table:table-cell>
          <table:table-cell table:style-name="ce217" table:formula="of:=COUNTIF([.C15:.S15];&quot;KVIT&quot;)+COUNTIF([.C15:.S15];&quot;KVIT☻&quot;)+COUNTIF([.C15:.S15];&quot;kvit$&quot;)" office:value-type="float" office:value="0" calcext:value-type="float">
            <text:p>0</text:p>
          </table:table-cell>
          <table:table-cell table:style-name="ce219" table:formula="of:=COUNTBLANK([.C15:.S15])-3" office:value-type="float" office:value="14" calcext:value-type="float">
            <text:p>14</text:p>
          </table:table-cell>
          <table:table-cell table:style-name="ce221" table:formula="of:=COUNTIF([.C15:.S15];&quot;x&quot;)" office:value-type="float" office:value="0" calcext:value-type="float">
            <text:p>0</text:p>
          </table:table-cell>
          <table:table-cell table:style-name="ce222" table:formula="of:=COUNTIF([.C15:.S15];&quot;51&quot;)+COUNTIF([.C15:.S15];&quot;51☻&quot;)+COUNTIF([.C15:.S15];&quot;2&quot;)+COUNTIF([.C15:.S15];&quot;52&quot;)+COUNTIF([.C15:.S15];&quot;52☻&quot;)+COUNTIF([.C15:.S15];&quot;51$&quot;)+COUNTIF([.C15:.S15];&quot;52$&quot;)" office:value-type="float" office:value="0" calcext:value-type="float">
            <text:p>0</text:p>
          </table:table-cell>
          <table:table-cell table:style-name="ce87" table:formula="of:=[Vzorci_vnosov.$A$15]" office:value-type="string" office:string-value="SO" calcext:value-type="string">
            <text:p>SO</text:p>
          </table:table-cell>
          <table:table-cell table:style-name="ce49" table:formula="of:=RIGHT([.C15];1)">
            <text:p/>
          </table:table-cell>
          <table:table-cell table:style-name="ce49" table:formula="of:=RIGHT([.D15];1)">
            <text:p/>
          </table:table-cell>
          <table:table-cell table:style-name="ce49" table:formula="of:=RIGHT([.E15];1)">
            <text:p/>
          </table:table-cell>
          <table:table-cell table:style-name="ce49" table:formula="of:=RIGHT([.F15];1)">
            <text:p/>
          </table:table-cell>
          <table:table-cell table:style-name="ce49" table:formula="of:=RIGHT([.G15];1)">
            <text:p/>
          </table:table-cell>
          <table:table-cell table:style-name="ce49" table:formula="of:=RIGHT([.H15];1)">
            <text:p/>
          </table:table-cell>
          <table:table-cell table:style-name="ce49" table:formula="of:=RIGHT([.I15];1)">
            <text:p/>
          </table:table-cell>
          <table:table-cell table:style-name="ce49" table:formula="of:=RIGHT([.J15];1)">
            <text:p/>
          </table:table-cell>
          <table:table-cell table:style-name="ce49" table:formula="of:=RIGHT([.K15];1)">
            <text:p/>
          </table:table-cell>
          <table:table-cell table:style-name="ce49" table:formula="of:=RIGHT([.L15];1)">
            <text:p/>
          </table:table-cell>
          <table:table-cell table:style-name="ce49" table:formula="of:=RIGHT([.M15];1)">
            <text:p/>
          </table:table-cell>
          <table:table-cell table:style-name="ce49" table:formula="of:=RIGHT([.N1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5];1)">
            <text:p/>
          </table:table-cell>
          <table:table-cell table:style-name="ce49" table:formula="of:=RIGHT([.P15];1)">
            <text:p/>
          </table:table-cell>
          <table:table-cell table:style-name="ce49" table:formula="of:=RIGHT([.Q15];1)">
            <text:p/>
          </table:table-cell>
          <table:table-cell table:style-name="ce49" table:formula="of:=RIGHT([.R15];1)">
            <text:p/>
          </table:table-cell>
          <table:table-cell table:style-name="ce49" table:formula="of:=RIGHT([.S15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15" calcext:value-type="date">
            <text:p>15/ jun</text:p>
          </table:table-cell>
          <table:table-cell table:style-name="ce210" table:formula="of:=TEXT([.A16];&quot;Ddd&quot;)" office:value-type="string" office:string-value="tor" calcext:value-type="string">
            <text:p>tor</text:p>
          </table:table-cell>
          <table:table-cell table:style-name="ce211" table:number-columns-repeated="18"/>
          <table:table-cell table:style-name="ce213"/>
          <table:table-cell table:style-name="ce217" table:formula="of:=COUNTIF([.AH16:.AY16];&quot;☻&quot;)" office:value-type="float" office:value="0" calcext:value-type="float">
            <text:p>0</text:p>
          </table:table-cell>
          <table:table-cell table:style-name="ce217" table:formula="of:=COUNTIF([.AH16:.AY16];&quot;☺&quot;)" office:value-type="float" office:value="0" calcext:value-type="float">
            <text:p>0</text:p>
          </table:table-cell>
          <table:table-cell table:style-name="ce217" table:formula="of:=COUNTIF([.C16:.S16];&quot;51&quot;)+COUNTIF([.C16:.S16];&quot;51$&quot;)+COUNTIF([.C16:.S16];&quot;51☻&quot;)" office:value-type="float" office:value="0" calcext:value-type="float">
            <text:p>0</text:p>
          </table:table-cell>
          <table:table-cell table:style-name="ce217" table:formula="of:=COUNTIF([.C16:.S16];&quot;52&quot;)+COUNTIF([.C16:.S16];&quot;52$&quot;)+COUNTIF([.C16:.S16];&quot;52☻&quot;)" office:value-type="float" office:value="0" calcext:value-type="float">
            <text:p>0</text:p>
          </table:table-cell>
          <table:table-cell table:style-name="ce217" table:formula="of:=COUNTIF([.C16:.S16];&quot;51¶&quot;)" office:value-type="float" office:value="0" calcext:value-type="float">
            <text:p>0</text:p>
          </table:table-cell>
          <table:table-cell table:style-name="ce217" table:formula="of:=COUNTIF([.C16:.S16];&quot;52¶&quot;)" office:value-type="float" office:value="0" calcext:value-type="float">
            <text:p>0</text:p>
          </table:table-cell>
          <table:table-cell table:style-name="ce217" table:formula="of:=COUNTIF([.C16:.S16];&quot;U&quot;)+COUNTIF([.C16:.S16];&quot;U☻&quot;)+COUNTIF([.C16:.S16];&quot;U☺&quot;)" office:value-type="float" office:value="0" calcext:value-type="float">
            <text:p>0</text:p>
          </table:table-cell>
          <table:table-cell table:style-name="ce217" table:formula="of:=COUNTIF([.C16:.S16];&quot;KVIT&quot;)+COUNTIF([.C16:.S16];&quot;KVIT☻&quot;)+COUNTIF([.C16:.S16];&quot;kvit$&quot;)" office:value-type="float" office:value="0" calcext:value-type="float">
            <text:p>0</text:p>
          </table:table-cell>
          <table:table-cell table:style-name="ce219" table:formula="of:=COUNTBLANK([.C16:.S16])-3" office:value-type="float" office:value="14" calcext:value-type="float">
            <text:p>14</text:p>
          </table:table-cell>
          <table:table-cell table:style-name="ce221" table:formula="of:=COUNTIF([.C16:.S16];&quot;x&quot;)" office:value-type="float" office:value="0" calcext:value-type="float">
            <text:p>0</text:p>
          </table:table-cell>
          <table:table-cell table:style-name="ce222" table:formula="of:=COUNTIF([.C16:.S16];&quot;51&quot;)+COUNTIF([.C16:.S16];&quot;51☻&quot;)+COUNTIF([.C16:.S16];&quot;2&quot;)+COUNTIF([.C16:.S16];&quot;52&quot;)+COUNTIF([.C16:.S16];&quot;52☻&quot;)+COUNTIF([.C16:.S16];&quot;51$&quot;)+COUNTIF([.C16:.S16];&quot;52$&quot;)" office:value-type="float" office:value="0" calcext:value-type="float">
            <text:p>0</text:p>
          </table:table-cell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49" table:formula="of:=RIGHT([.C16];1)">
            <text:p/>
          </table:table-cell>
          <table:table-cell table:style-name="ce49" table:formula="of:=RIGHT([.D16];1)">
            <text:p/>
          </table:table-cell>
          <table:table-cell table:style-name="ce49" table:formula="of:=RIGHT([.E16];1)">
            <text:p/>
          </table:table-cell>
          <table:table-cell table:style-name="ce49" table:formula="of:=RIGHT([.F16];1)">
            <text:p/>
          </table:table-cell>
          <table:table-cell table:style-name="ce49" table:formula="of:=RIGHT([.G16];1)">
            <text:p/>
          </table:table-cell>
          <table:table-cell table:style-name="ce49" table:formula="of:=RIGHT([.H16];1)">
            <text:p/>
          </table:table-cell>
          <table:table-cell table:style-name="ce49" table:formula="of:=RIGHT([.I16];1)">
            <text:p/>
          </table:table-cell>
          <table:table-cell table:style-name="ce49" table:formula="of:=RIGHT([.J16];1)">
            <text:p/>
          </table:table-cell>
          <table:table-cell table:style-name="ce49" table:formula="of:=RIGHT([.K16];1)">
            <text:p/>
          </table:table-cell>
          <table:table-cell table:style-name="ce49" table:formula="of:=RIGHT([.L16];1)">
            <text:p/>
          </table:table-cell>
          <table:table-cell table:style-name="ce49" table:formula="of:=RIGHT([.M16];1)">
            <text:p/>
          </table:table-cell>
          <table:table-cell table:style-name="ce49" table:formula="of:=RIGHT([.N1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6];1)">
            <text:p/>
          </table:table-cell>
          <table:table-cell table:style-name="ce49" table:formula="of:=RIGHT([.P16];1)">
            <text:p/>
          </table:table-cell>
          <table:table-cell table:style-name="ce49" table:formula="of:=RIGHT([.Q16];1)">
            <text:p/>
          </table:table-cell>
          <table:table-cell table:style-name="ce49" table:formula="of:=RIGHT([.R16];1)">
            <text:p/>
          </table:table-cell>
          <table:table-cell table:style-name="ce49" table:formula="of:=RIGHT([.S16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16" calcext:value-type="date">
            <text:p>16/ jun</text:p>
          </table:table-cell>
          <table:table-cell table:style-name="ce210" table:formula="of:=TEXT([.A17];&quot;Ddd&quot;)" office:value-type="string" office:string-value="sre" calcext:value-type="string">
            <text:p>sre</text:p>
          </table:table-cell>
          <table:table-cell table:style-name="ce211" table:number-columns-repeated="18"/>
          <table:table-cell table:style-name="ce213"/>
          <table:table-cell table:style-name="ce217" table:formula="of:=COUNTIF([.AH17:.AY17];&quot;☻&quot;)" office:value-type="float" office:value="0" calcext:value-type="float">
            <text:p>0</text:p>
          </table:table-cell>
          <table:table-cell table:style-name="ce217" table:formula="of:=COUNTIF([.AH17:.AY17];&quot;☺&quot;)" office:value-type="float" office:value="0" calcext:value-type="float">
            <text:p>0</text:p>
          </table:table-cell>
          <table:table-cell table:style-name="ce217" table:formula="of:=COUNTIF([.C17:.S17];&quot;51&quot;)+COUNTIF([.C17:.S17];&quot;51$&quot;)+COUNTIF([.C17:.S17];&quot;51☻&quot;)" office:value-type="float" office:value="0" calcext:value-type="float">
            <text:p>0</text:p>
          </table:table-cell>
          <table:table-cell table:style-name="ce217" table:formula="of:=COUNTIF([.C17:.S17];&quot;52&quot;)+COUNTIF([.C17:.S17];&quot;52$&quot;)+COUNTIF([.C17:.S17];&quot;52☻&quot;)" office:value-type="float" office:value="0" calcext:value-type="float">
            <text:p>0</text:p>
          </table:table-cell>
          <table:table-cell table:style-name="ce217" table:formula="of:=COUNTIF([.C17:.S17];&quot;51¶&quot;)" office:value-type="float" office:value="0" calcext:value-type="float">
            <text:p>0</text:p>
          </table:table-cell>
          <table:table-cell table:style-name="ce217" table:formula="of:=COUNTIF([.C17:.S17];&quot;52¶&quot;)" office:value-type="float" office:value="0" calcext:value-type="float">
            <text:p>0</text:p>
          </table:table-cell>
          <table:table-cell table:style-name="ce217" table:formula="of:=COUNTIF([.C17:.S17];&quot;U&quot;)+COUNTIF([.C17:.S17];&quot;U☻&quot;)+COUNTIF([.C17:.S17];&quot;U☺&quot;)" office:value-type="float" office:value="0" calcext:value-type="float">
            <text:p>0</text:p>
          </table:table-cell>
          <table:table-cell table:style-name="ce217" table:formula="of:=COUNTIF([.C17:.S17];&quot;KVIT&quot;)+COUNTIF([.C17:.S17];&quot;KVIT☻&quot;)+COUNTIF([.C17:.S17];&quot;kvit$&quot;)" office:value-type="float" office:value="0" calcext:value-type="float">
            <text:p>0</text:p>
          </table:table-cell>
          <table:table-cell table:style-name="ce219" table:formula="of:=COUNTBLANK([.C17:.S17])-3" office:value-type="float" office:value="14" calcext:value-type="float">
            <text:p>14</text:p>
          </table:table-cell>
          <table:table-cell table:style-name="ce221" table:formula="of:=COUNTIF([.C17:.S17];&quot;x&quot;)" office:value-type="float" office:value="0" calcext:value-type="float">
            <text:p>0</text:p>
          </table:table-cell>
          <table:table-cell table:style-name="ce222" table:formula="of:=COUNTIF([.C17:.S17];&quot;51&quot;)+COUNTIF([.C17:.S17];&quot;51☻&quot;)+COUNTIF([.C17:.S17];&quot;2&quot;)+COUNTIF([.C17:.S17];&quot;52&quot;)+COUNTIF([.C17:.S17];&quot;52☻&quot;)+COUNTIF([.C17:.S17];&quot;51$&quot;)+COUNTIF([.C17:.S17];&quot;52$&quot;)" office:value-type="float" office:value="0" calcext:value-type="float">
            <text:p>0</text:p>
          </table:table-cell>
          <table:table-cell table:style-name="ce91" table:formula="of:=[Vzorci_vnosov.$A$17]" office:value-type="string" office:string-value="51$" calcext:value-type="string">
            <text:p>51$</text:p>
          </table:table-cell>
          <table:table-cell table:style-name="ce49" table:formula="of:=RIGHT([.C17];1)">
            <text:p/>
          </table:table-cell>
          <table:table-cell table:style-name="ce49" table:formula="of:=RIGHT([.D17];1)">
            <text:p/>
          </table:table-cell>
          <table:table-cell table:style-name="ce49" table:formula="of:=RIGHT([.E17];1)">
            <text:p/>
          </table:table-cell>
          <table:table-cell table:style-name="ce49" table:formula="of:=RIGHT([.F17];1)">
            <text:p/>
          </table:table-cell>
          <table:table-cell table:style-name="ce49" table:formula="of:=RIGHT([.G17];1)">
            <text:p/>
          </table:table-cell>
          <table:table-cell table:style-name="ce49" table:formula="of:=RIGHT([.H17];1)">
            <text:p/>
          </table:table-cell>
          <table:table-cell table:style-name="ce49" table:formula="of:=RIGHT([.I17];1)">
            <text:p/>
          </table:table-cell>
          <table:table-cell table:style-name="ce49" table:formula="of:=RIGHT([.J17];1)">
            <text:p/>
          </table:table-cell>
          <table:table-cell table:style-name="ce49" table:formula="of:=RIGHT([.K17];1)">
            <text:p/>
          </table:table-cell>
          <table:table-cell table:style-name="ce49" table:formula="of:=RIGHT([.L17];1)">
            <text:p/>
          </table:table-cell>
          <table:table-cell table:style-name="ce49" table:formula="of:=RIGHT([.M17];1)">
            <text:p/>
          </table:table-cell>
          <table:table-cell table:style-name="ce49" table:formula="of:=RIGHT([.N1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7];1)">
            <text:p/>
          </table:table-cell>
          <table:table-cell table:style-name="ce49" table:formula="of:=RIGHT([.P17];1)">
            <text:p/>
          </table:table-cell>
          <table:table-cell table:style-name="ce49" table:formula="of:=RIGHT([.Q17];1)">
            <text:p/>
          </table:table-cell>
          <table:table-cell table:style-name="ce49" table:formula="of:=RIGHT([.R17];1)">
            <text:p/>
          </table:table-cell>
          <table:table-cell table:style-name="ce49" table:formula="of:=RIGHT([.S17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17" calcext:value-type="date">
            <text:p>17/ jun</text:p>
          </table:table-cell>
          <table:table-cell table:style-name="ce210" table:formula="of:=TEXT([.A18];&quot;Ddd&quot;)" office:value-type="string" office:string-value="čet" calcext:value-type="string">
            <text:p>čet</text:p>
          </table:table-cell>
          <table:table-cell table:style-name="ce211" table:number-columns-repeated="18"/>
          <table:table-cell table:style-name="ce213"/>
          <table:table-cell table:style-name="ce217" table:formula="of:=COUNTIF([.AH18:.AY18];&quot;☻&quot;)" office:value-type="float" office:value="0" calcext:value-type="float">
            <text:p>0</text:p>
          </table:table-cell>
          <table:table-cell table:style-name="ce217" table:formula="of:=COUNTIF([.AH18:.AY18];&quot;☺&quot;)" office:value-type="float" office:value="0" calcext:value-type="float">
            <text:p>0</text:p>
          </table:table-cell>
          <table:table-cell table:style-name="ce217" table:formula="of:=COUNTIF([.C18:.S18];&quot;51&quot;)+COUNTIF([.C18:.S18];&quot;51$&quot;)+COUNTIF([.C18:.S18];&quot;51☻&quot;)" office:value-type="float" office:value="0" calcext:value-type="float">
            <text:p>0</text:p>
          </table:table-cell>
          <table:table-cell table:style-name="ce217" table:formula="of:=COUNTIF([.C18:.S18];&quot;52&quot;)+COUNTIF([.C18:.S18];&quot;52$&quot;)+COUNTIF([.C18:.S18];&quot;52☻&quot;)" office:value-type="float" office:value="0" calcext:value-type="float">
            <text:p>0</text:p>
          </table:table-cell>
          <table:table-cell table:style-name="ce217" table:formula="of:=COUNTIF([.C18:.S18];&quot;51¶&quot;)" office:value-type="float" office:value="0" calcext:value-type="float">
            <text:p>0</text:p>
          </table:table-cell>
          <table:table-cell table:style-name="ce217" table:formula="of:=COUNTIF([.C18:.S18];&quot;52¶&quot;)" office:value-type="float" office:value="0" calcext:value-type="float">
            <text:p>0</text:p>
          </table:table-cell>
          <table:table-cell table:style-name="ce217" table:formula="of:=COUNTIF([.C18:.S18];&quot;U&quot;)+COUNTIF([.C18:.S18];&quot;U☻&quot;)+COUNTIF([.C18:.S18];&quot;U☺&quot;)" office:value-type="float" office:value="0" calcext:value-type="float">
            <text:p>0</text:p>
          </table:table-cell>
          <table:table-cell table:style-name="ce217" table:formula="of:=COUNTIF([.C18:.S18];&quot;KVIT&quot;)+COUNTIF([.C18:.S18];&quot;KVIT☻&quot;)+COUNTIF([.C18:.S18];&quot;kvit$&quot;)" office:value-type="float" office:value="0" calcext:value-type="float">
            <text:p>0</text:p>
          </table:table-cell>
          <table:table-cell table:style-name="ce219" table:formula="of:=COUNTBLANK([.C18:.S18])-3" office:value-type="float" office:value="14" calcext:value-type="float">
            <text:p>14</text:p>
          </table:table-cell>
          <table:table-cell table:style-name="ce221" table:formula="of:=COUNTIF([.C18:.S18];&quot;x&quot;)" office:value-type="float" office:value="0" calcext:value-type="float">
            <text:p>0</text:p>
          </table:table-cell>
          <table:table-cell table:style-name="ce222" table:formula="of:=COUNTIF([.C18:.S18];&quot;51&quot;)+COUNTIF([.C18:.S18];&quot;51☻&quot;)+COUNTIF([.C18:.S18];&quot;2&quot;)+COUNTIF([.C18:.S18];&quot;52&quot;)+COUNTIF([.C18:.S18];&quot;52☻&quot;)+COUNTIF([.C18:.S18];&quot;51$&quot;)+COUNTIF([.C18:.S18];&quot;52$&quot;)" office:value-type="float" office:value="0" calcext:value-type="float">
            <text:p>0</text:p>
          </table:table-cell>
          <table:table-cell table:style-name="ce91" table:formula="of:=[Vzorci_vnosov.$A$18]" office:value-type="string" office:string-value="52$" calcext:value-type="string">
            <text:p>52$</text:p>
          </table:table-cell>
          <table:table-cell table:style-name="ce49" table:formula="of:=RIGHT([.C18];1)">
            <text:p/>
          </table:table-cell>
          <table:table-cell table:style-name="ce49" table:formula="of:=RIGHT([.D18];1)">
            <text:p/>
          </table:table-cell>
          <table:table-cell table:style-name="ce49" table:formula="of:=RIGHT([.E18];1)">
            <text:p/>
          </table:table-cell>
          <table:table-cell table:style-name="ce49" table:formula="of:=RIGHT([.F18];1)">
            <text:p/>
          </table:table-cell>
          <table:table-cell table:style-name="ce49" table:formula="of:=RIGHT([.G18];1)">
            <text:p/>
          </table:table-cell>
          <table:table-cell table:style-name="ce49" table:formula="of:=RIGHT([.H18];1)">
            <text:p/>
          </table:table-cell>
          <table:table-cell table:style-name="ce49" table:formula="of:=RIGHT([.I18];1)">
            <text:p/>
          </table:table-cell>
          <table:table-cell table:style-name="ce49" table:formula="of:=RIGHT([.J18];1)">
            <text:p/>
          </table:table-cell>
          <table:table-cell table:style-name="ce49" table:formula="of:=RIGHT([.K18];1)">
            <text:p/>
          </table:table-cell>
          <table:table-cell table:style-name="ce49" table:formula="of:=RIGHT([.L18];1)">
            <text:p/>
          </table:table-cell>
          <table:table-cell table:style-name="ce49" table:formula="of:=RIGHT([.M18];1)">
            <text:p/>
          </table:table-cell>
          <table:table-cell table:style-name="ce49" table:formula="of:=RIGHT([.N1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8];1)">
            <text:p/>
          </table:table-cell>
          <table:table-cell table:style-name="ce49" table:formula="of:=RIGHT([.P18];1)">
            <text:p/>
          </table:table-cell>
          <table:table-cell table:style-name="ce49" table:formula="of:=RIGHT([.Q18];1)">
            <text:p/>
          </table:table-cell>
          <table:table-cell table:style-name="ce49" table:formula="of:=RIGHT([.R18];1)">
            <text:p/>
          </table:table-cell>
          <table:table-cell table:style-name="ce49" table:formula="of:=RIGHT([.S18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18" calcext:value-type="date">
            <text:p>18/ jun</text:p>
          </table:table-cell>
          <table:table-cell table:style-name="ce210" table:formula="of:=TEXT([.A19];&quot;Ddd&quot;)" office:value-type="string" office:string-value="pet" calcext:value-type="string">
            <text:p>pet</text:p>
          </table:table-cell>
          <table:table-cell table:style-name="ce211" table:number-columns-repeated="18"/>
          <table:table-cell table:style-name="ce213"/>
          <table:table-cell table:style-name="ce217" table:formula="of:=COUNTIF([.AH19:.AY19];&quot;☻&quot;)" office:value-type="float" office:value="0" calcext:value-type="float">
            <text:p>0</text:p>
          </table:table-cell>
          <table:table-cell table:style-name="ce217" table:formula="of:=COUNTIF([.AH19:.AY19];&quot;☺&quot;)" office:value-type="float" office:value="0" calcext:value-type="float">
            <text:p>0</text:p>
          </table:table-cell>
          <table:table-cell table:style-name="ce217" table:formula="of:=COUNTIF([.C19:.S19];&quot;51&quot;)+COUNTIF([.C19:.S19];&quot;51$&quot;)+COUNTIF([.C19:.S19];&quot;51☻&quot;)" office:value-type="float" office:value="0" calcext:value-type="float">
            <text:p>0</text:p>
          </table:table-cell>
          <table:table-cell table:style-name="ce217" table:formula="of:=COUNTIF([.C19:.S19];&quot;52&quot;)+COUNTIF([.C19:.S19];&quot;52$&quot;)+COUNTIF([.C19:.S19];&quot;52☻&quot;)" office:value-type="float" office:value="0" calcext:value-type="float">
            <text:p>0</text:p>
          </table:table-cell>
          <table:table-cell table:style-name="ce217" table:formula="of:=COUNTIF([.C19:.S19];&quot;51¶&quot;)" office:value-type="float" office:value="0" calcext:value-type="float">
            <text:p>0</text:p>
          </table:table-cell>
          <table:table-cell table:style-name="ce217" table:formula="of:=COUNTIF([.C19:.S19];&quot;52¶&quot;)" office:value-type="float" office:value="0" calcext:value-type="float">
            <text:p>0</text:p>
          </table:table-cell>
          <table:table-cell table:style-name="ce217" table:formula="of:=COUNTIF([.C19:.S19];&quot;U&quot;)+COUNTIF([.C19:.S19];&quot;U☻&quot;)+COUNTIF([.C19:.S19];&quot;U☺&quot;)" office:value-type="float" office:value="0" calcext:value-type="float">
            <text:p>0</text:p>
          </table:table-cell>
          <table:table-cell table:style-name="ce217" table:formula="of:=COUNTIF([.C19:.S19];&quot;KVIT&quot;)+COUNTIF([.C19:.S19];&quot;KVIT☻&quot;)+COUNTIF([.C19:.S19];&quot;kvit$&quot;)" office:value-type="float" office:value="0" calcext:value-type="float">
            <text:p>0</text:p>
          </table:table-cell>
          <table:table-cell table:style-name="ce219" table:formula="of:=COUNTBLANK([.C19:.S19])-3" office:value-type="float" office:value="14" calcext:value-type="float">
            <text:p>14</text:p>
          </table:table-cell>
          <table:table-cell table:style-name="ce221" table:formula="of:=COUNTIF([.C19:.S19];&quot;x&quot;)" office:value-type="float" office:value="0" calcext:value-type="float">
            <text:p>0</text:p>
          </table:table-cell>
          <table:table-cell table:style-name="ce222" table:formula="of:=COUNTIF([.C19:.S19];&quot;51&quot;)+COUNTIF([.C19:.S19];&quot;51☻&quot;)+COUNTIF([.C19:.S19];&quot;2&quot;)+COUNTIF([.C19:.S19];&quot;52&quot;)+COUNTIF([.C19:.S19];&quot;52☻&quot;)+COUNTIF([.C19:.S19];&quot;51$&quot;)+COUNTIF([.C19:.S19];&quot;52$&quot;)" office:value-type="float" office:value="0" calcext:value-type="float">
            <text:p>0</text:p>
          </table:table-cell>
          <table:table-cell table:style-name="ce92" table:formula="of:=[Vzorci_vnosov.$A$19]" office:value-type="string" office:string-value="KVIT$" calcext:value-type="string">
            <text:p>KVIT$</text:p>
          </table:table-cell>
          <table:table-cell table:style-name="ce49" table:formula="of:=RIGHT([.C19];1)">
            <text:p/>
          </table:table-cell>
          <table:table-cell table:style-name="ce49" table:formula="of:=RIGHT([.D19];1)">
            <text:p/>
          </table:table-cell>
          <table:table-cell table:style-name="ce49" table:formula="of:=RIGHT([.E19];1)">
            <text:p/>
          </table:table-cell>
          <table:table-cell table:style-name="ce49" table:formula="of:=RIGHT([.F19];1)">
            <text:p/>
          </table:table-cell>
          <table:table-cell table:style-name="ce49" table:formula="of:=RIGHT([.G19];1)">
            <text:p/>
          </table:table-cell>
          <table:table-cell table:style-name="ce49" table:formula="of:=RIGHT([.H19];1)">
            <text:p/>
          </table:table-cell>
          <table:table-cell table:style-name="ce49" table:formula="of:=RIGHT([.I19];1)">
            <text:p/>
          </table:table-cell>
          <table:table-cell table:style-name="ce49" table:formula="of:=RIGHT([.J19];1)">
            <text:p/>
          </table:table-cell>
          <table:table-cell table:style-name="ce49" table:formula="of:=RIGHT([.K19];1)">
            <text:p/>
          </table:table-cell>
          <table:table-cell table:style-name="ce49" table:formula="of:=RIGHT([.L19];1)">
            <text:p/>
          </table:table-cell>
          <table:table-cell table:style-name="ce49" table:formula="of:=RIGHT([.M19];1)">
            <text:p/>
          </table:table-cell>
          <table:table-cell table:style-name="ce49" table:formula="of:=RIGHT([.N1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9];1)">
            <text:p/>
          </table:table-cell>
          <table:table-cell table:style-name="ce49" table:formula="of:=RIGHT([.P19];1)">
            <text:p/>
          </table:table-cell>
          <table:table-cell table:style-name="ce49" table:formula="of:=RIGHT([.Q19];1)">
            <text:p/>
          </table:table-cell>
          <table:table-cell table:style-name="ce49" table:formula="of:=RIGHT([.R19];1)">
            <text:p/>
          </table:table-cell>
          <table:table-cell table:style-name="ce49" table:formula="of:=RIGHT([.S19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19" calcext:value-type="date">
            <text:p>19/ jun</text:p>
          </table:table-cell>
          <table:table-cell table:style-name="ce210" table:formula="of:=TEXT([.A20];&quot;Ddd&quot;)" office:value-type="string" office:string-value="sob" calcext:value-type="string">
            <text:p>sob</text:p>
          </table:table-cell>
          <table:table-cell table:style-name="ce211" table:number-columns-repeated="18"/>
          <table:table-cell table:style-name="ce213"/>
          <table:table-cell table:style-name="ce217" table:formula="of:=COUNTIF([.AH20:.AY20];&quot;☻&quot;)" office:value-type="float" office:value="0" calcext:value-type="float">
            <text:p>0</text:p>
          </table:table-cell>
          <table:table-cell table:style-name="ce217" table:formula="of:=COUNTIF([.AH20:.AY20];&quot;☺&quot;)" office:value-type="float" office:value="0" calcext:value-type="float">
            <text:p>0</text:p>
          </table:table-cell>
          <table:table-cell table:style-name="ce217" table:formula="of:=COUNTIF([.C20:.S20];&quot;51&quot;)+COUNTIF([.C20:.S20];&quot;51$&quot;)+COUNTIF([.C20:.S20];&quot;51☻&quot;)" office:value-type="float" office:value="0" calcext:value-type="float">
            <text:p>0</text:p>
          </table:table-cell>
          <table:table-cell table:style-name="ce217" table:formula="of:=COUNTIF([.C20:.S20];&quot;52&quot;)+COUNTIF([.C20:.S20];&quot;52$&quot;)+COUNTIF([.C20:.S20];&quot;52☻&quot;)" office:value-type="float" office:value="0" calcext:value-type="float">
            <text:p>0</text:p>
          </table:table-cell>
          <table:table-cell table:style-name="ce217" table:formula="of:=COUNTIF([.C20:.S20];&quot;51¶&quot;)" office:value-type="float" office:value="0" calcext:value-type="float">
            <text:p>0</text:p>
          </table:table-cell>
          <table:table-cell table:style-name="ce217" table:formula="of:=COUNTIF([.C20:.S20];&quot;52¶&quot;)" office:value-type="float" office:value="0" calcext:value-type="float">
            <text:p>0</text:p>
          </table:table-cell>
          <table:table-cell table:style-name="ce217" table:formula="of:=COUNTIF([.C20:.S20];&quot;U&quot;)+COUNTIF([.C20:.S20];&quot;U☻&quot;)+COUNTIF([.C20:.S20];&quot;U☺&quot;)" office:value-type="float" office:value="0" calcext:value-type="float">
            <text:p>0</text:p>
          </table:table-cell>
          <table:table-cell table:style-name="ce217" table:formula="of:=COUNTIF([.C20:.S20];&quot;KVIT&quot;)+COUNTIF([.C20:.S20];&quot;KVIT☻&quot;)+COUNTIF([.C20:.S20];&quot;kvit$&quot;)" office:value-type="float" office:value="0" calcext:value-type="float">
            <text:p>0</text:p>
          </table:table-cell>
          <table:table-cell table:style-name="ce219" table:formula="of:=COUNTBLANK([.C20:.S20])-3" office:value-type="float" office:value="14" calcext:value-type="float">
            <text:p>14</text:p>
          </table:table-cell>
          <table:table-cell table:style-name="ce221" table:formula="of:=COUNTIF([.C20:.S20];&quot;x&quot;)" office:value-type="float" office:value="0" calcext:value-type="float">
            <text:p>0</text:p>
          </table:table-cell>
          <table:table-cell table:style-name="ce222" table:formula="of:=COUNTIF([.C20:.S20];&quot;51&quot;)+COUNTIF([.C20:.S20];&quot;51☻&quot;)+COUNTIF([.C20:.S20];&quot;2&quot;)+COUNTIF([.C20:.S20];&quot;52&quot;)+COUNTIF([.C20:.S20];&quot;52☻&quot;)+COUNTIF([.C20:.S20];&quot;51$&quot;)+COUNTIF([.C20:.S20];&quot;52$&quot;)" office:value-type="float" office:value="0" calcext:value-type="float">
            <text:p>0</text:p>
          </table:table-cell>
          <table:table-cell table:style-name="ce93" table:formula="of:=[Vzorci_vnosov.$A$20]" office:value-type="string" office:string-value="☺" calcext:value-type="string">
            <text:p>☺</text:p>
          </table:table-cell>
          <table:table-cell table:style-name="ce49" table:formula="of:=RIGHT([.C20];1)">
            <text:p/>
          </table:table-cell>
          <table:table-cell table:style-name="ce49" table:formula="of:=RIGHT([.D20];1)">
            <text:p/>
          </table:table-cell>
          <table:table-cell table:style-name="ce49" table:formula="of:=RIGHT([.E20];1)">
            <text:p/>
          </table:table-cell>
          <table:table-cell table:style-name="ce49" table:formula="of:=RIGHT([.F20];1)">
            <text:p/>
          </table:table-cell>
          <table:table-cell table:style-name="ce49" table:formula="of:=RIGHT([.G20];1)">
            <text:p/>
          </table:table-cell>
          <table:table-cell table:style-name="ce49" table:formula="of:=RIGHT([.H20];1)">
            <text:p/>
          </table:table-cell>
          <table:table-cell table:style-name="ce49" table:formula="of:=RIGHT([.I20];1)">
            <text:p/>
          </table:table-cell>
          <table:table-cell table:style-name="ce49" table:formula="of:=RIGHT([.J20];1)">
            <text:p/>
          </table:table-cell>
          <table:table-cell table:style-name="ce49" table:formula="of:=RIGHT([.K20];1)">
            <text:p/>
          </table:table-cell>
          <table:table-cell table:style-name="ce49" table:formula="of:=RIGHT([.L20];1)">
            <text:p/>
          </table:table-cell>
          <table:table-cell table:style-name="ce49" table:formula="of:=RIGHT([.M20];1)">
            <text:p/>
          </table:table-cell>
          <table:table-cell table:style-name="ce49" table:formula="of:=RIGHT([.N2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0];1)">
            <text:p/>
          </table:table-cell>
          <table:table-cell table:style-name="ce49" table:formula="of:=RIGHT([.P20];1)">
            <text:p/>
          </table:table-cell>
          <table:table-cell table:style-name="ce49" table:formula="of:=RIGHT([.Q20];1)">
            <text:p/>
          </table:table-cell>
          <table:table-cell table:style-name="ce49" table:formula="of:=RIGHT([.R20];1)">
            <text:p/>
          </table:table-cell>
          <table:table-cell table:style-name="ce49" table:formula="of:=RIGHT([.S20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20" calcext:value-type="date">
            <text:p>20/ jun</text:p>
          </table:table-cell>
          <table:table-cell table:style-name="ce210" table:formula="of:=TEXT([.A21];&quot;Ddd&quot;)" office:value-type="string" office:string-value="ned" calcext:value-type="string">
            <text:p>ned</text:p>
          </table:table-cell>
          <table:table-cell table:style-name="ce211" table:number-columns-repeated="18"/>
          <table:table-cell table:style-name="ce213"/>
          <table:table-cell table:style-name="ce217" table:formula="of:=COUNTIF([.AH21:.AY21];&quot;☻&quot;)" office:value-type="float" office:value="0" calcext:value-type="float">
            <text:p>0</text:p>
          </table:table-cell>
          <table:table-cell table:style-name="ce217" table:formula="of:=COUNTIF([.AH21:.AY21];&quot;☺&quot;)" office:value-type="float" office:value="0" calcext:value-type="float">
            <text:p>0</text:p>
          </table:table-cell>
          <table:table-cell table:style-name="ce217" table:formula="of:=COUNTIF([.C21:.S21];&quot;51&quot;)+COUNTIF([.C21:.S21];&quot;51$&quot;)+COUNTIF([.C21:.S21];&quot;51☻&quot;)" office:value-type="float" office:value="0" calcext:value-type="float">
            <text:p>0</text:p>
          </table:table-cell>
          <table:table-cell table:style-name="ce217" table:formula="of:=COUNTIF([.C21:.S21];&quot;52&quot;)+COUNTIF([.C21:.S21];&quot;52$&quot;)+COUNTIF([.C21:.S21];&quot;52☻&quot;)" office:value-type="float" office:value="0" calcext:value-type="float">
            <text:p>0</text:p>
          </table:table-cell>
          <table:table-cell table:style-name="ce217" table:formula="of:=COUNTIF([.C21:.S21];&quot;51¶&quot;)" office:value-type="float" office:value="0" calcext:value-type="float">
            <text:p>0</text:p>
          </table:table-cell>
          <table:table-cell table:style-name="ce217" table:formula="of:=COUNTIF([.C21:.S21];&quot;52¶&quot;)" office:value-type="float" office:value="0" calcext:value-type="float">
            <text:p>0</text:p>
          </table:table-cell>
          <table:table-cell table:style-name="ce217" table:formula="of:=COUNTIF([.C21:.S21];&quot;U&quot;)+COUNTIF([.C21:.S21];&quot;U☻&quot;)+COUNTIF([.C21:.S21];&quot;U☺&quot;)" office:value-type="float" office:value="0" calcext:value-type="float">
            <text:p>0</text:p>
          </table:table-cell>
          <table:table-cell table:style-name="ce217" table:formula="of:=COUNTIF([.C21:.S21];&quot;KVIT&quot;)+COUNTIF([.C21:.S21];&quot;KVIT☻&quot;)+COUNTIF([.C21:.S21];&quot;kvit$&quot;)" office:value-type="float" office:value="0" calcext:value-type="float">
            <text:p>0</text:p>
          </table:table-cell>
          <table:table-cell table:style-name="ce219" table:formula="of:=COUNTBLANK([.C21:.S21])-3" office:value-type="float" office:value="14" calcext:value-type="float">
            <text:p>14</text:p>
          </table:table-cell>
          <table:table-cell table:style-name="ce221" table:formula="of:=COUNTIF([.C21:.S21];&quot;x&quot;)" office:value-type="float" office:value="0" calcext:value-type="float">
            <text:p>0</text:p>
          </table:table-cell>
          <table:table-cell table:style-name="ce222" table:formula="of:=COUNTIF([.C21:.S21];&quot;51&quot;)+COUNTIF([.C21:.S21];&quot;51☻&quot;)+COUNTIF([.C21:.S21];&quot;2&quot;)+COUNTIF([.C21:.S21];&quot;52&quot;)+COUNTIF([.C21:.S21];&quot;52☻&quot;)+COUNTIF([.C21:.S21];&quot;51$&quot;)+COUNTIF([.C21:.S21];&quot;52$&quot;)" office:value-type="float" office:value="0" calcext:value-type="float">
            <text:p>0</text:p>
          </table:table-cell>
          <table:table-cell table:style-name="ce94" table:formula="of:=[Vzorci_vnosov.$A$21]" office:value-type="string" office:string-value="☺" calcext:value-type="string">
            <text:p>☺</text:p>
          </table:table-cell>
          <table:table-cell table:style-name="ce49" table:formula="of:=RIGHT([.C21];1)">
            <text:p/>
          </table:table-cell>
          <table:table-cell table:style-name="ce49" table:formula="of:=RIGHT([.D21];1)">
            <text:p/>
          </table:table-cell>
          <table:table-cell table:style-name="ce49" table:formula="of:=RIGHT([.E21];1)">
            <text:p/>
          </table:table-cell>
          <table:table-cell table:style-name="ce49" table:formula="of:=RIGHT([.F21];1)">
            <text:p/>
          </table:table-cell>
          <table:table-cell table:style-name="ce49" table:formula="of:=RIGHT([.G21];1)">
            <text:p/>
          </table:table-cell>
          <table:table-cell table:style-name="ce49" table:formula="of:=RIGHT([.H21];1)">
            <text:p/>
          </table:table-cell>
          <table:table-cell table:style-name="ce49" table:formula="of:=RIGHT([.I21];1)">
            <text:p/>
          </table:table-cell>
          <table:table-cell table:style-name="ce49" table:formula="of:=RIGHT([.J21];1)">
            <text:p/>
          </table:table-cell>
          <table:table-cell table:style-name="ce49" table:formula="of:=RIGHT([.K21];1)">
            <text:p/>
          </table:table-cell>
          <table:table-cell table:style-name="ce49" table:formula="of:=RIGHT([.L21];1)">
            <text:p/>
          </table:table-cell>
          <table:table-cell table:style-name="ce49" table:formula="of:=RIGHT([.M21];1)">
            <text:p/>
          </table:table-cell>
          <table:table-cell table:style-name="ce49" table:formula="of:=RIGHT([.N2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1];1)">
            <text:p/>
          </table:table-cell>
          <table:table-cell table:style-name="ce49" table:formula="of:=RIGHT([.P21];1)">
            <text:p/>
          </table:table-cell>
          <table:table-cell table:style-name="ce49" table:formula="of:=RIGHT([.Q21];1)">
            <text:p/>
          </table:table-cell>
          <table:table-cell table:style-name="ce49" table:formula="of:=RIGHT([.R21];1)">
            <text:p/>
          </table:table-cell>
          <table:table-cell table:style-name="ce49" table:formula="of:=RIGHT([.S21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21" calcext:value-type="date">
            <text:p>21/ jun</text:p>
          </table:table-cell>
          <table:table-cell table:style-name="ce210" table:formula="of:=TEXT([.A22];&quot;Ddd&quot;)" office:value-type="string" office:string-value="pon" calcext:value-type="string">
            <text:p>pon</text:p>
          </table:table-cell>
          <table:table-cell table:style-name="ce211" table:number-columns-repeated="18"/>
          <table:table-cell table:style-name="ce213"/>
          <table:table-cell table:style-name="ce217" table:formula="of:=COUNTIF([.AH22:.AY22];&quot;☻&quot;)" office:value-type="float" office:value="0" calcext:value-type="float">
            <text:p>0</text:p>
          </table:table-cell>
          <table:table-cell table:style-name="ce217" table:formula="of:=COUNTIF([.AH22:.AY22];&quot;☺&quot;)" office:value-type="float" office:value="0" calcext:value-type="float">
            <text:p>0</text:p>
          </table:table-cell>
          <table:table-cell table:style-name="ce217" table:formula="of:=COUNTIF([.C22:.S22];&quot;51&quot;)+COUNTIF([.C22:.S22];&quot;51$&quot;)+COUNTIF([.C22:.S22];&quot;51☻&quot;)" office:value-type="float" office:value="0" calcext:value-type="float">
            <text:p>0</text:p>
          </table:table-cell>
          <table:table-cell table:style-name="ce217" table:formula="of:=COUNTIF([.C22:.S22];&quot;52&quot;)+COUNTIF([.C22:.S22];&quot;52$&quot;)+COUNTIF([.C22:.S22];&quot;52☻&quot;)" office:value-type="float" office:value="0" calcext:value-type="float">
            <text:p>0</text:p>
          </table:table-cell>
          <table:table-cell table:style-name="ce217" table:formula="of:=COUNTIF([.C22:.S22];&quot;51¶&quot;)" office:value-type="float" office:value="0" calcext:value-type="float">
            <text:p>0</text:p>
          </table:table-cell>
          <table:table-cell table:style-name="ce217" table:formula="of:=COUNTIF([.C22:.S22];&quot;52¶&quot;)" office:value-type="float" office:value="0" calcext:value-type="float">
            <text:p>0</text:p>
          </table:table-cell>
          <table:table-cell table:style-name="ce217" table:formula="of:=COUNTIF([.C22:.S22];&quot;U&quot;)+COUNTIF([.C22:.S22];&quot;U☻&quot;)+COUNTIF([.C22:.S22];&quot;U☺&quot;)" office:value-type="float" office:value="0" calcext:value-type="float">
            <text:p>0</text:p>
          </table:table-cell>
          <table:table-cell table:style-name="ce217" table:formula="of:=COUNTIF([.C22:.S22];&quot;KVIT&quot;)+COUNTIF([.C22:.S22];&quot;KVIT☻&quot;)+COUNTIF([.C22:.S22];&quot;kvit$&quot;)" office:value-type="float" office:value="0" calcext:value-type="float">
            <text:p>0</text:p>
          </table:table-cell>
          <table:table-cell table:style-name="ce219" table:formula="of:=COUNTBLANK([.C22:.S22])-3" office:value-type="float" office:value="14" calcext:value-type="float">
            <text:p>14</text:p>
          </table:table-cell>
          <table:table-cell table:style-name="ce221" table:formula="of:=COUNTIF([.C22:.S22];&quot;x&quot;)" office:value-type="float" office:value="0" calcext:value-type="float">
            <text:p>0</text:p>
          </table:table-cell>
          <table:table-cell table:style-name="ce222" table:formula="of:=COUNTIF([.C22:.S22];&quot;51&quot;)+COUNTIF([.C22:.S22];&quot;51☻&quot;)+COUNTIF([.C22:.S22];&quot;2&quot;)+COUNTIF([.C22:.S22];&quot;52&quot;)+COUNTIF([.C22:.S22];&quot;52☻&quot;)+COUNTIF([.C22:.S22];&quot;51$&quot;)+COUNTIF([.C22:.S22];&quot;52$&quot;)" office:value-type="float" office:value="0" calcext:value-type="float">
            <text:p>0</text:p>
          </table:table-cell>
          <table:table-cell table:style-name="ce95" table:formula="of:=[Vzorci_vnosov.$A$22]" office:value-type="string" office:string-value="U☺" calcext:value-type="string">
            <text:p>U☺</text:p>
          </table:table-cell>
          <table:table-cell table:style-name="ce49" table:formula="of:=RIGHT([.C22];1)">
            <text:p/>
          </table:table-cell>
          <table:table-cell table:style-name="ce49" table:formula="of:=RIGHT([.D22];1)">
            <text:p/>
          </table:table-cell>
          <table:table-cell table:style-name="ce49" table:formula="of:=RIGHT([.E22];1)">
            <text:p/>
          </table:table-cell>
          <table:table-cell table:style-name="ce49" table:formula="of:=RIGHT([.F22];1)">
            <text:p/>
          </table:table-cell>
          <table:table-cell table:style-name="ce49" table:formula="of:=RIGHT([.G22];1)">
            <text:p/>
          </table:table-cell>
          <table:table-cell table:style-name="ce49" table:formula="of:=RIGHT([.H22];1)">
            <text:p/>
          </table:table-cell>
          <table:table-cell table:style-name="ce49" table:formula="of:=RIGHT([.I22];1)">
            <text:p/>
          </table:table-cell>
          <table:table-cell table:style-name="ce49" table:formula="of:=RIGHT([.J22];1)">
            <text:p/>
          </table:table-cell>
          <table:table-cell table:style-name="ce49" table:formula="of:=RIGHT([.K22];1)">
            <text:p/>
          </table:table-cell>
          <table:table-cell table:style-name="ce49" table:formula="of:=RIGHT([.L22];1)">
            <text:p/>
          </table:table-cell>
          <table:table-cell table:style-name="ce49" table:formula="of:=RIGHT([.M22];1)">
            <text:p/>
          </table:table-cell>
          <table:table-cell table:style-name="ce49" table:formula="of:=RIGHT([.N2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2];1)">
            <text:p/>
          </table:table-cell>
          <table:table-cell table:style-name="ce49" table:formula="of:=RIGHT([.P22];1)">
            <text:p/>
          </table:table-cell>
          <table:table-cell table:style-name="ce49" table:formula="of:=RIGHT([.Q22];1)">
            <text:p/>
          </table:table-cell>
          <table:table-cell table:style-name="ce49" table:formula="of:=RIGHT([.R22];1)">
            <text:p/>
          </table:table-cell>
          <table:table-cell table:style-name="ce49" table:formula="of:=RIGHT([.S22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22" calcext:value-type="date">
            <text:p>22/ jun</text:p>
          </table:table-cell>
          <table:table-cell table:style-name="ce210" table:formula="of:=TEXT([.A23];&quot;Ddd&quot;)" office:value-type="string" office:string-value="tor" calcext:value-type="string">
            <text:p>tor</text:p>
          </table:table-cell>
          <table:table-cell table:style-name="ce211" table:number-columns-repeated="18"/>
          <table:table-cell table:style-name="ce213"/>
          <table:table-cell table:style-name="ce217" table:formula="of:=COUNTIF([.AH23:.AY23];&quot;☻&quot;)" office:value-type="float" office:value="0" calcext:value-type="float">
            <text:p>0</text:p>
          </table:table-cell>
          <table:table-cell table:style-name="ce217" table:formula="of:=COUNTIF([.AH23:.AY23];&quot;☺&quot;)" office:value-type="float" office:value="0" calcext:value-type="float">
            <text:p>0</text:p>
          </table:table-cell>
          <table:table-cell table:style-name="ce217" table:formula="of:=COUNTIF([.C23:.S23];&quot;51&quot;)+COUNTIF([.C23:.S23];&quot;51$&quot;)+COUNTIF([.C23:.S23];&quot;51☻&quot;)" office:value-type="float" office:value="0" calcext:value-type="float">
            <text:p>0</text:p>
          </table:table-cell>
          <table:table-cell table:style-name="ce217" table:formula="of:=COUNTIF([.C23:.S23];&quot;52&quot;)+COUNTIF([.C23:.S23];&quot;52$&quot;)+COUNTIF([.C23:.S23];&quot;52☻&quot;)" office:value-type="float" office:value="0" calcext:value-type="float">
            <text:p>0</text:p>
          </table:table-cell>
          <table:table-cell table:style-name="ce217" table:formula="of:=COUNTIF([.C23:.S23];&quot;51¶&quot;)" office:value-type="float" office:value="0" calcext:value-type="float">
            <text:p>0</text:p>
          </table:table-cell>
          <table:table-cell table:style-name="ce217" table:formula="of:=COUNTIF([.C23:.S23];&quot;52¶&quot;)" office:value-type="float" office:value="0" calcext:value-type="float">
            <text:p>0</text:p>
          </table:table-cell>
          <table:table-cell table:style-name="ce217" table:formula="of:=COUNTIF([.C23:.S23];&quot;U&quot;)+COUNTIF([.C23:.S23];&quot;U☻&quot;)+COUNTIF([.C23:.S23];&quot;U☺&quot;)" office:value-type="float" office:value="0" calcext:value-type="float">
            <text:p>0</text:p>
          </table:table-cell>
          <table:table-cell table:style-name="ce217" table:formula="of:=COUNTIF([.C23:.S23];&quot;KVIT&quot;)+COUNTIF([.C23:.S23];&quot;KVIT☻&quot;)+COUNTIF([.C23:.S23];&quot;kvit$&quot;)" office:value-type="float" office:value="0" calcext:value-type="float">
            <text:p>0</text:p>
          </table:table-cell>
          <table:table-cell table:style-name="ce219" table:formula="of:=COUNTBLANK([.C23:.S23])-3" office:value-type="float" office:value="14" calcext:value-type="float">
            <text:p>14</text:p>
          </table:table-cell>
          <table:table-cell table:style-name="ce221" table:formula="of:=COUNTIF([.C23:.S23];&quot;x&quot;)" office:value-type="float" office:value="0" calcext:value-type="float">
            <text:p>0</text:p>
          </table:table-cell>
          <table:table-cell table:style-name="ce222" table:formula="of:=COUNTIF([.C23:.S23];&quot;51&quot;)+COUNTIF([.C23:.S23];&quot;51☻&quot;)+COUNTIF([.C23:.S23];&quot;2&quot;)+COUNTIF([.C23:.S23];&quot;52&quot;)+COUNTIF([.C23:.S23];&quot;52☻&quot;)+COUNTIF([.C23:.S23];&quot;51$&quot;)+COUNTIF([.C23:.S23];&quot;52$&quot;)" office:value-type="float" office:value="0" calcext:value-type="float">
            <text:p>0</text:p>
          </table:table-cell>
          <table:table-cell table:style-name="ce95" table:formula="of:=[Vzorci_vnosov.$A$23]" office:value-type="string" office:string-value="51☺" calcext:value-type="string">
            <text:p>51☺</text:p>
          </table:table-cell>
          <table:table-cell table:style-name="ce49" table:formula="of:=RIGHT([.C23];1)">
            <text:p/>
          </table:table-cell>
          <table:table-cell table:style-name="ce49" table:formula="of:=RIGHT([.D23];1)">
            <text:p/>
          </table:table-cell>
          <table:table-cell table:style-name="ce49" table:formula="of:=RIGHT([.E23];1)">
            <text:p/>
          </table:table-cell>
          <table:table-cell table:style-name="ce49" table:formula="of:=RIGHT([.F23];1)">
            <text:p/>
          </table:table-cell>
          <table:table-cell table:style-name="ce49" table:formula="of:=RIGHT([.G23];1)">
            <text:p/>
          </table:table-cell>
          <table:table-cell table:style-name="ce49" table:formula="of:=RIGHT([.H23];1)">
            <text:p/>
          </table:table-cell>
          <table:table-cell table:style-name="ce49" table:formula="of:=RIGHT([.I23];1)">
            <text:p/>
          </table:table-cell>
          <table:table-cell table:style-name="ce49" table:formula="of:=RIGHT([.J23];1)">
            <text:p/>
          </table:table-cell>
          <table:table-cell table:style-name="ce49" table:formula="of:=RIGHT([.K23];1)">
            <text:p/>
          </table:table-cell>
          <table:table-cell table:style-name="ce49" table:formula="of:=RIGHT([.L23];1)">
            <text:p/>
          </table:table-cell>
          <table:table-cell table:style-name="ce49" table:formula="of:=RIGHT([.M23];1)">
            <text:p/>
          </table:table-cell>
          <table:table-cell table:style-name="ce49" table:formula="of:=RIGHT([.N2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3];1)">
            <text:p/>
          </table:table-cell>
          <table:table-cell table:style-name="ce49" table:formula="of:=RIGHT([.P23];1)">
            <text:p/>
          </table:table-cell>
          <table:table-cell table:style-name="ce49" table:formula="of:=RIGHT([.Q23];1)">
            <text:p/>
          </table:table-cell>
          <table:table-cell table:style-name="ce49" table:formula="of:=RIGHT([.R23];1)">
            <text:p/>
          </table:table-cell>
          <table:table-cell table:style-name="ce49" table:formula="of:=RIGHT([.S23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23" calcext:value-type="date">
            <text:p>23/ jun</text:p>
          </table:table-cell>
          <table:table-cell table:style-name="ce210" table:formula="of:=TEXT([.A24];&quot;Ddd&quot;)" office:value-type="string" office:string-value="sre" calcext:value-type="string">
            <text:p>sre</text:p>
          </table:table-cell>
          <table:table-cell table:style-name="ce211" table:number-columns-repeated="18"/>
          <table:table-cell table:style-name="ce213"/>
          <table:table-cell table:style-name="ce217" table:formula="of:=COUNTIF([.AH24:.AY24];&quot;☻&quot;)" office:value-type="float" office:value="0" calcext:value-type="float">
            <text:p>0</text:p>
          </table:table-cell>
          <table:table-cell table:style-name="ce217" table:formula="of:=COUNTIF([.AH24:.AY24];&quot;☺&quot;)" office:value-type="float" office:value="0" calcext:value-type="float">
            <text:p>0</text:p>
          </table:table-cell>
          <table:table-cell table:style-name="ce217" table:formula="of:=COUNTIF([.C24:.S24];&quot;51&quot;)+COUNTIF([.C24:.S24];&quot;51$&quot;)+COUNTIF([.C24:.S24];&quot;51☻&quot;)" office:value-type="float" office:value="0" calcext:value-type="float">
            <text:p>0</text:p>
          </table:table-cell>
          <table:table-cell table:style-name="ce217" table:formula="of:=COUNTIF([.C24:.S24];&quot;52&quot;)+COUNTIF([.C24:.S24];&quot;52$&quot;)+COUNTIF([.C24:.S24];&quot;52☻&quot;)" office:value-type="float" office:value="0" calcext:value-type="float">
            <text:p>0</text:p>
          </table:table-cell>
          <table:table-cell table:style-name="ce217" table:formula="of:=COUNTIF([.C24:.S24];&quot;51¶&quot;)" office:value-type="float" office:value="0" calcext:value-type="float">
            <text:p>0</text:p>
          </table:table-cell>
          <table:table-cell table:style-name="ce217" table:formula="of:=COUNTIF([.C24:.S24];&quot;52¶&quot;)" office:value-type="float" office:value="0" calcext:value-type="float">
            <text:p>0</text:p>
          </table:table-cell>
          <table:table-cell table:style-name="ce217" table:formula="of:=COUNTIF([.C24:.S24];&quot;U&quot;)+COUNTIF([.C24:.S24];&quot;U☻&quot;)+COUNTIF([.C24:.S24];&quot;U☺&quot;)" office:value-type="float" office:value="0" calcext:value-type="float">
            <text:p>0</text:p>
          </table:table-cell>
          <table:table-cell table:style-name="ce217" table:formula="of:=COUNTIF([.C24:.S24];&quot;KVIT&quot;)+COUNTIF([.C24:.S24];&quot;KVIT☻&quot;)+COUNTIF([.C24:.S24];&quot;kvit$&quot;)" office:value-type="float" office:value="0" calcext:value-type="float">
            <text:p>0</text:p>
          </table:table-cell>
          <table:table-cell table:style-name="ce219" table:formula="of:=COUNTBLANK([.C24:.S24])-3" office:value-type="float" office:value="14" calcext:value-type="float">
            <text:p>14</text:p>
          </table:table-cell>
          <table:table-cell table:style-name="ce221" table:formula="of:=COUNTIF([.C24:.S24];&quot;x&quot;)" office:value-type="float" office:value="0" calcext:value-type="float">
            <text:p>0</text:p>
          </table:table-cell>
          <table:table-cell table:style-name="ce222" table:formula="of:=COUNTIF([.C24:.S24];&quot;51&quot;)+COUNTIF([.C24:.S24];&quot;51☻&quot;)+COUNTIF([.C24:.S24];&quot;2&quot;)+COUNTIF([.C24:.S24];&quot;52&quot;)+COUNTIF([.C24:.S24];&quot;52☻&quot;)+COUNTIF([.C24:.S24];&quot;51$&quot;)+COUNTIF([.C24:.S24];&quot;52$&quot;)" office:value-type="float" office:value="0" calcext:value-type="float">
            <text:p>0</text:p>
          </table:table-cell>
          <table:table-cell table:style-name="ce95" table:formula="of:=[Vzorci_vnosov.$A$24]" office:value-type="string" office:string-value="52☺" calcext:value-type="string">
            <text:p>52☺</text:p>
          </table:table-cell>
          <table:table-cell table:style-name="ce49" table:formula="of:=RIGHT([.C24];1)">
            <text:p/>
          </table:table-cell>
          <table:table-cell table:style-name="ce49" table:formula="of:=RIGHT([.D24];1)">
            <text:p/>
          </table:table-cell>
          <table:table-cell table:style-name="ce49" table:formula="of:=RIGHT([.E24];1)">
            <text:p/>
          </table:table-cell>
          <table:table-cell table:style-name="ce49" table:formula="of:=RIGHT([.F24];1)">
            <text:p/>
          </table:table-cell>
          <table:table-cell table:style-name="ce49" table:formula="of:=RIGHT([.G24];1)">
            <text:p/>
          </table:table-cell>
          <table:table-cell table:style-name="ce49" table:formula="of:=RIGHT([.H24];1)">
            <text:p/>
          </table:table-cell>
          <table:table-cell table:style-name="ce49" table:formula="of:=RIGHT([.I24];1)">
            <text:p/>
          </table:table-cell>
          <table:table-cell table:style-name="ce49" table:formula="of:=RIGHT([.J24];1)">
            <text:p/>
          </table:table-cell>
          <table:table-cell table:style-name="ce49" table:formula="of:=RIGHT([.K24];1)">
            <text:p/>
          </table:table-cell>
          <table:table-cell table:style-name="ce49" table:formula="of:=RIGHT([.L24];1)">
            <text:p/>
          </table:table-cell>
          <table:table-cell table:style-name="ce49" table:formula="of:=RIGHT([.M24];1)">
            <text:p/>
          </table:table-cell>
          <table:table-cell table:style-name="ce49" table:formula="of:=RIGHT([.N2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4];1)">
            <text:p/>
          </table:table-cell>
          <table:table-cell table:style-name="ce49" table:formula="of:=RIGHT([.P24];1)">
            <text:p/>
          </table:table-cell>
          <table:table-cell table:style-name="ce49" table:formula="of:=RIGHT([.Q24];1)">
            <text:p/>
          </table:table-cell>
          <table:table-cell table:style-name="ce49" table:formula="of:=RIGHT([.R24];1)">
            <text:p/>
          </table:table-cell>
          <table:table-cell table:style-name="ce49" table:formula="of:=RIGHT([.S24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24" calcext:value-type="date">
            <text:p>24/ jun</text:p>
          </table:table-cell>
          <table:table-cell table:style-name="ce210" table:formula="of:=TEXT([.A25];&quot;Ddd&quot;)" office:value-type="string" office:string-value="čet" calcext:value-type="string">
            <text:p>čet</text:p>
          </table:table-cell>
          <table:table-cell table:style-name="ce211" table:number-columns-repeated="18"/>
          <table:table-cell table:style-name="ce213"/>
          <table:table-cell table:style-name="ce217" table:formula="of:=COUNTIF([.AH25:.AY25];&quot;☻&quot;)" office:value-type="float" office:value="0" calcext:value-type="float">
            <text:p>0</text:p>
          </table:table-cell>
          <table:table-cell table:style-name="ce217" table:formula="of:=COUNTIF([.AH25:.AY25];&quot;☺&quot;)" office:value-type="float" office:value="0" calcext:value-type="float">
            <text:p>0</text:p>
          </table:table-cell>
          <table:table-cell table:style-name="ce217" table:formula="of:=COUNTIF([.C25:.S25];&quot;51&quot;)+COUNTIF([.C25:.S25];&quot;51$&quot;)+COUNTIF([.C25:.S25];&quot;51☻&quot;)" office:value-type="float" office:value="0" calcext:value-type="float">
            <text:p>0</text:p>
          </table:table-cell>
          <table:table-cell table:style-name="ce217" table:formula="of:=COUNTIF([.C25:.S25];&quot;52&quot;)+COUNTIF([.C25:.S25];&quot;52$&quot;)+COUNTIF([.C25:.S25];&quot;52☻&quot;)" office:value-type="float" office:value="0" calcext:value-type="float">
            <text:p>0</text:p>
          </table:table-cell>
          <table:table-cell table:style-name="ce217" table:formula="of:=COUNTIF([.C25:.S25];&quot;51¶&quot;)" office:value-type="float" office:value="0" calcext:value-type="float">
            <text:p>0</text:p>
          </table:table-cell>
          <table:table-cell table:style-name="ce217" table:formula="of:=COUNTIF([.C25:.S25];&quot;52¶&quot;)" office:value-type="float" office:value="0" calcext:value-type="float">
            <text:p>0</text:p>
          </table:table-cell>
          <table:table-cell table:style-name="ce217" table:formula="of:=COUNTIF([.C25:.S25];&quot;U&quot;)+COUNTIF([.C25:.S25];&quot;U☻&quot;)+COUNTIF([.C25:.S25];&quot;U☺&quot;)" office:value-type="float" office:value="0" calcext:value-type="float">
            <text:p>0</text:p>
          </table:table-cell>
          <table:table-cell table:style-name="ce217" table:formula="of:=COUNTIF([.C25:.S25];&quot;KVIT&quot;)+COUNTIF([.C25:.S25];&quot;KVIT☻&quot;)+COUNTIF([.C25:.S25];&quot;kvit$&quot;)" office:value-type="float" office:value="0" calcext:value-type="float">
            <text:p>0</text:p>
          </table:table-cell>
          <table:table-cell table:style-name="ce219" table:formula="of:=COUNTBLANK([.C25:.S25])-3" office:value-type="float" office:value="14" calcext:value-type="float">
            <text:p>14</text:p>
          </table:table-cell>
          <table:table-cell table:style-name="ce221" table:formula="of:=COUNTIF([.C25:.S25];&quot;x&quot;)" office:value-type="float" office:value="0" calcext:value-type="float">
            <text:p>0</text:p>
          </table:table-cell>
          <table:table-cell table:style-name="ce222" table:formula="of:=COUNTIF([.C25:.S25];&quot;51&quot;)+COUNTIF([.C25:.S25];&quot;51☻&quot;)+COUNTIF([.C25:.S25];&quot;2&quot;)+COUNTIF([.C25:.S25];&quot;52&quot;)+COUNTIF([.C25:.S25];&quot;52☻&quot;)+COUNTIF([.C25:.S25];&quot;51$&quot;)+COUNTIF([.C25:.S25];&quot;52$&quot;)" office:value-type="float" office:value="0" calcext:value-type="float">
            <text:p>0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49" table:formula="of:=RIGHT([.C25];1)">
            <text:p/>
          </table:table-cell>
          <table:table-cell table:style-name="ce49" table:formula="of:=RIGHT([.D25];1)">
            <text:p/>
          </table:table-cell>
          <table:table-cell table:style-name="ce49" table:formula="of:=RIGHT([.E25];1)">
            <text:p/>
          </table:table-cell>
          <table:table-cell table:style-name="ce49" table:formula="of:=RIGHT([.F25];1)">
            <text:p/>
          </table:table-cell>
          <table:table-cell table:style-name="ce49" table:formula="of:=RIGHT([.G25];1)">
            <text:p/>
          </table:table-cell>
          <table:table-cell table:style-name="ce49" table:formula="of:=RIGHT([.H25];1)">
            <text:p/>
          </table:table-cell>
          <table:table-cell table:style-name="ce49" table:formula="of:=RIGHT([.I25];1)">
            <text:p/>
          </table:table-cell>
          <table:table-cell table:style-name="ce49" table:formula="of:=RIGHT([.J25];1)">
            <text:p/>
          </table:table-cell>
          <table:table-cell table:style-name="ce49" table:formula="of:=RIGHT([.K25];1)">
            <text:p/>
          </table:table-cell>
          <table:table-cell table:style-name="ce49" table:formula="of:=RIGHT([.L25];1)">
            <text:p/>
          </table:table-cell>
          <table:table-cell table:style-name="ce49" table:formula="of:=RIGHT([.M25];1)">
            <text:p/>
          </table:table-cell>
          <table:table-cell table:style-name="ce49" table:formula="of:=RIGHT([.N2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5];1)">
            <text:p/>
          </table:table-cell>
          <table:table-cell table:style-name="ce49" table:formula="of:=RIGHT([.P25];1)">
            <text:p/>
          </table:table-cell>
          <table:table-cell table:style-name="ce49" table:formula="of:=RIGHT([.Q25];1)">
            <text:p/>
          </table:table-cell>
          <table:table-cell table:style-name="ce49" table:formula="of:=RIGHT([.R25];1)">
            <text:p/>
          </table:table-cell>
          <table:table-cell table:style-name="ce49" table:formula="of:=RIGHT([.S25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25" calcext:value-type="date">
            <text:p>25/ jun</text:p>
          </table:table-cell>
          <table:table-cell table:style-name="ce210" table:formula="of:=TEXT([.A26];&quot;Ddd&quot;)" office:value-type="string" office:string-value="pet" calcext:value-type="string">
            <text:p>pet</text:p>
          </table:table-cell>
          <table:table-cell table:style-name="ce211" table:number-columns-repeated="15"/>
          <table:table-cell table:style-name="ce298"/>
          <table:table-cell table:style-name="ce211" table:number-columns-repeated="2"/>
          <table:table-cell table:style-name="ce213"/>
          <table:table-cell table:style-name="ce217" table:formula="of:=COUNTIF([.AH26:.AY26];&quot;☻&quot;)" office:value-type="float" office:value="0" calcext:value-type="float">
            <text:p>0</text:p>
          </table:table-cell>
          <table:table-cell table:style-name="ce217" table:formula="of:=COUNTIF([.AH26:.AY26];&quot;☺&quot;)" office:value-type="float" office:value="0" calcext:value-type="float">
            <text:p>0</text:p>
          </table:table-cell>
          <table:table-cell table:style-name="ce217" table:formula="of:=COUNTIF([.C26:.S26];&quot;51&quot;)+COUNTIF([.C26:.S26];&quot;51$&quot;)+COUNTIF([.C26:.S26];&quot;51☻&quot;)" office:value-type="float" office:value="0" calcext:value-type="float">
            <text:p>0</text:p>
          </table:table-cell>
          <table:table-cell table:style-name="ce217" table:formula="of:=COUNTIF([.C26:.S26];&quot;52&quot;)+COUNTIF([.C26:.S26];&quot;52$&quot;)+COUNTIF([.C26:.S26];&quot;52☻&quot;)" office:value-type="float" office:value="0" calcext:value-type="float">
            <text:p>0</text:p>
          </table:table-cell>
          <table:table-cell table:style-name="ce217" table:formula="of:=COUNTIF([.C26:.S26];&quot;51¶&quot;)" office:value-type="float" office:value="0" calcext:value-type="float">
            <text:p>0</text:p>
          </table:table-cell>
          <table:table-cell table:style-name="ce217" table:formula="of:=COUNTIF([.C26:.S26];&quot;52¶&quot;)" office:value-type="float" office:value="0" calcext:value-type="float">
            <text:p>0</text:p>
          </table:table-cell>
          <table:table-cell table:style-name="ce217" table:formula="of:=COUNTIF([.C26:.S26];&quot;U&quot;)+COUNTIF([.C26:.S26];&quot;U☻&quot;)+COUNTIF([.C26:.S26];&quot;U☺&quot;)" office:value-type="float" office:value="0" calcext:value-type="float">
            <text:p>0</text:p>
          </table:table-cell>
          <table:table-cell table:style-name="ce217" table:formula="of:=COUNTIF([.C26:.S26];&quot;KVIT&quot;)+COUNTIF([.C26:.S26];&quot;KVIT☻&quot;)+COUNTIF([.C26:.S26];&quot;kvit$&quot;)" office:value-type="float" office:value="0" calcext:value-type="float">
            <text:p>0</text:p>
          </table:table-cell>
          <table:table-cell table:style-name="ce219" table:formula="of:=COUNTBLANK([.C26:.S26])-3" office:value-type="float" office:value="14" calcext:value-type="float">
            <text:p>14</text:p>
          </table:table-cell>
          <table:table-cell table:style-name="ce221" table:formula="of:=COUNTIF([.C26:.S26];&quot;x&quot;)" office:value-type="float" office:value="0" calcext:value-type="float">
            <text:p>0</text:p>
          </table:table-cell>
          <table:table-cell table:style-name="ce222" table:formula="of:=COUNTIF([.C26:.S26];&quot;51&quot;)+COUNTIF([.C26:.S26];&quot;51☻&quot;)+COUNTIF([.C26:.S26];&quot;2&quot;)+COUNTIF([.C26:.S26];&quot;52&quot;)+COUNTIF([.C26:.S26];&quot;52☻&quot;)+COUNTIF([.C26:.S26];&quot;51$&quot;)+COUNTIF([.C26:.S26];&quot;52$&quot;)" office:value-type="float" office:value="0" calcext:value-type="float">
            <text:p>0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49" table:formula="of:=RIGHT([.C26];1)">
            <text:p/>
          </table:table-cell>
          <table:table-cell table:style-name="ce49" table:formula="of:=RIGHT([.D26];1)">
            <text:p/>
          </table:table-cell>
          <table:table-cell table:style-name="ce49" table:formula="of:=RIGHT([.E26];1)">
            <text:p/>
          </table:table-cell>
          <table:table-cell table:style-name="ce49" table:formula="of:=RIGHT([.F26];1)">
            <text:p/>
          </table:table-cell>
          <table:table-cell table:style-name="ce49" table:formula="of:=RIGHT([.G26];1)">
            <text:p/>
          </table:table-cell>
          <table:table-cell table:style-name="ce49" table:formula="of:=RIGHT([.H26];1)">
            <text:p/>
          </table:table-cell>
          <table:table-cell table:style-name="ce49" table:formula="of:=RIGHT([.I26];1)">
            <text:p/>
          </table:table-cell>
          <table:table-cell table:style-name="ce49" table:formula="of:=RIGHT([.J26];1)">
            <text:p/>
          </table:table-cell>
          <table:table-cell table:style-name="ce49" table:formula="of:=RIGHT([.K26];1)">
            <text:p/>
          </table:table-cell>
          <table:table-cell table:style-name="ce49" table:formula="of:=RIGHT([.L26];1)">
            <text:p/>
          </table:table-cell>
          <table:table-cell table:style-name="ce49" table:formula="of:=RIGHT([.M26];1)">
            <text:p/>
          </table:table-cell>
          <table:table-cell table:style-name="ce49" table:formula="of:=RIGHT([.N2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6];1)">
            <text:p/>
          </table:table-cell>
          <table:table-cell table:style-name="ce49" table:formula="of:=RIGHT([.P26];1)">
            <text:p/>
          </table:table-cell>
          <table:table-cell table:style-name="ce49" table:formula="of:=RIGHT([.Q26];1)">
            <text:p/>
          </table:table-cell>
          <table:table-cell table:style-name="ce49" table:formula="of:=RIGHT([.R26];1)">
            <text:p/>
          </table:table-cell>
          <table:table-cell table:style-name="ce49" table:formula="of:=RIGHT([.S26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26" calcext:value-type="date">
            <text:p>26/ jun</text:p>
          </table:table-cell>
          <table:table-cell table:style-name="ce210" table:formula="of:=TEXT([.A27];&quot;Ddd&quot;)" office:value-type="string" office:string-value="sob" calcext:value-type="string">
            <text:p>sob</text:p>
          </table:table-cell>
          <table:table-cell table:style-name="ce211" table:number-columns-repeated="18"/>
          <table:table-cell table:style-name="ce213"/>
          <table:table-cell table:style-name="ce217" table:formula="of:=COUNTIF([.AH27:.AY27];&quot;☻&quot;)" office:value-type="float" office:value="0" calcext:value-type="float">
            <text:p>0</text:p>
          </table:table-cell>
          <table:table-cell table:style-name="ce217" table:formula="of:=COUNTIF([.AH27:.AY27];&quot;☺&quot;)" office:value-type="float" office:value="0" calcext:value-type="float">
            <text:p>0</text:p>
          </table:table-cell>
          <table:table-cell table:style-name="ce217" table:formula="of:=COUNTIF([.C27:.S27];&quot;51&quot;)+COUNTIF([.C27:.S27];&quot;51$&quot;)+COUNTIF([.C27:.S27];&quot;51☻&quot;)" office:value-type="float" office:value="0" calcext:value-type="float">
            <text:p>0</text:p>
          </table:table-cell>
          <table:table-cell table:style-name="ce217" table:formula="of:=COUNTIF([.C27:.S27];&quot;52&quot;)+COUNTIF([.C27:.S27];&quot;52$&quot;)+COUNTIF([.C27:.S27];&quot;52☻&quot;)" office:value-type="float" office:value="0" calcext:value-type="float">
            <text:p>0</text:p>
          </table:table-cell>
          <table:table-cell table:style-name="ce217" table:formula="of:=COUNTIF([.C27:.S27];&quot;51¶&quot;)" office:value-type="float" office:value="0" calcext:value-type="float">
            <text:p>0</text:p>
          </table:table-cell>
          <table:table-cell table:style-name="ce217" table:formula="of:=COUNTIF([.C27:.S27];&quot;52¶&quot;)" office:value-type="float" office:value="0" calcext:value-type="float">
            <text:p>0</text:p>
          </table:table-cell>
          <table:table-cell table:style-name="ce217" table:formula="of:=COUNTIF([.C27:.S27];&quot;U&quot;)+COUNTIF([.C27:.S27];&quot;U☻&quot;)+COUNTIF([.C27:.S27];&quot;U☺&quot;)" office:value-type="float" office:value="0" calcext:value-type="float">
            <text:p>0</text:p>
          </table:table-cell>
          <table:table-cell table:style-name="ce217" table:formula="of:=COUNTIF([.C27:.S27];&quot;KVIT&quot;)+COUNTIF([.C27:.S27];&quot;KVIT☻&quot;)+COUNTIF([.C27:.S27];&quot;kvit$&quot;)" office:value-type="float" office:value="0" calcext:value-type="float">
            <text:p>0</text:p>
          </table:table-cell>
          <table:table-cell table:style-name="ce219" table:formula="of:=COUNTBLANK([.C27:.S27])-3" office:value-type="float" office:value="14" calcext:value-type="float">
            <text:p>14</text:p>
          </table:table-cell>
          <table:table-cell table:style-name="ce221" table:formula="of:=COUNTIF([.C27:.S27];&quot;x&quot;)" office:value-type="float" office:value="0" calcext:value-type="float">
            <text:p>0</text:p>
          </table:table-cell>
          <table:table-cell table:style-name="ce222" table:formula="of:=COUNTIF([.C27:.S27];&quot;51&quot;)+COUNTIF([.C27:.S27];&quot;51☻&quot;)+COUNTIF([.C27:.S27];&quot;2&quot;)+COUNTIF([.C27:.S27];&quot;52&quot;)+COUNTIF([.C27:.S27];&quot;52☻&quot;)+COUNTIF([.C27:.S27];&quot;51$&quot;)+COUNTIF([.C27:.S27];&quot;52$&quot;)" office:value-type="float" office:value="0" calcext:value-type="float">
            <text:p>0</text:p>
          </table:table-cell>
          <table:table-cell table:style-name="ce114" table:formula="of:=[Vzorci_vnosov.$A$27]" office:value-type="string" office:string-value="KVIT☺" calcext:value-type="string">
            <text:p>KVIT☺</text:p>
          </table:table-cell>
          <table:table-cell table:style-name="ce49" table:formula="of:=RIGHT([.C27];1)">
            <text:p/>
          </table:table-cell>
          <table:table-cell table:style-name="ce49" table:formula="of:=RIGHT([.D27];1)">
            <text:p/>
          </table:table-cell>
          <table:table-cell table:style-name="ce49" table:formula="of:=RIGHT([.E27];1)">
            <text:p/>
          </table:table-cell>
          <table:table-cell table:style-name="ce49" table:formula="of:=RIGHT([.F27];1)">
            <text:p/>
          </table:table-cell>
          <table:table-cell table:style-name="ce49" table:formula="of:=RIGHT([.G27];1)">
            <text:p/>
          </table:table-cell>
          <table:table-cell table:style-name="ce49" table:formula="of:=RIGHT([.H27];1)">
            <text:p/>
          </table:table-cell>
          <table:table-cell table:style-name="ce49" table:formula="of:=RIGHT([.I27];1)">
            <text:p/>
          </table:table-cell>
          <table:table-cell table:style-name="ce49" table:formula="of:=RIGHT([.J27];1)">
            <text:p/>
          </table:table-cell>
          <table:table-cell table:style-name="ce49" table:formula="of:=RIGHT([.K27];1)">
            <text:p/>
          </table:table-cell>
          <table:table-cell table:style-name="ce49" table:formula="of:=RIGHT([.L27];1)">
            <text:p/>
          </table:table-cell>
          <table:table-cell table:style-name="ce49" table:formula="of:=RIGHT([.M27];1)">
            <text:p/>
          </table:table-cell>
          <table:table-cell table:style-name="ce49" table:formula="of:=RIGHT([.N2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7];1)">
            <text:p/>
          </table:table-cell>
          <table:table-cell table:style-name="ce49" table:formula="of:=RIGHT([.P27];1)">
            <text:p/>
          </table:table-cell>
          <table:table-cell table:style-name="ce49" table:formula="of:=RIGHT([.Q27];1)">
            <text:p/>
          </table:table-cell>
          <table:table-cell table:style-name="ce49" table:formula="of:=RIGHT([.R27];1)">
            <text:p/>
          </table:table-cell>
          <table:table-cell table:style-name="ce49" table:formula="of:=RIGHT([.S27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27" calcext:value-type="date">
            <text:p>27/ jun</text:p>
          </table:table-cell>
          <table:table-cell table:style-name="ce210" table:formula="of:=TEXT([.A28];&quot;Ddd&quot;)" office:value-type="string" office:string-value="ned" calcext:value-type="string">
            <text:p>ned</text:p>
          </table:table-cell>
          <table:table-cell table:style-name="ce211" table:number-columns-repeated="18"/>
          <table:table-cell table:style-name="ce213"/>
          <table:table-cell table:style-name="ce217" table:formula="of:=COUNTIF([.AH28:.AY28];&quot;☻&quot;)" office:value-type="float" office:value="0" calcext:value-type="float">
            <text:p>0</text:p>
          </table:table-cell>
          <table:table-cell table:style-name="ce217" table:formula="of:=COUNTIF([.AH28:.AY28];&quot;☺&quot;)" office:value-type="float" office:value="0" calcext:value-type="float">
            <text:p>0</text:p>
          </table:table-cell>
          <table:table-cell table:style-name="ce217" table:formula="of:=COUNTIF([.C28:.S28];&quot;51&quot;)+COUNTIF([.C28:.S28];&quot;51$&quot;)+COUNTIF([.C28:.S28];&quot;51☻&quot;)" office:value-type="float" office:value="0" calcext:value-type="float">
            <text:p>0</text:p>
          </table:table-cell>
          <table:table-cell table:style-name="ce217" table:formula="of:=COUNTIF([.C28:.S28];&quot;52&quot;)+COUNTIF([.C28:.S28];&quot;52$&quot;)+COUNTIF([.C28:.S28];&quot;52☻&quot;)" office:value-type="float" office:value="0" calcext:value-type="float">
            <text:p>0</text:p>
          </table:table-cell>
          <table:table-cell table:style-name="ce217" table:formula="of:=COUNTIF([.C28:.S28];&quot;51¶&quot;)" office:value-type="float" office:value="0" calcext:value-type="float">
            <text:p>0</text:p>
          </table:table-cell>
          <table:table-cell table:style-name="ce217" table:formula="of:=COUNTIF([.C28:.S28];&quot;52¶&quot;)" office:value-type="float" office:value="0" calcext:value-type="float">
            <text:p>0</text:p>
          </table:table-cell>
          <table:table-cell table:style-name="ce217" table:formula="of:=COUNTIF([.C28:.S28];&quot;U&quot;)+COUNTIF([.C28:.S28];&quot;U☻&quot;)+COUNTIF([.C28:.S28];&quot;U☺&quot;)" office:value-type="float" office:value="0" calcext:value-type="float">
            <text:p>0</text:p>
          </table:table-cell>
          <table:table-cell table:style-name="ce217" table:formula="of:=COUNTIF([.C28:.S28];&quot;KVIT&quot;)+COUNTIF([.C28:.S28];&quot;KVIT☻&quot;)+COUNTIF([.C28:.S28];&quot;kvit$&quot;)" office:value-type="float" office:value="0" calcext:value-type="float">
            <text:p>0</text:p>
          </table:table-cell>
          <table:table-cell table:style-name="ce219" table:formula="of:=COUNTBLANK([.C28:.S28])-3" office:value-type="float" office:value="14" calcext:value-type="float">
            <text:p>14</text:p>
          </table:table-cell>
          <table:table-cell table:style-name="ce221" table:formula="of:=COUNTIF([.C28:.S28];&quot;x&quot;)" office:value-type="float" office:value="0" calcext:value-type="float">
            <text:p>0</text:p>
          </table:table-cell>
          <table:table-cell table:style-name="ce222" table:formula="of:=COUNTIF([.C28:.S28];&quot;51&quot;)+COUNTIF([.C28:.S28];&quot;51☻&quot;)+COUNTIF([.C28:.S28];&quot;2&quot;)+COUNTIF([.C28:.S28];&quot;52&quot;)+COUNTIF([.C28:.S28];&quot;52☻&quot;)+COUNTIF([.C28:.S28];&quot;51$&quot;)+COUNTIF([.C28:.S28];&quot;52$&quot;)" office:value-type="float" office:value="0" calcext:value-type="float">
            <text:p>0</text:p>
          </table:table-cell>
          <table:table-cell table:style-name="ce115" table:formula="of:=[Vzorci_vnosov.$A$28]" office:value-type="string" office:string-value="KO" calcext:value-type="string">
            <text:p>KO</text:p>
          </table:table-cell>
          <table:table-cell table:style-name="ce49" table:formula="of:=RIGHT([.C28];1)">
            <text:p/>
          </table:table-cell>
          <table:table-cell table:style-name="ce49" table:formula="of:=RIGHT([.D28];1)">
            <text:p/>
          </table:table-cell>
          <table:table-cell table:style-name="ce49" table:formula="of:=RIGHT([.E28];1)">
            <text:p/>
          </table:table-cell>
          <table:table-cell table:style-name="ce49" table:formula="of:=RIGHT([.F28];1)">
            <text:p/>
          </table:table-cell>
          <table:table-cell table:style-name="ce49" table:formula="of:=RIGHT([.G28];1)">
            <text:p/>
          </table:table-cell>
          <table:table-cell table:style-name="ce49" table:formula="of:=RIGHT([.H28];1)">
            <text:p/>
          </table:table-cell>
          <table:table-cell table:style-name="ce49" table:formula="of:=RIGHT([.I28];1)">
            <text:p/>
          </table:table-cell>
          <table:table-cell table:style-name="ce49" table:formula="of:=RIGHT([.J28];1)">
            <text:p/>
          </table:table-cell>
          <table:table-cell table:style-name="ce49" table:formula="of:=RIGHT([.K28];1)">
            <text:p/>
          </table:table-cell>
          <table:table-cell table:style-name="ce49" table:formula="of:=RIGHT([.L28];1)">
            <text:p/>
          </table:table-cell>
          <table:table-cell table:style-name="ce49" table:formula="of:=RIGHT([.M28];1)">
            <text:p/>
          </table:table-cell>
          <table:table-cell table:style-name="ce49" table:formula="of:=RIGHT([.N2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8];1)">
            <text:p/>
          </table:table-cell>
          <table:table-cell table:style-name="ce49" table:formula="of:=RIGHT([.P28];1)">
            <text:p/>
          </table:table-cell>
          <table:table-cell table:style-name="ce49" table:formula="of:=RIGHT([.Q28];1)">
            <text:p/>
          </table:table-cell>
          <table:table-cell table:style-name="ce49" table:formula="of:=RIGHT([.R28];1)">
            <text:p/>
          </table:table-cell>
          <table:table-cell table:style-name="ce49" table:formula="of:=RIGHT([.S28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28" calcext:value-type="date">
            <text:p>28/ jun</text:p>
          </table:table-cell>
          <table:table-cell table:style-name="ce210" table:formula="of:=TEXT([.A29];&quot;Ddd&quot;)" office:value-type="string" office:string-value="pon" calcext:value-type="string">
            <text:p>pon</text:p>
          </table:table-cell>
          <table:table-cell table:style-name="ce211" table:number-columns-repeated="18"/>
          <table:table-cell table:style-name="ce213"/>
          <table:table-cell table:style-name="ce217" table:formula="of:=COUNTIF([.AH29:.AY29];&quot;☻&quot;)" office:value-type="float" office:value="0" calcext:value-type="float">
            <text:p>0</text:p>
          </table:table-cell>
          <table:table-cell table:style-name="ce217" table:formula="of:=COUNTIF([.AH29:.AY29];&quot;☺&quot;)" office:value-type="float" office:value="0" calcext:value-type="float">
            <text:p>0</text:p>
          </table:table-cell>
          <table:table-cell table:style-name="ce217" table:formula="of:=COUNTIF([.C29:.S29];&quot;51&quot;)+COUNTIF([.C29:.S29];&quot;51$&quot;)+COUNTIF([.C29:.S29];&quot;51☻&quot;)" office:value-type="float" office:value="0" calcext:value-type="float">
            <text:p>0</text:p>
          </table:table-cell>
          <table:table-cell table:style-name="ce217" table:formula="of:=COUNTIF([.C29:.S29];&quot;52&quot;)+COUNTIF([.C29:.S29];&quot;52$&quot;)+COUNTIF([.C29:.S29];&quot;52☻&quot;)" office:value-type="float" office:value="0" calcext:value-type="float">
            <text:p>0</text:p>
          </table:table-cell>
          <table:table-cell table:style-name="ce217" table:formula="of:=COUNTIF([.C29:.S29];&quot;51¶&quot;)" office:value-type="float" office:value="0" calcext:value-type="float">
            <text:p>0</text:p>
          </table:table-cell>
          <table:table-cell table:style-name="ce217" table:formula="of:=COUNTIF([.C29:.S29];&quot;52¶&quot;)" office:value-type="float" office:value="0" calcext:value-type="float">
            <text:p>0</text:p>
          </table:table-cell>
          <table:table-cell table:style-name="ce217" table:formula="of:=COUNTIF([.C29:.S29];&quot;U&quot;)+COUNTIF([.C29:.S29];&quot;U☻&quot;)+COUNTIF([.C29:.S29];&quot;U☺&quot;)" office:value-type="float" office:value="0" calcext:value-type="float">
            <text:p>0</text:p>
          </table:table-cell>
          <table:table-cell table:style-name="ce217" table:formula="of:=COUNTIF([.C29:.S29];&quot;KVIT&quot;)+COUNTIF([.C29:.S29];&quot;KVIT☻&quot;)+COUNTIF([.C29:.S29];&quot;kvit$&quot;)" office:value-type="float" office:value="0" calcext:value-type="float">
            <text:p>0</text:p>
          </table:table-cell>
          <table:table-cell table:style-name="ce219" table:formula="of:=COUNTBLANK([.C29:.S29])-3" office:value-type="float" office:value="14" calcext:value-type="float">
            <text:p>14</text:p>
          </table:table-cell>
          <table:table-cell table:style-name="ce221" table:formula="of:=COUNTIF([.C29:.S29];&quot;x&quot;)" office:value-type="float" office:value="0" calcext:value-type="float">
            <text:p>0</text:p>
          </table:table-cell>
          <table:table-cell table:style-name="ce222" table:formula="of:=COUNTIF([.C29:.S29];&quot;51&quot;)+COUNTIF([.C29:.S29];&quot;51☻&quot;)+COUNTIF([.C29:.S29];&quot;2&quot;)+COUNTIF([.C29:.S29];&quot;52&quot;)+COUNTIF([.C29:.S29];&quot;52☻&quot;)+COUNTIF([.C29:.S29];&quot;51$&quot;)+COUNTIF([.C29:.S29];&quot;52$&quot;)" office:value-type="float" office:value="0" calcext:value-type="float">
            <text:p>0</text:p>
          </table:table-cell>
          <table:table-cell table:style-name="ce115" table:formula="of:=[Vzorci_vnosov.$A$29]" office:value-type="string" office:string-value="Rt" calcext:value-type="string">
            <text:p>Rt</text:p>
          </table:table-cell>
          <table:table-cell table:style-name="ce49" table:formula="of:=RIGHT([.C29];1)">
            <text:p/>
          </table:table-cell>
          <table:table-cell table:style-name="ce49" table:formula="of:=RIGHT([.D29];1)">
            <text:p/>
          </table:table-cell>
          <table:table-cell table:style-name="ce49" table:formula="of:=RIGHT([.E29];1)">
            <text:p/>
          </table:table-cell>
          <table:table-cell table:style-name="ce49" table:formula="of:=RIGHT([.F29];1)">
            <text:p/>
          </table:table-cell>
          <table:table-cell table:style-name="ce49" table:formula="of:=RIGHT([.G29];1)">
            <text:p/>
          </table:table-cell>
          <table:table-cell table:style-name="ce49" table:formula="of:=RIGHT([.H29];1)">
            <text:p/>
          </table:table-cell>
          <table:table-cell table:style-name="ce49" table:formula="of:=RIGHT([.I29];1)">
            <text:p/>
          </table:table-cell>
          <table:table-cell table:style-name="ce49" table:formula="of:=RIGHT([.J29];1)">
            <text:p/>
          </table:table-cell>
          <table:table-cell table:style-name="ce49" table:formula="of:=RIGHT([.K29];1)">
            <text:p/>
          </table:table-cell>
          <table:table-cell table:style-name="ce49" table:formula="of:=RIGHT([.L29];1)">
            <text:p/>
          </table:table-cell>
          <table:table-cell table:style-name="ce49" table:formula="of:=RIGHT([.M29];1)">
            <text:p/>
          </table:table-cell>
          <table:table-cell table:style-name="ce49" table:formula="of:=RIGHT([.N2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9];1)">
            <text:p/>
          </table:table-cell>
          <table:table-cell table:style-name="ce49" table:formula="of:=RIGHT([.P29];1)">
            <text:p/>
          </table:table-cell>
          <table:table-cell table:style-name="ce49" table:formula="of:=RIGHT([.Q29];1)">
            <text:p/>
          </table:table-cell>
          <table:table-cell table:style-name="ce49" table:formula="of:=RIGHT([.R29];1)">
            <text:p/>
          </table:table-cell>
          <table:table-cell table:style-name="ce49" table:formula="of:=RIGHT([.S29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29" calcext:value-type="date">
            <text:p>29/ jun</text:p>
          </table:table-cell>
          <table:table-cell table:style-name="ce210" table:formula="of:=TEXT([.A30];&quot;Ddd&quot;)" office:value-type="string" office:string-value="tor" calcext:value-type="string">
            <text:p>tor</text:p>
          </table:table-cell>
          <table:table-cell table:style-name="ce211" table:number-columns-repeated="18"/>
          <table:table-cell table:style-name="ce213"/>
          <table:table-cell table:style-name="ce217" table:formula="of:=COUNTIF([.AH30:.AY30];&quot;☻&quot;)" office:value-type="float" office:value="0" calcext:value-type="float">
            <text:p>0</text:p>
          </table:table-cell>
          <table:table-cell table:style-name="ce217" table:formula="of:=COUNTIF([.AH30:.AY30];&quot;☺&quot;)" office:value-type="float" office:value="0" calcext:value-type="float">
            <text:p>0</text:p>
          </table:table-cell>
          <table:table-cell table:style-name="ce217" table:formula="of:=COUNTIF([.C30:.S30];&quot;51&quot;)+COUNTIF([.C30:.S30];&quot;51$&quot;)+COUNTIF([.C30:.S30];&quot;51☻&quot;)" office:value-type="float" office:value="0" calcext:value-type="float">
            <text:p>0</text:p>
          </table:table-cell>
          <table:table-cell table:style-name="ce217" table:formula="of:=COUNTIF([.C30:.S30];&quot;52&quot;)+COUNTIF([.C30:.S30];&quot;52$&quot;)+COUNTIF([.C30:.S30];&quot;52☻&quot;)" office:value-type="float" office:value="0" calcext:value-type="float">
            <text:p>0</text:p>
          </table:table-cell>
          <table:table-cell table:style-name="ce217" table:formula="of:=COUNTIF([.C30:.S30];&quot;51¶&quot;)" office:value-type="float" office:value="0" calcext:value-type="float">
            <text:p>0</text:p>
          </table:table-cell>
          <table:table-cell table:style-name="ce217" table:formula="of:=COUNTIF([.C30:.S30];&quot;52¶&quot;)" office:value-type="float" office:value="0" calcext:value-type="float">
            <text:p>0</text:p>
          </table:table-cell>
          <table:table-cell table:style-name="ce217" table:formula="of:=COUNTIF([.C30:.S30];&quot;U&quot;)+COUNTIF([.C30:.S30];&quot;U☻&quot;)+COUNTIF([.C30:.S30];&quot;U☺&quot;)" office:value-type="float" office:value="0" calcext:value-type="float">
            <text:p>0</text:p>
          </table:table-cell>
          <table:table-cell table:style-name="ce217" table:formula="of:=COUNTIF([.C30:.S30];&quot;KVIT&quot;)+COUNTIF([.C30:.S30];&quot;KVIT☻&quot;)+COUNTIF([.C30:.S30];&quot;kvit$&quot;)" office:value-type="float" office:value="0" calcext:value-type="float">
            <text:p>0</text:p>
          </table:table-cell>
          <table:table-cell table:style-name="ce219" table:formula="of:=COUNTBLANK([.C30:.S30])-3" office:value-type="float" office:value="14" calcext:value-type="float">
            <text:p>14</text:p>
          </table:table-cell>
          <table:table-cell table:style-name="ce221" table:formula="of:=COUNTIF([.C30:.S30];&quot;x&quot;)" office:value-type="float" office:value="0" calcext:value-type="float">
            <text:p>0</text:p>
          </table:table-cell>
          <table:table-cell table:style-name="ce222" table:formula="of:=COUNTIF([.C30:.S30];&quot;51&quot;)+COUNTIF([.C30:.S30];&quot;51☻&quot;)+COUNTIF([.C30:.S30];&quot;2&quot;)+COUNTIF([.C30:.S30];&quot;52&quot;)+COUNTIF([.C30:.S30];&quot;52☻&quot;)+COUNTIF([.C30:.S30];&quot;51$&quot;)+COUNTIF([.C30:.S30];&quot;52$&quot;)" office:value-type="float" office:value="0" calcext:value-type="float">
            <text:p>0</text:p>
          </table:table-cell>
          <table:table-cell table:style-name="ce87" table:formula="of:=[Vzorci_vnosov.$A$30]" office:value-type="string" office:string-value="Rt☻" calcext:value-type="string">
            <text:p>Rt☻</text:p>
          </table:table-cell>
          <table:table-cell table:style-name="ce49" table:formula="of:=RIGHT([.C30];1)">
            <text:p/>
          </table:table-cell>
          <table:table-cell table:style-name="ce49" table:formula="of:=RIGHT([.D30];1)">
            <text:p/>
          </table:table-cell>
          <table:table-cell table:style-name="ce49" table:formula="of:=RIGHT([.E30];1)">
            <text:p/>
          </table:table-cell>
          <table:table-cell table:style-name="ce49" table:formula="of:=RIGHT([.F30];1)">
            <text:p/>
          </table:table-cell>
          <table:table-cell table:style-name="ce49" table:formula="of:=RIGHT([.G30];1)">
            <text:p/>
          </table:table-cell>
          <table:table-cell table:style-name="ce49" table:formula="of:=RIGHT([.H30];1)">
            <text:p/>
          </table:table-cell>
          <table:table-cell table:style-name="ce49" table:formula="of:=RIGHT([.I30];1)">
            <text:p/>
          </table:table-cell>
          <table:table-cell table:style-name="ce49" table:formula="of:=RIGHT([.J30];1)">
            <text:p/>
          </table:table-cell>
          <table:table-cell table:style-name="ce49" table:formula="of:=RIGHT([.K30];1)">
            <text:p/>
          </table:table-cell>
          <table:table-cell table:style-name="ce49" table:formula="of:=RIGHT([.L30];1)">
            <text:p/>
          </table:table-cell>
          <table:table-cell table:style-name="ce49" table:formula="of:=RIGHT([.M30];1)">
            <text:p/>
          </table:table-cell>
          <table:table-cell table:style-name="ce49" table:formula="of:=RIGHT([.N3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0];1)">
            <text:p/>
          </table:table-cell>
          <table:table-cell table:style-name="ce49" table:formula="of:=RIGHT([.P30];1)">
            <text:p/>
          </table:table-cell>
          <table:table-cell table:style-name="ce49" table:formula="of:=RIGHT([.Q30];1)">
            <text:p/>
          </table:table-cell>
          <table:table-cell table:style-name="ce49" table:formula="of:=RIGHT([.R30];1)">
            <text:p/>
          </table:table-cell>
          <table:table-cell table:style-name="ce49" table:formula="of:=RIGHT([.S30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09" office:value-type="date" office:date-value="2021-06-30" calcext:value-type="date">
            <text:p>30/ jun</text:p>
          </table:table-cell>
          <table:table-cell table:style-name="ce210" table:formula="of:=TEXT([.A31];&quot;Ddd&quot;)" office:value-type="string" office:string-value="sre" calcext:value-type="string">
            <text:p>sre</text:p>
          </table:table-cell>
          <table:table-cell table:style-name="ce211" table:number-columns-repeated="18"/>
          <table:table-cell table:style-name="ce213"/>
          <table:table-cell table:style-name="ce217" table:formula="of:=COUNTIF([.AH31:.AY31];&quot;☻&quot;)" office:value-type="float" office:value="0" calcext:value-type="float">
            <text:p>0</text:p>
          </table:table-cell>
          <table:table-cell table:style-name="ce217" table:formula="of:=COUNTIF([.AH31:.AY31];&quot;☺&quot;)" office:value-type="float" office:value="0" calcext:value-type="float">
            <text:p>0</text:p>
          </table:table-cell>
          <table:table-cell table:style-name="ce217" table:formula="of:=COUNTIF([.C31:.S31];&quot;51&quot;)+COUNTIF([.C31:.S31];&quot;51$&quot;)+COUNTIF([.C31:.S31];&quot;51☻&quot;)" office:value-type="float" office:value="0" calcext:value-type="float">
            <text:p>0</text:p>
          </table:table-cell>
          <table:table-cell table:style-name="ce217" table:formula="of:=COUNTIF([.C31:.S31];&quot;52&quot;)+COUNTIF([.C31:.S31];&quot;52$&quot;)+COUNTIF([.C31:.S31];&quot;52☻&quot;)" office:value-type="float" office:value="0" calcext:value-type="float">
            <text:p>0</text:p>
          </table:table-cell>
          <table:table-cell table:style-name="ce217" table:formula="of:=COUNTIF([.C31:.S31];&quot;51¶&quot;)" office:value-type="float" office:value="0" calcext:value-type="float">
            <text:p>0</text:p>
          </table:table-cell>
          <table:table-cell table:style-name="ce217" table:formula="of:=COUNTIF([.C31:.S31];&quot;52¶&quot;)" office:value-type="float" office:value="0" calcext:value-type="float">
            <text:p>0</text:p>
          </table:table-cell>
          <table:table-cell table:style-name="ce217" table:formula="of:=COUNTIF([.C31:.S31];&quot;U&quot;)+COUNTIF([.C31:.S31];&quot;U☻&quot;)+COUNTIF([.C31:.S31];&quot;U☺&quot;)" office:value-type="float" office:value="0" calcext:value-type="float">
            <text:p>0</text:p>
          </table:table-cell>
          <table:table-cell table:style-name="ce217" table:formula="of:=COUNTIF([.C31:.S31];&quot;KVIT&quot;)+COUNTIF([.C31:.S31];&quot;KVIT☻&quot;)+COUNTIF([.C31:.S31];&quot;kvit$&quot;)" office:value-type="float" office:value="0" calcext:value-type="float">
            <text:p>0</text:p>
          </table:table-cell>
          <table:table-cell table:style-name="ce219" table:formula="of:=COUNTBLANK([.C31:.S31])-3" office:value-type="float" office:value="14" calcext:value-type="float">
            <text:p>14</text:p>
          </table:table-cell>
          <table:table-cell table:style-name="ce221" table:formula="of:=COUNTIF([.C31:.S31];&quot;x&quot;)" office:value-type="float" office:value="0" calcext:value-type="float">
            <text:p>0</text:p>
          </table:table-cell>
          <table:table-cell table:style-name="ce222" table:formula="of:=COUNTIF([.C31:.S31];&quot;51&quot;)+COUNTIF([.C31:.S31];&quot;51☻&quot;)+COUNTIF([.C31:.S31];&quot;2&quot;)+COUNTIF([.C31:.S31];&quot;52&quot;)+COUNTIF([.C31:.S31];&quot;52☻&quot;)+COUNTIF([.C31:.S31];&quot;51$&quot;)+COUNTIF([.C31:.S31];&quot;52$&quot;)" office:value-type="float" office:value="0" calcext:value-type="float">
            <text:p>0</text:p>
          </table:table-cell>
          <table:table-cell table:style-name="ce116" table:formula="of:=[Vzorci_vnosov.$A$31]" office:value-type="string" office:string-value="Rt☺" calcext:value-type="string">
            <text:p>Rt☺</text:p>
          </table:table-cell>
          <table:table-cell table:style-name="ce49" table:formula="of:=RIGHT([.C31];1)">
            <text:p/>
          </table:table-cell>
          <table:table-cell table:style-name="ce49" table:formula="of:=RIGHT([.D31];1)">
            <text:p/>
          </table:table-cell>
          <table:table-cell table:style-name="ce49" table:formula="of:=RIGHT([.E31];1)">
            <text:p/>
          </table:table-cell>
          <table:table-cell table:style-name="ce49" table:formula="of:=RIGHT([.F31];1)">
            <text:p/>
          </table:table-cell>
          <table:table-cell table:style-name="ce49" table:formula="of:=RIGHT([.G31];1)">
            <text:p/>
          </table:table-cell>
          <table:table-cell table:style-name="ce49" table:formula="of:=RIGHT([.H31];1)">
            <text:p/>
          </table:table-cell>
          <table:table-cell table:style-name="ce49" table:formula="of:=RIGHT([.I31];1)">
            <text:p/>
          </table:table-cell>
          <table:table-cell table:style-name="ce49" table:formula="of:=RIGHT([.J31];1)">
            <text:p/>
          </table:table-cell>
          <table:table-cell table:style-name="ce49" table:formula="of:=RIGHT([.K31];1)">
            <text:p/>
          </table:table-cell>
          <table:table-cell table:style-name="ce49" table:formula="of:=RIGHT([.L31];1)">
            <text:p/>
          </table:table-cell>
          <table:table-cell table:style-name="ce49" table:formula="of:=RIGHT([.M31];1)">
            <text:p/>
          </table:table-cell>
          <table:table-cell table:style-name="ce49" table:formula="of:=RIGHT([.N3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1];1)">
            <text:p/>
          </table:table-cell>
          <table:table-cell table:style-name="ce49" table:formula="of:=RIGHT([.P31];1)">
            <text:p/>
          </table:table-cell>
          <table:table-cell table:style-name="ce49" table:formula="of:=RIGHT([.Q31];1)">
            <text:p/>
          </table:table-cell>
          <table:table-cell table:style-name="ce49" table:formula="of:=RIGHT([.R31];1)">
            <text:p/>
          </table:table-cell>
          <table:table-cell table:style-name="ce49" table:formula="of:=RIGHT([.S31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4">
          <table:table-cell table:style-name="ce27" table:number-columns-repeated="21"/>
          <table:table-cell table:style-name="ce80" table:number-columns-repeated="11"/>
          <table:table-cell table:style-name="ce89" table:formula="of:=[Vzorci_vnosov.$A$32]" office:value-type="string" office:string-value="Am" calcext:value-type="string">
            <text:p>Am</text:p>
          </table:table-cell>
          <table:table-cell table:style-name="ce49" table:formula="of:=RIGHT([.C32];1)">
            <text:p/>
          </table:table-cell>
          <table:table-cell table:style-name="ce49" table:formula="of:=RIGHT([.D32];1)">
            <text:p/>
          </table:table-cell>
          <table:table-cell table:style-name="ce49" table:formula="of:=RIGHT([.E32];1)">
            <text:p/>
          </table:table-cell>
          <table:table-cell table:style-name="ce49" table:formula="of:=RIGHT([.F32];1)">
            <text:p/>
          </table:table-cell>
          <table:table-cell table:style-name="ce49" table:formula="of:=RIGHT([.G32];1)">
            <text:p/>
          </table:table-cell>
          <table:table-cell table:style-name="ce49" table:formula="of:=RIGHT([.H32];1)">
            <text:p/>
          </table:table-cell>
          <table:table-cell table:style-name="ce49" table:formula="of:=RIGHT([.I32];1)">
            <text:p/>
          </table:table-cell>
          <table:table-cell table:style-name="ce49" table:formula="of:=RIGHT([.J32];1)">
            <text:p/>
          </table:table-cell>
          <table:table-cell table:style-name="ce49" table:formula="of:=RIGHT([.K32];1)">
            <text:p/>
          </table:table-cell>
          <table:table-cell table:style-name="ce49" table:formula="of:=RIGHT([.L32];1)">
            <text:p/>
          </table:table-cell>
          <table:table-cell table:style-name="ce49" table:formula="of:=RIGHT([.M32];1)">
            <text:p/>
          </table:table-cell>
          <table:table-cell table:style-name="ce49" table:formula="of:=RIGHT([.N3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2];1)">
            <text:p/>
          </table:table-cell>
          <table:table-cell table:style-name="ce49" table:formula="of:=RIGHT([.P32];1)">
            <text:p/>
          </table:table-cell>
          <table:table-cell table:style-name="ce49" table:formula="of:=RIGHT([.Q32];1)">
            <text:p/>
          </table:table-cell>
          <table:table-cell table:style-name="ce49" table:formula="of:=RIGHT([.R32];1)">
            <text:p/>
          </table:table-cell>
          <table:table-cell table:style-name="ce49" table:formula="of:=RIGHT([.S32];1)">
            <text:p/>
          </table:table-cell>
          <table:table-cell table:number-columns-repeated="7"/>
          <table:table-cell table:style-name="ce27" table:number-columns-repeated="6"/>
        </table:table-row>
        <table:table-row table:style-name="ro1">
          <table:table-cell table:number-columns-repeated="32"/>
          <table:table-cell table:style-name="ce87" table:formula="of:=[Vzorci_vnosov.$A$33]" office:value-type="string" office:string-value="Am☻" calcext:value-type="string">
            <text:p>Am☻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29" table:formula="of:=[.$C$1]" office:value-type="string" office:string-value="GOR" calcext:value-type="string">
            <text:p>GOR</text:p>
          </table:table-cell>
          <table:table-cell table:style-name="ce129" table:formula="of:=[.$D$1]" office:value-type="string" office:string-value="ŠOŠ" calcext:value-type="string">
            <text:p>ŠOŠ</text:p>
          </table:table-cell>
          <table:table-cell table:style-name="ce129" table:formula="of:=[.$E$1]" office:value-type="string" office:string-value="PIN" calcext:value-type="string">
            <text:p>PIN</text:p>
          </table:table-cell>
          <table:table-cell table:style-name="ce129" table:formula="of:=[.$F$1]" office:value-type="string" office:string-value="KON" calcext:value-type="string">
            <text:p>KON</text:p>
          </table:table-cell>
          <table:table-cell table:style-name="ce129" table:formula="of:=[.$G$1]" office:value-type="string" office:string-value="ORO" calcext:value-type="string">
            <text:p>ORO</text:p>
          </table:table-cell>
          <table:table-cell table:style-name="ce129" table:formula="of:=[.$H$1]" office:value-type="string" office:string-value="MIO" calcext:value-type="string">
            <text:p>MIO</text:p>
          </table:table-cell>
          <table:table-cell table:style-name="ce129" table:formula="of:=[.$I$1]" office:value-type="string" office:string-value="BOŽ" calcext:value-type="string">
            <text:p>BOŽ</text:p>
          </table:table-cell>
          <table:table-cell table:style-name="ce129" table:formula="of:=[.$J$1]" office:value-type="string" office:string-value="TOM" calcext:value-type="string">
            <text:p>TOM</text:p>
          </table:table-cell>
          <table:table-cell table:style-name="ce129" table:formula="of:=[.$K$1]" office:value-type="string" office:string-value="MŠŠ" calcext:value-type="string">
            <text:p>MŠŠ</text:p>
          </table:table-cell>
          <table:table-cell table:style-name="ce129" table:formula="of:=[.$L$1]" office:value-type="string" office:string-value="ŽIV" calcext:value-type="string">
            <text:p>ŽIV</text:p>
          </table:table-cell>
          <table:table-cell table:style-name="ce129" table:formula="of:=[.$M$1]" office:value-type="string" office:string-value="TAL" calcext:value-type="string">
            <text:p>TAL</text:p>
          </table:table-cell>
          <table:table-cell table:style-name="ce129" table:formula="of:=[.$N$1]" office:value-type="string" office:string-value="PIR" calcext:value-type="string">
            <text:p>PIR</text:p>
          </table:table-cell>
          <table:table-cell table:style-name="ce129" table:formula="of:=[.$O$1]" office:value-type="string" office:string-value="NOV2" calcext:value-type="string">
            <text:p>NOV2</text:p>
          </table:table-cell>
          <table:table-cell table:style-name="ce129" table:formula="of:=[.$P$1]" office:value-type="string" office:string-value="BUT" calcext:value-type="string">
            <text:p>BUT</text:p>
          </table:table-cell>
          <table:table-cell table:style-name="ce129" table:formula="of:=[.$Q$1]" office:value-type="string" office:string-value="ŽRJ" calcext:value-type="string">
            <text:p>ŽRJ</text:p>
          </table:table-cell>
          <table:table-cell table:style-name="ce129" table:formula="of:=[.$R$1]" office:value-type="string" office:string-value="NOV3" calcext:value-type="string">
            <text:p>NOV3</text:p>
          </table:table-cell>
          <table:table-cell table:style-name="ce129" table:formula="of:=[.$S$1]" office:value-type="string" office:string-value="JNK" calcext:value-type="string">
            <text:p>JNK</text:p>
          </table:table-cell>
          <table:table-cell table:number-columns-repeated="13"/>
          <table:table-cell table:style-name="ce116" table:formula="of:=[Vzorci_vnosov.$A$34]" office:value-type="string" office:string-value="Am☺" calcext:value-type="string">
            <text:p>Am☺</text:p>
          </table:table-cell>
          <table:table-cell table:number-columns-repeated="31"/>
        </table:table-row>
        <table:table-row table:style-name="ro5">
          <table:table-cell/>
          <table:table-cell table:style-name="ce65" table:formula="of:=[Vzorci_vnosov.$A$20]" office:value-type="string" office:string-value="☺" calcext:value-type="string">
            <text:p>☺</text:p>
          </table:table-cell>
          <table:table-cell table:style-name="ce66" table:formula="of:=COUNTIF([.AH2:.AH32];&quot;☺&quot;)" office:value-type="float" office:value="0" calcext:value-type="float">
            <text:p>0</text:p>
          </table:table-cell>
          <table:table-cell table:style-name="ce66" table:formula="of:=COUNTIF([.AI2:.AI32];&quot;☺&quot;)" office:value-type="float" office:value="0" calcext:value-type="float">
            <text:p>0</text:p>
          </table:table-cell>
          <table:table-cell table:style-name="ce66" table:formula="of:=COUNTIF([.AJ2:.AJ32];&quot;☺&quot;)" office:value-type="float" office:value="0" calcext:value-type="float">
            <text:p>0</text:p>
          </table:table-cell>
          <table:table-cell table:style-name="ce66" table:formula="of:=COUNTIF([.AK2:.AK32];&quot;☺&quot;)" office:value-type="float" office:value="0" calcext:value-type="float">
            <text:p>0</text:p>
          </table:table-cell>
          <table:table-cell table:style-name="ce66" table:formula="of:=COUNTIF([.AL2:.AL32];&quot;☺&quot;)" office:value-type="float" office:value="0" calcext:value-type="float">
            <text:p>0</text:p>
          </table:table-cell>
          <table:table-cell table:style-name="ce66" table:formula="of:=COUNTIF([.AM2:.AM32];&quot;☺&quot;)" office:value-type="float" office:value="0" calcext:value-type="float">
            <text:p>0</text:p>
          </table:table-cell>
          <table:table-cell table:style-name="ce66" table:formula="of:=COUNTIF([.AN2:.AN32];&quot;☺&quot;)" office:value-type="float" office:value="0" calcext:value-type="float">
            <text:p>0</text:p>
          </table:table-cell>
          <table:table-cell table:style-name="ce66" table:formula="of:=COUNTIF([.AO2:.AO32];&quot;☺&quot;)" office:value-type="float" office:value="0" calcext:value-type="float">
            <text:p>0</text:p>
          </table:table-cell>
          <table:table-cell table:style-name="ce66" table:formula="of:=COUNTIF([.AP2:.AP32];&quot;☺&quot;)" office:value-type="float" office:value="0" calcext:value-type="float">
            <text:p>0</text:p>
          </table:table-cell>
          <table:table-cell table:style-name="ce66" table:formula="of:=COUNTIF([.AQ2:.AQ32];&quot;☺&quot;)" office:value-type="float" office:value="0" calcext:value-type="float">
            <text:p>0</text:p>
          </table:table-cell>
          <table:table-cell table:style-name="ce66" table:formula="of:=COUNTIF([.AR2:.AR32];&quot;☺&quot;)" office:value-type="float" office:value="0" calcext:value-type="float">
            <text:p>0</text:p>
          </table:table-cell>
          <table:table-cell table:style-name="ce66" table:formula="of:=COUNTIF([.AS2:.AS32];&quot;☺&quot;)" office:value-type="float" office:value="0" calcext:value-type="float">
            <text:p>0</text:p>
          </table:table-cell>
          <table:table-cell table:style-name="ce66" table:formula="of:=COUNTIF([.AU2:.AU32];&quot;☺&quot;)" office:value-type="float" office:value="0" calcext:value-type="float">
            <text:p>0</text:p>
          </table:table-cell>
          <table:table-cell table:style-name="ce66" table:formula="of:=COUNTIF([.AV2:.AV32];&quot;☺&quot;)" office:value-type="float" office:value="0" calcext:value-type="float">
            <text:p>0</text:p>
          </table:table-cell>
          <table:table-cell table:style-name="ce66" table:formula="of:=COUNTIF([.AW2:.AW32];&quot;☺&quot;)" office:value-type="float" office:value="0" calcext:value-type="float">
            <text:p>0</text:p>
          </table:table-cell>
          <table:table-cell table:style-name="ce66" table:formula="of:=COUNTIF([.AX2:.AX32];&quot;☺&quot;)" office:value-type="float" office:value="0" calcext:value-type="float">
            <text:p>0</text:p>
          </table:table-cell>
          <table:table-cell table:style-name="ce66" table:formula="of:=COUNTIF([.AY2:.AY32];&quot;☺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35]" office:value-type="string" office:string-value="Ta" calcext:value-type="string">
            <text:p>Ta</text:p>
          </table:table-cell>
          <table:table-cell table:number-columns-repeated="31"/>
        </table:table-row>
        <table:table-row table:style-name="ro5">
          <table:table-cell table:style-name="ce67"/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66" table:formula="of:=COUNTIF([.AH2:.AH32];&quot;☻&quot;)" office:value-type="float" office:value="0" calcext:value-type="float">
            <text:p>0</text:p>
          </table:table-cell>
          <table:table-cell table:style-name="ce66" table:formula="of:=COUNTIF([.AI2:.AI32];&quot;☻&quot;)" office:value-type="float" office:value="0" calcext:value-type="float">
            <text:p>0</text:p>
          </table:table-cell>
          <table:table-cell table:style-name="ce66" table:formula="of:=COUNTIF([.AJ2:.AJ32];&quot;☻&quot;)" office:value-type="float" office:value="0" calcext:value-type="float">
            <text:p>0</text:p>
          </table:table-cell>
          <table:table-cell table:style-name="ce66" table:formula="of:=COUNTIF([.AK2:.AK32];&quot;☻&quot;)" office:value-type="float" office:value="0" calcext:value-type="float">
            <text:p>0</text:p>
          </table:table-cell>
          <table:table-cell table:style-name="ce66" table:formula="of:=COUNTIF([.AL2:.AL32];&quot;☻&quot;)" office:value-type="float" office:value="0" calcext:value-type="float">
            <text:p>0</text:p>
          </table:table-cell>
          <table:table-cell table:style-name="ce66" table:formula="of:=COUNTIF([.AM2:.AM32];&quot;☻&quot;)" office:value-type="float" office:value="0" calcext:value-type="float">
            <text:p>0</text:p>
          </table:table-cell>
          <table:table-cell table:style-name="ce66" table:formula="of:=COUNTIF([.AN2:.AN32];&quot;☻&quot;)" office:value-type="float" office:value="0" calcext:value-type="float">
            <text:p>0</text:p>
          </table:table-cell>
          <table:table-cell table:style-name="ce66" table:formula="of:=COUNTIF([.AO2:.AO32];&quot;☻&quot;)" office:value-type="float" office:value="0" calcext:value-type="float">
            <text:p>0</text:p>
          </table:table-cell>
          <table:table-cell table:style-name="ce66" table:formula="of:=COUNTIF([.AP2:.AP32];&quot;☻&quot;)" office:value-type="float" office:value="0" calcext:value-type="float">
            <text:p>0</text:p>
          </table:table-cell>
          <table:table-cell table:style-name="ce66" table:formula="of:=COUNTIF([.AQ2:.AQ32];&quot;☻&quot;)" office:value-type="float" office:value="0" calcext:value-type="float">
            <text:p>0</text:p>
          </table:table-cell>
          <table:table-cell table:style-name="ce66" table:formula="of:=COUNTIF([.AR2:.AR32];&quot;☻&quot;)" office:value-type="float" office:value="0" calcext:value-type="float">
            <text:p>0</text:p>
          </table:table-cell>
          <table:table-cell table:style-name="ce66" table:formula="of:=COUNTIF([.AS2:.AS32];&quot;☻&quot;)" office:value-type="float" office:value="0" calcext:value-type="float">
            <text:p>0</text:p>
          </table:table-cell>
          <table:table-cell table:style-name="ce66" table:formula="of:=COUNTIF([.AU2:.AU32];&quot;☻&quot;)" office:value-type="float" office:value="0" calcext:value-type="float">
            <text:p>0</text:p>
          </table:table-cell>
          <table:table-cell table:style-name="ce66" table:formula="of:=COUNTIF([.AV2:.AV32];&quot;☻&quot;)" office:value-type="float" office:value="0" calcext:value-type="float">
            <text:p>0</text:p>
          </table:table-cell>
          <table:table-cell table:style-name="ce66" table:formula="of:=COUNTIF([.AW2:.AW32];&quot;☻&quot;)" office:value-type="float" office:value="0" calcext:value-type="float">
            <text:p>0</text:p>
          </table:table-cell>
          <table:table-cell table:style-name="ce66" table:formula="of:=COUNTIF([.AX2:.AX32];&quot;☻&quot;)" office:value-type="float" office:value="0" calcext:value-type="float">
            <text:p>0</text:p>
          </table:table-cell>
          <table:table-cell table:style-name="ce66" table:formula="of:=COUNTIF([.AY2:.AY32];&quot;☻&quot;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87" table:formula="of:=[Vzorci_vnosov.$A$36]" office:value-type="string" office:string-value="Ta☻" calcext:value-type="string">
            <text:p>Ta☻</text:p>
          </table:table-cell>
          <table:table-cell table:style-name="ce69" table:number-columns-repeated="18"/>
          <table:table-cell table:number-columns-repeated="7"/>
          <table:table-cell table:style-name="ce69" table:number-columns-repeated="6"/>
        </table:table-row>
        <table:table-row table:style-name="ro5">
          <table:table-cell table:style-name="ce67"/>
          <table:table-cell table:style-name="ce120" table:formula="of:=[Vzorci_vnosov.$A$42]" office:value-type="string" office:string-value="Σ" calcext:value-type="string">
            <text:p>Σ</text:p>
          </table:table-cell>
          <table:table-cell table:style-name="ce71" table:formula="of:=SUM([.C35:.C36])" office:value-type="float" office:value="0" calcext:value-type="float">
            <text:p>0</text:p>
          </table:table-cell>
          <table:table-cell table:style-name="ce71" table:formula="of:=SUM([.D35:.D36])" office:value-type="float" office:value="0" calcext:value-type="float">
            <text:p>0</text:p>
          </table:table-cell>
          <table:table-cell table:style-name="ce71" table:formula="of:=SUM([.E35:.E36])" office:value-type="float" office:value="0" calcext:value-type="float">
            <text:p>0</text:p>
          </table:table-cell>
          <table:table-cell table:style-name="ce71" table:formula="of:=SUM([.F35:.F36])" office:value-type="float" office:value="0" calcext:value-type="float">
            <text:p>0</text:p>
          </table:table-cell>
          <table:table-cell table:style-name="ce71" table:formula="of:=SUM([.G35:.G36])" office:value-type="float" office:value="0" calcext:value-type="float">
            <text:p>0</text:p>
          </table:table-cell>
          <table:table-cell table:style-name="ce71" table:formula="of:=SUM([.H35:.H36])" office:value-type="float" office:value="0" calcext:value-type="float">
            <text:p>0</text:p>
          </table:table-cell>
          <table:table-cell table:style-name="ce71" table:formula="of:=SUM([.I35:.I36])" office:value-type="float" office:value="0" calcext:value-type="float">
            <text:p>0</text:p>
          </table:table-cell>
          <table:table-cell table:style-name="ce71" table:formula="of:=SUM([.J35:.J36])" office:value-type="float" office:value="0" calcext:value-type="float">
            <text:p>0</text:p>
          </table:table-cell>
          <table:table-cell table:style-name="ce71" table:formula="of:=SUM([.K35:.K36])" office:value-type="float" office:value="0" calcext:value-type="float">
            <text:p>0</text:p>
          </table:table-cell>
          <table:table-cell table:style-name="ce71" table:formula="of:=SUM([.L35:.L36])" office:value-type="float" office:value="0" calcext:value-type="float">
            <text:p>0</text:p>
          </table:table-cell>
          <table:table-cell table:style-name="ce71" table:formula="of:=SUM([.M35:.M36])" office:value-type="float" office:value="0" calcext:value-type="float">
            <text:p>0</text:p>
          </table:table-cell>
          <table:table-cell table:style-name="ce71" table:formula="of:=SUM([.N35:.N36])" office:value-type="float" office:value="0" calcext:value-type="float">
            <text:p>0</text:p>
          </table:table-cell>
          <table:table-cell table:style-name="ce71" table:formula="of:=SUM([.O35:.O36])" office:value-type="float" office:value="0" calcext:value-type="float">
            <text:p>0</text:p>
          </table:table-cell>
          <table:table-cell table:style-name="ce71" table:formula="of:=SUM([.P35:.P36])" office:value-type="float" office:value="0" calcext:value-type="float">
            <text:p>0</text:p>
          </table:table-cell>
          <table:table-cell table:style-name="ce71" table:formula="of:=SUM([.Q35:.Q36])" office:value-type="float" office:value="0" calcext:value-type="float">
            <text:p>0</text:p>
          </table:table-cell>
          <table:table-cell table:style-name="ce71" table:formula="of:=SUM([.R35:.R36])" office:value-type="float" office:value="0" calcext:value-type="float">
            <text:p>0</text:p>
          </table:table-cell>
          <table:table-cell table:style-name="ce71" table:formula="of:=SUM([.S35:.S36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95" table:formula="of:=[Vzorci_vnosov.$A$37]" office:value-type="string" office:string-value="Ta☺" calcext:value-type="string">
            <text:p>Ta☺</text:p>
          </table:table-cell>
          <table:table-cell table:style-name="ce69" table:number-columns-repeated="18"/>
          <table:table-cell table:number-columns-repeated="7"/>
          <table:table-cell table:style-name="ce69" table:number-columns-repeated="6"/>
        </table:table-row>
        <table:table-row table:style-name="ro5">
          <table:table-cell table:style-name="ce67"/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66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66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66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66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66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66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66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66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66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66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66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66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66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66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66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66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66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9" table:formula="of:=[Vzorci_vnosov.$A$38]" office:value-type="string" office:string-value="Rf" calcext:value-type="string">
            <text:p>Rf</text:p>
          </table:table-cell>
          <table:table-cell table:style-name="ce69" table:number-columns-repeated="18"/>
          <table:table-cell table:number-columns-repeated="7"/>
          <table:table-cell table:style-name="ce69" table:number-columns-repeated="6"/>
        </table:table-row>
        <table:table-row table:style-name="ro5">
          <table:table-cell table:style-name="ce67"/>
          <table:table-cell table:style-name="ce121" table:formula="of:=[Vzorci_vnosov.$A$43]" office:value-type="string" office:string-value="$" calcext:value-type="string">
            <text:p>$</text:p>
          </table:table-cell>
          <table:table-cell table:style-name="ce66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66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66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66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66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66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66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66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66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66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66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66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66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66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66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66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66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7" table:formula="of:=[Vzorci_vnosov.$A$39]" office:value-type="string" office:string-value="Rf☻" calcext:value-type="string">
            <text:p>Rf☻</text:p>
          </table:table-cell>
          <table:table-cell table:style-name="ce69"/>
          <table:table-cell table:style-name="ce72" table:number-columns-repeated="17"/>
          <table:table-cell table:number-columns-repeated="7"/>
          <table:table-cell table:style-name="ce72" table:number-columns-repeated="6"/>
        </table:table-row>
        <table:table-row table:style-name="ro5">
          <table:table-cell/>
          <table:table-cell table:style-name="ce29" table:formula="of:=[Vzorci_vnosov.$A$12]" office:value-type="string" office:string-value="D" calcext:value-type="string">
            <text:p>D</text:p>
          </table:table-cell>
          <table:table-cell table:style-name="ce66" table:formula="of:=COUNTIF([.C2:.C32];&quot;D&quot;)" office:value-type="float" office:value="0" calcext:value-type="float">
            <text:p>0</text:p>
          </table:table-cell>
          <table:table-cell table:style-name="ce66" table:formula="of:=COUNTIF([.D2:.D32];&quot;D&quot;)" office:value-type="float" office:value="0" calcext:value-type="float">
            <text:p>0</text:p>
          </table:table-cell>
          <table:table-cell table:style-name="ce66" table:formula="of:=COUNTIF([.E2:.E32];&quot;D&quot;)" office:value-type="float" office:value="0" calcext:value-type="float">
            <text:p>0</text:p>
          </table:table-cell>
          <table:table-cell table:style-name="ce66" table:formula="of:=COUNTIF([.F2:.F32];&quot;D&quot;)" office:value-type="float" office:value="0" calcext:value-type="float">
            <text:p>0</text:p>
          </table:table-cell>
          <table:table-cell table:style-name="ce66" table:formula="of:=COUNTIF([.G2:.G32];&quot;D&quot;)" office:value-type="float" office:value="0" calcext:value-type="float">
            <text:p>0</text:p>
          </table:table-cell>
          <table:table-cell table:style-name="ce66" table:formula="of:=COUNTIF([.H2:.H32];&quot;D&quot;)" office:value-type="float" office:value="0" calcext:value-type="float">
            <text:p>0</text:p>
          </table:table-cell>
          <table:table-cell table:style-name="ce66" table:formula="of:=COUNTIF([.I2:.I32];&quot;D&quot;)" office:value-type="float" office:value="0" calcext:value-type="float">
            <text:p>0</text:p>
          </table:table-cell>
          <table:table-cell table:style-name="ce66" table:formula="of:=COUNTIF([.J2:.J32];&quot;D&quot;)" office:value-type="float" office:value="0" calcext:value-type="float">
            <text:p>0</text:p>
          </table:table-cell>
          <table:table-cell table:style-name="ce66" table:formula="of:=COUNTIF([.K2:.K32];&quot;D&quot;)" office:value-type="float" office:value="0" calcext:value-type="float">
            <text:p>0</text:p>
          </table:table-cell>
          <table:table-cell table:style-name="ce66" table:formula="of:=COUNTIF([.L2:.L32];&quot;D&quot;)" office:value-type="float" office:value="0" calcext:value-type="float">
            <text:p>0</text:p>
          </table:table-cell>
          <table:table-cell table:style-name="ce66" table:formula="of:=COUNTIF([.M2:.M32];&quot;D&quot;)" office:value-type="float" office:value="0" calcext:value-type="float">
            <text:p>0</text:p>
          </table:table-cell>
          <table:table-cell table:style-name="ce66" table:formula="of:=COUNTIF([.N2:.N32];&quot;D&quot;)" office:value-type="float" office:value="0" calcext:value-type="float">
            <text:p>0</text:p>
          </table:table-cell>
          <table:table-cell table:style-name="ce66" table:formula="of:=COUNTIF([.O2:.O32];&quot;D&quot;)" office:value-type="float" office:value="0" calcext:value-type="float">
            <text:p>0</text:p>
          </table:table-cell>
          <table:table-cell table:style-name="ce66" table:formula="of:=COUNTIF([.P2:.P32];&quot;D&quot;)" office:value-type="float" office:value="0" calcext:value-type="float">
            <text:p>0</text:p>
          </table:table-cell>
          <table:table-cell table:style-name="ce66" table:formula="of:=COUNTIF([.Q2:.Q32];&quot;D&quot;)" office:value-type="float" office:value="0" calcext:value-type="float">
            <text:p>0</text:p>
          </table:table-cell>
          <table:table-cell table:style-name="ce66" table:formula="of:=COUNTIF([.R2:.R32];&quot;D&quot;)" office:value-type="float" office:value="0" calcext:value-type="float">
            <text:p>0</text:p>
          </table:table-cell>
          <table:table-cell table:style-name="ce66" table:formula="of:=COUNTIF([.S2:.S32];&quot;D&quot;)" office:value-type="float" office:value="0" calcext:value-type="float">
            <text:p>0</text:p>
          </table:table-cell>
          <table:table-cell table:number-columns-repeated="13"/>
          <table:table-cell table:style-name="ce95" table:formula="of:=[Vzorci_vnosov.$A$40]" office:value-type="string" office:string-value="Rf☺" calcext:value-type="string">
            <text:p>Rf☺</text:p>
          </table:table-cell>
          <table:table-cell table:number-columns-repeated="31"/>
        </table:table-row>
        <table:table-row table:style-name="ro5">
          <table:table-cell/>
          <table:table-cell table:style-name="ce29" table:formula="of:=[Vzorci_vnosov.$A$15]" office:value-type="string" office:string-value="SO" calcext:value-type="string">
            <text:p>SO</text:p>
          </table:table-cell>
          <table:table-cell table:style-name="ce66" table:formula="of:=COUNTIF([.C2:.C32];&quot;SO&quot;)" office:value-type="float" office:value="0" calcext:value-type="float">
            <text:p>0</text:p>
          </table:table-cell>
          <table:table-cell table:style-name="ce66" table:formula="of:=COUNTIF([.D2:.D32];&quot;SO&quot;)" office:value-type="float" office:value="0" calcext:value-type="float">
            <text:p>0</text:p>
          </table:table-cell>
          <table:table-cell table:style-name="ce66" table:formula="of:=COUNTIF([.E2:.E32];&quot;SO&quot;)" office:value-type="float" office:value="0" calcext:value-type="float">
            <text:p>0</text:p>
          </table:table-cell>
          <table:table-cell table:style-name="ce66" table:formula="of:=COUNTIF([.F2:.F32];&quot;SO&quot;)" office:value-type="float" office:value="0" calcext:value-type="float">
            <text:p>0</text:p>
          </table:table-cell>
          <table:table-cell table:style-name="ce66" table:formula="of:=COUNTIF([.G2:.G32];&quot;SO&quot;)" office:value-type="float" office:value="0" calcext:value-type="float">
            <text:p>0</text:p>
          </table:table-cell>
          <table:table-cell table:style-name="ce66" table:formula="of:=COUNTIF([.H2:.H32];&quot;SO&quot;)" office:value-type="float" office:value="0" calcext:value-type="float">
            <text:p>0</text:p>
          </table:table-cell>
          <table:table-cell table:style-name="ce66" table:formula="of:=COUNTIF([.I2:.I32];&quot;SO&quot;)" office:value-type="float" office:value="0" calcext:value-type="float">
            <text:p>0</text:p>
          </table:table-cell>
          <table:table-cell table:style-name="ce66" table:formula="of:=COUNTIF([.J2:.J32];&quot;SO&quot;)" office:value-type="float" office:value="0" calcext:value-type="float">
            <text:p>0</text:p>
          </table:table-cell>
          <table:table-cell table:style-name="ce66" table:formula="of:=COUNTIF([.K2:.K32];&quot;SO&quot;)" office:value-type="float" office:value="0" calcext:value-type="float">
            <text:p>0</text:p>
          </table:table-cell>
          <table:table-cell table:style-name="ce66" table:formula="of:=COUNTIF([.L2:.L32];&quot;SO&quot;)" office:value-type="float" office:value="0" calcext:value-type="float">
            <text:p>0</text:p>
          </table:table-cell>
          <table:table-cell table:style-name="ce66" table:formula="of:=COUNTIF([.M2:.M32];&quot;SO&quot;)" office:value-type="float" office:value="0" calcext:value-type="float">
            <text:p>0</text:p>
          </table:table-cell>
          <table:table-cell table:style-name="ce66" table:formula="of:=COUNTIF([.N2:.N32];&quot;SO&quot;)" office:value-type="float" office:value="0" calcext:value-type="float">
            <text:p>0</text:p>
          </table:table-cell>
          <table:table-cell table:style-name="ce66" table:formula="of:=COUNTIF([.O2:.O32];&quot;SO&quot;)" office:value-type="float" office:value="0" calcext:value-type="float">
            <text:p>0</text:p>
          </table:table-cell>
          <table:table-cell table:style-name="ce66" table:formula="of:=COUNTIF([.P2:.P32];&quot;SO&quot;)" office:value-type="float" office:value="0" calcext:value-type="float">
            <text:p>0</text:p>
          </table:table-cell>
          <table:table-cell table:style-name="ce66" table:formula="of:=COUNTIF([.Q2:.Q32];&quot;SO&quot;)" office:value-type="float" office:value="0" calcext:value-type="float">
            <text:p>0</text:p>
          </table:table-cell>
          <table:table-cell table:style-name="ce66" table:formula="of:=COUNTIF([.R2:.R32];&quot;SO&quot;)" office:value-type="float" office:value="0" calcext:value-type="float">
            <text:p>0</text:p>
          </table:table-cell>
          <table:table-cell table:style-name="ce66" table:formula="of:=COUNTIF([.S2:.S32];&quot;SO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41]" office:value-type="string" office:string-value="TAV" calcext:value-type="string">
            <text:p>TAV</text:p>
          </table:table-cell>
          <table:table-cell table:number-columns-repeated="31"/>
        </table:table-row>
        <table:table-row table:style-name="ro5">
          <table:table-cell/>
          <table:table-cell table:style-name="ce29" table:formula="of:=[Vzorci_vnosov.$A$13]" office:value-type="string" office:string-value="BOL" calcext:value-type="string">
            <text:p>BOL</text:p>
          </table:table-cell>
          <table:table-cell table:style-name="ce66" table:formula="of:=COUNTIF([.C2:.C32];&quot;BOL&quot;)" office:value-type="float" office:value="0" calcext:value-type="float">
            <text:p>0</text:p>
          </table:table-cell>
          <table:table-cell table:style-name="ce66" table:formula="of:=COUNTIF([.D2:.D32];&quot;BOL&quot;)" office:value-type="float" office:value="0" calcext:value-type="float">
            <text:p>0</text:p>
          </table:table-cell>
          <table:table-cell table:style-name="ce66" table:formula="of:=COUNTIF([.E2:.E32];&quot;BOL&quot;)" office:value-type="float" office:value="0" calcext:value-type="float">
            <text:p>0</text:p>
          </table:table-cell>
          <table:table-cell table:style-name="ce66" table:formula="of:=COUNTIF([.F2:.F32];&quot;BOL&quot;)" office:value-type="float" office:value="0" calcext:value-type="float">
            <text:p>0</text:p>
          </table:table-cell>
          <table:table-cell table:style-name="ce66" table:formula="of:=COUNTIF([.G2:.G32];&quot;BOL&quot;)" office:value-type="float" office:value="0" calcext:value-type="float">
            <text:p>0</text:p>
          </table:table-cell>
          <table:table-cell table:style-name="ce66" table:formula="of:=COUNTIF([.H2:.H32];&quot;BOL&quot;)" office:value-type="float" office:value="0" calcext:value-type="float">
            <text:p>0</text:p>
          </table:table-cell>
          <table:table-cell table:style-name="ce66" table:formula="of:=COUNTIF([.I2:.I32];&quot;BOL&quot;)" office:value-type="float" office:value="0" calcext:value-type="float">
            <text:p>0</text:p>
          </table:table-cell>
          <table:table-cell table:style-name="ce66" table:formula="of:=COUNTIF([.J2:.J32];&quot;BOL&quot;)" office:value-type="float" office:value="0" calcext:value-type="float">
            <text:p>0</text:p>
          </table:table-cell>
          <table:table-cell table:style-name="ce66" table:formula="of:=COUNTIF([.K2:.K32];&quot;BOL&quot;)" office:value-type="float" office:value="0" calcext:value-type="float">
            <text:p>0</text:p>
          </table:table-cell>
          <table:table-cell table:style-name="ce66" table:formula="of:=COUNTIF([.L2:.L32];&quot;BOL&quot;)" office:value-type="float" office:value="0" calcext:value-type="float">
            <text:p>0</text:p>
          </table:table-cell>
          <table:table-cell table:style-name="ce66" table:formula="of:=COUNTIF([.M2:.M32];&quot;BOL&quot;)" office:value-type="float" office:value="0" calcext:value-type="float">
            <text:p>0</text:p>
          </table:table-cell>
          <table:table-cell table:style-name="ce66" table:formula="of:=COUNTIF([.N2:.N32];&quot;BOL&quot;)" office:value-type="float" office:value="0" calcext:value-type="float">
            <text:p>0</text:p>
          </table:table-cell>
          <table:table-cell table:style-name="ce66" table:formula="of:=COUNTIF([.O2:.O32];&quot;BOL&quot;)" office:value-type="float" office:value="0" calcext:value-type="float">
            <text:p>0</text:p>
          </table:table-cell>
          <table:table-cell table:style-name="ce66" table:formula="of:=COUNTIF([.P2:.P32];&quot;BOL&quot;)" office:value-type="float" office:value="0" calcext:value-type="float">
            <text:p>0</text:p>
          </table:table-cell>
          <table:table-cell table:style-name="ce66" table:formula="of:=COUNTIF([.Q2:.Q32];&quot;BOL&quot;)" office:value-type="float" office:value="0" calcext:value-type="float">
            <text:p>0</text:p>
          </table:table-cell>
          <table:table-cell table:style-name="ce66" table:formula="of:=COUNTIF([.R2:.R32];&quot;BOL&quot;)" office:value-type="float" office:value="0" calcext:value-type="float">
            <text:p>0</text:p>
          </table:table-cell>
          <table:table-cell table:style-name="ce66" table:formula="of:=COUNTIF([.S2:.S32];&quot;BOL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4" table:formula="of:=[Vzorci_vnosov.$A$11]" office:value-type="string" office:string-value="X" calcext:value-type="string">
            <text:p>X</text:p>
          </table:table-cell>
          <table:table-cell table:style-name="ce66" table:formula="of:=COUNTIF([.C2:.C32];&quot;X&quot;)" office:value-type="float" office:value="0" calcext:value-type="float">
            <text:p>0</text:p>
          </table:table-cell>
          <table:table-cell table:style-name="ce66" table:formula="of:=COUNTIF([.D2:.D32];&quot;X&quot;)" office:value-type="float" office:value="0" calcext:value-type="float">
            <text:p>0</text:p>
          </table:table-cell>
          <table:table-cell table:style-name="ce66" table:formula="of:=COUNTIF([.E2:.E32];&quot;X&quot;)" office:value-type="float" office:value="0" calcext:value-type="float">
            <text:p>0</text:p>
          </table:table-cell>
          <table:table-cell table:style-name="ce66" table:formula="of:=COUNTIF([.F2:.F32];&quot;X&quot;)" office:value-type="float" office:value="0" calcext:value-type="float">
            <text:p>0</text:p>
          </table:table-cell>
          <table:table-cell table:style-name="ce66" table:formula="of:=COUNTIF([.G2:.G32];&quot;X&quot;)" office:value-type="float" office:value="0" calcext:value-type="float">
            <text:p>0</text:p>
          </table:table-cell>
          <table:table-cell table:style-name="ce66" table:formula="of:=COUNTIF([.H2:.H32];&quot;X&quot;)" office:value-type="float" office:value="0" calcext:value-type="float">
            <text:p>0</text:p>
          </table:table-cell>
          <table:table-cell table:style-name="ce66" table:formula="of:=COUNTIF([.I2:.I32];&quot;X&quot;)" office:value-type="float" office:value="0" calcext:value-type="float">
            <text:p>0</text:p>
          </table:table-cell>
          <table:table-cell table:style-name="ce66" table:formula="of:=COUNTIF([.J2:.J32];&quot;X&quot;)" office:value-type="float" office:value="0" calcext:value-type="float">
            <text:p>0</text:p>
          </table:table-cell>
          <table:table-cell table:style-name="ce66" table:formula="of:=COUNTIF([.K2:.K32];&quot;X&quot;)" office:value-type="float" office:value="0" calcext:value-type="float">
            <text:p>0</text:p>
          </table:table-cell>
          <table:table-cell table:style-name="ce66" table:formula="of:=COUNTIF([.L2:.L32];&quot;X&quot;)" office:value-type="float" office:value="0" calcext:value-type="float">
            <text:p>0</text:p>
          </table:table-cell>
          <table:table-cell table:style-name="ce66" table:formula="of:=COUNTIF([.M2:.M32];&quot;X&quot;)" office:value-type="float" office:value="0" calcext:value-type="float">
            <text:p>0</text:p>
          </table:table-cell>
          <table:table-cell table:style-name="ce66" table:formula="of:=COUNTIF([.N2:.N32];&quot;X&quot;)" office:value-type="float" office:value="0" calcext:value-type="float">
            <text:p>0</text:p>
          </table:table-cell>
          <table:table-cell table:style-name="ce66" table:formula="of:=COUNTIF([.O2:.O32];&quot;X&quot;)" office:value-type="float" office:value="0" calcext:value-type="float">
            <text:p>0</text:p>
          </table:table-cell>
          <table:table-cell table:style-name="ce66" table:formula="of:=COUNTIF([.P2:.P32];&quot;X&quot;)" office:value-type="float" office:value="0" calcext:value-type="float">
            <text:p>0</text:p>
          </table:table-cell>
          <table:table-cell table:style-name="ce66" table:formula="of:=COUNTIF([.Q2:.Q32];&quot;X&quot;)" office:value-type="float" office:value="0" calcext:value-type="float">
            <text:p>0</text:p>
          </table:table-cell>
          <table:table-cell table:style-name="ce66" table:formula="of:=COUNTIF([.R2:.R32];&quot;X&quot;)" office:value-type="float" office:value="0" calcext:value-type="float">
            <text:p>0</text:p>
          </table:table-cell>
          <table:table-cell table:style-name="ce66" table:formula="of:=COUNTIF([.S2:.S32];&quot;X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3" office:value-type="string" calcext:value-type="string">
            <text:p>TX</text:p>
          </table:table-cell>
          <table:table-cell table:style-name="ce66" table:formula="of:=COUNTIF([.U2:.U32];&quot;KOS&quot;)" office:value-type="float" office:value="0" calcext:value-type="float">
            <text:p>0</text:p>
          </table:table-cell>
          <table:table-cell table:style-name="ce66" table:formula="of:=COUNTIF([.U2:.U32];&quot;ŠOŠ&quot;)" office:value-type="float" office:value="0" calcext:value-type="float">
            <text:p>0</text:p>
          </table:table-cell>
          <table:table-cell table:style-name="ce66" table:formula="of:=COUNTIF([.U2:.U32];&quot;PIN&quot;)" office:value-type="float" office:value="0" calcext:value-type="float">
            <text:p>0</text:p>
          </table:table-cell>
          <table:table-cell table:style-name="ce66" table:formula="of:=COUNTIF([.U2:.U32];&quot;KON&quot;)" office:value-type="float" office:value="0" calcext:value-type="float">
            <text:p>0</text:p>
          </table:table-cell>
          <table:table-cell table:style-name="ce66" table:formula="of:=COUNTIF([.U2:.U32];&quot;oro&quot;)" office:value-type="float" office:value="0" calcext:value-type="float">
            <text:p>0</text:p>
          </table:table-cell>
          <table:table-cell table:style-name="ce66" table:formula="of:=COUNTIF([.U2:.U32];&quot;MIO&quot;)" office:value-type="float" office:value="0" calcext:value-type="float">
            <text:p>0</text:p>
          </table:table-cell>
          <table:table-cell table:style-name="ce66" table:formula="of:=COUNTIF([.U2:.U32];&quot;BOŽ&quot;)" office:value-type="float" office:value="0" calcext:value-type="float">
            <text:p>0</text:p>
          </table:table-cell>
          <table:table-cell table:style-name="ce66" table:formula="of:=COUNTIF([.U2:.U32];&quot;TOM&quot;)" office:value-type="float" office:value="0" calcext:value-type="float">
            <text:p>0</text:p>
          </table:table-cell>
          <table:table-cell table:style-name="ce66" table:formula="of:=COUNTIF([.U2:.U32];&quot;MŠŠ&quot;)" office:value-type="float" office:value="0" calcext:value-type="float">
            <text:p>0</text:p>
          </table:table-cell>
          <table:table-cell table:style-name="ce66" table:formula="of:=COUNTIF([.U2:.U32];&quot;ŽIV&quot;)" office:value-type="float" office:value="0" calcext:value-type="float">
            <text:p>0</text:p>
          </table:table-cell>
          <table:table-cell table:style-name="ce66" table:formula="of:=COUNTIF([.U2:.U32];&quot;TAL&quot;)" office:value-type="float" office:value="0" calcext:value-type="float">
            <text:p>0</text:p>
          </table:table-cell>
          <table:table-cell table:style-name="ce66" table:formula="of:=COUNTIF([.U2:.U32];&quot;PIR&quot;)" office:value-type="float" office:value="0" calcext:value-type="float">
            <text:p>0</text:p>
          </table:table-cell>
          <table:table-cell table:style-name="ce66" table:formula="of:=COUNTIF([.U2:.U32];&quot;HOL&quot;)" office:value-type="float" office:value="0" calcext:value-type="float">
            <text:p>0</text:p>
          </table:table-cell>
          <table:table-cell table:style-name="ce66" table:formula="of:=COUNTIF([.U2:.U32];[.P1])" office:value-type="float" office:value="0" calcext:value-type="float">
            <text:p>0</text:p>
          </table:table-cell>
          <table:table-cell table:style-name="ce66" table:formula="of:=COUNTIF([.U2:.U32];[.Q1])" office:value-type="float" office:value="0" calcext:value-type="float">
            <text:p>0</text:p>
          </table:table-cell>
          <table:table-cell table:style-name="ce66" table:formula="of:=COUNTIF([.U2:.U32];[.R1])" office:value-type="float" office:value="0" calcext:value-type="float">
            <text:p>0</text:p>
          </table:table-cell>
          <table:table-cell table:style-name="ce66" table:formula="of:=COUNTIF([.V2:.V32];[.S1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4" table:formula="of:=[Vzorci_vnosov.$A$45]" office:value-type="string" office:string-value="¶" calcext:value-type="string">
            <text:p>¶</text:p>
          </table:table-cell>
          <table:table-cell table:style-name="ce66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66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66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66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66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66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66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66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66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66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66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66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66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66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66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66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66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29" table:formula="of:=[Vzorci_vnosov.$A$8]" office:value-type="string" office:string-value="U" calcext:value-type="string">
            <text:p>U</text:p>
          </table:table-cell>
          <table:table-cell table:style-name="ce66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66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66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66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66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66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66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66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66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66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66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66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66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66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66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66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66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 table:number-rows-repeated="1048529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Print_Area" table:base-cell-address="$junij.$A$1" table:cell-range-address="junij.$A$1:junij.$U$31"/>
        </table:named-expressions>
        <calcext:conditional-formats>
          <calcext:conditional-format calcext:target-range-address="junij.B22:junij.C30 junij.A2:junij.U2 junij.D22:junij.J26 junij.K24:junij.U24 junij.B21:junij.U21 junij.D25:junij.U25 junij.B3:junij.S21 junij.T3:junij.U20 junij.K22:junij.S24 junij.T22:junij.U23 junij.K26:junij.U26 junij.D30:junij.U30 junij.B31:junij.U31 junij.D27:junij.T30 junij.U27:junij.U29 junij.A3:junij.A31">
            <calcext:condition calcext:apply-style-name="cf37" calcext:value="formula-is(WEEKDAY([.$A2];2)=6)" calcext:base-cell-address="junij.A2"/>
            <calcext:condition calcext:apply-style-name="cf37" calcext:value="formula-is(WEEKDAY([.$A2];2)=7)" calcext:base-cell-address="junij.A2"/>
          </calcext:conditional-format>
          <calcext:conditional-format calcext:target-range-address="junij.V2:junij.AC31">
            <calcext:condition calcext:apply-style-name="cf38" calcext:value="&lt;1" calcext:base-cell-address="junij.V2"/>
            <calcext:condition calcext:apply-style-name="cf41" calcext:value="&gt;1" calcext:base-cell-address="junij.V2"/>
          </calcext:conditional-format>
          <calcext:conditional-format calcext:target-range-address="junij.AD2:junij.AD31">
            <calcext:condition calcext:apply-style-name="cf40" calcext:value="!=0" calcext:base-cell-address="junij.AD2"/>
          </calcext:conditional-format>
          <calcext:conditional-format calcext:target-range-address="junij.AE2:junij.AE31">
            <calcext:condition calcext:apply-style-name="cf40" calcext:value="=1" calcext:base-cell-address="junij.AE2"/>
            <calcext:condition calcext:apply-style-name="cf39" calcext:value="&gt;1" calcext:base-cell-address="junij.AE2"/>
          </calcext:conditional-format>
          <calcext:conditional-format calcext:target-range-address="junij.AF2:junij.AF31">
            <calcext:condition calcext:apply-style-name="cf38" calcext:value="&lt;2" calcext:base-cell-address="junij.AF2"/>
            <calcext:condition calcext:apply-style-name="cf39" calcext:value="&gt;2" calcext:base-cell-address="junij.AF2"/>
          </calcext:conditional-format>
        </calcext:conditional-formats>
      </table:table>
      <table:table table:name="julij" table:style-name="ta2" table:protected="true">
        <loext:table-protection loext:select-protected-cells="true" loext:select-unprotected-cells="true"/>
        <table:table-column table:style-name="co3" table:default-cell-style-name="ce24"/>
        <table:table-column table:style-name="co4" table:default-cell-style-name="ce25"/>
        <table:table-column table:style-name="co5" table:number-columns-repeated="12" table:default-cell-style-name="ce26"/>
        <table:table-column table:style-name="co5" table:visibility="collapse" table:default-cell-style-name="ce26"/>
        <table:table-column table:style-name="co5" table:number-columns-repeated="2" table:default-cell-style-name="ce26"/>
        <table:table-column table:style-name="co5" table:visibility="collapse" table:default-cell-style-name="ce26"/>
        <table:table-column table:style-name="co5" table:number-columns-repeated="3" table:default-cell-style-name="ce26"/>
        <table:table-column table:style-name="co6" table:number-columns-repeated="11" table:default-cell-style-name="ce26"/>
        <table:table-column table:style-name="co5" table:default-cell-style-name="ce84"/>
        <table:table-column table:style-name="co7" table:visibility="collapse" table:number-columns-repeated="18" table:default-cell-style-name="ce128"/>
        <table:table-column table:style-name="co6" table:number-columns-repeated="8" table:default-cell-style-name="ce27"/>
        <table:table-column table:style-name="co2" table:number-columns-repeated="965" table:default-cell-style-name="ce27"/>
        <table:table-row table:style-name="ro4">
          <table:table-cell table:style-name="ce28" table:formula="of:=[$januar.$A$1]" office:value-type="string" office:string-value="2021" calcext:value-type="string">
            <text:p>2021</text:p>
          </table:table-cell>
          <table:table-cell table:style-name="ce29"/>
          <table:table-cell table:style-name="ce117" table:formula="of:=[Vzorci_vnosov.$C$2]" office:value-type="string" office:string-value="GOR" calcext:value-type="string">
            <text:p>GOR</text:p>
          </table:table-cell>
          <table:table-cell table:style-name="ce117" table:formula="of:=[Vzorci_vnosov.$C$3]" office:value-type="string" office:string-value="ŠOŠ" calcext:value-type="string">
            <text:p>ŠOŠ</text:p>
          </table:table-cell>
          <table:table-cell table:style-name="ce117" table:formula="of:=[Vzorci_vnosov.$C$4]" office:value-type="string" office:string-value="PIN" calcext:value-type="string">
            <text:p>PIN</text:p>
          </table:table-cell>
          <table:table-cell table:style-name="ce117" table:formula="of:=[Vzorci_vnosov.$C$5]" office:value-type="string" office:string-value="KON" calcext:value-type="string">
            <text:p>KON</text:p>
          </table:table-cell>
          <table:table-cell table:style-name="ce117" table:formula="of:=[Vzorci_vnosov.$C$6]" office:value-type="string" office:string-value="ORO" calcext:value-type="string">
            <text:p>ORO</text:p>
          </table:table-cell>
          <table:table-cell table:style-name="ce117" table:formula="of:=[Vzorci_vnosov.$C$7]" office:value-type="string" office:string-value="MIO" calcext:value-type="string">
            <text:p>MIO</text:p>
          </table:table-cell>
          <table:table-cell table:style-name="ce117" table:formula="of:=[Vzorci_vnosov.$C$8]" office:value-type="string" office:string-value="BOŽ" calcext:value-type="string">
            <text:p>BOŽ</text:p>
          </table:table-cell>
          <table:table-cell table:style-name="ce117" table:formula="of:=[Vzorci_vnosov.$C$9]" office:value-type="string" office:string-value="TOM" calcext:value-type="string">
            <text:p>TOM</text:p>
          </table:table-cell>
          <table:table-cell table:style-name="ce117" table:formula="of:=[Vzorci_vnosov.$C$10]" office:value-type="string" office:string-value="MŠŠ" calcext:value-type="string">
            <text:p>MŠŠ</text:p>
          </table:table-cell>
          <table:table-cell table:style-name="ce117" table:formula="of:=[Vzorci_vnosov.$C$11]" office:value-type="string" office:string-value="ŽIV" calcext:value-type="string">
            <text:p>ŽIV</text:p>
          </table:table-cell>
          <table:table-cell table:style-name="ce117" table:formula="of:=[Vzorci_vnosov.$C$12]" office:value-type="string" office:string-value="TAL" calcext:value-type="string">
            <text:p>TAL</text:p>
          </table:table-cell>
          <table:table-cell table:style-name="ce117" table:formula="of:=[Vzorci_vnosov.$C$13]" office:value-type="string" office:string-value="PIR" calcext:value-type="string">
            <text:p>PIR</text:p>
          </table:table-cell>
          <table:table-cell table:style-name="ce117" table:formula="of:=[Vzorci_vnosov.$C$14]" office:value-type="string" office:string-value="NOV2" calcext:value-type="string">
            <text:p>NOV2</text:p>
          </table:table-cell>
          <table:table-cell table:style-name="ce117" table:formula="of:=[Vzorci_vnosov.$C$15]" office:value-type="string" office:string-value="BUT" calcext:value-type="string">
            <text:p>BUT</text:p>
          </table:table-cell>
          <table:table-cell table:style-name="ce117" table:formula="of:=[Vzorci_vnosov.$C$16]" office:value-type="string" office:string-value="ŽRJ" calcext:value-type="string">
            <text:p>ŽRJ</text:p>
          </table:table-cell>
          <table:table-cell table:style-name="ce117" table:formula="of:=[Vzorci_vnosov.$C$17]" office:value-type="string" office:string-value="NOV3" calcext:value-type="string">
            <text:p>NOV3</text:p>
          </table:table-cell>
          <table:table-cell table:style-name="ce117" table:formula="of:=[Vzorci_vnosov.$C$18]" office:value-type="string" office:string-value="JNK" calcext:value-type="string">
            <text:p>JNK</text:p>
          </table:table-cell>
          <table:table-cell table:style-name="ce31" office:value-type="string" calcext:value-type="string">
            <text:p>ZUN</text:p>
          </table:table-cell>
          <table:table-cell table:style-name="ce86" office:value-type="string" calcext:value-type="string">
            <text:p>TX</text:p>
          </table:table-cell>
          <table:table-cell table:style-name="ce33" table:formula="of:=[Vzorci_vnosov.$A$16]" office:value-type="string" office:string-value="☻" calcext:value-type="string">
            <text:p>☻</text:p>
          </table:table-cell>
          <table:table-cell table:style-name="ce34" office:value-type="string" calcext:value-type="string">
            <text:p>☺</text:p>
          </table:table-cell>
          <table:table-cell table:style-name="ce35" table:formula="of:=[Vzorci_vnosov.$A$4]" office:value-type="string" office:string-value="51" calcext:value-type="string">
            <text:p>51</text:p>
          </table:table-cell>
          <table:table-cell table:style-name="ce35" table:formula="of:=[Vzorci_vnosov.$A$5]" office:value-type="string" office:string-value="52" calcext:value-type="string">
            <text:p>52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36" table:formula="of:=[Vzorci_vnosov.$A$8]" office:value-type="string" office:string-value="U" calcext:value-type="string">
            <text:p>U</text:p>
          </table:table-cell>
          <table:table-cell table:style-name="ce35" table:formula="of:=[Vzorci_vnosov.$A$6]" office:value-type="string" office:string-value="KVIT" calcext:value-type="string">
            <text:p>KVIT</text:p>
          </table:table-cell>
          <table:table-cell table:style-name="ce37" office:value-type="string" calcext:value-type="string">
            <text:p>Brez</text:p>
          </table:table-cell>
          <table:table-cell table:style-name="ce38" office:value-type="string" calcext:value-type="string">
            <text:p>X</text:p>
          </table:table-cell>
          <table:table-cell table:style-name="ce39" office:value-type="string" calcext:value-type="string">
            <text:p>Op</text:p>
          </table:table-cell>
          <table:table-cell/>
          <table:table-cell table:style-name="ce75" table:formula="of:=[.$C$1]" office:value-type="string" office:string-value="GOR" calcext:value-type="string">
            <text:p>GOR</text:p>
          </table:table-cell>
          <table:table-cell table:style-name="ce75" table:formula="of:=[.$D$1]" office:value-type="string" office:string-value="ŠOŠ" calcext:value-type="string">
            <text:p>ŠOŠ</text:p>
          </table:table-cell>
          <table:table-cell table:style-name="ce75" table:formula="of:=[.$E$1]" office:value-type="string" office:string-value="PIN" calcext:value-type="string">
            <text:p>PIN</text:p>
          </table:table-cell>
          <table:table-cell table:style-name="ce75" table:formula="of:=[.$F$1]" office:value-type="string" office:string-value="KON" calcext:value-type="string">
            <text:p>KON</text:p>
          </table:table-cell>
          <table:table-cell table:style-name="ce75" table:formula="of:=[.$G$1]" office:value-type="string" office:string-value="ORO" calcext:value-type="string">
            <text:p>ORO</text:p>
          </table:table-cell>
          <table:table-cell table:style-name="ce75" table:formula="of:=[.$H$1]" office:value-type="string" office:string-value="MIO" calcext:value-type="string">
            <text:p>MIO</text:p>
          </table:table-cell>
          <table:table-cell table:style-name="ce75" table:formula="of:=[.$I$1]" office:value-type="string" office:string-value="BOŽ" calcext:value-type="string">
            <text:p>BOŽ</text:p>
          </table:table-cell>
          <table:table-cell table:style-name="ce75" table:formula="of:=[.$J$1]" office:value-type="string" office:string-value="TOM" calcext:value-type="string">
            <text:p>TOM</text:p>
          </table:table-cell>
          <table:table-cell table:style-name="ce75" table:formula="of:=[.$K$1]" office:value-type="string" office:string-value="MŠŠ" calcext:value-type="string">
            <text:p>MŠŠ</text:p>
          </table:table-cell>
          <table:table-cell table:style-name="ce75" table:formula="of:=[.$L$1]" office:value-type="string" office:string-value="ŽIV" calcext:value-type="string">
            <text:p>ŽIV</text:p>
          </table:table-cell>
          <table:table-cell table:style-name="ce75" table:formula="of:=[.$M$1]" office:value-type="string" office:string-value="TAL" calcext:value-type="string">
            <text:p>TAL</text:p>
          </table:table-cell>
          <table:table-cell table:style-name="ce75" table:formula="of:=[.$N$1]" office:value-type="string" office:string-value="PIR" calcext:value-type="string">
            <text:p>PIR</text:p>
          </table:table-cell>
          <table:table-cell table:style-name="ce75" table:formula="of:=NA()" office:value-type="string" office:string-value="" calcext:value-type="error">
            <text:p>#N/A</text:p>
          </table:table-cell>
          <table:table-cell table:style-name="ce75" table:formula="of:=[.$O$1]" office:value-type="string" office:string-value="NOV2" calcext:value-type="string">
            <text:p>NOV2</text:p>
          </table:table-cell>
          <table:table-cell table:style-name="ce75" table:formula="of:=[.$P$1]" office:value-type="string" office:string-value="BUT" calcext:value-type="string">
            <text:p>BUT</text:p>
          </table:table-cell>
          <table:table-cell table:style-name="ce75" table:formula="of:=[.$Q$1]" office:value-type="string" office:string-value="ŽRJ" calcext:value-type="string">
            <text:p>ŽRJ</text:p>
          </table:table-cell>
          <table:table-cell table:style-name="ce75" table:formula="of:=[.$R$1]" office:value-type="string" office:string-value="NOV3" calcext:value-type="string">
            <text:p>NOV3</text:p>
          </table:table-cell>
          <table:table-cell table:style-name="ce75" table:formula="of:=[.$S$1]" office:value-type="string" office:string-value="JNK" calcext:value-type="string">
            <text:p>JNK</text:p>
          </table:table-cell>
          <table:table-cell table:number-columns-repeated="973"/>
        </table:table-row>
        <table:table-row table:style-name="ro4">
          <table:table-cell table:style-name="ce224" office:value-type="date" office:date-value="2021-07-01" calcext:value-type="date">
            <text:p>01/ jul</text:p>
          </table:table-cell>
          <table:table-cell table:style-name="ce227" table:formula="of:=TEXT([.A2];&quot;Ddd&quot;)" office:value-type="string" office:string-value="čet" calcext:value-type="string">
            <text:p>čet</text:p>
          </table:table-cell>
          <table:table-cell table:style-name="ce233" table:number-columns-repeated="18"/>
          <table:table-cell table:style-name="ce235"/>
          <table:table-cell table:style-name="ce250" table:formula="of:=COUNTIF([.AH2:.AY2];&quot;☻&quot;)" office:value-type="float" office:value="0" calcext:value-type="float">
            <text:p>0</text:p>
          </table:table-cell>
          <table:table-cell table:style-name="ce250" table:formula="of:=COUNTIF([.AH2:.AY2];&quot;☺&quot;)" office:value-type="float" office:value="0" calcext:value-type="float">
            <text:p>0</text:p>
          </table:table-cell>
          <table:table-cell table:style-name="ce250" table:formula="of:=COUNTIF([.C2:.S2];&quot;51&quot;)+COUNTIF([.C2:.S2];&quot;51$&quot;)+COUNTIF([.C2:.S2];&quot;51☻&quot;)" office:value-type="float" office:value="0" calcext:value-type="float">
            <text:p>0</text:p>
          </table:table-cell>
          <table:table-cell table:style-name="ce250" table:formula="of:=COUNTIF([.C2:.S2];&quot;52&quot;)+COUNTIF([.C2:.S2];&quot;52$&quot;)+COUNTIF([.C2:.S2];&quot;52☻&quot;)" office:value-type="float" office:value="0" calcext:value-type="float">
            <text:p>0</text:p>
          </table:table-cell>
          <table:table-cell table:style-name="ce250" table:formula="of:=COUNTIF([.C2:.S2];&quot;51¶&quot;)" office:value-type="float" office:value="0" calcext:value-type="float">
            <text:p>0</text:p>
          </table:table-cell>
          <table:table-cell table:style-name="ce250" table:formula="of:=COUNTIF([.C2:.S2];&quot;52¶&quot;)" office:value-type="float" office:value="0" calcext:value-type="float">
            <text:p>0</text:p>
          </table:table-cell>
          <table:table-cell table:style-name="ce250" table:formula="of:=COUNTIF([.C2:.S2];&quot;U&quot;)+COUNTIF([.C2:.S2];&quot;U☻&quot;)+COUNTIF([.C2:.S2];&quot;U☺&quot;)" office:value-type="float" office:value="0" calcext:value-type="float">
            <text:p>0</text:p>
          </table:table-cell>
          <table:table-cell table:style-name="ce250" table:formula="of:=COUNTIF([.C2:.S2];&quot;KVIT&quot;)+COUNTIF([.C2:.S2];&quot;KVIT☻&quot;)+COUNTIF([.C2:.S2];&quot;kvit$&quot;)" office:value-type="float" office:value="0" calcext:value-type="float">
            <text:p>0</text:p>
          </table:table-cell>
          <table:table-cell table:style-name="ce255" table:formula="of:=COUNTBLANK([.C2:.S2])-3" office:value-type="float" office:value="14" calcext:value-type="float">
            <text:p>14</text:p>
          </table:table-cell>
          <table:table-cell table:style-name="ce258" table:formula="of:=COUNTIF([.C2:.S2];&quot;x&quot;)" office:value-type="float" office:value="0" calcext:value-type="float">
            <text:p>0</text:p>
          </table:table-cell>
          <table:table-cell table:style-name="ce259" table:formula="of:=COUNTIF([.C2:.S2];&quot;51&quot;)+COUNTIF([.C2:.S2];&quot;51☻&quot;)+COUNTIF([.C2:.S2];&quot;2&quot;)+COUNTIF([.C2:.S2];&quot;52&quot;)+COUNTIF([.C2:.S2];&quot;52☻&quot;)+COUNTIF([.C2:.S2];&quot;51$&quot;)+COUNTIF([.C2:.S2];&quot;52$&quot;)" office:value-type="float" office:value="0" calcext:value-type="float">
            <text:p>0</text:p>
          </table:table-cell>
          <table:table-cell table:style-name="ce87" table:formula="of:=[Vzorci_vnosov.$A$2]" office:value-type="string" office:string-value="51☻" calcext:value-type="string">
            <text:p>51☻</text:p>
          </table:table-cell>
          <table:table-cell table:style-name="ce49" table:formula="of:=RIGHT([.C2];1)">
            <text:p/>
          </table:table-cell>
          <table:table-cell table:style-name="ce49" table:formula="of:=RIGHT([.D2];1)">
            <text:p/>
          </table:table-cell>
          <table:table-cell table:style-name="ce49" table:formula="of:=RIGHT([.E2];1)">
            <text:p/>
          </table:table-cell>
          <table:table-cell table:style-name="ce49" table:formula="of:=RIGHT([.F2];1)">
            <text:p/>
          </table:table-cell>
          <table:table-cell table:style-name="ce49" table:formula="of:=RIGHT([.G2];1)">
            <text:p/>
          </table:table-cell>
          <table:table-cell table:style-name="ce49" table:formula="of:=RIGHT([.H2];1)">
            <text:p/>
          </table:table-cell>
          <table:table-cell table:style-name="ce49" table:formula="of:=RIGHT([.I2];1)">
            <text:p/>
          </table:table-cell>
          <table:table-cell table:style-name="ce49" table:formula="of:=RIGHT([.J2];1)">
            <text:p/>
          </table:table-cell>
          <table:table-cell table:style-name="ce49" table:formula="of:=RIGHT([.K2];1)">
            <text:p/>
          </table:table-cell>
          <table:table-cell table:style-name="ce49" table:formula="of:=RIGHT([.L2];1)">
            <text:p/>
          </table:table-cell>
          <table:table-cell table:style-name="ce49" table:formula="of:=RIGHT([.M2];1)">
            <text:p/>
          </table:table-cell>
          <table:table-cell table:style-name="ce49" table:formula="of:=RIGHT([.N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];1)">
            <text:p/>
          </table:table-cell>
          <table:table-cell table:style-name="ce49" table:formula="of:=RIGHT([.P2];1)">
            <text:p/>
          </table:table-cell>
          <table:table-cell table:style-name="ce49" table:formula="of:=RIGHT([.Q2];1)">
            <text:p/>
          </table:table-cell>
          <table:table-cell table:style-name="ce49" table:formula="of:=RIGHT([.R2];1)">
            <text:p/>
          </table:table-cell>
          <table:table-cell table:style-name="ce49" table:formula="of:=RIGHT([.S2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02" calcext:value-type="date">
            <text:p>02/ jul</text:p>
          </table:table-cell>
          <table:table-cell table:style-name="ce227" table:formula="of:=TEXT([.A3];&quot;Ddd&quot;)" office:value-type="string" office:string-value="pet" calcext:value-type="string">
            <text:p>pet</text:p>
          </table:table-cell>
          <table:table-cell table:style-name="ce233" table:number-columns-repeated="18"/>
          <table:table-cell table:style-name="ce235"/>
          <table:table-cell table:style-name="ce250" table:formula="of:=COUNTIF([.AH3:.AY3];&quot;☻&quot;)" office:value-type="float" office:value="0" calcext:value-type="float">
            <text:p>0</text:p>
          </table:table-cell>
          <table:table-cell table:style-name="ce250" table:formula="of:=COUNTIF([.AH3:.AY3];&quot;☺&quot;)" office:value-type="float" office:value="0" calcext:value-type="float">
            <text:p>0</text:p>
          </table:table-cell>
          <table:table-cell table:style-name="ce250" table:formula="of:=COUNTIF([.C3:.S3];&quot;51&quot;)+COUNTIF([.C3:.S3];&quot;51$&quot;)+COUNTIF([.C3:.S3];&quot;51☻&quot;)" office:value-type="float" office:value="0" calcext:value-type="float">
            <text:p>0</text:p>
          </table:table-cell>
          <table:table-cell table:style-name="ce250" table:formula="of:=COUNTIF([.C3:.S3];&quot;52&quot;)+COUNTIF([.C3:.S3];&quot;52$&quot;)+COUNTIF([.C3:.S3];&quot;52☻&quot;)" office:value-type="float" office:value="0" calcext:value-type="float">
            <text:p>0</text:p>
          </table:table-cell>
          <table:table-cell table:style-name="ce250" table:formula="of:=COUNTIF([.C3:.S3];&quot;51¶&quot;)" office:value-type="float" office:value="0" calcext:value-type="float">
            <text:p>0</text:p>
          </table:table-cell>
          <table:table-cell table:style-name="ce250" table:formula="of:=COUNTIF([.C3:.S3];&quot;52¶&quot;)" office:value-type="float" office:value="0" calcext:value-type="float">
            <text:p>0</text:p>
          </table:table-cell>
          <table:table-cell table:style-name="ce250" table:formula="of:=COUNTIF([.C3:.S3];&quot;U&quot;)+COUNTIF([.C3:.S3];&quot;U☻&quot;)+COUNTIF([.C3:.S3];&quot;U☺&quot;)" office:value-type="float" office:value="0" calcext:value-type="float">
            <text:p>0</text:p>
          </table:table-cell>
          <table:table-cell table:style-name="ce250" table:formula="of:=COUNTIF([.C3:.S3];&quot;KVIT&quot;)+COUNTIF([.C3:.S3];&quot;KVIT☻&quot;)+COUNTIF([.C3:.S3];&quot;kvit$&quot;)" office:value-type="float" office:value="0" calcext:value-type="float">
            <text:p>0</text:p>
          </table:table-cell>
          <table:table-cell table:style-name="ce255" table:formula="of:=COUNTBLANK([.C3:.S3])-3" office:value-type="float" office:value="14" calcext:value-type="float">
            <text:p>14</text:p>
          </table:table-cell>
          <table:table-cell table:style-name="ce258" table:formula="of:=COUNTIF([.C3:.S3];&quot;x&quot;)" office:value-type="float" office:value="0" calcext:value-type="float">
            <text:p>0</text:p>
          </table:table-cell>
          <table:table-cell table:style-name="ce259" table:formula="of:=COUNTIF([.C3:.S3];&quot;51&quot;)+COUNTIF([.C3:.S3];&quot;51☻&quot;)+COUNTIF([.C3:.S3];&quot;2&quot;)+COUNTIF([.C3:.S3];&quot;52&quot;)+COUNTIF([.C3:.S3];&quot;52☻&quot;)+COUNTIF([.C3:.S3];&quot;51$&quot;)+COUNTIF([.C3:.S3];&quot;52$&quot;)" office:value-type="float" office:value="0" calcext:value-type="float">
            <text:p>0</text:p>
          </table:table-cell>
          <table:table-cell table:style-name="ce87" table:formula="of:=[Vzorci_vnosov.$A$3]" office:value-type="string" office:string-value="52☻" calcext:value-type="string">
            <text:p>52☻</text:p>
          </table:table-cell>
          <table:table-cell table:style-name="ce49" table:formula="of:=RIGHT([.C3];1)">
            <text:p/>
          </table:table-cell>
          <table:table-cell table:style-name="ce49" table:formula="of:=RIGHT([.D3];1)">
            <text:p/>
          </table:table-cell>
          <table:table-cell table:style-name="ce49" table:formula="of:=RIGHT([.E3];1)">
            <text:p/>
          </table:table-cell>
          <table:table-cell table:style-name="ce49" table:formula="of:=RIGHT([.F3];1)">
            <text:p/>
          </table:table-cell>
          <table:table-cell table:style-name="ce49" table:formula="of:=RIGHT([.G3];1)">
            <text:p/>
          </table:table-cell>
          <table:table-cell table:style-name="ce49" table:formula="of:=RIGHT([.H3];1)">
            <text:p/>
          </table:table-cell>
          <table:table-cell table:style-name="ce49" table:formula="of:=RIGHT([.I3];1)">
            <text:p/>
          </table:table-cell>
          <table:table-cell table:style-name="ce49" table:formula="of:=RIGHT([.J3];1)">
            <text:p/>
          </table:table-cell>
          <table:table-cell table:style-name="ce49" table:formula="of:=RIGHT([.K3];1)">
            <text:p/>
          </table:table-cell>
          <table:table-cell table:style-name="ce49" table:formula="of:=RIGHT([.L3];1)">
            <text:p/>
          </table:table-cell>
          <table:table-cell table:style-name="ce49" table:formula="of:=RIGHT([.M3];1)">
            <text:p/>
          </table:table-cell>
          <table:table-cell table:style-name="ce49" table:formula="of:=RIGHT([.N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];1)">
            <text:p/>
          </table:table-cell>
          <table:table-cell table:style-name="ce49" table:formula="of:=RIGHT([.P3];1)">
            <text:p/>
          </table:table-cell>
          <table:table-cell table:style-name="ce49" table:formula="of:=RIGHT([.Q3];1)">
            <text:p/>
          </table:table-cell>
          <table:table-cell table:style-name="ce49" table:formula="of:=RIGHT([.R3];1)">
            <text:p/>
          </table:table-cell>
          <table:table-cell table:style-name="ce49" table:formula="of:=RIGHT([.S3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03" calcext:value-type="date">
            <text:p>03/ jul</text:p>
          </table:table-cell>
          <table:table-cell table:style-name="ce227" table:formula="of:=TEXT([.A4];&quot;Ddd&quot;)" office:value-type="string" office:string-value="sob" calcext:value-type="string">
            <text:p>sob</text:p>
          </table:table-cell>
          <table:table-cell table:style-name="ce233" table:number-columns-repeated="18"/>
          <table:table-cell table:style-name="ce235"/>
          <table:table-cell table:style-name="ce250" table:formula="of:=COUNTIF([.AH4:.AY4];&quot;☻&quot;)" office:value-type="float" office:value="0" calcext:value-type="float">
            <text:p>0</text:p>
          </table:table-cell>
          <table:table-cell table:style-name="ce250" table:formula="of:=COUNTIF([.AH4:.AY4];&quot;☺&quot;)" office:value-type="float" office:value="0" calcext:value-type="float">
            <text:p>0</text:p>
          </table:table-cell>
          <table:table-cell table:style-name="ce250" table:formula="of:=COUNTIF([.C4:.S4];&quot;51&quot;)+COUNTIF([.C4:.S4];&quot;51$&quot;)+COUNTIF([.C4:.S4];&quot;51☻&quot;)" office:value-type="float" office:value="0" calcext:value-type="float">
            <text:p>0</text:p>
          </table:table-cell>
          <table:table-cell table:style-name="ce250" table:formula="of:=COUNTIF([.C4:.S4];&quot;52&quot;)+COUNTIF([.C4:.S4];&quot;52$&quot;)+COUNTIF([.C4:.S4];&quot;52☻&quot;)" office:value-type="float" office:value="0" calcext:value-type="float">
            <text:p>0</text:p>
          </table:table-cell>
          <table:table-cell table:style-name="ce250" table:formula="of:=COUNTIF([.C4:.S4];&quot;51¶&quot;)" office:value-type="float" office:value="0" calcext:value-type="float">
            <text:p>0</text:p>
          </table:table-cell>
          <table:table-cell table:style-name="ce250" table:formula="of:=COUNTIF([.C4:.S4];&quot;52¶&quot;)" office:value-type="float" office:value="0" calcext:value-type="float">
            <text:p>0</text:p>
          </table:table-cell>
          <table:table-cell table:style-name="ce250" table:formula="of:=COUNTIF([.C4:.S4];&quot;U&quot;)+COUNTIF([.C4:.S4];&quot;U☻&quot;)+COUNTIF([.C4:.S4];&quot;U☺&quot;)" office:value-type="float" office:value="0" calcext:value-type="float">
            <text:p>0</text:p>
          </table:table-cell>
          <table:table-cell table:style-name="ce250" table:formula="of:=COUNTIF([.C4:.S4];&quot;KVIT&quot;)+COUNTIF([.C4:.S4];&quot;KVIT☻&quot;)+COUNTIF([.C4:.S4];&quot;kvit$&quot;)" office:value-type="float" office:value="0" calcext:value-type="float">
            <text:p>0</text:p>
          </table:table-cell>
          <table:table-cell table:style-name="ce255" table:formula="of:=COUNTBLANK([.C4:.S4])-3" office:value-type="float" office:value="14" calcext:value-type="float">
            <text:p>14</text:p>
          </table:table-cell>
          <table:table-cell table:style-name="ce258" table:formula="of:=COUNTIF([.C4:.S4];&quot;x&quot;)" office:value-type="float" office:value="0" calcext:value-type="float">
            <text:p>0</text:p>
          </table:table-cell>
          <table:table-cell table:style-name="ce259" table:formula="of:=COUNTIF([.C4:.S4];&quot;51&quot;)+COUNTIF([.C4:.S4];&quot;51☻&quot;)+COUNTIF([.C4:.S4];&quot;2&quot;)+COUNTIF([.C4:.S4];&quot;52&quot;)+COUNTIF([.C4:.S4];&quot;52☻&quot;)+COUNTIF([.C4:.S4];&quot;51$&quot;)+COUNTIF([.C4:.S4];&quot;52$&quot;)" office:value-type="float" office:value="0" calcext:value-type="float">
            <text:p>0</text:p>
          </table:table-cell>
          <table:table-cell table:style-name="ce87" table:formula="of:=[Vzorci_vnosov.$A$4]" office:value-type="string" office:string-value="51" calcext:value-type="string">
            <text:p>51</text:p>
          </table:table-cell>
          <table:table-cell table:style-name="ce49" table:formula="of:=RIGHT([.C4];1)">
            <text:p/>
          </table:table-cell>
          <table:table-cell table:style-name="ce49" table:formula="of:=RIGHT([.D4];1)">
            <text:p/>
          </table:table-cell>
          <table:table-cell table:style-name="ce49" table:formula="of:=RIGHT([.E4];1)">
            <text:p/>
          </table:table-cell>
          <table:table-cell table:style-name="ce49" table:formula="of:=RIGHT([.F4];1)">
            <text:p/>
          </table:table-cell>
          <table:table-cell table:style-name="ce49" table:formula="of:=RIGHT([.G4];1)">
            <text:p/>
          </table:table-cell>
          <table:table-cell table:style-name="ce49" table:formula="of:=RIGHT([.H4];1)">
            <text:p/>
          </table:table-cell>
          <table:table-cell table:style-name="ce49" table:formula="of:=RIGHT([.I4];1)">
            <text:p/>
          </table:table-cell>
          <table:table-cell table:style-name="ce49" table:formula="of:=RIGHT([.J4];1)">
            <text:p/>
          </table:table-cell>
          <table:table-cell table:style-name="ce49" table:formula="of:=RIGHT([.K4];1)">
            <text:p/>
          </table:table-cell>
          <table:table-cell table:style-name="ce49" table:formula="of:=RIGHT([.L4];1)">
            <text:p/>
          </table:table-cell>
          <table:table-cell table:style-name="ce49" table:formula="of:=RIGHT([.M4];1)">
            <text:p/>
          </table:table-cell>
          <table:table-cell table:style-name="ce49" table:formula="of:=RIGHT([.N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4];1)">
            <text:p/>
          </table:table-cell>
          <table:table-cell table:style-name="ce49" table:formula="of:=RIGHT([.P4];1)">
            <text:p/>
          </table:table-cell>
          <table:table-cell table:style-name="ce49" table:formula="of:=RIGHT([.Q4];1)">
            <text:p/>
          </table:table-cell>
          <table:table-cell table:style-name="ce49" table:formula="of:=RIGHT([.R4];1)">
            <text:p/>
          </table:table-cell>
          <table:table-cell table:style-name="ce49" table:formula="of:=RIGHT([.S4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04" calcext:value-type="date">
            <text:p>04/ jul</text:p>
          </table:table-cell>
          <table:table-cell table:style-name="ce227" table:formula="of:=TEXT([.A5];&quot;Ddd&quot;)" office:value-type="string" office:string-value="ned" calcext:value-type="string">
            <text:p>ned</text:p>
          </table:table-cell>
          <table:table-cell table:style-name="ce233" table:number-columns-repeated="18"/>
          <table:table-cell table:style-name="ce235"/>
          <table:table-cell table:style-name="ce250" table:formula="of:=COUNTIF([.AH5:.AY5];&quot;☻&quot;)" office:value-type="float" office:value="0" calcext:value-type="float">
            <text:p>0</text:p>
          </table:table-cell>
          <table:table-cell table:style-name="ce250" table:formula="of:=COUNTIF([.AH5:.AY5];&quot;☺&quot;)" office:value-type="float" office:value="0" calcext:value-type="float">
            <text:p>0</text:p>
          </table:table-cell>
          <table:table-cell table:style-name="ce250" table:formula="of:=COUNTIF([.C5:.S5];&quot;51&quot;)+COUNTIF([.C5:.S5];&quot;51$&quot;)+COUNTIF([.C5:.S5];&quot;51☻&quot;)" office:value-type="float" office:value="0" calcext:value-type="float">
            <text:p>0</text:p>
          </table:table-cell>
          <table:table-cell table:style-name="ce250" table:formula="of:=COUNTIF([.C5:.S5];&quot;52&quot;)+COUNTIF([.C5:.S5];&quot;52$&quot;)+COUNTIF([.C5:.S5];&quot;52☻&quot;)" office:value-type="float" office:value="0" calcext:value-type="float">
            <text:p>0</text:p>
          </table:table-cell>
          <table:table-cell table:style-name="ce250" table:formula="of:=COUNTIF([.C5:.S5];&quot;51¶&quot;)" office:value-type="float" office:value="0" calcext:value-type="float">
            <text:p>0</text:p>
          </table:table-cell>
          <table:table-cell table:style-name="ce250" table:formula="of:=COUNTIF([.C5:.S5];&quot;52¶&quot;)" office:value-type="float" office:value="0" calcext:value-type="float">
            <text:p>0</text:p>
          </table:table-cell>
          <table:table-cell table:style-name="ce250" table:formula="of:=COUNTIF([.C5:.S5];&quot;U&quot;)+COUNTIF([.C5:.S5];&quot;U☻&quot;)+COUNTIF([.C5:.S5];&quot;U☺&quot;)" office:value-type="float" office:value="0" calcext:value-type="float">
            <text:p>0</text:p>
          </table:table-cell>
          <table:table-cell table:style-name="ce250" table:formula="of:=COUNTIF([.C5:.S5];&quot;KVIT&quot;)+COUNTIF([.C5:.S5];&quot;KVIT☻&quot;)+COUNTIF([.C5:.S5];&quot;kvit$&quot;)" office:value-type="float" office:value="0" calcext:value-type="float">
            <text:p>0</text:p>
          </table:table-cell>
          <table:table-cell table:style-name="ce255" table:formula="of:=COUNTBLANK([.C5:.S5])-3" office:value-type="float" office:value="14" calcext:value-type="float">
            <text:p>14</text:p>
          </table:table-cell>
          <table:table-cell table:style-name="ce258" table:formula="of:=COUNTIF([.C5:.S5];&quot;x&quot;)" office:value-type="float" office:value="0" calcext:value-type="float">
            <text:p>0</text:p>
          </table:table-cell>
          <table:table-cell table:style-name="ce259" table:formula="of:=COUNTIF([.C5:.S5];&quot;51&quot;)+COUNTIF([.C5:.S5];&quot;51☻&quot;)+COUNTIF([.C5:.S5];&quot;2&quot;)+COUNTIF([.C5:.S5];&quot;52&quot;)+COUNTIF([.C5:.S5];&quot;52☻&quot;)+COUNTIF([.C5:.S5];&quot;51$&quot;)+COUNTIF([.C5:.S5];&quot;52$&quot;)" office:value-type="float" office:value="0" calcext:value-type="float">
            <text:p>0</text:p>
          </table:table-cell>
          <table:table-cell table:style-name="ce87" table:formula="of:=[Vzorci_vnosov.$A$5]" office:value-type="string" office:string-value="52" calcext:value-type="string">
            <text:p>52</text:p>
          </table:table-cell>
          <table:table-cell table:style-name="ce49" table:formula="of:=RIGHT([.C5];1)">
            <text:p/>
          </table:table-cell>
          <table:table-cell table:style-name="ce49" table:formula="of:=RIGHT([.D5];1)">
            <text:p/>
          </table:table-cell>
          <table:table-cell table:style-name="ce49" table:formula="of:=RIGHT([.E5];1)">
            <text:p/>
          </table:table-cell>
          <table:table-cell table:style-name="ce49" table:formula="of:=RIGHT([.F5];1)">
            <text:p/>
          </table:table-cell>
          <table:table-cell table:style-name="ce49" table:formula="of:=RIGHT([.G5];1)">
            <text:p/>
          </table:table-cell>
          <table:table-cell table:style-name="ce49" table:formula="of:=RIGHT([.H5];1)">
            <text:p/>
          </table:table-cell>
          <table:table-cell table:style-name="ce49" table:formula="of:=RIGHT([.I5];1)">
            <text:p/>
          </table:table-cell>
          <table:table-cell table:style-name="ce49" table:formula="of:=RIGHT([.J5];1)">
            <text:p/>
          </table:table-cell>
          <table:table-cell table:style-name="ce49" table:formula="of:=RIGHT([.K5];1)">
            <text:p/>
          </table:table-cell>
          <table:table-cell table:style-name="ce49" table:formula="of:=RIGHT([.L5];1)">
            <text:p/>
          </table:table-cell>
          <table:table-cell table:style-name="ce49" table:formula="of:=RIGHT([.M5];1)">
            <text:p/>
          </table:table-cell>
          <table:table-cell table:style-name="ce49" table:formula="of:=RIGHT([.N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5];1)">
            <text:p/>
          </table:table-cell>
          <table:table-cell table:style-name="ce49" table:formula="of:=RIGHT([.P5];1)">
            <text:p/>
          </table:table-cell>
          <table:table-cell table:style-name="ce49" table:formula="of:=RIGHT([.Q5];1)">
            <text:p/>
          </table:table-cell>
          <table:table-cell table:style-name="ce49" table:formula="of:=RIGHT([.R5];1)">
            <text:p/>
          </table:table-cell>
          <table:table-cell table:style-name="ce49" table:formula="of:=RIGHT([.S5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05" calcext:value-type="date">
            <text:p>05/ jul</text:p>
          </table:table-cell>
          <table:table-cell table:style-name="ce227" table:formula="of:=TEXT([.A6];&quot;Ddd&quot;)" office:value-type="string" office:string-value="pon" calcext:value-type="string">
            <text:p>pon</text:p>
          </table:table-cell>
          <table:table-cell table:style-name="ce233" table:number-columns-repeated="18"/>
          <table:table-cell table:style-name="ce235"/>
          <table:table-cell table:style-name="ce250" table:formula="of:=COUNTIF([.AH6:.AY6];&quot;☻&quot;)" office:value-type="float" office:value="0" calcext:value-type="float">
            <text:p>0</text:p>
          </table:table-cell>
          <table:table-cell table:style-name="ce250" table:formula="of:=COUNTIF([.AH6:.AY6];&quot;☺&quot;)" office:value-type="float" office:value="0" calcext:value-type="float">
            <text:p>0</text:p>
          </table:table-cell>
          <table:table-cell table:style-name="ce250" table:formula="of:=COUNTIF([.C6:.S6];&quot;51&quot;)+COUNTIF([.C6:.S6];&quot;51$&quot;)+COUNTIF([.C6:.S6];&quot;51☻&quot;)" office:value-type="float" office:value="0" calcext:value-type="float">
            <text:p>0</text:p>
          </table:table-cell>
          <table:table-cell table:style-name="ce250" table:formula="of:=COUNTIF([.C6:.S6];&quot;52&quot;)+COUNTIF([.C6:.S6];&quot;52$&quot;)+COUNTIF([.C6:.S6];&quot;52☻&quot;)" office:value-type="float" office:value="0" calcext:value-type="float">
            <text:p>0</text:p>
          </table:table-cell>
          <table:table-cell table:style-name="ce250" table:formula="of:=COUNTIF([.C6:.S6];&quot;51¶&quot;)" office:value-type="float" office:value="0" calcext:value-type="float">
            <text:p>0</text:p>
          </table:table-cell>
          <table:table-cell table:style-name="ce250" table:formula="of:=COUNTIF([.C6:.S6];&quot;52¶&quot;)" office:value-type="float" office:value="0" calcext:value-type="float">
            <text:p>0</text:p>
          </table:table-cell>
          <table:table-cell table:style-name="ce250" table:formula="of:=COUNTIF([.C6:.S6];&quot;U&quot;)+COUNTIF([.C6:.S6];&quot;U☻&quot;)+COUNTIF([.C6:.S6];&quot;U☺&quot;)" office:value-type="float" office:value="0" calcext:value-type="float">
            <text:p>0</text:p>
          </table:table-cell>
          <table:table-cell table:style-name="ce250" table:formula="of:=COUNTIF([.C6:.S6];&quot;KVIT&quot;)+COUNTIF([.C6:.S6];&quot;KVIT☻&quot;)+COUNTIF([.C6:.S6];&quot;kvit$&quot;)" office:value-type="float" office:value="0" calcext:value-type="float">
            <text:p>0</text:p>
          </table:table-cell>
          <table:table-cell table:style-name="ce255" table:formula="of:=COUNTBLANK([.C6:.S6])-3" office:value-type="float" office:value="14" calcext:value-type="float">
            <text:p>14</text:p>
          </table:table-cell>
          <table:table-cell table:style-name="ce258" table:formula="of:=COUNTIF([.C6:.S6];&quot;x&quot;)" office:value-type="float" office:value="0" calcext:value-type="float">
            <text:p>0</text:p>
          </table:table-cell>
          <table:table-cell table:style-name="ce259" table:formula="of:=COUNTIF([.C6:.S6];&quot;51&quot;)+COUNTIF([.C6:.S6];&quot;51☻&quot;)+COUNTIF([.C6:.S6];&quot;2&quot;)+COUNTIF([.C6:.S6];&quot;52&quot;)+COUNTIF([.C6:.S6];&quot;52☻&quot;)+COUNTIF([.C6:.S6];&quot;51$&quot;)+COUNTIF([.C6:.S6];&quot;52$&quot;)" office:value-type="float" office:value="0" calcext:value-type="float">
            <text:p>0</text:p>
          </table:table-cell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49" table:formula="of:=RIGHT([.C6];1)">
            <text:p/>
          </table:table-cell>
          <table:table-cell table:style-name="ce49" table:formula="of:=RIGHT([.D6];1)">
            <text:p/>
          </table:table-cell>
          <table:table-cell table:style-name="ce49" table:formula="of:=RIGHT([.E6];1)">
            <text:p/>
          </table:table-cell>
          <table:table-cell table:style-name="ce49" table:formula="of:=RIGHT([.F6];1)">
            <text:p/>
          </table:table-cell>
          <table:table-cell table:style-name="ce49" table:formula="of:=RIGHT([.G6];1)">
            <text:p/>
          </table:table-cell>
          <table:table-cell table:style-name="ce49" table:formula="of:=RIGHT([.H6];1)">
            <text:p/>
          </table:table-cell>
          <table:table-cell table:style-name="ce49" table:formula="of:=RIGHT([.I6];1)">
            <text:p/>
          </table:table-cell>
          <table:table-cell table:style-name="ce49" table:formula="of:=RIGHT([.J6];1)">
            <text:p/>
          </table:table-cell>
          <table:table-cell table:style-name="ce49" table:formula="of:=RIGHT([.K6];1)">
            <text:p/>
          </table:table-cell>
          <table:table-cell table:style-name="ce49" table:formula="of:=RIGHT([.L6];1)">
            <text:p/>
          </table:table-cell>
          <table:table-cell table:style-name="ce49" table:formula="of:=RIGHT([.M6];1)">
            <text:p/>
          </table:table-cell>
          <table:table-cell table:style-name="ce49" table:formula="of:=RIGHT([.N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6];1)">
            <text:p/>
          </table:table-cell>
          <table:table-cell table:style-name="ce49" table:formula="of:=RIGHT([.P6];1)">
            <text:p/>
          </table:table-cell>
          <table:table-cell table:style-name="ce49" table:formula="of:=RIGHT([.Q6];1)">
            <text:p/>
          </table:table-cell>
          <table:table-cell table:style-name="ce49" table:formula="of:=RIGHT([.R6];1)">
            <text:p/>
          </table:table-cell>
          <table:table-cell table:style-name="ce49" table:formula="of:=RIGHT([.S6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06" calcext:value-type="date">
            <text:p>06/ jul</text:p>
          </table:table-cell>
          <table:table-cell table:style-name="ce227" table:formula="of:=TEXT([.A7];&quot;Ddd&quot;)" office:value-type="string" office:string-value="tor" calcext:value-type="string">
            <text:p>tor</text:p>
          </table:table-cell>
          <table:table-cell table:style-name="ce233" table:number-columns-repeated="18"/>
          <table:table-cell table:style-name="ce235"/>
          <table:table-cell table:style-name="ce250" table:formula="of:=COUNTIF([.AH7:.AY7];&quot;☻&quot;)" office:value-type="float" office:value="0" calcext:value-type="float">
            <text:p>0</text:p>
          </table:table-cell>
          <table:table-cell table:style-name="ce250" table:formula="of:=COUNTIF([.AH7:.AY7];&quot;☺&quot;)" office:value-type="float" office:value="0" calcext:value-type="float">
            <text:p>0</text:p>
          </table:table-cell>
          <table:table-cell table:style-name="ce250" table:formula="of:=COUNTIF([.C7:.S7];&quot;51&quot;)+COUNTIF([.C7:.S7];&quot;51$&quot;)+COUNTIF([.C7:.S7];&quot;51☻&quot;)" office:value-type="float" office:value="0" calcext:value-type="float">
            <text:p>0</text:p>
          </table:table-cell>
          <table:table-cell table:style-name="ce250" table:formula="of:=COUNTIF([.C7:.S7];&quot;52&quot;)+COUNTIF([.C7:.S7];&quot;52$&quot;)+COUNTIF([.C7:.S7];&quot;52☻&quot;)" office:value-type="float" office:value="0" calcext:value-type="float">
            <text:p>0</text:p>
          </table:table-cell>
          <table:table-cell table:style-name="ce250" table:formula="of:=COUNTIF([.C7:.S7];&quot;51¶&quot;)" office:value-type="float" office:value="0" calcext:value-type="float">
            <text:p>0</text:p>
          </table:table-cell>
          <table:table-cell table:style-name="ce250" table:formula="of:=COUNTIF([.C7:.S7];&quot;52¶&quot;)" office:value-type="float" office:value="0" calcext:value-type="float">
            <text:p>0</text:p>
          </table:table-cell>
          <table:table-cell table:style-name="ce250" table:formula="of:=COUNTIF([.C7:.S7];&quot;U&quot;)+COUNTIF([.C7:.S7];&quot;U☻&quot;)+COUNTIF([.C7:.S7];&quot;U☺&quot;)" office:value-type="float" office:value="0" calcext:value-type="float">
            <text:p>0</text:p>
          </table:table-cell>
          <table:table-cell table:style-name="ce250" table:formula="of:=COUNTIF([.C7:.S7];&quot;KVIT&quot;)+COUNTIF([.C7:.S7];&quot;KVIT☻&quot;)+COUNTIF([.C7:.S7];&quot;kvit$&quot;)" office:value-type="float" office:value="0" calcext:value-type="float">
            <text:p>0</text:p>
          </table:table-cell>
          <table:table-cell table:style-name="ce255" table:formula="of:=COUNTBLANK([.C7:.S7])-3" office:value-type="float" office:value="14" calcext:value-type="float">
            <text:p>14</text:p>
          </table:table-cell>
          <table:table-cell table:style-name="ce258" table:formula="of:=COUNTIF([.C7:.S7];&quot;x&quot;)" office:value-type="float" office:value="0" calcext:value-type="float">
            <text:p>0</text:p>
          </table:table-cell>
          <table:table-cell table:style-name="ce259" table:formula="of:=COUNTIF([.C7:.S7];&quot;51&quot;)+COUNTIF([.C7:.S7];&quot;51☻&quot;)+COUNTIF([.C7:.S7];&quot;2&quot;)+COUNTIF([.C7:.S7];&quot;52&quot;)+COUNTIF([.C7:.S7];&quot;52☻&quot;)+COUNTIF([.C7:.S7];&quot;51$&quot;)+COUNTIF([.C7:.S7];&quot;52$&quot;)" office:value-type="float" office:value="0" calcext:value-type="float">
            <text:p>0</text:p>
          </table:table-cell>
          <table:table-cell table:style-name="ce88" table:formula="of:=[Vzorci_vnosov.$A$7]" office:value-type="string" office:string-value="KVIT☻" calcext:value-type="string">
            <text:p>KVIT☻</text:p>
          </table:table-cell>
          <table:table-cell table:style-name="ce49" table:formula="of:=RIGHT([.C7];1)">
            <text:p/>
          </table:table-cell>
          <table:table-cell table:style-name="ce49" table:formula="of:=RIGHT([.D7];1)">
            <text:p/>
          </table:table-cell>
          <table:table-cell table:style-name="ce49" table:formula="of:=RIGHT([.E7];1)">
            <text:p/>
          </table:table-cell>
          <table:table-cell table:style-name="ce49" table:formula="of:=RIGHT([.F7];1)">
            <text:p/>
          </table:table-cell>
          <table:table-cell table:style-name="ce49" table:formula="of:=RIGHT([.G7];1)">
            <text:p/>
          </table:table-cell>
          <table:table-cell table:style-name="ce49" table:formula="of:=RIGHT([.H7];1)">
            <text:p/>
          </table:table-cell>
          <table:table-cell table:style-name="ce49" table:formula="of:=RIGHT([.I7];1)">
            <text:p/>
          </table:table-cell>
          <table:table-cell table:style-name="ce49" table:formula="of:=RIGHT([.J7];1)">
            <text:p/>
          </table:table-cell>
          <table:table-cell table:style-name="ce49" table:formula="of:=RIGHT([.K7];1)">
            <text:p/>
          </table:table-cell>
          <table:table-cell table:style-name="ce49" table:formula="of:=RIGHT([.L7];1)">
            <text:p/>
          </table:table-cell>
          <table:table-cell table:style-name="ce49" table:formula="of:=RIGHT([.M7];1)">
            <text:p/>
          </table:table-cell>
          <table:table-cell table:style-name="ce49" table:formula="of:=RIGHT([.N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7];1)">
            <text:p/>
          </table:table-cell>
          <table:table-cell table:style-name="ce49" table:formula="of:=RIGHT([.P7];1)">
            <text:p/>
          </table:table-cell>
          <table:table-cell table:style-name="ce49" table:formula="of:=RIGHT([.Q7];1)">
            <text:p/>
          </table:table-cell>
          <table:table-cell table:style-name="ce49" table:formula="of:=RIGHT([.R7];1)">
            <text:p/>
          </table:table-cell>
          <table:table-cell table:style-name="ce49" table:formula="of:=RIGHT([.S7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07" calcext:value-type="date">
            <text:p>07/ jul</text:p>
          </table:table-cell>
          <table:table-cell table:style-name="ce227" table:formula="of:=TEXT([.A8];&quot;Ddd&quot;)" office:value-type="string" office:string-value="sre" calcext:value-type="string">
            <text:p>sre</text:p>
          </table:table-cell>
          <table:table-cell table:style-name="ce233" table:number-columns-repeated="18"/>
          <table:table-cell table:style-name="ce235"/>
          <table:table-cell table:style-name="ce250" table:formula="of:=COUNTIF([.AH8:.AY8];&quot;☻&quot;)" office:value-type="float" office:value="0" calcext:value-type="float">
            <text:p>0</text:p>
          </table:table-cell>
          <table:table-cell table:style-name="ce250" table:formula="of:=COUNTIF([.AH8:.AY8];&quot;☺&quot;)" office:value-type="float" office:value="0" calcext:value-type="float">
            <text:p>0</text:p>
          </table:table-cell>
          <table:table-cell table:style-name="ce250" table:formula="of:=COUNTIF([.C8:.S8];&quot;51&quot;)+COUNTIF([.C8:.S8];&quot;51$&quot;)+COUNTIF([.C8:.S8];&quot;51☻&quot;)" office:value-type="float" office:value="0" calcext:value-type="float">
            <text:p>0</text:p>
          </table:table-cell>
          <table:table-cell table:style-name="ce250" table:formula="of:=COUNTIF([.C8:.S8];&quot;52&quot;)+COUNTIF([.C8:.S8];&quot;52$&quot;)+COUNTIF([.C8:.S8];&quot;52☻&quot;)" office:value-type="float" office:value="0" calcext:value-type="float">
            <text:p>0</text:p>
          </table:table-cell>
          <table:table-cell table:style-name="ce250" table:formula="of:=COUNTIF([.C8:.S8];&quot;51¶&quot;)" office:value-type="float" office:value="0" calcext:value-type="float">
            <text:p>0</text:p>
          </table:table-cell>
          <table:table-cell table:style-name="ce250" table:formula="of:=COUNTIF([.C8:.S8];&quot;52¶&quot;)" office:value-type="float" office:value="0" calcext:value-type="float">
            <text:p>0</text:p>
          </table:table-cell>
          <table:table-cell table:style-name="ce250" table:formula="of:=COUNTIF([.C8:.S8];&quot;U&quot;)+COUNTIF([.C8:.S8];&quot;U☻&quot;)+COUNTIF([.C8:.S8];&quot;U☺&quot;)" office:value-type="float" office:value="0" calcext:value-type="float">
            <text:p>0</text:p>
          </table:table-cell>
          <table:table-cell table:style-name="ce250" table:formula="of:=COUNTIF([.C8:.S8];&quot;KVIT&quot;)+COUNTIF([.C8:.S8];&quot;KVIT☻&quot;)+COUNTIF([.C8:.S8];&quot;kvit$&quot;)" office:value-type="float" office:value="0" calcext:value-type="float">
            <text:p>0</text:p>
          </table:table-cell>
          <table:table-cell table:style-name="ce255" table:formula="of:=COUNTBLANK([.C8:.S8])-3" office:value-type="float" office:value="14" calcext:value-type="float">
            <text:p>14</text:p>
          </table:table-cell>
          <table:table-cell table:style-name="ce258" table:formula="of:=COUNTIF([.C8:.S8];&quot;x&quot;)" office:value-type="float" office:value="0" calcext:value-type="float">
            <text:p>0</text:p>
          </table:table-cell>
          <table:table-cell table:style-name="ce259" table:formula="of:=COUNTIF([.C8:.S8];&quot;51&quot;)+COUNTIF([.C8:.S8];&quot;51☻&quot;)+COUNTIF([.C8:.S8];&quot;2&quot;)+COUNTIF([.C8:.S8];&quot;52&quot;)+COUNTIF([.C8:.S8];&quot;52☻&quot;)+COUNTIF([.C8:.S8];&quot;51$&quot;)+COUNTIF([.C8:.S8];&quot;52$&quot;)" office:value-type="float" office:value="0" calcext:value-type="float">
            <text:p>0</text:p>
          </table:table-cell>
          <table:table-cell table:style-name="ce87" table:formula="of:=[Vzorci_vnosov.$A$8]" office:value-type="string" office:string-value="U" calcext:value-type="string">
            <text:p>U</text:p>
          </table:table-cell>
          <table:table-cell table:style-name="ce49" table:formula="of:=RIGHT([.C8];1)">
            <text:p/>
          </table:table-cell>
          <table:table-cell table:style-name="ce49" table:formula="of:=RIGHT([.D8];1)">
            <text:p/>
          </table:table-cell>
          <table:table-cell table:style-name="ce49" table:formula="of:=RIGHT([.E8];1)">
            <text:p/>
          </table:table-cell>
          <table:table-cell table:style-name="ce49" table:formula="of:=RIGHT([.F8];1)">
            <text:p/>
          </table:table-cell>
          <table:table-cell table:style-name="ce49" table:formula="of:=RIGHT([.G8];1)">
            <text:p/>
          </table:table-cell>
          <table:table-cell table:style-name="ce49" table:formula="of:=RIGHT([.H8];1)">
            <text:p/>
          </table:table-cell>
          <table:table-cell table:style-name="ce49" table:formula="of:=RIGHT([.I8];1)">
            <text:p/>
          </table:table-cell>
          <table:table-cell table:style-name="ce49" table:formula="of:=RIGHT([.J8];1)">
            <text:p/>
          </table:table-cell>
          <table:table-cell table:style-name="ce49" table:formula="of:=RIGHT([.K8];1)">
            <text:p/>
          </table:table-cell>
          <table:table-cell table:style-name="ce49" table:formula="of:=RIGHT([.L8];1)">
            <text:p/>
          </table:table-cell>
          <table:table-cell table:style-name="ce49" table:formula="of:=RIGHT([.M8];1)">
            <text:p/>
          </table:table-cell>
          <table:table-cell table:style-name="ce49" table:formula="of:=RIGHT([.N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8];1)">
            <text:p/>
          </table:table-cell>
          <table:table-cell table:style-name="ce49" table:formula="of:=RIGHT([.P8];1)">
            <text:p/>
          </table:table-cell>
          <table:table-cell table:style-name="ce49" table:formula="of:=RIGHT([.Q8];1)">
            <text:p/>
          </table:table-cell>
          <table:table-cell table:style-name="ce49" table:formula="of:=RIGHT([.R8];1)">
            <text:p/>
          </table:table-cell>
          <table:table-cell table:style-name="ce49" table:formula="of:=RIGHT([.S8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08" calcext:value-type="date">
            <text:p>08/ jul</text:p>
          </table:table-cell>
          <table:table-cell table:style-name="ce227" table:formula="of:=TEXT([.A9];&quot;Ddd&quot;)" office:value-type="string" office:string-value="čet" calcext:value-type="string">
            <text:p>čet</text:p>
          </table:table-cell>
          <table:table-cell table:style-name="ce233" table:number-columns-repeated="18"/>
          <table:table-cell table:style-name="ce235"/>
          <table:table-cell table:style-name="ce250" table:formula="of:=COUNTIF([.AH9:.AY9];&quot;☻&quot;)" office:value-type="float" office:value="0" calcext:value-type="float">
            <text:p>0</text:p>
          </table:table-cell>
          <table:table-cell table:style-name="ce250" table:formula="of:=COUNTIF([.AH9:.AY9];&quot;☺&quot;)" office:value-type="float" office:value="0" calcext:value-type="float">
            <text:p>0</text:p>
          </table:table-cell>
          <table:table-cell table:style-name="ce250" table:formula="of:=COUNTIF([.C9:.S9];&quot;51&quot;)+COUNTIF([.C9:.S9];&quot;51$&quot;)+COUNTIF([.C9:.S9];&quot;51☻&quot;)" office:value-type="float" office:value="0" calcext:value-type="float">
            <text:p>0</text:p>
          </table:table-cell>
          <table:table-cell table:style-name="ce250" table:formula="of:=COUNTIF([.C9:.S9];&quot;52&quot;)+COUNTIF([.C9:.S9];&quot;52$&quot;)+COUNTIF([.C9:.S9];&quot;52☻&quot;)" office:value-type="float" office:value="0" calcext:value-type="float">
            <text:p>0</text:p>
          </table:table-cell>
          <table:table-cell table:style-name="ce250" table:formula="of:=COUNTIF([.C9:.S9];&quot;51¶&quot;)" office:value-type="float" office:value="0" calcext:value-type="float">
            <text:p>0</text:p>
          </table:table-cell>
          <table:table-cell table:style-name="ce250" table:formula="of:=COUNTIF([.C9:.S9];&quot;52¶&quot;)" office:value-type="float" office:value="0" calcext:value-type="float">
            <text:p>0</text:p>
          </table:table-cell>
          <table:table-cell table:style-name="ce250" table:formula="of:=COUNTIF([.C9:.S9];&quot;U&quot;)+COUNTIF([.C9:.S9];&quot;U☻&quot;)+COUNTIF([.C9:.S9];&quot;U☺&quot;)" office:value-type="float" office:value="0" calcext:value-type="float">
            <text:p>0</text:p>
          </table:table-cell>
          <table:table-cell table:style-name="ce250" table:formula="of:=COUNTIF([.C9:.S9];&quot;KVIT&quot;)+COUNTIF([.C9:.S9];&quot;KVIT☻&quot;)+COUNTIF([.C9:.S9];&quot;kvit$&quot;)" office:value-type="float" office:value="0" calcext:value-type="float">
            <text:p>0</text:p>
          </table:table-cell>
          <table:table-cell table:style-name="ce255" table:formula="of:=COUNTBLANK([.C9:.S9])-3" office:value-type="float" office:value="14" calcext:value-type="float">
            <text:p>14</text:p>
          </table:table-cell>
          <table:table-cell table:style-name="ce258" table:formula="of:=COUNTIF([.C9:.S9];&quot;x&quot;)" office:value-type="float" office:value="0" calcext:value-type="float">
            <text:p>0</text:p>
          </table:table-cell>
          <table:table-cell table:style-name="ce259" table:formula="of:=COUNTIF([.C9:.S9];&quot;51&quot;)+COUNTIF([.C9:.S9];&quot;51☻&quot;)+COUNTIF([.C9:.S9];&quot;2&quot;)+COUNTIF([.C9:.S9];&quot;52&quot;)+COUNTIF([.C9:.S9];&quot;52☻&quot;)+COUNTIF([.C9:.S9];&quot;51$&quot;)+COUNTIF([.C9:.S9];&quot;52$&quot;)" office:value-type="float" office:value="0" calcext:value-type="float">
            <text:p>0</text:p>
          </table:table-cell>
          <table:table-cell table:style-name="ce87" table:formula="of:=[Vzorci_vnosov.$A$9]" office:value-type="string" office:string-value="U☻" calcext:value-type="string">
            <text:p>U☻</text:p>
          </table:table-cell>
          <table:table-cell table:style-name="ce49" table:formula="of:=RIGHT([.C9];1)">
            <text:p/>
          </table:table-cell>
          <table:table-cell table:style-name="ce49" table:formula="of:=RIGHT([.D9];1)">
            <text:p/>
          </table:table-cell>
          <table:table-cell table:style-name="ce49" table:formula="of:=RIGHT([.E9];1)">
            <text:p/>
          </table:table-cell>
          <table:table-cell table:style-name="ce49" table:formula="of:=RIGHT([.F9];1)">
            <text:p/>
          </table:table-cell>
          <table:table-cell table:style-name="ce49" table:formula="of:=RIGHT([.G9];1)">
            <text:p/>
          </table:table-cell>
          <table:table-cell table:style-name="ce49" table:formula="of:=RIGHT([.H9];1)">
            <text:p/>
          </table:table-cell>
          <table:table-cell table:style-name="ce49" table:formula="of:=RIGHT([.I9];1)">
            <text:p/>
          </table:table-cell>
          <table:table-cell table:style-name="ce49" table:formula="of:=RIGHT([.J9];1)">
            <text:p/>
          </table:table-cell>
          <table:table-cell table:style-name="ce49" table:formula="of:=RIGHT([.K9];1)">
            <text:p/>
          </table:table-cell>
          <table:table-cell table:style-name="ce49" table:formula="of:=RIGHT([.L9];1)">
            <text:p/>
          </table:table-cell>
          <table:table-cell table:style-name="ce49" table:formula="of:=RIGHT([.M9];1)">
            <text:p/>
          </table:table-cell>
          <table:table-cell table:style-name="ce49" table:formula="of:=RIGHT([.N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9];1)">
            <text:p/>
          </table:table-cell>
          <table:table-cell table:style-name="ce49" table:formula="of:=RIGHT([.P9];1)">
            <text:p/>
          </table:table-cell>
          <table:table-cell table:style-name="ce49" table:formula="of:=RIGHT([.Q9];1)">
            <text:p/>
          </table:table-cell>
          <table:table-cell table:style-name="ce49" table:formula="of:=RIGHT([.R9];1)">
            <text:p/>
          </table:table-cell>
          <table:table-cell table:style-name="ce49" table:formula="of:=RIGHT([.S9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09" calcext:value-type="date">
            <text:p>09/ jul</text:p>
          </table:table-cell>
          <table:table-cell table:style-name="ce227" table:formula="of:=TEXT([.A10];&quot;Ddd&quot;)" office:value-type="string" office:string-value="pet" calcext:value-type="string">
            <text:p>pet</text:p>
          </table:table-cell>
          <table:table-cell table:style-name="ce233" table:number-columns-repeated="18"/>
          <table:table-cell table:style-name="ce235"/>
          <table:table-cell table:style-name="ce250" table:formula="of:=COUNTIF([.AH10:.AY10];&quot;☻&quot;)" office:value-type="float" office:value="0" calcext:value-type="float">
            <text:p>0</text:p>
          </table:table-cell>
          <table:table-cell table:style-name="ce250" table:formula="of:=COUNTIF([.AH10:.AY10];&quot;☺&quot;)" office:value-type="float" office:value="0" calcext:value-type="float">
            <text:p>0</text:p>
          </table:table-cell>
          <table:table-cell table:style-name="ce250" table:formula="of:=COUNTIF([.C10:.S10];&quot;51&quot;)+COUNTIF([.C10:.S10];&quot;51$&quot;)+COUNTIF([.C10:.S10];&quot;51☻&quot;)" office:value-type="float" office:value="0" calcext:value-type="float">
            <text:p>0</text:p>
          </table:table-cell>
          <table:table-cell table:style-name="ce250" table:formula="of:=COUNTIF([.C10:.S10];&quot;52&quot;)+COUNTIF([.C10:.S10];&quot;52$&quot;)+COUNTIF([.C10:.S10];&quot;52☻&quot;)" office:value-type="float" office:value="0" calcext:value-type="float">
            <text:p>0</text:p>
          </table:table-cell>
          <table:table-cell table:style-name="ce250" table:formula="of:=COUNTIF([.C10:.S10];&quot;51¶&quot;)" office:value-type="float" office:value="0" calcext:value-type="float">
            <text:p>0</text:p>
          </table:table-cell>
          <table:table-cell table:style-name="ce250" table:formula="of:=COUNTIF([.C10:.S10];&quot;52¶&quot;)" office:value-type="float" office:value="0" calcext:value-type="float">
            <text:p>0</text:p>
          </table:table-cell>
          <table:table-cell table:style-name="ce250" table:formula="of:=COUNTIF([.C10:.S10];&quot;U&quot;)+COUNTIF([.C10:.S10];&quot;U☻&quot;)+COUNTIF([.C10:.S10];&quot;U☺&quot;)" office:value-type="float" office:value="0" calcext:value-type="float">
            <text:p>0</text:p>
          </table:table-cell>
          <table:table-cell table:style-name="ce250" table:formula="of:=COUNTIF([.C10:.S10];&quot;KVIT&quot;)+COUNTIF([.C10:.S10];&quot;KVIT☻&quot;)+COUNTIF([.C10:.S10];&quot;kvit$&quot;)" office:value-type="float" office:value="0" calcext:value-type="float">
            <text:p>0</text:p>
          </table:table-cell>
          <table:table-cell table:style-name="ce255" table:formula="of:=COUNTBLANK([.C10:.S10])-3" office:value-type="float" office:value="14" calcext:value-type="float">
            <text:p>14</text:p>
          </table:table-cell>
          <table:table-cell table:style-name="ce258" table:formula="of:=COUNTIF([.C10:.S10];&quot;x&quot;)" office:value-type="float" office:value="0" calcext:value-type="float">
            <text:p>0</text:p>
          </table:table-cell>
          <table:table-cell table:style-name="ce259" table:formula="of:=COUNTIF([.C10:.S10];&quot;51&quot;)+COUNTIF([.C10:.S10];&quot;51☻&quot;)+COUNTIF([.C10:.S10];&quot;2&quot;)+COUNTIF([.C10:.S10];&quot;52&quot;)+COUNTIF([.C10:.S10];&quot;52☻&quot;)+COUNTIF([.C10:.S10];&quot;51$&quot;)+COUNTIF([.C10:.S10];&quot;52$&quot;)" office:value-type="float" office:value="0" calcext:value-type="float">
            <text:p>0</text:p>
          </table:table-cell>
          <table:table-cell table:style-name="ce87" table:formula="of:=[Vzorci_vnosov.$A$10]" office:value-type="string" office:string-value="12-20" calcext:value-type="string">
            <text:p>12-20</text:p>
          </table:table-cell>
          <table:table-cell table:style-name="ce49" table:formula="of:=RIGHT([.C10];1)">
            <text:p/>
          </table:table-cell>
          <table:table-cell table:style-name="ce49" table:formula="of:=RIGHT([.D10];1)">
            <text:p/>
          </table:table-cell>
          <table:table-cell table:style-name="ce49" table:formula="of:=RIGHT([.E10];1)">
            <text:p/>
          </table:table-cell>
          <table:table-cell table:style-name="ce49" table:formula="of:=RIGHT([.F10];1)">
            <text:p/>
          </table:table-cell>
          <table:table-cell table:style-name="ce49" table:formula="of:=RIGHT([.G10];1)">
            <text:p/>
          </table:table-cell>
          <table:table-cell table:style-name="ce49" table:formula="of:=RIGHT([.H10];1)">
            <text:p/>
          </table:table-cell>
          <table:table-cell table:style-name="ce49" table:formula="of:=RIGHT([.I10];1)">
            <text:p/>
          </table:table-cell>
          <table:table-cell table:style-name="ce49" table:formula="of:=RIGHT([.J10];1)">
            <text:p/>
          </table:table-cell>
          <table:table-cell table:style-name="ce49" table:formula="of:=RIGHT([.K10];1)">
            <text:p/>
          </table:table-cell>
          <table:table-cell table:style-name="ce49" table:formula="of:=RIGHT([.L10];1)">
            <text:p/>
          </table:table-cell>
          <table:table-cell table:style-name="ce49" table:formula="of:=RIGHT([.M10];1)">
            <text:p/>
          </table:table-cell>
          <table:table-cell table:style-name="ce49" table:formula="of:=RIGHT([.N1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0];1)">
            <text:p/>
          </table:table-cell>
          <table:table-cell table:style-name="ce49" table:formula="of:=RIGHT([.P10];1)">
            <text:p/>
          </table:table-cell>
          <table:table-cell table:style-name="ce49" table:formula="of:=RIGHT([.Q10];1)">
            <text:p/>
          </table:table-cell>
          <table:table-cell table:style-name="ce49" table:formula="of:=RIGHT([.R10];1)">
            <text:p/>
          </table:table-cell>
          <table:table-cell table:style-name="ce49" table:formula="of:=RIGHT([.S10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10" calcext:value-type="date">
            <text:p>10/ jul</text:p>
          </table:table-cell>
          <table:table-cell table:style-name="ce227" table:formula="of:=TEXT([.A11];&quot;Ddd&quot;)" office:value-type="string" office:string-value="sob" calcext:value-type="string">
            <text:p>sob</text:p>
          </table:table-cell>
          <table:table-cell table:style-name="ce233" table:number-columns-repeated="18"/>
          <table:table-cell table:style-name="ce235"/>
          <table:table-cell table:style-name="ce250" table:formula="of:=COUNTIF([.AH11:.AY11];&quot;☻&quot;)" office:value-type="float" office:value="0" calcext:value-type="float">
            <text:p>0</text:p>
          </table:table-cell>
          <table:table-cell table:style-name="ce250" table:formula="of:=COUNTIF([.AH11:.AY11];&quot;☺&quot;)" office:value-type="float" office:value="0" calcext:value-type="float">
            <text:p>0</text:p>
          </table:table-cell>
          <table:table-cell table:style-name="ce250" table:formula="of:=COUNTIF([.C11:.S11];&quot;51&quot;)+COUNTIF([.C11:.S11];&quot;51$&quot;)+COUNTIF([.C11:.S11];&quot;51☻&quot;)" office:value-type="float" office:value="0" calcext:value-type="float">
            <text:p>0</text:p>
          </table:table-cell>
          <table:table-cell table:style-name="ce250" table:formula="of:=COUNTIF([.C11:.S11];&quot;52&quot;)+COUNTIF([.C11:.S11];&quot;52$&quot;)+COUNTIF([.C11:.S11];&quot;52☻&quot;)" office:value-type="float" office:value="0" calcext:value-type="float">
            <text:p>0</text:p>
          </table:table-cell>
          <table:table-cell table:style-name="ce250" table:formula="of:=COUNTIF([.C11:.S11];&quot;51¶&quot;)" office:value-type="float" office:value="0" calcext:value-type="float">
            <text:p>0</text:p>
          </table:table-cell>
          <table:table-cell table:style-name="ce250" table:formula="of:=COUNTIF([.C11:.S11];&quot;52¶&quot;)" office:value-type="float" office:value="0" calcext:value-type="float">
            <text:p>0</text:p>
          </table:table-cell>
          <table:table-cell table:style-name="ce250" table:formula="of:=COUNTIF([.C11:.S11];&quot;U&quot;)+COUNTIF([.C11:.S11];&quot;U☻&quot;)+COUNTIF([.C11:.S11];&quot;U☺&quot;)" office:value-type="float" office:value="0" calcext:value-type="float">
            <text:p>0</text:p>
          </table:table-cell>
          <table:table-cell table:style-name="ce250" table:formula="of:=COUNTIF([.C11:.S11];&quot;KVIT&quot;)+COUNTIF([.C11:.S11];&quot;KVIT☻&quot;)+COUNTIF([.C11:.S11];&quot;kvit$&quot;)" office:value-type="float" office:value="0" calcext:value-type="float">
            <text:p>0</text:p>
          </table:table-cell>
          <table:table-cell table:style-name="ce255" table:formula="of:=COUNTBLANK([.C11:.S11])-3" office:value-type="float" office:value="14" calcext:value-type="float">
            <text:p>14</text:p>
          </table:table-cell>
          <table:table-cell table:style-name="ce258" table:formula="of:=COUNTIF([.C11:.S11];&quot;x&quot;)" office:value-type="float" office:value="0" calcext:value-type="float">
            <text:p>0</text:p>
          </table:table-cell>
          <table:table-cell table:style-name="ce259" table:formula="of:=COUNTIF([.C11:.S11];&quot;51&quot;)+COUNTIF([.C11:.S11];&quot;51☻&quot;)+COUNTIF([.C11:.S11];&quot;2&quot;)+COUNTIF([.C11:.S11];&quot;52&quot;)+COUNTIF([.C11:.S11];&quot;52☻&quot;)+COUNTIF([.C11:.S11];&quot;51$&quot;)+COUNTIF([.C11:.S11];&quot;52$&quot;)" office:value-type="float" office:value="0" calcext:value-type="float">
            <text:p>0</text:p>
          </table:table-cell>
          <table:table-cell table:style-name="ce89" table:formula="of:=[Vzorci_vnosov.$A$11]" office:value-type="string" office:string-value="X" calcext:value-type="string">
            <text:p>X</text:p>
          </table:table-cell>
          <table:table-cell table:style-name="ce49" table:formula="of:=RIGHT([.C11];1)">
            <text:p/>
          </table:table-cell>
          <table:table-cell table:style-name="ce49" table:formula="of:=RIGHT([.D11];1)">
            <text:p/>
          </table:table-cell>
          <table:table-cell table:style-name="ce49" table:formula="of:=RIGHT([.E11];1)">
            <text:p/>
          </table:table-cell>
          <table:table-cell table:style-name="ce49" table:formula="of:=RIGHT([.F11];1)">
            <text:p/>
          </table:table-cell>
          <table:table-cell table:style-name="ce49" table:formula="of:=RIGHT([.G11];1)">
            <text:p/>
          </table:table-cell>
          <table:table-cell table:style-name="ce49" table:formula="of:=RIGHT([.H11];1)">
            <text:p/>
          </table:table-cell>
          <table:table-cell table:style-name="ce49" table:formula="of:=RIGHT([.I11];1)">
            <text:p/>
          </table:table-cell>
          <table:table-cell table:style-name="ce49" table:formula="of:=RIGHT([.J11];1)">
            <text:p/>
          </table:table-cell>
          <table:table-cell table:style-name="ce49" table:formula="of:=RIGHT([.K11];1)">
            <text:p/>
          </table:table-cell>
          <table:table-cell table:style-name="ce49" table:formula="of:=RIGHT([.L11];1)">
            <text:p/>
          </table:table-cell>
          <table:table-cell table:style-name="ce49" table:formula="of:=RIGHT([.M11];1)">
            <text:p/>
          </table:table-cell>
          <table:table-cell table:style-name="ce49" table:formula="of:=RIGHT([.N1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1];1)">
            <text:p/>
          </table:table-cell>
          <table:table-cell table:style-name="ce49" table:formula="of:=RIGHT([.P11];1)">
            <text:p/>
          </table:table-cell>
          <table:table-cell table:style-name="ce49" table:formula="of:=RIGHT([.Q11];1)">
            <text:p/>
          </table:table-cell>
          <table:table-cell table:style-name="ce49" table:formula="of:=RIGHT([.R11];1)">
            <text:p/>
          </table:table-cell>
          <table:table-cell table:style-name="ce49" table:formula="of:=RIGHT([.S11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11" calcext:value-type="date">
            <text:p>11/ jul</text:p>
          </table:table-cell>
          <table:table-cell table:style-name="ce227" table:formula="of:=TEXT([.A12];&quot;Ddd&quot;)" office:value-type="string" office:string-value="ned" calcext:value-type="string">
            <text:p>ned</text:p>
          </table:table-cell>
          <table:table-cell table:style-name="ce233" table:number-columns-repeated="18"/>
          <table:table-cell table:style-name="ce235"/>
          <table:table-cell table:style-name="ce250" table:formula="of:=COUNTIF([.AH12:.AY12];&quot;☻&quot;)" office:value-type="float" office:value="0" calcext:value-type="float">
            <text:p>0</text:p>
          </table:table-cell>
          <table:table-cell table:style-name="ce250" table:formula="of:=COUNTIF([.AH12:.AY12];&quot;☺&quot;)" office:value-type="float" office:value="0" calcext:value-type="float">
            <text:p>0</text:p>
          </table:table-cell>
          <table:table-cell table:style-name="ce250" table:formula="of:=COUNTIF([.C12:.S12];&quot;51&quot;)+COUNTIF([.C12:.S12];&quot;51$&quot;)+COUNTIF([.C12:.S12];&quot;51☻&quot;)" office:value-type="float" office:value="0" calcext:value-type="float">
            <text:p>0</text:p>
          </table:table-cell>
          <table:table-cell table:style-name="ce250" table:formula="of:=COUNTIF([.C12:.S12];&quot;52&quot;)+COUNTIF([.C12:.S12];&quot;52$&quot;)+COUNTIF([.C12:.S12];&quot;52☻&quot;)" office:value-type="float" office:value="0" calcext:value-type="float">
            <text:p>0</text:p>
          </table:table-cell>
          <table:table-cell table:style-name="ce250" table:formula="of:=COUNTIF([.C12:.S12];&quot;51¶&quot;)" office:value-type="float" office:value="0" calcext:value-type="float">
            <text:p>0</text:p>
          </table:table-cell>
          <table:table-cell table:style-name="ce250" table:formula="of:=COUNTIF([.C12:.S12];&quot;52¶&quot;)" office:value-type="float" office:value="0" calcext:value-type="float">
            <text:p>0</text:p>
          </table:table-cell>
          <table:table-cell table:style-name="ce250" table:formula="of:=COUNTIF([.C12:.S12];&quot;U&quot;)+COUNTIF([.C12:.S12];&quot;U☻&quot;)+COUNTIF([.C12:.S12];&quot;U☺&quot;)" office:value-type="float" office:value="0" calcext:value-type="float">
            <text:p>0</text:p>
          </table:table-cell>
          <table:table-cell table:style-name="ce250" table:formula="of:=COUNTIF([.C12:.S12];&quot;KVIT&quot;)+COUNTIF([.C12:.S12];&quot;KVIT☻&quot;)+COUNTIF([.C12:.S12];&quot;kvit$&quot;)" office:value-type="float" office:value="0" calcext:value-type="float">
            <text:p>0</text:p>
          </table:table-cell>
          <table:table-cell table:style-name="ce255" table:formula="of:=COUNTBLANK([.C12:.S12])-3" office:value-type="float" office:value="14" calcext:value-type="float">
            <text:p>14</text:p>
          </table:table-cell>
          <table:table-cell table:style-name="ce258" table:formula="of:=COUNTIF([.C12:.S12];&quot;x&quot;)" office:value-type="float" office:value="0" calcext:value-type="float">
            <text:p>0</text:p>
          </table:table-cell>
          <table:table-cell table:style-name="ce259" table:formula="of:=COUNTIF([.C12:.S12];&quot;51&quot;)+COUNTIF([.C12:.S12];&quot;51☻&quot;)+COUNTIF([.C12:.S12];&quot;2&quot;)+COUNTIF([.C12:.S12];&quot;52&quot;)+COUNTIF([.C12:.S12];&quot;52☻&quot;)+COUNTIF([.C12:.S12];&quot;51$&quot;)+COUNTIF([.C12:.S12];&quot;52$&quot;)" office:value-type="float" office:value="0" calcext:value-type="float">
            <text:p>0</text:p>
          </table:table-cell>
          <table:table-cell table:style-name="ce87" table:formula="of:=[Vzorci_vnosov.$A$12]" office:value-type="string" office:string-value="D" calcext:value-type="string">
            <text:p>D</text:p>
          </table:table-cell>
          <table:table-cell table:style-name="ce49" table:formula="of:=RIGHT([.C12];1)">
            <text:p/>
          </table:table-cell>
          <table:table-cell table:style-name="ce49" table:formula="of:=RIGHT([.D12];1)">
            <text:p/>
          </table:table-cell>
          <table:table-cell table:style-name="ce49" table:formula="of:=RIGHT([.E12];1)">
            <text:p/>
          </table:table-cell>
          <table:table-cell table:style-name="ce49" table:formula="of:=RIGHT([.F12];1)">
            <text:p/>
          </table:table-cell>
          <table:table-cell table:style-name="ce49" table:formula="of:=RIGHT([.G12];1)">
            <text:p/>
          </table:table-cell>
          <table:table-cell table:style-name="ce49" table:formula="of:=RIGHT([.H12];1)">
            <text:p/>
          </table:table-cell>
          <table:table-cell table:style-name="ce49" table:formula="of:=RIGHT([.I12];1)">
            <text:p/>
          </table:table-cell>
          <table:table-cell table:style-name="ce49" table:formula="of:=RIGHT([.J12];1)">
            <text:p/>
          </table:table-cell>
          <table:table-cell table:style-name="ce49" table:formula="of:=RIGHT([.K12];1)">
            <text:p/>
          </table:table-cell>
          <table:table-cell table:style-name="ce49" table:formula="of:=RIGHT([.L12];1)">
            <text:p/>
          </table:table-cell>
          <table:table-cell table:style-name="ce49" table:formula="of:=RIGHT([.M12];1)">
            <text:p/>
          </table:table-cell>
          <table:table-cell table:style-name="ce49" table:formula="of:=RIGHT([.N1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2];1)">
            <text:p/>
          </table:table-cell>
          <table:table-cell table:style-name="ce49" table:formula="of:=RIGHT([.P12];1)">
            <text:p/>
          </table:table-cell>
          <table:table-cell table:style-name="ce49" table:formula="of:=RIGHT([.Q12];1)">
            <text:p/>
          </table:table-cell>
          <table:table-cell table:style-name="ce49" table:formula="of:=RIGHT([.R12];1)">
            <text:p/>
          </table:table-cell>
          <table:table-cell table:style-name="ce49" table:formula="of:=RIGHT([.S12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12" calcext:value-type="date">
            <text:p>12/ jul</text:p>
          </table:table-cell>
          <table:table-cell table:style-name="ce227" table:formula="of:=TEXT([.A13];&quot;Ddd&quot;)" office:value-type="string" office:string-value="pon" calcext:value-type="string">
            <text:p>pon</text:p>
          </table:table-cell>
          <table:table-cell table:style-name="ce233" table:number-columns-repeated="18"/>
          <table:table-cell table:style-name="ce235"/>
          <table:table-cell table:style-name="ce250" table:formula="of:=COUNTIF([.AH13:.AY13];&quot;☻&quot;)" office:value-type="float" office:value="0" calcext:value-type="float">
            <text:p>0</text:p>
          </table:table-cell>
          <table:table-cell table:style-name="ce250" table:formula="of:=COUNTIF([.AH13:.AY13];&quot;☺&quot;)" office:value-type="float" office:value="0" calcext:value-type="float">
            <text:p>0</text:p>
          </table:table-cell>
          <table:table-cell table:style-name="ce250" table:formula="of:=COUNTIF([.C13:.S13];&quot;51&quot;)+COUNTIF([.C13:.S13];&quot;51$&quot;)+COUNTIF([.C13:.S13];&quot;51☻&quot;)" office:value-type="float" office:value="0" calcext:value-type="float">
            <text:p>0</text:p>
          </table:table-cell>
          <table:table-cell table:style-name="ce250" table:formula="of:=COUNTIF([.C13:.S13];&quot;52&quot;)+COUNTIF([.C13:.S13];&quot;52$&quot;)+COUNTIF([.C13:.S13];&quot;52☻&quot;)" office:value-type="float" office:value="0" calcext:value-type="float">
            <text:p>0</text:p>
          </table:table-cell>
          <table:table-cell table:style-name="ce250" table:formula="of:=COUNTIF([.C13:.S13];&quot;51¶&quot;)" office:value-type="float" office:value="0" calcext:value-type="float">
            <text:p>0</text:p>
          </table:table-cell>
          <table:table-cell table:style-name="ce250" table:formula="of:=COUNTIF([.C13:.S13];&quot;52¶&quot;)" office:value-type="float" office:value="0" calcext:value-type="float">
            <text:p>0</text:p>
          </table:table-cell>
          <table:table-cell table:style-name="ce250" table:formula="of:=COUNTIF([.C13:.S13];&quot;U&quot;)+COUNTIF([.C13:.S13];&quot;U☻&quot;)+COUNTIF([.C13:.S13];&quot;U☺&quot;)" office:value-type="float" office:value="0" calcext:value-type="float">
            <text:p>0</text:p>
          </table:table-cell>
          <table:table-cell table:style-name="ce250" table:formula="of:=COUNTIF([.C13:.S13];&quot;KVIT&quot;)+COUNTIF([.C13:.S13];&quot;KVIT☻&quot;)+COUNTIF([.C13:.S13];&quot;kvit$&quot;)" office:value-type="float" office:value="0" calcext:value-type="float">
            <text:p>0</text:p>
          </table:table-cell>
          <table:table-cell table:style-name="ce255" table:formula="of:=COUNTBLANK([.C13:.S13])-3" office:value-type="float" office:value="14" calcext:value-type="float">
            <text:p>14</text:p>
          </table:table-cell>
          <table:table-cell table:style-name="ce258" table:formula="of:=COUNTIF([.C13:.S13];&quot;x&quot;)" office:value-type="float" office:value="0" calcext:value-type="float">
            <text:p>0</text:p>
          </table:table-cell>
          <table:table-cell table:style-name="ce259" table:formula="of:=COUNTIF([.C13:.S13];&quot;51&quot;)+COUNTIF([.C13:.S13];&quot;51☻&quot;)+COUNTIF([.C13:.S13];&quot;2&quot;)+COUNTIF([.C13:.S13];&quot;52&quot;)+COUNTIF([.C13:.S13];&quot;52☻&quot;)+COUNTIF([.C13:.S13];&quot;51$&quot;)+COUNTIF([.C13:.S13];&quot;52$&quot;)" office:value-type="float" office:value="0" calcext:value-type="float">
            <text:p>0</text:p>
          </table:table-cell>
          <table:table-cell table:style-name="ce87" table:formula="of:=[Vzorci_vnosov.$A$13]" office:value-type="string" office:string-value="BOL" calcext:value-type="string">
            <text:p>BOL</text:p>
          </table:table-cell>
          <table:table-cell table:style-name="ce49" table:formula="of:=RIGHT([.C13];1)">
            <text:p/>
          </table:table-cell>
          <table:table-cell table:style-name="ce49" table:formula="of:=RIGHT([.D13];1)">
            <text:p/>
          </table:table-cell>
          <table:table-cell table:style-name="ce49" table:formula="of:=RIGHT([.E13];1)">
            <text:p/>
          </table:table-cell>
          <table:table-cell table:style-name="ce49" table:formula="of:=RIGHT([.F13];1)">
            <text:p/>
          </table:table-cell>
          <table:table-cell table:style-name="ce49" table:formula="of:=RIGHT([.G13];1)">
            <text:p/>
          </table:table-cell>
          <table:table-cell table:style-name="ce49" table:formula="of:=RIGHT([.H13];1)">
            <text:p/>
          </table:table-cell>
          <table:table-cell table:style-name="ce49" table:formula="of:=RIGHT([.I13];1)">
            <text:p/>
          </table:table-cell>
          <table:table-cell table:style-name="ce49" table:formula="of:=RIGHT([.J13];1)">
            <text:p/>
          </table:table-cell>
          <table:table-cell table:style-name="ce49" table:formula="of:=RIGHT([.K13];1)">
            <text:p/>
          </table:table-cell>
          <table:table-cell table:style-name="ce49" table:formula="of:=RIGHT([.L13];1)">
            <text:p/>
          </table:table-cell>
          <table:table-cell table:style-name="ce49" table:formula="of:=RIGHT([.M13];1)">
            <text:p/>
          </table:table-cell>
          <table:table-cell table:style-name="ce49" table:formula="of:=RIGHT([.N1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3];1)">
            <text:p/>
          </table:table-cell>
          <table:table-cell table:style-name="ce49" table:formula="of:=RIGHT([.P13];1)">
            <text:p/>
          </table:table-cell>
          <table:table-cell table:style-name="ce49" table:formula="of:=RIGHT([.Q13];1)">
            <text:p/>
          </table:table-cell>
          <table:table-cell table:style-name="ce49" table:formula="of:=RIGHT([.R13];1)">
            <text:p/>
          </table:table-cell>
          <table:table-cell table:style-name="ce49" table:formula="of:=RIGHT([.S13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13" calcext:value-type="date">
            <text:p>13/ jul</text:p>
          </table:table-cell>
          <table:table-cell table:style-name="ce227" table:formula="of:=TEXT([.A14];&quot;Ddd&quot;)" office:value-type="string" office:string-value="tor" calcext:value-type="string">
            <text:p>tor</text:p>
          </table:table-cell>
          <table:table-cell table:style-name="ce233" table:number-columns-repeated="18"/>
          <table:table-cell table:style-name="ce235"/>
          <table:table-cell table:style-name="ce250" table:formula="of:=COUNTIF([.AH14:.AY14];&quot;☻&quot;)" office:value-type="float" office:value="0" calcext:value-type="float">
            <text:p>0</text:p>
          </table:table-cell>
          <table:table-cell table:style-name="ce250" table:formula="of:=COUNTIF([.AH14:.AY14];&quot;☺&quot;)" office:value-type="float" office:value="0" calcext:value-type="float">
            <text:p>0</text:p>
          </table:table-cell>
          <table:table-cell table:style-name="ce250" table:formula="of:=COUNTIF([.C14:.S14];&quot;51&quot;)+COUNTIF([.C14:.S14];&quot;51$&quot;)+COUNTIF([.C14:.S14];&quot;51☻&quot;)" office:value-type="float" office:value="0" calcext:value-type="float">
            <text:p>0</text:p>
          </table:table-cell>
          <table:table-cell table:style-name="ce250" table:formula="of:=COUNTIF([.C14:.S14];&quot;52&quot;)+COUNTIF([.C14:.S14];&quot;52$&quot;)+COUNTIF([.C14:.S14];&quot;52☻&quot;)" office:value-type="float" office:value="0" calcext:value-type="float">
            <text:p>0</text:p>
          </table:table-cell>
          <table:table-cell table:style-name="ce250" table:formula="of:=COUNTIF([.C14:.S14];&quot;51¶&quot;)" office:value-type="float" office:value="0" calcext:value-type="float">
            <text:p>0</text:p>
          </table:table-cell>
          <table:table-cell table:style-name="ce250" table:formula="of:=COUNTIF([.C14:.S14];&quot;52¶&quot;)" office:value-type="float" office:value="0" calcext:value-type="float">
            <text:p>0</text:p>
          </table:table-cell>
          <table:table-cell table:style-name="ce250" table:formula="of:=COUNTIF([.C14:.S14];&quot;U&quot;)+COUNTIF([.C14:.S14];&quot;U☻&quot;)+COUNTIF([.C14:.S14];&quot;U☺&quot;)" office:value-type="float" office:value="0" calcext:value-type="float">
            <text:p>0</text:p>
          </table:table-cell>
          <table:table-cell table:style-name="ce250" table:formula="of:=COUNTIF([.C14:.S14];&quot;KVIT&quot;)+COUNTIF([.C14:.S14];&quot;KVIT☻&quot;)+COUNTIF([.C14:.S14];&quot;kvit$&quot;)" office:value-type="float" office:value="0" calcext:value-type="float">
            <text:p>0</text:p>
          </table:table-cell>
          <table:table-cell table:style-name="ce255" table:formula="of:=COUNTBLANK([.C14:.S14])-3" office:value-type="float" office:value="14" calcext:value-type="float">
            <text:p>14</text:p>
          </table:table-cell>
          <table:table-cell table:style-name="ce258" table:formula="of:=COUNTIF([.C14:.S14];&quot;x&quot;)" office:value-type="float" office:value="0" calcext:value-type="float">
            <text:p>0</text:p>
          </table:table-cell>
          <table:table-cell table:style-name="ce259" table:formula="of:=COUNTIF([.C14:.S14];&quot;51&quot;)+COUNTIF([.C14:.S14];&quot;51☻&quot;)+COUNTIF([.C14:.S14];&quot;2&quot;)+COUNTIF([.C14:.S14];&quot;52&quot;)+COUNTIF([.C14:.S14];&quot;52☻&quot;)+COUNTIF([.C14:.S14];&quot;51$&quot;)+COUNTIF([.C14:.S14];&quot;52$&quot;)" office:value-type="float" office:value="0" calcext:value-type="float">
            <text:p>0</text:p>
          </table:table-cell>
          <table:table-cell table:style-name="ce90" table:formula="of:=[Vzorci_vnosov.$A$14]" office:value-type="string" office:string-value="☻" calcext:value-type="string">
            <text:p>☻</text:p>
          </table:table-cell>
          <table:table-cell table:style-name="ce49" table:formula="of:=RIGHT([.C14];1)">
            <text:p/>
          </table:table-cell>
          <table:table-cell table:style-name="ce49" table:formula="of:=RIGHT([.D14];1)">
            <text:p/>
          </table:table-cell>
          <table:table-cell table:style-name="ce49" table:formula="of:=RIGHT([.E14];1)">
            <text:p/>
          </table:table-cell>
          <table:table-cell table:style-name="ce49" table:formula="of:=RIGHT([.F14];1)">
            <text:p/>
          </table:table-cell>
          <table:table-cell table:style-name="ce49" table:formula="of:=RIGHT([.G14];1)">
            <text:p/>
          </table:table-cell>
          <table:table-cell table:style-name="ce49" table:formula="of:=RIGHT([.H14];1)">
            <text:p/>
          </table:table-cell>
          <table:table-cell table:style-name="ce49" table:formula="of:=RIGHT([.I14];1)">
            <text:p/>
          </table:table-cell>
          <table:table-cell table:style-name="ce49" table:formula="of:=RIGHT([.J14];1)">
            <text:p/>
          </table:table-cell>
          <table:table-cell table:style-name="ce49" table:formula="of:=RIGHT([.K14];1)">
            <text:p/>
          </table:table-cell>
          <table:table-cell table:style-name="ce49" table:formula="of:=RIGHT([.L14];1)">
            <text:p/>
          </table:table-cell>
          <table:table-cell table:style-name="ce49" table:formula="of:=RIGHT([.M14];1)">
            <text:p/>
          </table:table-cell>
          <table:table-cell table:style-name="ce49" table:formula="of:=RIGHT([.N1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4];1)">
            <text:p/>
          </table:table-cell>
          <table:table-cell table:style-name="ce49" table:formula="of:=RIGHT([.P14];1)">
            <text:p/>
          </table:table-cell>
          <table:table-cell table:style-name="ce49" table:formula="of:=RIGHT([.Q14];1)">
            <text:p/>
          </table:table-cell>
          <table:table-cell table:style-name="ce49" table:formula="of:=RIGHT([.R14];1)">
            <text:p/>
          </table:table-cell>
          <table:table-cell table:style-name="ce49" table:formula="of:=RIGHT([.S14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14" calcext:value-type="date">
            <text:p>14/ jul</text:p>
          </table:table-cell>
          <table:table-cell table:style-name="ce227" table:formula="of:=TEXT([.A15];&quot;Ddd&quot;)" office:value-type="string" office:string-value="sre" calcext:value-type="string">
            <text:p>sre</text:p>
          </table:table-cell>
          <table:table-cell table:style-name="ce233" table:number-columns-repeated="18"/>
          <table:table-cell table:style-name="ce235"/>
          <table:table-cell table:style-name="ce250" table:formula="of:=COUNTIF([.AH15:.AY15];&quot;☻&quot;)" office:value-type="float" office:value="0" calcext:value-type="float">
            <text:p>0</text:p>
          </table:table-cell>
          <table:table-cell table:style-name="ce250" table:formula="of:=COUNTIF([.AH15:.AY15];&quot;☺&quot;)" office:value-type="float" office:value="0" calcext:value-type="float">
            <text:p>0</text:p>
          </table:table-cell>
          <table:table-cell table:style-name="ce250" table:formula="of:=COUNTIF([.C15:.S15];&quot;51&quot;)+COUNTIF([.C15:.S15];&quot;51$&quot;)+COUNTIF([.C15:.S15];&quot;51☻&quot;)" office:value-type="float" office:value="0" calcext:value-type="float">
            <text:p>0</text:p>
          </table:table-cell>
          <table:table-cell table:style-name="ce250" table:formula="of:=COUNTIF([.C15:.S15];&quot;52&quot;)+COUNTIF([.C15:.S15];&quot;52$&quot;)+COUNTIF([.C15:.S15];&quot;52☻&quot;)" office:value-type="float" office:value="0" calcext:value-type="float">
            <text:p>0</text:p>
          </table:table-cell>
          <table:table-cell table:style-name="ce250" table:formula="of:=COUNTIF([.C15:.S15];&quot;51¶&quot;)" office:value-type="float" office:value="0" calcext:value-type="float">
            <text:p>0</text:p>
          </table:table-cell>
          <table:table-cell table:style-name="ce250" table:formula="of:=COUNTIF([.C15:.S15];&quot;52¶&quot;)" office:value-type="float" office:value="0" calcext:value-type="float">
            <text:p>0</text:p>
          </table:table-cell>
          <table:table-cell table:style-name="ce250" table:formula="of:=COUNTIF([.C15:.S15];&quot;U&quot;)+COUNTIF([.C15:.S15];&quot;U☻&quot;)+COUNTIF([.C15:.S15];&quot;U☺&quot;)" office:value-type="float" office:value="0" calcext:value-type="float">
            <text:p>0</text:p>
          </table:table-cell>
          <table:table-cell table:style-name="ce250" table:formula="of:=COUNTIF([.C15:.S15];&quot;KVIT&quot;)+COUNTIF([.C15:.S15];&quot;KVIT☻&quot;)+COUNTIF([.C15:.S15];&quot;kvit$&quot;)" office:value-type="float" office:value="0" calcext:value-type="float">
            <text:p>0</text:p>
          </table:table-cell>
          <table:table-cell table:style-name="ce255" table:formula="of:=COUNTBLANK([.C15:.S15])-3" office:value-type="float" office:value="14" calcext:value-type="float">
            <text:p>14</text:p>
          </table:table-cell>
          <table:table-cell table:style-name="ce258" table:formula="of:=COUNTIF([.C15:.S15];&quot;x&quot;)" office:value-type="float" office:value="0" calcext:value-type="float">
            <text:p>0</text:p>
          </table:table-cell>
          <table:table-cell table:style-name="ce259" table:formula="of:=COUNTIF([.C15:.S15];&quot;51&quot;)+COUNTIF([.C15:.S15];&quot;51☻&quot;)+COUNTIF([.C15:.S15];&quot;2&quot;)+COUNTIF([.C15:.S15];&quot;52&quot;)+COUNTIF([.C15:.S15];&quot;52☻&quot;)+COUNTIF([.C15:.S15];&quot;51$&quot;)+COUNTIF([.C15:.S15];&quot;52$&quot;)" office:value-type="float" office:value="0" calcext:value-type="float">
            <text:p>0</text:p>
          </table:table-cell>
          <table:table-cell table:style-name="ce87" table:formula="of:=[Vzorci_vnosov.$A$15]" office:value-type="string" office:string-value="SO" calcext:value-type="string">
            <text:p>SO</text:p>
          </table:table-cell>
          <table:table-cell table:style-name="ce49" table:formula="of:=RIGHT([.C15];1)">
            <text:p/>
          </table:table-cell>
          <table:table-cell table:style-name="ce49" table:formula="of:=RIGHT([.D15];1)">
            <text:p/>
          </table:table-cell>
          <table:table-cell table:style-name="ce49" table:formula="of:=RIGHT([.E15];1)">
            <text:p/>
          </table:table-cell>
          <table:table-cell table:style-name="ce49" table:formula="of:=RIGHT([.F15];1)">
            <text:p/>
          </table:table-cell>
          <table:table-cell table:style-name="ce49" table:formula="of:=RIGHT([.G15];1)">
            <text:p/>
          </table:table-cell>
          <table:table-cell table:style-name="ce49" table:formula="of:=RIGHT([.H15];1)">
            <text:p/>
          </table:table-cell>
          <table:table-cell table:style-name="ce49" table:formula="of:=RIGHT([.I15];1)">
            <text:p/>
          </table:table-cell>
          <table:table-cell table:style-name="ce49" table:formula="of:=RIGHT([.J15];1)">
            <text:p/>
          </table:table-cell>
          <table:table-cell table:style-name="ce49" table:formula="of:=RIGHT([.K15];1)">
            <text:p/>
          </table:table-cell>
          <table:table-cell table:style-name="ce49" table:formula="of:=RIGHT([.L15];1)">
            <text:p/>
          </table:table-cell>
          <table:table-cell table:style-name="ce49" table:formula="of:=RIGHT([.M15];1)">
            <text:p/>
          </table:table-cell>
          <table:table-cell table:style-name="ce49" table:formula="of:=RIGHT([.N1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5];1)">
            <text:p/>
          </table:table-cell>
          <table:table-cell table:style-name="ce49" table:formula="of:=RIGHT([.P15];1)">
            <text:p/>
          </table:table-cell>
          <table:table-cell table:style-name="ce49" table:formula="of:=RIGHT([.Q15];1)">
            <text:p/>
          </table:table-cell>
          <table:table-cell table:style-name="ce49" table:formula="of:=RIGHT([.R15];1)">
            <text:p/>
          </table:table-cell>
          <table:table-cell table:style-name="ce49" table:formula="of:=RIGHT([.S15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15" calcext:value-type="date">
            <text:p>15/ jul</text:p>
          </table:table-cell>
          <table:table-cell table:style-name="ce227" table:formula="of:=TEXT([.A16];&quot;Ddd&quot;)" office:value-type="string" office:string-value="čet" calcext:value-type="string">
            <text:p>čet</text:p>
          </table:table-cell>
          <table:table-cell table:style-name="ce233" table:number-columns-repeated="18"/>
          <table:table-cell table:style-name="ce235"/>
          <table:table-cell table:style-name="ce250" table:formula="of:=COUNTIF([.AH16:.AY16];&quot;☻&quot;)" office:value-type="float" office:value="0" calcext:value-type="float">
            <text:p>0</text:p>
          </table:table-cell>
          <table:table-cell table:style-name="ce250" table:formula="of:=COUNTIF([.AH16:.AY16];&quot;☺&quot;)" office:value-type="float" office:value="0" calcext:value-type="float">
            <text:p>0</text:p>
          </table:table-cell>
          <table:table-cell table:style-name="ce250" table:formula="of:=COUNTIF([.C16:.S16];&quot;51&quot;)+COUNTIF([.C16:.S16];&quot;51$&quot;)+COUNTIF([.C16:.S16];&quot;51☻&quot;)" office:value-type="float" office:value="0" calcext:value-type="float">
            <text:p>0</text:p>
          </table:table-cell>
          <table:table-cell table:style-name="ce250" table:formula="of:=COUNTIF([.C16:.S16];&quot;52&quot;)+COUNTIF([.C16:.S16];&quot;52$&quot;)+COUNTIF([.C16:.S16];&quot;52☻&quot;)" office:value-type="float" office:value="0" calcext:value-type="float">
            <text:p>0</text:p>
          </table:table-cell>
          <table:table-cell table:style-name="ce250" table:formula="of:=COUNTIF([.C16:.S16];&quot;51¶&quot;)" office:value-type="float" office:value="0" calcext:value-type="float">
            <text:p>0</text:p>
          </table:table-cell>
          <table:table-cell table:style-name="ce250" table:formula="of:=COUNTIF([.C16:.S16];&quot;52¶&quot;)" office:value-type="float" office:value="0" calcext:value-type="float">
            <text:p>0</text:p>
          </table:table-cell>
          <table:table-cell table:style-name="ce250" table:formula="of:=COUNTIF([.C16:.S16];&quot;U&quot;)+COUNTIF([.C16:.S16];&quot;U☻&quot;)+COUNTIF([.C16:.S16];&quot;U☺&quot;)" office:value-type="float" office:value="0" calcext:value-type="float">
            <text:p>0</text:p>
          </table:table-cell>
          <table:table-cell table:style-name="ce250" table:formula="of:=COUNTIF([.C16:.S16];&quot;KVIT&quot;)+COUNTIF([.C16:.S16];&quot;KVIT☻&quot;)+COUNTIF([.C16:.S16];&quot;kvit$&quot;)" office:value-type="float" office:value="0" calcext:value-type="float">
            <text:p>0</text:p>
          </table:table-cell>
          <table:table-cell table:style-name="ce255" table:formula="of:=COUNTBLANK([.C16:.S16])-3" office:value-type="float" office:value="14" calcext:value-type="float">
            <text:p>14</text:p>
          </table:table-cell>
          <table:table-cell table:style-name="ce258" table:formula="of:=COUNTIF([.C16:.S16];&quot;x&quot;)" office:value-type="float" office:value="0" calcext:value-type="float">
            <text:p>0</text:p>
          </table:table-cell>
          <table:table-cell table:style-name="ce259" table:formula="of:=COUNTIF([.C16:.S16];&quot;51&quot;)+COUNTIF([.C16:.S16];&quot;51☻&quot;)+COUNTIF([.C16:.S16];&quot;2&quot;)+COUNTIF([.C16:.S16];&quot;52&quot;)+COUNTIF([.C16:.S16];&quot;52☻&quot;)+COUNTIF([.C16:.S16];&quot;51$&quot;)+COUNTIF([.C16:.S16];&quot;52$&quot;)" office:value-type="float" office:value="0" calcext:value-type="float">
            <text:p>0</text:p>
          </table:table-cell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49" table:formula="of:=RIGHT([.C16];1)">
            <text:p/>
          </table:table-cell>
          <table:table-cell table:style-name="ce49" table:formula="of:=RIGHT([.D16];1)">
            <text:p/>
          </table:table-cell>
          <table:table-cell table:style-name="ce49" table:formula="of:=RIGHT([.E16];1)">
            <text:p/>
          </table:table-cell>
          <table:table-cell table:style-name="ce49" table:formula="of:=RIGHT([.F16];1)">
            <text:p/>
          </table:table-cell>
          <table:table-cell table:style-name="ce49" table:formula="of:=RIGHT([.G16];1)">
            <text:p/>
          </table:table-cell>
          <table:table-cell table:style-name="ce49" table:formula="of:=RIGHT([.H16];1)">
            <text:p/>
          </table:table-cell>
          <table:table-cell table:style-name="ce49" table:formula="of:=RIGHT([.I16];1)">
            <text:p/>
          </table:table-cell>
          <table:table-cell table:style-name="ce49" table:formula="of:=RIGHT([.J16];1)">
            <text:p/>
          </table:table-cell>
          <table:table-cell table:style-name="ce49" table:formula="of:=RIGHT([.K16];1)">
            <text:p/>
          </table:table-cell>
          <table:table-cell table:style-name="ce49" table:formula="of:=RIGHT([.L16];1)">
            <text:p/>
          </table:table-cell>
          <table:table-cell table:style-name="ce49" table:formula="of:=RIGHT([.M16];1)">
            <text:p/>
          </table:table-cell>
          <table:table-cell table:style-name="ce49" table:formula="of:=RIGHT([.N1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6];1)">
            <text:p/>
          </table:table-cell>
          <table:table-cell table:style-name="ce49" table:formula="of:=RIGHT([.P16];1)">
            <text:p/>
          </table:table-cell>
          <table:table-cell table:style-name="ce49" table:formula="of:=RIGHT([.Q16];1)">
            <text:p/>
          </table:table-cell>
          <table:table-cell table:style-name="ce49" table:formula="of:=RIGHT([.R16];1)">
            <text:p/>
          </table:table-cell>
          <table:table-cell table:style-name="ce49" table:formula="of:=RIGHT([.S16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16" calcext:value-type="date">
            <text:p>16/ jul</text:p>
          </table:table-cell>
          <table:table-cell table:style-name="ce227" table:formula="of:=TEXT([.A17];&quot;Ddd&quot;)" office:value-type="string" office:string-value="pet" calcext:value-type="string">
            <text:p>pet</text:p>
          </table:table-cell>
          <table:table-cell table:style-name="ce233" table:number-columns-repeated="18"/>
          <table:table-cell table:style-name="ce235"/>
          <table:table-cell table:style-name="ce250" table:formula="of:=COUNTIF([.AH17:.AY17];&quot;☻&quot;)" office:value-type="float" office:value="0" calcext:value-type="float">
            <text:p>0</text:p>
          </table:table-cell>
          <table:table-cell table:style-name="ce250" table:formula="of:=COUNTIF([.AH17:.AY17];&quot;☺&quot;)" office:value-type="float" office:value="0" calcext:value-type="float">
            <text:p>0</text:p>
          </table:table-cell>
          <table:table-cell table:style-name="ce250" table:formula="of:=COUNTIF([.C17:.S17];&quot;51&quot;)+COUNTIF([.C17:.S17];&quot;51$&quot;)+COUNTIF([.C17:.S17];&quot;51☻&quot;)" office:value-type="float" office:value="0" calcext:value-type="float">
            <text:p>0</text:p>
          </table:table-cell>
          <table:table-cell table:style-name="ce250" table:formula="of:=COUNTIF([.C17:.S17];&quot;52&quot;)+COUNTIF([.C17:.S17];&quot;52$&quot;)+COUNTIF([.C17:.S17];&quot;52☻&quot;)" office:value-type="float" office:value="0" calcext:value-type="float">
            <text:p>0</text:p>
          </table:table-cell>
          <table:table-cell table:style-name="ce250" table:formula="of:=COUNTIF([.C17:.S17];&quot;51¶&quot;)" office:value-type="float" office:value="0" calcext:value-type="float">
            <text:p>0</text:p>
          </table:table-cell>
          <table:table-cell table:style-name="ce250" table:formula="of:=COUNTIF([.C17:.S17];&quot;52¶&quot;)" office:value-type="float" office:value="0" calcext:value-type="float">
            <text:p>0</text:p>
          </table:table-cell>
          <table:table-cell table:style-name="ce250" table:formula="of:=COUNTIF([.C17:.S17];&quot;U&quot;)+COUNTIF([.C17:.S17];&quot;U☻&quot;)+COUNTIF([.C17:.S17];&quot;U☺&quot;)" office:value-type="float" office:value="0" calcext:value-type="float">
            <text:p>0</text:p>
          </table:table-cell>
          <table:table-cell table:style-name="ce250" table:formula="of:=COUNTIF([.C17:.S17];&quot;KVIT&quot;)+COUNTIF([.C17:.S17];&quot;KVIT☻&quot;)+COUNTIF([.C17:.S17];&quot;kvit$&quot;)" office:value-type="float" office:value="0" calcext:value-type="float">
            <text:p>0</text:p>
          </table:table-cell>
          <table:table-cell table:style-name="ce255" table:formula="of:=COUNTBLANK([.C17:.S17])-3" office:value-type="float" office:value="14" calcext:value-type="float">
            <text:p>14</text:p>
          </table:table-cell>
          <table:table-cell table:style-name="ce258" table:formula="of:=COUNTIF([.C17:.S17];&quot;x&quot;)" office:value-type="float" office:value="0" calcext:value-type="float">
            <text:p>0</text:p>
          </table:table-cell>
          <table:table-cell table:style-name="ce259" table:formula="of:=COUNTIF([.C17:.S17];&quot;51&quot;)+COUNTIF([.C17:.S17];&quot;51☻&quot;)+COUNTIF([.C17:.S17];&quot;2&quot;)+COUNTIF([.C17:.S17];&quot;52&quot;)+COUNTIF([.C17:.S17];&quot;52☻&quot;)+COUNTIF([.C17:.S17];&quot;51$&quot;)+COUNTIF([.C17:.S17];&quot;52$&quot;)" office:value-type="float" office:value="0" calcext:value-type="float">
            <text:p>0</text:p>
          </table:table-cell>
          <table:table-cell table:style-name="ce91" table:formula="of:=[Vzorci_vnosov.$A$17]" office:value-type="string" office:string-value="51$" calcext:value-type="string">
            <text:p>51$</text:p>
          </table:table-cell>
          <table:table-cell table:style-name="ce49" table:formula="of:=RIGHT([.C17];1)">
            <text:p/>
          </table:table-cell>
          <table:table-cell table:style-name="ce49" table:formula="of:=RIGHT([.D17];1)">
            <text:p/>
          </table:table-cell>
          <table:table-cell table:style-name="ce49" table:formula="of:=RIGHT([.E17];1)">
            <text:p/>
          </table:table-cell>
          <table:table-cell table:style-name="ce49" table:formula="of:=RIGHT([.F17];1)">
            <text:p/>
          </table:table-cell>
          <table:table-cell table:style-name="ce49" table:formula="of:=RIGHT([.G17];1)">
            <text:p/>
          </table:table-cell>
          <table:table-cell table:style-name="ce49" table:formula="of:=RIGHT([.H17];1)">
            <text:p/>
          </table:table-cell>
          <table:table-cell table:style-name="ce49" table:formula="of:=RIGHT([.I17];1)">
            <text:p/>
          </table:table-cell>
          <table:table-cell table:style-name="ce49" table:formula="of:=RIGHT([.J17];1)">
            <text:p/>
          </table:table-cell>
          <table:table-cell table:style-name="ce49" table:formula="of:=RIGHT([.K17];1)">
            <text:p/>
          </table:table-cell>
          <table:table-cell table:style-name="ce49" table:formula="of:=RIGHT([.L17];1)">
            <text:p/>
          </table:table-cell>
          <table:table-cell table:style-name="ce49" table:formula="of:=RIGHT([.M17];1)">
            <text:p/>
          </table:table-cell>
          <table:table-cell table:style-name="ce49" table:formula="of:=RIGHT([.N1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7];1)">
            <text:p/>
          </table:table-cell>
          <table:table-cell table:style-name="ce49" table:formula="of:=RIGHT([.P17];1)">
            <text:p/>
          </table:table-cell>
          <table:table-cell table:style-name="ce49" table:formula="of:=RIGHT([.Q17];1)">
            <text:p/>
          </table:table-cell>
          <table:table-cell table:style-name="ce49" table:formula="of:=RIGHT([.R17];1)">
            <text:p/>
          </table:table-cell>
          <table:table-cell table:style-name="ce49" table:formula="of:=RIGHT([.S17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17" calcext:value-type="date">
            <text:p>17/ jul</text:p>
          </table:table-cell>
          <table:table-cell table:style-name="ce227" table:formula="of:=TEXT([.A18];&quot;Ddd&quot;)" office:value-type="string" office:string-value="sob" calcext:value-type="string">
            <text:p>sob</text:p>
          </table:table-cell>
          <table:table-cell table:style-name="ce233" table:number-columns-repeated="18"/>
          <table:table-cell table:style-name="ce235"/>
          <table:table-cell table:style-name="ce250" table:formula="of:=COUNTIF([.AH18:.AY18];&quot;☻&quot;)" office:value-type="float" office:value="0" calcext:value-type="float">
            <text:p>0</text:p>
          </table:table-cell>
          <table:table-cell table:style-name="ce250" table:formula="of:=COUNTIF([.AH18:.AY18];&quot;☺&quot;)" office:value-type="float" office:value="0" calcext:value-type="float">
            <text:p>0</text:p>
          </table:table-cell>
          <table:table-cell table:style-name="ce250" table:formula="of:=COUNTIF([.C18:.S18];&quot;51&quot;)+COUNTIF([.C18:.S18];&quot;51$&quot;)+COUNTIF([.C18:.S18];&quot;51☻&quot;)" office:value-type="float" office:value="0" calcext:value-type="float">
            <text:p>0</text:p>
          </table:table-cell>
          <table:table-cell table:style-name="ce250" table:formula="of:=COUNTIF([.C18:.S18];&quot;52&quot;)+COUNTIF([.C18:.S18];&quot;52$&quot;)+COUNTIF([.C18:.S18];&quot;52☻&quot;)" office:value-type="float" office:value="0" calcext:value-type="float">
            <text:p>0</text:p>
          </table:table-cell>
          <table:table-cell table:style-name="ce250" table:formula="of:=COUNTIF([.C18:.S18];&quot;51¶&quot;)" office:value-type="float" office:value="0" calcext:value-type="float">
            <text:p>0</text:p>
          </table:table-cell>
          <table:table-cell table:style-name="ce250" table:formula="of:=COUNTIF([.C18:.S18];&quot;52¶&quot;)" office:value-type="float" office:value="0" calcext:value-type="float">
            <text:p>0</text:p>
          </table:table-cell>
          <table:table-cell table:style-name="ce250" table:formula="of:=COUNTIF([.C18:.S18];&quot;U&quot;)+COUNTIF([.C18:.S18];&quot;U☻&quot;)+COUNTIF([.C18:.S18];&quot;U☺&quot;)" office:value-type="float" office:value="0" calcext:value-type="float">
            <text:p>0</text:p>
          </table:table-cell>
          <table:table-cell table:style-name="ce250" table:formula="of:=COUNTIF([.C18:.S18];&quot;KVIT&quot;)+COUNTIF([.C18:.S18];&quot;KVIT☻&quot;)+COUNTIF([.C18:.S18];&quot;kvit$&quot;)" office:value-type="float" office:value="0" calcext:value-type="float">
            <text:p>0</text:p>
          </table:table-cell>
          <table:table-cell table:style-name="ce255" table:formula="of:=COUNTBLANK([.C18:.S18])-3" office:value-type="float" office:value="14" calcext:value-type="float">
            <text:p>14</text:p>
          </table:table-cell>
          <table:table-cell table:style-name="ce258" table:formula="of:=COUNTIF([.C18:.S18];&quot;x&quot;)" office:value-type="float" office:value="0" calcext:value-type="float">
            <text:p>0</text:p>
          </table:table-cell>
          <table:table-cell table:style-name="ce259" table:formula="of:=COUNTIF([.C18:.S18];&quot;51&quot;)+COUNTIF([.C18:.S18];&quot;51☻&quot;)+COUNTIF([.C18:.S18];&quot;2&quot;)+COUNTIF([.C18:.S18];&quot;52&quot;)+COUNTIF([.C18:.S18];&quot;52☻&quot;)+COUNTIF([.C18:.S18];&quot;51$&quot;)+COUNTIF([.C18:.S18];&quot;52$&quot;)" office:value-type="float" office:value="0" calcext:value-type="float">
            <text:p>0</text:p>
          </table:table-cell>
          <table:table-cell table:style-name="ce91" table:formula="of:=[Vzorci_vnosov.$A$18]" office:value-type="string" office:string-value="52$" calcext:value-type="string">
            <text:p>52$</text:p>
          </table:table-cell>
          <table:table-cell table:style-name="ce49" table:formula="of:=RIGHT([.C18];1)">
            <text:p/>
          </table:table-cell>
          <table:table-cell table:style-name="ce49" table:formula="of:=RIGHT([.D18];1)">
            <text:p/>
          </table:table-cell>
          <table:table-cell table:style-name="ce49" table:formula="of:=RIGHT([.E18];1)">
            <text:p/>
          </table:table-cell>
          <table:table-cell table:style-name="ce49" table:formula="of:=RIGHT([.F18];1)">
            <text:p/>
          </table:table-cell>
          <table:table-cell table:style-name="ce49" table:formula="of:=RIGHT([.G18];1)">
            <text:p/>
          </table:table-cell>
          <table:table-cell table:style-name="ce49" table:formula="of:=RIGHT([.H18];1)">
            <text:p/>
          </table:table-cell>
          <table:table-cell table:style-name="ce49" table:formula="of:=RIGHT([.I18];1)">
            <text:p/>
          </table:table-cell>
          <table:table-cell table:style-name="ce49" table:formula="of:=RIGHT([.J18];1)">
            <text:p/>
          </table:table-cell>
          <table:table-cell table:style-name="ce49" table:formula="of:=RIGHT([.K18];1)">
            <text:p/>
          </table:table-cell>
          <table:table-cell table:style-name="ce49" table:formula="of:=RIGHT([.L18];1)">
            <text:p/>
          </table:table-cell>
          <table:table-cell table:style-name="ce49" table:formula="of:=RIGHT([.M18];1)">
            <text:p/>
          </table:table-cell>
          <table:table-cell table:style-name="ce49" table:formula="of:=RIGHT([.N1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8];1)">
            <text:p/>
          </table:table-cell>
          <table:table-cell table:style-name="ce49" table:formula="of:=RIGHT([.P18];1)">
            <text:p/>
          </table:table-cell>
          <table:table-cell table:style-name="ce49" table:formula="of:=RIGHT([.Q18];1)">
            <text:p/>
          </table:table-cell>
          <table:table-cell table:style-name="ce49" table:formula="of:=RIGHT([.R18];1)">
            <text:p/>
          </table:table-cell>
          <table:table-cell table:style-name="ce49" table:formula="of:=RIGHT([.S18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18" calcext:value-type="date">
            <text:p>18/ jul</text:p>
          </table:table-cell>
          <table:table-cell table:style-name="ce227" table:formula="of:=TEXT([.A19];&quot;Ddd&quot;)" office:value-type="string" office:string-value="ned" calcext:value-type="string">
            <text:p>ned</text:p>
          </table:table-cell>
          <table:table-cell table:style-name="ce233" table:number-columns-repeated="18"/>
          <table:table-cell table:style-name="ce235"/>
          <table:table-cell table:style-name="ce250" table:formula="of:=COUNTIF([.AH19:.AY19];&quot;☻&quot;)" office:value-type="float" office:value="0" calcext:value-type="float">
            <text:p>0</text:p>
          </table:table-cell>
          <table:table-cell table:style-name="ce250" table:formula="of:=COUNTIF([.AH19:.AY19];&quot;☺&quot;)" office:value-type="float" office:value="0" calcext:value-type="float">
            <text:p>0</text:p>
          </table:table-cell>
          <table:table-cell table:style-name="ce250" table:formula="of:=COUNTIF([.C19:.S19];&quot;51&quot;)+COUNTIF([.C19:.S19];&quot;51$&quot;)+COUNTIF([.C19:.S19];&quot;51☻&quot;)" office:value-type="float" office:value="0" calcext:value-type="float">
            <text:p>0</text:p>
          </table:table-cell>
          <table:table-cell table:style-name="ce250" table:formula="of:=COUNTIF([.C19:.S19];&quot;52&quot;)+COUNTIF([.C19:.S19];&quot;52$&quot;)+COUNTIF([.C19:.S19];&quot;52☻&quot;)" office:value-type="float" office:value="0" calcext:value-type="float">
            <text:p>0</text:p>
          </table:table-cell>
          <table:table-cell table:style-name="ce250" table:formula="of:=COUNTIF([.C19:.S19];&quot;51¶&quot;)" office:value-type="float" office:value="0" calcext:value-type="float">
            <text:p>0</text:p>
          </table:table-cell>
          <table:table-cell table:style-name="ce250" table:formula="of:=COUNTIF([.C19:.S19];&quot;52¶&quot;)" office:value-type="float" office:value="0" calcext:value-type="float">
            <text:p>0</text:p>
          </table:table-cell>
          <table:table-cell table:style-name="ce250" table:formula="of:=COUNTIF([.C19:.S19];&quot;U&quot;)+COUNTIF([.C19:.S19];&quot;U☻&quot;)+COUNTIF([.C19:.S19];&quot;U☺&quot;)" office:value-type="float" office:value="0" calcext:value-type="float">
            <text:p>0</text:p>
          </table:table-cell>
          <table:table-cell table:style-name="ce250" table:formula="of:=COUNTIF([.C19:.S19];&quot;KVIT&quot;)+COUNTIF([.C19:.S19];&quot;KVIT☻&quot;)+COUNTIF([.C19:.S19];&quot;kvit$&quot;)" office:value-type="float" office:value="0" calcext:value-type="float">
            <text:p>0</text:p>
          </table:table-cell>
          <table:table-cell table:style-name="ce255" table:formula="of:=COUNTBLANK([.C19:.S19])-3" office:value-type="float" office:value="14" calcext:value-type="float">
            <text:p>14</text:p>
          </table:table-cell>
          <table:table-cell table:style-name="ce258" table:formula="of:=COUNTIF([.C19:.S19];&quot;x&quot;)" office:value-type="float" office:value="0" calcext:value-type="float">
            <text:p>0</text:p>
          </table:table-cell>
          <table:table-cell table:style-name="ce259" table:formula="of:=COUNTIF([.C19:.S19];&quot;51&quot;)+COUNTIF([.C19:.S19];&quot;51☻&quot;)+COUNTIF([.C19:.S19];&quot;2&quot;)+COUNTIF([.C19:.S19];&quot;52&quot;)+COUNTIF([.C19:.S19];&quot;52☻&quot;)+COUNTIF([.C19:.S19];&quot;51$&quot;)+COUNTIF([.C19:.S19];&quot;52$&quot;)" office:value-type="float" office:value="0" calcext:value-type="float">
            <text:p>0</text:p>
          </table:table-cell>
          <table:table-cell table:style-name="ce92" table:formula="of:=[Vzorci_vnosov.$A$19]" office:value-type="string" office:string-value="KVIT$" calcext:value-type="string">
            <text:p>KVIT$</text:p>
          </table:table-cell>
          <table:table-cell table:style-name="ce49" table:formula="of:=RIGHT([.C19];1)">
            <text:p/>
          </table:table-cell>
          <table:table-cell table:style-name="ce49" table:formula="of:=RIGHT([.D19];1)">
            <text:p/>
          </table:table-cell>
          <table:table-cell table:style-name="ce49" table:formula="of:=RIGHT([.E19];1)">
            <text:p/>
          </table:table-cell>
          <table:table-cell table:style-name="ce49" table:formula="of:=RIGHT([.F19];1)">
            <text:p/>
          </table:table-cell>
          <table:table-cell table:style-name="ce49" table:formula="of:=RIGHT([.G19];1)">
            <text:p/>
          </table:table-cell>
          <table:table-cell table:style-name="ce49" table:formula="of:=RIGHT([.H19];1)">
            <text:p/>
          </table:table-cell>
          <table:table-cell table:style-name="ce49" table:formula="of:=RIGHT([.I19];1)">
            <text:p/>
          </table:table-cell>
          <table:table-cell table:style-name="ce49" table:formula="of:=RIGHT([.J19];1)">
            <text:p/>
          </table:table-cell>
          <table:table-cell table:style-name="ce49" table:formula="of:=RIGHT([.K19];1)">
            <text:p/>
          </table:table-cell>
          <table:table-cell table:style-name="ce49" table:formula="of:=RIGHT([.L19];1)">
            <text:p/>
          </table:table-cell>
          <table:table-cell table:style-name="ce49" table:formula="of:=RIGHT([.M19];1)">
            <text:p/>
          </table:table-cell>
          <table:table-cell table:style-name="ce49" table:formula="of:=RIGHT([.N1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9];1)">
            <text:p/>
          </table:table-cell>
          <table:table-cell table:style-name="ce49" table:formula="of:=RIGHT([.P19];1)">
            <text:p/>
          </table:table-cell>
          <table:table-cell table:style-name="ce49" table:formula="of:=RIGHT([.Q19];1)">
            <text:p/>
          </table:table-cell>
          <table:table-cell table:style-name="ce49" table:formula="of:=RIGHT([.R19];1)">
            <text:p/>
          </table:table-cell>
          <table:table-cell table:style-name="ce49" table:formula="of:=RIGHT([.S19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19" calcext:value-type="date">
            <text:p>19/ jul</text:p>
          </table:table-cell>
          <table:table-cell table:style-name="ce227" table:formula="of:=TEXT([.A20];&quot;Ddd&quot;)" office:value-type="string" office:string-value="pon" calcext:value-type="string">
            <text:p>pon</text:p>
          </table:table-cell>
          <table:table-cell table:style-name="ce233" table:number-columns-repeated="18"/>
          <table:table-cell table:style-name="ce235"/>
          <table:table-cell table:style-name="ce250" table:formula="of:=COUNTIF([.AH20:.AY20];&quot;☻&quot;)" office:value-type="float" office:value="0" calcext:value-type="float">
            <text:p>0</text:p>
          </table:table-cell>
          <table:table-cell table:style-name="ce250" table:formula="of:=COUNTIF([.AH20:.AY20];&quot;☺&quot;)" office:value-type="float" office:value="0" calcext:value-type="float">
            <text:p>0</text:p>
          </table:table-cell>
          <table:table-cell table:style-name="ce250" table:formula="of:=COUNTIF([.C20:.S20];&quot;51&quot;)+COUNTIF([.C20:.S20];&quot;51$&quot;)+COUNTIF([.C20:.S20];&quot;51☻&quot;)" office:value-type="float" office:value="0" calcext:value-type="float">
            <text:p>0</text:p>
          </table:table-cell>
          <table:table-cell table:style-name="ce250" table:formula="of:=COUNTIF([.C20:.S20];&quot;52&quot;)+COUNTIF([.C20:.S20];&quot;52$&quot;)+COUNTIF([.C20:.S20];&quot;52☻&quot;)" office:value-type="float" office:value="0" calcext:value-type="float">
            <text:p>0</text:p>
          </table:table-cell>
          <table:table-cell table:style-name="ce250" table:formula="of:=COUNTIF([.C20:.S20];&quot;51¶&quot;)" office:value-type="float" office:value="0" calcext:value-type="float">
            <text:p>0</text:p>
          </table:table-cell>
          <table:table-cell table:style-name="ce250" table:formula="of:=COUNTIF([.C20:.S20];&quot;52¶&quot;)" office:value-type="float" office:value="0" calcext:value-type="float">
            <text:p>0</text:p>
          </table:table-cell>
          <table:table-cell table:style-name="ce250" table:formula="of:=COUNTIF([.C20:.S20];&quot;U&quot;)+COUNTIF([.C20:.S20];&quot;U☻&quot;)+COUNTIF([.C20:.S20];&quot;U☺&quot;)" office:value-type="float" office:value="0" calcext:value-type="float">
            <text:p>0</text:p>
          </table:table-cell>
          <table:table-cell table:style-name="ce250" table:formula="of:=COUNTIF([.C20:.S20];&quot;KVIT&quot;)+COUNTIF([.C20:.S20];&quot;KVIT☻&quot;)+COUNTIF([.C20:.S20];&quot;kvit$&quot;)" office:value-type="float" office:value="0" calcext:value-type="float">
            <text:p>0</text:p>
          </table:table-cell>
          <table:table-cell table:style-name="ce255" table:formula="of:=COUNTBLANK([.C20:.S20])-3" office:value-type="float" office:value="14" calcext:value-type="float">
            <text:p>14</text:p>
          </table:table-cell>
          <table:table-cell table:style-name="ce258" table:formula="of:=COUNTIF([.C20:.S20];&quot;x&quot;)" office:value-type="float" office:value="0" calcext:value-type="float">
            <text:p>0</text:p>
          </table:table-cell>
          <table:table-cell table:style-name="ce259" table:formula="of:=COUNTIF([.C20:.S20];&quot;51&quot;)+COUNTIF([.C20:.S20];&quot;51☻&quot;)+COUNTIF([.C20:.S20];&quot;2&quot;)+COUNTIF([.C20:.S20];&quot;52&quot;)+COUNTIF([.C20:.S20];&quot;52☻&quot;)+COUNTIF([.C20:.S20];&quot;51$&quot;)+COUNTIF([.C20:.S20];&quot;52$&quot;)" office:value-type="float" office:value="0" calcext:value-type="float">
            <text:p>0</text:p>
          </table:table-cell>
          <table:table-cell table:style-name="ce93" table:formula="of:=[Vzorci_vnosov.$A$20]" office:value-type="string" office:string-value="☺" calcext:value-type="string">
            <text:p>☺</text:p>
          </table:table-cell>
          <table:table-cell table:style-name="ce49" table:formula="of:=RIGHT([.C20];1)">
            <text:p/>
          </table:table-cell>
          <table:table-cell table:style-name="ce49" table:formula="of:=RIGHT([.D20];1)">
            <text:p/>
          </table:table-cell>
          <table:table-cell table:style-name="ce49" table:formula="of:=RIGHT([.E20];1)">
            <text:p/>
          </table:table-cell>
          <table:table-cell table:style-name="ce49" table:formula="of:=RIGHT([.F20];1)">
            <text:p/>
          </table:table-cell>
          <table:table-cell table:style-name="ce49" table:formula="of:=RIGHT([.G20];1)">
            <text:p/>
          </table:table-cell>
          <table:table-cell table:style-name="ce49" table:formula="of:=RIGHT([.H20];1)">
            <text:p/>
          </table:table-cell>
          <table:table-cell table:style-name="ce49" table:formula="of:=RIGHT([.I20];1)">
            <text:p/>
          </table:table-cell>
          <table:table-cell table:style-name="ce49" table:formula="of:=RIGHT([.J20];1)">
            <text:p/>
          </table:table-cell>
          <table:table-cell table:style-name="ce49" table:formula="of:=RIGHT([.K20];1)">
            <text:p/>
          </table:table-cell>
          <table:table-cell table:style-name="ce49" table:formula="of:=RIGHT([.L20];1)">
            <text:p/>
          </table:table-cell>
          <table:table-cell table:style-name="ce49" table:formula="of:=RIGHT([.M20];1)">
            <text:p/>
          </table:table-cell>
          <table:table-cell table:style-name="ce49" table:formula="of:=RIGHT([.N2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0];1)">
            <text:p/>
          </table:table-cell>
          <table:table-cell table:style-name="ce49" table:formula="of:=RIGHT([.P20];1)">
            <text:p/>
          </table:table-cell>
          <table:table-cell table:style-name="ce49" table:formula="of:=RIGHT([.Q20];1)">
            <text:p/>
          </table:table-cell>
          <table:table-cell table:style-name="ce49" table:formula="of:=RIGHT([.R20];1)">
            <text:p/>
          </table:table-cell>
          <table:table-cell table:style-name="ce49" table:formula="of:=RIGHT([.S20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20" calcext:value-type="date">
            <text:p>20/ jul</text:p>
          </table:table-cell>
          <table:table-cell table:style-name="ce227" table:formula="of:=TEXT([.A21];&quot;Ddd&quot;)" office:value-type="string" office:string-value="tor" calcext:value-type="string">
            <text:p>tor</text:p>
          </table:table-cell>
          <table:table-cell table:style-name="ce233" table:number-columns-repeated="18"/>
          <table:table-cell table:style-name="ce235"/>
          <table:table-cell table:style-name="ce250" table:formula="of:=COUNTIF([.AH21:.AY21];&quot;☻&quot;)" office:value-type="float" office:value="0" calcext:value-type="float">
            <text:p>0</text:p>
          </table:table-cell>
          <table:table-cell table:style-name="ce250" table:formula="of:=COUNTIF([.AH21:.AY21];&quot;☺&quot;)" office:value-type="float" office:value="0" calcext:value-type="float">
            <text:p>0</text:p>
          </table:table-cell>
          <table:table-cell table:style-name="ce250" table:formula="of:=COUNTIF([.C21:.S21];&quot;51&quot;)+COUNTIF([.C21:.S21];&quot;51$&quot;)+COUNTIF([.C21:.S21];&quot;51☻&quot;)" office:value-type="float" office:value="0" calcext:value-type="float">
            <text:p>0</text:p>
          </table:table-cell>
          <table:table-cell table:style-name="ce250" table:formula="of:=COUNTIF([.C21:.S21];&quot;52&quot;)+COUNTIF([.C21:.S21];&quot;52$&quot;)+COUNTIF([.C21:.S21];&quot;52☻&quot;)" office:value-type="float" office:value="0" calcext:value-type="float">
            <text:p>0</text:p>
          </table:table-cell>
          <table:table-cell table:style-name="ce250" table:formula="of:=COUNTIF([.C21:.S21];&quot;51¶&quot;)" office:value-type="float" office:value="0" calcext:value-type="float">
            <text:p>0</text:p>
          </table:table-cell>
          <table:table-cell table:style-name="ce250" table:formula="of:=COUNTIF([.C21:.S21];&quot;52¶&quot;)" office:value-type="float" office:value="0" calcext:value-type="float">
            <text:p>0</text:p>
          </table:table-cell>
          <table:table-cell table:style-name="ce250" table:formula="of:=COUNTIF([.C21:.S21];&quot;U&quot;)+COUNTIF([.C21:.S21];&quot;U☻&quot;)+COUNTIF([.C21:.S21];&quot;U☺&quot;)" office:value-type="float" office:value="0" calcext:value-type="float">
            <text:p>0</text:p>
          </table:table-cell>
          <table:table-cell table:style-name="ce250" table:formula="of:=COUNTIF([.C21:.S21];&quot;KVIT&quot;)+COUNTIF([.C21:.S21];&quot;KVIT☻&quot;)+COUNTIF([.C21:.S21];&quot;kvit$&quot;)" office:value-type="float" office:value="0" calcext:value-type="float">
            <text:p>0</text:p>
          </table:table-cell>
          <table:table-cell table:style-name="ce255" table:formula="of:=COUNTBLANK([.C21:.S21])-3" office:value-type="float" office:value="14" calcext:value-type="float">
            <text:p>14</text:p>
          </table:table-cell>
          <table:table-cell table:style-name="ce258" table:formula="of:=COUNTIF([.C21:.S21];&quot;x&quot;)" office:value-type="float" office:value="0" calcext:value-type="float">
            <text:p>0</text:p>
          </table:table-cell>
          <table:table-cell table:style-name="ce259" table:formula="of:=COUNTIF([.C21:.S21];&quot;51&quot;)+COUNTIF([.C21:.S21];&quot;51☻&quot;)+COUNTIF([.C21:.S21];&quot;2&quot;)+COUNTIF([.C21:.S21];&quot;52&quot;)+COUNTIF([.C21:.S21];&quot;52☻&quot;)+COUNTIF([.C21:.S21];&quot;51$&quot;)+COUNTIF([.C21:.S21];&quot;52$&quot;)" office:value-type="float" office:value="0" calcext:value-type="float">
            <text:p>0</text:p>
          </table:table-cell>
          <table:table-cell table:style-name="ce94" table:formula="of:=[Vzorci_vnosov.$A$21]" office:value-type="string" office:string-value="☺" calcext:value-type="string">
            <text:p>☺</text:p>
          </table:table-cell>
          <table:table-cell table:style-name="ce49" table:formula="of:=RIGHT([.C21];1)">
            <text:p/>
          </table:table-cell>
          <table:table-cell table:style-name="ce49" table:formula="of:=RIGHT([.D21];1)">
            <text:p/>
          </table:table-cell>
          <table:table-cell table:style-name="ce49" table:formula="of:=RIGHT([.E21];1)">
            <text:p/>
          </table:table-cell>
          <table:table-cell table:style-name="ce49" table:formula="of:=RIGHT([.F21];1)">
            <text:p/>
          </table:table-cell>
          <table:table-cell table:style-name="ce49" table:formula="of:=RIGHT([.G21];1)">
            <text:p/>
          </table:table-cell>
          <table:table-cell table:style-name="ce49" table:formula="of:=RIGHT([.H21];1)">
            <text:p/>
          </table:table-cell>
          <table:table-cell table:style-name="ce49" table:formula="of:=RIGHT([.I21];1)">
            <text:p/>
          </table:table-cell>
          <table:table-cell table:style-name="ce49" table:formula="of:=RIGHT([.J21];1)">
            <text:p/>
          </table:table-cell>
          <table:table-cell table:style-name="ce49" table:formula="of:=RIGHT([.K21];1)">
            <text:p/>
          </table:table-cell>
          <table:table-cell table:style-name="ce49" table:formula="of:=RIGHT([.L21];1)">
            <text:p/>
          </table:table-cell>
          <table:table-cell table:style-name="ce49" table:formula="of:=RIGHT([.M21];1)">
            <text:p/>
          </table:table-cell>
          <table:table-cell table:style-name="ce49" table:formula="of:=RIGHT([.N2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1];1)">
            <text:p/>
          </table:table-cell>
          <table:table-cell table:style-name="ce49" table:formula="of:=RIGHT([.P21];1)">
            <text:p/>
          </table:table-cell>
          <table:table-cell table:style-name="ce49" table:formula="of:=RIGHT([.Q21];1)">
            <text:p/>
          </table:table-cell>
          <table:table-cell table:style-name="ce49" table:formula="of:=RIGHT([.R21];1)">
            <text:p/>
          </table:table-cell>
          <table:table-cell table:style-name="ce49" table:formula="of:=RIGHT([.S21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21" calcext:value-type="date">
            <text:p>21/ jul</text:p>
          </table:table-cell>
          <table:table-cell table:style-name="ce227" table:formula="of:=TEXT([.A22];&quot;Ddd&quot;)" office:value-type="string" office:string-value="sre" calcext:value-type="string">
            <text:p>sre</text:p>
          </table:table-cell>
          <table:table-cell table:style-name="ce233" table:number-columns-repeated="18"/>
          <table:table-cell table:style-name="ce235"/>
          <table:table-cell table:style-name="ce250" table:formula="of:=COUNTIF([.AH22:.AY22];&quot;☻&quot;)" office:value-type="float" office:value="0" calcext:value-type="float">
            <text:p>0</text:p>
          </table:table-cell>
          <table:table-cell table:style-name="ce250" table:formula="of:=COUNTIF([.AH22:.AY22];&quot;☺&quot;)" office:value-type="float" office:value="0" calcext:value-type="float">
            <text:p>0</text:p>
          </table:table-cell>
          <table:table-cell table:style-name="ce250" table:formula="of:=COUNTIF([.C22:.S22];&quot;51&quot;)+COUNTIF([.C22:.S22];&quot;51$&quot;)+COUNTIF([.C22:.S22];&quot;51☻&quot;)" office:value-type="float" office:value="0" calcext:value-type="float">
            <text:p>0</text:p>
          </table:table-cell>
          <table:table-cell table:style-name="ce250" table:formula="of:=COUNTIF([.C22:.S22];&quot;52&quot;)+COUNTIF([.C22:.S22];&quot;52$&quot;)+COUNTIF([.C22:.S22];&quot;52☻&quot;)" office:value-type="float" office:value="0" calcext:value-type="float">
            <text:p>0</text:p>
          </table:table-cell>
          <table:table-cell table:style-name="ce250" table:formula="of:=COUNTIF([.C22:.S22];&quot;51¶&quot;)" office:value-type="float" office:value="0" calcext:value-type="float">
            <text:p>0</text:p>
          </table:table-cell>
          <table:table-cell table:style-name="ce250" table:formula="of:=COUNTIF([.C22:.S22];&quot;52¶&quot;)" office:value-type="float" office:value="0" calcext:value-type="float">
            <text:p>0</text:p>
          </table:table-cell>
          <table:table-cell table:style-name="ce250" table:formula="of:=COUNTIF([.C22:.S22];&quot;U&quot;)+COUNTIF([.C22:.S22];&quot;U☻&quot;)+COUNTIF([.C22:.S22];&quot;U☺&quot;)" office:value-type="float" office:value="0" calcext:value-type="float">
            <text:p>0</text:p>
          </table:table-cell>
          <table:table-cell table:style-name="ce250" table:formula="of:=COUNTIF([.C22:.S22];&quot;KVIT&quot;)+COUNTIF([.C22:.S22];&quot;KVIT☻&quot;)+COUNTIF([.C22:.S22];&quot;kvit$&quot;)" office:value-type="float" office:value="0" calcext:value-type="float">
            <text:p>0</text:p>
          </table:table-cell>
          <table:table-cell table:style-name="ce255" table:formula="of:=COUNTBLANK([.C22:.S22])-3" office:value-type="float" office:value="14" calcext:value-type="float">
            <text:p>14</text:p>
          </table:table-cell>
          <table:table-cell table:style-name="ce258" table:formula="of:=COUNTIF([.C22:.S22];&quot;x&quot;)" office:value-type="float" office:value="0" calcext:value-type="float">
            <text:p>0</text:p>
          </table:table-cell>
          <table:table-cell table:style-name="ce259" table:formula="of:=COUNTIF([.C22:.S22];&quot;51&quot;)+COUNTIF([.C22:.S22];&quot;51☻&quot;)+COUNTIF([.C22:.S22];&quot;2&quot;)+COUNTIF([.C22:.S22];&quot;52&quot;)+COUNTIF([.C22:.S22];&quot;52☻&quot;)+COUNTIF([.C22:.S22];&quot;51$&quot;)+COUNTIF([.C22:.S22];&quot;52$&quot;)" office:value-type="float" office:value="0" calcext:value-type="float">
            <text:p>0</text:p>
          </table:table-cell>
          <table:table-cell table:style-name="ce95" table:formula="of:=[Vzorci_vnosov.$A$22]" office:value-type="string" office:string-value="U☺" calcext:value-type="string">
            <text:p>U☺</text:p>
          </table:table-cell>
          <table:table-cell table:style-name="ce49" table:formula="of:=RIGHT([.C22];1)">
            <text:p/>
          </table:table-cell>
          <table:table-cell table:style-name="ce49" table:formula="of:=RIGHT([.D22];1)">
            <text:p/>
          </table:table-cell>
          <table:table-cell table:style-name="ce49" table:formula="of:=RIGHT([.E22];1)">
            <text:p/>
          </table:table-cell>
          <table:table-cell table:style-name="ce49" table:formula="of:=RIGHT([.F22];1)">
            <text:p/>
          </table:table-cell>
          <table:table-cell table:style-name="ce49" table:formula="of:=RIGHT([.G22];1)">
            <text:p/>
          </table:table-cell>
          <table:table-cell table:style-name="ce49" table:formula="of:=RIGHT([.H22];1)">
            <text:p/>
          </table:table-cell>
          <table:table-cell table:style-name="ce49" table:formula="of:=RIGHT([.I22];1)">
            <text:p/>
          </table:table-cell>
          <table:table-cell table:style-name="ce49" table:formula="of:=RIGHT([.J22];1)">
            <text:p/>
          </table:table-cell>
          <table:table-cell table:style-name="ce49" table:formula="of:=RIGHT([.K22];1)">
            <text:p/>
          </table:table-cell>
          <table:table-cell table:style-name="ce49" table:formula="of:=RIGHT([.L22];1)">
            <text:p/>
          </table:table-cell>
          <table:table-cell table:style-name="ce49" table:formula="of:=RIGHT([.M22];1)">
            <text:p/>
          </table:table-cell>
          <table:table-cell table:style-name="ce49" table:formula="of:=RIGHT([.N2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2];1)">
            <text:p/>
          </table:table-cell>
          <table:table-cell table:style-name="ce49" table:formula="of:=RIGHT([.P22];1)">
            <text:p/>
          </table:table-cell>
          <table:table-cell table:style-name="ce49" table:formula="of:=RIGHT([.Q22];1)">
            <text:p/>
          </table:table-cell>
          <table:table-cell table:style-name="ce49" table:formula="of:=RIGHT([.R22];1)">
            <text:p/>
          </table:table-cell>
          <table:table-cell table:style-name="ce49" table:formula="of:=RIGHT([.S22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22" calcext:value-type="date">
            <text:p>22/ jul</text:p>
          </table:table-cell>
          <table:table-cell table:style-name="ce227" table:formula="of:=TEXT([.A23];&quot;Ddd&quot;)" office:value-type="string" office:string-value="čet" calcext:value-type="string">
            <text:p>čet</text:p>
          </table:table-cell>
          <table:table-cell table:style-name="ce233" table:number-columns-repeated="18"/>
          <table:table-cell table:style-name="ce235"/>
          <table:table-cell table:style-name="ce250" table:formula="of:=COUNTIF([.AH23:.AY23];&quot;☻&quot;)" office:value-type="float" office:value="0" calcext:value-type="float">
            <text:p>0</text:p>
          </table:table-cell>
          <table:table-cell table:style-name="ce250" table:formula="of:=COUNTIF([.AH23:.AY23];&quot;☺&quot;)" office:value-type="float" office:value="0" calcext:value-type="float">
            <text:p>0</text:p>
          </table:table-cell>
          <table:table-cell table:style-name="ce250" table:formula="of:=COUNTIF([.C23:.S23];&quot;51&quot;)+COUNTIF([.C23:.S23];&quot;51$&quot;)+COUNTIF([.C23:.S23];&quot;51☻&quot;)" office:value-type="float" office:value="0" calcext:value-type="float">
            <text:p>0</text:p>
          </table:table-cell>
          <table:table-cell table:style-name="ce250" table:formula="of:=COUNTIF([.C23:.S23];&quot;52&quot;)+COUNTIF([.C23:.S23];&quot;52$&quot;)+COUNTIF([.C23:.S23];&quot;52☻&quot;)" office:value-type="float" office:value="0" calcext:value-type="float">
            <text:p>0</text:p>
          </table:table-cell>
          <table:table-cell table:style-name="ce250" table:formula="of:=COUNTIF([.C23:.S23];&quot;51¶&quot;)" office:value-type="float" office:value="0" calcext:value-type="float">
            <text:p>0</text:p>
          </table:table-cell>
          <table:table-cell table:style-name="ce250" table:formula="of:=COUNTIF([.C23:.S23];&quot;52¶&quot;)" office:value-type="float" office:value="0" calcext:value-type="float">
            <text:p>0</text:p>
          </table:table-cell>
          <table:table-cell table:style-name="ce250" table:formula="of:=COUNTIF([.C23:.S23];&quot;U&quot;)+COUNTIF([.C23:.S23];&quot;U☻&quot;)+COUNTIF([.C23:.S23];&quot;U☺&quot;)" office:value-type="float" office:value="0" calcext:value-type="float">
            <text:p>0</text:p>
          </table:table-cell>
          <table:table-cell table:style-name="ce250" table:formula="of:=COUNTIF([.C23:.S23];&quot;KVIT&quot;)+COUNTIF([.C23:.S23];&quot;KVIT☻&quot;)+COUNTIF([.C23:.S23];&quot;kvit$&quot;)" office:value-type="float" office:value="0" calcext:value-type="float">
            <text:p>0</text:p>
          </table:table-cell>
          <table:table-cell table:style-name="ce255" table:formula="of:=COUNTBLANK([.C23:.S23])-3" office:value-type="float" office:value="14" calcext:value-type="float">
            <text:p>14</text:p>
          </table:table-cell>
          <table:table-cell table:style-name="ce258" table:formula="of:=COUNTIF([.C23:.S23];&quot;x&quot;)" office:value-type="float" office:value="0" calcext:value-type="float">
            <text:p>0</text:p>
          </table:table-cell>
          <table:table-cell table:style-name="ce259" table:formula="of:=COUNTIF([.C23:.S23];&quot;51&quot;)+COUNTIF([.C23:.S23];&quot;51☻&quot;)+COUNTIF([.C23:.S23];&quot;2&quot;)+COUNTIF([.C23:.S23];&quot;52&quot;)+COUNTIF([.C23:.S23];&quot;52☻&quot;)+COUNTIF([.C23:.S23];&quot;51$&quot;)+COUNTIF([.C23:.S23];&quot;52$&quot;)" office:value-type="float" office:value="0" calcext:value-type="float">
            <text:p>0</text:p>
          </table:table-cell>
          <table:table-cell table:style-name="ce95" table:formula="of:=[Vzorci_vnosov.$A$23]" office:value-type="string" office:string-value="51☺" calcext:value-type="string">
            <text:p>51☺</text:p>
          </table:table-cell>
          <table:table-cell table:style-name="ce49" table:formula="of:=RIGHT([.C23];1)">
            <text:p/>
          </table:table-cell>
          <table:table-cell table:style-name="ce49" table:formula="of:=RIGHT([.D23];1)">
            <text:p/>
          </table:table-cell>
          <table:table-cell table:style-name="ce49" table:formula="of:=RIGHT([.E23];1)">
            <text:p/>
          </table:table-cell>
          <table:table-cell table:style-name="ce49" table:formula="of:=RIGHT([.F23];1)">
            <text:p/>
          </table:table-cell>
          <table:table-cell table:style-name="ce49" table:formula="of:=RIGHT([.G23];1)">
            <text:p/>
          </table:table-cell>
          <table:table-cell table:style-name="ce49" table:formula="of:=RIGHT([.H23];1)">
            <text:p/>
          </table:table-cell>
          <table:table-cell table:style-name="ce49" table:formula="of:=RIGHT([.I23];1)">
            <text:p/>
          </table:table-cell>
          <table:table-cell table:style-name="ce49" table:formula="of:=RIGHT([.J23];1)">
            <text:p/>
          </table:table-cell>
          <table:table-cell table:style-name="ce49" table:formula="of:=RIGHT([.K23];1)">
            <text:p/>
          </table:table-cell>
          <table:table-cell table:style-name="ce49" table:formula="of:=RIGHT([.L23];1)">
            <text:p/>
          </table:table-cell>
          <table:table-cell table:style-name="ce49" table:formula="of:=RIGHT([.M23];1)">
            <text:p/>
          </table:table-cell>
          <table:table-cell table:style-name="ce49" table:formula="of:=RIGHT([.N2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3];1)">
            <text:p/>
          </table:table-cell>
          <table:table-cell table:style-name="ce49" table:formula="of:=RIGHT([.P23];1)">
            <text:p/>
          </table:table-cell>
          <table:table-cell table:style-name="ce49" table:formula="of:=RIGHT([.Q23];1)">
            <text:p/>
          </table:table-cell>
          <table:table-cell table:style-name="ce49" table:formula="of:=RIGHT([.R23];1)">
            <text:p/>
          </table:table-cell>
          <table:table-cell table:style-name="ce49" table:formula="of:=RIGHT([.S23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23" calcext:value-type="date">
            <text:p>23/ jul</text:p>
          </table:table-cell>
          <table:table-cell table:style-name="ce227" table:formula="of:=TEXT([.A24];&quot;Ddd&quot;)" office:value-type="string" office:string-value="pet" calcext:value-type="string">
            <text:p>pet</text:p>
          </table:table-cell>
          <table:table-cell table:style-name="ce233" table:number-columns-repeated="18"/>
          <table:table-cell table:style-name="ce235"/>
          <table:table-cell table:style-name="ce250" table:formula="of:=COUNTIF([.AH24:.AY24];&quot;☻&quot;)" office:value-type="float" office:value="0" calcext:value-type="float">
            <text:p>0</text:p>
          </table:table-cell>
          <table:table-cell table:style-name="ce250" table:formula="of:=COUNTIF([.AH24:.AY24];&quot;☺&quot;)" office:value-type="float" office:value="0" calcext:value-type="float">
            <text:p>0</text:p>
          </table:table-cell>
          <table:table-cell table:style-name="ce250" table:formula="of:=COUNTIF([.C24:.S24];&quot;51&quot;)+COUNTIF([.C24:.S24];&quot;51$&quot;)+COUNTIF([.C24:.S24];&quot;51☻&quot;)" office:value-type="float" office:value="0" calcext:value-type="float">
            <text:p>0</text:p>
          </table:table-cell>
          <table:table-cell table:style-name="ce250" table:formula="of:=COUNTIF([.C24:.S24];&quot;52&quot;)+COUNTIF([.C24:.S24];&quot;52$&quot;)+COUNTIF([.C24:.S24];&quot;52☻&quot;)" office:value-type="float" office:value="0" calcext:value-type="float">
            <text:p>0</text:p>
          </table:table-cell>
          <table:table-cell table:style-name="ce250" table:formula="of:=COUNTIF([.C24:.S24];&quot;51¶&quot;)" office:value-type="float" office:value="0" calcext:value-type="float">
            <text:p>0</text:p>
          </table:table-cell>
          <table:table-cell table:style-name="ce250" table:formula="of:=COUNTIF([.C24:.S24];&quot;52¶&quot;)" office:value-type="float" office:value="0" calcext:value-type="float">
            <text:p>0</text:p>
          </table:table-cell>
          <table:table-cell table:style-name="ce250" table:formula="of:=COUNTIF([.C24:.S24];&quot;U&quot;)+COUNTIF([.C24:.S24];&quot;U☻&quot;)+COUNTIF([.C24:.S24];&quot;U☺&quot;)" office:value-type="float" office:value="0" calcext:value-type="float">
            <text:p>0</text:p>
          </table:table-cell>
          <table:table-cell table:style-name="ce250" table:formula="of:=COUNTIF([.C24:.S24];&quot;KVIT&quot;)+COUNTIF([.C24:.S24];&quot;KVIT☻&quot;)+COUNTIF([.C24:.S24];&quot;kvit$&quot;)" office:value-type="float" office:value="0" calcext:value-type="float">
            <text:p>0</text:p>
          </table:table-cell>
          <table:table-cell table:style-name="ce255" table:formula="of:=COUNTBLANK([.C24:.S24])-3" office:value-type="float" office:value="14" calcext:value-type="float">
            <text:p>14</text:p>
          </table:table-cell>
          <table:table-cell table:style-name="ce258" table:formula="of:=COUNTIF([.C24:.S24];&quot;x&quot;)" office:value-type="float" office:value="0" calcext:value-type="float">
            <text:p>0</text:p>
          </table:table-cell>
          <table:table-cell table:style-name="ce259" table:formula="of:=COUNTIF([.C24:.S24];&quot;51&quot;)+COUNTIF([.C24:.S24];&quot;51☻&quot;)+COUNTIF([.C24:.S24];&quot;2&quot;)+COUNTIF([.C24:.S24];&quot;52&quot;)+COUNTIF([.C24:.S24];&quot;52☻&quot;)+COUNTIF([.C24:.S24];&quot;51$&quot;)+COUNTIF([.C24:.S24];&quot;52$&quot;)" office:value-type="float" office:value="0" calcext:value-type="float">
            <text:p>0</text:p>
          </table:table-cell>
          <table:table-cell table:style-name="ce95" table:formula="of:=[Vzorci_vnosov.$A$24]" office:value-type="string" office:string-value="52☺" calcext:value-type="string">
            <text:p>52☺</text:p>
          </table:table-cell>
          <table:table-cell table:style-name="ce49" table:formula="of:=RIGHT([.C24];1)">
            <text:p/>
          </table:table-cell>
          <table:table-cell table:style-name="ce49" table:formula="of:=RIGHT([.D24];1)">
            <text:p/>
          </table:table-cell>
          <table:table-cell table:style-name="ce49" table:formula="of:=RIGHT([.E24];1)">
            <text:p/>
          </table:table-cell>
          <table:table-cell table:style-name="ce49" table:formula="of:=RIGHT([.F24];1)">
            <text:p/>
          </table:table-cell>
          <table:table-cell table:style-name="ce49" table:formula="of:=RIGHT([.G24];1)">
            <text:p/>
          </table:table-cell>
          <table:table-cell table:style-name="ce49" table:formula="of:=RIGHT([.H24];1)">
            <text:p/>
          </table:table-cell>
          <table:table-cell table:style-name="ce49" table:formula="of:=RIGHT([.I24];1)">
            <text:p/>
          </table:table-cell>
          <table:table-cell table:style-name="ce49" table:formula="of:=RIGHT([.J24];1)">
            <text:p/>
          </table:table-cell>
          <table:table-cell table:style-name="ce49" table:formula="of:=RIGHT([.K24];1)">
            <text:p/>
          </table:table-cell>
          <table:table-cell table:style-name="ce49" table:formula="of:=RIGHT([.L24];1)">
            <text:p/>
          </table:table-cell>
          <table:table-cell table:style-name="ce49" table:formula="of:=RIGHT([.M24];1)">
            <text:p/>
          </table:table-cell>
          <table:table-cell table:style-name="ce49" table:formula="of:=RIGHT([.N2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4];1)">
            <text:p/>
          </table:table-cell>
          <table:table-cell table:style-name="ce49" table:formula="of:=RIGHT([.P24];1)">
            <text:p/>
          </table:table-cell>
          <table:table-cell table:style-name="ce49" table:formula="of:=RIGHT([.Q24];1)">
            <text:p/>
          </table:table-cell>
          <table:table-cell table:style-name="ce49" table:formula="of:=RIGHT([.R24];1)">
            <text:p/>
          </table:table-cell>
          <table:table-cell table:style-name="ce49" table:formula="of:=RIGHT([.S24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24" calcext:value-type="date">
            <text:p>24/ jul</text:p>
          </table:table-cell>
          <table:table-cell table:style-name="ce227" table:formula="of:=TEXT([.A25];&quot;Ddd&quot;)" office:value-type="string" office:string-value="sob" calcext:value-type="string">
            <text:p>sob</text:p>
          </table:table-cell>
          <table:table-cell table:style-name="ce233" table:number-columns-repeated="18"/>
          <table:table-cell table:style-name="ce235"/>
          <table:table-cell table:style-name="ce250" table:formula="of:=COUNTIF([.AH25:.AY25];&quot;☻&quot;)" office:value-type="float" office:value="0" calcext:value-type="float">
            <text:p>0</text:p>
          </table:table-cell>
          <table:table-cell table:style-name="ce250" table:formula="of:=COUNTIF([.AH25:.AY25];&quot;☺&quot;)" office:value-type="float" office:value="0" calcext:value-type="float">
            <text:p>0</text:p>
          </table:table-cell>
          <table:table-cell table:style-name="ce250" table:formula="of:=COUNTIF([.C25:.S25];&quot;51&quot;)+COUNTIF([.C25:.S25];&quot;51$&quot;)+COUNTIF([.C25:.S25];&quot;51☻&quot;)" office:value-type="float" office:value="0" calcext:value-type="float">
            <text:p>0</text:p>
          </table:table-cell>
          <table:table-cell table:style-name="ce250" table:formula="of:=COUNTIF([.C25:.S25];&quot;52&quot;)+COUNTIF([.C25:.S25];&quot;52$&quot;)+COUNTIF([.C25:.S25];&quot;52☻&quot;)" office:value-type="float" office:value="0" calcext:value-type="float">
            <text:p>0</text:p>
          </table:table-cell>
          <table:table-cell table:style-name="ce250" table:formula="of:=COUNTIF([.C25:.S25];&quot;51¶&quot;)" office:value-type="float" office:value="0" calcext:value-type="float">
            <text:p>0</text:p>
          </table:table-cell>
          <table:table-cell table:style-name="ce250" table:formula="of:=COUNTIF([.C25:.S25];&quot;52¶&quot;)" office:value-type="float" office:value="0" calcext:value-type="float">
            <text:p>0</text:p>
          </table:table-cell>
          <table:table-cell table:style-name="ce250" table:formula="of:=COUNTIF([.C25:.S25];&quot;U&quot;)+COUNTIF([.C25:.S25];&quot;U☻&quot;)+COUNTIF([.C25:.S25];&quot;U☺&quot;)" office:value-type="float" office:value="0" calcext:value-type="float">
            <text:p>0</text:p>
          </table:table-cell>
          <table:table-cell table:style-name="ce250" table:formula="of:=COUNTIF([.C25:.S25];&quot;KVIT&quot;)+COUNTIF([.C25:.S25];&quot;KVIT☻&quot;)+COUNTIF([.C25:.S25];&quot;kvit$&quot;)" office:value-type="float" office:value="0" calcext:value-type="float">
            <text:p>0</text:p>
          </table:table-cell>
          <table:table-cell table:style-name="ce255" table:formula="of:=COUNTBLANK([.C25:.S25])-3" office:value-type="float" office:value="14" calcext:value-type="float">
            <text:p>14</text:p>
          </table:table-cell>
          <table:table-cell table:style-name="ce258" table:formula="of:=COUNTIF([.C25:.S25];&quot;x&quot;)" office:value-type="float" office:value="0" calcext:value-type="float">
            <text:p>0</text:p>
          </table:table-cell>
          <table:table-cell table:style-name="ce259" table:formula="of:=COUNTIF([.C25:.S25];&quot;51&quot;)+COUNTIF([.C25:.S25];&quot;51☻&quot;)+COUNTIF([.C25:.S25];&quot;2&quot;)+COUNTIF([.C25:.S25];&quot;52&quot;)+COUNTIF([.C25:.S25];&quot;52☻&quot;)+COUNTIF([.C25:.S25];&quot;51$&quot;)+COUNTIF([.C25:.S25];&quot;52$&quot;)" office:value-type="float" office:value="0" calcext:value-type="float">
            <text:p>0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49" table:formula="of:=RIGHT([.C25];1)">
            <text:p/>
          </table:table-cell>
          <table:table-cell table:style-name="ce49" table:formula="of:=RIGHT([.D25];1)">
            <text:p/>
          </table:table-cell>
          <table:table-cell table:style-name="ce49" table:formula="of:=RIGHT([.E25];1)">
            <text:p/>
          </table:table-cell>
          <table:table-cell table:style-name="ce49" table:formula="of:=RIGHT([.F25];1)">
            <text:p/>
          </table:table-cell>
          <table:table-cell table:style-name="ce49" table:formula="of:=RIGHT([.G25];1)">
            <text:p/>
          </table:table-cell>
          <table:table-cell table:style-name="ce49" table:formula="of:=RIGHT([.H25];1)">
            <text:p/>
          </table:table-cell>
          <table:table-cell table:style-name="ce49" table:formula="of:=RIGHT([.I25];1)">
            <text:p/>
          </table:table-cell>
          <table:table-cell table:style-name="ce49" table:formula="of:=RIGHT([.J25];1)">
            <text:p/>
          </table:table-cell>
          <table:table-cell table:style-name="ce49" table:formula="of:=RIGHT([.K25];1)">
            <text:p/>
          </table:table-cell>
          <table:table-cell table:style-name="ce49" table:formula="of:=RIGHT([.L25];1)">
            <text:p/>
          </table:table-cell>
          <table:table-cell table:style-name="ce49" table:formula="of:=RIGHT([.M25];1)">
            <text:p/>
          </table:table-cell>
          <table:table-cell table:style-name="ce49" table:formula="of:=RIGHT([.N2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5];1)">
            <text:p/>
          </table:table-cell>
          <table:table-cell table:style-name="ce49" table:formula="of:=RIGHT([.P25];1)">
            <text:p/>
          </table:table-cell>
          <table:table-cell table:style-name="ce49" table:formula="of:=RIGHT([.Q25];1)">
            <text:p/>
          </table:table-cell>
          <table:table-cell table:style-name="ce49" table:formula="of:=RIGHT([.R25];1)">
            <text:p/>
          </table:table-cell>
          <table:table-cell table:style-name="ce49" table:formula="of:=RIGHT([.S25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25" calcext:value-type="date">
            <text:p>25/ jul</text:p>
          </table:table-cell>
          <table:table-cell table:style-name="ce227" table:formula="of:=TEXT([.A26];&quot;Ddd&quot;)" office:value-type="string" office:string-value="ned" calcext:value-type="string">
            <text:p>ned</text:p>
          </table:table-cell>
          <table:table-cell table:style-name="ce233" table:number-columns-repeated="18"/>
          <table:table-cell table:style-name="ce235"/>
          <table:table-cell table:style-name="ce250" table:formula="of:=COUNTIF([.AH26:.AY26];&quot;☻&quot;)" office:value-type="float" office:value="0" calcext:value-type="float">
            <text:p>0</text:p>
          </table:table-cell>
          <table:table-cell table:style-name="ce250" table:formula="of:=COUNTIF([.AH26:.AY26];&quot;☺&quot;)" office:value-type="float" office:value="0" calcext:value-type="float">
            <text:p>0</text:p>
          </table:table-cell>
          <table:table-cell table:style-name="ce250" table:formula="of:=COUNTIF([.C26:.S26];&quot;51&quot;)+COUNTIF([.C26:.S26];&quot;51$&quot;)+COUNTIF([.C26:.S26];&quot;51☻&quot;)" office:value-type="float" office:value="0" calcext:value-type="float">
            <text:p>0</text:p>
          </table:table-cell>
          <table:table-cell table:style-name="ce250" table:formula="of:=COUNTIF([.C26:.S26];&quot;52&quot;)+COUNTIF([.C26:.S26];&quot;52$&quot;)+COUNTIF([.C26:.S26];&quot;52☻&quot;)" office:value-type="float" office:value="0" calcext:value-type="float">
            <text:p>0</text:p>
          </table:table-cell>
          <table:table-cell table:style-name="ce250" table:formula="of:=COUNTIF([.C26:.S26];&quot;51¶&quot;)" office:value-type="float" office:value="0" calcext:value-type="float">
            <text:p>0</text:p>
          </table:table-cell>
          <table:table-cell table:style-name="ce250" table:formula="of:=COUNTIF([.C26:.S26];&quot;52¶&quot;)" office:value-type="float" office:value="0" calcext:value-type="float">
            <text:p>0</text:p>
          </table:table-cell>
          <table:table-cell table:style-name="ce250" table:formula="of:=COUNTIF([.C26:.S26];&quot;U&quot;)+COUNTIF([.C26:.S26];&quot;U☻&quot;)+COUNTIF([.C26:.S26];&quot;U☺&quot;)" office:value-type="float" office:value="0" calcext:value-type="float">
            <text:p>0</text:p>
          </table:table-cell>
          <table:table-cell table:style-name="ce250" table:formula="of:=COUNTIF([.C26:.S26];&quot;KVIT&quot;)+COUNTIF([.C26:.S26];&quot;KVIT☻&quot;)+COUNTIF([.C26:.S26];&quot;kvit$&quot;)" office:value-type="float" office:value="0" calcext:value-type="float">
            <text:p>0</text:p>
          </table:table-cell>
          <table:table-cell table:style-name="ce255" table:formula="of:=COUNTBLANK([.C26:.S26])-3" office:value-type="float" office:value="14" calcext:value-type="float">
            <text:p>14</text:p>
          </table:table-cell>
          <table:table-cell table:style-name="ce258" table:formula="of:=COUNTIF([.C26:.S26];&quot;x&quot;)" office:value-type="float" office:value="0" calcext:value-type="float">
            <text:p>0</text:p>
          </table:table-cell>
          <table:table-cell table:style-name="ce259" table:formula="of:=COUNTIF([.C26:.S26];&quot;51&quot;)+COUNTIF([.C26:.S26];&quot;51☻&quot;)+COUNTIF([.C26:.S26];&quot;2&quot;)+COUNTIF([.C26:.S26];&quot;52&quot;)+COUNTIF([.C26:.S26];&quot;52☻&quot;)+COUNTIF([.C26:.S26];&quot;51$&quot;)+COUNTIF([.C26:.S26];&quot;52$&quot;)" office:value-type="float" office:value="0" calcext:value-type="float">
            <text:p>0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49" table:formula="of:=RIGHT([.C26];1)">
            <text:p/>
          </table:table-cell>
          <table:table-cell table:style-name="ce49" table:formula="of:=RIGHT([.D26];1)">
            <text:p/>
          </table:table-cell>
          <table:table-cell table:style-name="ce49" table:formula="of:=RIGHT([.E26];1)">
            <text:p/>
          </table:table-cell>
          <table:table-cell table:style-name="ce49" table:formula="of:=RIGHT([.F26];1)">
            <text:p/>
          </table:table-cell>
          <table:table-cell table:style-name="ce49" table:formula="of:=RIGHT([.G26];1)">
            <text:p/>
          </table:table-cell>
          <table:table-cell table:style-name="ce49" table:formula="of:=RIGHT([.H26];1)">
            <text:p/>
          </table:table-cell>
          <table:table-cell table:style-name="ce49" table:formula="of:=RIGHT([.I26];1)">
            <text:p/>
          </table:table-cell>
          <table:table-cell table:style-name="ce49" table:formula="of:=RIGHT([.J26];1)">
            <text:p/>
          </table:table-cell>
          <table:table-cell table:style-name="ce49" table:formula="of:=RIGHT([.K26];1)">
            <text:p/>
          </table:table-cell>
          <table:table-cell table:style-name="ce49" table:formula="of:=RIGHT([.L26];1)">
            <text:p/>
          </table:table-cell>
          <table:table-cell table:style-name="ce49" table:formula="of:=RIGHT([.M26];1)">
            <text:p/>
          </table:table-cell>
          <table:table-cell table:style-name="ce49" table:formula="of:=RIGHT([.N2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6];1)">
            <text:p/>
          </table:table-cell>
          <table:table-cell table:style-name="ce49" table:formula="of:=RIGHT([.P26];1)">
            <text:p/>
          </table:table-cell>
          <table:table-cell table:style-name="ce49" table:formula="of:=RIGHT([.Q26];1)">
            <text:p/>
          </table:table-cell>
          <table:table-cell table:style-name="ce49" table:formula="of:=RIGHT([.R26];1)">
            <text:p/>
          </table:table-cell>
          <table:table-cell table:style-name="ce49" table:formula="of:=RIGHT([.S26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26" calcext:value-type="date">
            <text:p>26/ jul</text:p>
          </table:table-cell>
          <table:table-cell table:style-name="ce227" table:formula="of:=TEXT([.A27];&quot;Ddd&quot;)" office:value-type="string" office:string-value="pon" calcext:value-type="string">
            <text:p>pon</text:p>
          </table:table-cell>
          <table:table-cell table:style-name="ce233" table:number-columns-repeated="18"/>
          <table:table-cell table:style-name="ce235"/>
          <table:table-cell table:style-name="ce250" table:formula="of:=COUNTIF([.AH27:.AY27];&quot;☻&quot;)" office:value-type="float" office:value="0" calcext:value-type="float">
            <text:p>0</text:p>
          </table:table-cell>
          <table:table-cell table:style-name="ce250" table:formula="of:=COUNTIF([.AH27:.AY27];&quot;☺&quot;)" office:value-type="float" office:value="0" calcext:value-type="float">
            <text:p>0</text:p>
          </table:table-cell>
          <table:table-cell table:style-name="ce250" table:formula="of:=COUNTIF([.C27:.S27];&quot;51&quot;)+COUNTIF([.C27:.S27];&quot;51$&quot;)+COUNTIF([.C27:.S27];&quot;51☻&quot;)" office:value-type="float" office:value="0" calcext:value-type="float">
            <text:p>0</text:p>
          </table:table-cell>
          <table:table-cell table:style-name="ce250" table:formula="of:=COUNTIF([.C27:.S27];&quot;52&quot;)+COUNTIF([.C27:.S27];&quot;52$&quot;)+COUNTIF([.C27:.S27];&quot;52☻&quot;)" office:value-type="float" office:value="0" calcext:value-type="float">
            <text:p>0</text:p>
          </table:table-cell>
          <table:table-cell table:style-name="ce250" table:formula="of:=COUNTIF([.C27:.S27];&quot;51¶&quot;)" office:value-type="float" office:value="0" calcext:value-type="float">
            <text:p>0</text:p>
          </table:table-cell>
          <table:table-cell table:style-name="ce250" table:formula="of:=COUNTIF([.C27:.S27];&quot;52¶&quot;)" office:value-type="float" office:value="0" calcext:value-type="float">
            <text:p>0</text:p>
          </table:table-cell>
          <table:table-cell table:style-name="ce250" table:formula="of:=COUNTIF([.C27:.S27];&quot;U&quot;)+COUNTIF([.C27:.S27];&quot;U☻&quot;)+COUNTIF([.C27:.S27];&quot;U☺&quot;)" office:value-type="float" office:value="0" calcext:value-type="float">
            <text:p>0</text:p>
          </table:table-cell>
          <table:table-cell table:style-name="ce250" table:formula="of:=COUNTIF([.C27:.S27];&quot;KVIT&quot;)+COUNTIF([.C27:.S27];&quot;KVIT☻&quot;)+COUNTIF([.C27:.S27];&quot;kvit$&quot;)" office:value-type="float" office:value="0" calcext:value-type="float">
            <text:p>0</text:p>
          </table:table-cell>
          <table:table-cell table:style-name="ce255" table:formula="of:=COUNTBLANK([.C27:.S27])-3" office:value-type="float" office:value="14" calcext:value-type="float">
            <text:p>14</text:p>
          </table:table-cell>
          <table:table-cell table:style-name="ce258" table:formula="of:=COUNTIF([.C27:.S27];&quot;x&quot;)" office:value-type="float" office:value="0" calcext:value-type="float">
            <text:p>0</text:p>
          </table:table-cell>
          <table:table-cell table:style-name="ce259" table:formula="of:=COUNTIF([.C27:.S27];&quot;51&quot;)+COUNTIF([.C27:.S27];&quot;51☻&quot;)+COUNTIF([.C27:.S27];&quot;2&quot;)+COUNTIF([.C27:.S27];&quot;52&quot;)+COUNTIF([.C27:.S27];&quot;52☻&quot;)+COUNTIF([.C27:.S27];&quot;51$&quot;)+COUNTIF([.C27:.S27];&quot;52$&quot;)" office:value-type="float" office:value="0" calcext:value-type="float">
            <text:p>0</text:p>
          </table:table-cell>
          <table:table-cell table:style-name="ce114" table:formula="of:=[Vzorci_vnosov.$A$27]" office:value-type="string" office:string-value="KVIT☺" calcext:value-type="string">
            <text:p>KVIT☺</text:p>
          </table:table-cell>
          <table:table-cell table:style-name="ce49" table:formula="of:=RIGHT([.C27];1)">
            <text:p/>
          </table:table-cell>
          <table:table-cell table:style-name="ce49" table:formula="of:=RIGHT([.D27];1)">
            <text:p/>
          </table:table-cell>
          <table:table-cell table:style-name="ce49" table:formula="of:=RIGHT([.E27];1)">
            <text:p/>
          </table:table-cell>
          <table:table-cell table:style-name="ce49" table:formula="of:=RIGHT([.F27];1)">
            <text:p/>
          </table:table-cell>
          <table:table-cell table:style-name="ce49" table:formula="of:=RIGHT([.G27];1)">
            <text:p/>
          </table:table-cell>
          <table:table-cell table:style-name="ce49" table:formula="of:=RIGHT([.H27];1)">
            <text:p/>
          </table:table-cell>
          <table:table-cell table:style-name="ce49" table:formula="of:=RIGHT([.I27];1)">
            <text:p/>
          </table:table-cell>
          <table:table-cell table:style-name="ce49" table:formula="of:=RIGHT([.J27];1)">
            <text:p/>
          </table:table-cell>
          <table:table-cell table:style-name="ce49" table:formula="of:=RIGHT([.K27];1)">
            <text:p/>
          </table:table-cell>
          <table:table-cell table:style-name="ce49" table:formula="of:=RIGHT([.L27];1)">
            <text:p/>
          </table:table-cell>
          <table:table-cell table:style-name="ce49" table:formula="of:=RIGHT([.M27];1)">
            <text:p/>
          </table:table-cell>
          <table:table-cell table:style-name="ce49" table:formula="of:=RIGHT([.N2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7];1)">
            <text:p/>
          </table:table-cell>
          <table:table-cell table:style-name="ce49" table:formula="of:=RIGHT([.P27];1)">
            <text:p/>
          </table:table-cell>
          <table:table-cell table:style-name="ce49" table:formula="of:=RIGHT([.Q27];1)">
            <text:p/>
          </table:table-cell>
          <table:table-cell table:style-name="ce49" table:formula="of:=RIGHT([.R27];1)">
            <text:p/>
          </table:table-cell>
          <table:table-cell table:style-name="ce49" table:formula="of:=RIGHT([.S27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27" calcext:value-type="date">
            <text:p>27/ jul</text:p>
          </table:table-cell>
          <table:table-cell table:style-name="ce227" table:formula="of:=TEXT([.A28];&quot;Ddd&quot;)" office:value-type="string" office:string-value="tor" calcext:value-type="string">
            <text:p>tor</text:p>
          </table:table-cell>
          <table:table-cell table:style-name="ce233" table:number-columns-repeated="18"/>
          <table:table-cell table:style-name="ce235"/>
          <table:table-cell table:style-name="ce250" table:formula="of:=COUNTIF([.AH28:.AY28];&quot;☻&quot;)" office:value-type="float" office:value="0" calcext:value-type="float">
            <text:p>0</text:p>
          </table:table-cell>
          <table:table-cell table:style-name="ce250" table:formula="of:=COUNTIF([.AH28:.AY28];&quot;☺&quot;)" office:value-type="float" office:value="0" calcext:value-type="float">
            <text:p>0</text:p>
          </table:table-cell>
          <table:table-cell table:style-name="ce250" table:formula="of:=COUNTIF([.C28:.S28];&quot;51&quot;)+COUNTIF([.C28:.S28];&quot;51$&quot;)+COUNTIF([.C28:.S28];&quot;51☻&quot;)" office:value-type="float" office:value="0" calcext:value-type="float">
            <text:p>0</text:p>
          </table:table-cell>
          <table:table-cell table:style-name="ce250" table:formula="of:=COUNTIF([.C28:.S28];&quot;52&quot;)+COUNTIF([.C28:.S28];&quot;52$&quot;)+COUNTIF([.C28:.S28];&quot;52☻&quot;)" office:value-type="float" office:value="0" calcext:value-type="float">
            <text:p>0</text:p>
          </table:table-cell>
          <table:table-cell table:style-name="ce250" table:formula="of:=COUNTIF([.C28:.S28];&quot;51¶&quot;)" office:value-type="float" office:value="0" calcext:value-type="float">
            <text:p>0</text:p>
          </table:table-cell>
          <table:table-cell table:style-name="ce250" table:formula="of:=COUNTIF([.C28:.S28];&quot;52¶&quot;)" office:value-type="float" office:value="0" calcext:value-type="float">
            <text:p>0</text:p>
          </table:table-cell>
          <table:table-cell table:style-name="ce250" table:formula="of:=COUNTIF([.C28:.S28];&quot;U&quot;)+COUNTIF([.C28:.S28];&quot;U☻&quot;)+COUNTIF([.C28:.S28];&quot;U☺&quot;)" office:value-type="float" office:value="0" calcext:value-type="float">
            <text:p>0</text:p>
          </table:table-cell>
          <table:table-cell table:style-name="ce250" table:formula="of:=COUNTIF([.C28:.S28];&quot;KVIT&quot;)+COUNTIF([.C28:.S28];&quot;KVIT☻&quot;)+COUNTIF([.C28:.S28];&quot;kvit$&quot;)" office:value-type="float" office:value="0" calcext:value-type="float">
            <text:p>0</text:p>
          </table:table-cell>
          <table:table-cell table:style-name="ce255" table:formula="of:=COUNTBLANK([.C28:.S28])-3" office:value-type="float" office:value="14" calcext:value-type="float">
            <text:p>14</text:p>
          </table:table-cell>
          <table:table-cell table:style-name="ce258" table:formula="of:=COUNTIF([.C28:.S28];&quot;x&quot;)" office:value-type="float" office:value="0" calcext:value-type="float">
            <text:p>0</text:p>
          </table:table-cell>
          <table:table-cell table:style-name="ce259" table:formula="of:=COUNTIF([.C28:.S28];&quot;51&quot;)+COUNTIF([.C28:.S28];&quot;51☻&quot;)+COUNTIF([.C28:.S28];&quot;2&quot;)+COUNTIF([.C28:.S28];&quot;52&quot;)+COUNTIF([.C28:.S28];&quot;52☻&quot;)+COUNTIF([.C28:.S28];&quot;51$&quot;)+COUNTIF([.C28:.S28];&quot;52$&quot;)" office:value-type="float" office:value="0" calcext:value-type="float">
            <text:p>0</text:p>
          </table:table-cell>
          <table:table-cell table:style-name="ce115" table:formula="of:=[Vzorci_vnosov.$A$28]" office:value-type="string" office:string-value="KO" calcext:value-type="string">
            <text:p>KO</text:p>
          </table:table-cell>
          <table:table-cell table:style-name="ce49" table:formula="of:=RIGHT([.C28];1)">
            <text:p/>
          </table:table-cell>
          <table:table-cell table:style-name="ce49" table:formula="of:=RIGHT([.D28];1)">
            <text:p/>
          </table:table-cell>
          <table:table-cell table:style-name="ce49" table:formula="of:=RIGHT([.E28];1)">
            <text:p/>
          </table:table-cell>
          <table:table-cell table:style-name="ce49" table:formula="of:=RIGHT([.F28];1)">
            <text:p/>
          </table:table-cell>
          <table:table-cell table:style-name="ce49" table:formula="of:=RIGHT([.G28];1)">
            <text:p/>
          </table:table-cell>
          <table:table-cell table:style-name="ce49" table:formula="of:=RIGHT([.H28];1)">
            <text:p/>
          </table:table-cell>
          <table:table-cell table:style-name="ce49" table:formula="of:=RIGHT([.I28];1)">
            <text:p/>
          </table:table-cell>
          <table:table-cell table:style-name="ce49" table:formula="of:=RIGHT([.J28];1)">
            <text:p/>
          </table:table-cell>
          <table:table-cell table:style-name="ce49" table:formula="of:=RIGHT([.K28];1)">
            <text:p/>
          </table:table-cell>
          <table:table-cell table:style-name="ce49" table:formula="of:=RIGHT([.L28];1)">
            <text:p/>
          </table:table-cell>
          <table:table-cell table:style-name="ce49" table:formula="of:=RIGHT([.M28];1)">
            <text:p/>
          </table:table-cell>
          <table:table-cell table:style-name="ce49" table:formula="of:=RIGHT([.N2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8];1)">
            <text:p/>
          </table:table-cell>
          <table:table-cell table:style-name="ce49" table:formula="of:=RIGHT([.P28];1)">
            <text:p/>
          </table:table-cell>
          <table:table-cell table:style-name="ce49" table:formula="of:=RIGHT([.Q28];1)">
            <text:p/>
          </table:table-cell>
          <table:table-cell table:style-name="ce49" table:formula="of:=RIGHT([.R28];1)">
            <text:p/>
          </table:table-cell>
          <table:table-cell table:style-name="ce49" table:formula="of:=RIGHT([.S28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28" calcext:value-type="date">
            <text:p>28/ jul</text:p>
          </table:table-cell>
          <table:table-cell table:style-name="ce227" table:formula="of:=TEXT([.A29];&quot;Ddd&quot;)" office:value-type="string" office:string-value="sre" calcext:value-type="string">
            <text:p>sre</text:p>
          </table:table-cell>
          <table:table-cell table:style-name="ce233" table:number-columns-repeated="18"/>
          <table:table-cell table:style-name="ce235"/>
          <table:table-cell table:style-name="ce250" table:formula="of:=COUNTIF([.AH29:.AY29];&quot;☻&quot;)" office:value-type="float" office:value="0" calcext:value-type="float">
            <text:p>0</text:p>
          </table:table-cell>
          <table:table-cell table:style-name="ce250" table:formula="of:=COUNTIF([.AH29:.AY29];&quot;☺&quot;)" office:value-type="float" office:value="0" calcext:value-type="float">
            <text:p>0</text:p>
          </table:table-cell>
          <table:table-cell table:style-name="ce250" table:formula="of:=COUNTIF([.C29:.S29];&quot;51&quot;)+COUNTIF([.C29:.S29];&quot;51$&quot;)+COUNTIF([.C29:.S29];&quot;51☻&quot;)" office:value-type="float" office:value="0" calcext:value-type="float">
            <text:p>0</text:p>
          </table:table-cell>
          <table:table-cell table:style-name="ce250" table:formula="of:=COUNTIF([.C29:.S29];&quot;52&quot;)+COUNTIF([.C29:.S29];&quot;52$&quot;)+COUNTIF([.C29:.S29];&quot;52☻&quot;)" office:value-type="float" office:value="0" calcext:value-type="float">
            <text:p>0</text:p>
          </table:table-cell>
          <table:table-cell table:style-name="ce250" table:formula="of:=COUNTIF([.C29:.S29];&quot;51¶&quot;)" office:value-type="float" office:value="0" calcext:value-type="float">
            <text:p>0</text:p>
          </table:table-cell>
          <table:table-cell table:style-name="ce250" table:formula="of:=COUNTIF([.C29:.S29];&quot;52¶&quot;)" office:value-type="float" office:value="0" calcext:value-type="float">
            <text:p>0</text:p>
          </table:table-cell>
          <table:table-cell table:style-name="ce250" table:formula="of:=COUNTIF([.C29:.S29];&quot;U&quot;)+COUNTIF([.C29:.S29];&quot;U☻&quot;)+COUNTIF([.C29:.S29];&quot;U☺&quot;)" office:value-type="float" office:value="0" calcext:value-type="float">
            <text:p>0</text:p>
          </table:table-cell>
          <table:table-cell table:style-name="ce250" table:formula="of:=COUNTIF([.C29:.S29];&quot;KVIT&quot;)+COUNTIF([.C29:.S29];&quot;KVIT☻&quot;)+COUNTIF([.C29:.S29];&quot;kvit$&quot;)" office:value-type="float" office:value="0" calcext:value-type="float">
            <text:p>0</text:p>
          </table:table-cell>
          <table:table-cell table:style-name="ce255" table:formula="of:=COUNTBLANK([.C29:.S29])-3" office:value-type="float" office:value="14" calcext:value-type="float">
            <text:p>14</text:p>
          </table:table-cell>
          <table:table-cell table:style-name="ce258" table:formula="of:=COUNTIF([.C29:.S29];&quot;x&quot;)" office:value-type="float" office:value="0" calcext:value-type="float">
            <text:p>0</text:p>
          </table:table-cell>
          <table:table-cell table:style-name="ce259" table:formula="of:=COUNTIF([.C29:.S29];&quot;51&quot;)+COUNTIF([.C29:.S29];&quot;51☻&quot;)+COUNTIF([.C29:.S29];&quot;2&quot;)+COUNTIF([.C29:.S29];&quot;52&quot;)+COUNTIF([.C29:.S29];&quot;52☻&quot;)+COUNTIF([.C29:.S29];&quot;51$&quot;)+COUNTIF([.C29:.S29];&quot;52$&quot;)" office:value-type="float" office:value="0" calcext:value-type="float">
            <text:p>0</text:p>
          </table:table-cell>
          <table:table-cell table:style-name="ce115" table:formula="of:=[Vzorci_vnosov.$A$29]" office:value-type="string" office:string-value="Rt" calcext:value-type="string">
            <text:p>Rt</text:p>
          </table:table-cell>
          <table:table-cell table:style-name="ce49" table:formula="of:=RIGHT([.C29];1)">
            <text:p/>
          </table:table-cell>
          <table:table-cell table:style-name="ce49" table:formula="of:=RIGHT([.D29];1)">
            <text:p/>
          </table:table-cell>
          <table:table-cell table:style-name="ce49" table:formula="of:=RIGHT([.E29];1)">
            <text:p/>
          </table:table-cell>
          <table:table-cell table:style-name="ce49" table:formula="of:=RIGHT([.F29];1)">
            <text:p/>
          </table:table-cell>
          <table:table-cell table:style-name="ce49" table:formula="of:=RIGHT([.G29];1)">
            <text:p/>
          </table:table-cell>
          <table:table-cell table:style-name="ce49" table:formula="of:=RIGHT([.H29];1)">
            <text:p/>
          </table:table-cell>
          <table:table-cell table:style-name="ce49" table:formula="of:=RIGHT([.I29];1)">
            <text:p/>
          </table:table-cell>
          <table:table-cell table:style-name="ce49" table:formula="of:=RIGHT([.J29];1)">
            <text:p/>
          </table:table-cell>
          <table:table-cell table:style-name="ce49" table:formula="of:=RIGHT([.K29];1)">
            <text:p/>
          </table:table-cell>
          <table:table-cell table:style-name="ce49" table:formula="of:=RIGHT([.L29];1)">
            <text:p/>
          </table:table-cell>
          <table:table-cell table:style-name="ce49" table:formula="of:=RIGHT([.M29];1)">
            <text:p/>
          </table:table-cell>
          <table:table-cell table:style-name="ce49" table:formula="of:=RIGHT([.N2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9];1)">
            <text:p/>
          </table:table-cell>
          <table:table-cell table:style-name="ce49" table:formula="of:=RIGHT([.P29];1)">
            <text:p/>
          </table:table-cell>
          <table:table-cell table:style-name="ce49" table:formula="of:=RIGHT([.Q29];1)">
            <text:p/>
          </table:table-cell>
          <table:table-cell table:style-name="ce49" table:formula="of:=RIGHT([.R29];1)">
            <text:p/>
          </table:table-cell>
          <table:table-cell table:style-name="ce49" table:formula="of:=RIGHT([.S29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29" calcext:value-type="date">
            <text:p>29/ jul</text:p>
          </table:table-cell>
          <table:table-cell table:style-name="ce227" table:formula="of:=TEXT([.A30];&quot;Ddd&quot;)" office:value-type="string" office:string-value="čet" calcext:value-type="string">
            <text:p>čet</text:p>
          </table:table-cell>
          <table:table-cell table:style-name="ce233" table:number-columns-repeated="18"/>
          <table:table-cell table:style-name="ce235"/>
          <table:table-cell table:style-name="ce250" table:formula="of:=COUNTIF([.AH30:.AY30];&quot;☻&quot;)" office:value-type="float" office:value="0" calcext:value-type="float">
            <text:p>0</text:p>
          </table:table-cell>
          <table:table-cell table:style-name="ce250" table:formula="of:=COUNTIF([.AH30:.AY30];&quot;☺&quot;)" office:value-type="float" office:value="0" calcext:value-type="float">
            <text:p>0</text:p>
          </table:table-cell>
          <table:table-cell table:style-name="ce250" table:formula="of:=COUNTIF([.C30:.S30];&quot;51&quot;)+COUNTIF([.C30:.S30];&quot;51$&quot;)+COUNTIF([.C30:.S30];&quot;51☻&quot;)" office:value-type="float" office:value="0" calcext:value-type="float">
            <text:p>0</text:p>
          </table:table-cell>
          <table:table-cell table:style-name="ce250" table:formula="of:=COUNTIF([.C30:.S30];&quot;52&quot;)+COUNTIF([.C30:.S30];&quot;52$&quot;)+COUNTIF([.C30:.S30];&quot;52☻&quot;)" office:value-type="float" office:value="0" calcext:value-type="float">
            <text:p>0</text:p>
          </table:table-cell>
          <table:table-cell table:style-name="ce250" table:formula="of:=COUNTIF([.C30:.S30];&quot;51¶&quot;)" office:value-type="float" office:value="0" calcext:value-type="float">
            <text:p>0</text:p>
          </table:table-cell>
          <table:table-cell table:style-name="ce250" table:formula="of:=COUNTIF([.C30:.S30];&quot;52¶&quot;)" office:value-type="float" office:value="0" calcext:value-type="float">
            <text:p>0</text:p>
          </table:table-cell>
          <table:table-cell table:style-name="ce250" table:formula="of:=COUNTIF([.C30:.S30];&quot;U&quot;)+COUNTIF([.C30:.S30];&quot;U☻&quot;)+COUNTIF([.C30:.S30];&quot;U☺&quot;)" office:value-type="float" office:value="0" calcext:value-type="float">
            <text:p>0</text:p>
          </table:table-cell>
          <table:table-cell table:style-name="ce250" table:formula="of:=COUNTIF([.C30:.S30];&quot;KVIT&quot;)+COUNTIF([.C30:.S30];&quot;KVIT☻&quot;)+COUNTIF([.C30:.S30];&quot;kvit$&quot;)" office:value-type="float" office:value="0" calcext:value-type="float">
            <text:p>0</text:p>
          </table:table-cell>
          <table:table-cell table:style-name="ce255" table:formula="of:=COUNTBLANK([.C30:.S30])-3" office:value-type="float" office:value="14" calcext:value-type="float">
            <text:p>14</text:p>
          </table:table-cell>
          <table:table-cell table:style-name="ce258" table:formula="of:=COUNTIF([.C30:.S30];&quot;x&quot;)" office:value-type="float" office:value="0" calcext:value-type="float">
            <text:p>0</text:p>
          </table:table-cell>
          <table:table-cell table:style-name="ce259" table:formula="of:=COUNTIF([.C30:.S30];&quot;51&quot;)+COUNTIF([.C30:.S30];&quot;51☻&quot;)+COUNTIF([.C30:.S30];&quot;2&quot;)+COUNTIF([.C30:.S30];&quot;52&quot;)+COUNTIF([.C30:.S30];&quot;52☻&quot;)+COUNTIF([.C30:.S30];&quot;51$&quot;)+COUNTIF([.C30:.S30];&quot;52$&quot;)" office:value-type="float" office:value="0" calcext:value-type="float">
            <text:p>0</text:p>
          </table:table-cell>
          <table:table-cell table:style-name="ce87" table:formula="of:=[Vzorci_vnosov.$A$30]" office:value-type="string" office:string-value="Rt☻" calcext:value-type="string">
            <text:p>Rt☻</text:p>
          </table:table-cell>
          <table:table-cell table:style-name="ce49" table:formula="of:=RIGHT([.C30];1)">
            <text:p/>
          </table:table-cell>
          <table:table-cell table:style-name="ce49" table:formula="of:=RIGHT([.D30];1)">
            <text:p/>
          </table:table-cell>
          <table:table-cell table:style-name="ce49" table:formula="of:=RIGHT([.E30];1)">
            <text:p/>
          </table:table-cell>
          <table:table-cell table:style-name="ce49" table:formula="of:=RIGHT([.F30];1)">
            <text:p/>
          </table:table-cell>
          <table:table-cell table:style-name="ce49" table:formula="of:=RIGHT([.G30];1)">
            <text:p/>
          </table:table-cell>
          <table:table-cell table:style-name="ce49" table:formula="of:=RIGHT([.H30];1)">
            <text:p/>
          </table:table-cell>
          <table:table-cell table:style-name="ce49" table:formula="of:=RIGHT([.I30];1)">
            <text:p/>
          </table:table-cell>
          <table:table-cell table:style-name="ce49" table:formula="of:=RIGHT([.J30];1)">
            <text:p/>
          </table:table-cell>
          <table:table-cell table:style-name="ce49" table:formula="of:=RIGHT([.K30];1)">
            <text:p/>
          </table:table-cell>
          <table:table-cell table:style-name="ce49" table:formula="of:=RIGHT([.L30];1)">
            <text:p/>
          </table:table-cell>
          <table:table-cell table:style-name="ce49" table:formula="of:=RIGHT([.M30];1)">
            <text:p/>
          </table:table-cell>
          <table:table-cell table:style-name="ce49" table:formula="of:=RIGHT([.N3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0];1)">
            <text:p/>
          </table:table-cell>
          <table:table-cell table:style-name="ce49" table:formula="of:=RIGHT([.P30];1)">
            <text:p/>
          </table:table-cell>
          <table:table-cell table:style-name="ce49" table:formula="of:=RIGHT([.Q30];1)">
            <text:p/>
          </table:table-cell>
          <table:table-cell table:style-name="ce49" table:formula="of:=RIGHT([.R30];1)">
            <text:p/>
          </table:table-cell>
          <table:table-cell table:style-name="ce49" table:formula="of:=RIGHT([.S30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30" calcext:value-type="date">
            <text:p>30/ jul</text:p>
          </table:table-cell>
          <table:table-cell table:style-name="ce227" table:formula="of:=TEXT([.A31];&quot;Ddd&quot;)" office:value-type="string" office:string-value="pet" calcext:value-type="string">
            <text:p>pet</text:p>
          </table:table-cell>
          <table:table-cell table:style-name="ce233" table:number-columns-repeated="18"/>
          <table:table-cell table:style-name="ce235"/>
          <table:table-cell table:style-name="ce250" table:formula="of:=COUNTIF([.AH31:.AY31];&quot;☻&quot;)" office:value-type="float" office:value="0" calcext:value-type="float">
            <text:p>0</text:p>
          </table:table-cell>
          <table:table-cell table:style-name="ce250" table:formula="of:=COUNTIF([.AH31:.AY31];&quot;☺&quot;)" office:value-type="float" office:value="0" calcext:value-type="float">
            <text:p>0</text:p>
          </table:table-cell>
          <table:table-cell table:style-name="ce250" table:formula="of:=COUNTIF([.C31:.S31];&quot;51&quot;)+COUNTIF([.C31:.S31];&quot;51$&quot;)+COUNTIF([.C31:.S31];&quot;51☻&quot;)" office:value-type="float" office:value="0" calcext:value-type="float">
            <text:p>0</text:p>
          </table:table-cell>
          <table:table-cell table:style-name="ce250" table:formula="of:=COUNTIF([.C31:.S31];&quot;52&quot;)+COUNTIF([.C31:.S31];&quot;52$&quot;)+COUNTIF([.C31:.S31];&quot;52☻&quot;)" office:value-type="float" office:value="0" calcext:value-type="float">
            <text:p>0</text:p>
          </table:table-cell>
          <table:table-cell table:style-name="ce250" table:formula="of:=COUNTIF([.C31:.S31];&quot;51¶&quot;)" office:value-type="float" office:value="0" calcext:value-type="float">
            <text:p>0</text:p>
          </table:table-cell>
          <table:table-cell table:style-name="ce250" table:formula="of:=COUNTIF([.C31:.S31];&quot;52¶&quot;)" office:value-type="float" office:value="0" calcext:value-type="float">
            <text:p>0</text:p>
          </table:table-cell>
          <table:table-cell table:style-name="ce250" table:formula="of:=COUNTIF([.C31:.S31];&quot;U&quot;)+COUNTIF([.C31:.S31];&quot;U☻&quot;)+COUNTIF([.C31:.S31];&quot;U☺&quot;)" office:value-type="float" office:value="0" calcext:value-type="float">
            <text:p>0</text:p>
          </table:table-cell>
          <table:table-cell table:style-name="ce250" table:formula="of:=COUNTIF([.C31:.S31];&quot;KVIT&quot;)+COUNTIF([.C31:.S31];&quot;KVIT☻&quot;)+COUNTIF([.C31:.S31];&quot;kvit$&quot;)" office:value-type="float" office:value="0" calcext:value-type="float">
            <text:p>0</text:p>
          </table:table-cell>
          <table:table-cell table:style-name="ce255" table:formula="of:=COUNTBLANK([.C31:.S31])-3" office:value-type="float" office:value="14" calcext:value-type="float">
            <text:p>14</text:p>
          </table:table-cell>
          <table:table-cell table:style-name="ce258" table:formula="of:=COUNTIF([.C31:.S31];&quot;x&quot;)" office:value-type="float" office:value="0" calcext:value-type="float">
            <text:p>0</text:p>
          </table:table-cell>
          <table:table-cell table:style-name="ce259" table:formula="of:=COUNTIF([.C31:.S31];&quot;51&quot;)+COUNTIF([.C31:.S31];&quot;51☻&quot;)+COUNTIF([.C31:.S31];&quot;2&quot;)+COUNTIF([.C31:.S31];&quot;52&quot;)+COUNTIF([.C31:.S31];&quot;52☻&quot;)+COUNTIF([.C31:.S31];&quot;51$&quot;)+COUNTIF([.C31:.S31];&quot;52$&quot;)" office:value-type="float" office:value="0" calcext:value-type="float">
            <text:p>0</text:p>
          </table:table-cell>
          <table:table-cell table:style-name="ce116" table:formula="of:=[Vzorci_vnosov.$A$31]" office:value-type="string" office:string-value="Rt☺" calcext:value-type="string">
            <text:p>Rt☺</text:p>
          </table:table-cell>
          <table:table-cell table:style-name="ce49" table:formula="of:=RIGHT([.C31];1)">
            <text:p/>
          </table:table-cell>
          <table:table-cell table:style-name="ce49" table:formula="of:=RIGHT([.D31];1)">
            <text:p/>
          </table:table-cell>
          <table:table-cell table:style-name="ce49" table:formula="of:=RIGHT([.E31];1)">
            <text:p/>
          </table:table-cell>
          <table:table-cell table:style-name="ce49" table:formula="of:=RIGHT([.F31];1)">
            <text:p/>
          </table:table-cell>
          <table:table-cell table:style-name="ce49" table:formula="of:=RIGHT([.G31];1)">
            <text:p/>
          </table:table-cell>
          <table:table-cell table:style-name="ce49" table:formula="of:=RIGHT([.H31];1)">
            <text:p/>
          </table:table-cell>
          <table:table-cell table:style-name="ce49" table:formula="of:=RIGHT([.I31];1)">
            <text:p/>
          </table:table-cell>
          <table:table-cell table:style-name="ce49" table:formula="of:=RIGHT([.J31];1)">
            <text:p/>
          </table:table-cell>
          <table:table-cell table:style-name="ce49" table:formula="of:=RIGHT([.K31];1)">
            <text:p/>
          </table:table-cell>
          <table:table-cell table:style-name="ce49" table:formula="of:=RIGHT([.L31];1)">
            <text:p/>
          </table:table-cell>
          <table:table-cell table:style-name="ce49" table:formula="of:=RIGHT([.M31];1)">
            <text:p/>
          </table:table-cell>
          <table:table-cell table:style-name="ce49" table:formula="of:=RIGHT([.N3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1];1)">
            <text:p/>
          </table:table-cell>
          <table:table-cell table:style-name="ce49" table:formula="of:=RIGHT([.P31];1)">
            <text:p/>
          </table:table-cell>
          <table:table-cell table:style-name="ce49" table:formula="of:=RIGHT([.Q31];1)">
            <text:p/>
          </table:table-cell>
          <table:table-cell table:style-name="ce49" table:formula="of:=RIGHT([.R31];1)">
            <text:p/>
          </table:table-cell>
          <table:table-cell table:style-name="ce49" table:formula="of:=RIGHT([.S31];1)">
            <text:p/>
          </table:table-cell>
          <table:table-cell table:number-columns-repeated="973"/>
        </table:table-row>
        <table:table-row table:style-name="ro4">
          <table:table-cell table:style-name="ce224" office:value-type="date" office:date-value="2021-07-31" calcext:value-type="date">
            <text:p>31/ jul</text:p>
          </table:table-cell>
          <table:table-cell table:style-name="ce227" table:formula="of:=TEXT([.A32];&quot;Ddd&quot;)" office:value-type="string" office:string-value="sob" calcext:value-type="string">
            <text:p>sob</text:p>
          </table:table-cell>
          <table:table-cell table:style-name="ce233" table:number-columns-repeated="18"/>
          <table:table-cell table:style-name="ce235"/>
          <table:table-cell table:style-name="ce250" table:formula="of:=COUNTIF([.AH32:.AY32];&quot;☻&quot;)" office:value-type="float" office:value="0" calcext:value-type="float">
            <text:p>0</text:p>
          </table:table-cell>
          <table:table-cell table:style-name="ce250" table:formula="of:=COUNTIF([.AH32:.AY32];&quot;☺&quot;)" office:value-type="float" office:value="0" calcext:value-type="float">
            <text:p>0</text:p>
          </table:table-cell>
          <table:table-cell table:style-name="ce250" table:formula="of:=COUNTIF([.C32:.S32];&quot;51&quot;)+COUNTIF([.C32:.S32];&quot;51$&quot;)+COUNTIF([.C32:.S32];&quot;51☻&quot;)" office:value-type="float" office:value="0" calcext:value-type="float">
            <text:p>0</text:p>
          </table:table-cell>
          <table:table-cell table:style-name="ce250" table:formula="of:=COUNTIF([.C32:.S32];&quot;52&quot;)+COUNTIF([.C32:.S32];&quot;52$&quot;)+COUNTIF([.C32:.S32];&quot;52☻&quot;)" office:value-type="float" office:value="0" calcext:value-type="float">
            <text:p>0</text:p>
          </table:table-cell>
          <table:table-cell table:style-name="ce250" table:formula="of:=COUNTIF([.C32:.S32];&quot;51¶&quot;)" office:value-type="float" office:value="0" calcext:value-type="float">
            <text:p>0</text:p>
          </table:table-cell>
          <table:table-cell table:style-name="ce250" table:formula="of:=COUNTIF([.C32:.S32];&quot;52¶&quot;)" office:value-type="float" office:value="0" calcext:value-type="float">
            <text:p>0</text:p>
          </table:table-cell>
          <table:table-cell table:style-name="ce250" table:formula="of:=COUNTIF([.C32:.S32];&quot;U&quot;)+COUNTIF([.C32:.S32];&quot;U☻&quot;)+COUNTIF([.C32:.S32];&quot;U☺&quot;)" office:value-type="float" office:value="0" calcext:value-type="float">
            <text:p>0</text:p>
          </table:table-cell>
          <table:table-cell table:style-name="ce250" table:formula="of:=COUNTIF([.C32:.S32];&quot;KVIT&quot;)+COUNTIF([.C32:.S32];&quot;KVIT☻&quot;)+COUNTIF([.C32:.S32];&quot;kvit$&quot;)" office:value-type="float" office:value="0" calcext:value-type="float">
            <text:p>0</text:p>
          </table:table-cell>
          <table:table-cell table:style-name="ce255" table:formula="of:=COUNTBLANK([.C32:.S32])-3" office:value-type="float" office:value="14" calcext:value-type="float">
            <text:p>14</text:p>
          </table:table-cell>
          <table:table-cell table:style-name="ce258" table:formula="of:=COUNTIF([.C32:.S32];&quot;x&quot;)" office:value-type="float" office:value="0" calcext:value-type="float">
            <text:p>0</text:p>
          </table:table-cell>
          <table:table-cell table:style-name="ce259" table:formula="of:=COUNTIF([.C32:.S32];&quot;51&quot;)+COUNTIF([.C32:.S32];&quot;51☻&quot;)+COUNTIF([.C32:.S32];&quot;2&quot;)+COUNTIF([.C32:.S32];&quot;52&quot;)+COUNTIF([.C32:.S32];&quot;52☻&quot;)+COUNTIF([.C32:.S32];&quot;51$&quot;)+COUNTIF([.C32:.S32];&quot;52$&quot;)" office:value-type="float" office:value="0" calcext:value-type="float">
            <text:p>0</text:p>
          </table:table-cell>
          <table:table-cell table:style-name="ce89" table:formula="of:=[Vzorci_vnosov.$A$32]" office:value-type="string" office:string-value="Am" calcext:value-type="string">
            <text:p>Am</text:p>
          </table:table-cell>
          <table:table-cell table:style-name="ce49" table:formula="of:=RIGHT([.C32];1)">
            <text:p/>
          </table:table-cell>
          <table:table-cell table:style-name="ce49" table:formula="of:=RIGHT([.D32];1)">
            <text:p/>
          </table:table-cell>
          <table:table-cell table:style-name="ce49" table:formula="of:=RIGHT([.E32];1)">
            <text:p/>
          </table:table-cell>
          <table:table-cell table:style-name="ce49" table:formula="of:=RIGHT([.F32];1)">
            <text:p/>
          </table:table-cell>
          <table:table-cell table:style-name="ce49" table:formula="of:=RIGHT([.G32];1)">
            <text:p/>
          </table:table-cell>
          <table:table-cell table:style-name="ce49" table:formula="of:=RIGHT([.H32];1)">
            <text:p/>
          </table:table-cell>
          <table:table-cell table:style-name="ce49" table:formula="of:=RIGHT([.I32];1)">
            <text:p/>
          </table:table-cell>
          <table:table-cell table:style-name="ce49" table:formula="of:=RIGHT([.J32];1)">
            <text:p/>
          </table:table-cell>
          <table:table-cell table:style-name="ce49" table:formula="of:=RIGHT([.K32];1)">
            <text:p/>
          </table:table-cell>
          <table:table-cell table:style-name="ce49" table:formula="of:=RIGHT([.L32];1)">
            <text:p/>
          </table:table-cell>
          <table:table-cell table:style-name="ce49" table:formula="of:=RIGHT([.M32];1)">
            <text:p/>
          </table:table-cell>
          <table:table-cell table:style-name="ce49" table:formula="of:=RIGHT([.N3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2];1)">
            <text:p/>
          </table:table-cell>
          <table:table-cell table:style-name="ce49" table:formula="of:=RIGHT([.P32];1)">
            <text:p/>
          </table:table-cell>
          <table:table-cell table:style-name="ce49" table:formula="of:=RIGHT([.Q32];1)">
            <text:p/>
          </table:table-cell>
          <table:table-cell table:style-name="ce49" table:formula="of:=RIGHT([.R32];1)">
            <text:p/>
          </table:table-cell>
          <table:table-cell table:style-name="ce49" table:formula="of:=RIGHT([.S32];1)">
            <text:p/>
          </table:table-cell>
          <table:table-cell table:number-columns-repeated="973"/>
        </table:table-row>
        <table:table-row table:style-name="ro1">
          <table:table-cell table:number-columns-repeated="32"/>
          <table:table-cell table:style-name="ce87" table:formula="of:=[Vzorci_vnosov.$A$33]" office:value-type="string" office:string-value="Am☻" calcext:value-type="string">
            <text:p>Am☻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29" table:formula="of:=[.$C$1]" office:value-type="string" office:string-value="GOR" calcext:value-type="string">
            <text:p>GOR</text:p>
          </table:table-cell>
          <table:table-cell table:style-name="ce129" table:formula="of:=[.$D$1]" office:value-type="string" office:string-value="ŠOŠ" calcext:value-type="string">
            <text:p>ŠOŠ</text:p>
          </table:table-cell>
          <table:table-cell table:style-name="ce129" table:formula="of:=[.$E$1]" office:value-type="string" office:string-value="PIN" calcext:value-type="string">
            <text:p>PIN</text:p>
          </table:table-cell>
          <table:table-cell table:style-name="ce129" table:formula="of:=[.$F$1]" office:value-type="string" office:string-value="KON" calcext:value-type="string">
            <text:p>KON</text:p>
          </table:table-cell>
          <table:table-cell table:style-name="ce129" table:formula="of:=[.$G$1]" office:value-type="string" office:string-value="ORO" calcext:value-type="string">
            <text:p>ORO</text:p>
          </table:table-cell>
          <table:table-cell table:style-name="ce129" table:formula="of:=[.$H$1]" office:value-type="string" office:string-value="MIO" calcext:value-type="string">
            <text:p>MIO</text:p>
          </table:table-cell>
          <table:table-cell table:style-name="ce129" table:formula="of:=[.$I$1]" office:value-type="string" office:string-value="BOŽ" calcext:value-type="string">
            <text:p>BOŽ</text:p>
          </table:table-cell>
          <table:table-cell table:style-name="ce129" table:formula="of:=[.$J$1]" office:value-type="string" office:string-value="TOM" calcext:value-type="string">
            <text:p>TOM</text:p>
          </table:table-cell>
          <table:table-cell table:style-name="ce129" table:formula="of:=[.$K$1]" office:value-type="string" office:string-value="MŠŠ" calcext:value-type="string">
            <text:p>MŠŠ</text:p>
          </table:table-cell>
          <table:table-cell table:style-name="ce129" table:formula="of:=[.$L$1]" office:value-type="string" office:string-value="ŽIV" calcext:value-type="string">
            <text:p>ŽIV</text:p>
          </table:table-cell>
          <table:table-cell table:style-name="ce129" table:formula="of:=[.$M$1]" office:value-type="string" office:string-value="TAL" calcext:value-type="string">
            <text:p>TAL</text:p>
          </table:table-cell>
          <table:table-cell table:style-name="ce129" table:formula="of:=[.$N$1]" office:value-type="string" office:string-value="PIR" calcext:value-type="string">
            <text:p>PIR</text:p>
          </table:table-cell>
          <table:table-cell table:style-name="ce129" table:formula="of:=[.$O$1]" office:value-type="string" office:string-value="NOV2" calcext:value-type="string">
            <text:p>NOV2</text:p>
          </table:table-cell>
          <table:table-cell table:style-name="ce129" table:formula="of:=[.$P$1]" office:value-type="string" office:string-value="BUT" calcext:value-type="string">
            <text:p>BUT</text:p>
          </table:table-cell>
          <table:table-cell table:style-name="ce129" table:formula="of:=[.$Q$1]" office:value-type="string" office:string-value="ŽRJ" calcext:value-type="string">
            <text:p>ŽRJ</text:p>
          </table:table-cell>
          <table:table-cell table:style-name="ce129" table:formula="of:=[.$R$1]" office:value-type="string" office:string-value="NOV3" calcext:value-type="string">
            <text:p>NOV3</text:p>
          </table:table-cell>
          <table:table-cell table:style-name="ce129" table:formula="of:=[.$S$1]" office:value-type="string" office:string-value="JNK" calcext:value-type="string">
            <text:p>JNK</text:p>
          </table:table-cell>
          <table:table-cell table:number-columns-repeated="13"/>
          <table:table-cell table:style-name="ce116" table:formula="of:=[Vzorci_vnosov.$A$34]" office:value-type="string" office:string-value="Am☺" calcext:value-type="string">
            <text:p>Am☺</text:p>
          </table:table-cell>
          <table:table-cell table:number-columns-repeated="991"/>
        </table:table-row>
        <table:table-row table:style-name="ro5">
          <table:table-cell/>
          <table:table-cell table:style-name="ce65" table:formula="of:=[Vzorci_vnosov.$A$20]" office:value-type="string" office:string-value="☺" calcext:value-type="string">
            <text:p>☺</text:p>
          </table:table-cell>
          <table:table-cell table:style-name="ce66" table:formula="of:=COUNTIF([.AH2:.AH32];&quot;☺&quot;)" office:value-type="float" office:value="0" calcext:value-type="float">
            <text:p>0</text:p>
          </table:table-cell>
          <table:table-cell table:style-name="ce66" table:formula="of:=COUNTIF([.AI2:.AI32];&quot;☺&quot;)" office:value-type="float" office:value="0" calcext:value-type="float">
            <text:p>0</text:p>
          </table:table-cell>
          <table:table-cell table:style-name="ce66" table:formula="of:=COUNTIF([.AJ2:.AJ32];&quot;☺&quot;)" office:value-type="float" office:value="0" calcext:value-type="float">
            <text:p>0</text:p>
          </table:table-cell>
          <table:table-cell table:style-name="ce66" table:formula="of:=COUNTIF([.AK2:.AK32];&quot;☺&quot;)" office:value-type="float" office:value="0" calcext:value-type="float">
            <text:p>0</text:p>
          </table:table-cell>
          <table:table-cell table:style-name="ce66" table:formula="of:=COUNTIF([.AL2:.AL32];&quot;☺&quot;)" office:value-type="float" office:value="0" calcext:value-type="float">
            <text:p>0</text:p>
          </table:table-cell>
          <table:table-cell table:style-name="ce66" table:formula="of:=COUNTIF([.AM2:.AM32];&quot;☺&quot;)" office:value-type="float" office:value="0" calcext:value-type="float">
            <text:p>0</text:p>
          </table:table-cell>
          <table:table-cell table:style-name="ce66" table:formula="of:=COUNTIF([.AN2:.AN32];&quot;☺&quot;)" office:value-type="float" office:value="0" calcext:value-type="float">
            <text:p>0</text:p>
          </table:table-cell>
          <table:table-cell table:style-name="ce66" table:formula="of:=COUNTIF([.AO2:.AO32];&quot;☺&quot;)" office:value-type="float" office:value="0" calcext:value-type="float">
            <text:p>0</text:p>
          </table:table-cell>
          <table:table-cell table:style-name="ce66" table:formula="of:=COUNTIF([.AP2:.AP32];&quot;☺&quot;)" office:value-type="float" office:value="0" calcext:value-type="float">
            <text:p>0</text:p>
          </table:table-cell>
          <table:table-cell table:style-name="ce66" table:formula="of:=COUNTIF([.AQ2:.AQ32];&quot;☺&quot;)" office:value-type="float" office:value="0" calcext:value-type="float">
            <text:p>0</text:p>
          </table:table-cell>
          <table:table-cell table:style-name="ce66" table:formula="of:=COUNTIF([.AR2:.AR32];&quot;☺&quot;)" office:value-type="float" office:value="0" calcext:value-type="float">
            <text:p>0</text:p>
          </table:table-cell>
          <table:table-cell table:style-name="ce66" table:formula="of:=COUNTIF([.AS2:.AS32];&quot;☺&quot;)" office:value-type="float" office:value="0" calcext:value-type="float">
            <text:p>0</text:p>
          </table:table-cell>
          <table:table-cell table:style-name="ce66" table:formula="of:=COUNTIF([.AU2:.AU32];&quot;☺&quot;)" office:value-type="float" office:value="0" calcext:value-type="float">
            <text:p>0</text:p>
          </table:table-cell>
          <table:table-cell table:style-name="ce66" table:formula="of:=COUNTIF([.AV2:.AV32];&quot;☺&quot;)" office:value-type="float" office:value="0" calcext:value-type="float">
            <text:p>0</text:p>
          </table:table-cell>
          <table:table-cell table:style-name="ce66" table:formula="of:=COUNTIF([.AW2:.AW32];&quot;☺&quot;)" office:value-type="float" office:value="0" calcext:value-type="float">
            <text:p>0</text:p>
          </table:table-cell>
          <table:table-cell table:style-name="ce66" table:formula="of:=COUNTIF([.AX2:.AX32];&quot;☺&quot;)" office:value-type="float" office:value="0" calcext:value-type="float">
            <text:p>0</text:p>
          </table:table-cell>
          <table:table-cell table:style-name="ce66" table:formula="of:=COUNTIF([.AY2:.AY32];&quot;☺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35]" office:value-type="string" office:string-value="Ta" calcext:value-type="string">
            <text:p>Ta</text:p>
          </table:table-cell>
          <table:table-cell table:number-columns-repeated="991"/>
        </table:table-row>
        <table:table-row table:style-name="ro5">
          <table:table-cell table:style-name="ce67"/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66" table:formula="of:=COUNTIF([.AH2:.AH32];&quot;☻&quot;)" office:value-type="float" office:value="0" calcext:value-type="float">
            <text:p>0</text:p>
          </table:table-cell>
          <table:table-cell table:style-name="ce66" table:formula="of:=COUNTIF([.AI2:.AI32];&quot;☻&quot;)" office:value-type="float" office:value="0" calcext:value-type="float">
            <text:p>0</text:p>
          </table:table-cell>
          <table:table-cell table:style-name="ce66" table:formula="of:=COUNTIF([.AJ2:.AJ32];&quot;☻&quot;)" office:value-type="float" office:value="0" calcext:value-type="float">
            <text:p>0</text:p>
          </table:table-cell>
          <table:table-cell table:style-name="ce66" table:formula="of:=COUNTIF([.AK2:.AK32];&quot;☻&quot;)" office:value-type="float" office:value="0" calcext:value-type="float">
            <text:p>0</text:p>
          </table:table-cell>
          <table:table-cell table:style-name="ce66" table:formula="of:=COUNTIF([.AL2:.AL32];&quot;☻&quot;)" office:value-type="float" office:value="0" calcext:value-type="float">
            <text:p>0</text:p>
          </table:table-cell>
          <table:table-cell table:style-name="ce66" table:formula="of:=COUNTIF([.AM2:.AM32];&quot;☻&quot;)" office:value-type="float" office:value="0" calcext:value-type="float">
            <text:p>0</text:p>
          </table:table-cell>
          <table:table-cell table:style-name="ce66" table:formula="of:=COUNTIF([.AN2:.AN32];&quot;☻&quot;)" office:value-type="float" office:value="0" calcext:value-type="float">
            <text:p>0</text:p>
          </table:table-cell>
          <table:table-cell table:style-name="ce66" table:formula="of:=COUNTIF([.AO2:.AO32];&quot;☻&quot;)" office:value-type="float" office:value="0" calcext:value-type="float">
            <text:p>0</text:p>
          </table:table-cell>
          <table:table-cell table:style-name="ce66" table:formula="of:=COUNTIF([.AP2:.AP32];&quot;☻&quot;)" office:value-type="float" office:value="0" calcext:value-type="float">
            <text:p>0</text:p>
          </table:table-cell>
          <table:table-cell table:style-name="ce66" table:formula="of:=COUNTIF([.AQ2:.AQ32];&quot;☻&quot;)" office:value-type="float" office:value="0" calcext:value-type="float">
            <text:p>0</text:p>
          </table:table-cell>
          <table:table-cell table:style-name="ce66" table:formula="of:=COUNTIF([.AR2:.AR32];&quot;☻&quot;)" office:value-type="float" office:value="0" calcext:value-type="float">
            <text:p>0</text:p>
          </table:table-cell>
          <table:table-cell table:style-name="ce66" table:formula="of:=COUNTIF([.AS2:.AS32];&quot;☻&quot;)" office:value-type="float" office:value="0" calcext:value-type="float">
            <text:p>0</text:p>
          </table:table-cell>
          <table:table-cell table:style-name="ce66" table:formula="of:=COUNTIF([.AU2:.AU32];&quot;☻&quot;)" office:value-type="float" office:value="0" calcext:value-type="float">
            <text:p>0</text:p>
          </table:table-cell>
          <table:table-cell table:style-name="ce66" table:formula="of:=COUNTIF([.AV2:.AV32];&quot;☻&quot;)" office:value-type="float" office:value="0" calcext:value-type="float">
            <text:p>0</text:p>
          </table:table-cell>
          <table:table-cell table:style-name="ce66" table:formula="of:=COUNTIF([.AW2:.AW32];&quot;☻&quot;)" office:value-type="float" office:value="0" calcext:value-type="float">
            <text:p>0</text:p>
          </table:table-cell>
          <table:table-cell table:style-name="ce66" table:formula="of:=COUNTIF([.AX2:.AX32];&quot;☻&quot;)" office:value-type="float" office:value="0" calcext:value-type="float">
            <text:p>0</text:p>
          </table:table-cell>
          <table:table-cell table:style-name="ce66" table:formula="of:=COUNTIF([.AY2:.AY32];&quot;☻&quot;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87" table:formula="of:=[Vzorci_vnosov.$A$36]" office:value-type="string" office:string-value="Ta☻" calcext:value-type="string">
            <text:p>Ta☻</text:p>
          </table:table-cell>
          <table:table-cell table:style-name="ce69" table:number-columns-repeated="18"/>
          <table:table-cell table:number-columns-repeated="973"/>
        </table:table-row>
        <table:table-row table:style-name="ro5">
          <table:table-cell table:style-name="ce67"/>
          <table:table-cell table:style-name="ce120" table:formula="of:=[Vzorci_vnosov.$A$42]" office:value-type="string" office:string-value="Σ" calcext:value-type="string">
            <text:p>Σ</text:p>
          </table:table-cell>
          <table:table-cell table:style-name="ce71" table:formula="of:=SUM([.C35:.C36])" office:value-type="float" office:value="0" calcext:value-type="float">
            <text:p>0</text:p>
          </table:table-cell>
          <table:table-cell table:style-name="ce71" table:formula="of:=SUM([.D35:.D36])" office:value-type="float" office:value="0" calcext:value-type="float">
            <text:p>0</text:p>
          </table:table-cell>
          <table:table-cell table:style-name="ce71" table:formula="of:=SUM([.E35:.E36])" office:value-type="float" office:value="0" calcext:value-type="float">
            <text:p>0</text:p>
          </table:table-cell>
          <table:table-cell table:style-name="ce71" table:formula="of:=SUM([.F35:.F36])" office:value-type="float" office:value="0" calcext:value-type="float">
            <text:p>0</text:p>
          </table:table-cell>
          <table:table-cell table:style-name="ce71" table:formula="of:=SUM([.G35:.G36])" office:value-type="float" office:value="0" calcext:value-type="float">
            <text:p>0</text:p>
          </table:table-cell>
          <table:table-cell table:style-name="ce71" table:formula="of:=SUM([.H35:.H36])" office:value-type="float" office:value="0" calcext:value-type="float">
            <text:p>0</text:p>
          </table:table-cell>
          <table:table-cell table:style-name="ce71" table:formula="of:=SUM([.I35:.I36])" office:value-type="float" office:value="0" calcext:value-type="float">
            <text:p>0</text:p>
          </table:table-cell>
          <table:table-cell table:style-name="ce71" table:formula="of:=SUM([.J35:.J36])" office:value-type="float" office:value="0" calcext:value-type="float">
            <text:p>0</text:p>
          </table:table-cell>
          <table:table-cell table:style-name="ce71" table:formula="of:=SUM([.K35:.K36])" office:value-type="float" office:value="0" calcext:value-type="float">
            <text:p>0</text:p>
          </table:table-cell>
          <table:table-cell table:style-name="ce71" table:formula="of:=SUM([.L35:.L36])" office:value-type="float" office:value="0" calcext:value-type="float">
            <text:p>0</text:p>
          </table:table-cell>
          <table:table-cell table:style-name="ce71" table:formula="of:=SUM([.M35:.M36])" office:value-type="float" office:value="0" calcext:value-type="float">
            <text:p>0</text:p>
          </table:table-cell>
          <table:table-cell table:style-name="ce71" table:formula="of:=SUM([.N35:.N36])" office:value-type="float" office:value="0" calcext:value-type="float">
            <text:p>0</text:p>
          </table:table-cell>
          <table:table-cell table:style-name="ce71" table:formula="of:=SUM([.O35:.O36])" office:value-type="float" office:value="0" calcext:value-type="float">
            <text:p>0</text:p>
          </table:table-cell>
          <table:table-cell table:style-name="ce71" table:formula="of:=SUM([.P35:.P36])" office:value-type="float" office:value="0" calcext:value-type="float">
            <text:p>0</text:p>
          </table:table-cell>
          <table:table-cell table:style-name="ce71" table:formula="of:=SUM([.Q35:.Q36])" office:value-type="float" office:value="0" calcext:value-type="float">
            <text:p>0</text:p>
          </table:table-cell>
          <table:table-cell table:style-name="ce71" table:formula="of:=SUM([.R35:.R36])" office:value-type="float" office:value="0" calcext:value-type="float">
            <text:p>0</text:p>
          </table:table-cell>
          <table:table-cell table:style-name="ce71" table:formula="of:=SUM([.S35:.S36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95" table:formula="of:=[Vzorci_vnosov.$A$37]" office:value-type="string" office:string-value="Ta☺" calcext:value-type="string">
            <text:p>Ta☺</text:p>
          </table:table-cell>
          <table:table-cell table:style-name="ce69" table:number-columns-repeated="18"/>
          <table:table-cell table:number-columns-repeated="973"/>
        </table:table-row>
        <table:table-row table:style-name="ro5">
          <table:table-cell table:style-name="ce67"/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66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66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66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66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66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66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66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66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66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66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66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66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66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66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66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66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66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9" table:formula="of:=[Vzorci_vnosov.$A$38]" office:value-type="string" office:string-value="Rf" calcext:value-type="string">
            <text:p>Rf</text:p>
          </table:table-cell>
          <table:table-cell table:style-name="ce69" table:number-columns-repeated="18"/>
          <table:table-cell table:number-columns-repeated="973"/>
        </table:table-row>
        <table:table-row table:style-name="ro5">
          <table:table-cell table:style-name="ce67"/>
          <table:table-cell table:style-name="ce121" table:formula="of:=[Vzorci_vnosov.$A$43]" office:value-type="string" office:string-value="$" calcext:value-type="string">
            <text:p>$</text:p>
          </table:table-cell>
          <table:table-cell table:style-name="ce66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66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66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66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66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66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66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66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66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66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66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66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66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66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66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66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66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7" table:formula="of:=[Vzorci_vnosov.$A$39]" office:value-type="string" office:string-value="Rf☻" calcext:value-type="string">
            <text:p>Rf☻</text:p>
          </table:table-cell>
          <table:table-cell table:style-name="ce69"/>
          <table:table-cell table:style-name="ce72" table:number-columns-repeated="17"/>
          <table:table-cell table:number-columns-repeated="973"/>
        </table:table-row>
        <table:table-row table:style-name="ro5">
          <table:table-cell/>
          <table:table-cell table:style-name="ce29" table:formula="of:=[Vzorci_vnosov.$A$12]" office:value-type="string" office:string-value="D" calcext:value-type="string">
            <text:p>D</text:p>
          </table:table-cell>
          <table:table-cell table:style-name="ce66" table:formula="of:=COUNTIF([.C2:.C32];&quot;D&quot;)" office:value-type="float" office:value="0" calcext:value-type="float">
            <text:p>0</text:p>
          </table:table-cell>
          <table:table-cell table:style-name="ce66" table:formula="of:=COUNTIF([.D2:.D32];&quot;D&quot;)" office:value-type="float" office:value="0" calcext:value-type="float">
            <text:p>0</text:p>
          </table:table-cell>
          <table:table-cell table:style-name="ce66" table:formula="of:=COUNTIF([.E2:.E32];&quot;D&quot;)" office:value-type="float" office:value="0" calcext:value-type="float">
            <text:p>0</text:p>
          </table:table-cell>
          <table:table-cell table:style-name="ce66" table:formula="of:=COUNTIF([.F2:.F32];&quot;D&quot;)" office:value-type="float" office:value="0" calcext:value-type="float">
            <text:p>0</text:p>
          </table:table-cell>
          <table:table-cell table:style-name="ce66" table:formula="of:=COUNTIF([.G2:.G32];&quot;D&quot;)" office:value-type="float" office:value="0" calcext:value-type="float">
            <text:p>0</text:p>
          </table:table-cell>
          <table:table-cell table:style-name="ce66" table:formula="of:=COUNTIF([.H2:.H32];&quot;D&quot;)" office:value-type="float" office:value="0" calcext:value-type="float">
            <text:p>0</text:p>
          </table:table-cell>
          <table:table-cell table:style-name="ce66" table:formula="of:=COUNTIF([.I2:.I32];&quot;D&quot;)" office:value-type="float" office:value="0" calcext:value-type="float">
            <text:p>0</text:p>
          </table:table-cell>
          <table:table-cell table:style-name="ce66" table:formula="of:=COUNTIF([.J2:.J32];&quot;D&quot;)" office:value-type="float" office:value="0" calcext:value-type="float">
            <text:p>0</text:p>
          </table:table-cell>
          <table:table-cell table:style-name="ce66" table:formula="of:=COUNTIF([.K2:.K32];&quot;D&quot;)" office:value-type="float" office:value="0" calcext:value-type="float">
            <text:p>0</text:p>
          </table:table-cell>
          <table:table-cell table:style-name="ce66" table:formula="of:=COUNTIF([.L2:.L32];&quot;D&quot;)" office:value-type="float" office:value="0" calcext:value-type="float">
            <text:p>0</text:p>
          </table:table-cell>
          <table:table-cell table:style-name="ce66" table:formula="of:=COUNTIF([.M2:.M32];&quot;D&quot;)" office:value-type="float" office:value="0" calcext:value-type="float">
            <text:p>0</text:p>
          </table:table-cell>
          <table:table-cell table:style-name="ce66" table:formula="of:=COUNTIF([.N2:.N32];&quot;D&quot;)" office:value-type="float" office:value="0" calcext:value-type="float">
            <text:p>0</text:p>
          </table:table-cell>
          <table:table-cell table:style-name="ce66" table:formula="of:=COUNTIF([.O2:.O32];&quot;D&quot;)" office:value-type="float" office:value="0" calcext:value-type="float">
            <text:p>0</text:p>
          </table:table-cell>
          <table:table-cell table:style-name="ce66" table:formula="of:=COUNTIF([.P2:.P32];&quot;D&quot;)" office:value-type="float" office:value="0" calcext:value-type="float">
            <text:p>0</text:p>
          </table:table-cell>
          <table:table-cell table:style-name="ce66" table:formula="of:=COUNTIF([.Q2:.Q32];&quot;D&quot;)" office:value-type="float" office:value="0" calcext:value-type="float">
            <text:p>0</text:p>
          </table:table-cell>
          <table:table-cell table:style-name="ce66" table:formula="of:=COUNTIF([.R2:.R32];&quot;D&quot;)" office:value-type="float" office:value="0" calcext:value-type="float">
            <text:p>0</text:p>
          </table:table-cell>
          <table:table-cell table:style-name="ce66" table:formula="of:=COUNTIF([.S2:.S32];&quot;D&quot;)" office:value-type="float" office:value="0" calcext:value-type="float">
            <text:p>0</text:p>
          </table:table-cell>
          <table:table-cell table:number-columns-repeated="13"/>
          <table:table-cell table:style-name="ce95" table:formula="of:=[Vzorci_vnosov.$A$40]" office:value-type="string" office:string-value="Rf☺" calcext:value-type="string">
            <text:p>Rf☺</text:p>
          </table:table-cell>
          <table:table-cell table:number-columns-repeated="991"/>
        </table:table-row>
        <table:table-row table:style-name="ro5">
          <table:table-cell/>
          <table:table-cell table:style-name="ce29" table:formula="of:=[Vzorci_vnosov.$A$15]" office:value-type="string" office:string-value="SO" calcext:value-type="string">
            <text:p>SO</text:p>
          </table:table-cell>
          <table:table-cell table:style-name="ce66" table:formula="of:=COUNTIF([.C2:.C32];&quot;SO&quot;)" office:value-type="float" office:value="0" calcext:value-type="float">
            <text:p>0</text:p>
          </table:table-cell>
          <table:table-cell table:style-name="ce66" table:formula="of:=COUNTIF([.D2:.D32];&quot;SO&quot;)" office:value-type="float" office:value="0" calcext:value-type="float">
            <text:p>0</text:p>
          </table:table-cell>
          <table:table-cell table:style-name="ce66" table:formula="of:=COUNTIF([.E2:.E32];&quot;SO&quot;)" office:value-type="float" office:value="0" calcext:value-type="float">
            <text:p>0</text:p>
          </table:table-cell>
          <table:table-cell table:style-name="ce66" table:formula="of:=COUNTIF([.F2:.F32];&quot;SO&quot;)" office:value-type="float" office:value="0" calcext:value-type="float">
            <text:p>0</text:p>
          </table:table-cell>
          <table:table-cell table:style-name="ce66" table:formula="of:=COUNTIF([.G2:.G32];&quot;SO&quot;)" office:value-type="float" office:value="0" calcext:value-type="float">
            <text:p>0</text:p>
          </table:table-cell>
          <table:table-cell table:style-name="ce66" table:formula="of:=COUNTIF([.H2:.H32];&quot;SO&quot;)" office:value-type="float" office:value="0" calcext:value-type="float">
            <text:p>0</text:p>
          </table:table-cell>
          <table:table-cell table:style-name="ce66" table:formula="of:=COUNTIF([.I2:.I32];&quot;SO&quot;)" office:value-type="float" office:value="0" calcext:value-type="float">
            <text:p>0</text:p>
          </table:table-cell>
          <table:table-cell table:style-name="ce66" table:formula="of:=COUNTIF([.J2:.J32];&quot;SO&quot;)" office:value-type="float" office:value="0" calcext:value-type="float">
            <text:p>0</text:p>
          </table:table-cell>
          <table:table-cell table:style-name="ce66" table:formula="of:=COUNTIF([.K2:.K32];&quot;SO&quot;)" office:value-type="float" office:value="0" calcext:value-type="float">
            <text:p>0</text:p>
          </table:table-cell>
          <table:table-cell table:style-name="ce66" table:formula="of:=COUNTIF([.L2:.L32];&quot;SO&quot;)" office:value-type="float" office:value="0" calcext:value-type="float">
            <text:p>0</text:p>
          </table:table-cell>
          <table:table-cell table:style-name="ce66" table:formula="of:=COUNTIF([.M2:.M32];&quot;SO&quot;)" office:value-type="float" office:value="0" calcext:value-type="float">
            <text:p>0</text:p>
          </table:table-cell>
          <table:table-cell table:style-name="ce66" table:formula="of:=COUNTIF([.N2:.N32];&quot;SO&quot;)" office:value-type="float" office:value="0" calcext:value-type="float">
            <text:p>0</text:p>
          </table:table-cell>
          <table:table-cell table:style-name="ce66" table:formula="of:=COUNTIF([.O2:.O32];&quot;SO&quot;)" office:value-type="float" office:value="0" calcext:value-type="float">
            <text:p>0</text:p>
          </table:table-cell>
          <table:table-cell table:style-name="ce66" table:formula="of:=COUNTIF([.P2:.P32];&quot;SO&quot;)" office:value-type="float" office:value="0" calcext:value-type="float">
            <text:p>0</text:p>
          </table:table-cell>
          <table:table-cell table:style-name="ce66" table:formula="of:=COUNTIF([.Q2:.Q32];&quot;SO&quot;)" office:value-type="float" office:value="0" calcext:value-type="float">
            <text:p>0</text:p>
          </table:table-cell>
          <table:table-cell table:style-name="ce66" table:formula="of:=COUNTIF([.R2:.R32];&quot;SO&quot;)" office:value-type="float" office:value="0" calcext:value-type="float">
            <text:p>0</text:p>
          </table:table-cell>
          <table:table-cell table:style-name="ce66" table:formula="of:=COUNTIF([.S2:.S32];&quot;SO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41]" office:value-type="string" office:string-value="TAV" calcext:value-type="string">
            <text:p>TAV</text:p>
          </table:table-cell>
          <table:table-cell table:number-columns-repeated="991"/>
        </table:table-row>
        <table:table-row table:style-name="ro5">
          <table:table-cell/>
          <table:table-cell table:style-name="ce29" table:formula="of:=[Vzorci_vnosov.$A$13]" office:value-type="string" office:string-value="BOL" calcext:value-type="string">
            <text:p>BOL</text:p>
          </table:table-cell>
          <table:table-cell table:style-name="ce66" table:formula="of:=COUNTIF([.C2:.C32];&quot;BOL&quot;)" office:value-type="float" office:value="0" calcext:value-type="float">
            <text:p>0</text:p>
          </table:table-cell>
          <table:table-cell table:style-name="ce66" table:formula="of:=COUNTIF([.D2:.D32];&quot;BOL&quot;)" office:value-type="float" office:value="0" calcext:value-type="float">
            <text:p>0</text:p>
          </table:table-cell>
          <table:table-cell table:style-name="ce66" table:formula="of:=COUNTIF([.E2:.E32];&quot;BOL&quot;)" office:value-type="float" office:value="0" calcext:value-type="float">
            <text:p>0</text:p>
          </table:table-cell>
          <table:table-cell table:style-name="ce66" table:formula="of:=COUNTIF([.F2:.F32];&quot;BOL&quot;)" office:value-type="float" office:value="0" calcext:value-type="float">
            <text:p>0</text:p>
          </table:table-cell>
          <table:table-cell table:style-name="ce66" table:formula="of:=COUNTIF([.G2:.G32];&quot;BOL&quot;)" office:value-type="float" office:value="0" calcext:value-type="float">
            <text:p>0</text:p>
          </table:table-cell>
          <table:table-cell table:style-name="ce66" table:formula="of:=COUNTIF([.H2:.H32];&quot;BOL&quot;)" office:value-type="float" office:value="0" calcext:value-type="float">
            <text:p>0</text:p>
          </table:table-cell>
          <table:table-cell table:style-name="ce66" table:formula="of:=COUNTIF([.I2:.I32];&quot;BOL&quot;)" office:value-type="float" office:value="0" calcext:value-type="float">
            <text:p>0</text:p>
          </table:table-cell>
          <table:table-cell table:style-name="ce66" table:formula="of:=COUNTIF([.J2:.J32];&quot;BOL&quot;)" office:value-type="float" office:value="0" calcext:value-type="float">
            <text:p>0</text:p>
          </table:table-cell>
          <table:table-cell table:style-name="ce66" table:formula="of:=COUNTIF([.K2:.K32];&quot;BOL&quot;)" office:value-type="float" office:value="0" calcext:value-type="float">
            <text:p>0</text:p>
          </table:table-cell>
          <table:table-cell table:style-name="ce66" table:formula="of:=COUNTIF([.L2:.L32];&quot;BOL&quot;)" office:value-type="float" office:value="0" calcext:value-type="float">
            <text:p>0</text:p>
          </table:table-cell>
          <table:table-cell table:style-name="ce66" table:formula="of:=COUNTIF([.M2:.M32];&quot;BOL&quot;)" office:value-type="float" office:value="0" calcext:value-type="float">
            <text:p>0</text:p>
          </table:table-cell>
          <table:table-cell table:style-name="ce66" table:formula="of:=COUNTIF([.N2:.N32];&quot;BOL&quot;)" office:value-type="float" office:value="0" calcext:value-type="float">
            <text:p>0</text:p>
          </table:table-cell>
          <table:table-cell table:style-name="ce66" table:formula="of:=COUNTIF([.O2:.O32];&quot;BOL&quot;)" office:value-type="float" office:value="0" calcext:value-type="float">
            <text:p>0</text:p>
          </table:table-cell>
          <table:table-cell table:style-name="ce66" table:formula="of:=COUNTIF([.P2:.P32];&quot;BOL&quot;)" office:value-type="float" office:value="0" calcext:value-type="float">
            <text:p>0</text:p>
          </table:table-cell>
          <table:table-cell table:style-name="ce66" table:formula="of:=COUNTIF([.Q2:.Q32];&quot;BOL&quot;)" office:value-type="float" office:value="0" calcext:value-type="float">
            <text:p>0</text:p>
          </table:table-cell>
          <table:table-cell table:style-name="ce66" table:formula="of:=COUNTIF([.R2:.R32];&quot;BOL&quot;)" office:value-type="float" office:value="0" calcext:value-type="float">
            <text:p>0</text:p>
          </table:table-cell>
          <table:table-cell table:style-name="ce66" table:formula="of:=COUNTIF([.S2:.S32];&quot;BOL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table:style-name="ce124" table:formula="of:=[Vzorci_vnosov.$A$11]" office:value-type="string" office:string-value="X" calcext:value-type="string">
            <text:p>X</text:p>
          </table:table-cell>
          <table:table-cell table:style-name="ce66" table:formula="of:=COUNTIF([.C2:.C32];&quot;X&quot;)" office:value-type="float" office:value="0" calcext:value-type="float">
            <text:p>0</text:p>
          </table:table-cell>
          <table:table-cell table:style-name="ce66" table:formula="of:=COUNTIF([.D2:.D32];&quot;X&quot;)" office:value-type="float" office:value="0" calcext:value-type="float">
            <text:p>0</text:p>
          </table:table-cell>
          <table:table-cell table:style-name="ce66" table:formula="of:=COUNTIF([.E2:.E32];&quot;X&quot;)" office:value-type="float" office:value="0" calcext:value-type="float">
            <text:p>0</text:p>
          </table:table-cell>
          <table:table-cell table:style-name="ce66" table:formula="of:=COUNTIF([.F2:.F32];&quot;X&quot;)" office:value-type="float" office:value="0" calcext:value-type="float">
            <text:p>0</text:p>
          </table:table-cell>
          <table:table-cell table:style-name="ce66" table:formula="of:=COUNTIF([.G2:.G32];&quot;X&quot;)" office:value-type="float" office:value="0" calcext:value-type="float">
            <text:p>0</text:p>
          </table:table-cell>
          <table:table-cell table:style-name="ce66" table:formula="of:=COUNTIF([.H2:.H32];&quot;X&quot;)" office:value-type="float" office:value="0" calcext:value-type="float">
            <text:p>0</text:p>
          </table:table-cell>
          <table:table-cell table:style-name="ce66" table:formula="of:=COUNTIF([.I2:.I32];&quot;X&quot;)" office:value-type="float" office:value="0" calcext:value-type="float">
            <text:p>0</text:p>
          </table:table-cell>
          <table:table-cell table:style-name="ce66" table:formula="of:=COUNTIF([.J2:.J32];&quot;X&quot;)" office:value-type="float" office:value="0" calcext:value-type="float">
            <text:p>0</text:p>
          </table:table-cell>
          <table:table-cell table:style-name="ce66" table:formula="of:=COUNTIF([.K2:.K32];&quot;X&quot;)" office:value-type="float" office:value="0" calcext:value-type="float">
            <text:p>0</text:p>
          </table:table-cell>
          <table:table-cell table:style-name="ce66" table:formula="of:=COUNTIF([.L2:.L32];&quot;X&quot;)" office:value-type="float" office:value="0" calcext:value-type="float">
            <text:p>0</text:p>
          </table:table-cell>
          <table:table-cell table:style-name="ce66" table:formula="of:=COUNTIF([.M2:.M32];&quot;X&quot;)" office:value-type="float" office:value="0" calcext:value-type="float">
            <text:p>0</text:p>
          </table:table-cell>
          <table:table-cell table:style-name="ce66" table:formula="of:=COUNTIF([.N2:.N32];&quot;X&quot;)" office:value-type="float" office:value="0" calcext:value-type="float">
            <text:p>0</text:p>
          </table:table-cell>
          <table:table-cell table:style-name="ce66" table:formula="of:=COUNTIF([.O2:.O32];&quot;X&quot;)" office:value-type="float" office:value="0" calcext:value-type="float">
            <text:p>0</text:p>
          </table:table-cell>
          <table:table-cell table:style-name="ce66" table:formula="of:=COUNTIF([.P2:.P32];&quot;X&quot;)" office:value-type="float" office:value="0" calcext:value-type="float">
            <text:p>0</text:p>
          </table:table-cell>
          <table:table-cell table:style-name="ce66" table:formula="of:=COUNTIF([.Q2:.Q32];&quot;X&quot;)" office:value-type="float" office:value="0" calcext:value-type="float">
            <text:p>0</text:p>
          </table:table-cell>
          <table:table-cell table:style-name="ce66" table:formula="of:=COUNTIF([.R2:.R32];&quot;X&quot;)" office:value-type="float" office:value="0" calcext:value-type="float">
            <text:p>0</text:p>
          </table:table-cell>
          <table:table-cell table:style-name="ce66" table:formula="of:=COUNTIF([.S2:.S32];&quot;X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table:style-name="ce123" office:value-type="string" calcext:value-type="string">
            <text:p>TX</text:p>
          </table:table-cell>
          <table:table-cell table:style-name="ce66" table:formula="of:=COUNTIF([.U2:.U32];&quot;KOS&quot;)" office:value-type="float" office:value="0" calcext:value-type="float">
            <text:p>0</text:p>
          </table:table-cell>
          <table:table-cell table:style-name="ce66" table:formula="of:=COUNTIF([.U2:.U32];&quot;ŠOŠ&quot;)" office:value-type="float" office:value="0" calcext:value-type="float">
            <text:p>0</text:p>
          </table:table-cell>
          <table:table-cell table:style-name="ce66" table:formula="of:=COUNTIF([.U2:.U32];&quot;PIN&quot;)" office:value-type="float" office:value="0" calcext:value-type="float">
            <text:p>0</text:p>
          </table:table-cell>
          <table:table-cell table:style-name="ce66" table:formula="of:=COUNTIF([.U2:.U32];&quot;KON&quot;)" office:value-type="float" office:value="0" calcext:value-type="float">
            <text:p>0</text:p>
          </table:table-cell>
          <table:table-cell table:style-name="ce66" table:formula="of:=COUNTIF([.U2:.U32];&quot;oro&quot;)" office:value-type="float" office:value="0" calcext:value-type="float">
            <text:p>0</text:p>
          </table:table-cell>
          <table:table-cell table:style-name="ce66" table:formula="of:=COUNTIF([.U2:.U32];&quot;MIO&quot;)" office:value-type="float" office:value="0" calcext:value-type="float">
            <text:p>0</text:p>
          </table:table-cell>
          <table:table-cell table:style-name="ce66" table:formula="of:=COUNTIF([.U2:.U32];&quot;BOŽ&quot;)" office:value-type="float" office:value="0" calcext:value-type="float">
            <text:p>0</text:p>
          </table:table-cell>
          <table:table-cell table:style-name="ce66" table:formula="of:=COUNTIF([.U2:.U32];&quot;TOM&quot;)" office:value-type="float" office:value="0" calcext:value-type="float">
            <text:p>0</text:p>
          </table:table-cell>
          <table:table-cell table:style-name="ce66" table:formula="of:=COUNTIF([.U2:.U32];&quot;MŠŠ&quot;)" office:value-type="float" office:value="0" calcext:value-type="float">
            <text:p>0</text:p>
          </table:table-cell>
          <table:table-cell table:style-name="ce66" table:formula="of:=COUNTIF([.U2:.U32];&quot;ŽIV&quot;)" office:value-type="float" office:value="0" calcext:value-type="float">
            <text:p>0</text:p>
          </table:table-cell>
          <table:table-cell table:style-name="ce66" table:formula="of:=COUNTIF([.U2:.U32];&quot;TAL&quot;)" office:value-type="float" office:value="0" calcext:value-type="float">
            <text:p>0</text:p>
          </table:table-cell>
          <table:table-cell table:style-name="ce66" table:formula="of:=COUNTIF([.U2:.U32];&quot;PIR&quot;)" office:value-type="float" office:value="0" calcext:value-type="float">
            <text:p>0</text:p>
          </table:table-cell>
          <table:table-cell table:style-name="ce66" table:formula="of:=COUNTIF([.U2:.U32];&quot;HOL&quot;)" office:value-type="float" office:value="0" calcext:value-type="float">
            <text:p>0</text:p>
          </table:table-cell>
          <table:table-cell table:style-name="ce66" table:formula="of:=COUNTIF([.U2:.U32];[.P1])" office:value-type="float" office:value="0" calcext:value-type="float">
            <text:p>0</text:p>
          </table:table-cell>
          <table:table-cell table:style-name="ce66" table:formula="of:=COUNTIF([.U2:.U32];[.Q1])" office:value-type="float" office:value="0" calcext:value-type="float">
            <text:p>0</text:p>
          </table:table-cell>
          <table:table-cell table:style-name="ce66" table:formula="of:=COUNTIF([.U2:.U32];[.R1])" office:value-type="float" office:value="0" calcext:value-type="float">
            <text:p>0</text:p>
          </table:table-cell>
          <table:table-cell table:style-name="ce66" table:formula="of:=COUNTIF([.V2:.V32];[.S1]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table:style-name="ce124" table:formula="of:=[Vzorci_vnosov.$A$45]" office:value-type="string" office:string-value="¶" calcext:value-type="string">
            <text:p>¶</text:p>
          </table:table-cell>
          <table:table-cell table:style-name="ce66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66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66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66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66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66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66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66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66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66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66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66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66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66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66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66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66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table:style-name="ce29" table:formula="of:=[Vzorci_vnosov.$A$8]" office:value-type="string" office:string-value="U" calcext:value-type="string">
            <text:p>U</text:p>
          </table:table-cell>
          <table:table-cell table:style-name="ce66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66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66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66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66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66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66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66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66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66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66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66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66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66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66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66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66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5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nt_Area" table:base-cell-address="$julij.$A$1" table:cell-range-address="julij.$A$1:julij.$U$32"/>
        </table:named-expressions>
        <calcext:conditional-formats>
          <calcext:conditional-format calcext:target-range-address="julij.A2:julij.U32">
            <calcext:condition calcext:apply-style-name="cf37" calcext:value="formula-is(WEEKDAY([.$A2];2)=6)" calcext:base-cell-address="julij.A2"/>
            <calcext:condition calcext:apply-style-name="cf37" calcext:value="formula-is(WEEKDAY([.$A2];2)=7)" calcext:base-cell-address="julij.A2"/>
          </calcext:conditional-format>
          <calcext:conditional-format calcext:target-range-address="julij.V2:julij.AC32">
            <calcext:condition calcext:apply-style-name="cf38" calcext:value="&lt;1" calcext:base-cell-address="julij.V2"/>
            <calcext:condition calcext:apply-style-name="cf41" calcext:value="&gt;1" calcext:base-cell-address="julij.V2"/>
          </calcext:conditional-format>
          <calcext:conditional-format calcext:target-range-address="julij.AD2:julij.AD32">
            <calcext:condition calcext:apply-style-name="cf40" calcext:value="!=0" calcext:base-cell-address="julij.AD2"/>
          </calcext:conditional-format>
          <calcext:conditional-format calcext:target-range-address="julij.AE2:julij.AE32">
            <calcext:condition calcext:apply-style-name="cf40" calcext:value="=1" calcext:base-cell-address="julij.AE2"/>
            <calcext:condition calcext:apply-style-name="cf39" calcext:value="&gt;1" calcext:base-cell-address="julij.AE2"/>
          </calcext:conditional-format>
          <calcext:conditional-format calcext:target-range-address="julij.AF2:julij.AF32">
            <calcext:condition calcext:apply-style-name="cf38" calcext:value="&lt;2" calcext:base-cell-address="julij.AF2"/>
            <calcext:condition calcext:apply-style-name="cf39" calcext:value="&gt;2" calcext:base-cell-address="julij.AF2"/>
          </calcext:conditional-format>
        </calcext:conditional-formats>
      </table:table>
      <table:table table:name="avgust" table:style-name="ta2" table:protected="true">
        <loext:table-protection loext:select-protected-cells="true" loext:select-unprotected-cells="true"/>
        <table:table-column table:style-name="co3" table:default-cell-style-name="ce24"/>
        <table:table-column table:style-name="co4" table:default-cell-style-name="ce25"/>
        <table:table-column table:style-name="co5" table:number-columns-repeated="12" table:default-cell-style-name="ce26"/>
        <table:table-column table:style-name="co5" table:visibility="collapse" table:default-cell-style-name="ce26"/>
        <table:table-column table:style-name="co5" table:number-columns-repeated="2" table:default-cell-style-name="ce26"/>
        <table:table-column table:style-name="co5" table:visibility="collapse" table:default-cell-style-name="ce26"/>
        <table:table-column table:style-name="co5" table:number-columns-repeated="3" table:default-cell-style-name="ce26"/>
        <table:table-column table:style-name="co6" table:number-columns-repeated="11" table:default-cell-style-name="ce26"/>
        <table:table-column table:style-name="co5" table:default-cell-style-name="ce84"/>
        <table:table-column table:style-name="co7" table:visibility="collapse" table:number-columns-repeated="18" table:default-cell-style-name="ce128"/>
        <table:table-column table:style-name="co6" table:number-columns-repeated="4" table:default-cell-style-name="ce130"/>
        <table:table-column table:style-name="co2" table:number-columns-repeated="4" table:default-cell-style-name="ce130"/>
        <table:table-column table:style-name="co2" table:number-columns-repeated="3" table:default-cell-style-name="ce27"/>
        <table:table-column table:style-name="co2" table:number-columns-repeated="2" table:default-cell-style-name="ce128"/>
        <table:table-row table:style-name="ro4">
          <table:table-cell table:style-name="ce28" table:formula="of:=[$januar.$A$1]" office:value-type="string" office:string-value="2021" calcext:value-type="string">
            <text:p>2021</text:p>
          </table:table-cell>
          <table:table-cell table:style-name="ce29"/>
          <table:table-cell table:style-name="ce117" table:formula="of:=[Vzorci_vnosov.$C$2]" office:value-type="string" office:string-value="GOR" calcext:value-type="string">
            <text:p>GOR</text:p>
          </table:table-cell>
          <table:table-cell table:style-name="ce117" table:formula="of:=[Vzorci_vnosov.$C$3]" office:value-type="string" office:string-value="ŠOŠ" calcext:value-type="string">
            <text:p>ŠOŠ</text:p>
          </table:table-cell>
          <table:table-cell table:style-name="ce117" table:formula="of:=[Vzorci_vnosov.$C$4]" office:value-type="string" office:string-value="PIN" calcext:value-type="string">
            <text:p>PIN</text:p>
          </table:table-cell>
          <table:table-cell table:style-name="ce117" table:formula="of:=[Vzorci_vnosov.$C$5]" office:value-type="string" office:string-value="KON" calcext:value-type="string">
            <text:p>KON</text:p>
          </table:table-cell>
          <table:table-cell table:style-name="ce117" table:formula="of:=[Vzorci_vnosov.$C$6]" office:value-type="string" office:string-value="ORO" calcext:value-type="string">
            <text:p>ORO</text:p>
          </table:table-cell>
          <table:table-cell table:style-name="ce117" table:formula="of:=[Vzorci_vnosov.$C$7]" office:value-type="string" office:string-value="MIO" calcext:value-type="string">
            <text:p>MIO</text:p>
          </table:table-cell>
          <table:table-cell table:style-name="ce117" table:formula="of:=[Vzorci_vnosov.$C$8]" office:value-type="string" office:string-value="BOŽ" calcext:value-type="string">
            <text:p>BOŽ</text:p>
          </table:table-cell>
          <table:table-cell table:style-name="ce117" table:formula="of:=[Vzorci_vnosov.$C$9]" office:value-type="string" office:string-value="TOM" calcext:value-type="string">
            <text:p>TOM</text:p>
          </table:table-cell>
          <table:table-cell table:style-name="ce117" table:formula="of:=[Vzorci_vnosov.$C$10]" office:value-type="string" office:string-value="MŠŠ" calcext:value-type="string">
            <text:p>MŠŠ</text:p>
          </table:table-cell>
          <table:table-cell table:style-name="ce117" table:formula="of:=[Vzorci_vnosov.$C$11]" office:value-type="string" office:string-value="ŽIV" calcext:value-type="string">
            <text:p>ŽIV</text:p>
          </table:table-cell>
          <table:table-cell table:style-name="ce117" table:formula="of:=[Vzorci_vnosov.$C$12]" office:value-type="string" office:string-value="TAL" calcext:value-type="string">
            <text:p>TAL</text:p>
          </table:table-cell>
          <table:table-cell table:style-name="ce117" table:formula="of:=[Vzorci_vnosov.$C$13]" office:value-type="string" office:string-value="PIR" calcext:value-type="string">
            <text:p>PIR</text:p>
          </table:table-cell>
          <table:table-cell table:style-name="ce117" table:formula="of:=[Vzorci_vnosov.$C$14]" office:value-type="string" office:string-value="NOV2" calcext:value-type="string">
            <text:p>NOV2</text:p>
          </table:table-cell>
          <table:table-cell table:style-name="ce117" table:formula="of:=[Vzorci_vnosov.$C$15]" office:value-type="string" office:string-value="BUT" calcext:value-type="string">
            <text:p>BUT</text:p>
          </table:table-cell>
          <table:table-cell table:style-name="ce117" table:formula="of:=[Vzorci_vnosov.$C$16]" office:value-type="string" office:string-value="ŽRJ" calcext:value-type="string">
            <text:p>ŽRJ</text:p>
          </table:table-cell>
          <table:table-cell table:style-name="ce117" table:formula="of:=[Vzorci_vnosov.$C$17]" office:value-type="string" office:string-value="NOV3" calcext:value-type="string">
            <text:p>NOV3</text:p>
          </table:table-cell>
          <table:table-cell table:style-name="ce117" table:formula="of:=[Vzorci_vnosov.$C$18]" office:value-type="string" office:string-value="JNK" calcext:value-type="string">
            <text:p>JNK</text:p>
          </table:table-cell>
          <table:table-cell table:style-name="ce31" office:value-type="string" calcext:value-type="string">
            <text:p>ZUN</text:p>
          </table:table-cell>
          <table:table-cell table:style-name="ce86" office:value-type="string" calcext:value-type="string">
            <text:p>TX</text:p>
          </table:table-cell>
          <table:table-cell table:style-name="ce33" table:formula="of:=[Vzorci_vnosov.$A$16]" office:value-type="string" office:string-value="☻" calcext:value-type="string">
            <text:p>☻</text:p>
          </table:table-cell>
          <table:table-cell table:style-name="ce34" office:value-type="string" calcext:value-type="string">
            <text:p>☺</text:p>
          </table:table-cell>
          <table:table-cell table:style-name="ce35" table:formula="of:=[Vzorci_vnosov.$A$4]" office:value-type="string" office:string-value="51" calcext:value-type="string">
            <text:p>51</text:p>
          </table:table-cell>
          <table:table-cell table:style-name="ce35" table:formula="of:=[Vzorci_vnosov.$A$5]" office:value-type="string" office:string-value="52" calcext:value-type="string">
            <text:p>52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36" table:formula="of:=[Vzorci_vnosov.$A$8]" office:value-type="string" office:string-value="U" calcext:value-type="string">
            <text:p>U</text:p>
          </table:table-cell>
          <table:table-cell table:style-name="ce35" table:formula="of:=[Vzorci_vnosov.$A$6]" office:value-type="string" office:string-value="KVIT" calcext:value-type="string">
            <text:p>KVIT</text:p>
          </table:table-cell>
          <table:table-cell table:style-name="ce37" office:value-type="string" calcext:value-type="string">
            <text:p>Brez</text:p>
          </table:table-cell>
          <table:table-cell table:style-name="ce38" office:value-type="string" calcext:value-type="string">
            <text:p>X</text:p>
          </table:table-cell>
          <table:table-cell table:style-name="ce39" office:value-type="string" calcext:value-type="string">
            <text:p>Op</text:p>
          </table:table-cell>
          <table:table-cell office:value-type="string" calcext:value-type="string">
            <text:p><text:s/></text:p>
          </table:table-cell>
          <table:table-cell table:style-name="ce75" office:value-type="string" calcext:value-type="string">
            <text:p>KOS</text:p>
          </table:table-cell>
          <table:table-cell table:style-name="ce75" office:value-type="string" calcext:value-type="string">
            <text:p>ŠOŠ</text:p>
          </table:table-cell>
          <table:table-cell table:style-name="ce75" office:value-type="string" calcext:value-type="string">
            <text:p>PIN</text:p>
          </table:table-cell>
          <table:table-cell table:style-name="ce75" office:value-type="string" calcext:value-type="string">
            <text:p>KON</text:p>
          </table:table-cell>
          <table:table-cell table:style-name="ce75" office:value-type="string" calcext:value-type="string">
            <text:p>ORO</text:p>
          </table:table-cell>
          <table:table-cell table:style-name="ce75" office:value-type="string" calcext:value-type="string">
            <text:p>MIO</text:p>
          </table:table-cell>
          <table:table-cell table:style-name="ce75" office:value-type="string" calcext:value-type="string">
            <text:p>BOŽ</text:p>
          </table:table-cell>
          <table:table-cell table:style-name="ce75" office:value-type="string" calcext:value-type="string">
            <text:p>TOM</text:p>
          </table:table-cell>
          <table:table-cell table:style-name="ce75" office:value-type="string" calcext:value-type="string">
            <text:p>MŠŠ</text:p>
          </table:table-cell>
          <table:table-cell table:style-name="ce75" office:value-type="string" calcext:value-type="string">
            <text:p>ŽIV</text:p>
          </table:table-cell>
          <table:table-cell table:style-name="ce75" office:value-type="string" calcext:value-type="string">
            <text:p>TAL</text:p>
          </table:table-cell>
          <table:table-cell table:style-name="ce75" office:value-type="string" calcext:value-type="string">
            <text:p>PIR</text:p>
          </table:table-cell>
          <table:table-cell table:style-name="ce75" office:value-type="string" calcext:value-type="string">
            <text:p>GRY</text:p>
          </table:table-cell>
          <table:table-cell table:style-name="ce75" office:value-type="string" calcext:value-type="string">
            <text:p>HOL</text:p>
          </table:table-cell>
          <table:table-cell table:style-name="ce75" office:value-type="string" calcext:value-type="string">
            <text:p>NOV1</text:p>
          </table:table-cell>
          <table:table-cell table:style-name="ce75" office:value-type="string" calcext:value-type="string">
            <text:p>NOV2</text:p>
          </table:table-cell>
          <table:table-cell table:style-name="ce75" office:value-type="string" calcext:value-type="string">
            <text:p>NOV3</text:p>
          </table:table-cell>
          <table:table-cell table:style-name="ce75" office:value-type="string" calcext:value-type="string">
            <text:p>POD</text:p>
          </table:table-cell>
          <table:table-cell table:number-columns-repeated="11"/>
          <table:table-cell table:style-name="ce40" table:number-columns-repeated="2"/>
        </table:table-row>
        <table:table-row table:style-name="ro4">
          <table:table-cell table:style-name="ce260" office:value-type="date" office:date-value="2021-08-01" calcext:value-type="date">
            <text:p>01/ avg</text:p>
          </table:table-cell>
          <table:table-cell table:style-name="ce261" table:formula="of:=TEXT([.A2];&quot;Ddd&quot;)" office:value-type="string" office:string-value="ned" calcext:value-type="string">
            <text:p>ned</text:p>
          </table:table-cell>
          <table:table-cell table:style-name="ce262" table:number-columns-repeated="18"/>
          <table:table-cell table:style-name="ce264"/>
          <table:table-cell table:style-name="ce265" table:formula="of:=COUNTIF([.AH2:.AY2];&quot;☻&quot;)" office:value-type="float" office:value="0" calcext:value-type="float">
            <text:p>0</text:p>
          </table:table-cell>
          <table:table-cell table:style-name="ce265" table:formula="of:=COUNTIF([.AH2:.AY2];&quot;☺&quot;)" office:value-type="float" office:value="0" calcext:value-type="float">
            <text:p>0</text:p>
          </table:table-cell>
          <table:table-cell table:style-name="ce265" table:formula="of:=COUNTIF([.C2:.S2];&quot;51&quot;)+COUNTIF([.C2:.S2];&quot;51$&quot;)+COUNTIF([.C2:.S2];&quot;51☻&quot;)" office:value-type="float" office:value="0" calcext:value-type="float">
            <text:p>0</text:p>
          </table:table-cell>
          <table:table-cell table:style-name="ce265" table:formula="of:=COUNTIF([.C2:.S2];&quot;52&quot;)+COUNTIF([.C2:.S2];&quot;52$&quot;)+COUNTIF([.C2:.S2];&quot;52☻&quot;)" office:value-type="float" office:value="0" calcext:value-type="float">
            <text:p>0</text:p>
          </table:table-cell>
          <table:table-cell table:style-name="ce265" table:formula="of:=COUNTIF([.C2:.S2];&quot;51¶&quot;)" office:value-type="float" office:value="0" calcext:value-type="float">
            <text:p>0</text:p>
          </table:table-cell>
          <table:table-cell table:style-name="ce265" table:formula="of:=COUNTIF([.C2:.S2];&quot;52¶&quot;)" office:value-type="float" office:value="0" calcext:value-type="float">
            <text:p>0</text:p>
          </table:table-cell>
          <table:table-cell table:style-name="ce265" table:formula="of:=COUNTIF([.C2:.S2];&quot;U&quot;)+COUNTIF([.C2:.S2];&quot;U☻&quot;)+COUNTIF([.C2:.S2];&quot;U☺&quot;)" office:value-type="float" office:value="0" calcext:value-type="float">
            <text:p>0</text:p>
          </table:table-cell>
          <table:table-cell table:style-name="ce265" table:formula="of:=COUNTIF([.C2:.S2];&quot;KVIT&quot;)+COUNTIF([.C2:.S2];&quot;KVIT☻&quot;)+COUNTIF([.C2:.S2];&quot;kvit$&quot;)" office:value-type="float" office:value="0" calcext:value-type="float">
            <text:p>0</text:p>
          </table:table-cell>
          <table:table-cell table:style-name="ce266" table:formula="of:=COUNTBLANK([.C2:.S2])-3" office:value-type="float" office:value="14" calcext:value-type="float">
            <text:p>14</text:p>
          </table:table-cell>
          <table:table-cell table:style-name="ce267" table:formula="of:=COUNTIF([.C2:.S2];&quot;x&quot;)" office:value-type="float" office:value="0" calcext:value-type="float">
            <text:p>0</text:p>
          </table:table-cell>
          <table:table-cell table:style-name="ce268" table:formula="of:=COUNTIF([.C2:.S2];&quot;51&quot;)+COUNTIF([.C2:.S2];&quot;51☻&quot;)+COUNTIF([.C2:.S2];&quot;2&quot;)+COUNTIF([.C2:.S2];&quot;52&quot;)+COUNTIF([.C2:.S2];&quot;52☻&quot;)+COUNTIF([.C2:.S2];&quot;51$&quot;)+COUNTIF([.C2:.S2];&quot;52$&quot;)" office:value-type="float" office:value="0" calcext:value-type="float">
            <text:p>0</text:p>
          </table:table-cell>
          <table:table-cell table:style-name="ce87" table:formula="of:=[Vzorci_vnosov.$A$2]" office:value-type="string" office:string-value="51☻" calcext:value-type="string">
            <text:p>51☻</text:p>
          </table:table-cell>
          <table:table-cell table:style-name="ce49" table:formula="of:=RIGHT([.C2];1)">
            <text:p/>
          </table:table-cell>
          <table:table-cell table:style-name="ce49" table:formula="of:=RIGHT([.D2];1)">
            <text:p/>
          </table:table-cell>
          <table:table-cell table:style-name="ce49" table:formula="of:=RIGHT([.E2];1)">
            <text:p/>
          </table:table-cell>
          <table:table-cell table:style-name="ce49" table:formula="of:=RIGHT([.F2];1)">
            <text:p/>
          </table:table-cell>
          <table:table-cell table:style-name="ce49" table:formula="of:=RIGHT([.G2];1)">
            <text:p/>
          </table:table-cell>
          <table:table-cell table:style-name="ce49" table:formula="of:=RIGHT([.H2];1)">
            <text:p/>
          </table:table-cell>
          <table:table-cell table:style-name="ce49" table:formula="of:=RIGHT([.I2];1)">
            <text:p/>
          </table:table-cell>
          <table:table-cell table:style-name="ce49" table:formula="of:=RIGHT([.J2];1)">
            <text:p/>
          </table:table-cell>
          <table:table-cell table:style-name="ce49" table:formula="of:=RIGHT([.K2];1)">
            <text:p/>
          </table:table-cell>
          <table:table-cell table:style-name="ce49" table:formula="of:=RIGHT([.L2];1)">
            <text:p/>
          </table:table-cell>
          <table:table-cell table:style-name="ce49" table:formula="of:=RIGHT([.M2];1)">
            <text:p/>
          </table:table-cell>
          <table:table-cell table:style-name="ce49" table:formula="of:=RIGHT([.N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];1)">
            <text:p/>
          </table:table-cell>
          <table:table-cell table:style-name="ce49" table:formula="of:=RIGHT([.P2];1)">
            <text:p/>
          </table:table-cell>
          <table:table-cell table:style-name="ce49" table:formula="of:=RIGHT([.Q2];1)">
            <text:p/>
          </table:table-cell>
          <table:table-cell table:style-name="ce49" table:formula="of:=RIGHT([.R2];1)">
            <text:p/>
          </table:table-cell>
          <table:table-cell table:style-name="ce49" table:formula="of:=RIGHT([.S2];1)">
            <text:p/>
          </table:table-cell>
          <table:table-cell table:number-columns-repeated="11"/>
          <table:table-cell table:style-name="ce40" table:number-columns-repeated="2"/>
        </table:table-row>
        <table:table-row table:style-name="ro4">
          <table:table-cell table:style-name="ce260" office:value-type="date" office:date-value="2021-08-02" calcext:value-type="date">
            <text:p>02/ avg</text:p>
          </table:table-cell>
          <table:table-cell table:style-name="ce261" table:formula="of:=TEXT([.A3];&quot;Ddd&quot;)" office:value-type="string" office:string-value="pon" calcext:value-type="string">
            <text:p>pon</text:p>
          </table:table-cell>
          <table:table-cell table:style-name="ce262" table:number-columns-repeated="18"/>
          <table:table-cell table:style-name="ce264"/>
          <table:table-cell table:style-name="ce265" table:formula="of:=COUNTIF([.AH3:.AY3];&quot;☻&quot;)" office:value-type="float" office:value="0" calcext:value-type="float">
            <text:p>0</text:p>
          </table:table-cell>
          <table:table-cell table:style-name="ce265" table:formula="of:=COUNTIF([.AH3:.AY3];&quot;☺&quot;)" office:value-type="float" office:value="0" calcext:value-type="float">
            <text:p>0</text:p>
          </table:table-cell>
          <table:table-cell table:style-name="ce265" table:formula="of:=COUNTIF([.C3:.S3];&quot;51&quot;)+COUNTIF([.C3:.S3];&quot;51$&quot;)+COUNTIF([.C3:.S3];&quot;51☻&quot;)" office:value-type="float" office:value="0" calcext:value-type="float">
            <text:p>0</text:p>
          </table:table-cell>
          <table:table-cell table:style-name="ce265" table:formula="of:=COUNTIF([.C3:.S3];&quot;52&quot;)+COUNTIF([.C3:.S3];&quot;52$&quot;)+COUNTIF([.C3:.S3];&quot;52☻&quot;)" office:value-type="float" office:value="0" calcext:value-type="float">
            <text:p>0</text:p>
          </table:table-cell>
          <table:table-cell table:style-name="ce265" table:formula="of:=COUNTIF([.C3:.S3];&quot;51¶&quot;)" office:value-type="float" office:value="0" calcext:value-type="float">
            <text:p>0</text:p>
          </table:table-cell>
          <table:table-cell table:style-name="ce265" table:formula="of:=COUNTIF([.C3:.S3];&quot;52¶&quot;)" office:value-type="float" office:value="0" calcext:value-type="float">
            <text:p>0</text:p>
          </table:table-cell>
          <table:table-cell table:style-name="ce265" table:formula="of:=COUNTIF([.C3:.S3];&quot;U&quot;)+COUNTIF([.C3:.S3];&quot;U☻&quot;)+COUNTIF([.C3:.S3];&quot;U☺&quot;)" office:value-type="float" office:value="0" calcext:value-type="float">
            <text:p>0</text:p>
          </table:table-cell>
          <table:table-cell table:style-name="ce265" table:formula="of:=COUNTIF([.C3:.S3];&quot;KVIT&quot;)+COUNTIF([.C3:.S3];&quot;KVIT☻&quot;)+COUNTIF([.C3:.S3];&quot;kvit$&quot;)" office:value-type="float" office:value="0" calcext:value-type="float">
            <text:p>0</text:p>
          </table:table-cell>
          <table:table-cell table:style-name="ce266" table:formula="of:=COUNTBLANK([.C3:.S3])-3" office:value-type="float" office:value="14" calcext:value-type="float">
            <text:p>14</text:p>
          </table:table-cell>
          <table:table-cell table:style-name="ce267" table:formula="of:=COUNTIF([.C3:.S3];&quot;x&quot;)" office:value-type="float" office:value="0" calcext:value-type="float">
            <text:p>0</text:p>
          </table:table-cell>
          <table:table-cell table:style-name="ce268" table:formula="of:=COUNTIF([.C3:.S3];&quot;51&quot;)+COUNTIF([.C3:.S3];&quot;51☻&quot;)+COUNTIF([.C3:.S3];&quot;2&quot;)+COUNTIF([.C3:.S3];&quot;52&quot;)+COUNTIF([.C3:.S3];&quot;52☻&quot;)+COUNTIF([.C3:.S3];&quot;51$&quot;)+COUNTIF([.C3:.S3];&quot;52$&quot;)" office:value-type="float" office:value="0" calcext:value-type="float">
            <text:p>0</text:p>
          </table:table-cell>
          <table:table-cell table:style-name="ce87" table:formula="of:=[Vzorci_vnosov.$A$3]" office:value-type="string" office:string-value="52☻" calcext:value-type="string">
            <text:p>52☻</text:p>
          </table:table-cell>
          <table:table-cell table:style-name="ce49" table:formula="of:=RIGHT([.C3];1)">
            <text:p/>
          </table:table-cell>
          <table:table-cell table:style-name="ce49" table:formula="of:=RIGHT([.D3];1)">
            <text:p/>
          </table:table-cell>
          <table:table-cell table:style-name="ce49" table:formula="of:=RIGHT([.E3];1)">
            <text:p/>
          </table:table-cell>
          <table:table-cell table:style-name="ce49" table:formula="of:=RIGHT([.F3];1)">
            <text:p/>
          </table:table-cell>
          <table:table-cell table:style-name="ce49" table:formula="of:=RIGHT([.G3];1)">
            <text:p/>
          </table:table-cell>
          <table:table-cell table:style-name="ce49" table:formula="of:=RIGHT([.H3];1)">
            <text:p/>
          </table:table-cell>
          <table:table-cell table:style-name="ce49" table:formula="of:=RIGHT([.I3];1)">
            <text:p/>
          </table:table-cell>
          <table:table-cell table:style-name="ce49" table:formula="of:=RIGHT([.J3];1)">
            <text:p/>
          </table:table-cell>
          <table:table-cell table:style-name="ce49" table:formula="of:=RIGHT([.K3];1)">
            <text:p/>
          </table:table-cell>
          <table:table-cell table:style-name="ce49" table:formula="of:=RIGHT([.L3];1)">
            <text:p/>
          </table:table-cell>
          <table:table-cell table:style-name="ce49" table:formula="of:=RIGHT([.M3];1)">
            <text:p/>
          </table:table-cell>
          <table:table-cell table:style-name="ce49" table:formula="of:=RIGHT([.N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];1)">
            <text:p/>
          </table:table-cell>
          <table:table-cell table:style-name="ce49" table:formula="of:=RIGHT([.P3];1)">
            <text:p/>
          </table:table-cell>
          <table:table-cell table:style-name="ce49" table:formula="of:=RIGHT([.Q3];1)">
            <text:p/>
          </table:table-cell>
          <table:table-cell table:style-name="ce49" table:formula="of:=RIGHT([.R3];1)">
            <text:p/>
          </table:table-cell>
          <table:table-cell table:style-name="ce49" table:formula="of:=RIGHT([.S3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03" calcext:value-type="date">
            <text:p>03/ avg</text:p>
          </table:table-cell>
          <table:table-cell table:style-name="ce261" table:formula="of:=TEXT([.A4];&quot;Ddd&quot;)" office:value-type="string" office:string-value="tor" calcext:value-type="string">
            <text:p>tor</text:p>
          </table:table-cell>
          <table:table-cell table:style-name="ce262" table:number-columns-repeated="18"/>
          <table:table-cell table:style-name="ce264"/>
          <table:table-cell table:style-name="ce265" table:formula="of:=COUNTIF([.AH4:.AY4];&quot;☻&quot;)" office:value-type="float" office:value="0" calcext:value-type="float">
            <text:p>0</text:p>
          </table:table-cell>
          <table:table-cell table:style-name="ce265" table:formula="of:=COUNTIF([.AH4:.AY4];&quot;☺&quot;)" office:value-type="float" office:value="0" calcext:value-type="float">
            <text:p>0</text:p>
          </table:table-cell>
          <table:table-cell table:style-name="ce265" table:formula="of:=COUNTIF([.C4:.S4];&quot;51&quot;)+COUNTIF([.C4:.S4];&quot;51$&quot;)+COUNTIF([.C4:.S4];&quot;51☻&quot;)" office:value-type="float" office:value="0" calcext:value-type="float">
            <text:p>0</text:p>
          </table:table-cell>
          <table:table-cell table:style-name="ce265" table:formula="of:=COUNTIF([.C4:.S4];&quot;52&quot;)+COUNTIF([.C4:.S4];&quot;52$&quot;)+COUNTIF([.C4:.S4];&quot;52☻&quot;)" office:value-type="float" office:value="0" calcext:value-type="float">
            <text:p>0</text:p>
          </table:table-cell>
          <table:table-cell table:style-name="ce265" table:formula="of:=COUNTIF([.C4:.S4];&quot;51¶&quot;)" office:value-type="float" office:value="0" calcext:value-type="float">
            <text:p>0</text:p>
          </table:table-cell>
          <table:table-cell table:style-name="ce265" table:formula="of:=COUNTIF([.C4:.S4];&quot;52¶&quot;)" office:value-type="float" office:value="0" calcext:value-type="float">
            <text:p>0</text:p>
          </table:table-cell>
          <table:table-cell table:style-name="ce265" table:formula="of:=COUNTIF([.C4:.S4];&quot;U&quot;)+COUNTIF([.C4:.S4];&quot;U☻&quot;)+COUNTIF([.C4:.S4];&quot;U☺&quot;)" office:value-type="float" office:value="0" calcext:value-type="float">
            <text:p>0</text:p>
          </table:table-cell>
          <table:table-cell table:style-name="ce265" table:formula="of:=COUNTIF([.C4:.S4];&quot;KVIT&quot;)+COUNTIF([.C4:.S4];&quot;KVIT☻&quot;)+COUNTIF([.C4:.S4];&quot;kvit$&quot;)" office:value-type="float" office:value="0" calcext:value-type="float">
            <text:p>0</text:p>
          </table:table-cell>
          <table:table-cell table:style-name="ce266" table:formula="of:=COUNTBLANK([.C4:.S4])-3" office:value-type="float" office:value="14" calcext:value-type="float">
            <text:p>14</text:p>
          </table:table-cell>
          <table:table-cell table:style-name="ce267" table:formula="of:=COUNTIF([.C4:.S4];&quot;x&quot;)" office:value-type="float" office:value="0" calcext:value-type="float">
            <text:p>0</text:p>
          </table:table-cell>
          <table:table-cell table:style-name="ce268" table:formula="of:=COUNTIF([.C4:.S4];&quot;51&quot;)+COUNTIF([.C4:.S4];&quot;51☻&quot;)+COUNTIF([.C4:.S4];&quot;2&quot;)+COUNTIF([.C4:.S4];&quot;52&quot;)+COUNTIF([.C4:.S4];&quot;52☻&quot;)+COUNTIF([.C4:.S4];&quot;51$&quot;)+COUNTIF([.C4:.S4];&quot;52$&quot;)" office:value-type="float" office:value="0" calcext:value-type="float">
            <text:p>0</text:p>
          </table:table-cell>
          <table:table-cell table:style-name="ce87" table:formula="of:=[Vzorci_vnosov.$A$4]" office:value-type="string" office:string-value="51" calcext:value-type="string">
            <text:p>51</text:p>
          </table:table-cell>
          <table:table-cell table:style-name="ce49" table:formula="of:=RIGHT([.C4];1)">
            <text:p/>
          </table:table-cell>
          <table:table-cell table:style-name="ce49" table:formula="of:=RIGHT([.D4];1)">
            <text:p/>
          </table:table-cell>
          <table:table-cell table:style-name="ce49" table:formula="of:=RIGHT([.E4];1)">
            <text:p/>
          </table:table-cell>
          <table:table-cell table:style-name="ce49" table:formula="of:=RIGHT([.F4];1)">
            <text:p/>
          </table:table-cell>
          <table:table-cell table:style-name="ce49" table:formula="of:=RIGHT([.G4];1)">
            <text:p/>
          </table:table-cell>
          <table:table-cell table:style-name="ce49" table:formula="of:=RIGHT([.H4];1)">
            <text:p/>
          </table:table-cell>
          <table:table-cell table:style-name="ce49" table:formula="of:=RIGHT([.I4];1)">
            <text:p/>
          </table:table-cell>
          <table:table-cell table:style-name="ce49" table:formula="of:=RIGHT([.J4];1)">
            <text:p/>
          </table:table-cell>
          <table:table-cell table:style-name="ce49" table:formula="of:=RIGHT([.K4];1)">
            <text:p/>
          </table:table-cell>
          <table:table-cell table:style-name="ce49" table:formula="of:=RIGHT([.L4];1)">
            <text:p/>
          </table:table-cell>
          <table:table-cell table:style-name="ce49" table:formula="of:=RIGHT([.M4];1)">
            <text:p/>
          </table:table-cell>
          <table:table-cell table:style-name="ce49" table:formula="of:=RIGHT([.N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4];1)">
            <text:p/>
          </table:table-cell>
          <table:table-cell table:style-name="ce49" table:formula="of:=RIGHT([.P4];1)">
            <text:p/>
          </table:table-cell>
          <table:table-cell table:style-name="ce49" table:formula="of:=RIGHT([.Q4];1)">
            <text:p/>
          </table:table-cell>
          <table:table-cell table:style-name="ce49" table:formula="of:=RIGHT([.R4];1)">
            <text:p/>
          </table:table-cell>
          <table:table-cell table:style-name="ce49" table:formula="of:=RIGHT([.S4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04" calcext:value-type="date">
            <text:p>04/ avg</text:p>
          </table:table-cell>
          <table:table-cell table:style-name="ce261" table:formula="of:=TEXT([.A5];&quot;Ddd&quot;)" office:value-type="string" office:string-value="sre" calcext:value-type="string">
            <text:p>sre</text:p>
          </table:table-cell>
          <table:table-cell table:style-name="ce262" table:number-columns-repeated="18"/>
          <table:table-cell table:style-name="ce264"/>
          <table:table-cell table:style-name="ce265" table:formula="of:=COUNTIF([.AH5:.AY5];&quot;☻&quot;)" office:value-type="float" office:value="0" calcext:value-type="float">
            <text:p>0</text:p>
          </table:table-cell>
          <table:table-cell table:style-name="ce265" table:formula="of:=COUNTIF([.AH5:.AY5];&quot;☺&quot;)" office:value-type="float" office:value="0" calcext:value-type="float">
            <text:p>0</text:p>
          </table:table-cell>
          <table:table-cell table:style-name="ce265" table:formula="of:=COUNTIF([.C5:.S5];&quot;51&quot;)+COUNTIF([.C5:.S5];&quot;51$&quot;)+COUNTIF([.C5:.S5];&quot;51☻&quot;)" office:value-type="float" office:value="0" calcext:value-type="float">
            <text:p>0</text:p>
          </table:table-cell>
          <table:table-cell table:style-name="ce265" table:formula="of:=COUNTIF([.C5:.S5];&quot;52&quot;)+COUNTIF([.C5:.S5];&quot;52$&quot;)+COUNTIF([.C5:.S5];&quot;52☻&quot;)" office:value-type="float" office:value="0" calcext:value-type="float">
            <text:p>0</text:p>
          </table:table-cell>
          <table:table-cell table:style-name="ce265" table:formula="of:=COUNTIF([.C5:.S5];&quot;51¶&quot;)" office:value-type="float" office:value="0" calcext:value-type="float">
            <text:p>0</text:p>
          </table:table-cell>
          <table:table-cell table:style-name="ce265" table:formula="of:=COUNTIF([.C5:.S5];&quot;52¶&quot;)" office:value-type="float" office:value="0" calcext:value-type="float">
            <text:p>0</text:p>
          </table:table-cell>
          <table:table-cell table:style-name="ce265" table:formula="of:=COUNTIF([.C5:.S5];&quot;U&quot;)+COUNTIF([.C5:.S5];&quot;U☻&quot;)+COUNTIF([.C5:.S5];&quot;U☺&quot;)" office:value-type="float" office:value="0" calcext:value-type="float">
            <text:p>0</text:p>
          </table:table-cell>
          <table:table-cell table:style-name="ce265" table:formula="of:=COUNTIF([.C5:.S5];&quot;KVIT&quot;)+COUNTIF([.C5:.S5];&quot;KVIT☻&quot;)+COUNTIF([.C5:.S5];&quot;kvit$&quot;)" office:value-type="float" office:value="0" calcext:value-type="float">
            <text:p>0</text:p>
          </table:table-cell>
          <table:table-cell table:style-name="ce266" table:formula="of:=COUNTBLANK([.C5:.S5])-3" office:value-type="float" office:value="14" calcext:value-type="float">
            <text:p>14</text:p>
          </table:table-cell>
          <table:table-cell table:style-name="ce267" table:formula="of:=COUNTIF([.C5:.S5];&quot;x&quot;)" office:value-type="float" office:value="0" calcext:value-type="float">
            <text:p>0</text:p>
          </table:table-cell>
          <table:table-cell table:style-name="ce268" table:formula="of:=COUNTIF([.C5:.S5];&quot;51&quot;)+COUNTIF([.C5:.S5];&quot;51☻&quot;)+COUNTIF([.C5:.S5];&quot;2&quot;)+COUNTIF([.C5:.S5];&quot;52&quot;)+COUNTIF([.C5:.S5];&quot;52☻&quot;)+COUNTIF([.C5:.S5];&quot;51$&quot;)+COUNTIF([.C5:.S5];&quot;52$&quot;)" office:value-type="float" office:value="0" calcext:value-type="float">
            <text:p>0</text:p>
          </table:table-cell>
          <table:table-cell table:style-name="ce87" table:formula="of:=[Vzorci_vnosov.$A$5]" office:value-type="string" office:string-value="52" calcext:value-type="string">
            <text:p>52</text:p>
          </table:table-cell>
          <table:table-cell table:style-name="ce49" table:formula="of:=RIGHT([.C5];1)">
            <text:p/>
          </table:table-cell>
          <table:table-cell table:style-name="ce49" table:formula="of:=RIGHT([.D5];1)">
            <text:p/>
          </table:table-cell>
          <table:table-cell table:style-name="ce49" table:formula="of:=RIGHT([.E5];1)">
            <text:p/>
          </table:table-cell>
          <table:table-cell table:style-name="ce49" table:formula="of:=RIGHT([.F5];1)">
            <text:p/>
          </table:table-cell>
          <table:table-cell table:style-name="ce49" table:formula="of:=RIGHT([.G5];1)">
            <text:p/>
          </table:table-cell>
          <table:table-cell table:style-name="ce49" table:formula="of:=RIGHT([.H5];1)">
            <text:p/>
          </table:table-cell>
          <table:table-cell table:style-name="ce49" table:formula="of:=RIGHT([.I5];1)">
            <text:p/>
          </table:table-cell>
          <table:table-cell table:style-name="ce49" table:formula="of:=RIGHT([.J5];1)">
            <text:p/>
          </table:table-cell>
          <table:table-cell table:style-name="ce49" table:formula="of:=RIGHT([.K5];1)">
            <text:p/>
          </table:table-cell>
          <table:table-cell table:style-name="ce49" table:formula="of:=RIGHT([.L5];1)">
            <text:p/>
          </table:table-cell>
          <table:table-cell table:style-name="ce49" table:formula="of:=RIGHT([.M5];1)">
            <text:p/>
          </table:table-cell>
          <table:table-cell table:style-name="ce49" table:formula="of:=RIGHT([.N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5];1)">
            <text:p/>
          </table:table-cell>
          <table:table-cell table:style-name="ce49" table:formula="of:=RIGHT([.P5];1)">
            <text:p/>
          </table:table-cell>
          <table:table-cell table:style-name="ce49" table:formula="of:=RIGHT([.Q5];1)">
            <text:p/>
          </table:table-cell>
          <table:table-cell table:style-name="ce49" table:formula="of:=RIGHT([.R5];1)">
            <text:p/>
          </table:table-cell>
          <table:table-cell table:style-name="ce49" table:formula="of:=RIGHT([.S5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05" calcext:value-type="date">
            <text:p>05/ avg</text:p>
          </table:table-cell>
          <table:table-cell table:style-name="ce261" table:formula="of:=TEXT([.A6];&quot;Ddd&quot;)" office:value-type="string" office:string-value="čet" calcext:value-type="string">
            <text:p>čet</text:p>
          </table:table-cell>
          <table:table-cell table:style-name="ce262" table:number-columns-repeated="18"/>
          <table:table-cell table:style-name="ce264"/>
          <table:table-cell table:style-name="ce265" table:formula="of:=COUNTIF([.AH6:.AY6];&quot;☻&quot;)" office:value-type="float" office:value="0" calcext:value-type="float">
            <text:p>0</text:p>
          </table:table-cell>
          <table:table-cell table:style-name="ce265" table:formula="of:=COUNTIF([.AH6:.AY6];&quot;☺&quot;)" office:value-type="float" office:value="0" calcext:value-type="float">
            <text:p>0</text:p>
          </table:table-cell>
          <table:table-cell table:style-name="ce265" table:formula="of:=COUNTIF([.C6:.S6];&quot;51&quot;)+COUNTIF([.C6:.S6];&quot;51$&quot;)+COUNTIF([.C6:.S6];&quot;51☻&quot;)" office:value-type="float" office:value="0" calcext:value-type="float">
            <text:p>0</text:p>
          </table:table-cell>
          <table:table-cell table:style-name="ce265" table:formula="of:=COUNTIF([.C6:.S6];&quot;52&quot;)+COUNTIF([.C6:.S6];&quot;52$&quot;)+COUNTIF([.C6:.S6];&quot;52☻&quot;)" office:value-type="float" office:value="0" calcext:value-type="float">
            <text:p>0</text:p>
          </table:table-cell>
          <table:table-cell table:style-name="ce265" table:formula="of:=COUNTIF([.C6:.S6];&quot;51¶&quot;)" office:value-type="float" office:value="0" calcext:value-type="float">
            <text:p>0</text:p>
          </table:table-cell>
          <table:table-cell table:style-name="ce265" table:formula="of:=COUNTIF([.C6:.S6];&quot;52¶&quot;)" office:value-type="float" office:value="0" calcext:value-type="float">
            <text:p>0</text:p>
          </table:table-cell>
          <table:table-cell table:style-name="ce265" table:formula="of:=COUNTIF([.C6:.S6];&quot;U&quot;)+COUNTIF([.C6:.S6];&quot;U☻&quot;)+COUNTIF([.C6:.S6];&quot;U☺&quot;)" office:value-type="float" office:value="0" calcext:value-type="float">
            <text:p>0</text:p>
          </table:table-cell>
          <table:table-cell table:style-name="ce265" table:formula="of:=COUNTIF([.C6:.S6];&quot;KVIT&quot;)+COUNTIF([.C6:.S6];&quot;KVIT☻&quot;)+COUNTIF([.C6:.S6];&quot;kvit$&quot;)" office:value-type="float" office:value="0" calcext:value-type="float">
            <text:p>0</text:p>
          </table:table-cell>
          <table:table-cell table:style-name="ce266" table:formula="of:=COUNTBLANK([.C6:.S6])-3" office:value-type="float" office:value="14" calcext:value-type="float">
            <text:p>14</text:p>
          </table:table-cell>
          <table:table-cell table:style-name="ce267" table:formula="of:=COUNTIF([.C6:.S6];&quot;x&quot;)" office:value-type="float" office:value="0" calcext:value-type="float">
            <text:p>0</text:p>
          </table:table-cell>
          <table:table-cell table:style-name="ce268" table:formula="of:=COUNTIF([.C6:.S6];&quot;51&quot;)+COUNTIF([.C6:.S6];&quot;51☻&quot;)+COUNTIF([.C6:.S6];&quot;2&quot;)+COUNTIF([.C6:.S6];&quot;52&quot;)+COUNTIF([.C6:.S6];&quot;52☻&quot;)+COUNTIF([.C6:.S6];&quot;51$&quot;)+COUNTIF([.C6:.S6];&quot;52$&quot;)" office:value-type="float" office:value="0" calcext:value-type="float">
            <text:p>0</text:p>
          </table:table-cell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49" table:formula="of:=RIGHT([.C6];1)">
            <text:p/>
          </table:table-cell>
          <table:table-cell table:style-name="ce49" table:formula="of:=RIGHT([.D6];1)">
            <text:p/>
          </table:table-cell>
          <table:table-cell table:style-name="ce49" table:formula="of:=RIGHT([.E6];1)">
            <text:p/>
          </table:table-cell>
          <table:table-cell table:style-name="ce49" table:formula="of:=RIGHT([.F6];1)">
            <text:p/>
          </table:table-cell>
          <table:table-cell table:style-name="ce49" table:formula="of:=RIGHT([.G6];1)">
            <text:p/>
          </table:table-cell>
          <table:table-cell table:style-name="ce49" table:formula="of:=RIGHT([.H6];1)">
            <text:p/>
          </table:table-cell>
          <table:table-cell table:style-name="ce49" table:formula="of:=RIGHT([.I6];1)">
            <text:p/>
          </table:table-cell>
          <table:table-cell table:style-name="ce49" table:formula="of:=RIGHT([.J6];1)">
            <text:p/>
          </table:table-cell>
          <table:table-cell table:style-name="ce49" table:formula="of:=RIGHT([.K6];1)">
            <text:p/>
          </table:table-cell>
          <table:table-cell table:style-name="ce49" table:formula="of:=RIGHT([.L6];1)">
            <text:p/>
          </table:table-cell>
          <table:table-cell table:style-name="ce49" table:formula="of:=RIGHT([.M6];1)">
            <text:p/>
          </table:table-cell>
          <table:table-cell table:style-name="ce49" table:formula="of:=RIGHT([.N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6];1)">
            <text:p/>
          </table:table-cell>
          <table:table-cell table:style-name="ce49" table:formula="of:=RIGHT([.P6];1)">
            <text:p/>
          </table:table-cell>
          <table:table-cell table:style-name="ce49" table:formula="of:=RIGHT([.Q6];1)">
            <text:p/>
          </table:table-cell>
          <table:table-cell table:style-name="ce49" table:formula="of:=RIGHT([.R6];1)">
            <text:p/>
          </table:table-cell>
          <table:table-cell table:style-name="ce49" table:formula="of:=RIGHT([.S6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06" calcext:value-type="date">
            <text:p>06/ avg</text:p>
          </table:table-cell>
          <table:table-cell table:style-name="ce261" table:formula="of:=TEXT([.A7];&quot;Ddd&quot;)" office:value-type="string" office:string-value="pet" calcext:value-type="string">
            <text:p>pet</text:p>
          </table:table-cell>
          <table:table-cell table:style-name="ce262" table:number-columns-repeated="18"/>
          <table:table-cell table:style-name="ce264"/>
          <table:table-cell table:style-name="ce265" table:formula="of:=COUNTIF([.AH7:.AY7];&quot;☻&quot;)" office:value-type="float" office:value="0" calcext:value-type="float">
            <text:p>0</text:p>
          </table:table-cell>
          <table:table-cell table:style-name="ce265" table:formula="of:=COUNTIF([.AH7:.AY7];&quot;☺&quot;)" office:value-type="float" office:value="0" calcext:value-type="float">
            <text:p>0</text:p>
          </table:table-cell>
          <table:table-cell table:style-name="ce265" table:formula="of:=COUNTIF([.C7:.S7];&quot;51&quot;)+COUNTIF([.C7:.S7];&quot;51$&quot;)+COUNTIF([.C7:.S7];&quot;51☻&quot;)" office:value-type="float" office:value="0" calcext:value-type="float">
            <text:p>0</text:p>
          </table:table-cell>
          <table:table-cell table:style-name="ce265" table:formula="of:=COUNTIF([.C7:.S7];&quot;52&quot;)+COUNTIF([.C7:.S7];&quot;52$&quot;)+COUNTIF([.C7:.S7];&quot;52☻&quot;)" office:value-type="float" office:value="0" calcext:value-type="float">
            <text:p>0</text:p>
          </table:table-cell>
          <table:table-cell table:style-name="ce265" table:formula="of:=COUNTIF([.C7:.S7];&quot;51¶&quot;)" office:value-type="float" office:value="0" calcext:value-type="float">
            <text:p>0</text:p>
          </table:table-cell>
          <table:table-cell table:style-name="ce265" table:formula="of:=COUNTIF([.C7:.S7];&quot;52¶&quot;)" office:value-type="float" office:value="0" calcext:value-type="float">
            <text:p>0</text:p>
          </table:table-cell>
          <table:table-cell table:style-name="ce265" table:formula="of:=COUNTIF([.C7:.S7];&quot;U&quot;)+COUNTIF([.C7:.S7];&quot;U☻&quot;)+COUNTIF([.C7:.S7];&quot;U☺&quot;)" office:value-type="float" office:value="0" calcext:value-type="float">
            <text:p>0</text:p>
          </table:table-cell>
          <table:table-cell table:style-name="ce265" table:formula="of:=COUNTIF([.C7:.S7];&quot;KVIT&quot;)+COUNTIF([.C7:.S7];&quot;KVIT☻&quot;)+COUNTIF([.C7:.S7];&quot;kvit$&quot;)" office:value-type="float" office:value="0" calcext:value-type="float">
            <text:p>0</text:p>
          </table:table-cell>
          <table:table-cell table:style-name="ce266" table:formula="of:=COUNTBLANK([.C7:.S7])-3" office:value-type="float" office:value="14" calcext:value-type="float">
            <text:p>14</text:p>
          </table:table-cell>
          <table:table-cell table:style-name="ce267" table:formula="of:=COUNTIF([.C7:.S7];&quot;x&quot;)" office:value-type="float" office:value="0" calcext:value-type="float">
            <text:p>0</text:p>
          </table:table-cell>
          <table:table-cell table:style-name="ce268" table:formula="of:=COUNTIF([.C7:.S7];&quot;51&quot;)+COUNTIF([.C7:.S7];&quot;51☻&quot;)+COUNTIF([.C7:.S7];&quot;2&quot;)+COUNTIF([.C7:.S7];&quot;52&quot;)+COUNTIF([.C7:.S7];&quot;52☻&quot;)+COUNTIF([.C7:.S7];&quot;51$&quot;)+COUNTIF([.C7:.S7];&quot;52$&quot;)" office:value-type="float" office:value="0" calcext:value-type="float">
            <text:p>0</text:p>
          </table:table-cell>
          <table:table-cell table:style-name="ce88" table:formula="of:=[Vzorci_vnosov.$A$7]" office:value-type="string" office:string-value="KVIT☻" calcext:value-type="string">
            <text:p>KVIT☻</text:p>
          </table:table-cell>
          <table:table-cell table:style-name="ce49" table:formula="of:=RIGHT([.C7];1)">
            <text:p/>
          </table:table-cell>
          <table:table-cell table:style-name="ce49" table:formula="of:=RIGHT([.D7];1)">
            <text:p/>
          </table:table-cell>
          <table:table-cell table:style-name="ce49" table:formula="of:=RIGHT([.E7];1)">
            <text:p/>
          </table:table-cell>
          <table:table-cell table:style-name="ce49" table:formula="of:=RIGHT([.F7];1)">
            <text:p/>
          </table:table-cell>
          <table:table-cell table:style-name="ce49" table:formula="of:=RIGHT([.G7];1)">
            <text:p/>
          </table:table-cell>
          <table:table-cell table:style-name="ce49" table:formula="of:=RIGHT([.H7];1)">
            <text:p/>
          </table:table-cell>
          <table:table-cell table:style-name="ce49" table:formula="of:=RIGHT([.I7];1)">
            <text:p/>
          </table:table-cell>
          <table:table-cell table:style-name="ce49" table:formula="of:=RIGHT([.J7];1)">
            <text:p/>
          </table:table-cell>
          <table:table-cell table:style-name="ce49" table:formula="of:=RIGHT([.K7];1)">
            <text:p/>
          </table:table-cell>
          <table:table-cell table:style-name="ce49" table:formula="of:=RIGHT([.L7];1)">
            <text:p/>
          </table:table-cell>
          <table:table-cell table:style-name="ce49" table:formula="of:=RIGHT([.M7];1)">
            <text:p/>
          </table:table-cell>
          <table:table-cell table:style-name="ce49" table:formula="of:=RIGHT([.N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7];1)">
            <text:p/>
          </table:table-cell>
          <table:table-cell table:style-name="ce49" table:formula="of:=RIGHT([.P7];1)">
            <text:p/>
          </table:table-cell>
          <table:table-cell table:style-name="ce49" table:formula="of:=RIGHT([.Q7];1)">
            <text:p/>
          </table:table-cell>
          <table:table-cell table:style-name="ce49" table:formula="of:=RIGHT([.R7];1)">
            <text:p/>
          </table:table-cell>
          <table:table-cell table:style-name="ce49" table:formula="of:=RIGHT([.S7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07" calcext:value-type="date">
            <text:p>07/ avg</text:p>
          </table:table-cell>
          <table:table-cell table:style-name="ce261" table:formula="of:=TEXT([.A8];&quot;Ddd&quot;)" office:value-type="string" office:string-value="sob" calcext:value-type="string">
            <text:p>sob</text:p>
          </table:table-cell>
          <table:table-cell table:style-name="ce262" table:number-columns-repeated="18"/>
          <table:table-cell table:style-name="ce264"/>
          <table:table-cell table:style-name="ce265" table:formula="of:=COUNTIF([.AH8:.AY8];&quot;☻&quot;)" office:value-type="float" office:value="0" calcext:value-type="float">
            <text:p>0</text:p>
          </table:table-cell>
          <table:table-cell table:style-name="ce265" table:formula="of:=COUNTIF([.AH8:.AY8];&quot;☺&quot;)" office:value-type="float" office:value="0" calcext:value-type="float">
            <text:p>0</text:p>
          </table:table-cell>
          <table:table-cell table:style-name="ce265" table:formula="of:=COUNTIF([.C8:.S8];&quot;51&quot;)+COUNTIF([.C8:.S8];&quot;51$&quot;)+COUNTIF([.C8:.S8];&quot;51☻&quot;)" office:value-type="float" office:value="0" calcext:value-type="float">
            <text:p>0</text:p>
          </table:table-cell>
          <table:table-cell table:style-name="ce265" table:formula="of:=COUNTIF([.C8:.S8];&quot;52&quot;)+COUNTIF([.C8:.S8];&quot;52$&quot;)+COUNTIF([.C8:.S8];&quot;52☻&quot;)" office:value-type="float" office:value="0" calcext:value-type="float">
            <text:p>0</text:p>
          </table:table-cell>
          <table:table-cell table:style-name="ce265" table:formula="of:=COUNTIF([.C8:.S8];&quot;51¶&quot;)" office:value-type="float" office:value="0" calcext:value-type="float">
            <text:p>0</text:p>
          </table:table-cell>
          <table:table-cell table:style-name="ce265" table:formula="of:=COUNTIF([.C8:.S8];&quot;52¶&quot;)" office:value-type="float" office:value="0" calcext:value-type="float">
            <text:p>0</text:p>
          </table:table-cell>
          <table:table-cell table:style-name="ce265" table:formula="of:=COUNTIF([.C8:.S8];&quot;U&quot;)+COUNTIF([.C8:.S8];&quot;U☻&quot;)+COUNTIF([.C8:.S8];&quot;U☺&quot;)" office:value-type="float" office:value="0" calcext:value-type="float">
            <text:p>0</text:p>
          </table:table-cell>
          <table:table-cell table:style-name="ce265" table:formula="of:=COUNTIF([.C8:.S8];&quot;KVIT&quot;)+COUNTIF([.C8:.S8];&quot;KVIT☻&quot;)+COUNTIF([.C8:.S8];&quot;kvit$&quot;)" office:value-type="float" office:value="0" calcext:value-type="float">
            <text:p>0</text:p>
          </table:table-cell>
          <table:table-cell table:style-name="ce266" table:formula="of:=COUNTBLANK([.C8:.S8])-3" office:value-type="float" office:value="14" calcext:value-type="float">
            <text:p>14</text:p>
          </table:table-cell>
          <table:table-cell table:style-name="ce267" table:formula="of:=COUNTIF([.C8:.S8];&quot;x&quot;)" office:value-type="float" office:value="0" calcext:value-type="float">
            <text:p>0</text:p>
          </table:table-cell>
          <table:table-cell table:style-name="ce268" table:formula="of:=COUNTIF([.C8:.S8];&quot;51&quot;)+COUNTIF([.C8:.S8];&quot;51☻&quot;)+COUNTIF([.C8:.S8];&quot;2&quot;)+COUNTIF([.C8:.S8];&quot;52&quot;)+COUNTIF([.C8:.S8];&quot;52☻&quot;)+COUNTIF([.C8:.S8];&quot;51$&quot;)+COUNTIF([.C8:.S8];&quot;52$&quot;)" office:value-type="float" office:value="0" calcext:value-type="float">
            <text:p>0</text:p>
          </table:table-cell>
          <table:table-cell table:style-name="ce87" table:formula="of:=[Vzorci_vnosov.$A$8]" office:value-type="string" office:string-value="U" calcext:value-type="string">
            <text:p>U</text:p>
          </table:table-cell>
          <table:table-cell table:style-name="ce49" table:formula="of:=RIGHT([.C8];1)">
            <text:p/>
          </table:table-cell>
          <table:table-cell table:style-name="ce49" table:formula="of:=RIGHT([.D8];1)">
            <text:p/>
          </table:table-cell>
          <table:table-cell table:style-name="ce49" table:formula="of:=RIGHT([.E8];1)">
            <text:p/>
          </table:table-cell>
          <table:table-cell table:style-name="ce49" table:formula="of:=RIGHT([.F8];1)">
            <text:p/>
          </table:table-cell>
          <table:table-cell table:style-name="ce49" table:formula="of:=RIGHT([.G8];1)">
            <text:p/>
          </table:table-cell>
          <table:table-cell table:style-name="ce49" table:formula="of:=RIGHT([.H8];1)">
            <text:p/>
          </table:table-cell>
          <table:table-cell table:style-name="ce49" table:formula="of:=RIGHT([.I8];1)">
            <text:p/>
          </table:table-cell>
          <table:table-cell table:style-name="ce49" table:formula="of:=RIGHT([.J8];1)">
            <text:p/>
          </table:table-cell>
          <table:table-cell table:style-name="ce49" table:formula="of:=RIGHT([.K8];1)">
            <text:p/>
          </table:table-cell>
          <table:table-cell table:style-name="ce49" table:formula="of:=RIGHT([.L8];1)">
            <text:p/>
          </table:table-cell>
          <table:table-cell table:style-name="ce49" table:formula="of:=RIGHT([.M8];1)">
            <text:p/>
          </table:table-cell>
          <table:table-cell table:style-name="ce49" table:formula="of:=RIGHT([.N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8];1)">
            <text:p/>
          </table:table-cell>
          <table:table-cell table:style-name="ce49" table:formula="of:=RIGHT([.P8];1)">
            <text:p/>
          </table:table-cell>
          <table:table-cell table:style-name="ce49" table:formula="of:=RIGHT([.Q8];1)">
            <text:p/>
          </table:table-cell>
          <table:table-cell table:style-name="ce49" table:formula="of:=RIGHT([.R8];1)">
            <text:p/>
          </table:table-cell>
          <table:table-cell table:style-name="ce49" table:formula="of:=RIGHT([.S8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08" calcext:value-type="date">
            <text:p>08/ avg</text:p>
          </table:table-cell>
          <table:table-cell table:style-name="ce261" table:formula="of:=TEXT([.A9];&quot;Ddd&quot;)" office:value-type="string" office:string-value="ned" calcext:value-type="string">
            <text:p>ned</text:p>
          </table:table-cell>
          <table:table-cell table:style-name="ce262" table:number-columns-repeated="18"/>
          <table:table-cell table:style-name="ce264"/>
          <table:table-cell table:style-name="ce265" table:formula="of:=COUNTIF([.AH9:.AY9];&quot;☻&quot;)" office:value-type="float" office:value="0" calcext:value-type="float">
            <text:p>0</text:p>
          </table:table-cell>
          <table:table-cell table:style-name="ce265" table:formula="of:=COUNTIF([.AH9:.AY9];&quot;☺&quot;)" office:value-type="float" office:value="0" calcext:value-type="float">
            <text:p>0</text:p>
          </table:table-cell>
          <table:table-cell table:style-name="ce265" table:formula="of:=COUNTIF([.C9:.S9];&quot;51&quot;)+COUNTIF([.C9:.S9];&quot;51$&quot;)+COUNTIF([.C9:.S9];&quot;51☻&quot;)" office:value-type="float" office:value="0" calcext:value-type="float">
            <text:p>0</text:p>
          </table:table-cell>
          <table:table-cell table:style-name="ce265" table:formula="of:=COUNTIF([.C9:.S9];&quot;52&quot;)+COUNTIF([.C9:.S9];&quot;52$&quot;)+COUNTIF([.C9:.S9];&quot;52☻&quot;)" office:value-type="float" office:value="0" calcext:value-type="float">
            <text:p>0</text:p>
          </table:table-cell>
          <table:table-cell table:style-name="ce265" table:formula="of:=COUNTIF([.C9:.S9];&quot;51¶&quot;)" office:value-type="float" office:value="0" calcext:value-type="float">
            <text:p>0</text:p>
          </table:table-cell>
          <table:table-cell table:style-name="ce265" table:formula="of:=COUNTIF([.C9:.S9];&quot;52¶&quot;)" office:value-type="float" office:value="0" calcext:value-type="float">
            <text:p>0</text:p>
          </table:table-cell>
          <table:table-cell table:style-name="ce265" table:formula="of:=COUNTIF([.C9:.S9];&quot;U&quot;)+COUNTIF([.C9:.S9];&quot;U☻&quot;)+COUNTIF([.C9:.S9];&quot;U☺&quot;)" office:value-type="float" office:value="0" calcext:value-type="float">
            <text:p>0</text:p>
          </table:table-cell>
          <table:table-cell table:style-name="ce265" table:formula="of:=COUNTIF([.C9:.S9];&quot;KVIT&quot;)+COUNTIF([.C9:.S9];&quot;KVIT☻&quot;)+COUNTIF([.C9:.S9];&quot;kvit$&quot;)" office:value-type="float" office:value="0" calcext:value-type="float">
            <text:p>0</text:p>
          </table:table-cell>
          <table:table-cell table:style-name="ce266" table:formula="of:=COUNTBLANK([.C9:.S9])-3" office:value-type="float" office:value="14" calcext:value-type="float">
            <text:p>14</text:p>
          </table:table-cell>
          <table:table-cell table:style-name="ce267" table:formula="of:=COUNTIF([.C9:.S9];&quot;x&quot;)" office:value-type="float" office:value="0" calcext:value-type="float">
            <text:p>0</text:p>
          </table:table-cell>
          <table:table-cell table:style-name="ce268" table:formula="of:=COUNTIF([.C9:.S9];&quot;51&quot;)+COUNTIF([.C9:.S9];&quot;51☻&quot;)+COUNTIF([.C9:.S9];&quot;2&quot;)+COUNTIF([.C9:.S9];&quot;52&quot;)+COUNTIF([.C9:.S9];&quot;52☻&quot;)+COUNTIF([.C9:.S9];&quot;51$&quot;)+COUNTIF([.C9:.S9];&quot;52$&quot;)" office:value-type="float" office:value="0" calcext:value-type="float">
            <text:p>0</text:p>
          </table:table-cell>
          <table:table-cell table:style-name="ce87" table:formula="of:=[Vzorci_vnosov.$A$9]" office:value-type="string" office:string-value="U☻" calcext:value-type="string">
            <text:p>U☻</text:p>
          </table:table-cell>
          <table:table-cell table:style-name="ce49" table:formula="of:=RIGHT([.C9];1)">
            <text:p/>
          </table:table-cell>
          <table:table-cell table:style-name="ce49" table:formula="of:=RIGHT([.D9];1)">
            <text:p/>
          </table:table-cell>
          <table:table-cell table:style-name="ce49" table:formula="of:=RIGHT([.E9];1)">
            <text:p/>
          </table:table-cell>
          <table:table-cell table:style-name="ce49" table:formula="of:=RIGHT([.F9];1)">
            <text:p/>
          </table:table-cell>
          <table:table-cell table:style-name="ce49" table:formula="of:=RIGHT([.G9];1)">
            <text:p/>
          </table:table-cell>
          <table:table-cell table:style-name="ce49" table:formula="of:=RIGHT([.H9];1)">
            <text:p/>
          </table:table-cell>
          <table:table-cell table:style-name="ce49" table:formula="of:=RIGHT([.I9];1)">
            <text:p/>
          </table:table-cell>
          <table:table-cell table:style-name="ce49" table:formula="of:=RIGHT([.J9];1)">
            <text:p/>
          </table:table-cell>
          <table:table-cell table:style-name="ce49" table:formula="of:=RIGHT([.K9];1)">
            <text:p/>
          </table:table-cell>
          <table:table-cell table:style-name="ce49" table:formula="of:=RIGHT([.L9];1)">
            <text:p/>
          </table:table-cell>
          <table:table-cell table:style-name="ce49" table:formula="of:=RIGHT([.M9];1)">
            <text:p/>
          </table:table-cell>
          <table:table-cell table:style-name="ce49" table:formula="of:=RIGHT([.N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9];1)">
            <text:p/>
          </table:table-cell>
          <table:table-cell table:style-name="ce49" table:formula="of:=RIGHT([.P9];1)">
            <text:p/>
          </table:table-cell>
          <table:table-cell table:style-name="ce49" table:formula="of:=RIGHT([.Q9];1)">
            <text:p/>
          </table:table-cell>
          <table:table-cell table:style-name="ce49" table:formula="of:=RIGHT([.R9];1)">
            <text:p/>
          </table:table-cell>
          <table:table-cell table:style-name="ce49" table:formula="of:=RIGHT([.S9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09" calcext:value-type="date">
            <text:p>09/ avg</text:p>
          </table:table-cell>
          <table:table-cell table:style-name="ce261" table:formula="of:=TEXT([.A10];&quot;Ddd&quot;)" office:value-type="string" office:string-value="pon" calcext:value-type="string">
            <text:p>pon</text:p>
          </table:table-cell>
          <table:table-cell table:style-name="ce262" table:number-columns-repeated="18"/>
          <table:table-cell table:style-name="ce264"/>
          <table:table-cell table:style-name="ce265" table:formula="of:=COUNTIF([.AH10:.AY10];&quot;☻&quot;)" office:value-type="float" office:value="0" calcext:value-type="float">
            <text:p>0</text:p>
          </table:table-cell>
          <table:table-cell table:style-name="ce265" table:formula="of:=COUNTIF([.AH10:.AY10];&quot;☺&quot;)" office:value-type="float" office:value="0" calcext:value-type="float">
            <text:p>0</text:p>
          </table:table-cell>
          <table:table-cell table:style-name="ce265" table:formula="of:=COUNTIF([.C10:.S10];&quot;51&quot;)+COUNTIF([.C10:.S10];&quot;51$&quot;)+COUNTIF([.C10:.S10];&quot;51☻&quot;)" office:value-type="float" office:value="0" calcext:value-type="float">
            <text:p>0</text:p>
          </table:table-cell>
          <table:table-cell table:style-name="ce265" table:formula="of:=COUNTIF([.C10:.S10];&quot;52&quot;)+COUNTIF([.C10:.S10];&quot;52$&quot;)+COUNTIF([.C10:.S10];&quot;52☻&quot;)" office:value-type="float" office:value="0" calcext:value-type="float">
            <text:p>0</text:p>
          </table:table-cell>
          <table:table-cell table:style-name="ce265" table:formula="of:=COUNTIF([.C10:.S10];&quot;51¶&quot;)" office:value-type="float" office:value="0" calcext:value-type="float">
            <text:p>0</text:p>
          </table:table-cell>
          <table:table-cell table:style-name="ce265" table:formula="of:=COUNTIF([.C10:.S10];&quot;52¶&quot;)" office:value-type="float" office:value="0" calcext:value-type="float">
            <text:p>0</text:p>
          </table:table-cell>
          <table:table-cell table:style-name="ce265" table:formula="of:=COUNTIF([.C10:.S10];&quot;U&quot;)+COUNTIF([.C10:.S10];&quot;U☻&quot;)+COUNTIF([.C10:.S10];&quot;U☺&quot;)" office:value-type="float" office:value="0" calcext:value-type="float">
            <text:p>0</text:p>
          </table:table-cell>
          <table:table-cell table:style-name="ce265" table:formula="of:=COUNTIF([.C10:.S10];&quot;KVIT&quot;)+COUNTIF([.C10:.S10];&quot;KVIT☻&quot;)+COUNTIF([.C10:.S10];&quot;kvit$&quot;)" office:value-type="float" office:value="0" calcext:value-type="float">
            <text:p>0</text:p>
          </table:table-cell>
          <table:table-cell table:style-name="ce266" table:formula="of:=COUNTBLANK([.C10:.S10])-3" office:value-type="float" office:value="14" calcext:value-type="float">
            <text:p>14</text:p>
          </table:table-cell>
          <table:table-cell table:style-name="ce267" table:formula="of:=COUNTIF([.C10:.S10];&quot;x&quot;)" office:value-type="float" office:value="0" calcext:value-type="float">
            <text:p>0</text:p>
          </table:table-cell>
          <table:table-cell table:style-name="ce268" table:formula="of:=COUNTIF([.C10:.S10];&quot;51&quot;)+COUNTIF([.C10:.S10];&quot;51☻&quot;)+COUNTIF([.C10:.S10];&quot;2&quot;)+COUNTIF([.C10:.S10];&quot;52&quot;)+COUNTIF([.C10:.S10];&quot;52☻&quot;)+COUNTIF([.C10:.S10];&quot;51$&quot;)+COUNTIF([.C10:.S10];&quot;52$&quot;)" office:value-type="float" office:value="0" calcext:value-type="float">
            <text:p>0</text:p>
          </table:table-cell>
          <table:table-cell table:style-name="ce87" table:formula="of:=[Vzorci_vnosov.$A$10]" office:value-type="string" office:string-value="12-20" calcext:value-type="string">
            <text:p>12-20</text:p>
          </table:table-cell>
          <table:table-cell table:style-name="ce49" table:formula="of:=RIGHT([.C10];1)">
            <text:p/>
          </table:table-cell>
          <table:table-cell table:style-name="ce49" table:formula="of:=RIGHT([.D10];1)">
            <text:p/>
          </table:table-cell>
          <table:table-cell table:style-name="ce49" table:formula="of:=RIGHT([.E10];1)">
            <text:p/>
          </table:table-cell>
          <table:table-cell table:style-name="ce49" table:formula="of:=RIGHT([.F10];1)">
            <text:p/>
          </table:table-cell>
          <table:table-cell table:style-name="ce49" table:formula="of:=RIGHT([.G10];1)">
            <text:p/>
          </table:table-cell>
          <table:table-cell table:style-name="ce49" table:formula="of:=RIGHT([.H10];1)">
            <text:p/>
          </table:table-cell>
          <table:table-cell table:style-name="ce49" table:formula="of:=RIGHT([.I10];1)">
            <text:p/>
          </table:table-cell>
          <table:table-cell table:style-name="ce49" table:formula="of:=RIGHT([.J10];1)">
            <text:p/>
          </table:table-cell>
          <table:table-cell table:style-name="ce49" table:formula="of:=RIGHT([.K10];1)">
            <text:p/>
          </table:table-cell>
          <table:table-cell table:style-name="ce49" table:formula="of:=RIGHT([.L10];1)">
            <text:p/>
          </table:table-cell>
          <table:table-cell table:style-name="ce49" table:formula="of:=RIGHT([.M10];1)">
            <text:p/>
          </table:table-cell>
          <table:table-cell table:style-name="ce49" table:formula="of:=RIGHT([.N1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0];1)">
            <text:p/>
          </table:table-cell>
          <table:table-cell table:style-name="ce49" table:formula="of:=RIGHT([.P10];1)">
            <text:p/>
          </table:table-cell>
          <table:table-cell table:style-name="ce49" table:formula="of:=RIGHT([.Q10];1)">
            <text:p/>
          </table:table-cell>
          <table:table-cell table:style-name="ce49" table:formula="of:=RIGHT([.R10];1)">
            <text:p/>
          </table:table-cell>
          <table:table-cell table:style-name="ce49" table:formula="of:=RIGHT([.S10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10" calcext:value-type="date">
            <text:p>10/ avg</text:p>
          </table:table-cell>
          <table:table-cell table:style-name="ce261" table:formula="of:=TEXT([.A11];&quot;Ddd&quot;)" office:value-type="string" office:string-value="tor" calcext:value-type="string">
            <text:p>tor</text:p>
          </table:table-cell>
          <table:table-cell table:style-name="ce262" table:number-columns-repeated="18"/>
          <table:table-cell table:style-name="ce264"/>
          <table:table-cell table:style-name="ce265" table:formula="of:=COUNTIF([.AH11:.AY11];&quot;☻&quot;)" office:value-type="float" office:value="0" calcext:value-type="float">
            <text:p>0</text:p>
          </table:table-cell>
          <table:table-cell table:style-name="ce265" table:formula="of:=COUNTIF([.AH11:.AY11];&quot;☺&quot;)" office:value-type="float" office:value="0" calcext:value-type="float">
            <text:p>0</text:p>
          </table:table-cell>
          <table:table-cell table:style-name="ce265" table:formula="of:=COUNTIF([.C11:.S11];&quot;51&quot;)+COUNTIF([.C11:.S11];&quot;51$&quot;)+COUNTIF([.C11:.S11];&quot;51☻&quot;)" office:value-type="float" office:value="0" calcext:value-type="float">
            <text:p>0</text:p>
          </table:table-cell>
          <table:table-cell table:style-name="ce265" table:formula="of:=COUNTIF([.C11:.S11];&quot;52&quot;)+COUNTIF([.C11:.S11];&quot;52$&quot;)+COUNTIF([.C11:.S11];&quot;52☻&quot;)" office:value-type="float" office:value="0" calcext:value-type="float">
            <text:p>0</text:p>
          </table:table-cell>
          <table:table-cell table:style-name="ce265" table:formula="of:=COUNTIF([.C11:.S11];&quot;51¶&quot;)" office:value-type="float" office:value="0" calcext:value-type="float">
            <text:p>0</text:p>
          </table:table-cell>
          <table:table-cell table:style-name="ce265" table:formula="of:=COUNTIF([.C11:.S11];&quot;52¶&quot;)" office:value-type="float" office:value="0" calcext:value-type="float">
            <text:p>0</text:p>
          </table:table-cell>
          <table:table-cell table:style-name="ce265" table:formula="of:=COUNTIF([.C11:.S11];&quot;U&quot;)+COUNTIF([.C11:.S11];&quot;U☻&quot;)+COUNTIF([.C11:.S11];&quot;U☺&quot;)" office:value-type="float" office:value="0" calcext:value-type="float">
            <text:p>0</text:p>
          </table:table-cell>
          <table:table-cell table:style-name="ce265" table:formula="of:=COUNTIF([.C11:.S11];&quot;KVIT&quot;)+COUNTIF([.C11:.S11];&quot;KVIT☻&quot;)+COUNTIF([.C11:.S11];&quot;kvit$&quot;)" office:value-type="float" office:value="0" calcext:value-type="float">
            <text:p>0</text:p>
          </table:table-cell>
          <table:table-cell table:style-name="ce266" table:formula="of:=COUNTBLANK([.C11:.S11])-3" office:value-type="float" office:value="14" calcext:value-type="float">
            <text:p>14</text:p>
          </table:table-cell>
          <table:table-cell table:style-name="ce267" table:formula="of:=COUNTIF([.C11:.S11];&quot;x&quot;)" office:value-type="float" office:value="0" calcext:value-type="float">
            <text:p>0</text:p>
          </table:table-cell>
          <table:table-cell table:style-name="ce268" table:formula="of:=COUNTIF([.C11:.S11];&quot;51&quot;)+COUNTIF([.C11:.S11];&quot;51☻&quot;)+COUNTIF([.C11:.S11];&quot;2&quot;)+COUNTIF([.C11:.S11];&quot;52&quot;)+COUNTIF([.C11:.S11];&quot;52☻&quot;)+COUNTIF([.C11:.S11];&quot;51$&quot;)+COUNTIF([.C11:.S11];&quot;52$&quot;)" office:value-type="float" office:value="0" calcext:value-type="float">
            <text:p>0</text:p>
          </table:table-cell>
          <table:table-cell table:style-name="ce89" table:formula="of:=[Vzorci_vnosov.$A$11]" office:value-type="string" office:string-value="X" calcext:value-type="string">
            <text:p>X</text:p>
          </table:table-cell>
          <table:table-cell table:style-name="ce49" table:formula="of:=RIGHT([.C11];1)">
            <text:p/>
          </table:table-cell>
          <table:table-cell table:style-name="ce49" table:formula="of:=RIGHT([.D11];1)">
            <text:p/>
          </table:table-cell>
          <table:table-cell table:style-name="ce49" table:formula="of:=RIGHT([.E11];1)">
            <text:p/>
          </table:table-cell>
          <table:table-cell table:style-name="ce49" table:formula="of:=RIGHT([.F11];1)">
            <text:p/>
          </table:table-cell>
          <table:table-cell table:style-name="ce49" table:formula="of:=RIGHT([.G11];1)">
            <text:p/>
          </table:table-cell>
          <table:table-cell table:style-name="ce49" table:formula="of:=RIGHT([.H11];1)">
            <text:p/>
          </table:table-cell>
          <table:table-cell table:style-name="ce49" table:formula="of:=RIGHT([.I11];1)">
            <text:p/>
          </table:table-cell>
          <table:table-cell table:style-name="ce49" table:formula="of:=RIGHT([.J11];1)">
            <text:p/>
          </table:table-cell>
          <table:table-cell table:style-name="ce49" table:formula="of:=RIGHT([.K11];1)">
            <text:p/>
          </table:table-cell>
          <table:table-cell table:style-name="ce49" table:formula="of:=RIGHT([.L11];1)">
            <text:p/>
          </table:table-cell>
          <table:table-cell table:style-name="ce49" table:formula="of:=RIGHT([.M11];1)">
            <text:p/>
          </table:table-cell>
          <table:table-cell table:style-name="ce49" table:formula="of:=RIGHT([.N1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1];1)">
            <text:p/>
          </table:table-cell>
          <table:table-cell table:style-name="ce49" table:formula="of:=RIGHT([.P11];1)">
            <text:p/>
          </table:table-cell>
          <table:table-cell table:style-name="ce49" table:formula="of:=RIGHT([.Q11];1)">
            <text:p/>
          </table:table-cell>
          <table:table-cell table:style-name="ce49" table:formula="of:=RIGHT([.R11];1)">
            <text:p/>
          </table:table-cell>
          <table:table-cell table:style-name="ce49" table:formula="of:=RIGHT([.S11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11" calcext:value-type="date">
            <text:p>11/ avg</text:p>
          </table:table-cell>
          <table:table-cell table:style-name="ce261" table:formula="of:=TEXT([.A12];&quot;Ddd&quot;)" office:value-type="string" office:string-value="sre" calcext:value-type="string">
            <text:p>sre</text:p>
          </table:table-cell>
          <table:table-cell table:style-name="ce262" table:number-columns-repeated="18"/>
          <table:table-cell table:style-name="ce264"/>
          <table:table-cell table:style-name="ce265" table:formula="of:=COUNTIF([.AH12:.AY12];&quot;☻&quot;)" office:value-type="float" office:value="0" calcext:value-type="float">
            <text:p>0</text:p>
          </table:table-cell>
          <table:table-cell table:style-name="ce265" table:formula="of:=COUNTIF([.AH12:.AY12];&quot;☺&quot;)" office:value-type="float" office:value="0" calcext:value-type="float">
            <text:p>0</text:p>
          </table:table-cell>
          <table:table-cell table:style-name="ce265" table:formula="of:=COUNTIF([.C12:.S12];&quot;51&quot;)+COUNTIF([.C12:.S12];&quot;51$&quot;)+COUNTIF([.C12:.S12];&quot;51☻&quot;)" office:value-type="float" office:value="0" calcext:value-type="float">
            <text:p>0</text:p>
          </table:table-cell>
          <table:table-cell table:style-name="ce265" table:formula="of:=COUNTIF([.C12:.S12];&quot;52&quot;)+COUNTIF([.C12:.S12];&quot;52$&quot;)+COUNTIF([.C12:.S12];&quot;52☻&quot;)" office:value-type="float" office:value="0" calcext:value-type="float">
            <text:p>0</text:p>
          </table:table-cell>
          <table:table-cell table:style-name="ce265" table:formula="of:=COUNTIF([.C12:.S12];&quot;51¶&quot;)" office:value-type="float" office:value="0" calcext:value-type="float">
            <text:p>0</text:p>
          </table:table-cell>
          <table:table-cell table:style-name="ce265" table:formula="of:=COUNTIF([.C12:.S12];&quot;52¶&quot;)" office:value-type="float" office:value="0" calcext:value-type="float">
            <text:p>0</text:p>
          </table:table-cell>
          <table:table-cell table:style-name="ce265" table:formula="of:=COUNTIF([.C12:.S12];&quot;U&quot;)+COUNTIF([.C12:.S12];&quot;U☻&quot;)+COUNTIF([.C12:.S12];&quot;U☺&quot;)" office:value-type="float" office:value="0" calcext:value-type="float">
            <text:p>0</text:p>
          </table:table-cell>
          <table:table-cell table:style-name="ce265" table:formula="of:=COUNTIF([.C12:.S12];&quot;KVIT&quot;)+COUNTIF([.C12:.S12];&quot;KVIT☻&quot;)+COUNTIF([.C12:.S12];&quot;kvit$&quot;)" office:value-type="float" office:value="0" calcext:value-type="float">
            <text:p>0</text:p>
          </table:table-cell>
          <table:table-cell table:style-name="ce266" table:formula="of:=COUNTBLANK([.C12:.S12])-3" office:value-type="float" office:value="14" calcext:value-type="float">
            <text:p>14</text:p>
          </table:table-cell>
          <table:table-cell table:style-name="ce267" table:formula="of:=COUNTIF([.C12:.S12];&quot;x&quot;)" office:value-type="float" office:value="0" calcext:value-type="float">
            <text:p>0</text:p>
          </table:table-cell>
          <table:table-cell table:style-name="ce268" table:formula="of:=COUNTIF([.C12:.S12];&quot;51&quot;)+COUNTIF([.C12:.S12];&quot;51☻&quot;)+COUNTIF([.C12:.S12];&quot;2&quot;)+COUNTIF([.C12:.S12];&quot;52&quot;)+COUNTIF([.C12:.S12];&quot;52☻&quot;)+COUNTIF([.C12:.S12];&quot;51$&quot;)+COUNTIF([.C12:.S12];&quot;52$&quot;)" office:value-type="float" office:value="0" calcext:value-type="float">
            <text:p>0</text:p>
          </table:table-cell>
          <table:table-cell table:style-name="ce87" table:formula="of:=[Vzorci_vnosov.$A$12]" office:value-type="string" office:string-value="D" calcext:value-type="string">
            <text:p>D</text:p>
          </table:table-cell>
          <table:table-cell table:style-name="ce49" table:formula="of:=RIGHT([.C12];1)">
            <text:p/>
          </table:table-cell>
          <table:table-cell table:style-name="ce49" table:formula="of:=RIGHT([.D12];1)">
            <text:p/>
          </table:table-cell>
          <table:table-cell table:style-name="ce49" table:formula="of:=RIGHT([.E12];1)">
            <text:p/>
          </table:table-cell>
          <table:table-cell table:style-name="ce49" table:formula="of:=RIGHT([.F12];1)">
            <text:p/>
          </table:table-cell>
          <table:table-cell table:style-name="ce49" table:formula="of:=RIGHT([.G12];1)">
            <text:p/>
          </table:table-cell>
          <table:table-cell table:style-name="ce49" table:formula="of:=RIGHT([.H12];1)">
            <text:p/>
          </table:table-cell>
          <table:table-cell table:style-name="ce49" table:formula="of:=RIGHT([.I12];1)">
            <text:p/>
          </table:table-cell>
          <table:table-cell table:style-name="ce49" table:formula="of:=RIGHT([.J12];1)">
            <text:p/>
          </table:table-cell>
          <table:table-cell table:style-name="ce49" table:formula="of:=RIGHT([.K12];1)">
            <text:p/>
          </table:table-cell>
          <table:table-cell table:style-name="ce49" table:formula="of:=RIGHT([.L12];1)">
            <text:p/>
          </table:table-cell>
          <table:table-cell table:style-name="ce49" table:formula="of:=RIGHT([.M12];1)">
            <text:p/>
          </table:table-cell>
          <table:table-cell table:style-name="ce49" table:formula="of:=RIGHT([.N1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2];1)">
            <text:p/>
          </table:table-cell>
          <table:table-cell table:style-name="ce49" table:formula="of:=RIGHT([.P12];1)">
            <text:p/>
          </table:table-cell>
          <table:table-cell table:style-name="ce49" table:formula="of:=RIGHT([.Q12];1)">
            <text:p/>
          </table:table-cell>
          <table:table-cell table:style-name="ce49" table:formula="of:=RIGHT([.R12];1)">
            <text:p/>
          </table:table-cell>
          <table:table-cell table:style-name="ce49" table:formula="of:=RIGHT([.S12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12" calcext:value-type="date">
            <text:p>12/ avg</text:p>
          </table:table-cell>
          <table:table-cell table:style-name="ce261" table:formula="of:=TEXT([.A13];&quot;Ddd&quot;)" office:value-type="string" office:string-value="čet" calcext:value-type="string">
            <text:p>čet</text:p>
          </table:table-cell>
          <table:table-cell table:style-name="ce262" table:number-columns-repeated="18"/>
          <table:table-cell table:style-name="ce264"/>
          <table:table-cell table:style-name="ce265" table:formula="of:=COUNTIF([.AH13:.AY13];&quot;☻&quot;)" office:value-type="float" office:value="0" calcext:value-type="float">
            <text:p>0</text:p>
          </table:table-cell>
          <table:table-cell table:style-name="ce265" table:formula="of:=COUNTIF([.AH13:.AY13];&quot;☺&quot;)" office:value-type="float" office:value="0" calcext:value-type="float">
            <text:p>0</text:p>
          </table:table-cell>
          <table:table-cell table:style-name="ce265" table:formula="of:=COUNTIF([.C13:.S13];&quot;51&quot;)+COUNTIF([.C13:.S13];&quot;51$&quot;)+COUNTIF([.C13:.S13];&quot;51☻&quot;)" office:value-type="float" office:value="0" calcext:value-type="float">
            <text:p>0</text:p>
          </table:table-cell>
          <table:table-cell table:style-name="ce265" table:formula="of:=COUNTIF([.C13:.S13];&quot;52&quot;)+COUNTIF([.C13:.S13];&quot;52$&quot;)+COUNTIF([.C13:.S13];&quot;52☻&quot;)" office:value-type="float" office:value="0" calcext:value-type="float">
            <text:p>0</text:p>
          </table:table-cell>
          <table:table-cell table:style-name="ce265" table:formula="of:=COUNTIF([.C13:.S13];&quot;51¶&quot;)" office:value-type="float" office:value="0" calcext:value-type="float">
            <text:p>0</text:p>
          </table:table-cell>
          <table:table-cell table:style-name="ce265" table:formula="of:=COUNTIF([.C13:.S13];&quot;52¶&quot;)" office:value-type="float" office:value="0" calcext:value-type="float">
            <text:p>0</text:p>
          </table:table-cell>
          <table:table-cell table:style-name="ce265" table:formula="of:=COUNTIF([.C13:.S13];&quot;U&quot;)+COUNTIF([.C13:.S13];&quot;U☻&quot;)+COUNTIF([.C13:.S13];&quot;U☺&quot;)" office:value-type="float" office:value="0" calcext:value-type="float">
            <text:p>0</text:p>
          </table:table-cell>
          <table:table-cell table:style-name="ce265" table:formula="of:=COUNTIF([.C13:.S13];&quot;KVIT&quot;)+COUNTIF([.C13:.S13];&quot;KVIT☻&quot;)+COUNTIF([.C13:.S13];&quot;kvit$&quot;)" office:value-type="float" office:value="0" calcext:value-type="float">
            <text:p>0</text:p>
          </table:table-cell>
          <table:table-cell table:style-name="ce266" table:formula="of:=COUNTBLANK([.C13:.S13])-3" office:value-type="float" office:value="14" calcext:value-type="float">
            <text:p>14</text:p>
          </table:table-cell>
          <table:table-cell table:style-name="ce267" table:formula="of:=COUNTIF([.C13:.S13];&quot;x&quot;)" office:value-type="float" office:value="0" calcext:value-type="float">
            <text:p>0</text:p>
          </table:table-cell>
          <table:table-cell table:style-name="ce268" table:formula="of:=COUNTIF([.C13:.S13];&quot;51&quot;)+COUNTIF([.C13:.S13];&quot;51☻&quot;)+COUNTIF([.C13:.S13];&quot;2&quot;)+COUNTIF([.C13:.S13];&quot;52&quot;)+COUNTIF([.C13:.S13];&quot;52☻&quot;)+COUNTIF([.C13:.S13];&quot;51$&quot;)+COUNTIF([.C13:.S13];&quot;52$&quot;)" office:value-type="float" office:value="0" calcext:value-type="float">
            <text:p>0</text:p>
          </table:table-cell>
          <table:table-cell table:style-name="ce87" table:formula="of:=[Vzorci_vnosov.$A$13]" office:value-type="string" office:string-value="BOL" calcext:value-type="string">
            <text:p>BOL</text:p>
          </table:table-cell>
          <table:table-cell table:style-name="ce49" table:formula="of:=RIGHT([.C13];1)">
            <text:p/>
          </table:table-cell>
          <table:table-cell table:style-name="ce49" table:formula="of:=RIGHT([.D13];1)">
            <text:p/>
          </table:table-cell>
          <table:table-cell table:style-name="ce49" table:formula="of:=RIGHT([.E13];1)">
            <text:p/>
          </table:table-cell>
          <table:table-cell table:style-name="ce49" table:formula="of:=RIGHT([.F13];1)">
            <text:p/>
          </table:table-cell>
          <table:table-cell table:style-name="ce49" table:formula="of:=RIGHT([.G13];1)">
            <text:p/>
          </table:table-cell>
          <table:table-cell table:style-name="ce49" table:formula="of:=RIGHT([.H13];1)">
            <text:p/>
          </table:table-cell>
          <table:table-cell table:style-name="ce49" table:formula="of:=RIGHT([.I13];1)">
            <text:p/>
          </table:table-cell>
          <table:table-cell table:style-name="ce49" table:formula="of:=RIGHT([.J13];1)">
            <text:p/>
          </table:table-cell>
          <table:table-cell table:style-name="ce49" table:formula="of:=RIGHT([.K13];1)">
            <text:p/>
          </table:table-cell>
          <table:table-cell table:style-name="ce49" table:formula="of:=RIGHT([.L13];1)">
            <text:p/>
          </table:table-cell>
          <table:table-cell table:style-name="ce49" table:formula="of:=RIGHT([.M13];1)">
            <text:p/>
          </table:table-cell>
          <table:table-cell table:style-name="ce49" table:formula="of:=RIGHT([.N1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3];1)">
            <text:p/>
          </table:table-cell>
          <table:table-cell table:style-name="ce49" table:formula="of:=RIGHT([.P13];1)">
            <text:p/>
          </table:table-cell>
          <table:table-cell table:style-name="ce49" table:formula="of:=RIGHT([.Q13];1)">
            <text:p/>
          </table:table-cell>
          <table:table-cell table:style-name="ce49" table:formula="of:=RIGHT([.R13];1)">
            <text:p/>
          </table:table-cell>
          <table:table-cell table:style-name="ce49" table:formula="of:=RIGHT([.S13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13" calcext:value-type="date">
            <text:p>13/ avg</text:p>
          </table:table-cell>
          <table:table-cell table:style-name="ce261" table:formula="of:=TEXT([.A14];&quot;Ddd&quot;)" office:value-type="string" office:string-value="pet" calcext:value-type="string">
            <text:p>pet</text:p>
          </table:table-cell>
          <table:table-cell table:style-name="ce262" table:number-columns-repeated="18"/>
          <table:table-cell table:style-name="ce264"/>
          <table:table-cell table:style-name="ce265" table:formula="of:=COUNTIF([.AH14:.AY14];&quot;☻&quot;)" office:value-type="float" office:value="0" calcext:value-type="float">
            <text:p>0</text:p>
          </table:table-cell>
          <table:table-cell table:style-name="ce265" table:formula="of:=COUNTIF([.AH14:.AY14];&quot;☺&quot;)" office:value-type="float" office:value="0" calcext:value-type="float">
            <text:p>0</text:p>
          </table:table-cell>
          <table:table-cell table:style-name="ce265" table:formula="of:=COUNTIF([.C14:.S14];&quot;51&quot;)+COUNTIF([.C14:.S14];&quot;51$&quot;)+COUNTIF([.C14:.S14];&quot;51☻&quot;)" office:value-type="float" office:value="0" calcext:value-type="float">
            <text:p>0</text:p>
          </table:table-cell>
          <table:table-cell table:style-name="ce265" table:formula="of:=COUNTIF([.C14:.S14];&quot;52&quot;)+COUNTIF([.C14:.S14];&quot;52$&quot;)+COUNTIF([.C14:.S14];&quot;52☻&quot;)" office:value-type="float" office:value="0" calcext:value-type="float">
            <text:p>0</text:p>
          </table:table-cell>
          <table:table-cell table:style-name="ce265" table:formula="of:=COUNTIF([.C14:.S14];&quot;51¶&quot;)" office:value-type="float" office:value="0" calcext:value-type="float">
            <text:p>0</text:p>
          </table:table-cell>
          <table:table-cell table:style-name="ce265" table:formula="of:=COUNTIF([.C14:.S14];&quot;52¶&quot;)" office:value-type="float" office:value="0" calcext:value-type="float">
            <text:p>0</text:p>
          </table:table-cell>
          <table:table-cell table:style-name="ce265" table:formula="of:=COUNTIF([.C14:.S14];&quot;U&quot;)+COUNTIF([.C14:.S14];&quot;U☻&quot;)+COUNTIF([.C14:.S14];&quot;U☺&quot;)" office:value-type="float" office:value="0" calcext:value-type="float">
            <text:p>0</text:p>
          </table:table-cell>
          <table:table-cell table:style-name="ce265" table:formula="of:=COUNTIF([.C14:.S14];&quot;KVIT&quot;)+COUNTIF([.C14:.S14];&quot;KVIT☻&quot;)+COUNTIF([.C14:.S14];&quot;kvit$&quot;)" office:value-type="float" office:value="0" calcext:value-type="float">
            <text:p>0</text:p>
          </table:table-cell>
          <table:table-cell table:style-name="ce266" table:formula="of:=COUNTBLANK([.C14:.S14])-3" office:value-type="float" office:value="14" calcext:value-type="float">
            <text:p>14</text:p>
          </table:table-cell>
          <table:table-cell table:style-name="ce267" table:formula="of:=COUNTIF([.C14:.S14];&quot;x&quot;)" office:value-type="float" office:value="0" calcext:value-type="float">
            <text:p>0</text:p>
          </table:table-cell>
          <table:table-cell table:style-name="ce268" table:formula="of:=COUNTIF([.C14:.S14];&quot;51&quot;)+COUNTIF([.C14:.S14];&quot;51☻&quot;)+COUNTIF([.C14:.S14];&quot;2&quot;)+COUNTIF([.C14:.S14];&quot;52&quot;)+COUNTIF([.C14:.S14];&quot;52☻&quot;)+COUNTIF([.C14:.S14];&quot;51$&quot;)+COUNTIF([.C14:.S14];&quot;52$&quot;)" office:value-type="float" office:value="0" calcext:value-type="float">
            <text:p>0</text:p>
          </table:table-cell>
          <table:table-cell table:style-name="ce90" table:formula="of:=[Vzorci_vnosov.$A$14]" office:value-type="string" office:string-value="☻" calcext:value-type="string">
            <text:p>☻</text:p>
          </table:table-cell>
          <table:table-cell table:style-name="ce49" table:formula="of:=RIGHT([.C14];1)">
            <text:p/>
          </table:table-cell>
          <table:table-cell table:style-name="ce49" table:formula="of:=RIGHT([.D14];1)">
            <text:p/>
          </table:table-cell>
          <table:table-cell table:style-name="ce49" table:formula="of:=RIGHT([.E14];1)">
            <text:p/>
          </table:table-cell>
          <table:table-cell table:style-name="ce49" table:formula="of:=RIGHT([.F14];1)">
            <text:p/>
          </table:table-cell>
          <table:table-cell table:style-name="ce49" table:formula="of:=RIGHT([.G14];1)">
            <text:p/>
          </table:table-cell>
          <table:table-cell table:style-name="ce49" table:formula="of:=RIGHT([.H14];1)">
            <text:p/>
          </table:table-cell>
          <table:table-cell table:style-name="ce49" table:formula="of:=RIGHT([.I14];1)">
            <text:p/>
          </table:table-cell>
          <table:table-cell table:style-name="ce49" table:formula="of:=RIGHT([.J14];1)">
            <text:p/>
          </table:table-cell>
          <table:table-cell table:style-name="ce49" table:formula="of:=RIGHT([.K14];1)">
            <text:p/>
          </table:table-cell>
          <table:table-cell table:style-name="ce49" table:formula="of:=RIGHT([.L14];1)">
            <text:p/>
          </table:table-cell>
          <table:table-cell table:style-name="ce49" table:formula="of:=RIGHT([.M14];1)">
            <text:p/>
          </table:table-cell>
          <table:table-cell table:style-name="ce49" table:formula="of:=RIGHT([.N1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4];1)">
            <text:p/>
          </table:table-cell>
          <table:table-cell table:style-name="ce49" table:formula="of:=RIGHT([.P14];1)">
            <text:p/>
          </table:table-cell>
          <table:table-cell table:style-name="ce49" table:formula="of:=RIGHT([.Q14];1)">
            <text:p/>
          </table:table-cell>
          <table:table-cell table:style-name="ce49" table:formula="of:=RIGHT([.R14];1)">
            <text:p/>
          </table:table-cell>
          <table:table-cell table:style-name="ce49" table:formula="of:=RIGHT([.S14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14" calcext:value-type="date">
            <text:p>14/ avg</text:p>
          </table:table-cell>
          <table:table-cell table:style-name="ce261" table:formula="of:=TEXT([.A15];&quot;Ddd&quot;)" office:value-type="string" office:string-value="sob" calcext:value-type="string">
            <text:p>sob</text:p>
          </table:table-cell>
          <table:table-cell table:style-name="ce262" table:number-columns-repeated="18"/>
          <table:table-cell table:style-name="ce264"/>
          <table:table-cell table:style-name="ce265" table:formula="of:=COUNTIF([.AH15:.AY15];&quot;☻&quot;)" office:value-type="float" office:value="0" calcext:value-type="float">
            <text:p>0</text:p>
          </table:table-cell>
          <table:table-cell table:style-name="ce265" table:formula="of:=COUNTIF([.AH15:.AY15];&quot;☺&quot;)" office:value-type="float" office:value="0" calcext:value-type="float">
            <text:p>0</text:p>
          </table:table-cell>
          <table:table-cell table:style-name="ce265" table:formula="of:=COUNTIF([.C15:.S15];&quot;51&quot;)+COUNTIF([.C15:.S15];&quot;51$&quot;)+COUNTIF([.C15:.S15];&quot;51☻&quot;)" office:value-type="float" office:value="0" calcext:value-type="float">
            <text:p>0</text:p>
          </table:table-cell>
          <table:table-cell table:style-name="ce265" table:formula="of:=COUNTIF([.C15:.S15];&quot;52&quot;)+COUNTIF([.C15:.S15];&quot;52$&quot;)+COUNTIF([.C15:.S15];&quot;52☻&quot;)" office:value-type="float" office:value="0" calcext:value-type="float">
            <text:p>0</text:p>
          </table:table-cell>
          <table:table-cell table:style-name="ce265" table:formula="of:=COUNTIF([.C15:.S15];&quot;51¶&quot;)" office:value-type="float" office:value="0" calcext:value-type="float">
            <text:p>0</text:p>
          </table:table-cell>
          <table:table-cell table:style-name="ce265" table:formula="of:=COUNTIF([.C15:.S15];&quot;52¶&quot;)" office:value-type="float" office:value="0" calcext:value-type="float">
            <text:p>0</text:p>
          </table:table-cell>
          <table:table-cell table:style-name="ce265" table:formula="of:=COUNTIF([.C15:.S15];&quot;U&quot;)+COUNTIF([.C15:.S15];&quot;U☻&quot;)+COUNTIF([.C15:.S15];&quot;U☺&quot;)" office:value-type="float" office:value="0" calcext:value-type="float">
            <text:p>0</text:p>
          </table:table-cell>
          <table:table-cell table:style-name="ce265" table:formula="of:=COUNTIF([.C15:.S15];&quot;KVIT&quot;)+COUNTIF([.C15:.S15];&quot;KVIT☻&quot;)+COUNTIF([.C15:.S15];&quot;kvit$&quot;)" office:value-type="float" office:value="0" calcext:value-type="float">
            <text:p>0</text:p>
          </table:table-cell>
          <table:table-cell table:style-name="ce266" table:formula="of:=COUNTBLANK([.C15:.S15])-3" office:value-type="float" office:value="14" calcext:value-type="float">
            <text:p>14</text:p>
          </table:table-cell>
          <table:table-cell table:style-name="ce267" table:formula="of:=COUNTIF([.C15:.S15];&quot;x&quot;)" office:value-type="float" office:value="0" calcext:value-type="float">
            <text:p>0</text:p>
          </table:table-cell>
          <table:table-cell table:style-name="ce268" table:formula="of:=COUNTIF([.C15:.S15];&quot;51&quot;)+COUNTIF([.C15:.S15];&quot;51☻&quot;)+COUNTIF([.C15:.S15];&quot;2&quot;)+COUNTIF([.C15:.S15];&quot;52&quot;)+COUNTIF([.C15:.S15];&quot;52☻&quot;)+COUNTIF([.C15:.S15];&quot;51$&quot;)+COUNTIF([.C15:.S15];&quot;52$&quot;)" office:value-type="float" office:value="0" calcext:value-type="float">
            <text:p>0</text:p>
          </table:table-cell>
          <table:table-cell table:style-name="ce87" table:formula="of:=[Vzorci_vnosov.$A$15]" office:value-type="string" office:string-value="SO" calcext:value-type="string">
            <text:p>SO</text:p>
          </table:table-cell>
          <table:table-cell table:style-name="ce49" table:formula="of:=RIGHT([.C15];1)">
            <text:p/>
          </table:table-cell>
          <table:table-cell table:style-name="ce49" table:formula="of:=RIGHT([.D15];1)">
            <text:p/>
          </table:table-cell>
          <table:table-cell table:style-name="ce49" table:formula="of:=RIGHT([.E15];1)">
            <text:p/>
          </table:table-cell>
          <table:table-cell table:style-name="ce49" table:formula="of:=RIGHT([.F15];1)">
            <text:p/>
          </table:table-cell>
          <table:table-cell table:style-name="ce49" table:formula="of:=RIGHT([.G15];1)">
            <text:p/>
          </table:table-cell>
          <table:table-cell table:style-name="ce49" table:formula="of:=RIGHT([.H15];1)">
            <text:p/>
          </table:table-cell>
          <table:table-cell table:style-name="ce49" table:formula="of:=RIGHT([.I15];1)">
            <text:p/>
          </table:table-cell>
          <table:table-cell table:style-name="ce49" table:formula="of:=RIGHT([.J15];1)">
            <text:p/>
          </table:table-cell>
          <table:table-cell table:style-name="ce49" table:formula="of:=RIGHT([.K15];1)">
            <text:p/>
          </table:table-cell>
          <table:table-cell table:style-name="ce49" table:formula="of:=RIGHT([.L15];1)">
            <text:p/>
          </table:table-cell>
          <table:table-cell table:style-name="ce49" table:formula="of:=RIGHT([.M15];1)">
            <text:p/>
          </table:table-cell>
          <table:table-cell table:style-name="ce49" table:formula="of:=RIGHT([.N1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5];1)">
            <text:p/>
          </table:table-cell>
          <table:table-cell table:style-name="ce49" table:formula="of:=RIGHT([.P15];1)">
            <text:p/>
          </table:table-cell>
          <table:table-cell table:style-name="ce49" table:formula="of:=RIGHT([.Q15];1)">
            <text:p/>
          </table:table-cell>
          <table:table-cell table:style-name="ce49" table:formula="of:=RIGHT([.R15];1)">
            <text:p/>
          </table:table-cell>
          <table:table-cell table:style-name="ce49" table:formula="of:=RIGHT([.S15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15" calcext:value-type="date">
            <text:p>15/ avg</text:p>
          </table:table-cell>
          <table:table-cell table:style-name="ce261" table:formula="of:=TEXT([.A16];&quot;Ddd&quot;)" office:value-type="string" office:string-value="ned" calcext:value-type="string">
            <text:p>ned</text:p>
          </table:table-cell>
          <table:table-cell table:style-name="ce262" table:number-columns-repeated="15"/>
          <table:table-cell table:style-name="ce317"/>
          <table:table-cell table:style-name="ce262" table:number-columns-repeated="2"/>
          <table:table-cell table:style-name="ce264"/>
          <table:table-cell table:style-name="ce265" table:formula="of:=COUNTIF([.AH16:.AY16];&quot;☻&quot;)" office:value-type="float" office:value="0" calcext:value-type="float">
            <text:p>0</text:p>
          </table:table-cell>
          <table:table-cell table:style-name="ce265" table:formula="of:=COUNTIF([.AH16:.AY16];&quot;☺&quot;)" office:value-type="float" office:value="0" calcext:value-type="float">
            <text:p>0</text:p>
          </table:table-cell>
          <table:table-cell table:style-name="ce265" table:formula="of:=COUNTIF([.C16:.S16];&quot;51&quot;)+COUNTIF([.C16:.S16];&quot;51$&quot;)+COUNTIF([.C16:.S16];&quot;51☻&quot;)" office:value-type="float" office:value="0" calcext:value-type="float">
            <text:p>0</text:p>
          </table:table-cell>
          <table:table-cell table:style-name="ce265" table:formula="of:=COUNTIF([.C16:.S16];&quot;52&quot;)+COUNTIF([.C16:.S16];&quot;52$&quot;)+COUNTIF([.C16:.S16];&quot;52☻&quot;)" office:value-type="float" office:value="0" calcext:value-type="float">
            <text:p>0</text:p>
          </table:table-cell>
          <table:table-cell table:style-name="ce265" table:formula="of:=COUNTIF([.C16:.S16];&quot;51¶&quot;)" office:value-type="float" office:value="0" calcext:value-type="float">
            <text:p>0</text:p>
          </table:table-cell>
          <table:table-cell table:style-name="ce265" table:formula="of:=COUNTIF([.C16:.S16];&quot;52¶&quot;)" office:value-type="float" office:value="0" calcext:value-type="float">
            <text:p>0</text:p>
          </table:table-cell>
          <table:table-cell table:style-name="ce265" table:formula="of:=COUNTIF([.C16:.S16];&quot;U&quot;)+COUNTIF([.C16:.S16];&quot;U☻&quot;)+COUNTIF([.C16:.S16];&quot;U☺&quot;)" office:value-type="float" office:value="0" calcext:value-type="float">
            <text:p>0</text:p>
          </table:table-cell>
          <table:table-cell table:style-name="ce265" table:formula="of:=COUNTIF([.C16:.S16];&quot;KVIT&quot;)+COUNTIF([.C16:.S16];&quot;KVIT☻&quot;)+COUNTIF([.C16:.S16];&quot;kvit$&quot;)" office:value-type="float" office:value="0" calcext:value-type="float">
            <text:p>0</text:p>
          </table:table-cell>
          <table:table-cell table:style-name="ce266" table:formula="of:=COUNTBLANK([.C16:.S16])-3" office:value-type="float" office:value="14" calcext:value-type="float">
            <text:p>14</text:p>
          </table:table-cell>
          <table:table-cell table:style-name="ce267" table:formula="of:=COUNTIF([.C16:.S16];&quot;x&quot;)" office:value-type="float" office:value="0" calcext:value-type="float">
            <text:p>0</text:p>
          </table:table-cell>
          <table:table-cell table:style-name="ce268" table:formula="of:=COUNTIF([.C16:.S16];&quot;51&quot;)+COUNTIF([.C16:.S16];&quot;51☻&quot;)+COUNTIF([.C16:.S16];&quot;2&quot;)+COUNTIF([.C16:.S16];&quot;52&quot;)+COUNTIF([.C16:.S16];&quot;52☻&quot;)+COUNTIF([.C16:.S16];&quot;51$&quot;)+COUNTIF([.C16:.S16];&quot;52$&quot;)" office:value-type="float" office:value="0" calcext:value-type="float">
            <text:p>0</text:p>
          </table:table-cell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49" table:formula="of:=RIGHT([.C16];1)">
            <text:p/>
          </table:table-cell>
          <table:table-cell table:style-name="ce49" table:formula="of:=RIGHT([.D16];1)">
            <text:p/>
          </table:table-cell>
          <table:table-cell table:style-name="ce49" table:formula="of:=RIGHT([.E16];1)">
            <text:p/>
          </table:table-cell>
          <table:table-cell table:style-name="ce49" table:formula="of:=RIGHT([.F16];1)">
            <text:p/>
          </table:table-cell>
          <table:table-cell table:style-name="ce49" table:formula="of:=RIGHT([.G16];1)">
            <text:p/>
          </table:table-cell>
          <table:table-cell table:style-name="ce49" table:formula="of:=RIGHT([.H16];1)">
            <text:p/>
          </table:table-cell>
          <table:table-cell table:style-name="ce49" table:formula="of:=RIGHT([.I16];1)">
            <text:p/>
          </table:table-cell>
          <table:table-cell table:style-name="ce49" table:formula="of:=RIGHT([.J16];1)">
            <text:p/>
          </table:table-cell>
          <table:table-cell table:style-name="ce49" table:formula="of:=RIGHT([.K16];1)">
            <text:p/>
          </table:table-cell>
          <table:table-cell table:style-name="ce49" table:formula="of:=RIGHT([.L16];1)">
            <text:p/>
          </table:table-cell>
          <table:table-cell table:style-name="ce49" table:formula="of:=RIGHT([.M16];1)">
            <text:p/>
          </table:table-cell>
          <table:table-cell table:style-name="ce49" table:formula="of:=RIGHT([.N1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6];1)">
            <text:p/>
          </table:table-cell>
          <table:table-cell table:style-name="ce49" table:formula="of:=RIGHT([.P16];1)">
            <text:p/>
          </table:table-cell>
          <table:table-cell table:style-name="ce49" table:formula="of:=RIGHT([.Q16];1)">
            <text:p/>
          </table:table-cell>
          <table:table-cell table:style-name="ce49" table:formula="of:=RIGHT([.R16];1)">
            <text:p/>
          </table:table-cell>
          <table:table-cell table:style-name="ce49" table:formula="of:=RIGHT([.S16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16" calcext:value-type="date">
            <text:p>16/ avg</text:p>
          </table:table-cell>
          <table:table-cell table:style-name="ce261" table:formula="of:=TEXT([.A17];&quot;Ddd&quot;)" office:value-type="string" office:string-value="pon" calcext:value-type="string">
            <text:p>pon</text:p>
          </table:table-cell>
          <table:table-cell table:style-name="ce262" table:number-columns-repeated="18"/>
          <table:table-cell table:style-name="ce264"/>
          <table:table-cell table:style-name="ce265" table:formula="of:=COUNTIF([.AH17:.AY17];&quot;☻&quot;)" office:value-type="float" office:value="0" calcext:value-type="float">
            <text:p>0</text:p>
          </table:table-cell>
          <table:table-cell table:style-name="ce265" table:formula="of:=COUNTIF([.AH17:.AY17];&quot;☺&quot;)" office:value-type="float" office:value="0" calcext:value-type="float">
            <text:p>0</text:p>
          </table:table-cell>
          <table:table-cell table:style-name="ce265" table:formula="of:=COUNTIF([.C17:.S17];&quot;51&quot;)+COUNTIF([.C17:.S17];&quot;51$&quot;)+COUNTIF([.C17:.S17];&quot;51☻&quot;)" office:value-type="float" office:value="0" calcext:value-type="float">
            <text:p>0</text:p>
          </table:table-cell>
          <table:table-cell table:style-name="ce265" table:formula="of:=COUNTIF([.C17:.S17];&quot;52&quot;)+COUNTIF([.C17:.S17];&quot;52$&quot;)+COUNTIF([.C17:.S17];&quot;52☻&quot;)" office:value-type="float" office:value="0" calcext:value-type="float">
            <text:p>0</text:p>
          </table:table-cell>
          <table:table-cell table:style-name="ce265" table:formula="of:=COUNTIF([.C17:.S17];&quot;51¶&quot;)" office:value-type="float" office:value="0" calcext:value-type="float">
            <text:p>0</text:p>
          </table:table-cell>
          <table:table-cell table:style-name="ce265" table:formula="of:=COUNTIF([.C17:.S17];&quot;52¶&quot;)" office:value-type="float" office:value="0" calcext:value-type="float">
            <text:p>0</text:p>
          </table:table-cell>
          <table:table-cell table:style-name="ce265" table:formula="of:=COUNTIF([.C17:.S17];&quot;U&quot;)+COUNTIF([.C17:.S17];&quot;U☻&quot;)+COUNTIF([.C17:.S17];&quot;U☺&quot;)" office:value-type="float" office:value="0" calcext:value-type="float">
            <text:p>0</text:p>
          </table:table-cell>
          <table:table-cell table:style-name="ce265" table:formula="of:=COUNTIF([.C17:.S17];&quot;KVIT&quot;)+COUNTIF([.C17:.S17];&quot;KVIT☻&quot;)+COUNTIF([.C17:.S17];&quot;kvit$&quot;)" office:value-type="float" office:value="0" calcext:value-type="float">
            <text:p>0</text:p>
          </table:table-cell>
          <table:table-cell table:style-name="ce266" table:formula="of:=COUNTBLANK([.C17:.S17])-3" office:value-type="float" office:value="14" calcext:value-type="float">
            <text:p>14</text:p>
          </table:table-cell>
          <table:table-cell table:style-name="ce267" table:formula="of:=COUNTIF([.C17:.S17];&quot;x&quot;)" office:value-type="float" office:value="0" calcext:value-type="float">
            <text:p>0</text:p>
          </table:table-cell>
          <table:table-cell table:style-name="ce268" table:formula="of:=COUNTIF([.C17:.S17];&quot;51&quot;)+COUNTIF([.C17:.S17];&quot;51☻&quot;)+COUNTIF([.C17:.S17];&quot;2&quot;)+COUNTIF([.C17:.S17];&quot;52&quot;)+COUNTIF([.C17:.S17];&quot;52☻&quot;)+COUNTIF([.C17:.S17];&quot;51$&quot;)+COUNTIF([.C17:.S17];&quot;52$&quot;)" office:value-type="float" office:value="0" calcext:value-type="float">
            <text:p>0</text:p>
          </table:table-cell>
          <table:table-cell table:style-name="ce91" table:formula="of:=[Vzorci_vnosov.$A$17]" office:value-type="string" office:string-value="51$" calcext:value-type="string">
            <text:p>51$</text:p>
          </table:table-cell>
          <table:table-cell table:style-name="ce49" table:formula="of:=RIGHT([.C17];1)">
            <text:p/>
          </table:table-cell>
          <table:table-cell table:style-name="ce49" table:formula="of:=RIGHT([.D17];1)">
            <text:p/>
          </table:table-cell>
          <table:table-cell table:style-name="ce49" table:formula="of:=RIGHT([.E17];1)">
            <text:p/>
          </table:table-cell>
          <table:table-cell table:style-name="ce49" table:formula="of:=RIGHT([.F17];1)">
            <text:p/>
          </table:table-cell>
          <table:table-cell table:style-name="ce49" table:formula="of:=RIGHT([.G17];1)">
            <text:p/>
          </table:table-cell>
          <table:table-cell table:style-name="ce49" table:formula="of:=RIGHT([.H17];1)">
            <text:p/>
          </table:table-cell>
          <table:table-cell table:style-name="ce49" table:formula="of:=RIGHT([.I17];1)">
            <text:p/>
          </table:table-cell>
          <table:table-cell table:style-name="ce49" table:formula="of:=RIGHT([.J17];1)">
            <text:p/>
          </table:table-cell>
          <table:table-cell table:style-name="ce49" table:formula="of:=RIGHT([.K17];1)">
            <text:p/>
          </table:table-cell>
          <table:table-cell table:style-name="ce49" table:formula="of:=RIGHT([.L17];1)">
            <text:p/>
          </table:table-cell>
          <table:table-cell table:style-name="ce49" table:formula="of:=RIGHT([.M17];1)">
            <text:p/>
          </table:table-cell>
          <table:table-cell table:style-name="ce49" table:formula="of:=RIGHT([.N1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7];1)">
            <text:p/>
          </table:table-cell>
          <table:table-cell table:style-name="ce49" table:formula="of:=RIGHT([.P17];1)">
            <text:p/>
          </table:table-cell>
          <table:table-cell table:style-name="ce49" table:formula="of:=RIGHT([.Q17];1)">
            <text:p/>
          </table:table-cell>
          <table:table-cell table:style-name="ce49" table:formula="of:=RIGHT([.R17];1)">
            <text:p/>
          </table:table-cell>
          <table:table-cell table:style-name="ce49" table:formula="of:=RIGHT([.S17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17" calcext:value-type="date">
            <text:p>17/ avg</text:p>
          </table:table-cell>
          <table:table-cell table:style-name="ce261" table:formula="of:=TEXT([.A18];&quot;Ddd&quot;)" office:value-type="string" office:string-value="tor" calcext:value-type="string">
            <text:p>tor</text:p>
          </table:table-cell>
          <table:table-cell table:style-name="ce262" table:number-columns-repeated="18"/>
          <table:table-cell table:style-name="ce264"/>
          <table:table-cell table:style-name="ce265" table:formula="of:=COUNTIF([.AH18:.AY18];&quot;☻&quot;)" office:value-type="float" office:value="0" calcext:value-type="float">
            <text:p>0</text:p>
          </table:table-cell>
          <table:table-cell table:style-name="ce265" table:formula="of:=COUNTIF([.AH18:.AY18];&quot;☺&quot;)" office:value-type="float" office:value="0" calcext:value-type="float">
            <text:p>0</text:p>
          </table:table-cell>
          <table:table-cell table:style-name="ce265" table:formula="of:=COUNTIF([.C18:.S18];&quot;51&quot;)+COUNTIF([.C18:.S18];&quot;51$&quot;)+COUNTIF([.C18:.S18];&quot;51☻&quot;)" office:value-type="float" office:value="0" calcext:value-type="float">
            <text:p>0</text:p>
          </table:table-cell>
          <table:table-cell table:style-name="ce265" table:formula="of:=COUNTIF([.C18:.S18];&quot;52&quot;)+COUNTIF([.C18:.S18];&quot;52$&quot;)+COUNTIF([.C18:.S18];&quot;52☻&quot;)" office:value-type="float" office:value="0" calcext:value-type="float">
            <text:p>0</text:p>
          </table:table-cell>
          <table:table-cell table:style-name="ce265" table:formula="of:=COUNTIF([.C18:.S18];&quot;51¶&quot;)" office:value-type="float" office:value="0" calcext:value-type="float">
            <text:p>0</text:p>
          </table:table-cell>
          <table:table-cell table:style-name="ce265" table:formula="of:=COUNTIF([.C18:.S18];&quot;52¶&quot;)" office:value-type="float" office:value="0" calcext:value-type="float">
            <text:p>0</text:p>
          </table:table-cell>
          <table:table-cell table:style-name="ce265" table:formula="of:=COUNTIF([.C18:.S18];&quot;U&quot;)+COUNTIF([.C18:.S18];&quot;U☻&quot;)+COUNTIF([.C18:.S18];&quot;U☺&quot;)" office:value-type="float" office:value="0" calcext:value-type="float">
            <text:p>0</text:p>
          </table:table-cell>
          <table:table-cell table:style-name="ce265" table:formula="of:=COUNTIF([.C18:.S18];&quot;KVIT&quot;)+COUNTIF([.C18:.S18];&quot;KVIT☻&quot;)+COUNTIF([.C18:.S18];&quot;kvit$&quot;)" office:value-type="float" office:value="0" calcext:value-type="float">
            <text:p>0</text:p>
          </table:table-cell>
          <table:table-cell table:style-name="ce266" table:formula="of:=COUNTBLANK([.C18:.S18])-3" office:value-type="float" office:value="14" calcext:value-type="float">
            <text:p>14</text:p>
          </table:table-cell>
          <table:table-cell table:style-name="ce267" table:formula="of:=COUNTIF([.C18:.S18];&quot;x&quot;)" office:value-type="float" office:value="0" calcext:value-type="float">
            <text:p>0</text:p>
          </table:table-cell>
          <table:table-cell table:style-name="ce268" table:formula="of:=COUNTIF([.C18:.S18];&quot;51&quot;)+COUNTIF([.C18:.S18];&quot;51☻&quot;)+COUNTIF([.C18:.S18];&quot;2&quot;)+COUNTIF([.C18:.S18];&quot;52&quot;)+COUNTIF([.C18:.S18];&quot;52☻&quot;)+COUNTIF([.C18:.S18];&quot;51$&quot;)+COUNTIF([.C18:.S18];&quot;52$&quot;)" office:value-type="float" office:value="0" calcext:value-type="float">
            <text:p>0</text:p>
          </table:table-cell>
          <table:table-cell table:style-name="ce91" table:formula="of:=[Vzorci_vnosov.$A$18]" office:value-type="string" office:string-value="52$" calcext:value-type="string">
            <text:p>52$</text:p>
          </table:table-cell>
          <table:table-cell table:style-name="ce49" table:formula="of:=RIGHT([.C18];1)">
            <text:p/>
          </table:table-cell>
          <table:table-cell table:style-name="ce49" table:formula="of:=RIGHT([.D18];1)">
            <text:p/>
          </table:table-cell>
          <table:table-cell table:style-name="ce49" table:formula="of:=RIGHT([.E18];1)">
            <text:p/>
          </table:table-cell>
          <table:table-cell table:style-name="ce49" table:formula="of:=RIGHT([.F18];1)">
            <text:p/>
          </table:table-cell>
          <table:table-cell table:style-name="ce49" table:formula="of:=RIGHT([.G18];1)">
            <text:p/>
          </table:table-cell>
          <table:table-cell table:style-name="ce49" table:formula="of:=RIGHT([.H18];1)">
            <text:p/>
          </table:table-cell>
          <table:table-cell table:style-name="ce49" table:formula="of:=RIGHT([.I18];1)">
            <text:p/>
          </table:table-cell>
          <table:table-cell table:style-name="ce49" table:formula="of:=RIGHT([.J18];1)">
            <text:p/>
          </table:table-cell>
          <table:table-cell table:style-name="ce49" table:formula="of:=RIGHT([.K18];1)">
            <text:p/>
          </table:table-cell>
          <table:table-cell table:style-name="ce49" table:formula="of:=RIGHT([.L18];1)">
            <text:p/>
          </table:table-cell>
          <table:table-cell table:style-name="ce49" table:formula="of:=RIGHT([.M18];1)">
            <text:p/>
          </table:table-cell>
          <table:table-cell table:style-name="ce49" table:formula="of:=RIGHT([.N1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8];1)">
            <text:p/>
          </table:table-cell>
          <table:table-cell table:style-name="ce49" table:formula="of:=RIGHT([.P18];1)">
            <text:p/>
          </table:table-cell>
          <table:table-cell table:style-name="ce49" table:formula="of:=RIGHT([.Q18];1)">
            <text:p/>
          </table:table-cell>
          <table:table-cell table:style-name="ce49" table:formula="of:=RIGHT([.R18];1)">
            <text:p/>
          </table:table-cell>
          <table:table-cell table:style-name="ce49" table:formula="of:=RIGHT([.S18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18" calcext:value-type="date">
            <text:p>18/ avg</text:p>
          </table:table-cell>
          <table:table-cell table:style-name="ce261" table:formula="of:=TEXT([.A19];&quot;Ddd&quot;)" office:value-type="string" office:string-value="sre" calcext:value-type="string">
            <text:p>sre</text:p>
          </table:table-cell>
          <table:table-cell table:style-name="ce262" table:number-columns-repeated="18"/>
          <table:table-cell table:style-name="ce264"/>
          <table:table-cell table:style-name="ce265" table:formula="of:=COUNTIF([.AH19:.AY19];&quot;☻&quot;)" office:value-type="float" office:value="0" calcext:value-type="float">
            <text:p>0</text:p>
          </table:table-cell>
          <table:table-cell table:style-name="ce265" table:formula="of:=COUNTIF([.AH19:.AY19];&quot;☺&quot;)" office:value-type="float" office:value="0" calcext:value-type="float">
            <text:p>0</text:p>
          </table:table-cell>
          <table:table-cell table:style-name="ce265" table:formula="of:=COUNTIF([.C19:.S19];&quot;51&quot;)+COUNTIF([.C19:.S19];&quot;51$&quot;)+COUNTIF([.C19:.S19];&quot;51☻&quot;)" office:value-type="float" office:value="0" calcext:value-type="float">
            <text:p>0</text:p>
          </table:table-cell>
          <table:table-cell table:style-name="ce265" table:formula="of:=COUNTIF([.C19:.S19];&quot;52&quot;)+COUNTIF([.C19:.S19];&quot;52$&quot;)+COUNTIF([.C19:.S19];&quot;52☻&quot;)" office:value-type="float" office:value="0" calcext:value-type="float">
            <text:p>0</text:p>
          </table:table-cell>
          <table:table-cell table:style-name="ce265" table:formula="of:=COUNTIF([.C19:.S19];&quot;51¶&quot;)" office:value-type="float" office:value="0" calcext:value-type="float">
            <text:p>0</text:p>
          </table:table-cell>
          <table:table-cell table:style-name="ce265" table:formula="of:=COUNTIF([.C19:.S19];&quot;52¶&quot;)" office:value-type="float" office:value="0" calcext:value-type="float">
            <text:p>0</text:p>
          </table:table-cell>
          <table:table-cell table:style-name="ce265" table:formula="of:=COUNTIF([.C19:.S19];&quot;U&quot;)+COUNTIF([.C19:.S19];&quot;U☻&quot;)+COUNTIF([.C19:.S19];&quot;U☺&quot;)" office:value-type="float" office:value="0" calcext:value-type="float">
            <text:p>0</text:p>
          </table:table-cell>
          <table:table-cell table:style-name="ce265" table:formula="of:=COUNTIF([.C19:.S19];&quot;KVIT&quot;)+COUNTIF([.C19:.S19];&quot;KVIT☻&quot;)+COUNTIF([.C19:.S19];&quot;kvit$&quot;)" office:value-type="float" office:value="0" calcext:value-type="float">
            <text:p>0</text:p>
          </table:table-cell>
          <table:table-cell table:style-name="ce266" table:formula="of:=COUNTBLANK([.C19:.S19])-3" office:value-type="float" office:value="14" calcext:value-type="float">
            <text:p>14</text:p>
          </table:table-cell>
          <table:table-cell table:style-name="ce267" table:formula="of:=COUNTIF([.C19:.S19];&quot;x&quot;)" office:value-type="float" office:value="0" calcext:value-type="float">
            <text:p>0</text:p>
          </table:table-cell>
          <table:table-cell table:style-name="ce268" table:formula="of:=COUNTIF([.C19:.S19];&quot;51&quot;)+COUNTIF([.C19:.S19];&quot;51☻&quot;)+COUNTIF([.C19:.S19];&quot;2&quot;)+COUNTIF([.C19:.S19];&quot;52&quot;)+COUNTIF([.C19:.S19];&quot;52☻&quot;)+COUNTIF([.C19:.S19];&quot;51$&quot;)+COUNTIF([.C19:.S19];&quot;52$&quot;)" office:value-type="float" office:value="0" calcext:value-type="float">
            <text:p>0</text:p>
          </table:table-cell>
          <table:table-cell table:style-name="ce92" table:formula="of:=[Vzorci_vnosov.$A$19]" office:value-type="string" office:string-value="KVIT$" calcext:value-type="string">
            <text:p>KVIT$</text:p>
          </table:table-cell>
          <table:table-cell table:style-name="ce49" table:formula="of:=RIGHT([.C19];1)">
            <text:p/>
          </table:table-cell>
          <table:table-cell table:style-name="ce49" table:formula="of:=RIGHT([.D19];1)">
            <text:p/>
          </table:table-cell>
          <table:table-cell table:style-name="ce49" table:formula="of:=RIGHT([.E19];1)">
            <text:p/>
          </table:table-cell>
          <table:table-cell table:style-name="ce49" table:formula="of:=RIGHT([.F19];1)">
            <text:p/>
          </table:table-cell>
          <table:table-cell table:style-name="ce49" table:formula="of:=RIGHT([.G19];1)">
            <text:p/>
          </table:table-cell>
          <table:table-cell table:style-name="ce49" table:formula="of:=RIGHT([.H19];1)">
            <text:p/>
          </table:table-cell>
          <table:table-cell table:style-name="ce49" table:formula="of:=RIGHT([.I19];1)">
            <text:p/>
          </table:table-cell>
          <table:table-cell table:style-name="ce49" table:formula="of:=RIGHT([.J19];1)">
            <text:p/>
          </table:table-cell>
          <table:table-cell table:style-name="ce49" table:formula="of:=RIGHT([.K19];1)">
            <text:p/>
          </table:table-cell>
          <table:table-cell table:style-name="ce49" table:formula="of:=RIGHT([.L19];1)">
            <text:p/>
          </table:table-cell>
          <table:table-cell table:style-name="ce49" table:formula="of:=RIGHT([.M19];1)">
            <text:p/>
          </table:table-cell>
          <table:table-cell table:style-name="ce49" table:formula="of:=RIGHT([.N1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9];1)">
            <text:p/>
          </table:table-cell>
          <table:table-cell table:style-name="ce49" table:formula="of:=RIGHT([.P19];1)">
            <text:p/>
          </table:table-cell>
          <table:table-cell table:style-name="ce49" table:formula="of:=RIGHT([.Q19];1)">
            <text:p/>
          </table:table-cell>
          <table:table-cell table:style-name="ce49" table:formula="of:=RIGHT([.R19];1)">
            <text:p/>
          </table:table-cell>
          <table:table-cell table:style-name="ce49" table:formula="of:=RIGHT([.S19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19" calcext:value-type="date">
            <text:p>19/ avg</text:p>
          </table:table-cell>
          <table:table-cell table:style-name="ce261" table:formula="of:=TEXT([.A20];&quot;Ddd&quot;)" office:value-type="string" office:string-value="čet" calcext:value-type="string">
            <text:p>čet</text:p>
          </table:table-cell>
          <table:table-cell table:style-name="ce262" table:number-columns-repeated="18"/>
          <table:table-cell table:style-name="ce264"/>
          <table:table-cell table:style-name="ce265" table:formula="of:=COUNTIF([.AH20:.AY20];&quot;☻&quot;)" office:value-type="float" office:value="0" calcext:value-type="float">
            <text:p>0</text:p>
          </table:table-cell>
          <table:table-cell table:style-name="ce265" table:formula="of:=COUNTIF([.AH20:.AY20];&quot;☺&quot;)" office:value-type="float" office:value="0" calcext:value-type="float">
            <text:p>0</text:p>
          </table:table-cell>
          <table:table-cell table:style-name="ce265" table:formula="of:=COUNTIF([.C20:.S20];&quot;51&quot;)+COUNTIF([.C20:.S20];&quot;51$&quot;)+COUNTIF([.C20:.S20];&quot;51☻&quot;)" office:value-type="float" office:value="0" calcext:value-type="float">
            <text:p>0</text:p>
          </table:table-cell>
          <table:table-cell table:style-name="ce265" table:formula="of:=COUNTIF([.C20:.S20];&quot;52&quot;)+COUNTIF([.C20:.S20];&quot;52$&quot;)+COUNTIF([.C20:.S20];&quot;52☻&quot;)" office:value-type="float" office:value="0" calcext:value-type="float">
            <text:p>0</text:p>
          </table:table-cell>
          <table:table-cell table:style-name="ce265" table:formula="of:=COUNTIF([.C20:.S20];&quot;51¶&quot;)" office:value-type="float" office:value="0" calcext:value-type="float">
            <text:p>0</text:p>
          </table:table-cell>
          <table:table-cell table:style-name="ce265" table:formula="of:=COUNTIF([.C20:.S20];&quot;52¶&quot;)" office:value-type="float" office:value="0" calcext:value-type="float">
            <text:p>0</text:p>
          </table:table-cell>
          <table:table-cell table:style-name="ce265" table:formula="of:=COUNTIF([.C20:.S20];&quot;U&quot;)+COUNTIF([.C20:.S20];&quot;U☻&quot;)+COUNTIF([.C20:.S20];&quot;U☺&quot;)" office:value-type="float" office:value="0" calcext:value-type="float">
            <text:p>0</text:p>
          </table:table-cell>
          <table:table-cell table:style-name="ce265" table:formula="of:=COUNTIF([.C20:.S20];&quot;KVIT&quot;)+COUNTIF([.C20:.S20];&quot;KVIT☻&quot;)+COUNTIF([.C20:.S20];&quot;kvit$&quot;)" office:value-type="float" office:value="0" calcext:value-type="float">
            <text:p>0</text:p>
          </table:table-cell>
          <table:table-cell table:style-name="ce266" table:formula="of:=COUNTBLANK([.C20:.S20])-3" office:value-type="float" office:value="14" calcext:value-type="float">
            <text:p>14</text:p>
          </table:table-cell>
          <table:table-cell table:style-name="ce267" table:formula="of:=COUNTIF([.C20:.S20];&quot;x&quot;)" office:value-type="float" office:value="0" calcext:value-type="float">
            <text:p>0</text:p>
          </table:table-cell>
          <table:table-cell table:style-name="ce268" table:formula="of:=COUNTIF([.C20:.S20];&quot;51&quot;)+COUNTIF([.C20:.S20];&quot;51☻&quot;)+COUNTIF([.C20:.S20];&quot;2&quot;)+COUNTIF([.C20:.S20];&quot;52&quot;)+COUNTIF([.C20:.S20];&quot;52☻&quot;)+COUNTIF([.C20:.S20];&quot;51$&quot;)+COUNTIF([.C20:.S20];&quot;52$&quot;)" office:value-type="float" office:value="0" calcext:value-type="float">
            <text:p>0</text:p>
          </table:table-cell>
          <table:table-cell table:style-name="ce93" table:formula="of:=[Vzorci_vnosov.$A$20]" office:value-type="string" office:string-value="☺" calcext:value-type="string">
            <text:p>☺</text:p>
          </table:table-cell>
          <table:table-cell table:style-name="ce49" table:formula="of:=RIGHT([.C20];1)">
            <text:p/>
          </table:table-cell>
          <table:table-cell table:style-name="ce49" table:formula="of:=RIGHT([.D20];1)">
            <text:p/>
          </table:table-cell>
          <table:table-cell table:style-name="ce49" table:formula="of:=RIGHT([.E20];1)">
            <text:p/>
          </table:table-cell>
          <table:table-cell table:style-name="ce49" table:formula="of:=RIGHT([.F20];1)">
            <text:p/>
          </table:table-cell>
          <table:table-cell table:style-name="ce49" table:formula="of:=RIGHT([.G20];1)">
            <text:p/>
          </table:table-cell>
          <table:table-cell table:style-name="ce49" table:formula="of:=RIGHT([.H20];1)">
            <text:p/>
          </table:table-cell>
          <table:table-cell table:style-name="ce49" table:formula="of:=RIGHT([.I20];1)">
            <text:p/>
          </table:table-cell>
          <table:table-cell table:style-name="ce49" table:formula="of:=RIGHT([.J20];1)">
            <text:p/>
          </table:table-cell>
          <table:table-cell table:style-name="ce49" table:formula="of:=RIGHT([.K20];1)">
            <text:p/>
          </table:table-cell>
          <table:table-cell table:style-name="ce49" table:formula="of:=RIGHT([.L20];1)">
            <text:p/>
          </table:table-cell>
          <table:table-cell table:style-name="ce49" table:formula="of:=RIGHT([.M20];1)">
            <text:p/>
          </table:table-cell>
          <table:table-cell table:style-name="ce49" table:formula="of:=RIGHT([.N2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0];1)">
            <text:p/>
          </table:table-cell>
          <table:table-cell table:style-name="ce49" table:formula="of:=RIGHT([.P20];1)">
            <text:p/>
          </table:table-cell>
          <table:table-cell table:style-name="ce49" table:formula="of:=RIGHT([.Q20];1)">
            <text:p/>
          </table:table-cell>
          <table:table-cell table:style-name="ce49" table:formula="of:=RIGHT([.R20];1)">
            <text:p/>
          </table:table-cell>
          <table:table-cell table:style-name="ce49" table:formula="of:=RIGHT([.S20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20" calcext:value-type="date">
            <text:p>20/ avg</text:p>
          </table:table-cell>
          <table:table-cell table:style-name="ce261" table:formula="of:=TEXT([.A21];&quot;Ddd&quot;)" office:value-type="string" office:string-value="pet" calcext:value-type="string">
            <text:p>pet</text:p>
          </table:table-cell>
          <table:table-cell table:style-name="ce262" table:number-columns-repeated="18"/>
          <table:table-cell table:style-name="ce264"/>
          <table:table-cell table:style-name="ce265" table:formula="of:=COUNTIF([.AH21:.AY21];&quot;☻&quot;)" office:value-type="float" office:value="0" calcext:value-type="float">
            <text:p>0</text:p>
          </table:table-cell>
          <table:table-cell table:style-name="ce265" table:formula="of:=COUNTIF([.AH21:.AY21];&quot;☺&quot;)" office:value-type="float" office:value="0" calcext:value-type="float">
            <text:p>0</text:p>
          </table:table-cell>
          <table:table-cell table:style-name="ce265" table:formula="of:=COUNTIF([.C21:.S21];&quot;51&quot;)+COUNTIF([.C21:.S21];&quot;51$&quot;)+COUNTIF([.C21:.S21];&quot;51☻&quot;)" office:value-type="float" office:value="0" calcext:value-type="float">
            <text:p>0</text:p>
          </table:table-cell>
          <table:table-cell table:style-name="ce265" table:formula="of:=COUNTIF([.C21:.S21];&quot;52&quot;)+COUNTIF([.C21:.S21];&quot;52$&quot;)+COUNTIF([.C21:.S21];&quot;52☻&quot;)" office:value-type="float" office:value="0" calcext:value-type="float">
            <text:p>0</text:p>
          </table:table-cell>
          <table:table-cell table:style-name="ce265" table:formula="of:=COUNTIF([.C21:.S21];&quot;51¶&quot;)" office:value-type="float" office:value="0" calcext:value-type="float">
            <text:p>0</text:p>
          </table:table-cell>
          <table:table-cell table:style-name="ce265" table:formula="of:=COUNTIF([.C21:.S21];&quot;52¶&quot;)" office:value-type="float" office:value="0" calcext:value-type="float">
            <text:p>0</text:p>
          </table:table-cell>
          <table:table-cell table:style-name="ce265" table:formula="of:=COUNTIF([.C21:.S21];&quot;U&quot;)+COUNTIF([.C21:.S21];&quot;U☻&quot;)+COUNTIF([.C21:.S21];&quot;U☺&quot;)" office:value-type="float" office:value="0" calcext:value-type="float">
            <text:p>0</text:p>
          </table:table-cell>
          <table:table-cell table:style-name="ce265" table:formula="of:=COUNTIF([.C21:.S21];&quot;KVIT&quot;)+COUNTIF([.C21:.S21];&quot;KVIT☻&quot;)+COUNTIF([.C21:.S21];&quot;kvit$&quot;)" office:value-type="float" office:value="0" calcext:value-type="float">
            <text:p>0</text:p>
          </table:table-cell>
          <table:table-cell table:style-name="ce266" table:formula="of:=COUNTBLANK([.C21:.S21])-3" office:value-type="float" office:value="14" calcext:value-type="float">
            <text:p>14</text:p>
          </table:table-cell>
          <table:table-cell table:style-name="ce267" table:formula="of:=COUNTIF([.C21:.S21];&quot;x&quot;)" office:value-type="float" office:value="0" calcext:value-type="float">
            <text:p>0</text:p>
          </table:table-cell>
          <table:table-cell table:style-name="ce268" table:formula="of:=COUNTIF([.C21:.S21];&quot;51&quot;)+COUNTIF([.C21:.S21];&quot;51☻&quot;)+COUNTIF([.C21:.S21];&quot;2&quot;)+COUNTIF([.C21:.S21];&quot;52&quot;)+COUNTIF([.C21:.S21];&quot;52☻&quot;)+COUNTIF([.C21:.S21];&quot;51$&quot;)+COUNTIF([.C21:.S21];&quot;52$&quot;)" office:value-type="float" office:value="0" calcext:value-type="float">
            <text:p>0</text:p>
          </table:table-cell>
          <table:table-cell table:style-name="ce94" table:formula="of:=[Vzorci_vnosov.$A$21]" office:value-type="string" office:string-value="☺" calcext:value-type="string">
            <text:p>☺</text:p>
          </table:table-cell>
          <table:table-cell table:style-name="ce49" table:formula="of:=RIGHT([.C21];1)">
            <text:p/>
          </table:table-cell>
          <table:table-cell table:style-name="ce49" table:formula="of:=RIGHT([.D21];1)">
            <text:p/>
          </table:table-cell>
          <table:table-cell table:style-name="ce49" table:formula="of:=RIGHT([.E21];1)">
            <text:p/>
          </table:table-cell>
          <table:table-cell table:style-name="ce49" table:formula="of:=RIGHT([.F21];1)">
            <text:p/>
          </table:table-cell>
          <table:table-cell table:style-name="ce49" table:formula="of:=RIGHT([.G21];1)">
            <text:p/>
          </table:table-cell>
          <table:table-cell table:style-name="ce49" table:formula="of:=RIGHT([.H21];1)">
            <text:p/>
          </table:table-cell>
          <table:table-cell table:style-name="ce49" table:formula="of:=RIGHT([.I21];1)">
            <text:p/>
          </table:table-cell>
          <table:table-cell table:style-name="ce49" table:formula="of:=RIGHT([.J21];1)">
            <text:p/>
          </table:table-cell>
          <table:table-cell table:style-name="ce49" table:formula="of:=RIGHT([.K21];1)">
            <text:p/>
          </table:table-cell>
          <table:table-cell table:style-name="ce49" table:formula="of:=RIGHT([.L21];1)">
            <text:p/>
          </table:table-cell>
          <table:table-cell table:style-name="ce49" table:formula="of:=RIGHT([.M21];1)">
            <text:p/>
          </table:table-cell>
          <table:table-cell table:style-name="ce49" table:formula="of:=RIGHT([.N2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1];1)">
            <text:p/>
          </table:table-cell>
          <table:table-cell table:style-name="ce49" table:formula="of:=RIGHT([.P21];1)">
            <text:p/>
          </table:table-cell>
          <table:table-cell table:style-name="ce49" table:formula="of:=RIGHT([.Q21];1)">
            <text:p/>
          </table:table-cell>
          <table:table-cell table:style-name="ce49" table:formula="of:=RIGHT([.R21];1)">
            <text:p/>
          </table:table-cell>
          <table:table-cell table:style-name="ce49" table:formula="of:=RIGHT([.S21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21" calcext:value-type="date">
            <text:p>21/ avg</text:p>
          </table:table-cell>
          <table:table-cell table:style-name="ce261" table:formula="of:=TEXT([.A22];&quot;Ddd&quot;)" office:value-type="string" office:string-value="sob" calcext:value-type="string">
            <text:p>sob</text:p>
          </table:table-cell>
          <table:table-cell table:style-name="ce262" table:number-columns-repeated="18"/>
          <table:table-cell table:style-name="ce264"/>
          <table:table-cell table:style-name="ce265" table:formula="of:=COUNTIF([.AH22:.AY22];&quot;☻&quot;)" office:value-type="float" office:value="0" calcext:value-type="float">
            <text:p>0</text:p>
          </table:table-cell>
          <table:table-cell table:style-name="ce265" table:formula="of:=COUNTIF([.AH22:.AY22];&quot;☺&quot;)" office:value-type="float" office:value="0" calcext:value-type="float">
            <text:p>0</text:p>
          </table:table-cell>
          <table:table-cell table:style-name="ce265" table:formula="of:=COUNTIF([.C22:.S22];&quot;51&quot;)+COUNTIF([.C22:.S22];&quot;51$&quot;)+COUNTIF([.C22:.S22];&quot;51☻&quot;)" office:value-type="float" office:value="0" calcext:value-type="float">
            <text:p>0</text:p>
          </table:table-cell>
          <table:table-cell table:style-name="ce265" table:formula="of:=COUNTIF([.C22:.S22];&quot;52&quot;)+COUNTIF([.C22:.S22];&quot;52$&quot;)+COUNTIF([.C22:.S22];&quot;52☻&quot;)" office:value-type="float" office:value="0" calcext:value-type="float">
            <text:p>0</text:p>
          </table:table-cell>
          <table:table-cell table:style-name="ce265" table:formula="of:=COUNTIF([.C22:.S22];&quot;51¶&quot;)" office:value-type="float" office:value="0" calcext:value-type="float">
            <text:p>0</text:p>
          </table:table-cell>
          <table:table-cell table:style-name="ce265" table:formula="of:=COUNTIF([.C22:.S22];&quot;52¶&quot;)" office:value-type="float" office:value="0" calcext:value-type="float">
            <text:p>0</text:p>
          </table:table-cell>
          <table:table-cell table:style-name="ce265" table:formula="of:=COUNTIF([.C22:.S22];&quot;U&quot;)+COUNTIF([.C22:.S22];&quot;U☻&quot;)+COUNTIF([.C22:.S22];&quot;U☺&quot;)" office:value-type="float" office:value="0" calcext:value-type="float">
            <text:p>0</text:p>
          </table:table-cell>
          <table:table-cell table:style-name="ce265" table:formula="of:=COUNTIF([.C22:.S22];&quot;KVIT&quot;)+COUNTIF([.C22:.S22];&quot;KVIT☻&quot;)+COUNTIF([.C22:.S22];&quot;kvit$&quot;)" office:value-type="float" office:value="0" calcext:value-type="float">
            <text:p>0</text:p>
          </table:table-cell>
          <table:table-cell table:style-name="ce266" table:formula="of:=COUNTBLANK([.C22:.S22])-3" office:value-type="float" office:value="14" calcext:value-type="float">
            <text:p>14</text:p>
          </table:table-cell>
          <table:table-cell table:style-name="ce267" table:formula="of:=COUNTIF([.C22:.S22];&quot;x&quot;)" office:value-type="float" office:value="0" calcext:value-type="float">
            <text:p>0</text:p>
          </table:table-cell>
          <table:table-cell table:style-name="ce268" table:formula="of:=COUNTIF([.C22:.S22];&quot;51&quot;)+COUNTIF([.C22:.S22];&quot;51☻&quot;)+COUNTIF([.C22:.S22];&quot;2&quot;)+COUNTIF([.C22:.S22];&quot;52&quot;)+COUNTIF([.C22:.S22];&quot;52☻&quot;)+COUNTIF([.C22:.S22];&quot;51$&quot;)+COUNTIF([.C22:.S22];&quot;52$&quot;)" office:value-type="float" office:value="0" calcext:value-type="float">
            <text:p>0</text:p>
          </table:table-cell>
          <table:table-cell table:style-name="ce95" table:formula="of:=[Vzorci_vnosov.$A$22]" office:value-type="string" office:string-value="U☺" calcext:value-type="string">
            <text:p>U☺</text:p>
          </table:table-cell>
          <table:table-cell table:style-name="ce49" table:formula="of:=RIGHT([.C22];1)">
            <text:p/>
          </table:table-cell>
          <table:table-cell table:style-name="ce49" table:formula="of:=RIGHT([.D22];1)">
            <text:p/>
          </table:table-cell>
          <table:table-cell table:style-name="ce49" table:formula="of:=RIGHT([.E22];1)">
            <text:p/>
          </table:table-cell>
          <table:table-cell table:style-name="ce49" table:formula="of:=RIGHT([.F22];1)">
            <text:p/>
          </table:table-cell>
          <table:table-cell table:style-name="ce49" table:formula="of:=RIGHT([.G22];1)">
            <text:p/>
          </table:table-cell>
          <table:table-cell table:style-name="ce49" table:formula="of:=RIGHT([.H22];1)">
            <text:p/>
          </table:table-cell>
          <table:table-cell table:style-name="ce49" table:formula="of:=RIGHT([.I22];1)">
            <text:p/>
          </table:table-cell>
          <table:table-cell table:style-name="ce49" table:formula="of:=RIGHT([.J22];1)">
            <text:p/>
          </table:table-cell>
          <table:table-cell table:style-name="ce49" table:formula="of:=RIGHT([.K22];1)">
            <text:p/>
          </table:table-cell>
          <table:table-cell table:style-name="ce49" table:formula="of:=RIGHT([.L22];1)">
            <text:p/>
          </table:table-cell>
          <table:table-cell table:style-name="ce49" table:formula="of:=RIGHT([.M22];1)">
            <text:p/>
          </table:table-cell>
          <table:table-cell table:style-name="ce49" table:formula="of:=RIGHT([.N2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2];1)">
            <text:p/>
          </table:table-cell>
          <table:table-cell table:style-name="ce49" table:formula="of:=RIGHT([.P22];1)">
            <text:p/>
          </table:table-cell>
          <table:table-cell table:style-name="ce49" table:formula="of:=RIGHT([.Q22];1)">
            <text:p/>
          </table:table-cell>
          <table:table-cell table:style-name="ce49" table:formula="of:=RIGHT([.R22];1)">
            <text:p/>
          </table:table-cell>
          <table:table-cell table:style-name="ce49" table:formula="of:=RIGHT([.S22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22" calcext:value-type="date">
            <text:p>22/ avg</text:p>
          </table:table-cell>
          <table:table-cell table:style-name="ce261" table:formula="of:=TEXT([.A23];&quot;Ddd&quot;)" office:value-type="string" office:string-value="ned" calcext:value-type="string">
            <text:p>ned</text:p>
          </table:table-cell>
          <table:table-cell table:style-name="ce262" table:number-columns-repeated="18"/>
          <table:table-cell table:style-name="ce264"/>
          <table:table-cell table:style-name="ce265" table:formula="of:=COUNTIF([.AH23:.AY23];&quot;☻&quot;)" office:value-type="float" office:value="0" calcext:value-type="float">
            <text:p>0</text:p>
          </table:table-cell>
          <table:table-cell table:style-name="ce265" table:formula="of:=COUNTIF([.AH23:.AY23];&quot;☺&quot;)" office:value-type="float" office:value="0" calcext:value-type="float">
            <text:p>0</text:p>
          </table:table-cell>
          <table:table-cell table:style-name="ce265" table:formula="of:=COUNTIF([.C23:.S23];&quot;51&quot;)+COUNTIF([.C23:.S23];&quot;51$&quot;)+COUNTIF([.C23:.S23];&quot;51☻&quot;)" office:value-type="float" office:value="0" calcext:value-type="float">
            <text:p>0</text:p>
          </table:table-cell>
          <table:table-cell table:style-name="ce265" table:formula="of:=COUNTIF([.C23:.S23];&quot;52&quot;)+COUNTIF([.C23:.S23];&quot;52$&quot;)+COUNTIF([.C23:.S23];&quot;52☻&quot;)" office:value-type="float" office:value="0" calcext:value-type="float">
            <text:p>0</text:p>
          </table:table-cell>
          <table:table-cell table:style-name="ce265" table:formula="of:=COUNTIF([.C23:.S23];&quot;51¶&quot;)" office:value-type="float" office:value="0" calcext:value-type="float">
            <text:p>0</text:p>
          </table:table-cell>
          <table:table-cell table:style-name="ce265" table:formula="of:=COUNTIF([.C23:.S23];&quot;52¶&quot;)" office:value-type="float" office:value="0" calcext:value-type="float">
            <text:p>0</text:p>
          </table:table-cell>
          <table:table-cell table:style-name="ce265" table:formula="of:=COUNTIF([.C23:.S23];&quot;U&quot;)+COUNTIF([.C23:.S23];&quot;U☻&quot;)+COUNTIF([.C23:.S23];&quot;U☺&quot;)" office:value-type="float" office:value="0" calcext:value-type="float">
            <text:p>0</text:p>
          </table:table-cell>
          <table:table-cell table:style-name="ce265" table:formula="of:=COUNTIF([.C23:.S23];&quot;KVIT&quot;)+COUNTIF([.C23:.S23];&quot;KVIT☻&quot;)+COUNTIF([.C23:.S23];&quot;kvit$&quot;)" office:value-type="float" office:value="0" calcext:value-type="float">
            <text:p>0</text:p>
          </table:table-cell>
          <table:table-cell table:style-name="ce266" table:formula="of:=COUNTBLANK([.C23:.S23])-3" office:value-type="float" office:value="14" calcext:value-type="float">
            <text:p>14</text:p>
          </table:table-cell>
          <table:table-cell table:style-name="ce267" table:formula="of:=COUNTIF([.C23:.S23];&quot;x&quot;)" office:value-type="float" office:value="0" calcext:value-type="float">
            <text:p>0</text:p>
          </table:table-cell>
          <table:table-cell table:style-name="ce268" table:formula="of:=COUNTIF([.C23:.S23];&quot;51&quot;)+COUNTIF([.C23:.S23];&quot;51☻&quot;)+COUNTIF([.C23:.S23];&quot;2&quot;)+COUNTIF([.C23:.S23];&quot;52&quot;)+COUNTIF([.C23:.S23];&quot;52☻&quot;)+COUNTIF([.C23:.S23];&quot;51$&quot;)+COUNTIF([.C23:.S23];&quot;52$&quot;)" office:value-type="float" office:value="0" calcext:value-type="float">
            <text:p>0</text:p>
          </table:table-cell>
          <table:table-cell table:style-name="ce95" table:formula="of:=[Vzorci_vnosov.$A$23]" office:value-type="string" office:string-value="51☺" calcext:value-type="string">
            <text:p>51☺</text:p>
          </table:table-cell>
          <table:table-cell table:style-name="ce49" table:formula="of:=RIGHT([.C23];1)">
            <text:p/>
          </table:table-cell>
          <table:table-cell table:style-name="ce49" table:formula="of:=RIGHT([.D23];1)">
            <text:p/>
          </table:table-cell>
          <table:table-cell table:style-name="ce49" table:formula="of:=RIGHT([.E23];1)">
            <text:p/>
          </table:table-cell>
          <table:table-cell table:style-name="ce49" table:formula="of:=RIGHT([.F23];1)">
            <text:p/>
          </table:table-cell>
          <table:table-cell table:style-name="ce49" table:formula="of:=RIGHT([.G23];1)">
            <text:p/>
          </table:table-cell>
          <table:table-cell table:style-name="ce49" table:formula="of:=RIGHT([.H23];1)">
            <text:p/>
          </table:table-cell>
          <table:table-cell table:style-name="ce49" table:formula="of:=RIGHT([.I23];1)">
            <text:p/>
          </table:table-cell>
          <table:table-cell table:style-name="ce49" table:formula="of:=RIGHT([.J23];1)">
            <text:p/>
          </table:table-cell>
          <table:table-cell table:style-name="ce49" table:formula="of:=RIGHT([.K23];1)">
            <text:p/>
          </table:table-cell>
          <table:table-cell table:style-name="ce49" table:formula="of:=RIGHT([.L23];1)">
            <text:p/>
          </table:table-cell>
          <table:table-cell table:style-name="ce49" table:formula="of:=RIGHT([.M23];1)">
            <text:p/>
          </table:table-cell>
          <table:table-cell table:style-name="ce49" table:formula="of:=RIGHT([.N2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3];1)">
            <text:p/>
          </table:table-cell>
          <table:table-cell table:style-name="ce49" table:formula="of:=RIGHT([.P23];1)">
            <text:p/>
          </table:table-cell>
          <table:table-cell table:style-name="ce49" table:formula="of:=RIGHT([.Q23];1)">
            <text:p/>
          </table:table-cell>
          <table:table-cell table:style-name="ce49" table:formula="of:=RIGHT([.R23];1)">
            <text:p/>
          </table:table-cell>
          <table:table-cell table:style-name="ce49" table:formula="of:=RIGHT([.S23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23" calcext:value-type="date">
            <text:p>23/ avg</text:p>
          </table:table-cell>
          <table:table-cell table:style-name="ce261" table:formula="of:=TEXT([.A24];&quot;Ddd&quot;)" office:value-type="string" office:string-value="pon" calcext:value-type="string">
            <text:p>pon</text:p>
          </table:table-cell>
          <table:table-cell table:style-name="ce262" table:number-columns-repeated="18"/>
          <table:table-cell table:style-name="ce264"/>
          <table:table-cell table:style-name="ce265" table:formula="of:=COUNTIF([.AH24:.AY24];&quot;☻&quot;)" office:value-type="float" office:value="0" calcext:value-type="float">
            <text:p>0</text:p>
          </table:table-cell>
          <table:table-cell table:style-name="ce265" table:formula="of:=COUNTIF([.AH24:.AY24];&quot;☺&quot;)" office:value-type="float" office:value="0" calcext:value-type="float">
            <text:p>0</text:p>
          </table:table-cell>
          <table:table-cell table:style-name="ce265" table:formula="of:=COUNTIF([.C24:.S24];&quot;51&quot;)+COUNTIF([.C24:.S24];&quot;51$&quot;)+COUNTIF([.C24:.S24];&quot;51☻&quot;)" office:value-type="float" office:value="0" calcext:value-type="float">
            <text:p>0</text:p>
          </table:table-cell>
          <table:table-cell table:style-name="ce265" table:formula="of:=COUNTIF([.C24:.S24];&quot;52&quot;)+COUNTIF([.C24:.S24];&quot;52$&quot;)+COUNTIF([.C24:.S24];&quot;52☻&quot;)" office:value-type="float" office:value="0" calcext:value-type="float">
            <text:p>0</text:p>
          </table:table-cell>
          <table:table-cell table:style-name="ce265" table:formula="of:=COUNTIF([.C24:.S24];&quot;51¶&quot;)" office:value-type="float" office:value="0" calcext:value-type="float">
            <text:p>0</text:p>
          </table:table-cell>
          <table:table-cell table:style-name="ce265" table:formula="of:=COUNTIF([.C24:.S24];&quot;52¶&quot;)" office:value-type="float" office:value="0" calcext:value-type="float">
            <text:p>0</text:p>
          </table:table-cell>
          <table:table-cell table:style-name="ce265" table:formula="of:=COUNTIF([.C24:.S24];&quot;U&quot;)+COUNTIF([.C24:.S24];&quot;U☻&quot;)+COUNTIF([.C24:.S24];&quot;U☺&quot;)" office:value-type="float" office:value="0" calcext:value-type="float">
            <text:p>0</text:p>
          </table:table-cell>
          <table:table-cell table:style-name="ce265" table:formula="of:=COUNTIF([.C24:.S24];&quot;KVIT&quot;)+COUNTIF([.C24:.S24];&quot;KVIT☻&quot;)+COUNTIF([.C24:.S24];&quot;kvit$&quot;)" office:value-type="float" office:value="0" calcext:value-type="float">
            <text:p>0</text:p>
          </table:table-cell>
          <table:table-cell table:style-name="ce266" table:formula="of:=COUNTBLANK([.C24:.S24])-3" office:value-type="float" office:value="14" calcext:value-type="float">
            <text:p>14</text:p>
          </table:table-cell>
          <table:table-cell table:style-name="ce267" table:formula="of:=COUNTIF([.C24:.S24];&quot;x&quot;)" office:value-type="float" office:value="0" calcext:value-type="float">
            <text:p>0</text:p>
          </table:table-cell>
          <table:table-cell table:style-name="ce268" table:formula="of:=COUNTIF([.C24:.S24];&quot;51&quot;)+COUNTIF([.C24:.S24];&quot;51☻&quot;)+COUNTIF([.C24:.S24];&quot;2&quot;)+COUNTIF([.C24:.S24];&quot;52&quot;)+COUNTIF([.C24:.S24];&quot;52☻&quot;)+COUNTIF([.C24:.S24];&quot;51$&quot;)+COUNTIF([.C24:.S24];&quot;52$&quot;)" office:value-type="float" office:value="0" calcext:value-type="float">
            <text:p>0</text:p>
          </table:table-cell>
          <table:table-cell table:style-name="ce95" table:formula="of:=[Vzorci_vnosov.$A$24]" office:value-type="string" office:string-value="52☺" calcext:value-type="string">
            <text:p>52☺</text:p>
          </table:table-cell>
          <table:table-cell table:style-name="ce49" table:formula="of:=RIGHT([.C24];1)">
            <text:p/>
          </table:table-cell>
          <table:table-cell table:style-name="ce49" table:formula="of:=RIGHT([.D24];1)">
            <text:p/>
          </table:table-cell>
          <table:table-cell table:style-name="ce49" table:formula="of:=RIGHT([.E24];1)">
            <text:p/>
          </table:table-cell>
          <table:table-cell table:style-name="ce49" table:formula="of:=RIGHT([.F24];1)">
            <text:p/>
          </table:table-cell>
          <table:table-cell table:style-name="ce49" table:formula="of:=RIGHT([.G24];1)">
            <text:p/>
          </table:table-cell>
          <table:table-cell table:style-name="ce49" table:formula="of:=RIGHT([.H24];1)">
            <text:p/>
          </table:table-cell>
          <table:table-cell table:style-name="ce49" table:formula="of:=RIGHT([.I24];1)">
            <text:p/>
          </table:table-cell>
          <table:table-cell table:style-name="ce49" table:formula="of:=RIGHT([.J24];1)">
            <text:p/>
          </table:table-cell>
          <table:table-cell table:style-name="ce49" table:formula="of:=RIGHT([.K24];1)">
            <text:p/>
          </table:table-cell>
          <table:table-cell table:style-name="ce49" table:formula="of:=RIGHT([.L24];1)">
            <text:p/>
          </table:table-cell>
          <table:table-cell table:style-name="ce49" table:formula="of:=RIGHT([.M24];1)">
            <text:p/>
          </table:table-cell>
          <table:table-cell table:style-name="ce49" table:formula="of:=RIGHT([.N2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4];1)">
            <text:p/>
          </table:table-cell>
          <table:table-cell table:style-name="ce49" table:formula="of:=RIGHT([.P24];1)">
            <text:p/>
          </table:table-cell>
          <table:table-cell table:style-name="ce49" table:formula="of:=RIGHT([.Q24];1)">
            <text:p/>
          </table:table-cell>
          <table:table-cell table:style-name="ce49" table:formula="of:=RIGHT([.R24];1)">
            <text:p/>
          </table:table-cell>
          <table:table-cell table:style-name="ce49" table:formula="of:=RIGHT([.S24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24" calcext:value-type="date">
            <text:p>24/ avg</text:p>
          </table:table-cell>
          <table:table-cell table:style-name="ce261" table:formula="of:=TEXT([.A25];&quot;Ddd&quot;)" office:value-type="string" office:string-value="tor" calcext:value-type="string">
            <text:p>tor</text:p>
          </table:table-cell>
          <table:table-cell table:style-name="ce262" table:number-columns-repeated="18"/>
          <table:table-cell table:style-name="ce264"/>
          <table:table-cell table:style-name="ce265" table:formula="of:=COUNTIF([.AH25:.AY25];&quot;☻&quot;)" office:value-type="float" office:value="0" calcext:value-type="float">
            <text:p>0</text:p>
          </table:table-cell>
          <table:table-cell table:style-name="ce265" table:formula="of:=COUNTIF([.AH25:.AY25];&quot;☺&quot;)" office:value-type="float" office:value="0" calcext:value-type="float">
            <text:p>0</text:p>
          </table:table-cell>
          <table:table-cell table:style-name="ce265" table:formula="of:=COUNTIF([.C25:.S25];&quot;51&quot;)+COUNTIF([.C25:.S25];&quot;51$&quot;)+COUNTIF([.C25:.S25];&quot;51☻&quot;)" office:value-type="float" office:value="0" calcext:value-type="float">
            <text:p>0</text:p>
          </table:table-cell>
          <table:table-cell table:style-name="ce265" table:formula="of:=COUNTIF([.C25:.S25];&quot;52&quot;)+COUNTIF([.C25:.S25];&quot;52$&quot;)+COUNTIF([.C25:.S25];&quot;52☻&quot;)" office:value-type="float" office:value="0" calcext:value-type="float">
            <text:p>0</text:p>
          </table:table-cell>
          <table:table-cell table:style-name="ce265" table:formula="of:=COUNTIF([.C25:.S25];&quot;51¶&quot;)" office:value-type="float" office:value="0" calcext:value-type="float">
            <text:p>0</text:p>
          </table:table-cell>
          <table:table-cell table:style-name="ce265" table:formula="of:=COUNTIF([.C25:.S25];&quot;52¶&quot;)" office:value-type="float" office:value="0" calcext:value-type="float">
            <text:p>0</text:p>
          </table:table-cell>
          <table:table-cell table:style-name="ce265" table:formula="of:=COUNTIF([.C25:.S25];&quot;U&quot;)+COUNTIF([.C25:.S25];&quot;U☻&quot;)+COUNTIF([.C25:.S25];&quot;U☺&quot;)" office:value-type="float" office:value="0" calcext:value-type="float">
            <text:p>0</text:p>
          </table:table-cell>
          <table:table-cell table:style-name="ce265" table:formula="of:=COUNTIF([.C25:.S25];&quot;KVIT&quot;)+COUNTIF([.C25:.S25];&quot;KVIT☻&quot;)+COUNTIF([.C25:.S25];&quot;kvit$&quot;)" office:value-type="float" office:value="0" calcext:value-type="float">
            <text:p>0</text:p>
          </table:table-cell>
          <table:table-cell table:style-name="ce266" table:formula="of:=COUNTBLANK([.C25:.S25])-3" office:value-type="float" office:value="14" calcext:value-type="float">
            <text:p>14</text:p>
          </table:table-cell>
          <table:table-cell table:style-name="ce267" table:formula="of:=COUNTIF([.C25:.S25];&quot;x&quot;)" office:value-type="float" office:value="0" calcext:value-type="float">
            <text:p>0</text:p>
          </table:table-cell>
          <table:table-cell table:style-name="ce268" table:formula="of:=COUNTIF([.C25:.S25];&quot;51&quot;)+COUNTIF([.C25:.S25];&quot;51☻&quot;)+COUNTIF([.C25:.S25];&quot;2&quot;)+COUNTIF([.C25:.S25];&quot;52&quot;)+COUNTIF([.C25:.S25];&quot;52☻&quot;)+COUNTIF([.C25:.S25];&quot;51$&quot;)+COUNTIF([.C25:.S25];&quot;52$&quot;)" office:value-type="float" office:value="0" calcext:value-type="float">
            <text:p>0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49" table:formula="of:=RIGHT([.C25];1)">
            <text:p/>
          </table:table-cell>
          <table:table-cell table:style-name="ce49" table:formula="of:=RIGHT([.D25];1)">
            <text:p/>
          </table:table-cell>
          <table:table-cell table:style-name="ce49" table:formula="of:=RIGHT([.E25];1)">
            <text:p/>
          </table:table-cell>
          <table:table-cell table:style-name="ce49" table:formula="of:=RIGHT([.F25];1)">
            <text:p/>
          </table:table-cell>
          <table:table-cell table:style-name="ce49" table:formula="of:=RIGHT([.G25];1)">
            <text:p/>
          </table:table-cell>
          <table:table-cell table:style-name="ce49" table:formula="of:=RIGHT([.H25];1)">
            <text:p/>
          </table:table-cell>
          <table:table-cell table:style-name="ce49" table:formula="of:=RIGHT([.I25];1)">
            <text:p/>
          </table:table-cell>
          <table:table-cell table:style-name="ce49" table:formula="of:=RIGHT([.J25];1)">
            <text:p/>
          </table:table-cell>
          <table:table-cell table:style-name="ce49" table:formula="of:=RIGHT([.K25];1)">
            <text:p/>
          </table:table-cell>
          <table:table-cell table:style-name="ce49" table:formula="of:=RIGHT([.L25];1)">
            <text:p/>
          </table:table-cell>
          <table:table-cell table:style-name="ce49" table:formula="of:=RIGHT([.M25];1)">
            <text:p/>
          </table:table-cell>
          <table:table-cell table:style-name="ce49" table:formula="of:=RIGHT([.N2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5];1)">
            <text:p/>
          </table:table-cell>
          <table:table-cell table:style-name="ce49" table:formula="of:=RIGHT([.P25];1)">
            <text:p/>
          </table:table-cell>
          <table:table-cell table:style-name="ce49" table:formula="of:=RIGHT([.Q25];1)">
            <text:p/>
          </table:table-cell>
          <table:table-cell table:style-name="ce49" table:formula="of:=RIGHT([.R25];1)">
            <text:p/>
          </table:table-cell>
          <table:table-cell table:style-name="ce49" table:formula="of:=RIGHT([.S25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25" calcext:value-type="date">
            <text:p>25/ avg</text:p>
          </table:table-cell>
          <table:table-cell table:style-name="ce261" table:formula="of:=TEXT([.A26];&quot;Ddd&quot;)" office:value-type="string" office:string-value="sre" calcext:value-type="string">
            <text:p>sre</text:p>
          </table:table-cell>
          <table:table-cell table:style-name="ce262" table:number-columns-repeated="18"/>
          <table:table-cell table:style-name="ce264"/>
          <table:table-cell table:style-name="ce265" table:formula="of:=COUNTIF([.AH26:.AY26];&quot;☻&quot;)" office:value-type="float" office:value="0" calcext:value-type="float">
            <text:p>0</text:p>
          </table:table-cell>
          <table:table-cell table:style-name="ce265" table:formula="of:=COUNTIF([.AH26:.AY26];&quot;☺&quot;)" office:value-type="float" office:value="0" calcext:value-type="float">
            <text:p>0</text:p>
          </table:table-cell>
          <table:table-cell table:style-name="ce265" table:formula="of:=COUNTIF([.C26:.S26];&quot;51&quot;)+COUNTIF([.C26:.S26];&quot;51$&quot;)+COUNTIF([.C26:.S26];&quot;51☻&quot;)" office:value-type="float" office:value="0" calcext:value-type="float">
            <text:p>0</text:p>
          </table:table-cell>
          <table:table-cell table:style-name="ce265" table:formula="of:=COUNTIF([.C26:.S26];&quot;52&quot;)+COUNTIF([.C26:.S26];&quot;52$&quot;)+COUNTIF([.C26:.S26];&quot;52☻&quot;)" office:value-type="float" office:value="0" calcext:value-type="float">
            <text:p>0</text:p>
          </table:table-cell>
          <table:table-cell table:style-name="ce265" table:formula="of:=COUNTIF([.C26:.S26];&quot;51¶&quot;)" office:value-type="float" office:value="0" calcext:value-type="float">
            <text:p>0</text:p>
          </table:table-cell>
          <table:table-cell table:style-name="ce265" table:formula="of:=COUNTIF([.C26:.S26];&quot;52¶&quot;)" office:value-type="float" office:value="0" calcext:value-type="float">
            <text:p>0</text:p>
          </table:table-cell>
          <table:table-cell table:style-name="ce265" table:formula="of:=COUNTIF([.C26:.S26];&quot;U&quot;)+COUNTIF([.C26:.S26];&quot;U☻&quot;)+COUNTIF([.C26:.S26];&quot;U☺&quot;)" office:value-type="float" office:value="0" calcext:value-type="float">
            <text:p>0</text:p>
          </table:table-cell>
          <table:table-cell table:style-name="ce265" table:formula="of:=COUNTIF([.C26:.S26];&quot;KVIT&quot;)+COUNTIF([.C26:.S26];&quot;KVIT☻&quot;)+COUNTIF([.C26:.S26];&quot;kvit$&quot;)" office:value-type="float" office:value="0" calcext:value-type="float">
            <text:p>0</text:p>
          </table:table-cell>
          <table:table-cell table:style-name="ce266" table:formula="of:=COUNTBLANK([.C26:.S26])-3" office:value-type="float" office:value="14" calcext:value-type="float">
            <text:p>14</text:p>
          </table:table-cell>
          <table:table-cell table:style-name="ce267" table:formula="of:=COUNTIF([.C26:.S26];&quot;x&quot;)" office:value-type="float" office:value="0" calcext:value-type="float">
            <text:p>0</text:p>
          </table:table-cell>
          <table:table-cell table:style-name="ce268" table:formula="of:=COUNTIF([.C26:.S26];&quot;51&quot;)+COUNTIF([.C26:.S26];&quot;51☻&quot;)+COUNTIF([.C26:.S26];&quot;2&quot;)+COUNTIF([.C26:.S26];&quot;52&quot;)+COUNTIF([.C26:.S26];&quot;52☻&quot;)+COUNTIF([.C26:.S26];&quot;51$&quot;)+COUNTIF([.C26:.S26];&quot;52$&quot;)" office:value-type="float" office:value="0" calcext:value-type="float">
            <text:p>0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49" table:formula="of:=RIGHT([.C26];1)">
            <text:p/>
          </table:table-cell>
          <table:table-cell table:style-name="ce49" table:formula="of:=RIGHT([.D26];1)">
            <text:p/>
          </table:table-cell>
          <table:table-cell table:style-name="ce49" table:formula="of:=RIGHT([.E26];1)">
            <text:p/>
          </table:table-cell>
          <table:table-cell table:style-name="ce49" table:formula="of:=RIGHT([.F26];1)">
            <text:p/>
          </table:table-cell>
          <table:table-cell table:style-name="ce49" table:formula="of:=RIGHT([.G26];1)">
            <text:p/>
          </table:table-cell>
          <table:table-cell table:style-name="ce49" table:formula="of:=RIGHT([.H26];1)">
            <text:p/>
          </table:table-cell>
          <table:table-cell table:style-name="ce49" table:formula="of:=RIGHT([.I26];1)">
            <text:p/>
          </table:table-cell>
          <table:table-cell table:style-name="ce49" table:formula="of:=RIGHT([.J26];1)">
            <text:p/>
          </table:table-cell>
          <table:table-cell table:style-name="ce49" table:formula="of:=RIGHT([.K26];1)">
            <text:p/>
          </table:table-cell>
          <table:table-cell table:style-name="ce49" table:formula="of:=RIGHT([.L26];1)">
            <text:p/>
          </table:table-cell>
          <table:table-cell table:style-name="ce49" table:formula="of:=RIGHT([.M26];1)">
            <text:p/>
          </table:table-cell>
          <table:table-cell table:style-name="ce49" table:formula="of:=RIGHT([.N2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6];1)">
            <text:p/>
          </table:table-cell>
          <table:table-cell table:style-name="ce49" table:formula="of:=RIGHT([.P26];1)">
            <text:p/>
          </table:table-cell>
          <table:table-cell table:style-name="ce49" table:formula="of:=RIGHT([.Q26];1)">
            <text:p/>
          </table:table-cell>
          <table:table-cell table:style-name="ce49" table:formula="of:=RIGHT([.R26];1)">
            <text:p/>
          </table:table-cell>
          <table:table-cell table:style-name="ce49" table:formula="of:=RIGHT([.S26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26" calcext:value-type="date">
            <text:p>26/ avg</text:p>
          </table:table-cell>
          <table:table-cell table:style-name="ce261" table:formula="of:=TEXT([.A27];&quot;Ddd&quot;)" office:value-type="string" office:string-value="čet" calcext:value-type="string">
            <text:p>čet</text:p>
          </table:table-cell>
          <table:table-cell table:style-name="ce262" table:number-columns-repeated="18"/>
          <table:table-cell table:style-name="ce264"/>
          <table:table-cell table:style-name="ce265" table:formula="of:=COUNTIF([.AH27:.AY27];&quot;☻&quot;)" office:value-type="float" office:value="0" calcext:value-type="float">
            <text:p>0</text:p>
          </table:table-cell>
          <table:table-cell table:style-name="ce265" table:formula="of:=COUNTIF([.AH27:.AY27];&quot;☺&quot;)" office:value-type="float" office:value="0" calcext:value-type="float">
            <text:p>0</text:p>
          </table:table-cell>
          <table:table-cell table:style-name="ce265" table:formula="of:=COUNTIF([.C27:.S27];&quot;51&quot;)+COUNTIF([.C27:.S27];&quot;51$&quot;)+COUNTIF([.C27:.S27];&quot;51☻&quot;)" office:value-type="float" office:value="0" calcext:value-type="float">
            <text:p>0</text:p>
          </table:table-cell>
          <table:table-cell table:style-name="ce265" table:formula="of:=COUNTIF([.C27:.S27];&quot;52&quot;)+COUNTIF([.C27:.S27];&quot;52$&quot;)+COUNTIF([.C27:.S27];&quot;52☻&quot;)" office:value-type="float" office:value="0" calcext:value-type="float">
            <text:p>0</text:p>
          </table:table-cell>
          <table:table-cell table:style-name="ce265" table:formula="of:=COUNTIF([.C27:.S27];&quot;51¶&quot;)" office:value-type="float" office:value="0" calcext:value-type="float">
            <text:p>0</text:p>
          </table:table-cell>
          <table:table-cell table:style-name="ce265" table:formula="of:=COUNTIF([.C27:.S27];&quot;52¶&quot;)" office:value-type="float" office:value="0" calcext:value-type="float">
            <text:p>0</text:p>
          </table:table-cell>
          <table:table-cell table:style-name="ce265" table:formula="of:=COUNTIF([.C27:.S27];&quot;U&quot;)+COUNTIF([.C27:.S27];&quot;U☻&quot;)+COUNTIF([.C27:.S27];&quot;U☺&quot;)" office:value-type="float" office:value="0" calcext:value-type="float">
            <text:p>0</text:p>
          </table:table-cell>
          <table:table-cell table:style-name="ce265" table:formula="of:=COUNTIF([.C27:.S27];&quot;KVIT&quot;)+COUNTIF([.C27:.S27];&quot;KVIT☻&quot;)+COUNTIF([.C27:.S27];&quot;kvit$&quot;)" office:value-type="float" office:value="0" calcext:value-type="float">
            <text:p>0</text:p>
          </table:table-cell>
          <table:table-cell table:style-name="ce266" table:formula="of:=COUNTBLANK([.C27:.S27])-3" office:value-type="float" office:value="14" calcext:value-type="float">
            <text:p>14</text:p>
          </table:table-cell>
          <table:table-cell table:style-name="ce267" table:formula="of:=COUNTIF([.C27:.S27];&quot;x&quot;)" office:value-type="float" office:value="0" calcext:value-type="float">
            <text:p>0</text:p>
          </table:table-cell>
          <table:table-cell table:style-name="ce268" table:formula="of:=COUNTIF([.C27:.S27];&quot;51&quot;)+COUNTIF([.C27:.S27];&quot;51☻&quot;)+COUNTIF([.C27:.S27];&quot;2&quot;)+COUNTIF([.C27:.S27];&quot;52&quot;)+COUNTIF([.C27:.S27];&quot;52☻&quot;)+COUNTIF([.C27:.S27];&quot;51$&quot;)+COUNTIF([.C27:.S27];&quot;52$&quot;)" office:value-type="float" office:value="0" calcext:value-type="float">
            <text:p>0</text:p>
          </table:table-cell>
          <table:table-cell table:style-name="ce114" table:formula="of:=[Vzorci_vnosov.$A$27]" office:value-type="string" office:string-value="KVIT☺" calcext:value-type="string">
            <text:p>KVIT☺</text:p>
          </table:table-cell>
          <table:table-cell table:style-name="ce49" table:formula="of:=RIGHT([.C27];1)">
            <text:p/>
          </table:table-cell>
          <table:table-cell table:style-name="ce49" table:formula="of:=RIGHT([.D27];1)">
            <text:p/>
          </table:table-cell>
          <table:table-cell table:style-name="ce49" table:formula="of:=RIGHT([.E27];1)">
            <text:p/>
          </table:table-cell>
          <table:table-cell table:style-name="ce49" table:formula="of:=RIGHT([.F27];1)">
            <text:p/>
          </table:table-cell>
          <table:table-cell table:style-name="ce49" table:formula="of:=RIGHT([.G27];1)">
            <text:p/>
          </table:table-cell>
          <table:table-cell table:style-name="ce49" table:formula="of:=RIGHT([.H27];1)">
            <text:p/>
          </table:table-cell>
          <table:table-cell table:style-name="ce49" table:formula="of:=RIGHT([.I27];1)">
            <text:p/>
          </table:table-cell>
          <table:table-cell table:style-name="ce49" table:formula="of:=RIGHT([.J27];1)">
            <text:p/>
          </table:table-cell>
          <table:table-cell table:style-name="ce49" table:formula="of:=RIGHT([.K27];1)">
            <text:p/>
          </table:table-cell>
          <table:table-cell table:style-name="ce49" table:formula="of:=RIGHT([.L27];1)">
            <text:p/>
          </table:table-cell>
          <table:table-cell table:style-name="ce49" table:formula="of:=RIGHT([.M27];1)">
            <text:p/>
          </table:table-cell>
          <table:table-cell table:style-name="ce49" table:formula="of:=RIGHT([.N2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7];1)">
            <text:p/>
          </table:table-cell>
          <table:table-cell table:style-name="ce49" table:formula="of:=RIGHT([.P27];1)">
            <text:p/>
          </table:table-cell>
          <table:table-cell table:style-name="ce49" table:formula="of:=RIGHT([.Q27];1)">
            <text:p/>
          </table:table-cell>
          <table:table-cell table:style-name="ce49" table:formula="of:=RIGHT([.R27];1)">
            <text:p/>
          </table:table-cell>
          <table:table-cell table:style-name="ce49" table:formula="of:=RIGHT([.S27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27" calcext:value-type="date">
            <text:p>27/ avg</text:p>
          </table:table-cell>
          <table:table-cell table:style-name="ce261" table:formula="of:=TEXT([.A28];&quot;Ddd&quot;)" office:value-type="string" office:string-value="pet" calcext:value-type="string">
            <text:p>pet</text:p>
          </table:table-cell>
          <table:table-cell table:style-name="ce262" table:number-columns-repeated="18"/>
          <table:table-cell table:style-name="ce264"/>
          <table:table-cell table:style-name="ce265" table:formula="of:=COUNTIF([.AH28:.AY28];&quot;☻&quot;)" office:value-type="float" office:value="0" calcext:value-type="float">
            <text:p>0</text:p>
          </table:table-cell>
          <table:table-cell table:style-name="ce265" table:formula="of:=COUNTIF([.AH28:.AY28];&quot;☺&quot;)" office:value-type="float" office:value="0" calcext:value-type="float">
            <text:p>0</text:p>
          </table:table-cell>
          <table:table-cell table:style-name="ce265" table:formula="of:=COUNTIF([.C28:.S28];&quot;51&quot;)+COUNTIF([.C28:.S28];&quot;51$&quot;)+COUNTIF([.C28:.S28];&quot;51☻&quot;)" office:value-type="float" office:value="0" calcext:value-type="float">
            <text:p>0</text:p>
          </table:table-cell>
          <table:table-cell table:style-name="ce265" table:formula="of:=COUNTIF([.C28:.S28];&quot;52&quot;)+COUNTIF([.C28:.S28];&quot;52$&quot;)+COUNTIF([.C28:.S28];&quot;52☻&quot;)" office:value-type="float" office:value="0" calcext:value-type="float">
            <text:p>0</text:p>
          </table:table-cell>
          <table:table-cell table:style-name="ce265" table:formula="of:=COUNTIF([.C28:.S28];&quot;51¶&quot;)" office:value-type="float" office:value="0" calcext:value-type="float">
            <text:p>0</text:p>
          </table:table-cell>
          <table:table-cell table:style-name="ce265" table:formula="of:=COUNTIF([.C28:.S28];&quot;52¶&quot;)" office:value-type="float" office:value="0" calcext:value-type="float">
            <text:p>0</text:p>
          </table:table-cell>
          <table:table-cell table:style-name="ce265" table:formula="of:=COUNTIF([.C28:.S28];&quot;U&quot;)+COUNTIF([.C28:.S28];&quot;U☻&quot;)+COUNTIF([.C28:.S28];&quot;U☺&quot;)" office:value-type="float" office:value="0" calcext:value-type="float">
            <text:p>0</text:p>
          </table:table-cell>
          <table:table-cell table:style-name="ce265" table:formula="of:=COUNTIF([.C28:.S28];&quot;KVIT&quot;)+COUNTIF([.C28:.S28];&quot;KVIT☻&quot;)+COUNTIF([.C28:.S28];&quot;kvit$&quot;)" office:value-type="float" office:value="0" calcext:value-type="float">
            <text:p>0</text:p>
          </table:table-cell>
          <table:table-cell table:style-name="ce266" table:formula="of:=COUNTBLANK([.C28:.S28])-3" office:value-type="float" office:value="14" calcext:value-type="float">
            <text:p>14</text:p>
          </table:table-cell>
          <table:table-cell table:style-name="ce267" table:formula="of:=COUNTIF([.C28:.S28];&quot;x&quot;)" office:value-type="float" office:value="0" calcext:value-type="float">
            <text:p>0</text:p>
          </table:table-cell>
          <table:table-cell table:style-name="ce268" table:formula="of:=COUNTIF([.C28:.S28];&quot;51&quot;)+COUNTIF([.C28:.S28];&quot;51☻&quot;)+COUNTIF([.C28:.S28];&quot;2&quot;)+COUNTIF([.C28:.S28];&quot;52&quot;)+COUNTIF([.C28:.S28];&quot;52☻&quot;)+COUNTIF([.C28:.S28];&quot;51$&quot;)+COUNTIF([.C28:.S28];&quot;52$&quot;)" office:value-type="float" office:value="0" calcext:value-type="float">
            <text:p>0</text:p>
          </table:table-cell>
          <table:table-cell table:style-name="ce115" table:formula="of:=[Vzorci_vnosov.$A$28]" office:value-type="string" office:string-value="KO" calcext:value-type="string">
            <text:p>KO</text:p>
          </table:table-cell>
          <table:table-cell table:style-name="ce49" table:formula="of:=RIGHT([.C28];1)">
            <text:p/>
          </table:table-cell>
          <table:table-cell table:style-name="ce49" table:formula="of:=RIGHT([.D28];1)">
            <text:p/>
          </table:table-cell>
          <table:table-cell table:style-name="ce49" table:formula="of:=RIGHT([.E28];1)">
            <text:p/>
          </table:table-cell>
          <table:table-cell table:style-name="ce49" table:formula="of:=RIGHT([.F28];1)">
            <text:p/>
          </table:table-cell>
          <table:table-cell table:style-name="ce49" table:formula="of:=RIGHT([.G28];1)">
            <text:p/>
          </table:table-cell>
          <table:table-cell table:style-name="ce49" table:formula="of:=RIGHT([.H28];1)">
            <text:p/>
          </table:table-cell>
          <table:table-cell table:style-name="ce49" table:formula="of:=RIGHT([.I28];1)">
            <text:p/>
          </table:table-cell>
          <table:table-cell table:style-name="ce49" table:formula="of:=RIGHT([.J28];1)">
            <text:p/>
          </table:table-cell>
          <table:table-cell table:style-name="ce49" table:formula="of:=RIGHT([.K28];1)">
            <text:p/>
          </table:table-cell>
          <table:table-cell table:style-name="ce49" table:formula="of:=RIGHT([.L28];1)">
            <text:p/>
          </table:table-cell>
          <table:table-cell table:style-name="ce49" table:formula="of:=RIGHT([.M28];1)">
            <text:p/>
          </table:table-cell>
          <table:table-cell table:style-name="ce49" table:formula="of:=RIGHT([.N2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8];1)">
            <text:p/>
          </table:table-cell>
          <table:table-cell table:style-name="ce49" table:formula="of:=RIGHT([.P28];1)">
            <text:p/>
          </table:table-cell>
          <table:table-cell table:style-name="ce49" table:formula="of:=RIGHT([.Q28];1)">
            <text:p/>
          </table:table-cell>
          <table:table-cell table:style-name="ce49" table:formula="of:=RIGHT([.R28];1)">
            <text:p/>
          </table:table-cell>
          <table:table-cell table:style-name="ce49" table:formula="of:=RIGHT([.S28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28" calcext:value-type="date">
            <text:p>28/ avg</text:p>
          </table:table-cell>
          <table:table-cell table:style-name="ce261" table:formula="of:=TEXT([.A29];&quot;Ddd&quot;)" office:value-type="string" office:string-value="sob" calcext:value-type="string">
            <text:p>sob</text:p>
          </table:table-cell>
          <table:table-cell table:style-name="ce262" table:number-columns-repeated="18"/>
          <table:table-cell table:style-name="ce264"/>
          <table:table-cell table:style-name="ce265" table:formula="of:=COUNTIF([.AH29:.AY29];&quot;☻&quot;)" office:value-type="float" office:value="0" calcext:value-type="float">
            <text:p>0</text:p>
          </table:table-cell>
          <table:table-cell table:style-name="ce265" table:formula="of:=COUNTIF([.AH29:.AY29];&quot;☺&quot;)" office:value-type="float" office:value="0" calcext:value-type="float">
            <text:p>0</text:p>
          </table:table-cell>
          <table:table-cell table:style-name="ce265" table:formula="of:=COUNTIF([.C29:.S29];&quot;51&quot;)+COUNTIF([.C29:.S29];&quot;51$&quot;)+COUNTIF([.C29:.S29];&quot;51☻&quot;)" office:value-type="float" office:value="0" calcext:value-type="float">
            <text:p>0</text:p>
          </table:table-cell>
          <table:table-cell table:style-name="ce265" table:formula="of:=COUNTIF([.C29:.S29];&quot;52&quot;)+COUNTIF([.C29:.S29];&quot;52$&quot;)+COUNTIF([.C29:.S29];&quot;52☻&quot;)" office:value-type="float" office:value="0" calcext:value-type="float">
            <text:p>0</text:p>
          </table:table-cell>
          <table:table-cell table:style-name="ce265" table:formula="of:=COUNTIF([.C29:.S29];&quot;51¶&quot;)" office:value-type="float" office:value="0" calcext:value-type="float">
            <text:p>0</text:p>
          </table:table-cell>
          <table:table-cell table:style-name="ce265" table:formula="of:=COUNTIF([.C29:.S29];&quot;52¶&quot;)" office:value-type="float" office:value="0" calcext:value-type="float">
            <text:p>0</text:p>
          </table:table-cell>
          <table:table-cell table:style-name="ce265" table:formula="of:=COUNTIF([.C29:.S29];&quot;U&quot;)+COUNTIF([.C29:.S29];&quot;U☻&quot;)+COUNTIF([.C29:.S29];&quot;U☺&quot;)" office:value-type="float" office:value="0" calcext:value-type="float">
            <text:p>0</text:p>
          </table:table-cell>
          <table:table-cell table:style-name="ce265" table:formula="of:=COUNTIF([.C29:.S29];&quot;KVIT&quot;)+COUNTIF([.C29:.S29];&quot;KVIT☻&quot;)+COUNTIF([.C29:.S29];&quot;kvit$&quot;)" office:value-type="float" office:value="0" calcext:value-type="float">
            <text:p>0</text:p>
          </table:table-cell>
          <table:table-cell table:style-name="ce266" table:formula="of:=COUNTBLANK([.C29:.S29])-3" office:value-type="float" office:value="14" calcext:value-type="float">
            <text:p>14</text:p>
          </table:table-cell>
          <table:table-cell table:style-name="ce267" table:formula="of:=COUNTIF([.C29:.S29];&quot;x&quot;)" office:value-type="float" office:value="0" calcext:value-type="float">
            <text:p>0</text:p>
          </table:table-cell>
          <table:table-cell table:style-name="ce268" table:formula="of:=COUNTIF([.C29:.S29];&quot;51&quot;)+COUNTIF([.C29:.S29];&quot;51☻&quot;)+COUNTIF([.C29:.S29];&quot;2&quot;)+COUNTIF([.C29:.S29];&quot;52&quot;)+COUNTIF([.C29:.S29];&quot;52☻&quot;)+COUNTIF([.C29:.S29];&quot;51$&quot;)+COUNTIF([.C29:.S29];&quot;52$&quot;)" office:value-type="float" office:value="0" calcext:value-type="float">
            <text:p>0</text:p>
          </table:table-cell>
          <table:table-cell table:style-name="ce115" table:formula="of:=[Vzorci_vnosov.$A$29]" office:value-type="string" office:string-value="Rt" calcext:value-type="string">
            <text:p>Rt</text:p>
          </table:table-cell>
          <table:table-cell table:style-name="ce49" table:formula="of:=RIGHT([.C29];1)">
            <text:p/>
          </table:table-cell>
          <table:table-cell table:style-name="ce49" table:formula="of:=RIGHT([.D29];1)">
            <text:p/>
          </table:table-cell>
          <table:table-cell table:style-name="ce49" table:formula="of:=RIGHT([.E29];1)">
            <text:p/>
          </table:table-cell>
          <table:table-cell table:style-name="ce49" table:formula="of:=RIGHT([.F29];1)">
            <text:p/>
          </table:table-cell>
          <table:table-cell table:style-name="ce49" table:formula="of:=RIGHT([.G29];1)">
            <text:p/>
          </table:table-cell>
          <table:table-cell table:style-name="ce49" table:formula="of:=RIGHT([.H29];1)">
            <text:p/>
          </table:table-cell>
          <table:table-cell table:style-name="ce49" table:formula="of:=RIGHT([.I29];1)">
            <text:p/>
          </table:table-cell>
          <table:table-cell table:style-name="ce49" table:formula="of:=RIGHT([.J29];1)">
            <text:p/>
          </table:table-cell>
          <table:table-cell table:style-name="ce49" table:formula="of:=RIGHT([.K29];1)">
            <text:p/>
          </table:table-cell>
          <table:table-cell table:style-name="ce49" table:formula="of:=RIGHT([.L29];1)">
            <text:p/>
          </table:table-cell>
          <table:table-cell table:style-name="ce49" table:formula="of:=RIGHT([.M29];1)">
            <text:p/>
          </table:table-cell>
          <table:table-cell table:style-name="ce49" table:formula="of:=RIGHT([.N2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9];1)">
            <text:p/>
          </table:table-cell>
          <table:table-cell table:style-name="ce49" table:formula="of:=RIGHT([.P29];1)">
            <text:p/>
          </table:table-cell>
          <table:table-cell table:style-name="ce49" table:formula="of:=RIGHT([.Q29];1)">
            <text:p/>
          </table:table-cell>
          <table:table-cell table:style-name="ce49" table:formula="of:=RIGHT([.R29];1)">
            <text:p/>
          </table:table-cell>
          <table:table-cell table:style-name="ce49" table:formula="of:=RIGHT([.S29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29" calcext:value-type="date">
            <text:p>29/ avg</text:p>
          </table:table-cell>
          <table:table-cell table:style-name="ce261" table:formula="of:=TEXT([.A30];&quot;Ddd&quot;)" office:value-type="string" office:string-value="ned" calcext:value-type="string">
            <text:p>ned</text:p>
          </table:table-cell>
          <table:table-cell table:style-name="ce262" table:number-columns-repeated="18"/>
          <table:table-cell table:style-name="ce264"/>
          <table:table-cell table:style-name="ce265" table:formula="of:=COUNTIF([.AH30:.AY30];&quot;☻&quot;)" office:value-type="float" office:value="0" calcext:value-type="float">
            <text:p>0</text:p>
          </table:table-cell>
          <table:table-cell table:style-name="ce265" table:formula="of:=COUNTIF([.AH30:.AY30];&quot;☺&quot;)" office:value-type="float" office:value="0" calcext:value-type="float">
            <text:p>0</text:p>
          </table:table-cell>
          <table:table-cell table:style-name="ce265" table:formula="of:=COUNTIF([.C30:.S30];&quot;51&quot;)+COUNTIF([.C30:.S30];&quot;51$&quot;)+COUNTIF([.C30:.S30];&quot;51☻&quot;)" office:value-type="float" office:value="0" calcext:value-type="float">
            <text:p>0</text:p>
          </table:table-cell>
          <table:table-cell table:style-name="ce265" table:formula="of:=COUNTIF([.C30:.S30];&quot;52&quot;)+COUNTIF([.C30:.S30];&quot;52$&quot;)+COUNTIF([.C30:.S30];&quot;52☻&quot;)" office:value-type="float" office:value="0" calcext:value-type="float">
            <text:p>0</text:p>
          </table:table-cell>
          <table:table-cell table:style-name="ce265" table:formula="of:=COUNTIF([.C30:.S30];&quot;51¶&quot;)" office:value-type="float" office:value="0" calcext:value-type="float">
            <text:p>0</text:p>
          </table:table-cell>
          <table:table-cell table:style-name="ce265" table:formula="of:=COUNTIF([.C30:.S30];&quot;52¶&quot;)" office:value-type="float" office:value="0" calcext:value-type="float">
            <text:p>0</text:p>
          </table:table-cell>
          <table:table-cell table:style-name="ce265" table:formula="of:=COUNTIF([.C30:.S30];&quot;U&quot;)+COUNTIF([.C30:.S30];&quot;U☻&quot;)+COUNTIF([.C30:.S30];&quot;U☺&quot;)" office:value-type="float" office:value="0" calcext:value-type="float">
            <text:p>0</text:p>
          </table:table-cell>
          <table:table-cell table:style-name="ce265" table:formula="of:=COUNTIF([.C30:.S30];&quot;KVIT&quot;)+COUNTIF([.C30:.S30];&quot;KVIT☻&quot;)+COUNTIF([.C30:.S30];&quot;kvit$&quot;)" office:value-type="float" office:value="0" calcext:value-type="float">
            <text:p>0</text:p>
          </table:table-cell>
          <table:table-cell table:style-name="ce266" table:formula="of:=COUNTBLANK([.C30:.S30])-3" office:value-type="float" office:value="14" calcext:value-type="float">
            <text:p>14</text:p>
          </table:table-cell>
          <table:table-cell table:style-name="ce267" table:formula="of:=COUNTIF([.C30:.S30];&quot;x&quot;)" office:value-type="float" office:value="0" calcext:value-type="float">
            <text:p>0</text:p>
          </table:table-cell>
          <table:table-cell table:style-name="ce268" table:formula="of:=COUNTIF([.C30:.S30];&quot;51&quot;)+COUNTIF([.C30:.S30];&quot;51☻&quot;)+COUNTIF([.C30:.S30];&quot;2&quot;)+COUNTIF([.C30:.S30];&quot;52&quot;)+COUNTIF([.C30:.S30];&quot;52☻&quot;)+COUNTIF([.C30:.S30];&quot;51$&quot;)+COUNTIF([.C30:.S30];&quot;52$&quot;)" office:value-type="float" office:value="0" calcext:value-type="float">
            <text:p>0</text:p>
          </table:table-cell>
          <table:table-cell table:style-name="ce87" table:formula="of:=[Vzorci_vnosov.$A$30]" office:value-type="string" office:string-value="Rt☻" calcext:value-type="string">
            <text:p>Rt☻</text:p>
          </table:table-cell>
          <table:table-cell table:style-name="ce49" table:formula="of:=RIGHT([.C30];1)">
            <text:p/>
          </table:table-cell>
          <table:table-cell table:style-name="ce49" table:formula="of:=RIGHT([.D30];1)">
            <text:p/>
          </table:table-cell>
          <table:table-cell table:style-name="ce49" table:formula="of:=RIGHT([.E30];1)">
            <text:p/>
          </table:table-cell>
          <table:table-cell table:style-name="ce49" table:formula="of:=RIGHT([.F30];1)">
            <text:p/>
          </table:table-cell>
          <table:table-cell table:style-name="ce49" table:formula="of:=RIGHT([.G30];1)">
            <text:p/>
          </table:table-cell>
          <table:table-cell table:style-name="ce49" table:formula="of:=RIGHT([.H30];1)">
            <text:p/>
          </table:table-cell>
          <table:table-cell table:style-name="ce49" table:formula="of:=RIGHT([.I30];1)">
            <text:p/>
          </table:table-cell>
          <table:table-cell table:style-name="ce49" table:formula="of:=RIGHT([.J30];1)">
            <text:p/>
          </table:table-cell>
          <table:table-cell table:style-name="ce49" table:formula="of:=RIGHT([.K30];1)">
            <text:p/>
          </table:table-cell>
          <table:table-cell table:style-name="ce49" table:formula="of:=RIGHT([.L30];1)">
            <text:p/>
          </table:table-cell>
          <table:table-cell table:style-name="ce49" table:formula="of:=RIGHT([.M30];1)">
            <text:p/>
          </table:table-cell>
          <table:table-cell table:style-name="ce49" table:formula="of:=RIGHT([.N3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0];1)">
            <text:p/>
          </table:table-cell>
          <table:table-cell table:style-name="ce49" table:formula="of:=RIGHT([.P30];1)">
            <text:p/>
          </table:table-cell>
          <table:table-cell table:style-name="ce49" table:formula="of:=RIGHT([.Q30];1)">
            <text:p/>
          </table:table-cell>
          <table:table-cell table:style-name="ce49" table:formula="of:=RIGHT([.R30];1)">
            <text:p/>
          </table:table-cell>
          <table:table-cell table:style-name="ce49" table:formula="of:=RIGHT([.S30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30" calcext:value-type="date">
            <text:p>30/ avg</text:p>
          </table:table-cell>
          <table:table-cell table:style-name="ce261" table:formula="of:=TEXT([.A31];&quot;Ddd&quot;)" office:value-type="string" office:string-value="pon" calcext:value-type="string">
            <text:p>pon</text:p>
          </table:table-cell>
          <table:table-cell table:style-name="ce262" table:number-columns-repeated="18"/>
          <table:table-cell table:style-name="ce264"/>
          <table:table-cell table:style-name="ce265" table:formula="of:=COUNTIF([.AH31:.AY31];&quot;☻&quot;)" office:value-type="float" office:value="0" calcext:value-type="float">
            <text:p>0</text:p>
          </table:table-cell>
          <table:table-cell table:style-name="ce265" table:formula="of:=COUNTIF([.AH31:.AY31];&quot;☺&quot;)" office:value-type="float" office:value="0" calcext:value-type="float">
            <text:p>0</text:p>
          </table:table-cell>
          <table:table-cell table:style-name="ce265" table:formula="of:=COUNTIF([.C31:.S31];&quot;51&quot;)+COUNTIF([.C31:.S31];&quot;51$&quot;)+COUNTIF([.C31:.S31];&quot;51☻&quot;)" office:value-type="float" office:value="0" calcext:value-type="float">
            <text:p>0</text:p>
          </table:table-cell>
          <table:table-cell table:style-name="ce265" table:formula="of:=COUNTIF([.C31:.S31];&quot;52&quot;)+COUNTIF([.C31:.S31];&quot;52$&quot;)+COUNTIF([.C31:.S31];&quot;52☻&quot;)" office:value-type="float" office:value="0" calcext:value-type="float">
            <text:p>0</text:p>
          </table:table-cell>
          <table:table-cell table:style-name="ce265" table:formula="of:=COUNTIF([.C31:.S31];&quot;51¶&quot;)" office:value-type="float" office:value="0" calcext:value-type="float">
            <text:p>0</text:p>
          </table:table-cell>
          <table:table-cell table:style-name="ce265" table:formula="of:=COUNTIF([.C31:.S31];&quot;52¶&quot;)" office:value-type="float" office:value="0" calcext:value-type="float">
            <text:p>0</text:p>
          </table:table-cell>
          <table:table-cell table:style-name="ce265" table:formula="of:=COUNTIF([.C31:.S31];&quot;U&quot;)+COUNTIF([.C31:.S31];&quot;U☻&quot;)+COUNTIF([.C31:.S31];&quot;U☺&quot;)" office:value-type="float" office:value="0" calcext:value-type="float">
            <text:p>0</text:p>
          </table:table-cell>
          <table:table-cell table:style-name="ce265" table:formula="of:=COUNTIF([.C31:.S31];&quot;KVIT&quot;)+COUNTIF([.C31:.S31];&quot;KVIT☻&quot;)+COUNTIF([.C31:.S31];&quot;kvit$&quot;)" office:value-type="float" office:value="0" calcext:value-type="float">
            <text:p>0</text:p>
          </table:table-cell>
          <table:table-cell table:style-name="ce266" table:formula="of:=COUNTBLANK([.C31:.S31])-3" office:value-type="float" office:value="14" calcext:value-type="float">
            <text:p>14</text:p>
          </table:table-cell>
          <table:table-cell table:style-name="ce267" table:formula="of:=COUNTIF([.C31:.S31];&quot;x&quot;)" office:value-type="float" office:value="0" calcext:value-type="float">
            <text:p>0</text:p>
          </table:table-cell>
          <table:table-cell table:style-name="ce268" table:formula="of:=COUNTIF([.C31:.S31];&quot;51&quot;)+COUNTIF([.C31:.S31];&quot;51☻&quot;)+COUNTIF([.C31:.S31];&quot;2&quot;)+COUNTIF([.C31:.S31];&quot;52&quot;)+COUNTIF([.C31:.S31];&quot;52☻&quot;)+COUNTIF([.C31:.S31];&quot;51$&quot;)+COUNTIF([.C31:.S31];&quot;52$&quot;)" office:value-type="float" office:value="0" calcext:value-type="float">
            <text:p>0</text:p>
          </table:table-cell>
          <table:table-cell table:style-name="ce116" table:formula="of:=[Vzorci_vnosov.$A$31]" office:value-type="string" office:string-value="Rt☺" calcext:value-type="string">
            <text:p>Rt☺</text:p>
          </table:table-cell>
          <table:table-cell table:style-name="ce49" table:formula="of:=RIGHT([.C31];1)">
            <text:p/>
          </table:table-cell>
          <table:table-cell table:style-name="ce49" table:formula="of:=RIGHT([.D31];1)">
            <text:p/>
          </table:table-cell>
          <table:table-cell table:style-name="ce49" table:formula="of:=RIGHT([.E31];1)">
            <text:p/>
          </table:table-cell>
          <table:table-cell table:style-name="ce49" table:formula="of:=RIGHT([.F31];1)">
            <text:p/>
          </table:table-cell>
          <table:table-cell table:style-name="ce49" table:formula="of:=RIGHT([.G31];1)">
            <text:p/>
          </table:table-cell>
          <table:table-cell table:style-name="ce49" table:formula="of:=RIGHT([.H31];1)">
            <text:p/>
          </table:table-cell>
          <table:table-cell table:style-name="ce49" table:formula="of:=RIGHT([.I31];1)">
            <text:p/>
          </table:table-cell>
          <table:table-cell table:style-name="ce49" table:formula="of:=RIGHT([.J31];1)">
            <text:p/>
          </table:table-cell>
          <table:table-cell table:style-name="ce49" table:formula="of:=RIGHT([.K31];1)">
            <text:p/>
          </table:table-cell>
          <table:table-cell table:style-name="ce49" table:formula="of:=RIGHT([.L31];1)">
            <text:p/>
          </table:table-cell>
          <table:table-cell table:style-name="ce49" table:formula="of:=RIGHT([.M31];1)">
            <text:p/>
          </table:table-cell>
          <table:table-cell table:style-name="ce49" table:formula="of:=RIGHT([.N3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1];1)">
            <text:p/>
          </table:table-cell>
          <table:table-cell table:style-name="ce49" table:formula="of:=RIGHT([.P31];1)">
            <text:p/>
          </table:table-cell>
          <table:table-cell table:style-name="ce49" table:formula="of:=RIGHT([.Q31];1)">
            <text:p/>
          </table:table-cell>
          <table:table-cell table:style-name="ce49" table:formula="of:=RIGHT([.R31];1)">
            <text:p/>
          </table:table-cell>
          <table:table-cell table:style-name="ce49" table:formula="of:=RIGHT([.S31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4">
          <table:table-cell table:style-name="ce260" office:value-type="date" office:date-value="2021-08-31" calcext:value-type="date">
            <text:p>31/ avg</text:p>
          </table:table-cell>
          <table:table-cell table:style-name="ce261" table:formula="of:=TEXT([.A32];&quot;Ddd&quot;)" office:value-type="string" office:string-value="tor" calcext:value-type="string">
            <text:p>tor</text:p>
          </table:table-cell>
          <table:table-cell table:style-name="ce262" table:number-columns-repeated="18"/>
          <table:table-cell table:style-name="ce264"/>
          <table:table-cell table:style-name="ce265" table:formula="of:=COUNTIF([.AH32:.AY32];&quot;☻&quot;)" office:value-type="float" office:value="0" calcext:value-type="float">
            <text:p>0</text:p>
          </table:table-cell>
          <table:table-cell table:style-name="ce265" table:formula="of:=COUNTIF([.AH32:.AY32];&quot;☺&quot;)" office:value-type="float" office:value="0" calcext:value-type="float">
            <text:p>0</text:p>
          </table:table-cell>
          <table:table-cell table:style-name="ce265" table:formula="of:=COUNTIF([.C32:.S32];&quot;51&quot;)+COUNTIF([.C32:.S32];&quot;51$&quot;)+COUNTIF([.C32:.S32];&quot;51☻&quot;)" office:value-type="float" office:value="0" calcext:value-type="float">
            <text:p>0</text:p>
          </table:table-cell>
          <table:table-cell table:style-name="ce265" table:formula="of:=COUNTIF([.C32:.S32];&quot;52&quot;)+COUNTIF([.C32:.S32];&quot;52$&quot;)+COUNTIF([.C32:.S32];&quot;52☻&quot;)" office:value-type="float" office:value="0" calcext:value-type="float">
            <text:p>0</text:p>
          </table:table-cell>
          <table:table-cell table:style-name="ce265" table:formula="of:=COUNTIF([.C32:.S32];&quot;51¶&quot;)" office:value-type="float" office:value="0" calcext:value-type="float">
            <text:p>0</text:p>
          </table:table-cell>
          <table:table-cell table:style-name="ce265" table:formula="of:=COUNTIF([.C32:.S32];&quot;52¶&quot;)" office:value-type="float" office:value="0" calcext:value-type="float">
            <text:p>0</text:p>
          </table:table-cell>
          <table:table-cell table:style-name="ce265" table:formula="of:=COUNTIF([.C32:.S32];&quot;U&quot;)+COUNTIF([.C32:.S32];&quot;U☻&quot;)+COUNTIF([.C32:.S32];&quot;U☺&quot;)" office:value-type="float" office:value="0" calcext:value-type="float">
            <text:p>0</text:p>
          </table:table-cell>
          <table:table-cell table:style-name="ce265" table:formula="of:=COUNTIF([.C32:.S32];&quot;KVIT&quot;)+COUNTIF([.C32:.S32];&quot;KVIT☻&quot;)+COUNTIF([.C32:.S32];&quot;kvit$&quot;)" office:value-type="float" office:value="0" calcext:value-type="float">
            <text:p>0</text:p>
          </table:table-cell>
          <table:table-cell table:style-name="ce266" table:formula="of:=COUNTBLANK([.C32:.S32])-3" office:value-type="float" office:value="14" calcext:value-type="float">
            <text:p>14</text:p>
          </table:table-cell>
          <table:table-cell table:style-name="ce267" table:formula="of:=COUNTIF([.C32:.S32];&quot;x&quot;)" office:value-type="float" office:value="0" calcext:value-type="float">
            <text:p>0</text:p>
          </table:table-cell>
          <table:table-cell table:style-name="ce268" table:formula="of:=COUNTIF([.C32:.S32];&quot;51&quot;)+COUNTIF([.C32:.S32];&quot;51☻&quot;)+COUNTIF([.C32:.S32];&quot;2&quot;)+COUNTIF([.C32:.S32];&quot;52&quot;)+COUNTIF([.C32:.S32];&quot;52☻&quot;)+COUNTIF([.C32:.S32];&quot;51$&quot;)+COUNTIF([.C32:.S32];&quot;52$&quot;)" office:value-type="float" office:value="0" calcext:value-type="float">
            <text:p>0</text:p>
          </table:table-cell>
          <table:table-cell table:style-name="ce89" table:formula="of:=[Vzorci_vnosov.$A$32]" office:value-type="string" office:string-value="Am" calcext:value-type="string">
            <text:p>Am</text:p>
          </table:table-cell>
          <table:table-cell table:style-name="ce49" table:formula="of:=RIGHT([.C32];1)">
            <text:p/>
          </table:table-cell>
          <table:table-cell table:style-name="ce49" table:formula="of:=RIGHT([.D32];1)">
            <text:p/>
          </table:table-cell>
          <table:table-cell table:style-name="ce49" table:formula="of:=RIGHT([.E32];1)">
            <text:p/>
          </table:table-cell>
          <table:table-cell table:style-name="ce49" table:formula="of:=RIGHT([.F32];1)">
            <text:p/>
          </table:table-cell>
          <table:table-cell table:style-name="ce49" table:formula="of:=RIGHT([.G32];1)">
            <text:p/>
          </table:table-cell>
          <table:table-cell table:style-name="ce49" table:formula="of:=RIGHT([.H32];1)">
            <text:p/>
          </table:table-cell>
          <table:table-cell table:style-name="ce49" table:formula="of:=RIGHT([.I32];1)">
            <text:p/>
          </table:table-cell>
          <table:table-cell table:style-name="ce49" table:formula="of:=RIGHT([.J32];1)">
            <text:p/>
          </table:table-cell>
          <table:table-cell table:style-name="ce49" table:formula="of:=RIGHT([.K32];1)">
            <text:p/>
          </table:table-cell>
          <table:table-cell table:style-name="ce49" table:formula="of:=RIGHT([.L32];1)">
            <text:p/>
          </table:table-cell>
          <table:table-cell table:style-name="ce49" table:formula="of:=RIGHT([.M32];1)">
            <text:p/>
          </table:table-cell>
          <table:table-cell table:style-name="ce49" table:formula="of:=RIGHT([.N3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2];1)">
            <text:p/>
          </table:table-cell>
          <table:table-cell table:style-name="ce49" table:formula="of:=RIGHT([.P32];1)">
            <text:p/>
          </table:table-cell>
          <table:table-cell table:style-name="ce49" table:formula="of:=RIGHT([.Q32];1)">
            <text:p/>
          </table:table-cell>
          <table:table-cell table:style-name="ce49" table:formula="of:=RIGHT([.R32];1)">
            <text:p/>
          </table:table-cell>
          <table:table-cell table:style-name="ce49" table:formula="of:=RIGHT([.S32];1)">
            <text:p/>
          </table:table-cell>
          <table:table-cell table:number-columns-repeated="11"/>
          <table:table-cell table:style-name="ce27" table:number-columns-repeated="2"/>
        </table:table-row>
        <table:table-row table:style-name="ro1">
          <table:table-cell table:number-columns-repeated="32"/>
          <table:table-cell table:style-name="ce87" table:formula="of:=[Vzorci_vnosov.$A$33]" office:value-type="string" office:string-value="Am☻" calcext:value-type="string">
            <text:p>Am☻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29" table:formula="of:=[.$C$1]" office:value-type="string" office:string-value="GOR" calcext:value-type="string">
            <text:p>GOR</text:p>
          </table:table-cell>
          <table:table-cell table:style-name="ce129" table:formula="of:=[.$D$1]" office:value-type="string" office:string-value="ŠOŠ" calcext:value-type="string">
            <text:p>ŠOŠ</text:p>
          </table:table-cell>
          <table:table-cell table:style-name="ce129" table:formula="of:=[.$E$1]" office:value-type="string" office:string-value="PIN" calcext:value-type="string">
            <text:p>PIN</text:p>
          </table:table-cell>
          <table:table-cell table:style-name="ce129" table:formula="of:=[.$F$1]" office:value-type="string" office:string-value="KON" calcext:value-type="string">
            <text:p>KON</text:p>
          </table:table-cell>
          <table:table-cell table:style-name="ce129" table:formula="of:=[.$G$1]" office:value-type="string" office:string-value="ORO" calcext:value-type="string">
            <text:p>ORO</text:p>
          </table:table-cell>
          <table:table-cell table:style-name="ce129" table:formula="of:=[.$H$1]" office:value-type="string" office:string-value="MIO" calcext:value-type="string">
            <text:p>MIO</text:p>
          </table:table-cell>
          <table:table-cell table:style-name="ce129" table:formula="of:=[.$I$1]" office:value-type="string" office:string-value="BOŽ" calcext:value-type="string">
            <text:p>BOŽ</text:p>
          </table:table-cell>
          <table:table-cell table:style-name="ce129" table:formula="of:=[.$J$1]" office:value-type="string" office:string-value="TOM" calcext:value-type="string">
            <text:p>TOM</text:p>
          </table:table-cell>
          <table:table-cell table:style-name="ce129" table:formula="of:=[.$K$1]" office:value-type="string" office:string-value="MŠŠ" calcext:value-type="string">
            <text:p>MŠŠ</text:p>
          </table:table-cell>
          <table:table-cell table:style-name="ce129" table:formula="of:=[.$L$1]" office:value-type="string" office:string-value="ŽIV" calcext:value-type="string">
            <text:p>ŽIV</text:p>
          </table:table-cell>
          <table:table-cell table:style-name="ce129" table:formula="of:=[.$M$1]" office:value-type="string" office:string-value="TAL" calcext:value-type="string">
            <text:p>TAL</text:p>
          </table:table-cell>
          <table:table-cell table:style-name="ce129" table:formula="of:=[.$N$1]" office:value-type="string" office:string-value="PIR" calcext:value-type="string">
            <text:p>PIR</text:p>
          </table:table-cell>
          <table:table-cell table:style-name="ce129" table:formula="of:=[.$O$1]" office:value-type="string" office:string-value="NOV2" calcext:value-type="string">
            <text:p>NOV2</text:p>
          </table:table-cell>
          <table:table-cell table:style-name="ce129" table:formula="of:=[.$P$1]" office:value-type="string" office:string-value="BUT" calcext:value-type="string">
            <text:p>BUT</text:p>
          </table:table-cell>
          <table:table-cell table:style-name="ce129" table:formula="of:=[.$Q$1]" office:value-type="string" office:string-value="ŽRJ" calcext:value-type="string">
            <text:p>ŽRJ</text:p>
          </table:table-cell>
          <table:table-cell table:style-name="ce129" table:formula="of:=[.$R$1]" office:value-type="string" office:string-value="NOV3" calcext:value-type="string">
            <text:p>NOV3</text:p>
          </table:table-cell>
          <table:table-cell table:style-name="ce129" table:formula="of:=[.$S$1]" office:value-type="string" office:string-value="JNK" calcext:value-type="string">
            <text:p>JNK</text:p>
          </table:table-cell>
          <table:table-cell table:number-columns-repeated="13"/>
          <table:table-cell table:style-name="ce116" table:formula="of:=[Vzorci_vnosov.$A$34]" office:value-type="string" office:string-value="Am☺" calcext:value-type="string">
            <text:p>Am☺</text:p>
          </table:table-cell>
          <table:table-cell table:number-columns-repeated="31"/>
        </table:table-row>
        <table:table-row table:style-name="ro5">
          <table:table-cell/>
          <table:table-cell table:style-name="ce65" table:formula="of:=[Vzorci_vnosov.$A$20]" office:value-type="string" office:string-value="☺" calcext:value-type="string">
            <text:p>☺</text:p>
          </table:table-cell>
          <table:table-cell table:style-name="ce66" table:formula="of:=COUNTIF([.AH2:.AH32];&quot;☺&quot;)" office:value-type="float" office:value="0" calcext:value-type="float">
            <text:p>0</text:p>
          </table:table-cell>
          <table:table-cell table:style-name="ce66" table:formula="of:=COUNTIF([.AI2:.AI32];&quot;☺&quot;)" office:value-type="float" office:value="0" calcext:value-type="float">
            <text:p>0</text:p>
          </table:table-cell>
          <table:table-cell table:style-name="ce66" table:formula="of:=COUNTIF([.AJ2:.AJ32];&quot;☺&quot;)" office:value-type="float" office:value="0" calcext:value-type="float">
            <text:p>0</text:p>
          </table:table-cell>
          <table:table-cell table:style-name="ce66" table:formula="of:=COUNTIF([.AK2:.AK32];&quot;☺&quot;)" office:value-type="float" office:value="0" calcext:value-type="float">
            <text:p>0</text:p>
          </table:table-cell>
          <table:table-cell table:style-name="ce66" table:formula="of:=COUNTIF([.AL2:.AL32];&quot;☺&quot;)" office:value-type="float" office:value="0" calcext:value-type="float">
            <text:p>0</text:p>
          </table:table-cell>
          <table:table-cell table:style-name="ce66" table:formula="of:=COUNTIF([.AM2:.AM32];&quot;☺&quot;)" office:value-type="float" office:value="0" calcext:value-type="float">
            <text:p>0</text:p>
          </table:table-cell>
          <table:table-cell table:style-name="ce66" table:formula="of:=COUNTIF([.AN2:.AN32];&quot;☺&quot;)" office:value-type="float" office:value="0" calcext:value-type="float">
            <text:p>0</text:p>
          </table:table-cell>
          <table:table-cell table:style-name="ce66" table:formula="of:=COUNTIF([.AO2:.AO32];&quot;☺&quot;)" office:value-type="float" office:value="0" calcext:value-type="float">
            <text:p>0</text:p>
          </table:table-cell>
          <table:table-cell table:style-name="ce66" table:formula="of:=COUNTIF([.AP2:.AP32];&quot;☺&quot;)" office:value-type="float" office:value="0" calcext:value-type="float">
            <text:p>0</text:p>
          </table:table-cell>
          <table:table-cell table:style-name="ce66" table:formula="of:=COUNTIF([.AQ2:.AQ32];&quot;☺&quot;)" office:value-type="float" office:value="0" calcext:value-type="float">
            <text:p>0</text:p>
          </table:table-cell>
          <table:table-cell table:style-name="ce66" table:formula="of:=COUNTIF([.AR2:.AR32];&quot;☺&quot;)" office:value-type="float" office:value="0" calcext:value-type="float">
            <text:p>0</text:p>
          </table:table-cell>
          <table:table-cell table:style-name="ce66" table:formula="of:=COUNTIF([.AS2:.AS32];&quot;☺&quot;)" office:value-type="float" office:value="0" calcext:value-type="float">
            <text:p>0</text:p>
          </table:table-cell>
          <table:table-cell table:style-name="ce66" table:formula="of:=COUNTIF([.AU2:.AU32];&quot;☺&quot;)" office:value-type="float" office:value="0" calcext:value-type="float">
            <text:p>0</text:p>
          </table:table-cell>
          <table:table-cell table:style-name="ce66" table:formula="of:=COUNTIF([.AV2:.AV32];&quot;☺&quot;)" office:value-type="float" office:value="0" calcext:value-type="float">
            <text:p>0</text:p>
          </table:table-cell>
          <table:table-cell table:style-name="ce66" table:formula="of:=COUNTIF([.AW2:.AW32];&quot;☺&quot;)" office:value-type="float" office:value="0" calcext:value-type="float">
            <text:p>0</text:p>
          </table:table-cell>
          <table:table-cell table:style-name="ce66" table:formula="of:=COUNTIF([.AX2:.AX32];&quot;☺&quot;)" office:value-type="float" office:value="0" calcext:value-type="float">
            <text:p>0</text:p>
          </table:table-cell>
          <table:table-cell table:style-name="ce66" table:formula="of:=COUNTIF([.AY2:.AY32];&quot;☺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35]" office:value-type="string" office:string-value="Ta" calcext:value-type="string">
            <text:p>Ta</text:p>
          </table:table-cell>
          <table:table-cell table:number-columns-repeated="31"/>
        </table:table-row>
        <table:table-row table:style-name="ro5">
          <table:table-cell table:style-name="ce67"/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66" table:formula="of:=COUNTIF([.AH2:.AH32];&quot;☻&quot;)" office:value-type="float" office:value="0" calcext:value-type="float">
            <text:p>0</text:p>
          </table:table-cell>
          <table:table-cell table:style-name="ce66" table:formula="of:=COUNTIF([.AI2:.AI32];&quot;☻&quot;)" office:value-type="float" office:value="0" calcext:value-type="float">
            <text:p>0</text:p>
          </table:table-cell>
          <table:table-cell table:style-name="ce66" table:formula="of:=COUNTIF([.AJ2:.AJ32];&quot;☻&quot;)" office:value-type="float" office:value="0" calcext:value-type="float">
            <text:p>0</text:p>
          </table:table-cell>
          <table:table-cell table:style-name="ce66" table:formula="of:=COUNTIF([.AK2:.AK32];&quot;☻&quot;)" office:value-type="float" office:value="0" calcext:value-type="float">
            <text:p>0</text:p>
          </table:table-cell>
          <table:table-cell table:style-name="ce66" table:formula="of:=COUNTIF([.AL2:.AL32];&quot;☻&quot;)" office:value-type="float" office:value="0" calcext:value-type="float">
            <text:p>0</text:p>
          </table:table-cell>
          <table:table-cell table:style-name="ce66" table:formula="of:=COUNTIF([.AM2:.AM32];&quot;☻&quot;)" office:value-type="float" office:value="0" calcext:value-type="float">
            <text:p>0</text:p>
          </table:table-cell>
          <table:table-cell table:style-name="ce66" table:formula="of:=COUNTIF([.AN2:.AN32];&quot;☻&quot;)" office:value-type="float" office:value="0" calcext:value-type="float">
            <text:p>0</text:p>
          </table:table-cell>
          <table:table-cell table:style-name="ce66" table:formula="of:=COUNTIF([.AO2:.AO32];&quot;☻&quot;)" office:value-type="float" office:value="0" calcext:value-type="float">
            <text:p>0</text:p>
          </table:table-cell>
          <table:table-cell table:style-name="ce66" table:formula="of:=COUNTIF([.AP2:.AP32];&quot;☻&quot;)" office:value-type="float" office:value="0" calcext:value-type="float">
            <text:p>0</text:p>
          </table:table-cell>
          <table:table-cell table:style-name="ce66" table:formula="of:=COUNTIF([.AQ2:.AQ32];&quot;☻&quot;)" office:value-type="float" office:value="0" calcext:value-type="float">
            <text:p>0</text:p>
          </table:table-cell>
          <table:table-cell table:style-name="ce66" table:formula="of:=COUNTIF([.AR2:.AR32];&quot;☻&quot;)" office:value-type="float" office:value="0" calcext:value-type="float">
            <text:p>0</text:p>
          </table:table-cell>
          <table:table-cell table:style-name="ce66" table:formula="of:=COUNTIF([.AS2:.AS32];&quot;☻&quot;)" office:value-type="float" office:value="0" calcext:value-type="float">
            <text:p>0</text:p>
          </table:table-cell>
          <table:table-cell table:style-name="ce66" table:formula="of:=COUNTIF([.AU2:.AU32];&quot;☻&quot;)" office:value-type="float" office:value="0" calcext:value-type="float">
            <text:p>0</text:p>
          </table:table-cell>
          <table:table-cell table:style-name="ce66" table:formula="of:=COUNTIF([.AV2:.AV32];&quot;☻&quot;)" office:value-type="float" office:value="0" calcext:value-type="float">
            <text:p>0</text:p>
          </table:table-cell>
          <table:table-cell table:style-name="ce66" table:formula="of:=COUNTIF([.AW2:.AW32];&quot;☻&quot;)" office:value-type="float" office:value="0" calcext:value-type="float">
            <text:p>0</text:p>
          </table:table-cell>
          <table:table-cell table:style-name="ce66" table:formula="of:=COUNTIF([.AX2:.AX32];&quot;☻&quot;)" office:value-type="float" office:value="0" calcext:value-type="float">
            <text:p>0</text:p>
          </table:table-cell>
          <table:table-cell table:style-name="ce66" table:formula="of:=COUNTIF([.AY2:.AY32];&quot;☻&quot;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87" table:formula="of:=[Vzorci_vnosov.$A$36]" office:value-type="string" office:string-value="Ta☻" calcext:value-type="string">
            <text:p>Ta☻</text:p>
          </table:table-cell>
          <table:table-cell table:style-name="ce69" table:number-columns-repeated="18"/>
          <table:table-cell table:number-columns-repeated="11"/>
          <table:table-cell table:style-name="ce69" table:number-columns-repeated="2"/>
        </table:table-row>
        <table:table-row table:style-name="ro5">
          <table:table-cell table:style-name="ce67"/>
          <table:table-cell table:style-name="ce120" table:formula="of:=[Vzorci_vnosov.$A$42]" office:value-type="string" office:string-value="Σ" calcext:value-type="string">
            <text:p>Σ</text:p>
          </table:table-cell>
          <table:table-cell table:style-name="ce71" table:formula="of:=SUM([.C35:.C36])" office:value-type="float" office:value="0" calcext:value-type="float">
            <text:p>0</text:p>
          </table:table-cell>
          <table:table-cell table:style-name="ce71" table:formula="of:=SUM([.D35:.D36])" office:value-type="float" office:value="0" calcext:value-type="float">
            <text:p>0</text:p>
          </table:table-cell>
          <table:table-cell table:style-name="ce71" table:formula="of:=SUM([.E35:.E36])" office:value-type="float" office:value="0" calcext:value-type="float">
            <text:p>0</text:p>
          </table:table-cell>
          <table:table-cell table:style-name="ce71" table:formula="of:=SUM([.F35:.F36])" office:value-type="float" office:value="0" calcext:value-type="float">
            <text:p>0</text:p>
          </table:table-cell>
          <table:table-cell table:style-name="ce71" table:formula="of:=SUM([.G35:.G36])" office:value-type="float" office:value="0" calcext:value-type="float">
            <text:p>0</text:p>
          </table:table-cell>
          <table:table-cell table:style-name="ce71" table:formula="of:=SUM([.H35:.H36])" office:value-type="float" office:value="0" calcext:value-type="float">
            <text:p>0</text:p>
          </table:table-cell>
          <table:table-cell table:style-name="ce71" table:formula="of:=SUM([.I35:.I36])" office:value-type="float" office:value="0" calcext:value-type="float">
            <text:p>0</text:p>
          </table:table-cell>
          <table:table-cell table:style-name="ce71" table:formula="of:=SUM([.J35:.J36])" office:value-type="float" office:value="0" calcext:value-type="float">
            <text:p>0</text:p>
          </table:table-cell>
          <table:table-cell table:style-name="ce71" table:formula="of:=SUM([.K35:.K36])" office:value-type="float" office:value="0" calcext:value-type="float">
            <text:p>0</text:p>
          </table:table-cell>
          <table:table-cell table:style-name="ce71" table:formula="of:=SUM([.L35:.L36])" office:value-type="float" office:value="0" calcext:value-type="float">
            <text:p>0</text:p>
          </table:table-cell>
          <table:table-cell table:style-name="ce71" table:formula="of:=SUM([.M35:.M36])" office:value-type="float" office:value="0" calcext:value-type="float">
            <text:p>0</text:p>
          </table:table-cell>
          <table:table-cell table:style-name="ce71" table:formula="of:=SUM([.N35:.N36])" office:value-type="float" office:value="0" calcext:value-type="float">
            <text:p>0</text:p>
          </table:table-cell>
          <table:table-cell table:style-name="ce71" table:formula="of:=SUM([.O35:.O36])" office:value-type="float" office:value="0" calcext:value-type="float">
            <text:p>0</text:p>
          </table:table-cell>
          <table:table-cell table:style-name="ce71" table:formula="of:=SUM([.P35:.P36])" office:value-type="float" office:value="0" calcext:value-type="float">
            <text:p>0</text:p>
          </table:table-cell>
          <table:table-cell table:style-name="ce71" table:formula="of:=SUM([.Q35:.Q36])" office:value-type="float" office:value="0" calcext:value-type="float">
            <text:p>0</text:p>
          </table:table-cell>
          <table:table-cell table:style-name="ce71" table:formula="of:=SUM([.R35:.R36])" office:value-type="float" office:value="0" calcext:value-type="float">
            <text:p>0</text:p>
          </table:table-cell>
          <table:table-cell table:style-name="ce71" table:formula="of:=SUM([.S35:.S36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95" table:formula="of:=[Vzorci_vnosov.$A$37]" office:value-type="string" office:string-value="Ta☺" calcext:value-type="string">
            <text:p>Ta☺</text:p>
          </table:table-cell>
          <table:table-cell table:style-name="ce69" table:number-columns-repeated="18"/>
          <table:table-cell table:number-columns-repeated="11"/>
          <table:table-cell table:style-name="ce69" table:number-columns-repeated="2"/>
        </table:table-row>
        <table:table-row table:style-name="ro5">
          <table:table-cell table:style-name="ce67"/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66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66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66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66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66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66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66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66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66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66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66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66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66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66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66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66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66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9" table:formula="of:=[Vzorci_vnosov.$A$38]" office:value-type="string" office:string-value="Rf" calcext:value-type="string">
            <text:p>Rf</text:p>
          </table:table-cell>
          <table:table-cell table:style-name="ce69" table:number-columns-repeated="18"/>
          <table:table-cell table:number-columns-repeated="11"/>
          <table:table-cell table:style-name="ce69" table:number-columns-repeated="2"/>
        </table:table-row>
        <table:table-row table:style-name="ro5">
          <table:table-cell table:style-name="ce67"/>
          <table:table-cell table:style-name="ce121" table:formula="of:=[Vzorci_vnosov.$A$43]" office:value-type="string" office:string-value="$" calcext:value-type="string">
            <text:p>$</text:p>
          </table:table-cell>
          <table:table-cell table:style-name="ce66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66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66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66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66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66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66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66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66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66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66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66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66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66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66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66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66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7" table:formula="of:=[Vzorci_vnosov.$A$39]" office:value-type="string" office:string-value="Rf☻" calcext:value-type="string">
            <text:p>Rf☻</text:p>
          </table:table-cell>
          <table:table-cell table:style-name="ce69"/>
          <table:table-cell table:style-name="ce72" table:number-columns-repeated="17"/>
          <table:table-cell table:number-columns-repeated="11"/>
          <table:table-cell table:style-name="ce72" table:number-columns-repeated="2"/>
        </table:table-row>
        <table:table-row table:style-name="ro5">
          <table:table-cell/>
          <table:table-cell table:style-name="ce29" table:formula="of:=[Vzorci_vnosov.$A$12]" office:value-type="string" office:string-value="D" calcext:value-type="string">
            <text:p>D</text:p>
          </table:table-cell>
          <table:table-cell table:style-name="ce66" table:formula="of:=COUNTIF([.C2:.C32];&quot;D&quot;)" office:value-type="float" office:value="0" calcext:value-type="float">
            <text:p>0</text:p>
          </table:table-cell>
          <table:table-cell table:style-name="ce66" table:formula="of:=COUNTIF([.D2:.D32];&quot;D&quot;)" office:value-type="float" office:value="0" calcext:value-type="float">
            <text:p>0</text:p>
          </table:table-cell>
          <table:table-cell table:style-name="ce66" table:formula="of:=COUNTIF([.E2:.E32];&quot;D&quot;)" office:value-type="float" office:value="0" calcext:value-type="float">
            <text:p>0</text:p>
          </table:table-cell>
          <table:table-cell table:style-name="ce66" table:formula="of:=COUNTIF([.F2:.F32];&quot;D&quot;)" office:value-type="float" office:value="0" calcext:value-type="float">
            <text:p>0</text:p>
          </table:table-cell>
          <table:table-cell table:style-name="ce66" table:formula="of:=COUNTIF([.G2:.G32];&quot;D&quot;)" office:value-type="float" office:value="0" calcext:value-type="float">
            <text:p>0</text:p>
          </table:table-cell>
          <table:table-cell table:style-name="ce66" table:formula="of:=COUNTIF([.H2:.H32];&quot;D&quot;)" office:value-type="float" office:value="0" calcext:value-type="float">
            <text:p>0</text:p>
          </table:table-cell>
          <table:table-cell table:style-name="ce66" table:formula="of:=COUNTIF([.I2:.I32];&quot;D&quot;)" office:value-type="float" office:value="0" calcext:value-type="float">
            <text:p>0</text:p>
          </table:table-cell>
          <table:table-cell table:style-name="ce66" table:formula="of:=COUNTIF([.J2:.J32];&quot;D&quot;)" office:value-type="float" office:value="0" calcext:value-type="float">
            <text:p>0</text:p>
          </table:table-cell>
          <table:table-cell table:style-name="ce66" table:formula="of:=COUNTIF([.K2:.K32];&quot;D&quot;)" office:value-type="float" office:value="0" calcext:value-type="float">
            <text:p>0</text:p>
          </table:table-cell>
          <table:table-cell table:style-name="ce66" table:formula="of:=COUNTIF([.L2:.L32];&quot;D&quot;)" office:value-type="float" office:value="0" calcext:value-type="float">
            <text:p>0</text:p>
          </table:table-cell>
          <table:table-cell table:style-name="ce66" table:formula="of:=COUNTIF([.M2:.M32];&quot;D&quot;)" office:value-type="float" office:value="0" calcext:value-type="float">
            <text:p>0</text:p>
          </table:table-cell>
          <table:table-cell table:style-name="ce66" table:formula="of:=COUNTIF([.N2:.N32];&quot;D&quot;)" office:value-type="float" office:value="0" calcext:value-type="float">
            <text:p>0</text:p>
          </table:table-cell>
          <table:table-cell table:style-name="ce66" table:formula="of:=COUNTIF([.O2:.O32];&quot;D&quot;)" office:value-type="float" office:value="0" calcext:value-type="float">
            <text:p>0</text:p>
          </table:table-cell>
          <table:table-cell table:style-name="ce66" table:formula="of:=COUNTIF([.P2:.P32];&quot;D&quot;)" office:value-type="float" office:value="0" calcext:value-type="float">
            <text:p>0</text:p>
          </table:table-cell>
          <table:table-cell table:style-name="ce66" table:formula="of:=COUNTIF([.Q2:.Q32];&quot;D&quot;)" office:value-type="float" office:value="0" calcext:value-type="float">
            <text:p>0</text:p>
          </table:table-cell>
          <table:table-cell table:style-name="ce66" table:formula="of:=COUNTIF([.R2:.R32];&quot;D&quot;)" office:value-type="float" office:value="0" calcext:value-type="float">
            <text:p>0</text:p>
          </table:table-cell>
          <table:table-cell table:style-name="ce66" table:formula="of:=COUNTIF([.S2:.S32];&quot;D&quot;)" office:value-type="float" office:value="0" calcext:value-type="float">
            <text:p>0</text:p>
          </table:table-cell>
          <table:table-cell table:number-columns-repeated="13"/>
          <table:table-cell table:style-name="ce95" table:formula="of:=[Vzorci_vnosov.$A$40]" office:value-type="string" office:string-value="Rf☺" calcext:value-type="string">
            <text:p>Rf☺</text:p>
          </table:table-cell>
          <table:table-cell table:number-columns-repeated="31"/>
        </table:table-row>
        <table:table-row table:style-name="ro5">
          <table:table-cell/>
          <table:table-cell table:style-name="ce29" table:formula="of:=[Vzorci_vnosov.$A$15]" office:value-type="string" office:string-value="SO" calcext:value-type="string">
            <text:p>SO</text:p>
          </table:table-cell>
          <table:table-cell table:style-name="ce66" table:formula="of:=COUNTIF([.C2:.C32];&quot;SO&quot;)" office:value-type="float" office:value="0" calcext:value-type="float">
            <text:p>0</text:p>
          </table:table-cell>
          <table:table-cell table:style-name="ce66" table:formula="of:=COUNTIF([.D2:.D32];&quot;SO&quot;)" office:value-type="float" office:value="0" calcext:value-type="float">
            <text:p>0</text:p>
          </table:table-cell>
          <table:table-cell table:style-name="ce66" table:formula="of:=COUNTIF([.E2:.E32];&quot;SO&quot;)" office:value-type="float" office:value="0" calcext:value-type="float">
            <text:p>0</text:p>
          </table:table-cell>
          <table:table-cell table:style-name="ce66" table:formula="of:=COUNTIF([.F2:.F32];&quot;SO&quot;)" office:value-type="float" office:value="0" calcext:value-type="float">
            <text:p>0</text:p>
          </table:table-cell>
          <table:table-cell table:style-name="ce66" table:formula="of:=COUNTIF([.G2:.G32];&quot;SO&quot;)" office:value-type="float" office:value="0" calcext:value-type="float">
            <text:p>0</text:p>
          </table:table-cell>
          <table:table-cell table:style-name="ce66" table:formula="of:=COUNTIF([.H2:.H32];&quot;SO&quot;)" office:value-type="float" office:value="0" calcext:value-type="float">
            <text:p>0</text:p>
          </table:table-cell>
          <table:table-cell table:style-name="ce66" table:formula="of:=COUNTIF([.I2:.I32];&quot;SO&quot;)" office:value-type="float" office:value="0" calcext:value-type="float">
            <text:p>0</text:p>
          </table:table-cell>
          <table:table-cell table:style-name="ce66" table:formula="of:=COUNTIF([.J2:.J32];&quot;SO&quot;)" office:value-type="float" office:value="0" calcext:value-type="float">
            <text:p>0</text:p>
          </table:table-cell>
          <table:table-cell table:style-name="ce66" table:formula="of:=COUNTIF([.K2:.K32];&quot;SO&quot;)" office:value-type="float" office:value="0" calcext:value-type="float">
            <text:p>0</text:p>
          </table:table-cell>
          <table:table-cell table:style-name="ce66" table:formula="of:=COUNTIF([.L2:.L32];&quot;SO&quot;)" office:value-type="float" office:value="0" calcext:value-type="float">
            <text:p>0</text:p>
          </table:table-cell>
          <table:table-cell table:style-name="ce66" table:formula="of:=COUNTIF([.M2:.M32];&quot;SO&quot;)" office:value-type="float" office:value="0" calcext:value-type="float">
            <text:p>0</text:p>
          </table:table-cell>
          <table:table-cell table:style-name="ce66" table:formula="of:=COUNTIF([.N2:.N32];&quot;SO&quot;)" office:value-type="float" office:value="0" calcext:value-type="float">
            <text:p>0</text:p>
          </table:table-cell>
          <table:table-cell table:style-name="ce66" table:formula="of:=COUNTIF([.O2:.O32];&quot;SO&quot;)" office:value-type="float" office:value="0" calcext:value-type="float">
            <text:p>0</text:p>
          </table:table-cell>
          <table:table-cell table:style-name="ce66" table:formula="of:=COUNTIF([.P2:.P32];&quot;SO&quot;)" office:value-type="float" office:value="0" calcext:value-type="float">
            <text:p>0</text:p>
          </table:table-cell>
          <table:table-cell table:style-name="ce66" table:formula="of:=COUNTIF([.Q2:.Q32];&quot;SO&quot;)" office:value-type="float" office:value="0" calcext:value-type="float">
            <text:p>0</text:p>
          </table:table-cell>
          <table:table-cell table:style-name="ce66" table:formula="of:=COUNTIF([.R2:.R32];&quot;SO&quot;)" office:value-type="float" office:value="0" calcext:value-type="float">
            <text:p>0</text:p>
          </table:table-cell>
          <table:table-cell table:style-name="ce66" table:formula="of:=COUNTIF([.S2:.S32];&quot;SO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41]" office:value-type="string" office:string-value="TAV" calcext:value-type="string">
            <text:p>TAV</text:p>
          </table:table-cell>
          <table:table-cell table:number-columns-repeated="31"/>
        </table:table-row>
        <table:table-row table:style-name="ro5">
          <table:table-cell/>
          <table:table-cell table:style-name="ce29" table:formula="of:=[Vzorci_vnosov.$A$13]" office:value-type="string" office:string-value="BOL" calcext:value-type="string">
            <text:p>BOL</text:p>
          </table:table-cell>
          <table:table-cell table:style-name="ce66" table:formula="of:=COUNTIF([.C2:.C32];&quot;BOL&quot;)" office:value-type="float" office:value="0" calcext:value-type="float">
            <text:p>0</text:p>
          </table:table-cell>
          <table:table-cell table:style-name="ce66" table:formula="of:=COUNTIF([.D2:.D32];&quot;BOL&quot;)" office:value-type="float" office:value="0" calcext:value-type="float">
            <text:p>0</text:p>
          </table:table-cell>
          <table:table-cell table:style-name="ce66" table:formula="of:=COUNTIF([.E2:.E32];&quot;BOL&quot;)" office:value-type="float" office:value="0" calcext:value-type="float">
            <text:p>0</text:p>
          </table:table-cell>
          <table:table-cell table:style-name="ce66" table:formula="of:=COUNTIF([.F2:.F32];&quot;BOL&quot;)" office:value-type="float" office:value="0" calcext:value-type="float">
            <text:p>0</text:p>
          </table:table-cell>
          <table:table-cell table:style-name="ce66" table:formula="of:=COUNTIF([.G2:.G32];&quot;BOL&quot;)" office:value-type="float" office:value="0" calcext:value-type="float">
            <text:p>0</text:p>
          </table:table-cell>
          <table:table-cell table:style-name="ce66" table:formula="of:=COUNTIF([.H2:.H32];&quot;BOL&quot;)" office:value-type="float" office:value="0" calcext:value-type="float">
            <text:p>0</text:p>
          </table:table-cell>
          <table:table-cell table:style-name="ce66" table:formula="of:=COUNTIF([.I2:.I32];&quot;BOL&quot;)" office:value-type="float" office:value="0" calcext:value-type="float">
            <text:p>0</text:p>
          </table:table-cell>
          <table:table-cell table:style-name="ce66" table:formula="of:=COUNTIF([.J2:.J32];&quot;BOL&quot;)" office:value-type="float" office:value="0" calcext:value-type="float">
            <text:p>0</text:p>
          </table:table-cell>
          <table:table-cell table:style-name="ce66" table:formula="of:=COUNTIF([.K2:.K32];&quot;BOL&quot;)" office:value-type="float" office:value="0" calcext:value-type="float">
            <text:p>0</text:p>
          </table:table-cell>
          <table:table-cell table:style-name="ce66" table:formula="of:=COUNTIF([.L2:.L32];&quot;BOL&quot;)" office:value-type="float" office:value="0" calcext:value-type="float">
            <text:p>0</text:p>
          </table:table-cell>
          <table:table-cell table:style-name="ce66" table:formula="of:=COUNTIF([.M2:.M32];&quot;BOL&quot;)" office:value-type="float" office:value="0" calcext:value-type="float">
            <text:p>0</text:p>
          </table:table-cell>
          <table:table-cell table:style-name="ce66" table:formula="of:=COUNTIF([.N2:.N32];&quot;BOL&quot;)" office:value-type="float" office:value="0" calcext:value-type="float">
            <text:p>0</text:p>
          </table:table-cell>
          <table:table-cell table:style-name="ce66" table:formula="of:=COUNTIF([.O2:.O32];&quot;BOL&quot;)" office:value-type="float" office:value="0" calcext:value-type="float">
            <text:p>0</text:p>
          </table:table-cell>
          <table:table-cell table:style-name="ce66" table:formula="of:=COUNTIF([.P2:.P32];&quot;BOL&quot;)" office:value-type="float" office:value="0" calcext:value-type="float">
            <text:p>0</text:p>
          </table:table-cell>
          <table:table-cell table:style-name="ce66" table:formula="of:=COUNTIF([.Q2:.Q32];&quot;BOL&quot;)" office:value-type="float" office:value="0" calcext:value-type="float">
            <text:p>0</text:p>
          </table:table-cell>
          <table:table-cell table:style-name="ce66" table:formula="of:=COUNTIF([.R2:.R32];&quot;BOL&quot;)" office:value-type="float" office:value="0" calcext:value-type="float">
            <text:p>0</text:p>
          </table:table-cell>
          <table:table-cell table:style-name="ce66" table:formula="of:=COUNTIF([.S2:.S32];&quot;BOL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4" table:formula="of:=[Vzorci_vnosov.$A$11]" office:value-type="string" office:string-value="X" calcext:value-type="string">
            <text:p>X</text:p>
          </table:table-cell>
          <table:table-cell table:style-name="ce66" table:formula="of:=COUNTIF([.C2:.C32];&quot;X&quot;)" office:value-type="float" office:value="0" calcext:value-type="float">
            <text:p>0</text:p>
          </table:table-cell>
          <table:table-cell table:style-name="ce66" table:formula="of:=COUNTIF([.D2:.D32];&quot;X&quot;)" office:value-type="float" office:value="0" calcext:value-type="float">
            <text:p>0</text:p>
          </table:table-cell>
          <table:table-cell table:style-name="ce66" table:formula="of:=COUNTIF([.E2:.E32];&quot;X&quot;)" office:value-type="float" office:value="0" calcext:value-type="float">
            <text:p>0</text:p>
          </table:table-cell>
          <table:table-cell table:style-name="ce66" table:formula="of:=COUNTIF([.F2:.F32];&quot;X&quot;)" office:value-type="float" office:value="0" calcext:value-type="float">
            <text:p>0</text:p>
          </table:table-cell>
          <table:table-cell table:style-name="ce66" table:formula="of:=COUNTIF([.G2:.G32];&quot;X&quot;)" office:value-type="float" office:value="0" calcext:value-type="float">
            <text:p>0</text:p>
          </table:table-cell>
          <table:table-cell table:style-name="ce66" table:formula="of:=COUNTIF([.H2:.H32];&quot;X&quot;)" office:value-type="float" office:value="0" calcext:value-type="float">
            <text:p>0</text:p>
          </table:table-cell>
          <table:table-cell table:style-name="ce66" table:formula="of:=COUNTIF([.I2:.I32];&quot;X&quot;)" office:value-type="float" office:value="0" calcext:value-type="float">
            <text:p>0</text:p>
          </table:table-cell>
          <table:table-cell table:style-name="ce66" table:formula="of:=COUNTIF([.J2:.J32];&quot;X&quot;)" office:value-type="float" office:value="0" calcext:value-type="float">
            <text:p>0</text:p>
          </table:table-cell>
          <table:table-cell table:style-name="ce66" table:formula="of:=COUNTIF([.K2:.K32];&quot;X&quot;)" office:value-type="float" office:value="0" calcext:value-type="float">
            <text:p>0</text:p>
          </table:table-cell>
          <table:table-cell table:style-name="ce66" table:formula="of:=COUNTIF([.L2:.L32];&quot;X&quot;)" office:value-type="float" office:value="0" calcext:value-type="float">
            <text:p>0</text:p>
          </table:table-cell>
          <table:table-cell table:style-name="ce66" table:formula="of:=COUNTIF([.M2:.M32];&quot;X&quot;)" office:value-type="float" office:value="0" calcext:value-type="float">
            <text:p>0</text:p>
          </table:table-cell>
          <table:table-cell table:style-name="ce66" table:formula="of:=COUNTIF([.N2:.N32];&quot;X&quot;)" office:value-type="float" office:value="0" calcext:value-type="float">
            <text:p>0</text:p>
          </table:table-cell>
          <table:table-cell table:style-name="ce66" table:formula="of:=COUNTIF([.O2:.O32];&quot;X&quot;)" office:value-type="float" office:value="0" calcext:value-type="float">
            <text:p>0</text:p>
          </table:table-cell>
          <table:table-cell table:style-name="ce66" table:formula="of:=COUNTIF([.P2:.P32];&quot;X&quot;)" office:value-type="float" office:value="0" calcext:value-type="float">
            <text:p>0</text:p>
          </table:table-cell>
          <table:table-cell table:style-name="ce66" table:formula="of:=COUNTIF([.Q2:.Q32];&quot;X&quot;)" office:value-type="float" office:value="0" calcext:value-type="float">
            <text:p>0</text:p>
          </table:table-cell>
          <table:table-cell table:style-name="ce66" table:formula="of:=COUNTIF([.R2:.R32];&quot;X&quot;)" office:value-type="float" office:value="0" calcext:value-type="float">
            <text:p>0</text:p>
          </table:table-cell>
          <table:table-cell table:style-name="ce66" table:formula="of:=COUNTIF([.S2:.S32];&quot;X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3" office:value-type="string" calcext:value-type="string">
            <text:p>TX</text:p>
          </table:table-cell>
          <table:table-cell table:style-name="ce66" table:formula="of:=COUNTIF([.U2:.U32];&quot;KOS&quot;)" office:value-type="float" office:value="0" calcext:value-type="float">
            <text:p>0</text:p>
          </table:table-cell>
          <table:table-cell table:style-name="ce66" table:formula="of:=COUNTIF([.U2:.U32];&quot;ŠOŠ&quot;)" office:value-type="float" office:value="0" calcext:value-type="float">
            <text:p>0</text:p>
          </table:table-cell>
          <table:table-cell table:style-name="ce66" table:formula="of:=COUNTIF([.U2:.U32];&quot;PIN&quot;)" office:value-type="float" office:value="0" calcext:value-type="float">
            <text:p>0</text:p>
          </table:table-cell>
          <table:table-cell table:style-name="ce66" table:formula="of:=COUNTIF([.U2:.U32];&quot;KON&quot;)" office:value-type="float" office:value="0" calcext:value-type="float">
            <text:p>0</text:p>
          </table:table-cell>
          <table:table-cell table:style-name="ce66" table:formula="of:=COUNTIF([.U2:.U32];&quot;oro&quot;)" office:value-type="float" office:value="0" calcext:value-type="float">
            <text:p>0</text:p>
          </table:table-cell>
          <table:table-cell table:style-name="ce66" table:formula="of:=COUNTIF([.U2:.U32];&quot;MIO&quot;)" office:value-type="float" office:value="0" calcext:value-type="float">
            <text:p>0</text:p>
          </table:table-cell>
          <table:table-cell table:style-name="ce66" table:formula="of:=COUNTIF([.U2:.U32];&quot;BOŽ&quot;)" office:value-type="float" office:value="0" calcext:value-type="float">
            <text:p>0</text:p>
          </table:table-cell>
          <table:table-cell table:style-name="ce66" table:formula="of:=COUNTIF([.U2:.U32];&quot;TOM&quot;)" office:value-type="float" office:value="0" calcext:value-type="float">
            <text:p>0</text:p>
          </table:table-cell>
          <table:table-cell table:style-name="ce66" table:formula="of:=COUNTIF([.U2:.U32];&quot;MŠŠ&quot;)" office:value-type="float" office:value="0" calcext:value-type="float">
            <text:p>0</text:p>
          </table:table-cell>
          <table:table-cell table:style-name="ce66" table:formula="of:=COUNTIF([.U2:.U32];&quot;ŽIV&quot;)" office:value-type="float" office:value="0" calcext:value-type="float">
            <text:p>0</text:p>
          </table:table-cell>
          <table:table-cell table:style-name="ce66" table:formula="of:=COUNTIF([.U2:.U32];&quot;TAL&quot;)" office:value-type="float" office:value="0" calcext:value-type="float">
            <text:p>0</text:p>
          </table:table-cell>
          <table:table-cell table:style-name="ce66" table:formula="of:=COUNTIF([.U2:.U32];&quot;PIR&quot;)" office:value-type="float" office:value="0" calcext:value-type="float">
            <text:p>0</text:p>
          </table:table-cell>
          <table:table-cell table:style-name="ce66" table:formula="of:=COUNTIF([.U2:.U32];&quot;HOL&quot;)" office:value-type="float" office:value="0" calcext:value-type="float">
            <text:p>0</text:p>
          </table:table-cell>
          <table:table-cell table:style-name="ce66" table:formula="of:=COUNTIF([.U2:.U32];[.P1])" office:value-type="float" office:value="0" calcext:value-type="float">
            <text:p>0</text:p>
          </table:table-cell>
          <table:table-cell table:style-name="ce66" table:formula="of:=COUNTIF([.U2:.U32];[.Q1])" office:value-type="float" office:value="0" calcext:value-type="float">
            <text:p>0</text:p>
          </table:table-cell>
          <table:table-cell table:style-name="ce66" table:formula="of:=COUNTIF([.U2:.U32];[.R1])" office:value-type="float" office:value="0" calcext:value-type="float">
            <text:p>0</text:p>
          </table:table-cell>
          <table:table-cell table:style-name="ce66" table:formula="of:=COUNTIF([.V2:.V32];[.S1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4" table:formula="of:=[Vzorci_vnosov.$A$45]" office:value-type="string" office:string-value="¶" calcext:value-type="string">
            <text:p>¶</text:p>
          </table:table-cell>
          <table:table-cell table:style-name="ce66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66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66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66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66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66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66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66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66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66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66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66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66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66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66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66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66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29" table:formula="of:=[Vzorci_vnosov.$A$8]" office:value-type="string" office:string-value="U" calcext:value-type="string">
            <text:p>U</text:p>
          </table:table-cell>
          <table:table-cell table:style-name="ce66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66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66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66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66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66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66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66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66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66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66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66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66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66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66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66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66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 table:number-rows-repeated="1048529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Print_Area" table:base-cell-address="$avgust.$A$1" table:cell-range-address="avgust.$A$1:avgust.$U$32"/>
        </table:named-expressions>
        <calcext:conditional-formats>
          <calcext:conditional-format calcext:target-range-address="avgust.A2:avgust.U32">
            <calcext:condition calcext:apply-style-name="cf37" calcext:value="formula-is(WEEKDAY([.$A2];2)=6)" calcext:base-cell-address="avgust.A2"/>
            <calcext:condition calcext:apply-style-name="cf37" calcext:value="formula-is(WEEKDAY([.$A2];2)=7)" calcext:base-cell-address="avgust.A2"/>
          </calcext:conditional-format>
          <calcext:conditional-format calcext:target-range-address="avgust.V2:avgust.AC32">
            <calcext:condition calcext:apply-style-name="cf38" calcext:value="&lt;1" calcext:base-cell-address="avgust.V2"/>
            <calcext:condition calcext:apply-style-name="cf41" calcext:value="&gt;1" calcext:base-cell-address="avgust.V2"/>
          </calcext:conditional-format>
          <calcext:conditional-format calcext:target-range-address="avgust.AE2:avgust.AE32">
            <calcext:condition calcext:apply-style-name="cf40" calcext:value="=1" calcext:base-cell-address="avgust.AE2"/>
            <calcext:condition calcext:apply-style-name="cf39" calcext:value="&gt;1" calcext:base-cell-address="avgust.AE2"/>
          </calcext:conditional-format>
          <calcext:conditional-format calcext:target-range-address="avgust.AD2:avgust.AD32">
            <calcext:condition calcext:apply-style-name="cf40" calcext:value="!=0" calcext:base-cell-address="avgust.AD2"/>
          </calcext:conditional-format>
          <calcext:conditional-format calcext:target-range-address="avgust.AF2:avgust.AF32">
            <calcext:condition calcext:apply-style-name="cf38" calcext:value="&lt;2" calcext:base-cell-address="avgust.AF2"/>
            <calcext:condition calcext:apply-style-name="cf39" calcext:value="&gt;2" calcext:base-cell-address="avgust.AF2"/>
          </calcext:conditional-format>
        </calcext:conditional-formats>
      </table:table>
      <table:table table:name="september" table:style-name="ta2" table:protected="true">
        <loext:table-protection loext:select-protected-cells="true" loext:select-unprotected-cells="true"/>
        <table:table-column table:style-name="co3" table:default-cell-style-name="ce24"/>
        <table:table-column table:style-name="co4" table:default-cell-style-name="ce25"/>
        <table:table-column table:style-name="co5" table:number-columns-repeated="12" table:default-cell-style-name="ce26"/>
        <table:table-column table:style-name="co5" table:visibility="collapse" table:default-cell-style-name="ce26"/>
        <table:table-column table:style-name="co5" table:number-columns-repeated="2" table:default-cell-style-name="ce26"/>
        <table:table-column table:style-name="co5" table:visibility="collapse" table:default-cell-style-name="ce26"/>
        <table:table-column table:style-name="co5" table:number-columns-repeated="3" table:default-cell-style-name="ce26"/>
        <table:table-column table:style-name="co6" table:number-columns-repeated="11" table:default-cell-style-name="ce26"/>
        <table:table-column table:style-name="co5" table:default-cell-style-name="ce84"/>
        <table:table-column table:style-name="co7" table:visibility="collapse" table:number-columns-repeated="18" table:default-cell-style-name="ce128"/>
        <table:table-column table:style-name="co6" table:number-columns-repeated="2" table:default-cell-style-name="ce130"/>
        <table:table-column table:style-name="co6" table:default-cell-style-name="ce27"/>
        <table:table-column table:style-name="co2" table:number-columns-repeated="10" table:default-cell-style-name="ce27"/>
        <table:table-row table:style-name="ro4">
          <table:table-cell table:style-name="ce28" table:formula="of:=[$januar.$A$1]" office:value-type="string" office:string-value="2021" calcext:value-type="string">
            <text:p>2021</text:p>
          </table:table-cell>
          <table:table-cell table:style-name="ce29"/>
          <table:table-cell table:style-name="ce117" table:formula="of:=[Vzorci_vnosov.$C$2]" office:value-type="string" office:string-value="GOR" calcext:value-type="string">
            <text:p>GOR</text:p>
          </table:table-cell>
          <table:table-cell table:style-name="ce117" table:formula="of:=[Vzorci_vnosov.$C$3]" office:value-type="string" office:string-value="ŠOŠ" calcext:value-type="string">
            <text:p>ŠOŠ</text:p>
          </table:table-cell>
          <table:table-cell table:style-name="ce117" table:formula="of:=[Vzorci_vnosov.$C$4]" office:value-type="string" office:string-value="PIN" calcext:value-type="string">
            <text:p>PIN</text:p>
          </table:table-cell>
          <table:table-cell table:style-name="ce117" table:formula="of:=[Vzorci_vnosov.$C$5]" office:value-type="string" office:string-value="KON" calcext:value-type="string">
            <text:p>KON</text:p>
          </table:table-cell>
          <table:table-cell table:style-name="ce117" table:formula="of:=[Vzorci_vnosov.$C$6]" office:value-type="string" office:string-value="ORO" calcext:value-type="string">
            <text:p>ORO</text:p>
          </table:table-cell>
          <table:table-cell table:style-name="ce117" table:formula="of:=[Vzorci_vnosov.$C$7]" office:value-type="string" office:string-value="MIO" calcext:value-type="string">
            <text:p>MIO</text:p>
          </table:table-cell>
          <table:table-cell table:style-name="ce117" table:formula="of:=[Vzorci_vnosov.$C$8]" office:value-type="string" office:string-value="BOŽ" calcext:value-type="string">
            <text:p>BOŽ</text:p>
          </table:table-cell>
          <table:table-cell table:style-name="ce117" table:formula="of:=[Vzorci_vnosov.$C$9]" office:value-type="string" office:string-value="TOM" calcext:value-type="string">
            <text:p>TOM</text:p>
          </table:table-cell>
          <table:table-cell table:style-name="ce117" table:formula="of:=[Vzorci_vnosov.$C$10]" office:value-type="string" office:string-value="MŠŠ" calcext:value-type="string">
            <text:p>MŠŠ</text:p>
          </table:table-cell>
          <table:table-cell table:style-name="ce117" table:formula="of:=[Vzorci_vnosov.$C$11]" office:value-type="string" office:string-value="ŽIV" calcext:value-type="string">
            <text:p>ŽIV</text:p>
          </table:table-cell>
          <table:table-cell table:style-name="ce117" table:formula="of:=[Vzorci_vnosov.$C$12]" office:value-type="string" office:string-value="TAL" calcext:value-type="string">
            <text:p>TAL</text:p>
          </table:table-cell>
          <table:table-cell table:style-name="ce117" table:formula="of:=[Vzorci_vnosov.$C$13]" office:value-type="string" office:string-value="PIR" calcext:value-type="string">
            <text:p>PIR</text:p>
          </table:table-cell>
          <table:table-cell table:style-name="ce117" table:formula="of:=[Vzorci_vnosov.$C$14]" office:value-type="string" office:string-value="NOV2" calcext:value-type="string">
            <text:p>NOV2</text:p>
          </table:table-cell>
          <table:table-cell table:style-name="ce117" table:formula="of:=[Vzorci_vnosov.$C$15]" office:value-type="string" office:string-value="BUT" calcext:value-type="string">
            <text:p>BUT</text:p>
          </table:table-cell>
          <table:table-cell table:style-name="ce117" table:formula="of:=[Vzorci_vnosov.$C$16]" office:value-type="string" office:string-value="ŽRJ" calcext:value-type="string">
            <text:p>ŽRJ</text:p>
          </table:table-cell>
          <table:table-cell table:style-name="ce117" table:formula="of:=[Vzorci_vnosov.$C$17]" office:value-type="string" office:string-value="NOV3" calcext:value-type="string">
            <text:p>NOV3</text:p>
          </table:table-cell>
          <table:table-cell table:style-name="ce117" table:formula="of:=[Vzorci_vnosov.$C$18]" office:value-type="string" office:string-value="JNK" calcext:value-type="string">
            <text:p>JNK</text:p>
          </table:table-cell>
          <table:table-cell table:style-name="ce31" office:value-type="string" calcext:value-type="string">
            <text:p>ZUN</text:p>
          </table:table-cell>
          <table:table-cell table:style-name="ce86" office:value-type="string" calcext:value-type="string">
            <text:p>TX</text:p>
          </table:table-cell>
          <table:table-cell table:style-name="ce33" table:formula="of:=[Vzorci_vnosov.$A$16]" office:value-type="string" office:string-value="☻" calcext:value-type="string">
            <text:p>☻</text:p>
          </table:table-cell>
          <table:table-cell table:style-name="ce34" office:value-type="string" calcext:value-type="string">
            <text:p>☺</text:p>
          </table:table-cell>
          <table:table-cell table:style-name="ce35" table:formula="of:=[Vzorci_vnosov.$A$4]" office:value-type="string" office:string-value="51" calcext:value-type="string">
            <text:p>51</text:p>
          </table:table-cell>
          <table:table-cell table:style-name="ce35" table:formula="of:=[Vzorci_vnosov.$A$5]" office:value-type="string" office:string-value="52" calcext:value-type="string">
            <text:p>52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36" table:formula="of:=[Vzorci_vnosov.$A$8]" office:value-type="string" office:string-value="U" calcext:value-type="string">
            <text:p>U</text:p>
          </table:table-cell>
          <table:table-cell table:style-name="ce35" table:formula="of:=[Vzorci_vnosov.$A$6]" office:value-type="string" office:string-value="KVIT" calcext:value-type="string">
            <text:p>KVIT</text:p>
          </table:table-cell>
          <table:table-cell table:style-name="ce37" office:value-type="string" calcext:value-type="string">
            <text:p>Brez</text:p>
          </table:table-cell>
          <table:table-cell table:style-name="ce38" office:value-type="string" calcext:value-type="string">
            <text:p>X</text:p>
          </table:table-cell>
          <table:table-cell table:style-name="ce39" office:value-type="string" calcext:value-type="string">
            <text:p>Op</text:p>
          </table:table-cell>
          <table:table-cell office:value-type="string" calcext:value-type="string">
            <text:p><text:s/></text:p>
          </table:table-cell>
          <table:table-cell table:style-name="ce75" office:value-type="string" calcext:value-type="string">
            <text:p>KOS</text:p>
          </table:table-cell>
          <table:table-cell table:style-name="ce75" office:value-type="string" calcext:value-type="string">
            <text:p>ŠOŠ</text:p>
          </table:table-cell>
          <table:table-cell table:style-name="ce75" office:value-type="string" calcext:value-type="string">
            <text:p>PIN</text:p>
          </table:table-cell>
          <table:table-cell table:style-name="ce75" office:value-type="string" calcext:value-type="string">
            <text:p>KON</text:p>
          </table:table-cell>
          <table:table-cell table:style-name="ce75" office:value-type="string" calcext:value-type="string">
            <text:p>ORO</text:p>
          </table:table-cell>
          <table:table-cell table:style-name="ce75" office:value-type="string" calcext:value-type="string">
            <text:p>MIO</text:p>
          </table:table-cell>
          <table:table-cell table:style-name="ce75" office:value-type="string" calcext:value-type="string">
            <text:p>BOŽ</text:p>
          </table:table-cell>
          <table:table-cell table:style-name="ce75" office:value-type="string" calcext:value-type="string">
            <text:p>TOM</text:p>
          </table:table-cell>
          <table:table-cell table:style-name="ce75" office:value-type="string" calcext:value-type="string">
            <text:p>MŠŠ</text:p>
          </table:table-cell>
          <table:table-cell table:style-name="ce75" office:value-type="string" calcext:value-type="string">
            <text:p>ŽIV</text:p>
          </table:table-cell>
          <table:table-cell table:style-name="ce75" office:value-type="string" calcext:value-type="string">
            <text:p>TAL</text:p>
          </table:table-cell>
          <table:table-cell table:style-name="ce75" office:value-type="string" calcext:value-type="string">
            <text:p>PIR</text:p>
          </table:table-cell>
          <table:table-cell table:style-name="ce75" office:value-type="string" calcext:value-type="string">
            <text:p>GRY</text:p>
          </table:table-cell>
          <table:table-cell table:style-name="ce75" office:value-type="string" calcext:value-type="string">
            <text:p>HOL</text:p>
          </table:table-cell>
          <table:table-cell table:style-name="ce75" office:value-type="string" calcext:value-type="string">
            <text:p>NOV1</text:p>
          </table:table-cell>
          <table:table-cell table:style-name="ce75" office:value-type="string" calcext:value-type="string">
            <text:p>NOV2</text:p>
          </table:table-cell>
          <table:table-cell table:style-name="ce75" office:value-type="string" calcext:value-type="string">
            <text:p>NOV3</text:p>
          </table:table-cell>
          <table:table-cell table:style-name="ce75" office:value-type="string" calcext:value-type="string">
            <text:p>POD</text:p>
          </table:table-cell>
          <table:table-cell table:number-columns-repeated="13"/>
        </table:table-row>
        <table:table-row table:style-name="ro4">
          <table:table-cell table:style-name="ce269" office:value-type="date" office:date-value="2021-09-01" calcext:value-type="date">
            <text:p>01/ sep</text:p>
          </table:table-cell>
          <table:table-cell table:style-name="ce270" table:formula="of:=TEXT([.A2];&quot;Ddd&quot;)" office:value-type="string" office:string-value="sre" calcext:value-type="string">
            <text:p>sre</text:p>
          </table:table-cell>
          <table:table-cell table:style-name="ce274" table:number-columns-repeated="18"/>
          <table:table-cell table:style-name="ce275"/>
          <table:table-cell table:style-name="ce276" table:formula="of:=COUNTIF([.AH2:.AY2];&quot;☻&quot;)" office:value-type="float" office:value="0" calcext:value-type="float">
            <text:p>0</text:p>
          </table:table-cell>
          <table:table-cell table:style-name="ce276" table:formula="of:=COUNTIF([.AH2:.AY2];&quot;☺&quot;)" office:value-type="float" office:value="0" calcext:value-type="float">
            <text:p>0</text:p>
          </table:table-cell>
          <table:table-cell table:style-name="ce276" table:formula="of:=COUNTIF([.C2:.S2];&quot;51&quot;)+COUNTIF([.C2:.S2];&quot;51$&quot;)+COUNTIF([.C2:.S2];&quot;51☻&quot;)" office:value-type="float" office:value="0" calcext:value-type="float">
            <text:p>0</text:p>
          </table:table-cell>
          <table:table-cell table:style-name="ce276" table:formula="of:=COUNTIF([.C2:.S2];&quot;52&quot;)+COUNTIF([.C2:.S2];&quot;52$&quot;)+COUNTIF([.C2:.S2];&quot;52☻&quot;)" office:value-type="float" office:value="0" calcext:value-type="float">
            <text:p>0</text:p>
          </table:table-cell>
          <table:table-cell table:style-name="ce276" table:formula="of:=COUNTIF([.C2:.S2];&quot;51¶&quot;)" office:value-type="float" office:value="0" calcext:value-type="float">
            <text:p>0</text:p>
          </table:table-cell>
          <table:table-cell table:style-name="ce276" table:formula="of:=COUNTIF([.C2:.S2];&quot;52¶&quot;)" office:value-type="float" office:value="0" calcext:value-type="float">
            <text:p>0</text:p>
          </table:table-cell>
          <table:table-cell table:style-name="ce276" table:formula="of:=COUNTIF([.C2:.S2];&quot;U&quot;)+COUNTIF([.C2:.S2];&quot;U☻&quot;)+COUNTIF([.C2:.S2];&quot;U☺&quot;)" office:value-type="float" office:value="0" calcext:value-type="float">
            <text:p>0</text:p>
          </table:table-cell>
          <table:table-cell table:style-name="ce276" table:formula="of:=COUNTIF([.C2:.S2];&quot;KVIT&quot;)+COUNTIF([.C2:.S2];&quot;KVIT☻&quot;)+COUNTIF([.C2:.S2];&quot;kvit$&quot;)" office:value-type="float" office:value="0" calcext:value-type="float">
            <text:p>0</text:p>
          </table:table-cell>
          <table:table-cell table:style-name="ce277" table:formula="of:=COUNTBLANK([.C2:.S2])-3" office:value-type="float" office:value="14" calcext:value-type="float">
            <text:p>14</text:p>
          </table:table-cell>
          <table:table-cell table:style-name="ce279" table:formula="of:=COUNTIF([.C2:.S2];&quot;x&quot;)" office:value-type="float" office:value="0" calcext:value-type="float">
            <text:p>0</text:p>
          </table:table-cell>
          <table:table-cell table:style-name="ce280" table:formula="of:=COUNTIF([.C2:.S2];&quot;51&quot;)+COUNTIF([.C2:.S2];&quot;51☻&quot;)+COUNTIF([.C2:.S2];&quot;2&quot;)+COUNTIF([.C2:.S2];&quot;52&quot;)+COUNTIF([.C2:.S2];&quot;52☻&quot;)+COUNTIF([.C2:.S2];&quot;51$&quot;)+COUNTIF([.C2:.S2];&quot;52$&quot;)" office:value-type="float" office:value="0" calcext:value-type="float">
            <text:p>0</text:p>
          </table:table-cell>
          <table:table-cell table:style-name="ce87" table:formula="of:=[Vzorci_vnosov.$A$2]" office:value-type="string" office:string-value="51☻" calcext:value-type="string">
            <text:p>51☻</text:p>
          </table:table-cell>
          <table:table-cell table:style-name="ce49" table:formula="of:=RIGHT([.C2];1)">
            <text:p/>
          </table:table-cell>
          <table:table-cell table:style-name="ce49" table:formula="of:=RIGHT([.D2];1)">
            <text:p/>
          </table:table-cell>
          <table:table-cell table:style-name="ce49" table:formula="of:=RIGHT([.E2];1)">
            <text:p/>
          </table:table-cell>
          <table:table-cell table:style-name="ce49" table:formula="of:=RIGHT([.F2];1)">
            <text:p/>
          </table:table-cell>
          <table:table-cell table:style-name="ce49" table:formula="of:=RIGHT([.G2];1)">
            <text:p/>
          </table:table-cell>
          <table:table-cell table:style-name="ce49" table:formula="of:=RIGHT([.H2];1)">
            <text:p/>
          </table:table-cell>
          <table:table-cell table:style-name="ce49" table:formula="of:=RIGHT([.I2];1)">
            <text:p/>
          </table:table-cell>
          <table:table-cell table:style-name="ce49" table:formula="of:=RIGHT([.J2];1)">
            <text:p/>
          </table:table-cell>
          <table:table-cell table:style-name="ce49" table:formula="of:=RIGHT([.K2];1)">
            <text:p/>
          </table:table-cell>
          <table:table-cell table:style-name="ce49" table:formula="of:=RIGHT([.L2];1)">
            <text:p/>
          </table:table-cell>
          <table:table-cell table:style-name="ce49" table:formula="of:=RIGHT([.M2];1)">
            <text:p/>
          </table:table-cell>
          <table:table-cell table:style-name="ce49" table:formula="of:=RIGHT([.N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];1)">
            <text:p/>
          </table:table-cell>
          <table:table-cell table:style-name="ce49" table:formula="of:=RIGHT([.P2];1)">
            <text:p/>
          </table:table-cell>
          <table:table-cell table:style-name="ce49" table:formula="of:=RIGHT([.Q2];1)">
            <text:p/>
          </table:table-cell>
          <table:table-cell table:style-name="ce49" table:formula="of:=RIGHT([.R2];1)">
            <text:p/>
          </table:table-cell>
          <table:table-cell table:style-name="ce49" table:formula="of:=RIGHT([.S2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02" calcext:value-type="date">
            <text:p>02/ sep</text:p>
          </table:table-cell>
          <table:table-cell table:style-name="ce270" table:formula="of:=TEXT([.A3];&quot;Ddd&quot;)" office:value-type="string" office:string-value="čet" calcext:value-type="string">
            <text:p>čet</text:p>
          </table:table-cell>
          <table:table-cell table:style-name="ce274" table:number-columns-repeated="18"/>
          <table:table-cell table:style-name="ce275"/>
          <table:table-cell table:style-name="ce276" table:formula="of:=COUNTIF([.AH3:.AY3];&quot;☻&quot;)" office:value-type="float" office:value="0" calcext:value-type="float">
            <text:p>0</text:p>
          </table:table-cell>
          <table:table-cell table:style-name="ce276" table:formula="of:=COUNTIF([.AH3:.AY3];&quot;☺&quot;)" office:value-type="float" office:value="0" calcext:value-type="float">
            <text:p>0</text:p>
          </table:table-cell>
          <table:table-cell table:style-name="ce276" table:formula="of:=COUNTIF([.C3:.S3];&quot;51&quot;)+COUNTIF([.C3:.S3];&quot;51$&quot;)+COUNTIF([.C3:.S3];&quot;51☻&quot;)" office:value-type="float" office:value="0" calcext:value-type="float">
            <text:p>0</text:p>
          </table:table-cell>
          <table:table-cell table:style-name="ce276" table:formula="of:=COUNTIF([.C3:.S3];&quot;52&quot;)+COUNTIF([.C3:.S3];&quot;52$&quot;)+COUNTIF([.C3:.S3];&quot;52☻&quot;)" office:value-type="float" office:value="0" calcext:value-type="float">
            <text:p>0</text:p>
          </table:table-cell>
          <table:table-cell table:style-name="ce276" table:formula="of:=COUNTIF([.C3:.S3];&quot;51¶&quot;)" office:value-type="float" office:value="0" calcext:value-type="float">
            <text:p>0</text:p>
          </table:table-cell>
          <table:table-cell table:style-name="ce276" table:formula="of:=COUNTIF([.C3:.S3];&quot;52¶&quot;)" office:value-type="float" office:value="0" calcext:value-type="float">
            <text:p>0</text:p>
          </table:table-cell>
          <table:table-cell table:style-name="ce276" table:formula="of:=COUNTIF([.C3:.S3];&quot;U&quot;)+COUNTIF([.C3:.S3];&quot;U☻&quot;)+COUNTIF([.C3:.S3];&quot;U☺&quot;)" office:value-type="float" office:value="0" calcext:value-type="float">
            <text:p>0</text:p>
          </table:table-cell>
          <table:table-cell table:style-name="ce276" table:formula="of:=COUNTIF([.C3:.S3];&quot;KVIT&quot;)+COUNTIF([.C3:.S3];&quot;KVIT☻&quot;)+COUNTIF([.C3:.S3];&quot;kvit$&quot;)" office:value-type="float" office:value="0" calcext:value-type="float">
            <text:p>0</text:p>
          </table:table-cell>
          <table:table-cell table:style-name="ce277" table:formula="of:=COUNTBLANK([.C3:.S3])-3" office:value-type="float" office:value="14" calcext:value-type="float">
            <text:p>14</text:p>
          </table:table-cell>
          <table:table-cell table:style-name="ce279" table:formula="of:=COUNTIF([.C3:.S3];&quot;x&quot;)" office:value-type="float" office:value="0" calcext:value-type="float">
            <text:p>0</text:p>
          </table:table-cell>
          <table:table-cell table:style-name="ce280" table:formula="of:=COUNTIF([.C3:.S3];&quot;51&quot;)+COUNTIF([.C3:.S3];&quot;51☻&quot;)+COUNTIF([.C3:.S3];&quot;2&quot;)+COUNTIF([.C3:.S3];&quot;52&quot;)+COUNTIF([.C3:.S3];&quot;52☻&quot;)+COUNTIF([.C3:.S3];&quot;51$&quot;)+COUNTIF([.C3:.S3];&quot;52$&quot;)" office:value-type="float" office:value="0" calcext:value-type="float">
            <text:p>0</text:p>
          </table:table-cell>
          <table:table-cell table:style-name="ce87" table:formula="of:=[Vzorci_vnosov.$A$3]" office:value-type="string" office:string-value="52☻" calcext:value-type="string">
            <text:p>52☻</text:p>
          </table:table-cell>
          <table:table-cell table:style-name="ce49" table:formula="of:=RIGHT([.C3];1)">
            <text:p/>
          </table:table-cell>
          <table:table-cell table:style-name="ce49" table:formula="of:=RIGHT([.D3];1)">
            <text:p/>
          </table:table-cell>
          <table:table-cell table:style-name="ce49" table:formula="of:=RIGHT([.E3];1)">
            <text:p/>
          </table:table-cell>
          <table:table-cell table:style-name="ce49" table:formula="of:=RIGHT([.F3];1)">
            <text:p/>
          </table:table-cell>
          <table:table-cell table:style-name="ce49" table:formula="of:=RIGHT([.G3];1)">
            <text:p/>
          </table:table-cell>
          <table:table-cell table:style-name="ce49" table:formula="of:=RIGHT([.H3];1)">
            <text:p/>
          </table:table-cell>
          <table:table-cell table:style-name="ce49" table:formula="of:=RIGHT([.I3];1)">
            <text:p/>
          </table:table-cell>
          <table:table-cell table:style-name="ce49" table:formula="of:=RIGHT([.J3];1)">
            <text:p/>
          </table:table-cell>
          <table:table-cell table:style-name="ce49" table:formula="of:=RIGHT([.K3];1)">
            <text:p/>
          </table:table-cell>
          <table:table-cell table:style-name="ce49" table:formula="of:=RIGHT([.L3];1)">
            <text:p/>
          </table:table-cell>
          <table:table-cell table:style-name="ce49" table:formula="of:=RIGHT([.M3];1)">
            <text:p/>
          </table:table-cell>
          <table:table-cell table:style-name="ce49" table:formula="of:=RIGHT([.N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];1)">
            <text:p/>
          </table:table-cell>
          <table:table-cell table:style-name="ce49" table:formula="of:=RIGHT([.P3];1)">
            <text:p/>
          </table:table-cell>
          <table:table-cell table:style-name="ce49" table:formula="of:=RIGHT([.Q3];1)">
            <text:p/>
          </table:table-cell>
          <table:table-cell table:style-name="ce49" table:formula="of:=RIGHT([.R3];1)">
            <text:p/>
          </table:table-cell>
          <table:table-cell table:style-name="ce49" table:formula="of:=RIGHT([.S3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03" calcext:value-type="date">
            <text:p>03/ sep</text:p>
          </table:table-cell>
          <table:table-cell table:style-name="ce270" table:formula="of:=TEXT([.A4];&quot;Ddd&quot;)" office:value-type="string" office:string-value="pet" calcext:value-type="string">
            <text:p>pet</text:p>
          </table:table-cell>
          <table:table-cell table:style-name="ce274" table:number-columns-repeated="18"/>
          <table:table-cell table:style-name="ce275"/>
          <table:table-cell table:style-name="ce276" table:formula="of:=COUNTIF([.AH4:.AY4];&quot;☻&quot;)" office:value-type="float" office:value="0" calcext:value-type="float">
            <text:p>0</text:p>
          </table:table-cell>
          <table:table-cell table:style-name="ce276" table:formula="of:=COUNTIF([.AH4:.AY4];&quot;☺&quot;)" office:value-type="float" office:value="0" calcext:value-type="float">
            <text:p>0</text:p>
          </table:table-cell>
          <table:table-cell table:style-name="ce276" table:formula="of:=COUNTIF([.C4:.S4];&quot;51&quot;)+COUNTIF([.C4:.S4];&quot;51$&quot;)+COUNTIF([.C4:.S4];&quot;51☻&quot;)" office:value-type="float" office:value="0" calcext:value-type="float">
            <text:p>0</text:p>
          </table:table-cell>
          <table:table-cell table:style-name="ce276" table:formula="of:=COUNTIF([.C4:.S4];&quot;52&quot;)+COUNTIF([.C4:.S4];&quot;52$&quot;)+COUNTIF([.C4:.S4];&quot;52☻&quot;)" office:value-type="float" office:value="0" calcext:value-type="float">
            <text:p>0</text:p>
          </table:table-cell>
          <table:table-cell table:style-name="ce276" table:formula="of:=COUNTIF([.C4:.S4];&quot;51¶&quot;)" office:value-type="float" office:value="0" calcext:value-type="float">
            <text:p>0</text:p>
          </table:table-cell>
          <table:table-cell table:style-name="ce276" table:formula="of:=COUNTIF([.C4:.S4];&quot;52¶&quot;)" office:value-type="float" office:value="0" calcext:value-type="float">
            <text:p>0</text:p>
          </table:table-cell>
          <table:table-cell table:style-name="ce276" table:formula="of:=COUNTIF([.C4:.S4];&quot;U&quot;)+COUNTIF([.C4:.S4];&quot;U☻&quot;)+COUNTIF([.C4:.S4];&quot;U☺&quot;)" office:value-type="float" office:value="0" calcext:value-type="float">
            <text:p>0</text:p>
          </table:table-cell>
          <table:table-cell table:style-name="ce276" table:formula="of:=COUNTIF([.C4:.S4];&quot;KVIT&quot;)+COUNTIF([.C4:.S4];&quot;KVIT☻&quot;)+COUNTIF([.C4:.S4];&quot;kvit$&quot;)" office:value-type="float" office:value="0" calcext:value-type="float">
            <text:p>0</text:p>
          </table:table-cell>
          <table:table-cell table:style-name="ce277" table:formula="of:=COUNTBLANK([.C4:.S4])-3" office:value-type="float" office:value="14" calcext:value-type="float">
            <text:p>14</text:p>
          </table:table-cell>
          <table:table-cell table:style-name="ce279" table:formula="of:=COUNTIF([.C4:.S4];&quot;x&quot;)" office:value-type="float" office:value="0" calcext:value-type="float">
            <text:p>0</text:p>
          </table:table-cell>
          <table:table-cell table:style-name="ce280" table:formula="of:=COUNTIF([.C4:.S4];&quot;51&quot;)+COUNTIF([.C4:.S4];&quot;51☻&quot;)+COUNTIF([.C4:.S4];&quot;2&quot;)+COUNTIF([.C4:.S4];&quot;52&quot;)+COUNTIF([.C4:.S4];&quot;52☻&quot;)+COUNTIF([.C4:.S4];&quot;51$&quot;)+COUNTIF([.C4:.S4];&quot;52$&quot;)" office:value-type="float" office:value="0" calcext:value-type="float">
            <text:p>0</text:p>
          </table:table-cell>
          <table:table-cell table:style-name="ce87" table:formula="of:=[Vzorci_vnosov.$A$4]" office:value-type="string" office:string-value="51" calcext:value-type="string">
            <text:p>51</text:p>
          </table:table-cell>
          <table:table-cell table:style-name="ce49" table:formula="of:=RIGHT([.C4];1)">
            <text:p/>
          </table:table-cell>
          <table:table-cell table:style-name="ce49" table:formula="of:=RIGHT([.D4];1)">
            <text:p/>
          </table:table-cell>
          <table:table-cell table:style-name="ce49" table:formula="of:=RIGHT([.E4];1)">
            <text:p/>
          </table:table-cell>
          <table:table-cell table:style-name="ce49" table:formula="of:=RIGHT([.F4];1)">
            <text:p/>
          </table:table-cell>
          <table:table-cell table:style-name="ce49" table:formula="of:=RIGHT([.G4];1)">
            <text:p/>
          </table:table-cell>
          <table:table-cell table:style-name="ce49" table:formula="of:=RIGHT([.H4];1)">
            <text:p/>
          </table:table-cell>
          <table:table-cell table:style-name="ce49" table:formula="of:=RIGHT([.I4];1)">
            <text:p/>
          </table:table-cell>
          <table:table-cell table:style-name="ce49" table:formula="of:=RIGHT([.J4];1)">
            <text:p/>
          </table:table-cell>
          <table:table-cell table:style-name="ce49" table:formula="of:=RIGHT([.K4];1)">
            <text:p/>
          </table:table-cell>
          <table:table-cell table:style-name="ce49" table:formula="of:=RIGHT([.L4];1)">
            <text:p/>
          </table:table-cell>
          <table:table-cell table:style-name="ce49" table:formula="of:=RIGHT([.M4];1)">
            <text:p/>
          </table:table-cell>
          <table:table-cell table:style-name="ce49" table:formula="of:=RIGHT([.N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4];1)">
            <text:p/>
          </table:table-cell>
          <table:table-cell table:style-name="ce49" table:formula="of:=RIGHT([.P4];1)">
            <text:p/>
          </table:table-cell>
          <table:table-cell table:style-name="ce49" table:formula="of:=RIGHT([.Q4];1)">
            <text:p/>
          </table:table-cell>
          <table:table-cell table:style-name="ce49" table:formula="of:=RIGHT([.R4];1)">
            <text:p/>
          </table:table-cell>
          <table:table-cell table:style-name="ce49" table:formula="of:=RIGHT([.S4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04" calcext:value-type="date">
            <text:p>04/ sep</text:p>
          </table:table-cell>
          <table:table-cell table:style-name="ce270" table:formula="of:=TEXT([.A5];&quot;Ddd&quot;)" office:value-type="string" office:string-value="sob" calcext:value-type="string">
            <text:p>sob</text:p>
          </table:table-cell>
          <table:table-cell table:style-name="ce274" table:number-columns-repeated="18"/>
          <table:table-cell table:style-name="ce275"/>
          <table:table-cell table:style-name="ce276" table:formula="of:=COUNTIF([.AH5:.AY5];&quot;☻&quot;)" office:value-type="float" office:value="0" calcext:value-type="float">
            <text:p>0</text:p>
          </table:table-cell>
          <table:table-cell table:style-name="ce276" table:formula="of:=COUNTIF([.AH5:.AY5];&quot;☺&quot;)" office:value-type="float" office:value="0" calcext:value-type="float">
            <text:p>0</text:p>
          </table:table-cell>
          <table:table-cell table:style-name="ce276" table:formula="of:=COUNTIF([.C5:.S5];&quot;51&quot;)+COUNTIF([.C5:.S5];&quot;51$&quot;)+COUNTIF([.C5:.S5];&quot;51☻&quot;)" office:value-type="float" office:value="0" calcext:value-type="float">
            <text:p>0</text:p>
          </table:table-cell>
          <table:table-cell table:style-name="ce276" table:formula="of:=COUNTIF([.C5:.S5];&quot;52&quot;)+COUNTIF([.C5:.S5];&quot;52$&quot;)+COUNTIF([.C5:.S5];&quot;52☻&quot;)" office:value-type="float" office:value="0" calcext:value-type="float">
            <text:p>0</text:p>
          </table:table-cell>
          <table:table-cell table:style-name="ce276" table:formula="of:=COUNTIF([.C5:.S5];&quot;51¶&quot;)" office:value-type="float" office:value="0" calcext:value-type="float">
            <text:p>0</text:p>
          </table:table-cell>
          <table:table-cell table:style-name="ce276" table:formula="of:=COUNTIF([.C5:.S5];&quot;52¶&quot;)" office:value-type="float" office:value="0" calcext:value-type="float">
            <text:p>0</text:p>
          </table:table-cell>
          <table:table-cell table:style-name="ce276" table:formula="of:=COUNTIF([.C5:.S5];&quot;U&quot;)+COUNTIF([.C5:.S5];&quot;U☻&quot;)+COUNTIF([.C5:.S5];&quot;U☺&quot;)" office:value-type="float" office:value="0" calcext:value-type="float">
            <text:p>0</text:p>
          </table:table-cell>
          <table:table-cell table:style-name="ce276" table:formula="of:=COUNTIF([.C5:.S5];&quot;KVIT&quot;)+COUNTIF([.C5:.S5];&quot;KVIT☻&quot;)+COUNTIF([.C5:.S5];&quot;kvit$&quot;)" office:value-type="float" office:value="0" calcext:value-type="float">
            <text:p>0</text:p>
          </table:table-cell>
          <table:table-cell table:style-name="ce277" table:formula="of:=COUNTBLANK([.C5:.S5])-3" office:value-type="float" office:value="14" calcext:value-type="float">
            <text:p>14</text:p>
          </table:table-cell>
          <table:table-cell table:style-name="ce279" table:formula="of:=COUNTIF([.C5:.S5];&quot;x&quot;)" office:value-type="float" office:value="0" calcext:value-type="float">
            <text:p>0</text:p>
          </table:table-cell>
          <table:table-cell table:style-name="ce280" table:formula="of:=COUNTIF([.C5:.S5];&quot;51&quot;)+COUNTIF([.C5:.S5];&quot;51☻&quot;)+COUNTIF([.C5:.S5];&quot;2&quot;)+COUNTIF([.C5:.S5];&quot;52&quot;)+COUNTIF([.C5:.S5];&quot;52☻&quot;)+COUNTIF([.C5:.S5];&quot;51$&quot;)+COUNTIF([.C5:.S5];&quot;52$&quot;)" office:value-type="float" office:value="0" calcext:value-type="float">
            <text:p>0</text:p>
          </table:table-cell>
          <table:table-cell table:style-name="ce87" table:formula="of:=[Vzorci_vnosov.$A$5]" office:value-type="string" office:string-value="52" calcext:value-type="string">
            <text:p>52</text:p>
          </table:table-cell>
          <table:table-cell table:style-name="ce49" table:formula="of:=RIGHT([.C5];1)">
            <text:p/>
          </table:table-cell>
          <table:table-cell table:style-name="ce49" table:formula="of:=RIGHT([.D5];1)">
            <text:p/>
          </table:table-cell>
          <table:table-cell table:style-name="ce49" table:formula="of:=RIGHT([.E5];1)">
            <text:p/>
          </table:table-cell>
          <table:table-cell table:style-name="ce49" table:formula="of:=RIGHT([.F5];1)">
            <text:p/>
          </table:table-cell>
          <table:table-cell table:style-name="ce49" table:formula="of:=RIGHT([.G5];1)">
            <text:p/>
          </table:table-cell>
          <table:table-cell table:style-name="ce49" table:formula="of:=RIGHT([.H5];1)">
            <text:p/>
          </table:table-cell>
          <table:table-cell table:style-name="ce49" table:formula="of:=RIGHT([.I5];1)">
            <text:p/>
          </table:table-cell>
          <table:table-cell table:style-name="ce49" table:formula="of:=RIGHT([.J5];1)">
            <text:p/>
          </table:table-cell>
          <table:table-cell table:style-name="ce49" table:formula="of:=RIGHT([.K5];1)">
            <text:p/>
          </table:table-cell>
          <table:table-cell table:style-name="ce49" table:formula="of:=RIGHT([.L5];1)">
            <text:p/>
          </table:table-cell>
          <table:table-cell table:style-name="ce49" table:formula="of:=RIGHT([.M5];1)">
            <text:p/>
          </table:table-cell>
          <table:table-cell table:style-name="ce49" table:formula="of:=RIGHT([.N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5];1)">
            <text:p/>
          </table:table-cell>
          <table:table-cell table:style-name="ce49" table:formula="of:=RIGHT([.P5];1)">
            <text:p/>
          </table:table-cell>
          <table:table-cell table:style-name="ce49" table:formula="of:=RIGHT([.Q5];1)">
            <text:p/>
          </table:table-cell>
          <table:table-cell table:style-name="ce49" table:formula="of:=RIGHT([.R5];1)">
            <text:p/>
          </table:table-cell>
          <table:table-cell table:style-name="ce49" table:formula="of:=RIGHT([.S5];1)">
            <text:p/>
          </table:table-cell>
          <table:table-cell/>
          <table:table-cell table:style-name="ce206" office:value-type="string" calcext:value-type="string">
            <office:annotation draw:style-name="gr1" draw:text-style-name="P2" svg:width="21.352cm" svg:height="11.906cm" svg:x="141.817cm" svg:y="1.64cm" draw:caption-point-x="-111.956cm" draw:caption-point-y="1.121cm">
              <dc:creator> </dc:creator>
              <dc:date>2020-10-27T00:00:00</dc:date>
              <text:p text:style-name="P1"><text:span text:style-name="T1">Microsoft Office User:</text:span></text:p>
              <text:p text:style-name="P1"><text:span text:style-name="T2">za september ne morem 1.,2.,12.-17.9.</text:span></text:p>
              <text:p text:style-name="P1"><text:span text:style-name="T2">Prosila bi te za cim manj torkov.</text:span></text:p>
            </office:annotation>
            <text:p>ŠTU</text:p>
          </table:table-cell>
          <table:table-cell table:number-columns-repeated="11"/>
        </table:table-row>
        <table:table-row table:style-name="ro4">
          <table:table-cell table:style-name="ce269" office:value-type="date" office:date-value="2021-09-05" calcext:value-type="date">
            <text:p>05/ sep</text:p>
          </table:table-cell>
          <table:table-cell table:style-name="ce270" table:formula="of:=TEXT([.A6];&quot;Ddd&quot;)" office:value-type="string" office:string-value="ned" calcext:value-type="string">
            <text:p>ned</text:p>
          </table:table-cell>
          <table:table-cell table:style-name="ce274" table:number-columns-repeated="18"/>
          <table:table-cell table:style-name="ce275"/>
          <table:table-cell table:style-name="ce276" table:formula="of:=COUNTIF([.AH6:.AY6];&quot;☻&quot;)" office:value-type="float" office:value="0" calcext:value-type="float">
            <text:p>0</text:p>
          </table:table-cell>
          <table:table-cell table:style-name="ce276" table:formula="of:=COUNTIF([.AH6:.AY6];&quot;☺&quot;)" office:value-type="float" office:value="0" calcext:value-type="float">
            <text:p>0</text:p>
          </table:table-cell>
          <table:table-cell table:style-name="ce276" table:formula="of:=COUNTIF([.C6:.S6];&quot;51&quot;)+COUNTIF([.C6:.S6];&quot;51$&quot;)+COUNTIF([.C6:.S6];&quot;51☻&quot;)" office:value-type="float" office:value="0" calcext:value-type="float">
            <text:p>0</text:p>
          </table:table-cell>
          <table:table-cell table:style-name="ce276" table:formula="of:=COUNTIF([.C6:.S6];&quot;52&quot;)+COUNTIF([.C6:.S6];&quot;52$&quot;)+COUNTIF([.C6:.S6];&quot;52☻&quot;)" office:value-type="float" office:value="0" calcext:value-type="float">
            <text:p>0</text:p>
          </table:table-cell>
          <table:table-cell table:style-name="ce276" table:formula="of:=COUNTIF([.C6:.S6];&quot;51¶&quot;)" office:value-type="float" office:value="0" calcext:value-type="float">
            <text:p>0</text:p>
          </table:table-cell>
          <table:table-cell table:style-name="ce276" table:formula="of:=COUNTIF([.C6:.S6];&quot;52¶&quot;)" office:value-type="float" office:value="0" calcext:value-type="float">
            <text:p>0</text:p>
          </table:table-cell>
          <table:table-cell table:style-name="ce276" table:formula="of:=COUNTIF([.C6:.S6];&quot;U&quot;)+COUNTIF([.C6:.S6];&quot;U☻&quot;)+COUNTIF([.C6:.S6];&quot;U☺&quot;)" office:value-type="float" office:value="0" calcext:value-type="float">
            <text:p>0</text:p>
          </table:table-cell>
          <table:table-cell table:style-name="ce276" table:formula="of:=COUNTIF([.C6:.S6];&quot;KVIT&quot;)+COUNTIF([.C6:.S6];&quot;KVIT☻&quot;)+COUNTIF([.C6:.S6];&quot;kvit$&quot;)" office:value-type="float" office:value="0" calcext:value-type="float">
            <text:p>0</text:p>
          </table:table-cell>
          <table:table-cell table:style-name="ce277" table:formula="of:=COUNTBLANK([.C6:.S6])-3" office:value-type="float" office:value="14" calcext:value-type="float">
            <text:p>14</text:p>
          </table:table-cell>
          <table:table-cell table:style-name="ce279" table:formula="of:=COUNTIF([.C6:.S6];&quot;x&quot;)" office:value-type="float" office:value="0" calcext:value-type="float">
            <text:p>0</text:p>
          </table:table-cell>
          <table:table-cell table:style-name="ce280" table:formula="of:=COUNTIF([.C6:.S6];&quot;51&quot;)+COUNTIF([.C6:.S6];&quot;51☻&quot;)+COUNTIF([.C6:.S6];&quot;2&quot;)+COUNTIF([.C6:.S6];&quot;52&quot;)+COUNTIF([.C6:.S6];&quot;52☻&quot;)+COUNTIF([.C6:.S6];&quot;51$&quot;)+COUNTIF([.C6:.S6];&quot;52$&quot;)" office:value-type="float" office:value="0" calcext:value-type="float">
            <text:p>0</text:p>
          </table:table-cell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49" table:formula="of:=RIGHT([.C6];1)">
            <text:p/>
          </table:table-cell>
          <table:table-cell table:style-name="ce49" table:formula="of:=RIGHT([.D6];1)">
            <text:p/>
          </table:table-cell>
          <table:table-cell table:style-name="ce49" table:formula="of:=RIGHT([.E6];1)">
            <text:p/>
          </table:table-cell>
          <table:table-cell table:style-name="ce49" table:formula="of:=RIGHT([.F6];1)">
            <text:p/>
          </table:table-cell>
          <table:table-cell table:style-name="ce49" table:formula="of:=RIGHT([.G6];1)">
            <text:p/>
          </table:table-cell>
          <table:table-cell table:style-name="ce49" table:formula="of:=RIGHT([.H6];1)">
            <text:p/>
          </table:table-cell>
          <table:table-cell table:style-name="ce49" table:formula="of:=RIGHT([.I6];1)">
            <text:p/>
          </table:table-cell>
          <table:table-cell table:style-name="ce49" table:formula="of:=RIGHT([.J6];1)">
            <text:p/>
          </table:table-cell>
          <table:table-cell table:style-name="ce49" table:formula="of:=RIGHT([.K6];1)">
            <text:p/>
          </table:table-cell>
          <table:table-cell table:style-name="ce49" table:formula="of:=RIGHT([.L6];1)">
            <text:p/>
          </table:table-cell>
          <table:table-cell table:style-name="ce49" table:formula="of:=RIGHT([.M6];1)">
            <text:p/>
          </table:table-cell>
          <table:table-cell table:style-name="ce49" table:formula="of:=RIGHT([.N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6];1)">
            <text:p/>
          </table:table-cell>
          <table:table-cell table:style-name="ce49" table:formula="of:=RIGHT([.P6];1)">
            <text:p/>
          </table:table-cell>
          <table:table-cell table:style-name="ce49" table:formula="of:=RIGHT([.Q6];1)">
            <text:p/>
          </table:table-cell>
          <table:table-cell table:style-name="ce49" table:formula="of:=RIGHT([.R6];1)">
            <text:p/>
          </table:table-cell>
          <table:table-cell table:style-name="ce49" table:formula="of:=RIGHT([.S6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06" calcext:value-type="date">
            <text:p>06/ sep</text:p>
          </table:table-cell>
          <table:table-cell table:style-name="ce270" table:formula="of:=TEXT([.A7];&quot;Ddd&quot;)" office:value-type="string" office:string-value="pon" calcext:value-type="string">
            <text:p>pon</text:p>
          </table:table-cell>
          <table:table-cell table:style-name="ce274" table:number-columns-repeated="18"/>
          <table:table-cell table:style-name="ce275"/>
          <table:table-cell table:style-name="ce276" table:formula="of:=COUNTIF([.AH7:.AY7];&quot;☻&quot;)" office:value-type="float" office:value="0" calcext:value-type="float">
            <text:p>0</text:p>
          </table:table-cell>
          <table:table-cell table:style-name="ce276" table:formula="of:=COUNTIF([.AH7:.AY7];&quot;☺&quot;)" office:value-type="float" office:value="0" calcext:value-type="float">
            <text:p>0</text:p>
          </table:table-cell>
          <table:table-cell table:style-name="ce276" table:formula="of:=COUNTIF([.C7:.S7];&quot;51&quot;)+COUNTIF([.C7:.S7];&quot;51$&quot;)+COUNTIF([.C7:.S7];&quot;51☻&quot;)" office:value-type="float" office:value="0" calcext:value-type="float">
            <text:p>0</text:p>
          </table:table-cell>
          <table:table-cell table:style-name="ce276" table:formula="of:=COUNTIF([.C7:.S7];&quot;52&quot;)+COUNTIF([.C7:.S7];&quot;52$&quot;)+COUNTIF([.C7:.S7];&quot;52☻&quot;)" office:value-type="float" office:value="0" calcext:value-type="float">
            <text:p>0</text:p>
          </table:table-cell>
          <table:table-cell table:style-name="ce276" table:formula="of:=COUNTIF([.C7:.S7];&quot;51¶&quot;)" office:value-type="float" office:value="0" calcext:value-type="float">
            <text:p>0</text:p>
          </table:table-cell>
          <table:table-cell table:style-name="ce276" table:formula="of:=COUNTIF([.C7:.S7];&quot;52¶&quot;)" office:value-type="float" office:value="0" calcext:value-type="float">
            <text:p>0</text:p>
          </table:table-cell>
          <table:table-cell table:style-name="ce276" table:formula="of:=COUNTIF([.C7:.S7];&quot;U&quot;)+COUNTIF([.C7:.S7];&quot;U☻&quot;)+COUNTIF([.C7:.S7];&quot;U☺&quot;)" office:value-type="float" office:value="0" calcext:value-type="float">
            <text:p>0</text:p>
          </table:table-cell>
          <table:table-cell table:style-name="ce276" table:formula="of:=COUNTIF([.C7:.S7];&quot;KVIT&quot;)+COUNTIF([.C7:.S7];&quot;KVIT☻&quot;)+COUNTIF([.C7:.S7];&quot;kvit$&quot;)" office:value-type="float" office:value="0" calcext:value-type="float">
            <text:p>0</text:p>
          </table:table-cell>
          <table:table-cell table:style-name="ce277" table:formula="of:=COUNTBLANK([.C7:.S7])-3" office:value-type="float" office:value="14" calcext:value-type="float">
            <text:p>14</text:p>
          </table:table-cell>
          <table:table-cell table:style-name="ce279" table:formula="of:=COUNTIF([.C7:.S7];&quot;x&quot;)" office:value-type="float" office:value="0" calcext:value-type="float">
            <text:p>0</text:p>
          </table:table-cell>
          <table:table-cell table:style-name="ce280" table:formula="of:=COUNTIF([.C7:.S7];&quot;51&quot;)+COUNTIF([.C7:.S7];&quot;51☻&quot;)+COUNTIF([.C7:.S7];&quot;2&quot;)+COUNTIF([.C7:.S7];&quot;52&quot;)+COUNTIF([.C7:.S7];&quot;52☻&quot;)+COUNTIF([.C7:.S7];&quot;51$&quot;)+COUNTIF([.C7:.S7];&quot;52$&quot;)" office:value-type="float" office:value="0" calcext:value-type="float">
            <text:p>0</text:p>
          </table:table-cell>
          <table:table-cell table:style-name="ce88" table:formula="of:=[Vzorci_vnosov.$A$7]" office:value-type="string" office:string-value="KVIT☻" calcext:value-type="string">
            <text:p>KVIT☻</text:p>
          </table:table-cell>
          <table:table-cell table:style-name="ce49" table:formula="of:=RIGHT([.C7];1)">
            <text:p/>
          </table:table-cell>
          <table:table-cell table:style-name="ce49" table:formula="of:=RIGHT([.D7];1)">
            <text:p/>
          </table:table-cell>
          <table:table-cell table:style-name="ce49" table:formula="of:=RIGHT([.E7];1)">
            <text:p/>
          </table:table-cell>
          <table:table-cell table:style-name="ce49" table:formula="of:=RIGHT([.F7];1)">
            <text:p/>
          </table:table-cell>
          <table:table-cell table:style-name="ce49" table:formula="of:=RIGHT([.G7];1)">
            <text:p/>
          </table:table-cell>
          <table:table-cell table:style-name="ce49" table:formula="of:=RIGHT([.H7];1)">
            <text:p/>
          </table:table-cell>
          <table:table-cell table:style-name="ce49" table:formula="of:=RIGHT([.I7];1)">
            <text:p/>
          </table:table-cell>
          <table:table-cell table:style-name="ce49" table:formula="of:=RIGHT([.J7];1)">
            <text:p/>
          </table:table-cell>
          <table:table-cell table:style-name="ce49" table:formula="of:=RIGHT([.K7];1)">
            <text:p/>
          </table:table-cell>
          <table:table-cell table:style-name="ce49" table:formula="of:=RIGHT([.L7];1)">
            <text:p/>
          </table:table-cell>
          <table:table-cell table:style-name="ce49" table:formula="of:=RIGHT([.M7];1)">
            <text:p/>
          </table:table-cell>
          <table:table-cell table:style-name="ce49" table:formula="of:=RIGHT([.N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7];1)">
            <text:p/>
          </table:table-cell>
          <table:table-cell table:style-name="ce49" table:formula="of:=RIGHT([.P7];1)">
            <text:p/>
          </table:table-cell>
          <table:table-cell table:style-name="ce49" table:formula="of:=RIGHT([.Q7];1)">
            <text:p/>
          </table:table-cell>
          <table:table-cell table:style-name="ce49" table:formula="of:=RIGHT([.R7];1)">
            <text:p/>
          </table:table-cell>
          <table:table-cell table:style-name="ce49" table:formula="of:=RIGHT([.S7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07" calcext:value-type="date">
            <text:p>07/ sep</text:p>
          </table:table-cell>
          <table:table-cell table:style-name="ce270" table:formula="of:=TEXT([.A8];&quot;Ddd&quot;)" office:value-type="string" office:string-value="tor" calcext:value-type="string">
            <text:p>tor</text:p>
          </table:table-cell>
          <table:table-cell table:style-name="ce274" table:number-columns-repeated="18"/>
          <table:table-cell table:style-name="ce275"/>
          <table:table-cell table:style-name="ce276" table:formula="of:=COUNTIF([.AH8:.AY8];&quot;☻&quot;)" office:value-type="float" office:value="0" calcext:value-type="float">
            <text:p>0</text:p>
          </table:table-cell>
          <table:table-cell table:style-name="ce276" table:formula="of:=COUNTIF([.AH8:.AY8];&quot;☺&quot;)" office:value-type="float" office:value="0" calcext:value-type="float">
            <text:p>0</text:p>
          </table:table-cell>
          <table:table-cell table:style-name="ce276" table:formula="of:=COUNTIF([.C8:.S8];&quot;51&quot;)+COUNTIF([.C8:.S8];&quot;51$&quot;)+COUNTIF([.C8:.S8];&quot;51☻&quot;)" office:value-type="float" office:value="0" calcext:value-type="float">
            <text:p>0</text:p>
          </table:table-cell>
          <table:table-cell table:style-name="ce276" table:formula="of:=COUNTIF([.C8:.S8];&quot;52&quot;)+COUNTIF([.C8:.S8];&quot;52$&quot;)+COUNTIF([.C8:.S8];&quot;52☻&quot;)" office:value-type="float" office:value="0" calcext:value-type="float">
            <text:p>0</text:p>
          </table:table-cell>
          <table:table-cell table:style-name="ce276" table:formula="of:=COUNTIF([.C8:.S8];&quot;51¶&quot;)" office:value-type="float" office:value="0" calcext:value-type="float">
            <text:p>0</text:p>
          </table:table-cell>
          <table:table-cell table:style-name="ce276" table:formula="of:=COUNTIF([.C8:.S8];&quot;52¶&quot;)" office:value-type="float" office:value="0" calcext:value-type="float">
            <text:p>0</text:p>
          </table:table-cell>
          <table:table-cell table:style-name="ce276" table:formula="of:=COUNTIF([.C8:.S8];&quot;U&quot;)+COUNTIF([.C8:.S8];&quot;U☻&quot;)+COUNTIF([.C8:.S8];&quot;U☺&quot;)" office:value-type="float" office:value="0" calcext:value-type="float">
            <text:p>0</text:p>
          </table:table-cell>
          <table:table-cell table:style-name="ce276" table:formula="of:=COUNTIF([.C8:.S8];&quot;KVIT&quot;)+COUNTIF([.C8:.S8];&quot;KVIT☻&quot;)+COUNTIF([.C8:.S8];&quot;kvit$&quot;)" office:value-type="float" office:value="0" calcext:value-type="float">
            <text:p>0</text:p>
          </table:table-cell>
          <table:table-cell table:style-name="ce277" table:formula="of:=COUNTBLANK([.C8:.S8])-3" office:value-type="float" office:value="14" calcext:value-type="float">
            <text:p>14</text:p>
          </table:table-cell>
          <table:table-cell table:style-name="ce279" table:formula="of:=COUNTIF([.C8:.S8];&quot;x&quot;)" office:value-type="float" office:value="0" calcext:value-type="float">
            <text:p>0</text:p>
          </table:table-cell>
          <table:table-cell table:style-name="ce280" table:formula="of:=COUNTIF([.C8:.S8];&quot;51&quot;)+COUNTIF([.C8:.S8];&quot;51☻&quot;)+COUNTIF([.C8:.S8];&quot;2&quot;)+COUNTIF([.C8:.S8];&quot;52&quot;)+COUNTIF([.C8:.S8];&quot;52☻&quot;)+COUNTIF([.C8:.S8];&quot;51$&quot;)+COUNTIF([.C8:.S8];&quot;52$&quot;)" office:value-type="float" office:value="0" calcext:value-type="float">
            <text:p>0</text:p>
          </table:table-cell>
          <table:table-cell table:style-name="ce87" table:formula="of:=[Vzorci_vnosov.$A$8]" office:value-type="string" office:string-value="U" calcext:value-type="string">
            <text:p>U</text:p>
          </table:table-cell>
          <table:table-cell table:style-name="ce49" table:formula="of:=RIGHT([.C8];1)">
            <text:p/>
          </table:table-cell>
          <table:table-cell table:style-name="ce49" table:formula="of:=RIGHT([.D8];1)">
            <text:p/>
          </table:table-cell>
          <table:table-cell table:style-name="ce49" table:formula="of:=RIGHT([.E8];1)">
            <text:p/>
          </table:table-cell>
          <table:table-cell table:style-name="ce49" table:formula="of:=RIGHT([.F8];1)">
            <text:p/>
          </table:table-cell>
          <table:table-cell table:style-name="ce49" table:formula="of:=RIGHT([.G8];1)">
            <text:p/>
          </table:table-cell>
          <table:table-cell table:style-name="ce49" table:formula="of:=RIGHT([.H8];1)">
            <text:p/>
          </table:table-cell>
          <table:table-cell table:style-name="ce49" table:formula="of:=RIGHT([.I8];1)">
            <text:p/>
          </table:table-cell>
          <table:table-cell table:style-name="ce49" table:formula="of:=RIGHT([.J8];1)">
            <text:p/>
          </table:table-cell>
          <table:table-cell table:style-name="ce49" table:formula="of:=RIGHT([.K8];1)">
            <text:p/>
          </table:table-cell>
          <table:table-cell table:style-name="ce49" table:formula="of:=RIGHT([.L8];1)">
            <text:p/>
          </table:table-cell>
          <table:table-cell table:style-name="ce49" table:formula="of:=RIGHT([.M8];1)">
            <text:p/>
          </table:table-cell>
          <table:table-cell table:style-name="ce49" table:formula="of:=RIGHT([.N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8];1)">
            <text:p/>
          </table:table-cell>
          <table:table-cell table:style-name="ce49" table:formula="of:=RIGHT([.P8];1)">
            <text:p/>
          </table:table-cell>
          <table:table-cell table:style-name="ce49" table:formula="of:=RIGHT([.Q8];1)">
            <text:p/>
          </table:table-cell>
          <table:table-cell table:style-name="ce49" table:formula="of:=RIGHT([.R8];1)">
            <text:p/>
          </table:table-cell>
          <table:table-cell table:style-name="ce49" table:formula="of:=RIGHT([.S8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08" calcext:value-type="date">
            <text:p>08/ sep</text:p>
          </table:table-cell>
          <table:table-cell table:style-name="ce270" table:formula="of:=TEXT([.A9];&quot;Ddd&quot;)" office:value-type="string" office:string-value="sre" calcext:value-type="string">
            <text:p>sre</text:p>
          </table:table-cell>
          <table:table-cell table:style-name="ce274" table:number-columns-repeated="18"/>
          <table:table-cell table:style-name="ce275"/>
          <table:table-cell table:style-name="ce276" table:formula="of:=COUNTIF([.AH9:.AY9];&quot;☻&quot;)" office:value-type="float" office:value="0" calcext:value-type="float">
            <text:p>0</text:p>
          </table:table-cell>
          <table:table-cell table:style-name="ce276" table:formula="of:=COUNTIF([.AH9:.AY9];&quot;☺&quot;)" office:value-type="float" office:value="0" calcext:value-type="float">
            <text:p>0</text:p>
          </table:table-cell>
          <table:table-cell table:style-name="ce276" table:formula="of:=COUNTIF([.C9:.S9];&quot;51&quot;)+COUNTIF([.C9:.S9];&quot;51$&quot;)+COUNTIF([.C9:.S9];&quot;51☻&quot;)" office:value-type="float" office:value="0" calcext:value-type="float">
            <text:p>0</text:p>
          </table:table-cell>
          <table:table-cell table:style-name="ce276" table:formula="of:=COUNTIF([.C9:.S9];&quot;52&quot;)+COUNTIF([.C9:.S9];&quot;52$&quot;)+COUNTIF([.C9:.S9];&quot;52☻&quot;)" office:value-type="float" office:value="0" calcext:value-type="float">
            <text:p>0</text:p>
          </table:table-cell>
          <table:table-cell table:style-name="ce276" table:formula="of:=COUNTIF([.C9:.S9];&quot;51¶&quot;)" office:value-type="float" office:value="0" calcext:value-type="float">
            <text:p>0</text:p>
          </table:table-cell>
          <table:table-cell table:style-name="ce276" table:formula="of:=COUNTIF([.C9:.S9];&quot;52¶&quot;)" office:value-type="float" office:value="0" calcext:value-type="float">
            <text:p>0</text:p>
          </table:table-cell>
          <table:table-cell table:style-name="ce276" table:formula="of:=COUNTIF([.C9:.S9];&quot;U&quot;)+COUNTIF([.C9:.S9];&quot;U☻&quot;)+COUNTIF([.C9:.S9];&quot;U☺&quot;)" office:value-type="float" office:value="0" calcext:value-type="float">
            <text:p>0</text:p>
          </table:table-cell>
          <table:table-cell table:style-name="ce276" table:formula="of:=COUNTIF([.C9:.S9];&quot;KVIT&quot;)+COUNTIF([.C9:.S9];&quot;KVIT☻&quot;)+COUNTIF([.C9:.S9];&quot;kvit$&quot;)" office:value-type="float" office:value="0" calcext:value-type="float">
            <text:p>0</text:p>
          </table:table-cell>
          <table:table-cell table:style-name="ce277" table:formula="of:=COUNTBLANK([.C9:.S9])-3" office:value-type="float" office:value="14" calcext:value-type="float">
            <text:p>14</text:p>
          </table:table-cell>
          <table:table-cell table:style-name="ce279" table:formula="of:=COUNTIF([.C9:.S9];&quot;x&quot;)" office:value-type="float" office:value="0" calcext:value-type="float">
            <text:p>0</text:p>
          </table:table-cell>
          <table:table-cell table:style-name="ce280" table:formula="of:=COUNTIF([.C9:.S9];&quot;51&quot;)+COUNTIF([.C9:.S9];&quot;51☻&quot;)+COUNTIF([.C9:.S9];&quot;2&quot;)+COUNTIF([.C9:.S9];&quot;52&quot;)+COUNTIF([.C9:.S9];&quot;52☻&quot;)+COUNTIF([.C9:.S9];&quot;51$&quot;)+COUNTIF([.C9:.S9];&quot;52$&quot;)" office:value-type="float" office:value="0" calcext:value-type="float">
            <text:p>0</text:p>
          </table:table-cell>
          <table:table-cell table:style-name="ce87" table:formula="of:=[Vzorci_vnosov.$A$9]" office:value-type="string" office:string-value="U☻" calcext:value-type="string">
            <text:p>U☻</text:p>
          </table:table-cell>
          <table:table-cell table:style-name="ce49" table:formula="of:=RIGHT([.C9];1)">
            <text:p/>
          </table:table-cell>
          <table:table-cell table:style-name="ce49" table:formula="of:=RIGHT([.D9];1)">
            <text:p/>
          </table:table-cell>
          <table:table-cell table:style-name="ce49" table:formula="of:=RIGHT([.E9];1)">
            <text:p/>
          </table:table-cell>
          <table:table-cell table:style-name="ce49" table:formula="of:=RIGHT([.F9];1)">
            <text:p/>
          </table:table-cell>
          <table:table-cell table:style-name="ce49" table:formula="of:=RIGHT([.G9];1)">
            <text:p/>
          </table:table-cell>
          <table:table-cell table:style-name="ce49" table:formula="of:=RIGHT([.H9];1)">
            <text:p/>
          </table:table-cell>
          <table:table-cell table:style-name="ce49" table:formula="of:=RIGHT([.I9];1)">
            <text:p/>
          </table:table-cell>
          <table:table-cell table:style-name="ce49" table:formula="of:=RIGHT([.J9];1)">
            <text:p/>
          </table:table-cell>
          <table:table-cell table:style-name="ce49" table:formula="of:=RIGHT([.K9];1)">
            <text:p/>
          </table:table-cell>
          <table:table-cell table:style-name="ce49" table:formula="of:=RIGHT([.L9];1)">
            <text:p/>
          </table:table-cell>
          <table:table-cell table:style-name="ce49" table:formula="of:=RIGHT([.M9];1)">
            <text:p/>
          </table:table-cell>
          <table:table-cell table:style-name="ce49" table:formula="of:=RIGHT([.N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9];1)">
            <text:p/>
          </table:table-cell>
          <table:table-cell table:style-name="ce49" table:formula="of:=RIGHT([.P9];1)">
            <text:p/>
          </table:table-cell>
          <table:table-cell table:style-name="ce49" table:formula="of:=RIGHT([.Q9];1)">
            <text:p/>
          </table:table-cell>
          <table:table-cell table:style-name="ce49" table:formula="of:=RIGHT([.R9];1)">
            <text:p/>
          </table:table-cell>
          <table:table-cell table:style-name="ce49" table:formula="of:=RIGHT([.S9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09" calcext:value-type="date">
            <text:p>09/ sep</text:p>
          </table:table-cell>
          <table:table-cell table:style-name="ce270" table:formula="of:=TEXT([.A10];&quot;Ddd&quot;)" office:value-type="string" office:string-value="čet" calcext:value-type="string">
            <text:p>čet</text:p>
          </table:table-cell>
          <table:table-cell table:style-name="ce274" table:number-columns-repeated="18"/>
          <table:table-cell table:style-name="ce275"/>
          <table:table-cell table:style-name="ce276" table:formula="of:=COUNTIF([.AH10:.AY10];&quot;☻&quot;)" office:value-type="float" office:value="0" calcext:value-type="float">
            <text:p>0</text:p>
          </table:table-cell>
          <table:table-cell table:style-name="ce276" table:formula="of:=COUNTIF([.AH10:.AY10];&quot;☺&quot;)" office:value-type="float" office:value="0" calcext:value-type="float">
            <text:p>0</text:p>
          </table:table-cell>
          <table:table-cell table:style-name="ce276" table:formula="of:=COUNTIF([.C10:.S10];&quot;51&quot;)+COUNTIF([.C10:.S10];&quot;51$&quot;)+COUNTIF([.C10:.S10];&quot;51☻&quot;)" office:value-type="float" office:value="0" calcext:value-type="float">
            <text:p>0</text:p>
          </table:table-cell>
          <table:table-cell table:style-name="ce276" table:formula="of:=COUNTIF([.C10:.S10];&quot;52&quot;)+COUNTIF([.C10:.S10];&quot;52$&quot;)+COUNTIF([.C10:.S10];&quot;52☻&quot;)" office:value-type="float" office:value="0" calcext:value-type="float">
            <text:p>0</text:p>
          </table:table-cell>
          <table:table-cell table:style-name="ce276" table:formula="of:=COUNTIF([.C10:.S10];&quot;51¶&quot;)" office:value-type="float" office:value="0" calcext:value-type="float">
            <text:p>0</text:p>
          </table:table-cell>
          <table:table-cell table:style-name="ce276" table:formula="of:=COUNTIF([.C10:.S10];&quot;52¶&quot;)" office:value-type="float" office:value="0" calcext:value-type="float">
            <text:p>0</text:p>
          </table:table-cell>
          <table:table-cell table:style-name="ce276" table:formula="of:=COUNTIF([.C10:.S10];&quot;U&quot;)+COUNTIF([.C10:.S10];&quot;U☻&quot;)+COUNTIF([.C10:.S10];&quot;U☺&quot;)" office:value-type="float" office:value="0" calcext:value-type="float">
            <text:p>0</text:p>
          </table:table-cell>
          <table:table-cell table:style-name="ce276" table:formula="of:=COUNTIF([.C10:.S10];&quot;KVIT&quot;)+COUNTIF([.C10:.S10];&quot;KVIT☻&quot;)+COUNTIF([.C10:.S10];&quot;kvit$&quot;)" office:value-type="float" office:value="0" calcext:value-type="float">
            <text:p>0</text:p>
          </table:table-cell>
          <table:table-cell table:style-name="ce277" table:formula="of:=COUNTBLANK([.C10:.S10])-3" office:value-type="float" office:value="14" calcext:value-type="float">
            <text:p>14</text:p>
          </table:table-cell>
          <table:table-cell table:style-name="ce279" table:formula="of:=COUNTIF([.C10:.S10];&quot;x&quot;)" office:value-type="float" office:value="0" calcext:value-type="float">
            <text:p>0</text:p>
          </table:table-cell>
          <table:table-cell table:style-name="ce280" table:formula="of:=COUNTIF([.C10:.S10];&quot;51&quot;)+COUNTIF([.C10:.S10];&quot;51☻&quot;)+COUNTIF([.C10:.S10];&quot;2&quot;)+COUNTIF([.C10:.S10];&quot;52&quot;)+COUNTIF([.C10:.S10];&quot;52☻&quot;)+COUNTIF([.C10:.S10];&quot;51$&quot;)+COUNTIF([.C10:.S10];&quot;52$&quot;)" office:value-type="float" office:value="0" calcext:value-type="float">
            <text:p>0</text:p>
          </table:table-cell>
          <table:table-cell table:style-name="ce87" table:formula="of:=[Vzorci_vnosov.$A$10]" office:value-type="string" office:string-value="12-20" calcext:value-type="string">
            <text:p>12-20</text:p>
          </table:table-cell>
          <table:table-cell table:style-name="ce49" table:formula="of:=RIGHT([.C10];1)">
            <text:p/>
          </table:table-cell>
          <table:table-cell table:style-name="ce49" table:formula="of:=RIGHT([.D10];1)">
            <text:p/>
          </table:table-cell>
          <table:table-cell table:style-name="ce49" table:formula="of:=RIGHT([.E10];1)">
            <text:p/>
          </table:table-cell>
          <table:table-cell table:style-name="ce49" table:formula="of:=RIGHT([.F10];1)">
            <text:p/>
          </table:table-cell>
          <table:table-cell table:style-name="ce49" table:formula="of:=RIGHT([.G10];1)">
            <text:p/>
          </table:table-cell>
          <table:table-cell table:style-name="ce49" table:formula="of:=RIGHT([.H10];1)">
            <text:p/>
          </table:table-cell>
          <table:table-cell table:style-name="ce49" table:formula="of:=RIGHT([.I10];1)">
            <text:p/>
          </table:table-cell>
          <table:table-cell table:style-name="ce49" table:formula="of:=RIGHT([.J10];1)">
            <text:p/>
          </table:table-cell>
          <table:table-cell table:style-name="ce49" table:formula="of:=RIGHT([.K10];1)">
            <text:p/>
          </table:table-cell>
          <table:table-cell table:style-name="ce49" table:formula="of:=RIGHT([.L10];1)">
            <text:p/>
          </table:table-cell>
          <table:table-cell table:style-name="ce49" table:formula="of:=RIGHT([.M10];1)">
            <text:p/>
          </table:table-cell>
          <table:table-cell table:style-name="ce49" table:formula="of:=RIGHT([.N1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0];1)">
            <text:p/>
          </table:table-cell>
          <table:table-cell table:style-name="ce49" table:formula="of:=RIGHT([.P10];1)">
            <text:p/>
          </table:table-cell>
          <table:table-cell table:style-name="ce49" table:formula="of:=RIGHT([.Q10];1)">
            <text:p/>
          </table:table-cell>
          <table:table-cell table:style-name="ce49" table:formula="of:=RIGHT([.R10];1)">
            <text:p/>
          </table:table-cell>
          <table:table-cell table:style-name="ce49" table:formula="of:=RIGHT([.S10];1)">
            <text:p/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4">
          <table:table-cell table:style-name="ce269" office:value-type="date" office:date-value="2021-09-10" calcext:value-type="date">
            <text:p>10/ sep</text:p>
          </table:table-cell>
          <table:table-cell table:style-name="ce270" table:formula="of:=TEXT([.A11];&quot;Ddd&quot;)" office:value-type="string" office:string-value="pet" calcext:value-type="string">
            <text:p>pet</text:p>
          </table:table-cell>
          <table:table-cell table:style-name="ce274" table:number-columns-repeated="18"/>
          <table:table-cell table:style-name="ce275"/>
          <table:table-cell table:style-name="ce276" table:formula="of:=COUNTIF([.AH11:.AY11];&quot;☻&quot;)" office:value-type="float" office:value="0" calcext:value-type="float">
            <text:p>0</text:p>
          </table:table-cell>
          <table:table-cell table:style-name="ce276" table:formula="of:=COUNTIF([.AH11:.AY11];&quot;☺&quot;)" office:value-type="float" office:value="0" calcext:value-type="float">
            <text:p>0</text:p>
          </table:table-cell>
          <table:table-cell table:style-name="ce276" table:formula="of:=COUNTIF([.C11:.S11];&quot;51&quot;)+COUNTIF([.C11:.S11];&quot;51$&quot;)+COUNTIF([.C11:.S11];&quot;51☻&quot;)" office:value-type="float" office:value="0" calcext:value-type="float">
            <text:p>0</text:p>
          </table:table-cell>
          <table:table-cell table:style-name="ce276" table:formula="of:=COUNTIF([.C11:.S11];&quot;52&quot;)+COUNTIF([.C11:.S11];&quot;52$&quot;)+COUNTIF([.C11:.S11];&quot;52☻&quot;)" office:value-type="float" office:value="0" calcext:value-type="float">
            <text:p>0</text:p>
          </table:table-cell>
          <table:table-cell table:style-name="ce276" table:formula="of:=COUNTIF([.C11:.S11];&quot;51¶&quot;)" office:value-type="float" office:value="0" calcext:value-type="float">
            <text:p>0</text:p>
          </table:table-cell>
          <table:table-cell table:style-name="ce276" table:formula="of:=COUNTIF([.C11:.S11];&quot;52¶&quot;)" office:value-type="float" office:value="0" calcext:value-type="float">
            <text:p>0</text:p>
          </table:table-cell>
          <table:table-cell table:style-name="ce276" table:formula="of:=COUNTIF([.C11:.S11];&quot;U&quot;)+COUNTIF([.C11:.S11];&quot;U☻&quot;)+COUNTIF([.C11:.S11];&quot;U☺&quot;)" office:value-type="float" office:value="0" calcext:value-type="float">
            <text:p>0</text:p>
          </table:table-cell>
          <table:table-cell table:style-name="ce276" table:formula="of:=COUNTIF([.C11:.S11];&quot;KVIT&quot;)+COUNTIF([.C11:.S11];&quot;KVIT☻&quot;)+COUNTIF([.C11:.S11];&quot;kvit$&quot;)" office:value-type="float" office:value="0" calcext:value-type="float">
            <text:p>0</text:p>
          </table:table-cell>
          <table:table-cell table:style-name="ce277" table:formula="of:=COUNTBLANK([.C11:.S11])-3" office:value-type="float" office:value="14" calcext:value-type="float">
            <text:p>14</text:p>
          </table:table-cell>
          <table:table-cell table:style-name="ce279" table:formula="of:=COUNTIF([.C11:.S11];&quot;x&quot;)" office:value-type="float" office:value="0" calcext:value-type="float">
            <text:p>0</text:p>
          </table:table-cell>
          <table:table-cell table:style-name="ce280" table:formula="of:=COUNTIF([.C11:.S11];&quot;51&quot;)+COUNTIF([.C11:.S11];&quot;51☻&quot;)+COUNTIF([.C11:.S11];&quot;2&quot;)+COUNTIF([.C11:.S11];&quot;52&quot;)+COUNTIF([.C11:.S11];&quot;52☻&quot;)+COUNTIF([.C11:.S11];&quot;51$&quot;)+COUNTIF([.C11:.S11];&quot;52$&quot;)" office:value-type="float" office:value="0" calcext:value-type="float">
            <text:p>0</text:p>
          </table:table-cell>
          <table:table-cell table:style-name="ce89" table:formula="of:=[Vzorci_vnosov.$A$11]" office:value-type="string" office:string-value="X" calcext:value-type="string">
            <text:p>X</text:p>
          </table:table-cell>
          <table:table-cell table:style-name="ce49" table:formula="of:=RIGHT([.C11];1)">
            <text:p/>
          </table:table-cell>
          <table:table-cell table:style-name="ce49" table:formula="of:=RIGHT([.D11];1)">
            <text:p/>
          </table:table-cell>
          <table:table-cell table:style-name="ce49" table:formula="of:=RIGHT([.E11];1)">
            <text:p/>
          </table:table-cell>
          <table:table-cell table:style-name="ce49" table:formula="of:=RIGHT([.F11];1)">
            <text:p/>
          </table:table-cell>
          <table:table-cell table:style-name="ce49" table:formula="of:=RIGHT([.G11];1)">
            <text:p/>
          </table:table-cell>
          <table:table-cell table:style-name="ce49" table:formula="of:=RIGHT([.H11];1)">
            <text:p/>
          </table:table-cell>
          <table:table-cell table:style-name="ce49" table:formula="of:=RIGHT([.I11];1)">
            <text:p/>
          </table:table-cell>
          <table:table-cell table:style-name="ce49" table:formula="of:=RIGHT([.J11];1)">
            <text:p/>
          </table:table-cell>
          <table:table-cell table:style-name="ce49" table:formula="of:=RIGHT([.K11];1)">
            <text:p/>
          </table:table-cell>
          <table:table-cell table:style-name="ce49" table:formula="of:=RIGHT([.L11];1)">
            <text:p/>
          </table:table-cell>
          <table:table-cell table:style-name="ce49" table:formula="of:=RIGHT([.M11];1)">
            <text:p/>
          </table:table-cell>
          <table:table-cell table:style-name="ce49" table:formula="of:=RIGHT([.N1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1];1)">
            <text:p/>
          </table:table-cell>
          <table:table-cell table:style-name="ce49" table:formula="of:=RIGHT([.P11];1)">
            <text:p/>
          </table:table-cell>
          <table:table-cell table:style-name="ce49" table:formula="of:=RIGHT([.Q11];1)">
            <text:p/>
          </table:table-cell>
          <table:table-cell table:style-name="ce49" table:formula="of:=RIGHT([.R11];1)">
            <text:p/>
          </table:table-cell>
          <table:table-cell table:style-name="ce49" table:formula="of:=RIGHT([.S11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11" calcext:value-type="date">
            <text:p>11/ sep</text:p>
          </table:table-cell>
          <table:table-cell table:style-name="ce270" table:formula="of:=TEXT([.A12];&quot;Ddd&quot;)" office:value-type="string" office:string-value="sob" calcext:value-type="string">
            <text:p>sob</text:p>
          </table:table-cell>
          <table:table-cell table:style-name="ce274" table:number-columns-repeated="18"/>
          <table:table-cell table:style-name="ce275"/>
          <table:table-cell table:style-name="ce276" table:formula="of:=COUNTIF([.AH12:.AY12];&quot;☻&quot;)" office:value-type="float" office:value="0" calcext:value-type="float">
            <text:p>0</text:p>
          </table:table-cell>
          <table:table-cell table:style-name="ce276" table:formula="of:=COUNTIF([.AH12:.AY12];&quot;☺&quot;)" office:value-type="float" office:value="0" calcext:value-type="float">
            <text:p>0</text:p>
          </table:table-cell>
          <table:table-cell table:style-name="ce276" table:formula="of:=COUNTIF([.C12:.S12];&quot;51&quot;)+COUNTIF([.C12:.S12];&quot;51$&quot;)+COUNTIF([.C12:.S12];&quot;51☻&quot;)" office:value-type="float" office:value="0" calcext:value-type="float">
            <text:p>0</text:p>
          </table:table-cell>
          <table:table-cell table:style-name="ce276" table:formula="of:=COUNTIF([.C12:.S12];&quot;52&quot;)+COUNTIF([.C12:.S12];&quot;52$&quot;)+COUNTIF([.C12:.S12];&quot;52☻&quot;)" office:value-type="float" office:value="0" calcext:value-type="float">
            <text:p>0</text:p>
          </table:table-cell>
          <table:table-cell table:style-name="ce276" table:formula="of:=COUNTIF([.C12:.S12];&quot;51¶&quot;)" office:value-type="float" office:value="0" calcext:value-type="float">
            <text:p>0</text:p>
          </table:table-cell>
          <table:table-cell table:style-name="ce276" table:formula="of:=COUNTIF([.C12:.S12];&quot;52¶&quot;)" office:value-type="float" office:value="0" calcext:value-type="float">
            <text:p>0</text:p>
          </table:table-cell>
          <table:table-cell table:style-name="ce276" table:formula="of:=COUNTIF([.C12:.S12];&quot;U&quot;)+COUNTIF([.C12:.S12];&quot;U☻&quot;)+COUNTIF([.C12:.S12];&quot;U☺&quot;)" office:value-type="float" office:value="0" calcext:value-type="float">
            <text:p>0</text:p>
          </table:table-cell>
          <table:table-cell table:style-name="ce276" table:formula="of:=COUNTIF([.C12:.S12];&quot;KVIT&quot;)+COUNTIF([.C12:.S12];&quot;KVIT☻&quot;)+COUNTIF([.C12:.S12];&quot;kvit$&quot;)" office:value-type="float" office:value="0" calcext:value-type="float">
            <text:p>0</text:p>
          </table:table-cell>
          <table:table-cell table:style-name="ce277" table:formula="of:=COUNTBLANK([.C12:.S12])-3" office:value-type="float" office:value="14" calcext:value-type="float">
            <text:p>14</text:p>
          </table:table-cell>
          <table:table-cell table:style-name="ce279" table:formula="of:=COUNTIF([.C12:.S12];&quot;x&quot;)" office:value-type="float" office:value="0" calcext:value-type="float">
            <text:p>0</text:p>
          </table:table-cell>
          <table:table-cell table:style-name="ce280" table:formula="of:=COUNTIF([.C12:.S12];&quot;51&quot;)+COUNTIF([.C12:.S12];&quot;51☻&quot;)+COUNTIF([.C12:.S12];&quot;2&quot;)+COUNTIF([.C12:.S12];&quot;52&quot;)+COUNTIF([.C12:.S12];&quot;52☻&quot;)+COUNTIF([.C12:.S12];&quot;51$&quot;)+COUNTIF([.C12:.S12];&quot;52$&quot;)" office:value-type="float" office:value="0" calcext:value-type="float">
            <text:p>0</text:p>
          </table:table-cell>
          <table:table-cell table:style-name="ce87" table:formula="of:=[Vzorci_vnosov.$A$12]" office:value-type="string" office:string-value="D" calcext:value-type="string">
            <text:p>D</text:p>
          </table:table-cell>
          <table:table-cell table:style-name="ce49" table:formula="of:=RIGHT([.C12];1)">
            <text:p/>
          </table:table-cell>
          <table:table-cell table:style-name="ce49" table:formula="of:=RIGHT([.D12];1)">
            <text:p/>
          </table:table-cell>
          <table:table-cell table:style-name="ce49" table:formula="of:=RIGHT([.E12];1)">
            <text:p/>
          </table:table-cell>
          <table:table-cell table:style-name="ce49" table:formula="of:=RIGHT([.F12];1)">
            <text:p/>
          </table:table-cell>
          <table:table-cell table:style-name="ce49" table:formula="of:=RIGHT([.G12];1)">
            <text:p/>
          </table:table-cell>
          <table:table-cell table:style-name="ce49" table:formula="of:=RIGHT([.H12];1)">
            <text:p/>
          </table:table-cell>
          <table:table-cell table:style-name="ce49" table:formula="of:=RIGHT([.I12];1)">
            <text:p/>
          </table:table-cell>
          <table:table-cell table:style-name="ce49" table:formula="of:=RIGHT([.J12];1)">
            <text:p/>
          </table:table-cell>
          <table:table-cell table:style-name="ce49" table:formula="of:=RIGHT([.K12];1)">
            <text:p/>
          </table:table-cell>
          <table:table-cell table:style-name="ce49" table:formula="of:=RIGHT([.L12];1)">
            <text:p/>
          </table:table-cell>
          <table:table-cell table:style-name="ce49" table:formula="of:=RIGHT([.M12];1)">
            <text:p/>
          </table:table-cell>
          <table:table-cell table:style-name="ce49" table:formula="of:=RIGHT([.N1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3];1)">
            <text:p/>
          </table:table-cell>
          <table:table-cell table:style-name="ce49" table:formula="of:=RIGHT([.P12];1)">
            <text:p/>
          </table:table-cell>
          <table:table-cell table:style-name="ce49" table:formula="of:=RIGHT([.Q12];1)">
            <text:p/>
          </table:table-cell>
          <table:table-cell table:style-name="ce49" table:formula="of:=RIGHT([.R12];1)">
            <text:p/>
          </table:table-cell>
          <table:table-cell table:style-name="ce49" table:formula="of:=RIGHT([.S12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12" calcext:value-type="date">
            <text:p>12/ sep</text:p>
          </table:table-cell>
          <table:table-cell table:style-name="ce270" table:formula="of:=TEXT([.A13];&quot;Ddd&quot;)" office:value-type="string" office:string-value="ned" calcext:value-type="string">
            <text:p>ned</text:p>
          </table:table-cell>
          <table:table-cell table:style-name="ce274" table:number-columns-repeated="18"/>
          <table:table-cell table:style-name="ce275"/>
          <table:table-cell table:style-name="ce276" table:formula="of:=COUNTIF([.AH13:.AY13];&quot;☻&quot;)" office:value-type="float" office:value="0" calcext:value-type="float">
            <text:p>0</text:p>
          </table:table-cell>
          <table:table-cell table:style-name="ce276" table:formula="of:=COUNTIF([.AH13:.AY13];&quot;☺&quot;)" office:value-type="float" office:value="0" calcext:value-type="float">
            <text:p>0</text:p>
          </table:table-cell>
          <table:table-cell table:style-name="ce276" table:formula="of:=COUNTIF([.C13:.S13];&quot;51&quot;)+COUNTIF([.C13:.S13];&quot;51$&quot;)+COUNTIF([.C13:.S13];&quot;51☻&quot;)" office:value-type="float" office:value="0" calcext:value-type="float">
            <text:p>0</text:p>
          </table:table-cell>
          <table:table-cell table:style-name="ce276" table:formula="of:=COUNTIF([.C13:.S13];&quot;52&quot;)+COUNTIF([.C13:.S13];&quot;52$&quot;)+COUNTIF([.C13:.S13];&quot;52☻&quot;)" office:value-type="float" office:value="0" calcext:value-type="float">
            <text:p>0</text:p>
          </table:table-cell>
          <table:table-cell table:style-name="ce276" table:formula="of:=COUNTIF([.C13:.S13];&quot;51¶&quot;)" office:value-type="float" office:value="0" calcext:value-type="float">
            <text:p>0</text:p>
          </table:table-cell>
          <table:table-cell table:style-name="ce276" table:formula="of:=COUNTIF([.C13:.S13];&quot;52¶&quot;)" office:value-type="float" office:value="0" calcext:value-type="float">
            <text:p>0</text:p>
          </table:table-cell>
          <table:table-cell table:style-name="ce276" table:formula="of:=COUNTIF([.C13:.S13];&quot;U&quot;)+COUNTIF([.C13:.S13];&quot;U☻&quot;)+COUNTIF([.C13:.S13];&quot;U☺&quot;)" office:value-type="float" office:value="0" calcext:value-type="float">
            <text:p>0</text:p>
          </table:table-cell>
          <table:table-cell table:style-name="ce276" table:formula="of:=COUNTIF([.C13:.S13];&quot;KVIT&quot;)+COUNTIF([.C13:.S13];&quot;KVIT☻&quot;)+COUNTIF([.C13:.S13];&quot;kvit$&quot;)" office:value-type="float" office:value="0" calcext:value-type="float">
            <text:p>0</text:p>
          </table:table-cell>
          <table:table-cell table:style-name="ce277" table:formula="of:=COUNTBLANK([.C13:.S13])-3" office:value-type="float" office:value="14" calcext:value-type="float">
            <text:p>14</text:p>
          </table:table-cell>
          <table:table-cell table:style-name="ce279" table:formula="of:=COUNTIF([.C13:.S13];&quot;x&quot;)" office:value-type="float" office:value="0" calcext:value-type="float">
            <text:p>0</text:p>
          </table:table-cell>
          <table:table-cell table:style-name="ce280" table:formula="of:=COUNTIF([.C13:.S13];&quot;51&quot;)+COUNTIF([.C13:.S13];&quot;51☻&quot;)+COUNTIF([.C13:.S13];&quot;2&quot;)+COUNTIF([.C13:.S13];&quot;52&quot;)+COUNTIF([.C13:.S13];&quot;52☻&quot;)+COUNTIF([.C13:.S13];&quot;51$&quot;)+COUNTIF([.C13:.S13];&quot;52$&quot;)" office:value-type="float" office:value="0" calcext:value-type="float">
            <text:p>0</text:p>
          </table:table-cell>
          <table:table-cell table:style-name="ce87" table:formula="of:=[Vzorci_vnosov.$A$13]" office:value-type="string" office:string-value="BOL" calcext:value-type="string">
            <text:p>BOL</text:p>
          </table:table-cell>
          <table:table-cell table:style-name="ce49" table:formula="of:=RIGHT([.C13];1)">
            <text:p/>
          </table:table-cell>
          <table:table-cell table:style-name="ce49" table:formula="of:=RIGHT([.D13];1)">
            <text:p/>
          </table:table-cell>
          <table:table-cell table:style-name="ce49" table:formula="of:=RIGHT([.E13];1)">
            <text:p/>
          </table:table-cell>
          <table:table-cell table:style-name="ce49" table:formula="of:=RIGHT([.F13];1)">
            <text:p/>
          </table:table-cell>
          <table:table-cell table:style-name="ce49" table:formula="of:=RIGHT([.G13];1)">
            <text:p/>
          </table:table-cell>
          <table:table-cell table:style-name="ce49" table:formula="of:=RIGHT([.H13];1)">
            <text:p/>
          </table:table-cell>
          <table:table-cell table:style-name="ce49" table:formula="of:=RIGHT([.I13];1)">
            <text:p/>
          </table:table-cell>
          <table:table-cell table:style-name="ce49" table:formula="of:=RIGHT([.J13];1)">
            <text:p/>
          </table:table-cell>
          <table:table-cell table:style-name="ce49" table:formula="of:=RIGHT([.K13];1)">
            <text:p/>
          </table:table-cell>
          <table:table-cell table:style-name="ce49" table:formula="of:=RIGHT([.L13];1)">
            <text:p/>
          </table:table-cell>
          <table:table-cell table:style-name="ce49" table:formula="of:=RIGHT([.M13];1)">
            <text:p/>
          </table:table-cell>
          <table:table-cell table:style-name="ce49" table:formula="of:=RIGHT([.N1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4];1)">
            <text:p/>
          </table:table-cell>
          <table:table-cell table:style-name="ce49" table:formula="of:=RIGHT([.P13];1)">
            <text:p/>
          </table:table-cell>
          <table:table-cell table:style-name="ce49" table:formula="of:=RIGHT([.Q13];1)">
            <text:p/>
          </table:table-cell>
          <table:table-cell table:style-name="ce49" table:formula="of:=RIGHT([.R13];1)">
            <text:p/>
          </table:table-cell>
          <table:table-cell table:style-name="ce49" table:formula="of:=RIGHT([.S13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13" calcext:value-type="date">
            <text:p>13/ sep</text:p>
          </table:table-cell>
          <table:table-cell table:style-name="ce270" table:formula="of:=TEXT([.A14];&quot;Ddd&quot;)" office:value-type="string" office:string-value="pon" calcext:value-type="string">
            <text:p>pon</text:p>
          </table:table-cell>
          <table:table-cell table:style-name="ce274" table:number-columns-repeated="18"/>
          <table:table-cell table:style-name="ce275"/>
          <table:table-cell table:style-name="ce276" table:formula="of:=COUNTIF([.AH14:.AY14];&quot;☻&quot;)" office:value-type="float" office:value="0" calcext:value-type="float">
            <text:p>0</text:p>
          </table:table-cell>
          <table:table-cell table:style-name="ce276" table:formula="of:=COUNTIF([.AH14:.AY14];&quot;☺&quot;)" office:value-type="float" office:value="0" calcext:value-type="float">
            <text:p>0</text:p>
          </table:table-cell>
          <table:table-cell table:style-name="ce276" table:formula="of:=COUNTIF([.C14:.S14];&quot;51&quot;)+COUNTIF([.C14:.S14];&quot;51$&quot;)+COUNTIF([.C14:.S14];&quot;51☻&quot;)" office:value-type="float" office:value="0" calcext:value-type="float">
            <text:p>0</text:p>
          </table:table-cell>
          <table:table-cell table:style-name="ce276" table:formula="of:=COUNTIF([.C14:.S14];&quot;52&quot;)+COUNTIF([.C14:.S14];&quot;52$&quot;)+COUNTIF([.C14:.S14];&quot;52☻&quot;)" office:value-type="float" office:value="0" calcext:value-type="float">
            <text:p>0</text:p>
          </table:table-cell>
          <table:table-cell table:style-name="ce276" table:formula="of:=COUNTIF([.C14:.S14];&quot;51¶&quot;)" office:value-type="float" office:value="0" calcext:value-type="float">
            <text:p>0</text:p>
          </table:table-cell>
          <table:table-cell table:style-name="ce276" table:formula="of:=COUNTIF([.C14:.S14];&quot;52¶&quot;)" office:value-type="float" office:value="0" calcext:value-type="float">
            <text:p>0</text:p>
          </table:table-cell>
          <table:table-cell table:style-name="ce276" table:formula="of:=COUNTIF([.C14:.S14];&quot;U&quot;)+COUNTIF([.C14:.S14];&quot;U☻&quot;)+COUNTIF([.C14:.S14];&quot;U☺&quot;)" office:value-type="float" office:value="0" calcext:value-type="float">
            <text:p>0</text:p>
          </table:table-cell>
          <table:table-cell table:style-name="ce276" table:formula="of:=COUNTIF([.C14:.S14];&quot;KVIT&quot;)+COUNTIF([.C14:.S14];&quot;KVIT☻&quot;)+COUNTIF([.C14:.S14];&quot;kvit$&quot;)" office:value-type="float" office:value="0" calcext:value-type="float">
            <text:p>0</text:p>
          </table:table-cell>
          <table:table-cell table:style-name="ce277" table:formula="of:=COUNTBLANK([.C14:.S14])-3" office:value-type="float" office:value="14" calcext:value-type="float">
            <text:p>14</text:p>
          </table:table-cell>
          <table:table-cell table:style-name="ce279" table:formula="of:=COUNTIF([.C14:.S14];&quot;x&quot;)" office:value-type="float" office:value="0" calcext:value-type="float">
            <text:p>0</text:p>
          </table:table-cell>
          <table:table-cell table:style-name="ce280" table:formula="of:=COUNTIF([.C14:.S14];&quot;51&quot;)+COUNTIF([.C14:.S14];&quot;51☻&quot;)+COUNTIF([.C14:.S14];&quot;2&quot;)+COUNTIF([.C14:.S14];&quot;52&quot;)+COUNTIF([.C14:.S14];&quot;52☻&quot;)+COUNTIF([.C14:.S14];&quot;51$&quot;)+COUNTIF([.C14:.S14];&quot;52$&quot;)" office:value-type="float" office:value="0" calcext:value-type="float">
            <text:p>0</text:p>
          </table:table-cell>
          <table:table-cell table:style-name="ce90" table:formula="of:=[Vzorci_vnosov.$A$14]" office:value-type="string" office:string-value="☻" calcext:value-type="string">
            <text:p>☻</text:p>
          </table:table-cell>
          <table:table-cell table:style-name="ce49" table:formula="of:=RIGHT([.C14];1)">
            <text:p/>
          </table:table-cell>
          <table:table-cell table:style-name="ce49" table:formula="of:=RIGHT([.D14];1)">
            <text:p/>
          </table:table-cell>
          <table:table-cell table:style-name="ce49" table:formula="of:=RIGHT([.E14];1)">
            <text:p/>
          </table:table-cell>
          <table:table-cell table:style-name="ce49" table:formula="of:=RIGHT([.F14];1)">
            <text:p/>
          </table:table-cell>
          <table:table-cell table:style-name="ce49" table:formula="of:=RIGHT([.G14];1)">
            <text:p/>
          </table:table-cell>
          <table:table-cell table:style-name="ce49" table:formula="of:=RIGHT([.H14];1)">
            <text:p/>
          </table:table-cell>
          <table:table-cell table:style-name="ce49" table:formula="of:=RIGHT([.I14];1)">
            <text:p/>
          </table:table-cell>
          <table:table-cell table:style-name="ce49" table:formula="of:=RIGHT([.J14];1)">
            <text:p/>
          </table:table-cell>
          <table:table-cell table:style-name="ce49" table:formula="of:=RIGHT([.K14];1)">
            <text:p/>
          </table:table-cell>
          <table:table-cell table:style-name="ce49" table:formula="of:=RIGHT([.L14];1)">
            <text:p/>
          </table:table-cell>
          <table:table-cell table:style-name="ce49" table:formula="of:=RIGHT([.M14];1)">
            <text:p/>
          </table:table-cell>
          <table:table-cell table:style-name="ce49" table:formula="of:=RIGHT([.N1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5];1)">
            <text:p/>
          </table:table-cell>
          <table:table-cell table:style-name="ce49" table:formula="of:=RIGHT([.P14];1)">
            <text:p/>
          </table:table-cell>
          <table:table-cell table:style-name="ce49" table:formula="of:=RIGHT([.Q14];1)">
            <text:p/>
          </table:table-cell>
          <table:table-cell table:style-name="ce49" table:formula="of:=RIGHT([.R14];1)">
            <text:p/>
          </table:table-cell>
          <table:table-cell table:style-name="ce49" table:formula="of:=RIGHT([.S14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14" calcext:value-type="date">
            <text:p>14/ sep</text:p>
          </table:table-cell>
          <table:table-cell table:style-name="ce270" table:formula="of:=TEXT([.A15];&quot;Ddd&quot;)" office:value-type="string" office:string-value="tor" calcext:value-type="string">
            <text:p>tor</text:p>
          </table:table-cell>
          <table:table-cell table:style-name="ce274" table:number-columns-repeated="18"/>
          <table:table-cell table:style-name="ce275"/>
          <table:table-cell table:style-name="ce276" table:formula="of:=COUNTIF([.AH15:.AY15];&quot;☻&quot;)" office:value-type="float" office:value="0" calcext:value-type="float">
            <text:p>0</text:p>
          </table:table-cell>
          <table:table-cell table:style-name="ce276" table:formula="of:=COUNTIF([.AH15:.AY15];&quot;☺&quot;)" office:value-type="float" office:value="0" calcext:value-type="float">
            <text:p>0</text:p>
          </table:table-cell>
          <table:table-cell table:style-name="ce276" table:formula="of:=COUNTIF([.C15:.S15];&quot;51&quot;)+COUNTIF([.C15:.S15];&quot;51$&quot;)+COUNTIF([.C15:.S15];&quot;51☻&quot;)" office:value-type="float" office:value="0" calcext:value-type="float">
            <text:p>0</text:p>
          </table:table-cell>
          <table:table-cell table:style-name="ce276" table:formula="of:=COUNTIF([.C15:.S15];&quot;52&quot;)+COUNTIF([.C15:.S15];&quot;52$&quot;)+COUNTIF([.C15:.S15];&quot;52☻&quot;)" office:value-type="float" office:value="0" calcext:value-type="float">
            <text:p>0</text:p>
          </table:table-cell>
          <table:table-cell table:style-name="ce276" table:formula="of:=COUNTIF([.C15:.S15];&quot;51¶&quot;)" office:value-type="float" office:value="0" calcext:value-type="float">
            <text:p>0</text:p>
          </table:table-cell>
          <table:table-cell table:style-name="ce276" table:formula="of:=COUNTIF([.C15:.S15];&quot;52¶&quot;)" office:value-type="float" office:value="0" calcext:value-type="float">
            <text:p>0</text:p>
          </table:table-cell>
          <table:table-cell table:style-name="ce276" table:formula="of:=COUNTIF([.C15:.S15];&quot;U&quot;)+COUNTIF([.C15:.S15];&quot;U☻&quot;)+COUNTIF([.C15:.S15];&quot;U☺&quot;)" office:value-type="float" office:value="0" calcext:value-type="float">
            <text:p>0</text:p>
          </table:table-cell>
          <table:table-cell table:style-name="ce276" table:formula="of:=COUNTIF([.C15:.S15];&quot;KVIT&quot;)+COUNTIF([.C15:.S15];&quot;KVIT☻&quot;)+COUNTIF([.C15:.S15];&quot;kvit$&quot;)" office:value-type="float" office:value="0" calcext:value-type="float">
            <text:p>0</text:p>
          </table:table-cell>
          <table:table-cell table:style-name="ce277" table:formula="of:=COUNTBLANK([.C15:.S15])-3" office:value-type="float" office:value="14" calcext:value-type="float">
            <text:p>14</text:p>
          </table:table-cell>
          <table:table-cell table:style-name="ce279" table:formula="of:=COUNTIF([.C15:.S15];&quot;x&quot;)" office:value-type="float" office:value="0" calcext:value-type="float">
            <text:p>0</text:p>
          </table:table-cell>
          <table:table-cell table:style-name="ce280" table:formula="of:=COUNTIF([.C15:.S15];&quot;51&quot;)+COUNTIF([.C15:.S15];&quot;51☻&quot;)+COUNTIF([.C15:.S15];&quot;2&quot;)+COUNTIF([.C15:.S15];&quot;52&quot;)+COUNTIF([.C15:.S15];&quot;52☻&quot;)+COUNTIF([.C15:.S15];&quot;51$&quot;)+COUNTIF([.C15:.S15];&quot;52$&quot;)" office:value-type="float" office:value="0" calcext:value-type="float">
            <text:p>0</text:p>
          </table:table-cell>
          <table:table-cell table:style-name="ce87" table:formula="of:=[Vzorci_vnosov.$A$15]" office:value-type="string" office:string-value="SO" calcext:value-type="string">
            <text:p>SO</text:p>
          </table:table-cell>
          <table:table-cell table:style-name="ce49" table:formula="of:=RIGHT([.C15];1)">
            <text:p/>
          </table:table-cell>
          <table:table-cell table:style-name="ce49" table:formula="of:=RIGHT([.D15];1)">
            <text:p/>
          </table:table-cell>
          <table:table-cell table:style-name="ce49" table:formula="of:=RIGHT([.E15];1)">
            <text:p/>
          </table:table-cell>
          <table:table-cell table:style-name="ce49" table:formula="of:=RIGHT([.F15];1)">
            <text:p/>
          </table:table-cell>
          <table:table-cell table:style-name="ce49" table:formula="of:=RIGHT([.G15];1)">
            <text:p/>
          </table:table-cell>
          <table:table-cell table:style-name="ce49" table:formula="of:=RIGHT([.H15];1)">
            <text:p/>
          </table:table-cell>
          <table:table-cell table:style-name="ce49" table:formula="of:=RIGHT([.I15];1)">
            <text:p/>
          </table:table-cell>
          <table:table-cell table:style-name="ce49" table:formula="of:=RIGHT([.J15];1)">
            <text:p/>
          </table:table-cell>
          <table:table-cell table:style-name="ce49" table:formula="of:=RIGHT([.K15];1)">
            <text:p/>
          </table:table-cell>
          <table:table-cell table:style-name="ce49" table:formula="of:=RIGHT([.L15];1)">
            <text:p/>
          </table:table-cell>
          <table:table-cell table:style-name="ce49" table:formula="of:=RIGHT([.M15];1)">
            <text:p/>
          </table:table-cell>
          <table:table-cell table:style-name="ce49" table:formula="of:=RIGHT([.N1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6];1)">
            <text:p/>
          </table:table-cell>
          <table:table-cell table:style-name="ce49" table:formula="of:=RIGHT([.P15];1)">
            <text:p/>
          </table:table-cell>
          <table:table-cell table:style-name="ce49" table:formula="of:=RIGHT([.Q15];1)">
            <text:p/>
          </table:table-cell>
          <table:table-cell table:style-name="ce49" table:formula="of:=RIGHT([.R15];1)">
            <text:p/>
          </table:table-cell>
          <table:table-cell table:style-name="ce49" table:formula="of:=RIGHT([.S15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15" calcext:value-type="date">
            <text:p>15/ sep</text:p>
          </table:table-cell>
          <table:table-cell table:style-name="ce270" table:formula="of:=TEXT([.A16];&quot;Ddd&quot;)" office:value-type="string" office:string-value="sre" calcext:value-type="string">
            <text:p>sre</text:p>
          </table:table-cell>
          <table:table-cell table:style-name="ce274" table:number-columns-repeated="18"/>
          <table:table-cell table:style-name="ce275"/>
          <table:table-cell table:style-name="ce276" table:formula="of:=COUNTIF([.AH16:.AY16];&quot;☻&quot;)" office:value-type="float" office:value="0" calcext:value-type="float">
            <text:p>0</text:p>
          </table:table-cell>
          <table:table-cell table:style-name="ce276" table:formula="of:=COUNTIF([.AH16:.AY16];&quot;☺&quot;)" office:value-type="float" office:value="0" calcext:value-type="float">
            <text:p>0</text:p>
          </table:table-cell>
          <table:table-cell table:style-name="ce276" table:formula="of:=COUNTIF([.C16:.S16];&quot;51&quot;)+COUNTIF([.C16:.S16];&quot;51$&quot;)+COUNTIF([.C16:.S16];&quot;51☻&quot;)" office:value-type="float" office:value="0" calcext:value-type="float">
            <text:p>0</text:p>
          </table:table-cell>
          <table:table-cell table:style-name="ce276" table:formula="of:=COUNTIF([.C16:.S16];&quot;52&quot;)+COUNTIF([.C16:.S16];&quot;52$&quot;)+COUNTIF([.C16:.S16];&quot;52☻&quot;)" office:value-type="float" office:value="0" calcext:value-type="float">
            <text:p>0</text:p>
          </table:table-cell>
          <table:table-cell table:style-name="ce276" table:formula="of:=COUNTIF([.C16:.S16];&quot;51¶&quot;)" office:value-type="float" office:value="0" calcext:value-type="float">
            <text:p>0</text:p>
          </table:table-cell>
          <table:table-cell table:style-name="ce276" table:formula="of:=COUNTIF([.C16:.S16];&quot;52¶&quot;)" office:value-type="float" office:value="0" calcext:value-type="float">
            <text:p>0</text:p>
          </table:table-cell>
          <table:table-cell table:style-name="ce276" table:formula="of:=COUNTIF([.C16:.S16];&quot;U&quot;)+COUNTIF([.C16:.S16];&quot;U☻&quot;)+COUNTIF([.C16:.S16];&quot;U☺&quot;)" office:value-type="float" office:value="0" calcext:value-type="float">
            <text:p>0</text:p>
          </table:table-cell>
          <table:table-cell table:style-name="ce276" table:formula="of:=COUNTIF([.C16:.S16];&quot;KVIT&quot;)+COUNTIF([.C16:.S16];&quot;KVIT☻&quot;)+COUNTIF([.C16:.S16];&quot;kvit$&quot;)" office:value-type="float" office:value="0" calcext:value-type="float">
            <text:p>0</text:p>
          </table:table-cell>
          <table:table-cell table:style-name="ce277" table:formula="of:=COUNTBLANK([.C16:.S16])-3" office:value-type="float" office:value="14" calcext:value-type="float">
            <text:p>14</text:p>
          </table:table-cell>
          <table:table-cell table:style-name="ce279" table:formula="of:=COUNTIF([.C16:.S16];&quot;x&quot;)" office:value-type="float" office:value="0" calcext:value-type="float">
            <text:p>0</text:p>
          </table:table-cell>
          <table:table-cell table:style-name="ce280" table:formula="of:=COUNTIF([.C16:.S16];&quot;51&quot;)+COUNTIF([.C16:.S16];&quot;51☻&quot;)+COUNTIF([.C16:.S16];&quot;2&quot;)+COUNTIF([.C16:.S16];&quot;52&quot;)+COUNTIF([.C16:.S16];&quot;52☻&quot;)+COUNTIF([.C16:.S16];&quot;51$&quot;)+COUNTIF([.C16:.S16];&quot;52$&quot;)" office:value-type="float" office:value="0" calcext:value-type="float">
            <text:p>0</text:p>
          </table:table-cell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49" table:formula="of:=RIGHT([.C16];1)">
            <text:p/>
          </table:table-cell>
          <table:table-cell table:style-name="ce49" table:formula="of:=RIGHT([.D16];1)">
            <text:p/>
          </table:table-cell>
          <table:table-cell table:style-name="ce49" table:formula="of:=RIGHT([.E16];1)">
            <text:p/>
          </table:table-cell>
          <table:table-cell table:style-name="ce49" table:formula="of:=RIGHT([.F16];1)">
            <text:p/>
          </table:table-cell>
          <table:table-cell table:style-name="ce49" table:formula="of:=RIGHT([.G16];1)">
            <text:p/>
          </table:table-cell>
          <table:table-cell table:style-name="ce49" table:formula="of:=RIGHT([.H16];1)">
            <text:p/>
          </table:table-cell>
          <table:table-cell table:style-name="ce49" table:formula="of:=RIGHT([.I16];1)">
            <text:p/>
          </table:table-cell>
          <table:table-cell table:style-name="ce49" table:formula="of:=RIGHT([.J16];1)">
            <text:p/>
          </table:table-cell>
          <table:table-cell table:style-name="ce49" table:formula="of:=RIGHT([.K16];1)">
            <text:p/>
          </table:table-cell>
          <table:table-cell table:style-name="ce49" table:formula="of:=RIGHT([.L16];1)">
            <text:p/>
          </table:table-cell>
          <table:table-cell table:style-name="ce49" table:formula="of:=RIGHT([.M16];1)">
            <text:p/>
          </table:table-cell>
          <table:table-cell table:style-name="ce49" table:formula="of:=RIGHT([.N1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6];1)">
            <text:p/>
          </table:table-cell>
          <table:table-cell table:style-name="ce49" table:formula="of:=RIGHT([.P16];1)">
            <text:p/>
          </table:table-cell>
          <table:table-cell table:style-name="ce49" table:formula="of:=RIGHT([.Q16];1)">
            <text:p/>
          </table:table-cell>
          <table:table-cell table:style-name="ce49" table:formula="of:=RIGHT([.R16];1)">
            <text:p/>
          </table:table-cell>
          <table:table-cell table:style-name="ce49" table:formula="of:=RIGHT([.S16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16" calcext:value-type="date">
            <text:p>16/ sep</text:p>
          </table:table-cell>
          <table:table-cell table:style-name="ce270" table:formula="of:=TEXT([.A17];&quot;Ddd&quot;)" office:value-type="string" office:string-value="čet" calcext:value-type="string">
            <text:p>čet</text:p>
          </table:table-cell>
          <table:table-cell table:style-name="ce274" table:number-columns-repeated="18"/>
          <table:table-cell table:style-name="ce275"/>
          <table:table-cell table:style-name="ce276" table:formula="of:=COUNTIF([.AH17:.AY17];&quot;☻&quot;)" office:value-type="float" office:value="0" calcext:value-type="float">
            <text:p>0</text:p>
          </table:table-cell>
          <table:table-cell table:style-name="ce276" table:formula="of:=COUNTIF([.AH17:.AY17];&quot;☺&quot;)" office:value-type="float" office:value="0" calcext:value-type="float">
            <text:p>0</text:p>
          </table:table-cell>
          <table:table-cell table:style-name="ce276" table:formula="of:=COUNTIF([.C17:.S17];&quot;51&quot;)+COUNTIF([.C17:.S17];&quot;51$&quot;)+COUNTIF([.C17:.S17];&quot;51☻&quot;)" office:value-type="float" office:value="0" calcext:value-type="float">
            <text:p>0</text:p>
          </table:table-cell>
          <table:table-cell table:style-name="ce276" table:formula="of:=COUNTIF([.C17:.S17];&quot;52&quot;)+COUNTIF([.C17:.S17];&quot;52$&quot;)+COUNTIF([.C17:.S17];&quot;52☻&quot;)" office:value-type="float" office:value="0" calcext:value-type="float">
            <text:p>0</text:p>
          </table:table-cell>
          <table:table-cell table:style-name="ce276" table:formula="of:=COUNTIF([.C17:.S17];&quot;51¶&quot;)" office:value-type="float" office:value="0" calcext:value-type="float">
            <text:p>0</text:p>
          </table:table-cell>
          <table:table-cell table:style-name="ce276" table:formula="of:=COUNTIF([.C17:.S17];&quot;52¶&quot;)" office:value-type="float" office:value="0" calcext:value-type="float">
            <text:p>0</text:p>
          </table:table-cell>
          <table:table-cell table:style-name="ce276" table:formula="of:=COUNTIF([.C17:.S17];&quot;U&quot;)+COUNTIF([.C17:.S17];&quot;U☻&quot;)+COUNTIF([.C17:.S17];&quot;U☺&quot;)" office:value-type="float" office:value="0" calcext:value-type="float">
            <text:p>0</text:p>
          </table:table-cell>
          <table:table-cell table:style-name="ce276" table:formula="of:=COUNTIF([.C17:.S17];&quot;KVIT&quot;)+COUNTIF([.C17:.S17];&quot;KVIT☻&quot;)+COUNTIF([.C17:.S17];&quot;kvit$&quot;)" office:value-type="float" office:value="0" calcext:value-type="float">
            <text:p>0</text:p>
          </table:table-cell>
          <table:table-cell table:style-name="ce277" table:formula="of:=COUNTBLANK([.C17:.S17])-3" office:value-type="float" office:value="14" calcext:value-type="float">
            <text:p>14</text:p>
          </table:table-cell>
          <table:table-cell table:style-name="ce279" table:formula="of:=COUNTIF([.C17:.S17];&quot;x&quot;)" office:value-type="float" office:value="0" calcext:value-type="float">
            <text:p>0</text:p>
          </table:table-cell>
          <table:table-cell table:style-name="ce280" table:formula="of:=COUNTIF([.C17:.S17];&quot;51&quot;)+COUNTIF([.C17:.S17];&quot;51☻&quot;)+COUNTIF([.C17:.S17];&quot;2&quot;)+COUNTIF([.C17:.S17];&quot;52&quot;)+COUNTIF([.C17:.S17];&quot;52☻&quot;)+COUNTIF([.C17:.S17];&quot;51$&quot;)+COUNTIF([.C17:.S17];&quot;52$&quot;)" office:value-type="float" office:value="0" calcext:value-type="float">
            <text:p>0</text:p>
          </table:table-cell>
          <table:table-cell table:style-name="ce91" table:formula="of:=[Vzorci_vnosov.$A$17]" office:value-type="string" office:string-value="51$" calcext:value-type="string">
            <text:p>51$</text:p>
          </table:table-cell>
          <table:table-cell table:style-name="ce49" table:formula="of:=RIGHT([.C17];1)">
            <text:p/>
          </table:table-cell>
          <table:table-cell table:style-name="ce49" table:formula="of:=RIGHT([.D17];1)">
            <text:p/>
          </table:table-cell>
          <table:table-cell table:style-name="ce49" table:formula="of:=RIGHT([.E17];1)">
            <text:p/>
          </table:table-cell>
          <table:table-cell table:style-name="ce49" table:formula="of:=RIGHT([.F17];1)">
            <text:p/>
          </table:table-cell>
          <table:table-cell table:style-name="ce49" table:formula="of:=RIGHT([.G17];1)">
            <text:p/>
          </table:table-cell>
          <table:table-cell table:style-name="ce49" table:formula="of:=RIGHT([.H17];1)">
            <text:p/>
          </table:table-cell>
          <table:table-cell table:style-name="ce49" table:formula="of:=RIGHT([.I17];1)">
            <text:p/>
          </table:table-cell>
          <table:table-cell table:style-name="ce49" table:formula="of:=RIGHT([.J17];1)">
            <text:p/>
          </table:table-cell>
          <table:table-cell table:style-name="ce49" table:formula="of:=RIGHT([.K17];1)">
            <text:p/>
          </table:table-cell>
          <table:table-cell table:style-name="ce49" table:formula="of:=RIGHT([.L17];1)">
            <text:p/>
          </table:table-cell>
          <table:table-cell table:style-name="ce49" table:formula="of:=RIGHT([.M17];1)">
            <text:p/>
          </table:table-cell>
          <table:table-cell table:style-name="ce49" table:formula="of:=RIGHT([.N1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7];1)">
            <text:p/>
          </table:table-cell>
          <table:table-cell table:style-name="ce49" table:formula="of:=RIGHT([.P17];1)">
            <text:p/>
          </table:table-cell>
          <table:table-cell table:style-name="ce49" table:formula="of:=RIGHT([.Q17];1)">
            <text:p/>
          </table:table-cell>
          <table:table-cell table:style-name="ce49" table:formula="of:=RIGHT([.R17];1)">
            <text:p/>
          </table:table-cell>
          <table:table-cell table:style-name="ce49" table:formula="of:=RIGHT([.S17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17" calcext:value-type="date">
            <text:p>17/ sep</text:p>
          </table:table-cell>
          <table:table-cell table:style-name="ce270" table:formula="of:=TEXT([.A18];&quot;Ddd&quot;)" office:value-type="string" office:string-value="pet" calcext:value-type="string">
            <text:p>pet</text:p>
          </table:table-cell>
          <table:table-cell table:style-name="ce274" table:number-columns-repeated="18"/>
          <table:table-cell table:style-name="ce275"/>
          <table:table-cell table:style-name="ce276" table:formula="of:=COUNTIF([.AH18:.AY18];&quot;☻&quot;)" office:value-type="float" office:value="0" calcext:value-type="float">
            <text:p>0</text:p>
          </table:table-cell>
          <table:table-cell table:style-name="ce276" table:formula="of:=COUNTIF([.AH18:.AY18];&quot;☺&quot;)" office:value-type="float" office:value="0" calcext:value-type="float">
            <text:p>0</text:p>
          </table:table-cell>
          <table:table-cell table:style-name="ce276" table:formula="of:=COUNTIF([.C18:.S18];&quot;51&quot;)+COUNTIF([.C18:.S18];&quot;51$&quot;)+COUNTIF([.C18:.S18];&quot;51☻&quot;)" office:value-type="float" office:value="0" calcext:value-type="float">
            <text:p>0</text:p>
          </table:table-cell>
          <table:table-cell table:style-name="ce276" table:formula="of:=COUNTIF([.C18:.S18];&quot;52&quot;)+COUNTIF([.C18:.S18];&quot;52$&quot;)+COUNTIF([.C18:.S18];&quot;52☻&quot;)" office:value-type="float" office:value="0" calcext:value-type="float">
            <text:p>0</text:p>
          </table:table-cell>
          <table:table-cell table:style-name="ce276" table:formula="of:=COUNTIF([.C18:.S18];&quot;51¶&quot;)" office:value-type="float" office:value="0" calcext:value-type="float">
            <text:p>0</text:p>
          </table:table-cell>
          <table:table-cell table:style-name="ce276" table:formula="of:=COUNTIF([.C18:.S18];&quot;52¶&quot;)" office:value-type="float" office:value="0" calcext:value-type="float">
            <text:p>0</text:p>
          </table:table-cell>
          <table:table-cell table:style-name="ce276" table:formula="of:=COUNTIF([.C18:.S18];&quot;U&quot;)+COUNTIF([.C18:.S18];&quot;U☻&quot;)+COUNTIF([.C18:.S18];&quot;U☺&quot;)" office:value-type="float" office:value="0" calcext:value-type="float">
            <text:p>0</text:p>
          </table:table-cell>
          <table:table-cell table:style-name="ce276" table:formula="of:=COUNTIF([.C18:.S18];&quot;KVIT&quot;)+COUNTIF([.C18:.S18];&quot;KVIT☻&quot;)+COUNTIF([.C18:.S18];&quot;kvit$&quot;)" office:value-type="float" office:value="0" calcext:value-type="float">
            <text:p>0</text:p>
          </table:table-cell>
          <table:table-cell table:style-name="ce277" table:formula="of:=COUNTBLANK([.C18:.S18])-3" office:value-type="float" office:value="14" calcext:value-type="float">
            <text:p>14</text:p>
          </table:table-cell>
          <table:table-cell table:style-name="ce279" table:formula="of:=COUNTIF([.C18:.S18];&quot;x&quot;)" office:value-type="float" office:value="0" calcext:value-type="float">
            <text:p>0</text:p>
          </table:table-cell>
          <table:table-cell table:style-name="ce280" table:formula="of:=COUNTIF([.C18:.S18];&quot;51&quot;)+COUNTIF([.C18:.S18];&quot;51☻&quot;)+COUNTIF([.C18:.S18];&quot;2&quot;)+COUNTIF([.C18:.S18];&quot;52&quot;)+COUNTIF([.C18:.S18];&quot;52☻&quot;)+COUNTIF([.C18:.S18];&quot;51$&quot;)+COUNTIF([.C18:.S18];&quot;52$&quot;)" office:value-type="float" office:value="0" calcext:value-type="float">
            <text:p>0</text:p>
          </table:table-cell>
          <table:table-cell table:style-name="ce91" table:formula="of:=[Vzorci_vnosov.$A$18]" office:value-type="string" office:string-value="52$" calcext:value-type="string">
            <text:p>52$</text:p>
          </table:table-cell>
          <table:table-cell table:style-name="ce49" table:formula="of:=RIGHT([.C18];1)">
            <text:p/>
          </table:table-cell>
          <table:table-cell table:style-name="ce49" table:formula="of:=RIGHT([.D18];1)">
            <text:p/>
          </table:table-cell>
          <table:table-cell table:style-name="ce49" table:formula="of:=RIGHT([.E18];1)">
            <text:p/>
          </table:table-cell>
          <table:table-cell table:style-name="ce49" table:formula="of:=RIGHT([.F18];1)">
            <text:p/>
          </table:table-cell>
          <table:table-cell table:style-name="ce49" table:formula="of:=RIGHT([.G18];1)">
            <text:p/>
          </table:table-cell>
          <table:table-cell table:style-name="ce49" table:formula="of:=RIGHT([.H18];1)">
            <text:p/>
          </table:table-cell>
          <table:table-cell table:style-name="ce49" table:formula="of:=RIGHT([.I18];1)">
            <text:p/>
          </table:table-cell>
          <table:table-cell table:style-name="ce49" table:formula="of:=RIGHT([.J18];1)">
            <text:p/>
          </table:table-cell>
          <table:table-cell table:style-name="ce49" table:formula="of:=RIGHT([.K18];1)">
            <text:p/>
          </table:table-cell>
          <table:table-cell table:style-name="ce49" table:formula="of:=RIGHT([.L18];1)">
            <text:p/>
          </table:table-cell>
          <table:table-cell table:style-name="ce49" table:formula="of:=RIGHT([.M18];1)">
            <text:p/>
          </table:table-cell>
          <table:table-cell table:style-name="ce49" table:formula="of:=RIGHT([.N1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8];1)">
            <text:p/>
          </table:table-cell>
          <table:table-cell table:style-name="ce49" table:formula="of:=RIGHT([.P18];1)">
            <text:p/>
          </table:table-cell>
          <table:table-cell table:style-name="ce49" table:formula="of:=RIGHT([.Q18];1)">
            <text:p/>
          </table:table-cell>
          <table:table-cell table:style-name="ce49" table:formula="of:=RIGHT([.R18];1)">
            <text:p/>
          </table:table-cell>
          <table:table-cell table:style-name="ce49" table:formula="of:=RIGHT([.S18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18" calcext:value-type="date">
            <text:p>18/ sep</text:p>
          </table:table-cell>
          <table:table-cell table:style-name="ce270" table:formula="of:=TEXT([.A19];&quot;Ddd&quot;)" office:value-type="string" office:string-value="sob" calcext:value-type="string">
            <text:p>sob</text:p>
          </table:table-cell>
          <table:table-cell table:style-name="ce274" table:number-columns-repeated="18"/>
          <table:table-cell table:style-name="ce275"/>
          <table:table-cell table:style-name="ce276" table:formula="of:=COUNTIF([.AH19:.AY19];&quot;☻&quot;)" office:value-type="float" office:value="0" calcext:value-type="float">
            <text:p>0</text:p>
          </table:table-cell>
          <table:table-cell table:style-name="ce276" table:formula="of:=COUNTIF([.AH19:.AY19];&quot;☺&quot;)" office:value-type="float" office:value="0" calcext:value-type="float">
            <text:p>0</text:p>
          </table:table-cell>
          <table:table-cell table:style-name="ce276" table:formula="of:=COUNTIF([.C19:.S19];&quot;51&quot;)+COUNTIF([.C19:.S19];&quot;51$&quot;)+COUNTIF([.C19:.S19];&quot;51☻&quot;)" office:value-type="float" office:value="0" calcext:value-type="float">
            <text:p>0</text:p>
          </table:table-cell>
          <table:table-cell table:style-name="ce276" table:formula="of:=COUNTIF([.C19:.S19];&quot;52&quot;)+COUNTIF([.C19:.S19];&quot;52$&quot;)+COUNTIF([.C19:.S19];&quot;52☻&quot;)" office:value-type="float" office:value="0" calcext:value-type="float">
            <text:p>0</text:p>
          </table:table-cell>
          <table:table-cell table:style-name="ce276" table:formula="of:=COUNTIF([.C19:.S19];&quot;51¶&quot;)" office:value-type="float" office:value="0" calcext:value-type="float">
            <text:p>0</text:p>
          </table:table-cell>
          <table:table-cell table:style-name="ce276" table:formula="of:=COUNTIF([.C19:.S19];&quot;52¶&quot;)" office:value-type="float" office:value="0" calcext:value-type="float">
            <text:p>0</text:p>
          </table:table-cell>
          <table:table-cell table:style-name="ce276" table:formula="of:=COUNTIF([.C19:.S19];&quot;U&quot;)+COUNTIF([.C19:.S19];&quot;U☻&quot;)+COUNTIF([.C19:.S19];&quot;U☺&quot;)" office:value-type="float" office:value="0" calcext:value-type="float">
            <text:p>0</text:p>
          </table:table-cell>
          <table:table-cell table:style-name="ce276" table:formula="of:=COUNTIF([.C19:.S19];&quot;KVIT&quot;)+COUNTIF([.C19:.S19];&quot;KVIT☻&quot;)+COUNTIF([.C19:.S19];&quot;kvit$&quot;)" office:value-type="float" office:value="0" calcext:value-type="float">
            <text:p>0</text:p>
          </table:table-cell>
          <table:table-cell table:style-name="ce277" table:formula="of:=COUNTBLANK([.C19:.S19])-3" office:value-type="float" office:value="14" calcext:value-type="float">
            <text:p>14</text:p>
          </table:table-cell>
          <table:table-cell table:style-name="ce279" table:formula="of:=COUNTIF([.C19:.S19];&quot;x&quot;)" office:value-type="float" office:value="0" calcext:value-type="float">
            <text:p>0</text:p>
          </table:table-cell>
          <table:table-cell table:style-name="ce280" table:formula="of:=COUNTIF([.C19:.S19];&quot;51&quot;)+COUNTIF([.C19:.S19];&quot;51☻&quot;)+COUNTIF([.C19:.S19];&quot;2&quot;)+COUNTIF([.C19:.S19];&quot;52&quot;)+COUNTIF([.C19:.S19];&quot;52☻&quot;)+COUNTIF([.C19:.S19];&quot;51$&quot;)+COUNTIF([.C19:.S19];&quot;52$&quot;)" office:value-type="float" office:value="0" calcext:value-type="float">
            <text:p>0</text:p>
          </table:table-cell>
          <table:table-cell table:style-name="ce92" table:formula="of:=[Vzorci_vnosov.$A$19]" office:value-type="string" office:string-value="KVIT$" calcext:value-type="string">
            <text:p>KVIT$</text:p>
          </table:table-cell>
          <table:table-cell table:style-name="ce49" table:formula="of:=RIGHT([.C19];1)">
            <text:p/>
          </table:table-cell>
          <table:table-cell table:style-name="ce49" table:formula="of:=RIGHT([.D19];1)">
            <text:p/>
          </table:table-cell>
          <table:table-cell table:style-name="ce49" table:formula="of:=RIGHT([.E19];1)">
            <text:p/>
          </table:table-cell>
          <table:table-cell table:style-name="ce49" table:formula="of:=RIGHT([.F19];1)">
            <text:p/>
          </table:table-cell>
          <table:table-cell table:style-name="ce49" table:formula="of:=RIGHT([.G19];1)">
            <text:p/>
          </table:table-cell>
          <table:table-cell table:style-name="ce49" table:formula="of:=RIGHT([.H19];1)">
            <text:p/>
          </table:table-cell>
          <table:table-cell table:style-name="ce49" table:formula="of:=RIGHT([.I19];1)">
            <text:p/>
          </table:table-cell>
          <table:table-cell table:style-name="ce49" table:formula="of:=RIGHT([.L19];1)">
            <text:p/>
          </table:table-cell>
          <table:table-cell table:style-name="ce49" table:formula="of:=RIGHT([.K1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M19];1)">
            <text:p/>
          </table:table-cell>
          <table:table-cell table:style-name="ce49" table:formula="of:=RIGHT([.N1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9];1)">
            <text:p/>
          </table:table-cell>
          <table:table-cell table:style-name="ce49" table:formula="of:=RIGHT([.P19];1)">
            <text:p/>
          </table:table-cell>
          <table:table-cell table:style-name="ce49" table:formula="of:=RIGHT([.Q19];1)">
            <text:p/>
          </table:table-cell>
          <table:table-cell table:style-name="ce49" table:formula="of:=RIGHT([.R19];1)">
            <text:p/>
          </table:table-cell>
          <table:table-cell table:style-name="ce49" table:formula="of:=RIGHT([.S19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19" calcext:value-type="date">
            <text:p>19/ sep</text:p>
          </table:table-cell>
          <table:table-cell table:style-name="ce270" table:formula="of:=TEXT([.A20];&quot;Ddd&quot;)" office:value-type="string" office:string-value="ned" calcext:value-type="string">
            <text:p>ned</text:p>
          </table:table-cell>
          <table:table-cell table:style-name="ce274" table:number-columns-repeated="18"/>
          <table:table-cell table:style-name="ce275"/>
          <table:table-cell table:style-name="ce276" table:formula="of:=COUNTIF([.AH20:.AY20];&quot;☻&quot;)" office:value-type="float" office:value="0" calcext:value-type="float">
            <text:p>0</text:p>
          </table:table-cell>
          <table:table-cell table:style-name="ce276" table:formula="of:=COUNTIF([.AH20:.AY20];&quot;☺&quot;)" office:value-type="float" office:value="0" calcext:value-type="float">
            <text:p>0</text:p>
          </table:table-cell>
          <table:table-cell table:style-name="ce276" table:formula="of:=COUNTIF([.C20:.S20];&quot;51&quot;)+COUNTIF([.C20:.S20];&quot;51$&quot;)+COUNTIF([.C20:.S20];&quot;51☻&quot;)" office:value-type="float" office:value="0" calcext:value-type="float">
            <text:p>0</text:p>
          </table:table-cell>
          <table:table-cell table:style-name="ce276" table:formula="of:=COUNTIF([.C20:.S20];&quot;52&quot;)+COUNTIF([.C20:.S20];&quot;52$&quot;)+COUNTIF([.C20:.S20];&quot;52☻&quot;)" office:value-type="float" office:value="0" calcext:value-type="float">
            <text:p>0</text:p>
          </table:table-cell>
          <table:table-cell table:style-name="ce276" table:formula="of:=COUNTIF([.C20:.S20];&quot;51¶&quot;)" office:value-type="float" office:value="0" calcext:value-type="float">
            <text:p>0</text:p>
          </table:table-cell>
          <table:table-cell table:style-name="ce276" table:formula="of:=COUNTIF([.C20:.S20];&quot;52¶&quot;)" office:value-type="float" office:value="0" calcext:value-type="float">
            <text:p>0</text:p>
          </table:table-cell>
          <table:table-cell table:style-name="ce276" table:formula="of:=COUNTIF([.C20:.S20];&quot;U&quot;)+COUNTIF([.C20:.S20];&quot;U☻&quot;)+COUNTIF([.C20:.S20];&quot;U☺&quot;)" office:value-type="float" office:value="0" calcext:value-type="float">
            <text:p>0</text:p>
          </table:table-cell>
          <table:table-cell table:style-name="ce276" table:formula="of:=COUNTIF([.C20:.S20];&quot;KVIT&quot;)+COUNTIF([.C20:.S20];&quot;KVIT☻&quot;)+COUNTIF([.C20:.S20];&quot;kvit$&quot;)" office:value-type="float" office:value="0" calcext:value-type="float">
            <text:p>0</text:p>
          </table:table-cell>
          <table:table-cell table:style-name="ce277" table:formula="of:=COUNTBLANK([.C20:.S20])-3" office:value-type="float" office:value="14" calcext:value-type="float">
            <text:p>14</text:p>
          </table:table-cell>
          <table:table-cell table:style-name="ce279" table:formula="of:=COUNTIF([.C20:.S20];&quot;x&quot;)" office:value-type="float" office:value="0" calcext:value-type="float">
            <text:p>0</text:p>
          </table:table-cell>
          <table:table-cell table:style-name="ce280" table:formula="of:=COUNTIF([.C20:.S20];&quot;51&quot;)+COUNTIF([.C20:.S20];&quot;51☻&quot;)+COUNTIF([.C20:.S20];&quot;2&quot;)+COUNTIF([.C20:.S20];&quot;52&quot;)+COUNTIF([.C20:.S20];&quot;52☻&quot;)+COUNTIF([.C20:.S20];&quot;51$&quot;)+COUNTIF([.C20:.S20];&quot;52$&quot;)" office:value-type="float" office:value="0" calcext:value-type="float">
            <text:p>0</text:p>
          </table:table-cell>
          <table:table-cell table:style-name="ce93" table:formula="of:=[Vzorci_vnosov.$A$20]" office:value-type="string" office:string-value="☺" calcext:value-type="string">
            <text:p>☺</text:p>
          </table:table-cell>
          <table:table-cell table:style-name="ce49" table:formula="of:=RIGHT([.C20];1)">
            <text:p/>
          </table:table-cell>
          <table:table-cell table:style-name="ce49" table:formula="of:=RIGHT([.D20];1)">
            <text:p/>
          </table:table-cell>
          <table:table-cell table:style-name="ce49" table:formula="of:=RIGHT([.E20];1)">
            <text:p/>
          </table:table-cell>
          <table:table-cell table:style-name="ce49" table:formula="of:=RIGHT([.F20];1)">
            <text:p/>
          </table:table-cell>
          <table:table-cell table:style-name="ce49" table:formula="of:=RIGHT([.G20];1)">
            <text:p/>
          </table:table-cell>
          <table:table-cell table:style-name="ce49" table:formula="of:=RIGHT([.H20];1)">
            <text:p/>
          </table:table-cell>
          <table:table-cell table:style-name="ce49" table:formula="of:=RIGHT([.I20];1)">
            <text:p/>
          </table:table-cell>
          <table:table-cell table:style-name="ce49" table:formula="of:=RIGHT([.L20];1)">
            <text:p/>
          </table:table-cell>
          <table:table-cell table:style-name="ce49" table:formula="of:=RIGHT([.K2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M20];1)">
            <text:p/>
          </table:table-cell>
          <table:table-cell table:style-name="ce49" table:formula="of:=RIGHT([.N2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0];1)">
            <text:p/>
          </table:table-cell>
          <table:table-cell table:style-name="ce49" table:formula="of:=RIGHT([.P20];1)">
            <text:p/>
          </table:table-cell>
          <table:table-cell table:style-name="ce49" table:formula="of:=RIGHT([.Q20];1)">
            <text:p/>
          </table:table-cell>
          <table:table-cell table:style-name="ce49" table:formula="of:=RIGHT([.R20];1)">
            <text:p/>
          </table:table-cell>
          <table:table-cell table:style-name="ce49" table:formula="of:=RIGHT([.S20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20" calcext:value-type="date">
            <text:p>20/ sep</text:p>
          </table:table-cell>
          <table:table-cell table:style-name="ce270" table:formula="of:=TEXT([.A21];&quot;Ddd&quot;)" office:value-type="string" office:string-value="pon" calcext:value-type="string">
            <text:p>pon</text:p>
          </table:table-cell>
          <table:table-cell table:style-name="ce274" table:number-columns-repeated="18"/>
          <table:table-cell table:style-name="ce275"/>
          <table:table-cell table:style-name="ce276" table:formula="of:=COUNTIF([.AH21:.AY21];&quot;☻&quot;)" office:value-type="float" office:value="0" calcext:value-type="float">
            <text:p>0</text:p>
          </table:table-cell>
          <table:table-cell table:style-name="ce276" table:formula="of:=COUNTIF([.AH21:.AY21];&quot;☺&quot;)" office:value-type="float" office:value="0" calcext:value-type="float">
            <text:p>0</text:p>
          </table:table-cell>
          <table:table-cell table:style-name="ce276" table:formula="of:=COUNTIF([.C21:.S21];&quot;51&quot;)+COUNTIF([.C21:.S21];&quot;51$&quot;)+COUNTIF([.C21:.S21];&quot;51☻&quot;)" office:value-type="float" office:value="0" calcext:value-type="float">
            <text:p>0</text:p>
          </table:table-cell>
          <table:table-cell table:style-name="ce276" table:formula="of:=COUNTIF([.C21:.S21];&quot;52&quot;)+COUNTIF([.C21:.S21];&quot;52$&quot;)+COUNTIF([.C21:.S21];&quot;52☻&quot;)" office:value-type="float" office:value="0" calcext:value-type="float">
            <text:p>0</text:p>
          </table:table-cell>
          <table:table-cell table:style-name="ce276" table:formula="of:=COUNTIF([.C21:.S21];&quot;51¶&quot;)" office:value-type="float" office:value="0" calcext:value-type="float">
            <text:p>0</text:p>
          </table:table-cell>
          <table:table-cell table:style-name="ce276" table:formula="of:=COUNTIF([.C21:.S21];&quot;52¶&quot;)" office:value-type="float" office:value="0" calcext:value-type="float">
            <text:p>0</text:p>
          </table:table-cell>
          <table:table-cell table:style-name="ce276" table:formula="of:=COUNTIF([.C21:.S21];&quot;U&quot;)+COUNTIF([.C21:.S21];&quot;U☻&quot;)+COUNTIF([.C21:.S21];&quot;U☺&quot;)" office:value-type="float" office:value="0" calcext:value-type="float">
            <text:p>0</text:p>
          </table:table-cell>
          <table:table-cell table:style-name="ce276" table:formula="of:=COUNTIF([.C21:.S21];&quot;KVIT&quot;)+COUNTIF([.C21:.S21];&quot;KVIT☻&quot;)+COUNTIF([.C21:.S21];&quot;kvit$&quot;)" office:value-type="float" office:value="0" calcext:value-type="float">
            <text:p>0</text:p>
          </table:table-cell>
          <table:table-cell table:style-name="ce277" table:formula="of:=COUNTBLANK([.C21:.S21])-3" office:value-type="float" office:value="14" calcext:value-type="float">
            <text:p>14</text:p>
          </table:table-cell>
          <table:table-cell table:style-name="ce279" table:formula="of:=COUNTIF([.C21:.S21];&quot;x&quot;)" office:value-type="float" office:value="0" calcext:value-type="float">
            <text:p>0</text:p>
          </table:table-cell>
          <table:table-cell table:style-name="ce280" table:formula="of:=COUNTIF([.C21:.S21];&quot;51&quot;)+COUNTIF([.C21:.S21];&quot;51☻&quot;)+COUNTIF([.C21:.S21];&quot;2&quot;)+COUNTIF([.C21:.S21];&quot;52&quot;)+COUNTIF([.C21:.S21];&quot;52☻&quot;)+COUNTIF([.C21:.S21];&quot;51$&quot;)+COUNTIF([.C21:.S21];&quot;52$&quot;)" office:value-type="float" office:value="0" calcext:value-type="float">
            <text:p>0</text:p>
          </table:table-cell>
          <table:table-cell table:style-name="ce94" table:formula="of:=[Vzorci_vnosov.$A$21]" office:value-type="string" office:string-value="☺" calcext:value-type="string">
            <text:p>☺</text:p>
          </table:table-cell>
          <table:table-cell table:style-name="ce49" table:formula="of:=RIGHT([.C21];1)">
            <text:p/>
          </table:table-cell>
          <table:table-cell table:style-name="ce49" table:formula="of:=RIGHT([.D21];1)">
            <text:p/>
          </table:table-cell>
          <table:table-cell table:style-name="ce49" table:formula="of:=RIGHT([.E21];1)">
            <text:p/>
          </table:table-cell>
          <table:table-cell table:style-name="ce49" table:formula="of:=RIGHT([.F21];1)">
            <text:p/>
          </table:table-cell>
          <table:table-cell table:style-name="ce49" table:formula="of:=RIGHT([.G21];1)">
            <text:p/>
          </table:table-cell>
          <table:table-cell table:style-name="ce49" table:formula="of:=RIGHT([.H21];1)">
            <text:p/>
          </table:table-cell>
          <table:table-cell table:style-name="ce49" table:formula="of:=RIGHT([.I21];1)">
            <text:p/>
          </table:table-cell>
          <table:table-cell table:style-name="ce49" table:formula="of:=RIGHT([.L21];1)">
            <text:p/>
          </table:table-cell>
          <table:table-cell table:style-name="ce49" table:formula="of:=RIGHT([.K2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M21];1)">
            <text:p/>
          </table:table-cell>
          <table:table-cell table:style-name="ce49" table:formula="of:=RIGHT([.N2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1];1)">
            <text:p/>
          </table:table-cell>
          <table:table-cell table:style-name="ce49" table:formula="of:=RIGHT([.P21];1)">
            <text:p/>
          </table:table-cell>
          <table:table-cell table:style-name="ce49" table:formula="of:=RIGHT([.Q21];1)">
            <text:p/>
          </table:table-cell>
          <table:table-cell table:style-name="ce49" table:formula="of:=RIGHT([.R21];1)">
            <text:p/>
          </table:table-cell>
          <table:table-cell table:style-name="ce49" table:formula="of:=RIGHT([.S21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21" calcext:value-type="date">
            <text:p>21/ sep</text:p>
          </table:table-cell>
          <table:table-cell table:style-name="ce270" table:formula="of:=TEXT([.A22];&quot;Ddd&quot;)" office:value-type="string" office:string-value="tor" calcext:value-type="string">
            <text:p>tor</text:p>
          </table:table-cell>
          <table:table-cell table:style-name="ce274" table:number-columns-repeated="18"/>
          <table:table-cell table:style-name="ce275"/>
          <table:table-cell table:style-name="ce276" table:formula="of:=COUNTIF([.AH22:.AY22];&quot;☻&quot;)" office:value-type="float" office:value="0" calcext:value-type="float">
            <text:p>0</text:p>
          </table:table-cell>
          <table:table-cell table:style-name="ce276" table:formula="of:=COUNTIF([.AH22:.AY22];&quot;☺&quot;)" office:value-type="float" office:value="0" calcext:value-type="float">
            <text:p>0</text:p>
          </table:table-cell>
          <table:table-cell table:style-name="ce276" table:formula="of:=COUNTIF([.C22:.S22];&quot;51&quot;)+COUNTIF([.C22:.S22];&quot;51$&quot;)+COUNTIF([.C22:.S22];&quot;51☻&quot;)" office:value-type="float" office:value="0" calcext:value-type="float">
            <text:p>0</text:p>
          </table:table-cell>
          <table:table-cell table:style-name="ce276" table:formula="of:=COUNTIF([.C22:.S22];&quot;52&quot;)+COUNTIF([.C22:.S22];&quot;52$&quot;)+COUNTIF([.C22:.S22];&quot;52☻&quot;)" office:value-type="float" office:value="0" calcext:value-type="float">
            <text:p>0</text:p>
          </table:table-cell>
          <table:table-cell table:style-name="ce276" table:formula="of:=COUNTIF([.C22:.S22];&quot;51¶&quot;)" office:value-type="float" office:value="0" calcext:value-type="float">
            <text:p>0</text:p>
          </table:table-cell>
          <table:table-cell table:style-name="ce276" table:formula="of:=COUNTIF([.C22:.S22];&quot;52¶&quot;)" office:value-type="float" office:value="0" calcext:value-type="float">
            <text:p>0</text:p>
          </table:table-cell>
          <table:table-cell table:style-name="ce276" table:formula="of:=COUNTIF([.C22:.S22];&quot;U&quot;)+COUNTIF([.C22:.S22];&quot;U☻&quot;)+COUNTIF([.C22:.S22];&quot;U☺&quot;)" office:value-type="float" office:value="0" calcext:value-type="float">
            <text:p>0</text:p>
          </table:table-cell>
          <table:table-cell table:style-name="ce276" table:formula="of:=COUNTIF([.C22:.S22];&quot;KVIT&quot;)+COUNTIF([.C22:.S22];&quot;KVIT☻&quot;)+COUNTIF([.C22:.S22];&quot;kvit$&quot;)" office:value-type="float" office:value="0" calcext:value-type="float">
            <text:p>0</text:p>
          </table:table-cell>
          <table:table-cell table:style-name="ce277" table:formula="of:=COUNTBLANK([.C22:.S22])-3" office:value-type="float" office:value="14" calcext:value-type="float">
            <text:p>14</text:p>
          </table:table-cell>
          <table:table-cell table:style-name="ce279" table:formula="of:=COUNTIF([.C22:.S22];&quot;x&quot;)" office:value-type="float" office:value="0" calcext:value-type="float">
            <text:p>0</text:p>
          </table:table-cell>
          <table:table-cell table:style-name="ce280" table:formula="of:=COUNTIF([.C22:.S22];&quot;51&quot;)+COUNTIF([.C22:.S22];&quot;51☻&quot;)+COUNTIF([.C22:.S22];&quot;2&quot;)+COUNTIF([.C22:.S22];&quot;52&quot;)+COUNTIF([.C22:.S22];&quot;52☻&quot;)+COUNTIF([.C22:.S22];&quot;51$&quot;)+COUNTIF([.C22:.S22];&quot;52$&quot;)" office:value-type="float" office:value="0" calcext:value-type="float">
            <text:p>0</text:p>
          </table:table-cell>
          <table:table-cell table:style-name="ce95" table:formula="of:=[Vzorci_vnosov.$A$22]" office:value-type="string" office:string-value="U☺" calcext:value-type="string">
            <text:p>U☺</text:p>
          </table:table-cell>
          <table:table-cell table:style-name="ce49" table:formula="of:=RIGHT([.C22];1)">
            <text:p/>
          </table:table-cell>
          <table:table-cell table:style-name="ce49" table:formula="of:=RIGHT([.D22];1)">
            <text:p/>
          </table:table-cell>
          <table:table-cell table:style-name="ce49" table:formula="of:=RIGHT([.E22];1)">
            <text:p/>
          </table:table-cell>
          <table:table-cell table:style-name="ce49" table:formula="of:=RIGHT([.F22];1)">
            <text:p/>
          </table:table-cell>
          <table:table-cell table:style-name="ce49" table:formula="of:=RIGHT([.G22];1)">
            <text:p/>
          </table:table-cell>
          <table:table-cell table:style-name="ce49" table:formula="of:=RIGHT([.H22];1)">
            <text:p/>
          </table:table-cell>
          <table:table-cell table:style-name="ce49" table:formula="of:=RIGHT([.I22];1)">
            <text:p/>
          </table:table-cell>
          <table:table-cell table:style-name="ce49" table:formula="of:=RIGHT([.L22];1)">
            <text:p/>
          </table:table-cell>
          <table:table-cell table:style-name="ce49" table:formula="of:=RIGHT([.K2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M22];1)">
            <text:p/>
          </table:table-cell>
          <table:table-cell table:style-name="ce49" table:formula="of:=RIGHT([.N2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2];1)">
            <text:p/>
          </table:table-cell>
          <table:table-cell table:style-name="ce49" table:formula="of:=RIGHT([.P22];1)">
            <text:p/>
          </table:table-cell>
          <table:table-cell table:style-name="ce49" table:formula="of:=RIGHT([.Q22];1)">
            <text:p/>
          </table:table-cell>
          <table:table-cell table:style-name="ce49" table:formula="of:=RIGHT([.R22];1)">
            <text:p/>
          </table:table-cell>
          <table:table-cell table:style-name="ce49" table:formula="of:=RIGHT([.S22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22" calcext:value-type="date">
            <text:p>22/ sep</text:p>
          </table:table-cell>
          <table:table-cell table:style-name="ce270" table:formula="of:=TEXT([.A23];&quot;Ddd&quot;)" office:value-type="string" office:string-value="sre" calcext:value-type="string">
            <text:p>sre</text:p>
          </table:table-cell>
          <table:table-cell table:style-name="ce274" table:number-columns-repeated="18"/>
          <table:table-cell table:style-name="ce275"/>
          <table:table-cell table:style-name="ce276" table:formula="of:=COUNTIF([.AH23:.AY23];&quot;☻&quot;)" office:value-type="float" office:value="0" calcext:value-type="float">
            <text:p>0</text:p>
          </table:table-cell>
          <table:table-cell table:style-name="ce276" table:formula="of:=COUNTIF([.AH23:.AY23];&quot;☺&quot;)" office:value-type="float" office:value="0" calcext:value-type="float">
            <text:p>0</text:p>
          </table:table-cell>
          <table:table-cell table:style-name="ce276" table:formula="of:=COUNTIF([.C23:.S23];&quot;51&quot;)+COUNTIF([.C23:.S23];&quot;51$&quot;)+COUNTIF([.C23:.S23];&quot;51☻&quot;)" office:value-type="float" office:value="0" calcext:value-type="float">
            <text:p>0</text:p>
          </table:table-cell>
          <table:table-cell table:style-name="ce276" table:formula="of:=COUNTIF([.C23:.S23];&quot;52&quot;)+COUNTIF([.C23:.S23];&quot;52$&quot;)+COUNTIF([.C23:.S23];&quot;52☻&quot;)" office:value-type="float" office:value="0" calcext:value-type="float">
            <text:p>0</text:p>
          </table:table-cell>
          <table:table-cell table:style-name="ce276" table:formula="of:=COUNTIF([.C23:.S23];&quot;51¶&quot;)" office:value-type="float" office:value="0" calcext:value-type="float">
            <text:p>0</text:p>
          </table:table-cell>
          <table:table-cell table:style-name="ce276" table:formula="of:=COUNTIF([.C23:.S23];&quot;52¶&quot;)" office:value-type="float" office:value="0" calcext:value-type="float">
            <text:p>0</text:p>
          </table:table-cell>
          <table:table-cell table:style-name="ce276" table:formula="of:=COUNTIF([.C23:.S23];&quot;U&quot;)+COUNTIF([.C23:.S23];&quot;U☻&quot;)+COUNTIF([.C23:.S23];&quot;U☺&quot;)" office:value-type="float" office:value="0" calcext:value-type="float">
            <text:p>0</text:p>
          </table:table-cell>
          <table:table-cell table:style-name="ce276" table:formula="of:=COUNTIF([.C23:.S23];&quot;KVIT&quot;)+COUNTIF([.C23:.S23];&quot;KVIT☻&quot;)+COUNTIF([.C23:.S23];&quot;kvit$&quot;)" office:value-type="float" office:value="0" calcext:value-type="float">
            <text:p>0</text:p>
          </table:table-cell>
          <table:table-cell table:style-name="ce277" table:formula="of:=COUNTBLANK([.C23:.S23])-3" office:value-type="float" office:value="14" calcext:value-type="float">
            <text:p>14</text:p>
          </table:table-cell>
          <table:table-cell table:style-name="ce279" table:formula="of:=COUNTIF([.C23:.S23];&quot;x&quot;)" office:value-type="float" office:value="0" calcext:value-type="float">
            <text:p>0</text:p>
          </table:table-cell>
          <table:table-cell table:style-name="ce280" table:formula="of:=COUNTIF([.C23:.S23];&quot;51&quot;)+COUNTIF([.C23:.S23];&quot;51☻&quot;)+COUNTIF([.C23:.S23];&quot;2&quot;)+COUNTIF([.C23:.S23];&quot;52&quot;)+COUNTIF([.C23:.S23];&quot;52☻&quot;)+COUNTIF([.C23:.S23];&quot;51$&quot;)+COUNTIF([.C23:.S23];&quot;52$&quot;)" office:value-type="float" office:value="0" calcext:value-type="float">
            <text:p>0</text:p>
          </table:table-cell>
          <table:table-cell table:style-name="ce95" table:formula="of:=[Vzorci_vnosov.$A$23]" office:value-type="string" office:string-value="51☺" calcext:value-type="string">
            <text:p>51☺</text:p>
          </table:table-cell>
          <table:table-cell table:style-name="ce49" table:formula="of:=RIGHT([.C23];1)">
            <text:p/>
          </table:table-cell>
          <table:table-cell table:style-name="ce49" table:formula="of:=RIGHT([.D23];1)">
            <text:p/>
          </table:table-cell>
          <table:table-cell table:style-name="ce49" table:formula="of:=RIGHT([.E23];1)">
            <text:p/>
          </table:table-cell>
          <table:table-cell table:style-name="ce49" table:formula="of:=RIGHT([.F23];1)">
            <text:p/>
          </table:table-cell>
          <table:table-cell table:style-name="ce49" table:formula="of:=RIGHT([.G23];1)">
            <text:p/>
          </table:table-cell>
          <table:table-cell table:style-name="ce49" table:formula="of:=RIGHT([.H23];1)">
            <text:p/>
          </table:table-cell>
          <table:table-cell table:style-name="ce49" table:formula="of:=RIGHT([.I23];1)">
            <text:p/>
          </table:table-cell>
          <table:table-cell table:style-name="ce49" table:formula="of:=RIGHT([.J23];1)">
            <text:p/>
          </table:table-cell>
          <table:table-cell table:style-name="ce49" table:formula="of:=RIGHT([.K23];1)">
            <text:p/>
          </table:table-cell>
          <table:table-cell table:style-name="ce49" table:formula="of:=RIGHT([.L23];1)">
            <text:p/>
          </table:table-cell>
          <table:table-cell table:style-name="ce49" table:formula="of:=RIGHT([.M23];1)">
            <text:p/>
          </table:table-cell>
          <table:table-cell table:style-name="ce49" table:formula="of:=RIGHT([.N2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3];1)">
            <text:p/>
          </table:table-cell>
          <table:table-cell table:style-name="ce49" table:formula="of:=RIGHT([.P23];1)">
            <text:p/>
          </table:table-cell>
          <table:table-cell table:style-name="ce49" table:formula="of:=RIGHT([.Q23];1)">
            <text:p/>
          </table:table-cell>
          <table:table-cell table:style-name="ce49" table:formula="of:=RIGHT([.R23];1)">
            <text:p/>
          </table:table-cell>
          <table:table-cell table:style-name="ce49" table:formula="of:=RIGHT([.S23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23" calcext:value-type="date">
            <text:p>23/ sep</text:p>
          </table:table-cell>
          <table:table-cell table:style-name="ce270" table:formula="of:=TEXT([.A24];&quot;Ddd&quot;)" office:value-type="string" office:string-value="čet" calcext:value-type="string">
            <text:p>čet</text:p>
          </table:table-cell>
          <table:table-cell table:style-name="ce274" table:number-columns-repeated="18"/>
          <table:table-cell table:style-name="ce275"/>
          <table:table-cell table:style-name="ce276" table:formula="of:=COUNTIF([.AH24:.AY24];&quot;☻&quot;)" office:value-type="float" office:value="0" calcext:value-type="float">
            <text:p>0</text:p>
          </table:table-cell>
          <table:table-cell table:style-name="ce276" table:formula="of:=COUNTIF([.AH24:.AY24];&quot;☺&quot;)" office:value-type="float" office:value="0" calcext:value-type="float">
            <text:p>0</text:p>
          </table:table-cell>
          <table:table-cell table:style-name="ce276" table:formula="of:=COUNTIF([.C24:.S24];&quot;51&quot;)+COUNTIF([.C24:.S24];&quot;51$&quot;)+COUNTIF([.C24:.S24];&quot;51☻&quot;)" office:value-type="float" office:value="0" calcext:value-type="float">
            <text:p>0</text:p>
          </table:table-cell>
          <table:table-cell table:style-name="ce276" table:formula="of:=COUNTIF([.C24:.S24];&quot;52&quot;)+COUNTIF([.C24:.S24];&quot;52$&quot;)+COUNTIF([.C24:.S24];&quot;52☻&quot;)" office:value-type="float" office:value="0" calcext:value-type="float">
            <text:p>0</text:p>
          </table:table-cell>
          <table:table-cell table:style-name="ce276" table:formula="of:=COUNTIF([.C24:.S24];&quot;51¶&quot;)" office:value-type="float" office:value="0" calcext:value-type="float">
            <text:p>0</text:p>
          </table:table-cell>
          <table:table-cell table:style-name="ce276" table:formula="of:=COUNTIF([.C24:.S24];&quot;52¶&quot;)" office:value-type="float" office:value="0" calcext:value-type="float">
            <text:p>0</text:p>
          </table:table-cell>
          <table:table-cell table:style-name="ce276" table:formula="of:=COUNTIF([.C24:.S24];&quot;U&quot;)+COUNTIF([.C24:.S24];&quot;U☻&quot;)+COUNTIF([.C24:.S24];&quot;U☺&quot;)" office:value-type="float" office:value="0" calcext:value-type="float">
            <text:p>0</text:p>
          </table:table-cell>
          <table:table-cell table:style-name="ce276" table:formula="of:=COUNTIF([.C24:.S24];&quot;KVIT&quot;)+COUNTIF([.C24:.S24];&quot;KVIT☻&quot;)+COUNTIF([.C24:.S24];&quot;kvit$&quot;)" office:value-type="float" office:value="0" calcext:value-type="float">
            <text:p>0</text:p>
          </table:table-cell>
          <table:table-cell table:style-name="ce277" table:formula="of:=COUNTBLANK([.C24:.S24])-3" office:value-type="float" office:value="14" calcext:value-type="float">
            <text:p>14</text:p>
          </table:table-cell>
          <table:table-cell table:style-name="ce279" table:formula="of:=COUNTIF([.C24:.S24];&quot;x&quot;)" office:value-type="float" office:value="0" calcext:value-type="float">
            <text:p>0</text:p>
          </table:table-cell>
          <table:table-cell table:style-name="ce280" table:formula="of:=COUNTIF([.C24:.S24];&quot;51&quot;)+COUNTIF([.C24:.S24];&quot;51☻&quot;)+COUNTIF([.C24:.S24];&quot;2&quot;)+COUNTIF([.C24:.S24];&quot;52&quot;)+COUNTIF([.C24:.S24];&quot;52☻&quot;)+COUNTIF([.C24:.S24];&quot;51$&quot;)+COUNTIF([.C24:.S24];&quot;52$&quot;)" office:value-type="float" office:value="0" calcext:value-type="float">
            <text:p>0</text:p>
          </table:table-cell>
          <table:table-cell table:style-name="ce95" table:formula="of:=[Vzorci_vnosov.$A$24]" office:value-type="string" office:string-value="52☺" calcext:value-type="string">
            <text:p>52☺</text:p>
          </table:table-cell>
          <table:table-cell table:style-name="ce49" table:formula="of:=RIGHT([.C24];1)">
            <text:p/>
          </table:table-cell>
          <table:table-cell table:style-name="ce49" table:formula="of:=RIGHT([.D24];1)">
            <text:p/>
          </table:table-cell>
          <table:table-cell table:style-name="ce49" table:formula="of:=RIGHT([.E24];1)">
            <text:p/>
          </table:table-cell>
          <table:table-cell table:style-name="ce49" table:formula="of:=RIGHT([.F24];1)">
            <text:p/>
          </table:table-cell>
          <table:table-cell table:style-name="ce49" table:formula="of:=RIGHT([.G24];1)">
            <text:p/>
          </table:table-cell>
          <table:table-cell table:style-name="ce49" table:formula="of:=RIGHT([.H24];1)">
            <text:p/>
          </table:table-cell>
          <table:table-cell table:style-name="ce49" table:formula="of:=RIGHT([.I24];1)">
            <text:p/>
          </table:table-cell>
          <table:table-cell table:style-name="ce49" table:formula="of:=RIGHT([.J24];1)">
            <text:p/>
          </table:table-cell>
          <table:table-cell table:style-name="ce49" table:formula="of:=RIGHT([.K24];1)">
            <text:p/>
          </table:table-cell>
          <table:table-cell table:style-name="ce49" table:formula="of:=RIGHT([.L24];1)">
            <text:p/>
          </table:table-cell>
          <table:table-cell table:style-name="ce49" table:formula="of:=RIGHT([.M24];1)">
            <text:p/>
          </table:table-cell>
          <table:table-cell table:style-name="ce49" table:formula="of:=RIGHT([.N2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4];1)">
            <text:p/>
          </table:table-cell>
          <table:table-cell table:style-name="ce49" table:formula="of:=RIGHT([.P24];1)">
            <text:p/>
          </table:table-cell>
          <table:table-cell table:style-name="ce49" table:formula="of:=RIGHT([.Q24];1)">
            <text:p/>
          </table:table-cell>
          <table:table-cell table:style-name="ce49" table:formula="of:=RIGHT([.R24];1)">
            <text:p/>
          </table:table-cell>
          <table:table-cell table:style-name="ce49" table:formula="of:=RIGHT([.S24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24" calcext:value-type="date">
            <text:p>24/ sep</text:p>
          </table:table-cell>
          <table:table-cell table:style-name="ce270" table:formula="of:=TEXT([.A25];&quot;Ddd&quot;)" office:value-type="string" office:string-value="pet" calcext:value-type="string">
            <text:p>pet</text:p>
          </table:table-cell>
          <table:table-cell table:style-name="ce274" table:number-columns-repeated="18"/>
          <table:table-cell table:style-name="ce275"/>
          <table:table-cell table:style-name="ce276" table:formula="of:=COUNTIF([.AH25:.AY25];&quot;☻&quot;)" office:value-type="float" office:value="0" calcext:value-type="float">
            <text:p>0</text:p>
          </table:table-cell>
          <table:table-cell table:style-name="ce276" table:formula="of:=COUNTIF([.AH25:.AY25];&quot;☺&quot;)" office:value-type="float" office:value="0" calcext:value-type="float">
            <text:p>0</text:p>
          </table:table-cell>
          <table:table-cell table:style-name="ce276" table:formula="of:=COUNTIF([.C25:.S25];&quot;51&quot;)+COUNTIF([.C25:.S25];&quot;51$&quot;)+COUNTIF([.C25:.S25];&quot;51☻&quot;)" office:value-type="float" office:value="0" calcext:value-type="float">
            <text:p>0</text:p>
          </table:table-cell>
          <table:table-cell table:style-name="ce276" table:formula="of:=COUNTIF([.C25:.S25];&quot;52&quot;)+COUNTIF([.C25:.S25];&quot;52$&quot;)+COUNTIF([.C25:.S25];&quot;52☻&quot;)" office:value-type="float" office:value="0" calcext:value-type="float">
            <text:p>0</text:p>
          </table:table-cell>
          <table:table-cell table:style-name="ce276" table:formula="of:=COUNTIF([.C25:.S25];&quot;51¶&quot;)" office:value-type="float" office:value="0" calcext:value-type="float">
            <text:p>0</text:p>
          </table:table-cell>
          <table:table-cell table:style-name="ce276" table:formula="of:=COUNTIF([.C25:.S25];&quot;52¶&quot;)" office:value-type="float" office:value="0" calcext:value-type="float">
            <text:p>0</text:p>
          </table:table-cell>
          <table:table-cell table:style-name="ce276" table:formula="of:=COUNTIF([.C25:.S25];&quot;U&quot;)+COUNTIF([.C25:.S25];&quot;U☻&quot;)+COUNTIF([.C25:.S25];&quot;U☺&quot;)" office:value-type="float" office:value="0" calcext:value-type="float">
            <text:p>0</text:p>
          </table:table-cell>
          <table:table-cell table:style-name="ce276" table:formula="of:=COUNTIF([.C25:.S25];&quot;KVIT&quot;)+COUNTIF([.C25:.S25];&quot;KVIT☻&quot;)+COUNTIF([.C25:.S25];&quot;kvit$&quot;)" office:value-type="float" office:value="0" calcext:value-type="float">
            <text:p>0</text:p>
          </table:table-cell>
          <table:table-cell table:style-name="ce277" table:formula="of:=COUNTBLANK([.C25:.S25])-3" office:value-type="float" office:value="14" calcext:value-type="float">
            <text:p>14</text:p>
          </table:table-cell>
          <table:table-cell table:style-name="ce279" table:formula="of:=COUNTIF([.C25:.S25];&quot;x&quot;)" office:value-type="float" office:value="0" calcext:value-type="float">
            <text:p>0</text:p>
          </table:table-cell>
          <table:table-cell table:style-name="ce280" table:formula="of:=COUNTIF([.C25:.S25];&quot;51&quot;)+COUNTIF([.C25:.S25];&quot;51☻&quot;)+COUNTIF([.C25:.S25];&quot;2&quot;)+COUNTIF([.C25:.S25];&quot;52&quot;)+COUNTIF([.C25:.S25];&quot;52☻&quot;)+COUNTIF([.C25:.S25];&quot;51$&quot;)+COUNTIF([.C25:.S25];&quot;52$&quot;)" office:value-type="float" office:value="0" calcext:value-type="float">
            <text:p>0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49" table:formula="of:=RIGHT([.C25];1)">
            <text:p/>
          </table:table-cell>
          <table:table-cell table:style-name="ce49" table:formula="of:=RIGHT([.D25];1)">
            <text:p/>
          </table:table-cell>
          <table:table-cell table:style-name="ce49" table:formula="of:=RIGHT([.E25];1)">
            <text:p/>
          </table:table-cell>
          <table:table-cell table:style-name="ce49" table:formula="of:=RIGHT([.F25];1)">
            <text:p/>
          </table:table-cell>
          <table:table-cell table:style-name="ce49" table:formula="of:=RIGHT([.G25];1)">
            <text:p/>
          </table:table-cell>
          <table:table-cell table:style-name="ce49" table:formula="of:=RIGHT([.H25];1)">
            <text:p/>
          </table:table-cell>
          <table:table-cell table:style-name="ce49" table:formula="of:=RIGHT([.I25];1)">
            <text:p/>
          </table:table-cell>
          <table:table-cell table:style-name="ce49" table:formula="of:=RIGHT([.J25];1)">
            <text:p/>
          </table:table-cell>
          <table:table-cell table:style-name="ce49" table:formula="of:=RIGHT([.K25];1)">
            <text:p/>
          </table:table-cell>
          <table:table-cell table:style-name="ce49" table:formula="of:=RIGHT([.L25];1)">
            <text:p/>
          </table:table-cell>
          <table:table-cell table:style-name="ce49" table:formula="of:=RIGHT([.M25];1)">
            <text:p/>
          </table:table-cell>
          <table:table-cell table:style-name="ce49" table:formula="of:=RIGHT([.N2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5];1)">
            <text:p/>
          </table:table-cell>
          <table:table-cell table:style-name="ce49" table:formula="of:=RIGHT([.P25];1)">
            <text:p/>
          </table:table-cell>
          <table:table-cell table:style-name="ce49" table:formula="of:=RIGHT([.Q25];1)">
            <text:p/>
          </table:table-cell>
          <table:table-cell table:style-name="ce49" table:formula="of:=RIGHT([.R25];1)">
            <text:p/>
          </table:table-cell>
          <table:table-cell table:style-name="ce49" table:formula="of:=RIGHT([.S25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25" calcext:value-type="date">
            <text:p>25/ sep</text:p>
          </table:table-cell>
          <table:table-cell table:style-name="ce270" table:formula="of:=TEXT([.A26];&quot;Ddd&quot;)" office:value-type="string" office:string-value="sob" calcext:value-type="string">
            <text:p>sob</text:p>
          </table:table-cell>
          <table:table-cell table:style-name="ce274" table:number-columns-repeated="18"/>
          <table:table-cell table:style-name="ce275"/>
          <table:table-cell table:style-name="ce276" table:formula="of:=COUNTIF([.AH26:.AY26];&quot;☻&quot;)" office:value-type="float" office:value="0" calcext:value-type="float">
            <text:p>0</text:p>
          </table:table-cell>
          <table:table-cell table:style-name="ce276" table:formula="of:=COUNTIF([.AH26:.AY26];&quot;☺&quot;)" office:value-type="float" office:value="0" calcext:value-type="float">
            <text:p>0</text:p>
          </table:table-cell>
          <table:table-cell table:style-name="ce276" table:formula="of:=COUNTIF([.C26:.S26];&quot;51&quot;)+COUNTIF([.C26:.S26];&quot;51$&quot;)+COUNTIF([.C26:.S26];&quot;51☻&quot;)" office:value-type="float" office:value="0" calcext:value-type="float">
            <text:p>0</text:p>
          </table:table-cell>
          <table:table-cell table:style-name="ce276" table:formula="of:=COUNTIF([.C26:.S26];&quot;52&quot;)+COUNTIF([.C26:.S26];&quot;52$&quot;)+COUNTIF([.C26:.S26];&quot;52☻&quot;)" office:value-type="float" office:value="0" calcext:value-type="float">
            <text:p>0</text:p>
          </table:table-cell>
          <table:table-cell table:style-name="ce276" table:formula="of:=COUNTIF([.C26:.S26];&quot;51¶&quot;)" office:value-type="float" office:value="0" calcext:value-type="float">
            <text:p>0</text:p>
          </table:table-cell>
          <table:table-cell table:style-name="ce276" table:formula="of:=COUNTIF([.C26:.S26];&quot;52¶&quot;)" office:value-type="float" office:value="0" calcext:value-type="float">
            <text:p>0</text:p>
          </table:table-cell>
          <table:table-cell table:style-name="ce276" table:formula="of:=COUNTIF([.C26:.S26];&quot;U&quot;)+COUNTIF([.C26:.S26];&quot;U☻&quot;)+COUNTIF([.C26:.S26];&quot;U☺&quot;)" office:value-type="float" office:value="0" calcext:value-type="float">
            <text:p>0</text:p>
          </table:table-cell>
          <table:table-cell table:style-name="ce276" table:formula="of:=COUNTIF([.C26:.S26];&quot;KVIT&quot;)+COUNTIF([.C26:.S26];&quot;KVIT☻&quot;)+COUNTIF([.C26:.S26];&quot;kvit$&quot;)" office:value-type="float" office:value="0" calcext:value-type="float">
            <text:p>0</text:p>
          </table:table-cell>
          <table:table-cell table:style-name="ce277" table:formula="of:=COUNTBLANK([.C26:.S26])-3" office:value-type="float" office:value="14" calcext:value-type="float">
            <text:p>14</text:p>
          </table:table-cell>
          <table:table-cell table:style-name="ce279" table:formula="of:=COUNTIF([.C26:.S26];&quot;x&quot;)" office:value-type="float" office:value="0" calcext:value-type="float">
            <text:p>0</text:p>
          </table:table-cell>
          <table:table-cell table:style-name="ce280" table:formula="of:=COUNTIF([.C26:.S26];&quot;51&quot;)+COUNTIF([.C26:.S26];&quot;51☻&quot;)+COUNTIF([.C26:.S26];&quot;2&quot;)+COUNTIF([.C26:.S26];&quot;52&quot;)+COUNTIF([.C26:.S26];&quot;52☻&quot;)+COUNTIF([.C26:.S26];&quot;51$&quot;)+COUNTIF([.C26:.S26];&quot;52$&quot;)" office:value-type="float" office:value="0" calcext:value-type="float">
            <text:p>0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49" table:formula="of:=RIGHT([.C26];1)">
            <text:p/>
          </table:table-cell>
          <table:table-cell table:style-name="ce49" table:formula="of:=RIGHT([.D26];1)">
            <text:p/>
          </table:table-cell>
          <table:table-cell table:style-name="ce49" table:formula="of:=RIGHT([.E26];1)">
            <text:p/>
          </table:table-cell>
          <table:table-cell table:style-name="ce49" table:formula="of:=RIGHT([.F26];1)">
            <text:p/>
          </table:table-cell>
          <table:table-cell table:style-name="ce49" table:formula="of:=RIGHT([.G26];1)">
            <text:p/>
          </table:table-cell>
          <table:table-cell table:style-name="ce49" table:formula="of:=RIGHT([.H26];1)">
            <text:p/>
          </table:table-cell>
          <table:table-cell table:style-name="ce49" table:formula="of:=RIGHT([.I26];1)">
            <text:p/>
          </table:table-cell>
          <table:table-cell table:style-name="ce49" table:formula="of:=RIGHT([.J26];1)">
            <text:p/>
          </table:table-cell>
          <table:table-cell table:style-name="ce49" table:formula="of:=RIGHT([.K26];1)">
            <text:p/>
          </table:table-cell>
          <table:table-cell table:style-name="ce49" table:formula="of:=RIGHT([.L26];1)">
            <text:p/>
          </table:table-cell>
          <table:table-cell table:style-name="ce49" table:formula="of:=RIGHT([.M26];1)">
            <text:p/>
          </table:table-cell>
          <table:table-cell table:style-name="ce49" table:formula="of:=RIGHT([.N2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6];1)">
            <text:p/>
          </table:table-cell>
          <table:table-cell table:style-name="ce49" table:formula="of:=RIGHT([.P26];1)">
            <text:p/>
          </table:table-cell>
          <table:table-cell table:style-name="ce49" table:formula="of:=RIGHT([.Q26];1)">
            <text:p/>
          </table:table-cell>
          <table:table-cell table:style-name="ce49" table:formula="of:=RIGHT([.R26];1)">
            <text:p/>
          </table:table-cell>
          <table:table-cell table:style-name="ce49" table:formula="of:=RIGHT([.S26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26" calcext:value-type="date">
            <text:p>26/ sep</text:p>
          </table:table-cell>
          <table:table-cell table:style-name="ce270" table:formula="of:=TEXT([.A27];&quot;Ddd&quot;)" office:value-type="string" office:string-value="ned" calcext:value-type="string">
            <text:p>ned</text:p>
          </table:table-cell>
          <table:table-cell table:style-name="ce274" table:number-columns-repeated="18"/>
          <table:table-cell table:style-name="ce275"/>
          <table:table-cell table:style-name="ce276" table:formula="of:=COUNTIF([.AH27:.AY27];&quot;☻&quot;)" office:value-type="float" office:value="0" calcext:value-type="float">
            <text:p>0</text:p>
          </table:table-cell>
          <table:table-cell table:style-name="ce276" table:formula="of:=COUNTIF([.AH27:.AY27];&quot;☺&quot;)" office:value-type="float" office:value="0" calcext:value-type="float">
            <text:p>0</text:p>
          </table:table-cell>
          <table:table-cell table:style-name="ce276" table:formula="of:=COUNTIF([.C27:.S27];&quot;51&quot;)+COUNTIF([.C27:.S27];&quot;51$&quot;)+COUNTIF([.C27:.S27];&quot;51☻&quot;)" office:value-type="float" office:value="0" calcext:value-type="float">
            <text:p>0</text:p>
          </table:table-cell>
          <table:table-cell table:style-name="ce276" table:formula="of:=COUNTIF([.C27:.S27];&quot;52&quot;)+COUNTIF([.C27:.S27];&quot;52$&quot;)+COUNTIF([.C27:.S27];&quot;52☻&quot;)" office:value-type="float" office:value="0" calcext:value-type="float">
            <text:p>0</text:p>
          </table:table-cell>
          <table:table-cell table:style-name="ce276" table:formula="of:=COUNTIF([.C27:.S27];&quot;51¶&quot;)" office:value-type="float" office:value="0" calcext:value-type="float">
            <text:p>0</text:p>
          </table:table-cell>
          <table:table-cell table:style-name="ce276" table:formula="of:=COUNTIF([.C27:.S27];&quot;52¶&quot;)" office:value-type="float" office:value="0" calcext:value-type="float">
            <text:p>0</text:p>
          </table:table-cell>
          <table:table-cell table:style-name="ce276" table:formula="of:=COUNTIF([.C27:.S27];&quot;U&quot;)+COUNTIF([.C27:.S27];&quot;U☻&quot;)+COUNTIF([.C27:.S27];&quot;U☺&quot;)" office:value-type="float" office:value="0" calcext:value-type="float">
            <text:p>0</text:p>
          </table:table-cell>
          <table:table-cell table:style-name="ce276" table:formula="of:=COUNTIF([.C27:.S27];&quot;KVIT&quot;)+COUNTIF([.C27:.S27];&quot;KVIT☻&quot;)+COUNTIF([.C27:.S27];&quot;kvit$&quot;)" office:value-type="float" office:value="0" calcext:value-type="float">
            <text:p>0</text:p>
          </table:table-cell>
          <table:table-cell table:style-name="ce277" table:formula="of:=COUNTBLANK([.C27:.S27])-3" office:value-type="float" office:value="14" calcext:value-type="float">
            <text:p>14</text:p>
          </table:table-cell>
          <table:table-cell table:style-name="ce279" table:formula="of:=COUNTIF([.C27:.S27];&quot;x&quot;)" office:value-type="float" office:value="0" calcext:value-type="float">
            <text:p>0</text:p>
          </table:table-cell>
          <table:table-cell table:style-name="ce280" table:formula="of:=COUNTIF([.C27:.S27];&quot;51&quot;)+COUNTIF([.C27:.S27];&quot;51☻&quot;)+COUNTIF([.C27:.S27];&quot;2&quot;)+COUNTIF([.C27:.S27];&quot;52&quot;)+COUNTIF([.C27:.S27];&quot;52☻&quot;)+COUNTIF([.C27:.S27];&quot;51$&quot;)+COUNTIF([.C27:.S27];&quot;52$&quot;)" office:value-type="float" office:value="0" calcext:value-type="float">
            <text:p>0</text:p>
          </table:table-cell>
          <table:table-cell table:style-name="ce114" table:formula="of:=[Vzorci_vnosov.$A$27]" office:value-type="string" office:string-value="KVIT☺" calcext:value-type="string">
            <text:p>KVIT☺</text:p>
          </table:table-cell>
          <table:table-cell table:style-name="ce49" table:formula="of:=RIGHT([.C27];1)">
            <text:p/>
          </table:table-cell>
          <table:table-cell table:style-name="ce49" table:formula="of:=RIGHT([.D27];1)">
            <text:p/>
          </table:table-cell>
          <table:table-cell table:style-name="ce49" table:formula="of:=RIGHT([.E27];1)">
            <text:p/>
          </table:table-cell>
          <table:table-cell table:style-name="ce49" table:formula="of:=RIGHT([.F27];1)">
            <text:p/>
          </table:table-cell>
          <table:table-cell table:style-name="ce49" table:formula="of:=RIGHT([.G27];1)">
            <text:p/>
          </table:table-cell>
          <table:table-cell table:style-name="ce49" table:formula="of:=RIGHT([.H27];1)">
            <text:p/>
          </table:table-cell>
          <table:table-cell table:style-name="ce49" table:formula="of:=RIGHT([.I27];1)">
            <text:p/>
          </table:table-cell>
          <table:table-cell table:style-name="ce49" table:formula="of:=RIGHT([.J27];1)">
            <text:p/>
          </table:table-cell>
          <table:table-cell table:style-name="ce49" table:formula="of:=RIGHT([.K27];1)">
            <text:p/>
          </table:table-cell>
          <table:table-cell table:style-name="ce49" table:formula="of:=RIGHT([.L27];1)">
            <text:p/>
          </table:table-cell>
          <table:table-cell table:style-name="ce49" table:formula="of:=RIGHT([.M27];1)">
            <text:p/>
          </table:table-cell>
          <table:table-cell table:style-name="ce49" table:formula="of:=RIGHT([.N2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7];1)">
            <text:p/>
          </table:table-cell>
          <table:table-cell table:style-name="ce49" table:formula="of:=RIGHT([.P27];1)">
            <text:p/>
          </table:table-cell>
          <table:table-cell table:style-name="ce49" table:formula="of:=RIGHT([.Q27];1)">
            <text:p/>
          </table:table-cell>
          <table:table-cell table:style-name="ce49" table:formula="of:=RIGHT([.R27];1)">
            <text:p/>
          </table:table-cell>
          <table:table-cell table:style-name="ce49" table:formula="of:=RIGHT([.S27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27" calcext:value-type="date">
            <text:p>27/ sep</text:p>
          </table:table-cell>
          <table:table-cell table:style-name="ce270" table:formula="of:=TEXT([.A28];&quot;Ddd&quot;)" office:value-type="string" office:string-value="pon" calcext:value-type="string">
            <text:p>pon</text:p>
          </table:table-cell>
          <table:table-cell table:style-name="ce274" table:number-columns-repeated="18"/>
          <table:table-cell table:style-name="ce275"/>
          <table:table-cell table:style-name="ce276" table:formula="of:=COUNTIF([.AH28:.AY28];&quot;☻&quot;)" office:value-type="float" office:value="0" calcext:value-type="float">
            <text:p>0</text:p>
          </table:table-cell>
          <table:table-cell table:style-name="ce276" table:formula="of:=COUNTIF([.AH28:.AY28];&quot;☺&quot;)" office:value-type="float" office:value="0" calcext:value-type="float">
            <text:p>0</text:p>
          </table:table-cell>
          <table:table-cell table:style-name="ce276" table:formula="of:=COUNTIF([.C28:.S28];&quot;51&quot;)+COUNTIF([.C28:.S28];&quot;51$&quot;)+COUNTIF([.C28:.S28];&quot;51☻&quot;)" office:value-type="float" office:value="0" calcext:value-type="float">
            <text:p>0</text:p>
          </table:table-cell>
          <table:table-cell table:style-name="ce276" table:formula="of:=COUNTIF([.C28:.S28];&quot;52&quot;)+COUNTIF([.C28:.S28];&quot;52$&quot;)+COUNTIF([.C28:.S28];&quot;52☻&quot;)" office:value-type="float" office:value="0" calcext:value-type="float">
            <text:p>0</text:p>
          </table:table-cell>
          <table:table-cell table:style-name="ce276" table:formula="of:=COUNTIF([.C28:.S28];&quot;51¶&quot;)" office:value-type="float" office:value="0" calcext:value-type="float">
            <text:p>0</text:p>
          </table:table-cell>
          <table:table-cell table:style-name="ce276" table:formula="of:=COUNTIF([.C28:.S28];&quot;52¶&quot;)" office:value-type="float" office:value="0" calcext:value-type="float">
            <text:p>0</text:p>
          </table:table-cell>
          <table:table-cell table:style-name="ce276" table:formula="of:=COUNTIF([.C28:.S28];&quot;U&quot;)+COUNTIF([.C28:.S28];&quot;U☻&quot;)+COUNTIF([.C28:.S28];&quot;U☺&quot;)" office:value-type="float" office:value="0" calcext:value-type="float">
            <text:p>0</text:p>
          </table:table-cell>
          <table:table-cell table:style-name="ce276" table:formula="of:=COUNTIF([.C28:.S28];&quot;KVIT&quot;)+COUNTIF([.C28:.S28];&quot;KVIT☻&quot;)+COUNTIF([.C28:.S28];&quot;kvit$&quot;)" office:value-type="float" office:value="0" calcext:value-type="float">
            <text:p>0</text:p>
          </table:table-cell>
          <table:table-cell table:style-name="ce277" table:formula="of:=COUNTBLANK([.C28:.S28])-3" office:value-type="float" office:value="14" calcext:value-type="float">
            <text:p>14</text:p>
          </table:table-cell>
          <table:table-cell table:style-name="ce279" table:formula="of:=COUNTIF([.C28:.S28];&quot;x&quot;)" office:value-type="float" office:value="0" calcext:value-type="float">
            <text:p>0</text:p>
          </table:table-cell>
          <table:table-cell table:style-name="ce280" table:formula="of:=COUNTIF([.C28:.S28];&quot;51&quot;)+COUNTIF([.C28:.S28];&quot;51☻&quot;)+COUNTIF([.C28:.S28];&quot;2&quot;)+COUNTIF([.C28:.S28];&quot;52&quot;)+COUNTIF([.C28:.S28];&quot;52☻&quot;)+COUNTIF([.C28:.S28];&quot;51$&quot;)+COUNTIF([.C28:.S28];&quot;52$&quot;)" office:value-type="float" office:value="0" calcext:value-type="float">
            <text:p>0</text:p>
          </table:table-cell>
          <table:table-cell table:style-name="ce115" table:formula="of:=[Vzorci_vnosov.$A$28]" office:value-type="string" office:string-value="KO" calcext:value-type="string">
            <text:p>KO</text:p>
          </table:table-cell>
          <table:table-cell table:style-name="ce49" table:formula="of:=RIGHT([.C28];1)">
            <text:p/>
          </table:table-cell>
          <table:table-cell table:style-name="ce49" table:formula="of:=RIGHT([.D28];1)">
            <text:p/>
          </table:table-cell>
          <table:table-cell table:style-name="ce49" table:formula="of:=RIGHT([.E28];1)">
            <text:p/>
          </table:table-cell>
          <table:table-cell table:style-name="ce49" table:formula="of:=RIGHT([.F28];1)">
            <text:p/>
          </table:table-cell>
          <table:table-cell table:style-name="ce49" table:formula="of:=RIGHT([.G28];1)">
            <text:p/>
          </table:table-cell>
          <table:table-cell table:style-name="ce49" table:formula="of:=RIGHT([.H28];1)">
            <text:p/>
          </table:table-cell>
          <table:table-cell table:style-name="ce49" table:formula="of:=RIGHT([.I28];1)">
            <text:p/>
          </table:table-cell>
          <table:table-cell table:style-name="ce49" table:formula="of:=RIGHT([.J28];1)">
            <text:p/>
          </table:table-cell>
          <table:table-cell table:style-name="ce49" table:formula="of:=RIGHT([.K28];1)">
            <text:p/>
          </table:table-cell>
          <table:table-cell table:style-name="ce49" table:formula="of:=RIGHT([.L28];1)">
            <text:p/>
          </table:table-cell>
          <table:table-cell table:style-name="ce49" table:formula="of:=RIGHT([.M28];1)">
            <text:p/>
          </table:table-cell>
          <table:table-cell table:style-name="ce49" table:formula="of:=RIGHT([.N2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8];1)">
            <text:p/>
          </table:table-cell>
          <table:table-cell table:style-name="ce49" table:formula="of:=RIGHT([.P28];1)">
            <text:p/>
          </table:table-cell>
          <table:table-cell table:style-name="ce49" table:formula="of:=RIGHT([.Q28];1)">
            <text:p/>
          </table:table-cell>
          <table:table-cell table:style-name="ce49" table:formula="of:=RIGHT([.R28];1)">
            <text:p/>
          </table:table-cell>
          <table:table-cell table:style-name="ce49" table:formula="of:=RIGHT([.S28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28" calcext:value-type="date">
            <text:p>28/ sep</text:p>
          </table:table-cell>
          <table:table-cell table:style-name="ce270" table:formula="of:=TEXT([.A29];&quot;Ddd&quot;)" office:value-type="string" office:string-value="tor" calcext:value-type="string">
            <text:p>tor</text:p>
          </table:table-cell>
          <table:table-cell table:style-name="ce274" table:number-columns-repeated="18"/>
          <table:table-cell table:style-name="ce275"/>
          <table:table-cell table:style-name="ce276" table:formula="of:=COUNTIF([.AH29:.AY29];&quot;☻&quot;)" office:value-type="float" office:value="0" calcext:value-type="float">
            <text:p>0</text:p>
          </table:table-cell>
          <table:table-cell table:style-name="ce276" table:formula="of:=COUNTIF([.AH29:.AY29];&quot;☺&quot;)" office:value-type="float" office:value="0" calcext:value-type="float">
            <text:p>0</text:p>
          </table:table-cell>
          <table:table-cell table:style-name="ce276" table:formula="of:=COUNTIF([.C29:.S29];&quot;51&quot;)+COUNTIF([.C29:.S29];&quot;51$&quot;)+COUNTIF([.C29:.S29];&quot;51☻&quot;)" office:value-type="float" office:value="0" calcext:value-type="float">
            <text:p>0</text:p>
          </table:table-cell>
          <table:table-cell table:style-name="ce276" table:formula="of:=COUNTIF([.C29:.S29];&quot;52&quot;)+COUNTIF([.C29:.S29];&quot;52$&quot;)+COUNTIF([.C29:.S29];&quot;52☻&quot;)" office:value-type="float" office:value="0" calcext:value-type="float">
            <text:p>0</text:p>
          </table:table-cell>
          <table:table-cell table:style-name="ce276" table:formula="of:=COUNTIF([.C29:.S29];&quot;51¶&quot;)" office:value-type="float" office:value="0" calcext:value-type="float">
            <text:p>0</text:p>
          </table:table-cell>
          <table:table-cell table:style-name="ce276" table:formula="of:=COUNTIF([.C29:.S29];&quot;52¶&quot;)" office:value-type="float" office:value="0" calcext:value-type="float">
            <text:p>0</text:p>
          </table:table-cell>
          <table:table-cell table:style-name="ce276" table:formula="of:=COUNTIF([.C29:.S29];&quot;U&quot;)+COUNTIF([.C29:.S29];&quot;U☻&quot;)+COUNTIF([.C29:.S29];&quot;U☺&quot;)" office:value-type="float" office:value="0" calcext:value-type="float">
            <text:p>0</text:p>
          </table:table-cell>
          <table:table-cell table:style-name="ce276" table:formula="of:=COUNTIF([.C29:.S29];&quot;KVIT&quot;)+COUNTIF([.C29:.S29];&quot;KVIT☻&quot;)+COUNTIF([.C29:.S29];&quot;kvit$&quot;)" office:value-type="float" office:value="0" calcext:value-type="float">
            <text:p>0</text:p>
          </table:table-cell>
          <table:table-cell table:style-name="ce277" table:formula="of:=COUNTBLANK([.C29:.S29])-3" office:value-type="float" office:value="14" calcext:value-type="float">
            <text:p>14</text:p>
          </table:table-cell>
          <table:table-cell table:style-name="ce279" table:formula="of:=COUNTIF([.C29:.S29];&quot;x&quot;)" office:value-type="float" office:value="0" calcext:value-type="float">
            <text:p>0</text:p>
          </table:table-cell>
          <table:table-cell table:style-name="ce280" table:formula="of:=COUNTIF([.C29:.S29];&quot;51&quot;)+COUNTIF([.C29:.S29];&quot;51☻&quot;)+COUNTIF([.C29:.S29];&quot;2&quot;)+COUNTIF([.C29:.S29];&quot;52&quot;)+COUNTIF([.C29:.S29];&quot;52☻&quot;)+COUNTIF([.C29:.S29];&quot;51$&quot;)+COUNTIF([.C29:.S29];&quot;52$&quot;)" office:value-type="float" office:value="0" calcext:value-type="float">
            <text:p>0</text:p>
          </table:table-cell>
          <table:table-cell table:style-name="ce115" table:formula="of:=[Vzorci_vnosov.$A$29]" office:value-type="string" office:string-value="Rt" calcext:value-type="string">
            <text:p>Rt</text:p>
          </table:table-cell>
          <table:table-cell table:style-name="ce49" table:formula="of:=RIGHT([.C29];1)">
            <text:p/>
          </table:table-cell>
          <table:table-cell table:style-name="ce49" table:formula="of:=RIGHT([.D29];1)">
            <text:p/>
          </table:table-cell>
          <table:table-cell table:style-name="ce49" table:formula="of:=RIGHT([.E29];1)">
            <text:p/>
          </table:table-cell>
          <table:table-cell table:style-name="ce49" table:formula="of:=RIGHT([.F29];1)">
            <text:p/>
          </table:table-cell>
          <table:table-cell table:style-name="ce49" table:formula="of:=RIGHT([.G29];1)">
            <text:p/>
          </table:table-cell>
          <table:table-cell table:style-name="ce49" table:formula="of:=RIGHT([.H29];1)">
            <text:p/>
          </table:table-cell>
          <table:table-cell table:style-name="ce49" table:formula="of:=RIGHT([.I29];1)">
            <text:p/>
          </table:table-cell>
          <table:table-cell table:style-name="ce49" table:formula="of:=RIGHT([.J29];1)">
            <text:p/>
          </table:table-cell>
          <table:table-cell table:style-name="ce49" table:formula="of:=RIGHT([.K29];1)">
            <text:p/>
          </table:table-cell>
          <table:table-cell table:style-name="ce49" table:formula="of:=RIGHT([.L29];1)">
            <text:p/>
          </table:table-cell>
          <table:table-cell table:style-name="ce49" table:formula="of:=RIGHT([.M29];1)">
            <text:p/>
          </table:table-cell>
          <table:table-cell table:style-name="ce49" table:formula="of:=RIGHT([.N2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9];1)">
            <text:p/>
          </table:table-cell>
          <table:table-cell table:style-name="ce49" table:formula="of:=RIGHT([.P29];1)">
            <text:p/>
          </table:table-cell>
          <table:table-cell table:style-name="ce49" table:formula="of:=RIGHT([.Q29];1)">
            <text:p/>
          </table:table-cell>
          <table:table-cell table:style-name="ce49" table:formula="of:=RIGHT([.R29];1)">
            <text:p/>
          </table:table-cell>
          <table:table-cell table:style-name="ce49" table:formula="of:=RIGHT([.S29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29" calcext:value-type="date">
            <text:p>29/ sep</text:p>
          </table:table-cell>
          <table:table-cell table:style-name="ce270" table:formula="of:=TEXT([.A30];&quot;Ddd&quot;)" office:value-type="string" office:string-value="sre" calcext:value-type="string">
            <text:p>sre</text:p>
          </table:table-cell>
          <table:table-cell table:style-name="ce274" table:number-columns-repeated="18"/>
          <table:table-cell table:style-name="ce275"/>
          <table:table-cell table:style-name="ce276" table:formula="of:=COUNTIF([.AH30:.AY30];&quot;☻&quot;)" office:value-type="float" office:value="0" calcext:value-type="float">
            <text:p>0</text:p>
          </table:table-cell>
          <table:table-cell table:style-name="ce276" table:formula="of:=COUNTIF([.AH30:.AY30];&quot;☺&quot;)" office:value-type="float" office:value="0" calcext:value-type="float">
            <text:p>0</text:p>
          </table:table-cell>
          <table:table-cell table:style-name="ce276" table:formula="of:=COUNTIF([.C30:.S30];&quot;51&quot;)+COUNTIF([.C30:.S30];&quot;51$&quot;)+COUNTIF([.C30:.S30];&quot;51☻&quot;)" office:value-type="float" office:value="0" calcext:value-type="float">
            <text:p>0</text:p>
          </table:table-cell>
          <table:table-cell table:style-name="ce276" table:formula="of:=COUNTIF([.C30:.S30];&quot;52&quot;)+COUNTIF([.C30:.S30];&quot;52$&quot;)+COUNTIF([.C30:.S30];&quot;52☻&quot;)" office:value-type="float" office:value="0" calcext:value-type="float">
            <text:p>0</text:p>
          </table:table-cell>
          <table:table-cell table:style-name="ce276" table:formula="of:=COUNTIF([.C30:.S30];&quot;51¶&quot;)" office:value-type="float" office:value="0" calcext:value-type="float">
            <text:p>0</text:p>
          </table:table-cell>
          <table:table-cell table:style-name="ce276" table:formula="of:=COUNTIF([.C30:.S30];&quot;52¶&quot;)" office:value-type="float" office:value="0" calcext:value-type="float">
            <text:p>0</text:p>
          </table:table-cell>
          <table:table-cell table:style-name="ce276" table:formula="of:=COUNTIF([.C30:.S30];&quot;U&quot;)+COUNTIF([.C30:.S30];&quot;U☻&quot;)+COUNTIF([.C30:.S30];&quot;U☺&quot;)" office:value-type="float" office:value="0" calcext:value-type="float">
            <text:p>0</text:p>
          </table:table-cell>
          <table:table-cell table:style-name="ce276" table:formula="of:=COUNTIF([.C30:.S30];&quot;KVIT&quot;)+COUNTIF([.C30:.S30];&quot;KVIT☻&quot;)+COUNTIF([.C30:.S30];&quot;kvit$&quot;)" office:value-type="float" office:value="0" calcext:value-type="float">
            <text:p>0</text:p>
          </table:table-cell>
          <table:table-cell table:style-name="ce277" table:formula="of:=COUNTBLANK([.C30:.S30])-3" office:value-type="float" office:value="14" calcext:value-type="float">
            <text:p>14</text:p>
          </table:table-cell>
          <table:table-cell table:style-name="ce279" table:formula="of:=COUNTIF([.C30:.S30];&quot;x&quot;)" office:value-type="float" office:value="0" calcext:value-type="float">
            <text:p>0</text:p>
          </table:table-cell>
          <table:table-cell table:style-name="ce280" table:formula="of:=COUNTIF([.C30:.S30];&quot;51&quot;)+COUNTIF([.C30:.S30];&quot;51☻&quot;)+COUNTIF([.C30:.S30];&quot;2&quot;)+COUNTIF([.C30:.S30];&quot;52&quot;)+COUNTIF([.C30:.S30];&quot;52☻&quot;)+COUNTIF([.C30:.S30];&quot;51$&quot;)+COUNTIF([.C30:.S30];&quot;52$&quot;)" office:value-type="float" office:value="0" calcext:value-type="float">
            <text:p>0</text:p>
          </table:table-cell>
          <table:table-cell table:style-name="ce87" table:formula="of:=[Vzorci_vnosov.$A$30]" office:value-type="string" office:string-value="Rt☻" calcext:value-type="string">
            <text:p>Rt☻</text:p>
          </table:table-cell>
          <table:table-cell table:style-name="ce49" table:formula="of:=RIGHT([.C30];1)">
            <text:p/>
          </table:table-cell>
          <table:table-cell table:style-name="ce49" table:formula="of:=RIGHT([.D30];1)">
            <text:p/>
          </table:table-cell>
          <table:table-cell table:style-name="ce49" table:formula="of:=RIGHT([.E30];1)">
            <text:p/>
          </table:table-cell>
          <table:table-cell table:style-name="ce49" table:formula="of:=RIGHT([.F30];1)">
            <text:p/>
          </table:table-cell>
          <table:table-cell table:style-name="ce49" table:formula="of:=RIGHT([.G30];1)">
            <text:p/>
          </table:table-cell>
          <table:table-cell table:style-name="ce49" table:formula="of:=RIGHT([.H30];1)">
            <text:p/>
          </table:table-cell>
          <table:table-cell table:style-name="ce49" table:formula="of:=RIGHT([.I30];1)">
            <text:p/>
          </table:table-cell>
          <table:table-cell table:style-name="ce49" table:formula="of:=RIGHT([.J30];1)">
            <text:p/>
          </table:table-cell>
          <table:table-cell table:style-name="ce49" table:formula="of:=RIGHT([.K30];1)">
            <text:p/>
          </table:table-cell>
          <table:table-cell table:style-name="ce49" table:formula="of:=RIGHT([.L30];1)">
            <text:p/>
          </table:table-cell>
          <table:table-cell table:style-name="ce49" table:formula="of:=RIGHT([.M30];1)">
            <text:p/>
          </table:table-cell>
          <table:table-cell table:style-name="ce49" table:formula="of:=RIGHT([.N3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0];1)">
            <text:p/>
          </table:table-cell>
          <table:table-cell table:style-name="ce49" table:formula="of:=RIGHT([.P30];1)">
            <text:p/>
          </table:table-cell>
          <table:table-cell table:style-name="ce49" table:formula="of:=RIGHT([.Q30];1)">
            <text:p/>
          </table:table-cell>
          <table:table-cell table:style-name="ce49" table:formula="of:=RIGHT([.R30];1)">
            <text:p/>
          </table:table-cell>
          <table:table-cell table:style-name="ce49" table:formula="of:=RIGHT([.S30];1)">
            <text:p/>
          </table:table-cell>
          <table:table-cell table:number-columns-repeated="13"/>
        </table:table-row>
        <table:table-row table:style-name="ro4">
          <table:table-cell table:style-name="ce269" office:value-type="date" office:date-value="2021-09-30" calcext:value-type="date">
            <text:p>30/ sep</text:p>
          </table:table-cell>
          <table:table-cell table:style-name="ce270" table:formula="of:=TEXT([.A31];&quot;Ddd&quot;)" office:value-type="string" office:string-value="čet" calcext:value-type="string">
            <text:p>čet</text:p>
          </table:table-cell>
          <table:table-cell table:style-name="ce274" table:number-columns-repeated="18"/>
          <table:table-cell table:style-name="ce275"/>
          <table:table-cell table:style-name="ce276" table:formula="of:=COUNTIF([.AH31:.AY31];&quot;☻&quot;)" office:value-type="float" office:value="0" calcext:value-type="float">
            <text:p>0</text:p>
          </table:table-cell>
          <table:table-cell table:style-name="ce276" table:formula="of:=COUNTIF([.AH31:.AY31];&quot;☺&quot;)" office:value-type="float" office:value="0" calcext:value-type="float">
            <text:p>0</text:p>
          </table:table-cell>
          <table:table-cell table:style-name="ce276" table:formula="of:=COUNTIF([.C31:.S31];&quot;51&quot;)+COUNTIF([.C31:.S31];&quot;51$&quot;)+COUNTIF([.C31:.S31];&quot;51☻&quot;)" office:value-type="float" office:value="0" calcext:value-type="float">
            <text:p>0</text:p>
          </table:table-cell>
          <table:table-cell table:style-name="ce276" table:formula="of:=COUNTIF([.C31:.S31];&quot;52&quot;)+COUNTIF([.C31:.S31];&quot;52$&quot;)+COUNTIF([.C31:.S31];&quot;52☻&quot;)" office:value-type="float" office:value="0" calcext:value-type="float">
            <text:p>0</text:p>
          </table:table-cell>
          <table:table-cell table:style-name="ce276" table:formula="of:=COUNTIF([.C31:.S31];&quot;51¶&quot;)" office:value-type="float" office:value="0" calcext:value-type="float">
            <text:p>0</text:p>
          </table:table-cell>
          <table:table-cell table:style-name="ce276" table:formula="of:=COUNTIF([.C31:.S31];&quot;52¶&quot;)" office:value-type="float" office:value="0" calcext:value-type="float">
            <text:p>0</text:p>
          </table:table-cell>
          <table:table-cell table:style-name="ce276" table:formula="of:=COUNTIF([.C31:.S31];&quot;U&quot;)+COUNTIF([.C31:.S31];&quot;U☻&quot;)+COUNTIF([.C31:.S31];&quot;U☺&quot;)" office:value-type="float" office:value="0" calcext:value-type="float">
            <text:p>0</text:p>
          </table:table-cell>
          <table:table-cell table:style-name="ce276" table:formula="of:=COUNTIF([.C31:.S31];&quot;KVIT&quot;)+COUNTIF([.C31:.S31];&quot;KVIT☻&quot;)+COUNTIF([.C31:.S31];&quot;kvit$&quot;)" office:value-type="float" office:value="0" calcext:value-type="float">
            <text:p>0</text:p>
          </table:table-cell>
          <table:table-cell table:style-name="ce277" table:formula="of:=COUNTBLANK([.C31:.S31])-3" office:value-type="float" office:value="14" calcext:value-type="float">
            <text:p>14</text:p>
          </table:table-cell>
          <table:table-cell table:style-name="ce279" table:formula="of:=COUNTIF([.C31:.S31];&quot;x&quot;)" office:value-type="float" office:value="0" calcext:value-type="float">
            <text:p>0</text:p>
          </table:table-cell>
          <table:table-cell table:style-name="ce280" table:formula="of:=COUNTIF([.C31:.S31];&quot;51&quot;)+COUNTIF([.C31:.S31];&quot;51☻&quot;)+COUNTIF([.C31:.S31];&quot;2&quot;)+COUNTIF([.C31:.S31];&quot;52&quot;)+COUNTIF([.C31:.S31];&quot;52☻&quot;)+COUNTIF([.C31:.S31];&quot;51$&quot;)+COUNTIF([.C31:.S31];&quot;52$&quot;)" office:value-type="float" office:value="0" calcext:value-type="float">
            <text:p>0</text:p>
          </table:table-cell>
          <table:table-cell table:style-name="ce116" table:formula="of:=[Vzorci_vnosov.$A$31]" office:value-type="string" office:string-value="Rt☺" calcext:value-type="string">
            <text:p>Rt☺</text:p>
          </table:table-cell>
          <table:table-cell table:style-name="ce49" table:formula="of:=RIGHT([.C31];1)">
            <text:p/>
          </table:table-cell>
          <table:table-cell table:style-name="ce49" table:formula="of:=RIGHT([.D31];1)">
            <text:p/>
          </table:table-cell>
          <table:table-cell table:style-name="ce49" table:formula="of:=RIGHT([.E31];1)">
            <text:p/>
          </table:table-cell>
          <table:table-cell table:style-name="ce49" table:formula="of:=RIGHT([.F31];1)">
            <text:p/>
          </table:table-cell>
          <table:table-cell table:style-name="ce49" table:formula="of:=RIGHT([.G31];1)">
            <text:p/>
          </table:table-cell>
          <table:table-cell table:style-name="ce49" table:formula="of:=RIGHT([.H31];1)">
            <text:p/>
          </table:table-cell>
          <table:table-cell table:style-name="ce49" table:formula="of:=RIGHT([.I31];1)">
            <text:p/>
          </table:table-cell>
          <table:table-cell table:style-name="ce49" table:formula="of:=RIGHT([.J31];1)">
            <text:p/>
          </table:table-cell>
          <table:table-cell table:style-name="ce49" table:formula="of:=RIGHT([.K31];1)">
            <text:p/>
          </table:table-cell>
          <table:table-cell table:style-name="ce49" table:formula="of:=RIGHT([.L31];1)">
            <text:p/>
          </table:table-cell>
          <table:table-cell table:style-name="ce49" table:formula="of:=RIGHT([.M31];1)">
            <text:p/>
          </table:table-cell>
          <table:table-cell table:style-name="ce49" table:formula="of:=RIGHT([.N3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1];1)">
            <text:p/>
          </table:table-cell>
          <table:table-cell table:style-name="ce49" table:formula="of:=RIGHT([.P31];1)">
            <text:p/>
          </table:table-cell>
          <table:table-cell table:style-name="ce49" table:formula="of:=RIGHT([.Q31];1)">
            <text:p/>
          </table:table-cell>
          <table:table-cell table:style-name="ce49" table:formula="of:=RIGHT([.R31];1)">
            <text:p/>
          </table:table-cell>
          <table:table-cell table:style-name="ce49" table:formula="of:=RIGHT([.S31];1)">
            <text:p/>
          </table:table-cell>
          <table:table-cell table:number-columns-repeated="13"/>
        </table:table-row>
        <table:table-row table:style-name="ro4">
          <table:table-cell table:style-name="ce27" table:number-columns-repeated="22"/>
          <table:table-cell table:style-name="ce80" table:number-columns-repeated="10"/>
          <table:table-cell table:style-name="ce89" table:formula="of:=[Vzorci_vnosov.$A$32]" office:value-type="string" office:string-value="Am" calcext:value-type="string">
            <text:p>Am</text:p>
          </table:table-cell>
          <table:table-cell table:style-name="ce49" table:formula="of:=RIGHT([.C32];1)">
            <text:p/>
          </table:table-cell>
          <table:table-cell table:style-name="ce49" table:formula="of:=RIGHT([.D32];1)">
            <text:p/>
          </table:table-cell>
          <table:table-cell table:style-name="ce49" table:formula="of:=RIGHT([.E32];1)">
            <text:p/>
          </table:table-cell>
          <table:table-cell table:style-name="ce49" table:formula="of:=RIGHT([.F32];1)">
            <text:p/>
          </table:table-cell>
          <table:table-cell table:style-name="ce49" table:formula="of:=RIGHT([.G32];1)">
            <text:p/>
          </table:table-cell>
          <table:table-cell table:style-name="ce49" table:formula="of:=RIGHT([.H32];1)">
            <text:p/>
          </table:table-cell>
          <table:table-cell table:style-name="ce49" table:formula="of:=RIGHT([.I32];1)">
            <text:p/>
          </table:table-cell>
          <table:table-cell table:style-name="ce49" table:formula="of:=RIGHT([.J32];1)">
            <text:p/>
          </table:table-cell>
          <table:table-cell table:style-name="ce49" table:formula="of:=RIGHT([.K32];1)">
            <text:p/>
          </table:table-cell>
          <table:table-cell table:style-name="ce49" table:formula="of:=RIGHT([.L32];1)">
            <text:p/>
          </table:table-cell>
          <table:table-cell table:style-name="ce49" table:formula="of:=RIGHT([.M32];1)">
            <text:p/>
          </table:table-cell>
          <table:table-cell table:style-name="ce49" table:formula="of:=RIGHT([.N3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2];1)">
            <text:p/>
          </table:table-cell>
          <table:table-cell table:style-name="ce49" table:formula="of:=RIGHT([.P32];1)">
            <text:p/>
          </table:table-cell>
          <table:table-cell table:style-name="ce49" table:formula="of:=RIGHT([.Q32];1)">
            <text:p/>
          </table:table-cell>
          <table:table-cell table:style-name="ce49" table:formula="of:=RIGHT([.R32];1)">
            <text:p/>
          </table:table-cell>
          <table:table-cell table:style-name="ce49" table:formula="of:=RIGHT([.S32];1)">
            <text:p/>
          </table:table-cell>
          <table:table-cell table:number-columns-repeated="13"/>
        </table:table-row>
        <table:table-row table:style-name="ro1">
          <table:table-cell table:number-columns-repeated="32"/>
          <table:table-cell table:style-name="ce87" table:formula="of:=[Vzorci_vnosov.$A$33]" office:value-type="string" office:string-value="Am☻" calcext:value-type="string">
            <text:p>Am☻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29" table:formula="of:=[.$C$1]" office:value-type="string" office:string-value="GOR" calcext:value-type="string">
            <text:p>GOR</text:p>
          </table:table-cell>
          <table:table-cell table:style-name="ce129" table:formula="of:=[.$D$1]" office:value-type="string" office:string-value="ŠOŠ" calcext:value-type="string">
            <text:p>ŠOŠ</text:p>
          </table:table-cell>
          <table:table-cell table:style-name="ce129" table:formula="of:=[.$E$1]" office:value-type="string" office:string-value="PIN" calcext:value-type="string">
            <text:p>PIN</text:p>
          </table:table-cell>
          <table:table-cell table:style-name="ce129" table:formula="of:=[.$F$1]" office:value-type="string" office:string-value="KON" calcext:value-type="string">
            <text:p>KON</text:p>
          </table:table-cell>
          <table:table-cell table:style-name="ce129" table:formula="of:=[.$G$1]" office:value-type="string" office:string-value="ORO" calcext:value-type="string">
            <text:p>ORO</text:p>
          </table:table-cell>
          <table:table-cell table:style-name="ce129" table:formula="of:=[.$H$1]" office:value-type="string" office:string-value="MIO" calcext:value-type="string">
            <text:p>MIO</text:p>
          </table:table-cell>
          <table:table-cell table:style-name="ce129" table:formula="of:=[.$I$1]" office:value-type="string" office:string-value="BOŽ" calcext:value-type="string">
            <text:p>BOŽ</text:p>
          </table:table-cell>
          <table:table-cell table:style-name="ce129" table:formula="of:=[.$J$1]" office:value-type="string" office:string-value="TOM" calcext:value-type="string">
            <text:p>TOM</text:p>
          </table:table-cell>
          <table:table-cell table:style-name="ce129" table:formula="of:=[.$K$1]" office:value-type="string" office:string-value="MŠŠ" calcext:value-type="string">
            <text:p>MŠŠ</text:p>
          </table:table-cell>
          <table:table-cell table:style-name="ce129" table:formula="of:=[.$L$1]" office:value-type="string" office:string-value="ŽIV" calcext:value-type="string">
            <text:p>ŽIV</text:p>
          </table:table-cell>
          <table:table-cell table:style-name="ce129" table:formula="of:=[.$M$1]" office:value-type="string" office:string-value="TAL" calcext:value-type="string">
            <text:p>TAL</text:p>
          </table:table-cell>
          <table:table-cell table:style-name="ce129" table:formula="of:=[.$N$1]" office:value-type="string" office:string-value="PIR" calcext:value-type="string">
            <text:p>PIR</text:p>
          </table:table-cell>
          <table:table-cell table:style-name="ce129" table:formula="of:=[.$O$1]" office:value-type="string" office:string-value="NOV2" calcext:value-type="string">
            <text:p>NOV2</text:p>
          </table:table-cell>
          <table:table-cell table:style-name="ce129" table:formula="of:=[.$P$1]" office:value-type="string" office:string-value="BUT" calcext:value-type="string">
            <text:p>BUT</text:p>
          </table:table-cell>
          <table:table-cell table:style-name="ce129" table:formula="of:=[.$Q$1]" office:value-type="string" office:string-value="ŽRJ" calcext:value-type="string">
            <text:p>ŽRJ</text:p>
          </table:table-cell>
          <table:table-cell table:style-name="ce129" table:formula="of:=[.$R$1]" office:value-type="string" office:string-value="NOV3" calcext:value-type="string">
            <text:p>NOV3</text:p>
          </table:table-cell>
          <table:table-cell table:style-name="ce129" table:formula="of:=[.$S$1]" office:value-type="string" office:string-value="JNK" calcext:value-type="string">
            <text:p>JNK</text:p>
          </table:table-cell>
          <table:table-cell table:number-columns-repeated="13"/>
          <table:table-cell table:style-name="ce116" table:formula="of:=[Vzorci_vnosov.$A$34]" office:value-type="string" office:string-value="Am☺" calcext:value-type="string">
            <text:p>Am☺</text:p>
          </table:table-cell>
          <table:table-cell table:number-columns-repeated="31"/>
        </table:table-row>
        <table:table-row table:style-name="ro5">
          <table:table-cell/>
          <table:table-cell table:style-name="ce65" table:formula="of:=[Vzorci_vnosov.$A$20]" office:value-type="string" office:string-value="☺" calcext:value-type="string">
            <text:p>☺</text:p>
          </table:table-cell>
          <table:table-cell table:style-name="ce66" table:formula="of:=COUNTIF([.AH2:.AH32];&quot;☺&quot;)" office:value-type="float" office:value="0" calcext:value-type="float">
            <text:p>0</text:p>
          </table:table-cell>
          <table:table-cell table:style-name="ce66" table:formula="of:=COUNTIF([.AI2:.AI32];&quot;☺&quot;)" office:value-type="float" office:value="0" calcext:value-type="float">
            <text:p>0</text:p>
          </table:table-cell>
          <table:table-cell table:style-name="ce66" table:formula="of:=COUNTIF([.AJ2:.AJ32];&quot;☺&quot;)" office:value-type="float" office:value="0" calcext:value-type="float">
            <text:p>0</text:p>
          </table:table-cell>
          <table:table-cell table:style-name="ce66" table:formula="of:=COUNTIF([.AK2:.AK32];&quot;☺&quot;)" office:value-type="float" office:value="0" calcext:value-type="float">
            <text:p>0</text:p>
          </table:table-cell>
          <table:table-cell table:style-name="ce66" table:formula="of:=COUNTIF([.AL2:.AL32];&quot;☺&quot;)" office:value-type="float" office:value="0" calcext:value-type="float">
            <text:p>0</text:p>
          </table:table-cell>
          <table:table-cell table:style-name="ce66" table:formula="of:=COUNTIF([.AM2:.AM32];&quot;☺&quot;)" office:value-type="float" office:value="0" calcext:value-type="float">
            <text:p>0</text:p>
          </table:table-cell>
          <table:table-cell table:style-name="ce66" table:formula="of:=COUNTIF([.AN2:.AN32];&quot;☺&quot;)" office:value-type="float" office:value="0" calcext:value-type="float">
            <text:p>0</text:p>
          </table:table-cell>
          <table:table-cell table:style-name="ce66" table:formula="of:=COUNTIF([.AO2:.AO32];&quot;☺&quot;)" office:value-type="float" office:value="0" calcext:value-type="float">
            <text:p>0</text:p>
          </table:table-cell>
          <table:table-cell table:style-name="ce66" table:formula="of:=COUNTIF([.AP2:.AP32];&quot;☺&quot;)" office:value-type="float" office:value="0" calcext:value-type="float">
            <text:p>0</text:p>
          </table:table-cell>
          <table:table-cell table:style-name="ce66" table:formula="of:=COUNTIF([.AQ2:.AQ32];&quot;☺&quot;)" office:value-type="float" office:value="0" calcext:value-type="float">
            <text:p>0</text:p>
          </table:table-cell>
          <table:table-cell table:style-name="ce66" table:formula="of:=COUNTIF([.AR2:.AR32];&quot;☺&quot;)" office:value-type="float" office:value="0" calcext:value-type="float">
            <text:p>0</text:p>
          </table:table-cell>
          <table:table-cell table:style-name="ce66" table:formula="of:=COUNTIF([.AS2:.AS32];&quot;☺&quot;)" office:value-type="float" office:value="0" calcext:value-type="float">
            <text:p>0</text:p>
          </table:table-cell>
          <table:table-cell table:style-name="ce66" table:formula="of:=COUNTIF([.AU2:.AU32];&quot;☺&quot;)" office:value-type="float" office:value="0" calcext:value-type="float">
            <text:p>0</text:p>
          </table:table-cell>
          <table:table-cell table:style-name="ce66" table:formula="of:=COUNTIF([.AV2:.AV32];&quot;☺&quot;)" office:value-type="float" office:value="0" calcext:value-type="float">
            <text:p>0</text:p>
          </table:table-cell>
          <table:table-cell table:style-name="ce66" table:formula="of:=COUNTIF([.AW2:.AW32];&quot;☺&quot;)" office:value-type="float" office:value="0" calcext:value-type="float">
            <text:p>0</text:p>
          </table:table-cell>
          <table:table-cell table:style-name="ce66" table:formula="of:=COUNTIF([.AX2:.AX32];&quot;☺&quot;)" office:value-type="float" office:value="0" calcext:value-type="float">
            <text:p>0</text:p>
          </table:table-cell>
          <table:table-cell table:style-name="ce66" table:formula="of:=COUNTIF([.AY2:.AY32];&quot;☺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35]" office:value-type="string" office:string-value="Ta" calcext:value-type="string">
            <text:p>Ta</text:p>
          </table:table-cell>
          <table:table-cell table:number-columns-repeated="31"/>
        </table:table-row>
        <table:table-row table:style-name="ro5">
          <table:table-cell table:style-name="ce67"/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66" table:formula="of:=COUNTIF([.AH2:.AH32];&quot;☻&quot;)" office:value-type="float" office:value="0" calcext:value-type="float">
            <text:p>0</text:p>
          </table:table-cell>
          <table:table-cell table:style-name="ce66" table:formula="of:=COUNTIF([.AI2:.AI32];&quot;☻&quot;)" office:value-type="float" office:value="0" calcext:value-type="float">
            <text:p>0</text:p>
          </table:table-cell>
          <table:table-cell table:style-name="ce66" table:formula="of:=COUNTIF([.AJ2:.AJ32];&quot;☻&quot;)" office:value-type="float" office:value="0" calcext:value-type="float">
            <text:p>0</text:p>
          </table:table-cell>
          <table:table-cell table:style-name="ce66" table:formula="of:=COUNTIF([.AK2:.AK32];&quot;☻&quot;)" office:value-type="float" office:value="0" calcext:value-type="float">
            <text:p>0</text:p>
          </table:table-cell>
          <table:table-cell table:style-name="ce66" table:formula="of:=COUNTIF([.AL2:.AL32];&quot;☻&quot;)" office:value-type="float" office:value="0" calcext:value-type="float">
            <text:p>0</text:p>
          </table:table-cell>
          <table:table-cell table:style-name="ce66" table:formula="of:=COUNTIF([.AM2:.AM32];&quot;☻&quot;)" office:value-type="float" office:value="0" calcext:value-type="float">
            <text:p>0</text:p>
          </table:table-cell>
          <table:table-cell table:style-name="ce66" table:formula="of:=COUNTIF([.AN2:.AN32];&quot;☻&quot;)" office:value-type="float" office:value="0" calcext:value-type="float">
            <text:p>0</text:p>
          </table:table-cell>
          <table:table-cell table:style-name="ce66" table:formula="of:=COUNTIF([.AO2:.AO32];&quot;☻&quot;)" office:value-type="float" office:value="0" calcext:value-type="float">
            <text:p>0</text:p>
          </table:table-cell>
          <table:table-cell table:style-name="ce66" table:formula="of:=COUNTIF([.AP2:.AP32];&quot;☻&quot;)" office:value-type="float" office:value="0" calcext:value-type="float">
            <text:p>0</text:p>
          </table:table-cell>
          <table:table-cell table:style-name="ce66" table:formula="of:=COUNTIF([.AQ2:.AQ32];&quot;☻&quot;)" office:value-type="float" office:value="0" calcext:value-type="float">
            <text:p>0</text:p>
          </table:table-cell>
          <table:table-cell table:style-name="ce66" table:formula="of:=COUNTIF([.AR2:.AR32];&quot;☻&quot;)" office:value-type="float" office:value="0" calcext:value-type="float">
            <text:p>0</text:p>
          </table:table-cell>
          <table:table-cell table:style-name="ce66" table:formula="of:=COUNTIF([.AS2:.AS32];&quot;☻&quot;)" office:value-type="float" office:value="0" calcext:value-type="float">
            <text:p>0</text:p>
          </table:table-cell>
          <table:table-cell table:style-name="ce66" table:formula="of:=COUNTIF([.AU2:.AU32];&quot;☻&quot;)" office:value-type="float" office:value="0" calcext:value-type="float">
            <text:p>0</text:p>
          </table:table-cell>
          <table:table-cell table:style-name="ce66" table:formula="of:=COUNTIF([.AV2:.AV32];&quot;☻&quot;)" office:value-type="float" office:value="0" calcext:value-type="float">
            <text:p>0</text:p>
          </table:table-cell>
          <table:table-cell table:style-name="ce66" table:formula="of:=COUNTIF([.AW2:.AW32];&quot;☻&quot;)" office:value-type="float" office:value="0" calcext:value-type="float">
            <text:p>0</text:p>
          </table:table-cell>
          <table:table-cell table:style-name="ce66" table:formula="of:=COUNTIF([.AX2:.AX32];&quot;☻&quot;)" office:value-type="float" office:value="0" calcext:value-type="float">
            <text:p>0</text:p>
          </table:table-cell>
          <table:table-cell table:style-name="ce66" table:formula="of:=COUNTIF([.AY2:.AY32];&quot;☻&quot;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87" table:formula="of:=[Vzorci_vnosov.$A$36]" office:value-type="string" office:string-value="Ta☻" calcext:value-type="string">
            <text:p>Ta☻</text:p>
          </table:table-cell>
          <table:table-cell table:style-name="ce69" table:number-columns-repeated="18"/>
          <table:table-cell table:number-columns-repeated="13"/>
        </table:table-row>
        <table:table-row table:style-name="ro5">
          <table:table-cell table:style-name="ce67"/>
          <table:table-cell table:style-name="ce120" table:formula="of:=[Vzorci_vnosov.$A$42]" office:value-type="string" office:string-value="Σ" calcext:value-type="string">
            <text:p>Σ</text:p>
          </table:table-cell>
          <table:table-cell table:style-name="ce71" table:formula="of:=SUM([.C35:.C36])" office:value-type="float" office:value="0" calcext:value-type="float">
            <text:p>0</text:p>
          </table:table-cell>
          <table:table-cell table:style-name="ce71" table:formula="of:=SUM([.D35:.D36])" office:value-type="float" office:value="0" calcext:value-type="float">
            <text:p>0</text:p>
          </table:table-cell>
          <table:table-cell table:style-name="ce71" table:formula="of:=SUM([.E35:.E36])" office:value-type="float" office:value="0" calcext:value-type="float">
            <text:p>0</text:p>
          </table:table-cell>
          <table:table-cell table:style-name="ce71" table:formula="of:=SUM([.F35:.F36])" office:value-type="float" office:value="0" calcext:value-type="float">
            <text:p>0</text:p>
          </table:table-cell>
          <table:table-cell table:style-name="ce71" table:formula="of:=SUM([.G35:.G36])" office:value-type="float" office:value="0" calcext:value-type="float">
            <text:p>0</text:p>
          </table:table-cell>
          <table:table-cell table:style-name="ce71" table:formula="of:=SUM([.H35:.H36])" office:value-type="float" office:value="0" calcext:value-type="float">
            <text:p>0</text:p>
          </table:table-cell>
          <table:table-cell table:style-name="ce71" table:formula="of:=SUM([.I35:.I36])" office:value-type="float" office:value="0" calcext:value-type="float">
            <text:p>0</text:p>
          </table:table-cell>
          <table:table-cell table:style-name="ce71" table:formula="of:=SUM([.J35:.J36])" office:value-type="float" office:value="0" calcext:value-type="float">
            <text:p>0</text:p>
          </table:table-cell>
          <table:table-cell table:style-name="ce71" table:formula="of:=SUM([.K35:.K36])" office:value-type="float" office:value="0" calcext:value-type="float">
            <text:p>0</text:p>
          </table:table-cell>
          <table:table-cell table:style-name="ce71" table:formula="of:=SUM([.L35:.L36])" office:value-type="float" office:value="0" calcext:value-type="float">
            <text:p>0</text:p>
          </table:table-cell>
          <table:table-cell table:style-name="ce71" table:formula="of:=SUM([.M35:.M36])" office:value-type="float" office:value="0" calcext:value-type="float">
            <text:p>0</text:p>
          </table:table-cell>
          <table:table-cell table:style-name="ce71" table:formula="of:=SUM([.N35:.N36])" office:value-type="float" office:value="0" calcext:value-type="float">
            <text:p>0</text:p>
          </table:table-cell>
          <table:table-cell table:style-name="ce71" table:formula="of:=SUM([.O35:.O36])" office:value-type="float" office:value="0" calcext:value-type="float">
            <text:p>0</text:p>
          </table:table-cell>
          <table:table-cell table:style-name="ce71" table:formula="of:=SUM([.P35:.P36])" office:value-type="float" office:value="0" calcext:value-type="float">
            <text:p>0</text:p>
          </table:table-cell>
          <table:table-cell table:style-name="ce71" table:formula="of:=SUM([.Q35:.Q36])" office:value-type="float" office:value="0" calcext:value-type="float">
            <text:p>0</text:p>
          </table:table-cell>
          <table:table-cell table:style-name="ce71" table:formula="of:=SUM([.R35:.R36])" office:value-type="float" office:value="0" calcext:value-type="float">
            <text:p>0</text:p>
          </table:table-cell>
          <table:table-cell table:style-name="ce71" table:formula="of:=SUM([.S35:.S36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95" table:formula="of:=[Vzorci_vnosov.$A$37]" office:value-type="string" office:string-value="Ta☺" calcext:value-type="string">
            <text:p>Ta☺</text:p>
          </table:table-cell>
          <table:table-cell table:style-name="ce69" table:number-columns-repeated="18"/>
          <table:table-cell table:number-columns-repeated="13"/>
        </table:table-row>
        <table:table-row table:style-name="ro5">
          <table:table-cell table:style-name="ce67"/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66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66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66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66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66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66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66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66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66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66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66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66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66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66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66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66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66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9" table:formula="of:=[Vzorci_vnosov.$A$38]" office:value-type="string" office:string-value="Rf" calcext:value-type="string">
            <text:p>Rf</text:p>
          </table:table-cell>
          <table:table-cell table:style-name="ce69" table:number-columns-repeated="18"/>
          <table:table-cell table:number-columns-repeated="13"/>
        </table:table-row>
        <table:table-row table:style-name="ro5">
          <table:table-cell table:style-name="ce67"/>
          <table:table-cell table:style-name="ce121" table:formula="of:=[Vzorci_vnosov.$A$43]" office:value-type="string" office:string-value="$" calcext:value-type="string">
            <text:p>$</text:p>
          </table:table-cell>
          <table:table-cell table:style-name="ce66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66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66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66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66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66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66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66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66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66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66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66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66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66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66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66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66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7" table:formula="of:=[Vzorci_vnosov.$A$39]" office:value-type="string" office:string-value="Rf☻" calcext:value-type="string">
            <text:p>Rf☻</text:p>
          </table:table-cell>
          <table:table-cell table:style-name="ce69"/>
          <table:table-cell table:style-name="ce72" table:number-columns-repeated="17"/>
          <table:table-cell table:number-columns-repeated="13"/>
        </table:table-row>
        <table:table-row table:style-name="ro5">
          <table:table-cell/>
          <table:table-cell table:style-name="ce29" table:formula="of:=[Vzorci_vnosov.$A$12]" office:value-type="string" office:string-value="D" calcext:value-type="string">
            <text:p>D</text:p>
          </table:table-cell>
          <table:table-cell table:style-name="ce66" table:formula="of:=COUNTIF([.C2:.C32];&quot;D&quot;)" office:value-type="float" office:value="0" calcext:value-type="float">
            <text:p>0</text:p>
          </table:table-cell>
          <table:table-cell table:style-name="ce66" table:formula="of:=COUNTIF([.D2:.D32];&quot;D&quot;)" office:value-type="float" office:value="0" calcext:value-type="float">
            <text:p>0</text:p>
          </table:table-cell>
          <table:table-cell table:style-name="ce66" table:formula="of:=COUNTIF([.E2:.E32];&quot;D&quot;)" office:value-type="float" office:value="0" calcext:value-type="float">
            <text:p>0</text:p>
          </table:table-cell>
          <table:table-cell table:style-name="ce66" table:formula="of:=COUNTIF([.F2:.F32];&quot;D&quot;)" office:value-type="float" office:value="0" calcext:value-type="float">
            <text:p>0</text:p>
          </table:table-cell>
          <table:table-cell table:style-name="ce66" table:formula="of:=COUNTIF([.G2:.G32];&quot;D&quot;)" office:value-type="float" office:value="0" calcext:value-type="float">
            <text:p>0</text:p>
          </table:table-cell>
          <table:table-cell table:style-name="ce66" table:formula="of:=COUNTIF([.H2:.H32];&quot;D&quot;)" office:value-type="float" office:value="0" calcext:value-type="float">
            <text:p>0</text:p>
          </table:table-cell>
          <table:table-cell table:style-name="ce66" table:formula="of:=COUNTIF([.I2:.I32];&quot;D&quot;)" office:value-type="float" office:value="0" calcext:value-type="float">
            <text:p>0</text:p>
          </table:table-cell>
          <table:table-cell table:style-name="ce66" table:formula="of:=COUNTIF([.J2:.J32];&quot;D&quot;)" office:value-type="float" office:value="0" calcext:value-type="float">
            <text:p>0</text:p>
          </table:table-cell>
          <table:table-cell table:style-name="ce66" table:formula="of:=COUNTIF([.K2:.K32];&quot;D&quot;)" office:value-type="float" office:value="0" calcext:value-type="float">
            <text:p>0</text:p>
          </table:table-cell>
          <table:table-cell table:style-name="ce66" table:formula="of:=COUNTIF([.L2:.L32];&quot;D&quot;)" office:value-type="float" office:value="0" calcext:value-type="float">
            <text:p>0</text:p>
          </table:table-cell>
          <table:table-cell table:style-name="ce66" table:formula="of:=COUNTIF([.M2:.M32];&quot;D&quot;)" office:value-type="float" office:value="0" calcext:value-type="float">
            <text:p>0</text:p>
          </table:table-cell>
          <table:table-cell table:style-name="ce66" table:formula="of:=COUNTIF([.N2:.N32];&quot;D&quot;)" office:value-type="float" office:value="0" calcext:value-type="float">
            <text:p>0</text:p>
          </table:table-cell>
          <table:table-cell table:style-name="ce66" table:formula="of:=COUNTIF([.O2:.O32];&quot;D&quot;)" office:value-type="float" office:value="0" calcext:value-type="float">
            <text:p>0</text:p>
          </table:table-cell>
          <table:table-cell table:style-name="ce66" table:formula="of:=COUNTIF([.P2:.P32];&quot;D&quot;)" office:value-type="float" office:value="0" calcext:value-type="float">
            <text:p>0</text:p>
          </table:table-cell>
          <table:table-cell table:style-name="ce66" table:formula="of:=COUNTIF([.Q2:.Q32];&quot;D&quot;)" office:value-type="float" office:value="0" calcext:value-type="float">
            <text:p>0</text:p>
          </table:table-cell>
          <table:table-cell table:style-name="ce66" table:formula="of:=COUNTIF([.R2:.R32];&quot;D&quot;)" office:value-type="float" office:value="0" calcext:value-type="float">
            <text:p>0</text:p>
          </table:table-cell>
          <table:table-cell table:style-name="ce66" table:formula="of:=COUNTIF([.S2:.S32];&quot;D&quot;)" office:value-type="float" office:value="0" calcext:value-type="float">
            <text:p>0</text:p>
          </table:table-cell>
          <table:table-cell table:number-columns-repeated="13"/>
          <table:table-cell table:style-name="ce95" table:formula="of:=[Vzorci_vnosov.$A$40]" office:value-type="string" office:string-value="Rf☺" calcext:value-type="string">
            <text:p>Rf☺</text:p>
          </table:table-cell>
          <table:table-cell table:number-columns-repeated="31"/>
        </table:table-row>
        <table:table-row table:style-name="ro5">
          <table:table-cell/>
          <table:table-cell table:style-name="ce29" table:formula="of:=[Vzorci_vnosov.$A$15]" office:value-type="string" office:string-value="SO" calcext:value-type="string">
            <text:p>SO</text:p>
          </table:table-cell>
          <table:table-cell table:style-name="ce66" table:formula="of:=COUNTIF([.C2:.C32];&quot;SO&quot;)" office:value-type="float" office:value="0" calcext:value-type="float">
            <text:p>0</text:p>
          </table:table-cell>
          <table:table-cell table:style-name="ce66" table:formula="of:=COUNTIF([.D2:.D32];&quot;SO&quot;)" office:value-type="float" office:value="0" calcext:value-type="float">
            <text:p>0</text:p>
          </table:table-cell>
          <table:table-cell table:style-name="ce66" table:formula="of:=COUNTIF([.E2:.E32];&quot;SO&quot;)" office:value-type="float" office:value="0" calcext:value-type="float">
            <text:p>0</text:p>
          </table:table-cell>
          <table:table-cell table:style-name="ce66" table:formula="of:=COUNTIF([.F2:.F32];&quot;SO&quot;)" office:value-type="float" office:value="0" calcext:value-type="float">
            <text:p>0</text:p>
          </table:table-cell>
          <table:table-cell table:style-name="ce66" table:formula="of:=COUNTIF([.G2:.G32];&quot;SO&quot;)" office:value-type="float" office:value="0" calcext:value-type="float">
            <text:p>0</text:p>
          </table:table-cell>
          <table:table-cell table:style-name="ce66" table:formula="of:=COUNTIF([.H2:.H32];&quot;SO&quot;)" office:value-type="float" office:value="0" calcext:value-type="float">
            <text:p>0</text:p>
          </table:table-cell>
          <table:table-cell table:style-name="ce66" table:formula="of:=COUNTIF([.I2:.I32];&quot;SO&quot;)" office:value-type="float" office:value="0" calcext:value-type="float">
            <text:p>0</text:p>
          </table:table-cell>
          <table:table-cell table:style-name="ce66" table:formula="of:=COUNTIF([.J2:.J32];&quot;SO&quot;)" office:value-type="float" office:value="0" calcext:value-type="float">
            <text:p>0</text:p>
          </table:table-cell>
          <table:table-cell table:style-name="ce66" table:formula="of:=COUNTIF([.K2:.K32];&quot;SO&quot;)" office:value-type="float" office:value="0" calcext:value-type="float">
            <text:p>0</text:p>
          </table:table-cell>
          <table:table-cell table:style-name="ce66" table:formula="of:=COUNTIF([.L2:.L32];&quot;SO&quot;)" office:value-type="float" office:value="0" calcext:value-type="float">
            <text:p>0</text:p>
          </table:table-cell>
          <table:table-cell table:style-name="ce66" table:formula="of:=COUNTIF([.M2:.M32];&quot;SO&quot;)" office:value-type="float" office:value="0" calcext:value-type="float">
            <text:p>0</text:p>
          </table:table-cell>
          <table:table-cell table:style-name="ce66" table:formula="of:=COUNTIF([.N2:.N32];&quot;SO&quot;)" office:value-type="float" office:value="0" calcext:value-type="float">
            <text:p>0</text:p>
          </table:table-cell>
          <table:table-cell table:style-name="ce66" table:formula="of:=COUNTIF([.O2:.O32];&quot;SO&quot;)" office:value-type="float" office:value="0" calcext:value-type="float">
            <text:p>0</text:p>
          </table:table-cell>
          <table:table-cell table:style-name="ce66" table:formula="of:=COUNTIF([.P2:.P32];&quot;SO&quot;)" office:value-type="float" office:value="0" calcext:value-type="float">
            <text:p>0</text:p>
          </table:table-cell>
          <table:table-cell table:style-name="ce66" table:formula="of:=COUNTIF([.Q2:.Q32];&quot;SO&quot;)" office:value-type="float" office:value="0" calcext:value-type="float">
            <text:p>0</text:p>
          </table:table-cell>
          <table:table-cell table:style-name="ce66" table:formula="of:=COUNTIF([.R2:.R32];&quot;SO&quot;)" office:value-type="float" office:value="0" calcext:value-type="float">
            <text:p>0</text:p>
          </table:table-cell>
          <table:table-cell table:style-name="ce66" table:formula="of:=COUNTIF([.S2:.S32];&quot;SO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41]" office:value-type="string" office:string-value="TAV" calcext:value-type="string">
            <text:p>TAV</text:p>
          </table:table-cell>
          <table:table-cell table:number-columns-repeated="31"/>
        </table:table-row>
        <table:table-row table:style-name="ro5">
          <table:table-cell/>
          <table:table-cell table:style-name="ce29" table:formula="of:=[Vzorci_vnosov.$A$13]" office:value-type="string" office:string-value="BOL" calcext:value-type="string">
            <text:p>BOL</text:p>
          </table:table-cell>
          <table:table-cell table:style-name="ce66" table:formula="of:=COUNTIF([.C2:.C32];&quot;BOL&quot;)" office:value-type="float" office:value="0" calcext:value-type="float">
            <text:p>0</text:p>
          </table:table-cell>
          <table:table-cell table:style-name="ce66" table:formula="of:=COUNTIF([.D2:.D32];&quot;BOL&quot;)" office:value-type="float" office:value="0" calcext:value-type="float">
            <text:p>0</text:p>
          </table:table-cell>
          <table:table-cell table:style-name="ce66" table:formula="of:=COUNTIF([.E2:.E32];&quot;BOL&quot;)" office:value-type="float" office:value="0" calcext:value-type="float">
            <text:p>0</text:p>
          </table:table-cell>
          <table:table-cell table:style-name="ce66" table:formula="of:=COUNTIF([.F2:.F32];&quot;BOL&quot;)" office:value-type="float" office:value="0" calcext:value-type="float">
            <text:p>0</text:p>
          </table:table-cell>
          <table:table-cell table:style-name="ce66" table:formula="of:=COUNTIF([.G2:.G32];&quot;BOL&quot;)" office:value-type="float" office:value="0" calcext:value-type="float">
            <text:p>0</text:p>
          </table:table-cell>
          <table:table-cell table:style-name="ce66" table:formula="of:=COUNTIF([.H2:.H32];&quot;BOL&quot;)" office:value-type="float" office:value="0" calcext:value-type="float">
            <text:p>0</text:p>
          </table:table-cell>
          <table:table-cell table:style-name="ce66" table:formula="of:=COUNTIF([.I2:.I32];&quot;BOL&quot;)" office:value-type="float" office:value="0" calcext:value-type="float">
            <text:p>0</text:p>
          </table:table-cell>
          <table:table-cell table:style-name="ce66" table:formula="of:=COUNTIF([.J2:.J32];&quot;BOL&quot;)" office:value-type="float" office:value="0" calcext:value-type="float">
            <text:p>0</text:p>
          </table:table-cell>
          <table:table-cell table:style-name="ce66" table:formula="of:=COUNTIF([.K2:.K32];&quot;BOL&quot;)" office:value-type="float" office:value="0" calcext:value-type="float">
            <text:p>0</text:p>
          </table:table-cell>
          <table:table-cell table:style-name="ce66" table:formula="of:=COUNTIF([.L2:.L32];&quot;BOL&quot;)" office:value-type="float" office:value="0" calcext:value-type="float">
            <text:p>0</text:p>
          </table:table-cell>
          <table:table-cell table:style-name="ce66" table:formula="of:=COUNTIF([.M2:.M32];&quot;BOL&quot;)" office:value-type="float" office:value="0" calcext:value-type="float">
            <text:p>0</text:p>
          </table:table-cell>
          <table:table-cell table:style-name="ce66" table:formula="of:=COUNTIF([.N2:.N32];&quot;BOL&quot;)" office:value-type="float" office:value="0" calcext:value-type="float">
            <text:p>0</text:p>
          </table:table-cell>
          <table:table-cell table:style-name="ce66" table:formula="of:=COUNTIF([.O2:.O32];&quot;BOL&quot;)" office:value-type="float" office:value="0" calcext:value-type="float">
            <text:p>0</text:p>
          </table:table-cell>
          <table:table-cell table:style-name="ce66" table:formula="of:=COUNTIF([.P2:.P32];&quot;BOL&quot;)" office:value-type="float" office:value="0" calcext:value-type="float">
            <text:p>0</text:p>
          </table:table-cell>
          <table:table-cell table:style-name="ce66" table:formula="of:=COUNTIF([.Q2:.Q32];&quot;BOL&quot;)" office:value-type="float" office:value="0" calcext:value-type="float">
            <text:p>0</text:p>
          </table:table-cell>
          <table:table-cell table:style-name="ce66" table:formula="of:=COUNTIF([.R2:.R32];&quot;BOL&quot;)" office:value-type="float" office:value="0" calcext:value-type="float">
            <text:p>0</text:p>
          </table:table-cell>
          <table:table-cell table:style-name="ce66" table:formula="of:=COUNTIF([.S2:.S32];&quot;BOL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4" table:formula="of:=[Vzorci_vnosov.$A$11]" office:value-type="string" office:string-value="X" calcext:value-type="string">
            <text:p>X</text:p>
          </table:table-cell>
          <table:table-cell table:style-name="ce66" table:formula="of:=COUNTIF([.C2:.C32];&quot;X&quot;)" office:value-type="float" office:value="0" calcext:value-type="float">
            <text:p>0</text:p>
          </table:table-cell>
          <table:table-cell table:style-name="ce66" table:formula="of:=COUNTIF([.D2:.D32];&quot;X&quot;)" office:value-type="float" office:value="0" calcext:value-type="float">
            <text:p>0</text:p>
          </table:table-cell>
          <table:table-cell table:style-name="ce66" table:formula="of:=COUNTIF([.E2:.E32];&quot;X&quot;)" office:value-type="float" office:value="0" calcext:value-type="float">
            <text:p>0</text:p>
          </table:table-cell>
          <table:table-cell table:style-name="ce66" table:formula="of:=COUNTIF([.F2:.F32];&quot;X&quot;)" office:value-type="float" office:value="0" calcext:value-type="float">
            <text:p>0</text:p>
          </table:table-cell>
          <table:table-cell table:style-name="ce66" table:formula="of:=COUNTIF([.G2:.G32];&quot;X&quot;)" office:value-type="float" office:value="0" calcext:value-type="float">
            <text:p>0</text:p>
          </table:table-cell>
          <table:table-cell table:style-name="ce66" table:formula="of:=COUNTIF([.H2:.H32];&quot;X&quot;)" office:value-type="float" office:value="0" calcext:value-type="float">
            <text:p>0</text:p>
          </table:table-cell>
          <table:table-cell table:style-name="ce66" table:formula="of:=COUNTIF([.I2:.I32];&quot;X&quot;)" office:value-type="float" office:value="0" calcext:value-type="float">
            <text:p>0</text:p>
          </table:table-cell>
          <table:table-cell table:style-name="ce66" table:formula="of:=COUNTIF([.J2:.J32];&quot;X&quot;)" office:value-type="float" office:value="0" calcext:value-type="float">
            <text:p>0</text:p>
          </table:table-cell>
          <table:table-cell table:style-name="ce66" table:formula="of:=COUNTIF([.K2:.K32];&quot;X&quot;)" office:value-type="float" office:value="0" calcext:value-type="float">
            <text:p>0</text:p>
          </table:table-cell>
          <table:table-cell table:style-name="ce66" table:formula="of:=COUNTIF([.L2:.L32];&quot;X&quot;)" office:value-type="float" office:value="0" calcext:value-type="float">
            <text:p>0</text:p>
          </table:table-cell>
          <table:table-cell table:style-name="ce66" table:formula="of:=COUNTIF([.M2:.M32];&quot;X&quot;)" office:value-type="float" office:value="0" calcext:value-type="float">
            <text:p>0</text:p>
          </table:table-cell>
          <table:table-cell table:style-name="ce66" table:formula="of:=COUNTIF([.N2:.N32];&quot;X&quot;)" office:value-type="float" office:value="0" calcext:value-type="float">
            <text:p>0</text:p>
          </table:table-cell>
          <table:table-cell table:style-name="ce66" table:formula="of:=COUNTIF([.O2:.O32];&quot;X&quot;)" office:value-type="float" office:value="0" calcext:value-type="float">
            <text:p>0</text:p>
          </table:table-cell>
          <table:table-cell table:style-name="ce66" table:formula="of:=COUNTIF([.P2:.P32];&quot;X&quot;)" office:value-type="float" office:value="0" calcext:value-type="float">
            <text:p>0</text:p>
          </table:table-cell>
          <table:table-cell table:style-name="ce66" table:formula="of:=COUNTIF([.Q2:.Q32];&quot;X&quot;)" office:value-type="float" office:value="0" calcext:value-type="float">
            <text:p>0</text:p>
          </table:table-cell>
          <table:table-cell table:style-name="ce66" table:formula="of:=COUNTIF([.R2:.R32];&quot;X&quot;)" office:value-type="float" office:value="0" calcext:value-type="float">
            <text:p>0</text:p>
          </table:table-cell>
          <table:table-cell table:style-name="ce66" table:formula="of:=COUNTIF([.S2:.S32];&quot;X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3" office:value-type="string" calcext:value-type="string">
            <text:p>TX</text:p>
          </table:table-cell>
          <table:table-cell table:style-name="ce66" table:formula="of:=COUNTIF([.U2:.U32];&quot;KOS&quot;)" office:value-type="float" office:value="0" calcext:value-type="float">
            <text:p>0</text:p>
          </table:table-cell>
          <table:table-cell table:style-name="ce66" table:formula="of:=COUNTIF([.U2:.U32];&quot;ŠOŠ&quot;)" office:value-type="float" office:value="0" calcext:value-type="float">
            <text:p>0</text:p>
          </table:table-cell>
          <table:table-cell table:style-name="ce66" table:formula="of:=COUNTIF([.U2:.U32];&quot;PIN&quot;)" office:value-type="float" office:value="0" calcext:value-type="float">
            <text:p>0</text:p>
          </table:table-cell>
          <table:table-cell table:style-name="ce66" table:formula="of:=COUNTIF([.U2:.U32];&quot;KON&quot;)" office:value-type="float" office:value="0" calcext:value-type="float">
            <text:p>0</text:p>
          </table:table-cell>
          <table:table-cell table:style-name="ce66" table:formula="of:=COUNTIF([.U2:.U32];&quot;oro&quot;)" office:value-type="float" office:value="0" calcext:value-type="float">
            <text:p>0</text:p>
          </table:table-cell>
          <table:table-cell table:style-name="ce66" table:formula="of:=COUNTIF([.U2:.U32];&quot;MIO&quot;)" office:value-type="float" office:value="0" calcext:value-type="float">
            <text:p>0</text:p>
          </table:table-cell>
          <table:table-cell table:style-name="ce66" table:formula="of:=COUNTIF([.U2:.U32];&quot;BOŽ&quot;)" office:value-type="float" office:value="0" calcext:value-type="float">
            <text:p>0</text:p>
          </table:table-cell>
          <table:table-cell table:style-name="ce66" table:formula="of:=COUNTIF([.U2:.U32];&quot;TOM&quot;)" office:value-type="float" office:value="0" calcext:value-type="float">
            <text:p>0</text:p>
          </table:table-cell>
          <table:table-cell table:style-name="ce66" table:formula="of:=COUNTIF([.U2:.U32];&quot;MŠŠ&quot;)" office:value-type="float" office:value="0" calcext:value-type="float">
            <text:p>0</text:p>
          </table:table-cell>
          <table:table-cell table:style-name="ce66" table:formula="of:=COUNTIF([.U2:.U32];&quot;ŽIV&quot;)" office:value-type="float" office:value="0" calcext:value-type="float">
            <text:p>0</text:p>
          </table:table-cell>
          <table:table-cell table:style-name="ce66" table:formula="of:=COUNTIF([.U2:.U32];&quot;TAL&quot;)" office:value-type="float" office:value="0" calcext:value-type="float">
            <text:p>0</text:p>
          </table:table-cell>
          <table:table-cell table:style-name="ce66" table:formula="of:=COUNTIF([.U2:.U32];&quot;PIR&quot;)" office:value-type="float" office:value="0" calcext:value-type="float">
            <text:p>0</text:p>
          </table:table-cell>
          <table:table-cell table:style-name="ce66" table:formula="of:=COUNTIF([.U2:.U32];&quot;HOL&quot;)" office:value-type="float" office:value="0" calcext:value-type="float">
            <text:p>0</text:p>
          </table:table-cell>
          <table:table-cell table:style-name="ce66" table:formula="of:=COUNTIF([.U2:.U32];[.P1])" office:value-type="float" office:value="0" calcext:value-type="float">
            <text:p>0</text:p>
          </table:table-cell>
          <table:table-cell table:style-name="ce66" table:formula="of:=COUNTIF([.U2:.U32];[.Q1])" office:value-type="float" office:value="0" calcext:value-type="float">
            <text:p>0</text:p>
          </table:table-cell>
          <table:table-cell table:style-name="ce66" table:formula="of:=COUNTIF([.U2:.U32];[.R1])" office:value-type="float" office:value="0" calcext:value-type="float">
            <text:p>0</text:p>
          </table:table-cell>
          <table:table-cell table:style-name="ce66" table:formula="of:=COUNTIF([.V2:.V32];[.S1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4" table:formula="of:=[Vzorci_vnosov.$A$45]" office:value-type="string" office:string-value="¶" calcext:value-type="string">
            <text:p>¶</text:p>
          </table:table-cell>
          <table:table-cell table:style-name="ce66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66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66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66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66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66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66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66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66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66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66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66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66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66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66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66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66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29" table:formula="of:=[Vzorci_vnosov.$A$8]" office:value-type="string" office:string-value="U" calcext:value-type="string">
            <text:p>U</text:p>
          </table:table-cell>
          <table:table-cell table:style-name="ce66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66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66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66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66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66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66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66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66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66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66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66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66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66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66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66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66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 table:number-rows-repeated="1048529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Print_Area" table:base-cell-address="$september.$A$1" table:cell-range-address="september.$A$1:september.$U$31"/>
        </table:named-expressions>
        <calcext:conditional-formats>
          <calcext:conditional-format calcext:target-range-address="september.A2:september.U31">
            <calcext:condition calcext:apply-style-name="cf37" calcext:value="formula-is(WEEKDAY([.$A2];2)=6)" calcext:base-cell-address="september.A2"/>
            <calcext:condition calcext:apply-style-name="cf37" calcext:value="formula-is(WEEKDAY([.$A2];2)=7)" calcext:base-cell-address="september.A2"/>
          </calcext:conditional-format>
          <calcext:conditional-format calcext:target-range-address="september.AF2:september.AF31">
            <calcext:condition calcext:apply-style-name="cf38" calcext:value="&lt;2" calcext:base-cell-address="september.AF2"/>
            <calcext:condition calcext:apply-style-name="cf39" calcext:value="&gt;2" calcext:base-cell-address="september.AF2"/>
          </calcext:conditional-format>
          <calcext:conditional-format calcext:target-range-address="september.AE2:september.AE31">
            <calcext:condition calcext:apply-style-name="cf40" calcext:value="=1" calcext:base-cell-address="september.AE2"/>
            <calcext:condition calcext:apply-style-name="cf39" calcext:value="&gt;1" calcext:base-cell-address="september.AE2"/>
          </calcext:conditional-format>
          <calcext:conditional-format calcext:target-range-address="september.V2:september.AC31">
            <calcext:condition calcext:apply-style-name="cf38" calcext:value="&lt;1" calcext:base-cell-address="september.V2"/>
            <calcext:condition calcext:apply-style-name="cf41" calcext:value="&gt;1" calcext:base-cell-address="september.V2"/>
          </calcext:conditional-format>
          <calcext:conditional-format calcext:target-range-address="september.AD2:september.AD31">
            <calcext:condition calcext:apply-style-name="cf40" calcext:value="!=0" calcext:base-cell-address="september.AD2"/>
          </calcext:conditional-format>
        </calcext:conditional-formats>
      </table:table>
      <table:table table:name="oktober" table:style-name="ta2" table:protected="true">
        <loext:table-protection loext:select-protected-cells="true" loext:select-unprotected-cells="true"/>
        <table:table-column table:style-name="co3" table:default-cell-style-name="ce24"/>
        <table:table-column table:style-name="co4" table:default-cell-style-name="ce25"/>
        <table:table-column table:style-name="co5" table:number-columns-repeated="12" table:default-cell-style-name="ce26"/>
        <table:table-column table:style-name="co5" table:visibility="collapse" table:default-cell-style-name="ce26"/>
        <table:table-column table:style-name="co5" table:number-columns-repeated="2" table:default-cell-style-name="ce26"/>
        <table:table-column table:style-name="co5" table:visibility="collapse" table:default-cell-style-name="ce26"/>
        <table:table-column table:style-name="co5" table:number-columns-repeated="3" table:default-cell-style-name="ce26"/>
        <table:table-column table:style-name="co6" table:number-columns-repeated="11" table:default-cell-style-name="ce26"/>
        <table:table-column table:style-name="co5" table:default-cell-style-name="ce84"/>
        <table:table-column table:style-name="co7" table:visibility="collapse" table:number-columns-repeated="18" table:default-cell-style-name="ce128"/>
        <table:table-column table:style-name="co2" table:number-columns-repeated="2" table:default-cell-style-name="ce130"/>
        <table:table-column table:style-name="co2" table:number-columns-repeated="971" table:default-cell-style-name="ce27"/>
        <table:table-row table:style-name="ro4">
          <table:table-cell table:style-name="ce28" table:formula="of:=[$januar.$A$1]" office:value-type="string" office:string-value="2021" calcext:value-type="string">
            <text:p>2021</text:p>
          </table:table-cell>
          <table:table-cell table:style-name="ce29"/>
          <table:table-cell table:style-name="ce117" office:value-type="string" calcext:value-type="string">
            <text:p>GOR</text:p>
          </table:table-cell>
          <table:table-cell table:style-name="ce117" table:formula="of:=[Vzorci_vnosov.$C$3]" office:value-type="string" office:string-value="ŠOŠ" calcext:value-type="string">
            <text:p>ŠOŠ</text:p>
          </table:table-cell>
          <table:table-cell table:style-name="ce117" table:formula="of:=[Vzorci_vnosov.$C$4]" office:value-type="string" office:string-value="PIN" calcext:value-type="string">
            <text:p>PIN</text:p>
          </table:table-cell>
          <table:table-cell table:style-name="ce117" table:formula="of:=[Vzorci_vnosov.$C$5]" office:value-type="string" office:string-value="KON" calcext:value-type="string">
            <text:p>KON</text:p>
          </table:table-cell>
          <table:table-cell table:style-name="ce117" table:formula="of:=[Vzorci_vnosov.$C$6]" office:value-type="string" office:string-value="ORO" calcext:value-type="string">
            <text:p>ORO</text:p>
          </table:table-cell>
          <table:table-cell table:style-name="ce117" table:formula="of:=[Vzorci_vnosov.$C$7]" office:value-type="string" office:string-value="MIO" calcext:value-type="string">
            <text:p>MIO</text:p>
          </table:table-cell>
          <table:table-cell table:style-name="ce117" table:formula="of:=[Vzorci_vnosov.$C$8]" office:value-type="string" office:string-value="BOŽ" calcext:value-type="string">
            <text:p>BOŽ</text:p>
          </table:table-cell>
          <table:table-cell table:style-name="ce117" table:formula="of:=[Vzorci_vnosov.$C$9]" office:value-type="string" office:string-value="TOM" calcext:value-type="string">
            <text:p>TOM</text:p>
          </table:table-cell>
          <table:table-cell table:style-name="ce117" table:formula="of:=[Vzorci_vnosov.$C$10]" office:value-type="string" office:string-value="MŠŠ" calcext:value-type="string">
            <text:p>MŠŠ</text:p>
          </table:table-cell>
          <table:table-cell table:style-name="ce117" table:formula="of:=[Vzorci_vnosov.$C$11]" office:value-type="string" office:string-value="ŽIV" calcext:value-type="string">
            <text:p>ŽIV</text:p>
          </table:table-cell>
          <table:table-cell table:style-name="ce117" table:formula="of:=[Vzorci_vnosov.$C$12]" office:value-type="string" office:string-value="TAL" calcext:value-type="string">
            <text:p>TAL</text:p>
          </table:table-cell>
          <table:table-cell table:style-name="ce117" table:formula="of:=[Vzorci_vnosov.$C$13]" office:value-type="string" office:string-value="PIR" calcext:value-type="string">
            <text:p>PIR</text:p>
          </table:table-cell>
          <table:table-cell table:style-name="ce117" table:formula="of:=[Vzorci_vnosov.$C$14]" office:value-type="string" office:string-value="NOV2" calcext:value-type="string">
            <text:p>NOV2</text:p>
          </table:table-cell>
          <table:table-cell table:style-name="ce117" table:formula="of:=[Vzorci_vnosov.$C$15]" office:value-type="string" office:string-value="BUT" calcext:value-type="string">
            <text:p>BUT</text:p>
          </table:table-cell>
          <table:table-cell table:style-name="ce117" table:formula="of:=[Vzorci_vnosov.$C$16]" office:value-type="string" office:string-value="ŽRJ" calcext:value-type="string">
            <text:p>ŽRJ</text:p>
          </table:table-cell>
          <table:table-cell table:style-name="ce117" table:formula="of:=[Vzorci_vnosov.$C$17]" office:value-type="string" office:string-value="NOV3" calcext:value-type="string">
            <text:p>NOV3</text:p>
          </table:table-cell>
          <table:table-cell table:style-name="ce117" table:formula="of:=[Vzorci_vnosov.$C$18]" office:value-type="string" office:string-value="JNK" calcext:value-type="string">
            <text:p>JNK</text:p>
          </table:table-cell>
          <table:table-cell table:style-name="ce31" office:value-type="string" calcext:value-type="string">
            <text:p>ZUN</text:p>
          </table:table-cell>
          <table:table-cell table:style-name="ce86" office:value-type="string" calcext:value-type="string">
            <text:p>TX</text:p>
          </table:table-cell>
          <table:table-cell table:style-name="ce33" table:formula="of:=[Vzorci_vnosov.$A$16]" office:value-type="string" office:string-value="☻" calcext:value-type="string">
            <text:p>☻</text:p>
          </table:table-cell>
          <table:table-cell table:style-name="ce34" office:value-type="string" calcext:value-type="string">
            <text:p>☺</text:p>
          </table:table-cell>
          <table:table-cell table:style-name="ce35" table:formula="of:=[Vzorci_vnosov.$A$4]" office:value-type="string" office:string-value="51" calcext:value-type="string">
            <text:p>51</text:p>
          </table:table-cell>
          <table:table-cell table:style-name="ce35" table:formula="of:=[Vzorci_vnosov.$A$5]" office:value-type="string" office:string-value="52" calcext:value-type="string">
            <text:p>52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36" table:formula="of:=[Vzorci_vnosov.$A$8]" office:value-type="string" office:string-value="U" calcext:value-type="string">
            <text:p>U</text:p>
          </table:table-cell>
          <table:table-cell table:style-name="ce35" table:formula="of:=[Vzorci_vnosov.$A$6]" office:value-type="string" office:string-value="KVIT" calcext:value-type="string">
            <text:p>KVIT</text:p>
          </table:table-cell>
          <table:table-cell table:style-name="ce37" office:value-type="string" calcext:value-type="string">
            <text:p>Brez</text:p>
          </table:table-cell>
          <table:table-cell table:style-name="ce38" office:value-type="string" calcext:value-type="string">
            <text:p>X</text:p>
          </table:table-cell>
          <table:table-cell table:style-name="ce39" office:value-type="string" calcext:value-type="string">
            <text:p>Op</text:p>
          </table:table-cell>
          <table:table-cell office:value-type="string" calcext:value-type="string">
            <text:p><text:s/></text:p>
          </table:table-cell>
          <table:table-cell table:style-name="ce75" table:formula="of:=[.$C$1]" office:value-type="string" office:string-value="GOR" calcext:value-type="string">
            <text:p>GOR</text:p>
          </table:table-cell>
          <table:table-cell table:style-name="ce75" table:formula="of:=[.$D$1]" office:value-type="string" office:string-value="ŠOŠ" calcext:value-type="string">
            <text:p>ŠOŠ</text:p>
          </table:table-cell>
          <table:table-cell table:style-name="ce75" table:formula="of:=[.$E$1]" office:value-type="string" office:string-value="PIN" calcext:value-type="string">
            <text:p>PIN</text:p>
          </table:table-cell>
          <table:table-cell table:style-name="ce75" table:formula="of:=[.$F$1]" office:value-type="string" office:string-value="KON" calcext:value-type="string">
            <text:p>KON</text:p>
          </table:table-cell>
          <table:table-cell table:style-name="ce75" table:formula="of:=[.$G$1]" office:value-type="string" office:string-value="ORO" calcext:value-type="string">
            <text:p>ORO</text:p>
          </table:table-cell>
          <table:table-cell table:style-name="ce75" table:formula="of:=[.$H$1]" office:value-type="string" office:string-value="MIO" calcext:value-type="string">
            <text:p>MIO</text:p>
          </table:table-cell>
          <table:table-cell table:style-name="ce75" table:formula="of:=[.$I$1]" office:value-type="string" office:string-value="BOŽ" calcext:value-type="string">
            <text:p>BOŽ</text:p>
          </table:table-cell>
          <table:table-cell table:style-name="ce75" table:formula="of:=[.$J$1]" office:value-type="string" office:string-value="TOM" calcext:value-type="string">
            <text:p>TOM</text:p>
          </table:table-cell>
          <table:table-cell table:style-name="ce75" table:formula="of:=[.$K$1]" office:value-type="string" office:string-value="MŠŠ" calcext:value-type="string">
            <text:p>MŠŠ</text:p>
          </table:table-cell>
          <table:table-cell table:style-name="ce75" table:formula="of:=[.$L$1]" office:value-type="string" office:string-value="ŽIV" calcext:value-type="string">
            <text:p>ŽIV</text:p>
          </table:table-cell>
          <table:table-cell table:style-name="ce75" table:formula="of:=[.$M$1]" office:value-type="string" office:string-value="TAL" calcext:value-type="string">
            <text:p>TAL</text:p>
          </table:table-cell>
          <table:table-cell table:style-name="ce75" table:formula="of:=[.$N$1]" office:value-type="string" office:string-value="PIR" calcext:value-type="string">
            <text:p>PIR</text:p>
          </table:table-cell>
          <table:table-cell table:style-name="ce75" table:formula="of:=NA()" office:value-type="string" office:string-value="" calcext:value-type="error">
            <text:p>#N/A</text:p>
          </table:table-cell>
          <table:table-cell table:style-name="ce75" table:formula="of:=[.$O$1]" office:value-type="string" office:string-value="NOV2" calcext:value-type="string">
            <text:p>NOV2</text:p>
          </table:table-cell>
          <table:table-cell table:style-name="ce75" table:formula="of:=[.$P$1]" office:value-type="string" office:string-value="BUT" calcext:value-type="string">
            <text:p>BUT</text:p>
          </table:table-cell>
          <table:table-cell table:style-name="ce75" table:formula="of:=[.$Q$1]" office:value-type="string" office:string-value="ŽRJ" calcext:value-type="string">
            <text:p>ŽRJ</text:p>
          </table:table-cell>
          <table:table-cell table:style-name="ce75" table:formula="of:=[.$R$1]" office:value-type="string" office:string-value="NOV3" calcext:value-type="string">
            <text:p>NOV3</text:p>
          </table:table-cell>
          <table:table-cell table:style-name="ce75" table:formula="of:=[.$S$1]" office:value-type="string" office:string-value="JNK" calcext:value-type="string">
            <text:p>JNK</text:p>
          </table:table-cell>
          <table:table-cell table:number-columns-repeated="973"/>
        </table:table-row>
        <table:table-row table:style-name="ro4">
          <table:table-cell table:style-name="ce283" office:value-type="date" office:date-value="2021-10-01" calcext:value-type="date">
            <text:p>01/ okt</text:p>
          </table:table-cell>
          <table:table-cell table:style-name="ce286" table:formula="of:=TEXT([.A2];&quot;Ddd&quot;)" office:value-type="string" office:string-value="pet" calcext:value-type="string">
            <text:p>pet</text:p>
          </table:table-cell>
          <table:table-cell table:style-name="ce287" table:number-columns-repeated="18"/>
          <table:table-cell table:style-name="ce290"/>
          <table:table-cell table:style-name="ce291" table:formula="of:=COUNTIF([.AH2:.AY2];&quot;☻&quot;)" office:value-type="float" office:value="0" calcext:value-type="float">
            <text:p>0</text:p>
          </table:table-cell>
          <table:table-cell table:style-name="ce291" table:formula="of:=COUNTIF([.AH2:.AY2];&quot;☺&quot;)" office:value-type="float" office:value="0" calcext:value-type="float">
            <text:p>0</text:p>
          </table:table-cell>
          <table:table-cell table:style-name="ce291" table:formula="of:=COUNTIF([.C2:.S2];&quot;51&quot;)+COUNTIF([.C2:.S2];&quot;51$&quot;)+COUNTIF([.C2:.S2];&quot;51☻&quot;)" office:value-type="float" office:value="0" calcext:value-type="float">
            <text:p>0</text:p>
          </table:table-cell>
          <table:table-cell table:style-name="ce291" table:formula="of:=COUNTIF([.C2:.S2];&quot;52&quot;)+COUNTIF([.C2:.S2];&quot;52$&quot;)+COUNTIF([.C2:.S2];&quot;52☻&quot;)" office:value-type="float" office:value="0" calcext:value-type="float">
            <text:p>0</text:p>
          </table:table-cell>
          <table:table-cell table:style-name="ce291" table:formula="of:=COUNTIF([.C2:.S2];&quot;51¶&quot;)" office:value-type="float" office:value="0" calcext:value-type="float">
            <text:p>0</text:p>
          </table:table-cell>
          <table:table-cell table:style-name="ce291" table:formula="of:=COUNTIF([.C2:.S2];&quot;52¶&quot;)" office:value-type="float" office:value="0" calcext:value-type="float">
            <text:p>0</text:p>
          </table:table-cell>
          <table:table-cell table:style-name="ce291" table:formula="of:=COUNTIF([.C2:.S2];&quot;U&quot;)+COUNTIF([.C2:.S2];&quot;U☻&quot;)+COUNTIF([.C2:.S2];&quot;U☺&quot;)" office:value-type="float" office:value="0" calcext:value-type="float">
            <text:p>0</text:p>
          </table:table-cell>
          <table:table-cell table:style-name="ce291" table:formula="of:=COUNTIF([.C2:.S2];&quot;KVIT&quot;)+COUNTIF([.C2:.S2];&quot;KVIT☻&quot;)+COUNTIF([.C2:.S2];&quot;kvit$&quot;)" office:value-type="float" office:value="0" calcext:value-type="float">
            <text:p>0</text:p>
          </table:table-cell>
          <table:table-cell table:style-name="ce294" table:formula="of:=COUNTBLANK([.C2:.S2])-3" office:value-type="float" office:value="14" calcext:value-type="float">
            <text:p>14</text:p>
          </table:table-cell>
          <table:table-cell table:style-name="ce295" table:formula="of:=COUNTIF([.C2:.S2];&quot;x&quot;)" office:value-type="float" office:value="0" calcext:value-type="float">
            <text:p>0</text:p>
          </table:table-cell>
          <table:table-cell table:style-name="ce296" table:formula="of:=COUNTIF([.C2:.S2];&quot;51&quot;)+COUNTIF([.C2:.S2];&quot;51☻&quot;)+COUNTIF([.C2:.S2];&quot;2&quot;)+COUNTIF([.C2:.S2];&quot;52&quot;)+COUNTIF([.C2:.S2];&quot;52☻&quot;)+COUNTIF([.C2:.S2];&quot;51$&quot;)+COUNTIF([.C2:.S2];&quot;52$&quot;)" office:value-type="float" office:value="0" calcext:value-type="float">
            <text:p>0</text:p>
          </table:table-cell>
          <table:table-cell table:style-name="ce87" table:formula="of:=[Vzorci_vnosov.$A$2]" office:value-type="string" office:string-value="51☻" calcext:value-type="string">
            <text:p>51☻</text:p>
          </table:table-cell>
          <table:table-cell table:style-name="ce49" table:formula="of:=RIGHT([.C2];1)">
            <text:p/>
          </table:table-cell>
          <table:table-cell table:style-name="ce49" table:formula="of:=RIGHT([.D2];1)">
            <text:p/>
          </table:table-cell>
          <table:table-cell table:style-name="ce49" table:formula="of:=RIGHT([.E2];1)">
            <text:p/>
          </table:table-cell>
          <table:table-cell table:style-name="ce49" table:formula="of:=RIGHT([.F2];1)">
            <text:p/>
          </table:table-cell>
          <table:table-cell table:style-name="ce49" table:formula="of:=RIGHT([.G2];1)">
            <text:p/>
          </table:table-cell>
          <table:table-cell table:style-name="ce49" table:formula="of:=RIGHT([.H2];1)">
            <text:p/>
          </table:table-cell>
          <table:table-cell table:style-name="ce49" table:formula="of:=RIGHT([.I2];1)">
            <text:p/>
          </table:table-cell>
          <table:table-cell table:style-name="ce49" table:formula="of:=RIGHT([.J2];1)">
            <text:p/>
          </table:table-cell>
          <table:table-cell table:style-name="ce49" table:formula="of:=RIGHT([.K2];1)">
            <text:p/>
          </table:table-cell>
          <table:table-cell table:style-name="ce49" table:formula="of:=RIGHT([.L2];1)">
            <text:p/>
          </table:table-cell>
          <table:table-cell table:style-name="ce49" table:formula="of:=RIGHT([.M2];1)">
            <text:p/>
          </table:table-cell>
          <table:table-cell table:style-name="ce49" table:formula="of:=RIGHT([.N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];1)">
            <text:p/>
          </table:table-cell>
          <table:table-cell table:style-name="ce49" table:formula="of:=RIGHT([.P2];1)">
            <text:p/>
          </table:table-cell>
          <table:table-cell table:style-name="ce49" table:formula="of:=RIGHT([.Q2];1)">
            <text:p/>
          </table:table-cell>
          <table:table-cell table:style-name="ce49" table:formula="of:=RIGHT([.R2];1)">
            <text:p/>
          </table:table-cell>
          <table:table-cell table:style-name="ce49" table:formula="of:=RIGHT([.S2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02" calcext:value-type="date">
            <text:p>02/ okt</text:p>
          </table:table-cell>
          <table:table-cell table:style-name="ce286" table:formula="of:=TEXT([.A3];&quot;Ddd&quot;)" office:value-type="string" office:string-value="sob" calcext:value-type="string">
            <text:p>sob</text:p>
          </table:table-cell>
          <table:table-cell table:style-name="ce287" table:number-columns-repeated="18"/>
          <table:table-cell table:style-name="ce290"/>
          <table:table-cell table:style-name="ce291" table:formula="of:=COUNTIF([.AH3:.AY3];&quot;☻&quot;)" office:value-type="float" office:value="0" calcext:value-type="float">
            <text:p>0</text:p>
          </table:table-cell>
          <table:table-cell table:style-name="ce291" table:formula="of:=COUNTIF([.AH3:.AY3];&quot;☺&quot;)" office:value-type="float" office:value="0" calcext:value-type="float">
            <text:p>0</text:p>
          </table:table-cell>
          <table:table-cell table:style-name="ce291" table:formula="of:=COUNTIF([.C3:.S3];&quot;51&quot;)+COUNTIF([.C3:.S3];&quot;51$&quot;)+COUNTIF([.C3:.S3];&quot;51☻&quot;)" office:value-type="float" office:value="0" calcext:value-type="float">
            <text:p>0</text:p>
          </table:table-cell>
          <table:table-cell table:style-name="ce291" table:formula="of:=COUNTIF([.C3:.S3];&quot;52&quot;)+COUNTIF([.C3:.S3];&quot;52$&quot;)+COUNTIF([.C3:.S3];&quot;52☻&quot;)" office:value-type="float" office:value="0" calcext:value-type="float">
            <text:p>0</text:p>
          </table:table-cell>
          <table:table-cell table:style-name="ce291" table:formula="of:=COUNTIF([.C3:.S3];&quot;51¶&quot;)" office:value-type="float" office:value="0" calcext:value-type="float">
            <text:p>0</text:p>
          </table:table-cell>
          <table:table-cell table:style-name="ce291" table:formula="of:=COUNTIF([.C3:.S3];&quot;52¶&quot;)" office:value-type="float" office:value="0" calcext:value-type="float">
            <text:p>0</text:p>
          </table:table-cell>
          <table:table-cell table:style-name="ce291" table:formula="of:=COUNTIF([.C3:.S3];&quot;U&quot;)+COUNTIF([.C3:.S3];&quot;U☻&quot;)+COUNTIF([.C3:.S3];&quot;U☺&quot;)" office:value-type="float" office:value="0" calcext:value-type="float">
            <text:p>0</text:p>
          </table:table-cell>
          <table:table-cell table:style-name="ce291" table:formula="of:=COUNTIF([.C3:.S3];&quot;KVIT&quot;)+COUNTIF([.C3:.S3];&quot;KVIT☻&quot;)+COUNTIF([.C3:.S3];&quot;kvit$&quot;)" office:value-type="float" office:value="0" calcext:value-type="float">
            <text:p>0</text:p>
          </table:table-cell>
          <table:table-cell table:style-name="ce294" table:formula="of:=COUNTBLANK([.C3:.S3])-3" office:value-type="float" office:value="14" calcext:value-type="float">
            <text:p>14</text:p>
          </table:table-cell>
          <table:table-cell table:style-name="ce295" table:formula="of:=COUNTIF([.C3:.S3];&quot;x&quot;)" office:value-type="float" office:value="0" calcext:value-type="float">
            <text:p>0</text:p>
          </table:table-cell>
          <table:table-cell table:style-name="ce296" table:formula="of:=COUNTIF([.C3:.S3];&quot;51&quot;)+COUNTIF([.C3:.S3];&quot;51☻&quot;)+COUNTIF([.C3:.S3];&quot;2&quot;)+COUNTIF([.C3:.S3];&quot;52&quot;)+COUNTIF([.C3:.S3];&quot;52☻&quot;)+COUNTIF([.C3:.S3];&quot;51$&quot;)+COUNTIF([.C3:.S3];&quot;52$&quot;)" office:value-type="float" office:value="0" calcext:value-type="float">
            <text:p>0</text:p>
          </table:table-cell>
          <table:table-cell table:style-name="ce87" table:formula="of:=[Vzorci_vnosov.$A$3]" office:value-type="string" office:string-value="52☻" calcext:value-type="string">
            <text:p>52☻</text:p>
          </table:table-cell>
          <table:table-cell table:style-name="ce49" table:formula="of:=RIGHT([.C3];1)">
            <text:p/>
          </table:table-cell>
          <table:table-cell table:style-name="ce49" table:formula="of:=RIGHT([.D3];1)">
            <text:p/>
          </table:table-cell>
          <table:table-cell table:style-name="ce49" table:formula="of:=RIGHT([.E3];1)">
            <text:p/>
          </table:table-cell>
          <table:table-cell table:style-name="ce49" table:formula="of:=RIGHT([.F3];1)">
            <text:p/>
          </table:table-cell>
          <table:table-cell table:style-name="ce49" table:formula="of:=RIGHT([.G3];1)">
            <text:p/>
          </table:table-cell>
          <table:table-cell table:style-name="ce49" table:formula="of:=RIGHT([.H3];1)">
            <text:p/>
          </table:table-cell>
          <table:table-cell table:style-name="ce49" table:formula="of:=RIGHT([.I3];1)">
            <text:p/>
          </table:table-cell>
          <table:table-cell table:style-name="ce49" table:formula="of:=RIGHT([.J3];1)">
            <text:p/>
          </table:table-cell>
          <table:table-cell table:style-name="ce49" table:formula="of:=RIGHT([.K3];1)">
            <text:p/>
          </table:table-cell>
          <table:table-cell table:style-name="ce49" table:formula="of:=RIGHT([.L3];1)">
            <text:p/>
          </table:table-cell>
          <table:table-cell table:style-name="ce49" table:formula="of:=RIGHT([.M3];1)">
            <text:p/>
          </table:table-cell>
          <table:table-cell table:style-name="ce49" table:formula="of:=RIGHT([.N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];1)">
            <text:p/>
          </table:table-cell>
          <table:table-cell table:style-name="ce49" table:formula="of:=RIGHT([.P3];1)">
            <text:p/>
          </table:table-cell>
          <table:table-cell table:style-name="ce49" table:formula="of:=RIGHT([.Q3];1)">
            <text:p/>
          </table:table-cell>
          <table:table-cell table:style-name="ce49" table:formula="of:=RIGHT([.R3];1)">
            <text:p/>
          </table:table-cell>
          <table:table-cell table:style-name="ce49" table:formula="of:=RIGHT([.S3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03" calcext:value-type="date">
            <text:p>03/ okt</text:p>
          </table:table-cell>
          <table:table-cell table:style-name="ce286" table:formula="of:=TEXT([.A4];&quot;Ddd&quot;)" office:value-type="string" office:string-value="ned" calcext:value-type="string">
            <text:p>ned</text:p>
          </table:table-cell>
          <table:table-cell table:style-name="ce287" table:number-columns-repeated="18"/>
          <table:table-cell table:style-name="ce290"/>
          <table:table-cell table:style-name="ce291" table:formula="of:=COUNTIF([.AH4:.AY4];&quot;☻&quot;)" office:value-type="float" office:value="0" calcext:value-type="float">
            <text:p>0</text:p>
          </table:table-cell>
          <table:table-cell table:style-name="ce291" table:formula="of:=COUNTIF([.AH4:.AY4];&quot;☺&quot;)" office:value-type="float" office:value="0" calcext:value-type="float">
            <text:p>0</text:p>
          </table:table-cell>
          <table:table-cell table:style-name="ce291" table:formula="of:=COUNTIF([.C4:.S4];&quot;51&quot;)+COUNTIF([.C4:.S4];&quot;51$&quot;)+COUNTIF([.C4:.S4];&quot;51☻&quot;)" office:value-type="float" office:value="0" calcext:value-type="float">
            <text:p>0</text:p>
          </table:table-cell>
          <table:table-cell table:style-name="ce291" table:formula="of:=COUNTIF([.C4:.S4];&quot;52&quot;)+COUNTIF([.C4:.S4];&quot;52$&quot;)+COUNTIF([.C4:.S4];&quot;52☻&quot;)" office:value-type="float" office:value="0" calcext:value-type="float">
            <text:p>0</text:p>
          </table:table-cell>
          <table:table-cell table:style-name="ce291" table:formula="of:=COUNTIF([.C4:.S4];&quot;51¶&quot;)" office:value-type="float" office:value="0" calcext:value-type="float">
            <text:p>0</text:p>
          </table:table-cell>
          <table:table-cell table:style-name="ce291" table:formula="of:=COUNTIF([.C4:.S4];&quot;52¶&quot;)" office:value-type="float" office:value="0" calcext:value-type="float">
            <text:p>0</text:p>
          </table:table-cell>
          <table:table-cell table:style-name="ce291" table:formula="of:=COUNTIF([.C4:.S4];&quot;U&quot;)+COUNTIF([.C4:.S4];&quot;U☻&quot;)+COUNTIF([.C4:.S4];&quot;U☺&quot;)" office:value-type="float" office:value="0" calcext:value-type="float">
            <text:p>0</text:p>
          </table:table-cell>
          <table:table-cell table:style-name="ce291" table:formula="of:=COUNTIF([.C4:.S4];&quot;KVIT&quot;)+COUNTIF([.C4:.S4];&quot;KVIT☻&quot;)+COUNTIF([.C4:.S4];&quot;kvit$&quot;)" office:value-type="float" office:value="0" calcext:value-type="float">
            <text:p>0</text:p>
          </table:table-cell>
          <table:table-cell table:style-name="ce294" table:formula="of:=COUNTBLANK([.C4:.S4])-3" office:value-type="float" office:value="14" calcext:value-type="float">
            <text:p>14</text:p>
          </table:table-cell>
          <table:table-cell table:style-name="ce295" table:formula="of:=COUNTIF([.C4:.S4];&quot;x&quot;)" office:value-type="float" office:value="0" calcext:value-type="float">
            <text:p>0</text:p>
          </table:table-cell>
          <table:table-cell table:style-name="ce296" table:formula="of:=COUNTIF([.C4:.S4];&quot;51&quot;)+COUNTIF([.C4:.S4];&quot;51☻&quot;)+COUNTIF([.C4:.S4];&quot;2&quot;)+COUNTIF([.C4:.S4];&quot;52&quot;)+COUNTIF([.C4:.S4];&quot;52☻&quot;)+COUNTIF([.C4:.S4];&quot;51$&quot;)+COUNTIF([.C4:.S4];&quot;52$&quot;)" office:value-type="float" office:value="0" calcext:value-type="float">
            <text:p>0</text:p>
          </table:table-cell>
          <table:table-cell table:style-name="ce87" table:formula="of:=[Vzorci_vnosov.$A$4]" office:value-type="string" office:string-value="51" calcext:value-type="string">
            <text:p>51</text:p>
          </table:table-cell>
          <table:table-cell table:style-name="ce49" table:formula="of:=RIGHT([.C4];1)">
            <text:p/>
          </table:table-cell>
          <table:table-cell table:style-name="ce49" table:formula="of:=RIGHT([.D4];1)">
            <text:p/>
          </table:table-cell>
          <table:table-cell table:style-name="ce49" table:formula="of:=RIGHT([.E4];1)">
            <text:p/>
          </table:table-cell>
          <table:table-cell table:style-name="ce49" table:formula="of:=RIGHT([.F4];1)">
            <text:p/>
          </table:table-cell>
          <table:table-cell table:style-name="ce49" table:formula="of:=RIGHT([.G4];1)">
            <text:p/>
          </table:table-cell>
          <table:table-cell table:style-name="ce49" table:formula="of:=RIGHT([.H4];1)">
            <text:p/>
          </table:table-cell>
          <table:table-cell table:style-name="ce49" table:formula="of:=RIGHT([.I4];1)">
            <text:p/>
          </table:table-cell>
          <table:table-cell table:style-name="ce49" table:formula="of:=RIGHT([.J4];1)">
            <text:p/>
          </table:table-cell>
          <table:table-cell table:style-name="ce49" table:formula="of:=RIGHT([.K4];1)">
            <text:p/>
          </table:table-cell>
          <table:table-cell table:style-name="ce49" table:formula="of:=RIGHT([.L4];1)">
            <text:p/>
          </table:table-cell>
          <table:table-cell table:style-name="ce49" table:formula="of:=RIGHT([.M4];1)">
            <text:p/>
          </table:table-cell>
          <table:table-cell table:style-name="ce49" table:formula="of:=RIGHT([.N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4];1)">
            <text:p/>
          </table:table-cell>
          <table:table-cell table:style-name="ce49" table:formula="of:=RIGHT([.P4];1)">
            <text:p/>
          </table:table-cell>
          <table:table-cell table:style-name="ce49" table:formula="of:=RIGHT([.Q4];1)">
            <text:p/>
          </table:table-cell>
          <table:table-cell table:style-name="ce49" table:formula="of:=RIGHT([.R4];1)">
            <text:p/>
          </table:table-cell>
          <table:table-cell table:style-name="ce49" table:formula="of:=RIGHT([.S4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04" calcext:value-type="date">
            <text:p>04/ okt</text:p>
          </table:table-cell>
          <table:table-cell table:style-name="ce286" table:formula="of:=TEXT([.A5];&quot;Ddd&quot;)" office:value-type="string" office:string-value="pon" calcext:value-type="string">
            <text:p>pon</text:p>
          </table:table-cell>
          <table:table-cell table:style-name="ce287" table:number-columns-repeated="18"/>
          <table:table-cell table:style-name="ce290"/>
          <table:table-cell table:style-name="ce291" table:formula="of:=COUNTIF([.AH5:.AY5];&quot;☻&quot;)" office:value-type="float" office:value="0" calcext:value-type="float">
            <text:p>0</text:p>
          </table:table-cell>
          <table:table-cell table:style-name="ce291" table:formula="of:=COUNTIF([.AH5:.AY5];&quot;☺&quot;)" office:value-type="float" office:value="0" calcext:value-type="float">
            <text:p>0</text:p>
          </table:table-cell>
          <table:table-cell table:style-name="ce291" table:formula="of:=COUNTIF([.C5:.S5];&quot;51&quot;)+COUNTIF([.C5:.S5];&quot;51$&quot;)+COUNTIF([.C5:.S5];&quot;51☻&quot;)" office:value-type="float" office:value="0" calcext:value-type="float">
            <text:p>0</text:p>
          </table:table-cell>
          <table:table-cell table:style-name="ce291" table:formula="of:=COUNTIF([.C5:.S5];&quot;52&quot;)+COUNTIF([.C5:.S5];&quot;52$&quot;)+COUNTIF([.C5:.S5];&quot;52☻&quot;)" office:value-type="float" office:value="0" calcext:value-type="float">
            <text:p>0</text:p>
          </table:table-cell>
          <table:table-cell table:style-name="ce291" table:formula="of:=COUNTIF([.C5:.S5];&quot;51¶&quot;)" office:value-type="float" office:value="0" calcext:value-type="float">
            <text:p>0</text:p>
          </table:table-cell>
          <table:table-cell table:style-name="ce291" table:formula="of:=COUNTIF([.C5:.S5];&quot;52¶&quot;)" office:value-type="float" office:value="0" calcext:value-type="float">
            <text:p>0</text:p>
          </table:table-cell>
          <table:table-cell table:style-name="ce291" table:formula="of:=COUNTIF([.C5:.S5];&quot;U&quot;)+COUNTIF([.C5:.S5];&quot;U☻&quot;)+COUNTIF([.C5:.S5];&quot;U☺&quot;)" office:value-type="float" office:value="0" calcext:value-type="float">
            <text:p>0</text:p>
          </table:table-cell>
          <table:table-cell table:style-name="ce291" table:formula="of:=COUNTIF([.C5:.S5];&quot;KVIT&quot;)+COUNTIF([.C5:.S5];&quot;KVIT☻&quot;)+COUNTIF([.C5:.S5];&quot;kvit$&quot;)" office:value-type="float" office:value="0" calcext:value-type="float">
            <text:p>0</text:p>
          </table:table-cell>
          <table:table-cell table:style-name="ce294" table:formula="of:=COUNTBLANK([.C5:.S5])-3" office:value-type="float" office:value="14" calcext:value-type="float">
            <text:p>14</text:p>
          </table:table-cell>
          <table:table-cell table:style-name="ce295" table:formula="of:=COUNTIF([.C5:.S5];&quot;x&quot;)" office:value-type="float" office:value="0" calcext:value-type="float">
            <text:p>0</text:p>
          </table:table-cell>
          <table:table-cell table:style-name="ce296" table:formula="of:=COUNTIF([.C5:.S5];&quot;51&quot;)+COUNTIF([.C5:.S5];&quot;51☻&quot;)+COUNTIF([.C5:.S5];&quot;2&quot;)+COUNTIF([.C5:.S5];&quot;52&quot;)+COUNTIF([.C5:.S5];&quot;52☻&quot;)+COUNTIF([.C5:.S5];&quot;51$&quot;)+COUNTIF([.C5:.S5];&quot;52$&quot;)" office:value-type="float" office:value="0" calcext:value-type="float">
            <text:p>0</text:p>
          </table:table-cell>
          <table:table-cell table:style-name="ce87" table:formula="of:=[Vzorci_vnosov.$A$5]" office:value-type="string" office:string-value="52" calcext:value-type="string">
            <text:p>52</text:p>
          </table:table-cell>
          <table:table-cell table:style-name="ce49" table:formula="of:=RIGHT([.C5];1)">
            <text:p/>
          </table:table-cell>
          <table:table-cell table:style-name="ce49" table:formula="of:=RIGHT([.D5];1)">
            <text:p/>
          </table:table-cell>
          <table:table-cell table:style-name="ce49" table:formula="of:=RIGHT([.E5];1)">
            <text:p/>
          </table:table-cell>
          <table:table-cell table:style-name="ce49" table:formula="of:=RIGHT([.F5];1)">
            <text:p/>
          </table:table-cell>
          <table:table-cell table:style-name="ce49" table:formula="of:=RIGHT([.G5];1)">
            <text:p/>
          </table:table-cell>
          <table:table-cell table:style-name="ce49" table:formula="of:=RIGHT([.H5];1)">
            <text:p/>
          </table:table-cell>
          <table:table-cell table:style-name="ce49" table:formula="of:=RIGHT([.I5];1)">
            <text:p/>
          </table:table-cell>
          <table:table-cell table:style-name="ce49" table:formula="of:=RIGHT([.J5];1)">
            <text:p/>
          </table:table-cell>
          <table:table-cell table:style-name="ce49" table:formula="of:=RIGHT([.K5];1)">
            <text:p/>
          </table:table-cell>
          <table:table-cell table:style-name="ce49" table:formula="of:=RIGHT([.L5];1)">
            <text:p/>
          </table:table-cell>
          <table:table-cell table:style-name="ce49" table:formula="of:=RIGHT([.M5];1)">
            <text:p/>
          </table:table-cell>
          <table:table-cell table:style-name="ce49" table:formula="of:=RIGHT([.N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5];1)">
            <text:p/>
          </table:table-cell>
          <table:table-cell table:style-name="ce49" table:formula="of:=RIGHT([.P5];1)">
            <text:p/>
          </table:table-cell>
          <table:table-cell table:style-name="ce49" table:formula="of:=RIGHT([.Q5];1)">
            <text:p/>
          </table:table-cell>
          <table:table-cell table:style-name="ce49" table:formula="of:=RIGHT([.R5];1)">
            <text:p/>
          </table:table-cell>
          <table:table-cell table:style-name="ce49" table:formula="of:=RIGHT([.S5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05" calcext:value-type="date">
            <text:p>05/ okt</text:p>
          </table:table-cell>
          <table:table-cell table:style-name="ce286" table:formula="of:=TEXT([.A6];&quot;Ddd&quot;)" office:value-type="string" office:string-value="tor" calcext:value-type="string">
            <text:p>tor</text:p>
          </table:table-cell>
          <table:table-cell table:style-name="ce287" table:number-columns-repeated="18"/>
          <table:table-cell table:style-name="ce290"/>
          <table:table-cell table:style-name="ce291" table:formula="of:=COUNTIF([.AH6:.AY6];&quot;☻&quot;)" office:value-type="float" office:value="0" calcext:value-type="float">
            <text:p>0</text:p>
          </table:table-cell>
          <table:table-cell table:style-name="ce291" table:formula="of:=COUNTIF([.AH6:.AY6];&quot;☺&quot;)" office:value-type="float" office:value="0" calcext:value-type="float">
            <text:p>0</text:p>
          </table:table-cell>
          <table:table-cell table:style-name="ce291" table:formula="of:=COUNTIF([.C6:.S6];&quot;51&quot;)+COUNTIF([.C6:.S6];&quot;51$&quot;)+COUNTIF([.C6:.S6];&quot;51☻&quot;)" office:value-type="float" office:value="0" calcext:value-type="float">
            <text:p>0</text:p>
          </table:table-cell>
          <table:table-cell table:style-name="ce291" table:formula="of:=COUNTIF([.C6:.S6];&quot;52&quot;)+COUNTIF([.C6:.S6];&quot;52$&quot;)+COUNTIF([.C6:.S6];&quot;52☻&quot;)" office:value-type="float" office:value="0" calcext:value-type="float">
            <text:p>0</text:p>
          </table:table-cell>
          <table:table-cell table:style-name="ce291" table:formula="of:=COUNTIF([.C6:.S6];&quot;51¶&quot;)" office:value-type="float" office:value="0" calcext:value-type="float">
            <text:p>0</text:p>
          </table:table-cell>
          <table:table-cell table:style-name="ce291" table:formula="of:=COUNTIF([.C6:.S6];&quot;52¶&quot;)" office:value-type="float" office:value="0" calcext:value-type="float">
            <text:p>0</text:p>
          </table:table-cell>
          <table:table-cell table:style-name="ce291" table:formula="of:=COUNTIF([.C6:.S6];&quot;U&quot;)+COUNTIF([.C6:.S6];&quot;U☻&quot;)+COUNTIF([.C6:.S6];&quot;U☺&quot;)" office:value-type="float" office:value="0" calcext:value-type="float">
            <text:p>0</text:p>
          </table:table-cell>
          <table:table-cell table:style-name="ce291" table:formula="of:=COUNTIF([.C6:.S6];&quot;KVIT&quot;)+COUNTIF([.C6:.S6];&quot;KVIT☻&quot;)+COUNTIF([.C6:.S6];&quot;kvit$&quot;)" office:value-type="float" office:value="0" calcext:value-type="float">
            <text:p>0</text:p>
          </table:table-cell>
          <table:table-cell table:style-name="ce294" table:formula="of:=COUNTBLANK([.C6:.S6])-3" office:value-type="float" office:value="14" calcext:value-type="float">
            <text:p>14</text:p>
          </table:table-cell>
          <table:table-cell table:style-name="ce295" table:formula="of:=COUNTIF([.C6:.S6];&quot;x&quot;)" office:value-type="float" office:value="0" calcext:value-type="float">
            <text:p>0</text:p>
          </table:table-cell>
          <table:table-cell table:style-name="ce296" table:formula="of:=COUNTIF([.C6:.S6];&quot;51&quot;)+COUNTIF([.C6:.S6];&quot;51☻&quot;)+COUNTIF([.C6:.S6];&quot;2&quot;)+COUNTIF([.C6:.S6];&quot;52&quot;)+COUNTIF([.C6:.S6];&quot;52☻&quot;)+COUNTIF([.C6:.S6];&quot;51$&quot;)+COUNTIF([.C6:.S6];&quot;52$&quot;)" office:value-type="float" office:value="0" calcext:value-type="float">
            <text:p>0</text:p>
          </table:table-cell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49" table:formula="of:=RIGHT([.C6];1)">
            <text:p/>
          </table:table-cell>
          <table:table-cell table:style-name="ce49" table:formula="of:=RIGHT([.D6];1)">
            <text:p/>
          </table:table-cell>
          <table:table-cell table:style-name="ce49" table:formula="of:=RIGHT([.E6];1)">
            <text:p/>
          </table:table-cell>
          <table:table-cell table:style-name="ce49" table:formula="of:=RIGHT([.F6];1)">
            <text:p/>
          </table:table-cell>
          <table:table-cell table:style-name="ce49" table:formula="of:=RIGHT([.G6];1)">
            <text:p/>
          </table:table-cell>
          <table:table-cell table:style-name="ce49" table:formula="of:=RIGHT([.H6];1)">
            <text:p/>
          </table:table-cell>
          <table:table-cell table:style-name="ce49" table:formula="of:=RIGHT([.I6];1)">
            <text:p/>
          </table:table-cell>
          <table:table-cell table:style-name="ce49" table:formula="of:=RIGHT([.J6];1)">
            <text:p/>
          </table:table-cell>
          <table:table-cell table:style-name="ce49" table:formula="of:=RIGHT([.K6];1)">
            <text:p/>
          </table:table-cell>
          <table:table-cell table:style-name="ce49" table:formula="of:=RIGHT([.L6];1)">
            <text:p/>
          </table:table-cell>
          <table:table-cell table:style-name="ce49" table:formula="of:=RIGHT([.M6];1)">
            <text:p/>
          </table:table-cell>
          <table:table-cell table:style-name="ce49" table:formula="of:=RIGHT([.N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6];1)">
            <text:p/>
          </table:table-cell>
          <table:table-cell table:style-name="ce49" table:formula="of:=RIGHT([.P6];1)">
            <text:p/>
          </table:table-cell>
          <table:table-cell table:style-name="ce49" table:formula="of:=RIGHT([.Q6];1)">
            <text:p/>
          </table:table-cell>
          <table:table-cell table:style-name="ce49" table:formula="of:=RIGHT([.R6];1)">
            <text:p/>
          </table:table-cell>
          <table:table-cell table:style-name="ce49" table:formula="of:=RIGHT([.S6];1)">
            <text:p/>
          </table:table-cell>
          <table:table-cell/>
          <table:table-cell office:value-type="string" calcext:value-type="string">
            <office:annotation draw:style-name="gr1" draw:text-style-name="P2" svg:width="24.262cm" svg:height="13.811cm" svg:x="137.266cm" svg:y="15.346cm" draw:caption-point-x="-105.923cm" draw:caption-point-y="-11.897cm">
              <dc:creator> </dc:creator>
              <dc:date>2020-10-27T00:00:00</dc:date>
              <text:p text:style-name="P1"><text:span text:style-name="T1">Microsoft Office User:</text:span></text:p>
              <text:p text:style-name="P1"><text:span text:style-name="T2">oktobra ne morem 8., 23.-27., 30.10.-3.11 in </text:span></text:p>
              <text:p text:style-name="P1"><text:span text:style-name="T2">ne pon tor</text:span></text:p>
            </office:annotation>
            <text:p>ŠTU</text:p>
          </table:table-cell>
          <table:table-cell table:number-columns-repeated="971"/>
        </table:table-row>
        <table:table-row table:style-name="ro4">
          <table:table-cell table:style-name="ce283" office:value-type="date" office:date-value="2021-10-06" calcext:value-type="date">
            <text:p>06/ okt</text:p>
          </table:table-cell>
          <table:table-cell table:style-name="ce286" table:formula="of:=TEXT([.A7];&quot;Ddd&quot;)" office:value-type="string" office:string-value="sre" calcext:value-type="string">
            <text:p>sre</text:p>
          </table:table-cell>
          <table:table-cell table:style-name="ce287" table:number-columns-repeated="18"/>
          <table:table-cell table:style-name="ce290"/>
          <table:table-cell table:style-name="ce291" table:formula="of:=COUNTIF([.AH7:.AY7];&quot;☻&quot;)" office:value-type="float" office:value="0" calcext:value-type="float">
            <text:p>0</text:p>
          </table:table-cell>
          <table:table-cell table:style-name="ce291" table:formula="of:=COUNTIF([.AH7:.AY7];&quot;☺&quot;)" office:value-type="float" office:value="0" calcext:value-type="float">
            <text:p>0</text:p>
          </table:table-cell>
          <table:table-cell table:style-name="ce291" table:formula="of:=COUNTIF([.C7:.S7];&quot;51&quot;)+COUNTIF([.C7:.S7];&quot;51$&quot;)+COUNTIF([.C7:.S7];&quot;51☻&quot;)" office:value-type="float" office:value="0" calcext:value-type="float">
            <text:p>0</text:p>
          </table:table-cell>
          <table:table-cell table:style-name="ce291" table:formula="of:=COUNTIF([.C7:.S7];&quot;52&quot;)+COUNTIF([.C7:.S7];&quot;52$&quot;)+COUNTIF([.C7:.S7];&quot;52☻&quot;)" office:value-type="float" office:value="0" calcext:value-type="float">
            <text:p>0</text:p>
          </table:table-cell>
          <table:table-cell table:style-name="ce291" table:formula="of:=COUNTIF([.C7:.S7];&quot;51¶&quot;)" office:value-type="float" office:value="0" calcext:value-type="float">
            <text:p>0</text:p>
          </table:table-cell>
          <table:table-cell table:style-name="ce291" table:formula="of:=COUNTIF([.C7:.S7];&quot;52¶&quot;)" office:value-type="float" office:value="0" calcext:value-type="float">
            <text:p>0</text:p>
          </table:table-cell>
          <table:table-cell table:style-name="ce291" table:formula="of:=COUNTIF([.C7:.S7];&quot;U&quot;)+COUNTIF([.C7:.S7];&quot;U☻&quot;)+COUNTIF([.C7:.S7];&quot;U☺&quot;)" office:value-type="float" office:value="0" calcext:value-type="float">
            <text:p>0</text:p>
          </table:table-cell>
          <table:table-cell table:style-name="ce291" table:formula="of:=COUNTIF([.C7:.S7];&quot;KVIT&quot;)+COUNTIF([.C7:.S7];&quot;KVIT☻&quot;)+COUNTIF([.C7:.S7];&quot;kvit$&quot;)" office:value-type="float" office:value="0" calcext:value-type="float">
            <text:p>0</text:p>
          </table:table-cell>
          <table:table-cell table:style-name="ce294" table:formula="of:=COUNTBLANK([.C7:.S7])-3" office:value-type="float" office:value="14" calcext:value-type="float">
            <text:p>14</text:p>
          </table:table-cell>
          <table:table-cell table:style-name="ce295" table:formula="of:=COUNTIF([.C7:.S7];&quot;x&quot;)" office:value-type="float" office:value="0" calcext:value-type="float">
            <text:p>0</text:p>
          </table:table-cell>
          <table:table-cell table:style-name="ce296" table:formula="of:=COUNTIF([.C7:.S7];&quot;51&quot;)+COUNTIF([.C7:.S7];&quot;51☻&quot;)+COUNTIF([.C7:.S7];&quot;2&quot;)+COUNTIF([.C7:.S7];&quot;52&quot;)+COUNTIF([.C7:.S7];&quot;52☻&quot;)+COUNTIF([.C7:.S7];&quot;51$&quot;)+COUNTIF([.C7:.S7];&quot;52$&quot;)" office:value-type="float" office:value="0" calcext:value-type="float">
            <text:p>0</text:p>
          </table:table-cell>
          <table:table-cell table:style-name="ce88" table:formula="of:=[Vzorci_vnosov.$A$7]" office:value-type="string" office:string-value="KVIT☻" calcext:value-type="string">
            <text:p>KVIT☻</text:p>
          </table:table-cell>
          <table:table-cell table:style-name="ce49" table:formula="of:=RIGHT([.C7];1)">
            <text:p/>
          </table:table-cell>
          <table:table-cell table:style-name="ce49" table:formula="of:=RIGHT([.D7];1)">
            <text:p/>
          </table:table-cell>
          <table:table-cell table:style-name="ce49" table:formula="of:=RIGHT([.E7];1)">
            <text:p/>
          </table:table-cell>
          <table:table-cell table:style-name="ce49" table:formula="of:=RIGHT([.F7];1)">
            <text:p/>
          </table:table-cell>
          <table:table-cell table:style-name="ce49" table:formula="of:=RIGHT([.G7];1)">
            <text:p/>
          </table:table-cell>
          <table:table-cell table:style-name="ce49" table:formula="of:=RIGHT([.H7];1)">
            <text:p/>
          </table:table-cell>
          <table:table-cell table:style-name="ce49" table:formula="of:=RIGHT([.I7];1)">
            <text:p/>
          </table:table-cell>
          <table:table-cell table:style-name="ce49" table:formula="of:=RIGHT([.J7];1)">
            <text:p/>
          </table:table-cell>
          <table:table-cell table:style-name="ce49" table:formula="of:=RIGHT([.K7];1)">
            <text:p/>
          </table:table-cell>
          <table:table-cell table:style-name="ce49" table:formula="of:=RIGHT([.L7];1)">
            <text:p/>
          </table:table-cell>
          <table:table-cell table:style-name="ce49" table:formula="of:=RIGHT([.M7];1)">
            <text:p/>
          </table:table-cell>
          <table:table-cell table:style-name="ce49" table:formula="of:=RIGHT([.N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7];1)">
            <text:p/>
          </table:table-cell>
          <table:table-cell table:style-name="ce49" table:formula="of:=RIGHT([.P7];1)">
            <text:p/>
          </table:table-cell>
          <table:table-cell table:style-name="ce49" table:formula="of:=RIGHT([.Q7];1)">
            <text:p/>
          </table:table-cell>
          <table:table-cell table:style-name="ce49" table:formula="of:=RIGHT([.R7];1)">
            <text:p/>
          </table:table-cell>
          <table:table-cell table:style-name="ce49" table:formula="of:=RIGHT([.S7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07" calcext:value-type="date">
            <text:p>07/ okt</text:p>
          </table:table-cell>
          <table:table-cell table:style-name="ce286" table:formula="of:=TEXT([.A8];&quot;Ddd&quot;)" office:value-type="string" office:string-value="čet" calcext:value-type="string">
            <text:p>čet</text:p>
          </table:table-cell>
          <table:table-cell table:style-name="ce287" table:number-columns-repeated="18"/>
          <table:table-cell table:style-name="ce290"/>
          <table:table-cell table:style-name="ce291" table:formula="of:=COUNTIF([.AH8:.AY8];&quot;☻&quot;)" office:value-type="float" office:value="0" calcext:value-type="float">
            <text:p>0</text:p>
          </table:table-cell>
          <table:table-cell table:style-name="ce291" table:formula="of:=COUNTIF([.AH8:.AY8];&quot;☺&quot;)" office:value-type="float" office:value="0" calcext:value-type="float">
            <text:p>0</text:p>
          </table:table-cell>
          <table:table-cell table:style-name="ce291" table:formula="of:=COUNTIF([.C8:.S8];&quot;51&quot;)+COUNTIF([.C8:.S8];&quot;51$&quot;)+COUNTIF([.C8:.S8];&quot;51☻&quot;)" office:value-type="float" office:value="0" calcext:value-type="float">
            <text:p>0</text:p>
          </table:table-cell>
          <table:table-cell table:style-name="ce291" table:formula="of:=COUNTIF([.C8:.S8];&quot;52&quot;)+COUNTIF([.C8:.S8];&quot;52$&quot;)+COUNTIF([.C8:.S8];&quot;52☻&quot;)" office:value-type="float" office:value="0" calcext:value-type="float">
            <text:p>0</text:p>
          </table:table-cell>
          <table:table-cell table:style-name="ce291" table:formula="of:=COUNTIF([.C8:.S8];&quot;51¶&quot;)" office:value-type="float" office:value="0" calcext:value-type="float">
            <text:p>0</text:p>
          </table:table-cell>
          <table:table-cell table:style-name="ce291" table:formula="of:=COUNTIF([.C8:.S8];&quot;52¶&quot;)" office:value-type="float" office:value="0" calcext:value-type="float">
            <text:p>0</text:p>
          </table:table-cell>
          <table:table-cell table:style-name="ce291" table:formula="of:=COUNTIF([.C8:.S8];&quot;U&quot;)+COUNTIF([.C8:.S8];&quot;U☻&quot;)+COUNTIF([.C8:.S8];&quot;U☺&quot;)" office:value-type="float" office:value="0" calcext:value-type="float">
            <text:p>0</text:p>
          </table:table-cell>
          <table:table-cell table:style-name="ce291" table:formula="of:=COUNTIF([.C8:.S8];&quot;KVIT&quot;)+COUNTIF([.C8:.S8];&quot;KVIT☻&quot;)+COUNTIF([.C8:.S8];&quot;kvit$&quot;)" office:value-type="float" office:value="0" calcext:value-type="float">
            <text:p>0</text:p>
          </table:table-cell>
          <table:table-cell table:style-name="ce294" table:formula="of:=COUNTBLANK([.C8:.S8])-3" office:value-type="float" office:value="14" calcext:value-type="float">
            <text:p>14</text:p>
          </table:table-cell>
          <table:table-cell table:style-name="ce295" table:formula="of:=COUNTIF([.C8:.S8];&quot;x&quot;)" office:value-type="float" office:value="0" calcext:value-type="float">
            <text:p>0</text:p>
          </table:table-cell>
          <table:table-cell table:style-name="ce296" table:formula="of:=COUNTIF([.C8:.S8];&quot;51&quot;)+COUNTIF([.C8:.S8];&quot;51☻&quot;)+COUNTIF([.C8:.S8];&quot;2&quot;)+COUNTIF([.C8:.S8];&quot;52&quot;)+COUNTIF([.C8:.S8];&quot;52☻&quot;)+COUNTIF([.C8:.S8];&quot;51$&quot;)+COUNTIF([.C8:.S8];&quot;52$&quot;)" office:value-type="float" office:value="0" calcext:value-type="float">
            <text:p>0</text:p>
          </table:table-cell>
          <table:table-cell table:style-name="ce87" table:formula="of:=[Vzorci_vnosov.$A$8]" office:value-type="string" office:string-value="U" calcext:value-type="string">
            <text:p>U</text:p>
          </table:table-cell>
          <table:table-cell table:style-name="ce49" table:formula="of:=RIGHT([.C8];1)">
            <text:p/>
          </table:table-cell>
          <table:table-cell table:style-name="ce49" table:formula="of:=RIGHT([.D8];1)">
            <text:p/>
          </table:table-cell>
          <table:table-cell table:style-name="ce49" table:formula="of:=RIGHT([.E8];1)">
            <text:p/>
          </table:table-cell>
          <table:table-cell table:style-name="ce49" table:formula="of:=RIGHT([.F8];1)">
            <text:p/>
          </table:table-cell>
          <table:table-cell table:style-name="ce49" table:formula="of:=RIGHT([.G8];1)">
            <text:p/>
          </table:table-cell>
          <table:table-cell table:style-name="ce49" table:formula="of:=RIGHT([.H8];1)">
            <text:p/>
          </table:table-cell>
          <table:table-cell table:style-name="ce49" table:formula="of:=RIGHT([.I8];1)">
            <text:p/>
          </table:table-cell>
          <table:table-cell table:style-name="ce49" table:formula="of:=RIGHT([.J8];1)">
            <text:p/>
          </table:table-cell>
          <table:table-cell table:style-name="ce49" table:formula="of:=RIGHT([.K8];1)">
            <text:p/>
          </table:table-cell>
          <table:table-cell table:style-name="ce49" table:formula="of:=RIGHT([.L8];1)">
            <text:p/>
          </table:table-cell>
          <table:table-cell table:style-name="ce49" table:formula="of:=RIGHT([.M8];1)">
            <text:p/>
          </table:table-cell>
          <table:table-cell table:style-name="ce49" table:formula="of:=RIGHT([.N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8];1)">
            <text:p/>
          </table:table-cell>
          <table:table-cell table:style-name="ce49" table:formula="of:=RIGHT([.P8];1)">
            <text:p/>
          </table:table-cell>
          <table:table-cell table:style-name="ce49" table:formula="of:=RIGHT([.Q8];1)">
            <text:p/>
          </table:table-cell>
          <table:table-cell table:style-name="ce49" table:formula="of:=RIGHT([.R8];1)">
            <text:p/>
          </table:table-cell>
          <table:table-cell table:style-name="ce49" table:formula="of:=RIGHT([.S8];1)">
            <text:p/>
          </table:table-cell>
          <table:table-cell/>
          <table:table-cell office:value-type="string" calcext:value-type="string">
            <office:annotation draw:style-name="gr1" draw:text-style-name="P2" svg:width="24.262cm" svg:height="13.732cm" svg:x="137.266cm" svg:y="22.278cm" draw:caption-point-x="-105.923cm" draw:caption-point-y="-17.453cm">
              <dc:creator> </dc:creator>
              <dc:date>2020-10-27T00:00:00</dc:date>
              <text:p text:style-name="P1"><text:span text:style-name="T1">Microsoft Office User:</text:span></text:p>
              <text:p text:style-name="P1"><text:span text:style-name="T2">NE morem dežurat ali biti popoldne 3., 11., 26., 31.-3.11</text:span></text:p>
            </office:annotation>
            <text:p>TOM</text:p>
          </table:table-cell>
          <table:table-cell table:number-columns-repeated="971"/>
        </table:table-row>
        <table:table-row table:style-name="ro4">
          <table:table-cell table:style-name="ce283" office:value-type="date" office:date-value="2021-10-08" calcext:value-type="date">
            <text:p>08/ okt</text:p>
          </table:table-cell>
          <table:table-cell table:style-name="ce286" table:formula="of:=TEXT([.A9];&quot;Ddd&quot;)" office:value-type="string" office:string-value="pet" calcext:value-type="string">
            <text:p>pet</text:p>
          </table:table-cell>
          <table:table-cell table:style-name="ce287" table:number-columns-repeated="18"/>
          <table:table-cell table:style-name="ce290"/>
          <table:table-cell table:style-name="ce291" table:formula="of:=COUNTIF([.AH9:.AY9];&quot;☻&quot;)" office:value-type="float" office:value="0" calcext:value-type="float">
            <text:p>0</text:p>
          </table:table-cell>
          <table:table-cell table:style-name="ce291" table:formula="of:=COUNTIF([.AH9:.AY9];&quot;☺&quot;)" office:value-type="float" office:value="0" calcext:value-type="float">
            <text:p>0</text:p>
          </table:table-cell>
          <table:table-cell table:style-name="ce291" table:formula="of:=COUNTIF([.C9:.S9];&quot;51&quot;)+COUNTIF([.C9:.S9];&quot;51$&quot;)+COUNTIF([.C9:.S9];&quot;51☻&quot;)" office:value-type="float" office:value="0" calcext:value-type="float">
            <text:p>0</text:p>
          </table:table-cell>
          <table:table-cell table:style-name="ce291" table:formula="of:=COUNTIF([.C9:.S9];&quot;52&quot;)+COUNTIF([.C9:.S9];&quot;52$&quot;)+COUNTIF([.C9:.S9];&quot;52☻&quot;)" office:value-type="float" office:value="0" calcext:value-type="float">
            <text:p>0</text:p>
          </table:table-cell>
          <table:table-cell table:style-name="ce291" table:formula="of:=COUNTIF([.C9:.S9];&quot;51¶&quot;)" office:value-type="float" office:value="0" calcext:value-type="float">
            <text:p>0</text:p>
          </table:table-cell>
          <table:table-cell table:style-name="ce291" table:formula="of:=COUNTIF([.C9:.S9];&quot;52¶&quot;)" office:value-type="float" office:value="0" calcext:value-type="float">
            <text:p>0</text:p>
          </table:table-cell>
          <table:table-cell table:style-name="ce291" table:formula="of:=COUNTIF([.C9:.S9];&quot;U&quot;)+COUNTIF([.C9:.S9];&quot;U☻&quot;)+COUNTIF([.C9:.S9];&quot;U☺&quot;)" office:value-type="float" office:value="0" calcext:value-type="float">
            <text:p>0</text:p>
          </table:table-cell>
          <table:table-cell table:style-name="ce291" table:formula="of:=COUNTIF([.C9:.S9];&quot;KVIT&quot;)+COUNTIF([.C9:.S9];&quot;KVIT☻&quot;)+COUNTIF([.C9:.S9];&quot;kvit$&quot;)" office:value-type="float" office:value="0" calcext:value-type="float">
            <text:p>0</text:p>
          </table:table-cell>
          <table:table-cell table:style-name="ce294" table:formula="of:=COUNTBLANK([.C9:.S9])-3" office:value-type="float" office:value="14" calcext:value-type="float">
            <text:p>14</text:p>
          </table:table-cell>
          <table:table-cell table:style-name="ce295" table:formula="of:=COUNTIF([.C9:.S9];&quot;x&quot;)" office:value-type="float" office:value="0" calcext:value-type="float">
            <text:p>0</text:p>
          </table:table-cell>
          <table:table-cell table:style-name="ce296" table:formula="of:=COUNTIF([.C9:.S9];&quot;51&quot;)+COUNTIF([.C9:.S9];&quot;51☻&quot;)+COUNTIF([.C9:.S9];&quot;2&quot;)+COUNTIF([.C9:.S9];&quot;52&quot;)+COUNTIF([.C9:.S9];&quot;52☻&quot;)+COUNTIF([.C9:.S9];&quot;51$&quot;)+COUNTIF([.C9:.S9];&quot;52$&quot;)" office:value-type="float" office:value="0" calcext:value-type="float">
            <text:p>0</text:p>
          </table:table-cell>
          <table:table-cell table:style-name="ce87" table:formula="of:=[Vzorci_vnosov.$A$9]" office:value-type="string" office:string-value="U☻" calcext:value-type="string">
            <text:p>U☻</text:p>
          </table:table-cell>
          <table:table-cell table:style-name="ce49" table:formula="of:=RIGHT([.C9];1)">
            <text:p/>
          </table:table-cell>
          <table:table-cell table:style-name="ce49" table:formula="of:=RIGHT([.D9];1)">
            <text:p/>
          </table:table-cell>
          <table:table-cell table:style-name="ce49" table:formula="of:=RIGHT([.E9];1)">
            <text:p/>
          </table:table-cell>
          <table:table-cell table:style-name="ce49" table:formula="of:=RIGHT([.F9];1)">
            <text:p/>
          </table:table-cell>
          <table:table-cell table:style-name="ce49" table:formula="of:=RIGHT([.G9];1)">
            <text:p/>
          </table:table-cell>
          <table:table-cell table:style-name="ce49" table:formula="of:=RIGHT([.H9];1)">
            <text:p/>
          </table:table-cell>
          <table:table-cell table:style-name="ce49" table:formula="of:=RIGHT([.I9];1)">
            <text:p/>
          </table:table-cell>
          <table:table-cell table:style-name="ce49" table:formula="of:=RIGHT([.J9];1)">
            <text:p/>
          </table:table-cell>
          <table:table-cell table:style-name="ce49" table:formula="of:=RIGHT([.K9];1)">
            <text:p/>
          </table:table-cell>
          <table:table-cell table:style-name="ce49" table:formula="of:=RIGHT([.L9];1)">
            <text:p/>
          </table:table-cell>
          <table:table-cell table:style-name="ce49" table:formula="of:=RIGHT([.M9];1)">
            <text:p/>
          </table:table-cell>
          <table:table-cell table:style-name="ce49" table:formula="of:=RIGHT([.N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9];1)">
            <text:p/>
          </table:table-cell>
          <table:table-cell table:style-name="ce49" table:formula="of:=RIGHT([.P9];1)">
            <text:p/>
          </table:table-cell>
          <table:table-cell table:style-name="ce49" table:formula="of:=RIGHT([.Q9];1)">
            <text:p/>
          </table:table-cell>
          <table:table-cell table:style-name="ce49" table:formula="of:=RIGHT([.R9];1)">
            <text:p/>
          </table:table-cell>
          <table:table-cell table:style-name="ce49" table:formula="of:=RIGHT([.S9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09" calcext:value-type="date">
            <text:p>09/ okt</text:p>
          </table:table-cell>
          <table:table-cell table:style-name="ce286" table:formula="of:=TEXT([.A10];&quot;Ddd&quot;)" office:value-type="string" office:string-value="sob" calcext:value-type="string">
            <text:p>sob</text:p>
          </table:table-cell>
          <table:table-cell table:style-name="ce287" table:number-columns-repeated="18"/>
          <table:table-cell table:style-name="ce290"/>
          <table:table-cell table:style-name="ce291" table:formula="of:=COUNTIF([.AH10:.AY10];&quot;☻&quot;)" office:value-type="float" office:value="0" calcext:value-type="float">
            <text:p>0</text:p>
          </table:table-cell>
          <table:table-cell table:style-name="ce291" table:formula="of:=COUNTIF([.AH10:.AY10];&quot;☺&quot;)" office:value-type="float" office:value="0" calcext:value-type="float">
            <text:p>0</text:p>
          </table:table-cell>
          <table:table-cell table:style-name="ce291" table:formula="of:=COUNTIF([.C10:.S10];&quot;51&quot;)+COUNTIF([.C10:.S10];&quot;51$&quot;)+COUNTIF([.C10:.S10];&quot;51☻&quot;)" office:value-type="float" office:value="0" calcext:value-type="float">
            <text:p>0</text:p>
          </table:table-cell>
          <table:table-cell table:style-name="ce291" table:formula="of:=COUNTIF([.C10:.S10];&quot;52&quot;)+COUNTIF([.C10:.S10];&quot;52$&quot;)+COUNTIF([.C10:.S10];&quot;52☻&quot;)" office:value-type="float" office:value="0" calcext:value-type="float">
            <text:p>0</text:p>
          </table:table-cell>
          <table:table-cell table:style-name="ce291" table:formula="of:=COUNTIF([.C10:.S10];&quot;51¶&quot;)" office:value-type="float" office:value="0" calcext:value-type="float">
            <text:p>0</text:p>
          </table:table-cell>
          <table:table-cell table:style-name="ce291" table:formula="of:=COUNTIF([.C10:.S10];&quot;52¶&quot;)" office:value-type="float" office:value="0" calcext:value-type="float">
            <text:p>0</text:p>
          </table:table-cell>
          <table:table-cell table:style-name="ce291" table:formula="of:=COUNTIF([.C10:.S10];&quot;U&quot;)+COUNTIF([.C10:.S10];&quot;U☻&quot;)+COUNTIF([.C10:.S10];&quot;U☺&quot;)" office:value-type="float" office:value="0" calcext:value-type="float">
            <text:p>0</text:p>
          </table:table-cell>
          <table:table-cell table:style-name="ce291" table:formula="of:=COUNTIF([.C10:.S10];&quot;KVIT&quot;)+COUNTIF([.C10:.S10];&quot;KVIT☻&quot;)+COUNTIF([.C10:.S10];&quot;kvit$&quot;)" office:value-type="float" office:value="0" calcext:value-type="float">
            <text:p>0</text:p>
          </table:table-cell>
          <table:table-cell table:style-name="ce294" table:formula="of:=COUNTBLANK([.C10:.S10])-3" office:value-type="float" office:value="14" calcext:value-type="float">
            <text:p>14</text:p>
          </table:table-cell>
          <table:table-cell table:style-name="ce295" table:formula="of:=COUNTIF([.C10:.S10];&quot;x&quot;)" office:value-type="float" office:value="0" calcext:value-type="float">
            <text:p>0</text:p>
          </table:table-cell>
          <table:table-cell table:style-name="ce296" table:formula="of:=COUNTIF([.C10:.S10];&quot;51&quot;)+COUNTIF([.C10:.S10];&quot;51☻&quot;)+COUNTIF([.C10:.S10];&quot;2&quot;)+COUNTIF([.C10:.S10];&quot;52&quot;)+COUNTIF([.C10:.S10];&quot;52☻&quot;)+COUNTIF([.C10:.S10];&quot;51$&quot;)+COUNTIF([.C10:.S10];&quot;52$&quot;)" office:value-type="float" office:value="0" calcext:value-type="float">
            <text:p>0</text:p>
          </table:table-cell>
          <table:table-cell table:style-name="ce87" table:formula="of:=[Vzorci_vnosov.$A$10]" office:value-type="string" office:string-value="12-20" calcext:value-type="string">
            <text:p>12-20</text:p>
          </table:table-cell>
          <table:table-cell table:style-name="ce49" table:formula="of:=RIGHT([.C10];1)">
            <text:p/>
          </table:table-cell>
          <table:table-cell table:style-name="ce49" table:formula="of:=RIGHT([.D10];1)">
            <text:p/>
          </table:table-cell>
          <table:table-cell table:style-name="ce49" table:formula="of:=RIGHT([.E10];1)">
            <text:p/>
          </table:table-cell>
          <table:table-cell table:style-name="ce49" table:formula="of:=RIGHT([.F10];1)">
            <text:p/>
          </table:table-cell>
          <table:table-cell table:style-name="ce49" table:formula="of:=RIGHT([.G10];1)">
            <text:p/>
          </table:table-cell>
          <table:table-cell table:style-name="ce49" table:formula="of:=RIGHT([.H10];1)">
            <text:p/>
          </table:table-cell>
          <table:table-cell table:style-name="ce49" table:formula="of:=RIGHT([.I10];1)">
            <text:p/>
          </table:table-cell>
          <table:table-cell table:style-name="ce49" table:formula="of:=RIGHT([.J10];1)">
            <text:p/>
          </table:table-cell>
          <table:table-cell table:style-name="ce49" table:formula="of:=RIGHT([.K10];1)">
            <text:p/>
          </table:table-cell>
          <table:table-cell table:style-name="ce49" table:formula="of:=RIGHT([.L10];1)">
            <text:p/>
          </table:table-cell>
          <table:table-cell table:style-name="ce49" table:formula="of:=RIGHT([.M10];1)">
            <text:p/>
          </table:table-cell>
          <table:table-cell table:style-name="ce49" table:formula="of:=RIGHT([.N1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0];1)">
            <text:p/>
          </table:table-cell>
          <table:table-cell table:style-name="ce49" table:formula="of:=RIGHT([.P10];1)">
            <text:p/>
          </table:table-cell>
          <table:table-cell table:style-name="ce49" table:formula="of:=RIGHT([.Q10];1)">
            <text:p/>
          </table:table-cell>
          <table:table-cell table:style-name="ce49" table:formula="of:=RIGHT([.R10];1)">
            <text:p/>
          </table:table-cell>
          <table:table-cell table:style-name="ce49" table:formula="of:=RIGHT([.S10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10" calcext:value-type="date">
            <text:p>10/ okt</text:p>
          </table:table-cell>
          <table:table-cell table:style-name="ce286" table:formula="of:=TEXT([.A11];&quot;Ddd&quot;)" office:value-type="string" office:string-value="ned" calcext:value-type="string">
            <text:p>ned</text:p>
          </table:table-cell>
          <table:table-cell table:style-name="ce287" table:number-columns-repeated="18"/>
          <table:table-cell table:style-name="ce290"/>
          <table:table-cell table:style-name="ce291" table:formula="of:=COUNTIF([.AH11:.AY11];&quot;☻&quot;)" office:value-type="float" office:value="0" calcext:value-type="float">
            <text:p>0</text:p>
          </table:table-cell>
          <table:table-cell table:style-name="ce291" table:formula="of:=COUNTIF([.AH11:.AY11];&quot;☺&quot;)" office:value-type="float" office:value="0" calcext:value-type="float">
            <text:p>0</text:p>
          </table:table-cell>
          <table:table-cell table:style-name="ce291" table:formula="of:=COUNTIF([.C11:.S11];&quot;51&quot;)+COUNTIF([.C11:.S11];&quot;51$&quot;)+COUNTIF([.C11:.S11];&quot;51☻&quot;)" office:value-type="float" office:value="0" calcext:value-type="float">
            <text:p>0</text:p>
          </table:table-cell>
          <table:table-cell table:style-name="ce291" table:formula="of:=COUNTIF([.C11:.S11];&quot;52&quot;)+COUNTIF([.C11:.S11];&quot;52$&quot;)+COUNTIF([.C11:.S11];&quot;52☻&quot;)" office:value-type="float" office:value="0" calcext:value-type="float">
            <text:p>0</text:p>
          </table:table-cell>
          <table:table-cell table:style-name="ce291" table:formula="of:=COUNTIF([.C11:.S11];&quot;51¶&quot;)" office:value-type="float" office:value="0" calcext:value-type="float">
            <text:p>0</text:p>
          </table:table-cell>
          <table:table-cell table:style-name="ce291" table:formula="of:=COUNTIF([.C11:.S11];&quot;52¶&quot;)" office:value-type="float" office:value="0" calcext:value-type="float">
            <text:p>0</text:p>
          </table:table-cell>
          <table:table-cell table:style-name="ce291" table:formula="of:=COUNTIF([.C11:.S11];&quot;U&quot;)+COUNTIF([.C11:.S11];&quot;U☻&quot;)+COUNTIF([.C11:.S11];&quot;U☺&quot;)" office:value-type="float" office:value="0" calcext:value-type="float">
            <text:p>0</text:p>
          </table:table-cell>
          <table:table-cell table:style-name="ce291" table:formula="of:=COUNTIF([.C11:.S11];&quot;KVIT&quot;)+COUNTIF([.C11:.S11];&quot;KVIT☻&quot;)+COUNTIF([.C11:.S11];&quot;kvit$&quot;)" office:value-type="float" office:value="0" calcext:value-type="float">
            <text:p>0</text:p>
          </table:table-cell>
          <table:table-cell table:style-name="ce294" table:formula="of:=COUNTBLANK([.C11:.S11])-3" office:value-type="float" office:value="14" calcext:value-type="float">
            <text:p>14</text:p>
          </table:table-cell>
          <table:table-cell table:style-name="ce295" table:formula="of:=COUNTIF([.C11:.S11];&quot;x&quot;)" office:value-type="float" office:value="0" calcext:value-type="float">
            <text:p>0</text:p>
          </table:table-cell>
          <table:table-cell table:style-name="ce296" table:formula="of:=COUNTIF([.C11:.S11];&quot;51&quot;)+COUNTIF([.C11:.S11];&quot;51☻&quot;)+COUNTIF([.C11:.S11];&quot;2&quot;)+COUNTIF([.C11:.S11];&quot;52&quot;)+COUNTIF([.C11:.S11];&quot;52☻&quot;)+COUNTIF([.C11:.S11];&quot;51$&quot;)+COUNTIF([.C11:.S11];&quot;52$&quot;)" office:value-type="float" office:value="0" calcext:value-type="float">
            <text:p>0</text:p>
          </table:table-cell>
          <table:table-cell table:style-name="ce89" table:formula="of:=[Vzorci_vnosov.$A$11]" office:value-type="string" office:string-value="X" calcext:value-type="string">
            <text:p>X</text:p>
          </table:table-cell>
          <table:table-cell table:style-name="ce49" table:formula="of:=RIGHT([.C11];1)">
            <text:p/>
          </table:table-cell>
          <table:table-cell table:style-name="ce49" table:formula="of:=RIGHT([.D11];1)">
            <text:p/>
          </table:table-cell>
          <table:table-cell table:style-name="ce49" table:formula="of:=RIGHT([.E11];1)">
            <text:p/>
          </table:table-cell>
          <table:table-cell table:style-name="ce49" table:formula="of:=RIGHT([.F11];1)">
            <text:p/>
          </table:table-cell>
          <table:table-cell table:style-name="ce49" table:formula="of:=RIGHT([.G11];1)">
            <text:p/>
          </table:table-cell>
          <table:table-cell table:style-name="ce49" table:formula="of:=RIGHT([.H11];1)">
            <text:p/>
          </table:table-cell>
          <table:table-cell table:style-name="ce49" table:formula="of:=RIGHT([.I11];1)">
            <text:p/>
          </table:table-cell>
          <table:table-cell table:style-name="ce49" table:formula="of:=RIGHT([.J11];1)">
            <text:p/>
          </table:table-cell>
          <table:table-cell table:style-name="ce49" table:formula="of:=RIGHT([.K11];1)">
            <text:p/>
          </table:table-cell>
          <table:table-cell table:style-name="ce49" table:formula="of:=RIGHT([.L11];1)">
            <text:p/>
          </table:table-cell>
          <table:table-cell table:style-name="ce49" table:formula="of:=RIGHT([.M11];1)">
            <text:p/>
          </table:table-cell>
          <table:table-cell table:style-name="ce49" table:formula="of:=RIGHT([.N1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1];1)">
            <text:p/>
          </table:table-cell>
          <table:table-cell table:style-name="ce49" table:formula="of:=RIGHT([.P11];1)">
            <text:p/>
          </table:table-cell>
          <table:table-cell table:style-name="ce49" table:formula="of:=RIGHT([.Q11];1)">
            <text:p/>
          </table:table-cell>
          <table:table-cell table:style-name="ce49" table:formula="of:=RIGHT([.R11];1)">
            <text:p/>
          </table:table-cell>
          <table:table-cell table:style-name="ce49" table:formula="of:=RIGHT([.S11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11" calcext:value-type="date">
            <text:p>11/ okt</text:p>
          </table:table-cell>
          <table:table-cell table:style-name="ce286" table:formula="of:=TEXT([.A12];&quot;Ddd&quot;)" office:value-type="string" office:string-value="pon" calcext:value-type="string">
            <text:p>pon</text:p>
          </table:table-cell>
          <table:table-cell table:style-name="ce287" table:number-columns-repeated="18"/>
          <table:table-cell table:style-name="ce290"/>
          <table:table-cell table:style-name="ce291" table:formula="of:=COUNTIF([.AH12:.AY12];&quot;☻&quot;)" office:value-type="float" office:value="0" calcext:value-type="float">
            <text:p>0</text:p>
          </table:table-cell>
          <table:table-cell table:style-name="ce291" table:formula="of:=COUNTIF([.AH12:.AY12];&quot;☺&quot;)" office:value-type="float" office:value="0" calcext:value-type="float">
            <text:p>0</text:p>
          </table:table-cell>
          <table:table-cell table:style-name="ce291" table:formula="of:=COUNTIF([.C12:.S12];&quot;51&quot;)+COUNTIF([.C12:.S12];&quot;51$&quot;)+COUNTIF([.C12:.S12];&quot;51☻&quot;)" office:value-type="float" office:value="0" calcext:value-type="float">
            <text:p>0</text:p>
          </table:table-cell>
          <table:table-cell table:style-name="ce291" table:formula="of:=COUNTIF([.C12:.S12];&quot;52&quot;)+COUNTIF([.C12:.S12];&quot;52$&quot;)+COUNTIF([.C12:.S12];&quot;52☻&quot;)" office:value-type="float" office:value="0" calcext:value-type="float">
            <text:p>0</text:p>
          </table:table-cell>
          <table:table-cell table:style-name="ce291" table:formula="of:=COUNTIF([.C12:.S12];&quot;51¶&quot;)" office:value-type="float" office:value="0" calcext:value-type="float">
            <text:p>0</text:p>
          </table:table-cell>
          <table:table-cell table:style-name="ce291" table:formula="of:=COUNTIF([.C12:.S12];&quot;52¶&quot;)" office:value-type="float" office:value="0" calcext:value-type="float">
            <text:p>0</text:p>
          </table:table-cell>
          <table:table-cell table:style-name="ce291" table:formula="of:=COUNTIF([.C12:.S12];&quot;U&quot;)+COUNTIF([.C12:.S12];&quot;U☻&quot;)+COUNTIF([.C12:.S12];&quot;U☺&quot;)" office:value-type="float" office:value="0" calcext:value-type="float">
            <text:p>0</text:p>
          </table:table-cell>
          <table:table-cell table:style-name="ce291" table:formula="of:=COUNTIF([.C12:.S12];&quot;KVIT&quot;)+COUNTIF([.C12:.S12];&quot;KVIT☻&quot;)+COUNTIF([.C12:.S12];&quot;kvit$&quot;)" office:value-type="float" office:value="0" calcext:value-type="float">
            <text:p>0</text:p>
          </table:table-cell>
          <table:table-cell table:style-name="ce294" table:formula="of:=COUNTBLANK([.C12:.S12])-3" office:value-type="float" office:value="14" calcext:value-type="float">
            <text:p>14</text:p>
          </table:table-cell>
          <table:table-cell table:style-name="ce295" table:formula="of:=COUNTIF([.C12:.S12];&quot;x&quot;)" office:value-type="float" office:value="0" calcext:value-type="float">
            <text:p>0</text:p>
          </table:table-cell>
          <table:table-cell table:style-name="ce296" table:formula="of:=COUNTIF([.C12:.S12];&quot;51&quot;)+COUNTIF([.C12:.S12];&quot;51☻&quot;)+COUNTIF([.C12:.S12];&quot;2&quot;)+COUNTIF([.C12:.S12];&quot;52&quot;)+COUNTIF([.C12:.S12];&quot;52☻&quot;)+COUNTIF([.C12:.S12];&quot;51$&quot;)+COUNTIF([.C12:.S12];&quot;52$&quot;)" office:value-type="float" office:value="0" calcext:value-type="float">
            <text:p>0</text:p>
          </table:table-cell>
          <table:table-cell table:style-name="ce87" table:formula="of:=[Vzorci_vnosov.$A$12]" office:value-type="string" office:string-value="D" calcext:value-type="string">
            <text:p>D</text:p>
          </table:table-cell>
          <table:table-cell table:style-name="ce49" table:formula="of:=RIGHT([.C12];1)">
            <text:p/>
          </table:table-cell>
          <table:table-cell table:style-name="ce49" table:formula="of:=RIGHT([.D12];1)">
            <text:p/>
          </table:table-cell>
          <table:table-cell table:style-name="ce49" table:formula="of:=RIGHT([.E12];1)">
            <text:p/>
          </table:table-cell>
          <table:table-cell table:style-name="ce49" table:formula="of:=RIGHT([.F12];1)">
            <text:p/>
          </table:table-cell>
          <table:table-cell table:style-name="ce49" table:formula="of:=RIGHT([.G12];1)">
            <text:p/>
          </table:table-cell>
          <table:table-cell table:style-name="ce49" table:formula="of:=RIGHT([.H12];1)">
            <text:p/>
          </table:table-cell>
          <table:table-cell table:style-name="ce49" table:formula="of:=RIGHT([.I12];1)">
            <text:p/>
          </table:table-cell>
          <table:table-cell table:style-name="ce49" table:formula="of:=RIGHT([.J12];1)">
            <text:p/>
          </table:table-cell>
          <table:table-cell table:style-name="ce49" table:formula="of:=RIGHT([.K12];1)">
            <text:p/>
          </table:table-cell>
          <table:table-cell table:style-name="ce49" table:formula="of:=RIGHT([.L12];1)">
            <text:p/>
          </table:table-cell>
          <table:table-cell table:style-name="ce49" table:formula="of:=RIGHT([.M12];1)">
            <text:p/>
          </table:table-cell>
          <table:table-cell table:style-name="ce49" table:formula="of:=RIGHT([.N1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2];1)">
            <text:p/>
          </table:table-cell>
          <table:table-cell table:style-name="ce49" table:formula="of:=RIGHT([.P12];1)">
            <text:p/>
          </table:table-cell>
          <table:table-cell table:style-name="ce49" table:formula="of:=RIGHT([.Q12];1)">
            <text:p/>
          </table:table-cell>
          <table:table-cell table:style-name="ce49" table:formula="of:=RIGHT([.R12];1)">
            <text:p/>
          </table:table-cell>
          <table:table-cell table:style-name="ce49" table:formula="of:=RIGHT([.S12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12" calcext:value-type="date">
            <text:p>12/ okt</text:p>
          </table:table-cell>
          <table:table-cell table:style-name="ce286" table:formula="of:=TEXT([.A13];&quot;Ddd&quot;)" office:value-type="string" office:string-value="tor" calcext:value-type="string">
            <text:p>tor</text:p>
          </table:table-cell>
          <table:table-cell table:style-name="ce287" table:number-columns-repeated="18"/>
          <table:table-cell table:style-name="ce290"/>
          <table:table-cell table:style-name="ce291" table:formula="of:=COUNTIF([.AH13:.AY13];&quot;☻&quot;)" office:value-type="float" office:value="0" calcext:value-type="float">
            <text:p>0</text:p>
          </table:table-cell>
          <table:table-cell table:style-name="ce291" table:formula="of:=COUNTIF([.AH13:.AY13];&quot;☺&quot;)" office:value-type="float" office:value="0" calcext:value-type="float">
            <text:p>0</text:p>
          </table:table-cell>
          <table:table-cell table:style-name="ce291" table:formula="of:=COUNTIF([.C13:.S13];&quot;51&quot;)+COUNTIF([.C13:.S13];&quot;51$&quot;)+COUNTIF([.C13:.S13];&quot;51☻&quot;)" office:value-type="float" office:value="0" calcext:value-type="float">
            <text:p>0</text:p>
          </table:table-cell>
          <table:table-cell table:style-name="ce291" table:formula="of:=COUNTIF([.C13:.S13];&quot;52&quot;)+COUNTIF([.C13:.S13];&quot;52$&quot;)+COUNTIF([.C13:.S13];&quot;52☻&quot;)" office:value-type="float" office:value="0" calcext:value-type="float">
            <text:p>0</text:p>
          </table:table-cell>
          <table:table-cell table:style-name="ce291" table:formula="of:=COUNTIF([.C13:.S13];&quot;51¶&quot;)" office:value-type="float" office:value="0" calcext:value-type="float">
            <text:p>0</text:p>
          </table:table-cell>
          <table:table-cell table:style-name="ce291" table:formula="of:=COUNTIF([.C13:.S13];&quot;52¶&quot;)" office:value-type="float" office:value="0" calcext:value-type="float">
            <text:p>0</text:p>
          </table:table-cell>
          <table:table-cell table:style-name="ce291" table:formula="of:=COUNTIF([.C13:.S13];&quot;U&quot;)+COUNTIF([.C13:.S13];&quot;U☻&quot;)+COUNTIF([.C13:.S13];&quot;U☺&quot;)" office:value-type="float" office:value="0" calcext:value-type="float">
            <text:p>0</text:p>
          </table:table-cell>
          <table:table-cell table:style-name="ce291" table:formula="of:=COUNTIF([.C13:.S13];&quot;KVIT&quot;)+COUNTIF([.C13:.S13];&quot;KVIT☻&quot;)+COUNTIF([.C13:.S13];&quot;kvit$&quot;)" office:value-type="float" office:value="0" calcext:value-type="float">
            <text:p>0</text:p>
          </table:table-cell>
          <table:table-cell table:style-name="ce294" table:formula="of:=COUNTBLANK([.C13:.S13])-3" office:value-type="float" office:value="14" calcext:value-type="float">
            <text:p>14</text:p>
          </table:table-cell>
          <table:table-cell table:style-name="ce295" table:formula="of:=COUNTIF([.C13:.S13];&quot;x&quot;)" office:value-type="float" office:value="0" calcext:value-type="float">
            <text:p>0</text:p>
          </table:table-cell>
          <table:table-cell table:style-name="ce296" table:formula="of:=COUNTIF([.C13:.S13];&quot;51&quot;)+COUNTIF([.C13:.S13];&quot;51☻&quot;)+COUNTIF([.C13:.S13];&quot;2&quot;)+COUNTIF([.C13:.S13];&quot;52&quot;)+COUNTIF([.C13:.S13];&quot;52☻&quot;)+COUNTIF([.C13:.S13];&quot;51$&quot;)+COUNTIF([.C13:.S13];&quot;52$&quot;)" office:value-type="float" office:value="0" calcext:value-type="float">
            <text:p>0</text:p>
          </table:table-cell>
          <table:table-cell table:style-name="ce87" table:formula="of:=[Vzorci_vnosov.$A$13]" office:value-type="string" office:string-value="BOL" calcext:value-type="string">
            <text:p>BOL</text:p>
          </table:table-cell>
          <table:table-cell table:style-name="ce49" table:formula="of:=RIGHT([.C13];1)">
            <text:p/>
          </table:table-cell>
          <table:table-cell table:style-name="ce49" table:formula="of:=RIGHT([.D13];1)">
            <text:p/>
          </table:table-cell>
          <table:table-cell table:style-name="ce49" table:formula="of:=RIGHT([.E13];1)">
            <text:p/>
          </table:table-cell>
          <table:table-cell table:style-name="ce49" table:formula="of:=RIGHT([.F13];1)">
            <text:p/>
          </table:table-cell>
          <table:table-cell table:style-name="ce49" table:formula="of:=RIGHT([.G13];1)">
            <text:p/>
          </table:table-cell>
          <table:table-cell table:style-name="ce49" table:formula="of:=RIGHT([.H13];1)">
            <text:p/>
          </table:table-cell>
          <table:table-cell table:style-name="ce49" table:formula="of:=RIGHT([.I13];1)">
            <text:p/>
          </table:table-cell>
          <table:table-cell table:style-name="ce49" table:formula="of:=RIGHT([.J13];1)">
            <text:p/>
          </table:table-cell>
          <table:table-cell table:style-name="ce49" table:formula="of:=RIGHT([.K13];1)">
            <text:p/>
          </table:table-cell>
          <table:table-cell table:style-name="ce49" table:formula="of:=RIGHT([.L13];1)">
            <text:p/>
          </table:table-cell>
          <table:table-cell table:style-name="ce49" table:formula="of:=RIGHT([.M13];1)">
            <text:p/>
          </table:table-cell>
          <table:table-cell table:style-name="ce49" table:formula="of:=RIGHT([.N1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3];1)">
            <text:p/>
          </table:table-cell>
          <table:table-cell table:style-name="ce49" table:formula="of:=RIGHT([.P13];1)">
            <text:p/>
          </table:table-cell>
          <table:table-cell table:style-name="ce49" table:formula="of:=RIGHT([.Q13];1)">
            <text:p/>
          </table:table-cell>
          <table:table-cell table:style-name="ce49" table:formula="of:=RIGHT([.R13];1)">
            <text:p/>
          </table:table-cell>
          <table:table-cell table:style-name="ce49" table:formula="of:=RIGHT([.S13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13" calcext:value-type="date">
            <text:p>13/ okt</text:p>
          </table:table-cell>
          <table:table-cell table:style-name="ce286" table:formula="of:=TEXT([.A14];&quot;Ddd&quot;)" office:value-type="string" office:string-value="sre" calcext:value-type="string">
            <text:p>sre</text:p>
          </table:table-cell>
          <table:table-cell table:style-name="ce287" table:number-columns-repeated="18"/>
          <table:table-cell table:style-name="ce290"/>
          <table:table-cell table:style-name="ce291" table:formula="of:=COUNTIF([.AH14:.AY14];&quot;☻&quot;)" office:value-type="float" office:value="0" calcext:value-type="float">
            <text:p>0</text:p>
          </table:table-cell>
          <table:table-cell table:style-name="ce291" table:formula="of:=COUNTIF([.AH14:.AY14];&quot;☺&quot;)" office:value-type="float" office:value="0" calcext:value-type="float">
            <text:p>0</text:p>
          </table:table-cell>
          <table:table-cell table:style-name="ce291" table:formula="of:=COUNTIF([.C14:.S14];&quot;51&quot;)+COUNTIF([.C14:.S14];&quot;51$&quot;)+COUNTIF([.C14:.S14];&quot;51☻&quot;)" office:value-type="float" office:value="0" calcext:value-type="float">
            <text:p>0</text:p>
          </table:table-cell>
          <table:table-cell table:style-name="ce291" table:formula="of:=COUNTIF([.C14:.S14];&quot;52&quot;)+COUNTIF([.C14:.S14];&quot;52$&quot;)+COUNTIF([.C14:.S14];&quot;52☻&quot;)" office:value-type="float" office:value="0" calcext:value-type="float">
            <text:p>0</text:p>
          </table:table-cell>
          <table:table-cell table:style-name="ce291" table:formula="of:=COUNTIF([.C14:.S14];&quot;51¶&quot;)" office:value-type="float" office:value="0" calcext:value-type="float">
            <text:p>0</text:p>
          </table:table-cell>
          <table:table-cell table:style-name="ce291" table:formula="of:=COUNTIF([.C14:.S14];&quot;52¶&quot;)" office:value-type="float" office:value="0" calcext:value-type="float">
            <text:p>0</text:p>
          </table:table-cell>
          <table:table-cell table:style-name="ce291" table:formula="of:=COUNTIF([.C14:.S14];&quot;U&quot;)+COUNTIF([.C14:.S14];&quot;U☻&quot;)+COUNTIF([.C14:.S14];&quot;U☺&quot;)" office:value-type="float" office:value="0" calcext:value-type="float">
            <text:p>0</text:p>
          </table:table-cell>
          <table:table-cell table:style-name="ce291" table:formula="of:=COUNTIF([.C14:.S14];&quot;KVIT&quot;)+COUNTIF([.C14:.S14];&quot;KVIT☻&quot;)+COUNTIF([.C14:.S14];&quot;kvit$&quot;)" office:value-type="float" office:value="0" calcext:value-type="float">
            <text:p>0</text:p>
          </table:table-cell>
          <table:table-cell table:style-name="ce294" table:formula="of:=COUNTBLANK([.C14:.S14])-3" office:value-type="float" office:value="14" calcext:value-type="float">
            <text:p>14</text:p>
          </table:table-cell>
          <table:table-cell table:style-name="ce295" table:formula="of:=COUNTIF([.C14:.S14];&quot;x&quot;)" office:value-type="float" office:value="0" calcext:value-type="float">
            <text:p>0</text:p>
          </table:table-cell>
          <table:table-cell table:style-name="ce296" table:formula="of:=COUNTIF([.C14:.S14];&quot;51&quot;)+COUNTIF([.C14:.S14];&quot;51☻&quot;)+COUNTIF([.C14:.S14];&quot;2&quot;)+COUNTIF([.C14:.S14];&quot;52&quot;)+COUNTIF([.C14:.S14];&quot;52☻&quot;)+COUNTIF([.C14:.S14];&quot;51$&quot;)+COUNTIF([.C14:.S14];&quot;52$&quot;)" office:value-type="float" office:value="0" calcext:value-type="float">
            <text:p>0</text:p>
          </table:table-cell>
          <table:table-cell table:style-name="ce90" table:formula="of:=[Vzorci_vnosov.$A$14]" office:value-type="string" office:string-value="☻" calcext:value-type="string">
            <text:p>☻</text:p>
          </table:table-cell>
          <table:table-cell table:style-name="ce49" table:formula="of:=RIGHT([.C14];1)">
            <text:p/>
          </table:table-cell>
          <table:table-cell table:style-name="ce49" table:formula="of:=RIGHT([.D14];1)">
            <text:p/>
          </table:table-cell>
          <table:table-cell table:style-name="ce49" table:formula="of:=RIGHT([.E14];1)">
            <text:p/>
          </table:table-cell>
          <table:table-cell table:style-name="ce49" table:formula="of:=RIGHT([.F14];1)">
            <text:p/>
          </table:table-cell>
          <table:table-cell table:style-name="ce49" table:formula="of:=RIGHT([.G14];1)">
            <text:p/>
          </table:table-cell>
          <table:table-cell table:style-name="ce49" table:formula="of:=RIGHT([.H14];1)">
            <text:p/>
          </table:table-cell>
          <table:table-cell table:style-name="ce49" table:formula="of:=RIGHT([.I14];1)">
            <text:p/>
          </table:table-cell>
          <table:table-cell table:style-name="ce49" table:formula="of:=RIGHT([.J14];1)">
            <text:p/>
          </table:table-cell>
          <table:table-cell table:style-name="ce49" table:formula="of:=RIGHT([.K14];1)">
            <text:p/>
          </table:table-cell>
          <table:table-cell table:style-name="ce49" table:formula="of:=RIGHT([.L14];1)">
            <text:p/>
          </table:table-cell>
          <table:table-cell table:style-name="ce49" table:formula="of:=RIGHT([.M14];1)">
            <text:p/>
          </table:table-cell>
          <table:table-cell table:style-name="ce49" table:formula="of:=RIGHT([.N1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4];1)">
            <text:p/>
          </table:table-cell>
          <table:table-cell table:style-name="ce49" table:formula="of:=RIGHT([.P14];1)">
            <text:p/>
          </table:table-cell>
          <table:table-cell table:style-name="ce49" table:formula="of:=RIGHT([.Q14];1)">
            <text:p/>
          </table:table-cell>
          <table:table-cell table:style-name="ce49" table:formula="of:=RIGHT([.R14];1)">
            <text:p/>
          </table:table-cell>
          <table:table-cell table:style-name="ce49" table:formula="of:=RIGHT([.S14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14" calcext:value-type="date">
            <text:p>14/ okt</text:p>
          </table:table-cell>
          <table:table-cell table:style-name="ce286" table:formula="of:=TEXT([.A15];&quot;Ddd&quot;)" office:value-type="string" office:string-value="čet" calcext:value-type="string">
            <text:p>čet</text:p>
          </table:table-cell>
          <table:table-cell table:style-name="ce287" table:number-columns-repeated="18"/>
          <table:table-cell table:style-name="ce290"/>
          <table:table-cell table:style-name="ce291" table:formula="of:=COUNTIF([.AH15:.AY15];&quot;☻&quot;)" office:value-type="float" office:value="0" calcext:value-type="float">
            <text:p>0</text:p>
          </table:table-cell>
          <table:table-cell table:style-name="ce291" table:formula="of:=COUNTIF([.AH15:.AY15];&quot;☺&quot;)" office:value-type="float" office:value="0" calcext:value-type="float">
            <text:p>0</text:p>
          </table:table-cell>
          <table:table-cell table:style-name="ce291" table:formula="of:=COUNTIF([.C15:.S15];&quot;51&quot;)+COUNTIF([.C15:.S15];&quot;51$&quot;)+COUNTIF([.C15:.S15];&quot;51☻&quot;)" office:value-type="float" office:value="0" calcext:value-type="float">
            <text:p>0</text:p>
          </table:table-cell>
          <table:table-cell table:style-name="ce291" table:formula="of:=COUNTIF([.C15:.S15];&quot;52&quot;)+COUNTIF([.C15:.S15];&quot;52$&quot;)+COUNTIF([.C15:.S15];&quot;52☻&quot;)" office:value-type="float" office:value="0" calcext:value-type="float">
            <text:p>0</text:p>
          </table:table-cell>
          <table:table-cell table:style-name="ce291" table:formula="of:=COUNTIF([.C15:.S15];&quot;51¶&quot;)" office:value-type="float" office:value="0" calcext:value-type="float">
            <text:p>0</text:p>
          </table:table-cell>
          <table:table-cell table:style-name="ce291" table:formula="of:=COUNTIF([.C15:.S15];&quot;52¶&quot;)" office:value-type="float" office:value="0" calcext:value-type="float">
            <text:p>0</text:p>
          </table:table-cell>
          <table:table-cell table:style-name="ce291" table:formula="of:=COUNTIF([.C15:.S15];&quot;U&quot;)+COUNTIF([.C15:.S15];&quot;U☻&quot;)+COUNTIF([.C15:.S15];&quot;U☺&quot;)" office:value-type="float" office:value="0" calcext:value-type="float">
            <text:p>0</text:p>
          </table:table-cell>
          <table:table-cell table:style-name="ce291" table:formula="of:=COUNTIF([.C15:.S15];&quot;KVIT&quot;)+COUNTIF([.C15:.S15];&quot;KVIT☻&quot;)+COUNTIF([.C15:.S15];&quot;kvit$&quot;)" office:value-type="float" office:value="0" calcext:value-type="float">
            <text:p>0</text:p>
          </table:table-cell>
          <table:table-cell table:style-name="ce294" table:formula="of:=COUNTBLANK([.C15:.S15])-3" office:value-type="float" office:value="14" calcext:value-type="float">
            <text:p>14</text:p>
          </table:table-cell>
          <table:table-cell table:style-name="ce295" table:formula="of:=COUNTIF([.C15:.S15];&quot;x&quot;)" office:value-type="float" office:value="0" calcext:value-type="float">
            <text:p>0</text:p>
          </table:table-cell>
          <table:table-cell table:style-name="ce296" table:formula="of:=COUNTIF([.C15:.S15];&quot;51&quot;)+COUNTIF([.C15:.S15];&quot;51☻&quot;)+COUNTIF([.C15:.S15];&quot;2&quot;)+COUNTIF([.C15:.S15];&quot;52&quot;)+COUNTIF([.C15:.S15];&quot;52☻&quot;)+COUNTIF([.C15:.S15];&quot;51$&quot;)+COUNTIF([.C15:.S15];&quot;52$&quot;)" office:value-type="float" office:value="0" calcext:value-type="float">
            <text:p>0</text:p>
          </table:table-cell>
          <table:table-cell table:style-name="ce87" table:formula="of:=[Vzorci_vnosov.$A$15]" office:value-type="string" office:string-value="SO" calcext:value-type="string">
            <text:p>SO</text:p>
          </table:table-cell>
          <table:table-cell table:style-name="ce49" table:formula="of:=RIGHT([.C15];1)">
            <text:p/>
          </table:table-cell>
          <table:table-cell table:style-name="ce49" table:formula="of:=RIGHT([.D15];1)">
            <text:p/>
          </table:table-cell>
          <table:table-cell table:style-name="ce49" table:formula="of:=RIGHT([.E15];1)">
            <text:p/>
          </table:table-cell>
          <table:table-cell table:style-name="ce49" table:formula="of:=RIGHT([.F15];1)">
            <text:p/>
          </table:table-cell>
          <table:table-cell table:style-name="ce49" table:formula="of:=RIGHT([.G15];1)">
            <text:p/>
          </table:table-cell>
          <table:table-cell table:style-name="ce49" table:formula="of:=RIGHT([.H15];1)">
            <text:p/>
          </table:table-cell>
          <table:table-cell table:style-name="ce49" table:formula="of:=RIGHT([.I15];1)">
            <text:p/>
          </table:table-cell>
          <table:table-cell table:style-name="ce49" table:formula="of:=RIGHT([.J15];1)">
            <text:p/>
          </table:table-cell>
          <table:table-cell table:style-name="ce49" table:formula="of:=RIGHT([.K15];1)">
            <text:p/>
          </table:table-cell>
          <table:table-cell table:style-name="ce49" table:formula="of:=RIGHT([.L15];1)">
            <text:p/>
          </table:table-cell>
          <table:table-cell table:style-name="ce49" table:formula="of:=RIGHT([.M15];1)">
            <text:p/>
          </table:table-cell>
          <table:table-cell table:style-name="ce49" table:formula="of:=RIGHT([.N1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5];1)">
            <text:p/>
          </table:table-cell>
          <table:table-cell table:style-name="ce49" table:formula="of:=RIGHT([.P15];1)">
            <text:p/>
          </table:table-cell>
          <table:table-cell table:style-name="ce49" table:formula="of:=RIGHT([.Q15];1)">
            <text:p/>
          </table:table-cell>
          <table:table-cell table:style-name="ce49" table:formula="of:=RIGHT([.R15];1)">
            <text:p/>
          </table:table-cell>
          <table:table-cell table:style-name="ce49" table:formula="of:=RIGHT([.S15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15" calcext:value-type="date">
            <text:p>15/ okt</text:p>
          </table:table-cell>
          <table:table-cell table:style-name="ce286" table:formula="of:=TEXT([.A16];&quot;Ddd&quot;)" office:value-type="string" office:string-value="pet" calcext:value-type="string">
            <text:p>pet</text:p>
          </table:table-cell>
          <table:table-cell table:style-name="ce287" table:number-columns-repeated="18"/>
          <table:table-cell table:style-name="ce290"/>
          <table:table-cell table:style-name="ce291" table:formula="of:=COUNTIF([.AH16:.AY16];&quot;☻&quot;)" office:value-type="float" office:value="0" calcext:value-type="float">
            <text:p>0</text:p>
          </table:table-cell>
          <table:table-cell table:style-name="ce291" table:formula="of:=COUNTIF([.AH16:.AY16];&quot;☺&quot;)" office:value-type="float" office:value="0" calcext:value-type="float">
            <text:p>0</text:p>
          </table:table-cell>
          <table:table-cell table:style-name="ce291" table:formula="of:=COUNTIF([.C16:.S16];&quot;51&quot;)+COUNTIF([.C16:.S16];&quot;51$&quot;)+COUNTIF([.C16:.S16];&quot;51☻&quot;)" office:value-type="float" office:value="0" calcext:value-type="float">
            <text:p>0</text:p>
          </table:table-cell>
          <table:table-cell table:style-name="ce291" table:formula="of:=COUNTIF([.C16:.S16];&quot;52&quot;)+COUNTIF([.C16:.S16];&quot;52$&quot;)+COUNTIF([.C16:.S16];&quot;52☻&quot;)" office:value-type="float" office:value="0" calcext:value-type="float">
            <text:p>0</text:p>
          </table:table-cell>
          <table:table-cell table:style-name="ce291" table:formula="of:=COUNTIF([.C16:.S16];&quot;51¶&quot;)" office:value-type="float" office:value="0" calcext:value-type="float">
            <text:p>0</text:p>
          </table:table-cell>
          <table:table-cell table:style-name="ce291" table:formula="of:=COUNTIF([.C16:.S16];&quot;52¶&quot;)" office:value-type="float" office:value="0" calcext:value-type="float">
            <text:p>0</text:p>
          </table:table-cell>
          <table:table-cell table:style-name="ce291" table:formula="of:=COUNTIF([.C16:.S16];&quot;U&quot;)+COUNTIF([.C16:.S16];&quot;U☻&quot;)+COUNTIF([.C16:.S16];&quot;U☺&quot;)" office:value-type="float" office:value="0" calcext:value-type="float">
            <text:p>0</text:p>
          </table:table-cell>
          <table:table-cell table:style-name="ce291" table:formula="of:=COUNTIF([.C16:.S16];&quot;KVIT&quot;)+COUNTIF([.C16:.S16];&quot;KVIT☻&quot;)+COUNTIF([.C16:.S16];&quot;kvit$&quot;)" office:value-type="float" office:value="0" calcext:value-type="float">
            <text:p>0</text:p>
          </table:table-cell>
          <table:table-cell table:style-name="ce294" table:formula="of:=COUNTBLANK([.C16:.S16])-3" office:value-type="float" office:value="14" calcext:value-type="float">
            <text:p>14</text:p>
          </table:table-cell>
          <table:table-cell table:style-name="ce295" table:formula="of:=COUNTIF([.C16:.S16];&quot;x&quot;)" office:value-type="float" office:value="0" calcext:value-type="float">
            <text:p>0</text:p>
          </table:table-cell>
          <table:table-cell table:style-name="ce296" table:formula="of:=COUNTIF([.C16:.S16];&quot;51&quot;)+COUNTIF([.C16:.S16];&quot;51☻&quot;)+COUNTIF([.C16:.S16];&quot;2&quot;)+COUNTIF([.C16:.S16];&quot;52&quot;)+COUNTIF([.C16:.S16];&quot;52☻&quot;)+COUNTIF([.C16:.S16];&quot;51$&quot;)+COUNTIF([.C16:.S16];&quot;52$&quot;)" office:value-type="float" office:value="0" calcext:value-type="float">
            <text:p>0</text:p>
          </table:table-cell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49" table:formula="of:=RIGHT([.C16];1)">
            <text:p/>
          </table:table-cell>
          <table:table-cell table:style-name="ce49" table:formula="of:=RIGHT([.D16];1)">
            <text:p/>
          </table:table-cell>
          <table:table-cell table:style-name="ce49" table:formula="of:=RIGHT([.E16];1)">
            <text:p/>
          </table:table-cell>
          <table:table-cell table:style-name="ce49" table:formula="of:=RIGHT([.F16];1)">
            <text:p/>
          </table:table-cell>
          <table:table-cell table:style-name="ce49" table:formula="of:=RIGHT([.G16];1)">
            <text:p/>
          </table:table-cell>
          <table:table-cell table:style-name="ce49" table:formula="of:=RIGHT([.H16];1)">
            <text:p/>
          </table:table-cell>
          <table:table-cell table:style-name="ce49" table:formula="of:=RIGHT([.I16];1)">
            <text:p/>
          </table:table-cell>
          <table:table-cell table:style-name="ce49" table:formula="of:=RIGHT([.J16];1)">
            <text:p/>
          </table:table-cell>
          <table:table-cell table:style-name="ce49" table:formula="of:=RIGHT([.K16];1)">
            <text:p/>
          </table:table-cell>
          <table:table-cell table:style-name="ce49" table:formula="of:=RIGHT([.L16];1)">
            <text:p/>
          </table:table-cell>
          <table:table-cell table:style-name="ce49" table:formula="of:=RIGHT([.M16];1)">
            <text:p/>
          </table:table-cell>
          <table:table-cell table:style-name="ce49" table:formula="of:=RIGHT([.N1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6];1)">
            <text:p/>
          </table:table-cell>
          <table:table-cell table:style-name="ce49" table:formula="of:=RIGHT([.P16];1)">
            <text:p/>
          </table:table-cell>
          <table:table-cell table:style-name="ce49" table:formula="of:=RIGHT([.Q16];1)">
            <text:p/>
          </table:table-cell>
          <table:table-cell table:style-name="ce49" table:formula="of:=RIGHT([.R16];1)">
            <text:p/>
          </table:table-cell>
          <table:table-cell table:style-name="ce49" table:formula="of:=RIGHT([.S16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16" calcext:value-type="date">
            <text:p>16/ okt</text:p>
          </table:table-cell>
          <table:table-cell table:style-name="ce286" table:formula="of:=TEXT([.A17];&quot;Ddd&quot;)" office:value-type="string" office:string-value="sob" calcext:value-type="string">
            <text:p>sob</text:p>
          </table:table-cell>
          <table:table-cell table:style-name="ce287" table:number-columns-repeated="18"/>
          <table:table-cell table:style-name="ce290"/>
          <table:table-cell table:style-name="ce291" table:formula="of:=COUNTIF([.AH17:.AY17];&quot;☻&quot;)" office:value-type="float" office:value="0" calcext:value-type="float">
            <text:p>0</text:p>
          </table:table-cell>
          <table:table-cell table:style-name="ce291" table:formula="of:=COUNTIF([.AH17:.AY17];&quot;☺&quot;)" office:value-type="float" office:value="0" calcext:value-type="float">
            <text:p>0</text:p>
          </table:table-cell>
          <table:table-cell table:style-name="ce291" table:formula="of:=COUNTIF([.C17:.S17];&quot;51&quot;)+COUNTIF([.C17:.S17];&quot;51$&quot;)+COUNTIF([.C17:.S17];&quot;51☻&quot;)" office:value-type="float" office:value="0" calcext:value-type="float">
            <text:p>0</text:p>
          </table:table-cell>
          <table:table-cell table:style-name="ce291" table:formula="of:=COUNTIF([.C17:.S17];&quot;52&quot;)+COUNTIF([.C17:.S17];&quot;52$&quot;)+COUNTIF([.C17:.S17];&quot;52☻&quot;)" office:value-type="float" office:value="0" calcext:value-type="float">
            <text:p>0</text:p>
          </table:table-cell>
          <table:table-cell table:style-name="ce291" table:formula="of:=COUNTIF([.C17:.S17];&quot;51¶&quot;)" office:value-type="float" office:value="0" calcext:value-type="float">
            <text:p>0</text:p>
          </table:table-cell>
          <table:table-cell table:style-name="ce291" table:formula="of:=COUNTIF([.C17:.S17];&quot;52¶&quot;)" office:value-type="float" office:value="0" calcext:value-type="float">
            <text:p>0</text:p>
          </table:table-cell>
          <table:table-cell table:style-name="ce291" table:formula="of:=COUNTIF([.C17:.S17];&quot;U&quot;)+COUNTIF([.C17:.S17];&quot;U☻&quot;)+COUNTIF([.C17:.S17];&quot;U☺&quot;)" office:value-type="float" office:value="0" calcext:value-type="float">
            <text:p>0</text:p>
          </table:table-cell>
          <table:table-cell table:style-name="ce291" table:formula="of:=COUNTIF([.C17:.S17];&quot;KVIT&quot;)+COUNTIF([.C17:.S17];&quot;KVIT☻&quot;)+COUNTIF([.C17:.S17];&quot;kvit$&quot;)" office:value-type="float" office:value="0" calcext:value-type="float">
            <text:p>0</text:p>
          </table:table-cell>
          <table:table-cell table:style-name="ce294" table:formula="of:=COUNTBLANK([.C17:.S17])-3" office:value-type="float" office:value="14" calcext:value-type="float">
            <text:p>14</text:p>
          </table:table-cell>
          <table:table-cell table:style-name="ce295" table:formula="of:=COUNTIF([.C17:.S17];&quot;x&quot;)" office:value-type="float" office:value="0" calcext:value-type="float">
            <text:p>0</text:p>
          </table:table-cell>
          <table:table-cell table:style-name="ce296" table:formula="of:=COUNTIF([.C17:.S17];&quot;51&quot;)+COUNTIF([.C17:.S17];&quot;51☻&quot;)+COUNTIF([.C17:.S17];&quot;2&quot;)+COUNTIF([.C17:.S17];&quot;52&quot;)+COUNTIF([.C17:.S17];&quot;52☻&quot;)+COUNTIF([.C17:.S17];&quot;51$&quot;)+COUNTIF([.C17:.S17];&quot;52$&quot;)" office:value-type="float" office:value="0" calcext:value-type="float">
            <text:p>0</text:p>
          </table:table-cell>
          <table:table-cell table:style-name="ce91" table:formula="of:=[Vzorci_vnosov.$A$17]" office:value-type="string" office:string-value="51$" calcext:value-type="string">
            <text:p>51$</text:p>
          </table:table-cell>
          <table:table-cell table:style-name="ce49" table:formula="of:=RIGHT([.C17];1)">
            <text:p/>
          </table:table-cell>
          <table:table-cell table:style-name="ce49" table:formula="of:=RIGHT([.D17];1)">
            <text:p/>
          </table:table-cell>
          <table:table-cell table:style-name="ce49" table:formula="of:=RIGHT([.E17];1)">
            <text:p/>
          </table:table-cell>
          <table:table-cell table:style-name="ce49" table:formula="of:=RIGHT([.F17];1)">
            <text:p/>
          </table:table-cell>
          <table:table-cell table:style-name="ce49" table:formula="of:=RIGHT([.G17];1)">
            <text:p/>
          </table:table-cell>
          <table:table-cell table:style-name="ce49" table:formula="of:=RIGHT([.H17];1)">
            <text:p/>
          </table:table-cell>
          <table:table-cell table:style-name="ce49" table:formula="of:=RIGHT([.I17];1)">
            <text:p/>
          </table:table-cell>
          <table:table-cell table:style-name="ce49" table:formula="of:=RIGHT([.J17];1)">
            <text:p/>
          </table:table-cell>
          <table:table-cell table:style-name="ce49" table:formula="of:=RIGHT([.K17];1)">
            <text:p/>
          </table:table-cell>
          <table:table-cell table:style-name="ce49" table:formula="of:=RIGHT([.L17];1)">
            <text:p/>
          </table:table-cell>
          <table:table-cell table:style-name="ce49" table:formula="of:=RIGHT([.M17];1)">
            <text:p/>
          </table:table-cell>
          <table:table-cell table:style-name="ce49" table:formula="of:=RIGHT([.N1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7];1)">
            <text:p/>
          </table:table-cell>
          <table:table-cell table:style-name="ce49" table:formula="of:=RIGHT([.P17];1)">
            <text:p/>
          </table:table-cell>
          <table:table-cell table:style-name="ce49" table:formula="of:=RIGHT([.Q17];1)">
            <text:p/>
          </table:table-cell>
          <table:table-cell table:style-name="ce49" table:formula="of:=RIGHT([.R17];1)">
            <text:p/>
          </table:table-cell>
          <table:table-cell table:style-name="ce49" table:formula="of:=RIGHT([.S17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17" calcext:value-type="date">
            <text:p>17/ okt</text:p>
          </table:table-cell>
          <table:table-cell table:style-name="ce286" table:formula="of:=TEXT([.A18];&quot;Ddd&quot;)" office:value-type="string" office:string-value="ned" calcext:value-type="string">
            <text:p>ned</text:p>
          </table:table-cell>
          <table:table-cell table:style-name="ce287" table:number-columns-repeated="18"/>
          <table:table-cell table:style-name="ce290"/>
          <table:table-cell table:style-name="ce291" table:formula="of:=COUNTIF([.AH18:.AY18];&quot;☻&quot;)" office:value-type="float" office:value="0" calcext:value-type="float">
            <text:p>0</text:p>
          </table:table-cell>
          <table:table-cell table:style-name="ce291" table:formula="of:=COUNTIF([.AH18:.AY18];&quot;☺&quot;)" office:value-type="float" office:value="0" calcext:value-type="float">
            <text:p>0</text:p>
          </table:table-cell>
          <table:table-cell table:style-name="ce291" table:formula="of:=COUNTIF([.C18:.S18];&quot;51&quot;)+COUNTIF([.C18:.S18];&quot;51$&quot;)+COUNTIF([.C18:.S18];&quot;51☻&quot;)" office:value-type="float" office:value="0" calcext:value-type="float">
            <text:p>0</text:p>
          </table:table-cell>
          <table:table-cell table:style-name="ce291" table:formula="of:=COUNTIF([.C18:.S18];&quot;52&quot;)+COUNTIF([.C18:.S18];&quot;52$&quot;)+COUNTIF([.C18:.S18];&quot;52☻&quot;)" office:value-type="float" office:value="0" calcext:value-type="float">
            <text:p>0</text:p>
          </table:table-cell>
          <table:table-cell table:style-name="ce291" table:formula="of:=COUNTIF([.C18:.S18];&quot;51¶&quot;)" office:value-type="float" office:value="0" calcext:value-type="float">
            <text:p>0</text:p>
          </table:table-cell>
          <table:table-cell table:style-name="ce291" table:formula="of:=COUNTIF([.C18:.S18];&quot;52¶&quot;)" office:value-type="float" office:value="0" calcext:value-type="float">
            <text:p>0</text:p>
          </table:table-cell>
          <table:table-cell table:style-name="ce291" table:formula="of:=COUNTIF([.C18:.S18];&quot;U&quot;)+COUNTIF([.C18:.S18];&quot;U☻&quot;)+COUNTIF([.C18:.S18];&quot;U☺&quot;)" office:value-type="float" office:value="0" calcext:value-type="float">
            <text:p>0</text:p>
          </table:table-cell>
          <table:table-cell table:style-name="ce291" table:formula="of:=COUNTIF([.C18:.S18];&quot;KVIT&quot;)+COUNTIF([.C18:.S18];&quot;KVIT☻&quot;)+COUNTIF([.C18:.S18];&quot;kvit$&quot;)" office:value-type="float" office:value="0" calcext:value-type="float">
            <text:p>0</text:p>
          </table:table-cell>
          <table:table-cell table:style-name="ce294" table:formula="of:=COUNTBLANK([.C18:.S18])-3" office:value-type="float" office:value="14" calcext:value-type="float">
            <text:p>14</text:p>
          </table:table-cell>
          <table:table-cell table:style-name="ce295" table:formula="of:=COUNTIF([.C18:.S18];&quot;x&quot;)" office:value-type="float" office:value="0" calcext:value-type="float">
            <text:p>0</text:p>
          </table:table-cell>
          <table:table-cell table:style-name="ce296" table:formula="of:=COUNTIF([.C18:.S18];&quot;51&quot;)+COUNTIF([.C18:.S18];&quot;51☻&quot;)+COUNTIF([.C18:.S18];&quot;2&quot;)+COUNTIF([.C18:.S18];&quot;52&quot;)+COUNTIF([.C18:.S18];&quot;52☻&quot;)+COUNTIF([.C18:.S18];&quot;51$&quot;)+COUNTIF([.C18:.S18];&quot;52$&quot;)" office:value-type="float" office:value="0" calcext:value-type="float">
            <text:p>0</text:p>
          </table:table-cell>
          <table:table-cell table:style-name="ce91" table:formula="of:=[Vzorci_vnosov.$A$18]" office:value-type="string" office:string-value="52$" calcext:value-type="string">
            <text:p>52$</text:p>
          </table:table-cell>
          <table:table-cell table:style-name="ce49" table:formula="of:=RIGHT([.C18];1)">
            <text:p/>
          </table:table-cell>
          <table:table-cell table:style-name="ce49" table:formula="of:=RIGHT([.D18];1)">
            <text:p/>
          </table:table-cell>
          <table:table-cell table:style-name="ce49" table:formula="of:=RIGHT([.E18];1)">
            <text:p/>
          </table:table-cell>
          <table:table-cell table:style-name="ce49" table:formula="of:=RIGHT([.F18];1)">
            <text:p/>
          </table:table-cell>
          <table:table-cell table:style-name="ce49" table:formula="of:=RIGHT([.G18];1)">
            <text:p/>
          </table:table-cell>
          <table:table-cell table:style-name="ce49" table:formula="of:=RIGHT([.H18];1)">
            <text:p/>
          </table:table-cell>
          <table:table-cell table:style-name="ce49" table:formula="of:=RIGHT([.I18];1)">
            <text:p/>
          </table:table-cell>
          <table:table-cell table:style-name="ce49" table:formula="of:=RIGHT([.J18];1)">
            <text:p/>
          </table:table-cell>
          <table:table-cell table:style-name="ce49" table:formula="of:=RIGHT([.K18];1)">
            <text:p/>
          </table:table-cell>
          <table:table-cell table:style-name="ce49" table:formula="of:=RIGHT([.L18];1)">
            <text:p/>
          </table:table-cell>
          <table:table-cell table:style-name="ce49" table:formula="of:=RIGHT([.M18];1)">
            <text:p/>
          </table:table-cell>
          <table:table-cell table:style-name="ce49" table:formula="of:=RIGHT([.N1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8];1)">
            <text:p/>
          </table:table-cell>
          <table:table-cell table:style-name="ce49" table:formula="of:=RIGHT([.P18];1)">
            <text:p/>
          </table:table-cell>
          <table:table-cell table:style-name="ce49" table:formula="of:=RIGHT([.Q18];1)">
            <text:p/>
          </table:table-cell>
          <table:table-cell table:style-name="ce49" table:formula="of:=RIGHT([.R18];1)">
            <text:p/>
          </table:table-cell>
          <table:table-cell table:style-name="ce49" table:formula="of:=RIGHT([.S18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18" calcext:value-type="date">
            <text:p>18/ okt</text:p>
          </table:table-cell>
          <table:table-cell table:style-name="ce286" table:formula="of:=TEXT([.A19];&quot;Ddd&quot;)" office:value-type="string" office:string-value="pon" calcext:value-type="string">
            <text:p>pon</text:p>
          </table:table-cell>
          <table:table-cell table:style-name="ce287" table:number-columns-repeated="18"/>
          <table:table-cell table:style-name="ce290"/>
          <table:table-cell table:style-name="ce291" table:formula="of:=COUNTIF([.AH19:.AY19];&quot;☻&quot;)" office:value-type="float" office:value="0" calcext:value-type="float">
            <text:p>0</text:p>
          </table:table-cell>
          <table:table-cell table:style-name="ce291" table:formula="of:=COUNTIF([.AH19:.AY19];&quot;☺&quot;)" office:value-type="float" office:value="0" calcext:value-type="float">
            <text:p>0</text:p>
          </table:table-cell>
          <table:table-cell table:style-name="ce291" table:formula="of:=COUNTIF([.C19:.S19];&quot;51&quot;)+COUNTIF([.C19:.S19];&quot;51$&quot;)+COUNTIF([.C19:.S19];&quot;51☻&quot;)" office:value-type="float" office:value="0" calcext:value-type="float">
            <text:p>0</text:p>
          </table:table-cell>
          <table:table-cell table:style-name="ce291" table:formula="of:=COUNTIF([.C19:.S19];&quot;52&quot;)+COUNTIF([.C19:.S19];&quot;52$&quot;)+COUNTIF([.C19:.S19];&quot;52☻&quot;)" office:value-type="float" office:value="0" calcext:value-type="float">
            <text:p>0</text:p>
          </table:table-cell>
          <table:table-cell table:style-name="ce291" table:formula="of:=COUNTIF([.C19:.S19];&quot;51¶&quot;)" office:value-type="float" office:value="0" calcext:value-type="float">
            <text:p>0</text:p>
          </table:table-cell>
          <table:table-cell table:style-name="ce291" table:formula="of:=COUNTIF([.C19:.S19];&quot;52¶&quot;)" office:value-type="float" office:value="0" calcext:value-type="float">
            <text:p>0</text:p>
          </table:table-cell>
          <table:table-cell table:style-name="ce291" table:formula="of:=COUNTIF([.C19:.S19];&quot;U&quot;)+COUNTIF([.C19:.S19];&quot;U☻&quot;)+COUNTIF([.C19:.S19];&quot;U☺&quot;)" office:value-type="float" office:value="0" calcext:value-type="float">
            <text:p>0</text:p>
          </table:table-cell>
          <table:table-cell table:style-name="ce291" table:formula="of:=COUNTIF([.C19:.S19];&quot;KVIT&quot;)+COUNTIF([.C19:.S19];&quot;KVIT☻&quot;)+COUNTIF([.C19:.S19];&quot;kvit$&quot;)" office:value-type="float" office:value="0" calcext:value-type="float">
            <text:p>0</text:p>
          </table:table-cell>
          <table:table-cell table:style-name="ce294" table:formula="of:=COUNTBLANK([.C19:.S19])-3" office:value-type="float" office:value="14" calcext:value-type="float">
            <text:p>14</text:p>
          </table:table-cell>
          <table:table-cell table:style-name="ce295" table:formula="of:=COUNTIF([.C19:.S19];&quot;x&quot;)" office:value-type="float" office:value="0" calcext:value-type="float">
            <text:p>0</text:p>
          </table:table-cell>
          <table:table-cell table:style-name="ce296" table:formula="of:=COUNTIF([.C19:.S19];&quot;51&quot;)+COUNTIF([.C19:.S19];&quot;51☻&quot;)+COUNTIF([.C19:.S19];&quot;2&quot;)+COUNTIF([.C19:.S19];&quot;52&quot;)+COUNTIF([.C19:.S19];&quot;52☻&quot;)+COUNTIF([.C19:.S19];&quot;51$&quot;)+COUNTIF([.C19:.S19];&quot;52$&quot;)" office:value-type="float" office:value="0" calcext:value-type="float">
            <text:p>0</text:p>
          </table:table-cell>
          <table:table-cell table:style-name="ce92" table:formula="of:=[Vzorci_vnosov.$A$19]" office:value-type="string" office:string-value="KVIT$" calcext:value-type="string">
            <text:p>KVIT$</text:p>
          </table:table-cell>
          <table:table-cell table:style-name="ce49" table:formula="of:=RIGHT([.C19];1)">
            <text:p/>
          </table:table-cell>
          <table:table-cell table:style-name="ce49" table:formula="of:=RIGHT([.D19];1)">
            <text:p/>
          </table:table-cell>
          <table:table-cell table:style-name="ce49" table:formula="of:=RIGHT([.E19];1)">
            <text:p/>
          </table:table-cell>
          <table:table-cell table:style-name="ce49" table:formula="of:=RIGHT([.F19];1)">
            <text:p/>
          </table:table-cell>
          <table:table-cell table:style-name="ce49" table:formula="of:=RIGHT([.G19];1)">
            <text:p/>
          </table:table-cell>
          <table:table-cell table:style-name="ce49" table:formula="of:=RIGHT([.H19];1)">
            <text:p/>
          </table:table-cell>
          <table:table-cell table:style-name="ce49" table:formula="of:=RIGHT([.I19];1)">
            <text:p/>
          </table:table-cell>
          <table:table-cell table:style-name="ce49" table:formula="of:=RIGHT([.J19];1)">
            <text:p/>
          </table:table-cell>
          <table:table-cell table:style-name="ce49" table:formula="of:=RIGHT([.K19];1)">
            <text:p/>
          </table:table-cell>
          <table:table-cell table:style-name="ce49" table:formula="of:=RIGHT([.L19];1)">
            <text:p/>
          </table:table-cell>
          <table:table-cell table:style-name="ce49" table:formula="of:=RIGHT([.M19];1)">
            <text:p/>
          </table:table-cell>
          <table:table-cell table:style-name="ce49" table:formula="of:=RIGHT([.N1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9];1)">
            <text:p/>
          </table:table-cell>
          <table:table-cell table:style-name="ce49" table:formula="of:=RIGHT([.P19];1)">
            <text:p/>
          </table:table-cell>
          <table:table-cell table:style-name="ce49" table:formula="of:=RIGHT([.Q19];1)">
            <text:p/>
          </table:table-cell>
          <table:table-cell table:style-name="ce49" table:formula="of:=RIGHT([.R19];1)">
            <text:p/>
          </table:table-cell>
          <table:table-cell table:style-name="ce49" table:formula="of:=RIGHT([.S19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19" calcext:value-type="date">
            <text:p>19/ okt</text:p>
          </table:table-cell>
          <table:table-cell table:style-name="ce286" table:formula="of:=TEXT([.A20];&quot;Ddd&quot;)" office:value-type="string" office:string-value="tor" calcext:value-type="string">
            <text:p>tor</text:p>
          </table:table-cell>
          <table:table-cell table:style-name="ce287" table:number-columns-repeated="18"/>
          <table:table-cell table:style-name="ce290"/>
          <table:table-cell table:style-name="ce291" table:formula="of:=COUNTIF([.AH20:.AY20];&quot;☻&quot;)" office:value-type="float" office:value="0" calcext:value-type="float">
            <text:p>0</text:p>
          </table:table-cell>
          <table:table-cell table:style-name="ce291" table:formula="of:=COUNTIF([.AH20:.AY20];&quot;☺&quot;)" office:value-type="float" office:value="0" calcext:value-type="float">
            <text:p>0</text:p>
          </table:table-cell>
          <table:table-cell table:style-name="ce291" table:formula="of:=COUNTIF([.C20:.S20];&quot;51&quot;)+COUNTIF([.C20:.S20];&quot;51$&quot;)+COUNTIF([.C20:.S20];&quot;51☻&quot;)" office:value-type="float" office:value="0" calcext:value-type="float">
            <text:p>0</text:p>
          </table:table-cell>
          <table:table-cell table:style-name="ce291" table:formula="of:=COUNTIF([.C20:.S20];&quot;52&quot;)+COUNTIF([.C20:.S20];&quot;52$&quot;)+COUNTIF([.C20:.S20];&quot;52☻&quot;)" office:value-type="float" office:value="0" calcext:value-type="float">
            <text:p>0</text:p>
          </table:table-cell>
          <table:table-cell table:style-name="ce291" table:formula="of:=COUNTIF([.C20:.S20];&quot;51¶&quot;)" office:value-type="float" office:value="0" calcext:value-type="float">
            <text:p>0</text:p>
          </table:table-cell>
          <table:table-cell table:style-name="ce291" table:formula="of:=COUNTIF([.C20:.S20];&quot;52¶&quot;)" office:value-type="float" office:value="0" calcext:value-type="float">
            <text:p>0</text:p>
          </table:table-cell>
          <table:table-cell table:style-name="ce291" table:formula="of:=COUNTIF([.C20:.S20];&quot;U&quot;)+COUNTIF([.C20:.S20];&quot;U☻&quot;)+COUNTIF([.C20:.S20];&quot;U☺&quot;)" office:value-type="float" office:value="0" calcext:value-type="float">
            <text:p>0</text:p>
          </table:table-cell>
          <table:table-cell table:style-name="ce291" table:formula="of:=COUNTIF([.C20:.S20];&quot;KVIT&quot;)+COUNTIF([.C20:.S20];&quot;KVIT☻&quot;)+COUNTIF([.C20:.S20];&quot;kvit$&quot;)" office:value-type="float" office:value="0" calcext:value-type="float">
            <text:p>0</text:p>
          </table:table-cell>
          <table:table-cell table:style-name="ce294" table:formula="of:=COUNTBLANK([.C20:.S20])-3" office:value-type="float" office:value="14" calcext:value-type="float">
            <text:p>14</text:p>
          </table:table-cell>
          <table:table-cell table:style-name="ce295" table:formula="of:=COUNTIF([.C20:.S20];&quot;x&quot;)" office:value-type="float" office:value="0" calcext:value-type="float">
            <text:p>0</text:p>
          </table:table-cell>
          <table:table-cell table:style-name="ce296" table:formula="of:=COUNTIF([.C20:.S20];&quot;51&quot;)+COUNTIF([.C20:.S20];&quot;51☻&quot;)+COUNTIF([.C20:.S20];&quot;2&quot;)+COUNTIF([.C20:.S20];&quot;52&quot;)+COUNTIF([.C20:.S20];&quot;52☻&quot;)+COUNTIF([.C20:.S20];&quot;51$&quot;)+COUNTIF([.C20:.S20];&quot;52$&quot;)" office:value-type="float" office:value="0" calcext:value-type="float">
            <text:p>0</text:p>
          </table:table-cell>
          <table:table-cell table:style-name="ce93" table:formula="of:=[Vzorci_vnosov.$A$20]" office:value-type="string" office:string-value="☺" calcext:value-type="string">
            <text:p>☺</text:p>
          </table:table-cell>
          <table:table-cell table:style-name="ce49" table:formula="of:=RIGHT([.C20];1)">
            <text:p/>
          </table:table-cell>
          <table:table-cell table:style-name="ce49" table:formula="of:=RIGHT([.D20];1)">
            <text:p/>
          </table:table-cell>
          <table:table-cell table:style-name="ce49" table:formula="of:=RIGHT([.E20];1)">
            <text:p/>
          </table:table-cell>
          <table:table-cell table:style-name="ce49" table:formula="of:=RIGHT([.F20];1)">
            <text:p/>
          </table:table-cell>
          <table:table-cell table:style-name="ce49" table:formula="of:=RIGHT([.G20];1)">
            <text:p/>
          </table:table-cell>
          <table:table-cell table:style-name="ce49" table:formula="of:=RIGHT([.H20];1)">
            <text:p/>
          </table:table-cell>
          <table:table-cell table:style-name="ce49" table:formula="of:=RIGHT([.I20];1)">
            <text:p/>
          </table:table-cell>
          <table:table-cell table:style-name="ce49" table:formula="of:=RIGHT([.J20];1)">
            <text:p/>
          </table:table-cell>
          <table:table-cell table:style-name="ce49" table:formula="of:=RIGHT([.K20];1)">
            <text:p/>
          </table:table-cell>
          <table:table-cell table:style-name="ce49" table:formula="of:=RIGHT([.L20];1)">
            <text:p/>
          </table:table-cell>
          <table:table-cell table:style-name="ce49" table:formula="of:=RIGHT([.M20];1)">
            <text:p/>
          </table:table-cell>
          <table:table-cell table:style-name="ce49" table:formula="of:=RIGHT([.N2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0];1)">
            <text:p/>
          </table:table-cell>
          <table:table-cell table:style-name="ce49" table:formula="of:=RIGHT([.P20];1)">
            <text:p/>
          </table:table-cell>
          <table:table-cell table:style-name="ce49" table:formula="of:=RIGHT([.Q20];1)">
            <text:p/>
          </table:table-cell>
          <table:table-cell table:style-name="ce49" table:formula="of:=RIGHT([.R20];1)">
            <text:p/>
          </table:table-cell>
          <table:table-cell table:style-name="ce49" table:formula="of:=RIGHT([.S20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20" calcext:value-type="date">
            <text:p>20/ okt</text:p>
          </table:table-cell>
          <table:table-cell table:style-name="ce286" table:formula="of:=TEXT([.A21];&quot;Ddd&quot;)" office:value-type="string" office:string-value="sre" calcext:value-type="string">
            <text:p>sre</text:p>
          </table:table-cell>
          <table:table-cell table:style-name="ce287" table:number-columns-repeated="18"/>
          <table:table-cell table:style-name="ce290"/>
          <table:table-cell table:style-name="ce291" table:formula="of:=COUNTIF([.AH21:.AY21];&quot;☻&quot;)" office:value-type="float" office:value="0" calcext:value-type="float">
            <text:p>0</text:p>
          </table:table-cell>
          <table:table-cell table:style-name="ce291" table:formula="of:=COUNTIF([.AH21:.AY21];&quot;☺&quot;)" office:value-type="float" office:value="0" calcext:value-type="float">
            <text:p>0</text:p>
          </table:table-cell>
          <table:table-cell table:style-name="ce291" table:formula="of:=COUNTIF([.C21:.S21];&quot;51&quot;)+COUNTIF([.C21:.S21];&quot;51$&quot;)+COUNTIF([.C21:.S21];&quot;51☻&quot;)" office:value-type="float" office:value="0" calcext:value-type="float">
            <text:p>0</text:p>
          </table:table-cell>
          <table:table-cell table:style-name="ce291" table:formula="of:=COUNTIF([.C21:.S21];&quot;52&quot;)+COUNTIF([.C21:.S21];&quot;52$&quot;)+COUNTIF([.C21:.S21];&quot;52☻&quot;)" office:value-type="float" office:value="0" calcext:value-type="float">
            <text:p>0</text:p>
          </table:table-cell>
          <table:table-cell table:style-name="ce291" table:formula="of:=COUNTIF([.C21:.S21];&quot;51¶&quot;)" office:value-type="float" office:value="0" calcext:value-type="float">
            <text:p>0</text:p>
          </table:table-cell>
          <table:table-cell table:style-name="ce291" table:formula="of:=COUNTIF([.C21:.S21];&quot;52¶&quot;)" office:value-type="float" office:value="0" calcext:value-type="float">
            <text:p>0</text:p>
          </table:table-cell>
          <table:table-cell table:style-name="ce291" table:formula="of:=COUNTIF([.C21:.S21];&quot;U&quot;)+COUNTIF([.C21:.S21];&quot;U☻&quot;)+COUNTIF([.C21:.S21];&quot;U☺&quot;)" office:value-type="float" office:value="0" calcext:value-type="float">
            <text:p>0</text:p>
          </table:table-cell>
          <table:table-cell table:style-name="ce291" table:formula="of:=COUNTIF([.C21:.S21];&quot;KVIT&quot;)+COUNTIF([.C21:.S21];&quot;KVIT☻&quot;)+COUNTIF([.C21:.S21];&quot;kvit$&quot;)" office:value-type="float" office:value="0" calcext:value-type="float">
            <text:p>0</text:p>
          </table:table-cell>
          <table:table-cell table:style-name="ce294" table:formula="of:=COUNTBLANK([.C21:.S21])-3" office:value-type="float" office:value="14" calcext:value-type="float">
            <text:p>14</text:p>
          </table:table-cell>
          <table:table-cell table:style-name="ce295" table:formula="of:=COUNTIF([.C21:.S21];&quot;x&quot;)" office:value-type="float" office:value="0" calcext:value-type="float">
            <text:p>0</text:p>
          </table:table-cell>
          <table:table-cell table:style-name="ce296" table:formula="of:=COUNTIF([.C21:.S21];&quot;51&quot;)+COUNTIF([.C21:.S21];&quot;51☻&quot;)+COUNTIF([.C21:.S21];&quot;2&quot;)+COUNTIF([.C21:.S21];&quot;52&quot;)+COUNTIF([.C21:.S21];&quot;52☻&quot;)+COUNTIF([.C21:.S21];&quot;51$&quot;)+COUNTIF([.C21:.S21];&quot;52$&quot;)" office:value-type="float" office:value="0" calcext:value-type="float">
            <text:p>0</text:p>
          </table:table-cell>
          <table:table-cell table:style-name="ce94" table:formula="of:=[Vzorci_vnosov.$A$21]" office:value-type="string" office:string-value="☺" calcext:value-type="string">
            <text:p>☺</text:p>
          </table:table-cell>
          <table:table-cell table:style-name="ce49" table:formula="of:=RIGHT([.C21];1)">
            <text:p/>
          </table:table-cell>
          <table:table-cell table:style-name="ce49" table:formula="of:=RIGHT([.D21];1)">
            <text:p/>
          </table:table-cell>
          <table:table-cell table:style-name="ce49" table:formula="of:=RIGHT([.E21];1)">
            <text:p/>
          </table:table-cell>
          <table:table-cell table:style-name="ce49" table:formula="of:=RIGHT([.F21];1)">
            <text:p/>
          </table:table-cell>
          <table:table-cell table:style-name="ce49" table:formula="of:=RIGHT([.G21];1)">
            <text:p/>
          </table:table-cell>
          <table:table-cell table:style-name="ce49" table:formula="of:=RIGHT([.H21];1)">
            <text:p/>
          </table:table-cell>
          <table:table-cell table:style-name="ce49" table:formula="of:=RIGHT([.I21];1)">
            <text:p/>
          </table:table-cell>
          <table:table-cell table:style-name="ce49" table:formula="of:=RIGHT([.J21];1)">
            <text:p/>
          </table:table-cell>
          <table:table-cell table:style-name="ce49" table:formula="of:=RIGHT([.K21];1)">
            <text:p/>
          </table:table-cell>
          <table:table-cell table:style-name="ce49" table:formula="of:=RIGHT([.L21];1)">
            <text:p/>
          </table:table-cell>
          <table:table-cell table:style-name="ce49" table:formula="of:=RIGHT([.M21];1)">
            <text:p/>
          </table:table-cell>
          <table:table-cell table:style-name="ce49" table:formula="of:=RIGHT([.N2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1];1)">
            <text:p/>
          </table:table-cell>
          <table:table-cell table:style-name="ce49" table:formula="of:=RIGHT([.P21];1)">
            <text:p/>
          </table:table-cell>
          <table:table-cell table:style-name="ce49" table:formula="of:=RIGHT([.Q21];1)">
            <text:p/>
          </table:table-cell>
          <table:table-cell table:style-name="ce49" table:formula="of:=RIGHT([.R21];1)">
            <text:p/>
          </table:table-cell>
          <table:table-cell table:style-name="ce49" table:formula="of:=RIGHT([.S21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21" calcext:value-type="date">
            <text:p>21/ okt</text:p>
          </table:table-cell>
          <table:table-cell table:style-name="ce286" table:formula="of:=TEXT([.A22];&quot;Ddd&quot;)" office:value-type="string" office:string-value="čet" calcext:value-type="string">
            <text:p>čet</text:p>
          </table:table-cell>
          <table:table-cell table:style-name="ce287" table:number-columns-repeated="18"/>
          <table:table-cell table:style-name="ce290"/>
          <table:table-cell table:style-name="ce291" table:formula="of:=COUNTIF([.AH22:.AY22];&quot;☻&quot;)" office:value-type="float" office:value="0" calcext:value-type="float">
            <text:p>0</text:p>
          </table:table-cell>
          <table:table-cell table:style-name="ce291" table:formula="of:=COUNTIF([.AH22:.AY22];&quot;☺&quot;)" office:value-type="float" office:value="0" calcext:value-type="float">
            <text:p>0</text:p>
          </table:table-cell>
          <table:table-cell table:style-name="ce291" table:formula="of:=COUNTIF([.C22:.S22];&quot;51&quot;)+COUNTIF([.C22:.S22];&quot;51$&quot;)+COUNTIF([.C22:.S22];&quot;51☻&quot;)" office:value-type="float" office:value="0" calcext:value-type="float">
            <text:p>0</text:p>
          </table:table-cell>
          <table:table-cell table:style-name="ce291" table:formula="of:=COUNTIF([.C22:.S22];&quot;52&quot;)+COUNTIF([.C22:.S22];&quot;52$&quot;)+COUNTIF([.C22:.S22];&quot;52☻&quot;)" office:value-type="float" office:value="0" calcext:value-type="float">
            <text:p>0</text:p>
          </table:table-cell>
          <table:table-cell table:style-name="ce291" table:formula="of:=COUNTIF([.C22:.S22];&quot;51¶&quot;)" office:value-type="float" office:value="0" calcext:value-type="float">
            <text:p>0</text:p>
          </table:table-cell>
          <table:table-cell table:style-name="ce291" table:formula="of:=COUNTIF([.C22:.S22];&quot;52¶&quot;)" office:value-type="float" office:value="0" calcext:value-type="float">
            <text:p>0</text:p>
          </table:table-cell>
          <table:table-cell table:style-name="ce291" table:formula="of:=COUNTIF([.C22:.S22];&quot;U&quot;)+COUNTIF([.C22:.S22];&quot;U☻&quot;)+COUNTIF([.C22:.S22];&quot;U☺&quot;)" office:value-type="float" office:value="0" calcext:value-type="float">
            <text:p>0</text:p>
          </table:table-cell>
          <table:table-cell table:style-name="ce291" table:formula="of:=COUNTIF([.C22:.S22];&quot;KVIT&quot;)+COUNTIF([.C22:.S22];&quot;KVIT☻&quot;)+COUNTIF([.C22:.S22];&quot;kvit$&quot;)" office:value-type="float" office:value="0" calcext:value-type="float">
            <text:p>0</text:p>
          </table:table-cell>
          <table:table-cell table:style-name="ce294" table:formula="of:=COUNTBLANK([.C22:.S22])-3" office:value-type="float" office:value="14" calcext:value-type="float">
            <text:p>14</text:p>
          </table:table-cell>
          <table:table-cell table:style-name="ce295" table:formula="of:=COUNTIF([.C22:.S22];&quot;x&quot;)" office:value-type="float" office:value="0" calcext:value-type="float">
            <text:p>0</text:p>
          </table:table-cell>
          <table:table-cell table:style-name="ce296" table:formula="of:=COUNTIF([.C22:.S22];&quot;51&quot;)+COUNTIF([.C22:.S22];&quot;51☻&quot;)+COUNTIF([.C22:.S22];&quot;2&quot;)+COUNTIF([.C22:.S22];&quot;52&quot;)+COUNTIF([.C22:.S22];&quot;52☻&quot;)+COUNTIF([.C22:.S22];&quot;51$&quot;)+COUNTIF([.C22:.S22];&quot;52$&quot;)" office:value-type="float" office:value="0" calcext:value-type="float">
            <text:p>0</text:p>
          </table:table-cell>
          <table:table-cell table:style-name="ce95" table:formula="of:=[Vzorci_vnosov.$A$22]" office:value-type="string" office:string-value="U☺" calcext:value-type="string">
            <text:p>U☺</text:p>
          </table:table-cell>
          <table:table-cell table:style-name="ce49" table:formula="of:=RIGHT([.C22];1)">
            <text:p/>
          </table:table-cell>
          <table:table-cell table:style-name="ce49" table:formula="of:=RIGHT([.D22];1)">
            <text:p/>
          </table:table-cell>
          <table:table-cell table:style-name="ce49" table:formula="of:=RIGHT([.E22];1)">
            <text:p/>
          </table:table-cell>
          <table:table-cell table:style-name="ce49" table:formula="of:=RIGHT([.F22];1)">
            <text:p/>
          </table:table-cell>
          <table:table-cell table:style-name="ce49" table:formula="of:=RIGHT([.G22];1)">
            <text:p/>
          </table:table-cell>
          <table:table-cell table:style-name="ce49" table:formula="of:=RIGHT([.H22];1)">
            <text:p/>
          </table:table-cell>
          <table:table-cell table:style-name="ce49" table:formula="of:=RIGHT([.I22];1)">
            <text:p/>
          </table:table-cell>
          <table:table-cell table:style-name="ce49" table:formula="of:=RIGHT([.J22];1)">
            <text:p/>
          </table:table-cell>
          <table:table-cell table:style-name="ce49" table:formula="of:=RIGHT([.K22];1)">
            <text:p/>
          </table:table-cell>
          <table:table-cell table:style-name="ce49" table:formula="of:=RIGHT([.L22];1)">
            <text:p/>
          </table:table-cell>
          <table:table-cell table:style-name="ce49" table:formula="of:=RIGHT([.M22];1)">
            <text:p/>
          </table:table-cell>
          <table:table-cell table:style-name="ce49" table:formula="of:=RIGHT([.N2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2];1)">
            <text:p/>
          </table:table-cell>
          <table:table-cell table:style-name="ce49" table:formula="of:=RIGHT([.P22];1)">
            <text:p/>
          </table:table-cell>
          <table:table-cell table:style-name="ce49" table:formula="of:=RIGHT([.Q22];1)">
            <text:p/>
          </table:table-cell>
          <table:table-cell table:style-name="ce49" table:formula="of:=RIGHT([.R22];1)">
            <text:p/>
          </table:table-cell>
          <table:table-cell table:style-name="ce49" table:formula="of:=RIGHT([.S22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22" calcext:value-type="date">
            <text:p>22/ okt</text:p>
          </table:table-cell>
          <table:table-cell table:style-name="ce286" table:formula="of:=TEXT([.A23];&quot;Ddd&quot;)" office:value-type="string" office:string-value="pet" calcext:value-type="string">
            <text:p>pet</text:p>
          </table:table-cell>
          <table:table-cell table:style-name="ce287" table:number-columns-repeated="18"/>
          <table:table-cell table:style-name="ce290"/>
          <table:table-cell table:style-name="ce291" table:formula="of:=COUNTIF([.AH23:.AY23];&quot;☻&quot;)" office:value-type="float" office:value="0" calcext:value-type="float">
            <text:p>0</text:p>
          </table:table-cell>
          <table:table-cell table:style-name="ce291" table:formula="of:=COUNTIF([.AH23:.AY23];&quot;☺&quot;)" office:value-type="float" office:value="0" calcext:value-type="float">
            <text:p>0</text:p>
          </table:table-cell>
          <table:table-cell table:style-name="ce291" table:formula="of:=COUNTIF([.C23:.S23];&quot;51&quot;)+COUNTIF([.C23:.S23];&quot;51$&quot;)+COUNTIF([.C23:.S23];&quot;51☻&quot;)" office:value-type="float" office:value="0" calcext:value-type="float">
            <text:p>0</text:p>
          </table:table-cell>
          <table:table-cell table:style-name="ce291" table:formula="of:=COUNTIF([.C23:.S23];&quot;52&quot;)+COUNTIF([.C23:.S23];&quot;52$&quot;)+COUNTIF([.C23:.S23];&quot;52☻&quot;)" office:value-type="float" office:value="0" calcext:value-type="float">
            <text:p>0</text:p>
          </table:table-cell>
          <table:table-cell table:style-name="ce291" table:formula="of:=COUNTIF([.C23:.S23];&quot;51¶&quot;)" office:value-type="float" office:value="0" calcext:value-type="float">
            <text:p>0</text:p>
          </table:table-cell>
          <table:table-cell table:style-name="ce291" table:formula="of:=COUNTIF([.C23:.S23];&quot;52¶&quot;)" office:value-type="float" office:value="0" calcext:value-type="float">
            <text:p>0</text:p>
          </table:table-cell>
          <table:table-cell table:style-name="ce291" table:formula="of:=COUNTIF([.C23:.S23];&quot;U&quot;)+COUNTIF([.C23:.S23];&quot;U☻&quot;)+COUNTIF([.C23:.S23];&quot;U☺&quot;)" office:value-type="float" office:value="0" calcext:value-type="float">
            <text:p>0</text:p>
          </table:table-cell>
          <table:table-cell table:style-name="ce291" table:formula="of:=COUNTIF([.C23:.S23];&quot;KVIT&quot;)+COUNTIF([.C23:.S23];&quot;KVIT☻&quot;)+COUNTIF([.C23:.S23];&quot;kvit$&quot;)" office:value-type="float" office:value="0" calcext:value-type="float">
            <text:p>0</text:p>
          </table:table-cell>
          <table:table-cell table:style-name="ce294" table:formula="of:=COUNTBLANK([.C23:.S23])-3" office:value-type="float" office:value="14" calcext:value-type="float">
            <text:p>14</text:p>
          </table:table-cell>
          <table:table-cell table:style-name="ce295" table:formula="of:=COUNTIF([.C23:.S23];&quot;x&quot;)" office:value-type="float" office:value="0" calcext:value-type="float">
            <text:p>0</text:p>
          </table:table-cell>
          <table:table-cell table:style-name="ce296" table:formula="of:=COUNTIF([.C23:.S23];&quot;51&quot;)+COUNTIF([.C23:.S23];&quot;51☻&quot;)+COUNTIF([.C23:.S23];&quot;2&quot;)+COUNTIF([.C23:.S23];&quot;52&quot;)+COUNTIF([.C23:.S23];&quot;52☻&quot;)+COUNTIF([.C23:.S23];&quot;51$&quot;)+COUNTIF([.C23:.S23];&quot;52$&quot;)" office:value-type="float" office:value="0" calcext:value-type="float">
            <text:p>0</text:p>
          </table:table-cell>
          <table:table-cell table:style-name="ce95" table:formula="of:=[Vzorci_vnosov.$A$23]" office:value-type="string" office:string-value="51☺" calcext:value-type="string">
            <text:p>51☺</text:p>
          </table:table-cell>
          <table:table-cell table:style-name="ce49" table:formula="of:=RIGHT([.C23];1)">
            <text:p/>
          </table:table-cell>
          <table:table-cell table:style-name="ce49" table:formula="of:=RIGHT([.D23];1)">
            <text:p/>
          </table:table-cell>
          <table:table-cell table:style-name="ce49" table:formula="of:=RIGHT([.E23];1)">
            <text:p/>
          </table:table-cell>
          <table:table-cell table:style-name="ce49" table:formula="of:=RIGHT([.F23];1)">
            <text:p/>
          </table:table-cell>
          <table:table-cell table:style-name="ce49" table:formula="of:=RIGHT([.G23];1)">
            <text:p/>
          </table:table-cell>
          <table:table-cell table:style-name="ce49" table:formula="of:=RIGHT([.H23];1)">
            <text:p/>
          </table:table-cell>
          <table:table-cell table:style-name="ce49" table:formula="of:=RIGHT([.I23];1)">
            <text:p/>
          </table:table-cell>
          <table:table-cell table:style-name="ce49" table:formula="of:=RIGHT([.J23];1)">
            <text:p/>
          </table:table-cell>
          <table:table-cell table:style-name="ce49" table:formula="of:=RIGHT([.K23];1)">
            <text:p/>
          </table:table-cell>
          <table:table-cell table:style-name="ce49" table:formula="of:=RIGHT([.L23];1)">
            <text:p/>
          </table:table-cell>
          <table:table-cell table:style-name="ce49" table:formula="of:=RIGHT([.M23];1)">
            <text:p/>
          </table:table-cell>
          <table:table-cell table:style-name="ce49" table:formula="of:=RIGHT([.N2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3];1)">
            <text:p/>
          </table:table-cell>
          <table:table-cell table:style-name="ce49" table:formula="of:=RIGHT([.P23];1)">
            <text:p/>
          </table:table-cell>
          <table:table-cell table:style-name="ce49" table:formula="of:=RIGHT([.Q23];1)">
            <text:p/>
          </table:table-cell>
          <table:table-cell table:style-name="ce49" table:formula="of:=RIGHT([.R23];1)">
            <text:p/>
          </table:table-cell>
          <table:table-cell table:style-name="ce49" table:formula="of:=RIGHT([.S23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23" calcext:value-type="date">
            <text:p>23/ okt</text:p>
          </table:table-cell>
          <table:table-cell table:style-name="ce286" table:formula="of:=TEXT([.A24];&quot;Ddd&quot;)" office:value-type="string" office:string-value="sob" calcext:value-type="string">
            <text:p>sob</text:p>
          </table:table-cell>
          <table:table-cell table:style-name="ce287" table:number-columns-repeated="18"/>
          <table:table-cell table:style-name="ce290"/>
          <table:table-cell table:style-name="ce291" table:formula="of:=COUNTIF([.AH24:.AY24];&quot;☻&quot;)" office:value-type="float" office:value="0" calcext:value-type="float">
            <text:p>0</text:p>
          </table:table-cell>
          <table:table-cell table:style-name="ce291" table:formula="of:=COUNTIF([.AH24:.AY24];&quot;☺&quot;)" office:value-type="float" office:value="0" calcext:value-type="float">
            <text:p>0</text:p>
          </table:table-cell>
          <table:table-cell table:style-name="ce291" table:formula="of:=COUNTIF([.C24:.S24];&quot;51&quot;)+COUNTIF([.C24:.S24];&quot;51$&quot;)+COUNTIF([.C24:.S24];&quot;51☻&quot;)" office:value-type="float" office:value="0" calcext:value-type="float">
            <text:p>0</text:p>
          </table:table-cell>
          <table:table-cell table:style-name="ce291" table:formula="of:=COUNTIF([.C24:.S24];&quot;52&quot;)+COUNTIF([.C24:.S24];&quot;52$&quot;)+COUNTIF([.C24:.S24];&quot;52☻&quot;)" office:value-type="float" office:value="0" calcext:value-type="float">
            <text:p>0</text:p>
          </table:table-cell>
          <table:table-cell table:style-name="ce291" table:formula="of:=COUNTIF([.C24:.S24];&quot;51¶&quot;)" office:value-type="float" office:value="0" calcext:value-type="float">
            <text:p>0</text:p>
          </table:table-cell>
          <table:table-cell table:style-name="ce291" table:formula="of:=COUNTIF([.C24:.S24];&quot;52¶&quot;)" office:value-type="float" office:value="0" calcext:value-type="float">
            <text:p>0</text:p>
          </table:table-cell>
          <table:table-cell table:style-name="ce291" table:formula="of:=COUNTIF([.C24:.S24];&quot;U&quot;)+COUNTIF([.C24:.S24];&quot;U☻&quot;)+COUNTIF([.C24:.S24];&quot;U☺&quot;)" office:value-type="float" office:value="0" calcext:value-type="float">
            <text:p>0</text:p>
          </table:table-cell>
          <table:table-cell table:style-name="ce291" table:formula="of:=COUNTIF([.C24:.S24];&quot;KVIT&quot;)+COUNTIF([.C24:.S24];&quot;KVIT☻&quot;)+COUNTIF([.C24:.S24];&quot;kvit$&quot;)" office:value-type="float" office:value="0" calcext:value-type="float">
            <text:p>0</text:p>
          </table:table-cell>
          <table:table-cell table:style-name="ce294" table:formula="of:=COUNTBLANK([.C24:.S24])-3" office:value-type="float" office:value="14" calcext:value-type="float">
            <text:p>14</text:p>
          </table:table-cell>
          <table:table-cell table:style-name="ce295" table:formula="of:=COUNTIF([.C24:.S24];&quot;x&quot;)" office:value-type="float" office:value="0" calcext:value-type="float">
            <text:p>0</text:p>
          </table:table-cell>
          <table:table-cell table:style-name="ce296" table:formula="of:=COUNTIF([.C24:.S24];&quot;51&quot;)+COUNTIF([.C24:.S24];&quot;51☻&quot;)+COUNTIF([.C24:.S24];&quot;2&quot;)+COUNTIF([.C24:.S24];&quot;52&quot;)+COUNTIF([.C24:.S24];&quot;52☻&quot;)+COUNTIF([.C24:.S24];&quot;51$&quot;)+COUNTIF([.C24:.S24];&quot;52$&quot;)" office:value-type="float" office:value="0" calcext:value-type="float">
            <text:p>0</text:p>
          </table:table-cell>
          <table:table-cell table:style-name="ce95" table:formula="of:=[Vzorci_vnosov.$A$24]" office:value-type="string" office:string-value="52☺" calcext:value-type="string">
            <text:p>52☺</text:p>
          </table:table-cell>
          <table:table-cell table:style-name="ce49" table:formula="of:=RIGHT([.C24];1)">
            <text:p/>
          </table:table-cell>
          <table:table-cell table:style-name="ce49" table:formula="of:=RIGHT([.D24];1)">
            <text:p/>
          </table:table-cell>
          <table:table-cell table:style-name="ce49" table:formula="of:=RIGHT([.E24];1)">
            <text:p/>
          </table:table-cell>
          <table:table-cell table:style-name="ce49" table:formula="of:=RIGHT([.F24];1)">
            <text:p/>
          </table:table-cell>
          <table:table-cell table:style-name="ce49" table:formula="of:=RIGHT([.G24];1)">
            <text:p/>
          </table:table-cell>
          <table:table-cell table:style-name="ce49" table:formula="of:=RIGHT([.H24];1)">
            <text:p/>
          </table:table-cell>
          <table:table-cell table:style-name="ce49" table:formula="of:=RIGHT([.I24];1)">
            <text:p/>
          </table:table-cell>
          <table:table-cell table:style-name="ce49" table:formula="of:=RIGHT([.J24];1)">
            <text:p/>
          </table:table-cell>
          <table:table-cell table:style-name="ce49" table:formula="of:=RIGHT([.K24];1)">
            <text:p/>
          </table:table-cell>
          <table:table-cell table:style-name="ce49" table:formula="of:=RIGHT([.L24];1)">
            <text:p/>
          </table:table-cell>
          <table:table-cell table:style-name="ce49" table:formula="of:=RIGHT([.M24];1)">
            <text:p/>
          </table:table-cell>
          <table:table-cell table:style-name="ce49" table:formula="of:=RIGHT([.N2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4];1)">
            <text:p/>
          </table:table-cell>
          <table:table-cell table:style-name="ce49" table:formula="of:=RIGHT([.P24];1)">
            <text:p/>
          </table:table-cell>
          <table:table-cell table:style-name="ce49" table:formula="of:=RIGHT([.Q24];1)">
            <text:p/>
          </table:table-cell>
          <table:table-cell table:style-name="ce49" table:formula="of:=RIGHT([.R24];1)">
            <text:p/>
          </table:table-cell>
          <table:table-cell table:style-name="ce49" table:formula="of:=RIGHT([.S24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24" calcext:value-type="date">
            <text:p>24/ okt</text:p>
          </table:table-cell>
          <table:table-cell table:style-name="ce286" table:formula="of:=TEXT([.A25];&quot;Ddd&quot;)" office:value-type="string" office:string-value="ned" calcext:value-type="string">
            <text:p>ned</text:p>
          </table:table-cell>
          <table:table-cell table:style-name="ce287" table:number-columns-repeated="18"/>
          <table:table-cell table:style-name="ce290"/>
          <table:table-cell table:style-name="ce291" table:formula="of:=COUNTIF([.AH25:.AY25];&quot;☻&quot;)" office:value-type="float" office:value="0" calcext:value-type="float">
            <text:p>0</text:p>
          </table:table-cell>
          <table:table-cell table:style-name="ce291" table:formula="of:=COUNTIF([.AH25:.AY25];&quot;☺&quot;)" office:value-type="float" office:value="0" calcext:value-type="float">
            <text:p>0</text:p>
          </table:table-cell>
          <table:table-cell table:style-name="ce291" table:formula="of:=COUNTIF([.C25:.S25];&quot;51&quot;)+COUNTIF([.C25:.S25];&quot;51$&quot;)+COUNTIF([.C25:.S25];&quot;51☻&quot;)" office:value-type="float" office:value="0" calcext:value-type="float">
            <text:p>0</text:p>
          </table:table-cell>
          <table:table-cell table:style-name="ce291" table:formula="of:=COUNTIF([.C25:.S25];&quot;52&quot;)+COUNTIF([.C25:.S25];&quot;52$&quot;)+COUNTIF([.C25:.S25];&quot;52☻&quot;)" office:value-type="float" office:value="0" calcext:value-type="float">
            <text:p>0</text:p>
          </table:table-cell>
          <table:table-cell table:style-name="ce291" table:formula="of:=COUNTIF([.C25:.S25];&quot;51¶&quot;)" office:value-type="float" office:value="0" calcext:value-type="float">
            <text:p>0</text:p>
          </table:table-cell>
          <table:table-cell table:style-name="ce291" table:formula="of:=COUNTIF([.C25:.S25];&quot;52¶&quot;)" office:value-type="float" office:value="0" calcext:value-type="float">
            <text:p>0</text:p>
          </table:table-cell>
          <table:table-cell table:style-name="ce291" table:formula="of:=COUNTIF([.C25:.S25];&quot;U&quot;)+COUNTIF([.C25:.S25];&quot;U☻&quot;)+COUNTIF([.C25:.S25];&quot;U☺&quot;)" office:value-type="float" office:value="0" calcext:value-type="float">
            <text:p>0</text:p>
          </table:table-cell>
          <table:table-cell table:style-name="ce291" table:formula="of:=COUNTIF([.C25:.S25];&quot;KVIT&quot;)+COUNTIF([.C25:.S25];&quot;KVIT☻&quot;)+COUNTIF([.C25:.S25];&quot;kvit$&quot;)" office:value-type="float" office:value="0" calcext:value-type="float">
            <text:p>0</text:p>
          </table:table-cell>
          <table:table-cell table:style-name="ce294" table:formula="of:=COUNTBLANK([.C25:.S25])-3" office:value-type="float" office:value="14" calcext:value-type="float">
            <text:p>14</text:p>
          </table:table-cell>
          <table:table-cell table:style-name="ce295" table:formula="of:=COUNTIF([.C25:.S25];&quot;x&quot;)" office:value-type="float" office:value="0" calcext:value-type="float">
            <text:p>0</text:p>
          </table:table-cell>
          <table:table-cell table:style-name="ce296" table:formula="of:=COUNTIF([.C25:.S25];&quot;51&quot;)+COUNTIF([.C25:.S25];&quot;51☻&quot;)+COUNTIF([.C25:.S25];&quot;2&quot;)+COUNTIF([.C25:.S25];&quot;52&quot;)+COUNTIF([.C25:.S25];&quot;52☻&quot;)+COUNTIF([.C25:.S25];&quot;51$&quot;)+COUNTIF([.C25:.S25];&quot;52$&quot;)" office:value-type="float" office:value="0" calcext:value-type="float">
            <text:p>0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49" table:formula="of:=RIGHT([.C25];1)">
            <text:p/>
          </table:table-cell>
          <table:table-cell table:style-name="ce49" table:formula="of:=RIGHT([.D25];1)">
            <text:p/>
          </table:table-cell>
          <table:table-cell table:style-name="ce49" table:formula="of:=RIGHT([.E25];1)">
            <text:p/>
          </table:table-cell>
          <table:table-cell table:style-name="ce49" table:formula="of:=RIGHT([.F25];1)">
            <text:p/>
          </table:table-cell>
          <table:table-cell table:style-name="ce49" table:formula="of:=RIGHT([.G25];1)">
            <text:p/>
          </table:table-cell>
          <table:table-cell table:style-name="ce49" table:formula="of:=RIGHT([.H25];1)">
            <text:p/>
          </table:table-cell>
          <table:table-cell table:style-name="ce49" table:formula="of:=RIGHT([.I25];1)">
            <text:p/>
          </table:table-cell>
          <table:table-cell table:style-name="ce49" table:formula="of:=RIGHT([.J25];1)">
            <text:p/>
          </table:table-cell>
          <table:table-cell table:style-name="ce49" table:formula="of:=RIGHT([.K25];1)">
            <text:p/>
          </table:table-cell>
          <table:table-cell table:style-name="ce49" table:formula="of:=RIGHT([.L25];1)">
            <text:p/>
          </table:table-cell>
          <table:table-cell table:style-name="ce49" table:formula="of:=RIGHT([.M25];1)">
            <text:p/>
          </table:table-cell>
          <table:table-cell table:style-name="ce49" table:formula="of:=RIGHT([.N2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5];1)">
            <text:p/>
          </table:table-cell>
          <table:table-cell table:style-name="ce49" table:formula="of:=RIGHT([.P25];1)">
            <text:p/>
          </table:table-cell>
          <table:table-cell table:style-name="ce49" table:formula="of:=RIGHT([.Q25];1)">
            <text:p/>
          </table:table-cell>
          <table:table-cell table:style-name="ce49" table:formula="of:=RIGHT([.R25];1)">
            <text:p/>
          </table:table-cell>
          <table:table-cell table:style-name="ce49" table:formula="of:=RIGHT([.S25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25" calcext:value-type="date">
            <text:p>25/ okt</text:p>
          </table:table-cell>
          <table:table-cell table:style-name="ce286" table:formula="of:=TEXT([.A26];&quot;Ddd&quot;)" office:value-type="string" office:string-value="pon" calcext:value-type="string">
            <text:p>pon</text:p>
          </table:table-cell>
          <table:table-cell table:style-name="ce287" table:number-columns-repeated="18"/>
          <table:table-cell table:style-name="ce290"/>
          <table:table-cell table:style-name="ce291" table:formula="of:=COUNTIF([.AH26:.AY26];&quot;☻&quot;)" office:value-type="float" office:value="0" calcext:value-type="float">
            <text:p>0</text:p>
          </table:table-cell>
          <table:table-cell table:style-name="ce291" table:formula="of:=COUNTIF([.AH26:.AY26];&quot;☺&quot;)" office:value-type="float" office:value="0" calcext:value-type="float">
            <text:p>0</text:p>
          </table:table-cell>
          <table:table-cell table:style-name="ce291" table:formula="of:=COUNTIF([.C26:.S26];&quot;51&quot;)+COUNTIF([.C26:.S26];&quot;51$&quot;)+COUNTIF([.C26:.S26];&quot;51☻&quot;)" office:value-type="float" office:value="0" calcext:value-type="float">
            <text:p>0</text:p>
          </table:table-cell>
          <table:table-cell table:style-name="ce291" table:formula="of:=COUNTIF([.C26:.S26];&quot;52&quot;)+COUNTIF([.C26:.S26];&quot;52$&quot;)+COUNTIF([.C26:.S26];&quot;52☻&quot;)" office:value-type="float" office:value="0" calcext:value-type="float">
            <text:p>0</text:p>
          </table:table-cell>
          <table:table-cell table:style-name="ce291" table:formula="of:=COUNTIF([.C26:.S26];&quot;51¶&quot;)" office:value-type="float" office:value="0" calcext:value-type="float">
            <text:p>0</text:p>
          </table:table-cell>
          <table:table-cell table:style-name="ce291" table:formula="of:=COUNTIF([.C26:.S26];&quot;52¶&quot;)" office:value-type="float" office:value="0" calcext:value-type="float">
            <text:p>0</text:p>
          </table:table-cell>
          <table:table-cell table:style-name="ce291" table:formula="of:=COUNTIF([.C26:.S26];&quot;U&quot;)+COUNTIF([.C26:.S26];&quot;U☻&quot;)+COUNTIF([.C26:.S26];&quot;U☺&quot;)" office:value-type="float" office:value="0" calcext:value-type="float">
            <text:p>0</text:p>
          </table:table-cell>
          <table:table-cell table:style-name="ce291" table:formula="of:=COUNTIF([.C26:.S26];&quot;KVIT&quot;)+COUNTIF([.C26:.S26];&quot;KVIT☻&quot;)+COUNTIF([.C26:.S26];&quot;kvit$&quot;)" office:value-type="float" office:value="0" calcext:value-type="float">
            <text:p>0</text:p>
          </table:table-cell>
          <table:table-cell table:style-name="ce294" table:formula="of:=COUNTBLANK([.C26:.S26])-3" office:value-type="float" office:value="14" calcext:value-type="float">
            <text:p>14</text:p>
          </table:table-cell>
          <table:table-cell table:style-name="ce295" table:formula="of:=COUNTIF([.C26:.S26];&quot;x&quot;)" office:value-type="float" office:value="0" calcext:value-type="float">
            <text:p>0</text:p>
          </table:table-cell>
          <table:table-cell table:style-name="ce296" table:formula="of:=COUNTIF([.C26:.S26];&quot;51&quot;)+COUNTIF([.C26:.S26];&quot;51☻&quot;)+COUNTIF([.C26:.S26];&quot;2&quot;)+COUNTIF([.C26:.S26];&quot;52&quot;)+COUNTIF([.C26:.S26];&quot;52☻&quot;)+COUNTIF([.C26:.S26];&quot;51$&quot;)+COUNTIF([.C26:.S26];&quot;52$&quot;)" office:value-type="float" office:value="0" calcext:value-type="float">
            <text:p>0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49" table:formula="of:=RIGHT([.C26];1)">
            <text:p/>
          </table:table-cell>
          <table:table-cell table:style-name="ce49" table:formula="of:=RIGHT([.D26];1)">
            <text:p/>
          </table:table-cell>
          <table:table-cell table:style-name="ce49" table:formula="of:=RIGHT([.E26];1)">
            <text:p/>
          </table:table-cell>
          <table:table-cell table:style-name="ce49" table:formula="of:=RIGHT([.F26];1)">
            <text:p/>
          </table:table-cell>
          <table:table-cell table:style-name="ce49" table:formula="of:=RIGHT([.G26];1)">
            <text:p/>
          </table:table-cell>
          <table:table-cell table:style-name="ce49" table:formula="of:=RIGHT([.H26];1)">
            <text:p/>
          </table:table-cell>
          <table:table-cell table:style-name="ce49" table:formula="of:=RIGHT([.I26];1)">
            <text:p/>
          </table:table-cell>
          <table:table-cell table:style-name="ce49" table:formula="of:=RIGHT([.J26];1)">
            <text:p/>
          </table:table-cell>
          <table:table-cell table:style-name="ce49" table:formula="of:=RIGHT([.K26];1)">
            <text:p/>
          </table:table-cell>
          <table:table-cell table:style-name="ce49" table:formula="of:=RIGHT([.L26];1)">
            <text:p/>
          </table:table-cell>
          <table:table-cell table:style-name="ce49" table:formula="of:=RIGHT([.M26];1)">
            <text:p/>
          </table:table-cell>
          <table:table-cell table:style-name="ce49" table:formula="of:=RIGHT([.N2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6];1)">
            <text:p/>
          </table:table-cell>
          <table:table-cell table:style-name="ce49" table:formula="of:=RIGHT([.P26];1)">
            <text:p/>
          </table:table-cell>
          <table:table-cell table:style-name="ce49" table:formula="of:=RIGHT([.Q26];1)">
            <text:p/>
          </table:table-cell>
          <table:table-cell table:style-name="ce49" table:formula="of:=RIGHT([.R26];1)">
            <text:p/>
          </table:table-cell>
          <table:table-cell table:style-name="ce49" table:formula="of:=RIGHT([.S26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26" calcext:value-type="date">
            <text:p>26/ okt</text:p>
          </table:table-cell>
          <table:table-cell table:style-name="ce286" table:formula="of:=TEXT([.A27];&quot;Ddd&quot;)" office:value-type="string" office:string-value="tor" calcext:value-type="string">
            <text:p>tor</text:p>
          </table:table-cell>
          <table:table-cell table:style-name="ce287" table:number-columns-repeated="18"/>
          <table:table-cell table:style-name="ce290"/>
          <table:table-cell table:style-name="ce291" table:formula="of:=COUNTIF([.AH27:.AY27];&quot;☻&quot;)" office:value-type="float" office:value="0" calcext:value-type="float">
            <text:p>0</text:p>
          </table:table-cell>
          <table:table-cell table:style-name="ce291" table:formula="of:=COUNTIF([.AH27:.AY27];&quot;☺&quot;)" office:value-type="float" office:value="0" calcext:value-type="float">
            <text:p>0</text:p>
          </table:table-cell>
          <table:table-cell table:style-name="ce291" table:formula="of:=COUNTIF([.C27:.S27];&quot;51&quot;)+COUNTIF([.C27:.S27];&quot;51$&quot;)+COUNTIF([.C27:.S27];&quot;51☻&quot;)" office:value-type="float" office:value="0" calcext:value-type="float">
            <text:p>0</text:p>
          </table:table-cell>
          <table:table-cell table:style-name="ce291" table:formula="of:=COUNTIF([.C27:.S27];&quot;52&quot;)+COUNTIF([.C27:.S27];&quot;52$&quot;)+COUNTIF([.C27:.S27];&quot;52☻&quot;)" office:value-type="float" office:value="0" calcext:value-type="float">
            <text:p>0</text:p>
          </table:table-cell>
          <table:table-cell table:style-name="ce291" table:formula="of:=COUNTIF([.C27:.S27];&quot;51¶&quot;)" office:value-type="float" office:value="0" calcext:value-type="float">
            <text:p>0</text:p>
          </table:table-cell>
          <table:table-cell table:style-name="ce291" table:formula="of:=COUNTIF([.C27:.S27];&quot;52¶&quot;)" office:value-type="float" office:value="0" calcext:value-type="float">
            <text:p>0</text:p>
          </table:table-cell>
          <table:table-cell table:style-name="ce291" table:formula="of:=COUNTIF([.C27:.S27];&quot;U&quot;)+COUNTIF([.C27:.S27];&quot;U☻&quot;)+COUNTIF([.C27:.S27];&quot;U☺&quot;)" office:value-type="float" office:value="0" calcext:value-type="float">
            <text:p>0</text:p>
          </table:table-cell>
          <table:table-cell table:style-name="ce291" table:formula="of:=COUNTIF([.C27:.S27];&quot;KVIT&quot;)+COUNTIF([.C27:.S27];&quot;KVIT☻&quot;)+COUNTIF([.C27:.S27];&quot;kvit$&quot;)" office:value-type="float" office:value="0" calcext:value-type="float">
            <text:p>0</text:p>
          </table:table-cell>
          <table:table-cell table:style-name="ce294" table:formula="of:=COUNTBLANK([.C27:.S27])-3" office:value-type="float" office:value="14" calcext:value-type="float">
            <text:p>14</text:p>
          </table:table-cell>
          <table:table-cell table:style-name="ce295" table:formula="of:=COUNTIF([.C27:.S27];&quot;x&quot;)" office:value-type="float" office:value="0" calcext:value-type="float">
            <text:p>0</text:p>
          </table:table-cell>
          <table:table-cell table:style-name="ce296" table:formula="of:=COUNTIF([.C27:.S27];&quot;51&quot;)+COUNTIF([.C27:.S27];&quot;51☻&quot;)+COUNTIF([.C27:.S27];&quot;2&quot;)+COUNTIF([.C27:.S27];&quot;52&quot;)+COUNTIF([.C27:.S27];&quot;52☻&quot;)+COUNTIF([.C27:.S27];&quot;51$&quot;)+COUNTIF([.C27:.S27];&quot;52$&quot;)" office:value-type="float" office:value="0" calcext:value-type="float">
            <text:p>0</text:p>
          </table:table-cell>
          <table:table-cell table:style-name="ce114" table:formula="of:=[Vzorci_vnosov.$A$27]" office:value-type="string" office:string-value="KVIT☺" calcext:value-type="string">
            <text:p>KVIT☺</text:p>
          </table:table-cell>
          <table:table-cell table:style-name="ce49" table:formula="of:=RIGHT([.C27];1)">
            <text:p/>
          </table:table-cell>
          <table:table-cell table:style-name="ce49" table:formula="of:=RIGHT([.D27];1)">
            <text:p/>
          </table:table-cell>
          <table:table-cell table:style-name="ce49" table:formula="of:=RIGHT([.E27];1)">
            <text:p/>
          </table:table-cell>
          <table:table-cell table:style-name="ce49" table:formula="of:=RIGHT([.F27];1)">
            <text:p/>
          </table:table-cell>
          <table:table-cell table:style-name="ce49" table:formula="of:=RIGHT([.G27];1)">
            <text:p/>
          </table:table-cell>
          <table:table-cell table:style-name="ce49" table:formula="of:=RIGHT([.H27];1)">
            <text:p/>
          </table:table-cell>
          <table:table-cell table:style-name="ce49" table:formula="of:=RIGHT([.I27];1)">
            <text:p/>
          </table:table-cell>
          <table:table-cell table:style-name="ce49" table:formula="of:=RIGHT([.J27];1)">
            <text:p/>
          </table:table-cell>
          <table:table-cell table:style-name="ce49" table:formula="of:=RIGHT([.K27];1)">
            <text:p/>
          </table:table-cell>
          <table:table-cell table:style-name="ce49" table:formula="of:=RIGHT([.L27];1)">
            <text:p/>
          </table:table-cell>
          <table:table-cell table:style-name="ce49" table:formula="of:=RIGHT([.M27];1)">
            <text:p/>
          </table:table-cell>
          <table:table-cell table:style-name="ce49" table:formula="of:=RIGHT([.N2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7];1)">
            <text:p/>
          </table:table-cell>
          <table:table-cell table:style-name="ce49" table:formula="of:=RIGHT([.P27];1)">
            <text:p/>
          </table:table-cell>
          <table:table-cell table:style-name="ce49" table:formula="of:=RIGHT([.Q27];1)">
            <text:p/>
          </table:table-cell>
          <table:table-cell table:style-name="ce49" table:formula="of:=RIGHT([.R27];1)">
            <text:p/>
          </table:table-cell>
          <table:table-cell table:style-name="ce49" table:formula="of:=RIGHT([.S27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27" calcext:value-type="date">
            <text:p>27/ okt</text:p>
          </table:table-cell>
          <table:table-cell table:style-name="ce286" table:formula="of:=TEXT([.A28];&quot;Ddd&quot;)" office:value-type="string" office:string-value="sre" calcext:value-type="string">
            <text:p>sre</text:p>
          </table:table-cell>
          <table:table-cell table:style-name="ce287" table:number-columns-repeated="18"/>
          <table:table-cell table:style-name="ce290"/>
          <table:table-cell table:style-name="ce291" table:formula="of:=COUNTIF([.AH28:.AY28];&quot;☻&quot;)" office:value-type="float" office:value="0" calcext:value-type="float">
            <text:p>0</text:p>
          </table:table-cell>
          <table:table-cell table:style-name="ce291" table:formula="of:=COUNTIF([.AH28:.AY28];&quot;☺&quot;)" office:value-type="float" office:value="0" calcext:value-type="float">
            <text:p>0</text:p>
          </table:table-cell>
          <table:table-cell table:style-name="ce291" table:formula="of:=COUNTIF([.C28:.S28];&quot;51&quot;)+COUNTIF([.C28:.S28];&quot;51$&quot;)+COUNTIF([.C28:.S28];&quot;51☻&quot;)" office:value-type="float" office:value="0" calcext:value-type="float">
            <text:p>0</text:p>
          </table:table-cell>
          <table:table-cell table:style-name="ce291" table:formula="of:=COUNTIF([.C28:.S28];&quot;52&quot;)+COUNTIF([.C28:.S28];&quot;52$&quot;)+COUNTIF([.C28:.S28];&quot;52☻&quot;)" office:value-type="float" office:value="0" calcext:value-type="float">
            <text:p>0</text:p>
          </table:table-cell>
          <table:table-cell table:style-name="ce291" table:formula="of:=COUNTIF([.C28:.S28];&quot;51¶&quot;)" office:value-type="float" office:value="0" calcext:value-type="float">
            <text:p>0</text:p>
          </table:table-cell>
          <table:table-cell table:style-name="ce291" table:formula="of:=COUNTIF([.C28:.S28];&quot;52¶&quot;)" office:value-type="float" office:value="0" calcext:value-type="float">
            <text:p>0</text:p>
          </table:table-cell>
          <table:table-cell table:style-name="ce291" table:formula="of:=COUNTIF([.C28:.S28];&quot;U&quot;)+COUNTIF([.C28:.S28];&quot;U☻&quot;)+COUNTIF([.C28:.S28];&quot;U☺&quot;)" office:value-type="float" office:value="0" calcext:value-type="float">
            <text:p>0</text:p>
          </table:table-cell>
          <table:table-cell table:style-name="ce291" table:formula="of:=COUNTIF([.C28:.S28];&quot;KVIT&quot;)+COUNTIF([.C28:.S28];&quot;KVIT☻&quot;)+COUNTIF([.C28:.S28];&quot;kvit$&quot;)" office:value-type="float" office:value="0" calcext:value-type="float">
            <text:p>0</text:p>
          </table:table-cell>
          <table:table-cell table:style-name="ce294" table:formula="of:=COUNTBLANK([.C28:.S28])-3" office:value-type="float" office:value="14" calcext:value-type="float">
            <text:p>14</text:p>
          </table:table-cell>
          <table:table-cell table:style-name="ce295" table:formula="of:=COUNTIF([.C28:.S28];&quot;x&quot;)" office:value-type="float" office:value="0" calcext:value-type="float">
            <text:p>0</text:p>
          </table:table-cell>
          <table:table-cell table:style-name="ce296" table:formula="of:=COUNTIF([.C28:.S28];&quot;51&quot;)+COUNTIF([.C28:.S28];&quot;51☻&quot;)+COUNTIF([.C28:.S28];&quot;2&quot;)+COUNTIF([.C28:.S28];&quot;52&quot;)+COUNTIF([.C28:.S28];&quot;52☻&quot;)+COUNTIF([.C28:.S28];&quot;51$&quot;)+COUNTIF([.C28:.S28];&quot;52$&quot;)" office:value-type="float" office:value="0" calcext:value-type="float">
            <text:p>0</text:p>
          </table:table-cell>
          <table:table-cell table:style-name="ce115" table:formula="of:=[Vzorci_vnosov.$A$28]" office:value-type="string" office:string-value="KO" calcext:value-type="string">
            <text:p>KO</text:p>
          </table:table-cell>
          <table:table-cell table:style-name="ce49" table:formula="of:=RIGHT([.C28];1)">
            <text:p/>
          </table:table-cell>
          <table:table-cell table:style-name="ce49" table:formula="of:=RIGHT([.D28];1)">
            <text:p/>
          </table:table-cell>
          <table:table-cell table:style-name="ce49" table:formula="of:=RIGHT([.E28];1)">
            <text:p/>
          </table:table-cell>
          <table:table-cell table:style-name="ce49" table:formula="of:=RIGHT([.F28];1)">
            <text:p/>
          </table:table-cell>
          <table:table-cell table:style-name="ce49" table:formula="of:=RIGHT([.G28];1)">
            <text:p/>
          </table:table-cell>
          <table:table-cell table:style-name="ce49" table:formula="of:=RIGHT([.H28];1)">
            <text:p/>
          </table:table-cell>
          <table:table-cell table:style-name="ce49" table:formula="of:=RIGHT([.I28];1)">
            <text:p/>
          </table:table-cell>
          <table:table-cell table:style-name="ce49" table:formula="of:=RIGHT([.J28];1)">
            <text:p/>
          </table:table-cell>
          <table:table-cell table:style-name="ce49" table:formula="of:=RIGHT([.K28];1)">
            <text:p/>
          </table:table-cell>
          <table:table-cell table:style-name="ce49" table:formula="of:=RIGHT([.L28];1)">
            <text:p/>
          </table:table-cell>
          <table:table-cell table:style-name="ce49" table:formula="of:=RIGHT([.M28];1)">
            <text:p/>
          </table:table-cell>
          <table:table-cell table:style-name="ce49" table:formula="of:=RIGHT([.N2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8];1)">
            <text:p/>
          </table:table-cell>
          <table:table-cell table:style-name="ce49" table:formula="of:=RIGHT([.P28];1)">
            <text:p/>
          </table:table-cell>
          <table:table-cell table:style-name="ce49" table:formula="of:=RIGHT([.Q28];1)">
            <text:p/>
          </table:table-cell>
          <table:table-cell table:style-name="ce49" table:formula="of:=RIGHT([.R28];1)">
            <text:p/>
          </table:table-cell>
          <table:table-cell table:style-name="ce49" table:formula="of:=RIGHT([.S28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28" calcext:value-type="date">
            <text:p>28/ okt</text:p>
          </table:table-cell>
          <table:table-cell table:style-name="ce286" table:formula="of:=TEXT([.A29];&quot;Ddd&quot;)" office:value-type="string" office:string-value="čet" calcext:value-type="string">
            <text:p>čet</text:p>
          </table:table-cell>
          <table:table-cell table:style-name="ce287" table:number-columns-repeated="18"/>
          <table:table-cell table:style-name="ce290"/>
          <table:table-cell table:style-name="ce291" table:formula="of:=COUNTIF([.AH29:.AY29];&quot;☻&quot;)" office:value-type="float" office:value="0" calcext:value-type="float">
            <text:p>0</text:p>
          </table:table-cell>
          <table:table-cell table:style-name="ce291" table:formula="of:=COUNTIF([.AH29:.AY29];&quot;☺&quot;)" office:value-type="float" office:value="0" calcext:value-type="float">
            <text:p>0</text:p>
          </table:table-cell>
          <table:table-cell table:style-name="ce291" table:formula="of:=COUNTIF([.C29:.S29];&quot;51&quot;)+COUNTIF([.C29:.S29];&quot;51$&quot;)+COUNTIF([.C29:.S29];&quot;51☻&quot;)" office:value-type="float" office:value="0" calcext:value-type="float">
            <text:p>0</text:p>
          </table:table-cell>
          <table:table-cell table:style-name="ce291" table:formula="of:=COUNTIF([.C29:.S29];&quot;52&quot;)+COUNTIF([.C29:.S29];&quot;52$&quot;)+COUNTIF([.C29:.S29];&quot;52☻&quot;)" office:value-type="float" office:value="0" calcext:value-type="float">
            <text:p>0</text:p>
          </table:table-cell>
          <table:table-cell table:style-name="ce291" table:formula="of:=COUNTIF([.C29:.S29];&quot;51¶&quot;)" office:value-type="float" office:value="0" calcext:value-type="float">
            <text:p>0</text:p>
          </table:table-cell>
          <table:table-cell table:style-name="ce291" table:formula="of:=COUNTIF([.C29:.S29];&quot;52¶&quot;)" office:value-type="float" office:value="0" calcext:value-type="float">
            <text:p>0</text:p>
          </table:table-cell>
          <table:table-cell table:style-name="ce291" table:formula="of:=COUNTIF([.C29:.S29];&quot;U&quot;)+COUNTIF([.C29:.S29];&quot;U☻&quot;)+COUNTIF([.C29:.S29];&quot;U☺&quot;)" office:value-type="float" office:value="0" calcext:value-type="float">
            <text:p>0</text:p>
          </table:table-cell>
          <table:table-cell table:style-name="ce291" table:formula="of:=COUNTIF([.C29:.S29];&quot;KVIT&quot;)+COUNTIF([.C29:.S29];&quot;KVIT☻&quot;)+COUNTIF([.C29:.S29];&quot;kvit$&quot;)" office:value-type="float" office:value="0" calcext:value-type="float">
            <text:p>0</text:p>
          </table:table-cell>
          <table:table-cell table:style-name="ce294" table:formula="of:=COUNTBLANK([.C29:.S29])-3" office:value-type="float" office:value="14" calcext:value-type="float">
            <text:p>14</text:p>
          </table:table-cell>
          <table:table-cell table:style-name="ce295" table:formula="of:=COUNTIF([.C29:.S29];&quot;x&quot;)" office:value-type="float" office:value="0" calcext:value-type="float">
            <text:p>0</text:p>
          </table:table-cell>
          <table:table-cell table:style-name="ce296" table:formula="of:=COUNTIF([.C29:.S29];&quot;51&quot;)+COUNTIF([.C29:.S29];&quot;51☻&quot;)+COUNTIF([.C29:.S29];&quot;2&quot;)+COUNTIF([.C29:.S29];&quot;52&quot;)+COUNTIF([.C29:.S29];&quot;52☻&quot;)+COUNTIF([.C29:.S29];&quot;51$&quot;)+COUNTIF([.C29:.S29];&quot;52$&quot;)" office:value-type="float" office:value="0" calcext:value-type="float">
            <text:p>0</text:p>
          </table:table-cell>
          <table:table-cell table:style-name="ce115" table:formula="of:=[Vzorci_vnosov.$A$29]" office:value-type="string" office:string-value="Rt" calcext:value-type="string">
            <text:p>Rt</text:p>
          </table:table-cell>
          <table:table-cell table:style-name="ce49" table:formula="of:=RIGHT([.C29];1)">
            <text:p/>
          </table:table-cell>
          <table:table-cell table:style-name="ce49" table:formula="of:=RIGHT([.D29];1)">
            <text:p/>
          </table:table-cell>
          <table:table-cell table:style-name="ce49" table:formula="of:=RIGHT([.E29];1)">
            <text:p/>
          </table:table-cell>
          <table:table-cell table:style-name="ce49" table:formula="of:=RIGHT([.F29];1)">
            <text:p/>
          </table:table-cell>
          <table:table-cell table:style-name="ce49" table:formula="of:=RIGHT([.G29];1)">
            <text:p/>
          </table:table-cell>
          <table:table-cell table:style-name="ce49" table:formula="of:=RIGHT([.H29];1)">
            <text:p/>
          </table:table-cell>
          <table:table-cell table:style-name="ce49" table:formula="of:=RIGHT([.I29];1)">
            <text:p/>
          </table:table-cell>
          <table:table-cell table:style-name="ce49" table:formula="of:=RIGHT([.J29];1)">
            <text:p/>
          </table:table-cell>
          <table:table-cell table:style-name="ce49" table:formula="of:=RIGHT([.K29];1)">
            <text:p/>
          </table:table-cell>
          <table:table-cell table:style-name="ce49" table:formula="of:=RIGHT([.L29];1)">
            <text:p/>
          </table:table-cell>
          <table:table-cell table:style-name="ce49" table:formula="of:=RIGHT([.M29];1)">
            <text:p/>
          </table:table-cell>
          <table:table-cell table:style-name="ce49" table:formula="of:=RIGHT([.N2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9];1)">
            <text:p/>
          </table:table-cell>
          <table:table-cell table:style-name="ce49" table:formula="of:=RIGHT([.P29];1)">
            <text:p/>
          </table:table-cell>
          <table:table-cell table:style-name="ce49" table:formula="of:=RIGHT([.Q29];1)">
            <text:p/>
          </table:table-cell>
          <table:table-cell table:style-name="ce49" table:formula="of:=RIGHT([.R29];1)">
            <text:p/>
          </table:table-cell>
          <table:table-cell table:style-name="ce49" table:formula="of:=RIGHT([.S29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29" calcext:value-type="date">
            <text:p>29/ okt</text:p>
          </table:table-cell>
          <table:table-cell table:style-name="ce286" table:formula="of:=TEXT([.A30];&quot;Ddd&quot;)" office:value-type="string" office:string-value="pet" calcext:value-type="string">
            <text:p>pet</text:p>
          </table:table-cell>
          <table:table-cell table:style-name="ce287" table:number-columns-repeated="18"/>
          <table:table-cell table:style-name="ce290"/>
          <table:table-cell table:style-name="ce291" table:formula="of:=COUNTIF([.AH30:.AY30];&quot;☻&quot;)" office:value-type="float" office:value="0" calcext:value-type="float">
            <text:p>0</text:p>
          </table:table-cell>
          <table:table-cell table:style-name="ce291" table:formula="of:=COUNTIF([.AH30:.AY30];&quot;☺&quot;)" office:value-type="float" office:value="0" calcext:value-type="float">
            <text:p>0</text:p>
          </table:table-cell>
          <table:table-cell table:style-name="ce291" table:formula="of:=COUNTIF([.C30:.S30];&quot;51&quot;)+COUNTIF([.C30:.S30];&quot;51$&quot;)+COUNTIF([.C30:.S30];&quot;51☻&quot;)" office:value-type="float" office:value="0" calcext:value-type="float">
            <text:p>0</text:p>
          </table:table-cell>
          <table:table-cell table:style-name="ce291" table:formula="of:=COUNTIF([.C30:.S30];&quot;52&quot;)+COUNTIF([.C30:.S30];&quot;52$&quot;)+COUNTIF([.C30:.S30];&quot;52☻&quot;)" office:value-type="float" office:value="0" calcext:value-type="float">
            <text:p>0</text:p>
          </table:table-cell>
          <table:table-cell table:style-name="ce291" table:formula="of:=COUNTIF([.C30:.S30];&quot;51¶&quot;)" office:value-type="float" office:value="0" calcext:value-type="float">
            <text:p>0</text:p>
          </table:table-cell>
          <table:table-cell table:style-name="ce291" table:formula="of:=COUNTIF([.C30:.S30];&quot;52¶&quot;)" office:value-type="float" office:value="0" calcext:value-type="float">
            <text:p>0</text:p>
          </table:table-cell>
          <table:table-cell table:style-name="ce291" table:formula="of:=COUNTIF([.C30:.S30];&quot;U&quot;)+COUNTIF([.C30:.S30];&quot;U☻&quot;)+COUNTIF([.C30:.S30];&quot;U☺&quot;)" office:value-type="float" office:value="0" calcext:value-type="float">
            <text:p>0</text:p>
          </table:table-cell>
          <table:table-cell table:style-name="ce291" table:formula="of:=COUNTIF([.C30:.S30];&quot;KVIT&quot;)+COUNTIF([.C30:.S30];&quot;KVIT☻&quot;)+COUNTIF([.C30:.S30];&quot;kvit$&quot;)" office:value-type="float" office:value="0" calcext:value-type="float">
            <text:p>0</text:p>
          </table:table-cell>
          <table:table-cell table:style-name="ce294" table:formula="of:=COUNTBLANK([.C30:.S30])-3" office:value-type="float" office:value="14" calcext:value-type="float">
            <text:p>14</text:p>
          </table:table-cell>
          <table:table-cell table:style-name="ce295" table:formula="of:=COUNTIF([.C30:.S30];&quot;x&quot;)" office:value-type="float" office:value="0" calcext:value-type="float">
            <text:p>0</text:p>
          </table:table-cell>
          <table:table-cell table:style-name="ce296" table:formula="of:=COUNTIF([.C30:.S30];&quot;51&quot;)+COUNTIF([.C30:.S30];&quot;51☻&quot;)+COUNTIF([.C30:.S30];&quot;2&quot;)+COUNTIF([.C30:.S30];&quot;52&quot;)+COUNTIF([.C30:.S30];&quot;52☻&quot;)+COUNTIF([.C30:.S30];&quot;51$&quot;)+COUNTIF([.C30:.S30];&quot;52$&quot;)" office:value-type="float" office:value="0" calcext:value-type="float">
            <text:p>0</text:p>
          </table:table-cell>
          <table:table-cell table:style-name="ce87" table:formula="of:=[Vzorci_vnosov.$A$30]" office:value-type="string" office:string-value="Rt☻" calcext:value-type="string">
            <text:p>Rt☻</text:p>
          </table:table-cell>
          <table:table-cell table:style-name="ce49" table:formula="of:=RIGHT([.C30];1)">
            <text:p/>
          </table:table-cell>
          <table:table-cell table:style-name="ce49" table:formula="of:=RIGHT([.D30];1)">
            <text:p/>
          </table:table-cell>
          <table:table-cell table:style-name="ce49" table:formula="of:=RIGHT([.E30];1)">
            <text:p/>
          </table:table-cell>
          <table:table-cell table:style-name="ce49" table:formula="of:=RIGHT([.F30];1)">
            <text:p/>
          </table:table-cell>
          <table:table-cell table:style-name="ce49" table:formula="of:=RIGHT([.G30];1)">
            <text:p/>
          </table:table-cell>
          <table:table-cell table:style-name="ce49" table:formula="of:=RIGHT([.H30];1)">
            <text:p/>
          </table:table-cell>
          <table:table-cell table:style-name="ce49" table:formula="of:=RIGHT([.I30];1)">
            <text:p/>
          </table:table-cell>
          <table:table-cell table:style-name="ce49" table:formula="of:=RIGHT([.J30];1)">
            <text:p/>
          </table:table-cell>
          <table:table-cell table:style-name="ce49" table:formula="of:=RIGHT([.K30];1)">
            <text:p/>
          </table:table-cell>
          <table:table-cell table:style-name="ce49" table:formula="of:=RIGHT([.L30];1)">
            <text:p/>
          </table:table-cell>
          <table:table-cell table:style-name="ce49" table:formula="of:=RIGHT([.M30];1)">
            <text:p/>
          </table:table-cell>
          <table:table-cell table:style-name="ce49" table:formula="of:=RIGHT([.N3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0];1)">
            <text:p/>
          </table:table-cell>
          <table:table-cell table:style-name="ce49" table:formula="of:=RIGHT([.P30];1)">
            <text:p/>
          </table:table-cell>
          <table:table-cell table:style-name="ce49" table:formula="of:=RIGHT([.Q30];1)">
            <text:p/>
          </table:table-cell>
          <table:table-cell table:style-name="ce49" table:formula="of:=RIGHT([.R30];1)">
            <text:p/>
          </table:table-cell>
          <table:table-cell table:style-name="ce49" table:formula="of:=RIGHT([.S30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30" calcext:value-type="date">
            <text:p>30/ okt</text:p>
          </table:table-cell>
          <table:table-cell table:style-name="ce286" table:formula="of:=TEXT([.A31];&quot;Ddd&quot;)" office:value-type="string" office:string-value="sob" calcext:value-type="string">
            <text:p>sob</text:p>
          </table:table-cell>
          <table:table-cell table:style-name="ce287" table:number-columns-repeated="18"/>
          <table:table-cell table:style-name="ce290"/>
          <table:table-cell table:style-name="ce291" table:formula="of:=COUNTIF([.AH31:.AY31];&quot;☻&quot;)" office:value-type="float" office:value="0" calcext:value-type="float">
            <text:p>0</text:p>
          </table:table-cell>
          <table:table-cell table:style-name="ce291" table:formula="of:=COUNTIF([.AH31:.AY31];&quot;☺&quot;)" office:value-type="float" office:value="0" calcext:value-type="float">
            <text:p>0</text:p>
          </table:table-cell>
          <table:table-cell table:style-name="ce291" table:formula="of:=COUNTIF([.C31:.S31];&quot;51&quot;)+COUNTIF([.C31:.S31];&quot;51$&quot;)+COUNTIF([.C31:.S31];&quot;51☻&quot;)" office:value-type="float" office:value="0" calcext:value-type="float">
            <text:p>0</text:p>
          </table:table-cell>
          <table:table-cell table:style-name="ce291" table:formula="of:=COUNTIF([.C31:.S31];&quot;52&quot;)+COUNTIF([.C31:.S31];&quot;52$&quot;)+COUNTIF([.C31:.S31];&quot;52☻&quot;)" office:value-type="float" office:value="0" calcext:value-type="float">
            <text:p>0</text:p>
          </table:table-cell>
          <table:table-cell table:style-name="ce291" table:formula="of:=COUNTIF([.C31:.S31];&quot;51¶&quot;)" office:value-type="float" office:value="0" calcext:value-type="float">
            <text:p>0</text:p>
          </table:table-cell>
          <table:table-cell table:style-name="ce291" table:formula="of:=COUNTIF([.C31:.S31];&quot;52¶&quot;)" office:value-type="float" office:value="0" calcext:value-type="float">
            <text:p>0</text:p>
          </table:table-cell>
          <table:table-cell table:style-name="ce291" table:formula="of:=COUNTIF([.C31:.S31];&quot;U&quot;)+COUNTIF([.C31:.S31];&quot;U☻&quot;)+COUNTIF([.C31:.S31];&quot;U☺&quot;)" office:value-type="float" office:value="0" calcext:value-type="float">
            <text:p>0</text:p>
          </table:table-cell>
          <table:table-cell table:style-name="ce291" table:formula="of:=COUNTIF([.C31:.S31];&quot;KVIT&quot;)+COUNTIF([.C31:.S31];&quot;KVIT☻&quot;)+COUNTIF([.C31:.S31];&quot;kvit$&quot;)" office:value-type="float" office:value="0" calcext:value-type="float">
            <text:p>0</text:p>
          </table:table-cell>
          <table:table-cell table:style-name="ce294" table:formula="of:=COUNTBLANK([.C31:.S31])-3" office:value-type="float" office:value="14" calcext:value-type="float">
            <text:p>14</text:p>
          </table:table-cell>
          <table:table-cell table:style-name="ce295" table:formula="of:=COUNTIF([.C31:.S31];&quot;x&quot;)" office:value-type="float" office:value="0" calcext:value-type="float">
            <text:p>0</text:p>
          </table:table-cell>
          <table:table-cell table:style-name="ce296" table:formula="of:=COUNTIF([.C31:.S31];&quot;51&quot;)+COUNTIF([.C31:.S31];&quot;51☻&quot;)+COUNTIF([.C31:.S31];&quot;2&quot;)+COUNTIF([.C31:.S31];&quot;52&quot;)+COUNTIF([.C31:.S31];&quot;52☻&quot;)+COUNTIF([.C31:.S31];&quot;51$&quot;)+COUNTIF([.C31:.S31];&quot;52$&quot;)" office:value-type="float" office:value="0" calcext:value-type="float">
            <text:p>0</text:p>
          </table:table-cell>
          <table:table-cell table:style-name="ce116" table:formula="of:=[Vzorci_vnosov.$A$31]" office:value-type="string" office:string-value="Rt☺" calcext:value-type="string">
            <text:p>Rt☺</text:p>
          </table:table-cell>
          <table:table-cell table:style-name="ce49" table:formula="of:=RIGHT([.C31];1)">
            <text:p/>
          </table:table-cell>
          <table:table-cell table:style-name="ce49" table:formula="of:=RIGHT([.D31];1)">
            <text:p/>
          </table:table-cell>
          <table:table-cell table:style-name="ce49" table:formula="of:=RIGHT([.E31];1)">
            <text:p/>
          </table:table-cell>
          <table:table-cell table:style-name="ce49" table:formula="of:=RIGHT([.F31];1)">
            <text:p/>
          </table:table-cell>
          <table:table-cell table:style-name="ce49" table:formula="of:=RIGHT([.G31];1)">
            <text:p/>
          </table:table-cell>
          <table:table-cell table:style-name="ce49" table:formula="of:=RIGHT([.H31];1)">
            <text:p/>
          </table:table-cell>
          <table:table-cell table:style-name="ce49" table:formula="of:=RIGHT([.I31];1)">
            <text:p/>
          </table:table-cell>
          <table:table-cell table:style-name="ce49" table:formula="of:=RIGHT([.J31];1)">
            <text:p/>
          </table:table-cell>
          <table:table-cell table:style-name="ce49" table:formula="of:=RIGHT([.K31];1)">
            <text:p/>
          </table:table-cell>
          <table:table-cell table:style-name="ce49" table:formula="of:=RIGHT([.L31];1)">
            <text:p/>
          </table:table-cell>
          <table:table-cell table:style-name="ce49" table:formula="of:=RIGHT([.M31];1)">
            <text:p/>
          </table:table-cell>
          <table:table-cell table:style-name="ce49" table:formula="of:=RIGHT([.N3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1];1)">
            <text:p/>
          </table:table-cell>
          <table:table-cell table:style-name="ce49" table:formula="of:=RIGHT([.P31];1)">
            <text:p/>
          </table:table-cell>
          <table:table-cell table:style-name="ce49" table:formula="of:=RIGHT([.Q31];1)">
            <text:p/>
          </table:table-cell>
          <table:table-cell table:style-name="ce49" table:formula="of:=RIGHT([.R31];1)">
            <text:p/>
          </table:table-cell>
          <table:table-cell table:style-name="ce49" table:formula="of:=RIGHT([.S31];1)">
            <text:p/>
          </table:table-cell>
          <table:table-cell table:number-columns-repeated="973"/>
        </table:table-row>
        <table:table-row table:style-name="ro4">
          <table:table-cell table:style-name="ce283" office:value-type="date" office:date-value="2021-10-31" calcext:value-type="date">
            <text:p>31/ okt</text:p>
          </table:table-cell>
          <table:table-cell table:style-name="ce286" table:formula="of:=TEXT([.A32];&quot;Ddd&quot;)" office:value-type="string" office:string-value="ned" calcext:value-type="string">
            <text:p>ned</text:p>
          </table:table-cell>
          <table:table-cell table:style-name="ce287" table:number-columns-repeated="15"/>
          <table:table-cell table:style-name="ce237"/>
          <table:table-cell table:style-name="ce287" table:number-columns-repeated="2"/>
          <table:table-cell table:style-name="ce290"/>
          <table:table-cell table:style-name="ce291" table:formula="of:=COUNTIF([.AH32:.AY32];&quot;☻&quot;)" office:value-type="float" office:value="0" calcext:value-type="float">
            <text:p>0</text:p>
          </table:table-cell>
          <table:table-cell table:style-name="ce291" table:formula="of:=COUNTIF([.AH32:.AY32];&quot;☺&quot;)" office:value-type="float" office:value="0" calcext:value-type="float">
            <text:p>0</text:p>
          </table:table-cell>
          <table:table-cell table:style-name="ce291" table:formula="of:=COUNTIF([.C32:.S32];&quot;51&quot;)+COUNTIF([.C32:.S32];&quot;51$&quot;)+COUNTIF([.C32:.S32];&quot;51☻&quot;)" office:value-type="float" office:value="0" calcext:value-type="float">
            <text:p>0</text:p>
          </table:table-cell>
          <table:table-cell table:style-name="ce291" table:formula="of:=COUNTIF([.C32:.S32];&quot;52&quot;)+COUNTIF([.C32:.S32];&quot;52$&quot;)+COUNTIF([.C32:.S32];&quot;52☻&quot;)" office:value-type="float" office:value="0" calcext:value-type="float">
            <text:p>0</text:p>
          </table:table-cell>
          <table:table-cell table:style-name="ce291" table:formula="of:=COUNTIF([.C32:.S32];&quot;51¶&quot;)" office:value-type="float" office:value="0" calcext:value-type="float">
            <text:p>0</text:p>
          </table:table-cell>
          <table:table-cell table:style-name="ce291" table:formula="of:=COUNTIF([.C32:.S32];&quot;52¶&quot;)" office:value-type="float" office:value="0" calcext:value-type="float">
            <text:p>0</text:p>
          </table:table-cell>
          <table:table-cell table:style-name="ce291" table:formula="of:=COUNTIF([.C32:.S32];&quot;U&quot;)+COUNTIF([.C32:.S32];&quot;U☻&quot;)+COUNTIF([.C32:.S32];&quot;U☺&quot;)" office:value-type="float" office:value="0" calcext:value-type="float">
            <text:p>0</text:p>
          </table:table-cell>
          <table:table-cell table:style-name="ce291" table:formula="of:=COUNTIF([.C32:.S32];&quot;KVIT&quot;)+COUNTIF([.C32:.S32];&quot;KVIT☻&quot;)+COUNTIF([.C32:.S32];&quot;kvit$&quot;)" office:value-type="float" office:value="0" calcext:value-type="float">
            <text:p>0</text:p>
          </table:table-cell>
          <table:table-cell table:style-name="ce294" table:formula="of:=COUNTBLANK([.C32:.S32])-3" office:value-type="float" office:value="14" calcext:value-type="float">
            <text:p>14</text:p>
          </table:table-cell>
          <table:table-cell table:style-name="ce295" table:formula="of:=COUNTIF([.C32:.S32];&quot;x&quot;)" office:value-type="float" office:value="0" calcext:value-type="float">
            <text:p>0</text:p>
          </table:table-cell>
          <table:table-cell table:style-name="ce296" table:formula="of:=COUNTIF([.C32:.S32];&quot;51&quot;)+COUNTIF([.C32:.S32];&quot;51☻&quot;)+COUNTIF([.C32:.S32];&quot;2&quot;)+COUNTIF([.C32:.S32];&quot;52&quot;)+COUNTIF([.C32:.S32];&quot;52☻&quot;)+COUNTIF([.C32:.S32];&quot;51$&quot;)+COUNTIF([.C32:.S32];&quot;52$&quot;)" office:value-type="float" office:value="0" calcext:value-type="float">
            <text:p>0</text:p>
          </table:table-cell>
          <table:table-cell table:style-name="ce89" table:formula="of:=[Vzorci_vnosov.$A$32]" office:value-type="string" office:string-value="Am" calcext:value-type="string">
            <text:p>Am</text:p>
          </table:table-cell>
          <table:table-cell table:style-name="ce49" table:formula="of:=RIGHT([.C32];1)">
            <text:p/>
          </table:table-cell>
          <table:table-cell table:style-name="ce49" table:formula="of:=RIGHT([.D32];1)">
            <text:p/>
          </table:table-cell>
          <table:table-cell table:style-name="ce49" table:formula="of:=RIGHT([.E32];1)">
            <text:p/>
          </table:table-cell>
          <table:table-cell table:style-name="ce49" table:formula="of:=RIGHT([.F32];1)">
            <text:p/>
          </table:table-cell>
          <table:table-cell table:style-name="ce49" table:formula="of:=RIGHT([.G32];1)">
            <text:p/>
          </table:table-cell>
          <table:table-cell table:style-name="ce49" table:formula="of:=RIGHT([.H32];1)">
            <text:p/>
          </table:table-cell>
          <table:table-cell table:style-name="ce49" table:formula="of:=RIGHT([.I32];1)">
            <text:p/>
          </table:table-cell>
          <table:table-cell table:style-name="ce49" table:formula="of:=RIGHT([.J32];1)">
            <text:p/>
          </table:table-cell>
          <table:table-cell table:style-name="ce49" table:formula="of:=RIGHT([.K32];1)">
            <text:p/>
          </table:table-cell>
          <table:table-cell table:style-name="ce49" table:formula="of:=RIGHT([.L32];1)">
            <text:p/>
          </table:table-cell>
          <table:table-cell table:style-name="ce49" table:formula="of:=RIGHT([.M32];1)">
            <text:p/>
          </table:table-cell>
          <table:table-cell table:style-name="ce49" table:formula="of:=RIGHT([.N3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2];1)">
            <text:p/>
          </table:table-cell>
          <table:table-cell table:style-name="ce49" table:formula="of:=RIGHT([.P32];1)">
            <text:p/>
          </table:table-cell>
          <table:table-cell table:style-name="ce49" table:formula="of:=RIGHT([.Q32];1)">
            <text:p/>
          </table:table-cell>
          <table:table-cell table:style-name="ce49" table:formula="of:=RIGHT([.R32];1)">
            <text:p/>
          </table:table-cell>
          <table:table-cell table:style-name="ce49" table:formula="of:=RIGHT([.S32];1)">
            <text:p/>
          </table:table-cell>
          <table:table-cell table:number-columns-repeated="973"/>
        </table:table-row>
        <table:table-row table:style-name="ro1">
          <table:table-cell table:number-columns-repeated="32"/>
          <table:table-cell table:style-name="ce87" table:formula="of:=[Vzorci_vnosov.$A$33]" office:value-type="string" office:string-value="Am☻" calcext:value-type="string">
            <text:p>Am☻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29" table:formula="of:=[.$C$1]" office:value-type="string" office:string-value="GOR" calcext:value-type="string">
            <text:p>GOR</text:p>
          </table:table-cell>
          <table:table-cell table:style-name="ce129" table:formula="of:=[.$D$1]" office:value-type="string" office:string-value="ŠOŠ" calcext:value-type="string">
            <text:p>ŠOŠ</text:p>
          </table:table-cell>
          <table:table-cell table:style-name="ce129" table:formula="of:=[.$E$1]" office:value-type="string" office:string-value="PIN" calcext:value-type="string">
            <text:p>PIN</text:p>
          </table:table-cell>
          <table:table-cell table:style-name="ce129" table:formula="of:=[.$F$1]" office:value-type="string" office:string-value="KON" calcext:value-type="string">
            <text:p>KON</text:p>
          </table:table-cell>
          <table:table-cell table:style-name="ce129" table:formula="of:=[.$G$1]" office:value-type="string" office:string-value="ORO" calcext:value-type="string">
            <text:p>ORO</text:p>
          </table:table-cell>
          <table:table-cell table:style-name="ce129" table:formula="of:=[.$H$1]" office:value-type="string" office:string-value="MIO" calcext:value-type="string">
            <text:p>MIO</text:p>
          </table:table-cell>
          <table:table-cell table:style-name="ce129" table:formula="of:=[.$I$1]" office:value-type="string" office:string-value="BOŽ" calcext:value-type="string">
            <text:p>BOŽ</text:p>
          </table:table-cell>
          <table:table-cell table:style-name="ce129" table:formula="of:=[.$J$1]" office:value-type="string" office:string-value="TOM" calcext:value-type="string">
            <text:p>TOM</text:p>
          </table:table-cell>
          <table:table-cell table:style-name="ce129" table:formula="of:=[.$K$1]" office:value-type="string" office:string-value="MŠŠ" calcext:value-type="string">
            <text:p>MŠŠ</text:p>
          </table:table-cell>
          <table:table-cell table:style-name="ce129" table:formula="of:=[.$L$1]" office:value-type="string" office:string-value="ŽIV" calcext:value-type="string">
            <text:p>ŽIV</text:p>
          </table:table-cell>
          <table:table-cell table:style-name="ce129" table:formula="of:=[.$M$1]" office:value-type="string" office:string-value="TAL" calcext:value-type="string">
            <text:p>TAL</text:p>
          </table:table-cell>
          <table:table-cell table:style-name="ce129" table:formula="of:=[.$N$1]" office:value-type="string" office:string-value="PIR" calcext:value-type="string">
            <text:p>PIR</text:p>
          </table:table-cell>
          <table:table-cell table:style-name="ce129" table:formula="of:=[.$O$1]" office:value-type="string" office:string-value="NOV2" calcext:value-type="string">
            <text:p>NOV2</text:p>
          </table:table-cell>
          <table:table-cell table:style-name="ce129" table:formula="of:=[.$P$1]" office:value-type="string" office:string-value="BUT" calcext:value-type="string">
            <text:p>BUT</text:p>
          </table:table-cell>
          <table:table-cell table:style-name="ce129" table:formula="of:=[.$Q$1]" office:value-type="string" office:string-value="ŽRJ" calcext:value-type="string">
            <text:p>ŽRJ</text:p>
          </table:table-cell>
          <table:table-cell table:style-name="ce129" table:formula="of:=[.$R$1]" office:value-type="string" office:string-value="NOV3" calcext:value-type="string">
            <text:p>NOV3</text:p>
          </table:table-cell>
          <table:table-cell table:style-name="ce129" table:formula="of:=[.$S$1]" office:value-type="string" office:string-value="JNK" calcext:value-type="string">
            <text:p>JNK</text:p>
          </table:table-cell>
          <table:table-cell table:number-columns-repeated="13"/>
          <table:table-cell table:style-name="ce116" table:formula="of:=[Vzorci_vnosov.$A$34]" office:value-type="string" office:string-value="Am☺" calcext:value-type="string">
            <text:p>Am☺</text:p>
          </table:table-cell>
          <table:table-cell table:number-columns-repeated="991"/>
        </table:table-row>
        <table:table-row table:style-name="ro5">
          <table:table-cell/>
          <table:table-cell table:style-name="ce65" table:formula="of:=[Vzorci_vnosov.$A$20]" office:value-type="string" office:string-value="☺" calcext:value-type="string">
            <text:p>☺</text:p>
          </table:table-cell>
          <table:table-cell table:style-name="ce66" table:formula="of:=COUNTIF([.AH2:.AH32];&quot;☺&quot;)" office:value-type="float" office:value="0" calcext:value-type="float">
            <text:p>0</text:p>
          </table:table-cell>
          <table:table-cell table:style-name="ce66" table:formula="of:=COUNTIF([.AI2:.AI32];&quot;☺&quot;)" office:value-type="float" office:value="0" calcext:value-type="float">
            <text:p>0</text:p>
          </table:table-cell>
          <table:table-cell table:style-name="ce66" table:formula="of:=COUNTIF([.AJ2:.AJ32];&quot;☺&quot;)" office:value-type="float" office:value="0" calcext:value-type="float">
            <text:p>0</text:p>
          </table:table-cell>
          <table:table-cell table:style-name="ce66" table:formula="of:=COUNTIF([.AK2:.AK32];&quot;☺&quot;)" office:value-type="float" office:value="0" calcext:value-type="float">
            <text:p>0</text:p>
          </table:table-cell>
          <table:table-cell table:style-name="ce66" table:formula="of:=COUNTIF([.AL2:.AL32];&quot;☺&quot;)" office:value-type="float" office:value="0" calcext:value-type="float">
            <text:p>0</text:p>
          </table:table-cell>
          <table:table-cell table:style-name="ce66" table:formula="of:=COUNTIF([.AM2:.AM32];&quot;☺&quot;)" office:value-type="float" office:value="0" calcext:value-type="float">
            <text:p>0</text:p>
          </table:table-cell>
          <table:table-cell table:style-name="ce66" table:formula="of:=COUNTIF([.AN2:.AN32];&quot;☺&quot;)" office:value-type="float" office:value="0" calcext:value-type="float">
            <text:p>0</text:p>
          </table:table-cell>
          <table:table-cell table:style-name="ce66" table:formula="of:=COUNTIF([.AO2:.AO32];&quot;☺&quot;)" office:value-type="float" office:value="0" calcext:value-type="float">
            <text:p>0</text:p>
          </table:table-cell>
          <table:table-cell table:style-name="ce66" table:formula="of:=COUNTIF([.AP2:.AP32];&quot;☺&quot;)" office:value-type="float" office:value="0" calcext:value-type="float">
            <text:p>0</text:p>
          </table:table-cell>
          <table:table-cell table:style-name="ce66" table:formula="of:=COUNTIF([.AQ2:.AQ32];&quot;☺&quot;)" office:value-type="float" office:value="0" calcext:value-type="float">
            <text:p>0</text:p>
          </table:table-cell>
          <table:table-cell table:style-name="ce66" table:formula="of:=COUNTIF([.AR2:.AR32];&quot;☺&quot;)" office:value-type="float" office:value="0" calcext:value-type="float">
            <text:p>0</text:p>
          </table:table-cell>
          <table:table-cell table:style-name="ce66" table:formula="of:=COUNTIF([.AS2:.AS32];&quot;☺&quot;)" office:value-type="float" office:value="0" calcext:value-type="float">
            <text:p>0</text:p>
          </table:table-cell>
          <table:table-cell table:style-name="ce66" table:formula="of:=COUNTIF([.AU2:.AU32];&quot;☺&quot;)" office:value-type="float" office:value="0" calcext:value-type="float">
            <text:p>0</text:p>
          </table:table-cell>
          <table:table-cell table:style-name="ce66" table:formula="of:=COUNTIF([.AV2:.AV32];&quot;☺&quot;)" office:value-type="float" office:value="0" calcext:value-type="float">
            <text:p>0</text:p>
          </table:table-cell>
          <table:table-cell table:style-name="ce66" table:formula="of:=COUNTIF([.AW2:.AW32];&quot;☺&quot;)" office:value-type="float" office:value="0" calcext:value-type="float">
            <text:p>0</text:p>
          </table:table-cell>
          <table:table-cell table:style-name="ce66" table:formula="of:=COUNTIF([.AX2:.AX32];&quot;☺&quot;)" office:value-type="float" office:value="0" calcext:value-type="float">
            <text:p>0</text:p>
          </table:table-cell>
          <table:table-cell table:style-name="ce66" table:formula="of:=COUNTIF([.AY2:.AY32];&quot;☺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35]" office:value-type="string" office:string-value="Ta" calcext:value-type="string">
            <text:p>Ta</text:p>
          </table:table-cell>
          <table:table-cell table:number-columns-repeated="991"/>
        </table:table-row>
        <table:table-row table:style-name="ro5">
          <table:table-cell table:style-name="ce67"/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66" table:formula="of:=COUNTIF([.AH2:.AH32];&quot;☻&quot;)" office:value-type="float" office:value="0" calcext:value-type="float">
            <text:p>0</text:p>
          </table:table-cell>
          <table:table-cell table:style-name="ce66" table:formula="of:=COUNTIF([.AI2:.AI32];&quot;☻&quot;)" office:value-type="float" office:value="0" calcext:value-type="float">
            <text:p>0</text:p>
          </table:table-cell>
          <table:table-cell table:style-name="ce66" table:formula="of:=COUNTIF([.AJ2:.AJ32];&quot;☻&quot;)" office:value-type="float" office:value="0" calcext:value-type="float">
            <text:p>0</text:p>
          </table:table-cell>
          <table:table-cell table:style-name="ce66" table:formula="of:=COUNTIF([.AK2:.AK32];&quot;☻&quot;)" office:value-type="float" office:value="0" calcext:value-type="float">
            <text:p>0</text:p>
          </table:table-cell>
          <table:table-cell table:style-name="ce66" table:formula="of:=COUNTIF([.AL2:.AL32];&quot;☻&quot;)" office:value-type="float" office:value="0" calcext:value-type="float">
            <text:p>0</text:p>
          </table:table-cell>
          <table:table-cell table:style-name="ce66" table:formula="of:=COUNTIF([.AM2:.AM32];&quot;☻&quot;)" office:value-type="float" office:value="0" calcext:value-type="float">
            <text:p>0</text:p>
          </table:table-cell>
          <table:table-cell table:style-name="ce66" table:formula="of:=COUNTIF([.AN2:.AN32];&quot;☻&quot;)" office:value-type="float" office:value="0" calcext:value-type="float">
            <text:p>0</text:p>
          </table:table-cell>
          <table:table-cell table:style-name="ce66" table:formula="of:=COUNTIF([.AO2:.AO32];&quot;☻&quot;)" office:value-type="float" office:value="0" calcext:value-type="float">
            <text:p>0</text:p>
          </table:table-cell>
          <table:table-cell table:style-name="ce66" table:formula="of:=COUNTIF([.AP2:.AP32];&quot;☻&quot;)" office:value-type="float" office:value="0" calcext:value-type="float">
            <text:p>0</text:p>
          </table:table-cell>
          <table:table-cell table:style-name="ce66" table:formula="of:=COUNTIF([.AQ2:.AQ32];&quot;☻&quot;)" office:value-type="float" office:value="0" calcext:value-type="float">
            <text:p>0</text:p>
          </table:table-cell>
          <table:table-cell table:style-name="ce66" table:formula="of:=COUNTIF([.AR2:.AR32];&quot;☻&quot;)" office:value-type="float" office:value="0" calcext:value-type="float">
            <text:p>0</text:p>
          </table:table-cell>
          <table:table-cell table:style-name="ce66" table:formula="of:=COUNTIF([.AS2:.AS32];&quot;☻&quot;)" office:value-type="float" office:value="0" calcext:value-type="float">
            <text:p>0</text:p>
          </table:table-cell>
          <table:table-cell table:style-name="ce66" table:formula="of:=COUNTIF([.AU2:.AU32];&quot;☻&quot;)" office:value-type="float" office:value="0" calcext:value-type="float">
            <text:p>0</text:p>
          </table:table-cell>
          <table:table-cell table:style-name="ce66" table:formula="of:=COUNTIF([.AV2:.AV32];&quot;☻&quot;)" office:value-type="float" office:value="0" calcext:value-type="float">
            <text:p>0</text:p>
          </table:table-cell>
          <table:table-cell table:style-name="ce66" table:formula="of:=COUNTIF([.AW2:.AW32];&quot;☻&quot;)" office:value-type="float" office:value="0" calcext:value-type="float">
            <text:p>0</text:p>
          </table:table-cell>
          <table:table-cell table:style-name="ce66" table:formula="of:=COUNTIF([.AX2:.AX32];&quot;☻&quot;)" office:value-type="float" office:value="0" calcext:value-type="float">
            <text:p>0</text:p>
          </table:table-cell>
          <table:table-cell table:style-name="ce66" table:formula="of:=COUNTIF([.AY2:.AY32];&quot;☻&quot;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87" table:formula="of:=[Vzorci_vnosov.$A$36]" office:value-type="string" office:string-value="Ta☻" calcext:value-type="string">
            <text:p>Ta☻</text:p>
          </table:table-cell>
          <table:table-cell table:style-name="ce69" table:number-columns-repeated="18"/>
          <table:table-cell table:number-columns-repeated="973"/>
        </table:table-row>
        <table:table-row table:style-name="ro5">
          <table:table-cell table:style-name="ce67"/>
          <table:table-cell table:style-name="ce120" table:formula="of:=[Vzorci_vnosov.$A$42]" office:value-type="string" office:string-value="Σ" calcext:value-type="string">
            <text:p>Σ</text:p>
          </table:table-cell>
          <table:table-cell table:style-name="ce71" table:formula="of:=SUM([.C35:.C36])" office:value-type="float" office:value="0" calcext:value-type="float">
            <text:p>0</text:p>
          </table:table-cell>
          <table:table-cell table:style-name="ce71" table:formula="of:=SUM([.D35:.D36])" office:value-type="float" office:value="0" calcext:value-type="float">
            <text:p>0</text:p>
          </table:table-cell>
          <table:table-cell table:style-name="ce71" table:formula="of:=SUM([.E35:.E36])" office:value-type="float" office:value="0" calcext:value-type="float">
            <text:p>0</text:p>
          </table:table-cell>
          <table:table-cell table:style-name="ce71" table:formula="of:=SUM([.F35:.F36])" office:value-type="float" office:value="0" calcext:value-type="float">
            <text:p>0</text:p>
          </table:table-cell>
          <table:table-cell table:style-name="ce71" table:formula="of:=SUM([.G35:.G36])" office:value-type="float" office:value="0" calcext:value-type="float">
            <text:p>0</text:p>
          </table:table-cell>
          <table:table-cell table:style-name="ce71" table:formula="of:=SUM([.H35:.H36])" office:value-type="float" office:value="0" calcext:value-type="float">
            <text:p>0</text:p>
          </table:table-cell>
          <table:table-cell table:style-name="ce71" table:formula="of:=SUM([.I35:.I36])" office:value-type="float" office:value="0" calcext:value-type="float">
            <text:p>0</text:p>
          </table:table-cell>
          <table:table-cell table:style-name="ce71" table:formula="of:=SUM([.J35:.J36])" office:value-type="float" office:value="0" calcext:value-type="float">
            <text:p>0</text:p>
          </table:table-cell>
          <table:table-cell table:style-name="ce71" table:formula="of:=SUM([.K35:.K36])" office:value-type="float" office:value="0" calcext:value-type="float">
            <text:p>0</text:p>
          </table:table-cell>
          <table:table-cell table:style-name="ce71" table:formula="of:=SUM([.L35:.L36])" office:value-type="float" office:value="0" calcext:value-type="float">
            <text:p>0</text:p>
          </table:table-cell>
          <table:table-cell table:style-name="ce71" table:formula="of:=SUM([.M35:.M36])" office:value-type="float" office:value="0" calcext:value-type="float">
            <text:p>0</text:p>
          </table:table-cell>
          <table:table-cell table:style-name="ce71" table:formula="of:=SUM([.N35:.N36])" office:value-type="float" office:value="0" calcext:value-type="float">
            <text:p>0</text:p>
          </table:table-cell>
          <table:table-cell table:style-name="ce71" table:formula="of:=SUM([.O35:.O36])" office:value-type="float" office:value="0" calcext:value-type="float">
            <text:p>0</text:p>
          </table:table-cell>
          <table:table-cell table:style-name="ce71" table:formula="of:=SUM([.P35:.P36])" office:value-type="float" office:value="0" calcext:value-type="float">
            <text:p>0</text:p>
          </table:table-cell>
          <table:table-cell table:style-name="ce71" table:formula="of:=SUM([.Q35:.Q36])" office:value-type="float" office:value="0" calcext:value-type="float">
            <text:p>0</text:p>
          </table:table-cell>
          <table:table-cell table:style-name="ce71" table:formula="of:=SUM([.R35:.R36])" office:value-type="float" office:value="0" calcext:value-type="float">
            <text:p>0</text:p>
          </table:table-cell>
          <table:table-cell table:style-name="ce71" table:formula="of:=SUM([.S35:.S36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95" table:formula="of:=[Vzorci_vnosov.$A$37]" office:value-type="string" office:string-value="Ta☺" calcext:value-type="string">
            <text:p>Ta☺</text:p>
          </table:table-cell>
          <table:table-cell table:style-name="ce69" table:number-columns-repeated="18"/>
          <table:table-cell table:number-columns-repeated="973"/>
        </table:table-row>
        <table:table-row table:style-name="ro5">
          <table:table-cell table:style-name="ce67"/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66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66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66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66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66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66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66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66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66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66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66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66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66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66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66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66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66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9" table:formula="of:=[Vzorci_vnosov.$A$38]" office:value-type="string" office:string-value="Rf" calcext:value-type="string">
            <text:p>Rf</text:p>
          </table:table-cell>
          <table:table-cell table:style-name="ce69" table:number-columns-repeated="18"/>
          <table:table-cell table:number-columns-repeated="973"/>
        </table:table-row>
        <table:table-row table:style-name="ro5">
          <table:table-cell table:style-name="ce67"/>
          <table:table-cell table:style-name="ce121" table:formula="of:=[Vzorci_vnosov.$A$43]" office:value-type="string" office:string-value="$" calcext:value-type="string">
            <text:p>$</text:p>
          </table:table-cell>
          <table:table-cell table:style-name="ce66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66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66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66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66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66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66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66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66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66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66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66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66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66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66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66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66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7" table:formula="of:=[Vzorci_vnosov.$A$39]" office:value-type="string" office:string-value="Rf☻" calcext:value-type="string">
            <text:p>Rf☻</text:p>
          </table:table-cell>
          <table:table-cell table:style-name="ce69"/>
          <table:table-cell table:style-name="ce72" table:number-columns-repeated="17"/>
          <table:table-cell table:number-columns-repeated="973"/>
        </table:table-row>
        <table:table-row table:style-name="ro5">
          <table:table-cell/>
          <table:table-cell table:style-name="ce29" table:formula="of:=[Vzorci_vnosov.$A$12]" office:value-type="string" office:string-value="D" calcext:value-type="string">
            <text:p>D</text:p>
          </table:table-cell>
          <table:table-cell table:style-name="ce66" table:formula="of:=COUNTIF([.C2:.C32];&quot;D&quot;)" office:value-type="float" office:value="0" calcext:value-type="float">
            <text:p>0</text:p>
          </table:table-cell>
          <table:table-cell table:style-name="ce66" table:formula="of:=COUNTIF([.D2:.D32];&quot;D&quot;)" office:value-type="float" office:value="0" calcext:value-type="float">
            <text:p>0</text:p>
          </table:table-cell>
          <table:table-cell table:style-name="ce66" table:formula="of:=COUNTIF([.E2:.E32];&quot;D&quot;)" office:value-type="float" office:value="0" calcext:value-type="float">
            <text:p>0</text:p>
          </table:table-cell>
          <table:table-cell table:style-name="ce66" table:formula="of:=COUNTIF([.F2:.F32];&quot;D&quot;)" office:value-type="float" office:value="0" calcext:value-type="float">
            <text:p>0</text:p>
          </table:table-cell>
          <table:table-cell table:style-name="ce66" table:formula="of:=COUNTIF([.G2:.G32];&quot;D&quot;)" office:value-type="float" office:value="0" calcext:value-type="float">
            <text:p>0</text:p>
          </table:table-cell>
          <table:table-cell table:style-name="ce66" table:formula="of:=COUNTIF([.H2:.H32];&quot;D&quot;)" office:value-type="float" office:value="0" calcext:value-type="float">
            <text:p>0</text:p>
          </table:table-cell>
          <table:table-cell table:style-name="ce66" table:formula="of:=COUNTIF([.I2:.I32];&quot;D&quot;)" office:value-type="float" office:value="0" calcext:value-type="float">
            <text:p>0</text:p>
          </table:table-cell>
          <table:table-cell table:style-name="ce66" table:formula="of:=COUNTIF([.J2:.J32];&quot;D&quot;)" office:value-type="float" office:value="0" calcext:value-type="float">
            <text:p>0</text:p>
          </table:table-cell>
          <table:table-cell table:style-name="ce66" table:formula="of:=COUNTIF([.K2:.K32];&quot;D&quot;)" office:value-type="float" office:value="0" calcext:value-type="float">
            <text:p>0</text:p>
          </table:table-cell>
          <table:table-cell table:style-name="ce66" table:formula="of:=COUNTIF([.L2:.L32];&quot;D&quot;)" office:value-type="float" office:value="0" calcext:value-type="float">
            <text:p>0</text:p>
          </table:table-cell>
          <table:table-cell table:style-name="ce66" table:formula="of:=COUNTIF([.M2:.M32];&quot;D&quot;)" office:value-type="float" office:value="0" calcext:value-type="float">
            <text:p>0</text:p>
          </table:table-cell>
          <table:table-cell table:style-name="ce66" table:formula="of:=COUNTIF([.N2:.N32];&quot;D&quot;)" office:value-type="float" office:value="0" calcext:value-type="float">
            <text:p>0</text:p>
          </table:table-cell>
          <table:table-cell table:style-name="ce66" table:formula="of:=COUNTIF([.O2:.O32];&quot;D&quot;)" office:value-type="float" office:value="0" calcext:value-type="float">
            <text:p>0</text:p>
          </table:table-cell>
          <table:table-cell table:style-name="ce66" table:formula="of:=COUNTIF([.P2:.P32];&quot;D&quot;)" office:value-type="float" office:value="0" calcext:value-type="float">
            <text:p>0</text:p>
          </table:table-cell>
          <table:table-cell table:style-name="ce66" table:formula="of:=COUNTIF([.Q2:.Q32];&quot;D&quot;)" office:value-type="float" office:value="0" calcext:value-type="float">
            <text:p>0</text:p>
          </table:table-cell>
          <table:table-cell table:style-name="ce66" table:formula="of:=COUNTIF([.R2:.R32];&quot;D&quot;)" office:value-type="float" office:value="0" calcext:value-type="float">
            <text:p>0</text:p>
          </table:table-cell>
          <table:table-cell table:style-name="ce66" table:formula="of:=COUNTIF([.S2:.S32];&quot;D&quot;)" office:value-type="float" office:value="0" calcext:value-type="float">
            <text:p>0</text:p>
          </table:table-cell>
          <table:table-cell table:number-columns-repeated="13"/>
          <table:table-cell table:style-name="ce95" table:formula="of:=[Vzorci_vnosov.$A$40]" office:value-type="string" office:string-value="Rf☺" calcext:value-type="string">
            <text:p>Rf☺</text:p>
          </table:table-cell>
          <table:table-cell table:number-columns-repeated="991"/>
        </table:table-row>
        <table:table-row table:style-name="ro5">
          <table:table-cell/>
          <table:table-cell table:style-name="ce29" table:formula="of:=[Vzorci_vnosov.$A$15]" office:value-type="string" office:string-value="SO" calcext:value-type="string">
            <text:p>SO</text:p>
          </table:table-cell>
          <table:table-cell table:style-name="ce66" table:formula="of:=COUNTIF([.C2:.C32];&quot;SO&quot;)" office:value-type="float" office:value="0" calcext:value-type="float">
            <text:p>0</text:p>
          </table:table-cell>
          <table:table-cell table:style-name="ce66" table:formula="of:=COUNTIF([.D2:.D32];&quot;SO&quot;)" office:value-type="float" office:value="0" calcext:value-type="float">
            <text:p>0</text:p>
          </table:table-cell>
          <table:table-cell table:style-name="ce66" table:formula="of:=COUNTIF([.E2:.E32];&quot;SO&quot;)" office:value-type="float" office:value="0" calcext:value-type="float">
            <text:p>0</text:p>
          </table:table-cell>
          <table:table-cell table:style-name="ce66" table:formula="of:=COUNTIF([.F2:.F32];&quot;SO&quot;)" office:value-type="float" office:value="0" calcext:value-type="float">
            <text:p>0</text:p>
          </table:table-cell>
          <table:table-cell table:style-name="ce66" table:formula="of:=COUNTIF([.G2:.G32];&quot;SO&quot;)" office:value-type="float" office:value="0" calcext:value-type="float">
            <text:p>0</text:p>
          </table:table-cell>
          <table:table-cell table:style-name="ce66" table:formula="of:=COUNTIF([.H2:.H32];&quot;SO&quot;)" office:value-type="float" office:value="0" calcext:value-type="float">
            <text:p>0</text:p>
          </table:table-cell>
          <table:table-cell table:style-name="ce66" table:formula="of:=COUNTIF([.I2:.I32];&quot;SO&quot;)" office:value-type="float" office:value="0" calcext:value-type="float">
            <text:p>0</text:p>
          </table:table-cell>
          <table:table-cell table:style-name="ce66" table:formula="of:=COUNTIF([.J2:.J32];&quot;SO&quot;)" office:value-type="float" office:value="0" calcext:value-type="float">
            <text:p>0</text:p>
          </table:table-cell>
          <table:table-cell table:style-name="ce66" table:formula="of:=COUNTIF([.K2:.K32];&quot;SO&quot;)" office:value-type="float" office:value="0" calcext:value-type="float">
            <text:p>0</text:p>
          </table:table-cell>
          <table:table-cell table:style-name="ce66" table:formula="of:=COUNTIF([.L2:.L32];&quot;SO&quot;)" office:value-type="float" office:value="0" calcext:value-type="float">
            <text:p>0</text:p>
          </table:table-cell>
          <table:table-cell table:style-name="ce66" table:formula="of:=COUNTIF([.M2:.M32];&quot;SO&quot;)" office:value-type="float" office:value="0" calcext:value-type="float">
            <text:p>0</text:p>
          </table:table-cell>
          <table:table-cell table:style-name="ce66" table:formula="of:=COUNTIF([.N2:.N32];&quot;SO&quot;)" office:value-type="float" office:value="0" calcext:value-type="float">
            <text:p>0</text:p>
          </table:table-cell>
          <table:table-cell table:style-name="ce66" table:formula="of:=COUNTIF([.O2:.O32];&quot;SO&quot;)" office:value-type="float" office:value="0" calcext:value-type="float">
            <text:p>0</text:p>
          </table:table-cell>
          <table:table-cell table:style-name="ce66" table:formula="of:=COUNTIF([.P2:.P32];&quot;SO&quot;)" office:value-type="float" office:value="0" calcext:value-type="float">
            <text:p>0</text:p>
          </table:table-cell>
          <table:table-cell table:style-name="ce66" table:formula="of:=COUNTIF([.Q2:.Q32];&quot;SO&quot;)" office:value-type="float" office:value="0" calcext:value-type="float">
            <text:p>0</text:p>
          </table:table-cell>
          <table:table-cell table:style-name="ce66" table:formula="of:=COUNTIF([.R2:.R32];&quot;SO&quot;)" office:value-type="float" office:value="0" calcext:value-type="float">
            <text:p>0</text:p>
          </table:table-cell>
          <table:table-cell table:style-name="ce66" table:formula="of:=COUNTIF([.S2:.S32];&quot;SO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41]" office:value-type="string" office:string-value="TAV" calcext:value-type="string">
            <text:p>TAV</text:p>
          </table:table-cell>
          <table:table-cell table:number-columns-repeated="991"/>
        </table:table-row>
        <table:table-row table:style-name="ro5">
          <table:table-cell/>
          <table:table-cell table:style-name="ce29" table:formula="of:=[Vzorci_vnosov.$A$13]" office:value-type="string" office:string-value="BOL" calcext:value-type="string">
            <text:p>BOL</text:p>
          </table:table-cell>
          <table:table-cell table:style-name="ce66" table:formula="of:=COUNTIF([.C2:.C32];&quot;BOL&quot;)" office:value-type="float" office:value="0" calcext:value-type="float">
            <text:p>0</text:p>
          </table:table-cell>
          <table:table-cell table:style-name="ce66" table:formula="of:=COUNTIF([.D2:.D32];&quot;BOL&quot;)" office:value-type="float" office:value="0" calcext:value-type="float">
            <text:p>0</text:p>
          </table:table-cell>
          <table:table-cell table:style-name="ce66" table:formula="of:=COUNTIF([.E2:.E32];&quot;BOL&quot;)" office:value-type="float" office:value="0" calcext:value-type="float">
            <text:p>0</text:p>
          </table:table-cell>
          <table:table-cell table:style-name="ce66" table:formula="of:=COUNTIF([.F2:.F32];&quot;BOL&quot;)" office:value-type="float" office:value="0" calcext:value-type="float">
            <text:p>0</text:p>
          </table:table-cell>
          <table:table-cell table:style-name="ce66" table:formula="of:=COUNTIF([.G2:.G32];&quot;BOL&quot;)" office:value-type="float" office:value="0" calcext:value-type="float">
            <text:p>0</text:p>
          </table:table-cell>
          <table:table-cell table:style-name="ce66" table:formula="of:=COUNTIF([.H2:.H32];&quot;BOL&quot;)" office:value-type="float" office:value="0" calcext:value-type="float">
            <text:p>0</text:p>
          </table:table-cell>
          <table:table-cell table:style-name="ce66" table:formula="of:=COUNTIF([.I2:.I32];&quot;BOL&quot;)" office:value-type="float" office:value="0" calcext:value-type="float">
            <text:p>0</text:p>
          </table:table-cell>
          <table:table-cell table:style-name="ce66" table:formula="of:=COUNTIF([.J2:.J32];&quot;BOL&quot;)" office:value-type="float" office:value="0" calcext:value-type="float">
            <text:p>0</text:p>
          </table:table-cell>
          <table:table-cell table:style-name="ce66" table:formula="of:=COUNTIF([.K2:.K32];&quot;BOL&quot;)" office:value-type="float" office:value="0" calcext:value-type="float">
            <text:p>0</text:p>
          </table:table-cell>
          <table:table-cell table:style-name="ce66" table:formula="of:=COUNTIF([.L2:.L32];&quot;BOL&quot;)" office:value-type="float" office:value="0" calcext:value-type="float">
            <text:p>0</text:p>
          </table:table-cell>
          <table:table-cell table:style-name="ce66" table:formula="of:=COUNTIF([.M2:.M32];&quot;BOL&quot;)" office:value-type="float" office:value="0" calcext:value-type="float">
            <text:p>0</text:p>
          </table:table-cell>
          <table:table-cell table:style-name="ce66" table:formula="of:=COUNTIF([.N2:.N32];&quot;BOL&quot;)" office:value-type="float" office:value="0" calcext:value-type="float">
            <text:p>0</text:p>
          </table:table-cell>
          <table:table-cell table:style-name="ce66" table:formula="of:=COUNTIF([.O2:.O32];&quot;BOL&quot;)" office:value-type="float" office:value="0" calcext:value-type="float">
            <text:p>0</text:p>
          </table:table-cell>
          <table:table-cell table:style-name="ce66" table:formula="of:=COUNTIF([.P2:.P32];&quot;BOL&quot;)" office:value-type="float" office:value="0" calcext:value-type="float">
            <text:p>0</text:p>
          </table:table-cell>
          <table:table-cell table:style-name="ce66" table:formula="of:=COUNTIF([.Q2:.Q32];&quot;BOL&quot;)" office:value-type="float" office:value="0" calcext:value-type="float">
            <text:p>0</text:p>
          </table:table-cell>
          <table:table-cell table:style-name="ce66" table:formula="of:=COUNTIF([.R2:.R32];&quot;BOL&quot;)" office:value-type="float" office:value="0" calcext:value-type="float">
            <text:p>0</text:p>
          </table:table-cell>
          <table:table-cell table:style-name="ce66" table:formula="of:=COUNTIF([.S2:.S32];&quot;BOL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table:style-name="ce124" table:formula="of:=[Vzorci_vnosov.$A$11]" office:value-type="string" office:string-value="X" calcext:value-type="string">
            <text:p>X</text:p>
          </table:table-cell>
          <table:table-cell table:style-name="ce66" table:formula="of:=COUNTIF([.C2:.C32];&quot;X&quot;)" office:value-type="float" office:value="0" calcext:value-type="float">
            <text:p>0</text:p>
          </table:table-cell>
          <table:table-cell table:style-name="ce66" table:formula="of:=COUNTIF([.D2:.D32];&quot;X&quot;)" office:value-type="float" office:value="0" calcext:value-type="float">
            <text:p>0</text:p>
          </table:table-cell>
          <table:table-cell table:style-name="ce66" table:formula="of:=COUNTIF([.E2:.E32];&quot;X&quot;)" office:value-type="float" office:value="0" calcext:value-type="float">
            <text:p>0</text:p>
          </table:table-cell>
          <table:table-cell table:style-name="ce66" table:formula="of:=COUNTIF([.F2:.F32];&quot;X&quot;)" office:value-type="float" office:value="0" calcext:value-type="float">
            <text:p>0</text:p>
          </table:table-cell>
          <table:table-cell table:style-name="ce66" table:formula="of:=COUNTIF([.G2:.G32];&quot;X&quot;)" office:value-type="float" office:value="0" calcext:value-type="float">
            <text:p>0</text:p>
          </table:table-cell>
          <table:table-cell table:style-name="ce66" table:formula="of:=COUNTIF([.H2:.H32];&quot;X&quot;)" office:value-type="float" office:value="0" calcext:value-type="float">
            <text:p>0</text:p>
          </table:table-cell>
          <table:table-cell table:style-name="ce66" table:formula="of:=COUNTIF([.I2:.I32];&quot;X&quot;)" office:value-type="float" office:value="0" calcext:value-type="float">
            <text:p>0</text:p>
          </table:table-cell>
          <table:table-cell table:style-name="ce66" table:formula="of:=COUNTIF([.J2:.J32];&quot;X&quot;)" office:value-type="float" office:value="0" calcext:value-type="float">
            <text:p>0</text:p>
          </table:table-cell>
          <table:table-cell table:style-name="ce66" table:formula="of:=COUNTIF([.K2:.K32];&quot;X&quot;)" office:value-type="float" office:value="0" calcext:value-type="float">
            <text:p>0</text:p>
          </table:table-cell>
          <table:table-cell table:style-name="ce66" table:formula="of:=COUNTIF([.L2:.L32];&quot;X&quot;)" office:value-type="float" office:value="0" calcext:value-type="float">
            <text:p>0</text:p>
          </table:table-cell>
          <table:table-cell table:style-name="ce66" table:formula="of:=COUNTIF([.M2:.M32];&quot;X&quot;)" office:value-type="float" office:value="0" calcext:value-type="float">
            <text:p>0</text:p>
          </table:table-cell>
          <table:table-cell table:style-name="ce66" table:formula="of:=COUNTIF([.N2:.N32];&quot;X&quot;)" office:value-type="float" office:value="0" calcext:value-type="float">
            <text:p>0</text:p>
          </table:table-cell>
          <table:table-cell table:style-name="ce66" table:formula="of:=COUNTIF([.O2:.O32];&quot;X&quot;)" office:value-type="float" office:value="0" calcext:value-type="float">
            <text:p>0</text:p>
          </table:table-cell>
          <table:table-cell table:style-name="ce66" table:formula="of:=COUNTIF([.P2:.P32];&quot;X&quot;)" office:value-type="float" office:value="0" calcext:value-type="float">
            <text:p>0</text:p>
          </table:table-cell>
          <table:table-cell table:style-name="ce66" table:formula="of:=COUNTIF([.Q2:.Q32];&quot;X&quot;)" office:value-type="float" office:value="0" calcext:value-type="float">
            <text:p>0</text:p>
          </table:table-cell>
          <table:table-cell table:style-name="ce66" table:formula="of:=COUNTIF([.R2:.R32];&quot;X&quot;)" office:value-type="float" office:value="0" calcext:value-type="float">
            <text:p>0</text:p>
          </table:table-cell>
          <table:table-cell table:style-name="ce66" table:formula="of:=COUNTIF([.S2:.S32];&quot;X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table:style-name="ce123" office:value-type="string" calcext:value-type="string">
            <text:p>TX</text:p>
          </table:table-cell>
          <table:table-cell table:style-name="ce66" table:formula="of:=COUNTIF([.U2:.U32];&quot;KOS&quot;)" office:value-type="float" office:value="0" calcext:value-type="float">
            <text:p>0</text:p>
          </table:table-cell>
          <table:table-cell table:style-name="ce66" table:formula="of:=COUNTIF([.U2:.U32];&quot;ŠOŠ&quot;)" office:value-type="float" office:value="0" calcext:value-type="float">
            <text:p>0</text:p>
          </table:table-cell>
          <table:table-cell table:style-name="ce66" table:formula="of:=COUNTIF([.U2:.U32];&quot;PIN&quot;)" office:value-type="float" office:value="0" calcext:value-type="float">
            <text:p>0</text:p>
          </table:table-cell>
          <table:table-cell table:style-name="ce66" table:formula="of:=COUNTIF([.U2:.U32];&quot;KON&quot;)" office:value-type="float" office:value="0" calcext:value-type="float">
            <text:p>0</text:p>
          </table:table-cell>
          <table:table-cell table:style-name="ce66" table:formula="of:=COUNTIF([.U2:.U32];&quot;oro&quot;)" office:value-type="float" office:value="0" calcext:value-type="float">
            <text:p>0</text:p>
          </table:table-cell>
          <table:table-cell table:style-name="ce66" table:formula="of:=COUNTIF([.U2:.U32];&quot;MIO&quot;)" office:value-type="float" office:value="0" calcext:value-type="float">
            <text:p>0</text:p>
          </table:table-cell>
          <table:table-cell table:style-name="ce66" table:formula="of:=COUNTIF([.U2:.U32];&quot;BOŽ&quot;)" office:value-type="float" office:value="0" calcext:value-type="float">
            <text:p>0</text:p>
          </table:table-cell>
          <table:table-cell table:style-name="ce66" table:formula="of:=COUNTIF([.U2:.U32];&quot;TOM&quot;)" office:value-type="float" office:value="0" calcext:value-type="float">
            <text:p>0</text:p>
          </table:table-cell>
          <table:table-cell table:style-name="ce66" table:formula="of:=COUNTIF([.U2:.U32];&quot;MŠŠ&quot;)" office:value-type="float" office:value="0" calcext:value-type="float">
            <text:p>0</text:p>
          </table:table-cell>
          <table:table-cell table:style-name="ce66" table:formula="of:=COUNTIF([.U2:.U32];&quot;ŽIV&quot;)" office:value-type="float" office:value="0" calcext:value-type="float">
            <text:p>0</text:p>
          </table:table-cell>
          <table:table-cell table:style-name="ce66" table:formula="of:=COUNTIF([.U2:.U32];&quot;TAL&quot;)" office:value-type="float" office:value="0" calcext:value-type="float">
            <text:p>0</text:p>
          </table:table-cell>
          <table:table-cell table:style-name="ce66" table:formula="of:=COUNTIF([.U2:.U32];&quot;PIR&quot;)" office:value-type="float" office:value="0" calcext:value-type="float">
            <text:p>0</text:p>
          </table:table-cell>
          <table:table-cell table:style-name="ce66" table:formula="of:=COUNTIF([.U2:.U32];&quot;HOL&quot;)" office:value-type="float" office:value="0" calcext:value-type="float">
            <text:p>0</text:p>
          </table:table-cell>
          <table:table-cell table:style-name="ce66" table:formula="of:=COUNTIF([.U2:.U32];[.P1])" office:value-type="float" office:value="0" calcext:value-type="float">
            <text:p>0</text:p>
          </table:table-cell>
          <table:table-cell table:style-name="ce66" table:formula="of:=COUNTIF([.U2:.U32];[.Q1])" office:value-type="float" office:value="0" calcext:value-type="float">
            <text:p>0</text:p>
          </table:table-cell>
          <table:table-cell table:style-name="ce66" table:formula="of:=COUNTIF([.U2:.U32];[.R1])" office:value-type="float" office:value="0" calcext:value-type="float">
            <text:p>0</text:p>
          </table:table-cell>
          <table:table-cell table:style-name="ce66" table:formula="of:=COUNTIF([.V2:.V32];[.S1]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table:style-name="ce124" table:formula="of:=[Vzorci_vnosov.$A$45]" office:value-type="string" office:string-value="¶" calcext:value-type="string">
            <text:p>¶</text:p>
          </table:table-cell>
          <table:table-cell table:style-name="ce66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66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66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66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66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66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66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66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66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66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66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66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66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66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66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66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66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table:style-name="ce29" table:formula="of:=[Vzorci_vnosov.$A$8]" office:value-type="string" office:string-value="U" calcext:value-type="string">
            <text:p>U</text:p>
          </table:table-cell>
          <table:table-cell table:style-name="ce66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66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66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66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66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66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66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66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66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66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66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66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66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66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66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66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66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5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nt_Area" table:base-cell-address="$oktober.$A$1" table:cell-range-address="oktober.$A$1:oktober.$U$32"/>
        </table:named-expressions>
        <calcext:conditional-formats>
          <calcext:conditional-format calcext:target-range-address="oktober.A2:oktober.A32 oktober.B31:oktober.P32 oktober.Q32:oktober.Q32 oktober.B2:oktober.U30 oktober.S32:oktober.U32 oktober.Q31:oktober.U31">
            <calcext:condition calcext:apply-style-name="cf37" calcext:value="formula-is(WEEKDAY([.$A2];2)=6)" calcext:base-cell-address="oktober.A2"/>
            <calcext:condition calcext:apply-style-name="cf37" calcext:value="formula-is(WEEKDAY([.$A2];2)=7)" calcext:base-cell-address="oktober.A2"/>
          </calcext:conditional-format>
          <calcext:conditional-format calcext:target-range-address="oktober.V2:oktober.AC32">
            <calcext:condition calcext:apply-style-name="cf38" calcext:value="&lt;1" calcext:base-cell-address="oktober.V2"/>
            <calcext:condition calcext:apply-style-name="cf41" calcext:value="&gt;1" calcext:base-cell-address="oktober.V2"/>
          </calcext:conditional-format>
          <calcext:conditional-format calcext:target-range-address="oktober.AD2:oktober.AD32">
            <calcext:condition calcext:apply-style-name="cf40" calcext:value="!=0" calcext:base-cell-address="oktober.AD2"/>
          </calcext:conditional-format>
          <calcext:conditional-format calcext:target-range-address="oktober.AE2:oktober.AE32">
            <calcext:condition calcext:apply-style-name="cf40" calcext:value="=1" calcext:base-cell-address="oktober.AE2"/>
            <calcext:condition calcext:apply-style-name="cf39" calcext:value="&gt;1" calcext:base-cell-address="oktober.AE2"/>
          </calcext:conditional-format>
          <calcext:conditional-format calcext:target-range-address="oktober.AF2:oktober.AF32">
            <calcext:condition calcext:apply-style-name="cf38" calcext:value="&lt;2" calcext:base-cell-address="oktober.AF2"/>
            <calcext:condition calcext:apply-style-name="cf39" calcext:value="&gt;2" calcext:base-cell-address="oktober.AF2"/>
          </calcext:conditional-format>
        </calcext:conditional-formats>
      </table:table>
      <table:table table:name="november" table:style-name="ta2" table:protected="true">
        <loext:table-protection loext:select-protected-cells="true" loext:select-unprotected-cells="true"/>
        <table:table-column table:style-name="co3" table:default-cell-style-name="ce24"/>
        <table:table-column table:style-name="co4" table:default-cell-style-name="ce25"/>
        <table:table-column table:style-name="co5" table:number-columns-repeated="12" table:default-cell-style-name="ce26"/>
        <table:table-column table:style-name="co5" table:visibility="collapse" table:default-cell-style-name="ce26"/>
        <table:table-column table:style-name="co5" table:number-columns-repeated="2" table:default-cell-style-name="ce26"/>
        <table:table-column table:style-name="co5" table:visibility="collapse" table:default-cell-style-name="ce26"/>
        <table:table-column table:style-name="co5" table:number-columns-repeated="3" table:default-cell-style-name="ce26"/>
        <table:table-column table:style-name="co6" table:number-columns-repeated="11" table:default-cell-style-name="ce26"/>
        <table:table-column table:style-name="co5" table:default-cell-style-name="ce84"/>
        <table:table-column table:style-name="co7" table:visibility="collapse" table:number-columns-repeated="18" table:default-cell-style-name="ce128"/>
        <table:table-column table:style-name="co2" table:number-columns-repeated="7" table:default-cell-style-name="ce126"/>
        <table:table-column table:style-name="co2" table:number-columns-repeated="6" table:default-cell-style-name="ce128"/>
        <table:table-row table:style-name="ro4">
          <table:table-cell table:style-name="ce28" table:formula="of:=[$januar.$A$1]" office:value-type="string" office:string-value="2021" calcext:value-type="string">
            <text:p>2021</text:p>
          </table:table-cell>
          <table:table-cell table:style-name="ce29"/>
          <table:table-cell table:style-name="ce117" office:value-type="string" calcext:value-type="string">
            <text:p>GOR</text:p>
          </table:table-cell>
          <table:table-cell table:style-name="ce117" table:formula="of:=[Vzorci_vnosov.$C$3]" office:value-type="string" office:string-value="ŠOŠ" calcext:value-type="string">
            <text:p>ŠOŠ</text:p>
          </table:table-cell>
          <table:table-cell table:style-name="ce117" table:formula="of:=[Vzorci_vnosov.$C$4]" office:value-type="string" office:string-value="PIN" calcext:value-type="string">
            <text:p>PIN</text:p>
          </table:table-cell>
          <table:table-cell table:style-name="ce117" table:formula="of:=[Vzorci_vnosov.$C$5]" office:value-type="string" office:string-value="KON" calcext:value-type="string">
            <text:p>KON</text:p>
          </table:table-cell>
          <table:table-cell table:style-name="ce117" table:formula="of:=[Vzorci_vnosov.$C$6]" office:value-type="string" office:string-value="ORO" calcext:value-type="string">
            <text:p>ORO</text:p>
          </table:table-cell>
          <table:table-cell table:style-name="ce117" table:formula="of:=[Vzorci_vnosov.$C$7]" office:value-type="string" office:string-value="MIO" calcext:value-type="string">
            <text:p>MIO</text:p>
          </table:table-cell>
          <table:table-cell table:style-name="ce117" table:formula="of:=[Vzorci_vnosov.$C$8]" office:value-type="string" office:string-value="BOŽ" calcext:value-type="string">
            <text:p>BOŽ</text:p>
          </table:table-cell>
          <table:table-cell table:style-name="ce117" table:formula="of:=[Vzorci_vnosov.$C$9]" office:value-type="string" office:string-value="TOM" calcext:value-type="string">
            <text:p>TOM</text:p>
          </table:table-cell>
          <table:table-cell table:style-name="ce117" table:formula="of:=[Vzorci_vnosov.$C$10]" office:value-type="string" office:string-value="MŠŠ" calcext:value-type="string">
            <text:p>MŠŠ</text:p>
          </table:table-cell>
          <table:table-cell table:style-name="ce117" table:formula="of:=[Vzorci_vnosov.$C$11]" office:value-type="string" office:string-value="ŽIV" calcext:value-type="string">
            <text:p>ŽIV</text:p>
          </table:table-cell>
          <table:table-cell table:style-name="ce117" table:formula="of:=[Vzorci_vnosov.$C$12]" office:value-type="string" office:string-value="TAL" calcext:value-type="string">
            <text:p>TAL</text:p>
          </table:table-cell>
          <table:table-cell table:style-name="ce117" table:formula="of:=[Vzorci_vnosov.$C$13]" office:value-type="string" office:string-value="PIR" calcext:value-type="string">
            <text:p>PIR</text:p>
          </table:table-cell>
          <table:table-cell table:style-name="ce117" table:formula="of:=[Vzorci_vnosov.$C$14]" office:value-type="string" office:string-value="NOV2" calcext:value-type="string">
            <text:p>NOV2</text:p>
          </table:table-cell>
          <table:table-cell table:style-name="ce117" table:formula="of:=[Vzorci_vnosov.$C$15]" office:value-type="string" office:string-value="BUT" calcext:value-type="string">
            <text:p>BUT</text:p>
          </table:table-cell>
          <table:table-cell table:style-name="ce117" table:formula="of:=[Vzorci_vnosov.$C$16]" office:value-type="string" office:string-value="ŽRJ" calcext:value-type="string">
            <text:p>ŽRJ</text:p>
          </table:table-cell>
          <table:table-cell table:style-name="ce117" table:formula="of:=[Vzorci_vnosov.$C$17]" office:value-type="string" office:string-value="NOV3" calcext:value-type="string">
            <text:p>NOV3</text:p>
          </table:table-cell>
          <table:table-cell table:style-name="ce117" table:formula="of:=[Vzorci_vnosov.$C$18]" office:value-type="string" office:string-value="JNK" calcext:value-type="string">
            <text:p>JNK</text:p>
          </table:table-cell>
          <table:table-cell table:style-name="ce31" office:value-type="string" calcext:value-type="string">
            <text:p>ZUN</text:p>
          </table:table-cell>
          <table:table-cell table:style-name="ce86" office:value-type="string" calcext:value-type="string">
            <text:p>TX</text:p>
          </table:table-cell>
          <table:table-cell table:style-name="ce33" table:formula="of:=[Vzorci_vnosov.$A$16]" office:value-type="string" office:string-value="☻" calcext:value-type="string">
            <text:p>☻</text:p>
          </table:table-cell>
          <table:table-cell table:style-name="ce34" office:value-type="string" calcext:value-type="string">
            <text:p>☺</text:p>
          </table:table-cell>
          <table:table-cell table:style-name="ce35" table:formula="of:=[Vzorci_vnosov.$A$4]" office:value-type="string" office:string-value="51" calcext:value-type="string">
            <text:p>51</text:p>
          </table:table-cell>
          <table:table-cell table:style-name="ce35" table:formula="of:=[Vzorci_vnosov.$A$5]" office:value-type="string" office:string-value="52" calcext:value-type="string">
            <text:p>52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36" table:formula="of:=[Vzorci_vnosov.$A$8]" office:value-type="string" office:string-value="U" calcext:value-type="string">
            <text:p>U</text:p>
          </table:table-cell>
          <table:table-cell table:style-name="ce35" table:formula="of:=[Vzorci_vnosov.$A$6]" office:value-type="string" office:string-value="KVIT" calcext:value-type="string">
            <text:p>KVIT</text:p>
          </table:table-cell>
          <table:table-cell table:style-name="ce37" office:value-type="string" calcext:value-type="string">
            <text:p>Brez</text:p>
          </table:table-cell>
          <table:table-cell table:style-name="ce38" office:value-type="string" calcext:value-type="string">
            <text:p>X</text:p>
          </table:table-cell>
          <table:table-cell table:style-name="ce39" office:value-type="string" calcext:value-type="string">
            <text:p>Op</text:p>
          </table:table-cell>
          <table:table-cell office:value-type="string" calcext:value-type="string">
            <text:p><text:s/></text:p>
          </table:table-cell>
          <table:table-cell table:style-name="ce75" office:value-type="string" calcext:value-type="string">
            <text:p>KOS</text:p>
          </table:table-cell>
          <table:table-cell table:style-name="ce75" office:value-type="string" calcext:value-type="string">
            <text:p>ŠOŠ</text:p>
          </table:table-cell>
          <table:table-cell table:style-name="ce75" office:value-type="string" calcext:value-type="string">
            <text:p>PIN</text:p>
          </table:table-cell>
          <table:table-cell table:style-name="ce75" office:value-type="string" calcext:value-type="string">
            <text:p>KON</text:p>
          </table:table-cell>
          <table:table-cell table:style-name="ce75" office:value-type="string" calcext:value-type="string">
            <text:p>ORO</text:p>
          </table:table-cell>
          <table:table-cell table:style-name="ce75" office:value-type="string" calcext:value-type="string">
            <text:p>MIO</text:p>
          </table:table-cell>
          <table:table-cell table:style-name="ce75" office:value-type="string" calcext:value-type="string">
            <text:p>BOŽ</text:p>
          </table:table-cell>
          <table:table-cell table:style-name="ce75" office:value-type="string" calcext:value-type="string">
            <text:p>TOM</text:p>
          </table:table-cell>
          <table:table-cell table:style-name="ce75" office:value-type="string" calcext:value-type="string">
            <text:p>MŠŠ</text:p>
          </table:table-cell>
          <table:table-cell table:style-name="ce75" office:value-type="string" calcext:value-type="string">
            <text:p>ŽIV</text:p>
          </table:table-cell>
          <table:table-cell table:style-name="ce75" office:value-type="string" calcext:value-type="string">
            <text:p>TAL</text:p>
          </table:table-cell>
          <table:table-cell table:style-name="ce75" office:value-type="string" calcext:value-type="string">
            <text:p>PIR</text:p>
          </table:table-cell>
          <table:table-cell table:style-name="ce75" office:value-type="string" calcext:value-type="string">
            <text:p>GRY</text:p>
          </table:table-cell>
          <table:table-cell table:style-name="ce75" office:value-type="string" calcext:value-type="string">
            <text:p>HOL</text:p>
          </table:table-cell>
          <table:table-cell table:style-name="ce75" office:value-type="string" calcext:value-type="string">
            <text:p>NOV1</text:p>
          </table:table-cell>
          <table:table-cell table:style-name="ce75" office:value-type="string" calcext:value-type="string">
            <text:p>NOV2</text:p>
          </table:table-cell>
          <table:table-cell table:style-name="ce75" office:value-type="string" calcext:value-type="string">
            <text:p>NOV3</text:p>
          </table:table-cell>
          <table:table-cell table:style-name="ce75" office:value-type="string" calcext:value-type="string">
            <text:p>POD</text:p>
          </table:table-cell>
          <table:table-cell table:style-name="ce41" table:number-columns-repeated="7"/>
          <table:table-cell table:style-name="ce40" table:number-columns-repeated="6"/>
        </table:table-row>
        <table:table-row table:style-name="ro4">
          <table:table-cell table:style-name="ce297" office:value-type="date" office:date-value="2021-11-01" calcext:value-type="date">
            <text:p>01/ nov</text:p>
          </table:table-cell>
          <table:table-cell table:style-name="ce299" table:formula="of:=TEXT([.A2];&quot;Ddd&quot;)" office:value-type="string" office:string-value="pon" calcext:value-type="string">
            <text:p>pon</text:p>
          </table:table-cell>
          <table:table-cell table:style-name="ce300" table:number-columns-repeated="18"/>
          <table:table-cell table:style-name="ce301"/>
          <table:table-cell table:style-name="ce302" table:formula="of:=COUNTIF([.AH2:.AY2];&quot;☻&quot;)" office:value-type="float" office:value="0" calcext:value-type="float">
            <text:p>0</text:p>
          </table:table-cell>
          <table:table-cell table:style-name="ce302" table:formula="of:=COUNTIF([.AH2:.AY2];&quot;☺&quot;)" office:value-type="float" office:value="0" calcext:value-type="float">
            <text:p>0</text:p>
          </table:table-cell>
          <table:table-cell table:style-name="ce302" table:formula="of:=COUNTIF([.C2:.S2];&quot;51&quot;)+COUNTIF([.C2:.S2];&quot;51$&quot;)+COUNTIF([.C2:.S2];&quot;51☻&quot;)" office:value-type="float" office:value="0" calcext:value-type="float">
            <text:p>0</text:p>
          </table:table-cell>
          <table:table-cell table:style-name="ce302" table:formula="of:=COUNTIF([.C2:.S2];&quot;52&quot;)+COUNTIF([.C2:.S2];&quot;52$&quot;)+COUNTIF([.C2:.S2];&quot;52☻&quot;)" office:value-type="float" office:value="0" calcext:value-type="float">
            <text:p>0</text:p>
          </table:table-cell>
          <table:table-cell table:style-name="ce302" table:formula="of:=COUNTIF([.C2:.S2];&quot;51¶&quot;)" office:value-type="float" office:value="0" calcext:value-type="float">
            <text:p>0</text:p>
          </table:table-cell>
          <table:table-cell table:style-name="ce302" table:formula="of:=COUNTIF([.C2:.S2];&quot;52¶&quot;)" office:value-type="float" office:value="0" calcext:value-type="float">
            <text:p>0</text:p>
          </table:table-cell>
          <table:table-cell table:style-name="ce302" table:formula="of:=COUNTIF([.C2:.S2];&quot;U&quot;)+COUNTIF([.C2:.S2];&quot;U☻&quot;)+COUNTIF([.C2:.S2];&quot;U☺&quot;)" office:value-type="float" office:value="0" calcext:value-type="float">
            <text:p>0</text:p>
          </table:table-cell>
          <table:table-cell table:style-name="ce302" table:formula="of:=COUNTIF([.C2:.S2];&quot;KVIT&quot;)+COUNTIF([.C2:.S2];&quot;KVIT☻&quot;)+COUNTIF([.C2:.S2];&quot;kvit$&quot;)" office:value-type="float" office:value="0" calcext:value-type="float">
            <text:p>0</text:p>
          </table:table-cell>
          <table:table-cell table:style-name="ce303" table:formula="of:=COUNTBLANK([.C2:.S2])-3" office:value-type="float" office:value="14" calcext:value-type="float">
            <text:p>14</text:p>
          </table:table-cell>
          <table:table-cell table:style-name="ce304" table:formula="of:=COUNTIF([.C2:.S2];&quot;x&quot;)" office:value-type="float" office:value="0" calcext:value-type="float">
            <text:p>0</text:p>
          </table:table-cell>
          <table:table-cell table:style-name="ce306" table:formula="of:=COUNTIF([.C2:.S2];&quot;51&quot;)+COUNTIF([.C2:.S2];&quot;51☻&quot;)+COUNTIF([.C2:.S2];&quot;2&quot;)+COUNTIF([.C2:.S2];&quot;52&quot;)+COUNTIF([.C2:.S2];&quot;52☻&quot;)+COUNTIF([.C2:.S2];&quot;51$&quot;)+COUNTIF([.C2:.S2];&quot;52$&quot;)" office:value-type="float" office:value="0" calcext:value-type="float">
            <text:p>0</text:p>
          </table:table-cell>
          <table:table-cell table:style-name="ce87" table:formula="of:=[Vzorci_vnosov.$A$2]" office:value-type="string" office:string-value="51☻" calcext:value-type="string">
            <text:p>51☻</text:p>
          </table:table-cell>
          <table:table-cell table:style-name="ce49" table:formula="of:=RIGHT([.C2];1)">
            <text:p/>
          </table:table-cell>
          <table:table-cell table:style-name="ce49" table:formula="of:=RIGHT([.D2];1)">
            <text:p/>
          </table:table-cell>
          <table:table-cell table:style-name="ce49" table:formula="of:=RIGHT([.E2];1)">
            <text:p/>
          </table:table-cell>
          <table:table-cell table:style-name="ce49" table:formula="of:=RIGHT([.F2];1)">
            <text:p/>
          </table:table-cell>
          <table:table-cell table:style-name="ce49" table:formula="of:=RIGHT([.G2];1)">
            <text:p/>
          </table:table-cell>
          <table:table-cell table:style-name="ce49" table:formula="of:=RIGHT([.H2];1)">
            <text:p/>
          </table:table-cell>
          <table:table-cell table:style-name="ce49" table:formula="of:=RIGHT([.I2];1)">
            <text:p/>
          </table:table-cell>
          <table:table-cell table:style-name="ce49" table:formula="of:=RIGHT([.J2];1)">
            <text:p/>
          </table:table-cell>
          <table:table-cell table:style-name="ce49" table:formula="of:=RIGHT([.K2];1)">
            <text:p/>
          </table:table-cell>
          <table:table-cell table:style-name="ce49" table:formula="of:=RIGHT([.L2];1)">
            <text:p/>
          </table:table-cell>
          <table:table-cell table:style-name="ce49" table:formula="of:=RIGHT([.M2];1)">
            <text:p/>
          </table:table-cell>
          <table:table-cell table:style-name="ce49" table:formula="of:=RIGHT([.N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];1)">
            <text:p/>
          </table:table-cell>
          <table:table-cell table:style-name="ce49" table:formula="of:=RIGHT([.P2];1)">
            <text:p/>
          </table:table-cell>
          <table:table-cell table:style-name="ce49" table:formula="of:=RIGHT([.Q2];1)">
            <text:p/>
          </table:table-cell>
          <table:table-cell table:style-name="ce49" table:formula="of:=RIGHT([.R2];1)">
            <text:p/>
          </table:table-cell>
          <table:table-cell table:style-name="ce49" table:formula="of:=RIGHT([.S2];1)">
            <text:p/>
          </table:table-cell>
          <table:table-cell table:style-name="ce41" table:number-columns-repeated="7"/>
          <table:table-cell table:style-name="ce40" table:number-columns-repeated="6"/>
        </table:table-row>
        <table:table-row table:style-name="ro4">
          <table:table-cell table:style-name="ce297" office:value-type="date" office:date-value="2021-11-02" calcext:value-type="date">
            <text:p>02/ nov</text:p>
          </table:table-cell>
          <table:table-cell table:style-name="ce299" table:formula="of:=TEXT([.A3];&quot;Ddd&quot;)" office:value-type="string" office:string-value="tor" calcext:value-type="string">
            <text:p>tor</text:p>
          </table:table-cell>
          <table:table-cell table:style-name="ce300" table:number-columns-repeated="18"/>
          <table:table-cell table:style-name="ce301"/>
          <table:table-cell table:style-name="ce302" table:formula="of:=COUNTIF([.AH3:.AY3];&quot;☻&quot;)" office:value-type="float" office:value="0" calcext:value-type="float">
            <text:p>0</text:p>
          </table:table-cell>
          <table:table-cell table:style-name="ce302" table:formula="of:=COUNTIF([.AH3:.AY3];&quot;☺&quot;)" office:value-type="float" office:value="0" calcext:value-type="float">
            <text:p>0</text:p>
          </table:table-cell>
          <table:table-cell table:style-name="ce302" table:formula="of:=COUNTIF([.C3:.S3];&quot;51&quot;)+COUNTIF([.C3:.S3];&quot;51$&quot;)+COUNTIF([.C3:.S3];&quot;51☻&quot;)" office:value-type="float" office:value="0" calcext:value-type="float">
            <text:p>0</text:p>
          </table:table-cell>
          <table:table-cell table:style-name="ce302" table:formula="of:=COUNTIF([.C3:.S3];&quot;52&quot;)+COUNTIF([.C3:.S3];&quot;52$&quot;)+COUNTIF([.C3:.S3];&quot;52☻&quot;)" office:value-type="float" office:value="0" calcext:value-type="float">
            <text:p>0</text:p>
          </table:table-cell>
          <table:table-cell table:style-name="ce302" table:formula="of:=COUNTIF([.C3:.S3];&quot;51¶&quot;)" office:value-type="float" office:value="0" calcext:value-type="float">
            <text:p>0</text:p>
          </table:table-cell>
          <table:table-cell table:style-name="ce302" table:formula="of:=COUNTIF([.C3:.S3];&quot;52¶&quot;)" office:value-type="float" office:value="0" calcext:value-type="float">
            <text:p>0</text:p>
          </table:table-cell>
          <table:table-cell table:style-name="ce302" table:formula="of:=COUNTIF([.C3:.S3];&quot;U&quot;)+COUNTIF([.C3:.S3];&quot;U☻&quot;)+COUNTIF([.C3:.S3];&quot;U☺&quot;)" office:value-type="float" office:value="0" calcext:value-type="float">
            <text:p>0</text:p>
          </table:table-cell>
          <table:table-cell table:style-name="ce302" table:formula="of:=COUNTIF([.C3:.S3];&quot;KVIT&quot;)+COUNTIF([.C3:.S3];&quot;KVIT☻&quot;)+COUNTIF([.C3:.S3];&quot;kvit$&quot;)" office:value-type="float" office:value="0" calcext:value-type="float">
            <text:p>0</text:p>
          </table:table-cell>
          <table:table-cell table:style-name="ce303" table:formula="of:=COUNTBLANK([.C3:.S3])-3" office:value-type="float" office:value="14" calcext:value-type="float">
            <text:p>14</text:p>
          </table:table-cell>
          <table:table-cell table:style-name="ce304" table:formula="of:=COUNTIF([.C3:.S3];&quot;x&quot;)" office:value-type="float" office:value="0" calcext:value-type="float">
            <text:p>0</text:p>
          </table:table-cell>
          <table:table-cell table:style-name="ce306" table:formula="of:=COUNTIF([.C3:.S3];&quot;51&quot;)+COUNTIF([.C3:.S3];&quot;51☻&quot;)+COUNTIF([.C3:.S3];&quot;2&quot;)+COUNTIF([.C3:.S3];&quot;52&quot;)+COUNTIF([.C3:.S3];&quot;52☻&quot;)+COUNTIF([.C3:.S3];&quot;51$&quot;)+COUNTIF([.C3:.S3];&quot;52$&quot;)" office:value-type="float" office:value="0" calcext:value-type="float">
            <text:p>0</text:p>
          </table:table-cell>
          <table:table-cell table:style-name="ce87" table:formula="of:=[Vzorci_vnosov.$A$3]" office:value-type="string" office:string-value="52☻" calcext:value-type="string">
            <text:p>52☻</text:p>
          </table:table-cell>
          <table:table-cell table:style-name="ce49" table:formula="of:=RIGHT([.C3];1)">
            <text:p/>
          </table:table-cell>
          <table:table-cell table:style-name="ce49" table:formula="of:=RIGHT([.D3];1)">
            <text:p/>
          </table:table-cell>
          <table:table-cell table:style-name="ce49" table:formula="of:=RIGHT([.E3];1)">
            <text:p/>
          </table:table-cell>
          <table:table-cell table:style-name="ce49" table:formula="of:=RIGHT([.F3];1)">
            <text:p/>
          </table:table-cell>
          <table:table-cell table:style-name="ce49" table:formula="of:=RIGHT([.G3];1)">
            <text:p/>
          </table:table-cell>
          <table:table-cell table:style-name="ce49" table:formula="of:=RIGHT([.H3];1)">
            <text:p/>
          </table:table-cell>
          <table:table-cell table:style-name="ce49" table:formula="of:=RIGHT([.I3];1)">
            <text:p/>
          </table:table-cell>
          <table:table-cell table:style-name="ce49" table:formula="of:=RIGHT([.J3];1)">
            <text:p/>
          </table:table-cell>
          <table:table-cell table:style-name="ce49" table:formula="of:=RIGHT([.K3];1)">
            <text:p/>
          </table:table-cell>
          <table:table-cell table:style-name="ce49" table:formula="of:=RIGHT([.L3];1)">
            <text:p/>
          </table:table-cell>
          <table:table-cell table:style-name="ce49" table:formula="of:=RIGHT([.M3];1)">
            <text:p/>
          </table:table-cell>
          <table:table-cell table:style-name="ce49" table:formula="of:=RIGHT([.N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];1)">
            <text:p/>
          </table:table-cell>
          <table:table-cell table:style-name="ce49" table:formula="of:=RIGHT([.P3];1)">
            <text:p/>
          </table:table-cell>
          <table:table-cell table:style-name="ce49" table:formula="of:=RIGHT([.Q3];1)">
            <text:p/>
          </table:table-cell>
          <table:table-cell table:style-name="ce49" table:formula="of:=RIGHT([.R3];1)">
            <text:p/>
          </table:table-cell>
          <table:table-cell table:style-name="ce49" table:formula="of:=RIGHT([.S3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03" calcext:value-type="date">
            <text:p>03/ nov</text:p>
          </table:table-cell>
          <table:table-cell table:style-name="ce299" table:formula="of:=TEXT([.A4];&quot;Ddd&quot;)" office:value-type="string" office:string-value="sre" calcext:value-type="string">
            <text:p>sre</text:p>
          </table:table-cell>
          <table:table-cell table:style-name="ce300" table:number-columns-repeated="18"/>
          <table:table-cell table:style-name="ce301"/>
          <table:table-cell table:style-name="ce302" table:formula="of:=COUNTIF([.AH4:.AY4];&quot;☻&quot;)" office:value-type="float" office:value="0" calcext:value-type="float">
            <text:p>0</text:p>
          </table:table-cell>
          <table:table-cell table:style-name="ce302" table:formula="of:=COUNTIF([.AH4:.AY4];&quot;☺&quot;)" office:value-type="float" office:value="0" calcext:value-type="float">
            <text:p>0</text:p>
          </table:table-cell>
          <table:table-cell table:style-name="ce302" table:formula="of:=COUNTIF([.C4:.S4];&quot;51&quot;)+COUNTIF([.C4:.S4];&quot;51$&quot;)+COUNTIF([.C4:.S4];&quot;51☻&quot;)" office:value-type="float" office:value="0" calcext:value-type="float">
            <text:p>0</text:p>
          </table:table-cell>
          <table:table-cell table:style-name="ce302" table:formula="of:=COUNTIF([.C4:.S4];&quot;52&quot;)+COUNTIF([.C4:.S4];&quot;52$&quot;)+COUNTIF([.C4:.S4];&quot;52☻&quot;)" office:value-type="float" office:value="0" calcext:value-type="float">
            <text:p>0</text:p>
          </table:table-cell>
          <table:table-cell table:style-name="ce302" table:formula="of:=COUNTIF([.C4:.S4];&quot;51¶&quot;)" office:value-type="float" office:value="0" calcext:value-type="float">
            <text:p>0</text:p>
          </table:table-cell>
          <table:table-cell table:style-name="ce302" table:formula="of:=COUNTIF([.C4:.S4];&quot;52¶&quot;)" office:value-type="float" office:value="0" calcext:value-type="float">
            <text:p>0</text:p>
          </table:table-cell>
          <table:table-cell table:style-name="ce302" table:formula="of:=COUNTIF([.C4:.S4];&quot;U&quot;)+COUNTIF([.C4:.S4];&quot;U☻&quot;)+COUNTIF([.C4:.S4];&quot;U☺&quot;)" office:value-type="float" office:value="0" calcext:value-type="float">
            <text:p>0</text:p>
          </table:table-cell>
          <table:table-cell table:style-name="ce302" table:formula="of:=COUNTIF([.C4:.S4];&quot;KVIT&quot;)+COUNTIF([.C4:.S4];&quot;KVIT☻&quot;)+COUNTIF([.C4:.S4];&quot;kvit$&quot;)" office:value-type="float" office:value="0" calcext:value-type="float">
            <text:p>0</text:p>
          </table:table-cell>
          <table:table-cell table:style-name="ce303" table:formula="of:=COUNTBLANK([.C4:.S4])-3" office:value-type="float" office:value="14" calcext:value-type="float">
            <text:p>14</text:p>
          </table:table-cell>
          <table:table-cell table:style-name="ce304" table:formula="of:=COUNTIF([.C4:.S4];&quot;x&quot;)" office:value-type="float" office:value="0" calcext:value-type="float">
            <text:p>0</text:p>
          </table:table-cell>
          <table:table-cell table:style-name="ce306" table:formula="of:=COUNTIF([.C4:.S4];&quot;51&quot;)+COUNTIF([.C4:.S4];&quot;51☻&quot;)+COUNTIF([.C4:.S4];&quot;2&quot;)+COUNTIF([.C4:.S4];&quot;52&quot;)+COUNTIF([.C4:.S4];&quot;52☻&quot;)+COUNTIF([.C4:.S4];&quot;51$&quot;)+COUNTIF([.C4:.S4];&quot;52$&quot;)" office:value-type="float" office:value="0" calcext:value-type="float">
            <text:p>0</text:p>
          </table:table-cell>
          <table:table-cell table:style-name="ce87" table:formula="of:=[Vzorci_vnosov.$A$4]" office:value-type="string" office:string-value="51" calcext:value-type="string">
            <text:p>51</text:p>
          </table:table-cell>
          <table:table-cell table:style-name="ce49" table:formula="of:=RIGHT([.C4];1)">
            <text:p/>
          </table:table-cell>
          <table:table-cell table:style-name="ce49" table:formula="of:=RIGHT([.D4];1)">
            <text:p/>
          </table:table-cell>
          <table:table-cell table:style-name="ce49" table:formula="of:=RIGHT([.E4];1)">
            <text:p/>
          </table:table-cell>
          <table:table-cell table:style-name="ce49" table:formula="of:=RIGHT([.F4];1)">
            <text:p/>
          </table:table-cell>
          <table:table-cell table:style-name="ce49" table:formula="of:=RIGHT([.G4];1)">
            <text:p/>
          </table:table-cell>
          <table:table-cell table:style-name="ce49" table:formula="of:=RIGHT([.H4];1)">
            <text:p/>
          </table:table-cell>
          <table:table-cell table:style-name="ce49" table:formula="of:=RIGHT([.I4];1)">
            <text:p/>
          </table:table-cell>
          <table:table-cell table:style-name="ce49" table:formula="of:=RIGHT([.J4];1)">
            <text:p/>
          </table:table-cell>
          <table:table-cell table:style-name="ce49" table:formula="of:=RIGHT([.K4];1)">
            <text:p/>
          </table:table-cell>
          <table:table-cell table:style-name="ce49" table:formula="of:=RIGHT([.L4];1)">
            <text:p/>
          </table:table-cell>
          <table:table-cell table:style-name="ce49" table:formula="of:=RIGHT([.M4];1)">
            <text:p/>
          </table:table-cell>
          <table:table-cell table:style-name="ce49" table:formula="of:=RIGHT([.N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4];1)">
            <text:p/>
          </table:table-cell>
          <table:table-cell table:style-name="ce49" table:formula="of:=RIGHT([.P4];1)">
            <text:p/>
          </table:table-cell>
          <table:table-cell table:style-name="ce49" table:formula="of:=RIGHT([.Q4];1)">
            <text:p/>
          </table:table-cell>
          <table:table-cell table:style-name="ce49" table:formula="of:=RIGHT([.R4];1)">
            <text:p/>
          </table:table-cell>
          <table:table-cell table:style-name="ce49" table:formula="of:=RIGHT([.S4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04" calcext:value-type="date">
            <text:p>04/ nov</text:p>
          </table:table-cell>
          <table:table-cell table:style-name="ce299" table:formula="of:=TEXT([.A5];&quot;Ddd&quot;)" office:value-type="string" office:string-value="čet" calcext:value-type="string">
            <text:p>čet</text:p>
          </table:table-cell>
          <table:table-cell table:style-name="ce300" table:number-columns-repeated="18"/>
          <table:table-cell table:style-name="ce301"/>
          <table:table-cell table:style-name="ce302" table:formula="of:=COUNTIF([.AH5:.AY5];&quot;☻&quot;)" office:value-type="float" office:value="0" calcext:value-type="float">
            <text:p>0</text:p>
          </table:table-cell>
          <table:table-cell table:style-name="ce302" table:formula="of:=COUNTIF([.AH5:.AY5];&quot;☺&quot;)" office:value-type="float" office:value="0" calcext:value-type="float">
            <text:p>0</text:p>
          </table:table-cell>
          <table:table-cell table:style-name="ce302" table:formula="of:=COUNTIF([.C5:.S5];&quot;51&quot;)+COUNTIF([.C5:.S5];&quot;51$&quot;)+COUNTIF([.C5:.S5];&quot;51☻&quot;)" office:value-type="float" office:value="0" calcext:value-type="float">
            <text:p>0</text:p>
          </table:table-cell>
          <table:table-cell table:style-name="ce302" table:formula="of:=COUNTIF([.C5:.S5];&quot;52&quot;)+COUNTIF([.C5:.S5];&quot;52$&quot;)+COUNTIF([.C5:.S5];&quot;52☻&quot;)" office:value-type="float" office:value="0" calcext:value-type="float">
            <text:p>0</text:p>
          </table:table-cell>
          <table:table-cell table:style-name="ce302" table:formula="of:=COUNTIF([.C5:.S5];&quot;51¶&quot;)" office:value-type="float" office:value="0" calcext:value-type="float">
            <text:p>0</text:p>
          </table:table-cell>
          <table:table-cell table:style-name="ce302" table:formula="of:=COUNTIF([.C5:.S5];&quot;52¶&quot;)" office:value-type="float" office:value="0" calcext:value-type="float">
            <text:p>0</text:p>
          </table:table-cell>
          <table:table-cell table:style-name="ce302" table:formula="of:=COUNTIF([.C5:.S5];&quot;U&quot;)+COUNTIF([.C5:.S5];&quot;U☻&quot;)+COUNTIF([.C5:.S5];&quot;U☺&quot;)" office:value-type="float" office:value="0" calcext:value-type="float">
            <text:p>0</text:p>
          </table:table-cell>
          <table:table-cell table:style-name="ce302" table:formula="of:=COUNTIF([.C5:.S5];&quot;KVIT&quot;)+COUNTIF([.C5:.S5];&quot;KVIT☻&quot;)+COUNTIF([.C5:.S5];&quot;kvit$&quot;)" office:value-type="float" office:value="0" calcext:value-type="float">
            <text:p>0</text:p>
          </table:table-cell>
          <table:table-cell table:style-name="ce303" table:formula="of:=COUNTBLANK([.C5:.S5])-3" office:value-type="float" office:value="14" calcext:value-type="float">
            <text:p>14</text:p>
          </table:table-cell>
          <table:table-cell table:style-name="ce304" table:formula="of:=COUNTIF([.C5:.S5];&quot;x&quot;)" office:value-type="float" office:value="0" calcext:value-type="float">
            <text:p>0</text:p>
          </table:table-cell>
          <table:table-cell table:style-name="ce306" table:formula="of:=COUNTIF([.C5:.S5];&quot;51&quot;)+COUNTIF([.C5:.S5];&quot;51☻&quot;)+COUNTIF([.C5:.S5];&quot;2&quot;)+COUNTIF([.C5:.S5];&quot;52&quot;)+COUNTIF([.C5:.S5];&quot;52☻&quot;)+COUNTIF([.C5:.S5];&quot;51$&quot;)+COUNTIF([.C5:.S5];&quot;52$&quot;)" office:value-type="float" office:value="0" calcext:value-type="float">
            <text:p>0</text:p>
          </table:table-cell>
          <table:table-cell table:style-name="ce87" table:formula="of:=[Vzorci_vnosov.$A$5]" office:value-type="string" office:string-value="52" calcext:value-type="string">
            <text:p>52</text:p>
          </table:table-cell>
          <table:table-cell table:style-name="ce49" table:formula="of:=RIGHT([.C5];1)">
            <text:p/>
          </table:table-cell>
          <table:table-cell table:style-name="ce49" table:formula="of:=RIGHT([.D5];1)">
            <text:p/>
          </table:table-cell>
          <table:table-cell table:style-name="ce49" table:formula="of:=RIGHT([.E5];1)">
            <text:p/>
          </table:table-cell>
          <table:table-cell table:style-name="ce49" table:formula="of:=RIGHT([.F5];1)">
            <text:p/>
          </table:table-cell>
          <table:table-cell table:style-name="ce49" table:formula="of:=RIGHT([.G5];1)">
            <text:p/>
          </table:table-cell>
          <table:table-cell table:style-name="ce49" table:formula="of:=RIGHT([.H5];1)">
            <text:p/>
          </table:table-cell>
          <table:table-cell table:style-name="ce49" table:formula="of:=RIGHT([.I5];1)">
            <text:p/>
          </table:table-cell>
          <table:table-cell table:style-name="ce49" table:formula="of:=RIGHT([.J5];1)">
            <text:p/>
          </table:table-cell>
          <table:table-cell table:style-name="ce49" table:formula="of:=RIGHT([.K5];1)">
            <text:p/>
          </table:table-cell>
          <table:table-cell table:style-name="ce49" table:formula="of:=RIGHT([.L5];1)">
            <text:p/>
          </table:table-cell>
          <table:table-cell table:style-name="ce49" table:formula="of:=RIGHT([.M5];1)">
            <text:p/>
          </table:table-cell>
          <table:table-cell table:style-name="ce49" table:formula="of:=RIGHT([.N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5];1)">
            <text:p/>
          </table:table-cell>
          <table:table-cell table:style-name="ce49" table:formula="of:=RIGHT([.P5];1)">
            <text:p/>
          </table:table-cell>
          <table:table-cell table:style-name="ce49" table:formula="of:=RIGHT([.Q5];1)">
            <text:p/>
          </table:table-cell>
          <table:table-cell table:style-name="ce49" table:formula="of:=RIGHT([.R5];1)">
            <text:p/>
          </table:table-cell>
          <table:table-cell table:style-name="ce49" table:formula="of:=RIGHT([.S5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05" calcext:value-type="date">
            <text:p>05/ nov</text:p>
          </table:table-cell>
          <table:table-cell table:style-name="ce299" table:formula="of:=TEXT([.A6];&quot;Ddd&quot;)" office:value-type="string" office:string-value="pet" calcext:value-type="string">
            <text:p>pet</text:p>
          </table:table-cell>
          <table:table-cell table:style-name="ce300" table:number-columns-repeated="18"/>
          <table:table-cell table:style-name="ce301"/>
          <table:table-cell table:style-name="ce302" table:formula="of:=COUNTIF([.AH6:.AY6];&quot;☻&quot;)" office:value-type="float" office:value="0" calcext:value-type="float">
            <text:p>0</text:p>
          </table:table-cell>
          <table:table-cell table:style-name="ce302" table:formula="of:=COUNTIF([.AH6:.AY6];&quot;☺&quot;)" office:value-type="float" office:value="0" calcext:value-type="float">
            <text:p>0</text:p>
          </table:table-cell>
          <table:table-cell table:style-name="ce302" table:formula="of:=COUNTIF([.C6:.S6];&quot;51&quot;)+COUNTIF([.C6:.S6];&quot;51$&quot;)+COUNTIF([.C6:.S6];&quot;51☻&quot;)" office:value-type="float" office:value="0" calcext:value-type="float">
            <text:p>0</text:p>
          </table:table-cell>
          <table:table-cell table:style-name="ce302" table:formula="of:=COUNTIF([.C6:.S6];&quot;52&quot;)+COUNTIF([.C6:.S6];&quot;52$&quot;)+COUNTIF([.C6:.S6];&quot;52☻&quot;)" office:value-type="float" office:value="0" calcext:value-type="float">
            <text:p>0</text:p>
          </table:table-cell>
          <table:table-cell table:style-name="ce302" table:formula="of:=COUNTIF([.C6:.S6];&quot;51¶&quot;)" office:value-type="float" office:value="0" calcext:value-type="float">
            <text:p>0</text:p>
          </table:table-cell>
          <table:table-cell table:style-name="ce302" table:formula="of:=COUNTIF([.C6:.S6];&quot;52¶&quot;)" office:value-type="float" office:value="0" calcext:value-type="float">
            <text:p>0</text:p>
          </table:table-cell>
          <table:table-cell table:style-name="ce302" table:formula="of:=COUNTIF([.C6:.S6];&quot;U&quot;)+COUNTIF([.C6:.S6];&quot;U☻&quot;)+COUNTIF([.C6:.S6];&quot;U☺&quot;)" office:value-type="float" office:value="0" calcext:value-type="float">
            <text:p>0</text:p>
          </table:table-cell>
          <table:table-cell table:style-name="ce302" table:formula="of:=COUNTIF([.C6:.S6];&quot;KVIT&quot;)+COUNTIF([.C6:.S6];&quot;KVIT☻&quot;)+COUNTIF([.C6:.S6];&quot;kvit$&quot;)" office:value-type="float" office:value="0" calcext:value-type="float">
            <text:p>0</text:p>
          </table:table-cell>
          <table:table-cell table:style-name="ce303" table:formula="of:=COUNTBLANK([.C6:.S6])-3" office:value-type="float" office:value="14" calcext:value-type="float">
            <text:p>14</text:p>
          </table:table-cell>
          <table:table-cell table:style-name="ce304" table:formula="of:=COUNTIF([.C6:.S6];&quot;x&quot;)" office:value-type="float" office:value="0" calcext:value-type="float">
            <text:p>0</text:p>
          </table:table-cell>
          <table:table-cell table:style-name="ce306" table:formula="of:=COUNTIF([.C6:.S6];&quot;51&quot;)+COUNTIF([.C6:.S6];&quot;51☻&quot;)+COUNTIF([.C6:.S6];&quot;2&quot;)+COUNTIF([.C6:.S6];&quot;52&quot;)+COUNTIF([.C6:.S6];&quot;52☻&quot;)+COUNTIF([.C6:.S6];&quot;51$&quot;)+COUNTIF([.C6:.S6];&quot;52$&quot;)" office:value-type="float" office:value="0" calcext:value-type="float">
            <text:p>0</text:p>
          </table:table-cell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49" table:formula="of:=RIGHT([.C6];1)">
            <text:p/>
          </table:table-cell>
          <table:table-cell table:style-name="ce49" table:formula="of:=RIGHT([.D6];1)">
            <text:p/>
          </table:table-cell>
          <table:table-cell table:style-name="ce49" table:formula="of:=RIGHT([.E6];1)">
            <text:p/>
          </table:table-cell>
          <table:table-cell table:style-name="ce49" table:formula="of:=RIGHT([.F6];1)">
            <text:p/>
          </table:table-cell>
          <table:table-cell table:style-name="ce49" table:formula="of:=RIGHT([.G6];1)">
            <text:p/>
          </table:table-cell>
          <table:table-cell table:style-name="ce49" table:formula="of:=RIGHT([.H6];1)">
            <text:p/>
          </table:table-cell>
          <table:table-cell table:style-name="ce49" table:formula="of:=RIGHT([.I6];1)">
            <text:p/>
          </table:table-cell>
          <table:table-cell table:style-name="ce49" table:formula="of:=RIGHT([.J6];1)">
            <text:p/>
          </table:table-cell>
          <table:table-cell table:style-name="ce49" table:formula="of:=RIGHT([.K6];1)">
            <text:p/>
          </table:table-cell>
          <table:table-cell table:style-name="ce49" table:formula="of:=RIGHT([.L6];1)">
            <text:p/>
          </table:table-cell>
          <table:table-cell table:style-name="ce49" table:formula="of:=RIGHT([.M6];1)">
            <text:p/>
          </table:table-cell>
          <table:table-cell table:style-name="ce49" table:formula="of:=RIGHT([.N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6];1)">
            <text:p/>
          </table:table-cell>
          <table:table-cell table:style-name="ce49" table:formula="of:=RIGHT([.P6];1)">
            <text:p/>
          </table:table-cell>
          <table:table-cell table:style-name="ce49" table:formula="of:=RIGHT([.Q6];1)">
            <text:p/>
          </table:table-cell>
          <table:table-cell table:style-name="ce49" table:formula="of:=RIGHT([.R6];1)">
            <text:p/>
          </table:table-cell>
          <table:table-cell table:style-name="ce49" table:formula="of:=RIGHT([.S6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06" calcext:value-type="date">
            <text:p>06/ nov</text:p>
          </table:table-cell>
          <table:table-cell table:style-name="ce299" table:formula="of:=TEXT([.A7];&quot;Ddd&quot;)" office:value-type="string" office:string-value="sob" calcext:value-type="string">
            <text:p>sob</text:p>
          </table:table-cell>
          <table:table-cell table:style-name="ce300" table:number-columns-repeated="18"/>
          <table:table-cell table:style-name="ce301"/>
          <table:table-cell table:style-name="ce302" table:formula="of:=COUNTIF([.AH7:.AY7];&quot;☻&quot;)" office:value-type="float" office:value="0" calcext:value-type="float">
            <text:p>0</text:p>
          </table:table-cell>
          <table:table-cell table:style-name="ce302" table:formula="of:=COUNTIF([.AH7:.AY7];&quot;☺&quot;)" office:value-type="float" office:value="0" calcext:value-type="float">
            <text:p>0</text:p>
          </table:table-cell>
          <table:table-cell table:style-name="ce302" table:formula="of:=COUNTIF([.C7:.S7];&quot;51&quot;)+COUNTIF([.C7:.S7];&quot;51$&quot;)+COUNTIF([.C7:.S7];&quot;51☻&quot;)" office:value-type="float" office:value="0" calcext:value-type="float">
            <text:p>0</text:p>
          </table:table-cell>
          <table:table-cell table:style-name="ce302" table:formula="of:=COUNTIF([.C7:.S7];&quot;52&quot;)+COUNTIF([.C7:.S7];&quot;52$&quot;)+COUNTIF([.C7:.S7];&quot;52☻&quot;)" office:value-type="float" office:value="0" calcext:value-type="float">
            <text:p>0</text:p>
          </table:table-cell>
          <table:table-cell table:style-name="ce302" table:formula="of:=COUNTIF([.C7:.S7];&quot;51¶&quot;)" office:value-type="float" office:value="0" calcext:value-type="float">
            <text:p>0</text:p>
          </table:table-cell>
          <table:table-cell table:style-name="ce302" table:formula="of:=COUNTIF([.C7:.S7];&quot;52¶&quot;)" office:value-type="float" office:value="0" calcext:value-type="float">
            <text:p>0</text:p>
          </table:table-cell>
          <table:table-cell table:style-name="ce302" table:formula="of:=COUNTIF([.C7:.S7];&quot;U&quot;)+COUNTIF([.C7:.S7];&quot;U☻&quot;)+COUNTIF([.C7:.S7];&quot;U☺&quot;)" office:value-type="float" office:value="0" calcext:value-type="float">
            <text:p>0</text:p>
          </table:table-cell>
          <table:table-cell table:style-name="ce302" table:formula="of:=COUNTIF([.C7:.S7];&quot;KVIT&quot;)+COUNTIF([.C7:.S7];&quot;KVIT☻&quot;)+COUNTIF([.C7:.S7];&quot;kvit$&quot;)" office:value-type="float" office:value="0" calcext:value-type="float">
            <text:p>0</text:p>
          </table:table-cell>
          <table:table-cell table:style-name="ce303" table:formula="of:=COUNTBLANK([.C7:.S7])-3" office:value-type="float" office:value="14" calcext:value-type="float">
            <text:p>14</text:p>
          </table:table-cell>
          <table:table-cell table:style-name="ce304" table:formula="of:=COUNTIF([.C7:.S7];&quot;x&quot;)" office:value-type="float" office:value="0" calcext:value-type="float">
            <text:p>0</text:p>
          </table:table-cell>
          <table:table-cell table:style-name="ce306" table:formula="of:=COUNTIF([.C7:.S7];&quot;51&quot;)+COUNTIF([.C7:.S7];&quot;51☻&quot;)+COUNTIF([.C7:.S7];&quot;2&quot;)+COUNTIF([.C7:.S7];&quot;52&quot;)+COUNTIF([.C7:.S7];&quot;52☻&quot;)+COUNTIF([.C7:.S7];&quot;51$&quot;)+COUNTIF([.C7:.S7];&quot;52$&quot;)" office:value-type="float" office:value="0" calcext:value-type="float">
            <text:p>0</text:p>
          </table:table-cell>
          <table:table-cell table:style-name="ce88" table:formula="of:=[Vzorci_vnosov.$A$7]" office:value-type="string" office:string-value="KVIT☻" calcext:value-type="string">
            <text:p>KVIT☻</text:p>
          </table:table-cell>
          <table:table-cell table:style-name="ce49" table:formula="of:=RIGHT([.C7];1)">
            <text:p/>
          </table:table-cell>
          <table:table-cell table:style-name="ce49" table:formula="of:=RIGHT([.D7];1)">
            <text:p/>
          </table:table-cell>
          <table:table-cell table:style-name="ce49" table:formula="of:=RIGHT([.E7];1)">
            <text:p/>
          </table:table-cell>
          <table:table-cell table:style-name="ce49" table:formula="of:=RIGHT([.F7];1)">
            <text:p/>
          </table:table-cell>
          <table:table-cell table:style-name="ce49" table:formula="of:=RIGHT([.G7];1)">
            <text:p/>
          </table:table-cell>
          <table:table-cell table:style-name="ce49" table:formula="of:=RIGHT([.H7];1)">
            <text:p/>
          </table:table-cell>
          <table:table-cell table:style-name="ce49" table:formula="of:=RIGHT([.I7];1)">
            <text:p/>
          </table:table-cell>
          <table:table-cell table:style-name="ce49" table:formula="of:=RIGHT([.J7];1)">
            <text:p/>
          </table:table-cell>
          <table:table-cell table:style-name="ce49" table:formula="of:=RIGHT([.K7];1)">
            <text:p/>
          </table:table-cell>
          <table:table-cell table:style-name="ce49" table:formula="of:=RIGHT([.L7];1)">
            <text:p/>
          </table:table-cell>
          <table:table-cell table:style-name="ce49" table:formula="of:=RIGHT([.M7];1)">
            <text:p/>
          </table:table-cell>
          <table:table-cell table:style-name="ce49" table:formula="of:=RIGHT([.N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7];1)">
            <text:p/>
          </table:table-cell>
          <table:table-cell table:style-name="ce49" table:formula="of:=RIGHT([.P7];1)">
            <text:p/>
          </table:table-cell>
          <table:table-cell table:style-name="ce49" table:formula="of:=RIGHT([.Q7];1)">
            <text:p/>
          </table:table-cell>
          <table:table-cell table:style-name="ce49" table:formula="of:=RIGHT([.R7];1)">
            <text:p/>
          </table:table-cell>
          <table:table-cell table:style-name="ce49" table:formula="of:=RIGHT([.S7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07" calcext:value-type="date">
            <text:p>07/ nov</text:p>
          </table:table-cell>
          <table:table-cell table:style-name="ce299" table:formula="of:=TEXT([.A8];&quot;Ddd&quot;)" office:value-type="string" office:string-value="ned" calcext:value-type="string">
            <text:p>ned</text:p>
          </table:table-cell>
          <table:table-cell table:style-name="ce300" table:number-columns-repeated="18"/>
          <table:table-cell table:style-name="ce301"/>
          <table:table-cell table:style-name="ce302" table:formula="of:=COUNTIF([.AH8:.AY8];&quot;☻&quot;)" office:value-type="float" office:value="0" calcext:value-type="float">
            <text:p>0</text:p>
          </table:table-cell>
          <table:table-cell table:style-name="ce302" table:formula="of:=COUNTIF([.AH8:.AY8];&quot;☺&quot;)" office:value-type="float" office:value="0" calcext:value-type="float">
            <text:p>0</text:p>
          </table:table-cell>
          <table:table-cell table:style-name="ce302" table:formula="of:=COUNTIF([.C8:.S8];&quot;51&quot;)+COUNTIF([.C8:.S8];&quot;51$&quot;)+COUNTIF([.C8:.S8];&quot;51☻&quot;)" office:value-type="float" office:value="0" calcext:value-type="float">
            <text:p>0</text:p>
          </table:table-cell>
          <table:table-cell table:style-name="ce302" table:formula="of:=COUNTIF([.C8:.S8];&quot;52&quot;)+COUNTIF([.C8:.S8];&quot;52$&quot;)+COUNTIF([.C8:.S8];&quot;52☻&quot;)" office:value-type="float" office:value="0" calcext:value-type="float">
            <text:p>0</text:p>
          </table:table-cell>
          <table:table-cell table:style-name="ce302" table:formula="of:=COUNTIF([.C8:.S8];&quot;51¶&quot;)" office:value-type="float" office:value="0" calcext:value-type="float">
            <text:p>0</text:p>
          </table:table-cell>
          <table:table-cell table:style-name="ce302" table:formula="of:=COUNTIF([.C8:.S8];&quot;52¶&quot;)" office:value-type="float" office:value="0" calcext:value-type="float">
            <text:p>0</text:p>
          </table:table-cell>
          <table:table-cell table:style-name="ce302" table:formula="of:=COUNTIF([.C8:.S8];&quot;U&quot;)+COUNTIF([.C8:.S8];&quot;U☻&quot;)+COUNTIF([.C8:.S8];&quot;U☺&quot;)" office:value-type="float" office:value="0" calcext:value-type="float">
            <text:p>0</text:p>
          </table:table-cell>
          <table:table-cell table:style-name="ce302" table:formula="of:=COUNTIF([.C8:.S8];&quot;KVIT&quot;)+COUNTIF([.C8:.S8];&quot;KVIT☻&quot;)+COUNTIF([.C8:.S8];&quot;kvit$&quot;)" office:value-type="float" office:value="0" calcext:value-type="float">
            <text:p>0</text:p>
          </table:table-cell>
          <table:table-cell table:style-name="ce303" table:formula="of:=COUNTBLANK([.C8:.S8])-3" office:value-type="float" office:value="14" calcext:value-type="float">
            <text:p>14</text:p>
          </table:table-cell>
          <table:table-cell table:style-name="ce304" table:formula="of:=COUNTIF([.C8:.S8];&quot;x&quot;)" office:value-type="float" office:value="0" calcext:value-type="float">
            <text:p>0</text:p>
          </table:table-cell>
          <table:table-cell table:style-name="ce306" table:formula="of:=COUNTIF([.C8:.S8];&quot;51&quot;)+COUNTIF([.C8:.S8];&quot;51☻&quot;)+COUNTIF([.C8:.S8];&quot;2&quot;)+COUNTIF([.C8:.S8];&quot;52&quot;)+COUNTIF([.C8:.S8];&quot;52☻&quot;)+COUNTIF([.C8:.S8];&quot;51$&quot;)+COUNTIF([.C8:.S8];&quot;52$&quot;)" office:value-type="float" office:value="0" calcext:value-type="float">
            <text:p>0</text:p>
          </table:table-cell>
          <table:table-cell table:style-name="ce87" table:formula="of:=[Vzorci_vnosov.$A$8]" office:value-type="string" office:string-value="U" calcext:value-type="string">
            <text:p>U</text:p>
          </table:table-cell>
          <table:table-cell table:style-name="ce49" table:formula="of:=RIGHT([.C8];1)">
            <text:p/>
          </table:table-cell>
          <table:table-cell table:style-name="ce49" table:formula="of:=RIGHT([.D8];1)">
            <text:p/>
          </table:table-cell>
          <table:table-cell table:style-name="ce49" table:formula="of:=RIGHT([.E8];1)">
            <text:p/>
          </table:table-cell>
          <table:table-cell table:style-name="ce49" table:formula="of:=RIGHT([.F8];1)">
            <text:p/>
          </table:table-cell>
          <table:table-cell table:style-name="ce49" table:formula="of:=RIGHT([.G8];1)">
            <text:p/>
          </table:table-cell>
          <table:table-cell table:style-name="ce49" table:formula="of:=RIGHT([.H8];1)">
            <text:p/>
          </table:table-cell>
          <table:table-cell table:style-name="ce49" table:formula="of:=RIGHT([.I8];1)">
            <text:p/>
          </table:table-cell>
          <table:table-cell table:style-name="ce49" table:formula="of:=RIGHT([.J8];1)">
            <text:p/>
          </table:table-cell>
          <table:table-cell table:style-name="ce49" table:formula="of:=RIGHT([.K8];1)">
            <text:p/>
          </table:table-cell>
          <table:table-cell table:style-name="ce49" table:formula="of:=RIGHT([.L8];1)">
            <text:p/>
          </table:table-cell>
          <table:table-cell table:style-name="ce49" table:formula="of:=RIGHT([.M8];1)">
            <text:p/>
          </table:table-cell>
          <table:table-cell table:style-name="ce49" table:formula="of:=RIGHT([.N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8];1)">
            <text:p/>
          </table:table-cell>
          <table:table-cell table:style-name="ce49" table:formula="of:=RIGHT([.P8];1)">
            <text:p/>
          </table:table-cell>
          <table:table-cell table:style-name="ce49" table:formula="of:=RIGHT([.Q8];1)">
            <text:p/>
          </table:table-cell>
          <table:table-cell table:style-name="ce49" table:formula="of:=RIGHT([.R8];1)">
            <text:p/>
          </table:table-cell>
          <table:table-cell table:style-name="ce49" table:formula="of:=RIGHT([.S8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08" calcext:value-type="date">
            <text:p>08/ nov</text:p>
          </table:table-cell>
          <table:table-cell table:style-name="ce299" table:formula="of:=TEXT([.A9];&quot;Ddd&quot;)" office:value-type="string" office:string-value="pon" calcext:value-type="string">
            <text:p>pon</text:p>
          </table:table-cell>
          <table:table-cell table:style-name="ce300" table:number-columns-repeated="18"/>
          <table:table-cell table:style-name="ce301"/>
          <table:table-cell table:style-name="ce302" table:formula="of:=COUNTIF([.AH9:.AY9];&quot;☻&quot;)" office:value-type="float" office:value="0" calcext:value-type="float">
            <text:p>0</text:p>
          </table:table-cell>
          <table:table-cell table:style-name="ce302" table:formula="of:=COUNTIF([.AH9:.AY9];&quot;☺&quot;)" office:value-type="float" office:value="0" calcext:value-type="float">
            <text:p>0</text:p>
          </table:table-cell>
          <table:table-cell table:style-name="ce302" table:formula="of:=COUNTIF([.C9:.S9];&quot;51&quot;)+COUNTIF([.C9:.S9];&quot;51$&quot;)+COUNTIF([.C9:.S9];&quot;51☻&quot;)" office:value-type="float" office:value="0" calcext:value-type="float">
            <text:p>0</text:p>
          </table:table-cell>
          <table:table-cell table:style-name="ce302" table:formula="of:=COUNTIF([.C9:.S9];&quot;52&quot;)+COUNTIF([.C9:.S9];&quot;52$&quot;)+COUNTIF([.C9:.S9];&quot;52☻&quot;)" office:value-type="float" office:value="0" calcext:value-type="float">
            <text:p>0</text:p>
          </table:table-cell>
          <table:table-cell table:style-name="ce302" table:formula="of:=COUNTIF([.C9:.S9];&quot;51¶&quot;)" office:value-type="float" office:value="0" calcext:value-type="float">
            <text:p>0</text:p>
          </table:table-cell>
          <table:table-cell table:style-name="ce302" table:formula="of:=COUNTIF([.C9:.S9];&quot;52¶&quot;)" office:value-type="float" office:value="0" calcext:value-type="float">
            <text:p>0</text:p>
          </table:table-cell>
          <table:table-cell table:style-name="ce302" table:formula="of:=COUNTIF([.C9:.S9];&quot;U&quot;)+COUNTIF([.C9:.S9];&quot;U☻&quot;)+COUNTIF([.C9:.S9];&quot;U☺&quot;)" office:value-type="float" office:value="0" calcext:value-type="float">
            <text:p>0</text:p>
          </table:table-cell>
          <table:table-cell table:style-name="ce302" table:formula="of:=COUNTIF([.C9:.S9];&quot;KVIT&quot;)+COUNTIF([.C9:.S9];&quot;KVIT☻&quot;)+COUNTIF([.C9:.S9];&quot;kvit$&quot;)" office:value-type="float" office:value="0" calcext:value-type="float">
            <text:p>0</text:p>
          </table:table-cell>
          <table:table-cell table:style-name="ce303" table:formula="of:=COUNTBLANK([.C9:.S9])-3" office:value-type="float" office:value="14" calcext:value-type="float">
            <text:p>14</text:p>
          </table:table-cell>
          <table:table-cell table:style-name="ce304" table:formula="of:=COUNTIF([.C9:.S9];&quot;x&quot;)" office:value-type="float" office:value="0" calcext:value-type="float">
            <text:p>0</text:p>
          </table:table-cell>
          <table:table-cell table:style-name="ce306" table:formula="of:=COUNTIF([.C9:.S9];&quot;51&quot;)+COUNTIF([.C9:.S9];&quot;51☻&quot;)+COUNTIF([.C9:.S9];&quot;2&quot;)+COUNTIF([.C9:.S9];&quot;52&quot;)+COUNTIF([.C9:.S9];&quot;52☻&quot;)+COUNTIF([.C9:.S9];&quot;51$&quot;)+COUNTIF([.C9:.S9];&quot;52$&quot;)" office:value-type="float" office:value="0" calcext:value-type="float">
            <text:p>0</text:p>
          </table:table-cell>
          <table:table-cell table:style-name="ce87" table:formula="of:=[Vzorci_vnosov.$A$9]" office:value-type="string" office:string-value="U☻" calcext:value-type="string">
            <text:p>U☻</text:p>
          </table:table-cell>
          <table:table-cell table:style-name="ce49" table:formula="of:=RIGHT([.C9];1)">
            <text:p/>
          </table:table-cell>
          <table:table-cell table:style-name="ce49" table:formula="of:=RIGHT([.D9];1)">
            <text:p/>
          </table:table-cell>
          <table:table-cell table:style-name="ce49" table:formula="of:=RIGHT([.E9];1)">
            <text:p/>
          </table:table-cell>
          <table:table-cell table:style-name="ce49" table:formula="of:=RIGHT([.F9];1)">
            <text:p/>
          </table:table-cell>
          <table:table-cell table:style-name="ce49" table:formula="of:=RIGHT([.G9];1)">
            <text:p/>
          </table:table-cell>
          <table:table-cell table:style-name="ce49" table:formula="of:=RIGHT([.H9];1)">
            <text:p/>
          </table:table-cell>
          <table:table-cell table:style-name="ce49" table:formula="of:=RIGHT([.I9];1)">
            <text:p/>
          </table:table-cell>
          <table:table-cell table:style-name="ce49" table:formula="of:=RIGHT([.J9];1)">
            <text:p/>
          </table:table-cell>
          <table:table-cell table:style-name="ce49" table:formula="of:=RIGHT([.K9];1)">
            <text:p/>
          </table:table-cell>
          <table:table-cell table:style-name="ce49" table:formula="of:=RIGHT([.L9];1)">
            <text:p/>
          </table:table-cell>
          <table:table-cell table:style-name="ce49" table:formula="of:=RIGHT([.M9];1)">
            <text:p/>
          </table:table-cell>
          <table:table-cell table:style-name="ce49" table:formula="of:=RIGHT([.N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9];1)">
            <text:p/>
          </table:table-cell>
          <table:table-cell table:style-name="ce49" table:formula="of:=RIGHT([.P9];1)">
            <text:p/>
          </table:table-cell>
          <table:table-cell table:style-name="ce49" table:formula="of:=RIGHT([.Q9];1)">
            <text:p/>
          </table:table-cell>
          <table:table-cell table:style-name="ce49" table:formula="of:=RIGHT([.R9];1)">
            <text:p/>
          </table:table-cell>
          <table:table-cell table:style-name="ce49" table:formula="of:=RIGHT([.S9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09" calcext:value-type="date">
            <text:p>09/ nov</text:p>
          </table:table-cell>
          <table:table-cell table:style-name="ce299" table:formula="of:=TEXT([.A10];&quot;Ddd&quot;)" office:value-type="string" office:string-value="tor" calcext:value-type="string">
            <text:p>tor</text:p>
          </table:table-cell>
          <table:table-cell table:style-name="ce300" table:number-columns-repeated="18"/>
          <table:table-cell table:style-name="ce301"/>
          <table:table-cell table:style-name="ce302" table:formula="of:=COUNTIF([.AH10:.AY10];&quot;☻&quot;)" office:value-type="float" office:value="0" calcext:value-type="float">
            <text:p>0</text:p>
          </table:table-cell>
          <table:table-cell table:style-name="ce302" table:formula="of:=COUNTIF([.AH10:.AY10];&quot;☺&quot;)" office:value-type="float" office:value="0" calcext:value-type="float">
            <text:p>0</text:p>
          </table:table-cell>
          <table:table-cell table:style-name="ce302" table:formula="of:=COUNTIF([.C10:.S10];&quot;51&quot;)+COUNTIF([.C10:.S10];&quot;51$&quot;)+COUNTIF([.C10:.S10];&quot;51☻&quot;)" office:value-type="float" office:value="0" calcext:value-type="float">
            <text:p>0</text:p>
          </table:table-cell>
          <table:table-cell table:style-name="ce302" table:formula="of:=COUNTIF([.C10:.S10];&quot;52&quot;)+COUNTIF([.C10:.S10];&quot;52$&quot;)+COUNTIF([.C10:.S10];&quot;52☻&quot;)" office:value-type="float" office:value="0" calcext:value-type="float">
            <text:p>0</text:p>
          </table:table-cell>
          <table:table-cell table:style-name="ce302" table:formula="of:=COUNTIF([.C10:.S10];&quot;51¶&quot;)" office:value-type="float" office:value="0" calcext:value-type="float">
            <text:p>0</text:p>
          </table:table-cell>
          <table:table-cell table:style-name="ce302" table:formula="of:=COUNTIF([.C10:.S10];&quot;52¶&quot;)" office:value-type="float" office:value="0" calcext:value-type="float">
            <text:p>0</text:p>
          </table:table-cell>
          <table:table-cell table:style-name="ce302" table:formula="of:=COUNTIF([.C10:.S10];&quot;U&quot;)+COUNTIF([.C10:.S10];&quot;U☻&quot;)+COUNTIF([.C10:.S10];&quot;U☺&quot;)" office:value-type="float" office:value="0" calcext:value-type="float">
            <text:p>0</text:p>
          </table:table-cell>
          <table:table-cell table:style-name="ce302" table:formula="of:=COUNTIF([.C10:.S10];&quot;KVIT&quot;)+COUNTIF([.C10:.S10];&quot;KVIT☻&quot;)+COUNTIF([.C10:.S10];&quot;kvit$&quot;)" office:value-type="float" office:value="0" calcext:value-type="float">
            <text:p>0</text:p>
          </table:table-cell>
          <table:table-cell table:style-name="ce303" table:formula="of:=COUNTBLANK([.C10:.S10])-3" office:value-type="float" office:value="14" calcext:value-type="float">
            <text:p>14</text:p>
          </table:table-cell>
          <table:table-cell table:style-name="ce304" table:formula="of:=COUNTIF([.C10:.S10];&quot;x&quot;)" office:value-type="float" office:value="0" calcext:value-type="float">
            <text:p>0</text:p>
          </table:table-cell>
          <table:table-cell table:style-name="ce306" table:formula="of:=COUNTIF([.C10:.S10];&quot;51&quot;)+COUNTIF([.C10:.S10];&quot;51☻&quot;)+COUNTIF([.C10:.S10];&quot;2&quot;)+COUNTIF([.C10:.S10];&quot;52&quot;)+COUNTIF([.C10:.S10];&quot;52☻&quot;)+COUNTIF([.C10:.S10];&quot;51$&quot;)+COUNTIF([.C10:.S10];&quot;52$&quot;)" office:value-type="float" office:value="0" calcext:value-type="float">
            <text:p>0</text:p>
          </table:table-cell>
          <table:table-cell table:style-name="ce87" table:formula="of:=[Vzorci_vnosov.$A$10]" office:value-type="string" office:string-value="12-20" calcext:value-type="string">
            <text:p>12-20</text:p>
          </table:table-cell>
          <table:table-cell table:style-name="ce49" table:formula="of:=RIGHT([.C10];1)">
            <text:p/>
          </table:table-cell>
          <table:table-cell table:style-name="ce49" table:formula="of:=RIGHT([.D10];1)">
            <text:p/>
          </table:table-cell>
          <table:table-cell table:style-name="ce49" table:formula="of:=RIGHT([.E10];1)">
            <text:p/>
          </table:table-cell>
          <table:table-cell table:style-name="ce49" table:formula="of:=RIGHT([.F10];1)">
            <text:p/>
          </table:table-cell>
          <table:table-cell table:style-name="ce49" table:formula="of:=RIGHT([.G10];1)">
            <text:p/>
          </table:table-cell>
          <table:table-cell table:style-name="ce49" table:formula="of:=RIGHT([.H10];1)">
            <text:p/>
          </table:table-cell>
          <table:table-cell table:style-name="ce49" table:formula="of:=RIGHT([.I10];1)">
            <text:p/>
          </table:table-cell>
          <table:table-cell table:style-name="ce49" table:formula="of:=RIGHT([.J10];1)">
            <text:p/>
          </table:table-cell>
          <table:table-cell table:style-name="ce49" table:formula="of:=RIGHT([.K10];1)">
            <text:p/>
          </table:table-cell>
          <table:table-cell table:style-name="ce49" table:formula="of:=RIGHT([.L10];1)">
            <text:p/>
          </table:table-cell>
          <table:table-cell table:style-name="ce49" table:formula="of:=RIGHT([.M10];1)">
            <text:p/>
          </table:table-cell>
          <table:table-cell table:style-name="ce49" table:formula="of:=RIGHT([.N1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0];1)">
            <text:p/>
          </table:table-cell>
          <table:table-cell table:style-name="ce49" table:formula="of:=RIGHT([.P10];1)">
            <text:p/>
          </table:table-cell>
          <table:table-cell table:style-name="ce49" table:formula="of:=RIGHT([.Q10];1)">
            <text:p/>
          </table:table-cell>
          <table:table-cell table:style-name="ce49" table:formula="of:=RIGHT([.R10];1)">
            <text:p/>
          </table:table-cell>
          <table:table-cell table:style-name="ce49" table:formula="of:=RIGHT([.S10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10" calcext:value-type="date">
            <text:p>10/ nov</text:p>
          </table:table-cell>
          <table:table-cell table:style-name="ce299" table:formula="of:=TEXT([.A11];&quot;Ddd&quot;)" office:value-type="string" office:string-value="sre" calcext:value-type="string">
            <text:p>sre</text:p>
          </table:table-cell>
          <table:table-cell table:style-name="ce300" table:number-columns-repeated="18"/>
          <table:table-cell table:style-name="ce301"/>
          <table:table-cell table:style-name="ce302" table:formula="of:=COUNTIF([.AH11:.AY11];&quot;☻&quot;)" office:value-type="float" office:value="0" calcext:value-type="float">
            <text:p>0</text:p>
          </table:table-cell>
          <table:table-cell table:style-name="ce302" table:formula="of:=COUNTIF([.AH11:.AY11];&quot;☺&quot;)" office:value-type="float" office:value="0" calcext:value-type="float">
            <text:p>0</text:p>
          </table:table-cell>
          <table:table-cell table:style-name="ce302" table:formula="of:=COUNTIF([.C11:.S11];&quot;51&quot;)+COUNTIF([.C11:.S11];&quot;51$&quot;)+COUNTIF([.C11:.S11];&quot;51☻&quot;)" office:value-type="float" office:value="0" calcext:value-type="float">
            <text:p>0</text:p>
          </table:table-cell>
          <table:table-cell table:style-name="ce302" table:formula="of:=COUNTIF([.C11:.S11];&quot;52&quot;)+COUNTIF([.C11:.S11];&quot;52$&quot;)+COUNTIF([.C11:.S11];&quot;52☻&quot;)" office:value-type="float" office:value="0" calcext:value-type="float">
            <text:p>0</text:p>
          </table:table-cell>
          <table:table-cell table:style-name="ce302" table:formula="of:=COUNTIF([.C11:.S11];&quot;51¶&quot;)" office:value-type="float" office:value="0" calcext:value-type="float">
            <text:p>0</text:p>
          </table:table-cell>
          <table:table-cell table:style-name="ce302" table:formula="of:=COUNTIF([.C11:.S11];&quot;52¶&quot;)" office:value-type="float" office:value="0" calcext:value-type="float">
            <text:p>0</text:p>
          </table:table-cell>
          <table:table-cell table:style-name="ce302" table:formula="of:=COUNTIF([.C11:.S11];&quot;U&quot;)+COUNTIF([.C11:.S11];&quot;U☻&quot;)+COUNTIF([.C11:.S11];&quot;U☺&quot;)" office:value-type="float" office:value="0" calcext:value-type="float">
            <text:p>0</text:p>
          </table:table-cell>
          <table:table-cell table:style-name="ce302" table:formula="of:=COUNTIF([.C11:.S11];&quot;KVIT&quot;)+COUNTIF([.C11:.S11];&quot;KVIT☻&quot;)+COUNTIF([.C11:.S11];&quot;kvit$&quot;)" office:value-type="float" office:value="0" calcext:value-type="float">
            <text:p>0</text:p>
          </table:table-cell>
          <table:table-cell table:style-name="ce303" table:formula="of:=COUNTBLANK([.C11:.S11])-3" office:value-type="float" office:value="14" calcext:value-type="float">
            <text:p>14</text:p>
          </table:table-cell>
          <table:table-cell table:style-name="ce304" table:formula="of:=COUNTIF([.C11:.S11];&quot;x&quot;)" office:value-type="float" office:value="0" calcext:value-type="float">
            <text:p>0</text:p>
          </table:table-cell>
          <table:table-cell table:style-name="ce306" table:formula="of:=COUNTIF([.C11:.S11];&quot;51&quot;)+COUNTIF([.C11:.S11];&quot;51☻&quot;)+COUNTIF([.C11:.S11];&quot;2&quot;)+COUNTIF([.C11:.S11];&quot;52&quot;)+COUNTIF([.C11:.S11];&quot;52☻&quot;)+COUNTIF([.C11:.S11];&quot;51$&quot;)+COUNTIF([.C11:.S11];&quot;52$&quot;)" office:value-type="float" office:value="0" calcext:value-type="float">
            <text:p>0</text:p>
          </table:table-cell>
          <table:table-cell table:style-name="ce89" table:formula="of:=[Vzorci_vnosov.$A$11]" office:value-type="string" office:string-value="X" calcext:value-type="string">
            <text:p>X</text:p>
          </table:table-cell>
          <table:table-cell table:style-name="ce49" table:formula="of:=RIGHT([.C11];1)">
            <text:p/>
          </table:table-cell>
          <table:table-cell table:style-name="ce49" table:formula="of:=RIGHT([.D11];1)">
            <text:p/>
          </table:table-cell>
          <table:table-cell table:style-name="ce49" table:formula="of:=RIGHT([.E11];1)">
            <text:p/>
          </table:table-cell>
          <table:table-cell table:style-name="ce49" table:formula="of:=RIGHT([.F11];1)">
            <text:p/>
          </table:table-cell>
          <table:table-cell table:style-name="ce49" table:formula="of:=RIGHT([.G11];1)">
            <text:p/>
          </table:table-cell>
          <table:table-cell table:style-name="ce49" table:formula="of:=RIGHT([.H11];1)">
            <text:p/>
          </table:table-cell>
          <table:table-cell table:style-name="ce49" table:formula="of:=RIGHT([.I11];1)">
            <text:p/>
          </table:table-cell>
          <table:table-cell table:style-name="ce49" table:formula="of:=RIGHT([.J11];1)">
            <text:p/>
          </table:table-cell>
          <table:table-cell table:style-name="ce49" table:formula="of:=RIGHT([.K11];1)">
            <text:p/>
          </table:table-cell>
          <table:table-cell table:style-name="ce49" table:formula="of:=RIGHT([.L11];1)">
            <text:p/>
          </table:table-cell>
          <table:table-cell table:style-name="ce49" table:formula="of:=RIGHT([.M11];1)">
            <text:p/>
          </table:table-cell>
          <table:table-cell table:style-name="ce49" table:formula="of:=RIGHT([.N1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1];1)">
            <text:p/>
          </table:table-cell>
          <table:table-cell table:style-name="ce49" table:formula="of:=RIGHT([.P11];1)">
            <text:p/>
          </table:table-cell>
          <table:table-cell table:style-name="ce49" table:formula="of:=RIGHT([.Q11];1)">
            <text:p/>
          </table:table-cell>
          <table:table-cell table:style-name="ce49" table:formula="of:=RIGHT([.R11];1)">
            <text:p/>
          </table:table-cell>
          <table:table-cell table:style-name="ce49" table:formula="of:=RIGHT([.S11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11" calcext:value-type="date">
            <text:p>11/ nov</text:p>
          </table:table-cell>
          <table:table-cell table:style-name="ce299" table:formula="of:=TEXT([.A12];&quot;Ddd&quot;)" office:value-type="string" office:string-value="čet" calcext:value-type="string">
            <text:p>čet</text:p>
          </table:table-cell>
          <table:table-cell table:style-name="ce300" table:number-columns-repeated="18"/>
          <table:table-cell table:style-name="ce301"/>
          <table:table-cell table:style-name="ce302" table:formula="of:=COUNTIF([.AH12:.AY12];&quot;☻&quot;)" office:value-type="float" office:value="0" calcext:value-type="float">
            <text:p>0</text:p>
          </table:table-cell>
          <table:table-cell table:style-name="ce302" table:formula="of:=COUNTIF([.AH12:.AY12];&quot;☺&quot;)" office:value-type="float" office:value="0" calcext:value-type="float">
            <text:p>0</text:p>
          </table:table-cell>
          <table:table-cell table:style-name="ce302" table:formula="of:=COUNTIF([.C12:.S12];&quot;51&quot;)+COUNTIF([.C12:.S12];&quot;51$&quot;)+COUNTIF([.C12:.S12];&quot;51☻&quot;)" office:value-type="float" office:value="0" calcext:value-type="float">
            <text:p>0</text:p>
          </table:table-cell>
          <table:table-cell table:style-name="ce302" table:formula="of:=COUNTIF([.C12:.S12];&quot;52&quot;)+COUNTIF([.C12:.S12];&quot;52$&quot;)+COUNTIF([.C12:.S12];&quot;52☻&quot;)" office:value-type="float" office:value="0" calcext:value-type="float">
            <text:p>0</text:p>
          </table:table-cell>
          <table:table-cell table:style-name="ce302" table:formula="of:=COUNTIF([.C12:.S12];&quot;51¶&quot;)" office:value-type="float" office:value="0" calcext:value-type="float">
            <text:p>0</text:p>
          </table:table-cell>
          <table:table-cell table:style-name="ce302" table:formula="of:=COUNTIF([.C12:.S12];&quot;52¶&quot;)" office:value-type="float" office:value="0" calcext:value-type="float">
            <text:p>0</text:p>
          </table:table-cell>
          <table:table-cell table:style-name="ce302" table:formula="of:=COUNTIF([.C12:.S12];&quot;U&quot;)+COUNTIF([.C12:.S12];&quot;U☻&quot;)+COUNTIF([.C12:.S12];&quot;U☺&quot;)" office:value-type="float" office:value="0" calcext:value-type="float">
            <text:p>0</text:p>
          </table:table-cell>
          <table:table-cell table:style-name="ce302" table:formula="of:=COUNTIF([.C12:.S12];&quot;KVIT&quot;)+COUNTIF([.C12:.S12];&quot;KVIT☻&quot;)+COUNTIF([.C12:.S12];&quot;kvit$&quot;)" office:value-type="float" office:value="0" calcext:value-type="float">
            <text:p>0</text:p>
          </table:table-cell>
          <table:table-cell table:style-name="ce303" table:formula="of:=COUNTBLANK([.C12:.S12])-3" office:value-type="float" office:value="14" calcext:value-type="float">
            <text:p>14</text:p>
          </table:table-cell>
          <table:table-cell table:style-name="ce304" table:formula="of:=COUNTIF([.C12:.S12];&quot;x&quot;)" office:value-type="float" office:value="0" calcext:value-type="float">
            <text:p>0</text:p>
          </table:table-cell>
          <table:table-cell table:style-name="ce306" table:formula="of:=COUNTIF([.C12:.S12];&quot;51&quot;)+COUNTIF([.C12:.S12];&quot;51☻&quot;)+COUNTIF([.C12:.S12];&quot;2&quot;)+COUNTIF([.C12:.S12];&quot;52&quot;)+COUNTIF([.C12:.S12];&quot;52☻&quot;)+COUNTIF([.C12:.S12];&quot;51$&quot;)+COUNTIF([.C12:.S12];&quot;52$&quot;)" office:value-type="float" office:value="0" calcext:value-type="float">
            <text:p>0</text:p>
          </table:table-cell>
          <table:table-cell table:style-name="ce87" table:formula="of:=[Vzorci_vnosov.$A$12]" office:value-type="string" office:string-value="D" calcext:value-type="string">
            <text:p>D</text:p>
          </table:table-cell>
          <table:table-cell table:style-name="ce49" table:formula="of:=RIGHT([.C12];1)">
            <text:p/>
          </table:table-cell>
          <table:table-cell table:style-name="ce49" table:formula="of:=RIGHT([.D12];1)">
            <text:p/>
          </table:table-cell>
          <table:table-cell table:style-name="ce49" table:formula="of:=RIGHT([.E12];1)">
            <text:p/>
          </table:table-cell>
          <table:table-cell table:style-name="ce49" table:formula="of:=RIGHT([.F12];1)">
            <text:p/>
          </table:table-cell>
          <table:table-cell table:style-name="ce49" table:formula="of:=RIGHT([.G12];1)">
            <text:p/>
          </table:table-cell>
          <table:table-cell table:style-name="ce49" table:formula="of:=RIGHT([.H12];1)">
            <text:p/>
          </table:table-cell>
          <table:table-cell table:style-name="ce49" table:formula="of:=RIGHT([.I12];1)">
            <text:p/>
          </table:table-cell>
          <table:table-cell table:style-name="ce49" table:formula="of:=RIGHT([.J12];1)">
            <text:p/>
          </table:table-cell>
          <table:table-cell table:style-name="ce49" table:formula="of:=RIGHT([.K12];1)">
            <text:p/>
          </table:table-cell>
          <table:table-cell table:style-name="ce49" table:formula="of:=RIGHT([.L12];1)">
            <text:p/>
          </table:table-cell>
          <table:table-cell table:style-name="ce49" table:formula="of:=RIGHT([.M12];1)">
            <text:p/>
          </table:table-cell>
          <table:table-cell table:style-name="ce49" table:formula="of:=RIGHT([.N1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2];1)">
            <text:p/>
          </table:table-cell>
          <table:table-cell table:style-name="ce49" table:formula="of:=RIGHT([.P12];1)">
            <text:p/>
          </table:table-cell>
          <table:table-cell table:style-name="ce49" table:formula="of:=RIGHT([.Q12];1)">
            <text:p/>
          </table:table-cell>
          <table:table-cell table:style-name="ce49" table:formula="of:=RIGHT([.R12];1)">
            <text:p/>
          </table:table-cell>
          <table:table-cell table:style-name="ce49" table:formula="of:=RIGHT([.S12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12" calcext:value-type="date">
            <text:p>12/ nov</text:p>
          </table:table-cell>
          <table:table-cell table:style-name="ce299" table:formula="of:=TEXT([.A13];&quot;Ddd&quot;)" office:value-type="string" office:string-value="pet" calcext:value-type="string">
            <text:p>pet</text:p>
          </table:table-cell>
          <table:table-cell table:style-name="ce300" table:number-columns-repeated="18"/>
          <table:table-cell table:style-name="ce301"/>
          <table:table-cell table:style-name="ce302" table:formula="of:=COUNTIF([.AH13:.AY13];&quot;☻&quot;)" office:value-type="float" office:value="0" calcext:value-type="float">
            <text:p>0</text:p>
          </table:table-cell>
          <table:table-cell table:style-name="ce302" table:formula="of:=COUNTIF([.AH13:.AY13];&quot;☺&quot;)" office:value-type="float" office:value="0" calcext:value-type="float">
            <text:p>0</text:p>
          </table:table-cell>
          <table:table-cell table:style-name="ce302" table:formula="of:=COUNTIF([.C13:.S13];&quot;51&quot;)+COUNTIF([.C13:.S13];&quot;51$&quot;)+COUNTIF([.C13:.S13];&quot;51☻&quot;)" office:value-type="float" office:value="0" calcext:value-type="float">
            <text:p>0</text:p>
          </table:table-cell>
          <table:table-cell table:style-name="ce302" table:formula="of:=COUNTIF([.C13:.S13];&quot;52&quot;)+COUNTIF([.C13:.S13];&quot;52$&quot;)+COUNTIF([.C13:.S13];&quot;52☻&quot;)" office:value-type="float" office:value="0" calcext:value-type="float">
            <text:p>0</text:p>
          </table:table-cell>
          <table:table-cell table:style-name="ce302" table:formula="of:=COUNTIF([.C13:.S13];&quot;51¶&quot;)" office:value-type="float" office:value="0" calcext:value-type="float">
            <text:p>0</text:p>
          </table:table-cell>
          <table:table-cell table:style-name="ce302" table:formula="of:=COUNTIF([.C13:.S13];&quot;52¶&quot;)" office:value-type="float" office:value="0" calcext:value-type="float">
            <text:p>0</text:p>
          </table:table-cell>
          <table:table-cell table:style-name="ce302" table:formula="of:=COUNTIF([.C13:.S13];&quot;U&quot;)+COUNTIF([.C13:.S13];&quot;U☻&quot;)+COUNTIF([.C13:.S13];&quot;U☺&quot;)" office:value-type="float" office:value="0" calcext:value-type="float">
            <text:p>0</text:p>
          </table:table-cell>
          <table:table-cell table:style-name="ce302" table:formula="of:=COUNTIF([.C13:.S13];&quot;KVIT&quot;)+COUNTIF([.C13:.S13];&quot;KVIT☻&quot;)+COUNTIF([.C13:.S13];&quot;kvit$&quot;)" office:value-type="float" office:value="0" calcext:value-type="float">
            <text:p>0</text:p>
          </table:table-cell>
          <table:table-cell table:style-name="ce303" table:formula="of:=COUNTBLANK([.C13:.S13])-3" office:value-type="float" office:value="14" calcext:value-type="float">
            <text:p>14</text:p>
          </table:table-cell>
          <table:table-cell table:style-name="ce304" table:formula="of:=COUNTIF([.C13:.S13];&quot;x&quot;)" office:value-type="float" office:value="0" calcext:value-type="float">
            <text:p>0</text:p>
          </table:table-cell>
          <table:table-cell table:style-name="ce306" table:formula="of:=COUNTIF([.C13:.S13];&quot;51&quot;)+COUNTIF([.C13:.S13];&quot;51☻&quot;)+COUNTIF([.C13:.S13];&quot;2&quot;)+COUNTIF([.C13:.S13];&quot;52&quot;)+COUNTIF([.C13:.S13];&quot;52☻&quot;)+COUNTIF([.C13:.S13];&quot;51$&quot;)+COUNTIF([.C13:.S13];&quot;52$&quot;)" office:value-type="float" office:value="0" calcext:value-type="float">
            <text:p>0</text:p>
          </table:table-cell>
          <table:table-cell table:style-name="ce87" table:formula="of:=[Vzorci_vnosov.$A$13]" office:value-type="string" office:string-value="BOL" calcext:value-type="string">
            <text:p>BOL</text:p>
          </table:table-cell>
          <table:table-cell table:style-name="ce49" table:formula="of:=RIGHT([.C13];1)">
            <text:p/>
          </table:table-cell>
          <table:table-cell table:style-name="ce49" table:formula="of:=RIGHT([.D13];1)">
            <text:p/>
          </table:table-cell>
          <table:table-cell table:style-name="ce49" table:formula="of:=RIGHT([.E13];1)">
            <text:p/>
          </table:table-cell>
          <table:table-cell table:style-name="ce49" table:formula="of:=RIGHT([.F13];1)">
            <text:p/>
          </table:table-cell>
          <table:table-cell table:style-name="ce49" table:formula="of:=RIGHT([.G13];1)">
            <text:p/>
          </table:table-cell>
          <table:table-cell table:style-name="ce49" table:formula="of:=RIGHT([.H13];1)">
            <text:p/>
          </table:table-cell>
          <table:table-cell table:style-name="ce49" table:formula="of:=RIGHT([.I13];1)">
            <text:p/>
          </table:table-cell>
          <table:table-cell table:style-name="ce49" table:formula="of:=RIGHT([.J13];1)">
            <text:p/>
          </table:table-cell>
          <table:table-cell table:style-name="ce49" table:formula="of:=RIGHT([.K13];1)">
            <text:p/>
          </table:table-cell>
          <table:table-cell table:style-name="ce49" table:formula="of:=RIGHT([.L13];1)">
            <text:p/>
          </table:table-cell>
          <table:table-cell table:style-name="ce49" table:formula="of:=RIGHT([.M13];1)">
            <text:p/>
          </table:table-cell>
          <table:table-cell table:style-name="ce49" table:formula="of:=RIGHT([.N1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3];1)">
            <text:p/>
          </table:table-cell>
          <table:table-cell table:style-name="ce49" table:formula="of:=RIGHT([.P13];1)">
            <text:p/>
          </table:table-cell>
          <table:table-cell table:style-name="ce49" table:formula="of:=RIGHT([.Q13];1)">
            <text:p/>
          </table:table-cell>
          <table:table-cell table:style-name="ce49" table:formula="of:=RIGHT([.R13];1)">
            <text:p/>
          </table:table-cell>
          <table:table-cell table:style-name="ce49" table:formula="of:=RIGHT([.S13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13" calcext:value-type="date">
            <text:p>13/ nov</text:p>
          </table:table-cell>
          <table:table-cell table:style-name="ce299" table:formula="of:=TEXT([.A14];&quot;Ddd&quot;)" office:value-type="string" office:string-value="sob" calcext:value-type="string">
            <text:p>sob</text:p>
          </table:table-cell>
          <table:table-cell table:style-name="ce300" table:number-columns-repeated="18"/>
          <table:table-cell table:style-name="ce301"/>
          <table:table-cell table:style-name="ce302" table:formula="of:=COUNTIF([.AH14:.AY14];&quot;☻&quot;)" office:value-type="float" office:value="0" calcext:value-type="float">
            <text:p>0</text:p>
          </table:table-cell>
          <table:table-cell table:style-name="ce302" table:formula="of:=COUNTIF([.AH14:.AY14];&quot;☺&quot;)" office:value-type="float" office:value="0" calcext:value-type="float">
            <text:p>0</text:p>
          </table:table-cell>
          <table:table-cell table:style-name="ce302" table:formula="of:=COUNTIF([.C14:.S14];&quot;51&quot;)+COUNTIF([.C14:.S14];&quot;51$&quot;)+COUNTIF([.C14:.S14];&quot;51☻&quot;)" office:value-type="float" office:value="0" calcext:value-type="float">
            <text:p>0</text:p>
          </table:table-cell>
          <table:table-cell table:style-name="ce302" table:formula="of:=COUNTIF([.C14:.S14];&quot;52&quot;)+COUNTIF([.C14:.S14];&quot;52$&quot;)+COUNTIF([.C14:.S14];&quot;52☻&quot;)" office:value-type="float" office:value="0" calcext:value-type="float">
            <text:p>0</text:p>
          </table:table-cell>
          <table:table-cell table:style-name="ce302" table:formula="of:=COUNTIF([.C14:.S14];&quot;51¶&quot;)" office:value-type="float" office:value="0" calcext:value-type="float">
            <text:p>0</text:p>
          </table:table-cell>
          <table:table-cell table:style-name="ce302" table:formula="of:=COUNTIF([.C14:.S14];&quot;52¶&quot;)" office:value-type="float" office:value="0" calcext:value-type="float">
            <text:p>0</text:p>
          </table:table-cell>
          <table:table-cell table:style-name="ce302" table:formula="of:=COUNTIF([.C14:.S14];&quot;U&quot;)+COUNTIF([.C14:.S14];&quot;U☻&quot;)+COUNTIF([.C14:.S14];&quot;U☺&quot;)" office:value-type="float" office:value="0" calcext:value-type="float">
            <text:p>0</text:p>
          </table:table-cell>
          <table:table-cell table:style-name="ce302" table:formula="of:=COUNTIF([.C14:.S14];&quot;KVIT&quot;)+COUNTIF([.C14:.S14];&quot;KVIT☻&quot;)+COUNTIF([.C14:.S14];&quot;kvit$&quot;)" office:value-type="float" office:value="0" calcext:value-type="float">
            <text:p>0</text:p>
          </table:table-cell>
          <table:table-cell table:style-name="ce303" table:formula="of:=COUNTBLANK([.C14:.S14])-3" office:value-type="float" office:value="14" calcext:value-type="float">
            <text:p>14</text:p>
          </table:table-cell>
          <table:table-cell table:style-name="ce304" table:formula="of:=COUNTIF([.C14:.S14];&quot;x&quot;)" office:value-type="float" office:value="0" calcext:value-type="float">
            <text:p>0</text:p>
          </table:table-cell>
          <table:table-cell table:style-name="ce306" table:formula="of:=COUNTIF([.C14:.S14];&quot;51&quot;)+COUNTIF([.C14:.S14];&quot;51☻&quot;)+COUNTIF([.C14:.S14];&quot;2&quot;)+COUNTIF([.C14:.S14];&quot;52&quot;)+COUNTIF([.C14:.S14];&quot;52☻&quot;)+COUNTIF([.C14:.S14];&quot;51$&quot;)+COUNTIF([.C14:.S14];&quot;52$&quot;)" office:value-type="float" office:value="0" calcext:value-type="float">
            <text:p>0</text:p>
          </table:table-cell>
          <table:table-cell table:style-name="ce90" table:formula="of:=[Vzorci_vnosov.$A$14]" office:value-type="string" office:string-value="☻" calcext:value-type="string">
            <text:p>☻</text:p>
          </table:table-cell>
          <table:table-cell table:style-name="ce49" table:formula="of:=RIGHT([.C14];1)">
            <text:p/>
          </table:table-cell>
          <table:table-cell table:style-name="ce49" table:formula="of:=RIGHT([.D14];1)">
            <text:p/>
          </table:table-cell>
          <table:table-cell table:style-name="ce49" table:formula="of:=RIGHT([.E14];1)">
            <text:p/>
          </table:table-cell>
          <table:table-cell table:style-name="ce49" table:formula="of:=RIGHT([.F14];1)">
            <text:p/>
          </table:table-cell>
          <table:table-cell table:style-name="ce49" table:formula="of:=RIGHT([.G14];1)">
            <text:p/>
          </table:table-cell>
          <table:table-cell table:style-name="ce49" table:formula="of:=RIGHT([.H14];1)">
            <text:p/>
          </table:table-cell>
          <table:table-cell table:style-name="ce49" table:formula="of:=RIGHT([.I14];1)">
            <text:p/>
          </table:table-cell>
          <table:table-cell table:style-name="ce49" table:formula="of:=RIGHT([.J14];1)">
            <text:p/>
          </table:table-cell>
          <table:table-cell table:style-name="ce49" table:formula="of:=RIGHT([.K14];1)">
            <text:p/>
          </table:table-cell>
          <table:table-cell table:style-name="ce49" table:formula="of:=RIGHT([.L14];1)">
            <text:p/>
          </table:table-cell>
          <table:table-cell table:style-name="ce49" table:formula="of:=RIGHT([.M14];1)">
            <text:p/>
          </table:table-cell>
          <table:table-cell table:style-name="ce49" table:formula="of:=RIGHT([.N1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4];1)">
            <text:p/>
          </table:table-cell>
          <table:table-cell table:style-name="ce49" table:formula="of:=RIGHT([.P14];1)">
            <text:p/>
          </table:table-cell>
          <table:table-cell table:style-name="ce49" table:formula="of:=RIGHT([.Q14];1)">
            <text:p/>
          </table:table-cell>
          <table:table-cell table:style-name="ce49" table:formula="of:=RIGHT([.R14];1)">
            <text:p/>
          </table:table-cell>
          <table:table-cell table:style-name="ce49" table:formula="of:=RIGHT([.S14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14" calcext:value-type="date">
            <text:p>14/ nov</text:p>
          </table:table-cell>
          <table:table-cell table:style-name="ce299" table:formula="of:=TEXT([.A15];&quot;Ddd&quot;)" office:value-type="string" office:string-value="ned" calcext:value-type="string">
            <text:p>ned</text:p>
          </table:table-cell>
          <table:table-cell table:style-name="ce300" table:number-columns-repeated="18"/>
          <table:table-cell table:style-name="ce301"/>
          <table:table-cell table:style-name="ce302" table:formula="of:=COUNTIF([.AH15:.AY15];&quot;☻&quot;)" office:value-type="float" office:value="0" calcext:value-type="float">
            <text:p>0</text:p>
          </table:table-cell>
          <table:table-cell table:style-name="ce302" table:formula="of:=COUNTIF([.AH15:.AY15];&quot;☺&quot;)" office:value-type="float" office:value="0" calcext:value-type="float">
            <text:p>0</text:p>
          </table:table-cell>
          <table:table-cell table:style-name="ce302" table:formula="of:=COUNTIF([.C15:.S15];&quot;51&quot;)+COUNTIF([.C15:.S15];&quot;51$&quot;)+COUNTIF([.C15:.S15];&quot;51☻&quot;)" office:value-type="float" office:value="0" calcext:value-type="float">
            <text:p>0</text:p>
          </table:table-cell>
          <table:table-cell table:style-name="ce302" table:formula="of:=COUNTIF([.C15:.S15];&quot;52&quot;)+COUNTIF([.C15:.S15];&quot;52$&quot;)+COUNTIF([.C15:.S15];&quot;52☻&quot;)" office:value-type="float" office:value="0" calcext:value-type="float">
            <text:p>0</text:p>
          </table:table-cell>
          <table:table-cell table:style-name="ce302" table:formula="of:=COUNTIF([.C15:.S15];&quot;51¶&quot;)" office:value-type="float" office:value="0" calcext:value-type="float">
            <text:p>0</text:p>
          </table:table-cell>
          <table:table-cell table:style-name="ce302" table:formula="of:=COUNTIF([.C15:.S15];&quot;52¶&quot;)" office:value-type="float" office:value="0" calcext:value-type="float">
            <text:p>0</text:p>
          </table:table-cell>
          <table:table-cell table:style-name="ce302" table:formula="of:=COUNTIF([.C15:.S15];&quot;U&quot;)+COUNTIF([.C15:.S15];&quot;U☻&quot;)+COUNTIF([.C15:.S15];&quot;U☺&quot;)" office:value-type="float" office:value="0" calcext:value-type="float">
            <text:p>0</text:p>
          </table:table-cell>
          <table:table-cell table:style-name="ce302" table:formula="of:=COUNTIF([.C15:.S15];&quot;KVIT&quot;)+COUNTIF([.C15:.S15];&quot;KVIT☻&quot;)+COUNTIF([.C15:.S15];&quot;kvit$&quot;)" office:value-type="float" office:value="0" calcext:value-type="float">
            <text:p>0</text:p>
          </table:table-cell>
          <table:table-cell table:style-name="ce303" table:formula="of:=COUNTBLANK([.C15:.S15])-3" office:value-type="float" office:value="14" calcext:value-type="float">
            <text:p>14</text:p>
          </table:table-cell>
          <table:table-cell table:style-name="ce304" table:formula="of:=COUNTIF([.C15:.S15];&quot;x&quot;)" office:value-type="float" office:value="0" calcext:value-type="float">
            <text:p>0</text:p>
          </table:table-cell>
          <table:table-cell table:style-name="ce306" table:formula="of:=COUNTIF([.C15:.S15];&quot;51&quot;)+COUNTIF([.C15:.S15];&quot;51☻&quot;)+COUNTIF([.C15:.S15];&quot;2&quot;)+COUNTIF([.C15:.S15];&quot;52&quot;)+COUNTIF([.C15:.S15];&quot;52☻&quot;)+COUNTIF([.C15:.S15];&quot;51$&quot;)+COUNTIF([.C15:.S15];&quot;52$&quot;)" office:value-type="float" office:value="0" calcext:value-type="float">
            <text:p>0</text:p>
          </table:table-cell>
          <table:table-cell table:style-name="ce87" table:formula="of:=[Vzorci_vnosov.$A$15]" office:value-type="string" office:string-value="SO" calcext:value-type="string">
            <text:p>SO</text:p>
          </table:table-cell>
          <table:table-cell table:style-name="ce49" table:formula="of:=RIGHT([.C15];1)">
            <text:p/>
          </table:table-cell>
          <table:table-cell table:style-name="ce49" table:formula="of:=RIGHT([.D15];1)">
            <text:p/>
          </table:table-cell>
          <table:table-cell table:style-name="ce49" table:formula="of:=RIGHT([.E15];1)">
            <text:p/>
          </table:table-cell>
          <table:table-cell table:style-name="ce49" table:formula="of:=RIGHT([.F15];1)">
            <text:p/>
          </table:table-cell>
          <table:table-cell table:style-name="ce49" table:formula="of:=RIGHT([.G15];1)">
            <text:p/>
          </table:table-cell>
          <table:table-cell table:style-name="ce49" table:formula="of:=RIGHT([.H15];1)">
            <text:p/>
          </table:table-cell>
          <table:table-cell table:style-name="ce49" table:formula="of:=RIGHT([.I15];1)">
            <text:p/>
          </table:table-cell>
          <table:table-cell table:style-name="ce49" table:formula="of:=RIGHT([.J15];1)">
            <text:p/>
          </table:table-cell>
          <table:table-cell table:style-name="ce49" table:formula="of:=RIGHT([.K15];1)">
            <text:p/>
          </table:table-cell>
          <table:table-cell table:style-name="ce49" table:formula="of:=RIGHT([.L15];1)">
            <text:p/>
          </table:table-cell>
          <table:table-cell table:style-name="ce49" table:formula="of:=RIGHT([.M15];1)">
            <text:p/>
          </table:table-cell>
          <table:table-cell table:style-name="ce49" table:formula="of:=RIGHT([.N1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5];1)">
            <text:p/>
          </table:table-cell>
          <table:table-cell table:style-name="ce49" table:formula="of:=RIGHT([.P15];1)">
            <text:p/>
          </table:table-cell>
          <table:table-cell table:style-name="ce49" table:formula="of:=RIGHT([.Q15];1)">
            <text:p/>
          </table:table-cell>
          <table:table-cell table:style-name="ce49" table:formula="of:=RIGHT([.R15];1)">
            <text:p/>
          </table:table-cell>
          <table:table-cell table:style-name="ce49" table:formula="of:=RIGHT([.S15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15" calcext:value-type="date">
            <text:p>15/ nov</text:p>
          </table:table-cell>
          <table:table-cell table:style-name="ce299" table:formula="of:=TEXT([.A16];&quot;Ddd&quot;)" office:value-type="string" office:string-value="pon" calcext:value-type="string">
            <text:p>pon</text:p>
          </table:table-cell>
          <table:table-cell table:style-name="ce300" table:number-columns-repeated="18"/>
          <table:table-cell table:style-name="ce301"/>
          <table:table-cell table:style-name="ce302" table:formula="of:=COUNTIF([.AH16:.AY16];&quot;☻&quot;)" office:value-type="float" office:value="0" calcext:value-type="float">
            <text:p>0</text:p>
          </table:table-cell>
          <table:table-cell table:style-name="ce302" table:formula="of:=COUNTIF([.AH16:.AY16];&quot;☺&quot;)" office:value-type="float" office:value="0" calcext:value-type="float">
            <text:p>0</text:p>
          </table:table-cell>
          <table:table-cell table:style-name="ce302" table:formula="of:=COUNTIF([.C16:.S16];&quot;51&quot;)+COUNTIF([.C16:.S16];&quot;51$&quot;)+COUNTIF([.C16:.S16];&quot;51☻&quot;)" office:value-type="float" office:value="0" calcext:value-type="float">
            <text:p>0</text:p>
          </table:table-cell>
          <table:table-cell table:style-name="ce302" table:formula="of:=COUNTIF([.C16:.S16];&quot;52&quot;)+COUNTIF([.C16:.S16];&quot;52$&quot;)+COUNTIF([.C16:.S16];&quot;52☻&quot;)" office:value-type="float" office:value="0" calcext:value-type="float">
            <text:p>0</text:p>
          </table:table-cell>
          <table:table-cell table:style-name="ce302" table:formula="of:=COUNTIF([.C16:.S16];&quot;51¶&quot;)" office:value-type="float" office:value="0" calcext:value-type="float">
            <text:p>0</text:p>
          </table:table-cell>
          <table:table-cell table:style-name="ce302" table:formula="of:=COUNTIF([.C16:.S16];&quot;52¶&quot;)" office:value-type="float" office:value="0" calcext:value-type="float">
            <text:p>0</text:p>
          </table:table-cell>
          <table:table-cell table:style-name="ce302" table:formula="of:=COUNTIF([.C16:.S16];&quot;U&quot;)+COUNTIF([.C16:.S16];&quot;U☻&quot;)+COUNTIF([.C16:.S16];&quot;U☺&quot;)" office:value-type="float" office:value="0" calcext:value-type="float">
            <text:p>0</text:p>
          </table:table-cell>
          <table:table-cell table:style-name="ce302" table:formula="of:=COUNTIF([.C16:.S16];&quot;KVIT&quot;)+COUNTIF([.C16:.S16];&quot;KVIT☻&quot;)+COUNTIF([.C16:.S16];&quot;kvit$&quot;)" office:value-type="float" office:value="0" calcext:value-type="float">
            <text:p>0</text:p>
          </table:table-cell>
          <table:table-cell table:style-name="ce303" table:formula="of:=COUNTBLANK([.C16:.S16])-3" office:value-type="float" office:value="14" calcext:value-type="float">
            <text:p>14</text:p>
          </table:table-cell>
          <table:table-cell table:style-name="ce304" table:formula="of:=COUNTIF([.C16:.S16];&quot;x&quot;)" office:value-type="float" office:value="0" calcext:value-type="float">
            <text:p>0</text:p>
          </table:table-cell>
          <table:table-cell table:style-name="ce306" table:formula="of:=COUNTIF([.C16:.S16];&quot;51&quot;)+COUNTIF([.C16:.S16];&quot;51☻&quot;)+COUNTIF([.C16:.S16];&quot;2&quot;)+COUNTIF([.C16:.S16];&quot;52&quot;)+COUNTIF([.C16:.S16];&quot;52☻&quot;)+COUNTIF([.C16:.S16];&quot;51$&quot;)+COUNTIF([.C16:.S16];&quot;52$&quot;)" office:value-type="float" office:value="0" calcext:value-type="float">
            <text:p>0</text:p>
          </table:table-cell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49" table:formula="of:=RIGHT([.C16];1)">
            <text:p/>
          </table:table-cell>
          <table:table-cell table:style-name="ce49" table:formula="of:=RIGHT([.D16];1)">
            <text:p/>
          </table:table-cell>
          <table:table-cell table:style-name="ce49" table:formula="of:=RIGHT([.E16];1)">
            <text:p/>
          </table:table-cell>
          <table:table-cell table:style-name="ce49" table:formula="of:=RIGHT([.F16];1)">
            <text:p/>
          </table:table-cell>
          <table:table-cell table:style-name="ce49" table:formula="of:=RIGHT([.G16];1)">
            <text:p/>
          </table:table-cell>
          <table:table-cell table:style-name="ce49" table:formula="of:=RIGHT([.H16];1)">
            <text:p/>
          </table:table-cell>
          <table:table-cell table:style-name="ce49" table:formula="of:=RIGHT([.I16];1)">
            <text:p/>
          </table:table-cell>
          <table:table-cell table:style-name="ce49" table:formula="of:=RIGHT([.J16];1)">
            <text:p/>
          </table:table-cell>
          <table:table-cell table:style-name="ce49" table:formula="of:=RIGHT([.K16];1)">
            <text:p/>
          </table:table-cell>
          <table:table-cell table:style-name="ce49" table:formula="of:=RIGHT([.L16];1)">
            <text:p/>
          </table:table-cell>
          <table:table-cell table:style-name="ce49" table:formula="of:=RIGHT([.M16];1)">
            <text:p/>
          </table:table-cell>
          <table:table-cell table:style-name="ce49" table:formula="of:=RIGHT([.N1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6];1)">
            <text:p/>
          </table:table-cell>
          <table:table-cell table:style-name="ce49" table:formula="of:=RIGHT([.P16];1)">
            <text:p/>
          </table:table-cell>
          <table:table-cell table:style-name="ce49" table:formula="of:=RIGHT([.Q16];1)">
            <text:p/>
          </table:table-cell>
          <table:table-cell table:style-name="ce49" table:formula="of:=RIGHT([.R16];1)">
            <text:p/>
          </table:table-cell>
          <table:table-cell table:style-name="ce49" table:formula="of:=RIGHT([.S16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16" calcext:value-type="date">
            <text:p>16/ nov</text:p>
          </table:table-cell>
          <table:table-cell table:style-name="ce299" table:formula="of:=TEXT([.A17];&quot;Ddd&quot;)" office:value-type="string" office:string-value="tor" calcext:value-type="string">
            <text:p>tor</text:p>
          </table:table-cell>
          <table:table-cell table:style-name="ce300" table:number-columns-repeated="18"/>
          <table:table-cell table:style-name="ce301"/>
          <table:table-cell table:style-name="ce302" table:formula="of:=COUNTIF([.AH17:.AY17];&quot;☻&quot;)" office:value-type="float" office:value="0" calcext:value-type="float">
            <text:p>0</text:p>
          </table:table-cell>
          <table:table-cell table:style-name="ce302" table:formula="of:=COUNTIF([.AH17:.AY17];&quot;☺&quot;)" office:value-type="float" office:value="0" calcext:value-type="float">
            <text:p>0</text:p>
          </table:table-cell>
          <table:table-cell table:style-name="ce302" table:formula="of:=COUNTIF([.C17:.S17];&quot;51&quot;)+COUNTIF([.C17:.S17];&quot;51$&quot;)+COUNTIF([.C17:.S17];&quot;51☻&quot;)" office:value-type="float" office:value="0" calcext:value-type="float">
            <text:p>0</text:p>
          </table:table-cell>
          <table:table-cell table:style-name="ce302" table:formula="of:=COUNTIF([.C17:.S17];&quot;52&quot;)+COUNTIF([.C17:.S17];&quot;52$&quot;)+COUNTIF([.C17:.S17];&quot;52☻&quot;)" office:value-type="float" office:value="0" calcext:value-type="float">
            <text:p>0</text:p>
          </table:table-cell>
          <table:table-cell table:style-name="ce302" table:formula="of:=COUNTIF([.C17:.S17];&quot;51¶&quot;)" office:value-type="float" office:value="0" calcext:value-type="float">
            <text:p>0</text:p>
          </table:table-cell>
          <table:table-cell table:style-name="ce302" table:formula="of:=COUNTIF([.C17:.S17];&quot;52¶&quot;)" office:value-type="float" office:value="0" calcext:value-type="float">
            <text:p>0</text:p>
          </table:table-cell>
          <table:table-cell table:style-name="ce302" table:formula="of:=COUNTIF([.C17:.S17];&quot;U&quot;)+COUNTIF([.C17:.S17];&quot;U☻&quot;)+COUNTIF([.C17:.S17];&quot;U☺&quot;)" office:value-type="float" office:value="0" calcext:value-type="float">
            <text:p>0</text:p>
          </table:table-cell>
          <table:table-cell table:style-name="ce302" table:formula="of:=COUNTIF([.C17:.S17];&quot;KVIT&quot;)+COUNTIF([.C17:.S17];&quot;KVIT☻&quot;)+COUNTIF([.C17:.S17];&quot;kvit$&quot;)" office:value-type="float" office:value="0" calcext:value-type="float">
            <text:p>0</text:p>
          </table:table-cell>
          <table:table-cell table:style-name="ce303" table:formula="of:=COUNTBLANK([.C17:.S17])-3" office:value-type="float" office:value="14" calcext:value-type="float">
            <text:p>14</text:p>
          </table:table-cell>
          <table:table-cell table:style-name="ce304" table:formula="of:=COUNTIF([.C17:.S17];&quot;x&quot;)" office:value-type="float" office:value="0" calcext:value-type="float">
            <text:p>0</text:p>
          </table:table-cell>
          <table:table-cell table:style-name="ce306" table:formula="of:=COUNTIF([.C17:.S17];&quot;51&quot;)+COUNTIF([.C17:.S17];&quot;51☻&quot;)+COUNTIF([.C17:.S17];&quot;2&quot;)+COUNTIF([.C17:.S17];&quot;52&quot;)+COUNTIF([.C17:.S17];&quot;52☻&quot;)+COUNTIF([.C17:.S17];&quot;51$&quot;)+COUNTIF([.C17:.S17];&quot;52$&quot;)" office:value-type="float" office:value="0" calcext:value-type="float">
            <text:p>0</text:p>
          </table:table-cell>
          <table:table-cell table:style-name="ce91" table:formula="of:=[Vzorci_vnosov.$A$17]" office:value-type="string" office:string-value="51$" calcext:value-type="string">
            <text:p>51$</text:p>
          </table:table-cell>
          <table:table-cell table:style-name="ce49" table:formula="of:=RIGHT([.C17];1)">
            <text:p/>
          </table:table-cell>
          <table:table-cell table:style-name="ce49" table:formula="of:=RIGHT([.D17];1)">
            <text:p/>
          </table:table-cell>
          <table:table-cell table:style-name="ce49" table:formula="of:=RIGHT([.E17];1)">
            <text:p/>
          </table:table-cell>
          <table:table-cell table:style-name="ce49" table:formula="of:=RIGHT([.F17];1)">
            <text:p/>
          </table:table-cell>
          <table:table-cell table:style-name="ce49" table:formula="of:=RIGHT([.G17];1)">
            <text:p/>
          </table:table-cell>
          <table:table-cell table:style-name="ce49" table:formula="of:=RIGHT([.H17];1)">
            <text:p/>
          </table:table-cell>
          <table:table-cell table:style-name="ce49" table:formula="of:=RIGHT([.I17];1)">
            <text:p/>
          </table:table-cell>
          <table:table-cell table:style-name="ce49" table:formula="of:=RIGHT([.J17];1)">
            <text:p/>
          </table:table-cell>
          <table:table-cell table:style-name="ce49" table:formula="of:=RIGHT([.K17];1)">
            <text:p/>
          </table:table-cell>
          <table:table-cell table:style-name="ce49" table:formula="of:=RIGHT([.L17];1)">
            <text:p/>
          </table:table-cell>
          <table:table-cell table:style-name="ce49" table:formula="of:=RIGHT([.M17];1)">
            <text:p/>
          </table:table-cell>
          <table:table-cell table:style-name="ce49" table:formula="of:=RIGHT([.N1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7];1)">
            <text:p/>
          </table:table-cell>
          <table:table-cell table:style-name="ce49" table:formula="of:=RIGHT([.P17];1)">
            <text:p/>
          </table:table-cell>
          <table:table-cell table:style-name="ce49" table:formula="of:=RIGHT([.Q17];1)">
            <text:p/>
          </table:table-cell>
          <table:table-cell table:style-name="ce49" table:formula="of:=RIGHT([.R17];1)">
            <text:p/>
          </table:table-cell>
          <table:table-cell table:style-name="ce49" table:formula="of:=RIGHT([.S17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17" calcext:value-type="date">
            <text:p>17/ nov</text:p>
          </table:table-cell>
          <table:table-cell table:style-name="ce299" table:formula="of:=TEXT([.A18];&quot;Ddd&quot;)" office:value-type="string" office:string-value="sre" calcext:value-type="string">
            <text:p>sre</text:p>
          </table:table-cell>
          <table:table-cell table:style-name="ce300" table:number-columns-repeated="18"/>
          <table:table-cell table:style-name="ce301"/>
          <table:table-cell table:style-name="ce302" table:formula="of:=COUNTIF([.AH18:.AY18];&quot;☻&quot;)" office:value-type="float" office:value="0" calcext:value-type="float">
            <text:p>0</text:p>
          </table:table-cell>
          <table:table-cell table:style-name="ce302" table:formula="of:=COUNTIF([.AH18:.AY18];&quot;☺&quot;)" office:value-type="float" office:value="0" calcext:value-type="float">
            <text:p>0</text:p>
          </table:table-cell>
          <table:table-cell table:style-name="ce302" table:formula="of:=COUNTIF([.C18:.S18];&quot;51&quot;)+COUNTIF([.C18:.S18];&quot;51$&quot;)+COUNTIF([.C18:.S18];&quot;51☻&quot;)" office:value-type="float" office:value="0" calcext:value-type="float">
            <text:p>0</text:p>
          </table:table-cell>
          <table:table-cell table:style-name="ce302" table:formula="of:=COUNTIF([.C18:.S18];&quot;52&quot;)+COUNTIF([.C18:.S18];&quot;52$&quot;)+COUNTIF([.C18:.S18];&quot;52☻&quot;)" office:value-type="float" office:value="0" calcext:value-type="float">
            <text:p>0</text:p>
          </table:table-cell>
          <table:table-cell table:style-name="ce302" table:formula="of:=COUNTIF([.C18:.S18];&quot;51¶&quot;)" office:value-type="float" office:value="0" calcext:value-type="float">
            <text:p>0</text:p>
          </table:table-cell>
          <table:table-cell table:style-name="ce302" table:formula="of:=COUNTIF([.C18:.S18];&quot;52¶&quot;)" office:value-type="float" office:value="0" calcext:value-type="float">
            <text:p>0</text:p>
          </table:table-cell>
          <table:table-cell table:style-name="ce302" table:formula="of:=COUNTIF([.C18:.S18];&quot;U&quot;)+COUNTIF([.C18:.S18];&quot;U☻&quot;)+COUNTIF([.C18:.S18];&quot;U☺&quot;)" office:value-type="float" office:value="0" calcext:value-type="float">
            <text:p>0</text:p>
          </table:table-cell>
          <table:table-cell table:style-name="ce302" table:formula="of:=COUNTIF([.C18:.S18];&quot;KVIT&quot;)+COUNTIF([.C18:.S18];&quot;KVIT☻&quot;)+COUNTIF([.C18:.S18];&quot;kvit$&quot;)" office:value-type="float" office:value="0" calcext:value-type="float">
            <text:p>0</text:p>
          </table:table-cell>
          <table:table-cell table:style-name="ce303" table:formula="of:=COUNTBLANK([.C18:.S18])-3" office:value-type="float" office:value="14" calcext:value-type="float">
            <text:p>14</text:p>
          </table:table-cell>
          <table:table-cell table:style-name="ce304" table:formula="of:=COUNTIF([.C18:.S18];&quot;x&quot;)" office:value-type="float" office:value="0" calcext:value-type="float">
            <text:p>0</text:p>
          </table:table-cell>
          <table:table-cell table:style-name="ce306" table:formula="of:=COUNTIF([.C18:.S18];&quot;51&quot;)+COUNTIF([.C18:.S18];&quot;51☻&quot;)+COUNTIF([.C18:.S18];&quot;2&quot;)+COUNTIF([.C18:.S18];&quot;52&quot;)+COUNTIF([.C18:.S18];&quot;52☻&quot;)+COUNTIF([.C18:.S18];&quot;51$&quot;)+COUNTIF([.C18:.S18];&quot;52$&quot;)" office:value-type="float" office:value="0" calcext:value-type="float">
            <text:p>0</text:p>
          </table:table-cell>
          <table:table-cell table:style-name="ce91" table:formula="of:=[Vzorci_vnosov.$A$18]" office:value-type="string" office:string-value="52$" calcext:value-type="string">
            <text:p>52$</text:p>
          </table:table-cell>
          <table:table-cell table:style-name="ce49" table:formula="of:=RIGHT([.C18];1)">
            <text:p/>
          </table:table-cell>
          <table:table-cell table:style-name="ce49" table:formula="of:=RIGHT([.D18];1)">
            <text:p/>
          </table:table-cell>
          <table:table-cell table:style-name="ce49" table:formula="of:=RIGHT([.E18];1)">
            <text:p/>
          </table:table-cell>
          <table:table-cell table:style-name="ce49" table:formula="of:=RIGHT([.F18];1)">
            <text:p/>
          </table:table-cell>
          <table:table-cell table:style-name="ce49" table:formula="of:=RIGHT([.G18];1)">
            <text:p/>
          </table:table-cell>
          <table:table-cell table:style-name="ce49" table:formula="of:=RIGHT([.H18];1)">
            <text:p/>
          </table:table-cell>
          <table:table-cell table:style-name="ce49" table:formula="of:=RIGHT([.I18];1)">
            <text:p/>
          </table:table-cell>
          <table:table-cell table:style-name="ce49" table:formula="of:=RIGHT([.J18];1)">
            <text:p/>
          </table:table-cell>
          <table:table-cell table:style-name="ce49" table:formula="of:=RIGHT([.K18];1)">
            <text:p/>
          </table:table-cell>
          <table:table-cell table:style-name="ce49" table:formula="of:=RIGHT([.L18];1)">
            <text:p/>
          </table:table-cell>
          <table:table-cell table:style-name="ce49" table:formula="of:=RIGHT([.M18];1)">
            <text:p/>
          </table:table-cell>
          <table:table-cell table:style-name="ce49" table:formula="of:=RIGHT([.N1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8];1)">
            <text:p/>
          </table:table-cell>
          <table:table-cell table:style-name="ce49" table:formula="of:=RIGHT([.P18];1)">
            <text:p/>
          </table:table-cell>
          <table:table-cell table:style-name="ce49" table:formula="of:=RIGHT([.Q18];1)">
            <text:p/>
          </table:table-cell>
          <table:table-cell table:style-name="ce49" table:formula="of:=RIGHT([.R18];1)">
            <text:p/>
          </table:table-cell>
          <table:table-cell table:style-name="ce49" table:formula="of:=RIGHT([.S18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18" calcext:value-type="date">
            <text:p>18/ nov</text:p>
          </table:table-cell>
          <table:table-cell table:style-name="ce299" table:formula="of:=TEXT([.A19];&quot;Ddd&quot;)" office:value-type="string" office:string-value="čet" calcext:value-type="string">
            <text:p>čet</text:p>
          </table:table-cell>
          <table:table-cell table:style-name="ce300" table:number-columns-repeated="18"/>
          <table:table-cell table:style-name="ce301"/>
          <table:table-cell table:style-name="ce302" table:formula="of:=COUNTIF([.AH19:.AY19];&quot;☻&quot;)" office:value-type="float" office:value="0" calcext:value-type="float">
            <text:p>0</text:p>
          </table:table-cell>
          <table:table-cell table:style-name="ce302" table:formula="of:=COUNTIF([.AH19:.AY19];&quot;☺&quot;)" office:value-type="float" office:value="0" calcext:value-type="float">
            <text:p>0</text:p>
          </table:table-cell>
          <table:table-cell table:style-name="ce302" table:formula="of:=COUNTIF([.C19:.S19];&quot;51&quot;)+COUNTIF([.C19:.S19];&quot;51$&quot;)+COUNTIF([.C19:.S19];&quot;51☻&quot;)" office:value-type="float" office:value="0" calcext:value-type="float">
            <text:p>0</text:p>
          </table:table-cell>
          <table:table-cell table:style-name="ce302" table:formula="of:=COUNTIF([.C19:.S19];&quot;52&quot;)+COUNTIF([.C19:.S19];&quot;52$&quot;)+COUNTIF([.C19:.S19];&quot;52☻&quot;)" office:value-type="float" office:value="0" calcext:value-type="float">
            <text:p>0</text:p>
          </table:table-cell>
          <table:table-cell table:style-name="ce302" table:formula="of:=COUNTIF([.C19:.S19];&quot;51¶&quot;)" office:value-type="float" office:value="0" calcext:value-type="float">
            <text:p>0</text:p>
          </table:table-cell>
          <table:table-cell table:style-name="ce302" table:formula="of:=COUNTIF([.C19:.S19];&quot;52¶&quot;)" office:value-type="float" office:value="0" calcext:value-type="float">
            <text:p>0</text:p>
          </table:table-cell>
          <table:table-cell table:style-name="ce302" table:formula="of:=COUNTIF([.C19:.S19];&quot;U&quot;)+COUNTIF([.C19:.S19];&quot;U☻&quot;)+COUNTIF([.C19:.S19];&quot;U☺&quot;)" office:value-type="float" office:value="0" calcext:value-type="float">
            <text:p>0</text:p>
          </table:table-cell>
          <table:table-cell table:style-name="ce302" table:formula="of:=COUNTIF([.C19:.S19];&quot;KVIT&quot;)+COUNTIF([.C19:.S19];&quot;KVIT☻&quot;)+COUNTIF([.C19:.S19];&quot;kvit$&quot;)" office:value-type="float" office:value="0" calcext:value-type="float">
            <text:p>0</text:p>
          </table:table-cell>
          <table:table-cell table:style-name="ce303" table:formula="of:=COUNTBLANK([.C19:.S19])-3" office:value-type="float" office:value="14" calcext:value-type="float">
            <text:p>14</text:p>
          </table:table-cell>
          <table:table-cell table:style-name="ce304" table:formula="of:=COUNTIF([.C19:.S19];&quot;x&quot;)" office:value-type="float" office:value="0" calcext:value-type="float">
            <text:p>0</text:p>
          </table:table-cell>
          <table:table-cell table:style-name="ce306" table:formula="of:=COUNTIF([.C19:.S19];&quot;51&quot;)+COUNTIF([.C19:.S19];&quot;51☻&quot;)+COUNTIF([.C19:.S19];&quot;2&quot;)+COUNTIF([.C19:.S19];&quot;52&quot;)+COUNTIF([.C19:.S19];&quot;52☻&quot;)+COUNTIF([.C19:.S19];&quot;51$&quot;)+COUNTIF([.C19:.S19];&quot;52$&quot;)" office:value-type="float" office:value="0" calcext:value-type="float">
            <text:p>0</text:p>
          </table:table-cell>
          <table:table-cell table:style-name="ce92" table:formula="of:=[Vzorci_vnosov.$A$19]" office:value-type="string" office:string-value="KVIT$" calcext:value-type="string">
            <text:p>KVIT$</text:p>
          </table:table-cell>
          <table:table-cell table:style-name="ce49" table:formula="of:=RIGHT([.C19];1)">
            <text:p/>
          </table:table-cell>
          <table:table-cell table:style-name="ce49" table:formula="of:=RIGHT([.D19];1)">
            <text:p/>
          </table:table-cell>
          <table:table-cell table:style-name="ce49" table:formula="of:=RIGHT([.E19];1)">
            <text:p/>
          </table:table-cell>
          <table:table-cell table:style-name="ce49" table:formula="of:=RIGHT([.F19];1)">
            <text:p/>
          </table:table-cell>
          <table:table-cell table:style-name="ce49" table:formula="of:=RIGHT([.G19];1)">
            <text:p/>
          </table:table-cell>
          <table:table-cell table:style-name="ce49" table:formula="of:=RIGHT([.H19];1)">
            <text:p/>
          </table:table-cell>
          <table:table-cell table:style-name="ce49" table:formula="of:=RIGHT([.I19];1)">
            <text:p/>
          </table:table-cell>
          <table:table-cell table:style-name="ce49" table:formula="of:=RIGHT([.J19];1)">
            <text:p/>
          </table:table-cell>
          <table:table-cell table:style-name="ce49" table:formula="of:=RIGHT([.K19];1)">
            <text:p/>
          </table:table-cell>
          <table:table-cell table:style-name="ce49" table:formula="of:=RIGHT([.L19];1)">
            <text:p/>
          </table:table-cell>
          <table:table-cell table:style-name="ce49" table:formula="of:=RIGHT([.M19];1)">
            <text:p/>
          </table:table-cell>
          <table:table-cell table:style-name="ce49" table:formula="of:=RIGHT([.N1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9];1)">
            <text:p/>
          </table:table-cell>
          <table:table-cell table:style-name="ce49" table:formula="of:=RIGHT([.P19];1)">
            <text:p/>
          </table:table-cell>
          <table:table-cell table:style-name="ce49" table:formula="of:=RIGHT([.Q19];1)">
            <text:p/>
          </table:table-cell>
          <table:table-cell table:style-name="ce49" table:formula="of:=RIGHT([.R19];1)">
            <text:p/>
          </table:table-cell>
          <table:table-cell table:style-name="ce49" table:formula="of:=RIGHT([.S19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19" calcext:value-type="date">
            <text:p>19/ nov</text:p>
          </table:table-cell>
          <table:table-cell table:style-name="ce299" table:formula="of:=TEXT([.A20];&quot;Ddd&quot;)" office:value-type="string" office:string-value="pet" calcext:value-type="string">
            <text:p>pet</text:p>
          </table:table-cell>
          <table:table-cell table:style-name="ce300" table:number-columns-repeated="18"/>
          <table:table-cell table:style-name="ce301"/>
          <table:table-cell table:style-name="ce302" table:formula="of:=COUNTIF([.AH20:.AY20];&quot;☻&quot;)" office:value-type="float" office:value="0" calcext:value-type="float">
            <text:p>0</text:p>
          </table:table-cell>
          <table:table-cell table:style-name="ce302" table:formula="of:=COUNTIF([.AH20:.AY20];&quot;☺&quot;)" office:value-type="float" office:value="0" calcext:value-type="float">
            <text:p>0</text:p>
          </table:table-cell>
          <table:table-cell table:style-name="ce302" table:formula="of:=COUNTIF([.C20:.S20];&quot;51&quot;)+COUNTIF([.C20:.S20];&quot;51$&quot;)+COUNTIF([.C20:.S20];&quot;51☻&quot;)" office:value-type="float" office:value="0" calcext:value-type="float">
            <text:p>0</text:p>
          </table:table-cell>
          <table:table-cell table:style-name="ce302" table:formula="of:=COUNTIF([.C20:.S20];&quot;52&quot;)+COUNTIF([.C20:.S20];&quot;52$&quot;)+COUNTIF([.C20:.S20];&quot;52☻&quot;)" office:value-type="float" office:value="0" calcext:value-type="float">
            <text:p>0</text:p>
          </table:table-cell>
          <table:table-cell table:style-name="ce302" table:formula="of:=COUNTIF([.C20:.S20];&quot;51¶&quot;)" office:value-type="float" office:value="0" calcext:value-type="float">
            <text:p>0</text:p>
          </table:table-cell>
          <table:table-cell table:style-name="ce302" table:formula="of:=COUNTIF([.C20:.S20];&quot;52¶&quot;)" office:value-type="float" office:value="0" calcext:value-type="float">
            <text:p>0</text:p>
          </table:table-cell>
          <table:table-cell table:style-name="ce302" table:formula="of:=COUNTIF([.C20:.S20];&quot;U&quot;)+COUNTIF([.C20:.S20];&quot;U☻&quot;)+COUNTIF([.C20:.S20];&quot;U☺&quot;)" office:value-type="float" office:value="0" calcext:value-type="float">
            <text:p>0</text:p>
          </table:table-cell>
          <table:table-cell table:style-name="ce302" table:formula="of:=COUNTIF([.C20:.S20];&quot;KVIT&quot;)+COUNTIF([.C20:.S20];&quot;KVIT☻&quot;)+COUNTIF([.C20:.S20];&quot;kvit$&quot;)" office:value-type="float" office:value="0" calcext:value-type="float">
            <text:p>0</text:p>
          </table:table-cell>
          <table:table-cell table:style-name="ce303" table:formula="of:=COUNTBLANK([.C20:.S20])-3" office:value-type="float" office:value="14" calcext:value-type="float">
            <text:p>14</text:p>
          </table:table-cell>
          <table:table-cell table:style-name="ce304" table:formula="of:=COUNTIF([.C20:.S20];&quot;x&quot;)" office:value-type="float" office:value="0" calcext:value-type="float">
            <text:p>0</text:p>
          </table:table-cell>
          <table:table-cell table:style-name="ce306" table:formula="of:=COUNTIF([.C20:.S20];&quot;51&quot;)+COUNTIF([.C20:.S20];&quot;51☻&quot;)+COUNTIF([.C20:.S20];&quot;2&quot;)+COUNTIF([.C20:.S20];&quot;52&quot;)+COUNTIF([.C20:.S20];&quot;52☻&quot;)+COUNTIF([.C20:.S20];&quot;51$&quot;)+COUNTIF([.C20:.S20];&quot;52$&quot;)" office:value-type="float" office:value="0" calcext:value-type="float">
            <text:p>0</text:p>
          </table:table-cell>
          <table:table-cell table:style-name="ce93" table:formula="of:=[Vzorci_vnosov.$A$20]" office:value-type="string" office:string-value="☺" calcext:value-type="string">
            <text:p>☺</text:p>
          </table:table-cell>
          <table:table-cell table:style-name="ce49" table:formula="of:=RIGHT([.C20];1)">
            <text:p/>
          </table:table-cell>
          <table:table-cell table:style-name="ce49" table:formula="of:=RIGHT([.D20];1)">
            <text:p/>
          </table:table-cell>
          <table:table-cell table:style-name="ce49" table:formula="of:=RIGHT([.E20];1)">
            <text:p/>
          </table:table-cell>
          <table:table-cell table:style-name="ce49" table:formula="of:=RIGHT([.F20];1)">
            <text:p/>
          </table:table-cell>
          <table:table-cell table:style-name="ce49" table:formula="of:=RIGHT([.G20];1)">
            <text:p/>
          </table:table-cell>
          <table:table-cell table:style-name="ce49" table:formula="of:=RIGHT([.H20];1)">
            <text:p/>
          </table:table-cell>
          <table:table-cell table:style-name="ce49" table:formula="of:=RIGHT([.I20];1)">
            <text:p/>
          </table:table-cell>
          <table:table-cell table:style-name="ce49" table:formula="of:=RIGHT([.J20];1)">
            <text:p/>
          </table:table-cell>
          <table:table-cell table:style-name="ce49" table:formula="of:=RIGHT([.K20];1)">
            <text:p/>
          </table:table-cell>
          <table:table-cell table:style-name="ce49" table:formula="of:=RIGHT([.L20];1)">
            <text:p/>
          </table:table-cell>
          <table:table-cell table:style-name="ce49" table:formula="of:=RIGHT([.M20];1)">
            <text:p/>
          </table:table-cell>
          <table:table-cell table:style-name="ce49" table:formula="of:=RIGHT([.N2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0];1)">
            <text:p/>
          </table:table-cell>
          <table:table-cell table:style-name="ce49" table:formula="of:=RIGHT([.P20];1)">
            <text:p/>
          </table:table-cell>
          <table:table-cell table:style-name="ce49" table:formula="of:=RIGHT([.Q20];1)">
            <text:p/>
          </table:table-cell>
          <table:table-cell table:style-name="ce49" table:formula="of:=RIGHT([.R20];1)">
            <text:p/>
          </table:table-cell>
          <table:table-cell table:style-name="ce49" table:formula="of:=RIGHT([.S20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20" calcext:value-type="date">
            <text:p>20/ nov</text:p>
          </table:table-cell>
          <table:table-cell table:style-name="ce299" table:formula="of:=TEXT([.A21];&quot;Ddd&quot;)" office:value-type="string" office:string-value="sob" calcext:value-type="string">
            <text:p>sob</text:p>
          </table:table-cell>
          <table:table-cell table:style-name="ce300" table:number-columns-repeated="18"/>
          <table:table-cell table:style-name="ce301"/>
          <table:table-cell table:style-name="ce302" table:formula="of:=COUNTIF([.AH21:.AY21];&quot;☻&quot;)" office:value-type="float" office:value="0" calcext:value-type="float">
            <text:p>0</text:p>
          </table:table-cell>
          <table:table-cell table:style-name="ce302" table:formula="of:=COUNTIF([.AH21:.AY21];&quot;☺&quot;)" office:value-type="float" office:value="0" calcext:value-type="float">
            <text:p>0</text:p>
          </table:table-cell>
          <table:table-cell table:style-name="ce302" table:formula="of:=COUNTIF([.C21:.S21];&quot;51&quot;)+COUNTIF([.C21:.S21];&quot;51$&quot;)+COUNTIF([.C21:.S21];&quot;51☻&quot;)" office:value-type="float" office:value="0" calcext:value-type="float">
            <text:p>0</text:p>
          </table:table-cell>
          <table:table-cell table:style-name="ce302" table:formula="of:=COUNTIF([.C21:.S21];&quot;52&quot;)+COUNTIF([.C21:.S21];&quot;52$&quot;)+COUNTIF([.C21:.S21];&quot;52☻&quot;)" office:value-type="float" office:value="0" calcext:value-type="float">
            <text:p>0</text:p>
          </table:table-cell>
          <table:table-cell table:style-name="ce302" table:formula="of:=COUNTIF([.C21:.S21];&quot;51¶&quot;)" office:value-type="float" office:value="0" calcext:value-type="float">
            <text:p>0</text:p>
          </table:table-cell>
          <table:table-cell table:style-name="ce302" table:formula="of:=COUNTIF([.C21:.S21];&quot;52¶&quot;)" office:value-type="float" office:value="0" calcext:value-type="float">
            <text:p>0</text:p>
          </table:table-cell>
          <table:table-cell table:style-name="ce302" table:formula="of:=COUNTIF([.C21:.S21];&quot;U&quot;)+COUNTIF([.C21:.S21];&quot;U☻&quot;)+COUNTIF([.C21:.S21];&quot;U☺&quot;)" office:value-type="float" office:value="0" calcext:value-type="float">
            <text:p>0</text:p>
          </table:table-cell>
          <table:table-cell table:style-name="ce302" table:formula="of:=COUNTIF([.C21:.S21];&quot;KVIT&quot;)+COUNTIF([.C21:.S21];&quot;KVIT☻&quot;)+COUNTIF([.C21:.S21];&quot;kvit$&quot;)" office:value-type="float" office:value="0" calcext:value-type="float">
            <text:p>0</text:p>
          </table:table-cell>
          <table:table-cell table:style-name="ce303" table:formula="of:=COUNTBLANK([.C21:.S21])-3" office:value-type="float" office:value="14" calcext:value-type="float">
            <text:p>14</text:p>
          </table:table-cell>
          <table:table-cell table:style-name="ce304" table:formula="of:=COUNTIF([.C21:.S21];&quot;x&quot;)" office:value-type="float" office:value="0" calcext:value-type="float">
            <text:p>0</text:p>
          </table:table-cell>
          <table:table-cell table:style-name="ce306" table:formula="of:=COUNTIF([.C21:.S21];&quot;51&quot;)+COUNTIF([.C21:.S21];&quot;51☻&quot;)+COUNTIF([.C21:.S21];&quot;2&quot;)+COUNTIF([.C21:.S21];&quot;52&quot;)+COUNTIF([.C21:.S21];&quot;52☻&quot;)+COUNTIF([.C21:.S21];&quot;51$&quot;)+COUNTIF([.C21:.S21];&quot;52$&quot;)" office:value-type="float" office:value="0" calcext:value-type="float">
            <text:p>0</text:p>
          </table:table-cell>
          <table:table-cell table:style-name="ce94" table:formula="of:=[Vzorci_vnosov.$A$21]" office:value-type="string" office:string-value="☺" calcext:value-type="string">
            <text:p>☺</text:p>
          </table:table-cell>
          <table:table-cell table:style-name="ce49" table:formula="of:=RIGHT([.C21];1)">
            <text:p/>
          </table:table-cell>
          <table:table-cell table:style-name="ce49" table:formula="of:=RIGHT([.D21];1)">
            <text:p/>
          </table:table-cell>
          <table:table-cell table:style-name="ce49" table:formula="of:=RIGHT([.E21];1)">
            <text:p/>
          </table:table-cell>
          <table:table-cell table:style-name="ce49" table:formula="of:=RIGHT([.F21];1)">
            <text:p/>
          </table:table-cell>
          <table:table-cell table:style-name="ce49" table:formula="of:=RIGHT([.G21];1)">
            <text:p/>
          </table:table-cell>
          <table:table-cell table:style-name="ce49" table:formula="of:=RIGHT([.H21];1)">
            <text:p/>
          </table:table-cell>
          <table:table-cell table:style-name="ce49" table:formula="of:=RIGHT([.I21];1)">
            <text:p/>
          </table:table-cell>
          <table:table-cell table:style-name="ce49" table:formula="of:=RIGHT([.J21];1)">
            <text:p/>
          </table:table-cell>
          <table:table-cell table:style-name="ce49" table:formula="of:=RIGHT([.K21];1)">
            <text:p/>
          </table:table-cell>
          <table:table-cell table:style-name="ce49" table:formula="of:=RIGHT([.L21];1)">
            <text:p/>
          </table:table-cell>
          <table:table-cell table:style-name="ce49" table:formula="of:=RIGHT([.M21];1)">
            <text:p/>
          </table:table-cell>
          <table:table-cell table:style-name="ce49" table:formula="of:=RIGHT([.N2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1];1)">
            <text:p/>
          </table:table-cell>
          <table:table-cell table:style-name="ce49" table:formula="of:=RIGHT([.P21];1)">
            <text:p/>
          </table:table-cell>
          <table:table-cell table:style-name="ce49" table:formula="of:=RIGHT([.Q21];1)">
            <text:p/>
          </table:table-cell>
          <table:table-cell table:style-name="ce49" table:formula="of:=RIGHT([.R21];1)">
            <text:p/>
          </table:table-cell>
          <table:table-cell table:style-name="ce49" table:formula="of:=RIGHT([.S21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21" calcext:value-type="date">
            <text:p>21/ nov</text:p>
          </table:table-cell>
          <table:table-cell table:style-name="ce299" table:formula="of:=TEXT([.A22];&quot;Ddd&quot;)" office:value-type="string" office:string-value="ned" calcext:value-type="string">
            <text:p>ned</text:p>
          </table:table-cell>
          <table:table-cell table:style-name="ce300" table:number-columns-repeated="18"/>
          <table:table-cell table:style-name="ce301"/>
          <table:table-cell table:style-name="ce302" table:formula="of:=COUNTIF([.AH22:.AY22];&quot;☻&quot;)" office:value-type="float" office:value="0" calcext:value-type="float">
            <text:p>0</text:p>
          </table:table-cell>
          <table:table-cell table:style-name="ce302" table:formula="of:=COUNTIF([.AH22:.AY22];&quot;☺&quot;)" office:value-type="float" office:value="0" calcext:value-type="float">
            <text:p>0</text:p>
          </table:table-cell>
          <table:table-cell table:style-name="ce302" table:formula="of:=COUNTIF([.C22:.S22];&quot;51&quot;)+COUNTIF([.C22:.S22];&quot;51$&quot;)+COUNTIF([.C22:.S22];&quot;51☻&quot;)" office:value-type="float" office:value="0" calcext:value-type="float">
            <text:p>0</text:p>
          </table:table-cell>
          <table:table-cell table:style-name="ce302" table:formula="of:=COUNTIF([.C22:.S22];&quot;52&quot;)+COUNTIF([.C22:.S22];&quot;52$&quot;)+COUNTIF([.C22:.S22];&quot;52☻&quot;)" office:value-type="float" office:value="0" calcext:value-type="float">
            <text:p>0</text:p>
          </table:table-cell>
          <table:table-cell table:style-name="ce302" table:formula="of:=COUNTIF([.C22:.S22];&quot;51¶&quot;)" office:value-type="float" office:value="0" calcext:value-type="float">
            <text:p>0</text:p>
          </table:table-cell>
          <table:table-cell table:style-name="ce302" table:formula="of:=COUNTIF([.C22:.S22];&quot;52¶&quot;)" office:value-type="float" office:value="0" calcext:value-type="float">
            <text:p>0</text:p>
          </table:table-cell>
          <table:table-cell table:style-name="ce302" table:formula="of:=COUNTIF([.C22:.S22];&quot;U&quot;)+COUNTIF([.C22:.S22];&quot;U☻&quot;)+COUNTIF([.C22:.S22];&quot;U☺&quot;)" office:value-type="float" office:value="0" calcext:value-type="float">
            <text:p>0</text:p>
          </table:table-cell>
          <table:table-cell table:style-name="ce302" table:formula="of:=COUNTIF([.C22:.S22];&quot;KVIT&quot;)+COUNTIF([.C22:.S22];&quot;KVIT☻&quot;)+COUNTIF([.C22:.S22];&quot;kvit$&quot;)" office:value-type="float" office:value="0" calcext:value-type="float">
            <text:p>0</text:p>
          </table:table-cell>
          <table:table-cell table:style-name="ce303" table:formula="of:=COUNTBLANK([.C22:.S22])-3" office:value-type="float" office:value="14" calcext:value-type="float">
            <text:p>14</text:p>
          </table:table-cell>
          <table:table-cell table:style-name="ce304" table:formula="of:=COUNTIF([.C22:.S22];&quot;x&quot;)" office:value-type="float" office:value="0" calcext:value-type="float">
            <text:p>0</text:p>
          </table:table-cell>
          <table:table-cell table:style-name="ce306" table:formula="of:=COUNTIF([.C22:.S22];&quot;51&quot;)+COUNTIF([.C22:.S22];&quot;51☻&quot;)+COUNTIF([.C22:.S22];&quot;2&quot;)+COUNTIF([.C22:.S22];&quot;52&quot;)+COUNTIF([.C22:.S22];&quot;52☻&quot;)+COUNTIF([.C22:.S22];&quot;51$&quot;)+COUNTIF([.C22:.S22];&quot;52$&quot;)" office:value-type="float" office:value="0" calcext:value-type="float">
            <text:p>0</text:p>
          </table:table-cell>
          <table:table-cell table:style-name="ce95" table:formula="of:=[Vzorci_vnosov.$A$22]" office:value-type="string" office:string-value="U☺" calcext:value-type="string">
            <text:p>U☺</text:p>
          </table:table-cell>
          <table:table-cell table:style-name="ce49" table:formula="of:=RIGHT([.C22];1)">
            <text:p/>
          </table:table-cell>
          <table:table-cell table:style-name="ce49" table:formula="of:=RIGHT([.D22];1)">
            <text:p/>
          </table:table-cell>
          <table:table-cell table:style-name="ce49" table:formula="of:=RIGHT([.E22];1)">
            <text:p/>
          </table:table-cell>
          <table:table-cell table:style-name="ce49" table:formula="of:=RIGHT([.F22];1)">
            <text:p/>
          </table:table-cell>
          <table:table-cell table:style-name="ce49" table:formula="of:=RIGHT([.G22];1)">
            <text:p/>
          </table:table-cell>
          <table:table-cell table:style-name="ce49" table:formula="of:=RIGHT([.H22];1)">
            <text:p/>
          </table:table-cell>
          <table:table-cell table:style-name="ce49" table:formula="of:=RIGHT([.I22];1)">
            <text:p/>
          </table:table-cell>
          <table:table-cell table:style-name="ce49" table:formula="of:=RIGHT([.J22];1)">
            <text:p/>
          </table:table-cell>
          <table:table-cell table:style-name="ce49" table:formula="of:=RIGHT([.K22];1)">
            <text:p/>
          </table:table-cell>
          <table:table-cell table:style-name="ce49" table:formula="of:=RIGHT([.L22];1)">
            <text:p/>
          </table:table-cell>
          <table:table-cell table:style-name="ce49" table:formula="of:=RIGHT([.M22];1)">
            <text:p/>
          </table:table-cell>
          <table:table-cell table:style-name="ce49" table:formula="of:=RIGHT([.N2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2];1)">
            <text:p/>
          </table:table-cell>
          <table:table-cell table:style-name="ce49" table:formula="of:=RIGHT([.P22];1)">
            <text:p/>
          </table:table-cell>
          <table:table-cell table:style-name="ce49" table:formula="of:=RIGHT([.Q22];1)">
            <text:p/>
          </table:table-cell>
          <table:table-cell table:style-name="ce49" table:formula="of:=RIGHT([.R22];1)">
            <text:p/>
          </table:table-cell>
          <table:table-cell table:style-name="ce49" table:formula="of:=RIGHT([.S22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22" calcext:value-type="date">
            <text:p>22/ nov</text:p>
          </table:table-cell>
          <table:table-cell table:style-name="ce299" table:formula="of:=TEXT([.A23];&quot;Ddd&quot;)" office:value-type="string" office:string-value="pon" calcext:value-type="string">
            <text:p>pon</text:p>
          </table:table-cell>
          <table:table-cell table:style-name="ce300" table:number-columns-repeated="18"/>
          <table:table-cell table:style-name="ce301"/>
          <table:table-cell table:style-name="ce302" table:formula="of:=COUNTIF([.AH23:.AY23];&quot;☻&quot;)" office:value-type="float" office:value="0" calcext:value-type="float">
            <text:p>0</text:p>
          </table:table-cell>
          <table:table-cell table:style-name="ce302" table:formula="of:=COUNTIF([.AH23:.AY23];&quot;☺&quot;)" office:value-type="float" office:value="0" calcext:value-type="float">
            <text:p>0</text:p>
          </table:table-cell>
          <table:table-cell table:style-name="ce302" table:formula="of:=COUNTIF([.C23:.S23];&quot;51&quot;)+COUNTIF([.C23:.S23];&quot;51$&quot;)+COUNTIF([.C23:.S23];&quot;51☻&quot;)" office:value-type="float" office:value="0" calcext:value-type="float">
            <text:p>0</text:p>
          </table:table-cell>
          <table:table-cell table:style-name="ce302" table:formula="of:=COUNTIF([.C23:.S23];&quot;52&quot;)+COUNTIF([.C23:.S23];&quot;52$&quot;)+COUNTIF([.C23:.S23];&quot;52☻&quot;)" office:value-type="float" office:value="0" calcext:value-type="float">
            <text:p>0</text:p>
          </table:table-cell>
          <table:table-cell table:style-name="ce302" table:formula="of:=COUNTIF([.C23:.S23];&quot;51¶&quot;)" office:value-type="float" office:value="0" calcext:value-type="float">
            <text:p>0</text:p>
          </table:table-cell>
          <table:table-cell table:style-name="ce302" table:formula="of:=COUNTIF([.C23:.S23];&quot;52¶&quot;)" office:value-type="float" office:value="0" calcext:value-type="float">
            <text:p>0</text:p>
          </table:table-cell>
          <table:table-cell table:style-name="ce302" table:formula="of:=COUNTIF([.C23:.S23];&quot;U&quot;)+COUNTIF([.C23:.S23];&quot;U☻&quot;)+COUNTIF([.C23:.S23];&quot;U☺&quot;)" office:value-type="float" office:value="0" calcext:value-type="float">
            <text:p>0</text:p>
          </table:table-cell>
          <table:table-cell table:style-name="ce302" table:formula="of:=COUNTIF([.C23:.S23];&quot;KVIT&quot;)+COUNTIF([.C23:.S23];&quot;KVIT☻&quot;)+COUNTIF([.C23:.S23];&quot;kvit$&quot;)" office:value-type="float" office:value="0" calcext:value-type="float">
            <text:p>0</text:p>
          </table:table-cell>
          <table:table-cell table:style-name="ce303" table:formula="of:=COUNTBLANK([.C23:.S23])-3" office:value-type="float" office:value="14" calcext:value-type="float">
            <text:p>14</text:p>
          </table:table-cell>
          <table:table-cell table:style-name="ce304" table:formula="of:=COUNTIF([.C23:.S23];&quot;x&quot;)" office:value-type="float" office:value="0" calcext:value-type="float">
            <text:p>0</text:p>
          </table:table-cell>
          <table:table-cell table:style-name="ce306" table:formula="of:=COUNTIF([.C23:.S23];&quot;51&quot;)+COUNTIF([.C23:.S23];&quot;51☻&quot;)+COUNTIF([.C23:.S23];&quot;2&quot;)+COUNTIF([.C23:.S23];&quot;52&quot;)+COUNTIF([.C23:.S23];&quot;52☻&quot;)+COUNTIF([.C23:.S23];&quot;51$&quot;)+COUNTIF([.C23:.S23];&quot;52$&quot;)" office:value-type="float" office:value="0" calcext:value-type="float">
            <text:p>0</text:p>
          </table:table-cell>
          <table:table-cell table:style-name="ce95" table:formula="of:=[Vzorci_vnosov.$A$23]" office:value-type="string" office:string-value="51☺" calcext:value-type="string">
            <text:p>51☺</text:p>
          </table:table-cell>
          <table:table-cell table:style-name="ce49" table:formula="of:=RIGHT([.C23];1)">
            <text:p/>
          </table:table-cell>
          <table:table-cell table:style-name="ce49" table:formula="of:=RIGHT([.D23];1)">
            <text:p/>
          </table:table-cell>
          <table:table-cell table:style-name="ce49" table:formula="of:=RIGHT([.E23];1)">
            <text:p/>
          </table:table-cell>
          <table:table-cell table:style-name="ce49" table:formula="of:=RIGHT([.F23];1)">
            <text:p/>
          </table:table-cell>
          <table:table-cell table:style-name="ce49" table:formula="of:=RIGHT([.G23];1)">
            <text:p/>
          </table:table-cell>
          <table:table-cell table:style-name="ce49" table:formula="of:=RIGHT([.H23];1)">
            <text:p/>
          </table:table-cell>
          <table:table-cell table:style-name="ce49" table:formula="of:=RIGHT([.I23];1)">
            <text:p/>
          </table:table-cell>
          <table:table-cell table:style-name="ce49" table:formula="of:=RIGHT([.J23];1)">
            <text:p/>
          </table:table-cell>
          <table:table-cell table:style-name="ce49" table:formula="of:=RIGHT([.K23];1)">
            <text:p/>
          </table:table-cell>
          <table:table-cell table:style-name="ce49" table:formula="of:=RIGHT([.L23];1)">
            <text:p/>
          </table:table-cell>
          <table:table-cell table:style-name="ce49" table:formula="of:=RIGHT([.M23];1)">
            <text:p/>
          </table:table-cell>
          <table:table-cell table:style-name="ce49" table:formula="of:=RIGHT([.N2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3];1)">
            <text:p/>
          </table:table-cell>
          <table:table-cell table:style-name="ce49" table:formula="of:=RIGHT([.P23];1)">
            <text:p/>
          </table:table-cell>
          <table:table-cell table:style-name="ce49" table:formula="of:=RIGHT([.Q23];1)">
            <text:p/>
          </table:table-cell>
          <table:table-cell table:style-name="ce49" table:formula="of:=RIGHT([.R23];1)">
            <text:p/>
          </table:table-cell>
          <table:table-cell table:style-name="ce49" table:formula="of:=RIGHT([.S23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23" calcext:value-type="date">
            <text:p>23/ nov</text:p>
          </table:table-cell>
          <table:table-cell table:style-name="ce299" table:formula="of:=TEXT([.A24];&quot;Ddd&quot;)" office:value-type="string" office:string-value="tor" calcext:value-type="string">
            <text:p>tor</text:p>
          </table:table-cell>
          <table:table-cell table:style-name="ce300" table:number-columns-repeated="18"/>
          <table:table-cell table:style-name="ce301"/>
          <table:table-cell table:style-name="ce302" table:formula="of:=COUNTIF([.AH24:.AY24];&quot;☻&quot;)" office:value-type="float" office:value="0" calcext:value-type="float">
            <text:p>0</text:p>
          </table:table-cell>
          <table:table-cell table:style-name="ce302" table:formula="of:=COUNTIF([.AH24:.AY24];&quot;☺&quot;)" office:value-type="float" office:value="0" calcext:value-type="float">
            <text:p>0</text:p>
          </table:table-cell>
          <table:table-cell table:style-name="ce302" table:formula="of:=COUNTIF([.C24:.S24];&quot;51&quot;)+COUNTIF([.C24:.S24];&quot;51$&quot;)+COUNTIF([.C24:.S24];&quot;51☻&quot;)" office:value-type="float" office:value="0" calcext:value-type="float">
            <text:p>0</text:p>
          </table:table-cell>
          <table:table-cell table:style-name="ce302" table:formula="of:=COUNTIF([.C24:.S24];&quot;52&quot;)+COUNTIF([.C24:.S24];&quot;52$&quot;)+COUNTIF([.C24:.S24];&quot;52☻&quot;)" office:value-type="float" office:value="0" calcext:value-type="float">
            <text:p>0</text:p>
          </table:table-cell>
          <table:table-cell table:style-name="ce302" table:formula="of:=COUNTIF([.C24:.S24];&quot;51¶&quot;)" office:value-type="float" office:value="0" calcext:value-type="float">
            <text:p>0</text:p>
          </table:table-cell>
          <table:table-cell table:style-name="ce302" table:formula="of:=COUNTIF([.C24:.S24];&quot;52¶&quot;)" office:value-type="float" office:value="0" calcext:value-type="float">
            <text:p>0</text:p>
          </table:table-cell>
          <table:table-cell table:style-name="ce302" table:formula="of:=COUNTIF([.C24:.S24];&quot;U&quot;)+COUNTIF([.C24:.S24];&quot;U☻&quot;)+COUNTIF([.C24:.S24];&quot;U☺&quot;)" office:value-type="float" office:value="0" calcext:value-type="float">
            <text:p>0</text:p>
          </table:table-cell>
          <table:table-cell table:style-name="ce302" table:formula="of:=COUNTIF([.C24:.S24];&quot;KVIT&quot;)+COUNTIF([.C24:.S24];&quot;KVIT☻&quot;)+COUNTIF([.C24:.S24];&quot;kvit$&quot;)" office:value-type="float" office:value="0" calcext:value-type="float">
            <text:p>0</text:p>
          </table:table-cell>
          <table:table-cell table:style-name="ce303" table:formula="of:=COUNTBLANK([.C24:.S24])-3" office:value-type="float" office:value="14" calcext:value-type="float">
            <text:p>14</text:p>
          </table:table-cell>
          <table:table-cell table:style-name="ce304" table:formula="of:=COUNTIF([.C24:.S24];&quot;x&quot;)" office:value-type="float" office:value="0" calcext:value-type="float">
            <text:p>0</text:p>
          </table:table-cell>
          <table:table-cell table:style-name="ce306" table:formula="of:=COUNTIF([.C24:.S24];&quot;51&quot;)+COUNTIF([.C24:.S24];&quot;51☻&quot;)+COUNTIF([.C24:.S24];&quot;2&quot;)+COUNTIF([.C24:.S24];&quot;52&quot;)+COUNTIF([.C24:.S24];&quot;52☻&quot;)+COUNTIF([.C24:.S24];&quot;51$&quot;)+COUNTIF([.C24:.S24];&quot;52$&quot;)" office:value-type="float" office:value="0" calcext:value-type="float">
            <text:p>0</text:p>
          </table:table-cell>
          <table:table-cell table:style-name="ce95" table:formula="of:=[Vzorci_vnosov.$A$24]" office:value-type="string" office:string-value="52☺" calcext:value-type="string">
            <text:p>52☺</text:p>
          </table:table-cell>
          <table:table-cell table:style-name="ce49" table:formula="of:=RIGHT([.C30];1)">
            <text:p/>
          </table:table-cell>
          <table:table-cell table:style-name="ce49" table:formula="of:=RIGHT([.D24];1)">
            <text:p/>
          </table:table-cell>
          <table:table-cell table:style-name="ce49" table:formula="of:=RIGHT([.E24];1)">
            <text:p/>
          </table:table-cell>
          <table:table-cell table:style-name="ce49" table:formula="of:=RIGHT([.F24];1)">
            <text:p/>
          </table:table-cell>
          <table:table-cell table:style-name="ce49" table:formula="of:=RIGHT([.G24];1)">
            <text:p/>
          </table:table-cell>
          <table:table-cell table:style-name="ce49" table:formula="of:=RIGHT([.H24];1)">
            <text:p/>
          </table:table-cell>
          <table:table-cell table:style-name="ce49" table:formula="of:=RIGHT([.I24];1)">
            <text:p/>
          </table:table-cell>
          <table:table-cell table:style-name="ce49" table:formula="of:=RIGHT([.J24];1)">
            <text:p/>
          </table:table-cell>
          <table:table-cell table:style-name="ce49" table:formula="of:=RIGHT([.K24];1)">
            <text:p/>
          </table:table-cell>
          <table:table-cell table:style-name="ce49" table:formula="of:=RIGHT([.L24];1)">
            <text:p/>
          </table:table-cell>
          <table:table-cell table:style-name="ce49" table:formula="of:=RIGHT([.M24];1)">
            <text:p/>
          </table:table-cell>
          <table:table-cell table:style-name="ce49" table:formula="of:=RIGHT([.N2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4];1)">
            <text:p/>
          </table:table-cell>
          <table:table-cell table:style-name="ce49" table:formula="of:=RIGHT([.P24];1)">
            <text:p/>
          </table:table-cell>
          <table:table-cell table:style-name="ce49" table:formula="of:=RIGHT([.Q24];1)">
            <text:p/>
          </table:table-cell>
          <table:table-cell table:style-name="ce49" table:formula="of:=RIGHT([.R24];1)">
            <text:p/>
          </table:table-cell>
          <table:table-cell table:style-name="ce49" table:formula="of:=RIGHT([.S24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24" calcext:value-type="date">
            <text:p>24/ nov</text:p>
          </table:table-cell>
          <table:table-cell table:style-name="ce299" table:formula="of:=TEXT([.A25];&quot;Ddd&quot;)" office:value-type="string" office:string-value="sre" calcext:value-type="string">
            <text:p>sre</text:p>
          </table:table-cell>
          <table:table-cell table:style-name="ce300" table:number-columns-repeated="18"/>
          <table:table-cell table:style-name="ce301"/>
          <table:table-cell table:style-name="ce302" table:formula="of:=COUNTIF([.AH25:.AY25];&quot;☻&quot;)" office:value-type="float" office:value="0" calcext:value-type="float">
            <text:p>0</text:p>
          </table:table-cell>
          <table:table-cell table:style-name="ce302" table:formula="of:=COUNTIF([.AH25:.AY25];&quot;☺&quot;)" office:value-type="float" office:value="0" calcext:value-type="float">
            <text:p>0</text:p>
          </table:table-cell>
          <table:table-cell table:style-name="ce302" table:formula="of:=COUNTIF([.C25:.S25];&quot;51&quot;)+COUNTIF([.C25:.S25];&quot;51$&quot;)+COUNTIF([.C25:.S25];&quot;51☻&quot;)" office:value-type="float" office:value="0" calcext:value-type="float">
            <text:p>0</text:p>
          </table:table-cell>
          <table:table-cell table:style-name="ce302" table:formula="of:=COUNTIF([.C25:.S25];&quot;52&quot;)+COUNTIF([.C25:.S25];&quot;52$&quot;)+COUNTIF([.C25:.S25];&quot;52☻&quot;)" office:value-type="float" office:value="0" calcext:value-type="float">
            <text:p>0</text:p>
          </table:table-cell>
          <table:table-cell table:style-name="ce302" table:formula="of:=COUNTIF([.C25:.S25];&quot;51¶&quot;)" office:value-type="float" office:value="0" calcext:value-type="float">
            <text:p>0</text:p>
          </table:table-cell>
          <table:table-cell table:style-name="ce302" table:formula="of:=COUNTIF([.C25:.S25];&quot;52¶&quot;)" office:value-type="float" office:value="0" calcext:value-type="float">
            <text:p>0</text:p>
          </table:table-cell>
          <table:table-cell table:style-name="ce302" table:formula="of:=COUNTIF([.C25:.S25];&quot;U&quot;)+COUNTIF([.C25:.S25];&quot;U☻&quot;)+COUNTIF([.C25:.S25];&quot;U☺&quot;)" office:value-type="float" office:value="0" calcext:value-type="float">
            <text:p>0</text:p>
          </table:table-cell>
          <table:table-cell table:style-name="ce302" table:formula="of:=COUNTIF([.C25:.S25];&quot;KVIT&quot;)+COUNTIF([.C25:.S25];&quot;KVIT☻&quot;)+COUNTIF([.C25:.S25];&quot;kvit$&quot;)" office:value-type="float" office:value="0" calcext:value-type="float">
            <text:p>0</text:p>
          </table:table-cell>
          <table:table-cell table:style-name="ce303" table:formula="of:=COUNTBLANK([.C25:.S25])-3" office:value-type="float" office:value="14" calcext:value-type="float">
            <text:p>14</text:p>
          </table:table-cell>
          <table:table-cell table:style-name="ce304" table:formula="of:=COUNTIF([.C25:.S25];&quot;x&quot;)" office:value-type="float" office:value="0" calcext:value-type="float">
            <text:p>0</text:p>
          </table:table-cell>
          <table:table-cell table:style-name="ce306" table:formula="of:=COUNTIF([.C25:.S25];&quot;51&quot;)+COUNTIF([.C25:.S25];&quot;51☻&quot;)+COUNTIF([.C25:.S25];&quot;2&quot;)+COUNTIF([.C25:.S25];&quot;52&quot;)+COUNTIF([.C25:.S25];&quot;52☻&quot;)+COUNTIF([.C25:.S25];&quot;51$&quot;)+COUNTIF([.C25:.S25];&quot;52$&quot;)" office:value-type="float" office:value="0" calcext:value-type="float">
            <text:p>0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49" table:formula="of:=RIGHT([.C25];1)">
            <text:p/>
          </table:table-cell>
          <table:table-cell table:style-name="ce49" table:formula="of:=RIGHT([.D25];1)">
            <text:p/>
          </table:table-cell>
          <table:table-cell table:style-name="ce49" table:formula="of:=RIGHT([.E25];1)">
            <text:p/>
          </table:table-cell>
          <table:table-cell table:style-name="ce49" table:formula="of:=RIGHT([.F25];1)">
            <text:p/>
          </table:table-cell>
          <table:table-cell table:style-name="ce49" table:formula="of:=RIGHT([.G25];1)">
            <text:p/>
          </table:table-cell>
          <table:table-cell table:style-name="ce49" table:formula="of:=RIGHT([.H25];1)">
            <text:p/>
          </table:table-cell>
          <table:table-cell table:style-name="ce49" table:formula="of:=RIGHT([.I25];1)">
            <text:p/>
          </table:table-cell>
          <table:table-cell table:style-name="ce49" table:formula="of:=RIGHT([.J25];1)">
            <text:p/>
          </table:table-cell>
          <table:table-cell table:style-name="ce49" table:formula="of:=RIGHT([.K25];1)">
            <text:p/>
          </table:table-cell>
          <table:table-cell table:style-name="ce49" table:formula="of:=RIGHT([.L25];1)">
            <text:p/>
          </table:table-cell>
          <table:table-cell table:style-name="ce49" table:formula="of:=RIGHT([.M25];1)">
            <text:p/>
          </table:table-cell>
          <table:table-cell table:style-name="ce49" table:formula="of:=RIGHT([.N2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5];1)">
            <text:p/>
          </table:table-cell>
          <table:table-cell table:style-name="ce49" table:formula="of:=RIGHT([.P25];1)">
            <text:p/>
          </table:table-cell>
          <table:table-cell table:style-name="ce49" table:formula="of:=RIGHT([.Q25];1)">
            <text:p/>
          </table:table-cell>
          <table:table-cell table:style-name="ce49" table:formula="of:=RIGHT([.R25];1)">
            <text:p/>
          </table:table-cell>
          <table:table-cell table:style-name="ce49" table:formula="of:=RIGHT([.S25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25" calcext:value-type="date">
            <text:p>25/ nov</text:p>
          </table:table-cell>
          <table:table-cell table:style-name="ce299" table:formula="of:=TEXT([.A26];&quot;Ddd&quot;)" office:value-type="string" office:string-value="čet" calcext:value-type="string">
            <text:p>čet</text:p>
          </table:table-cell>
          <table:table-cell table:style-name="ce300" table:number-columns-repeated="18"/>
          <table:table-cell table:style-name="ce301"/>
          <table:table-cell table:style-name="ce302" table:formula="of:=COUNTIF([.AH26:.AY26];&quot;☻&quot;)" office:value-type="float" office:value="0" calcext:value-type="float">
            <text:p>0</text:p>
          </table:table-cell>
          <table:table-cell table:style-name="ce302" table:formula="of:=COUNTIF([.AH26:.AY26];&quot;☺&quot;)" office:value-type="float" office:value="0" calcext:value-type="float">
            <text:p>0</text:p>
          </table:table-cell>
          <table:table-cell table:style-name="ce302" table:formula="of:=COUNTIF([.C26:.S26];&quot;51&quot;)+COUNTIF([.C26:.S26];&quot;51$&quot;)+COUNTIF([.C26:.S26];&quot;51☻&quot;)" office:value-type="float" office:value="0" calcext:value-type="float">
            <text:p>0</text:p>
          </table:table-cell>
          <table:table-cell table:style-name="ce302" table:formula="of:=COUNTIF([.C26:.S26];&quot;52&quot;)+COUNTIF([.C26:.S26];&quot;52$&quot;)+COUNTIF([.C26:.S26];&quot;52☻&quot;)" office:value-type="float" office:value="0" calcext:value-type="float">
            <text:p>0</text:p>
          </table:table-cell>
          <table:table-cell table:style-name="ce302" table:formula="of:=COUNTIF([.C26:.S26];&quot;51¶&quot;)" office:value-type="float" office:value="0" calcext:value-type="float">
            <text:p>0</text:p>
          </table:table-cell>
          <table:table-cell table:style-name="ce302" table:formula="of:=COUNTIF([.C26:.S26];&quot;52¶&quot;)" office:value-type="float" office:value="0" calcext:value-type="float">
            <text:p>0</text:p>
          </table:table-cell>
          <table:table-cell table:style-name="ce302" table:formula="of:=COUNTIF([.C26:.S26];&quot;U&quot;)+COUNTIF([.C26:.S26];&quot;U☻&quot;)+COUNTIF([.C26:.S26];&quot;U☺&quot;)" office:value-type="float" office:value="0" calcext:value-type="float">
            <text:p>0</text:p>
          </table:table-cell>
          <table:table-cell table:style-name="ce302" table:formula="of:=COUNTIF([.C26:.S26];&quot;KVIT&quot;)+COUNTIF([.C26:.S26];&quot;KVIT☻&quot;)+COUNTIF([.C26:.S26];&quot;kvit$&quot;)" office:value-type="float" office:value="0" calcext:value-type="float">
            <text:p>0</text:p>
          </table:table-cell>
          <table:table-cell table:style-name="ce303" table:formula="of:=COUNTBLANK([.C26:.S26])-3" office:value-type="float" office:value="14" calcext:value-type="float">
            <text:p>14</text:p>
          </table:table-cell>
          <table:table-cell table:style-name="ce304" table:formula="of:=COUNTIF([.C26:.S26];&quot;x&quot;)" office:value-type="float" office:value="0" calcext:value-type="float">
            <text:p>0</text:p>
          </table:table-cell>
          <table:table-cell table:style-name="ce306" table:formula="of:=COUNTIF([.C26:.S26];&quot;51&quot;)+COUNTIF([.C26:.S26];&quot;51☻&quot;)+COUNTIF([.C26:.S26];&quot;2&quot;)+COUNTIF([.C26:.S26];&quot;52&quot;)+COUNTIF([.C26:.S26];&quot;52☻&quot;)+COUNTIF([.C26:.S26];&quot;51$&quot;)+COUNTIF([.C26:.S26];&quot;52$&quot;)" office:value-type="float" office:value="0" calcext:value-type="float">
            <text:p>0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49" table:formula="of:=RIGHT([.C26];1)">
            <text:p/>
          </table:table-cell>
          <table:table-cell table:style-name="ce49" table:formula="of:=RIGHT([.D26];1)">
            <text:p/>
          </table:table-cell>
          <table:table-cell table:style-name="ce49" table:formula="of:=RIGHT([.E26];1)">
            <text:p/>
          </table:table-cell>
          <table:table-cell table:style-name="ce49" table:formula="of:=RIGHT([.F26];1)">
            <text:p/>
          </table:table-cell>
          <table:table-cell table:style-name="ce49" table:formula="of:=RIGHT([.G26];1)">
            <text:p/>
          </table:table-cell>
          <table:table-cell table:style-name="ce49" table:formula="of:=RIGHT([.H26];1)">
            <text:p/>
          </table:table-cell>
          <table:table-cell table:style-name="ce49" table:formula="of:=RIGHT([.I26];1)">
            <text:p/>
          </table:table-cell>
          <table:table-cell table:style-name="ce49" table:formula="of:=RIGHT([.J26];1)">
            <text:p/>
          </table:table-cell>
          <table:table-cell table:style-name="ce49" table:formula="of:=RIGHT([.K26];1)">
            <text:p/>
          </table:table-cell>
          <table:table-cell table:style-name="ce49" table:formula="of:=RIGHT([.L26];1)">
            <text:p/>
          </table:table-cell>
          <table:table-cell table:style-name="ce49" table:formula="of:=RIGHT([.M26];1)">
            <text:p/>
          </table:table-cell>
          <table:table-cell table:style-name="ce49" table:formula="of:=RIGHT([.N2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6];1)">
            <text:p/>
          </table:table-cell>
          <table:table-cell table:style-name="ce49" table:formula="of:=RIGHT([.P26];1)">
            <text:p/>
          </table:table-cell>
          <table:table-cell table:style-name="ce49" table:formula="of:=RIGHT([.Q26];1)">
            <text:p/>
          </table:table-cell>
          <table:table-cell table:style-name="ce49" table:formula="of:=RIGHT([.R26];1)">
            <text:p/>
          </table:table-cell>
          <table:table-cell table:style-name="ce49" table:formula="of:=RIGHT([.S26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26" calcext:value-type="date">
            <text:p>26/ nov</text:p>
          </table:table-cell>
          <table:table-cell table:style-name="ce299" table:formula="of:=TEXT([.A27];&quot;Ddd&quot;)" office:value-type="string" office:string-value="pet" calcext:value-type="string">
            <text:p>pet</text:p>
          </table:table-cell>
          <table:table-cell table:style-name="ce300" table:number-columns-repeated="18"/>
          <table:table-cell table:style-name="ce301"/>
          <table:table-cell table:style-name="ce302" table:formula="of:=COUNTIF([.AH27:.AY27];&quot;☻&quot;)" office:value-type="float" office:value="0" calcext:value-type="float">
            <text:p>0</text:p>
          </table:table-cell>
          <table:table-cell table:style-name="ce302" table:formula="of:=COUNTIF([.AH27:.AY27];&quot;☺&quot;)" office:value-type="float" office:value="0" calcext:value-type="float">
            <text:p>0</text:p>
          </table:table-cell>
          <table:table-cell table:style-name="ce302" table:formula="of:=COUNTIF([.C27:.S27];&quot;51&quot;)+COUNTIF([.C27:.S27];&quot;51$&quot;)+COUNTIF([.C27:.S27];&quot;51☻&quot;)" office:value-type="float" office:value="0" calcext:value-type="float">
            <text:p>0</text:p>
          </table:table-cell>
          <table:table-cell table:style-name="ce302" table:formula="of:=COUNTIF([.C27:.S27];&quot;52&quot;)+COUNTIF([.C27:.S27];&quot;52$&quot;)+COUNTIF([.C27:.S27];&quot;52☻&quot;)" office:value-type="float" office:value="0" calcext:value-type="float">
            <text:p>0</text:p>
          </table:table-cell>
          <table:table-cell table:style-name="ce302" table:formula="of:=COUNTIF([.C27:.S27];&quot;51¶&quot;)" office:value-type="float" office:value="0" calcext:value-type="float">
            <text:p>0</text:p>
          </table:table-cell>
          <table:table-cell table:style-name="ce302" table:formula="of:=COUNTIF([.C27:.S27];&quot;52¶&quot;)" office:value-type="float" office:value="0" calcext:value-type="float">
            <text:p>0</text:p>
          </table:table-cell>
          <table:table-cell table:style-name="ce302" table:formula="of:=COUNTIF([.C27:.S27];&quot;U&quot;)+COUNTIF([.C27:.S27];&quot;U☻&quot;)+COUNTIF([.C27:.S27];&quot;U☺&quot;)" office:value-type="float" office:value="0" calcext:value-type="float">
            <text:p>0</text:p>
          </table:table-cell>
          <table:table-cell table:style-name="ce302" table:formula="of:=COUNTIF([.C27:.S27];&quot;KVIT&quot;)+COUNTIF([.C27:.S27];&quot;KVIT☻&quot;)+COUNTIF([.C27:.S27];&quot;kvit$&quot;)" office:value-type="float" office:value="0" calcext:value-type="float">
            <text:p>0</text:p>
          </table:table-cell>
          <table:table-cell table:style-name="ce303" table:formula="of:=COUNTBLANK([.C27:.S27])-3" office:value-type="float" office:value="14" calcext:value-type="float">
            <text:p>14</text:p>
          </table:table-cell>
          <table:table-cell table:style-name="ce304" table:formula="of:=COUNTIF([.C27:.S27];&quot;x&quot;)" office:value-type="float" office:value="0" calcext:value-type="float">
            <text:p>0</text:p>
          </table:table-cell>
          <table:table-cell table:style-name="ce306" table:formula="of:=COUNTIF([.C27:.S27];&quot;51&quot;)+COUNTIF([.C27:.S27];&quot;51☻&quot;)+COUNTIF([.C27:.S27];&quot;2&quot;)+COUNTIF([.C27:.S27];&quot;52&quot;)+COUNTIF([.C27:.S27];&quot;52☻&quot;)+COUNTIF([.C27:.S27];&quot;51$&quot;)+COUNTIF([.C27:.S27];&quot;52$&quot;)" office:value-type="float" office:value="0" calcext:value-type="float">
            <text:p>0</text:p>
          </table:table-cell>
          <table:table-cell table:style-name="ce114" table:formula="of:=[Vzorci_vnosov.$A$27]" office:value-type="string" office:string-value="KVIT☺" calcext:value-type="string">
            <text:p>KVIT☺</text:p>
          </table:table-cell>
          <table:table-cell table:style-name="ce49" table:formula="of:=RIGHT([.C27];1)">
            <text:p/>
          </table:table-cell>
          <table:table-cell table:style-name="ce49" table:formula="of:=RIGHT([.D27];1)">
            <text:p/>
          </table:table-cell>
          <table:table-cell table:style-name="ce49" table:formula="of:=RIGHT([.E27];1)">
            <text:p/>
          </table:table-cell>
          <table:table-cell table:style-name="ce49" table:formula="of:=RIGHT([.F27];1)">
            <text:p/>
          </table:table-cell>
          <table:table-cell table:style-name="ce49" table:formula="of:=RIGHT([.G27];1)">
            <text:p/>
          </table:table-cell>
          <table:table-cell table:style-name="ce49" table:formula="of:=RIGHT([.H27];1)">
            <text:p/>
          </table:table-cell>
          <table:table-cell table:style-name="ce49" table:formula="of:=RIGHT([.I27];1)">
            <text:p/>
          </table:table-cell>
          <table:table-cell table:style-name="ce49" table:formula="of:=RIGHT([.J27];1)">
            <text:p/>
          </table:table-cell>
          <table:table-cell table:style-name="ce49" table:formula="of:=RIGHT([.K27];1)">
            <text:p/>
          </table:table-cell>
          <table:table-cell table:style-name="ce49" table:formula="of:=RIGHT([.L27];1)">
            <text:p/>
          </table:table-cell>
          <table:table-cell table:style-name="ce49" table:formula="of:=RIGHT([.M27];1)">
            <text:p/>
          </table:table-cell>
          <table:table-cell table:style-name="ce49" table:formula="of:=RIGHT([.N2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7];1)">
            <text:p/>
          </table:table-cell>
          <table:table-cell table:style-name="ce49" table:formula="of:=RIGHT([.P27];1)">
            <text:p/>
          </table:table-cell>
          <table:table-cell table:style-name="ce49" table:formula="of:=RIGHT([.Q27];1)">
            <text:p/>
          </table:table-cell>
          <table:table-cell table:style-name="ce49" table:formula="of:=RIGHT([.R27];1)">
            <text:p/>
          </table:table-cell>
          <table:table-cell table:style-name="ce49" table:formula="of:=RIGHT([.S27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27" calcext:value-type="date">
            <text:p>27/ nov</text:p>
          </table:table-cell>
          <table:table-cell table:style-name="ce299" table:formula="of:=TEXT([.A28];&quot;Ddd&quot;)" office:value-type="string" office:string-value="sob" calcext:value-type="string">
            <text:p>sob</text:p>
          </table:table-cell>
          <table:table-cell table:style-name="ce300" table:number-columns-repeated="18"/>
          <table:table-cell table:style-name="ce301"/>
          <table:table-cell table:style-name="ce302" table:formula="of:=COUNTIF([.AH28:.AY28];&quot;☻&quot;)" office:value-type="float" office:value="0" calcext:value-type="float">
            <text:p>0</text:p>
          </table:table-cell>
          <table:table-cell table:style-name="ce302" table:formula="of:=COUNTIF([.AH28:.AY28];&quot;☺&quot;)" office:value-type="float" office:value="0" calcext:value-type="float">
            <text:p>0</text:p>
          </table:table-cell>
          <table:table-cell table:style-name="ce302" table:formula="of:=COUNTIF([.C28:.S28];&quot;51&quot;)+COUNTIF([.C28:.S28];&quot;51$&quot;)+COUNTIF([.C28:.S28];&quot;51☻&quot;)" office:value-type="float" office:value="0" calcext:value-type="float">
            <text:p>0</text:p>
          </table:table-cell>
          <table:table-cell table:style-name="ce302" table:formula="of:=COUNTIF([.C28:.S28];&quot;52&quot;)+COUNTIF([.C28:.S28];&quot;52$&quot;)+COUNTIF([.C28:.S28];&quot;52☻&quot;)" office:value-type="float" office:value="0" calcext:value-type="float">
            <text:p>0</text:p>
          </table:table-cell>
          <table:table-cell table:style-name="ce302" table:formula="of:=COUNTIF([.C28:.S28];&quot;51¶&quot;)" office:value-type="float" office:value="0" calcext:value-type="float">
            <text:p>0</text:p>
          </table:table-cell>
          <table:table-cell table:style-name="ce302" table:formula="of:=COUNTIF([.C28:.S28];&quot;52¶&quot;)" office:value-type="float" office:value="0" calcext:value-type="float">
            <text:p>0</text:p>
          </table:table-cell>
          <table:table-cell table:style-name="ce302" table:formula="of:=COUNTIF([.C28:.S28];&quot;U&quot;)+COUNTIF([.C28:.S28];&quot;U☻&quot;)+COUNTIF([.C28:.S28];&quot;U☺&quot;)" office:value-type="float" office:value="0" calcext:value-type="float">
            <text:p>0</text:p>
          </table:table-cell>
          <table:table-cell table:style-name="ce302" table:formula="of:=COUNTIF([.C28:.S28];&quot;KVIT&quot;)+COUNTIF([.C28:.S28];&quot;KVIT☻&quot;)+COUNTIF([.C28:.S28];&quot;kvit$&quot;)" office:value-type="float" office:value="0" calcext:value-type="float">
            <text:p>0</text:p>
          </table:table-cell>
          <table:table-cell table:style-name="ce303" table:formula="of:=COUNTBLANK([.C28:.S28])-3" office:value-type="float" office:value="14" calcext:value-type="float">
            <text:p>14</text:p>
          </table:table-cell>
          <table:table-cell table:style-name="ce304" table:formula="of:=COUNTIF([.C28:.S28];&quot;x&quot;)" office:value-type="float" office:value="0" calcext:value-type="float">
            <text:p>0</text:p>
          </table:table-cell>
          <table:table-cell table:style-name="ce306" table:formula="of:=COUNTIF([.C28:.S28];&quot;51&quot;)+COUNTIF([.C28:.S28];&quot;51☻&quot;)+COUNTIF([.C28:.S28];&quot;2&quot;)+COUNTIF([.C28:.S28];&quot;52&quot;)+COUNTIF([.C28:.S28];&quot;52☻&quot;)+COUNTIF([.C28:.S28];&quot;51$&quot;)+COUNTIF([.C28:.S28];&quot;52$&quot;)" office:value-type="float" office:value="0" calcext:value-type="float">
            <text:p>0</text:p>
          </table:table-cell>
          <table:table-cell table:style-name="ce115" table:formula="of:=[Vzorci_vnosov.$A$28]" office:value-type="string" office:string-value="KO" calcext:value-type="string">
            <text:p>KO</text:p>
          </table:table-cell>
          <table:table-cell table:style-name="ce49" table:formula="of:=RIGHT([.C28];1)">
            <text:p/>
          </table:table-cell>
          <table:table-cell table:style-name="ce49" table:formula="of:=RIGHT([.D28];1)">
            <text:p/>
          </table:table-cell>
          <table:table-cell table:style-name="ce49" table:formula="of:=RIGHT([.E28];1)">
            <text:p/>
          </table:table-cell>
          <table:table-cell table:style-name="ce49" table:formula="of:=RIGHT([.F28];1)">
            <text:p/>
          </table:table-cell>
          <table:table-cell table:style-name="ce49" table:formula="of:=RIGHT([.G28];1)">
            <text:p/>
          </table:table-cell>
          <table:table-cell table:style-name="ce49" table:formula="of:=RIGHT([.H28];1)">
            <text:p/>
          </table:table-cell>
          <table:table-cell table:style-name="ce49" table:formula="of:=RIGHT([.I28];1)">
            <text:p/>
          </table:table-cell>
          <table:table-cell table:style-name="ce49" table:formula="of:=RIGHT([.J28];1)">
            <text:p/>
          </table:table-cell>
          <table:table-cell table:style-name="ce49" table:formula="of:=RIGHT([.K28];1)">
            <text:p/>
          </table:table-cell>
          <table:table-cell table:style-name="ce49" table:formula="of:=RIGHT([.L28];1)">
            <text:p/>
          </table:table-cell>
          <table:table-cell table:style-name="ce49" table:formula="of:=RIGHT([.M28];1)">
            <text:p/>
          </table:table-cell>
          <table:table-cell table:style-name="ce49" table:formula="of:=RIGHT([.N2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8];1)">
            <text:p/>
          </table:table-cell>
          <table:table-cell table:style-name="ce49" table:formula="of:=RIGHT([.P28];1)">
            <text:p/>
          </table:table-cell>
          <table:table-cell table:style-name="ce49" table:formula="of:=RIGHT([.Q28];1)">
            <text:p/>
          </table:table-cell>
          <table:table-cell table:style-name="ce49" table:formula="of:=RIGHT([.R28];1)">
            <text:p/>
          </table:table-cell>
          <table:table-cell table:style-name="ce49" table:formula="of:=RIGHT([.S28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28" calcext:value-type="date">
            <text:p>28/ nov</text:p>
          </table:table-cell>
          <table:table-cell table:style-name="ce299" table:formula="of:=TEXT([.A29];&quot;Ddd&quot;)" office:value-type="string" office:string-value="ned" calcext:value-type="string">
            <text:p>ned</text:p>
          </table:table-cell>
          <table:table-cell table:style-name="ce300" table:number-columns-repeated="18"/>
          <table:table-cell table:style-name="ce301"/>
          <table:table-cell table:style-name="ce302" table:formula="of:=COUNTIF([.AH29:.AY29];&quot;☻&quot;)" office:value-type="float" office:value="0" calcext:value-type="float">
            <text:p>0</text:p>
          </table:table-cell>
          <table:table-cell table:style-name="ce302" table:formula="of:=COUNTIF([.AH29:.AY29];&quot;☺&quot;)" office:value-type="float" office:value="0" calcext:value-type="float">
            <text:p>0</text:p>
          </table:table-cell>
          <table:table-cell table:style-name="ce302" table:formula="of:=COUNTIF([.C29:.S29];&quot;51&quot;)+COUNTIF([.C29:.S29];&quot;51$&quot;)+COUNTIF([.C29:.S29];&quot;51☻&quot;)" office:value-type="float" office:value="0" calcext:value-type="float">
            <text:p>0</text:p>
          </table:table-cell>
          <table:table-cell table:style-name="ce302" table:formula="of:=COUNTIF([.C29:.S29];&quot;52&quot;)+COUNTIF([.C29:.S29];&quot;52$&quot;)+COUNTIF([.C29:.S29];&quot;52☻&quot;)" office:value-type="float" office:value="0" calcext:value-type="float">
            <text:p>0</text:p>
          </table:table-cell>
          <table:table-cell table:style-name="ce302" table:formula="of:=COUNTIF([.C29:.S29];&quot;51¶&quot;)" office:value-type="float" office:value="0" calcext:value-type="float">
            <text:p>0</text:p>
          </table:table-cell>
          <table:table-cell table:style-name="ce302" table:formula="of:=COUNTIF([.C29:.S29];&quot;52¶&quot;)" office:value-type="float" office:value="0" calcext:value-type="float">
            <text:p>0</text:p>
          </table:table-cell>
          <table:table-cell table:style-name="ce302" table:formula="of:=COUNTIF([.C29:.S29];&quot;U&quot;)+COUNTIF([.C29:.S29];&quot;U☻&quot;)+COUNTIF([.C29:.S29];&quot;U☺&quot;)" office:value-type="float" office:value="0" calcext:value-type="float">
            <text:p>0</text:p>
          </table:table-cell>
          <table:table-cell table:style-name="ce302" table:formula="of:=COUNTIF([.C29:.S29];&quot;KVIT&quot;)+COUNTIF([.C29:.S29];&quot;KVIT☻&quot;)+COUNTIF([.C29:.S29];&quot;kvit$&quot;)" office:value-type="float" office:value="0" calcext:value-type="float">
            <text:p>0</text:p>
          </table:table-cell>
          <table:table-cell table:style-name="ce303" table:formula="of:=COUNTBLANK([.C29:.S29])-3" office:value-type="float" office:value="14" calcext:value-type="float">
            <text:p>14</text:p>
          </table:table-cell>
          <table:table-cell table:style-name="ce304" table:formula="of:=COUNTIF([.C29:.S29];&quot;x&quot;)" office:value-type="float" office:value="0" calcext:value-type="float">
            <text:p>0</text:p>
          </table:table-cell>
          <table:table-cell table:style-name="ce306" table:formula="of:=COUNTIF([.C29:.S29];&quot;51&quot;)+COUNTIF([.C29:.S29];&quot;51☻&quot;)+COUNTIF([.C29:.S29];&quot;2&quot;)+COUNTIF([.C29:.S29];&quot;52&quot;)+COUNTIF([.C29:.S29];&quot;52☻&quot;)+COUNTIF([.C29:.S29];&quot;51$&quot;)+COUNTIF([.C29:.S29];&quot;52$&quot;)" office:value-type="float" office:value="0" calcext:value-type="float">
            <text:p>0</text:p>
          </table:table-cell>
          <table:table-cell table:style-name="ce115" table:formula="of:=[Vzorci_vnosov.$A$29]" office:value-type="string" office:string-value="Rt" calcext:value-type="string">
            <text:p>Rt</text:p>
          </table:table-cell>
          <table:table-cell table:style-name="ce49" table:formula="of:=RIGHT([.C29];1)">
            <text:p/>
          </table:table-cell>
          <table:table-cell table:style-name="ce49" table:formula="of:=RIGHT([.D29];1)">
            <text:p/>
          </table:table-cell>
          <table:table-cell table:style-name="ce49" table:formula="of:=RIGHT([.E29];1)">
            <text:p/>
          </table:table-cell>
          <table:table-cell table:style-name="ce49" table:formula="of:=RIGHT([.F29];1)">
            <text:p/>
          </table:table-cell>
          <table:table-cell table:style-name="ce49" table:formula="of:=RIGHT([.G29];1)">
            <text:p/>
          </table:table-cell>
          <table:table-cell table:style-name="ce49" table:formula="of:=RIGHT([.H29];1)">
            <text:p/>
          </table:table-cell>
          <table:table-cell table:style-name="ce49" table:formula="of:=RIGHT([.I29];1)">
            <text:p/>
          </table:table-cell>
          <table:table-cell table:style-name="ce49" table:formula="of:=RIGHT([.J29];1)">
            <text:p/>
          </table:table-cell>
          <table:table-cell table:style-name="ce49" table:formula="of:=RIGHT([.K29];1)">
            <text:p/>
          </table:table-cell>
          <table:table-cell table:style-name="ce49" table:formula="of:=RIGHT([.L29];1)">
            <text:p/>
          </table:table-cell>
          <table:table-cell table:style-name="ce49" table:formula="of:=RIGHT([.M29];1)">
            <text:p/>
          </table:table-cell>
          <table:table-cell table:style-name="ce49" table:formula="of:=RIGHT([.N2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9];1)">
            <text:p/>
          </table:table-cell>
          <table:table-cell table:style-name="ce49" table:formula="of:=RIGHT([.P29];1)">
            <text:p/>
          </table:table-cell>
          <table:table-cell table:style-name="ce49" table:formula="of:=RIGHT([.Q29];1)">
            <text:p/>
          </table:table-cell>
          <table:table-cell table:style-name="ce49" table:formula="of:=RIGHT([.R29];1)">
            <text:p/>
          </table:table-cell>
          <table:table-cell table:style-name="ce49" table:formula="of:=RIGHT([.S29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29" calcext:value-type="date">
            <text:p>29/ nov</text:p>
          </table:table-cell>
          <table:table-cell table:style-name="ce299" table:formula="of:=TEXT([.A30];&quot;Ddd&quot;)" office:value-type="string" office:string-value="pon" calcext:value-type="string">
            <text:p>pon</text:p>
          </table:table-cell>
          <table:table-cell table:style-name="ce300" table:number-columns-repeated="18"/>
          <table:table-cell table:style-name="ce301"/>
          <table:table-cell table:style-name="ce302" table:formula="of:=COUNTIF([.AH30:.AY30];&quot;☻&quot;)" office:value-type="float" office:value="0" calcext:value-type="float">
            <text:p>0</text:p>
          </table:table-cell>
          <table:table-cell table:style-name="ce302" table:formula="of:=COUNTIF([.AH30:.AY30];&quot;☺&quot;)" office:value-type="float" office:value="0" calcext:value-type="float">
            <text:p>0</text:p>
          </table:table-cell>
          <table:table-cell table:style-name="ce302" table:formula="of:=COUNTIF([.C30:.S30];&quot;51&quot;)+COUNTIF([.C30:.S30];&quot;51$&quot;)+COUNTIF([.C30:.S30];&quot;51☻&quot;)" office:value-type="float" office:value="0" calcext:value-type="float">
            <text:p>0</text:p>
          </table:table-cell>
          <table:table-cell table:style-name="ce302" table:formula="of:=COUNTIF([.C30:.S30];&quot;52&quot;)+COUNTIF([.C30:.S30];&quot;52$&quot;)+COUNTIF([.C30:.S30];&quot;52☻&quot;)" office:value-type="float" office:value="0" calcext:value-type="float">
            <text:p>0</text:p>
          </table:table-cell>
          <table:table-cell table:style-name="ce302" table:formula="of:=COUNTIF([.C30:.S30];&quot;51¶&quot;)" office:value-type="float" office:value="0" calcext:value-type="float">
            <text:p>0</text:p>
          </table:table-cell>
          <table:table-cell table:style-name="ce302" table:formula="of:=COUNTIF([.C30:.S30];&quot;52¶&quot;)" office:value-type="float" office:value="0" calcext:value-type="float">
            <text:p>0</text:p>
          </table:table-cell>
          <table:table-cell table:style-name="ce302" table:formula="of:=COUNTIF([.C30:.S30];&quot;U&quot;)+COUNTIF([.C30:.S30];&quot;U☻&quot;)+COUNTIF([.C30:.S30];&quot;U☺&quot;)" office:value-type="float" office:value="0" calcext:value-type="float">
            <text:p>0</text:p>
          </table:table-cell>
          <table:table-cell table:style-name="ce302" table:formula="of:=COUNTIF([.C30:.S30];&quot;KVIT&quot;)+COUNTIF([.C30:.S30];&quot;KVIT☻&quot;)+COUNTIF([.C30:.S30];&quot;kvit$&quot;)" office:value-type="float" office:value="0" calcext:value-type="float">
            <text:p>0</text:p>
          </table:table-cell>
          <table:table-cell table:style-name="ce303" table:formula="of:=COUNTBLANK([.C30:.S30])-3" office:value-type="float" office:value="14" calcext:value-type="float">
            <text:p>14</text:p>
          </table:table-cell>
          <table:table-cell table:style-name="ce304" table:formula="of:=COUNTIF([.C30:.S30];&quot;x&quot;)" office:value-type="float" office:value="0" calcext:value-type="float">
            <text:p>0</text:p>
          </table:table-cell>
          <table:table-cell table:style-name="ce306" table:formula="of:=COUNTIF([.C30:.S30];&quot;51&quot;)+COUNTIF([.C30:.S30];&quot;51☻&quot;)+COUNTIF([.C30:.S30];&quot;2&quot;)+COUNTIF([.C30:.S30];&quot;52&quot;)+COUNTIF([.C30:.S30];&quot;52☻&quot;)+COUNTIF([.C30:.S30];&quot;51$&quot;)+COUNTIF([.C30:.S30];&quot;52$&quot;)" office:value-type="float" office:value="0" calcext:value-type="float">
            <text:p>0</text:p>
          </table:table-cell>
          <table:table-cell table:style-name="ce87" table:formula="of:=[Vzorci_vnosov.$A$30]" office:value-type="string" office:string-value="Rt☻" calcext:value-type="string">
            <text:p>Rt☻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D30];1)">
            <text:p/>
          </table:table-cell>
          <table:table-cell table:style-name="ce49" table:formula="of:=RIGHT([.E30];1)">
            <text:p/>
          </table:table-cell>
          <table:table-cell table:style-name="ce49" table:formula="of:=RIGHT([.F30];1)">
            <text:p/>
          </table:table-cell>
          <table:table-cell table:style-name="ce49" table:formula="of:=RIGHT([.G30];1)">
            <text:p/>
          </table:table-cell>
          <table:table-cell table:style-name="ce49" table:formula="of:=RIGHT([.H30];1)">
            <text:p/>
          </table:table-cell>
          <table:table-cell table:style-name="ce49" table:formula="of:=RIGHT([.I30];1)">
            <text:p/>
          </table:table-cell>
          <table:table-cell table:style-name="ce49" table:formula="of:=RIGHT([.J30];1)">
            <text:p/>
          </table:table-cell>
          <table:table-cell table:style-name="ce49" table:formula="of:=RIGHT([.K30];1)">
            <text:p/>
          </table:table-cell>
          <table:table-cell table:style-name="ce49" table:formula="of:=RIGHT([.L30];1)">
            <text:p/>
          </table:table-cell>
          <table:table-cell table:style-name="ce49" table:formula="of:=RIGHT([.M30];1)">
            <text:p/>
          </table:table-cell>
          <table:table-cell table:style-name="ce49" table:formula="of:=RIGHT([.N3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0];1)">
            <text:p/>
          </table:table-cell>
          <table:table-cell table:style-name="ce49" table:formula="of:=RIGHT([.P30];1)">
            <text:p/>
          </table:table-cell>
          <table:table-cell table:style-name="ce49" table:formula="of:=RIGHT([.Q30];1)">
            <text:p/>
          </table:table-cell>
          <table:table-cell table:style-name="ce49" table:formula="of:=RIGHT([.R30];1)">
            <text:p/>
          </table:table-cell>
          <table:table-cell table:style-name="ce49" table:formula="of:=RIGHT([.S30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97" office:value-type="date" office:date-value="2021-11-30" calcext:value-type="date">
            <text:p>30/ nov</text:p>
          </table:table-cell>
          <table:table-cell table:style-name="ce299" table:formula="of:=TEXT([.A31];&quot;Ddd&quot;)" office:value-type="string" office:string-value="tor" calcext:value-type="string">
            <text:p>tor</text:p>
          </table:table-cell>
          <table:table-cell table:style-name="ce300" table:number-columns-repeated="18"/>
          <table:table-cell table:style-name="ce301"/>
          <table:table-cell table:style-name="ce302" table:formula="of:=COUNTIF([.AH31:.AY31];&quot;☻&quot;)" office:value-type="float" office:value="0" calcext:value-type="float">
            <text:p>0</text:p>
          </table:table-cell>
          <table:table-cell table:style-name="ce302" table:formula="of:=COUNTIF([.AH31:.AY31];&quot;☺&quot;)" office:value-type="float" office:value="0" calcext:value-type="float">
            <text:p>0</text:p>
          </table:table-cell>
          <table:table-cell table:style-name="ce302" table:formula="of:=COUNTIF([.C31:.S31];&quot;51&quot;)+COUNTIF([.C31:.S31];&quot;51$&quot;)+COUNTIF([.C31:.S31];&quot;51☻&quot;)" office:value-type="float" office:value="0" calcext:value-type="float">
            <text:p>0</text:p>
          </table:table-cell>
          <table:table-cell table:style-name="ce302" table:formula="of:=COUNTIF([.C31:.S31];&quot;52&quot;)+COUNTIF([.C31:.S31];&quot;52$&quot;)+COUNTIF([.C31:.S31];&quot;52☻&quot;)" office:value-type="float" office:value="0" calcext:value-type="float">
            <text:p>0</text:p>
          </table:table-cell>
          <table:table-cell table:style-name="ce302" table:formula="of:=COUNTIF([.C31:.S31];&quot;51¶&quot;)" office:value-type="float" office:value="0" calcext:value-type="float">
            <text:p>0</text:p>
          </table:table-cell>
          <table:table-cell table:style-name="ce302" table:formula="of:=COUNTIF([.C31:.S31];&quot;52¶&quot;)" office:value-type="float" office:value="0" calcext:value-type="float">
            <text:p>0</text:p>
          </table:table-cell>
          <table:table-cell table:style-name="ce302" table:formula="of:=COUNTIF([.C31:.S31];&quot;U&quot;)+COUNTIF([.C31:.S31];&quot;U☻&quot;)+COUNTIF([.C31:.S31];&quot;U☺&quot;)" office:value-type="float" office:value="0" calcext:value-type="float">
            <text:p>0</text:p>
          </table:table-cell>
          <table:table-cell table:style-name="ce302" table:formula="of:=COUNTIF([.C31:.S31];&quot;KVIT&quot;)+COUNTIF([.C31:.S31];&quot;KVIT☻&quot;)+COUNTIF([.C31:.S31];&quot;kvit$&quot;)" office:value-type="float" office:value="0" calcext:value-type="float">
            <text:p>0</text:p>
          </table:table-cell>
          <table:table-cell table:style-name="ce303" table:formula="of:=COUNTBLANK([.C31:.S31])-3" office:value-type="float" office:value="14" calcext:value-type="float">
            <text:p>14</text:p>
          </table:table-cell>
          <table:table-cell table:style-name="ce304" table:formula="of:=COUNTIF([.C31:.S31];&quot;x&quot;)" office:value-type="float" office:value="0" calcext:value-type="float">
            <text:p>0</text:p>
          </table:table-cell>
          <table:table-cell table:style-name="ce306" table:formula="of:=COUNTIF([.C31:.S31];&quot;51&quot;)+COUNTIF([.C31:.S31];&quot;51☻&quot;)+COUNTIF([.C31:.S31];&quot;2&quot;)+COUNTIF([.C31:.S31];&quot;52&quot;)+COUNTIF([.C31:.S31];&quot;52☻&quot;)+COUNTIF([.C31:.S31];&quot;51$&quot;)+COUNTIF([.C31:.S31];&quot;52$&quot;)" office:value-type="float" office:value="0" calcext:value-type="float">
            <text:p>0</text:p>
          </table:table-cell>
          <table:table-cell table:style-name="ce116" table:formula="of:=[Vzorci_vnosov.$A$31]" office:value-type="string" office:string-value="Rt☺" calcext:value-type="string">
            <text:p>Rt☺</text:p>
          </table:table-cell>
          <table:table-cell table:style-name="ce49" table:formula="of:=RIGHT([.C31];1)">
            <text:p/>
          </table:table-cell>
          <table:table-cell table:style-name="ce49" table:formula="of:=RIGHT([.D31];1)">
            <text:p/>
          </table:table-cell>
          <table:table-cell table:style-name="ce49" table:formula="of:=RIGHT([.E31];1)">
            <text:p/>
          </table:table-cell>
          <table:table-cell table:style-name="ce49" table:formula="of:=RIGHT([.F31];1)">
            <text:p/>
          </table:table-cell>
          <table:table-cell table:style-name="ce49" table:formula="of:=RIGHT([.G31];1)">
            <text:p/>
          </table:table-cell>
          <table:table-cell table:style-name="ce49" table:formula="of:=RIGHT([.H31];1)">
            <text:p/>
          </table:table-cell>
          <table:table-cell table:style-name="ce49" table:formula="of:=RIGHT([.I31];1)">
            <text:p/>
          </table:table-cell>
          <table:table-cell table:style-name="ce49" table:formula="of:=RIGHT([.J31];1)">
            <text:p/>
          </table:table-cell>
          <table:table-cell table:style-name="ce49" table:formula="of:=RIGHT([.K31];1)">
            <text:p/>
          </table:table-cell>
          <table:table-cell table:style-name="ce49" table:formula="of:=RIGHT([.L31];1)">
            <text:p/>
          </table:table-cell>
          <table:table-cell table:style-name="ce49" table:formula="of:=RIGHT([.M31];1)">
            <text:p/>
          </table:table-cell>
          <table:table-cell table:style-name="ce49" table:formula="of:=RIGHT([.N3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1];1)">
            <text:p/>
          </table:table-cell>
          <table:table-cell table:style-name="ce49" table:formula="of:=RIGHT([.P31];1)">
            <text:p/>
          </table:table-cell>
          <table:table-cell table:style-name="ce49" table:formula="of:=RIGHT([.Q31];1)">
            <text:p/>
          </table:table-cell>
          <table:table-cell table:style-name="ce49" table:formula="of:=RIGHT([.R31];1)">
            <text:p/>
          </table:table-cell>
          <table:table-cell table:style-name="ce49" table:formula="of:=RIGHT([.S31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4">
          <table:table-cell table:style-name="ce27" table:number-columns-repeated="21"/>
          <table:table-cell table:style-name="ce80" table:number-columns-repeated="11"/>
          <table:table-cell table:style-name="ce89" table:formula="of:=[Vzorci_vnosov.$A$32]" office:value-type="string" office:string-value="Am" calcext:value-type="string">
            <text:p>Am</text:p>
          </table:table-cell>
          <table:table-cell table:style-name="ce49" table:formula="of:=RIGHT([.C32];1)">
            <text:p/>
          </table:table-cell>
          <table:table-cell table:style-name="ce49" table:formula="of:=RIGHT([.D32];1)">
            <text:p/>
          </table:table-cell>
          <table:table-cell table:style-name="ce49" table:formula="of:=RIGHT([.E32];1)">
            <text:p/>
          </table:table-cell>
          <table:table-cell table:style-name="ce49" table:formula="of:=RIGHT([.F32];1)">
            <text:p/>
          </table:table-cell>
          <table:table-cell table:style-name="ce49" table:formula="of:=RIGHT([.G32];1)">
            <text:p/>
          </table:table-cell>
          <table:table-cell table:style-name="ce49" table:formula="of:=RIGHT([.H32];1)">
            <text:p/>
          </table:table-cell>
          <table:table-cell table:style-name="ce49" table:formula="of:=RIGHT([.I32];1)">
            <text:p/>
          </table:table-cell>
          <table:table-cell table:style-name="ce49" table:formula="of:=RIGHT([.J32];1)">
            <text:p/>
          </table:table-cell>
          <table:table-cell table:style-name="ce49" table:formula="of:=RIGHT([.K32];1)">
            <text:p/>
          </table:table-cell>
          <table:table-cell table:style-name="ce49" table:formula="of:=RIGHT([.L32];1)">
            <text:p/>
          </table:table-cell>
          <table:table-cell table:style-name="ce49" table:formula="of:=RIGHT([.M32];1)">
            <text:p/>
          </table:table-cell>
          <table:table-cell table:style-name="ce49" table:formula="of:=RIGHT([.N3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2];1)">
            <text:p/>
          </table:table-cell>
          <table:table-cell table:style-name="ce49" table:formula="of:=RIGHT([.P32];1)">
            <text:p/>
          </table:table-cell>
          <table:table-cell table:style-name="ce49" table:formula="of:=RIGHT([.Q32];1)">
            <text:p/>
          </table:table-cell>
          <table:table-cell table:style-name="ce49" table:formula="of:=RIGHT([.R32];1)">
            <text:p/>
          </table:table-cell>
          <table:table-cell table:style-name="ce49" table:formula="of:=RIGHT([.S32];1)">
            <text:p/>
          </table:table-cell>
          <table:table-cell table:style-name="ce130" table:number-columns-repeated="7"/>
          <table:table-cell table:style-name="ce27" table:number-columns-repeated="6"/>
        </table:table-row>
        <table:table-row table:style-name="ro1">
          <table:table-cell table:number-columns-repeated="32"/>
          <table:table-cell table:style-name="ce87" table:formula="of:=[Vzorci_vnosov.$A$33]" office:value-type="string" office:string-value="Am☻" calcext:value-type="string">
            <text:p>Am☻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29" table:formula="of:=[.$C$1]" office:value-type="string" office:string-value="GOR" calcext:value-type="string">
            <text:p>GOR</text:p>
          </table:table-cell>
          <table:table-cell table:style-name="ce129" table:formula="of:=[.$D$1]" office:value-type="string" office:string-value="ŠOŠ" calcext:value-type="string">
            <text:p>ŠOŠ</text:p>
          </table:table-cell>
          <table:table-cell table:style-name="ce129" table:formula="of:=[.$E$1]" office:value-type="string" office:string-value="PIN" calcext:value-type="string">
            <text:p>PIN</text:p>
          </table:table-cell>
          <table:table-cell table:style-name="ce129" table:formula="of:=[.$F$1]" office:value-type="string" office:string-value="KON" calcext:value-type="string">
            <text:p>KON</text:p>
          </table:table-cell>
          <table:table-cell table:style-name="ce129" table:formula="of:=[.$G$1]" office:value-type="string" office:string-value="ORO" calcext:value-type="string">
            <text:p>ORO</text:p>
          </table:table-cell>
          <table:table-cell table:style-name="ce129" table:formula="of:=[.$H$1]" office:value-type="string" office:string-value="MIO" calcext:value-type="string">
            <text:p>MIO</text:p>
          </table:table-cell>
          <table:table-cell table:style-name="ce129" table:formula="of:=[.$I$1]" office:value-type="string" office:string-value="BOŽ" calcext:value-type="string">
            <text:p>BOŽ</text:p>
          </table:table-cell>
          <table:table-cell table:style-name="ce129" table:formula="of:=[.$J$1]" office:value-type="string" office:string-value="TOM" calcext:value-type="string">
            <text:p>TOM</text:p>
          </table:table-cell>
          <table:table-cell table:style-name="ce129" table:formula="of:=[.$K$1]" office:value-type="string" office:string-value="MŠŠ" calcext:value-type="string">
            <text:p>MŠŠ</text:p>
          </table:table-cell>
          <table:table-cell table:style-name="ce129" table:formula="of:=[.$L$1]" office:value-type="string" office:string-value="ŽIV" calcext:value-type="string">
            <text:p>ŽIV</text:p>
          </table:table-cell>
          <table:table-cell table:style-name="ce129" table:formula="of:=[.$M$1]" office:value-type="string" office:string-value="TAL" calcext:value-type="string">
            <text:p>TAL</text:p>
          </table:table-cell>
          <table:table-cell table:style-name="ce129" table:formula="of:=[.$N$1]" office:value-type="string" office:string-value="PIR" calcext:value-type="string">
            <text:p>PIR</text:p>
          </table:table-cell>
          <table:table-cell table:style-name="ce129" table:formula="of:=[.$O$1]" office:value-type="string" office:string-value="NOV2" calcext:value-type="string">
            <text:p>NOV2</text:p>
          </table:table-cell>
          <table:table-cell table:style-name="ce129" table:formula="of:=[.$P$1]" office:value-type="string" office:string-value="BUT" calcext:value-type="string">
            <text:p>BUT</text:p>
          </table:table-cell>
          <table:table-cell table:style-name="ce129" table:formula="of:=[.$Q$1]" office:value-type="string" office:string-value="ŽRJ" calcext:value-type="string">
            <text:p>ŽRJ</text:p>
          </table:table-cell>
          <table:table-cell table:style-name="ce129" table:formula="of:=[.$R$1]" office:value-type="string" office:string-value="NOV3" calcext:value-type="string">
            <text:p>NOV3</text:p>
          </table:table-cell>
          <table:table-cell table:style-name="ce129" table:formula="of:=[.$S$1]" office:value-type="string" office:string-value="JNK" calcext:value-type="string">
            <text:p>JNK</text:p>
          </table:table-cell>
          <table:table-cell table:number-columns-repeated="13"/>
          <table:table-cell table:style-name="ce116" table:formula="of:=[Vzorci_vnosov.$A$34]" office:value-type="string" office:string-value="Am☺" calcext:value-type="string">
            <text:p>Am☺</text:p>
          </table:table-cell>
          <table:table-cell table:number-columns-repeated="31"/>
        </table:table-row>
        <table:table-row table:style-name="ro5">
          <table:table-cell/>
          <table:table-cell table:style-name="ce65" table:formula="of:=[Vzorci_vnosov.$A$20]" office:value-type="string" office:string-value="☺" calcext:value-type="string">
            <text:p>☺</text:p>
          </table:table-cell>
          <table:table-cell table:style-name="ce66" table:formula="of:=COUNTIF([.AH2:.AH32];&quot;☺&quot;)" office:value-type="float" office:value="0" calcext:value-type="float">
            <text:p>0</text:p>
          </table:table-cell>
          <table:table-cell table:style-name="ce66" table:formula="of:=COUNTIF([.AI2:.AI32];&quot;☺&quot;)" office:value-type="float" office:value="0" calcext:value-type="float">
            <text:p>0</text:p>
          </table:table-cell>
          <table:table-cell table:style-name="ce66" table:formula="of:=COUNTIF([.AJ2:.AJ32];&quot;☺&quot;)" office:value-type="float" office:value="0" calcext:value-type="float">
            <text:p>0</text:p>
          </table:table-cell>
          <table:table-cell table:style-name="ce66" table:formula="of:=COUNTIF([.AK2:.AK32];&quot;☺&quot;)" office:value-type="float" office:value="0" calcext:value-type="float">
            <text:p>0</text:p>
          </table:table-cell>
          <table:table-cell table:style-name="ce66" table:formula="of:=COUNTIF([.AL2:.AL32];&quot;☺&quot;)" office:value-type="float" office:value="0" calcext:value-type="float">
            <text:p>0</text:p>
          </table:table-cell>
          <table:table-cell table:style-name="ce66" table:formula="of:=COUNTIF([.AM2:.AM32];&quot;☺&quot;)" office:value-type="float" office:value="0" calcext:value-type="float">
            <text:p>0</text:p>
          </table:table-cell>
          <table:table-cell table:style-name="ce66" table:formula="of:=COUNTIF([.AN2:.AN32];&quot;☺&quot;)" office:value-type="float" office:value="0" calcext:value-type="float">
            <text:p>0</text:p>
          </table:table-cell>
          <table:table-cell table:style-name="ce66" table:formula="of:=COUNTIF([.AO2:.AO32];&quot;☺&quot;)" office:value-type="float" office:value="0" calcext:value-type="float">
            <text:p>0</text:p>
          </table:table-cell>
          <table:table-cell table:style-name="ce66" table:formula="of:=COUNTIF([.AP2:.AP32];&quot;☺&quot;)" office:value-type="float" office:value="0" calcext:value-type="float">
            <text:p>0</text:p>
          </table:table-cell>
          <table:table-cell table:style-name="ce66" table:formula="of:=COUNTIF([.AQ2:.AQ32];&quot;☺&quot;)" office:value-type="float" office:value="0" calcext:value-type="float">
            <text:p>0</text:p>
          </table:table-cell>
          <table:table-cell table:style-name="ce66" table:formula="of:=COUNTIF([.AR2:.AR32];&quot;☺&quot;)" office:value-type="float" office:value="0" calcext:value-type="float">
            <text:p>0</text:p>
          </table:table-cell>
          <table:table-cell table:style-name="ce66" table:formula="of:=COUNTIF([.AS2:.AS32];&quot;☺&quot;)" office:value-type="float" office:value="0" calcext:value-type="float">
            <text:p>0</text:p>
          </table:table-cell>
          <table:table-cell table:style-name="ce66" table:formula="of:=COUNTIF([.AU2:.AU32];&quot;☺&quot;)" office:value-type="float" office:value="0" calcext:value-type="float">
            <text:p>0</text:p>
          </table:table-cell>
          <table:table-cell table:style-name="ce66" table:formula="of:=COUNTIF([.AV2:.AV32];&quot;☺&quot;)" office:value-type="float" office:value="0" calcext:value-type="float">
            <text:p>0</text:p>
          </table:table-cell>
          <table:table-cell table:style-name="ce66" table:formula="of:=COUNTIF([.AW2:.AW32];&quot;☺&quot;)" office:value-type="float" office:value="0" calcext:value-type="float">
            <text:p>0</text:p>
          </table:table-cell>
          <table:table-cell table:style-name="ce66" table:formula="of:=COUNTIF([.AX2:.AX32];&quot;☺&quot;)" office:value-type="float" office:value="0" calcext:value-type="float">
            <text:p>0</text:p>
          </table:table-cell>
          <table:table-cell table:style-name="ce66" table:formula="of:=COUNTIF([.AY2:.AY32];&quot;☺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35]" office:value-type="string" office:string-value="Ta" calcext:value-type="string">
            <text:p>Ta</text:p>
          </table:table-cell>
          <table:table-cell table:number-columns-repeated="31"/>
        </table:table-row>
        <table:table-row table:style-name="ro5">
          <table:table-cell table:style-name="ce67"/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66" table:formula="of:=COUNTIF([.AH2:.AH32];&quot;☻&quot;)" office:value-type="float" office:value="0" calcext:value-type="float">
            <text:p>0</text:p>
          </table:table-cell>
          <table:table-cell table:style-name="ce66" table:formula="of:=COUNTIF([.AI2:.AI32];&quot;☻&quot;)" office:value-type="float" office:value="0" calcext:value-type="float">
            <text:p>0</text:p>
          </table:table-cell>
          <table:table-cell table:style-name="ce66" table:formula="of:=COUNTIF([.AJ2:.AJ32];&quot;☻&quot;)" office:value-type="float" office:value="0" calcext:value-type="float">
            <text:p>0</text:p>
          </table:table-cell>
          <table:table-cell table:style-name="ce66" table:formula="of:=COUNTIF([.AK2:.AK32];&quot;☻&quot;)" office:value-type="float" office:value="0" calcext:value-type="float">
            <text:p>0</text:p>
          </table:table-cell>
          <table:table-cell table:style-name="ce66" table:formula="of:=COUNTIF([.AL2:.AL32];&quot;☻&quot;)" office:value-type="float" office:value="0" calcext:value-type="float">
            <text:p>0</text:p>
          </table:table-cell>
          <table:table-cell table:style-name="ce66" table:formula="of:=COUNTIF([.AM2:.AM32];&quot;☻&quot;)" office:value-type="float" office:value="0" calcext:value-type="float">
            <text:p>0</text:p>
          </table:table-cell>
          <table:table-cell table:style-name="ce66" table:formula="of:=COUNTIF([.AN2:.AN32];&quot;☻&quot;)" office:value-type="float" office:value="0" calcext:value-type="float">
            <text:p>0</text:p>
          </table:table-cell>
          <table:table-cell table:style-name="ce66" table:formula="of:=COUNTIF([.AO2:.AO32];&quot;☻&quot;)" office:value-type="float" office:value="0" calcext:value-type="float">
            <text:p>0</text:p>
          </table:table-cell>
          <table:table-cell table:style-name="ce66" table:formula="of:=COUNTIF([.AP2:.AP32];&quot;☻&quot;)" office:value-type="float" office:value="0" calcext:value-type="float">
            <text:p>0</text:p>
          </table:table-cell>
          <table:table-cell table:style-name="ce66" table:formula="of:=COUNTIF([.AQ2:.AQ32];&quot;☻&quot;)" office:value-type="float" office:value="0" calcext:value-type="float">
            <text:p>0</text:p>
          </table:table-cell>
          <table:table-cell table:style-name="ce66" table:formula="of:=COUNTIF([.AR2:.AR32];&quot;☻&quot;)" office:value-type="float" office:value="0" calcext:value-type="float">
            <text:p>0</text:p>
          </table:table-cell>
          <table:table-cell table:style-name="ce66" table:formula="of:=COUNTIF([.AS2:.AS32];&quot;☻&quot;)" office:value-type="float" office:value="0" calcext:value-type="float">
            <text:p>0</text:p>
          </table:table-cell>
          <table:table-cell table:style-name="ce66" table:formula="of:=COUNTIF([.AU2:.AU32];&quot;☻&quot;)" office:value-type="float" office:value="0" calcext:value-type="float">
            <text:p>0</text:p>
          </table:table-cell>
          <table:table-cell table:style-name="ce66" table:formula="of:=COUNTIF([.AV2:.AV32];&quot;☻&quot;)" office:value-type="float" office:value="0" calcext:value-type="float">
            <text:p>0</text:p>
          </table:table-cell>
          <table:table-cell table:style-name="ce66" table:formula="of:=COUNTIF([.AW2:.AW32];&quot;☻&quot;)" office:value-type="float" office:value="0" calcext:value-type="float">
            <text:p>0</text:p>
          </table:table-cell>
          <table:table-cell table:style-name="ce66" table:formula="of:=COUNTIF([.AX2:.AX32];&quot;☻&quot;)" office:value-type="float" office:value="0" calcext:value-type="float">
            <text:p>0</text:p>
          </table:table-cell>
          <table:table-cell table:style-name="ce66" table:formula="of:=COUNTIF([.AY2:.AY32];&quot;☻&quot;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87" table:formula="of:=[Vzorci_vnosov.$A$36]" office:value-type="string" office:string-value="Ta☻" calcext:value-type="string">
            <text:p>Ta☻</text:p>
          </table:table-cell>
          <table:table-cell table:style-name="ce69" table:number-columns-repeated="18"/>
          <table:table-cell table:style-name="ce70" table:number-columns-repeated="7"/>
          <table:table-cell table:style-name="ce69" table:number-columns-repeated="6"/>
        </table:table-row>
        <table:table-row table:style-name="ro5">
          <table:table-cell table:style-name="ce67"/>
          <table:table-cell table:style-name="ce120" table:formula="of:=[Vzorci_vnosov.$A$42]" office:value-type="string" office:string-value="Σ" calcext:value-type="string">
            <text:p>Σ</text:p>
          </table:table-cell>
          <table:table-cell table:style-name="ce71" table:formula="of:=SUM([.C35:.C36])" office:value-type="float" office:value="0" calcext:value-type="float">
            <text:p>0</text:p>
          </table:table-cell>
          <table:table-cell table:style-name="ce71" table:formula="of:=SUM([.D35:.D36])" office:value-type="float" office:value="0" calcext:value-type="float">
            <text:p>0</text:p>
          </table:table-cell>
          <table:table-cell table:style-name="ce71" table:formula="of:=SUM([.E35:.E36])" office:value-type="float" office:value="0" calcext:value-type="float">
            <text:p>0</text:p>
          </table:table-cell>
          <table:table-cell table:style-name="ce71" table:formula="of:=SUM([.F35:.F36])" office:value-type="float" office:value="0" calcext:value-type="float">
            <text:p>0</text:p>
          </table:table-cell>
          <table:table-cell table:style-name="ce71" table:formula="of:=SUM([.G35:.G36])" office:value-type="float" office:value="0" calcext:value-type="float">
            <text:p>0</text:p>
          </table:table-cell>
          <table:table-cell table:style-name="ce71" table:formula="of:=SUM([.H35:.H36])" office:value-type="float" office:value="0" calcext:value-type="float">
            <text:p>0</text:p>
          </table:table-cell>
          <table:table-cell table:style-name="ce71" table:formula="of:=SUM([.I35:.I36])" office:value-type="float" office:value="0" calcext:value-type="float">
            <text:p>0</text:p>
          </table:table-cell>
          <table:table-cell table:style-name="ce71" table:formula="of:=SUM([.J35:.J36])" office:value-type="float" office:value="0" calcext:value-type="float">
            <text:p>0</text:p>
          </table:table-cell>
          <table:table-cell table:style-name="ce71" table:formula="of:=SUM([.K35:.K36])" office:value-type="float" office:value="0" calcext:value-type="float">
            <text:p>0</text:p>
          </table:table-cell>
          <table:table-cell table:style-name="ce71" table:formula="of:=SUM([.L35:.L36])" office:value-type="float" office:value="0" calcext:value-type="float">
            <text:p>0</text:p>
          </table:table-cell>
          <table:table-cell table:style-name="ce71" table:formula="of:=SUM([.M35:.M36])" office:value-type="float" office:value="0" calcext:value-type="float">
            <text:p>0</text:p>
          </table:table-cell>
          <table:table-cell table:style-name="ce71" table:formula="of:=SUM([.N35:.N36])" office:value-type="float" office:value="0" calcext:value-type="float">
            <text:p>0</text:p>
          </table:table-cell>
          <table:table-cell table:style-name="ce71" table:formula="of:=SUM([.O35:.O36])" office:value-type="float" office:value="0" calcext:value-type="float">
            <text:p>0</text:p>
          </table:table-cell>
          <table:table-cell table:style-name="ce71" table:formula="of:=SUM([.P35:.P36])" office:value-type="float" office:value="0" calcext:value-type="float">
            <text:p>0</text:p>
          </table:table-cell>
          <table:table-cell table:style-name="ce71" table:formula="of:=SUM([.Q35:.Q36])" office:value-type="float" office:value="0" calcext:value-type="float">
            <text:p>0</text:p>
          </table:table-cell>
          <table:table-cell table:style-name="ce71" table:formula="of:=SUM([.R35:.R36])" office:value-type="float" office:value="0" calcext:value-type="float">
            <text:p>0</text:p>
          </table:table-cell>
          <table:table-cell table:style-name="ce71" table:formula="of:=SUM([.S35:.S36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9"/>
          <table:table-cell table:style-name="ce39" table:number-columns-repeated="2"/>
          <table:table-cell table:style-name="ce95" table:formula="of:=[Vzorci_vnosov.$A$37]" office:value-type="string" office:string-value="Ta☺" calcext:value-type="string">
            <text:p>Ta☺</text:p>
          </table:table-cell>
          <table:table-cell table:style-name="ce69" table:number-columns-repeated="18"/>
          <table:table-cell table:style-name="ce70" table:number-columns-repeated="7"/>
          <table:table-cell table:style-name="ce69" table:number-columns-repeated="6"/>
        </table:table-row>
        <table:table-row table:style-name="ro5">
          <table:table-cell table:style-name="ce67"/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66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66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66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66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66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66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66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66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66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66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66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66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66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66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66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66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66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9" table:formula="of:=[Vzorci_vnosov.$A$38]" office:value-type="string" office:string-value="Rf" calcext:value-type="string">
            <text:p>Rf</text:p>
          </table:table-cell>
          <table:table-cell table:style-name="ce69" table:number-columns-repeated="18"/>
          <table:table-cell table:style-name="ce70" table:number-columns-repeated="7"/>
          <table:table-cell table:style-name="ce69" table:number-columns-repeated="6"/>
        </table:table-row>
        <table:table-row table:style-name="ro5">
          <table:table-cell table:style-name="ce67"/>
          <table:table-cell table:style-name="ce121" table:formula="of:=[Vzorci_vnosov.$A$43]" office:value-type="string" office:string-value="$" calcext:value-type="string">
            <text:p>$</text:p>
          </table:table-cell>
          <table:table-cell table:style-name="ce66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66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66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66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66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66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66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66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66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66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66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66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66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66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66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66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66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9"/>
          <table:table-cell table:style-name="ce39" table:number-columns-repeated="2"/>
          <table:table-cell table:style-name="ce87" table:formula="of:=[Vzorci_vnosov.$A$39]" office:value-type="string" office:string-value="Rf☻" calcext:value-type="string">
            <text:p>Rf☻</text:p>
          </table:table-cell>
          <table:table-cell table:style-name="ce69"/>
          <table:table-cell table:style-name="ce72" table:number-columns-repeated="17"/>
          <table:table-cell table:style-name="ce73" table:number-columns-repeated="7"/>
          <table:table-cell table:style-name="ce72" table:number-columns-repeated="6"/>
        </table:table-row>
        <table:table-row table:style-name="ro5">
          <table:table-cell/>
          <table:table-cell table:style-name="ce29" table:formula="of:=[Vzorci_vnosov.$A$12]" office:value-type="string" office:string-value="D" calcext:value-type="string">
            <text:p>D</text:p>
          </table:table-cell>
          <table:table-cell table:style-name="ce66" table:formula="of:=COUNTIF([.C2:.C32];&quot;D&quot;)" office:value-type="float" office:value="0" calcext:value-type="float">
            <text:p>0</text:p>
          </table:table-cell>
          <table:table-cell table:style-name="ce66" table:formula="of:=COUNTIF([.D2:.D32];&quot;D&quot;)" office:value-type="float" office:value="0" calcext:value-type="float">
            <text:p>0</text:p>
          </table:table-cell>
          <table:table-cell table:style-name="ce66" table:formula="of:=COUNTIF([.E2:.E32];&quot;D&quot;)" office:value-type="float" office:value="0" calcext:value-type="float">
            <text:p>0</text:p>
          </table:table-cell>
          <table:table-cell table:style-name="ce66" table:formula="of:=COUNTIF([.F2:.F32];&quot;D&quot;)" office:value-type="float" office:value="0" calcext:value-type="float">
            <text:p>0</text:p>
          </table:table-cell>
          <table:table-cell table:style-name="ce66" table:formula="of:=COUNTIF([.G2:.G32];&quot;D&quot;)" office:value-type="float" office:value="0" calcext:value-type="float">
            <text:p>0</text:p>
          </table:table-cell>
          <table:table-cell table:style-name="ce66" table:formula="of:=COUNTIF([.H2:.H32];&quot;D&quot;)" office:value-type="float" office:value="0" calcext:value-type="float">
            <text:p>0</text:p>
          </table:table-cell>
          <table:table-cell table:style-name="ce66" table:formula="of:=COUNTIF([.I2:.I32];&quot;D&quot;)" office:value-type="float" office:value="0" calcext:value-type="float">
            <text:p>0</text:p>
          </table:table-cell>
          <table:table-cell table:style-name="ce66" table:formula="of:=COUNTIF([.J2:.J32];&quot;D&quot;)" office:value-type="float" office:value="0" calcext:value-type="float">
            <text:p>0</text:p>
          </table:table-cell>
          <table:table-cell table:style-name="ce66" table:formula="of:=COUNTIF([.K2:.K32];&quot;D&quot;)" office:value-type="float" office:value="0" calcext:value-type="float">
            <text:p>0</text:p>
          </table:table-cell>
          <table:table-cell table:style-name="ce66" table:formula="of:=COUNTIF([.L2:.L32];&quot;D&quot;)" office:value-type="float" office:value="0" calcext:value-type="float">
            <text:p>0</text:p>
          </table:table-cell>
          <table:table-cell table:style-name="ce66" table:formula="of:=COUNTIF([.M2:.M32];&quot;D&quot;)" office:value-type="float" office:value="0" calcext:value-type="float">
            <text:p>0</text:p>
          </table:table-cell>
          <table:table-cell table:style-name="ce66" table:formula="of:=COUNTIF([.N2:.N32];&quot;D&quot;)" office:value-type="float" office:value="0" calcext:value-type="float">
            <text:p>0</text:p>
          </table:table-cell>
          <table:table-cell table:style-name="ce66" table:formula="of:=COUNTIF([.O2:.O32];&quot;D&quot;)" office:value-type="float" office:value="0" calcext:value-type="float">
            <text:p>0</text:p>
          </table:table-cell>
          <table:table-cell table:style-name="ce66" table:formula="of:=COUNTIF([.P2:.P32];&quot;D&quot;)" office:value-type="float" office:value="0" calcext:value-type="float">
            <text:p>0</text:p>
          </table:table-cell>
          <table:table-cell table:style-name="ce66" table:formula="of:=COUNTIF([.Q2:.Q32];&quot;D&quot;)" office:value-type="float" office:value="0" calcext:value-type="float">
            <text:p>0</text:p>
          </table:table-cell>
          <table:table-cell table:style-name="ce66" table:formula="of:=COUNTIF([.R2:.R32];&quot;D&quot;)" office:value-type="float" office:value="0" calcext:value-type="float">
            <text:p>0</text:p>
          </table:table-cell>
          <table:table-cell table:style-name="ce66" table:formula="of:=COUNTIF([.S2:.S32];&quot;D&quot;)" office:value-type="float" office:value="0" calcext:value-type="float">
            <text:p>0</text:p>
          </table:table-cell>
          <table:table-cell table:number-columns-repeated="13"/>
          <table:table-cell table:style-name="ce95" table:formula="of:=[Vzorci_vnosov.$A$40]" office:value-type="string" office:string-value="Rf☺" calcext:value-type="string">
            <text:p>Rf☺</text:p>
          </table:table-cell>
          <table:table-cell table:number-columns-repeated="31"/>
        </table:table-row>
        <table:table-row table:style-name="ro5">
          <table:table-cell/>
          <table:table-cell table:style-name="ce29" table:formula="of:=[Vzorci_vnosov.$A$15]" office:value-type="string" office:string-value="SO" calcext:value-type="string">
            <text:p>SO</text:p>
          </table:table-cell>
          <table:table-cell table:style-name="ce66" table:formula="of:=COUNTIF([.C2:.C32];&quot;SO&quot;)" office:value-type="float" office:value="0" calcext:value-type="float">
            <text:p>0</text:p>
          </table:table-cell>
          <table:table-cell table:style-name="ce66" table:formula="of:=COUNTIF([.D2:.D32];&quot;SO&quot;)" office:value-type="float" office:value="0" calcext:value-type="float">
            <text:p>0</text:p>
          </table:table-cell>
          <table:table-cell table:style-name="ce66" table:formula="of:=COUNTIF([.E2:.E32];&quot;SO&quot;)" office:value-type="float" office:value="0" calcext:value-type="float">
            <text:p>0</text:p>
          </table:table-cell>
          <table:table-cell table:style-name="ce66" table:formula="of:=COUNTIF([.F2:.F32];&quot;SO&quot;)" office:value-type="float" office:value="0" calcext:value-type="float">
            <text:p>0</text:p>
          </table:table-cell>
          <table:table-cell table:style-name="ce66" table:formula="of:=COUNTIF([.G2:.G32];&quot;SO&quot;)" office:value-type="float" office:value="0" calcext:value-type="float">
            <text:p>0</text:p>
          </table:table-cell>
          <table:table-cell table:style-name="ce66" table:formula="of:=COUNTIF([.H2:.H32];&quot;SO&quot;)" office:value-type="float" office:value="0" calcext:value-type="float">
            <text:p>0</text:p>
          </table:table-cell>
          <table:table-cell table:style-name="ce66" table:formula="of:=COUNTIF([.I2:.I32];&quot;SO&quot;)" office:value-type="float" office:value="0" calcext:value-type="float">
            <text:p>0</text:p>
          </table:table-cell>
          <table:table-cell table:style-name="ce66" table:formula="of:=COUNTIF([.J2:.J32];&quot;SO&quot;)" office:value-type="float" office:value="0" calcext:value-type="float">
            <text:p>0</text:p>
          </table:table-cell>
          <table:table-cell table:style-name="ce66" table:formula="of:=COUNTIF([.K2:.K32];&quot;SO&quot;)" office:value-type="float" office:value="0" calcext:value-type="float">
            <text:p>0</text:p>
          </table:table-cell>
          <table:table-cell table:style-name="ce66" table:formula="of:=COUNTIF([.L2:.L32];&quot;SO&quot;)" office:value-type="float" office:value="0" calcext:value-type="float">
            <text:p>0</text:p>
          </table:table-cell>
          <table:table-cell table:style-name="ce66" table:formula="of:=COUNTIF([.M2:.M32];&quot;SO&quot;)" office:value-type="float" office:value="0" calcext:value-type="float">
            <text:p>0</text:p>
          </table:table-cell>
          <table:table-cell table:style-name="ce66" table:formula="of:=COUNTIF([.N2:.N32];&quot;SO&quot;)" office:value-type="float" office:value="0" calcext:value-type="float">
            <text:p>0</text:p>
          </table:table-cell>
          <table:table-cell table:style-name="ce66" table:formula="of:=COUNTIF([.O2:.O32];&quot;SO&quot;)" office:value-type="float" office:value="0" calcext:value-type="float">
            <text:p>0</text:p>
          </table:table-cell>
          <table:table-cell table:style-name="ce66" table:formula="of:=COUNTIF([.P2:.P32];&quot;SO&quot;)" office:value-type="float" office:value="0" calcext:value-type="float">
            <text:p>0</text:p>
          </table:table-cell>
          <table:table-cell table:style-name="ce66" table:formula="of:=COUNTIF([.Q2:.Q32];&quot;SO&quot;)" office:value-type="float" office:value="0" calcext:value-type="float">
            <text:p>0</text:p>
          </table:table-cell>
          <table:table-cell table:style-name="ce66" table:formula="of:=COUNTIF([.R2:.R32];&quot;SO&quot;)" office:value-type="float" office:value="0" calcext:value-type="float">
            <text:p>0</text:p>
          </table:table-cell>
          <table:table-cell table:style-name="ce66" table:formula="of:=COUNTIF([.S2:.S32];&quot;SO&quot;)" office:value-type="float" office:value="0" calcext:value-type="float">
            <text:p>0</text:p>
          </table:table-cell>
          <table:table-cell table:number-columns-repeated="13"/>
          <table:table-cell table:style-name="ce89" table:formula="of:=[Vzorci_vnosov.$A$41]" office:value-type="string" office:string-value="TAV" calcext:value-type="string">
            <text:p>TAV</text:p>
          </table:table-cell>
          <table:table-cell table:number-columns-repeated="31"/>
        </table:table-row>
        <table:table-row table:style-name="ro5">
          <table:table-cell/>
          <table:table-cell table:style-name="ce29" table:formula="of:=[Vzorci_vnosov.$A$13]" office:value-type="string" office:string-value="BOL" calcext:value-type="string">
            <text:p>BOL</text:p>
          </table:table-cell>
          <table:table-cell table:style-name="ce66" table:formula="of:=COUNTIF([.C2:.C32];&quot;BOL&quot;)" office:value-type="float" office:value="0" calcext:value-type="float">
            <text:p>0</text:p>
          </table:table-cell>
          <table:table-cell table:style-name="ce66" table:formula="of:=COUNTIF([.D2:.D32];&quot;BOL&quot;)" office:value-type="float" office:value="0" calcext:value-type="float">
            <text:p>0</text:p>
          </table:table-cell>
          <table:table-cell table:style-name="ce66" table:formula="of:=COUNTIF([.E2:.E32];&quot;BOL&quot;)" office:value-type="float" office:value="0" calcext:value-type="float">
            <text:p>0</text:p>
          </table:table-cell>
          <table:table-cell table:style-name="ce66" table:formula="of:=COUNTIF([.F2:.F32];&quot;BOL&quot;)" office:value-type="float" office:value="0" calcext:value-type="float">
            <text:p>0</text:p>
          </table:table-cell>
          <table:table-cell table:style-name="ce66" table:formula="of:=COUNTIF([.G2:.G32];&quot;BOL&quot;)" office:value-type="float" office:value="0" calcext:value-type="float">
            <text:p>0</text:p>
          </table:table-cell>
          <table:table-cell table:style-name="ce66" table:formula="of:=COUNTIF([.H2:.H32];&quot;BOL&quot;)" office:value-type="float" office:value="0" calcext:value-type="float">
            <text:p>0</text:p>
          </table:table-cell>
          <table:table-cell table:style-name="ce66" table:formula="of:=COUNTIF([.I2:.I32];&quot;BOL&quot;)" office:value-type="float" office:value="0" calcext:value-type="float">
            <text:p>0</text:p>
          </table:table-cell>
          <table:table-cell table:style-name="ce66" table:formula="of:=COUNTIF([.J2:.J32];&quot;BOL&quot;)" office:value-type="float" office:value="0" calcext:value-type="float">
            <text:p>0</text:p>
          </table:table-cell>
          <table:table-cell table:style-name="ce66" table:formula="of:=COUNTIF([.K2:.K32];&quot;BOL&quot;)" office:value-type="float" office:value="0" calcext:value-type="float">
            <text:p>0</text:p>
          </table:table-cell>
          <table:table-cell table:style-name="ce66" table:formula="of:=COUNTIF([.L2:.L32];&quot;BOL&quot;)" office:value-type="float" office:value="0" calcext:value-type="float">
            <text:p>0</text:p>
          </table:table-cell>
          <table:table-cell table:style-name="ce66" table:formula="of:=COUNTIF([.M2:.M32];&quot;BOL&quot;)" office:value-type="float" office:value="0" calcext:value-type="float">
            <text:p>0</text:p>
          </table:table-cell>
          <table:table-cell table:style-name="ce66" table:formula="of:=COUNTIF([.N2:.N32];&quot;BOL&quot;)" office:value-type="float" office:value="0" calcext:value-type="float">
            <text:p>0</text:p>
          </table:table-cell>
          <table:table-cell table:style-name="ce66" table:formula="of:=COUNTIF([.O2:.O32];&quot;BOL&quot;)" office:value-type="float" office:value="0" calcext:value-type="float">
            <text:p>0</text:p>
          </table:table-cell>
          <table:table-cell table:style-name="ce66" table:formula="of:=COUNTIF([.P2:.P32];&quot;BOL&quot;)" office:value-type="float" office:value="0" calcext:value-type="float">
            <text:p>0</text:p>
          </table:table-cell>
          <table:table-cell table:style-name="ce66" table:formula="of:=COUNTIF([.Q2:.Q32];&quot;BOL&quot;)" office:value-type="float" office:value="0" calcext:value-type="float">
            <text:p>0</text:p>
          </table:table-cell>
          <table:table-cell table:style-name="ce66" table:formula="of:=COUNTIF([.R2:.R32];&quot;BOL&quot;)" office:value-type="float" office:value="0" calcext:value-type="float">
            <text:p>0</text:p>
          </table:table-cell>
          <table:table-cell table:style-name="ce66" table:formula="of:=COUNTIF([.S2:.S32];&quot;BOL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4" table:formula="of:=[Vzorci_vnosov.$A$11]" office:value-type="string" office:string-value="X" calcext:value-type="string">
            <text:p>X</text:p>
          </table:table-cell>
          <table:table-cell table:style-name="ce66" table:formula="of:=COUNTIF([.C2:.C32];&quot;X&quot;)" office:value-type="float" office:value="0" calcext:value-type="float">
            <text:p>0</text:p>
          </table:table-cell>
          <table:table-cell table:style-name="ce66" table:formula="of:=COUNTIF([.D2:.D32];&quot;X&quot;)" office:value-type="float" office:value="0" calcext:value-type="float">
            <text:p>0</text:p>
          </table:table-cell>
          <table:table-cell table:style-name="ce66" table:formula="of:=COUNTIF([.E2:.E32];&quot;X&quot;)" office:value-type="float" office:value="0" calcext:value-type="float">
            <text:p>0</text:p>
          </table:table-cell>
          <table:table-cell table:style-name="ce66" table:formula="of:=COUNTIF([.F2:.F32];&quot;X&quot;)" office:value-type="float" office:value="0" calcext:value-type="float">
            <text:p>0</text:p>
          </table:table-cell>
          <table:table-cell table:style-name="ce66" table:formula="of:=COUNTIF([.G2:.G32];&quot;X&quot;)" office:value-type="float" office:value="0" calcext:value-type="float">
            <text:p>0</text:p>
          </table:table-cell>
          <table:table-cell table:style-name="ce66" table:formula="of:=COUNTIF([.H2:.H32];&quot;X&quot;)" office:value-type="float" office:value="0" calcext:value-type="float">
            <text:p>0</text:p>
          </table:table-cell>
          <table:table-cell table:style-name="ce66" table:formula="of:=COUNTIF([.I2:.I32];&quot;X&quot;)" office:value-type="float" office:value="0" calcext:value-type="float">
            <text:p>0</text:p>
          </table:table-cell>
          <table:table-cell table:style-name="ce66" table:formula="of:=COUNTIF([.J2:.J32];&quot;X&quot;)" office:value-type="float" office:value="0" calcext:value-type="float">
            <text:p>0</text:p>
          </table:table-cell>
          <table:table-cell table:style-name="ce66" table:formula="of:=COUNTIF([.K2:.K32];&quot;X&quot;)" office:value-type="float" office:value="0" calcext:value-type="float">
            <text:p>0</text:p>
          </table:table-cell>
          <table:table-cell table:style-name="ce66" table:formula="of:=COUNTIF([.L2:.L32];&quot;X&quot;)" office:value-type="float" office:value="0" calcext:value-type="float">
            <text:p>0</text:p>
          </table:table-cell>
          <table:table-cell table:style-name="ce66" table:formula="of:=COUNTIF([.M2:.M32];&quot;X&quot;)" office:value-type="float" office:value="0" calcext:value-type="float">
            <text:p>0</text:p>
          </table:table-cell>
          <table:table-cell table:style-name="ce66" table:formula="of:=COUNTIF([.N2:.N32];&quot;X&quot;)" office:value-type="float" office:value="0" calcext:value-type="float">
            <text:p>0</text:p>
          </table:table-cell>
          <table:table-cell table:style-name="ce66" table:formula="of:=COUNTIF([.O2:.O32];&quot;X&quot;)" office:value-type="float" office:value="0" calcext:value-type="float">
            <text:p>0</text:p>
          </table:table-cell>
          <table:table-cell table:style-name="ce66" table:formula="of:=COUNTIF([.P2:.P32];&quot;X&quot;)" office:value-type="float" office:value="0" calcext:value-type="float">
            <text:p>0</text:p>
          </table:table-cell>
          <table:table-cell table:style-name="ce66" table:formula="of:=COUNTIF([.Q2:.Q32];&quot;X&quot;)" office:value-type="float" office:value="0" calcext:value-type="float">
            <text:p>0</text:p>
          </table:table-cell>
          <table:table-cell table:style-name="ce66" table:formula="of:=COUNTIF([.R2:.R32];&quot;X&quot;)" office:value-type="float" office:value="0" calcext:value-type="float">
            <text:p>0</text:p>
          </table:table-cell>
          <table:table-cell table:style-name="ce66" table:formula="of:=COUNTIF([.S2:.S32];&quot;X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3" office:value-type="string" calcext:value-type="string">
            <text:p>TX</text:p>
          </table:table-cell>
          <table:table-cell table:style-name="ce66" table:formula="of:=COUNTIF([.U2:.U32];&quot;KOS&quot;)" office:value-type="float" office:value="0" calcext:value-type="float">
            <text:p>0</text:p>
          </table:table-cell>
          <table:table-cell table:style-name="ce66" table:formula="of:=COUNTIF([.U2:.U32];&quot;ŠOŠ&quot;)" office:value-type="float" office:value="0" calcext:value-type="float">
            <text:p>0</text:p>
          </table:table-cell>
          <table:table-cell table:style-name="ce66" table:formula="of:=COUNTIF([.U2:.U32];&quot;PIN&quot;)" office:value-type="float" office:value="0" calcext:value-type="float">
            <text:p>0</text:p>
          </table:table-cell>
          <table:table-cell table:style-name="ce66" table:formula="of:=COUNTIF([.U2:.U32];&quot;KON&quot;)" office:value-type="float" office:value="0" calcext:value-type="float">
            <text:p>0</text:p>
          </table:table-cell>
          <table:table-cell table:style-name="ce66" table:formula="of:=COUNTIF([.U2:.U32];&quot;oro&quot;)" office:value-type="float" office:value="0" calcext:value-type="float">
            <text:p>0</text:p>
          </table:table-cell>
          <table:table-cell table:style-name="ce66" table:formula="of:=COUNTIF([.U2:.U32];&quot;MIO&quot;)" office:value-type="float" office:value="0" calcext:value-type="float">
            <text:p>0</text:p>
          </table:table-cell>
          <table:table-cell table:style-name="ce66" table:formula="of:=COUNTIF([.U2:.U32];&quot;BOŽ&quot;)" office:value-type="float" office:value="0" calcext:value-type="float">
            <text:p>0</text:p>
          </table:table-cell>
          <table:table-cell table:style-name="ce66" table:formula="of:=COUNTIF([.U2:.U32];&quot;TOM&quot;)" office:value-type="float" office:value="0" calcext:value-type="float">
            <text:p>0</text:p>
          </table:table-cell>
          <table:table-cell table:style-name="ce66" table:formula="of:=COUNTIF([.U2:.U32];&quot;MŠŠ&quot;)" office:value-type="float" office:value="0" calcext:value-type="float">
            <text:p>0</text:p>
          </table:table-cell>
          <table:table-cell table:style-name="ce66" table:formula="of:=COUNTIF([.U2:.U32];&quot;ŽIV&quot;)" office:value-type="float" office:value="0" calcext:value-type="float">
            <text:p>0</text:p>
          </table:table-cell>
          <table:table-cell table:style-name="ce66" table:formula="of:=COUNTIF([.U2:.U32];&quot;TAL&quot;)" office:value-type="float" office:value="0" calcext:value-type="float">
            <text:p>0</text:p>
          </table:table-cell>
          <table:table-cell table:style-name="ce66" table:formula="of:=COUNTIF([.U2:.U32];&quot;PIR&quot;)" office:value-type="float" office:value="0" calcext:value-type="float">
            <text:p>0</text:p>
          </table:table-cell>
          <table:table-cell table:style-name="ce66" table:formula="of:=COUNTIF([.U2:.U32];&quot;HOL&quot;)" office:value-type="float" office:value="0" calcext:value-type="float">
            <text:p>0</text:p>
          </table:table-cell>
          <table:table-cell table:style-name="ce66" table:formula="of:=COUNTIF([.U2:.U32];[.P1])" office:value-type="float" office:value="0" calcext:value-type="float">
            <text:p>0</text:p>
          </table:table-cell>
          <table:table-cell table:style-name="ce66" table:formula="of:=COUNTIF([.U2:.U32];[.Q1])" office:value-type="float" office:value="0" calcext:value-type="float">
            <text:p>0</text:p>
          </table:table-cell>
          <table:table-cell table:style-name="ce66" table:formula="of:=COUNTIF([.U2:.U32];[.R1])" office:value-type="float" office:value="0" calcext:value-type="float">
            <text:p>0</text:p>
          </table:table-cell>
          <table:table-cell table:style-name="ce66" table:formula="of:=COUNTIF([.V2:.V32];[.S1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4" table:formula="of:=[Vzorci_vnosov.$A$45]" office:value-type="string" office:string-value="¶" calcext:value-type="string">
            <text:p>¶</text:p>
          </table:table-cell>
          <table:table-cell table:style-name="ce66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66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66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66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66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66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66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66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66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66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66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66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66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66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66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66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66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29" table:formula="of:=[Vzorci_vnosov.$A$8]" office:value-type="string" office:string-value="U" calcext:value-type="string">
            <text:p>U</text:p>
          </table:table-cell>
          <table:table-cell table:style-name="ce66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66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66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66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66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66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66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66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66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66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66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66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66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66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66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66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66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 table:number-rows-repeated="1048529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Print_Area" table:base-cell-address="$november.$A$1" table:cell-range-address="november.$A$1:november.$U$31"/>
        </table:named-expressions>
        <calcext:conditional-formats>
          <calcext:conditional-format calcext:target-range-address="november.A2:november.U31">
            <calcext:condition calcext:apply-style-name="cf37" calcext:value="formula-is(WEEKDAY([.$A2];2)=6)" calcext:base-cell-address="november.A2"/>
            <calcext:condition calcext:apply-style-name="cf37" calcext:value="formula-is(WEEKDAY([.$A2];2)=7)" calcext:base-cell-address="november.A2"/>
          </calcext:conditional-format>
          <calcext:conditional-format calcext:target-range-address="november.V2:november.AC31">
            <calcext:condition calcext:apply-style-name="cf38" calcext:value="&lt;1" calcext:base-cell-address="november.V2"/>
            <calcext:condition calcext:apply-style-name="cf41" calcext:value="&gt;1" calcext:base-cell-address="november.V2"/>
          </calcext:conditional-format>
          <calcext:conditional-format calcext:target-range-address="november.AD2:november.AD31">
            <calcext:condition calcext:apply-style-name="cf40" calcext:value="!=0" calcext:base-cell-address="november.AD2"/>
          </calcext:conditional-format>
          <calcext:conditional-format calcext:target-range-address="november.AE2:november.AE31">
            <calcext:condition calcext:apply-style-name="cf40" calcext:value="=1" calcext:base-cell-address="november.AE2"/>
            <calcext:condition calcext:apply-style-name="cf39" calcext:value="&gt;1" calcext:base-cell-address="november.AE2"/>
          </calcext:conditional-format>
          <calcext:conditional-format calcext:target-range-address="november.AF2:november.AF31">
            <calcext:condition calcext:apply-style-name="cf38" calcext:value="&lt;2" calcext:base-cell-address="november.AF2"/>
            <calcext:condition calcext:apply-style-name="cf39" calcext:value="&gt;2" calcext:base-cell-address="november.AF2"/>
          </calcext:conditional-format>
        </calcext:conditional-formats>
      </table:table>
      <table:table table:name="december" table:style-name="ta2" table:protected="true">
        <loext:table-protection loext:select-protected-cells="true" loext:select-unprotected-cells="true"/>
        <table:table-column table:style-name="co3" table:default-cell-style-name="ce24"/>
        <table:table-column table:style-name="co4" table:default-cell-style-name="ce25"/>
        <table:table-column table:style-name="co5" table:number-columns-repeated="12" table:default-cell-style-name="ce26"/>
        <table:table-column table:style-name="co5" table:visibility="collapse" table:default-cell-style-name="ce26"/>
        <table:table-column table:style-name="co5" table:number-columns-repeated="2" table:default-cell-style-name="ce26"/>
        <table:table-column table:style-name="co5" table:visibility="collapse" table:default-cell-style-name="ce26"/>
        <table:table-column table:style-name="co5" table:number-columns-repeated="3" table:default-cell-style-name="ce26"/>
        <table:table-column table:style-name="co6" table:number-columns-repeated="10" table:default-cell-style-name="ce26"/>
        <table:table-column table:style-name="co5" table:default-cell-style-name="ce84"/>
        <table:table-column table:style-name="co7" table:visibility="collapse" table:number-columns-repeated="18" table:default-cell-style-name="ce128"/>
        <table:table-column table:style-name="co6" table:default-cell-style-name="ce126"/>
        <table:table-column table:style-name="co2" table:number-columns-repeated="7" table:default-cell-style-name="ce126"/>
        <table:table-column table:style-name="co2" table:number-columns-repeated="6" table:default-cell-style-name="ce128"/>
        <table:table-row table:style-name="ro4">
          <table:table-cell table:style-name="ce28" table:formula="of:=[$januar.$A$1]" office:value-type="string" office:string-value="2021" calcext:value-type="string">
            <text:p>2021</text:p>
          </table:table-cell>
          <table:table-cell table:style-name="ce29"/>
          <table:table-cell table:style-name="ce117" office:value-type="string" calcext:value-type="string">
            <text:p>GOR</text:p>
          </table:table-cell>
          <table:table-cell table:style-name="ce117" table:formula="of:=[Vzorci_vnosov.$C$3]" office:value-type="string" office:string-value="ŠOŠ" calcext:value-type="string">
            <text:p>ŠOŠ</text:p>
          </table:table-cell>
          <table:table-cell table:style-name="ce117" table:formula="of:=[Vzorci_vnosov.$C$4]" office:value-type="string" office:string-value="PIN" calcext:value-type="string">
            <text:p>PIN</text:p>
          </table:table-cell>
          <table:table-cell table:style-name="ce117" table:formula="of:=[Vzorci_vnosov.$C$5]" office:value-type="string" office:string-value="KON" calcext:value-type="string">
            <text:p>KON</text:p>
          </table:table-cell>
          <table:table-cell table:style-name="ce117" table:formula="of:=[Vzorci_vnosov.$C$6]" office:value-type="string" office:string-value="ORO" calcext:value-type="string">
            <text:p>ORO</text:p>
          </table:table-cell>
          <table:table-cell table:style-name="ce117" table:formula="of:=[Vzorci_vnosov.$C$7]" office:value-type="string" office:string-value="MIO" calcext:value-type="string">
            <text:p>MIO</text:p>
          </table:table-cell>
          <table:table-cell table:style-name="ce117" table:formula="of:=[Vzorci_vnosov.$C$8]" office:value-type="string" office:string-value="BOŽ" calcext:value-type="string">
            <text:p>BOŽ</text:p>
          </table:table-cell>
          <table:table-cell table:style-name="ce117" table:formula="of:=[Vzorci_vnosov.$C$9]" office:value-type="string" office:string-value="TOM" calcext:value-type="string">
            <text:p>TOM</text:p>
          </table:table-cell>
          <table:table-cell table:style-name="ce117" table:formula="of:=[Vzorci_vnosov.$C$10]" office:value-type="string" office:string-value="MŠŠ" calcext:value-type="string">
            <text:p>MŠŠ</text:p>
          </table:table-cell>
          <table:table-cell table:style-name="ce117" table:formula="of:=[Vzorci_vnosov.$C$11]" office:value-type="string" office:string-value="ŽIV" calcext:value-type="string">
            <text:p>ŽIV</text:p>
          </table:table-cell>
          <table:table-cell table:style-name="ce117" table:formula="of:=[Vzorci_vnosov.$C$12]" office:value-type="string" office:string-value="TAL" calcext:value-type="string">
            <text:p>TAL</text:p>
          </table:table-cell>
          <table:table-cell table:style-name="ce117" table:formula="of:=[Vzorci_vnosov.$C$13]" office:value-type="string" office:string-value="PIR" calcext:value-type="string">
            <text:p>PIR</text:p>
          </table:table-cell>
          <table:table-cell table:style-name="ce117" table:formula="of:=[Vzorci_vnosov.$C$14]" office:value-type="string" office:string-value="NOV2" calcext:value-type="string">
            <text:p>NOV2</text:p>
          </table:table-cell>
          <table:table-cell table:style-name="ce117" table:formula="of:=[Vzorci_vnosov.$C$15]" office:value-type="string" office:string-value="BUT" calcext:value-type="string">
            <text:p>BUT</text:p>
          </table:table-cell>
          <table:table-cell table:style-name="ce117" table:formula="of:=[Vzorci_vnosov.$C$16]" office:value-type="string" office:string-value="ŽRJ" calcext:value-type="string">
            <text:p>ŽRJ</text:p>
          </table:table-cell>
          <table:table-cell table:style-name="ce117" table:formula="of:=[Vzorci_vnosov.$C$17]" office:value-type="string" office:string-value="NOV3" calcext:value-type="string">
            <text:p>NOV3</text:p>
          </table:table-cell>
          <table:table-cell table:style-name="ce117" table:formula="of:=[Vzorci_vnosov.$C$18]" office:value-type="string" office:string-value="JNK" calcext:value-type="string">
            <text:p>JNK</text:p>
          </table:table-cell>
          <table:table-cell table:style-name="ce31" office:value-type="string" calcext:value-type="string">
            <text:p>ZUN</text:p>
          </table:table-cell>
          <table:table-cell table:style-name="ce86" office:value-type="string" calcext:value-type="string">
            <text:p>TX</text:p>
          </table:table-cell>
          <table:table-cell table:style-name="ce34" office:value-type="string" calcext:value-type="string">
            <text:p>☺</text:p>
          </table:table-cell>
          <table:table-cell table:style-name="ce35" table:formula="of:=[Vzorci_vnosov.$A$4]" office:value-type="string" office:string-value="51" calcext:value-type="string">
            <text:p>51</text:p>
          </table:table-cell>
          <table:table-cell table:style-name="ce35" table:formula="of:=[Vzorci_vnosov.$A$5]" office:value-type="string" office:string-value="52" calcext:value-type="string">
            <text:p>52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36" table:formula="of:=[Vzorci_vnosov.$A$8]" office:value-type="string" office:string-value="U" calcext:value-type="string">
            <text:p>U</text:p>
          </table:table-cell>
          <table:table-cell table:style-name="ce35" table:formula="of:=[Vzorci_vnosov.$A$6]" office:value-type="string" office:string-value="KVIT" calcext:value-type="string">
            <text:p>KVIT</text:p>
          </table:table-cell>
          <table:table-cell table:style-name="ce37" office:value-type="string" calcext:value-type="string">
            <text:p>Brez</text:p>
          </table:table-cell>
          <table:table-cell table:style-name="ce38" office:value-type="string" calcext:value-type="string">
            <text:p>X</text:p>
          </table:table-cell>
          <table:table-cell table:style-name="ce39" office:value-type="string" calcext:value-type="string">
            <text:p>Op</text:p>
          </table:table-cell>
          <table:table-cell/>
          <table:table-cell table:style-name="ce75" table:formula="of:=[.$C$1]" office:value-type="string" office:string-value="GOR" calcext:value-type="string">
            <text:p>GOR</text:p>
          </table:table-cell>
          <table:table-cell table:style-name="ce75" table:formula="of:=[.$D$1]" office:value-type="string" office:string-value="ŠOŠ" calcext:value-type="string">
            <text:p>ŠOŠ</text:p>
          </table:table-cell>
          <table:table-cell table:style-name="ce75" table:formula="of:=[.$E$1]" office:value-type="string" office:string-value="PIN" calcext:value-type="string">
            <text:p>PIN</text:p>
          </table:table-cell>
          <table:table-cell table:style-name="ce75" table:formula="of:=[.$F$1]" office:value-type="string" office:string-value="KON" calcext:value-type="string">
            <text:p>KON</text:p>
          </table:table-cell>
          <table:table-cell table:style-name="ce75" table:formula="of:=[.$G$1]" office:value-type="string" office:string-value="ORO" calcext:value-type="string">
            <text:p>ORO</text:p>
          </table:table-cell>
          <table:table-cell table:style-name="ce75" table:formula="of:=[.$H$1]" office:value-type="string" office:string-value="MIO" calcext:value-type="string">
            <text:p>MIO</text:p>
          </table:table-cell>
          <table:table-cell table:style-name="ce75" table:formula="of:=[.$I$1]" office:value-type="string" office:string-value="BOŽ" calcext:value-type="string">
            <text:p>BOŽ</text:p>
          </table:table-cell>
          <table:table-cell table:style-name="ce75" table:formula="of:=[.$J$1]" office:value-type="string" office:string-value="TOM" calcext:value-type="string">
            <text:p>TOM</text:p>
          </table:table-cell>
          <table:table-cell table:style-name="ce75" table:formula="of:=[.$K$1]" office:value-type="string" office:string-value="MŠŠ" calcext:value-type="string">
            <text:p>MŠŠ</text:p>
          </table:table-cell>
          <table:table-cell table:style-name="ce75" table:formula="of:=[.$L$1]" office:value-type="string" office:string-value="ŽIV" calcext:value-type="string">
            <text:p>ŽIV</text:p>
          </table:table-cell>
          <table:table-cell table:style-name="ce75" table:formula="of:=[.$M$1]" office:value-type="string" office:string-value="TAL" calcext:value-type="string">
            <text:p>TAL</text:p>
          </table:table-cell>
          <table:table-cell table:style-name="ce75" table:formula="of:=[.$N$1]" office:value-type="string" office:string-value="PIR" calcext:value-type="string">
            <text:p>PIR</text:p>
          </table:table-cell>
          <table:table-cell table:style-name="ce75" table:formula="of:=NA()" office:value-type="string" office:string-value="" calcext:value-type="error">
            <text:p>#N/A</text:p>
          </table:table-cell>
          <table:table-cell table:style-name="ce75" table:formula="of:=NA()" office:value-type="string" office:string-value="" calcext:value-type="error">
            <text:p>#N/A</text:p>
          </table:table-cell>
          <table:table-cell table:style-name="ce75" table:formula="of:=[.$O$1]" office:value-type="string" office:string-value="NOV2" calcext:value-type="string">
            <text:p>NOV2</text:p>
          </table:table-cell>
          <table:table-cell table:style-name="ce75" table:formula="of:=[.$P$1]" office:value-type="string" office:string-value="BUT" calcext:value-type="string">
            <text:p>BUT</text:p>
          </table:table-cell>
          <table:table-cell table:style-name="ce75" table:formula="of:=[.$Q$1]" office:value-type="string" office:string-value="ŽRJ" calcext:value-type="string">
            <text:p>ŽRJ</text:p>
          </table:table-cell>
          <table:table-cell table:style-name="ce75" table:formula="of:=[.$R$1]" office:value-type="string" office:string-value="NOV3" calcext:value-type="string">
            <text:p>NOV3</text:p>
          </table:table-cell>
          <table:table-cell table:style-name="ce41" table:number-columns-repeated="8"/>
          <table:table-cell table:style-name="ce40" table:number-columns-repeated="6"/>
        </table:table-row>
        <table:table-row table:style-name="ro4">
          <table:table-cell table:style-name="ce307" office:value-type="date" office:date-value="2021-12-01" calcext:value-type="date">
            <text:p>01/ dec</text:p>
          </table:table-cell>
          <table:table-cell table:style-name="ce308" table:formula="of:=TEXT([.A2];&quot;Ddd&quot;)" office:value-type="string" office:string-value="sre" calcext:value-type="string">
            <text:p>sre</text:p>
          </table:table-cell>
          <table:table-cell table:style-name="ce309" table:number-columns-repeated="18"/>
          <table:table-cell table:style-name="ce311"/>
          <table:table-cell table:style-name="ce312" table:formula="of:=COUNTIF([.AG2:.AX2];&quot;☺&quot;)" office:value-type="float" office:value="0" calcext:value-type="float">
            <text:p>0</text:p>
          </table:table-cell>
          <table:table-cell table:style-name="ce312" table:formula="of:=COUNTIF([.C2:.R2];&quot;51&quot;)+COUNTIF([.C2:.R2];&quot;51$&quot;)+COUNTIF([.C2:.R2];&quot;51☻&quot;)" office:value-type="float" office:value="0" calcext:value-type="float">
            <text:p>0</text:p>
          </table:table-cell>
          <table:table-cell table:style-name="ce312" table:formula="of:=COUNTIF([.C2:.R2];&quot;52&quot;)+COUNTIF([.C2:.R2];&quot;52$&quot;)+COUNTIF([.C2:.R2];&quot;52☻&quot;)" office:value-type="float" office:value="0" calcext:value-type="float">
            <text:p>0</text:p>
          </table:table-cell>
          <table:table-cell table:style-name="ce312" table:formula="of:=COUNTIF([.C2:.R2];&quot;51¶&quot;)" office:value-type="float" office:value="0" calcext:value-type="float">
            <text:p>0</text:p>
          </table:table-cell>
          <table:table-cell table:style-name="ce312" table:formula="of:=COUNTIF([.C2:.R2];&quot;52¶&quot;)" office:value-type="float" office:value="0" calcext:value-type="float">
            <text:p>0</text:p>
          </table:table-cell>
          <table:table-cell table:style-name="ce312" table:formula="of:=COUNTIF([.C2:.R2];&quot;U&quot;)+COUNTIF([.C2:.R2];&quot;U☻&quot;)+COUNTIF([.C2:.R2];&quot;U☺&quot;)" office:value-type="float" office:value="0" calcext:value-type="float">
            <text:p>0</text:p>
          </table:table-cell>
          <table:table-cell table:style-name="ce312" table:formula="of:=COUNTIF([.C2:.R2];&quot;KVIT&quot;)+COUNTIF([.C2:.R2];&quot;KVIT☻&quot;)+COUNTIF([.C2:.R2];&quot;kvit$&quot;)" office:value-type="float" office:value="0" calcext:value-type="float">
            <text:p>0</text:p>
          </table:table-cell>
          <table:table-cell table:style-name="ce313" table:formula="of:=COUNTBLANK([.C2:.S2])-3" office:value-type="float" office:value="14" calcext:value-type="float">
            <text:p>14</text:p>
          </table:table-cell>
          <table:table-cell table:style-name="ce314" table:formula="of:=COUNTIF([.C2:.R2];&quot;x&quot;)" office:value-type="float" office:value="0" calcext:value-type="float">
            <text:p>0</text:p>
          </table:table-cell>
          <table:table-cell table:style-name="ce315" table:formula="of:=COUNTIF([.C2:.R2];&quot;51&quot;)+COUNTIF([.C2:.R2];&quot;51☻&quot;)+COUNTIF([.C2:.R2];&quot;2&quot;)+COUNTIF([.C2:.R2];&quot;52&quot;)+COUNTIF([.C2:.R2];&quot;52☻&quot;)+COUNTIF([.C2:.R2];&quot;51$&quot;)+COUNTIF([.C2:.R2];&quot;52$&quot;)" office:value-type="float" office:value="0" calcext:value-type="float">
            <text:p>0</text:p>
          </table:table-cell>
          <table:table-cell table:style-name="ce87" table:formula="of:=[Vzorci_vnosov.$A$2]" office:value-type="string" office:string-value="51☻" calcext:value-type="string">
            <text:p>51☻</text:p>
          </table:table-cell>
          <table:table-cell table:style-name="ce49" table:formula="of:=RIGHT([.C2];1)">
            <text:p/>
          </table:table-cell>
          <table:table-cell table:style-name="ce49" table:formula="of:=RIGHT([.D2];1)">
            <text:p/>
          </table:table-cell>
          <table:table-cell table:style-name="ce49" table:formula="of:=RIGHT([.E2];1)">
            <text:p/>
          </table:table-cell>
          <table:table-cell table:style-name="ce49" table:formula="of:=RIGHT([.F2];1)">
            <text:p/>
          </table:table-cell>
          <table:table-cell table:style-name="ce49" table:formula="of:=RIGHT([.G2];1)">
            <text:p/>
          </table:table-cell>
          <table:table-cell table:style-name="ce49" table:formula="of:=RIGHT([.H2];1)">
            <text:p/>
          </table:table-cell>
          <table:table-cell table:style-name="ce49" table:formula="of:=RIGHT([.I2];1)">
            <text:p/>
          </table:table-cell>
          <table:table-cell table:style-name="ce49" table:formula="of:=RIGHT([.J2];1)">
            <text:p/>
          </table:table-cell>
          <table:table-cell table:style-name="ce49" table:formula="of:=RIGHT([.K2];1)">
            <text:p/>
          </table:table-cell>
          <table:table-cell table:style-name="ce49" table:formula="of:=RIGHT([.L2];1)">
            <text:p/>
          </table:table-cell>
          <table:table-cell table:style-name="ce49" table:formula="of:=RIGHT([.M2];1)">
            <text:p/>
          </table:table-cell>
          <table:table-cell table:style-name="ce49" table:formula="of:=RIGHT([.N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];1)">
            <text:p/>
          </table:table-cell>
          <table:table-cell table:style-name="ce49" table:formula="of:=RIGHT([.P2];1)">
            <text:p/>
          </table:table-cell>
          <table:table-cell table:style-name="ce49" table:formula="of:=RIGHT([.Q2];1)">
            <text:p/>
          </table:table-cell>
          <table:table-cell table:style-name="ce49" table:formula="of:=RIGHT([.R2];1)">
            <text:p/>
          </table:table-cell>
          <table:table-cell table:style-name="ce41" table:number-columns-repeated="8"/>
          <table:table-cell table:style-name="ce40" table:number-columns-repeated="6"/>
        </table:table-row>
        <table:table-row table:style-name="ro4">
          <table:table-cell table:style-name="ce307" office:value-type="date" office:date-value="2021-12-02" calcext:value-type="date">
            <text:p>02/ dec</text:p>
          </table:table-cell>
          <table:table-cell table:style-name="ce308" table:formula="of:=TEXT([.A3];&quot;Ddd&quot;)" office:value-type="string" office:string-value="čet" calcext:value-type="string">
            <text:p>čet</text:p>
          </table:table-cell>
          <table:table-cell table:style-name="ce309" table:number-columns-repeated="18"/>
          <table:table-cell table:style-name="ce311"/>
          <table:table-cell table:style-name="ce312" table:formula="of:=COUNTIF([.AG3:.AX3];&quot;☺&quot;)" office:value-type="float" office:value="0" calcext:value-type="float">
            <text:p>0</text:p>
          </table:table-cell>
          <table:table-cell table:style-name="ce312" table:formula="of:=COUNTIF([.C3:.R3];&quot;51&quot;)+COUNTIF([.C3:.R3];&quot;51$&quot;)+COUNTIF([.C3:.R3];&quot;51☻&quot;)" office:value-type="float" office:value="0" calcext:value-type="float">
            <text:p>0</text:p>
          </table:table-cell>
          <table:table-cell table:style-name="ce312" table:formula="of:=COUNTIF([.C3:.R3];&quot;52&quot;)+COUNTIF([.C3:.R3];&quot;52$&quot;)+COUNTIF([.C3:.R3];&quot;52☻&quot;)" office:value-type="float" office:value="0" calcext:value-type="float">
            <text:p>0</text:p>
          </table:table-cell>
          <table:table-cell table:style-name="ce312" table:formula="of:=COUNTIF([.C3:.R3];&quot;51¶&quot;)" office:value-type="float" office:value="0" calcext:value-type="float">
            <text:p>0</text:p>
          </table:table-cell>
          <table:table-cell table:style-name="ce312" table:formula="of:=COUNTIF([.C3:.R3];&quot;52¶&quot;)" office:value-type="float" office:value="0" calcext:value-type="float">
            <text:p>0</text:p>
          </table:table-cell>
          <table:table-cell table:style-name="ce312" table:formula="of:=COUNTIF([.C3:.R3];&quot;U&quot;)+COUNTIF([.C3:.R3];&quot;U☻&quot;)+COUNTIF([.C3:.R3];&quot;U☺&quot;)" office:value-type="float" office:value="0" calcext:value-type="float">
            <text:p>0</text:p>
          </table:table-cell>
          <table:table-cell table:style-name="ce312" table:formula="of:=COUNTIF([.C3:.R3];&quot;KVIT&quot;)+COUNTIF([.C3:.R3];&quot;KVIT☻&quot;)+COUNTIF([.C3:.R3];&quot;kvit$&quot;)" office:value-type="float" office:value="0" calcext:value-type="float">
            <text:p>0</text:p>
          </table:table-cell>
          <table:table-cell table:style-name="ce313" table:formula="of:=COUNTBLANK([.C3:.S3])-3" office:value-type="float" office:value="14" calcext:value-type="float">
            <text:p>14</text:p>
          </table:table-cell>
          <table:table-cell table:style-name="ce314" table:formula="of:=COUNTIF([.C3:.R3];&quot;x&quot;)" office:value-type="float" office:value="0" calcext:value-type="float">
            <text:p>0</text:p>
          </table:table-cell>
          <table:table-cell table:style-name="ce315" table:formula="of:=COUNTIF([.C3:.R3];&quot;51&quot;)+COUNTIF([.C3:.R3];&quot;51☻&quot;)+COUNTIF([.C3:.R3];&quot;2&quot;)+COUNTIF([.C3:.R3];&quot;52&quot;)+COUNTIF([.C3:.R3];&quot;52☻&quot;)+COUNTIF([.C3:.R3];&quot;51$&quot;)+COUNTIF([.C3:.R3];&quot;52$&quot;)" office:value-type="float" office:value="0" calcext:value-type="float">
            <text:p>0</text:p>
          </table:table-cell>
          <table:table-cell table:style-name="ce87" table:formula="of:=[Vzorci_vnosov.$A$3]" office:value-type="string" office:string-value="52☻" calcext:value-type="string">
            <text:p>52☻</text:p>
          </table:table-cell>
          <table:table-cell table:style-name="ce49" table:formula="of:=RIGHT([.C3];1)">
            <text:p/>
          </table:table-cell>
          <table:table-cell table:style-name="ce49" table:formula="of:=RIGHT([.D3];1)">
            <text:p/>
          </table:table-cell>
          <table:table-cell table:style-name="ce49" table:formula="of:=RIGHT([.E3];1)">
            <text:p/>
          </table:table-cell>
          <table:table-cell table:style-name="ce49" table:formula="of:=RIGHT([.F3];1)">
            <text:p/>
          </table:table-cell>
          <table:table-cell table:style-name="ce49" table:formula="of:=RIGHT([.G3];1)">
            <text:p/>
          </table:table-cell>
          <table:table-cell table:style-name="ce49" table:formula="of:=RIGHT([.H3];1)">
            <text:p/>
          </table:table-cell>
          <table:table-cell table:style-name="ce49" table:formula="of:=RIGHT([.I3];1)">
            <text:p/>
          </table:table-cell>
          <table:table-cell table:style-name="ce49" table:formula="of:=RIGHT([.J3];1)">
            <text:p/>
          </table:table-cell>
          <table:table-cell table:style-name="ce49" table:formula="of:=RIGHT([.K3];1)">
            <text:p/>
          </table:table-cell>
          <table:table-cell table:style-name="ce49" table:formula="of:=RIGHT([.L3];1)">
            <text:p/>
          </table:table-cell>
          <table:table-cell table:style-name="ce49" table:formula="of:=RIGHT([.M3];1)">
            <text:p/>
          </table:table-cell>
          <table:table-cell table:style-name="ce49" table:formula="of:=RIGHT([.N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];1)">
            <text:p/>
          </table:table-cell>
          <table:table-cell table:style-name="ce49" table:formula="of:=RIGHT([.P3];1)">
            <text:p/>
          </table:table-cell>
          <table:table-cell table:style-name="ce49" table:formula="of:=RIGHT([.Q3];1)">
            <text:p/>
          </table:table-cell>
          <table:table-cell table:style-name="ce49" table:formula="of:=RIGHT([.R3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03" calcext:value-type="date">
            <text:p>03/ dec</text:p>
          </table:table-cell>
          <table:table-cell table:style-name="ce308" table:formula="of:=TEXT([.A4];&quot;Ddd&quot;)" office:value-type="string" office:string-value="pet" calcext:value-type="string">
            <text:p>pet</text:p>
          </table:table-cell>
          <table:table-cell table:style-name="ce309" table:number-columns-repeated="18"/>
          <table:table-cell table:style-name="ce311"/>
          <table:table-cell table:style-name="ce312" table:formula="of:=COUNTIF([.AG4:.AX4];&quot;☺&quot;)" office:value-type="float" office:value="0" calcext:value-type="float">
            <text:p>0</text:p>
          </table:table-cell>
          <table:table-cell table:style-name="ce312" table:formula="of:=COUNTIF([.C4:.R4];&quot;51&quot;)+COUNTIF([.C4:.R4];&quot;51$&quot;)+COUNTIF([.C4:.R4];&quot;51☻&quot;)" office:value-type="float" office:value="0" calcext:value-type="float">
            <text:p>0</text:p>
          </table:table-cell>
          <table:table-cell table:style-name="ce312" table:formula="of:=COUNTIF([.C4:.R4];&quot;52&quot;)+COUNTIF([.C4:.R4];&quot;52$&quot;)+COUNTIF([.C4:.R4];&quot;52☻&quot;)" office:value-type="float" office:value="0" calcext:value-type="float">
            <text:p>0</text:p>
          </table:table-cell>
          <table:table-cell table:style-name="ce312" table:formula="of:=COUNTIF([.C4:.R4];&quot;51¶&quot;)" office:value-type="float" office:value="0" calcext:value-type="float">
            <text:p>0</text:p>
          </table:table-cell>
          <table:table-cell table:style-name="ce312" table:formula="of:=COUNTIF([.C4:.R4];&quot;52¶&quot;)" office:value-type="float" office:value="0" calcext:value-type="float">
            <text:p>0</text:p>
          </table:table-cell>
          <table:table-cell table:style-name="ce312" table:formula="of:=COUNTIF([.C4:.R4];&quot;U&quot;)+COUNTIF([.C4:.R4];&quot;U☻&quot;)+COUNTIF([.C4:.R4];&quot;U☺&quot;)" office:value-type="float" office:value="0" calcext:value-type="float">
            <text:p>0</text:p>
          </table:table-cell>
          <table:table-cell table:style-name="ce312" table:formula="of:=COUNTIF([.C4:.R4];&quot;KVIT&quot;)+COUNTIF([.C4:.R4];&quot;KVIT☻&quot;)+COUNTIF([.C4:.R4];&quot;kvit$&quot;)" office:value-type="float" office:value="0" calcext:value-type="float">
            <text:p>0</text:p>
          </table:table-cell>
          <table:table-cell table:style-name="ce313" table:formula="of:=COUNTBLANK([.C4:.S4])-3" office:value-type="float" office:value="14" calcext:value-type="float">
            <text:p>14</text:p>
          </table:table-cell>
          <table:table-cell table:style-name="ce314" table:formula="of:=COUNTIF([.C4:.R4];&quot;x&quot;)" office:value-type="float" office:value="0" calcext:value-type="float">
            <text:p>0</text:p>
          </table:table-cell>
          <table:table-cell table:style-name="ce315" table:formula="of:=COUNTIF([.C4:.R4];&quot;51&quot;)+COUNTIF([.C4:.R4];&quot;51☻&quot;)+COUNTIF([.C4:.R4];&quot;2&quot;)+COUNTIF([.C4:.R4];&quot;52&quot;)+COUNTIF([.C4:.R4];&quot;52☻&quot;)+COUNTIF([.C4:.R4];&quot;51$&quot;)+COUNTIF([.C4:.R4];&quot;52$&quot;)" office:value-type="float" office:value="0" calcext:value-type="float">
            <text:p>0</text:p>
          </table:table-cell>
          <table:table-cell table:style-name="ce87" table:formula="of:=[Vzorci_vnosov.$A$4]" office:value-type="string" office:string-value="51" calcext:value-type="string">
            <text:p>51</text:p>
          </table:table-cell>
          <table:table-cell table:style-name="ce49" table:formula="of:=RIGHT([.C4];1)">
            <text:p/>
          </table:table-cell>
          <table:table-cell table:style-name="ce49" table:formula="of:=RIGHT([.D4];1)">
            <text:p/>
          </table:table-cell>
          <table:table-cell table:style-name="ce49" table:formula="of:=RIGHT([.E4];1)">
            <text:p/>
          </table:table-cell>
          <table:table-cell table:style-name="ce49" table:formula="of:=RIGHT([.F4];1)">
            <text:p/>
          </table:table-cell>
          <table:table-cell table:style-name="ce49" table:formula="of:=RIGHT([.G4];1)">
            <text:p/>
          </table:table-cell>
          <table:table-cell table:style-name="ce49" table:formula="of:=RIGHT([.H4];1)">
            <text:p/>
          </table:table-cell>
          <table:table-cell table:style-name="ce49" table:formula="of:=RIGHT([.I4];1)">
            <text:p/>
          </table:table-cell>
          <table:table-cell table:style-name="ce49" table:formula="of:=RIGHT([.J4];1)">
            <text:p/>
          </table:table-cell>
          <table:table-cell table:style-name="ce49" table:formula="of:=RIGHT([.K4];1)">
            <text:p/>
          </table:table-cell>
          <table:table-cell table:style-name="ce49" table:formula="of:=RIGHT([.L4];1)">
            <text:p/>
          </table:table-cell>
          <table:table-cell table:style-name="ce49" table:formula="of:=RIGHT([.M4];1)">
            <text:p/>
          </table:table-cell>
          <table:table-cell table:style-name="ce49" table:formula="of:=RIGHT([.N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4];1)">
            <text:p/>
          </table:table-cell>
          <table:table-cell table:style-name="ce49" table:formula="of:=RIGHT([.P4];1)">
            <text:p/>
          </table:table-cell>
          <table:table-cell table:style-name="ce49" table:formula="of:=RIGHT([.Q4];1)">
            <text:p/>
          </table:table-cell>
          <table:table-cell table:style-name="ce49" table:formula="of:=RIGHT([.R4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04" calcext:value-type="date">
            <text:p>04/ dec</text:p>
          </table:table-cell>
          <table:table-cell table:style-name="ce308" table:formula="of:=TEXT([.A5];&quot;Ddd&quot;)" office:value-type="string" office:string-value="sob" calcext:value-type="string">
            <text:p>sob</text:p>
          </table:table-cell>
          <table:table-cell table:style-name="ce309" table:number-columns-repeated="18"/>
          <table:table-cell table:style-name="ce311"/>
          <table:table-cell table:style-name="ce312" table:formula="of:=COUNTIF([.AG5:.AX5];&quot;☺&quot;)" office:value-type="float" office:value="0" calcext:value-type="float">
            <text:p>0</text:p>
          </table:table-cell>
          <table:table-cell table:style-name="ce312" table:formula="of:=COUNTIF([.C5:.R5];&quot;51&quot;)+COUNTIF([.C5:.R5];&quot;51$&quot;)+COUNTIF([.C5:.R5];&quot;51☻&quot;)" office:value-type="float" office:value="0" calcext:value-type="float">
            <text:p>0</text:p>
          </table:table-cell>
          <table:table-cell table:style-name="ce312" table:formula="of:=COUNTIF([.C5:.R5];&quot;52&quot;)+COUNTIF([.C5:.R5];&quot;52$&quot;)+COUNTIF([.C5:.R5];&quot;52☻&quot;)" office:value-type="float" office:value="0" calcext:value-type="float">
            <text:p>0</text:p>
          </table:table-cell>
          <table:table-cell table:style-name="ce312" table:formula="of:=COUNTIF([.C5:.R5];&quot;51¶&quot;)" office:value-type="float" office:value="0" calcext:value-type="float">
            <text:p>0</text:p>
          </table:table-cell>
          <table:table-cell table:style-name="ce312" table:formula="of:=COUNTIF([.C5:.R5];&quot;52¶&quot;)" office:value-type="float" office:value="0" calcext:value-type="float">
            <text:p>0</text:p>
          </table:table-cell>
          <table:table-cell table:style-name="ce312" table:formula="of:=COUNTIF([.C5:.R5];&quot;U&quot;)+COUNTIF([.C5:.R5];&quot;U☻&quot;)+COUNTIF([.C5:.R5];&quot;U☺&quot;)" office:value-type="float" office:value="0" calcext:value-type="float">
            <text:p>0</text:p>
          </table:table-cell>
          <table:table-cell table:style-name="ce312" table:formula="of:=COUNTIF([.C5:.R5];&quot;KVIT&quot;)+COUNTIF([.C5:.R5];&quot;KVIT☻&quot;)+COUNTIF([.C5:.R5];&quot;kvit$&quot;)" office:value-type="float" office:value="0" calcext:value-type="float">
            <text:p>0</text:p>
          </table:table-cell>
          <table:table-cell table:style-name="ce313" table:formula="of:=COUNTBLANK([.C5:.S5])-3" office:value-type="float" office:value="14" calcext:value-type="float">
            <text:p>14</text:p>
          </table:table-cell>
          <table:table-cell table:style-name="ce314" table:formula="of:=COUNTIF([.C5:.R5];&quot;x&quot;)" office:value-type="float" office:value="0" calcext:value-type="float">
            <text:p>0</text:p>
          </table:table-cell>
          <table:table-cell table:style-name="ce315" table:formula="of:=COUNTIF([.C5:.R5];&quot;51&quot;)+COUNTIF([.C5:.R5];&quot;51☻&quot;)+COUNTIF([.C5:.R5];&quot;2&quot;)+COUNTIF([.C5:.R5];&quot;52&quot;)+COUNTIF([.C5:.R5];&quot;52☻&quot;)+COUNTIF([.C5:.R5];&quot;51$&quot;)+COUNTIF([.C5:.R5];&quot;52$&quot;)" office:value-type="float" office:value="0" calcext:value-type="float">
            <text:p>0</text:p>
          </table:table-cell>
          <table:table-cell table:style-name="ce87" table:formula="of:=[Vzorci_vnosov.$A$5]" office:value-type="string" office:string-value="52" calcext:value-type="string">
            <text:p>52</text:p>
          </table:table-cell>
          <table:table-cell table:style-name="ce49" table:formula="of:=RIGHT([.C5];1)">
            <text:p/>
          </table:table-cell>
          <table:table-cell table:style-name="ce49" table:formula="of:=RIGHT([.D5];1)">
            <text:p/>
          </table:table-cell>
          <table:table-cell table:style-name="ce49" table:formula="of:=RIGHT([.E5];1)">
            <text:p/>
          </table:table-cell>
          <table:table-cell table:style-name="ce49" table:formula="of:=RIGHT([.F5];1)">
            <text:p/>
          </table:table-cell>
          <table:table-cell table:style-name="ce49" table:formula="of:=RIGHT([.G5];1)">
            <text:p/>
          </table:table-cell>
          <table:table-cell table:style-name="ce49" table:formula="of:=RIGHT([.H5];1)">
            <text:p/>
          </table:table-cell>
          <table:table-cell table:style-name="ce49" table:formula="of:=RIGHT([.I5];1)">
            <text:p/>
          </table:table-cell>
          <table:table-cell table:style-name="ce49" table:formula="of:=RIGHT([.J5];1)">
            <text:p/>
          </table:table-cell>
          <table:table-cell table:style-name="ce49" table:formula="of:=RIGHT([.K5];1)">
            <text:p/>
          </table:table-cell>
          <table:table-cell table:style-name="ce49" table:formula="of:=RIGHT([.L5];1)">
            <text:p/>
          </table:table-cell>
          <table:table-cell table:style-name="ce49" table:formula="of:=RIGHT([.M5];1)">
            <text:p/>
          </table:table-cell>
          <table:table-cell table:style-name="ce49" table:formula="of:=RIGHT([.N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5];1)">
            <text:p/>
          </table:table-cell>
          <table:table-cell table:style-name="ce49" table:formula="of:=RIGHT([.P5];1)">
            <text:p/>
          </table:table-cell>
          <table:table-cell table:style-name="ce49" table:formula="of:=RIGHT([.Q5];1)">
            <text:p/>
          </table:table-cell>
          <table:table-cell table:style-name="ce49" table:formula="of:=RIGHT([.R5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05" calcext:value-type="date">
            <text:p>05/ dec</text:p>
          </table:table-cell>
          <table:table-cell table:style-name="ce308" table:formula="of:=TEXT([.A6];&quot;Ddd&quot;)" office:value-type="string" office:string-value="ned" calcext:value-type="string">
            <text:p>ned</text:p>
          </table:table-cell>
          <table:table-cell table:style-name="ce309" table:number-columns-repeated="18"/>
          <table:table-cell table:style-name="ce311"/>
          <table:table-cell table:style-name="ce312" table:formula="of:=COUNTIF([.AG6:.AX6];&quot;☺&quot;)" office:value-type="float" office:value="0" calcext:value-type="float">
            <text:p>0</text:p>
          </table:table-cell>
          <table:table-cell table:style-name="ce312" table:formula="of:=COUNTIF([.C6:.R6];&quot;51&quot;)+COUNTIF([.C6:.R6];&quot;51$&quot;)+COUNTIF([.C6:.R6];&quot;51☻&quot;)" office:value-type="float" office:value="0" calcext:value-type="float">
            <text:p>0</text:p>
          </table:table-cell>
          <table:table-cell table:style-name="ce312" table:formula="of:=COUNTIF([.C6:.R6];&quot;52&quot;)+COUNTIF([.C6:.R6];&quot;52$&quot;)+COUNTIF([.C6:.R6];&quot;52☻&quot;)" office:value-type="float" office:value="0" calcext:value-type="float">
            <text:p>0</text:p>
          </table:table-cell>
          <table:table-cell table:style-name="ce312" table:formula="of:=COUNTIF([.C6:.R6];&quot;51¶&quot;)" office:value-type="float" office:value="0" calcext:value-type="float">
            <text:p>0</text:p>
          </table:table-cell>
          <table:table-cell table:style-name="ce312" table:formula="of:=COUNTIF([.C6:.R6];&quot;52¶&quot;)" office:value-type="float" office:value="0" calcext:value-type="float">
            <text:p>0</text:p>
          </table:table-cell>
          <table:table-cell table:style-name="ce312" table:formula="of:=COUNTIF([.C6:.R6];&quot;U&quot;)+COUNTIF([.C6:.R6];&quot;U☻&quot;)+COUNTIF([.C6:.R6];&quot;U☺&quot;)" office:value-type="float" office:value="0" calcext:value-type="float">
            <text:p>0</text:p>
          </table:table-cell>
          <table:table-cell table:style-name="ce312" table:formula="of:=COUNTIF([.C6:.R6];&quot;KVIT&quot;)+COUNTIF([.C6:.R6];&quot;KVIT☻&quot;)+COUNTIF([.C6:.R6];&quot;kvit$&quot;)" office:value-type="float" office:value="0" calcext:value-type="float">
            <text:p>0</text:p>
          </table:table-cell>
          <table:table-cell table:style-name="ce313" table:formula="of:=COUNTBLANK([.C6:.S6])-3" office:value-type="float" office:value="14" calcext:value-type="float">
            <text:p>14</text:p>
          </table:table-cell>
          <table:table-cell table:style-name="ce314" table:formula="of:=COUNTIF([.C6:.R6];&quot;x&quot;)" office:value-type="float" office:value="0" calcext:value-type="float">
            <text:p>0</text:p>
          </table:table-cell>
          <table:table-cell table:style-name="ce315" table:formula="of:=COUNTIF([.C6:.R6];&quot;51&quot;)+COUNTIF([.C6:.R6];&quot;51☻&quot;)+COUNTIF([.C6:.R6];&quot;2&quot;)+COUNTIF([.C6:.R6];&quot;52&quot;)+COUNTIF([.C6:.R6];&quot;52☻&quot;)+COUNTIF([.C6:.R6];&quot;51$&quot;)+COUNTIF([.C6:.R6];&quot;52$&quot;)" office:value-type="float" office:value="0" calcext:value-type="float">
            <text:p>0</text:p>
          </table:table-cell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49" table:formula="of:=RIGHT([.C6];1)">
            <text:p/>
          </table:table-cell>
          <table:table-cell table:style-name="ce49" table:formula="of:=RIGHT([.D6];1)">
            <text:p/>
          </table:table-cell>
          <table:table-cell table:style-name="ce49" table:formula="of:=RIGHT([.E6];1)">
            <text:p/>
          </table:table-cell>
          <table:table-cell table:style-name="ce49" table:formula="of:=RIGHT([.F6];1)">
            <text:p/>
          </table:table-cell>
          <table:table-cell table:style-name="ce49" table:formula="of:=RIGHT([.G6];1)">
            <text:p/>
          </table:table-cell>
          <table:table-cell table:style-name="ce49" table:formula="of:=RIGHT([.H6];1)">
            <text:p/>
          </table:table-cell>
          <table:table-cell table:style-name="ce49" table:formula="of:=RIGHT([.I6];1)">
            <text:p/>
          </table:table-cell>
          <table:table-cell table:style-name="ce49" table:formula="of:=RIGHT([.J6];1)">
            <text:p/>
          </table:table-cell>
          <table:table-cell table:style-name="ce49" table:formula="of:=RIGHT([.K6];1)">
            <text:p/>
          </table:table-cell>
          <table:table-cell table:style-name="ce49" table:formula="of:=RIGHT([.L6];1)">
            <text:p/>
          </table:table-cell>
          <table:table-cell table:style-name="ce49" table:formula="of:=RIGHT([.M6];1)">
            <text:p/>
          </table:table-cell>
          <table:table-cell table:style-name="ce49" table:formula="of:=RIGHT([.N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6];1)">
            <text:p/>
          </table:table-cell>
          <table:table-cell table:style-name="ce49" table:formula="of:=RIGHT([.P6];1)">
            <text:p/>
          </table:table-cell>
          <table:table-cell table:style-name="ce49" table:formula="of:=RIGHT([.Q6];1)">
            <text:p/>
          </table:table-cell>
          <table:table-cell table:style-name="ce49" table:formula="of:=RIGHT([.R6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06" calcext:value-type="date">
            <text:p>06/ dec</text:p>
          </table:table-cell>
          <table:table-cell table:style-name="ce308" table:formula="of:=TEXT([.A7];&quot;Ddd&quot;)" office:value-type="string" office:string-value="pon" calcext:value-type="string">
            <text:p>pon</text:p>
          </table:table-cell>
          <table:table-cell table:style-name="ce309" table:number-columns-repeated="18"/>
          <table:table-cell table:style-name="ce311"/>
          <table:table-cell table:style-name="ce312" table:formula="of:=COUNTIF([.AG7:.AX7];&quot;☺&quot;)" office:value-type="float" office:value="0" calcext:value-type="float">
            <text:p>0</text:p>
          </table:table-cell>
          <table:table-cell table:style-name="ce312" table:formula="of:=COUNTIF([.C7:.R7];&quot;51&quot;)+COUNTIF([.C7:.R7];&quot;51$&quot;)+COUNTIF([.C7:.R7];&quot;51☻&quot;)" office:value-type="float" office:value="0" calcext:value-type="float">
            <text:p>0</text:p>
          </table:table-cell>
          <table:table-cell table:style-name="ce312" table:formula="of:=COUNTIF([.C7:.R7];&quot;52&quot;)+COUNTIF([.C7:.R7];&quot;52$&quot;)+COUNTIF([.C7:.R7];&quot;52☻&quot;)" office:value-type="float" office:value="0" calcext:value-type="float">
            <text:p>0</text:p>
          </table:table-cell>
          <table:table-cell table:style-name="ce312" table:formula="of:=COUNTIF([.C7:.R7];&quot;51¶&quot;)" office:value-type="float" office:value="0" calcext:value-type="float">
            <text:p>0</text:p>
          </table:table-cell>
          <table:table-cell table:style-name="ce312" table:formula="of:=COUNTIF([.C7:.R7];&quot;52¶&quot;)" office:value-type="float" office:value="0" calcext:value-type="float">
            <text:p>0</text:p>
          </table:table-cell>
          <table:table-cell table:style-name="ce312" table:formula="of:=COUNTIF([.C7:.R7];&quot;U&quot;)+COUNTIF([.C7:.R7];&quot;U☻&quot;)+COUNTIF([.C7:.R7];&quot;U☺&quot;)" office:value-type="float" office:value="0" calcext:value-type="float">
            <text:p>0</text:p>
          </table:table-cell>
          <table:table-cell table:style-name="ce312" table:formula="of:=COUNTIF([.C7:.R7];&quot;KVIT&quot;)+COUNTIF([.C7:.R7];&quot;KVIT☻&quot;)+COUNTIF([.C7:.R7];&quot;kvit$&quot;)" office:value-type="float" office:value="0" calcext:value-type="float">
            <text:p>0</text:p>
          </table:table-cell>
          <table:table-cell table:style-name="ce313" table:formula="of:=COUNTBLANK([.C7:.S7])-3" office:value-type="float" office:value="14" calcext:value-type="float">
            <text:p>14</text:p>
          </table:table-cell>
          <table:table-cell table:style-name="ce314" table:formula="of:=COUNTIF([.C7:.R7];&quot;x&quot;)" office:value-type="float" office:value="0" calcext:value-type="float">
            <text:p>0</text:p>
          </table:table-cell>
          <table:table-cell table:style-name="ce315" table:formula="of:=COUNTIF([.C7:.R7];&quot;51&quot;)+COUNTIF([.C7:.R7];&quot;51☻&quot;)+COUNTIF([.C7:.R7];&quot;2&quot;)+COUNTIF([.C7:.R7];&quot;52&quot;)+COUNTIF([.C7:.R7];&quot;52☻&quot;)+COUNTIF([.C7:.R7];&quot;51$&quot;)+COUNTIF([.C7:.R7];&quot;52$&quot;)" office:value-type="float" office:value="0" calcext:value-type="float">
            <text:p>0</text:p>
          </table:table-cell>
          <table:table-cell table:style-name="ce88" table:formula="of:=[Vzorci_vnosov.$A$7]" office:value-type="string" office:string-value="KVIT☻" calcext:value-type="string">
            <text:p>KVIT☻</text:p>
          </table:table-cell>
          <table:table-cell table:style-name="ce49" table:formula="of:=RIGHT([.C7];1)">
            <text:p/>
          </table:table-cell>
          <table:table-cell table:style-name="ce49" table:formula="of:=RIGHT([.D7];1)">
            <text:p/>
          </table:table-cell>
          <table:table-cell table:style-name="ce49" table:formula="of:=RIGHT([.E7];1)">
            <text:p/>
          </table:table-cell>
          <table:table-cell table:style-name="ce49" table:formula="of:=RIGHT([.F7];1)">
            <text:p/>
          </table:table-cell>
          <table:table-cell table:style-name="ce49" table:formula="of:=RIGHT([.G7];1)">
            <text:p/>
          </table:table-cell>
          <table:table-cell table:style-name="ce49" table:formula="of:=RIGHT([.H7];1)">
            <text:p/>
          </table:table-cell>
          <table:table-cell table:style-name="ce49" table:formula="of:=RIGHT([.I7];1)">
            <text:p/>
          </table:table-cell>
          <table:table-cell table:style-name="ce49" table:formula="of:=RIGHT([.J7];1)">
            <text:p/>
          </table:table-cell>
          <table:table-cell table:style-name="ce49" table:formula="of:=RIGHT([.K7];1)">
            <text:p/>
          </table:table-cell>
          <table:table-cell table:style-name="ce49" table:formula="of:=RIGHT([.L7];1)">
            <text:p/>
          </table:table-cell>
          <table:table-cell table:style-name="ce49" table:formula="of:=RIGHT([.M7];1)">
            <text:p/>
          </table:table-cell>
          <table:table-cell table:style-name="ce49" table:formula="of:=RIGHT([.N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7];1)">
            <text:p/>
          </table:table-cell>
          <table:table-cell table:style-name="ce49" table:formula="of:=RIGHT([.P7];1)">
            <text:p/>
          </table:table-cell>
          <table:table-cell table:style-name="ce49" table:formula="of:=RIGHT([.Q7];1)">
            <text:p/>
          </table:table-cell>
          <table:table-cell table:style-name="ce49" table:formula="of:=RIGHT([.R7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07" calcext:value-type="date">
            <text:p>07/ dec</text:p>
          </table:table-cell>
          <table:table-cell table:style-name="ce308" table:formula="of:=TEXT([.A8];&quot;Ddd&quot;)" office:value-type="string" office:string-value="tor" calcext:value-type="string">
            <text:p>tor</text:p>
          </table:table-cell>
          <table:table-cell table:style-name="ce309" table:number-columns-repeated="18"/>
          <table:table-cell table:style-name="ce311"/>
          <table:table-cell table:style-name="ce312" table:formula="of:=COUNTIF([.AG8:.AX8];&quot;☺&quot;)" office:value-type="float" office:value="0" calcext:value-type="float">
            <text:p>0</text:p>
          </table:table-cell>
          <table:table-cell table:style-name="ce312" table:formula="of:=COUNTIF([.C8:.R8];&quot;51&quot;)+COUNTIF([.C8:.R8];&quot;51$&quot;)+COUNTIF([.C8:.R8];&quot;51☻&quot;)" office:value-type="float" office:value="0" calcext:value-type="float">
            <text:p>0</text:p>
          </table:table-cell>
          <table:table-cell table:style-name="ce312" table:formula="of:=COUNTIF([.C8:.R8];&quot;52&quot;)+COUNTIF([.C8:.R8];&quot;52$&quot;)+COUNTIF([.C8:.R8];&quot;52☻&quot;)" office:value-type="float" office:value="0" calcext:value-type="float">
            <text:p>0</text:p>
          </table:table-cell>
          <table:table-cell table:style-name="ce312" table:formula="of:=COUNTIF([.C8:.R8];&quot;51¶&quot;)" office:value-type="float" office:value="0" calcext:value-type="float">
            <text:p>0</text:p>
          </table:table-cell>
          <table:table-cell table:style-name="ce312" table:formula="of:=COUNTIF([.C8:.R8];&quot;52¶&quot;)" office:value-type="float" office:value="0" calcext:value-type="float">
            <text:p>0</text:p>
          </table:table-cell>
          <table:table-cell table:style-name="ce312" table:formula="of:=COUNTIF([.C8:.R8];&quot;U&quot;)+COUNTIF([.C8:.R8];&quot;U☻&quot;)+COUNTIF([.C8:.R8];&quot;U☺&quot;)" office:value-type="float" office:value="0" calcext:value-type="float">
            <text:p>0</text:p>
          </table:table-cell>
          <table:table-cell table:style-name="ce312" table:formula="of:=COUNTIF([.C8:.R8];&quot;KVIT&quot;)+COUNTIF([.C8:.R8];&quot;KVIT☻&quot;)+COUNTIF([.C8:.R8];&quot;kvit$&quot;)" office:value-type="float" office:value="0" calcext:value-type="float">
            <text:p>0</text:p>
          </table:table-cell>
          <table:table-cell table:style-name="ce313" table:formula="of:=COUNTBLANK([.C8:.S8])-3" office:value-type="float" office:value="14" calcext:value-type="float">
            <text:p>14</text:p>
          </table:table-cell>
          <table:table-cell table:style-name="ce314" table:formula="of:=COUNTIF([.C8:.R8];&quot;x&quot;)" office:value-type="float" office:value="0" calcext:value-type="float">
            <text:p>0</text:p>
          </table:table-cell>
          <table:table-cell table:style-name="ce315" table:formula="of:=COUNTIF([.C8:.R8];&quot;51&quot;)+COUNTIF([.C8:.R8];&quot;51☻&quot;)+COUNTIF([.C8:.R8];&quot;2&quot;)+COUNTIF([.C8:.R8];&quot;52&quot;)+COUNTIF([.C8:.R8];&quot;52☻&quot;)+COUNTIF([.C8:.R8];&quot;51$&quot;)+COUNTIF([.C8:.R8];&quot;52$&quot;)" office:value-type="float" office:value="0" calcext:value-type="float">
            <text:p>0</text:p>
          </table:table-cell>
          <table:table-cell table:style-name="ce87" table:formula="of:=[Vzorci_vnosov.$A$8]" office:value-type="string" office:string-value="U" calcext:value-type="string">
            <text:p>U</text:p>
          </table:table-cell>
          <table:table-cell table:style-name="ce49" table:formula="of:=RIGHT([.C8];1)">
            <text:p/>
          </table:table-cell>
          <table:table-cell table:style-name="ce49" table:formula="of:=RIGHT([.D8];1)">
            <text:p/>
          </table:table-cell>
          <table:table-cell table:style-name="ce49" table:formula="of:=RIGHT([.E8];1)">
            <text:p/>
          </table:table-cell>
          <table:table-cell table:style-name="ce49" table:formula="of:=RIGHT([.F8];1)">
            <text:p/>
          </table:table-cell>
          <table:table-cell table:style-name="ce49" table:formula="of:=RIGHT([.G8];1)">
            <text:p/>
          </table:table-cell>
          <table:table-cell table:style-name="ce49" table:formula="of:=RIGHT([.H8];1)">
            <text:p/>
          </table:table-cell>
          <table:table-cell table:style-name="ce49" table:formula="of:=RIGHT([.I8];1)">
            <text:p/>
          </table:table-cell>
          <table:table-cell table:style-name="ce49" table:formula="of:=RIGHT([.J8];1)">
            <text:p/>
          </table:table-cell>
          <table:table-cell table:style-name="ce49" table:formula="of:=RIGHT([.K8];1)">
            <text:p/>
          </table:table-cell>
          <table:table-cell table:style-name="ce49" table:formula="of:=RIGHT([.L8];1)">
            <text:p/>
          </table:table-cell>
          <table:table-cell table:style-name="ce49" table:formula="of:=RIGHT([.M8];1)">
            <text:p/>
          </table:table-cell>
          <table:table-cell table:style-name="ce49" table:formula="of:=RIGHT([.N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8];1)">
            <text:p/>
          </table:table-cell>
          <table:table-cell table:style-name="ce49" table:formula="of:=RIGHT([.P8];1)">
            <text:p/>
          </table:table-cell>
          <table:table-cell table:style-name="ce49" table:formula="of:=RIGHT([.Q8];1)">
            <text:p/>
          </table:table-cell>
          <table:table-cell table:style-name="ce49" table:formula="of:=RIGHT([.R8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08" calcext:value-type="date">
            <text:p>08/ dec</text:p>
          </table:table-cell>
          <table:table-cell table:style-name="ce308" table:formula="of:=TEXT([.A9];&quot;Ddd&quot;)" office:value-type="string" office:string-value="sre" calcext:value-type="string">
            <text:p>sre</text:p>
          </table:table-cell>
          <table:table-cell table:style-name="ce309" table:number-columns-repeated="18"/>
          <table:table-cell table:style-name="ce311"/>
          <table:table-cell table:style-name="ce312" table:formula="of:=COUNTIF([.AG9:.AX9];&quot;☺&quot;)" office:value-type="float" office:value="0" calcext:value-type="float">
            <text:p>0</text:p>
          </table:table-cell>
          <table:table-cell table:style-name="ce312" table:formula="of:=COUNTIF([.C9:.R9];&quot;51&quot;)+COUNTIF([.C9:.R9];&quot;51$&quot;)+COUNTIF([.C9:.R9];&quot;51☻&quot;)" office:value-type="float" office:value="0" calcext:value-type="float">
            <text:p>0</text:p>
          </table:table-cell>
          <table:table-cell table:style-name="ce312" table:formula="of:=COUNTIF([.C9:.R9];&quot;52&quot;)+COUNTIF([.C9:.R9];&quot;52$&quot;)+COUNTIF([.C9:.R9];&quot;52☻&quot;)" office:value-type="float" office:value="0" calcext:value-type="float">
            <text:p>0</text:p>
          </table:table-cell>
          <table:table-cell table:style-name="ce312" table:formula="of:=COUNTIF([.C9:.R9];&quot;51¶&quot;)" office:value-type="float" office:value="0" calcext:value-type="float">
            <text:p>0</text:p>
          </table:table-cell>
          <table:table-cell table:style-name="ce312" table:formula="of:=COUNTIF([.C9:.R9];&quot;52¶&quot;)" office:value-type="float" office:value="0" calcext:value-type="float">
            <text:p>0</text:p>
          </table:table-cell>
          <table:table-cell table:style-name="ce312" table:formula="of:=COUNTIF([.C9:.R9];&quot;U&quot;)+COUNTIF([.C9:.R9];&quot;U☻&quot;)+COUNTIF([.C9:.R9];&quot;U☺&quot;)" office:value-type="float" office:value="0" calcext:value-type="float">
            <text:p>0</text:p>
          </table:table-cell>
          <table:table-cell table:style-name="ce312" table:formula="of:=COUNTIF([.C9:.R9];&quot;KVIT&quot;)+COUNTIF([.C9:.R9];&quot;KVIT☻&quot;)+COUNTIF([.C9:.R9];&quot;kvit$&quot;)" office:value-type="float" office:value="0" calcext:value-type="float">
            <text:p>0</text:p>
          </table:table-cell>
          <table:table-cell table:style-name="ce313" table:formula="of:=COUNTBLANK([.C9:.S9])-3" office:value-type="float" office:value="14" calcext:value-type="float">
            <text:p>14</text:p>
          </table:table-cell>
          <table:table-cell table:style-name="ce314" table:formula="of:=COUNTIF([.C9:.R9];&quot;x&quot;)" office:value-type="float" office:value="0" calcext:value-type="float">
            <text:p>0</text:p>
          </table:table-cell>
          <table:table-cell table:style-name="ce315" table:formula="of:=COUNTIF([.C9:.R9];&quot;51&quot;)+COUNTIF([.C9:.R9];&quot;51☻&quot;)+COUNTIF([.C9:.R9];&quot;2&quot;)+COUNTIF([.C9:.R9];&quot;52&quot;)+COUNTIF([.C9:.R9];&quot;52☻&quot;)+COUNTIF([.C9:.R9];&quot;51$&quot;)+COUNTIF([.C9:.R9];&quot;52$&quot;)" office:value-type="float" office:value="0" calcext:value-type="float">
            <text:p>0</text:p>
          </table:table-cell>
          <table:table-cell table:style-name="ce87" table:formula="of:=[Vzorci_vnosov.$A$9]" office:value-type="string" office:string-value="U☻" calcext:value-type="string">
            <text:p>U☻</text:p>
          </table:table-cell>
          <table:table-cell table:style-name="ce49" table:formula="of:=RIGHT([.C9];1)">
            <text:p/>
          </table:table-cell>
          <table:table-cell table:style-name="ce49" table:formula="of:=RIGHT([.D9];1)">
            <text:p/>
          </table:table-cell>
          <table:table-cell table:style-name="ce49" table:formula="of:=RIGHT([.E9];1)">
            <text:p/>
          </table:table-cell>
          <table:table-cell table:style-name="ce49" table:formula="of:=RIGHT([.F9];1)">
            <text:p/>
          </table:table-cell>
          <table:table-cell table:style-name="ce49" table:formula="of:=RIGHT([.G9];1)">
            <text:p/>
          </table:table-cell>
          <table:table-cell table:style-name="ce49" table:formula="of:=RIGHT([.H9];1)">
            <text:p/>
          </table:table-cell>
          <table:table-cell table:style-name="ce49" table:formula="of:=RIGHT([.I9];1)">
            <text:p/>
          </table:table-cell>
          <table:table-cell table:style-name="ce49" table:formula="of:=RIGHT([.J9];1)">
            <text:p/>
          </table:table-cell>
          <table:table-cell table:style-name="ce49" table:formula="of:=RIGHT([.K9];1)">
            <text:p/>
          </table:table-cell>
          <table:table-cell table:style-name="ce49" table:formula="of:=RIGHT([.L9];1)">
            <text:p/>
          </table:table-cell>
          <table:table-cell table:style-name="ce49" table:formula="of:=RIGHT([.M9];1)">
            <text:p/>
          </table:table-cell>
          <table:table-cell table:style-name="ce49" table:formula="of:=RIGHT([.N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9];1)">
            <text:p/>
          </table:table-cell>
          <table:table-cell table:style-name="ce49" table:formula="of:=RIGHT([.P9];1)">
            <text:p/>
          </table:table-cell>
          <table:table-cell table:style-name="ce49" table:formula="of:=RIGHT([.Q9];1)">
            <text:p/>
          </table:table-cell>
          <table:table-cell table:style-name="ce49" table:formula="of:=RIGHT([.R9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09" calcext:value-type="date">
            <text:p>09/ dec</text:p>
          </table:table-cell>
          <table:table-cell table:style-name="ce308" table:formula="of:=TEXT([.A10];&quot;Ddd&quot;)" office:value-type="string" office:string-value="čet" calcext:value-type="string">
            <text:p>čet</text:p>
          </table:table-cell>
          <table:table-cell table:style-name="ce309" table:number-columns-repeated="18"/>
          <table:table-cell table:style-name="ce311"/>
          <table:table-cell table:style-name="ce312" table:formula="of:=COUNTIF([.AG10:.AX10];&quot;☺&quot;)" office:value-type="float" office:value="0" calcext:value-type="float">
            <text:p>0</text:p>
          </table:table-cell>
          <table:table-cell table:style-name="ce312" table:formula="of:=COUNTIF([.C10:.R10];&quot;51&quot;)+COUNTIF([.C10:.R10];&quot;51$&quot;)+COUNTIF([.C10:.R10];&quot;51☻&quot;)" office:value-type="float" office:value="0" calcext:value-type="float">
            <text:p>0</text:p>
          </table:table-cell>
          <table:table-cell table:style-name="ce312" table:formula="of:=COUNTIF([.C10:.R10];&quot;52&quot;)+COUNTIF([.C10:.R10];&quot;52$&quot;)+COUNTIF([.C10:.R10];&quot;52☻&quot;)" office:value-type="float" office:value="0" calcext:value-type="float">
            <text:p>0</text:p>
          </table:table-cell>
          <table:table-cell table:style-name="ce312" table:formula="of:=COUNTIF([.C10:.R10];&quot;51¶&quot;)" office:value-type="float" office:value="0" calcext:value-type="float">
            <text:p>0</text:p>
          </table:table-cell>
          <table:table-cell table:style-name="ce312" table:formula="of:=COUNTIF([.C10:.R10];&quot;52¶&quot;)" office:value-type="float" office:value="0" calcext:value-type="float">
            <text:p>0</text:p>
          </table:table-cell>
          <table:table-cell table:style-name="ce312" table:formula="of:=COUNTIF([.C10:.R10];&quot;U&quot;)+COUNTIF([.C10:.R10];&quot;U☻&quot;)+COUNTIF([.C10:.R10];&quot;U☺&quot;)" office:value-type="float" office:value="0" calcext:value-type="float">
            <text:p>0</text:p>
          </table:table-cell>
          <table:table-cell table:style-name="ce312" table:formula="of:=COUNTIF([.C10:.R10];&quot;KVIT&quot;)+COUNTIF([.C10:.R10];&quot;KVIT☻&quot;)+COUNTIF([.C10:.R10];&quot;kvit$&quot;)" office:value-type="float" office:value="0" calcext:value-type="float">
            <text:p>0</text:p>
          </table:table-cell>
          <table:table-cell table:style-name="ce313" table:formula="of:=COUNTBLANK([.C10:.S10])-3" office:value-type="float" office:value="14" calcext:value-type="float">
            <text:p>14</text:p>
          </table:table-cell>
          <table:table-cell table:style-name="ce314" table:formula="of:=COUNTIF([.C10:.R10];&quot;x&quot;)" office:value-type="float" office:value="0" calcext:value-type="float">
            <text:p>0</text:p>
          </table:table-cell>
          <table:table-cell table:style-name="ce315" table:formula="of:=COUNTIF([.C10:.R10];&quot;51&quot;)+COUNTIF([.C10:.R10];&quot;51☻&quot;)+COUNTIF([.C10:.R10];&quot;2&quot;)+COUNTIF([.C10:.R10];&quot;52&quot;)+COUNTIF([.C10:.R10];&quot;52☻&quot;)+COUNTIF([.C10:.R10];&quot;51$&quot;)+COUNTIF([.C10:.R10];&quot;52$&quot;)" office:value-type="float" office:value="0" calcext:value-type="float">
            <text:p>0</text:p>
          </table:table-cell>
          <table:table-cell table:style-name="ce87" table:formula="of:=[Vzorci_vnosov.$A$10]" office:value-type="string" office:string-value="12-20" calcext:value-type="string">
            <text:p>12-20</text:p>
          </table:table-cell>
          <table:table-cell table:style-name="ce49" table:formula="of:=RIGHT([.C10];1)">
            <text:p/>
          </table:table-cell>
          <table:table-cell table:style-name="ce49" table:formula="of:=RIGHT([.D10];1)">
            <text:p/>
          </table:table-cell>
          <table:table-cell table:style-name="ce49" table:formula="of:=RIGHT([.E10];1)">
            <text:p/>
          </table:table-cell>
          <table:table-cell table:style-name="ce49" table:formula="of:=RIGHT([.F10];1)">
            <text:p/>
          </table:table-cell>
          <table:table-cell table:style-name="ce49" table:formula="of:=RIGHT([.G10];1)">
            <text:p/>
          </table:table-cell>
          <table:table-cell table:style-name="ce49" table:formula="of:=RIGHT([.H10];1)">
            <text:p/>
          </table:table-cell>
          <table:table-cell table:style-name="ce49" table:formula="of:=RIGHT([.I10];1)">
            <text:p/>
          </table:table-cell>
          <table:table-cell table:style-name="ce49" table:formula="of:=RIGHT([.J10];1)">
            <text:p/>
          </table:table-cell>
          <table:table-cell table:style-name="ce49" table:formula="of:=RIGHT([.K10];1)">
            <text:p/>
          </table:table-cell>
          <table:table-cell table:style-name="ce49" table:formula="of:=RIGHT([.L10];1)">
            <text:p/>
          </table:table-cell>
          <table:table-cell table:style-name="ce49" table:formula="of:=RIGHT([.M10];1)">
            <text:p/>
          </table:table-cell>
          <table:table-cell table:style-name="ce49" table:formula="of:=RIGHT([.N1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0];1)">
            <text:p/>
          </table:table-cell>
          <table:table-cell table:style-name="ce49" table:formula="of:=RIGHT([.P10];1)">
            <text:p/>
          </table:table-cell>
          <table:table-cell table:style-name="ce49" table:formula="of:=RIGHT([.Q10];1)">
            <text:p/>
          </table:table-cell>
          <table:table-cell table:style-name="ce49" table:formula="of:=RIGHT([.R10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10" calcext:value-type="date">
            <text:p>10/ dec</text:p>
          </table:table-cell>
          <table:table-cell table:style-name="ce308" table:formula="of:=TEXT([.A11];&quot;Ddd&quot;)" office:value-type="string" office:string-value="pet" calcext:value-type="string">
            <text:p>pet</text:p>
          </table:table-cell>
          <table:table-cell table:style-name="ce309" table:number-columns-repeated="18"/>
          <table:table-cell table:style-name="ce311"/>
          <table:table-cell table:style-name="ce312" table:formula="of:=COUNTIF([.AG11:.AX11];&quot;☺&quot;)" office:value-type="float" office:value="0" calcext:value-type="float">
            <text:p>0</text:p>
          </table:table-cell>
          <table:table-cell table:style-name="ce312" table:formula="of:=COUNTIF([.C11:.R11];&quot;51&quot;)+COUNTIF([.C11:.R11];&quot;51$&quot;)+COUNTIF([.C11:.R11];&quot;51☻&quot;)" office:value-type="float" office:value="0" calcext:value-type="float">
            <text:p>0</text:p>
          </table:table-cell>
          <table:table-cell table:style-name="ce312" table:formula="of:=COUNTIF([.C11:.R11];&quot;52&quot;)+COUNTIF([.C11:.R11];&quot;52$&quot;)+COUNTIF([.C11:.R11];&quot;52☻&quot;)" office:value-type="float" office:value="0" calcext:value-type="float">
            <text:p>0</text:p>
          </table:table-cell>
          <table:table-cell table:style-name="ce312" table:formula="of:=COUNTIF([.C11:.R11];&quot;51¶&quot;)" office:value-type="float" office:value="0" calcext:value-type="float">
            <text:p>0</text:p>
          </table:table-cell>
          <table:table-cell table:style-name="ce312" table:formula="of:=COUNTIF([.C11:.R11];&quot;52¶&quot;)" office:value-type="float" office:value="0" calcext:value-type="float">
            <text:p>0</text:p>
          </table:table-cell>
          <table:table-cell table:style-name="ce312" table:formula="of:=COUNTIF([.C11:.R11];&quot;U&quot;)+COUNTIF([.C11:.R11];&quot;U☻&quot;)+COUNTIF([.C11:.R11];&quot;U☺&quot;)" office:value-type="float" office:value="0" calcext:value-type="float">
            <text:p>0</text:p>
          </table:table-cell>
          <table:table-cell table:style-name="ce312" table:formula="of:=COUNTIF([.C11:.R11];&quot;KVIT&quot;)+COUNTIF([.C11:.R11];&quot;KVIT☻&quot;)+COUNTIF([.C11:.R11];&quot;kvit$&quot;)" office:value-type="float" office:value="0" calcext:value-type="float">
            <text:p>0</text:p>
          </table:table-cell>
          <table:table-cell table:style-name="ce313" table:formula="of:=COUNTBLANK([.C11:.S11])-3" office:value-type="float" office:value="14" calcext:value-type="float">
            <text:p>14</text:p>
          </table:table-cell>
          <table:table-cell table:style-name="ce314" table:formula="of:=COUNTIF([.C11:.R11];&quot;x&quot;)" office:value-type="float" office:value="0" calcext:value-type="float">
            <text:p>0</text:p>
          </table:table-cell>
          <table:table-cell table:style-name="ce315" table:formula="of:=COUNTIF([.C11:.R11];&quot;51&quot;)+COUNTIF([.C11:.R11];&quot;51☻&quot;)+COUNTIF([.C11:.R11];&quot;2&quot;)+COUNTIF([.C11:.R11];&quot;52&quot;)+COUNTIF([.C11:.R11];&quot;52☻&quot;)+COUNTIF([.C11:.R11];&quot;51$&quot;)+COUNTIF([.C11:.R11];&quot;52$&quot;)" office:value-type="float" office:value="0" calcext:value-type="float">
            <text:p>0</text:p>
          </table:table-cell>
          <table:table-cell table:style-name="ce89" table:formula="of:=[Vzorci_vnosov.$A$11]" office:value-type="string" office:string-value="X" calcext:value-type="string">
            <text:p>X</text:p>
          </table:table-cell>
          <table:table-cell table:style-name="ce49" table:formula="of:=RIGHT([.C11];1)">
            <text:p/>
          </table:table-cell>
          <table:table-cell table:style-name="ce49" table:formula="of:=RIGHT([.D11];1)">
            <text:p/>
          </table:table-cell>
          <table:table-cell table:style-name="ce49" table:formula="of:=RIGHT([.E11];1)">
            <text:p/>
          </table:table-cell>
          <table:table-cell table:style-name="ce49" table:formula="of:=RIGHT([.F11];1)">
            <text:p/>
          </table:table-cell>
          <table:table-cell table:style-name="ce49" table:formula="of:=RIGHT([.G11];1)">
            <text:p/>
          </table:table-cell>
          <table:table-cell table:style-name="ce49" table:formula="of:=RIGHT([.H11];1)">
            <text:p/>
          </table:table-cell>
          <table:table-cell table:style-name="ce49" table:formula="of:=RIGHT([.I11];1)">
            <text:p/>
          </table:table-cell>
          <table:table-cell table:style-name="ce49" table:formula="of:=RIGHT([.J11];1)">
            <text:p/>
          </table:table-cell>
          <table:table-cell table:style-name="ce49" table:formula="of:=RIGHT([.K11];1)">
            <text:p/>
          </table:table-cell>
          <table:table-cell table:style-name="ce49" table:formula="of:=RIGHT([.L11];1)">
            <text:p/>
          </table:table-cell>
          <table:table-cell table:style-name="ce49" table:formula="of:=RIGHT([.M11];1)">
            <text:p/>
          </table:table-cell>
          <table:table-cell table:style-name="ce49" table:formula="of:=RIGHT([.N1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1];1)">
            <text:p/>
          </table:table-cell>
          <table:table-cell table:style-name="ce49" table:formula="of:=RIGHT([.P11];1)">
            <text:p/>
          </table:table-cell>
          <table:table-cell table:style-name="ce49" table:formula="of:=RIGHT([.Q11];1)">
            <text:p/>
          </table:table-cell>
          <table:table-cell table:style-name="ce49" table:formula="of:=RIGHT([.R11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11" calcext:value-type="date">
            <text:p>11/ dec</text:p>
          </table:table-cell>
          <table:table-cell table:style-name="ce308" table:formula="of:=TEXT([.A12];&quot;Ddd&quot;)" office:value-type="string" office:string-value="sob" calcext:value-type="string">
            <text:p>sob</text:p>
          </table:table-cell>
          <table:table-cell table:style-name="ce309" table:number-columns-repeated="18"/>
          <table:table-cell table:style-name="ce311"/>
          <table:table-cell table:style-name="ce312" table:formula="of:=COUNTIF([.AG12:.AX12];&quot;☺&quot;)" office:value-type="float" office:value="0" calcext:value-type="float">
            <text:p>0</text:p>
          </table:table-cell>
          <table:table-cell table:style-name="ce312" table:formula="of:=COUNTIF([.C12:.R12];&quot;51&quot;)+COUNTIF([.C12:.R12];&quot;51$&quot;)+COUNTIF([.C12:.R12];&quot;51☻&quot;)" office:value-type="float" office:value="0" calcext:value-type="float">
            <text:p>0</text:p>
          </table:table-cell>
          <table:table-cell table:style-name="ce312" table:formula="of:=COUNTIF([.C12:.R12];&quot;52&quot;)+COUNTIF([.C12:.R12];&quot;52$&quot;)+COUNTIF([.C12:.R12];&quot;52☻&quot;)" office:value-type="float" office:value="0" calcext:value-type="float">
            <text:p>0</text:p>
          </table:table-cell>
          <table:table-cell table:style-name="ce312" table:formula="of:=COUNTIF([.C12:.R12];&quot;51¶&quot;)" office:value-type="float" office:value="0" calcext:value-type="float">
            <text:p>0</text:p>
          </table:table-cell>
          <table:table-cell table:style-name="ce312" table:formula="of:=COUNTIF([.C12:.R12];&quot;52¶&quot;)" office:value-type="float" office:value="0" calcext:value-type="float">
            <text:p>0</text:p>
          </table:table-cell>
          <table:table-cell table:style-name="ce312" table:formula="of:=COUNTIF([.C12:.R12];&quot;U&quot;)+COUNTIF([.C12:.R12];&quot;U☻&quot;)+COUNTIF([.C12:.R12];&quot;U☺&quot;)" office:value-type="float" office:value="0" calcext:value-type="float">
            <text:p>0</text:p>
          </table:table-cell>
          <table:table-cell table:style-name="ce312" table:formula="of:=COUNTIF([.C12:.R12];&quot;KVIT&quot;)+COUNTIF([.C12:.R12];&quot;KVIT☻&quot;)+COUNTIF([.C12:.R12];&quot;kvit$&quot;)" office:value-type="float" office:value="0" calcext:value-type="float">
            <text:p>0</text:p>
          </table:table-cell>
          <table:table-cell table:style-name="ce313" table:formula="of:=COUNTBLANK([.C12:.S12])-3" office:value-type="float" office:value="14" calcext:value-type="float">
            <text:p>14</text:p>
          </table:table-cell>
          <table:table-cell table:style-name="ce314" table:formula="of:=COUNTIF([.C12:.R12];&quot;x&quot;)" office:value-type="float" office:value="0" calcext:value-type="float">
            <text:p>0</text:p>
          </table:table-cell>
          <table:table-cell table:style-name="ce315" table:formula="of:=COUNTIF([.C12:.R12];&quot;51&quot;)+COUNTIF([.C12:.R12];&quot;51☻&quot;)+COUNTIF([.C12:.R12];&quot;2&quot;)+COUNTIF([.C12:.R12];&quot;52&quot;)+COUNTIF([.C12:.R12];&quot;52☻&quot;)+COUNTIF([.C12:.R12];&quot;51$&quot;)+COUNTIF([.C12:.R12];&quot;52$&quot;)" office:value-type="float" office:value="0" calcext:value-type="float">
            <text:p>0</text:p>
          </table:table-cell>
          <table:table-cell table:style-name="ce87" table:formula="of:=[Vzorci_vnosov.$A$12]" office:value-type="string" office:string-value="D" calcext:value-type="string">
            <text:p>D</text:p>
          </table:table-cell>
          <table:table-cell table:style-name="ce49" table:formula="of:=RIGHT([.C12];1)">
            <text:p/>
          </table:table-cell>
          <table:table-cell table:style-name="ce49" table:formula="of:=RIGHT([.D12];1)">
            <text:p/>
          </table:table-cell>
          <table:table-cell table:style-name="ce49" table:formula="of:=RIGHT([.E12];1)">
            <text:p/>
          </table:table-cell>
          <table:table-cell table:style-name="ce49" table:formula="of:=RIGHT([.F12];1)">
            <text:p/>
          </table:table-cell>
          <table:table-cell table:style-name="ce49" table:formula="of:=RIGHT([.G12];1)">
            <text:p/>
          </table:table-cell>
          <table:table-cell table:style-name="ce49" table:formula="of:=RIGHT([.H12];1)">
            <text:p/>
          </table:table-cell>
          <table:table-cell table:style-name="ce49" table:formula="of:=RIGHT([.I12];1)">
            <text:p/>
          </table:table-cell>
          <table:table-cell table:style-name="ce49" table:formula="of:=RIGHT([.J12];1)">
            <text:p/>
          </table:table-cell>
          <table:table-cell table:style-name="ce49" table:formula="of:=RIGHT([.K12];1)">
            <text:p/>
          </table:table-cell>
          <table:table-cell table:style-name="ce49" table:formula="of:=RIGHT([.L12];1)">
            <text:p/>
          </table:table-cell>
          <table:table-cell table:style-name="ce49" table:formula="of:=RIGHT([.M12];1)">
            <text:p/>
          </table:table-cell>
          <table:table-cell table:style-name="ce49" table:formula="of:=RIGHT([.N1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2];1)">
            <text:p/>
          </table:table-cell>
          <table:table-cell table:style-name="ce49" table:formula="of:=RIGHT([.P12];1)">
            <text:p/>
          </table:table-cell>
          <table:table-cell table:style-name="ce49" table:formula="of:=RIGHT([.Q12];1)">
            <text:p/>
          </table:table-cell>
          <table:table-cell table:style-name="ce49" table:formula="of:=RIGHT([.R12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12" calcext:value-type="date">
            <text:p>12/ dec</text:p>
          </table:table-cell>
          <table:table-cell table:style-name="ce308" table:formula="of:=TEXT([.A13];&quot;Ddd&quot;)" office:value-type="string" office:string-value="ned" calcext:value-type="string">
            <text:p>ned</text:p>
          </table:table-cell>
          <table:table-cell table:style-name="ce309" table:number-columns-repeated="18"/>
          <table:table-cell table:style-name="ce311"/>
          <table:table-cell table:style-name="ce312" table:formula="of:=COUNTIF([.AG13:.AX13];&quot;☺&quot;)" office:value-type="float" office:value="0" calcext:value-type="float">
            <text:p>0</text:p>
          </table:table-cell>
          <table:table-cell table:style-name="ce312" table:formula="of:=COUNTIF([.C13:.R13];&quot;51&quot;)+COUNTIF([.C13:.R13];&quot;51$&quot;)+COUNTIF([.C13:.R13];&quot;51☻&quot;)" office:value-type="float" office:value="0" calcext:value-type="float">
            <text:p>0</text:p>
          </table:table-cell>
          <table:table-cell table:style-name="ce312" table:formula="of:=COUNTIF([.C13:.R13];&quot;52&quot;)+COUNTIF([.C13:.R13];&quot;52$&quot;)+COUNTIF([.C13:.R13];&quot;52☻&quot;)" office:value-type="float" office:value="0" calcext:value-type="float">
            <text:p>0</text:p>
          </table:table-cell>
          <table:table-cell table:style-name="ce312" table:formula="of:=COUNTIF([.C13:.R13];&quot;51¶&quot;)" office:value-type="float" office:value="0" calcext:value-type="float">
            <text:p>0</text:p>
          </table:table-cell>
          <table:table-cell table:style-name="ce312" table:formula="of:=COUNTIF([.C13:.R13];&quot;52¶&quot;)" office:value-type="float" office:value="0" calcext:value-type="float">
            <text:p>0</text:p>
          </table:table-cell>
          <table:table-cell table:style-name="ce312" table:formula="of:=COUNTIF([.C13:.R13];&quot;U&quot;)+COUNTIF([.C13:.R13];&quot;U☻&quot;)+COUNTIF([.C13:.R13];&quot;U☺&quot;)" office:value-type="float" office:value="0" calcext:value-type="float">
            <text:p>0</text:p>
          </table:table-cell>
          <table:table-cell table:style-name="ce312" table:formula="of:=COUNTIF([.C13:.R13];&quot;KVIT&quot;)+COUNTIF([.C13:.R13];&quot;KVIT☻&quot;)+COUNTIF([.C13:.R13];&quot;kvit$&quot;)" office:value-type="float" office:value="0" calcext:value-type="float">
            <text:p>0</text:p>
          </table:table-cell>
          <table:table-cell table:style-name="ce313" table:formula="of:=COUNTBLANK([.C13:.S13])-3" office:value-type="float" office:value="14" calcext:value-type="float">
            <text:p>14</text:p>
          </table:table-cell>
          <table:table-cell table:style-name="ce314" table:formula="of:=COUNTIF([.C13:.R13];&quot;x&quot;)" office:value-type="float" office:value="0" calcext:value-type="float">
            <text:p>0</text:p>
          </table:table-cell>
          <table:table-cell table:style-name="ce315" table:formula="of:=COUNTIF([.C13:.R13];&quot;51&quot;)+COUNTIF([.C13:.R13];&quot;51☻&quot;)+COUNTIF([.C13:.R13];&quot;2&quot;)+COUNTIF([.C13:.R13];&quot;52&quot;)+COUNTIF([.C13:.R13];&quot;52☻&quot;)+COUNTIF([.C13:.R13];&quot;51$&quot;)+COUNTIF([.C13:.R13];&quot;52$&quot;)" office:value-type="float" office:value="0" calcext:value-type="float">
            <text:p>0</text:p>
          </table:table-cell>
          <table:table-cell table:style-name="ce87" table:formula="of:=[Vzorci_vnosov.$A$13]" office:value-type="string" office:string-value="BOL" calcext:value-type="string">
            <text:p>BOL</text:p>
          </table:table-cell>
          <table:table-cell table:style-name="ce49" table:formula="of:=RIGHT([.C13];1)">
            <text:p/>
          </table:table-cell>
          <table:table-cell table:style-name="ce49" table:formula="of:=RIGHT([.D13];1)">
            <text:p/>
          </table:table-cell>
          <table:table-cell table:style-name="ce49" table:formula="of:=RIGHT([.E13];1)">
            <text:p/>
          </table:table-cell>
          <table:table-cell table:style-name="ce49" table:formula="of:=RIGHT([.F13];1)">
            <text:p/>
          </table:table-cell>
          <table:table-cell table:style-name="ce49" table:formula="of:=RIGHT([.G13];1)">
            <text:p/>
          </table:table-cell>
          <table:table-cell table:style-name="ce49" table:formula="of:=RIGHT([.H13];1)">
            <text:p/>
          </table:table-cell>
          <table:table-cell table:style-name="ce49" table:formula="of:=RIGHT([.I13];1)">
            <text:p/>
          </table:table-cell>
          <table:table-cell table:style-name="ce49" table:formula="of:=RIGHT([.J13];1)">
            <text:p/>
          </table:table-cell>
          <table:table-cell table:style-name="ce49" table:formula="of:=RIGHT([.K13];1)">
            <text:p/>
          </table:table-cell>
          <table:table-cell table:style-name="ce49" table:formula="of:=RIGHT([.L13];1)">
            <text:p/>
          </table:table-cell>
          <table:table-cell table:style-name="ce49" table:formula="of:=RIGHT([.M13];1)">
            <text:p/>
          </table:table-cell>
          <table:table-cell table:style-name="ce49" table:formula="of:=RIGHT([.N1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3];1)">
            <text:p/>
          </table:table-cell>
          <table:table-cell table:style-name="ce49" table:formula="of:=RIGHT([.P13];1)">
            <text:p/>
          </table:table-cell>
          <table:table-cell table:style-name="ce49" table:formula="of:=RIGHT([.Q13];1)">
            <text:p/>
          </table:table-cell>
          <table:table-cell table:style-name="ce49" table:formula="of:=RIGHT([.R13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13" calcext:value-type="date">
            <text:p>13/ dec</text:p>
          </table:table-cell>
          <table:table-cell table:style-name="ce308" table:formula="of:=TEXT([.A14];&quot;Ddd&quot;)" office:value-type="string" office:string-value="pon" calcext:value-type="string">
            <text:p>pon</text:p>
          </table:table-cell>
          <table:table-cell table:style-name="ce309" table:number-columns-repeated="18"/>
          <table:table-cell table:style-name="ce311"/>
          <table:table-cell table:style-name="ce312" table:formula="of:=COUNTIF([.AG14:.AX14];&quot;☺&quot;)" office:value-type="float" office:value="0" calcext:value-type="float">
            <text:p>0</text:p>
          </table:table-cell>
          <table:table-cell table:style-name="ce312" table:formula="of:=COUNTIF([.C14:.R14];&quot;51&quot;)+COUNTIF([.C14:.R14];&quot;51$&quot;)+COUNTIF([.C14:.R14];&quot;51☻&quot;)" office:value-type="float" office:value="0" calcext:value-type="float">
            <text:p>0</text:p>
          </table:table-cell>
          <table:table-cell table:style-name="ce312" table:formula="of:=COUNTIF([.C14:.R14];&quot;52&quot;)+COUNTIF([.C14:.R14];&quot;52$&quot;)+COUNTIF([.C14:.R14];&quot;52☻&quot;)" office:value-type="float" office:value="0" calcext:value-type="float">
            <text:p>0</text:p>
          </table:table-cell>
          <table:table-cell table:style-name="ce312" table:formula="of:=COUNTIF([.C14:.R14];&quot;51¶&quot;)" office:value-type="float" office:value="0" calcext:value-type="float">
            <text:p>0</text:p>
          </table:table-cell>
          <table:table-cell table:style-name="ce312" table:formula="of:=COUNTIF([.C14:.R14];&quot;52¶&quot;)" office:value-type="float" office:value="0" calcext:value-type="float">
            <text:p>0</text:p>
          </table:table-cell>
          <table:table-cell table:style-name="ce312" table:formula="of:=COUNTIF([.C14:.R14];&quot;U&quot;)+COUNTIF([.C14:.R14];&quot;U☻&quot;)+COUNTIF([.C14:.R14];&quot;U☺&quot;)" office:value-type="float" office:value="0" calcext:value-type="float">
            <text:p>0</text:p>
          </table:table-cell>
          <table:table-cell table:style-name="ce312" table:formula="of:=COUNTIF([.C14:.R14];&quot;KVIT&quot;)+COUNTIF([.C14:.R14];&quot;KVIT☻&quot;)+COUNTIF([.C14:.R14];&quot;kvit$&quot;)" office:value-type="float" office:value="0" calcext:value-type="float">
            <text:p>0</text:p>
          </table:table-cell>
          <table:table-cell table:style-name="ce313" table:formula="of:=COUNTBLANK([.C14:.S14])-3" office:value-type="float" office:value="14" calcext:value-type="float">
            <text:p>14</text:p>
          </table:table-cell>
          <table:table-cell table:style-name="ce314" table:formula="of:=COUNTIF([.C14:.R14];&quot;x&quot;)" office:value-type="float" office:value="0" calcext:value-type="float">
            <text:p>0</text:p>
          </table:table-cell>
          <table:table-cell table:style-name="ce315" table:formula="of:=COUNTIF([.C14:.R14];&quot;51&quot;)+COUNTIF([.C14:.R14];&quot;51☻&quot;)+COUNTIF([.C14:.R14];&quot;2&quot;)+COUNTIF([.C14:.R14];&quot;52&quot;)+COUNTIF([.C14:.R14];&quot;52☻&quot;)+COUNTIF([.C14:.R14];&quot;51$&quot;)+COUNTIF([.C14:.R14];&quot;52$&quot;)" office:value-type="float" office:value="0" calcext:value-type="float">
            <text:p>0</text:p>
          </table:table-cell>
          <table:table-cell table:style-name="ce90" table:formula="of:=[Vzorci_vnosov.$A$14]" office:value-type="string" office:string-value="☻" calcext:value-type="string">
            <text:p>☻</text:p>
          </table:table-cell>
          <table:table-cell table:style-name="ce49" table:formula="of:=RIGHT([.C14];1)">
            <text:p/>
          </table:table-cell>
          <table:table-cell table:style-name="ce49" table:formula="of:=RIGHT([.D14];1)">
            <text:p/>
          </table:table-cell>
          <table:table-cell table:style-name="ce49" table:formula="of:=RIGHT([.E14];1)">
            <text:p/>
          </table:table-cell>
          <table:table-cell table:style-name="ce49" table:formula="of:=RIGHT([.F14];1)">
            <text:p/>
          </table:table-cell>
          <table:table-cell table:style-name="ce49" table:formula="of:=RIGHT([.G14];1)">
            <text:p/>
          </table:table-cell>
          <table:table-cell table:style-name="ce49" table:formula="of:=RIGHT([.H14];1)">
            <text:p/>
          </table:table-cell>
          <table:table-cell table:style-name="ce49" table:formula="of:=RIGHT([.I14];1)">
            <text:p/>
          </table:table-cell>
          <table:table-cell table:style-name="ce49" table:formula="of:=RIGHT([.J14];1)">
            <text:p/>
          </table:table-cell>
          <table:table-cell table:style-name="ce49" table:formula="of:=RIGHT([.K14];1)">
            <text:p/>
          </table:table-cell>
          <table:table-cell table:style-name="ce49" table:formula="of:=RIGHT([.L14];1)">
            <text:p/>
          </table:table-cell>
          <table:table-cell table:style-name="ce49" table:formula="of:=RIGHT([.M14];1)">
            <text:p/>
          </table:table-cell>
          <table:table-cell table:style-name="ce49" table:formula="of:=RIGHT([.N1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4];1)">
            <text:p/>
          </table:table-cell>
          <table:table-cell table:style-name="ce49" table:formula="of:=RIGHT([.P14];1)">
            <text:p/>
          </table:table-cell>
          <table:table-cell table:style-name="ce49" table:formula="of:=RIGHT([.Q14];1)">
            <text:p/>
          </table:table-cell>
          <table:table-cell table:style-name="ce49" table:formula="of:=RIGHT([.R14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14" calcext:value-type="date">
            <text:p>14/ dec</text:p>
          </table:table-cell>
          <table:table-cell table:style-name="ce308" table:formula="of:=TEXT([.A15];&quot;Ddd&quot;)" office:value-type="string" office:string-value="tor" calcext:value-type="string">
            <text:p>tor</text:p>
          </table:table-cell>
          <table:table-cell table:style-name="ce309" table:number-columns-repeated="18"/>
          <table:table-cell table:style-name="ce311"/>
          <table:table-cell table:style-name="ce312" table:formula="of:=COUNTIF([.AG15:.AX15];&quot;☺&quot;)" office:value-type="float" office:value="0" calcext:value-type="float">
            <text:p>0</text:p>
          </table:table-cell>
          <table:table-cell table:style-name="ce312" table:formula="of:=COUNTIF([.C15:.R15];&quot;51&quot;)+COUNTIF([.C15:.R15];&quot;51$&quot;)+COUNTIF([.C15:.R15];&quot;51☻&quot;)" office:value-type="float" office:value="0" calcext:value-type="float">
            <text:p>0</text:p>
          </table:table-cell>
          <table:table-cell table:style-name="ce312" table:formula="of:=COUNTIF([.C15:.R15];&quot;52&quot;)+COUNTIF([.C15:.R15];&quot;52$&quot;)+COUNTIF([.C15:.R15];&quot;52☻&quot;)" office:value-type="float" office:value="0" calcext:value-type="float">
            <text:p>0</text:p>
          </table:table-cell>
          <table:table-cell table:style-name="ce312" table:formula="of:=COUNTIF([.C15:.R15];&quot;51¶&quot;)" office:value-type="float" office:value="0" calcext:value-type="float">
            <text:p>0</text:p>
          </table:table-cell>
          <table:table-cell table:style-name="ce312" table:formula="of:=COUNTIF([.C15:.R15];&quot;52¶&quot;)" office:value-type="float" office:value="0" calcext:value-type="float">
            <text:p>0</text:p>
          </table:table-cell>
          <table:table-cell table:style-name="ce312" table:formula="of:=COUNTIF([.C15:.R15];&quot;U&quot;)+COUNTIF([.C15:.R15];&quot;U☻&quot;)+COUNTIF([.C15:.R15];&quot;U☺&quot;)" office:value-type="float" office:value="0" calcext:value-type="float">
            <text:p>0</text:p>
          </table:table-cell>
          <table:table-cell table:style-name="ce312" table:formula="of:=COUNTIF([.C15:.R15];&quot;KVIT&quot;)+COUNTIF([.C15:.R15];&quot;KVIT☻&quot;)+COUNTIF([.C15:.R15];&quot;kvit$&quot;)" office:value-type="float" office:value="0" calcext:value-type="float">
            <text:p>0</text:p>
          </table:table-cell>
          <table:table-cell table:style-name="ce313" table:formula="of:=COUNTBLANK([.C15:.S15])-3" office:value-type="float" office:value="14" calcext:value-type="float">
            <text:p>14</text:p>
          </table:table-cell>
          <table:table-cell table:style-name="ce314" table:formula="of:=COUNTIF([.C15:.R15];&quot;x&quot;)" office:value-type="float" office:value="0" calcext:value-type="float">
            <text:p>0</text:p>
          </table:table-cell>
          <table:table-cell table:style-name="ce315" table:formula="of:=COUNTIF([.C15:.R15];&quot;51&quot;)+COUNTIF([.C15:.R15];&quot;51☻&quot;)+COUNTIF([.C15:.R15];&quot;2&quot;)+COUNTIF([.C15:.R15];&quot;52&quot;)+COUNTIF([.C15:.R15];&quot;52☻&quot;)+COUNTIF([.C15:.R15];&quot;51$&quot;)+COUNTIF([.C15:.R15];&quot;52$&quot;)" office:value-type="float" office:value="0" calcext:value-type="float">
            <text:p>0</text:p>
          </table:table-cell>
          <table:table-cell table:style-name="ce87" table:formula="of:=[Vzorci_vnosov.$A$15]" office:value-type="string" office:string-value="SO" calcext:value-type="string">
            <text:p>SO</text:p>
          </table:table-cell>
          <table:table-cell table:style-name="ce49" table:formula="of:=RIGHT([.C15];1)">
            <text:p/>
          </table:table-cell>
          <table:table-cell table:style-name="ce49" table:formula="of:=RIGHT([.D15];1)">
            <text:p/>
          </table:table-cell>
          <table:table-cell table:style-name="ce49" table:formula="of:=RIGHT([.E15];1)">
            <text:p/>
          </table:table-cell>
          <table:table-cell table:style-name="ce49" table:formula="of:=RIGHT([.F15];1)">
            <text:p/>
          </table:table-cell>
          <table:table-cell table:style-name="ce49" table:formula="of:=RIGHT([.G15];1)">
            <text:p/>
          </table:table-cell>
          <table:table-cell table:style-name="ce49" table:formula="of:=RIGHT([.H15];1)">
            <text:p/>
          </table:table-cell>
          <table:table-cell table:style-name="ce49" table:formula="of:=RIGHT([.I15];1)">
            <text:p/>
          </table:table-cell>
          <table:table-cell table:style-name="ce49" table:formula="of:=RIGHT([.J15];1)">
            <text:p/>
          </table:table-cell>
          <table:table-cell table:style-name="ce49" table:formula="of:=RIGHT([.K15];1)">
            <text:p/>
          </table:table-cell>
          <table:table-cell table:style-name="ce49" table:formula="of:=RIGHT([.L15];1)">
            <text:p/>
          </table:table-cell>
          <table:table-cell table:style-name="ce49" table:formula="of:=RIGHT([.M15];1)">
            <text:p/>
          </table:table-cell>
          <table:table-cell table:style-name="ce49" table:formula="of:=RIGHT([.N1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5];1)">
            <text:p/>
          </table:table-cell>
          <table:table-cell table:style-name="ce49" table:formula="of:=RIGHT([.P15];1)">
            <text:p/>
          </table:table-cell>
          <table:table-cell table:style-name="ce49" table:formula="of:=RIGHT([.Q15];1)">
            <text:p/>
          </table:table-cell>
          <table:table-cell table:style-name="ce49" table:formula="of:=RIGHT([.R15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15" calcext:value-type="date">
            <text:p>15/ dec</text:p>
          </table:table-cell>
          <table:table-cell table:style-name="ce308" table:formula="of:=TEXT([.A16];&quot;Ddd&quot;)" office:value-type="string" office:string-value="sre" calcext:value-type="string">
            <text:p>sre</text:p>
          </table:table-cell>
          <table:table-cell table:style-name="ce309" table:number-columns-repeated="18"/>
          <table:table-cell table:style-name="ce311"/>
          <table:table-cell table:style-name="ce312" table:formula="of:=COUNTIF([.AG16:.AX16];&quot;☺&quot;)" office:value-type="float" office:value="0" calcext:value-type="float">
            <text:p>0</text:p>
          </table:table-cell>
          <table:table-cell table:style-name="ce312" table:formula="of:=COUNTIF([.C16:.R16];&quot;51&quot;)+COUNTIF([.C16:.R16];&quot;51$&quot;)+COUNTIF([.C16:.R16];&quot;51☻&quot;)" office:value-type="float" office:value="0" calcext:value-type="float">
            <text:p>0</text:p>
          </table:table-cell>
          <table:table-cell table:style-name="ce312" table:formula="of:=COUNTIF([.C16:.R16];&quot;52&quot;)+COUNTIF([.C16:.R16];&quot;52$&quot;)+COUNTIF([.C16:.R16];&quot;52☻&quot;)" office:value-type="float" office:value="0" calcext:value-type="float">
            <text:p>0</text:p>
          </table:table-cell>
          <table:table-cell table:style-name="ce312" table:formula="of:=COUNTIF([.C16:.R16];&quot;51¶&quot;)" office:value-type="float" office:value="0" calcext:value-type="float">
            <text:p>0</text:p>
          </table:table-cell>
          <table:table-cell table:style-name="ce312" table:formula="of:=COUNTIF([.C16:.R16];&quot;52¶&quot;)" office:value-type="float" office:value="0" calcext:value-type="float">
            <text:p>0</text:p>
          </table:table-cell>
          <table:table-cell table:style-name="ce312" table:formula="of:=COUNTIF([.C16:.R16];&quot;U&quot;)+COUNTIF([.C16:.R16];&quot;U☻&quot;)+COUNTIF([.C16:.R16];&quot;U☺&quot;)" office:value-type="float" office:value="0" calcext:value-type="float">
            <text:p>0</text:p>
          </table:table-cell>
          <table:table-cell table:style-name="ce312" table:formula="of:=COUNTIF([.C16:.R16];&quot;KVIT&quot;)+COUNTIF([.C16:.R16];&quot;KVIT☻&quot;)+COUNTIF([.C16:.R16];&quot;kvit$&quot;)" office:value-type="float" office:value="0" calcext:value-type="float">
            <text:p>0</text:p>
          </table:table-cell>
          <table:table-cell table:style-name="ce313" table:formula="of:=COUNTBLANK([.C16:.S16])-3" office:value-type="float" office:value="14" calcext:value-type="float">
            <text:p>14</text:p>
          </table:table-cell>
          <table:table-cell table:style-name="ce314" table:formula="of:=COUNTIF([.C16:.R16];&quot;x&quot;)" office:value-type="float" office:value="0" calcext:value-type="float">
            <text:p>0</text:p>
          </table:table-cell>
          <table:table-cell table:style-name="ce315" table:formula="of:=COUNTIF([.C16:.R16];&quot;51&quot;)+COUNTIF([.C16:.R16];&quot;51☻&quot;)+COUNTIF([.C16:.R16];&quot;2&quot;)+COUNTIF([.C16:.R16];&quot;52&quot;)+COUNTIF([.C16:.R16];&quot;52☻&quot;)+COUNTIF([.C16:.R16];&quot;51$&quot;)+COUNTIF([.C16:.R16];&quot;52$&quot;)" office:value-type="float" office:value="0" calcext:value-type="float">
            <text:p>0</text:p>
          </table:table-cell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49" table:formula="of:=RIGHT([.C16];1)">
            <text:p/>
          </table:table-cell>
          <table:table-cell table:style-name="ce49" table:formula="of:=RIGHT([.D16];1)">
            <text:p/>
          </table:table-cell>
          <table:table-cell table:style-name="ce49" table:formula="of:=RIGHT([.E16];1)">
            <text:p/>
          </table:table-cell>
          <table:table-cell table:style-name="ce49" table:formula="of:=RIGHT([.F16];1)">
            <text:p/>
          </table:table-cell>
          <table:table-cell table:style-name="ce49" table:formula="of:=RIGHT([.G16];1)">
            <text:p/>
          </table:table-cell>
          <table:table-cell table:style-name="ce49" table:formula="of:=RIGHT([.H16];1)">
            <text:p/>
          </table:table-cell>
          <table:table-cell table:style-name="ce49" table:formula="of:=RIGHT([.I16];1)">
            <text:p/>
          </table:table-cell>
          <table:table-cell table:style-name="ce49" table:formula="of:=RIGHT([.J16];1)">
            <text:p/>
          </table:table-cell>
          <table:table-cell table:style-name="ce49" table:formula="of:=RIGHT([.K16];1)">
            <text:p/>
          </table:table-cell>
          <table:table-cell table:style-name="ce49" table:formula="of:=RIGHT([.L16];1)">
            <text:p/>
          </table:table-cell>
          <table:table-cell table:style-name="ce49" table:formula="of:=RIGHT([.M16];1)">
            <text:p/>
          </table:table-cell>
          <table:table-cell table:style-name="ce49" table:formula="of:=RIGHT([.N1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6];1)">
            <text:p/>
          </table:table-cell>
          <table:table-cell table:style-name="ce49" table:formula="of:=RIGHT([.P16];1)">
            <text:p/>
          </table:table-cell>
          <table:table-cell table:style-name="ce49" table:formula="of:=RIGHT([.Q16];1)">
            <text:p/>
          </table:table-cell>
          <table:table-cell table:style-name="ce49" table:formula="of:=RIGHT([.R16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16" calcext:value-type="date">
            <text:p>16/ dec</text:p>
          </table:table-cell>
          <table:table-cell table:style-name="ce308" table:formula="of:=TEXT([.A17];&quot;Ddd&quot;)" office:value-type="string" office:string-value="čet" calcext:value-type="string">
            <text:p>čet</text:p>
          </table:table-cell>
          <table:table-cell table:style-name="ce309" table:number-columns-repeated="18"/>
          <table:table-cell table:style-name="ce311"/>
          <table:table-cell table:style-name="ce312" table:formula="of:=COUNTIF([.AG17:.AX17];&quot;☺&quot;)" office:value-type="float" office:value="0" calcext:value-type="float">
            <text:p>0</text:p>
          </table:table-cell>
          <table:table-cell table:style-name="ce312" table:formula="of:=COUNTIF([.C17:.R17];&quot;51&quot;)+COUNTIF([.C17:.R17];&quot;51$&quot;)+COUNTIF([.C17:.R17];&quot;51☻&quot;)" office:value-type="float" office:value="0" calcext:value-type="float">
            <text:p>0</text:p>
          </table:table-cell>
          <table:table-cell table:style-name="ce312" table:formula="of:=COUNTIF([.C17:.R17];&quot;52&quot;)+COUNTIF([.C17:.R17];&quot;52$&quot;)+COUNTIF([.C17:.R17];&quot;52☻&quot;)" office:value-type="float" office:value="0" calcext:value-type="float">
            <text:p>0</text:p>
          </table:table-cell>
          <table:table-cell table:style-name="ce312" table:formula="of:=COUNTIF([.C17:.R17];&quot;51¶&quot;)" office:value-type="float" office:value="0" calcext:value-type="float">
            <text:p>0</text:p>
          </table:table-cell>
          <table:table-cell table:style-name="ce312" table:formula="of:=COUNTIF([.C17:.R17];&quot;52¶&quot;)" office:value-type="float" office:value="0" calcext:value-type="float">
            <text:p>0</text:p>
          </table:table-cell>
          <table:table-cell table:style-name="ce312" table:formula="of:=COUNTIF([.C17:.R17];&quot;U&quot;)+COUNTIF([.C17:.R17];&quot;U☻&quot;)+COUNTIF([.C17:.R17];&quot;U☺&quot;)" office:value-type="float" office:value="0" calcext:value-type="float">
            <text:p>0</text:p>
          </table:table-cell>
          <table:table-cell table:style-name="ce312" table:formula="of:=COUNTIF([.C17:.R17];&quot;KVIT&quot;)+COUNTIF([.C17:.R17];&quot;KVIT☻&quot;)+COUNTIF([.C17:.R17];&quot;kvit$&quot;)" office:value-type="float" office:value="0" calcext:value-type="float">
            <text:p>0</text:p>
          </table:table-cell>
          <table:table-cell table:style-name="ce313" table:formula="of:=COUNTBLANK([.C17:.S17])-3" office:value-type="float" office:value="14" calcext:value-type="float">
            <text:p>14</text:p>
          </table:table-cell>
          <table:table-cell table:style-name="ce314" table:formula="of:=COUNTIF([.C17:.R17];&quot;x&quot;)" office:value-type="float" office:value="0" calcext:value-type="float">
            <text:p>0</text:p>
          </table:table-cell>
          <table:table-cell table:style-name="ce315" table:formula="of:=COUNTIF([.C17:.R17];&quot;51&quot;)+COUNTIF([.C17:.R17];&quot;51☻&quot;)+COUNTIF([.C17:.R17];&quot;2&quot;)+COUNTIF([.C17:.R17];&quot;52&quot;)+COUNTIF([.C17:.R17];&quot;52☻&quot;)+COUNTIF([.C17:.R17];&quot;51$&quot;)+COUNTIF([.C17:.R17];&quot;52$&quot;)" office:value-type="float" office:value="0" calcext:value-type="float">
            <text:p>0</text:p>
          </table:table-cell>
          <table:table-cell table:style-name="ce91" table:formula="of:=[Vzorci_vnosov.$A$17]" office:value-type="string" office:string-value="51$" calcext:value-type="string">
            <text:p>51$</text:p>
          </table:table-cell>
          <table:table-cell table:style-name="ce49" table:formula="of:=RIGHT([.C17];1)">
            <text:p/>
          </table:table-cell>
          <table:table-cell table:style-name="ce49" table:formula="of:=RIGHT([.D17];1)">
            <text:p/>
          </table:table-cell>
          <table:table-cell table:style-name="ce49" table:formula="of:=RIGHT([.E17];1)">
            <text:p/>
          </table:table-cell>
          <table:table-cell table:style-name="ce49" table:formula="of:=RIGHT([.F17];1)">
            <text:p/>
          </table:table-cell>
          <table:table-cell table:style-name="ce49" table:formula="of:=RIGHT([.G17];1)">
            <text:p/>
          </table:table-cell>
          <table:table-cell table:style-name="ce49" table:formula="of:=RIGHT([.H17];1)">
            <text:p/>
          </table:table-cell>
          <table:table-cell table:style-name="ce49" table:formula="of:=RIGHT([.I17];1)">
            <text:p/>
          </table:table-cell>
          <table:table-cell table:style-name="ce49" table:formula="of:=RIGHT([.J17];1)">
            <text:p/>
          </table:table-cell>
          <table:table-cell table:style-name="ce49" table:formula="of:=RIGHT([.K17];1)">
            <text:p/>
          </table:table-cell>
          <table:table-cell table:style-name="ce49" table:formula="of:=RIGHT([.L17];1)">
            <text:p/>
          </table:table-cell>
          <table:table-cell table:style-name="ce49" table:formula="of:=RIGHT([.M17];1)">
            <text:p/>
          </table:table-cell>
          <table:table-cell table:style-name="ce49" table:formula="of:=RIGHT([.N1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7];1)">
            <text:p/>
          </table:table-cell>
          <table:table-cell table:style-name="ce49" table:formula="of:=RIGHT([.P17];1)">
            <text:p/>
          </table:table-cell>
          <table:table-cell table:style-name="ce49" table:formula="of:=RIGHT([.Q17];1)">
            <text:p/>
          </table:table-cell>
          <table:table-cell table:style-name="ce49" table:formula="of:=RIGHT([.R17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17" calcext:value-type="date">
            <text:p>17/ dec</text:p>
          </table:table-cell>
          <table:table-cell table:style-name="ce308" table:formula="of:=TEXT([.A18];&quot;Ddd&quot;)" office:value-type="string" office:string-value="pet" calcext:value-type="string">
            <text:p>pet</text:p>
          </table:table-cell>
          <table:table-cell table:style-name="ce309" table:number-columns-repeated="18"/>
          <table:table-cell table:style-name="ce311"/>
          <table:table-cell table:style-name="ce312" table:formula="of:=COUNTIF([.AG18:.AX18];&quot;☺&quot;)" office:value-type="float" office:value="0" calcext:value-type="float">
            <text:p>0</text:p>
          </table:table-cell>
          <table:table-cell table:style-name="ce312" table:formula="of:=COUNTIF([.C18:.R18];&quot;51&quot;)+COUNTIF([.C18:.R18];&quot;51$&quot;)+COUNTIF([.C18:.R18];&quot;51☻&quot;)" office:value-type="float" office:value="0" calcext:value-type="float">
            <text:p>0</text:p>
          </table:table-cell>
          <table:table-cell table:style-name="ce312" table:formula="of:=COUNTIF([.C18:.R18];&quot;52&quot;)+COUNTIF([.C18:.R18];&quot;52$&quot;)+COUNTIF([.C18:.R18];&quot;52☻&quot;)" office:value-type="float" office:value="0" calcext:value-type="float">
            <text:p>0</text:p>
          </table:table-cell>
          <table:table-cell table:style-name="ce312" table:formula="of:=COUNTIF([.C18:.R18];&quot;51¶&quot;)" office:value-type="float" office:value="0" calcext:value-type="float">
            <text:p>0</text:p>
          </table:table-cell>
          <table:table-cell table:style-name="ce312" table:formula="of:=COUNTIF([.C18:.R18];&quot;52¶&quot;)" office:value-type="float" office:value="0" calcext:value-type="float">
            <text:p>0</text:p>
          </table:table-cell>
          <table:table-cell table:style-name="ce312" table:formula="of:=COUNTIF([.C18:.R18];&quot;U&quot;)+COUNTIF([.C18:.R18];&quot;U☻&quot;)+COUNTIF([.C18:.R18];&quot;U☺&quot;)" office:value-type="float" office:value="0" calcext:value-type="float">
            <text:p>0</text:p>
          </table:table-cell>
          <table:table-cell table:style-name="ce312" table:formula="of:=COUNTIF([.C18:.R18];&quot;KVIT&quot;)+COUNTIF([.C18:.R18];&quot;KVIT☻&quot;)+COUNTIF([.C18:.R18];&quot;kvit$&quot;)" office:value-type="float" office:value="0" calcext:value-type="float">
            <text:p>0</text:p>
          </table:table-cell>
          <table:table-cell table:style-name="ce313" table:formula="of:=COUNTBLANK([.C18:.S18])-3" office:value-type="float" office:value="14" calcext:value-type="float">
            <text:p>14</text:p>
          </table:table-cell>
          <table:table-cell table:style-name="ce314" table:formula="of:=COUNTIF([.C18:.R18];&quot;x&quot;)" office:value-type="float" office:value="0" calcext:value-type="float">
            <text:p>0</text:p>
          </table:table-cell>
          <table:table-cell table:style-name="ce315" table:formula="of:=COUNTIF([.C18:.R18];&quot;51&quot;)+COUNTIF([.C18:.R18];&quot;51☻&quot;)+COUNTIF([.C18:.R18];&quot;2&quot;)+COUNTIF([.C18:.R18];&quot;52&quot;)+COUNTIF([.C18:.R18];&quot;52☻&quot;)+COUNTIF([.C18:.R18];&quot;51$&quot;)+COUNTIF([.C18:.R18];&quot;52$&quot;)" office:value-type="float" office:value="0" calcext:value-type="float">
            <text:p>0</text:p>
          </table:table-cell>
          <table:table-cell table:style-name="ce91" table:formula="of:=[Vzorci_vnosov.$A$18]" office:value-type="string" office:string-value="52$" calcext:value-type="string">
            <text:p>52$</text:p>
          </table:table-cell>
          <table:table-cell table:style-name="ce49" table:formula="of:=RIGHT([.C18];1)">
            <text:p/>
          </table:table-cell>
          <table:table-cell table:style-name="ce49" table:formula="of:=RIGHT([.D18];1)">
            <text:p/>
          </table:table-cell>
          <table:table-cell table:style-name="ce49" table:formula="of:=RIGHT([.E18];1)">
            <text:p/>
          </table:table-cell>
          <table:table-cell table:style-name="ce49" table:formula="of:=RIGHT([.F18];1)">
            <text:p/>
          </table:table-cell>
          <table:table-cell table:style-name="ce49" table:formula="of:=RIGHT([.G18];1)">
            <text:p/>
          </table:table-cell>
          <table:table-cell table:style-name="ce49" table:formula="of:=RIGHT([.H18];1)">
            <text:p/>
          </table:table-cell>
          <table:table-cell table:style-name="ce49" table:formula="of:=RIGHT([.I18];1)">
            <text:p/>
          </table:table-cell>
          <table:table-cell table:style-name="ce49" table:formula="of:=RIGHT([.J18];1)">
            <text:p/>
          </table:table-cell>
          <table:table-cell table:style-name="ce49" table:formula="of:=RIGHT([.K18];1)">
            <text:p/>
          </table:table-cell>
          <table:table-cell table:style-name="ce49" table:formula="of:=RIGHT([.L18];1)">
            <text:p/>
          </table:table-cell>
          <table:table-cell table:style-name="ce49" table:formula="of:=RIGHT([.M18];1)">
            <text:p/>
          </table:table-cell>
          <table:table-cell table:style-name="ce49" table:formula="of:=RIGHT([.N1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8];1)">
            <text:p/>
          </table:table-cell>
          <table:table-cell table:style-name="ce49" table:formula="of:=RIGHT([.P18];1)">
            <text:p/>
          </table:table-cell>
          <table:table-cell table:style-name="ce49" table:formula="of:=RIGHT([.Q18];1)">
            <text:p/>
          </table:table-cell>
          <table:table-cell table:style-name="ce49" table:formula="of:=RIGHT([.R18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18" calcext:value-type="date">
            <text:p>18/ dec</text:p>
          </table:table-cell>
          <table:table-cell table:style-name="ce308" table:formula="of:=TEXT([.A19];&quot;Ddd&quot;)" office:value-type="string" office:string-value="sob" calcext:value-type="string">
            <text:p>sob</text:p>
          </table:table-cell>
          <table:table-cell table:style-name="ce309" table:number-columns-repeated="18"/>
          <table:table-cell table:style-name="ce311"/>
          <table:table-cell table:style-name="ce312" table:formula="of:=COUNTIF([.AG19:.AX19];&quot;☺&quot;)" office:value-type="float" office:value="0" calcext:value-type="float">
            <text:p>0</text:p>
          </table:table-cell>
          <table:table-cell table:style-name="ce312" table:formula="of:=COUNTIF([.C19:.R19];&quot;51&quot;)+COUNTIF([.C19:.R19];&quot;51$&quot;)+COUNTIF([.C19:.R19];&quot;51☻&quot;)" office:value-type="float" office:value="0" calcext:value-type="float">
            <text:p>0</text:p>
          </table:table-cell>
          <table:table-cell table:style-name="ce312" table:formula="of:=COUNTIF([.C19:.R19];&quot;52&quot;)+COUNTIF([.C19:.R19];&quot;52$&quot;)+COUNTIF([.C19:.R19];&quot;52☻&quot;)" office:value-type="float" office:value="0" calcext:value-type="float">
            <text:p>0</text:p>
          </table:table-cell>
          <table:table-cell table:style-name="ce312" table:formula="of:=COUNTIF([.C19:.R19];&quot;51¶&quot;)" office:value-type="float" office:value="0" calcext:value-type="float">
            <text:p>0</text:p>
          </table:table-cell>
          <table:table-cell table:style-name="ce312" table:formula="of:=COUNTIF([.C19:.R19];&quot;52¶&quot;)" office:value-type="float" office:value="0" calcext:value-type="float">
            <text:p>0</text:p>
          </table:table-cell>
          <table:table-cell table:style-name="ce312" table:formula="of:=COUNTIF([.C19:.R19];&quot;U&quot;)+COUNTIF([.C19:.R19];&quot;U☻&quot;)+COUNTIF([.C19:.R19];&quot;U☺&quot;)" office:value-type="float" office:value="0" calcext:value-type="float">
            <text:p>0</text:p>
          </table:table-cell>
          <table:table-cell table:style-name="ce312" table:formula="of:=COUNTIF([.C19:.R19];&quot;KVIT&quot;)+COUNTIF([.C19:.R19];&quot;KVIT☻&quot;)+COUNTIF([.C19:.R19];&quot;kvit$&quot;)" office:value-type="float" office:value="0" calcext:value-type="float">
            <text:p>0</text:p>
          </table:table-cell>
          <table:table-cell table:style-name="ce313" table:formula="of:=COUNTBLANK([.C19:.S19])-3" office:value-type="float" office:value="14" calcext:value-type="float">
            <text:p>14</text:p>
          </table:table-cell>
          <table:table-cell table:style-name="ce314" table:formula="of:=COUNTIF([.C19:.R19];&quot;x&quot;)" office:value-type="float" office:value="0" calcext:value-type="float">
            <text:p>0</text:p>
          </table:table-cell>
          <table:table-cell table:style-name="ce315" table:formula="of:=COUNTIF([.C19:.R19];&quot;51&quot;)+COUNTIF([.C19:.R19];&quot;51☻&quot;)+COUNTIF([.C19:.R19];&quot;2&quot;)+COUNTIF([.C19:.R19];&quot;52&quot;)+COUNTIF([.C19:.R19];&quot;52☻&quot;)+COUNTIF([.C19:.R19];&quot;51$&quot;)+COUNTIF([.C19:.R19];&quot;52$&quot;)" office:value-type="float" office:value="0" calcext:value-type="float">
            <text:p>0</text:p>
          </table:table-cell>
          <table:table-cell table:style-name="ce92" table:formula="of:=[Vzorci_vnosov.$A$19]" office:value-type="string" office:string-value="KVIT$" calcext:value-type="string">
            <text:p>KVIT$</text:p>
          </table:table-cell>
          <table:table-cell table:style-name="ce49" table:formula="of:=RIGHT([.C19];1)">
            <text:p/>
          </table:table-cell>
          <table:table-cell table:style-name="ce49" table:formula="of:=RIGHT([.D19];1)">
            <text:p/>
          </table:table-cell>
          <table:table-cell table:style-name="ce49" table:formula="of:=RIGHT([.E19];1)">
            <text:p/>
          </table:table-cell>
          <table:table-cell table:style-name="ce49" table:formula="of:=RIGHT([.F19];1)">
            <text:p/>
          </table:table-cell>
          <table:table-cell table:style-name="ce49" table:formula="of:=RIGHT([.G19];1)">
            <text:p/>
          </table:table-cell>
          <table:table-cell table:style-name="ce49" table:formula="of:=RIGHT([.H19];1)">
            <text:p/>
          </table:table-cell>
          <table:table-cell table:style-name="ce49" table:formula="of:=RIGHT([.I19];1)">
            <text:p/>
          </table:table-cell>
          <table:table-cell table:style-name="ce49" table:formula="of:=RIGHT([.J19];1)">
            <text:p/>
          </table:table-cell>
          <table:table-cell table:style-name="ce49" table:formula="of:=RIGHT([.K19];1)">
            <text:p/>
          </table:table-cell>
          <table:table-cell table:style-name="ce49" table:formula="of:=RIGHT([.L19];1)">
            <text:p/>
          </table:table-cell>
          <table:table-cell table:style-name="ce49" table:formula="of:=RIGHT([.M19];1)">
            <text:p/>
          </table:table-cell>
          <table:table-cell table:style-name="ce49" table:formula="of:=RIGHT([.N1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19];1)">
            <text:p/>
          </table:table-cell>
          <table:table-cell table:style-name="ce49" table:formula="of:=RIGHT([.P19];1)">
            <text:p/>
          </table:table-cell>
          <table:table-cell table:style-name="ce49" table:formula="of:=RIGHT([.Q19];1)">
            <text:p/>
          </table:table-cell>
          <table:table-cell table:style-name="ce49" table:formula="of:=RIGHT([.R19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19" calcext:value-type="date">
            <text:p>19/ dec</text:p>
          </table:table-cell>
          <table:table-cell table:style-name="ce308" table:formula="of:=TEXT([.A20];&quot;Ddd&quot;)" office:value-type="string" office:string-value="ned" calcext:value-type="string">
            <text:p>ned</text:p>
          </table:table-cell>
          <table:table-cell table:style-name="ce309" table:number-columns-repeated="18"/>
          <table:table-cell table:style-name="ce311"/>
          <table:table-cell table:style-name="ce312" table:formula="of:=COUNTIF([.AG20:.AX20];&quot;☺&quot;)" office:value-type="float" office:value="0" calcext:value-type="float">
            <text:p>0</text:p>
          </table:table-cell>
          <table:table-cell table:style-name="ce312" table:formula="of:=COUNTIF([.C20:.R20];&quot;51&quot;)+COUNTIF([.C20:.R20];&quot;51$&quot;)+COUNTIF([.C20:.R20];&quot;51☻&quot;)" office:value-type="float" office:value="0" calcext:value-type="float">
            <text:p>0</text:p>
          </table:table-cell>
          <table:table-cell table:style-name="ce312" table:formula="of:=COUNTIF([.C20:.R20];&quot;52&quot;)+COUNTIF([.C20:.R20];&quot;52$&quot;)+COUNTIF([.C20:.R20];&quot;52☻&quot;)" office:value-type="float" office:value="0" calcext:value-type="float">
            <text:p>0</text:p>
          </table:table-cell>
          <table:table-cell table:style-name="ce312" table:formula="of:=COUNTIF([.C20:.R20];&quot;51¶&quot;)" office:value-type="float" office:value="0" calcext:value-type="float">
            <text:p>0</text:p>
          </table:table-cell>
          <table:table-cell table:style-name="ce312" table:formula="of:=COUNTIF([.C20:.R20];&quot;52¶&quot;)" office:value-type="float" office:value="0" calcext:value-type="float">
            <text:p>0</text:p>
          </table:table-cell>
          <table:table-cell table:style-name="ce312" table:formula="of:=COUNTIF([.C20:.R20];&quot;U&quot;)+COUNTIF([.C20:.R20];&quot;U☻&quot;)+COUNTIF([.C20:.R20];&quot;U☺&quot;)" office:value-type="float" office:value="0" calcext:value-type="float">
            <text:p>0</text:p>
          </table:table-cell>
          <table:table-cell table:style-name="ce312" table:formula="of:=COUNTIF([.C20:.R20];&quot;KVIT&quot;)+COUNTIF([.C20:.R20];&quot;KVIT☻&quot;)+COUNTIF([.C20:.R20];&quot;kvit$&quot;)" office:value-type="float" office:value="0" calcext:value-type="float">
            <text:p>0</text:p>
          </table:table-cell>
          <table:table-cell table:style-name="ce313" table:formula="of:=COUNTBLANK([.C20:.S20])-3" office:value-type="float" office:value="14" calcext:value-type="float">
            <text:p>14</text:p>
          </table:table-cell>
          <table:table-cell table:style-name="ce314" table:formula="of:=COUNTIF([.C20:.R20];&quot;x&quot;)" office:value-type="float" office:value="0" calcext:value-type="float">
            <text:p>0</text:p>
          </table:table-cell>
          <table:table-cell table:style-name="ce315" table:formula="of:=COUNTIF([.C20:.R20];&quot;51&quot;)+COUNTIF([.C20:.R20];&quot;51☻&quot;)+COUNTIF([.C20:.R20];&quot;2&quot;)+COUNTIF([.C20:.R20];&quot;52&quot;)+COUNTIF([.C20:.R20];&quot;52☻&quot;)+COUNTIF([.C20:.R20];&quot;51$&quot;)+COUNTIF([.C20:.R20];&quot;52$&quot;)" office:value-type="float" office:value="0" calcext:value-type="float">
            <text:p>0</text:p>
          </table:table-cell>
          <table:table-cell table:style-name="ce93" table:formula="of:=[Vzorci_vnosov.$A$20]" office:value-type="string" office:string-value="☺" calcext:value-type="string">
            <text:p>☺</text:p>
          </table:table-cell>
          <table:table-cell table:style-name="ce49" table:formula="of:=RIGHT([.C20];1)">
            <text:p/>
          </table:table-cell>
          <table:table-cell table:style-name="ce49" table:formula="of:=RIGHT([.D20];1)">
            <text:p/>
          </table:table-cell>
          <table:table-cell table:style-name="ce49" table:formula="of:=RIGHT([.E20];1)">
            <text:p/>
          </table:table-cell>
          <table:table-cell table:style-name="ce49" table:formula="of:=RIGHT([.F20];1)">
            <text:p/>
          </table:table-cell>
          <table:table-cell table:style-name="ce49" table:formula="of:=RIGHT([.G20];1)">
            <text:p/>
          </table:table-cell>
          <table:table-cell table:style-name="ce49" table:formula="of:=RIGHT([.H20];1)">
            <text:p/>
          </table:table-cell>
          <table:table-cell table:style-name="ce49" table:formula="of:=RIGHT([.I20];1)">
            <text:p/>
          </table:table-cell>
          <table:table-cell table:style-name="ce49" table:formula="of:=RIGHT([.J20];1)">
            <text:p/>
          </table:table-cell>
          <table:table-cell table:style-name="ce49" table:formula="of:=RIGHT([.K20];1)">
            <text:p/>
          </table:table-cell>
          <table:table-cell table:style-name="ce49" table:formula="of:=RIGHT([.L20];1)">
            <text:p/>
          </table:table-cell>
          <table:table-cell table:style-name="ce49" table:formula="of:=RIGHT([.M20];1)">
            <text:p/>
          </table:table-cell>
          <table:table-cell table:style-name="ce49" table:formula="of:=RIGHT([.N2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0];1)">
            <text:p/>
          </table:table-cell>
          <table:table-cell table:style-name="ce49" table:formula="of:=RIGHT([.P20];1)">
            <text:p/>
          </table:table-cell>
          <table:table-cell table:style-name="ce49" table:formula="of:=RIGHT([.Q20];1)">
            <text:p/>
          </table:table-cell>
          <table:table-cell table:style-name="ce49" table:formula="of:=RIGHT([.R20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20" calcext:value-type="date">
            <text:p>20/ dec</text:p>
          </table:table-cell>
          <table:table-cell table:style-name="ce308" table:formula="of:=TEXT([.A21];&quot;Ddd&quot;)" office:value-type="string" office:string-value="pon" calcext:value-type="string">
            <text:p>pon</text:p>
          </table:table-cell>
          <table:table-cell table:style-name="ce309" table:number-columns-repeated="18"/>
          <table:table-cell table:style-name="ce311"/>
          <table:table-cell table:style-name="ce312" table:formula="of:=COUNTIF([.AG21:.AX21];&quot;☺&quot;)" office:value-type="float" office:value="0" calcext:value-type="float">
            <text:p>0</text:p>
          </table:table-cell>
          <table:table-cell table:style-name="ce312" table:formula="of:=COUNTIF([.C21:.R21];&quot;51&quot;)+COUNTIF([.C21:.R21];&quot;51$&quot;)+COUNTIF([.C21:.R21];&quot;51☻&quot;)" office:value-type="float" office:value="0" calcext:value-type="float">
            <text:p>0</text:p>
          </table:table-cell>
          <table:table-cell table:style-name="ce312" table:formula="of:=COUNTIF([.C21:.R21];&quot;52&quot;)+COUNTIF([.C21:.R21];&quot;52$&quot;)+COUNTIF([.C21:.R21];&quot;52☻&quot;)" office:value-type="float" office:value="0" calcext:value-type="float">
            <text:p>0</text:p>
          </table:table-cell>
          <table:table-cell table:style-name="ce312" table:formula="of:=COUNTIF([.C21:.R21];&quot;51¶&quot;)" office:value-type="float" office:value="0" calcext:value-type="float">
            <text:p>0</text:p>
          </table:table-cell>
          <table:table-cell table:style-name="ce312" table:formula="of:=COUNTIF([.C21:.R21];&quot;52¶&quot;)" office:value-type="float" office:value="0" calcext:value-type="float">
            <text:p>0</text:p>
          </table:table-cell>
          <table:table-cell table:style-name="ce312" table:formula="of:=COUNTIF([.C21:.R21];&quot;U&quot;)+COUNTIF([.C21:.R21];&quot;U☻&quot;)+COUNTIF([.C21:.R21];&quot;U☺&quot;)" office:value-type="float" office:value="0" calcext:value-type="float">
            <text:p>0</text:p>
          </table:table-cell>
          <table:table-cell table:style-name="ce312" table:formula="of:=COUNTIF([.C21:.R21];&quot;KVIT&quot;)+COUNTIF([.C21:.R21];&quot;KVIT☻&quot;)+COUNTIF([.C21:.R21];&quot;kvit$&quot;)" office:value-type="float" office:value="0" calcext:value-type="float">
            <text:p>0</text:p>
          </table:table-cell>
          <table:table-cell table:style-name="ce313" table:formula="of:=COUNTBLANK([.C21:.S21])-3" office:value-type="float" office:value="14" calcext:value-type="float">
            <text:p>14</text:p>
          </table:table-cell>
          <table:table-cell table:style-name="ce314" table:formula="of:=COUNTIF([.C21:.R21];&quot;x&quot;)" office:value-type="float" office:value="0" calcext:value-type="float">
            <text:p>0</text:p>
          </table:table-cell>
          <table:table-cell table:style-name="ce315" table:formula="of:=COUNTIF([.C21:.R21];&quot;51&quot;)+COUNTIF([.C21:.R21];&quot;51☻&quot;)+COUNTIF([.C21:.R21];&quot;2&quot;)+COUNTIF([.C21:.R21];&quot;52&quot;)+COUNTIF([.C21:.R21];&quot;52☻&quot;)+COUNTIF([.C21:.R21];&quot;51$&quot;)+COUNTIF([.C21:.R21];&quot;52$&quot;)" office:value-type="float" office:value="0" calcext:value-type="float">
            <text:p>0</text:p>
          </table:table-cell>
          <table:table-cell table:style-name="ce94" table:formula="of:=[Vzorci_vnosov.$A$21]" office:value-type="string" office:string-value="☺" calcext:value-type="string">
            <text:p>☺</text:p>
          </table:table-cell>
          <table:table-cell table:style-name="ce49" table:formula="of:=RIGHT([.C21];1)">
            <text:p/>
          </table:table-cell>
          <table:table-cell table:style-name="ce49" table:formula="of:=RIGHT([.D21];1)">
            <text:p/>
          </table:table-cell>
          <table:table-cell table:style-name="ce49" table:formula="of:=RIGHT([.E21];1)">
            <text:p/>
          </table:table-cell>
          <table:table-cell table:style-name="ce49" table:formula="of:=RIGHT([.F21];1)">
            <text:p/>
          </table:table-cell>
          <table:table-cell table:style-name="ce49" table:formula="of:=RIGHT([.G21];1)">
            <text:p/>
          </table:table-cell>
          <table:table-cell table:style-name="ce49" table:formula="of:=RIGHT([.H21];1)">
            <text:p/>
          </table:table-cell>
          <table:table-cell table:style-name="ce49" table:formula="of:=RIGHT([.I21];1)">
            <text:p/>
          </table:table-cell>
          <table:table-cell table:style-name="ce49" table:formula="of:=RIGHT([.J21];1)">
            <text:p/>
          </table:table-cell>
          <table:table-cell table:style-name="ce49" table:formula="of:=RIGHT([.K21];1)">
            <text:p/>
          </table:table-cell>
          <table:table-cell table:style-name="ce49" table:formula="of:=RIGHT([.L21];1)">
            <text:p/>
          </table:table-cell>
          <table:table-cell table:style-name="ce49" table:formula="of:=RIGHT([.M21];1)">
            <text:p/>
          </table:table-cell>
          <table:table-cell table:style-name="ce49" table:formula="of:=RIGHT([.N2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1];1)">
            <text:p/>
          </table:table-cell>
          <table:table-cell table:style-name="ce49" table:formula="of:=RIGHT([.P21];1)">
            <text:p/>
          </table:table-cell>
          <table:table-cell table:style-name="ce49" table:formula="of:=RIGHT([.Q21];1)">
            <text:p/>
          </table:table-cell>
          <table:table-cell table:style-name="ce49" table:formula="of:=RIGHT([.R21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21" calcext:value-type="date">
            <text:p>21/ dec</text:p>
          </table:table-cell>
          <table:table-cell table:style-name="ce308" table:formula="of:=TEXT([.A22];&quot;Ddd&quot;)" office:value-type="string" office:string-value="tor" calcext:value-type="string">
            <text:p>tor</text:p>
          </table:table-cell>
          <table:table-cell table:style-name="ce309" table:number-columns-repeated="18"/>
          <table:table-cell table:style-name="ce311"/>
          <table:table-cell table:style-name="ce312" table:formula="of:=COUNTIF([.AG22:.AX22];&quot;☺&quot;)" office:value-type="float" office:value="0" calcext:value-type="float">
            <text:p>0</text:p>
          </table:table-cell>
          <table:table-cell table:style-name="ce312" table:formula="of:=COUNTIF([.C22:.R22];&quot;51&quot;)+COUNTIF([.C22:.R22];&quot;51$&quot;)+COUNTIF([.C22:.R22];&quot;51☻&quot;)" office:value-type="float" office:value="0" calcext:value-type="float">
            <text:p>0</text:p>
          </table:table-cell>
          <table:table-cell table:style-name="ce312" table:formula="of:=COUNTIF([.C22:.R22];&quot;52&quot;)+COUNTIF([.C22:.R22];&quot;52$&quot;)+COUNTIF([.C22:.R22];&quot;52☻&quot;)" office:value-type="float" office:value="0" calcext:value-type="float">
            <text:p>0</text:p>
          </table:table-cell>
          <table:table-cell table:style-name="ce312" table:formula="of:=COUNTIF([.C22:.R22];&quot;51¶&quot;)" office:value-type="float" office:value="0" calcext:value-type="float">
            <text:p>0</text:p>
          </table:table-cell>
          <table:table-cell table:style-name="ce312" table:formula="of:=COUNTIF([.C22:.R22];&quot;52¶&quot;)" office:value-type="float" office:value="0" calcext:value-type="float">
            <text:p>0</text:p>
          </table:table-cell>
          <table:table-cell table:style-name="ce312" table:formula="of:=COUNTIF([.C22:.R22];&quot;U&quot;)+COUNTIF([.C22:.R22];&quot;U☻&quot;)+COUNTIF([.C22:.R22];&quot;U☺&quot;)" office:value-type="float" office:value="0" calcext:value-type="float">
            <text:p>0</text:p>
          </table:table-cell>
          <table:table-cell table:style-name="ce312" table:formula="of:=COUNTIF([.C22:.R22];&quot;KVIT&quot;)+COUNTIF([.C22:.R22];&quot;KVIT☻&quot;)+COUNTIF([.C22:.R22];&quot;kvit$&quot;)" office:value-type="float" office:value="0" calcext:value-type="float">
            <text:p>0</text:p>
          </table:table-cell>
          <table:table-cell table:style-name="ce313" table:formula="of:=COUNTBLANK([.C22:.S22])-3" office:value-type="float" office:value="14" calcext:value-type="float">
            <text:p>14</text:p>
          </table:table-cell>
          <table:table-cell table:style-name="ce314" table:formula="of:=COUNTIF([.C22:.R22];&quot;x&quot;)" office:value-type="float" office:value="0" calcext:value-type="float">
            <text:p>0</text:p>
          </table:table-cell>
          <table:table-cell table:style-name="ce315" table:formula="of:=COUNTIF([.C22:.R22];&quot;51&quot;)+COUNTIF([.C22:.R22];&quot;51☻&quot;)+COUNTIF([.C22:.R22];&quot;2&quot;)+COUNTIF([.C22:.R22];&quot;52&quot;)+COUNTIF([.C22:.R22];&quot;52☻&quot;)+COUNTIF([.C22:.R22];&quot;51$&quot;)+COUNTIF([.C22:.R22];&quot;52$&quot;)" office:value-type="float" office:value="0" calcext:value-type="float">
            <text:p>0</text:p>
          </table:table-cell>
          <table:table-cell table:style-name="ce95" table:formula="of:=[Vzorci_vnosov.$A$22]" office:value-type="string" office:string-value="U☺" calcext:value-type="string">
            <text:p>U☺</text:p>
          </table:table-cell>
          <table:table-cell table:style-name="ce49" table:formula="of:=RIGHT([.C22];1)">
            <text:p/>
          </table:table-cell>
          <table:table-cell table:style-name="ce49" table:formula="of:=RIGHT([.D22];1)">
            <text:p/>
          </table:table-cell>
          <table:table-cell table:style-name="ce49" table:formula="of:=RIGHT([.E22];1)">
            <text:p/>
          </table:table-cell>
          <table:table-cell table:style-name="ce49" table:formula="of:=RIGHT([.F22];1)">
            <text:p/>
          </table:table-cell>
          <table:table-cell table:style-name="ce49" table:formula="of:=RIGHT([.G22];1)">
            <text:p/>
          </table:table-cell>
          <table:table-cell table:style-name="ce49" table:formula="of:=RIGHT([.H22];1)">
            <text:p/>
          </table:table-cell>
          <table:table-cell table:style-name="ce49" table:formula="of:=RIGHT([.I22];1)">
            <text:p/>
          </table:table-cell>
          <table:table-cell table:style-name="ce49" table:formula="of:=RIGHT([.J22];1)">
            <text:p/>
          </table:table-cell>
          <table:table-cell table:style-name="ce49" table:formula="of:=RIGHT([.K22];1)">
            <text:p/>
          </table:table-cell>
          <table:table-cell table:style-name="ce49" table:formula="of:=RIGHT([.L22];1)">
            <text:p/>
          </table:table-cell>
          <table:table-cell table:style-name="ce49" table:formula="of:=RIGHT([.M22];1)">
            <text:p/>
          </table:table-cell>
          <table:table-cell table:style-name="ce49" table:formula="of:=RIGHT([.N2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2];1)">
            <text:p/>
          </table:table-cell>
          <table:table-cell table:style-name="ce49" table:formula="of:=RIGHT([.P22];1)">
            <text:p/>
          </table:table-cell>
          <table:table-cell table:style-name="ce49" table:formula="of:=RIGHT([.Q22];1)">
            <text:p/>
          </table:table-cell>
          <table:table-cell table:style-name="ce49" table:formula="of:=RIGHT([.R22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22" calcext:value-type="date">
            <text:p>22/ dec</text:p>
          </table:table-cell>
          <table:table-cell table:style-name="ce308" table:formula="of:=TEXT([.A23];&quot;Ddd&quot;)" office:value-type="string" office:string-value="sre" calcext:value-type="string">
            <text:p>sre</text:p>
          </table:table-cell>
          <table:table-cell table:style-name="ce309" table:number-columns-repeated="18"/>
          <table:table-cell table:style-name="ce311"/>
          <table:table-cell table:style-name="ce312" table:formula="of:=COUNTIF([.AG23:.AX23];&quot;☺&quot;)" office:value-type="float" office:value="0" calcext:value-type="float">
            <text:p>0</text:p>
          </table:table-cell>
          <table:table-cell table:style-name="ce312" table:formula="of:=COUNTIF([.C23:.R23];&quot;51&quot;)+COUNTIF([.C23:.R23];&quot;51$&quot;)+COUNTIF([.C23:.R23];&quot;51☻&quot;)" office:value-type="float" office:value="0" calcext:value-type="float">
            <text:p>0</text:p>
          </table:table-cell>
          <table:table-cell table:style-name="ce312" table:formula="of:=COUNTIF([.C23:.R23];&quot;52&quot;)+COUNTIF([.C23:.R23];&quot;52$&quot;)+COUNTIF([.C23:.R23];&quot;52☻&quot;)" office:value-type="float" office:value="0" calcext:value-type="float">
            <text:p>0</text:p>
          </table:table-cell>
          <table:table-cell table:style-name="ce312" table:formula="of:=COUNTIF([.C23:.R23];&quot;51¶&quot;)" office:value-type="float" office:value="0" calcext:value-type="float">
            <text:p>0</text:p>
          </table:table-cell>
          <table:table-cell table:style-name="ce312" table:formula="of:=COUNTIF([.C23:.R23];&quot;52¶&quot;)" office:value-type="float" office:value="0" calcext:value-type="float">
            <text:p>0</text:p>
          </table:table-cell>
          <table:table-cell table:style-name="ce312" table:formula="of:=COUNTIF([.C23:.R23];&quot;U&quot;)+COUNTIF([.C23:.R23];&quot;U☻&quot;)+COUNTIF([.C23:.R23];&quot;U☺&quot;)" office:value-type="float" office:value="0" calcext:value-type="float">
            <text:p>0</text:p>
          </table:table-cell>
          <table:table-cell table:style-name="ce312" table:formula="of:=COUNTIF([.C23:.R23];&quot;KVIT&quot;)+COUNTIF([.C23:.R23];&quot;KVIT☻&quot;)+COUNTIF([.C23:.R23];&quot;kvit$&quot;)" office:value-type="float" office:value="0" calcext:value-type="float">
            <text:p>0</text:p>
          </table:table-cell>
          <table:table-cell table:style-name="ce313" table:formula="of:=COUNTBLANK([.C23:.S23])-3" office:value-type="float" office:value="14" calcext:value-type="float">
            <text:p>14</text:p>
          </table:table-cell>
          <table:table-cell table:style-name="ce314" table:formula="of:=COUNTIF([.C23:.R23];&quot;x&quot;)" office:value-type="float" office:value="0" calcext:value-type="float">
            <text:p>0</text:p>
          </table:table-cell>
          <table:table-cell table:style-name="ce315" table:formula="of:=COUNTIF([.C23:.R23];&quot;51&quot;)+COUNTIF([.C23:.R23];&quot;51☻&quot;)+COUNTIF([.C23:.R23];&quot;2&quot;)+COUNTIF([.C23:.R23];&quot;52&quot;)+COUNTIF([.C23:.R23];&quot;52☻&quot;)+COUNTIF([.C23:.R23];&quot;51$&quot;)+COUNTIF([.C23:.R23];&quot;52$&quot;)" office:value-type="float" office:value="0" calcext:value-type="float">
            <text:p>0</text:p>
          </table:table-cell>
          <table:table-cell table:style-name="ce95" table:formula="of:=[Vzorci_vnosov.$A$23]" office:value-type="string" office:string-value="51☺" calcext:value-type="string">
            <text:p>51☺</text:p>
          </table:table-cell>
          <table:table-cell table:style-name="ce49" table:formula="of:=RIGHT([.C23];1)">
            <text:p/>
          </table:table-cell>
          <table:table-cell table:style-name="ce49" table:formula="of:=RIGHT([.D23];1)">
            <text:p/>
          </table:table-cell>
          <table:table-cell table:style-name="ce49" table:formula="of:=RIGHT([.E23];1)">
            <text:p/>
          </table:table-cell>
          <table:table-cell table:style-name="ce49" table:formula="of:=RIGHT([.F23];1)">
            <text:p/>
          </table:table-cell>
          <table:table-cell table:style-name="ce49" table:formula="of:=RIGHT([.G23];1)">
            <text:p/>
          </table:table-cell>
          <table:table-cell table:style-name="ce49" table:formula="of:=RIGHT([.H23];1)">
            <text:p/>
          </table:table-cell>
          <table:table-cell table:style-name="ce49" table:formula="of:=RIGHT([.I23];1)">
            <text:p/>
          </table:table-cell>
          <table:table-cell table:style-name="ce49" table:formula="of:=RIGHT([.J23];1)">
            <text:p/>
          </table:table-cell>
          <table:table-cell table:style-name="ce49" table:formula="of:=RIGHT([.K23];1)">
            <text:p/>
          </table:table-cell>
          <table:table-cell table:style-name="ce49" table:formula="of:=RIGHT([.L23];1)">
            <text:p/>
          </table:table-cell>
          <table:table-cell table:style-name="ce49" table:formula="of:=RIGHT([.M23];1)">
            <text:p/>
          </table:table-cell>
          <table:table-cell table:style-name="ce49" table:formula="of:=RIGHT([.N23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3];1)">
            <text:p/>
          </table:table-cell>
          <table:table-cell table:style-name="ce49" table:formula="of:=RIGHT([.P23];1)">
            <text:p/>
          </table:table-cell>
          <table:table-cell table:style-name="ce49" table:formula="of:=RIGHT([.Q23];1)">
            <text:p/>
          </table:table-cell>
          <table:table-cell table:style-name="ce49" table:formula="of:=RIGHT([.R23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23" calcext:value-type="date">
            <text:p>23/ dec</text:p>
          </table:table-cell>
          <table:table-cell table:style-name="ce308" table:formula="of:=TEXT([.A24];&quot;Ddd&quot;)" office:value-type="string" office:string-value="čet" calcext:value-type="string">
            <text:p>čet</text:p>
          </table:table-cell>
          <table:table-cell table:style-name="ce309" table:number-columns-repeated="18"/>
          <table:table-cell table:style-name="ce311"/>
          <table:table-cell table:style-name="ce312" table:formula="of:=COUNTIF([.AG24:.AX24];&quot;☺&quot;)" office:value-type="float" office:value="0" calcext:value-type="float">
            <text:p>0</text:p>
          </table:table-cell>
          <table:table-cell table:style-name="ce312" table:formula="of:=COUNTIF([.C24:.R24];&quot;51&quot;)+COUNTIF([.C24:.R24];&quot;51$&quot;)+COUNTIF([.C24:.R24];&quot;51☻&quot;)" office:value-type="float" office:value="0" calcext:value-type="float">
            <text:p>0</text:p>
          </table:table-cell>
          <table:table-cell table:style-name="ce312" table:formula="of:=COUNTIF([.C24:.R24];&quot;52&quot;)+COUNTIF([.C24:.R24];&quot;52$&quot;)+COUNTIF([.C24:.R24];&quot;52☻&quot;)" office:value-type="float" office:value="0" calcext:value-type="float">
            <text:p>0</text:p>
          </table:table-cell>
          <table:table-cell table:style-name="ce312" table:formula="of:=COUNTIF([.C24:.R24];&quot;51¶&quot;)" office:value-type="float" office:value="0" calcext:value-type="float">
            <text:p>0</text:p>
          </table:table-cell>
          <table:table-cell table:style-name="ce312" table:formula="of:=COUNTIF([.C24:.R24];&quot;52¶&quot;)" office:value-type="float" office:value="0" calcext:value-type="float">
            <text:p>0</text:p>
          </table:table-cell>
          <table:table-cell table:style-name="ce312" table:formula="of:=COUNTIF([.C24:.R24];&quot;U&quot;)+COUNTIF([.C24:.R24];&quot;U☻&quot;)+COUNTIF([.C24:.R24];&quot;U☺&quot;)" office:value-type="float" office:value="0" calcext:value-type="float">
            <text:p>0</text:p>
          </table:table-cell>
          <table:table-cell table:style-name="ce312" table:formula="of:=COUNTIF([.C24:.R24];&quot;KVIT&quot;)+COUNTIF([.C24:.R24];&quot;KVIT☻&quot;)+COUNTIF([.C24:.R24];&quot;kvit$&quot;)" office:value-type="float" office:value="0" calcext:value-type="float">
            <text:p>0</text:p>
          </table:table-cell>
          <table:table-cell table:style-name="ce313" table:formula="of:=COUNTBLANK([.C24:.S24])-3" office:value-type="float" office:value="14" calcext:value-type="float">
            <text:p>14</text:p>
          </table:table-cell>
          <table:table-cell table:style-name="ce314" table:formula="of:=COUNTIF([.C24:.R24];&quot;x&quot;)" office:value-type="float" office:value="0" calcext:value-type="float">
            <text:p>0</text:p>
          </table:table-cell>
          <table:table-cell table:style-name="ce315" table:formula="of:=COUNTIF([.C24:.R24];&quot;51&quot;)+COUNTIF([.C24:.R24];&quot;51☻&quot;)+COUNTIF([.C24:.R24];&quot;2&quot;)+COUNTIF([.C24:.R24];&quot;52&quot;)+COUNTIF([.C24:.R24];&quot;52☻&quot;)+COUNTIF([.C24:.R24];&quot;51$&quot;)+COUNTIF([.C24:.R24];&quot;52$&quot;)" office:value-type="float" office:value="0" calcext:value-type="float">
            <text:p>0</text:p>
          </table:table-cell>
          <table:table-cell table:style-name="ce95" table:formula="of:=[Vzorci_vnosov.$A$24]" office:value-type="string" office:string-value="52☺" calcext:value-type="string">
            <text:p>52☺</text:p>
          </table:table-cell>
          <table:table-cell table:style-name="ce49" table:formula="of:=RIGHT([.C24];1)">
            <text:p/>
          </table:table-cell>
          <table:table-cell table:style-name="ce49" table:formula="of:=RIGHT([.D24];1)">
            <text:p/>
          </table:table-cell>
          <table:table-cell table:style-name="ce49" table:formula="of:=RIGHT([.E24];1)">
            <text:p/>
          </table:table-cell>
          <table:table-cell table:style-name="ce49" table:formula="of:=RIGHT([.F24];1)">
            <text:p/>
          </table:table-cell>
          <table:table-cell table:style-name="ce49" table:formula="of:=RIGHT([.G24];1)">
            <text:p/>
          </table:table-cell>
          <table:table-cell table:style-name="ce49" table:formula="of:=RIGHT([.H24];1)">
            <text:p/>
          </table:table-cell>
          <table:table-cell table:style-name="ce49" table:formula="of:=RIGHT([.I24];1)">
            <text:p/>
          </table:table-cell>
          <table:table-cell table:style-name="ce49" table:formula="of:=RIGHT([.J24];1)">
            <text:p/>
          </table:table-cell>
          <table:table-cell table:style-name="ce49" table:formula="of:=RIGHT([.K24];1)">
            <text:p/>
          </table:table-cell>
          <table:table-cell table:style-name="ce49" table:formula="of:=RIGHT([.L24];1)">
            <text:p/>
          </table:table-cell>
          <table:table-cell table:style-name="ce49" table:formula="of:=RIGHT([.M24];1)">
            <text:p/>
          </table:table-cell>
          <table:table-cell table:style-name="ce49" table:formula="of:=RIGHT([.N24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4];1)">
            <text:p/>
          </table:table-cell>
          <table:table-cell table:style-name="ce49" table:formula="of:=RIGHT([.P24];1)">
            <text:p/>
          </table:table-cell>
          <table:table-cell table:style-name="ce49" table:formula="of:=RIGHT([.Q24];1)">
            <text:p/>
          </table:table-cell>
          <table:table-cell table:style-name="ce49" table:formula="of:=RIGHT([.R24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24" calcext:value-type="date">
            <text:p>24/ dec</text:p>
          </table:table-cell>
          <table:table-cell table:style-name="ce308" table:formula="of:=TEXT([.A25];&quot;Ddd&quot;)" office:value-type="string" office:string-value="pet" calcext:value-type="string">
            <text:p>pet</text:p>
          </table:table-cell>
          <table:table-cell table:style-name="ce309" table:number-columns-repeated="18"/>
          <table:table-cell table:style-name="ce311"/>
          <table:table-cell table:style-name="ce312" table:formula="of:=COUNTIF([.AG25:.AX25];&quot;☺&quot;)" office:value-type="float" office:value="0" calcext:value-type="float">
            <text:p>0</text:p>
          </table:table-cell>
          <table:table-cell table:style-name="ce312" table:formula="of:=COUNTIF([.C25:.R25];&quot;51&quot;)+COUNTIF([.C25:.R25];&quot;51$&quot;)+COUNTIF([.C25:.R25];&quot;51☻&quot;)" office:value-type="float" office:value="0" calcext:value-type="float">
            <text:p>0</text:p>
          </table:table-cell>
          <table:table-cell table:style-name="ce312" table:formula="of:=COUNTIF([.C25:.R25];&quot;52&quot;)+COUNTIF([.C25:.R25];&quot;52$&quot;)+COUNTIF([.C25:.R25];&quot;52☻&quot;)" office:value-type="float" office:value="0" calcext:value-type="float">
            <text:p>0</text:p>
          </table:table-cell>
          <table:table-cell table:style-name="ce312" table:formula="of:=COUNTIF([.C25:.R25];&quot;51¶&quot;)" office:value-type="float" office:value="0" calcext:value-type="float">
            <text:p>0</text:p>
          </table:table-cell>
          <table:table-cell table:style-name="ce312" table:formula="of:=COUNTIF([.C25:.R25];&quot;52¶&quot;)" office:value-type="float" office:value="0" calcext:value-type="float">
            <text:p>0</text:p>
          </table:table-cell>
          <table:table-cell table:style-name="ce312" table:formula="of:=COUNTIF([.C25:.R25];&quot;U&quot;)+COUNTIF([.C25:.R25];&quot;U☻&quot;)+COUNTIF([.C25:.R25];&quot;U☺&quot;)" office:value-type="float" office:value="0" calcext:value-type="float">
            <text:p>0</text:p>
          </table:table-cell>
          <table:table-cell table:style-name="ce312" table:formula="of:=COUNTIF([.C25:.R25];&quot;KVIT&quot;)+COUNTIF([.C25:.R25];&quot;KVIT☻&quot;)+COUNTIF([.C25:.R25];&quot;kvit$&quot;)" office:value-type="float" office:value="0" calcext:value-type="float">
            <text:p>0</text:p>
          </table:table-cell>
          <table:table-cell table:style-name="ce313" table:formula="of:=COUNTBLANK([.C25:.S25])-3" office:value-type="float" office:value="14" calcext:value-type="float">
            <text:p>14</text:p>
          </table:table-cell>
          <table:table-cell table:style-name="ce314" table:formula="of:=COUNTIF([.C25:.R25];&quot;x&quot;)" office:value-type="float" office:value="0" calcext:value-type="float">
            <text:p>0</text:p>
          </table:table-cell>
          <table:table-cell table:style-name="ce315" table:formula="of:=COUNTIF([.C25:.R25];&quot;51&quot;)+COUNTIF([.C25:.R25];&quot;51☻&quot;)+COUNTIF([.C25:.R25];&quot;2&quot;)+COUNTIF([.C25:.R25];&quot;52&quot;)+COUNTIF([.C25:.R25];&quot;52☻&quot;)+COUNTIF([.C25:.R25];&quot;51$&quot;)+COUNTIF([.C25:.R25];&quot;52$&quot;)" office:value-type="float" office:value="0" calcext:value-type="float">
            <text:p>0</text:p>
          </table:table-cell>
          <table:table-cell table:style-name="ce89" table:formula="of:=[Vzorci_vnosov.$A$25]" office:value-type="string" office:string-value="51¶" calcext:value-type="string">
            <text:p>51¶</text:p>
          </table:table-cell>
          <table:table-cell table:style-name="ce49" table:formula="of:=RIGHT([.C25];1)">
            <text:p/>
          </table:table-cell>
          <table:table-cell table:style-name="ce49" table:formula="of:=RIGHT([.D25];1)">
            <text:p/>
          </table:table-cell>
          <table:table-cell table:style-name="ce49" table:formula="of:=RIGHT([.E25];1)">
            <text:p/>
          </table:table-cell>
          <table:table-cell table:style-name="ce49" table:formula="of:=RIGHT([.F25];1)">
            <text:p/>
          </table:table-cell>
          <table:table-cell table:style-name="ce49" table:formula="of:=RIGHT([.G25];1)">
            <text:p/>
          </table:table-cell>
          <table:table-cell table:style-name="ce49" table:formula="of:=RIGHT([.H25];1)">
            <text:p/>
          </table:table-cell>
          <table:table-cell table:style-name="ce49" table:formula="of:=RIGHT([.I25];1)">
            <text:p/>
          </table:table-cell>
          <table:table-cell table:style-name="ce49" table:formula="of:=RIGHT([.J25];1)">
            <text:p/>
          </table:table-cell>
          <table:table-cell table:style-name="ce49" table:formula="of:=RIGHT([.K25];1)">
            <text:p/>
          </table:table-cell>
          <table:table-cell table:style-name="ce49" table:formula="of:=RIGHT([.L25];1)">
            <text:p/>
          </table:table-cell>
          <table:table-cell table:style-name="ce49" table:formula="of:=RIGHT([.M25];1)">
            <text:p/>
          </table:table-cell>
          <table:table-cell table:style-name="ce49" table:formula="of:=RIGHT([.N25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5];1)">
            <text:p/>
          </table:table-cell>
          <table:table-cell table:style-name="ce49" table:formula="of:=RIGHT([.P25];1)">
            <text:p/>
          </table:table-cell>
          <table:table-cell table:style-name="ce49" table:formula="of:=RIGHT([.Q25];1)">
            <text:p/>
          </table:table-cell>
          <table:table-cell table:style-name="ce49" table:formula="of:=RIGHT([.R25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25" calcext:value-type="date">
            <text:p>25/ dec</text:p>
          </table:table-cell>
          <table:table-cell table:style-name="ce308" table:formula="of:=TEXT([.A26];&quot;Ddd&quot;)" office:value-type="string" office:string-value="sob" calcext:value-type="string">
            <text:p>sob</text:p>
          </table:table-cell>
          <table:table-cell table:style-name="ce309" table:number-columns-repeated="15"/>
          <table:table-cell table:style-name="ce310"/>
          <table:table-cell table:style-name="ce309" table:number-columns-repeated="2"/>
          <table:table-cell table:style-name="ce311"/>
          <table:table-cell table:style-name="ce312" table:formula="of:=COUNTIF([.AG26:.AX26];&quot;☺&quot;)" office:value-type="float" office:value="0" calcext:value-type="float">
            <text:p>0</text:p>
          </table:table-cell>
          <table:table-cell table:style-name="ce312" table:formula="of:=COUNTIF([.C26:.R26];&quot;51&quot;)+COUNTIF([.C26:.R26];&quot;51$&quot;)+COUNTIF([.C26:.R26];&quot;51☻&quot;)" office:value-type="float" office:value="0" calcext:value-type="float">
            <text:p>0</text:p>
          </table:table-cell>
          <table:table-cell table:style-name="ce312" table:formula="of:=COUNTIF([.C26:.R26];&quot;52&quot;)+COUNTIF([.C26:.R26];&quot;52$&quot;)+COUNTIF([.C26:.R26];&quot;52☻&quot;)" office:value-type="float" office:value="0" calcext:value-type="float">
            <text:p>0</text:p>
          </table:table-cell>
          <table:table-cell table:style-name="ce312" table:formula="of:=COUNTIF([.C26:.R26];&quot;51¶&quot;)" office:value-type="float" office:value="0" calcext:value-type="float">
            <text:p>0</text:p>
          </table:table-cell>
          <table:table-cell table:style-name="ce312" table:formula="of:=COUNTIF([.C26:.R26];&quot;52¶&quot;)" office:value-type="float" office:value="0" calcext:value-type="float">
            <text:p>0</text:p>
          </table:table-cell>
          <table:table-cell table:style-name="ce312" table:formula="of:=COUNTIF([.C26:.R26];&quot;U&quot;)+COUNTIF([.C26:.R26];&quot;U☻&quot;)+COUNTIF([.C26:.R26];&quot;U☺&quot;)" office:value-type="float" office:value="0" calcext:value-type="float">
            <text:p>0</text:p>
          </table:table-cell>
          <table:table-cell table:style-name="ce312" table:formula="of:=COUNTIF([.C26:.R26];&quot;KVIT&quot;)+COUNTIF([.C26:.R26];&quot;KVIT☻&quot;)+COUNTIF([.C26:.R26];&quot;kvit$&quot;)" office:value-type="float" office:value="0" calcext:value-type="float">
            <text:p>0</text:p>
          </table:table-cell>
          <table:table-cell table:style-name="ce313" table:formula="of:=COUNTBLANK([.C26:.S26])-3" office:value-type="float" office:value="14" calcext:value-type="float">
            <text:p>14</text:p>
          </table:table-cell>
          <table:table-cell table:style-name="ce314" table:formula="of:=COUNTIF([.C26:.R26];&quot;x&quot;)" office:value-type="float" office:value="0" calcext:value-type="float">
            <text:p>0</text:p>
          </table:table-cell>
          <table:table-cell table:style-name="ce315" table:formula="of:=COUNTIF([.C26:.R26];&quot;51&quot;)+COUNTIF([.C26:.R26];&quot;51☻&quot;)+COUNTIF([.C26:.R26];&quot;2&quot;)+COUNTIF([.C26:.R26];&quot;52&quot;)+COUNTIF([.C26:.R26];&quot;52☻&quot;)+COUNTIF([.C26:.R26];&quot;51$&quot;)+COUNTIF([.C26:.R26];&quot;52$&quot;)" office:value-type="float" office:value="0" calcext:value-type="float">
            <text:p>0</text:p>
          </table:table-cell>
          <table:table-cell table:style-name="ce89" table:formula="of:=[Vzorci_vnosov.$A$26]" office:value-type="string" office:string-value="52¶" calcext:value-type="string">
            <text:p>52¶</text:p>
          </table:table-cell>
          <table:table-cell table:style-name="ce49" table:formula="of:=RIGHT([.C26];1)">
            <text:p/>
          </table:table-cell>
          <table:table-cell table:style-name="ce49" table:formula="of:=RIGHT([.D26];1)">
            <text:p/>
          </table:table-cell>
          <table:table-cell table:style-name="ce49" table:formula="of:=RIGHT([.E26];1)">
            <text:p/>
          </table:table-cell>
          <table:table-cell table:style-name="ce49" table:formula="of:=RIGHT([.F26];1)">
            <text:p/>
          </table:table-cell>
          <table:table-cell table:style-name="ce49" table:formula="of:=RIGHT([.G26];1)">
            <text:p/>
          </table:table-cell>
          <table:table-cell table:style-name="ce49" table:formula="of:=RIGHT([.H26];1)">
            <text:p/>
          </table:table-cell>
          <table:table-cell table:style-name="ce49" table:formula="of:=RIGHT([.I26];1)">
            <text:p/>
          </table:table-cell>
          <table:table-cell table:style-name="ce49" table:formula="of:=RIGHT([.J26];1)">
            <text:p/>
          </table:table-cell>
          <table:table-cell table:style-name="ce49" table:formula="of:=RIGHT([.K26];1)">
            <text:p/>
          </table:table-cell>
          <table:table-cell table:style-name="ce49" table:formula="of:=RIGHT([.L26];1)">
            <text:p/>
          </table:table-cell>
          <table:table-cell table:style-name="ce49" table:formula="of:=RIGHT([.M26];1)">
            <text:p/>
          </table:table-cell>
          <table:table-cell table:style-name="ce49" table:formula="of:=RIGHT([.N26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6];1)">
            <text:p/>
          </table:table-cell>
          <table:table-cell table:style-name="ce49" table:formula="of:=RIGHT([.P26];1)">
            <text:p/>
          </table:table-cell>
          <table:table-cell table:style-name="ce49" table:formula="of:=RIGHT([.Q26];1)">
            <text:p/>
          </table:table-cell>
          <table:table-cell table:style-name="ce49" table:formula="of:=RIGHT([.R26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26" calcext:value-type="date">
            <text:p>26/ dec</text:p>
          </table:table-cell>
          <table:table-cell table:style-name="ce308" table:formula="of:=TEXT([.A27];&quot;Ddd&quot;)" office:value-type="string" office:string-value="ned" calcext:value-type="string">
            <text:p>ned</text:p>
          </table:table-cell>
          <table:table-cell table:style-name="ce309" table:number-columns-repeated="15"/>
          <table:table-cell table:style-name="ce310"/>
          <table:table-cell table:style-name="ce309" table:number-columns-repeated="2"/>
          <table:table-cell table:style-name="ce311"/>
          <table:table-cell table:style-name="ce312" table:formula="of:=COUNTIF([.AG27:.AX27];&quot;☺&quot;)" office:value-type="float" office:value="0" calcext:value-type="float">
            <text:p>0</text:p>
          </table:table-cell>
          <table:table-cell table:style-name="ce312" table:formula="of:=COUNTIF([.C27:.R27];&quot;51&quot;)+COUNTIF([.C27:.R27];&quot;51$&quot;)+COUNTIF([.C27:.R27];&quot;51☻&quot;)" office:value-type="float" office:value="0" calcext:value-type="float">
            <text:p>0</text:p>
          </table:table-cell>
          <table:table-cell table:style-name="ce312" table:formula="of:=COUNTIF([.C27:.R27];&quot;52&quot;)+COUNTIF([.C27:.R27];&quot;52$&quot;)+COUNTIF([.C27:.R27];&quot;52☻&quot;)" office:value-type="float" office:value="0" calcext:value-type="float">
            <text:p>0</text:p>
          </table:table-cell>
          <table:table-cell table:style-name="ce312" table:formula="of:=COUNTIF([.C27:.R27];&quot;51¶&quot;)" office:value-type="float" office:value="0" calcext:value-type="float">
            <text:p>0</text:p>
          </table:table-cell>
          <table:table-cell table:style-name="ce312" table:formula="of:=COUNTIF([.C27:.R27];&quot;52¶&quot;)" office:value-type="float" office:value="0" calcext:value-type="float">
            <text:p>0</text:p>
          </table:table-cell>
          <table:table-cell table:style-name="ce312" table:formula="of:=COUNTIF([.C27:.R27];&quot;U&quot;)+COUNTIF([.C27:.R27];&quot;U☻&quot;)+COUNTIF([.C27:.R27];&quot;U☺&quot;)" office:value-type="float" office:value="0" calcext:value-type="float">
            <text:p>0</text:p>
          </table:table-cell>
          <table:table-cell table:style-name="ce312" table:formula="of:=COUNTIF([.C27:.R27];&quot;KVIT&quot;)+COUNTIF([.C27:.R27];&quot;KVIT☻&quot;)+COUNTIF([.C27:.R27];&quot;kvit$&quot;)" office:value-type="float" office:value="0" calcext:value-type="float">
            <text:p>0</text:p>
          </table:table-cell>
          <table:table-cell table:style-name="ce313" table:formula="of:=COUNTBLANK([.C27:.S27])-3" office:value-type="float" office:value="14" calcext:value-type="float">
            <text:p>14</text:p>
          </table:table-cell>
          <table:table-cell table:style-name="ce314" table:formula="of:=COUNTIF([.C27:.R27];&quot;x&quot;)" office:value-type="float" office:value="0" calcext:value-type="float">
            <text:p>0</text:p>
          </table:table-cell>
          <table:table-cell table:style-name="ce315" table:formula="of:=COUNTIF([.C27:.R27];&quot;51&quot;)+COUNTIF([.C27:.R27];&quot;51☻&quot;)+COUNTIF([.C27:.R27];&quot;2&quot;)+COUNTIF([.C27:.R27];&quot;52&quot;)+COUNTIF([.C27:.R27];&quot;52☻&quot;)+COUNTIF([.C27:.R27];&quot;51$&quot;)+COUNTIF([.C27:.R27];&quot;52$&quot;)" office:value-type="float" office:value="0" calcext:value-type="float">
            <text:p>0</text:p>
          </table:table-cell>
          <table:table-cell table:style-name="ce114" table:formula="of:=[Vzorci_vnosov.$A$27]" office:value-type="string" office:string-value="KVIT☺" calcext:value-type="string">
            <text:p>KVIT☺</text:p>
          </table:table-cell>
          <table:table-cell table:style-name="ce49" table:formula="of:=RIGHT([.C27];1)">
            <text:p/>
          </table:table-cell>
          <table:table-cell table:style-name="ce49" table:formula="of:=RIGHT([.D27];1)">
            <text:p/>
          </table:table-cell>
          <table:table-cell table:style-name="ce49" table:formula="of:=RIGHT([.E27];1)">
            <text:p/>
          </table:table-cell>
          <table:table-cell table:style-name="ce49" table:formula="of:=RIGHT([.F27];1)">
            <text:p/>
          </table:table-cell>
          <table:table-cell table:style-name="ce49" table:formula="of:=RIGHT([.G27];1)">
            <text:p/>
          </table:table-cell>
          <table:table-cell table:style-name="ce49" table:formula="of:=RIGHT([.H27];1)">
            <text:p/>
          </table:table-cell>
          <table:table-cell table:style-name="ce49" table:formula="of:=RIGHT([.I27];1)">
            <text:p/>
          </table:table-cell>
          <table:table-cell table:style-name="ce49" table:formula="of:=RIGHT([.J27];1)">
            <text:p/>
          </table:table-cell>
          <table:table-cell table:style-name="ce49" table:formula="of:=RIGHT([.K27];1)">
            <text:p/>
          </table:table-cell>
          <table:table-cell table:style-name="ce49" table:formula="of:=RIGHT([.L27];1)">
            <text:p/>
          </table:table-cell>
          <table:table-cell table:style-name="ce49" table:formula="of:=RIGHT([.M27];1)">
            <text:p/>
          </table:table-cell>
          <table:table-cell table:style-name="ce49" table:formula="of:=RIGHT([.N27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7];1)">
            <text:p/>
          </table:table-cell>
          <table:table-cell table:style-name="ce49" table:formula="of:=RIGHT([.P27];1)">
            <text:p/>
          </table:table-cell>
          <table:table-cell table:style-name="ce49" table:formula="of:=RIGHT([.Q27];1)">
            <text:p/>
          </table:table-cell>
          <table:table-cell table:style-name="ce49" table:formula="of:=RIGHT([.R27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27" calcext:value-type="date">
            <text:p>27/ dec</text:p>
          </table:table-cell>
          <table:table-cell table:style-name="ce308" table:formula="of:=TEXT([.A28];&quot;Ddd&quot;)" office:value-type="string" office:string-value="pon" calcext:value-type="string">
            <text:p>pon</text:p>
          </table:table-cell>
          <table:table-cell table:style-name="ce309" table:number-columns-repeated="18"/>
          <table:table-cell table:style-name="ce311"/>
          <table:table-cell table:style-name="ce312" table:formula="of:=COUNTIF([.AG28:.AX28];&quot;☺&quot;)" office:value-type="float" office:value="0" calcext:value-type="float">
            <text:p>0</text:p>
          </table:table-cell>
          <table:table-cell table:style-name="ce312" table:formula="of:=COUNTIF([.C28:.R28];&quot;51&quot;)+COUNTIF([.C28:.R28];&quot;51$&quot;)+COUNTIF([.C28:.R28];&quot;51☻&quot;)" office:value-type="float" office:value="0" calcext:value-type="float">
            <text:p>0</text:p>
          </table:table-cell>
          <table:table-cell table:style-name="ce312" table:formula="of:=COUNTIF([.C28:.R28];&quot;52&quot;)+COUNTIF([.C28:.R28];&quot;52$&quot;)+COUNTIF([.C28:.R28];&quot;52☻&quot;)" office:value-type="float" office:value="0" calcext:value-type="float">
            <text:p>0</text:p>
          </table:table-cell>
          <table:table-cell table:style-name="ce312" table:formula="of:=COUNTIF([.C28:.R28];&quot;51¶&quot;)" office:value-type="float" office:value="0" calcext:value-type="float">
            <text:p>0</text:p>
          </table:table-cell>
          <table:table-cell table:style-name="ce312" table:formula="of:=COUNTIF([.C28:.R28];&quot;52¶&quot;)" office:value-type="float" office:value="0" calcext:value-type="float">
            <text:p>0</text:p>
          </table:table-cell>
          <table:table-cell table:style-name="ce312" table:formula="of:=COUNTIF([.C28:.R28];&quot;U&quot;)+COUNTIF([.C28:.R28];&quot;U☻&quot;)+COUNTIF([.C28:.R28];&quot;U☺&quot;)" office:value-type="float" office:value="0" calcext:value-type="float">
            <text:p>0</text:p>
          </table:table-cell>
          <table:table-cell table:style-name="ce312" table:formula="of:=COUNTIF([.C28:.R28];&quot;KVIT&quot;)+COUNTIF([.C28:.R28];&quot;KVIT☻&quot;)+COUNTIF([.C28:.R28];&quot;kvit$&quot;)" office:value-type="float" office:value="0" calcext:value-type="float">
            <text:p>0</text:p>
          </table:table-cell>
          <table:table-cell table:style-name="ce313" table:formula="of:=COUNTBLANK([.C28:.S28])-3" office:value-type="float" office:value="14" calcext:value-type="float">
            <text:p>14</text:p>
          </table:table-cell>
          <table:table-cell table:style-name="ce314" table:formula="of:=COUNTIF([.C28:.R28];&quot;x&quot;)" office:value-type="float" office:value="0" calcext:value-type="float">
            <text:p>0</text:p>
          </table:table-cell>
          <table:table-cell table:style-name="ce315" table:formula="of:=COUNTIF([.C28:.R28];&quot;51&quot;)+COUNTIF([.C28:.R28];&quot;51☻&quot;)+COUNTIF([.C28:.R28];&quot;2&quot;)+COUNTIF([.C28:.R28];&quot;52&quot;)+COUNTIF([.C28:.R28];&quot;52☻&quot;)+COUNTIF([.C28:.R28];&quot;51$&quot;)+COUNTIF([.C28:.R28];&quot;52$&quot;)" office:value-type="float" office:value="0" calcext:value-type="float">
            <text:p>0</text:p>
          </table:table-cell>
          <table:table-cell table:style-name="ce115" table:formula="of:=[Vzorci_vnosov.$A$28]" office:value-type="string" office:string-value="KO" calcext:value-type="string">
            <text:p>KO</text:p>
          </table:table-cell>
          <table:table-cell table:style-name="ce49" table:formula="of:=RIGHT([.C28];1)">
            <text:p/>
          </table:table-cell>
          <table:table-cell table:style-name="ce49" table:formula="of:=RIGHT([.D28];1)">
            <text:p/>
          </table:table-cell>
          <table:table-cell table:style-name="ce49" table:formula="of:=RIGHT([.E28];1)">
            <text:p/>
          </table:table-cell>
          <table:table-cell table:style-name="ce49" table:formula="of:=RIGHT([.F28];1)">
            <text:p/>
          </table:table-cell>
          <table:table-cell table:style-name="ce49" table:formula="of:=RIGHT([.G28];1)">
            <text:p/>
          </table:table-cell>
          <table:table-cell table:style-name="ce49" table:formula="of:=RIGHT([.H28];1)">
            <text:p/>
          </table:table-cell>
          <table:table-cell table:style-name="ce49" table:formula="of:=RIGHT([.I28];1)">
            <text:p/>
          </table:table-cell>
          <table:table-cell table:style-name="ce49" table:formula="of:=RIGHT([.J28];1)">
            <text:p/>
          </table:table-cell>
          <table:table-cell table:style-name="ce49" table:formula="of:=RIGHT([.K28];1)">
            <text:p/>
          </table:table-cell>
          <table:table-cell table:style-name="ce49" table:formula="of:=RIGHT([.L28];1)">
            <text:p/>
          </table:table-cell>
          <table:table-cell table:style-name="ce49" table:formula="of:=RIGHT([.M28];1)">
            <text:p/>
          </table:table-cell>
          <table:table-cell table:style-name="ce49" table:formula="of:=RIGHT([.N28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8];1)">
            <text:p/>
          </table:table-cell>
          <table:table-cell table:style-name="ce49" table:formula="of:=RIGHT([.P28];1)">
            <text:p/>
          </table:table-cell>
          <table:table-cell table:style-name="ce49" table:formula="of:=RIGHT([.Q28];1)">
            <text:p/>
          </table:table-cell>
          <table:table-cell table:style-name="ce49" table:formula="of:=RIGHT([.R28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28" calcext:value-type="date">
            <text:p>28/ dec</text:p>
          </table:table-cell>
          <table:table-cell table:style-name="ce308" table:formula="of:=TEXT([.A29];&quot;Ddd&quot;)" office:value-type="string" office:string-value="tor" calcext:value-type="string">
            <text:p>tor</text:p>
          </table:table-cell>
          <table:table-cell table:style-name="ce309" table:number-columns-repeated="18"/>
          <table:table-cell table:style-name="ce311"/>
          <table:table-cell table:style-name="ce312" table:formula="of:=COUNTIF([.AG29:.AX29];&quot;☺&quot;)" office:value-type="float" office:value="0" calcext:value-type="float">
            <text:p>0</text:p>
          </table:table-cell>
          <table:table-cell table:style-name="ce312" table:formula="of:=COUNTIF([.C29:.R29];&quot;51&quot;)+COUNTIF([.C29:.R29];&quot;51$&quot;)+COUNTIF([.C29:.R29];&quot;51☻&quot;)" office:value-type="float" office:value="0" calcext:value-type="float">
            <text:p>0</text:p>
          </table:table-cell>
          <table:table-cell table:style-name="ce312" table:formula="of:=COUNTIF([.C29:.R29];&quot;52&quot;)+COUNTIF([.C29:.R29];&quot;52$&quot;)+COUNTIF([.C29:.R29];&quot;52☻&quot;)" office:value-type="float" office:value="0" calcext:value-type="float">
            <text:p>0</text:p>
          </table:table-cell>
          <table:table-cell table:style-name="ce312" table:formula="of:=COUNTIF([.C29:.R29];&quot;51¶&quot;)" office:value-type="float" office:value="0" calcext:value-type="float">
            <text:p>0</text:p>
          </table:table-cell>
          <table:table-cell table:style-name="ce312" table:formula="of:=COUNTIF([.C29:.R29];&quot;52¶&quot;)" office:value-type="float" office:value="0" calcext:value-type="float">
            <text:p>0</text:p>
          </table:table-cell>
          <table:table-cell table:style-name="ce312" table:formula="of:=COUNTIF([.C29:.R29];&quot;U&quot;)+COUNTIF([.C29:.R29];&quot;U☻&quot;)+COUNTIF([.C29:.R29];&quot;U☺&quot;)" office:value-type="float" office:value="0" calcext:value-type="float">
            <text:p>0</text:p>
          </table:table-cell>
          <table:table-cell table:style-name="ce312" table:formula="of:=COUNTIF([.C29:.R29];&quot;KVIT&quot;)+COUNTIF([.C29:.R29];&quot;KVIT☻&quot;)+COUNTIF([.C29:.R29];&quot;kvit$&quot;)" office:value-type="float" office:value="0" calcext:value-type="float">
            <text:p>0</text:p>
          </table:table-cell>
          <table:table-cell table:style-name="ce313" table:formula="of:=COUNTBLANK([.C29:.S29])-3" office:value-type="float" office:value="14" calcext:value-type="float">
            <text:p>14</text:p>
          </table:table-cell>
          <table:table-cell table:style-name="ce314" table:formula="of:=COUNTIF([.C29:.R29];&quot;x&quot;)" office:value-type="float" office:value="0" calcext:value-type="float">
            <text:p>0</text:p>
          </table:table-cell>
          <table:table-cell table:style-name="ce315" table:formula="of:=COUNTIF([.C29:.R29];&quot;51&quot;)+COUNTIF([.C29:.R29];&quot;51☻&quot;)+COUNTIF([.C29:.R29];&quot;2&quot;)+COUNTIF([.C29:.R29];&quot;52&quot;)+COUNTIF([.C29:.R29];&quot;52☻&quot;)+COUNTIF([.C29:.R29];&quot;51$&quot;)+COUNTIF([.C29:.R29];&quot;52$&quot;)" office:value-type="float" office:value="0" calcext:value-type="float">
            <text:p>0</text:p>
          </table:table-cell>
          <table:table-cell table:style-name="ce115" table:formula="of:=[Vzorci_vnosov.$A$29]" office:value-type="string" office:string-value="Rt" calcext:value-type="string">
            <text:p>Rt</text:p>
          </table:table-cell>
          <table:table-cell table:style-name="ce49" table:formula="of:=RIGHT([.C29];1)">
            <text:p/>
          </table:table-cell>
          <table:table-cell table:style-name="ce49" table:formula="of:=RIGHT([.D29];1)">
            <text:p/>
          </table:table-cell>
          <table:table-cell table:style-name="ce49" table:formula="of:=RIGHT([.E29];1)">
            <text:p/>
          </table:table-cell>
          <table:table-cell table:style-name="ce49" table:formula="of:=RIGHT([.F29];1)">
            <text:p/>
          </table:table-cell>
          <table:table-cell table:style-name="ce49" table:formula="of:=RIGHT([.G29];1)">
            <text:p/>
          </table:table-cell>
          <table:table-cell table:style-name="ce49" table:formula="of:=RIGHT([.H29];1)">
            <text:p/>
          </table:table-cell>
          <table:table-cell table:style-name="ce49" table:formula="of:=RIGHT([.I29];1)">
            <text:p/>
          </table:table-cell>
          <table:table-cell table:style-name="ce49" table:formula="of:=RIGHT([.J29];1)">
            <text:p/>
          </table:table-cell>
          <table:table-cell table:style-name="ce49" table:formula="of:=RIGHT([.K29];1)">
            <text:p/>
          </table:table-cell>
          <table:table-cell table:style-name="ce49" table:formula="of:=RIGHT([.L29];1)">
            <text:p/>
          </table:table-cell>
          <table:table-cell table:style-name="ce49" table:formula="of:=RIGHT([.M29];1)">
            <text:p/>
          </table:table-cell>
          <table:table-cell table:style-name="ce49" table:formula="of:=RIGHT([.N29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29];1)">
            <text:p/>
          </table:table-cell>
          <table:table-cell table:style-name="ce49" table:formula="of:=RIGHT([.P29];1)">
            <text:p/>
          </table:table-cell>
          <table:table-cell table:style-name="ce49" table:formula="of:=RIGHT([.Q29];1)">
            <text:p/>
          </table:table-cell>
          <table:table-cell table:style-name="ce49" table:formula="of:=RIGHT([.R29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29" calcext:value-type="date">
            <text:p>29/ dec</text:p>
          </table:table-cell>
          <table:table-cell table:style-name="ce308" table:formula="of:=TEXT([.A30];&quot;Ddd&quot;)" office:value-type="string" office:string-value="sre" calcext:value-type="string">
            <text:p>sre</text:p>
          </table:table-cell>
          <table:table-cell table:style-name="ce309" table:number-columns-repeated="18"/>
          <table:table-cell table:style-name="ce311"/>
          <table:table-cell table:style-name="ce312" table:formula="of:=COUNTIF([.AG30:.AX30];&quot;☺&quot;)" office:value-type="float" office:value="0" calcext:value-type="float">
            <text:p>0</text:p>
          </table:table-cell>
          <table:table-cell table:style-name="ce312" table:formula="of:=COUNTIF([.C30:.R30];&quot;51&quot;)+COUNTIF([.C30:.R30];&quot;51$&quot;)+COUNTIF([.C30:.R30];&quot;51☻&quot;)" office:value-type="float" office:value="0" calcext:value-type="float">
            <text:p>0</text:p>
          </table:table-cell>
          <table:table-cell table:style-name="ce312" table:formula="of:=COUNTIF([.C30:.R30];&quot;52&quot;)+COUNTIF([.C30:.R30];&quot;52$&quot;)+COUNTIF([.C30:.R30];&quot;52☻&quot;)" office:value-type="float" office:value="0" calcext:value-type="float">
            <text:p>0</text:p>
          </table:table-cell>
          <table:table-cell table:style-name="ce312" table:formula="of:=COUNTIF([.C30:.R30];&quot;51¶&quot;)" office:value-type="float" office:value="0" calcext:value-type="float">
            <text:p>0</text:p>
          </table:table-cell>
          <table:table-cell table:style-name="ce312" table:formula="of:=COUNTIF([.C30:.R30];&quot;52¶&quot;)" office:value-type="float" office:value="0" calcext:value-type="float">
            <text:p>0</text:p>
          </table:table-cell>
          <table:table-cell table:style-name="ce312" table:formula="of:=COUNTIF([.C30:.R30];&quot;U&quot;)+COUNTIF([.C30:.R30];&quot;U☻&quot;)+COUNTIF([.C30:.R30];&quot;U☺&quot;)" office:value-type="float" office:value="0" calcext:value-type="float">
            <text:p>0</text:p>
          </table:table-cell>
          <table:table-cell table:style-name="ce312" table:formula="of:=COUNTIF([.C30:.R30];&quot;KVIT&quot;)+COUNTIF([.C30:.R30];&quot;KVIT☻&quot;)+COUNTIF([.C30:.R30];&quot;kvit$&quot;)" office:value-type="float" office:value="0" calcext:value-type="float">
            <text:p>0</text:p>
          </table:table-cell>
          <table:table-cell table:style-name="ce313" table:formula="of:=COUNTBLANK([.C30:.S30])-3" office:value-type="float" office:value="14" calcext:value-type="float">
            <text:p>14</text:p>
          </table:table-cell>
          <table:table-cell table:style-name="ce314" table:formula="of:=COUNTIF([.C30:.R30];&quot;x&quot;)" office:value-type="float" office:value="0" calcext:value-type="float">
            <text:p>0</text:p>
          </table:table-cell>
          <table:table-cell table:style-name="ce315" table:formula="of:=COUNTIF([.C30:.R30];&quot;51&quot;)+COUNTIF([.C30:.R30];&quot;51☻&quot;)+COUNTIF([.C30:.R30];&quot;2&quot;)+COUNTIF([.C30:.R30];&quot;52&quot;)+COUNTIF([.C30:.R30];&quot;52☻&quot;)+COUNTIF([.C30:.R30];&quot;51$&quot;)+COUNTIF([.C30:.R30];&quot;52$&quot;)" office:value-type="float" office:value="0" calcext:value-type="float">
            <text:p>0</text:p>
          </table:table-cell>
          <table:table-cell table:style-name="ce87" table:formula="of:=[Vzorci_vnosov.$A$30]" office:value-type="string" office:string-value="Rt☻" calcext:value-type="string">
            <text:p>Rt☻</text:p>
          </table:table-cell>
          <table:table-cell table:style-name="ce49" table:formula="of:=RIGHT([.C30];1)">
            <text:p/>
          </table:table-cell>
          <table:table-cell table:style-name="ce49" table:formula="of:=RIGHT([.D30];1)">
            <text:p/>
          </table:table-cell>
          <table:table-cell table:style-name="ce49" table:formula="of:=RIGHT([.E30];1)">
            <text:p/>
          </table:table-cell>
          <table:table-cell table:style-name="ce49" table:formula="of:=RIGHT([.F30];1)">
            <text:p/>
          </table:table-cell>
          <table:table-cell table:style-name="ce49" table:formula="of:=RIGHT([.G30];1)">
            <text:p/>
          </table:table-cell>
          <table:table-cell table:style-name="ce49" table:formula="of:=RIGHT([.H30];1)">
            <text:p/>
          </table:table-cell>
          <table:table-cell table:style-name="ce49" table:formula="of:=RIGHT([.I30];1)">
            <text:p/>
          </table:table-cell>
          <table:table-cell table:style-name="ce49" table:formula="of:=RIGHT([.J30];1)">
            <text:p/>
          </table:table-cell>
          <table:table-cell table:style-name="ce49" table:formula="of:=RIGHT([.K30];1)">
            <text:p/>
          </table:table-cell>
          <table:table-cell table:style-name="ce49" table:formula="of:=RIGHT([.L30];1)">
            <text:p/>
          </table:table-cell>
          <table:table-cell table:style-name="ce49" table:formula="of:=RIGHT([.M30];1)">
            <text:p/>
          </table:table-cell>
          <table:table-cell table:style-name="ce49" table:formula="of:=RIGHT([.N30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0];1)">
            <text:p/>
          </table:table-cell>
          <table:table-cell table:style-name="ce49" table:formula="of:=RIGHT([.P30];1)">
            <text:p/>
          </table:table-cell>
          <table:table-cell table:style-name="ce49" table:formula="of:=RIGHT([.Q30];1)">
            <text:p/>
          </table:table-cell>
          <table:table-cell table:style-name="ce49" table:formula="of:=RIGHT([.R30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30" calcext:value-type="date">
            <text:p>30/ dec</text:p>
          </table:table-cell>
          <table:table-cell table:style-name="ce308" table:formula="of:=TEXT([.A31];&quot;Ddd&quot;)" office:value-type="string" office:string-value="čet" calcext:value-type="string">
            <text:p>čet</text:p>
          </table:table-cell>
          <table:table-cell table:style-name="ce309" table:number-columns-repeated="18"/>
          <table:table-cell table:style-name="ce311"/>
          <table:table-cell table:style-name="ce312" table:formula="of:=COUNTIF([.AG31:.AX31];&quot;☺&quot;)" office:value-type="float" office:value="0" calcext:value-type="float">
            <text:p>0</text:p>
          </table:table-cell>
          <table:table-cell table:style-name="ce312" table:formula="of:=COUNTIF([.C31:.R31];&quot;51&quot;)+COUNTIF([.C31:.R31];&quot;51$&quot;)+COUNTIF([.C31:.R31];&quot;51☻&quot;)" office:value-type="float" office:value="0" calcext:value-type="float">
            <text:p>0</text:p>
          </table:table-cell>
          <table:table-cell table:style-name="ce312" table:formula="of:=COUNTIF([.C31:.R31];&quot;52&quot;)+COUNTIF([.C31:.R31];&quot;52$&quot;)+COUNTIF([.C31:.R31];&quot;52☻&quot;)" office:value-type="float" office:value="0" calcext:value-type="float">
            <text:p>0</text:p>
          </table:table-cell>
          <table:table-cell table:style-name="ce312" table:formula="of:=COUNTIF([.C31:.R31];&quot;51¶&quot;)" office:value-type="float" office:value="0" calcext:value-type="float">
            <text:p>0</text:p>
          </table:table-cell>
          <table:table-cell table:style-name="ce312" table:formula="of:=COUNTIF([.C31:.R31];&quot;52¶&quot;)" office:value-type="float" office:value="0" calcext:value-type="float">
            <text:p>0</text:p>
          </table:table-cell>
          <table:table-cell table:style-name="ce312" table:formula="of:=COUNTIF([.C31:.R31];&quot;U&quot;)+COUNTIF([.C31:.R31];&quot;U☻&quot;)+COUNTIF([.C31:.R31];&quot;U☺&quot;)" office:value-type="float" office:value="0" calcext:value-type="float">
            <text:p>0</text:p>
          </table:table-cell>
          <table:table-cell table:style-name="ce312" table:formula="of:=COUNTIF([.C31:.R31];&quot;KVIT&quot;)+COUNTIF([.C31:.R31];&quot;KVIT☻&quot;)+COUNTIF([.C31:.R31];&quot;kvit$&quot;)" office:value-type="float" office:value="0" calcext:value-type="float">
            <text:p>0</text:p>
          </table:table-cell>
          <table:table-cell table:style-name="ce313" table:formula="of:=COUNTBLANK([.C31:.S31])-3" office:value-type="float" office:value="14" calcext:value-type="float">
            <text:p>14</text:p>
          </table:table-cell>
          <table:table-cell table:style-name="ce314" table:formula="of:=COUNTIF([.C31:.R31];&quot;x&quot;)" office:value-type="float" office:value="0" calcext:value-type="float">
            <text:p>0</text:p>
          </table:table-cell>
          <table:table-cell table:style-name="ce315" table:formula="of:=COUNTIF([.C31:.R31];&quot;51&quot;)+COUNTIF([.C31:.R31];&quot;51☻&quot;)+COUNTIF([.C31:.R31];&quot;2&quot;)+COUNTIF([.C31:.R31];&quot;52&quot;)+COUNTIF([.C31:.R31];&quot;52☻&quot;)+COUNTIF([.C31:.R31];&quot;51$&quot;)+COUNTIF([.C31:.R31];&quot;52$&quot;)" office:value-type="float" office:value="0" calcext:value-type="float">
            <text:p>0</text:p>
          </table:table-cell>
          <table:table-cell table:style-name="ce116" table:formula="of:=[Vzorci_vnosov.$A$31]" office:value-type="string" office:string-value="Rt☺" calcext:value-type="string">
            <text:p>Rt☺</text:p>
          </table:table-cell>
          <table:table-cell table:style-name="ce49" table:formula="of:=RIGHT([.C31];1)">
            <text:p/>
          </table:table-cell>
          <table:table-cell table:style-name="ce49" table:formula="of:=RIGHT([.D31];1)">
            <text:p/>
          </table:table-cell>
          <table:table-cell table:style-name="ce49" table:formula="of:=RIGHT([.E31];1)">
            <text:p/>
          </table:table-cell>
          <table:table-cell table:style-name="ce49" table:formula="of:=RIGHT([.F31];1)">
            <text:p/>
          </table:table-cell>
          <table:table-cell table:style-name="ce49" table:formula="of:=RIGHT([.G31];1)">
            <text:p/>
          </table:table-cell>
          <table:table-cell table:style-name="ce49" table:formula="of:=RIGHT([.H31];1)">
            <text:p/>
          </table:table-cell>
          <table:table-cell table:style-name="ce49" table:formula="of:=RIGHT([.I31];1)">
            <text:p/>
          </table:table-cell>
          <table:table-cell table:style-name="ce49" table:formula="of:=RIGHT([.J31];1)">
            <text:p/>
          </table:table-cell>
          <table:table-cell table:style-name="ce49" table:formula="of:=RIGHT([.K31];1)">
            <text:p/>
          </table:table-cell>
          <table:table-cell table:style-name="ce49" table:formula="of:=RIGHT([.L31];1)">
            <text:p/>
          </table:table-cell>
          <table:table-cell table:style-name="ce49" table:formula="of:=RIGHT([.M31];1)">
            <text:p/>
          </table:table-cell>
          <table:table-cell table:style-name="ce49" table:formula="of:=RIGHT([.N31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1];1)">
            <text:p/>
          </table:table-cell>
          <table:table-cell table:style-name="ce49" table:formula="of:=RIGHT([.P31];1)">
            <text:p/>
          </table:table-cell>
          <table:table-cell table:style-name="ce49" table:formula="of:=RIGHT([.Q31];1)">
            <text:p/>
          </table:table-cell>
          <table:table-cell table:style-name="ce49" table:formula="of:=RIGHT([.R31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4">
          <table:table-cell table:style-name="ce307" office:value-type="date" office:date-value="2021-12-31" calcext:value-type="date">
            <text:p>31/ dec</text:p>
          </table:table-cell>
          <table:table-cell table:style-name="ce308" table:formula="of:=TEXT([.A32];&quot;Ddd&quot;)" office:value-type="string" office:string-value="pet" calcext:value-type="string">
            <text:p>pet</text:p>
          </table:table-cell>
          <table:table-cell table:style-name="ce309" table:number-columns-repeated="18"/>
          <table:table-cell table:style-name="ce311"/>
          <table:table-cell table:style-name="ce312" table:formula="of:=COUNTIF([.AG32:.AX32];&quot;☺&quot;)" office:value-type="float" office:value="0" calcext:value-type="float">
            <text:p>0</text:p>
          </table:table-cell>
          <table:table-cell table:style-name="ce312" table:formula="of:=COUNTIF([.C32:.R32];&quot;51&quot;)+COUNTIF([.C32:.R32];&quot;51$&quot;)+COUNTIF([.C32:.R32];&quot;51☻&quot;)" office:value-type="float" office:value="0" calcext:value-type="float">
            <text:p>0</text:p>
          </table:table-cell>
          <table:table-cell table:style-name="ce312" table:formula="of:=COUNTIF([.C32:.R32];&quot;52&quot;)+COUNTIF([.C32:.R32];&quot;52$&quot;)+COUNTIF([.C32:.R32];&quot;52☻&quot;)" office:value-type="float" office:value="0" calcext:value-type="float">
            <text:p>0</text:p>
          </table:table-cell>
          <table:table-cell table:style-name="ce312" table:formula="of:=COUNTIF([.C32:.R32];&quot;51¶&quot;)" office:value-type="float" office:value="0" calcext:value-type="float">
            <text:p>0</text:p>
          </table:table-cell>
          <table:table-cell table:style-name="ce312" table:formula="of:=COUNTIF([.C32:.R32];&quot;52¶&quot;)" office:value-type="float" office:value="0" calcext:value-type="float">
            <text:p>0</text:p>
          </table:table-cell>
          <table:table-cell table:style-name="ce312" table:formula="of:=COUNTIF([.C32:.R32];&quot;U&quot;)+COUNTIF([.C32:.R32];&quot;U☻&quot;)+COUNTIF([.C32:.R32];&quot;U☺&quot;)" office:value-type="float" office:value="0" calcext:value-type="float">
            <text:p>0</text:p>
          </table:table-cell>
          <table:table-cell table:style-name="ce312" table:formula="of:=COUNTIF([.C32:.R32];&quot;KVIT&quot;)+COUNTIF([.C32:.R32];&quot;KVIT☻&quot;)+COUNTIF([.C32:.R32];&quot;kvit$&quot;)" office:value-type="float" office:value="0" calcext:value-type="float">
            <text:p>0</text:p>
          </table:table-cell>
          <table:table-cell table:style-name="ce313" table:formula="of:=COUNTBLANK([.C32:.S32])-3" office:value-type="float" office:value="14" calcext:value-type="float">
            <text:p>14</text:p>
          </table:table-cell>
          <table:table-cell table:style-name="ce314" table:formula="of:=COUNTIF([.C32:.R32];&quot;x&quot;)" office:value-type="float" office:value="0" calcext:value-type="float">
            <text:p>0</text:p>
          </table:table-cell>
          <table:table-cell table:style-name="ce315" table:formula="of:=COUNTIF([.C32:.R32];&quot;51&quot;)+COUNTIF([.C32:.R32];&quot;51☻&quot;)+COUNTIF([.C32:.R32];&quot;2&quot;)+COUNTIF([.C32:.R32];&quot;52&quot;)+COUNTIF([.C32:.R32];&quot;52☻&quot;)+COUNTIF([.C32:.R32];&quot;51$&quot;)+COUNTIF([.C32:.R32];&quot;52$&quot;)" office:value-type="float" office:value="0" calcext:value-type="float">
            <text:p>0</text:p>
          </table:table-cell>
          <table:table-cell table:style-name="ce89" table:formula="of:=[Vzorci_vnosov.$A$32]" office:value-type="string" office:string-value="Am" calcext:value-type="string">
            <text:p>Am</text:p>
          </table:table-cell>
          <table:table-cell table:style-name="ce49" table:formula="of:=RIGHT([.C32];1)">
            <text:p/>
          </table:table-cell>
          <table:table-cell table:style-name="ce49" table:formula="of:=RIGHT([.D32];1)">
            <text:p/>
          </table:table-cell>
          <table:table-cell table:style-name="ce49" table:formula="of:=RIGHT([.E32];1)">
            <text:p/>
          </table:table-cell>
          <table:table-cell table:style-name="ce49" table:formula="of:=RIGHT([.F32];1)">
            <text:p/>
          </table:table-cell>
          <table:table-cell table:style-name="ce49" table:formula="of:=RIGHT([.G32];1)">
            <text:p/>
          </table:table-cell>
          <table:table-cell table:style-name="ce49" table:formula="of:=RIGHT([.H32];1)">
            <text:p/>
          </table:table-cell>
          <table:table-cell table:style-name="ce49" table:formula="of:=RIGHT([.I32];1)">
            <text:p/>
          </table:table-cell>
          <table:table-cell table:style-name="ce49" table:formula="of:=RIGHT([.J32];1)">
            <text:p/>
          </table:table-cell>
          <table:table-cell table:style-name="ce49" table:formula="of:=RIGHT([.K32];1)">
            <text:p/>
          </table:table-cell>
          <table:table-cell table:style-name="ce49" table:formula="of:=RIGHT([.L32];1)">
            <text:p/>
          </table:table-cell>
          <table:table-cell table:style-name="ce49" table:formula="of:=RIGHT([.M32];1)">
            <text:p/>
          </table:table-cell>
          <table:table-cell table:style-name="ce49" table:formula="of:=RIGHT([.N32];1)">
            <text:p/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NA()" office:value-type="string" office:string-value="" calcext:value-type="error">
            <text:p>#N/A</text:p>
          </table:table-cell>
          <table:table-cell table:style-name="ce49" table:formula="of:=RIGHT([.O32];1)">
            <text:p/>
          </table:table-cell>
          <table:table-cell table:style-name="ce49" table:formula="of:=RIGHT([.P32];1)">
            <text:p/>
          </table:table-cell>
          <table:table-cell table:style-name="ce49" table:formula="of:=RIGHT([.Q32];1)">
            <text:p/>
          </table:table-cell>
          <table:table-cell table:style-name="ce49" table:formula="of:=RIGHT([.R32];1)">
            <text:p/>
          </table:table-cell>
          <table:table-cell table:style-name="ce130" table:number-columns-repeated="8"/>
          <table:table-cell table:style-name="ce27" table:number-columns-repeated="6"/>
        </table:table-row>
        <table:table-row table:style-name="ro1">
          <table:table-cell table:number-columns-repeated="31"/>
          <table:table-cell table:style-name="ce87" table:formula="of:=[Vzorci_vnosov.$A$33]" office:value-type="string" office:string-value="Am☻" calcext:value-type="string">
            <text:p>Am☻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129" table:formula="of:=[.$C$1]" office:value-type="string" office:string-value="GOR" calcext:value-type="string">
            <text:p>GOR</text:p>
          </table:table-cell>
          <table:table-cell table:style-name="ce129" table:formula="of:=[.$D$1]" office:value-type="string" office:string-value="ŠOŠ" calcext:value-type="string">
            <text:p>ŠOŠ</text:p>
          </table:table-cell>
          <table:table-cell table:style-name="ce129" table:formula="of:=[.$E$1]" office:value-type="string" office:string-value="PIN" calcext:value-type="string">
            <text:p>PIN</text:p>
          </table:table-cell>
          <table:table-cell table:style-name="ce129" table:formula="of:=[.$F$1]" office:value-type="string" office:string-value="KON" calcext:value-type="string">
            <text:p>KON</text:p>
          </table:table-cell>
          <table:table-cell table:style-name="ce129" table:formula="of:=[.$G$1]" office:value-type="string" office:string-value="ORO" calcext:value-type="string">
            <text:p>ORO</text:p>
          </table:table-cell>
          <table:table-cell table:style-name="ce129" table:formula="of:=[.$H$1]" office:value-type="string" office:string-value="MIO" calcext:value-type="string">
            <text:p>MIO</text:p>
          </table:table-cell>
          <table:table-cell table:style-name="ce129" table:formula="of:=[.$I$1]" office:value-type="string" office:string-value="BOŽ" calcext:value-type="string">
            <text:p>BOŽ</text:p>
          </table:table-cell>
          <table:table-cell table:style-name="ce129" table:formula="of:=[.$J$1]" office:value-type="string" office:string-value="TOM" calcext:value-type="string">
            <text:p>TOM</text:p>
          </table:table-cell>
          <table:table-cell table:style-name="ce129" table:formula="of:=[.$K$1]" office:value-type="string" office:string-value="MŠŠ" calcext:value-type="string">
            <text:p>MŠŠ</text:p>
          </table:table-cell>
          <table:table-cell table:style-name="ce129" table:formula="of:=[.$L$1]" office:value-type="string" office:string-value="ŽIV" calcext:value-type="string">
            <text:p>ŽIV</text:p>
          </table:table-cell>
          <table:table-cell table:style-name="ce129" table:formula="of:=[.$M$1]" office:value-type="string" office:string-value="TAL" calcext:value-type="string">
            <text:p>TAL</text:p>
          </table:table-cell>
          <table:table-cell table:style-name="ce129" table:formula="of:=[.$N$1]" office:value-type="string" office:string-value="PIR" calcext:value-type="string">
            <text:p>PIR</text:p>
          </table:table-cell>
          <table:table-cell table:style-name="ce129" table:formula="of:=[.$O$1]" office:value-type="string" office:string-value="NOV2" calcext:value-type="string">
            <text:p>NOV2</text:p>
          </table:table-cell>
          <table:table-cell table:style-name="ce129" table:formula="of:=[.$P$1]" office:value-type="string" office:string-value="BUT" calcext:value-type="string">
            <text:p>BUT</text:p>
          </table:table-cell>
          <table:table-cell table:style-name="ce129" table:formula="of:=[.$Q$1]" office:value-type="string" office:string-value="ŽRJ" calcext:value-type="string">
            <text:p>ŽRJ</text:p>
          </table:table-cell>
          <table:table-cell table:style-name="ce129" table:formula="of:=[.$R$1]" office:value-type="string" office:string-value="NOV3" calcext:value-type="string">
            <text:p>NOV3</text:p>
          </table:table-cell>
          <table:table-cell table:style-name="ce129" table:formula="of:=[.$S$1]" office:value-type="string" office:string-value="JNK" calcext:value-type="string">
            <text:p>JNK</text:p>
          </table:table-cell>
          <table:table-cell table:number-columns-repeated="12"/>
          <table:table-cell table:style-name="ce116" table:formula="of:=[Vzorci_vnosov.$A$34]" office:value-type="string" office:string-value="Am☺" calcext:value-type="string">
            <text:p>Am☺</text:p>
          </table:table-cell>
          <table:table-cell table:number-columns-repeated="32"/>
        </table:table-row>
        <table:table-row table:style-name="ro5">
          <table:table-cell/>
          <table:table-cell table:style-name="ce65" table:formula="of:=[Vzorci_vnosov.$A$20]" office:value-type="string" office:string-value="☺" calcext:value-type="string">
            <text:p>☺</text:p>
          </table:table-cell>
          <table:table-cell table:style-name="ce66" table:formula="of:=COUNTIF([.AH2:.AH32];&quot;☺&quot;)" office:value-type="float" office:value="0" calcext:value-type="float">
            <text:p>0</text:p>
          </table:table-cell>
          <table:table-cell table:style-name="ce66" table:formula="of:=COUNTIF([.AI2:.AI32];&quot;☺&quot;)" office:value-type="float" office:value="0" calcext:value-type="float">
            <text:p>0</text:p>
          </table:table-cell>
          <table:table-cell table:style-name="ce66" table:formula="of:=COUNTIF([.AJ2:.AJ32];&quot;☺&quot;)" office:value-type="float" office:value="0" calcext:value-type="float">
            <text:p>0</text:p>
          </table:table-cell>
          <table:table-cell table:style-name="ce66" table:formula="of:=COUNTIF([.AK2:.AK32];&quot;☺&quot;)" office:value-type="float" office:value="0" calcext:value-type="float">
            <text:p>0</text:p>
          </table:table-cell>
          <table:table-cell table:style-name="ce66" table:formula="of:=COUNTIF([.AL2:.AL32];&quot;☺&quot;)" office:value-type="float" office:value="0" calcext:value-type="float">
            <text:p>0</text:p>
          </table:table-cell>
          <table:table-cell table:style-name="ce66" table:formula="of:=COUNTIF([.AM2:.AM32];&quot;☺&quot;)" office:value-type="float" office:value="0" calcext:value-type="float">
            <text:p>0</text:p>
          </table:table-cell>
          <table:table-cell table:style-name="ce66" table:formula="of:=COUNTIF([.AN2:.AN32];&quot;☺&quot;)" office:value-type="float" office:value="0" calcext:value-type="float">
            <text:p>0</text:p>
          </table:table-cell>
          <table:table-cell table:style-name="ce66" table:formula="of:=COUNTIF([.AO2:.AO32];&quot;☺&quot;)" office:value-type="float" office:value="0" calcext:value-type="float">
            <text:p>0</text:p>
          </table:table-cell>
          <table:table-cell table:style-name="ce66" table:formula="of:=COUNTIF([.AP2:.AP32];&quot;☺&quot;)" office:value-type="float" office:value="0" calcext:value-type="float">
            <text:p>0</text:p>
          </table:table-cell>
          <table:table-cell table:style-name="ce66" table:formula="of:=COUNTIF([.AQ2:.AQ32];&quot;☺&quot;)" office:value-type="float" office:value="0" calcext:value-type="float">
            <text:p>0</text:p>
          </table:table-cell>
          <table:table-cell table:style-name="ce66" table:formula="of:=COUNTIF([.AR2:.AR32];&quot;☺&quot;)" office:value-type="float" office:value="0" calcext:value-type="float">
            <text:p>0</text:p>
          </table:table-cell>
          <table:table-cell table:style-name="ce66" table:formula="of:=COUNTIF([.AS2:.AS32];&quot;☺&quot;)" office:value-type="float" office:value="0" calcext:value-type="float">
            <text:p>0</text:p>
          </table:table-cell>
          <table:table-cell table:style-name="ce66" table:formula="of:=COUNTIF([.AU2:.AU32];&quot;☺&quot;)" office:value-type="float" office:value="0" calcext:value-type="float">
            <text:p>0</text:p>
          </table:table-cell>
          <table:table-cell table:style-name="ce66" table:formula="of:=COUNTIF([.AV2:.AV32];&quot;☺&quot;)" office:value-type="float" office:value="0" calcext:value-type="float">
            <text:p>0</text:p>
          </table:table-cell>
          <table:table-cell table:style-name="ce66" table:formula="of:=COUNTIF([.AW2:.AW32];&quot;☺&quot;)" office:value-type="float" office:value="0" calcext:value-type="float">
            <text:p>0</text:p>
          </table:table-cell>
          <table:table-cell table:style-name="ce66" table:formula="of:=COUNTIF([.AX2:.AX32];&quot;☺&quot;)" office:value-type="float" office:value="0" calcext:value-type="float">
            <text:p>0</text:p>
          </table:table-cell>
          <table:table-cell table:style-name="ce66" table:formula="of:=COUNTIF([.AY2:.AY32];&quot;☺&quot;)" office:value-type="float" office:value="0" calcext:value-type="float">
            <text:p>0</text:p>
          </table:table-cell>
          <table:table-cell table:number-columns-repeated="12"/>
          <table:table-cell table:style-name="ce89" table:formula="of:=[Vzorci_vnosov.$A$35]" office:value-type="string" office:string-value="Ta" calcext:value-type="string">
            <text:p>Ta</text:p>
          </table:table-cell>
          <table:table-cell table:number-columns-repeated="32"/>
        </table:table-row>
        <table:table-row table:style-name="ro5">
          <table:table-cell table:style-name="ce67"/>
          <table:table-cell table:style-name="ce89" table:formula="of:=[Vzorci_vnosov.$A$16]" office:value-type="string" office:string-value="☻" calcext:value-type="string">
            <text:p>☻</text:p>
          </table:table-cell>
          <table:table-cell table:style-name="ce66" table:formula="of:=COUNTIF([.AH2:.AH32];&quot;☻&quot;)" office:value-type="float" office:value="0" calcext:value-type="float">
            <text:p>0</text:p>
          </table:table-cell>
          <table:table-cell table:style-name="ce66" table:formula="of:=COUNTIF([.AI2:.AI32];&quot;☻&quot;)" office:value-type="float" office:value="0" calcext:value-type="float">
            <text:p>0</text:p>
          </table:table-cell>
          <table:table-cell table:style-name="ce66" table:formula="of:=COUNTIF([.AJ2:.AJ32];&quot;☻&quot;)" office:value-type="float" office:value="0" calcext:value-type="float">
            <text:p>0</text:p>
          </table:table-cell>
          <table:table-cell table:style-name="ce66" table:formula="of:=COUNTIF([.AK2:.AK32];&quot;☻&quot;)" office:value-type="float" office:value="0" calcext:value-type="float">
            <text:p>0</text:p>
          </table:table-cell>
          <table:table-cell table:style-name="ce66" table:formula="of:=COUNTIF([.AL2:.AL32];&quot;☻&quot;)" office:value-type="float" office:value="0" calcext:value-type="float">
            <text:p>0</text:p>
          </table:table-cell>
          <table:table-cell table:style-name="ce66" table:formula="of:=COUNTIF([.AM2:.AM32];&quot;☻&quot;)" office:value-type="float" office:value="0" calcext:value-type="float">
            <text:p>0</text:p>
          </table:table-cell>
          <table:table-cell table:style-name="ce66" table:formula="of:=COUNTIF([.AN2:.AN32];&quot;☻&quot;)" office:value-type="float" office:value="0" calcext:value-type="float">
            <text:p>0</text:p>
          </table:table-cell>
          <table:table-cell table:style-name="ce66" table:formula="of:=COUNTIF([.AO2:.AO32];&quot;☻&quot;)" office:value-type="float" office:value="0" calcext:value-type="float">
            <text:p>0</text:p>
          </table:table-cell>
          <table:table-cell table:style-name="ce66" table:formula="of:=COUNTIF([.AP2:.AP32];&quot;☻&quot;)" office:value-type="float" office:value="0" calcext:value-type="float">
            <text:p>0</text:p>
          </table:table-cell>
          <table:table-cell table:style-name="ce66" table:formula="of:=COUNTIF([.AQ2:.AQ32];&quot;☻&quot;)" office:value-type="float" office:value="0" calcext:value-type="float">
            <text:p>0</text:p>
          </table:table-cell>
          <table:table-cell table:style-name="ce66" table:formula="of:=COUNTIF([.AR2:.AR32];&quot;☻&quot;)" office:value-type="float" office:value="0" calcext:value-type="float">
            <text:p>0</text:p>
          </table:table-cell>
          <table:table-cell table:style-name="ce66" table:formula="of:=COUNTIF([.AS2:.AS32];&quot;☻&quot;)" office:value-type="float" office:value="0" calcext:value-type="float">
            <text:p>0</text:p>
          </table:table-cell>
          <table:table-cell table:style-name="ce66" table:formula="of:=COUNTIF([.AU2:.AU32];&quot;☻&quot;)" office:value-type="float" office:value="0" calcext:value-type="float">
            <text:p>0</text:p>
          </table:table-cell>
          <table:table-cell table:style-name="ce66" table:formula="of:=COUNTIF([.AV2:.AV32];&quot;☻&quot;)" office:value-type="float" office:value="0" calcext:value-type="float">
            <text:p>0</text:p>
          </table:table-cell>
          <table:table-cell table:style-name="ce66" table:formula="of:=COUNTIF([.AW2:.AW32];&quot;☻&quot;)" office:value-type="float" office:value="0" calcext:value-type="float">
            <text:p>0</text:p>
          </table:table-cell>
          <table:table-cell table:style-name="ce66" table:formula="of:=COUNTIF([.AX2:.AX32];&quot;☻&quot;)" office:value-type="float" office:value="0" calcext:value-type="float">
            <text:p>0</text:p>
          </table:table-cell>
          <table:table-cell table:style-name="ce66" table:formula="of:=COUNTIF([.AY2:.AY32];&quot;☻&quot;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8"/>
          <table:table-cell table:style-name="ce39" table:number-columns-repeated="2"/>
          <table:table-cell table:style-name="ce87" table:formula="of:=[Vzorci_vnosov.$A$36]" office:value-type="string" office:string-value="Ta☻" calcext:value-type="string">
            <text:p>Ta☻</text:p>
          </table:table-cell>
          <table:table-cell table:style-name="ce69" table:number-columns-repeated="18"/>
          <table:table-cell table:style-name="ce70" table:number-columns-repeated="8"/>
          <table:table-cell table:style-name="ce69" table:number-columns-repeated="6"/>
        </table:table-row>
        <table:table-row table:style-name="ro5">
          <table:table-cell table:style-name="ce67"/>
          <table:table-cell table:style-name="ce120" table:formula="of:=[Vzorci_vnosov.$A$42]" office:value-type="string" office:string-value="Σ" calcext:value-type="string">
            <text:p>Σ</text:p>
          </table:table-cell>
          <table:table-cell table:style-name="ce71" table:formula="of:=SUM([.C35:.C36])" office:value-type="float" office:value="0" calcext:value-type="float">
            <text:p>0</text:p>
          </table:table-cell>
          <table:table-cell table:style-name="ce71" table:formula="of:=SUM([.D35:.D36])" office:value-type="float" office:value="0" calcext:value-type="float">
            <text:p>0</text:p>
          </table:table-cell>
          <table:table-cell table:style-name="ce71" table:formula="of:=SUM([.E35:.E36])" office:value-type="float" office:value="0" calcext:value-type="float">
            <text:p>0</text:p>
          </table:table-cell>
          <table:table-cell table:style-name="ce71" table:formula="of:=SUM([.F35:.F36])" office:value-type="float" office:value="0" calcext:value-type="float">
            <text:p>0</text:p>
          </table:table-cell>
          <table:table-cell table:style-name="ce71" table:formula="of:=SUM([.G35:.G36])" office:value-type="float" office:value="0" calcext:value-type="float">
            <text:p>0</text:p>
          </table:table-cell>
          <table:table-cell table:style-name="ce71" table:formula="of:=SUM([.H35:.H36])" office:value-type="float" office:value="0" calcext:value-type="float">
            <text:p>0</text:p>
          </table:table-cell>
          <table:table-cell table:style-name="ce71" table:formula="of:=SUM([.I35:.I36])" office:value-type="float" office:value="0" calcext:value-type="float">
            <text:p>0</text:p>
          </table:table-cell>
          <table:table-cell table:style-name="ce71" table:formula="of:=SUM([.J35:.J36])" office:value-type="float" office:value="0" calcext:value-type="float">
            <text:p>0</text:p>
          </table:table-cell>
          <table:table-cell table:style-name="ce71" table:formula="of:=SUM([.K35:.K36])" office:value-type="float" office:value="0" calcext:value-type="float">
            <text:p>0</text:p>
          </table:table-cell>
          <table:table-cell table:style-name="ce71" table:formula="of:=SUM([.L35:.L36])" office:value-type="float" office:value="0" calcext:value-type="float">
            <text:p>0</text:p>
          </table:table-cell>
          <table:table-cell table:style-name="ce71" table:formula="of:=SUM([.M35:.M36])" office:value-type="float" office:value="0" calcext:value-type="float">
            <text:p>0</text:p>
          </table:table-cell>
          <table:table-cell table:style-name="ce71" table:formula="of:=SUM([.N35:.N36])" office:value-type="float" office:value="0" calcext:value-type="float">
            <text:p>0</text:p>
          </table:table-cell>
          <table:table-cell table:style-name="ce71" table:formula="of:=SUM([.O35:.O36])" office:value-type="float" office:value="0" calcext:value-type="float">
            <text:p>0</text:p>
          </table:table-cell>
          <table:table-cell table:style-name="ce71" table:formula="of:=SUM([.P35:.P36])" office:value-type="float" office:value="0" calcext:value-type="float">
            <text:p>0</text:p>
          </table:table-cell>
          <table:table-cell table:style-name="ce71" table:formula="of:=SUM([.Q35:.Q36])" office:value-type="float" office:value="0" calcext:value-type="float">
            <text:p>0</text:p>
          </table:table-cell>
          <table:table-cell table:style-name="ce71" table:formula="of:=SUM([.R35:.R36])" office:value-type="float" office:value="0" calcext:value-type="float">
            <text:p>0</text:p>
          </table:table-cell>
          <table:table-cell table:style-name="ce71" table:formula="of:=SUM([.S35:.S36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38" table:number-columns-repeated="8"/>
          <table:table-cell table:style-name="ce39" table:number-columns-repeated="2"/>
          <table:table-cell table:style-name="ce95" table:formula="of:=[Vzorci_vnosov.$A$37]" office:value-type="string" office:string-value="Ta☺" calcext:value-type="string">
            <text:p>Ta☺</text:p>
          </table:table-cell>
          <table:table-cell table:style-name="ce69" table:number-columns-repeated="18"/>
          <table:table-cell table:style-name="ce70" table:number-columns-repeated="8"/>
          <table:table-cell table:style-name="ce69" table:number-columns-repeated="6"/>
        </table:table-row>
        <table:table-row table:style-name="ro5">
          <table:table-cell table:style-name="ce67"/>
          <table:table-cell table:style-name="ce87" table:formula="of:=[Vzorci_vnosov.$A$6]" office:value-type="string" office:string-value="KVIT" calcext:value-type="string">
            <text:p>KVIT</text:p>
          </table:table-cell>
          <table:table-cell table:style-name="ce66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66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66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66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66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66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66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66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66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66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66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66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66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66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66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66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66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8"/>
          <table:table-cell table:style-name="ce39" table:number-columns-repeated="2"/>
          <table:table-cell table:style-name="ce89" table:formula="of:=[Vzorci_vnosov.$A$38]" office:value-type="string" office:string-value="Rf" calcext:value-type="string">
            <text:p>Rf</text:p>
          </table:table-cell>
          <table:table-cell table:style-name="ce69" table:number-columns-repeated="18"/>
          <table:table-cell table:style-name="ce70" table:number-columns-repeated="8"/>
          <table:table-cell table:style-name="ce69" table:number-columns-repeated="6"/>
        </table:table-row>
        <table:table-row table:style-name="ro5">
          <table:table-cell table:style-name="ce67"/>
          <table:table-cell table:style-name="ce121" table:formula="of:=[Vzorci_vnosov.$A$43]" office:value-type="string" office:string-value="$" calcext:value-type="string">
            <text:p>$</text:p>
          </table:table-cell>
          <table:table-cell table:style-name="ce66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66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66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66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66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66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66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66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66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66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66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66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66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66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66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66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66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66" table:number-columns-repeated="2"/>
          <table:table-cell table:style-name="ce38" table:number-columns-repeated="8"/>
          <table:table-cell table:style-name="ce39" table:number-columns-repeated="2"/>
          <table:table-cell table:style-name="ce87" table:formula="of:=[Vzorci_vnosov.$A$39]" office:value-type="string" office:string-value="Rf☻" calcext:value-type="string">
            <text:p>Rf☻</text:p>
          </table:table-cell>
          <table:table-cell table:style-name="ce69"/>
          <table:table-cell table:style-name="ce72" table:number-columns-repeated="17"/>
          <table:table-cell table:style-name="ce73" table:number-columns-repeated="8"/>
          <table:table-cell table:style-name="ce72" table:number-columns-repeated="6"/>
        </table:table-row>
        <table:table-row table:style-name="ro5">
          <table:table-cell/>
          <table:table-cell table:style-name="ce29" table:formula="of:=[Vzorci_vnosov.$A$12]" office:value-type="string" office:string-value="D" calcext:value-type="string">
            <text:p>D</text:p>
          </table:table-cell>
          <table:table-cell table:style-name="ce66" table:formula="of:=COUNTIF([.C2:.C32];&quot;D&quot;)" office:value-type="float" office:value="0" calcext:value-type="float">
            <text:p>0</text:p>
          </table:table-cell>
          <table:table-cell table:style-name="ce66" table:formula="of:=COUNTIF([.D2:.D32];&quot;D&quot;)" office:value-type="float" office:value="0" calcext:value-type="float">
            <text:p>0</text:p>
          </table:table-cell>
          <table:table-cell table:style-name="ce66" table:formula="of:=COUNTIF([.E2:.E32];&quot;D&quot;)" office:value-type="float" office:value="0" calcext:value-type="float">
            <text:p>0</text:p>
          </table:table-cell>
          <table:table-cell table:style-name="ce66" table:formula="of:=COUNTIF([.F2:.F32];&quot;D&quot;)" office:value-type="float" office:value="0" calcext:value-type="float">
            <text:p>0</text:p>
          </table:table-cell>
          <table:table-cell table:style-name="ce66" table:formula="of:=COUNTIF([.G2:.G32];&quot;D&quot;)" office:value-type="float" office:value="0" calcext:value-type="float">
            <text:p>0</text:p>
          </table:table-cell>
          <table:table-cell table:style-name="ce66" table:formula="of:=COUNTIF([.H2:.H32];&quot;D&quot;)" office:value-type="float" office:value="0" calcext:value-type="float">
            <text:p>0</text:p>
          </table:table-cell>
          <table:table-cell table:style-name="ce66" table:formula="of:=COUNTIF([.I2:.I32];&quot;D&quot;)" office:value-type="float" office:value="0" calcext:value-type="float">
            <text:p>0</text:p>
          </table:table-cell>
          <table:table-cell table:style-name="ce66" table:formula="of:=COUNTIF([.J2:.J32];&quot;D&quot;)" office:value-type="float" office:value="0" calcext:value-type="float">
            <text:p>0</text:p>
          </table:table-cell>
          <table:table-cell table:style-name="ce66" table:formula="of:=COUNTIF([.K2:.K32];&quot;D&quot;)" office:value-type="float" office:value="0" calcext:value-type="float">
            <text:p>0</text:p>
          </table:table-cell>
          <table:table-cell table:style-name="ce66" table:formula="of:=COUNTIF([.L2:.L32];&quot;D&quot;)" office:value-type="float" office:value="0" calcext:value-type="float">
            <text:p>0</text:p>
          </table:table-cell>
          <table:table-cell table:style-name="ce66" table:formula="of:=COUNTIF([.M2:.M32];&quot;D&quot;)" office:value-type="float" office:value="0" calcext:value-type="float">
            <text:p>0</text:p>
          </table:table-cell>
          <table:table-cell table:style-name="ce66" table:formula="of:=COUNTIF([.N2:.N32];&quot;D&quot;)" office:value-type="float" office:value="0" calcext:value-type="float">
            <text:p>0</text:p>
          </table:table-cell>
          <table:table-cell table:style-name="ce66" table:formula="of:=COUNTIF([.O2:.O32];&quot;D&quot;)" office:value-type="float" office:value="0" calcext:value-type="float">
            <text:p>0</text:p>
          </table:table-cell>
          <table:table-cell table:style-name="ce66" table:formula="of:=COUNTIF([.P2:.P32];&quot;D&quot;)" office:value-type="float" office:value="0" calcext:value-type="float">
            <text:p>0</text:p>
          </table:table-cell>
          <table:table-cell table:style-name="ce66" table:formula="of:=COUNTIF([.Q2:.Q32];&quot;D&quot;)" office:value-type="float" office:value="0" calcext:value-type="float">
            <text:p>0</text:p>
          </table:table-cell>
          <table:table-cell table:style-name="ce66" table:formula="of:=COUNTIF([.R2:.R32];&quot;D&quot;)" office:value-type="float" office:value="0" calcext:value-type="float">
            <text:p>0</text:p>
          </table:table-cell>
          <table:table-cell table:style-name="ce66" table:formula="of:=COUNTIF([.S2:.S32];&quot;D&quot;)" office:value-type="float" office:value="0" calcext:value-type="float">
            <text:p>0</text:p>
          </table:table-cell>
          <table:table-cell table:number-columns-repeated="12"/>
          <table:table-cell table:style-name="ce95" table:formula="of:=[Vzorci_vnosov.$A$40]" office:value-type="string" office:string-value="Rf☺" calcext:value-type="string">
            <text:p>Rf☺</text:p>
          </table:table-cell>
          <table:table-cell table:number-columns-repeated="32"/>
        </table:table-row>
        <table:table-row table:style-name="ro5">
          <table:table-cell/>
          <table:table-cell table:style-name="ce29" table:formula="of:=[Vzorci_vnosov.$A$15]" office:value-type="string" office:string-value="SO" calcext:value-type="string">
            <text:p>SO</text:p>
          </table:table-cell>
          <table:table-cell table:style-name="ce66" table:formula="of:=COUNTIF([.C2:.C32];&quot;SO&quot;)" office:value-type="float" office:value="0" calcext:value-type="float">
            <text:p>0</text:p>
          </table:table-cell>
          <table:table-cell table:style-name="ce66" table:formula="of:=COUNTIF([.D2:.D32];&quot;SO&quot;)" office:value-type="float" office:value="0" calcext:value-type="float">
            <text:p>0</text:p>
          </table:table-cell>
          <table:table-cell table:style-name="ce66" table:formula="of:=COUNTIF([.E2:.E32];&quot;SO&quot;)" office:value-type="float" office:value="0" calcext:value-type="float">
            <text:p>0</text:p>
          </table:table-cell>
          <table:table-cell table:style-name="ce66" table:formula="of:=COUNTIF([.F2:.F32];&quot;SO&quot;)" office:value-type="float" office:value="0" calcext:value-type="float">
            <text:p>0</text:p>
          </table:table-cell>
          <table:table-cell table:style-name="ce66" table:formula="of:=COUNTIF([.G2:.G32];&quot;SO&quot;)" office:value-type="float" office:value="0" calcext:value-type="float">
            <text:p>0</text:p>
          </table:table-cell>
          <table:table-cell table:style-name="ce66" table:formula="of:=COUNTIF([.H2:.H32];&quot;SO&quot;)" office:value-type="float" office:value="0" calcext:value-type="float">
            <text:p>0</text:p>
          </table:table-cell>
          <table:table-cell table:style-name="ce66" table:formula="of:=COUNTIF([.I2:.I32];&quot;SO&quot;)" office:value-type="float" office:value="0" calcext:value-type="float">
            <text:p>0</text:p>
          </table:table-cell>
          <table:table-cell table:style-name="ce66" table:formula="of:=COUNTIF([.J2:.J32];&quot;SO&quot;)" office:value-type="float" office:value="0" calcext:value-type="float">
            <text:p>0</text:p>
          </table:table-cell>
          <table:table-cell table:style-name="ce66" table:formula="of:=COUNTIF([.K2:.K32];&quot;SO&quot;)" office:value-type="float" office:value="0" calcext:value-type="float">
            <text:p>0</text:p>
          </table:table-cell>
          <table:table-cell table:style-name="ce66" table:formula="of:=COUNTIF([.L2:.L32];&quot;SO&quot;)" office:value-type="float" office:value="0" calcext:value-type="float">
            <text:p>0</text:p>
          </table:table-cell>
          <table:table-cell table:style-name="ce66" table:formula="of:=COUNTIF([.M2:.M32];&quot;SO&quot;)" office:value-type="float" office:value="0" calcext:value-type="float">
            <text:p>0</text:p>
          </table:table-cell>
          <table:table-cell table:style-name="ce66" table:formula="of:=COUNTIF([.N2:.N32];&quot;SO&quot;)" office:value-type="float" office:value="0" calcext:value-type="float">
            <text:p>0</text:p>
          </table:table-cell>
          <table:table-cell table:style-name="ce66" table:formula="of:=COUNTIF([.O2:.O32];&quot;SO&quot;)" office:value-type="float" office:value="0" calcext:value-type="float">
            <text:p>0</text:p>
          </table:table-cell>
          <table:table-cell table:style-name="ce66" table:formula="of:=COUNTIF([.P2:.P32];&quot;SO&quot;)" office:value-type="float" office:value="0" calcext:value-type="float">
            <text:p>0</text:p>
          </table:table-cell>
          <table:table-cell table:style-name="ce66" table:formula="of:=COUNTIF([.Q2:.Q32];&quot;SO&quot;)" office:value-type="float" office:value="0" calcext:value-type="float">
            <text:p>0</text:p>
          </table:table-cell>
          <table:table-cell table:style-name="ce66" table:formula="of:=COUNTIF([.R2:.R32];&quot;SO&quot;)" office:value-type="float" office:value="0" calcext:value-type="float">
            <text:p>0</text:p>
          </table:table-cell>
          <table:table-cell table:style-name="ce66" table:formula="of:=COUNTIF([.S2:.S32];&quot;SO&quot;)" office:value-type="float" office:value="0" calcext:value-type="float">
            <text:p>0</text:p>
          </table:table-cell>
          <table:table-cell table:number-columns-repeated="12"/>
          <table:table-cell table:style-name="ce89" table:formula="of:=[Vzorci_vnosov.$A$41]" office:value-type="string" office:string-value="TAV" calcext:value-type="string">
            <text:p>TAV</text:p>
          </table:table-cell>
          <table:table-cell table:number-columns-repeated="32"/>
        </table:table-row>
        <table:table-row table:style-name="ro5">
          <table:table-cell/>
          <table:table-cell table:style-name="ce29" table:formula="of:=[Vzorci_vnosov.$A$13]" office:value-type="string" office:string-value="BOL" calcext:value-type="string">
            <text:p>BOL</text:p>
          </table:table-cell>
          <table:table-cell table:style-name="ce66" table:formula="of:=COUNTIF([.C2:.C32];&quot;BOL&quot;)" office:value-type="float" office:value="0" calcext:value-type="float">
            <text:p>0</text:p>
          </table:table-cell>
          <table:table-cell table:style-name="ce66" table:formula="of:=COUNTIF([.D2:.D32];&quot;BOL&quot;)" office:value-type="float" office:value="0" calcext:value-type="float">
            <text:p>0</text:p>
          </table:table-cell>
          <table:table-cell table:style-name="ce66" table:formula="of:=COUNTIF([.E2:.E32];&quot;BOL&quot;)" office:value-type="float" office:value="0" calcext:value-type="float">
            <text:p>0</text:p>
          </table:table-cell>
          <table:table-cell table:style-name="ce66" table:formula="of:=COUNTIF([.F2:.F32];&quot;BOL&quot;)" office:value-type="float" office:value="0" calcext:value-type="float">
            <text:p>0</text:p>
          </table:table-cell>
          <table:table-cell table:style-name="ce66" table:formula="of:=COUNTIF([.G2:.G32];&quot;BOL&quot;)" office:value-type="float" office:value="0" calcext:value-type="float">
            <text:p>0</text:p>
          </table:table-cell>
          <table:table-cell table:style-name="ce66" table:formula="of:=COUNTIF([.H2:.H32];&quot;BOL&quot;)" office:value-type="float" office:value="0" calcext:value-type="float">
            <text:p>0</text:p>
          </table:table-cell>
          <table:table-cell table:style-name="ce66" table:formula="of:=COUNTIF([.I2:.I32];&quot;BOL&quot;)" office:value-type="float" office:value="0" calcext:value-type="float">
            <text:p>0</text:p>
          </table:table-cell>
          <table:table-cell table:style-name="ce66" table:formula="of:=COUNTIF([.J2:.J32];&quot;BOL&quot;)" office:value-type="float" office:value="0" calcext:value-type="float">
            <text:p>0</text:p>
          </table:table-cell>
          <table:table-cell table:style-name="ce66" table:formula="of:=COUNTIF([.K2:.K32];&quot;BOL&quot;)" office:value-type="float" office:value="0" calcext:value-type="float">
            <text:p>0</text:p>
          </table:table-cell>
          <table:table-cell table:style-name="ce66" table:formula="of:=COUNTIF([.L2:.L32];&quot;BOL&quot;)" office:value-type="float" office:value="0" calcext:value-type="float">
            <text:p>0</text:p>
          </table:table-cell>
          <table:table-cell table:style-name="ce66" table:formula="of:=COUNTIF([.M2:.M32];&quot;BOL&quot;)" office:value-type="float" office:value="0" calcext:value-type="float">
            <text:p>0</text:p>
          </table:table-cell>
          <table:table-cell table:style-name="ce66" table:formula="of:=COUNTIF([.N2:.N32];&quot;BOL&quot;)" office:value-type="float" office:value="0" calcext:value-type="float">
            <text:p>0</text:p>
          </table:table-cell>
          <table:table-cell table:style-name="ce66" table:formula="of:=COUNTIF([.O2:.O32];&quot;BOL&quot;)" office:value-type="float" office:value="0" calcext:value-type="float">
            <text:p>0</text:p>
          </table:table-cell>
          <table:table-cell table:style-name="ce66" table:formula="of:=COUNTIF([.P2:.P32];&quot;BOL&quot;)" office:value-type="float" office:value="0" calcext:value-type="float">
            <text:p>0</text:p>
          </table:table-cell>
          <table:table-cell table:style-name="ce66" table:formula="of:=COUNTIF([.Q2:.Q32];&quot;BOL&quot;)" office:value-type="float" office:value="0" calcext:value-type="float">
            <text:p>0</text:p>
          </table:table-cell>
          <table:table-cell table:style-name="ce66" table:formula="of:=COUNTIF([.R2:.R32];&quot;BOL&quot;)" office:value-type="float" office:value="0" calcext:value-type="float">
            <text:p>0</text:p>
          </table:table-cell>
          <table:table-cell table:style-name="ce66" table:formula="of:=COUNTIF([.S2:.S32];&quot;BOL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4" table:formula="of:=[Vzorci_vnosov.$A$11]" office:value-type="string" office:string-value="X" calcext:value-type="string">
            <text:p>X</text:p>
          </table:table-cell>
          <table:table-cell table:style-name="ce66" table:formula="of:=COUNTIF([.C2:.C32];&quot;X&quot;)" office:value-type="float" office:value="0" calcext:value-type="float">
            <text:p>0</text:p>
          </table:table-cell>
          <table:table-cell table:style-name="ce66" table:formula="of:=COUNTIF([.D2:.D32];&quot;X&quot;)" office:value-type="float" office:value="0" calcext:value-type="float">
            <text:p>0</text:p>
          </table:table-cell>
          <table:table-cell table:style-name="ce66" table:formula="of:=COUNTIF([.E2:.E32];&quot;X&quot;)" office:value-type="float" office:value="0" calcext:value-type="float">
            <text:p>0</text:p>
          </table:table-cell>
          <table:table-cell table:style-name="ce66" table:formula="of:=COUNTIF([.F2:.F32];&quot;X&quot;)" office:value-type="float" office:value="0" calcext:value-type="float">
            <text:p>0</text:p>
          </table:table-cell>
          <table:table-cell table:style-name="ce66" table:formula="of:=COUNTIF([.G2:.G32];&quot;X&quot;)" office:value-type="float" office:value="0" calcext:value-type="float">
            <text:p>0</text:p>
          </table:table-cell>
          <table:table-cell table:style-name="ce66" table:formula="of:=COUNTIF([.H2:.H32];&quot;X&quot;)" office:value-type="float" office:value="0" calcext:value-type="float">
            <text:p>0</text:p>
          </table:table-cell>
          <table:table-cell table:style-name="ce66" table:formula="of:=COUNTIF([.I2:.I32];&quot;X&quot;)" office:value-type="float" office:value="0" calcext:value-type="float">
            <text:p>0</text:p>
          </table:table-cell>
          <table:table-cell table:style-name="ce66" table:formula="of:=COUNTIF([.J2:.J32];&quot;X&quot;)" office:value-type="float" office:value="0" calcext:value-type="float">
            <text:p>0</text:p>
          </table:table-cell>
          <table:table-cell table:style-name="ce66" table:formula="of:=COUNTIF([.K2:.K32];&quot;X&quot;)" office:value-type="float" office:value="0" calcext:value-type="float">
            <text:p>0</text:p>
          </table:table-cell>
          <table:table-cell table:style-name="ce66" table:formula="of:=COUNTIF([.L2:.L32];&quot;X&quot;)" office:value-type="float" office:value="0" calcext:value-type="float">
            <text:p>0</text:p>
          </table:table-cell>
          <table:table-cell table:style-name="ce66" table:formula="of:=COUNTIF([.M2:.M32];&quot;X&quot;)" office:value-type="float" office:value="0" calcext:value-type="float">
            <text:p>0</text:p>
          </table:table-cell>
          <table:table-cell table:style-name="ce66" table:formula="of:=COUNTIF([.N2:.N32];&quot;X&quot;)" office:value-type="float" office:value="0" calcext:value-type="float">
            <text:p>0</text:p>
          </table:table-cell>
          <table:table-cell table:style-name="ce66" table:formula="of:=COUNTIF([.O2:.O32];&quot;X&quot;)" office:value-type="float" office:value="0" calcext:value-type="float">
            <text:p>0</text:p>
          </table:table-cell>
          <table:table-cell table:style-name="ce66" table:formula="of:=COUNTIF([.P2:.P32];&quot;X&quot;)" office:value-type="float" office:value="0" calcext:value-type="float">
            <text:p>0</text:p>
          </table:table-cell>
          <table:table-cell table:style-name="ce66" table:formula="of:=COUNTIF([.Q2:.Q32];&quot;X&quot;)" office:value-type="float" office:value="0" calcext:value-type="float">
            <text:p>0</text:p>
          </table:table-cell>
          <table:table-cell table:style-name="ce66" table:formula="of:=COUNTIF([.R2:.R32];&quot;X&quot;)" office:value-type="float" office:value="0" calcext:value-type="float">
            <text:p>0</text:p>
          </table:table-cell>
          <table:table-cell table:style-name="ce66" table:formula="of:=COUNTIF([.S2:.S32];&quot;X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3" office:value-type="string" calcext:value-type="string">
            <text:p>TX</text:p>
          </table:table-cell>
          <table:table-cell table:style-name="ce66" table:formula="of:=COUNTIF([.U2:.U32];&quot;KOS&quot;)" office:value-type="float" office:value="0" calcext:value-type="float">
            <text:p>0</text:p>
          </table:table-cell>
          <table:table-cell table:style-name="ce66" table:formula="of:=COUNTIF([.U2:.U32];&quot;ŠOŠ&quot;)" office:value-type="float" office:value="0" calcext:value-type="float">
            <text:p>0</text:p>
          </table:table-cell>
          <table:table-cell table:style-name="ce66" table:formula="of:=COUNTIF([.U2:.U32];&quot;PIN&quot;)" office:value-type="float" office:value="0" calcext:value-type="float">
            <text:p>0</text:p>
          </table:table-cell>
          <table:table-cell table:style-name="ce66" table:formula="of:=COUNTIF([.U2:.U32];&quot;KON&quot;)" office:value-type="float" office:value="0" calcext:value-type="float">
            <text:p>0</text:p>
          </table:table-cell>
          <table:table-cell table:style-name="ce66" table:formula="of:=COUNTIF([.U2:.U32];&quot;oro&quot;)" office:value-type="float" office:value="0" calcext:value-type="float">
            <text:p>0</text:p>
          </table:table-cell>
          <table:table-cell table:style-name="ce66" table:formula="of:=COUNTIF([.U2:.U32];&quot;MIO&quot;)" office:value-type="float" office:value="0" calcext:value-type="float">
            <text:p>0</text:p>
          </table:table-cell>
          <table:table-cell table:style-name="ce66" table:formula="of:=COUNTIF([.U2:.U32];&quot;BOŽ&quot;)" office:value-type="float" office:value="0" calcext:value-type="float">
            <text:p>0</text:p>
          </table:table-cell>
          <table:table-cell table:style-name="ce66" table:formula="of:=COUNTIF([.U2:.U32];&quot;TOM&quot;)" office:value-type="float" office:value="0" calcext:value-type="float">
            <text:p>0</text:p>
          </table:table-cell>
          <table:table-cell table:style-name="ce66" table:formula="of:=COUNTIF([.U2:.U32];&quot;MŠŠ&quot;)" office:value-type="float" office:value="0" calcext:value-type="float">
            <text:p>0</text:p>
          </table:table-cell>
          <table:table-cell table:style-name="ce66" table:formula="of:=COUNTIF([.U2:.U32];&quot;ŽIV&quot;)" office:value-type="float" office:value="0" calcext:value-type="float">
            <text:p>0</text:p>
          </table:table-cell>
          <table:table-cell table:style-name="ce66" table:formula="of:=COUNTIF([.U2:.U32];&quot;TAL&quot;)" office:value-type="float" office:value="0" calcext:value-type="float">
            <text:p>0</text:p>
          </table:table-cell>
          <table:table-cell table:style-name="ce66" table:formula="of:=COUNTIF([.U2:.U32];&quot;PIR&quot;)" office:value-type="float" office:value="0" calcext:value-type="float">
            <text:p>0</text:p>
          </table:table-cell>
          <table:table-cell table:style-name="ce66" table:formula="of:=COUNTIF([.U2:.U32];&quot;HOL&quot;)" office:value-type="float" office:value="0" calcext:value-type="float">
            <text:p>0</text:p>
          </table:table-cell>
          <table:table-cell table:style-name="ce66" table:formula="of:=COUNTIF([.U2:.U32];[.P1])" office:value-type="float" office:value="0" calcext:value-type="float">
            <text:p>0</text:p>
          </table:table-cell>
          <table:table-cell table:style-name="ce66" table:formula="of:=COUNTIF([.U2:.U32];[.Q1])" office:value-type="float" office:value="0" calcext:value-type="float">
            <text:p>0</text:p>
          </table:table-cell>
          <table:table-cell table:style-name="ce66" table:formula="of:=COUNTIF([.U2:.U32];[.R1])" office:value-type="float" office:value="0" calcext:value-type="float">
            <text:p>0</text:p>
          </table:table-cell>
          <table:table-cell table:style-name="ce66" table:formula="of:=COUNTIF([.V2:.V32];[.S1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124" table:formula="of:=[Vzorci_vnosov.$A$45]" office:value-type="string" office:string-value="¶" calcext:value-type="string">
            <text:p>¶</text:p>
          </table:table-cell>
          <table:table-cell table:style-name="ce66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66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66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66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66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66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66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66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66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66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66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66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66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66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66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66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66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/>
          <table:table-cell table:style-name="ce29" table:formula="of:=[Vzorci_vnosov.$A$8]" office:value-type="string" office:string-value="U" calcext:value-type="string">
            <text:p>U</text:p>
          </table:table-cell>
          <table:table-cell table:style-name="ce66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66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66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66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66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66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66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66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66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66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66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66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66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66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66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66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66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number-columns-repeated="45"/>
        </table:table-row>
        <table:table-row table:style-name="ro5" table:number-rows-repeated="1048529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Print_Area" table:base-cell-address="$december.$A$1" table:cell-range-address="december.$A$1:december.$U$32"/>
        </table:named-expressions>
        <calcext:conditional-formats>
          <calcext:conditional-format calcext:target-range-address="december.A2:december.U32">
            <calcext:condition calcext:apply-style-name="cf37" calcext:value="formula-is(WEEKDAY([.$A2];2)=6)" calcext:base-cell-address="december.A2"/>
            <calcext:condition calcext:apply-style-name="cf37" calcext:value="formula-is(WEEKDAY([.$A2];2)=7)" calcext:base-cell-address="december.A2"/>
          </calcext:conditional-format>
          <calcext:conditional-format calcext:target-range-address="december.V2:december.AB32">
            <calcext:condition calcext:apply-style-name="cf38" calcext:value="&lt;1" calcext:base-cell-address="december.V2"/>
            <calcext:condition calcext:apply-style-name="cf41" calcext:value="&gt;1" calcext:base-cell-address="december.V2"/>
          </calcext:conditional-format>
          <calcext:conditional-format calcext:target-range-address="december.AC2:december.AC32">
            <calcext:condition calcext:apply-style-name="cf40" calcext:value="!=0" calcext:base-cell-address="december.AC2"/>
          </calcext:conditional-format>
          <calcext:conditional-format calcext:target-range-address="december.AD2:december.AD32">
            <calcext:condition calcext:apply-style-name="cf40" calcext:value="=1" calcext:base-cell-address="december.AD2"/>
            <calcext:condition calcext:apply-style-name="cf39" calcext:value="&gt;1" calcext:base-cell-address="december.AD2"/>
          </calcext:conditional-format>
          <calcext:conditional-format calcext:target-range-address="december.AE2:december.AE32">
            <calcext:condition calcext:apply-style-name="cf38" calcext:value="&lt;2" calcext:base-cell-address="december.AE2"/>
            <calcext:condition calcext:apply-style-name="cf39" calcext:value="&gt;2" calcext:base-cell-address="december.AE2"/>
          </calcext:conditional-format>
        </calcext:conditional-formats>
      </table:table>
      <table:table table:name="statistika" table:style-name="ta3" table:protected="true">
        <loext:table-protection loext:select-protected-cells="true" loext:select-unprotected-cells="true"/>
        <table:table-column table:style-name="co2" table:number-columns-repeated="2" table:default-cell-style-name="ce316"/>
        <table:table-column table:style-name="co8" table:number-columns-repeated="12" table:default-cell-style-name="ce316"/>
        <table:table-column table:style-name="co8" table:visibility="collapse" table:default-cell-style-name="ce316"/>
        <table:table-column table:style-name="co8" table:number-columns-repeated="2" table:default-cell-style-name="ce316"/>
        <table:table-column table:style-name="co8" table:visibility="collapse" table:default-cell-style-name="ce316"/>
        <table:table-column table:style-name="co8" table:default-cell-style-name="ce316"/>
        <table:table-column table:style-name="co2" table:number-columns-repeated="45" table:default-cell-style-name="ce316"/>
        <table:table-column table:style-name="co9" table:number-columns-repeated="960" table:default-cell-style-name="ce1"/>
        <table:table-row table:style-name="ro6">
          <table:table-cell table:number-columns-repeated="2"/>
          <table:table-cell table:style-name="ce107" office:value-type="string" calcext:value-type="string" table:number-columns-spanned="9" table:number-rows-spanned="1">
            <text:p>Pregled <text:s/>2021</text:p>
          </table:table-cell>
          <table:covered-table-cell table:number-columns-repeated="8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29" table:formula="of:=[Vzorci_vnosov.$C$2]" office:value-type="string" office:string-value="GOR" calcext:value-type="string">
            <text:p>GOR</text:p>
          </table:table-cell>
          <table:table-cell table:style-name="ce129" table:formula="of:=[Vzorci_vnosov.$C$3]" office:value-type="string" office:string-value="ŠOŠ" calcext:value-type="string">
            <text:p>ŠOŠ</text:p>
          </table:table-cell>
          <table:table-cell table:style-name="ce129" table:formula="of:=[Vzorci_vnosov.$C$4]" office:value-type="string" office:string-value="PIN" calcext:value-type="string">
            <text:p>PIN</text:p>
          </table:table-cell>
          <table:table-cell table:style-name="ce129" table:formula="of:=[Vzorci_vnosov.$C$5]" office:value-type="string" office:string-value="KON" calcext:value-type="string">
            <text:p>KON</text:p>
          </table:table-cell>
          <table:table-cell table:style-name="ce129" table:formula="of:=[Vzorci_vnosov.$C$6]" office:value-type="string" office:string-value="ORO" calcext:value-type="string">
            <text:p>ORO</text:p>
          </table:table-cell>
          <table:table-cell table:style-name="ce129" table:formula="of:=[Vzorci_vnosov.$C$7]" office:value-type="string" office:string-value="MIO" calcext:value-type="string">
            <text:p>MIO</text:p>
          </table:table-cell>
          <table:table-cell table:style-name="ce129" table:formula="of:=[Vzorci_vnosov.$C$8]" office:value-type="string" office:string-value="BOŽ" calcext:value-type="string">
            <text:p>BOŽ</text:p>
          </table:table-cell>
          <table:table-cell table:style-name="ce129" table:formula="of:=[Vzorci_vnosov.$C$9]" office:value-type="string" office:string-value="TOM" calcext:value-type="string">
            <text:p>TOM</text:p>
          </table:table-cell>
          <table:table-cell table:style-name="ce129" table:formula="of:=[Vzorci_vnosov.$C$10]" office:value-type="string" office:string-value="MŠŠ" calcext:value-type="string">
            <text:p>MŠŠ</text:p>
          </table:table-cell>
          <table:table-cell table:style-name="ce129" table:formula="of:=[Vzorci_vnosov.$C$11]" office:value-type="string" office:string-value="ŽIV" calcext:value-type="string">
            <text:p>ŽIV</text:p>
          </table:table-cell>
          <table:table-cell table:style-name="ce129" table:formula="of:=[Vzorci_vnosov.$C$12]" office:value-type="string" office:string-value="TAL" calcext:value-type="string">
            <text:p>TAL</text:p>
          </table:table-cell>
          <table:table-cell table:style-name="ce129" table:formula="of:=[Vzorci_vnosov.$C$13]" office:value-type="string" office:string-value="PIR" calcext:value-type="string">
            <text:p>PIR</text:p>
          </table:table-cell>
          <table:table-cell table:style-name="ce129" table:formula="of:=[Vzorci_vnosov.$C$14]" office:value-type="string" office:string-value="NOV2" calcext:value-type="string">
            <text:p>NOV2</text:p>
          </table:table-cell>
          <table:table-cell table:style-name="ce129" table:formula="of:=[Vzorci_vnosov.$C$15]" office:value-type="string" office:string-value="BUT" calcext:value-type="string">
            <text:p>BUT</text:p>
          </table:table-cell>
          <table:table-cell table:style-name="ce129" table:formula="of:=[Vzorci_vnosov.$C$16]" office:value-type="string" office:string-value="ŽRJ" calcext:value-type="string">
            <text:p>ŽRJ</text:p>
          </table:table-cell>
          <table:table-cell table:style-name="ce129" table:formula="of:=[Vzorci_vnosov.$C$17]" office:value-type="string" office:string-value="NOV3" calcext:value-type="string">
            <text:p>NOV3</text:p>
          </table:table-cell>
          <table:table-cell table:style-name="ce129" table:formula="of:=[Vzorci_vnosov.$C$18]" office:value-type="string" office:string-value="JNK" calcext:value-type="string">
            <text:p>JNK</text:p>
          </table:table-cell>
          <table:table-cell table:number-columns-repeated="1005"/>
        </table:table-row>
        <table:table-row table:style-name="ro7">
          <table:table-cell/>
          <table:table-cell table:style-name="ce96" table:formula="of:=[Vzorci_vnosov.$A$20]" office:value-type="string" office:string-value="☺" calcext:value-type="string">
            <text:p>☺</text:p>
          </table:table-cell>
          <table:table-cell table:style-name="ce97" table:formula="of:=SUM([januar.C35];[februar.C35];[marec.C35];[april.C35];[maj.C35];[junij.C35];[julij.C35];[avgust.C35];[september.C35];[oktober.C35];[november.C35];[december.C35])" office:value-type="float" office:value="0" calcext:value-type="float">
            <text:p>0</text:p>
          </table:table-cell>
          <table:table-cell table:style-name="ce97" table:formula="of:=SUM([januar.D35];[februar.D35];[marec.D35];[april.D35];[maj.D35];[junij.D35];[julij.D35];[avgust.D35];[september.D35];[oktober.D35];[november.D35];[december.D35])" office:value-type="float" office:value="0" calcext:value-type="float">
            <text:p>0</text:p>
          </table:table-cell>
          <table:table-cell table:style-name="ce97" table:formula="of:=SUM([januar.E35];[februar.E35];[marec.E35];[april.E35];[maj.E35];[junij.E35];[julij.E35];[avgust.E35];[september.E35];[oktober.E35];[november.E35];[december.E35])" office:value-type="float" office:value="0" calcext:value-type="float">
            <text:p>0</text:p>
          </table:table-cell>
          <table:table-cell table:style-name="ce97" table:formula="of:=SUM([januar.F35];[februar.F35];[marec.F35];[april.F35];[maj.F35];[junij.F35];[julij.F35];[avgust.F35];[september.F35];[oktober.F35];[november.F35];[december.F35])" office:value-type="float" office:value="0" calcext:value-type="float">
            <text:p>0</text:p>
          </table:table-cell>
          <table:table-cell table:style-name="ce97" table:formula="of:=SUM([januar.G35];[februar.G35];[marec.G35];[april.G35];[maj.G35];[junij.G35];[julij.G35];[avgust.G35];[september.G35];[oktober.G35];[november.G35];[december.G35])" office:value-type="float" office:value="0" calcext:value-type="float">
            <text:p>0</text:p>
          </table:table-cell>
          <table:table-cell table:style-name="ce97" table:formula="of:=SUM([januar.H35];[februar.H35];[marec.H35];[april.H35];[maj.H35];[junij.H35];[julij.H35];[avgust.H35];[september.H35];[oktober.H35];[november.H35];[december.H35])" office:value-type="float" office:value="0" calcext:value-type="float">
            <text:p>0</text:p>
          </table:table-cell>
          <table:table-cell table:style-name="ce97" table:formula="of:=SUM([januar.I35];[februar.I35];[marec.I35];[april.I35];[maj.I35];[junij.I35];[julij.I35];[avgust.I35];[september.I35];[oktober.I35];[november.I35];[december.I35])" office:value-type="float" office:value="0" calcext:value-type="float">
            <text:p>0</text:p>
          </table:table-cell>
          <table:table-cell table:style-name="ce97" table:formula="of:=SUM([januar.J35];[februar.J35];[marec.J35];[april.J35];[maj.J35];[junij.J35];[julij.J35];[avgust.J35];[september.J35];[oktober.J35];[november.J35];[december.J35])" office:value-type="float" office:value="0" calcext:value-type="float">
            <text:p>0</text:p>
          </table:table-cell>
          <table:table-cell table:style-name="ce97" table:formula="of:=SUM([januar.K35];[februar.K35];[marec.K35];[april.K35];[maj.K35];[junij.K35];[julij.K35];[avgust.K35];[september.K35];[oktober.K35];[november.K35];[december.K35])" office:value-type="float" office:value="0" calcext:value-type="float">
            <text:p>0</text:p>
          </table:table-cell>
          <table:table-cell table:style-name="ce97" table:formula="of:=SUM([januar.L35];[februar.L35];[marec.L35];[april.L35];[maj.L35];[junij.L35];[julij.L35];[avgust.L35];[september.L35];[oktober.L35];[november.L35];[december.L35])" office:value-type="float" office:value="0" calcext:value-type="float">
            <text:p>0</text:p>
          </table:table-cell>
          <table:table-cell table:style-name="ce97" table:formula="of:=SUM([januar.M35];[februar.M35];[marec.M35];[april.M35];[maj.M35];[junij.M35];[julij.M35];[avgust.M35];[september.M35];[oktober.M35];[november.M35];[december.M35])" office:value-type="float" office:value="0" calcext:value-type="float">
            <text:p>0</text:p>
          </table:table-cell>
          <table:table-cell table:style-name="ce97" table:formula="of:=SUM([januar.N35];[februar.N35];[marec.N35];[april.N35];[maj.N35];[junij.N35];[julij.N35];[avgust.N35];[september.N35];[oktober.N35];[november.N35];[december.N35])" office:value-type="float" office:value="0" calcext:value-type="float">
            <text:p>0</text:p>
          </table:table-cell>
          <table:table-cell table:style-name="ce97" table:formula="of:=SUM([januar.O35];[februar.O35];[marec.O35];[april.O35];[maj.O35];[junij.O35];[julij.O35];[avgust.O35];[september.O35];[oktober.O35];[november.O35];[december.O35])" office:value-type="float" office:value="0" calcext:value-type="float">
            <text:p>0</text:p>
          </table:table-cell>
          <table:table-cell table:style-name="ce97" table:formula="of:=SUM([januar.P35];[februar.P35];[marec.P35];[april.P35];[maj.P35];[junij.P35];[julij.P35];[avgust.P35];[september.P35];[oktober.P35];[november.P35];[december.P35])" office:value-type="float" office:value="0" calcext:value-type="float">
            <text:p>0</text:p>
          </table:table-cell>
          <table:table-cell table:style-name="ce97" table:formula="of:=SUM([januar.Q35];[februar.Q35];[marec.Q35];[april.Q35];[maj.R35];[junij.Q35];[julij.Q35];[avgust.Q35];[september.Q35];[oktober.Q35];[november.Q35];[december.Q35])" office:value-type="float" office:value="0" calcext:value-type="float">
            <text:p>0</text:p>
          </table:table-cell>
          <table:table-cell table:style-name="ce97" table:formula="of:=SUM([januar.T35];[februar.V35];[marec.S35];[april.S35];[maj.S35];[junij.S35];[julij.S35];[avgust.S35];[september.S35];[oktober.S35];[november.S35];[december.R35])" office:value-type="float" office:value="0" calcext:value-type="float">
            <text:p>0</text:p>
          </table:table-cell>
          <table:table-cell table:style-name="ce97" table:formula="of:=SUM([januar.S35];[februar.S35];[marec.S35];[april.S35];[maj.S35];[junij.S35];[julij.S35];[avgust.S35];[september.S35];[oktober.S35];[november.S35];[december.S35])" office:value-type="float" office:value="0" calcext:value-type="float">
            <text:p>0</text:p>
          </table:table-cell>
          <table:table-cell table:number-columns-repeated="8"/>
          <table:table-cell table:style-name="ce40"/>
          <table:table-cell table:number-columns-repeated="996"/>
        </table:table-row>
        <table:table-row table:style-name="ro4">
          <table:table-cell table:style-name="ce69"/>
          <table:table-cell table:style-name="ce98" table:formula="of:=[Vzorci_vnosov.$A$16]" office:value-type="string" office:string-value="☻" calcext:value-type="string">
            <text:p>☻</text:p>
          </table:table-cell>
          <table:table-cell table:style-name="ce97" table:formula="of:=SUM([januar.C36];[februar.C36];[marec.C36];[april.C36];[maj.C36];[junij.C36];[julij.C36];[avgust.C36];[september.C36];[oktober.C36];[november.C36];[december.C36])" office:value-type="float" office:value="0" calcext:value-type="float">
            <text:p>0</text:p>
          </table:table-cell>
          <table:table-cell table:style-name="ce97" table:formula="of:=SUM([januar.D36];[februar.D36];[marec.D36];[april.D36];[maj.D36];[junij.D36];[julij.D36];[avgust.D36];[september.D36];[oktober.D36];[november.D36];[december.D36])" office:value-type="float" office:value="0" calcext:value-type="float">
            <text:p>0</text:p>
          </table:table-cell>
          <table:table-cell table:style-name="ce97" table:formula="of:=SUM([januar.E36];[februar.E36];[marec.E36];[april.E36];[maj.E36];[junij.E36];[julij.E36];[avgust.E36];[september.E36];[oktober.E36];[november.E36];[december.E36])" office:value-type="float" office:value="0" calcext:value-type="float">
            <text:p>0</text:p>
          </table:table-cell>
          <table:table-cell table:style-name="ce97" table:formula="of:=SUM([januar.F36];[februar.F36];[marec.F36];[april.F36];[maj.F36];[junij.F36];[julij.F36];[avgust.F36];[september.F36];[oktober.F36];[november.F36];[december.F36])" office:value-type="float" office:value="0" calcext:value-type="float">
            <text:p>0</text:p>
          </table:table-cell>
          <table:table-cell table:style-name="ce97" table:formula="of:=SUM([januar.G36];[februar.G36];[marec.G36];[april.G36];[maj.G36];[junij.G36];[julij.G36];[avgust.G36];[september.G36];[oktober.G36];[november.G36];[december.G36])" office:value-type="float" office:value="0" calcext:value-type="float">
            <text:p>0</text:p>
          </table:table-cell>
          <table:table-cell table:style-name="ce97" table:formula="of:=SUM([januar.H36];[februar.H36];[marec.H36];[april.H36];[maj.H36];[junij.H36];[julij.H36];[avgust.H36];[september.H36];[oktober.H36];[november.H36];[december.H36])" office:value-type="float" office:value="0" calcext:value-type="float">
            <text:p>0</text:p>
          </table:table-cell>
          <table:table-cell table:style-name="ce97" table:formula="of:=SUM([januar.I36];[februar.I36];[marec.I36];[april.I36];[maj.I36];[junij.I36];[julij.I36];[avgust.I36];[september.I36];[oktober.I36];[november.I36];[december.I36])" office:value-type="float" office:value="0" calcext:value-type="float">
            <text:p>0</text:p>
          </table:table-cell>
          <table:table-cell table:style-name="ce97" table:formula="of:=SUM([januar.J36];[februar.J36];[marec.J36];[april.J36];[maj.J36];[junij.J36];[julij.J36];[avgust.J36];[september.J36];[oktober.J36];[november.J36];[december.J36])" office:value-type="float" office:value="0" calcext:value-type="float">
            <text:p>0</text:p>
          </table:table-cell>
          <table:table-cell table:style-name="ce97" table:formula="of:=SUM([januar.K36];[februar.K36];[marec.K36];[april.K36];[maj.K36];[junij.K36];[julij.K36];[avgust.K36];[september.K36];[oktober.K36];[november.K36];[december.K36])" office:value-type="float" office:value="0" calcext:value-type="float">
            <text:p>0</text:p>
          </table:table-cell>
          <table:table-cell table:style-name="ce97" table:formula="of:=SUM([januar.L36];[februar.L36];[marec.L36];[april.L36];[maj.L36];[junij.L36];[julij.L36];[avgust.L36];[september.L36];[oktober.L36];[november.L36];[december.L36])" office:value-type="float" office:value="0" calcext:value-type="float">
            <text:p>0</text:p>
          </table:table-cell>
          <table:table-cell table:style-name="ce97" table:formula="of:=SUM([januar.M36];[februar.M36];[marec.M36];[april.M36];[maj.M36];[junij.M36];[julij.M36];[avgust.M36];[september.M36];[oktober.M36];[november.M36];[december.M36])" office:value-type="float" office:value="0" calcext:value-type="float">
            <text:p>0</text:p>
          </table:table-cell>
          <table:table-cell table:style-name="ce97" table:formula="of:=SUM([januar.N36];[februar.N36];[marec.N36];[april.N36];[maj.N36];[junij.N36];[julij.N36];[avgust.N36];[september.N36];[oktober.N36];[november.N36];[december.N36])" office:value-type="float" office:value="0" calcext:value-type="float">
            <text:p>0</text:p>
          </table:table-cell>
          <table:table-cell table:style-name="ce97" table:formula="of:=SUM([januar.O36];[februar.O36];[marec.O36];[april.O36];[maj.O36];[junij.O36];[julij.O36];[avgust.O36];[september.O36];[oktober.O36];[november.O36];[december.O36])" office:value-type="float" office:value="0" calcext:value-type="float">
            <text:p>0</text:p>
          </table:table-cell>
          <table:table-cell table:style-name="ce97" table:formula="of:=SUM([januar.P36];[februar.P36];[marec.P36];[april.P36];[maj.P36];[junij.P36];[julij.P36];[avgust.P36];[september.P36];[oktober.P36];[november.P36];[december.P36])" office:value-type="float" office:value="0" calcext:value-type="float">
            <text:p>0</text:p>
          </table:table-cell>
          <table:table-cell table:style-name="ce97" table:formula="of:=SUM([januar.Q36];[februar.Q36];[marec.Q36];[april.Q36];[maj.R36];[junij.Q36];[julij.Q36];[avgust.Q36];[september.Q36];[oktober.Q36];[november.Q36];[december.Q36])" office:value-type="float" office:value="0" calcext:value-type="float">
            <text:p>0</text:p>
          </table:table-cell>
          <table:table-cell table:style-name="ce97" table:formula="of:=SUM([januar.T36];[februar.V36];[marec.S36];[april.S36];[maj.S36];[junij.S36];[julij.S36];[avgust.S36];[september.S36];[oktober.S36];[november.S36];[december.R36])" office:value-type="float" office:value="0" calcext:value-type="float">
            <text:p>0</text:p>
          </table:table-cell>
          <table:table-cell table:style-name="ce97" table:formula="of:=SUM([januar.S36];[februar.S36];[marec.S36];[april.S36];[maj.S36];[junij.S36];[julij.S36];[avgust.S36];[september.S36];[oktober.S36];[november.S36];[december.S36])" office:value-type="float" office:value="0" calcext:value-type="float">
            <text:p>0</text:p>
          </table:table-cell>
          <table:table-cell table:style-name="ce99" table:number-columns-repeated="6"/>
          <table:table-cell table:style-name="ce69" table:number-columns-repeated="2"/>
          <table:table-cell table:style-name="ce40"/>
          <table:table-cell table:style-name="ce69" table:number-columns-repeated="36"/>
          <table:table-cell table:number-columns-repeated="960"/>
        </table:table-row>
        <table:table-row table:style-name="ro4">
          <table:table-cell table:style-name="ce69"/>
          <table:table-cell table:style-name="ce98" table:formula="of:=[Vzorci_vnosov.$A$42]" office:value-type="string" office:string-value="Σ" calcext:value-type="string">
            <text:p>Σ</text:p>
          </table:table-cell>
          <table:table-cell table:style-name="ce97" table:formula="of:=SUM([januar.C37];[februar.C37];[marec.C37];[april.C37];[maj.C37];[junij.C37];[julij.C37];[avgust.C37];[september.C37];[oktober.C37];[november.C37];[december.C37])" office:value-type="float" office:value="0" calcext:value-type="float">
            <text:p>0</text:p>
          </table:table-cell>
          <table:table-cell table:style-name="ce97" table:formula="of:=SUM([januar.D37];[februar.D37];[marec.D37];[april.D37];[maj.D37];[junij.D37];[julij.D37];[avgust.D37];[september.D37];[oktober.D37];[november.D37];[december.D37])" office:value-type="float" office:value="0" calcext:value-type="float">
            <text:p>0</text:p>
          </table:table-cell>
          <table:table-cell table:style-name="ce97" table:formula="of:=SUM([januar.E37];[februar.E37];[marec.E37];[april.E37];[maj.E37];[junij.E37];[julij.E37];[avgust.E37];[september.E37];[oktober.E37];[november.E37];[december.E37])" office:value-type="float" office:value="0" calcext:value-type="float">
            <text:p>0</text:p>
          </table:table-cell>
          <table:table-cell table:style-name="ce97" table:formula="of:=SUM([januar.F37];[februar.F37];[marec.F37];[april.F37];[maj.F37];[junij.F37];[julij.F37];[avgust.F37];[september.F37];[oktober.F37];[november.F37];[december.F37])" office:value-type="float" office:value="0" calcext:value-type="float">
            <text:p>0</text:p>
          </table:table-cell>
          <table:table-cell table:style-name="ce97" table:formula="of:=SUM([januar.G37];[februar.G37];[marec.G37];[april.G37];[maj.G37];[junij.G37];[julij.G37];[avgust.G37];[september.G37];[oktober.G37];[november.G37];[december.G37])" office:value-type="float" office:value="0" calcext:value-type="float">
            <text:p>0</text:p>
          </table:table-cell>
          <table:table-cell table:style-name="ce97" table:formula="of:=SUM([januar.H37];[februar.H37];[marec.H37];[april.H37];[maj.H37];[junij.H37];[julij.H37];[avgust.H37];[september.H37];[oktober.H37];[november.H37];[december.H37])" office:value-type="float" office:value="0" calcext:value-type="float">
            <text:p>0</text:p>
          </table:table-cell>
          <table:table-cell table:style-name="ce97" table:formula="of:=SUM([januar.I37];[februar.I37];[marec.I37];[april.I37];[maj.I37];[junij.I37];[julij.I37];[avgust.I37];[september.I37];[oktober.I37];[november.I37];[december.I37])" office:value-type="float" office:value="0" calcext:value-type="float">
            <text:p>0</text:p>
          </table:table-cell>
          <table:table-cell table:style-name="ce97" table:formula="of:=SUM([januar.J37];[februar.J37];[marec.J37];[april.J37];[maj.J37];[junij.J37];[julij.J37];[avgust.J37];[september.J37];[oktober.J37];[november.J37];[december.J37])" office:value-type="float" office:value="0" calcext:value-type="float">
            <text:p>0</text:p>
          </table:table-cell>
          <table:table-cell table:style-name="ce97" table:formula="of:=SUM([januar.K37];[februar.K37];[marec.K37];[april.K37];[maj.K37];[junij.K37];[julij.K37];[avgust.K37];[september.K37];[oktober.K37];[november.K37];[december.K37])" office:value-type="float" office:value="0" calcext:value-type="float">
            <text:p>0</text:p>
          </table:table-cell>
          <table:table-cell table:style-name="ce97" table:formula="of:=SUM([januar.L37];[februar.L37];[marec.L37];[april.L37];[maj.L37];[junij.L37];[julij.L37];[avgust.L37];[september.L37];[oktober.L37];[november.L37];[december.L37])" office:value-type="float" office:value="0" calcext:value-type="float">
            <text:p>0</text:p>
          </table:table-cell>
          <table:table-cell table:style-name="ce97" table:formula="of:=SUM([januar.M37];[februar.M37];[marec.M37];[april.M37];[maj.M37];[junij.M37];[julij.M37];[avgust.M37];[september.M37];[oktober.M37];[november.M37];[december.M37])" office:value-type="float" office:value="0" calcext:value-type="float">
            <text:p>0</text:p>
          </table:table-cell>
          <table:table-cell table:style-name="ce97" table:formula="of:=SUM([januar.N37];[februar.N37];[marec.N37];[april.N37];[maj.N37];[junij.N37];[julij.N37];[avgust.N37];[september.N37];[oktober.N37];[november.N37];[december.N37])" office:value-type="float" office:value="0" calcext:value-type="float">
            <text:p>0</text:p>
          </table:table-cell>
          <table:table-cell table:style-name="ce97" table:formula="of:=SUM([januar.O37];[februar.O37];[marec.O37];[april.O37];[maj.O37];[junij.O37];[julij.O37];[avgust.O37];[september.O37];[oktober.O37];[november.O37];[december.O37])" office:value-type="float" office:value="0" calcext:value-type="float">
            <text:p>0</text:p>
          </table:table-cell>
          <table:table-cell table:style-name="ce97" table:formula="of:=SUM([januar.P37];[februar.P37];[marec.P37];[april.P37];[maj.P37];[junij.P37];[julij.P37];[avgust.P37];[september.P37];[oktober.P37];[november.P37];[december.P37])" office:value-type="float" office:value="0" calcext:value-type="float">
            <text:p>0</text:p>
          </table:table-cell>
          <table:table-cell table:style-name="ce97" table:formula="of:=SUM([januar.Q37];[februar.Q37];[marec.Q37];[april.Q37];[maj.R37];[junij.Q37];[julij.Q37];[avgust.Q37];[september.Q37];[oktober.Q37];[november.Q37];[december.Q37])" office:value-type="float" office:value="0" calcext:value-type="float">
            <text:p>0</text:p>
          </table:table-cell>
          <table:table-cell table:style-name="ce97" table:formula="of:=SUM([januar.T37];[februar.V37];[marec.S37];[april.S37];[maj.S37];[junij.S37];[julij.S37];[avgust.S37];[september.S37];[oktober.S37];[november.S37];[december.R37])" office:value-type="float" office:value="0" calcext:value-type="float">
            <text:p>0</text:p>
          </table:table-cell>
          <table:table-cell table:style-name="ce97" table:formula="of:=SUM([januar.S37];[februar.S37];[marec.S37];[april.S37];[maj.S37];[junij.S37];[julij.S37];[avgust.S37];[september.S37];[oktober.S37];[november.S37];[december.S37])" office:value-type="float" office:value="0" calcext:value-type="float">
            <text:p>0</text:p>
          </table:table-cell>
          <table:table-cell table:style-name="ce99" table:number-columns-repeated="6"/>
          <table:table-cell table:style-name="ce69" table:number-columns-repeated="2"/>
          <table:table-cell table:style-name="ce40"/>
          <table:table-cell table:style-name="ce69" table:number-columns-repeated="36"/>
          <table:table-cell table:number-columns-repeated="960"/>
        </table:table-row>
        <table:table-row table:style-name="ro4">
          <table:table-cell table:style-name="ce69"/>
          <table:table-cell table:style-name="ce89" table:formula="of:=[Vzorci_vnosov.$A$6]" office:value-type="string" office:string-value="KVIT" calcext:value-type="string">
            <text:p>KVIT</text:p>
          </table:table-cell>
          <table:table-cell table:style-name="ce97" table:formula="of:=SUM([januar.C38];[februar.C38];[marec.C38];[april.C38];[maj.C38];[junij.C38];[julij.C38];[avgust.C38];[september.C38];[oktober.C38];[november.C38];[december.C38])" office:value-type="float" office:value="0" calcext:value-type="float">
            <text:p>0</text:p>
          </table:table-cell>
          <table:table-cell table:style-name="ce97" table:formula="of:=SUM([januar.D38];[februar.D38];[marec.D38];[april.D38];[maj.D38];[junij.D38];[julij.D38];[avgust.D38];[september.D38];[oktober.D38];[november.D38];[december.D38])" office:value-type="float" office:value="0" calcext:value-type="float">
            <text:p>0</text:p>
          </table:table-cell>
          <table:table-cell table:style-name="ce97" table:formula="of:=SUM([januar.E38];[februar.E38];[marec.E38];[april.E38];[maj.E38];[junij.E38];[julij.E38];[avgust.E38];[september.E38];[oktober.E38];[november.E38];[december.E38])" office:value-type="float" office:value="0" calcext:value-type="float">
            <text:p>0</text:p>
          </table:table-cell>
          <table:table-cell table:style-name="ce97" table:formula="of:=SUM([januar.F38];[februar.F38];[marec.F38];[april.F38];[maj.F38];[junij.F38];[julij.F38];[avgust.F38];[september.F38];[oktober.F38];[november.F38];[december.F38])" office:value-type="float" office:value="0" calcext:value-type="float">
            <text:p>0</text:p>
          </table:table-cell>
          <table:table-cell table:style-name="ce97" table:formula="of:=SUM([januar.G38];[februar.G38];[marec.G38];[april.G38];[maj.G38];[junij.G38];[julij.G38];[avgust.G38];[september.G38];[oktober.G38];[november.G38];[december.G38])" office:value-type="float" office:value="0" calcext:value-type="float">
            <text:p>0</text:p>
          </table:table-cell>
          <table:table-cell table:style-name="ce97" table:formula="of:=SUM([januar.H38];[februar.H38];[marec.H38];[april.H38];[maj.H38];[junij.H38];[julij.H38];[avgust.H38];[september.H38];[oktober.H38];[november.H38];[december.H38])" office:value-type="float" office:value="0" calcext:value-type="float">
            <text:p>0</text:p>
          </table:table-cell>
          <table:table-cell table:style-name="ce97" table:formula="of:=SUM([januar.I38];[februar.I38];[marec.I38];[april.I38];[maj.I38];[junij.I38];[julij.I38];[avgust.I38];[september.I38];[oktober.I38];[november.I38];[december.I38])" office:value-type="float" office:value="0" calcext:value-type="float">
            <text:p>0</text:p>
          </table:table-cell>
          <table:table-cell table:style-name="ce97" table:formula="of:=SUM([januar.J38];[februar.J38];[marec.J38];[april.J38];[maj.J38];[junij.J38];[julij.J38];[avgust.J38];[september.J38];[oktober.J38];[november.J38];[december.J38])" office:value-type="float" office:value="0" calcext:value-type="float">
            <text:p>0</text:p>
          </table:table-cell>
          <table:table-cell table:style-name="ce97" table:formula="of:=SUM([januar.K38];[februar.K38];[marec.K38];[april.K38];[maj.K38];[junij.K38];[julij.K38];[avgust.K38];[september.K38];[oktober.K38];[november.K38];[december.K38])" office:value-type="float" office:value="0" calcext:value-type="float">
            <text:p>0</text:p>
          </table:table-cell>
          <table:table-cell table:style-name="ce97" table:formula="of:=SUM([januar.L38];[februar.L38];[marec.L38];[april.L38];[maj.L38];[junij.L38];[julij.L38];[avgust.L38];[september.L38];[oktober.L38];[november.L38];[december.L38])" office:value-type="float" office:value="0" calcext:value-type="float">
            <text:p>0</text:p>
          </table:table-cell>
          <table:table-cell table:style-name="ce97" table:formula="of:=SUM([januar.M38];[februar.M38];[marec.M38];[april.M38];[maj.M38];[junij.M38];[julij.M38];[avgust.M38];[september.M38];[oktober.M38];[november.M38];[december.M38])" office:value-type="float" office:value="0" calcext:value-type="float">
            <text:p>0</text:p>
          </table:table-cell>
          <table:table-cell table:style-name="ce97" table:formula="of:=SUM([januar.N38];[februar.N38];[marec.N38];[april.N38];[maj.N38];[junij.N38];[julij.N38];[avgust.N38];[september.N38];[oktober.N38];[november.N38];[december.N38])" office:value-type="float" office:value="0" calcext:value-type="float">
            <text:p>0</text:p>
          </table:table-cell>
          <table:table-cell table:style-name="ce97" table:formula="of:=SUM([januar.O38];[februar.O38];[marec.O38];[april.O38];[maj.O38];[junij.O38];[julij.O38];[avgust.O38];[september.O38];[oktober.O38];[november.O38];[december.O38])" office:value-type="float" office:value="0" calcext:value-type="float">
            <text:p>0</text:p>
          </table:table-cell>
          <table:table-cell table:style-name="ce97" table:formula="of:=SUM([januar.P38];[februar.P38];[marec.P38];[april.P38];[maj.P38];[junij.P38];[julij.P38];[avgust.P38];[september.P38];[oktober.P38];[november.P38];[december.P38])" office:value-type="float" office:value="0" calcext:value-type="float">
            <text:p>0</text:p>
          </table:table-cell>
          <table:table-cell table:style-name="ce97" table:formula="of:=SUM([januar.Q38];[februar.Q38];[marec.Q38];[april.Q38];[maj.R38];[junij.Q38];[julij.Q38];[avgust.Q38];[september.Q38];[oktober.Q38];[november.Q38];[december.Q38])" office:value-type="float" office:value="0" calcext:value-type="float">
            <text:p>0</text:p>
          </table:table-cell>
          <table:table-cell table:style-name="ce97" table:formula="of:=SUM([januar.T38];[februar.V38];[marec.S38];[april.S38];[maj.S38];[junij.S38];[julij.S38];[avgust.S38];[september.S38];[oktober.S38];[november.S38];[december.R38])" office:value-type="float" office:value="0" calcext:value-type="float">
            <text:p>0</text:p>
          </table:table-cell>
          <table:table-cell table:style-name="ce97" table:formula="of:=SUM([januar.S38];[februar.S38];[marec.S38];[april.S38];[maj.S38];[junij.S38];[julij.S38];[avgust.S38];[september.S38];[oktober.S38];[november.S38];[december.S38])" office:value-type="float" office:value="0" calcext:value-type="float">
            <text:p>0</text:p>
          </table:table-cell>
          <table:table-cell table:style-name="ce99" table:number-columns-repeated="6"/>
          <table:table-cell table:style-name="ce69" table:number-columns-repeated="2"/>
          <table:table-cell table:style-name="ce40"/>
          <table:table-cell table:style-name="ce69" table:number-columns-repeated="36"/>
          <table:table-cell table:number-columns-repeated="960"/>
        </table:table-row>
        <table:table-row table:style-name="ro8">
          <table:table-cell table:style-name="ce69"/>
          <table:table-cell table:style-name="ce100" table:formula="of:=[Vzorci_vnosov.$A$43]" office:value-type="string" office:string-value="$" calcext:value-type="string">
            <text:p>$</text:p>
          </table:table-cell>
          <table:table-cell table:style-name="ce97" table:formula="of:=SUM([januar.C39];[februar.C39];[marec.C39];[april.C39];[maj.C39];[junij.C39];[julij.C39];[avgust.C39];[september.C39];[oktober.C39];[november.C39];[december.C39])" office:value-type="float" office:value="0" calcext:value-type="float">
            <text:p>0</text:p>
          </table:table-cell>
          <table:table-cell table:style-name="ce97" table:formula="of:=SUM([januar.D39];[februar.D39];[marec.D39];[april.D39];[maj.D39];[junij.D39];[julij.D39];[avgust.D39];[september.D39];[oktober.D39];[november.D39];[december.D39])" office:value-type="float" office:value="0" calcext:value-type="float">
            <text:p>0</text:p>
          </table:table-cell>
          <table:table-cell table:style-name="ce97" table:formula="of:=SUM([januar.E39];[februar.E39];[marec.E39];[april.E39];[maj.E39];[junij.E39];[julij.E39];[avgust.E39];[september.E39];[oktober.E39];[november.E39];[december.E39])" office:value-type="float" office:value="0" calcext:value-type="float">
            <text:p>0</text:p>
          </table:table-cell>
          <table:table-cell table:style-name="ce97" table:formula="of:=SUM([januar.F39];[februar.F39];[marec.F39];[april.F39];[maj.F39];[junij.F39];[julij.F39];[avgust.F39];[september.F39];[oktober.F39];[november.F39];[december.F39])" office:value-type="float" office:value="0" calcext:value-type="float">
            <text:p>0</text:p>
          </table:table-cell>
          <table:table-cell table:style-name="ce97" table:formula="of:=SUM([januar.G39];[februar.G39];[marec.G39];[april.G39];[maj.G39];[junij.G39];[julij.G39];[avgust.G39];[september.G39];[oktober.G39];[november.G39];[december.G39])" office:value-type="float" office:value="0" calcext:value-type="float">
            <text:p>0</text:p>
          </table:table-cell>
          <table:table-cell table:style-name="ce97" table:formula="of:=SUM([januar.H39];[februar.H39];[marec.H39];[april.H39];[maj.H39];[junij.H39];[julij.H39];[avgust.H39];[september.H39];[oktober.H39];[november.H39];[december.H39])" office:value-type="float" office:value="0" calcext:value-type="float">
            <text:p>0</text:p>
          </table:table-cell>
          <table:table-cell table:style-name="ce97" table:formula="of:=SUM([januar.I39];[februar.I39];[marec.I39];[april.I39];[maj.I39];[junij.I39];[julij.I39];[avgust.I39];[september.I39];[oktober.I39];[november.I39];[december.I39])" office:value-type="float" office:value="0" calcext:value-type="float">
            <text:p>0</text:p>
          </table:table-cell>
          <table:table-cell table:style-name="ce97" table:formula="of:=SUM([januar.J39];[februar.J39];[marec.J39];[april.J39];[maj.J39];[junij.J39];[julij.J39];[avgust.J39];[september.J39];[oktober.J39];[november.J39];[december.J39])" office:value-type="float" office:value="0" calcext:value-type="float">
            <text:p>0</text:p>
          </table:table-cell>
          <table:table-cell table:style-name="ce97" table:formula="of:=SUM([januar.K39];[februar.K39];[marec.K39];[april.K39];[maj.K39];[junij.K39];[julij.K39];[avgust.K39];[september.K39];[oktober.K39];[november.K39];[december.K39])" office:value-type="float" office:value="0" calcext:value-type="float">
            <text:p>0</text:p>
          </table:table-cell>
          <table:table-cell table:style-name="ce97" table:formula="of:=SUM([januar.L39];[februar.L39];[marec.L39];[april.L39];[maj.L39];[junij.L39];[julij.L39];[avgust.L39];[september.L39];[oktober.L39];[november.L39];[december.L39])" office:value-type="float" office:value="0" calcext:value-type="float">
            <text:p>0</text:p>
          </table:table-cell>
          <table:table-cell table:style-name="ce97" table:formula="of:=SUM([januar.M39];[februar.M39];[marec.M39];[april.M39];[maj.M39];[junij.M39];[julij.M39];[avgust.M39];[september.M39];[oktober.M39];[november.M39];[december.M39])" office:value-type="float" office:value="0" calcext:value-type="float">
            <text:p>0</text:p>
          </table:table-cell>
          <table:table-cell table:style-name="ce97" table:formula="of:=SUM([januar.N39];[februar.N39];[marec.N39];[april.N39];[maj.N39];[junij.N39];[julij.N39];[avgust.N39];[september.N39];[oktober.N39];[november.N39];[december.N39])" office:value-type="float" office:value="0" calcext:value-type="float">
            <text:p>0</text:p>
          </table:table-cell>
          <table:table-cell table:style-name="ce97" table:formula="of:=SUM([januar.O39];[februar.O39];[marec.O39];[april.O39];[maj.O39];[junij.O39];[julij.O39];[avgust.O39];[september.O39];[oktober.O39];[november.O39];[december.O39])" office:value-type="float" office:value="0" calcext:value-type="float">
            <text:p>0</text:p>
          </table:table-cell>
          <table:table-cell table:style-name="ce97" table:formula="of:=SUM([januar.P39];[februar.P39];[marec.P39];[april.P39];[maj.P39];[junij.P39];[julij.P39];[avgust.P39];[september.P39];[oktober.P39];[november.P39];[december.P39])" office:value-type="float" office:value="0" calcext:value-type="float">
            <text:p>0</text:p>
          </table:table-cell>
          <table:table-cell table:style-name="ce97" table:formula="of:=SUM([januar.Q39];[februar.Q39];[marec.Q39];[april.Q39];[maj.R39];[junij.Q39];[julij.Q39];[avgust.Q39];[september.Q39];[oktober.Q39];[november.Q39];[december.Q39])" office:value-type="float" office:value="0" calcext:value-type="float">
            <text:p>0</text:p>
          </table:table-cell>
          <table:table-cell table:style-name="ce97" table:formula="of:=SUM([januar.T39];[februar.V39];[marec.S39];[april.S39];[maj.S39];[junij.S39];[julij.S39];[avgust.S39];[september.S39];[oktober.S39];[november.S39];[december.R39])" office:value-type="float" office:value="0" calcext:value-type="float">
            <text:p>0</text:p>
          </table:table-cell>
          <table:table-cell table:style-name="ce97" table:formula="of:=SUM([januar.S39];[februar.S39];[marec.S39];[april.S39];[maj.S39];[junij.S39];[julij.S39];[avgust.S39];[september.S39];[oktober.S39];[november.S39];[december.S39])" office:value-type="float" office:value="0" calcext:value-type="float">
            <text:p>0</text:p>
          </table:table-cell>
          <table:table-cell table:style-name="ce99" table:number-columns-repeated="6"/>
          <table:table-cell table:style-name="ce69" table:number-columns-repeated="2"/>
          <table:table-cell table:style-name="ce40"/>
          <table:table-cell table:style-name="ce69"/>
          <table:table-cell table:style-name="ce101" table:number-columns-repeated="35"/>
          <table:table-cell table:number-columns-repeated="960"/>
        </table:table-row>
        <table:table-row table:style-name="ro3">
          <table:table-cell/>
          <table:table-cell table:style-name="ce102" table:formula="of:=[Vzorci_vnosov.$A$12]" office:value-type="string" office:string-value="D" calcext:value-type="string">
            <text:p>D</text:p>
          </table:table-cell>
          <table:table-cell table:style-name="ce97" table:formula="of:=SUM([januar.C40];[februar.C40];[marec.C40];[april.C40];[maj.C40];[junij.C40];[julij.C40];[avgust.C40];[september.C40];[oktober.C40];[november.C40];[december.C40])" office:value-type="float" office:value="0" calcext:value-type="float">
            <text:p>0</text:p>
          </table:table-cell>
          <table:table-cell table:style-name="ce97" table:formula="of:=SUM([januar.D40];[februar.D40];[marec.D40];[april.D40];[maj.D40];[junij.D40];[julij.D40];[avgust.D40];[september.D40];[oktober.D40];[november.D40];[december.D40])" office:value-type="float" office:value="0" calcext:value-type="float">
            <text:p>0</text:p>
          </table:table-cell>
          <table:table-cell table:style-name="ce97" table:formula="of:=SUM([januar.E40];[februar.E40];[marec.E40];[april.E40];[maj.E40];[junij.E40];[julij.E40];[avgust.E40];[september.E40];[oktober.E40];[november.E40];[december.E40])" office:value-type="float" office:value="0" calcext:value-type="float">
            <text:p>0</text:p>
          </table:table-cell>
          <table:table-cell table:style-name="ce97" table:formula="of:=SUM([januar.F40];[februar.F40];[marec.F40];[april.F40];[maj.F40];[junij.F40];[julij.F40];[avgust.F40];[september.F40];[oktober.F40];[november.F40];[december.F40])" office:value-type="float" office:value="0" calcext:value-type="float">
            <text:p>0</text:p>
          </table:table-cell>
          <table:table-cell table:style-name="ce97" table:formula="of:=SUM([januar.G40];[februar.G40];[marec.G40];[april.G40];[maj.G40];[junij.G40];[julij.G40];[avgust.G40];[september.G40];[oktober.G40];[november.G40];[december.G40])" office:value-type="float" office:value="0" calcext:value-type="float">
            <text:p>0</text:p>
          </table:table-cell>
          <table:table-cell table:style-name="ce97" table:formula="of:=SUM([januar.H40];[februar.H40];[marec.H40];[april.H40];[maj.H40];[junij.H40];[julij.H40];[avgust.H40];[september.H40];[oktober.H40];[november.H40];[december.H40])" office:value-type="float" office:value="0" calcext:value-type="float">
            <text:p>0</text:p>
          </table:table-cell>
          <table:table-cell table:style-name="ce97" table:formula="of:=SUM([januar.I40];[februar.I40];[marec.I40];[april.I40];[maj.I40];[junij.I40];[julij.I40];[avgust.I40];[september.I40];[oktober.I40];[november.I40];[december.I40])" office:value-type="float" office:value="0" calcext:value-type="float">
            <text:p>0</text:p>
          </table:table-cell>
          <table:table-cell table:style-name="ce97" table:formula="of:=SUM([januar.J40];[februar.J40];[marec.J40];[april.J40];[maj.J40];[junij.J40];[julij.J40];[avgust.J40];[september.J40];[oktober.J40];[november.J40];[december.J40])" office:value-type="float" office:value="0" calcext:value-type="float">
            <text:p>0</text:p>
          </table:table-cell>
          <table:table-cell table:style-name="ce97" table:formula="of:=SUM([januar.K40];[februar.K40];[marec.K40];[april.K40];[maj.K40];[junij.K40];[julij.K40];[avgust.K40];[september.K40];[oktober.K40];[november.K40];[december.K40])" office:value-type="float" office:value="0" calcext:value-type="float">
            <text:p>0</text:p>
          </table:table-cell>
          <table:table-cell table:style-name="ce97" table:formula="of:=SUM([januar.L40];[februar.L40];[marec.L40];[april.L40];[maj.L40];[junij.L40];[julij.L40];[avgust.L40];[september.L40];[oktober.L40];[november.L40];[december.L40])" office:value-type="float" office:value="0" calcext:value-type="float">
            <text:p>0</text:p>
          </table:table-cell>
          <table:table-cell table:style-name="ce97" table:formula="of:=SUM([januar.M40];[februar.M40];[marec.M40];[april.M40];[maj.M40];[junij.M40];[julij.M40];[avgust.M40];[september.M40];[oktober.M40];[november.M40];[december.M40])" office:value-type="float" office:value="0" calcext:value-type="float">
            <text:p>0</text:p>
          </table:table-cell>
          <table:table-cell table:style-name="ce97" table:formula="of:=SUM([januar.N40];[februar.N40];[marec.N40];[april.N40];[maj.N40];[junij.N40];[julij.N40];[avgust.N40];[september.N40];[oktober.N40];[november.N40];[december.N40])" office:value-type="float" office:value="0" calcext:value-type="float">
            <text:p>0</text:p>
          </table:table-cell>
          <table:table-cell table:style-name="ce97" table:formula="of:=SUM([januar.O40];[februar.O40];[marec.O40];[april.O40];[maj.O40];[junij.O40];[julij.O40];[avgust.O40];[september.O40];[oktober.O40];[november.O40];[december.O40])" office:value-type="float" office:value="0" calcext:value-type="float">
            <text:p>0</text:p>
          </table:table-cell>
          <table:table-cell table:style-name="ce97" table:formula="of:=SUM([januar.P40];[februar.P40];[marec.P40];[april.P40];[maj.P40];[junij.P40];[julij.P40];[avgust.P40];[september.P40];[oktober.P40];[november.P40];[december.P40])" office:value-type="float" office:value="0" calcext:value-type="float">
            <text:p>0</text:p>
          </table:table-cell>
          <table:table-cell table:style-name="ce97" table:formula="of:=SUM([januar.Q40];[februar.Q40];[marec.Q40];[april.Q40];[maj.R40];[junij.Q40];[julij.Q40];[avgust.Q40];[september.Q40];[oktober.Q40];[november.Q40];[december.Q40])" office:value-type="float" office:value="0" calcext:value-type="float">
            <text:p>0</text:p>
          </table:table-cell>
          <table:table-cell table:style-name="ce97" table:formula="of:=SUM([januar.T40];[februar.V40];[marec.S40];[april.S40];[maj.S40];[junij.S40];[julij.S40];[avgust.S40];[september.S40];[oktober.S40];[november.S40];[december.R40])" office:value-type="float" office:value="0" calcext:value-type="float">
            <text:p>0</text:p>
          </table:table-cell>
          <table:table-cell table:style-name="ce97" table:formula="of:=SUM([januar.S40];[februar.S40];[marec.S40];[april.S40];[maj.S40];[junij.S40];[julij.S40];[avgust.S40];[september.S40];[oktober.S40];[november.S40];[december.S40])" office:value-type="float" office:value="0" calcext:value-type="float">
            <text:p>0</text:p>
          </table:table-cell>
          <table:table-cell table:number-columns-repeated="8"/>
          <table:table-cell table:style-name="ce40"/>
          <table:table-cell table:number-columns-repeated="996"/>
        </table:table-row>
        <table:table-row table:style-name="ro3">
          <table:table-cell/>
          <table:table-cell table:style-name="ce102" table:formula="of:=[Vzorci_vnosov.$A$15]" office:value-type="string" office:string-value="SO" calcext:value-type="string">
            <text:p>SO</text:p>
          </table:table-cell>
          <table:table-cell table:style-name="ce97" table:formula="of:=SUM([januar.C41];[februar.C41];[marec.C41];[april.C41];[maj.C41];[junij.C41];[julij.C41];[avgust.C41];[september.C41];[oktober.C41];[november.C41];[december.C41])" office:value-type="float" office:value="0" calcext:value-type="float">
            <text:p>0</text:p>
          </table:table-cell>
          <table:table-cell table:style-name="ce97" table:formula="of:=SUM([januar.D41];[februar.D41];[marec.D41];[april.D41];[maj.D41];[junij.D41];[julij.D41];[avgust.D41];[september.D41];[oktober.D41];[november.D41];[december.D41])" office:value-type="float" office:value="0" calcext:value-type="float">
            <text:p>0</text:p>
          </table:table-cell>
          <table:table-cell table:style-name="ce97" table:formula="of:=SUM([januar.E41];[februar.E41];[marec.E41];[april.E41];[maj.E41];[junij.E41];[julij.E41];[avgust.E41];[september.E41];[oktober.E41];[november.E41];[december.E41])" office:value-type="float" office:value="0" calcext:value-type="float">
            <text:p>0</text:p>
          </table:table-cell>
          <table:table-cell table:style-name="ce97" table:formula="of:=SUM([januar.F41];[februar.F41];[marec.F41];[april.F41];[maj.F41];[junij.F41];[julij.F41];[avgust.F41];[september.F41];[oktober.F41];[november.F41];[december.F41])" office:value-type="float" office:value="0" calcext:value-type="float">
            <text:p>0</text:p>
          </table:table-cell>
          <table:table-cell table:style-name="ce97" table:formula="of:=SUM([januar.G41];[februar.G41];[marec.G41];[april.G41];[maj.G41];[junij.G41];[julij.G41];[avgust.G41];[september.G41];[oktober.G41];[november.G41];[december.G41])" office:value-type="float" office:value="0" calcext:value-type="float">
            <text:p>0</text:p>
          </table:table-cell>
          <table:table-cell table:style-name="ce97" table:formula="of:=SUM([januar.H41];[februar.H41];[marec.H41];[april.H41];[maj.H41];[junij.H41];[julij.H41];[avgust.H41];[september.H41];[oktober.H41];[november.H41];[december.H41])" office:value-type="float" office:value="0" calcext:value-type="float">
            <text:p>0</text:p>
          </table:table-cell>
          <table:table-cell table:style-name="ce97" table:formula="of:=SUM([januar.I41];[februar.I41];[marec.I41];[april.I41];[maj.I41];[junij.I41];[julij.I41];[avgust.I41];[september.I41];[oktober.I41];[november.I41];[december.I41])" office:value-type="float" office:value="0" calcext:value-type="float">
            <text:p>0</text:p>
          </table:table-cell>
          <table:table-cell table:style-name="ce97" table:formula="of:=SUM([januar.J41];[februar.J41];[marec.J41];[april.J41];[maj.J41];[junij.J41];[julij.J41];[avgust.J41];[september.J41];[oktober.J41];[november.J41];[december.J41])" office:value-type="float" office:value="0" calcext:value-type="float">
            <text:p>0</text:p>
          </table:table-cell>
          <table:table-cell table:style-name="ce97" table:formula="of:=SUM([januar.K41];[februar.K41];[marec.K41];[april.K41];[maj.K41];[junij.K41];[julij.K41];[avgust.K41];[september.K41];[oktober.K41];[november.K41];[december.K41])" office:value-type="float" office:value="0" calcext:value-type="float">
            <text:p>0</text:p>
          </table:table-cell>
          <table:table-cell table:style-name="ce97" table:formula="of:=SUM([januar.L41];[februar.L41];[marec.L41];[april.L41];[maj.L41];[junij.L41];[julij.L41];[avgust.L41];[september.L41];[oktober.L41];[november.L41];[december.L41])" office:value-type="float" office:value="0" calcext:value-type="float">
            <text:p>0</text:p>
          </table:table-cell>
          <table:table-cell table:style-name="ce97" table:formula="of:=SUM([januar.M41];[februar.M41];[marec.M41];[april.M41];[maj.M41];[junij.M41];[julij.M41];[avgust.M41];[september.M41];[oktober.M41];[november.M41];[december.M41])" office:value-type="float" office:value="0" calcext:value-type="float">
            <text:p>0</text:p>
          </table:table-cell>
          <table:table-cell table:style-name="ce97" table:formula="of:=SUM([januar.N41];[februar.N41];[marec.N41];[april.N41];[maj.N41];[junij.N41];[julij.N41];[avgust.N41];[september.N41];[oktober.N41];[november.N41];[december.N41])" office:value-type="float" office:value="0" calcext:value-type="float">
            <text:p>0</text:p>
          </table:table-cell>
          <table:table-cell table:style-name="ce97" table:formula="of:=SUM([januar.O41];[februar.O41];[marec.O41];[april.O41];[maj.O41];[junij.O41];[julij.O41];[avgust.O41];[september.O41];[oktober.O41];[november.O41];[december.O41])" office:value-type="float" office:value="0" calcext:value-type="float">
            <text:p>0</text:p>
          </table:table-cell>
          <table:table-cell table:style-name="ce97" table:formula="of:=SUM([januar.P41];[februar.P41];[marec.P41];[april.P41];[maj.P41];[junij.P41];[julij.P41];[avgust.P41];[september.P41];[oktober.P41];[november.P41];[december.P41])" office:value-type="float" office:value="0" calcext:value-type="float">
            <text:p>0</text:p>
          </table:table-cell>
          <table:table-cell table:style-name="ce97" table:formula="of:=SUM([januar.Q41];[februar.Q41];[marec.Q41];[april.Q41];[maj.R41];[junij.Q41];[julij.Q41];[avgust.Q41];[september.Q41];[oktober.Q41];[november.Q41];[december.Q41])" office:value-type="float" office:value="0" calcext:value-type="float">
            <text:p>0</text:p>
          </table:table-cell>
          <table:table-cell table:style-name="ce97" table:formula="of:=SUM([januar.T41];[februar.V41];[marec.S41];[april.S41];[maj.S41];[junij.S41];[julij.S41];[avgust.S41];[september.S41];[oktober.S41];[november.S41];[december.R41])" office:value-type="float" office:value="0" calcext:value-type="float">
            <text:p>0</text:p>
          </table:table-cell>
          <table:table-cell table:style-name="ce97" table:formula="of:=SUM([januar.S41];[februar.S41];[marec.S41];[april.S41];[maj.S41];[junij.S41];[julij.S41];[avgust.S41];[september.S41];[oktober.S41];[november.S41];[december.S41])" office:value-type="float" office:value="0" calcext:value-type="float">
            <text:p>0</text:p>
          </table:table-cell>
          <table:table-cell table:number-columns-repeated="8"/>
          <table:table-cell table:style-name="ce40"/>
          <table:table-cell table:number-columns-repeated="996"/>
        </table:table-row>
        <table:table-row table:style-name="ro3">
          <table:table-cell/>
          <table:table-cell table:style-name="ce103" table:formula="of:=[Vzorci_vnosov.$A$13]" office:value-type="string" office:string-value="BOL" calcext:value-type="string">
            <text:p>BOL</text:p>
          </table:table-cell>
          <table:table-cell table:style-name="ce97" table:formula="of:=SUM([januar.C42];[februar.C42];[marec.C42];[april.C42];[maj.C42];[junij.C42];[julij.C42];[avgust.C42];[september.C42];[oktober.C42];[november.C42];[december.C42])" office:value-type="float" office:value="0" calcext:value-type="float">
            <text:p>0</text:p>
          </table:table-cell>
          <table:table-cell table:style-name="ce97" table:formula="of:=SUM([januar.D42];[februar.D42];[marec.D42];[april.D42];[maj.D42];[junij.D42];[julij.D42];[avgust.D42];[september.D42];[oktober.D42];[november.D42];[december.D42])" office:value-type="float" office:value="0" calcext:value-type="float">
            <text:p>0</text:p>
          </table:table-cell>
          <table:table-cell table:style-name="ce97" table:formula="of:=SUM([januar.E42];[februar.E42];[marec.E42];[april.E42];[maj.E42];[junij.E42];[julij.E42];[avgust.E42];[september.E42];[oktober.E42];[november.E42];[december.E42])" office:value-type="float" office:value="0" calcext:value-type="float">
            <text:p>0</text:p>
          </table:table-cell>
          <table:table-cell table:style-name="ce97" table:formula="of:=SUM([januar.F42];[februar.F42];[marec.F42];[april.F42];[maj.F42];[junij.F42];[julij.F42];[avgust.F42];[september.F42];[oktober.F42];[november.F42];[december.F42])" office:value-type="float" office:value="0" calcext:value-type="float">
            <text:p>0</text:p>
          </table:table-cell>
          <table:table-cell table:style-name="ce97" table:formula="of:=SUM([januar.G42];[februar.G42];[marec.G42];[april.G42];[maj.G42];[junij.G42];[julij.G42];[avgust.G42];[september.G42];[oktober.G42];[november.G42];[december.G42])" office:value-type="float" office:value="0" calcext:value-type="float">
            <text:p>0</text:p>
          </table:table-cell>
          <table:table-cell table:style-name="ce97" table:formula="of:=SUM([januar.H42];[februar.H42];[marec.H42];[april.H42];[maj.H42];[junij.H42];[julij.H42];[avgust.H42];[september.H42];[oktober.H42];[november.H42];[december.H42])" office:value-type="float" office:value="0" calcext:value-type="float">
            <text:p>0</text:p>
          </table:table-cell>
          <table:table-cell table:style-name="ce97" table:formula="of:=SUM([januar.I42];[februar.I42];[marec.I42];[april.I42];[maj.I42];[junij.I42];[julij.I42];[avgust.I42];[september.I42];[oktober.I42];[november.I42];[december.I42])" office:value-type="float" office:value="0" calcext:value-type="float">
            <text:p>0</text:p>
          </table:table-cell>
          <table:table-cell table:style-name="ce97" table:formula="of:=SUM([januar.J42];[februar.J42];[marec.J42];[april.J42];[maj.J42];[junij.J42];[julij.J42];[avgust.J42];[september.J42];[oktober.J42];[november.J42];[december.J42])" office:value-type="float" office:value="0" calcext:value-type="float">
            <text:p>0</text:p>
          </table:table-cell>
          <table:table-cell table:style-name="ce97" table:formula="of:=SUM([januar.K42];[februar.K42];[marec.K42];[april.K42];[maj.K42];[junij.K42];[julij.K42];[avgust.K42];[september.K42];[oktober.K42];[november.K42];[december.K42])" office:value-type="float" office:value="0" calcext:value-type="float">
            <text:p>0</text:p>
          </table:table-cell>
          <table:table-cell table:style-name="ce97" table:formula="of:=SUM([januar.L42];[februar.L42];[marec.L42];[april.L42];[maj.L42];[junij.L42];[julij.L42];[avgust.L42];[september.L42];[oktober.L42];[november.L42];[december.L42])" office:value-type="float" office:value="0" calcext:value-type="float">
            <text:p>0</text:p>
          </table:table-cell>
          <table:table-cell table:style-name="ce97" table:formula="of:=SUM([januar.M42];[februar.M42];[marec.M42];[april.M42];[maj.M42];[junij.M42];[julij.M42];[avgust.M42];[september.M42];[oktober.M42];[november.M42];[december.M42])" office:value-type="float" office:value="0" calcext:value-type="float">
            <text:p>0</text:p>
          </table:table-cell>
          <table:table-cell table:style-name="ce97" table:formula="of:=SUM([januar.N42];[februar.N42];[marec.N42];[april.N42];[maj.N42];[junij.N42];[julij.N42];[avgust.N42];[september.N42];[oktober.N42];[november.N42];[december.N42])" office:value-type="float" office:value="0" calcext:value-type="float">
            <text:p>0</text:p>
          </table:table-cell>
          <table:table-cell table:style-name="ce97" table:formula="of:=SUM([januar.O42];[februar.O42];[marec.O42];[april.O42];[maj.O42];[junij.O42];[julij.O42];[avgust.O42];[september.O42];[oktober.O42];[november.O42];[december.O42])" office:value-type="float" office:value="0" calcext:value-type="float">
            <text:p>0</text:p>
          </table:table-cell>
          <table:table-cell table:style-name="ce97" table:formula="of:=SUM([januar.P42];[februar.P42];[marec.P42];[april.P42];[maj.P42];[junij.P42];[julij.P42];[avgust.P42];[september.P42];[oktober.P42];[november.P42];[december.P42])" office:value-type="float" office:value="0" calcext:value-type="float">
            <text:p>0</text:p>
          </table:table-cell>
          <table:table-cell table:style-name="ce97" table:formula="of:=SUM([januar.Q42];[februar.Q42];[marec.Q42];[april.Q42];[maj.R42];[junij.Q42];[julij.Q42];[avgust.Q42];[september.Q42];[oktober.Q42];[november.Q42];[december.Q42])" office:value-type="float" office:value="0" calcext:value-type="float">
            <text:p>0</text:p>
          </table:table-cell>
          <table:table-cell table:style-name="ce97" table:formula="of:=SUM([januar.T42];[februar.V42];[marec.S42];[april.S42];[maj.S42];[junij.S42];[julij.S42];[avgust.S42];[september.S42];[oktober.S42];[november.S42];[december.R42])" office:value-type="float" office:value="0" calcext:value-type="float">
            <text:p>0</text:p>
          </table:table-cell>
          <table:table-cell table:style-name="ce97" table:formula="of:=SUM([januar.S42];[februar.S42];[marec.S42];[april.S42];[maj.S42];[junij.S42];[julij.S42];[avgust.S42];[september.S42];[oktober.S42];[november.S42];[december.S42])" office:value-type="float" office:value="0" calcext:value-type="float">
            <text:p>0</text:p>
          </table:table-cell>
          <table:table-cell table:number-columns-repeated="8"/>
          <table:table-cell table:style-name="ce40"/>
          <table:table-cell table:number-columns-repeated="996"/>
        </table:table-row>
        <table:table-row table:style-name="ro3">
          <table:table-cell/>
          <table:table-cell table:style-name="ce104" table:formula="of:=[Vzorci_vnosov.$A$11]" office:value-type="string" office:string-value="X" calcext:value-type="string">
            <text:p>X</text:p>
          </table:table-cell>
          <table:table-cell table:style-name="ce97" table:formula="of:=SUM([januar.C43];[februar.C43];[marec.C43];[april.C43];[maj.C43];[junij.C43];[julij.C43];[avgust.C43];[september.C43];[oktober.C43];[november.C43];[december.C43])" office:value-type="float" office:value="0" calcext:value-type="float">
            <text:p>0</text:p>
          </table:table-cell>
          <table:table-cell table:style-name="ce97" table:formula="of:=SUM([januar.D43];[februar.D43];[marec.D43];[april.D43];[maj.D43];[junij.D43];[julij.D43];[avgust.D43];[september.D43];[oktober.D43];[november.D43];[december.D43])" office:value-type="float" office:value="0" calcext:value-type="float">
            <text:p>0</text:p>
          </table:table-cell>
          <table:table-cell table:style-name="ce97" table:formula="of:=SUM([januar.E43];[februar.E43];[marec.E43];[april.E43];[maj.E43];[junij.E43];[julij.E43];[avgust.E43];[september.E43];[oktober.E43];[november.E43];[december.E43])" office:value-type="float" office:value="0" calcext:value-type="float">
            <text:p>0</text:p>
          </table:table-cell>
          <table:table-cell table:style-name="ce97" table:formula="of:=SUM([januar.F43];[februar.F43];[marec.F43];[april.F43];[maj.F43];[junij.F43];[julij.F43];[avgust.F43];[september.F43];[oktober.F43];[november.F43];[december.F43])" office:value-type="float" office:value="0" calcext:value-type="float">
            <text:p>0</text:p>
          </table:table-cell>
          <table:table-cell table:style-name="ce97" table:formula="of:=SUM([januar.G43];[februar.G43];[marec.G43];[april.G43];[maj.G43];[junij.G43];[julij.G43];[avgust.G43];[september.G43];[oktober.G43];[november.G43];[december.G43])" office:value-type="float" office:value="0" calcext:value-type="float">
            <text:p>0</text:p>
          </table:table-cell>
          <table:table-cell table:style-name="ce97" table:formula="of:=SUM([januar.H43];[februar.H43];[marec.H43];[april.H43];[maj.H43];[junij.H43];[julij.H43];[avgust.H43];[september.H43];[oktober.H43];[november.H43];[december.H43])" office:value-type="float" office:value="0" calcext:value-type="float">
            <text:p>0</text:p>
          </table:table-cell>
          <table:table-cell table:style-name="ce97" table:formula="of:=SUM([januar.I43];[februar.I43];[marec.I43];[april.I43];[maj.I43];[junij.I43];[julij.I43];[avgust.I43];[september.I43];[oktober.I43];[november.I43];[december.I43])" office:value-type="float" office:value="0" calcext:value-type="float">
            <text:p>0</text:p>
          </table:table-cell>
          <table:table-cell table:style-name="ce97" table:formula="of:=SUM([januar.J43];[februar.J43];[marec.J43];[april.J43];[maj.J43];[junij.J43];[julij.J43];[avgust.J43];[september.J43];[oktober.J43];[november.J43];[december.J43])" office:value-type="float" office:value="0" calcext:value-type="float">
            <text:p>0</text:p>
          </table:table-cell>
          <table:table-cell table:style-name="ce97" table:formula="of:=SUM([januar.K43];[februar.K43];[marec.K43];[april.K43];[maj.K43];[junij.K43];[julij.K43];[avgust.K43];[september.K43];[oktober.K43];[november.K43];[december.K43])" office:value-type="float" office:value="0" calcext:value-type="float">
            <text:p>0</text:p>
          </table:table-cell>
          <table:table-cell table:style-name="ce97" table:formula="of:=SUM([januar.L43];[februar.L43];[marec.L43];[april.L43];[maj.L43];[junij.L43];[julij.L43];[avgust.L43];[september.L43];[oktober.L43];[november.L43];[december.L43])" office:value-type="float" office:value="0" calcext:value-type="float">
            <text:p>0</text:p>
          </table:table-cell>
          <table:table-cell table:style-name="ce97" table:formula="of:=SUM([januar.M43];[februar.M43];[marec.M43];[april.M43];[maj.M43];[junij.M43];[julij.M43];[avgust.M43];[september.M43];[oktober.M43];[november.M43];[december.M43])" office:value-type="float" office:value="0" calcext:value-type="float">
            <text:p>0</text:p>
          </table:table-cell>
          <table:table-cell table:style-name="ce97" table:formula="of:=SUM([januar.N43];[februar.N43];[marec.N43];[april.N43];[maj.N43];[junij.N43];[julij.N43];[avgust.N43];[september.N43];[oktober.N43];[november.N43];[december.N43])" office:value-type="float" office:value="0" calcext:value-type="float">
            <text:p>0</text:p>
          </table:table-cell>
          <table:table-cell table:style-name="ce97" table:formula="of:=SUM([januar.O43];[februar.O43];[marec.O43];[april.O43];[maj.O43];[junij.O43];[julij.O43];[avgust.O43];[september.O43];[oktober.O43];[november.O43];[december.O43])" office:value-type="float" office:value="0" calcext:value-type="float">
            <text:p>0</text:p>
          </table:table-cell>
          <table:table-cell table:style-name="ce97" table:formula="of:=SUM([januar.P43];[februar.P43];[marec.P43];[april.P43];[maj.P43];[junij.P43];[julij.P43];[avgust.P43];[september.P43];[oktober.P43];[november.P43];[december.P43])" office:value-type="float" office:value="0" calcext:value-type="float">
            <text:p>0</text:p>
          </table:table-cell>
          <table:table-cell table:style-name="ce97" table:formula="of:=SUM([januar.Q43];[februar.Q43];[marec.Q43];[april.Q43];[maj.R43];[junij.Q43];[julij.Q43];[avgust.Q43];[september.Q43];[oktober.Q43];[november.Q43];[december.Q43])" office:value-type="float" office:value="0" calcext:value-type="float">
            <text:p>0</text:p>
          </table:table-cell>
          <table:table-cell table:style-name="ce97" table:formula="of:=SUM([januar.T43];[februar.V43];[marec.S43];[april.S43];[maj.S43];[junij.S43];[julij.S43];[avgust.S43];[september.S43];[oktober.S43];[november.S43];[december.R43])" office:value-type="float" office:value="0" calcext:value-type="float">
            <text:p>0</text:p>
          </table:table-cell>
          <table:table-cell table:style-name="ce97" table:formula="of:=SUM([januar.S43];[februar.S43];[marec.S43];[april.S43];[maj.S43];[junij.S43];[julij.S43];[avgust.S43];[september.S43];[oktober.S43];[november.S43];[december.S43])" office:value-type="float" office:value="0" calcext:value-type="float">
            <text:p>0</text:p>
          </table:table-cell>
          <table:table-cell table:number-columns-repeated="8"/>
          <table:table-cell table:style-name="ce40"/>
          <table:table-cell table:number-columns-repeated="996"/>
        </table:table-row>
        <table:table-row table:style-name="ro3">
          <table:table-cell/>
          <table:table-cell table:style-name="ce105" table:formula="of:=[Vzorci_vnosov.$A$44]" office:value-type="string" office:string-value="TX" calcext:value-type="string">
            <text:p>TX</text:p>
          </table:table-cell>
          <table:table-cell table:style-name="ce97" table:formula="of:=SUM([januar.C44];[februar.C44];[marec.C44];[april.C44];[maj.C44];[junij.C44];[julij.C44];[avgust.C44];[september.C44];[oktober.C44];[november.C44];[december.C44])" office:value-type="float" office:value="0" calcext:value-type="float">
            <text:p>0</text:p>
          </table:table-cell>
          <table:table-cell table:style-name="ce97" table:formula="of:=SUM([januar.D44];[februar.D44];[marec.D44];[april.D44];[maj.D44];[junij.D44];[julij.D44];[avgust.D44];[september.D44];[oktober.D44];[november.D44];[december.D44])" office:value-type="float" office:value="0" calcext:value-type="float">
            <text:p>0</text:p>
          </table:table-cell>
          <table:table-cell table:style-name="ce97" table:formula="of:=SUM([januar.E44];[februar.E44];[marec.E44];[april.E44];[maj.E44];[junij.E44];[julij.E44];[avgust.E44];[september.E44];[oktober.E44];[november.E44];[december.E44])" office:value-type="float" office:value="0" calcext:value-type="float">
            <text:p>0</text:p>
          </table:table-cell>
          <table:table-cell table:style-name="ce97" table:formula="of:=SUM([januar.F44];[februar.F44];[marec.F44];[april.F44];[maj.F44];[junij.F44];[julij.F44];[avgust.F44];[september.F44];[oktober.F44];[november.F44];[december.F44])" office:value-type="float" office:value="0" calcext:value-type="float">
            <text:p>0</text:p>
          </table:table-cell>
          <table:table-cell table:style-name="ce97" table:formula="of:=SUM([januar.G44];[februar.G44];[marec.G44];[april.G44];[maj.G44];[junij.G44];[julij.G44];[avgust.G44];[september.G44];[oktober.G44];[november.G44];[december.G44])" office:value-type="float" office:value="0" calcext:value-type="float">
            <text:p>0</text:p>
          </table:table-cell>
          <table:table-cell table:style-name="ce97" table:formula="of:=SUM([januar.H44];[februar.H44];[marec.H44];[april.H44];[maj.H44];[junij.H44];[julij.H44];[avgust.H44];[september.H44];[oktober.H44];[november.H44];[december.H44])" office:value-type="float" office:value="0" calcext:value-type="float">
            <text:p>0</text:p>
          </table:table-cell>
          <table:table-cell table:style-name="ce97" table:formula="of:=SUM([januar.I44];[februar.I44];[marec.I44];[april.I44];[maj.I44];[junij.I44];[julij.I44];[avgust.I44];[september.I44];[oktober.I44];[november.I44];[december.I44])" office:value-type="float" office:value="0" calcext:value-type="float">
            <text:p>0</text:p>
          </table:table-cell>
          <table:table-cell table:style-name="ce97" table:formula="of:=SUM([januar.J44];[februar.J44];[marec.J44];[april.J44];[maj.J44];[junij.J44];[julij.J44];[avgust.J44];[september.J44];[oktober.J44];[november.J44];[december.J44])" office:value-type="float" office:value="0" calcext:value-type="float">
            <text:p>0</text:p>
          </table:table-cell>
          <table:table-cell table:style-name="ce97" table:formula="of:=SUM([januar.K44];[februar.K44];[marec.K44];[april.K44];[maj.K44];[junij.K44];[julij.K44];[avgust.K44];[september.K44];[oktober.K44];[november.K44];[december.K44])" office:value-type="float" office:value="0" calcext:value-type="float">
            <text:p>0</text:p>
          </table:table-cell>
          <table:table-cell table:style-name="ce97" table:formula="of:=SUM([januar.L44];[februar.L44];[marec.L44];[april.L44];[maj.L44];[junij.L44];[julij.L44];[avgust.L44];[september.L44];[oktober.L44];[november.L44];[december.L44])" office:value-type="float" office:value="0" calcext:value-type="float">
            <text:p>0</text:p>
          </table:table-cell>
          <table:table-cell table:style-name="ce97" table:formula="of:=SUM([januar.M44];[februar.M44];[marec.M44];[april.M44];[maj.M44];[junij.M44];[julij.M44];[avgust.M44];[september.M44];[oktober.M44];[november.M44];[december.M44])" office:value-type="float" office:value="0" calcext:value-type="float">
            <text:p>0</text:p>
          </table:table-cell>
          <table:table-cell table:style-name="ce97" table:formula="of:=SUM([januar.N44];[februar.N44];[marec.N44];[april.N44];[maj.N44];[junij.N44];[julij.N44];[avgust.N44];[september.N44];[oktober.N44];[november.N44];[december.N44])" office:value-type="float" office:value="0" calcext:value-type="float">
            <text:p>0</text:p>
          </table:table-cell>
          <table:table-cell table:style-name="ce97" table:formula="of:=SUM([januar.O44];[februar.O44];[marec.O44];[april.O44];[maj.O44];[junij.O44];[julij.O44];[avgust.O44];[september.O44];[oktober.O44];[november.O44];[december.O44])" office:value-type="float" office:value="0" calcext:value-type="float">
            <text:p>0</text:p>
          </table:table-cell>
          <table:table-cell table:style-name="ce97" table:formula="of:=SUM([januar.P44];[februar.P44];[marec.P44];[april.P44];[maj.P44];[junij.P44];[julij.P44];[avgust.P44];[september.P44];[oktober.P44];[november.P44];[december.P44])" office:value-type="float" office:value="0" calcext:value-type="float">
            <text:p>0</text:p>
          </table:table-cell>
          <table:table-cell table:style-name="ce97" table:formula="of:=SUM([januar.Q44];[februar.Q44];[marec.Q44];[april.Q44];[maj.R44];[junij.Q44];[julij.Q44];[avgust.Q44];[september.Q44];[oktober.Q44];[november.Q44];[december.Q44])" office:value-type="float" office:value="0" calcext:value-type="float">
            <text:p>0</text:p>
          </table:table-cell>
          <table:table-cell table:style-name="ce97" table:formula="of:=SUM([januar.T44];[februar.V44];[marec.S44];[april.S44];[maj.S44];[junij.S44];[julij.S44];[avgust.S44];[september.S44];[oktober.S44];[november.S44];[december.R44])" office:value-type="float" office:value="0" calcext:value-type="float">
            <text:p>0</text:p>
          </table:table-cell>
          <table:table-cell table:style-name="ce97" table:formula="of:=SUM([januar.S44];[februar.S44];[marec.S44];[april.S44];[maj.S44];[junij.S44];[julij.S44];[avgust.S44];[september.S44];[oktober.S44];[november.S44];[december.S44])" office:value-type="float" office:value="0" calcext:value-type="float">
            <text:p>0</text:p>
          </table:table-cell>
          <table:table-cell table:number-columns-repeated="8"/>
          <table:table-cell table:style-name="ce40"/>
          <table:table-cell table:number-columns-repeated="996"/>
        </table:table-row>
        <table:table-row table:style-name="ro3">
          <table:table-cell/>
          <table:table-cell table:style-name="ce104" table:formula="of:=[Vzorci_vnosov.$A$45]" office:value-type="string" office:string-value="¶" calcext:value-type="string">
            <text:p>¶</text:p>
          </table:table-cell>
          <table:table-cell table:style-name="ce97" table:formula="of:=SUM([januar.C45];[februar.C45];[marec.C45];[april.C45];[maj.C45];[junij.C45];[julij.C45];[avgust.C45];[september.C45];[oktober.C45];[november.C45];[december.C45])" office:value-type="float" office:value="0" calcext:value-type="float">
            <text:p>0</text:p>
          </table:table-cell>
          <table:table-cell table:style-name="ce97" table:formula="of:=SUM([januar.D45];[februar.D45];[marec.D45];[april.D45];[maj.D45];[junij.D45];[julij.D45];[avgust.D45];[september.D45];[oktober.D45];[november.D45];[december.D45])" office:value-type="float" office:value="0" calcext:value-type="float">
            <text:p>0</text:p>
          </table:table-cell>
          <table:table-cell table:style-name="ce97" table:formula="of:=SUM([januar.E45];[februar.E45];[marec.E45];[april.E45];[maj.E45];[junij.E45];[julij.E45];[avgust.E45];[september.E45];[oktober.E45];[november.E45];[december.E45])" office:value-type="float" office:value="0" calcext:value-type="float">
            <text:p>0</text:p>
          </table:table-cell>
          <table:table-cell table:style-name="ce97" table:formula="of:=SUM([januar.F45];[februar.F45];[marec.F45];[april.F45];[maj.F45];[junij.F45];[julij.F45];[avgust.F45];[september.F45];[oktober.F45];[november.F45];[december.F45])" office:value-type="float" office:value="0" calcext:value-type="float">
            <text:p>0</text:p>
          </table:table-cell>
          <table:table-cell table:style-name="ce97" table:formula="of:=SUM([januar.G45];[februar.G45];[marec.G45];[april.G45];[maj.G45];[junij.G45];[julij.G45];[avgust.G45];[september.G45];[oktober.G45];[november.G45];[december.G45])" office:value-type="float" office:value="0" calcext:value-type="float">
            <text:p>0</text:p>
          </table:table-cell>
          <table:table-cell table:style-name="ce97" table:formula="of:=SUM([januar.H45];[februar.H45];[marec.H45];[april.H45];[maj.H45];[junij.H45];[julij.H45];[avgust.H45];[september.H45];[oktober.H45];[november.H45];[december.H45])" office:value-type="float" office:value="0" calcext:value-type="float">
            <text:p>0</text:p>
          </table:table-cell>
          <table:table-cell table:style-name="ce97" table:formula="of:=SUM([januar.I45];[februar.I45];[marec.I45];[april.I45];[maj.I45];[junij.I45];[julij.I45];[avgust.I45];[september.I45];[oktober.I45];[november.I45];[december.I45])" office:value-type="float" office:value="0" calcext:value-type="float">
            <text:p>0</text:p>
          </table:table-cell>
          <table:table-cell table:style-name="ce97" table:formula="of:=SUM([januar.J45];[februar.J45];[marec.J45];[april.J45];[maj.J45];[junij.J45];[julij.J45];[avgust.J45];[september.J45];[oktober.J45];[november.J45];[december.J45])" office:value-type="float" office:value="0" calcext:value-type="float">
            <text:p>0</text:p>
          </table:table-cell>
          <table:table-cell table:style-name="ce97" table:formula="of:=SUM([januar.K45];[februar.K45];[marec.K45];[april.K45];[maj.K45];[junij.K45];[julij.K45];[avgust.K45];[september.K45];[oktober.K45];[november.K45];[december.K45])" office:value-type="float" office:value="0" calcext:value-type="float">
            <text:p>0</text:p>
          </table:table-cell>
          <table:table-cell table:style-name="ce97" table:formula="of:=SUM([januar.L45];[februar.L45];[marec.L45];[april.L45];[maj.L45];[junij.L45];[julij.L45];[avgust.L45];[september.L45];[oktober.L45];[november.L45];[december.L45])" office:value-type="float" office:value="0" calcext:value-type="float">
            <text:p>0</text:p>
          </table:table-cell>
          <table:table-cell table:style-name="ce97" table:formula="of:=SUM([januar.M45];[februar.M45];[marec.M45];[april.M45];[maj.M45];[junij.M45];[julij.M45];[avgust.M45];[september.M45];[oktober.M45];[november.M45];[december.M45])" office:value-type="float" office:value="0" calcext:value-type="float">
            <text:p>0</text:p>
          </table:table-cell>
          <table:table-cell table:style-name="ce97" table:formula="of:=SUM([januar.N45];[februar.N45];[marec.N45];[april.N45];[maj.N45];[junij.N45];[julij.N45];[avgust.N45];[september.N45];[oktober.N45];[november.N45];[december.N45])" office:value-type="float" office:value="0" calcext:value-type="float">
            <text:p>0</text:p>
          </table:table-cell>
          <table:table-cell table:style-name="ce97" table:formula="of:=SUM([januar.O45];[februar.O45];[marec.O45];[april.O45];[maj.O45];[junij.O45];[julij.O45];[avgust.O45];[september.O45];[oktober.O45];[november.O45];[december.O45])" office:value-type="float" office:value="0" calcext:value-type="float">
            <text:p>0</text:p>
          </table:table-cell>
          <table:table-cell table:style-name="ce97" table:formula="of:=SUM([januar.P45];[februar.P45];[marec.P45];[april.P45];[maj.P45];[junij.P45];[julij.P45];[avgust.P45];[september.P45];[oktober.P45];[november.P45];[december.P45])" office:value-type="float" office:value="0" calcext:value-type="float">
            <text:p>0</text:p>
          </table:table-cell>
          <table:table-cell table:style-name="ce97" table:formula="of:=SUM([januar.Q45];[februar.Q45];[marec.Q45];[april.Q45];[maj.R45];[junij.Q45];[julij.Q45];[avgust.Q45];[september.Q45];[oktober.Q45];[november.Q45];[december.Q45])" office:value-type="float" office:value="0" calcext:value-type="float">
            <text:p>0</text:p>
          </table:table-cell>
          <table:table-cell table:style-name="ce97" table:formula="of:=SUM([januar.T45];[februar.V45];[marec.S45];[april.S45];[maj.S45];[junij.S45];[julij.S45];[avgust.S45];[september.S45];[oktober.S45];[november.S45];[december.R45])" office:value-type="float" office:value="0" calcext:value-type="float">
            <text:p>0</text:p>
          </table:table-cell>
          <table:table-cell table:style-name="ce97" table:formula="of:=SUM([januar.S45];[februar.S45];[marec.S45];[april.S45];[maj.S45];[junij.S45];[julij.S45];[avgust.S45];[september.S45];[oktober.S45];[november.S45];[december.S45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/>
          <table:table-cell table:style-name="ce102" table:formula="of:=[Vzorci_vnosov.$A$8]" office:value-type="string" office:string-value="U" calcext:value-type="string">
            <text:p>U</text:p>
          </table:table-cell>
          <table:table-cell table:style-name="ce97" table:formula="of:=SUM([januar.C46];[februar.C46];[marec.C46];[april.C46];[maj.C46];[junij.C46];[julij.C46];[avgust.C46];[september.C46];[oktober.C46];[november.C46];[december.C46])" office:value-type="float" office:value="0" calcext:value-type="float">
            <text:p>0</text:p>
          </table:table-cell>
          <table:table-cell table:style-name="ce97" table:formula="of:=SUM([januar.D46];[februar.D46];[marec.D46];[april.D46];[maj.D46];[junij.D46];[julij.D46];[avgust.D46];[september.D46];[oktober.D46];[november.D46];[december.D46])" office:value-type="float" office:value="0" calcext:value-type="float">
            <text:p>0</text:p>
          </table:table-cell>
          <table:table-cell table:style-name="ce97" table:formula="of:=SUM([januar.E46];[februar.E46];[marec.E46];[april.E46];[maj.E46];[junij.E46];[julij.E46];[avgust.E46];[september.E46];[oktober.E46];[november.E46];[december.E46])" office:value-type="float" office:value="0" calcext:value-type="float">
            <text:p>0</text:p>
          </table:table-cell>
          <table:table-cell table:style-name="ce97" table:formula="of:=SUM([januar.F46];[februar.F46];[marec.F46];[april.F46];[maj.F46];[junij.F46];[julij.F46];[avgust.F46];[september.F46];[oktober.F46];[november.F46];[december.F46])" office:value-type="float" office:value="0" calcext:value-type="float">
            <text:p>0</text:p>
          </table:table-cell>
          <table:table-cell table:style-name="ce97" table:formula="of:=SUM([januar.G46];[februar.G46];[marec.G46];[april.G46];[maj.G46];[junij.G46];[julij.G46];[avgust.G46];[september.G46];[oktober.G46];[november.G46];[december.G46])" office:value-type="float" office:value="0" calcext:value-type="float">
            <text:p>0</text:p>
          </table:table-cell>
          <table:table-cell table:style-name="ce97" table:formula="of:=SUM([januar.H46];[februar.H46];[marec.H46];[april.H46];[maj.H46];[junij.H46];[julij.H46];[avgust.H46];[september.H46];[oktober.H46];[november.H46];[december.H46])" office:value-type="float" office:value="0" calcext:value-type="float">
            <text:p>0</text:p>
          </table:table-cell>
          <table:table-cell table:style-name="ce97" table:formula="of:=SUM([januar.I46];[februar.I46];[marec.I46];[april.I46];[maj.I46];[junij.I46];[julij.I46];[avgust.I46];[september.I46];[oktober.I46];[november.I46];[december.I46])" office:value-type="float" office:value="0" calcext:value-type="float">
            <text:p>0</text:p>
          </table:table-cell>
          <table:table-cell table:style-name="ce97" table:formula="of:=SUM([januar.J46];[februar.J46];[marec.J46];[april.J46];[maj.J46];[junij.J46];[julij.J46];[avgust.J46];[september.J46];[oktober.J46];[november.J46];[december.J46])" office:value-type="float" office:value="0" calcext:value-type="float">
            <text:p>0</text:p>
          </table:table-cell>
          <table:table-cell table:style-name="ce97" table:formula="of:=SUM([januar.K46];[februar.K46];[marec.K46];[april.K46];[maj.K46];[junij.K46];[julij.K46];[avgust.K46];[september.K46];[oktober.K46];[november.K46];[december.K46])" office:value-type="float" office:value="0" calcext:value-type="float">
            <text:p>0</text:p>
          </table:table-cell>
          <table:table-cell table:style-name="ce97" table:formula="of:=SUM([januar.L46];[februar.L46];[marec.L46];[april.L46];[maj.L46];[junij.L46];[julij.L46];[avgust.L46];[september.L46];[oktober.L46];[november.L46];[december.L46])" office:value-type="float" office:value="0" calcext:value-type="float">
            <text:p>0</text:p>
          </table:table-cell>
          <table:table-cell table:style-name="ce97" table:formula="of:=SUM([januar.M46];[februar.M46];[marec.M46];[april.M46];[maj.M46];[junij.M46];[julij.M46];[avgust.M46];[september.M46];[oktober.M46];[november.M46];[december.M46])" office:value-type="float" office:value="0" calcext:value-type="float">
            <text:p>0</text:p>
          </table:table-cell>
          <table:table-cell table:style-name="ce97" table:formula="of:=SUM([januar.N46];[februar.N46];[marec.N46];[april.N46];[maj.N46];[junij.N46];[julij.N46];[avgust.N46];[september.N46];[oktober.N46];[november.N46];[december.N46])" office:value-type="float" office:value="0" calcext:value-type="float">
            <text:p>0</text:p>
          </table:table-cell>
          <table:table-cell table:style-name="ce97" table:formula="of:=SUM([januar.O46];[februar.O46];[marec.O46];[april.O46];[maj.O46];[junij.O46];[julij.O46];[avgust.O46];[september.O46];[oktober.O46];[november.O46];[december.O46])" office:value-type="float" office:value="0" calcext:value-type="float">
            <text:p>0</text:p>
          </table:table-cell>
          <table:table-cell table:style-name="ce97" table:formula="of:=SUM([januar.P46];[februar.P46];[marec.P46];[april.P46];[maj.P46];[junij.P46];[julij.P46];[avgust.P46];[september.P46];[oktober.P46];[november.P46];[december.P46])" office:value-type="float" office:value="0" calcext:value-type="float">
            <text:p>0</text:p>
          </table:table-cell>
          <table:table-cell table:style-name="ce97" table:formula="of:=SUM([januar.Q46];[februar.Q46];[marec.Q46];[april.Q46];[maj.R46];[junij.Q46];[julij.Q46];[avgust.Q46];[september.Q46];[oktober.Q46];[november.Q46];[december.Q46])" office:value-type="float" office:value="0" calcext:value-type="float">
            <text:p>0</text:p>
          </table:table-cell>
          <table:table-cell table:style-name="ce97" table:formula="of:=SUM([januar.T46];[februar.V46];[marec.S46];[april.S46];[maj.S46];[junij.S46];[julij.S46];[avgust.S46];[september.S46];[oktober.S46];[november.S46];[december.R46])" office:value-type="float" office:value="0" calcext:value-type="float">
            <text:p>0</text:p>
          </table:table-cell>
          <table:table-cell table:style-name="ce97" table:formula="of:=SUM([januar.S46];[februar.S46];[marec.S46];[april.S46];[maj.S46];[junij.S46];[julij.S46];[avgust.S46];[september.S46];[oktober.S46];[november.S46];[december.S46])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 Black" svg:font-family="'Arial Black'"/>
    <style:font-face style:name="SimSun" svg:font-family="SimSu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l" fo:country="SI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 </number:text>
      <number:month number:textual="true"/>
      <number:text> </number:text>
      <number:year/>
    </number:date-style>
    <number:date-style style:name="N109" number:title="Uporabniško določeno">
      <number:day number:style="long"/>
      <number:text>/ </number:text>
      <number:month number:textual="true"/>
    </number:date-style>
    <number:date-style style:name="N108">
      <number:day-of-week/>
    </number:date-style>
    <style:style style:name="Default" style:family="table-cell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fo:color="#000000" style:font-name="Arial" fo:font-family="Arial" fo:font-size="6pt" fo:font-weight="bold" style:font-name-asian="Arial" style:font-family-asian="Arial" style:font-size-asian="6pt" style:font-weight-asian="bold" style:font-name-complex="Arial" style:font-family-complex="Arial" style:font-size-complex="6pt" style:font-weight-complex="bold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f1" style:family="table-cell" style:parent-style-name="Default" style:data-style-name="N0">
      <style:table-cell-properties fo:background-color="#ccffff" style:vertical-align="automatic"/>
      <style:text-properties fo:font-size="6pt" fo:font-weight="bold" style:font-size-asian="6pt" style:font-weight-asian="bold" style:font-size-complex="6pt" style:font-weight-complex="bold"/>
    </style:style>
    <style:style style:name="cf10" style:family="table-cell" style:parent-style-name="Default" style:data-style-name="N0">
      <style:table-cell-properties fo:background-color="#000000" style:vertical-align="automatic"/>
      <style:text-properties fo:color="#ffff00" fo:font-weight="bold" style:font-weight-asian="bold" style:font-weight-complex="bold"/>
    </style:style>
    <style:style style:name="cf11" style:family="table-cell" style:parent-style-name="Default" style:data-style-name="N0">
      <style:table-cell-properties fo:background-color="#ccffff" fo:border="0.06pt solid #000000" style:vertical-align="automatic"/>
      <style:text-properties fo:font-size="6pt" fo:font-weight="bold" style:font-size-asian="6pt" style:font-weight-asian="bold" style:font-size-complex="6pt" style:font-weight-complex="bold"/>
    </style:style>
    <style:style style:name="cf12" style:family="table-cell" style:parent-style-name="Default" style:data-style-name="N0">
      <style:table-cell-properties fo:background-color="#ccffff" fo:border="0.06pt solid #000000" style:vertical-align="automatic"/>
      <style:text-properties fo:font-size="6pt" fo:font-weight="bold" style:font-size-asian="6pt" style:font-weight-asian="bold" style:font-size-complex="6pt" style:font-weight-complex="bold"/>
    </style:style>
    <style:style style:name="cf13" style:family="table-cell" style:parent-style-name="Default" style:data-style-name="N0">
      <style:table-cell-properties fo:background-color="#ff6633" style:vertical-align="automatic"/>
      <style:text-properties fo:font-size="15pt" fo:font-weight="bold" style:font-size-asian="15pt" style:font-weight-asian="bold" style:font-size-complex="15pt" style:font-weight-complex="bold"/>
    </style:style>
    <style:style style:name="cf14" style:family="table-cell" style:parent-style-name="Default" style:data-style-name="N0">
      <style:table-cell-properties fo:background-color="#ffcc99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f15" style:family="table-cell" style:parent-style-name="Default" style:data-style-name="N0">
      <style:table-cell-properties fo:background-color="#00ffff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f16" style:family="table-cell" style:parent-style-name="Default" style:data-style-name="N0">
      <style:table-cell-properties fo:background-color="#000000" style:vertical-align="automatic"/>
      <style:text-properties fo:color="#ffff00" fo:font-weight="bold" style:font-weight-asian="bold" style:font-weight-complex="bold"/>
    </style:style>
    <style:style style:name="cf17" style:family="table-cell" style:parent-style-name="Default" style:data-style-name="N0">
      <style:table-cell-properties fo:background-color="#ccffff" fo:border="0.06pt solid #000000" style:vertical-align="automatic"/>
      <style:text-properties fo:font-size="6pt" fo:font-weight="bold" style:font-size-asian="6pt" style:font-weight-asian="bold" style:font-size-complex="6pt" style:font-weight-complex="bold"/>
    </style:style>
    <style:style style:name="cf18" style:family="table-cell" style:parent-style-name="Default" style:data-style-name="N0">
      <style:table-cell-properties fo:background-color="#ff6633" style:vertical-align="automatic"/>
      <style:text-properties fo:font-size="15pt" fo:font-weight="bold" style:font-size-asian="15pt" style:font-weight-asian="bold" style:font-size-complex="15pt" style:font-weight-complex="bold"/>
    </style:style>
    <style:style style:name="cf19" style:family="table-cell" style:parent-style-name="Default" style:data-style-name="N0">
      <style:table-cell-properties fo:background-color="#ffcc99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f2" style:family="table-cell" style:parent-style-name="Default" style:data-style-name="N0">
      <style:table-cell-properties fo:background-color="#ff6633" style:vertical-align="automatic"/>
      <style:text-properties fo:font-size="15pt" fo:font-weight="bold" style:font-size-asian="15pt" style:font-weight-asian="bold" style:font-size-complex="15pt" style:font-weight-complex="bold"/>
    </style:style>
    <style:style style:name="cf20" style:family="table-cell" style:parent-style-name="Default" style:data-style-name="N0">
      <style:table-cell-properties fo:background-color="#00ffff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f21" style:family="table-cell" style:parent-style-name="Default" style:data-style-name="N0">
      <style:table-cell-properties fo:background-color="#000000" style:vertical-align="automatic"/>
      <style:text-properties fo:color="#ffff00" fo:font-weight="bold" style:font-weight-asian="bold" style:font-weight-complex="bold"/>
    </style:style>
    <style:style style:name="cf22" style:family="table-cell" style:parent-style-name="Default" style:data-style-name="N0">
      <style:table-cell-properties fo:background-color="#ff6633" style:vertical-align="automatic"/>
      <style:text-properties fo:font-size="15pt" fo:font-weight="bold" style:font-size-asian="15pt" style:font-weight-asian="bold" style:font-size-complex="15pt" style:font-weight-complex="bold"/>
    </style:style>
    <style:style style:name="cf23" style:family="table-cell" style:parent-style-name="Default" style:data-style-name="N0">
      <style:table-cell-properties fo:background-color="#ffcc99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f24" style:family="table-cell" style:parent-style-name="Default" style:data-style-name="N0">
      <style:table-cell-properties fo:background-color="#00ffff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f25" style:family="table-cell" style:parent-style-name="Default" style:data-style-name="N0">
      <style:table-cell-properties fo:background-color="#000000" style:vertical-align="automatic"/>
      <style:text-properties fo:color="#ffff00" fo:font-weight="bold" style:font-weight-asian="bold" style:font-weight-complex="bold"/>
    </style:style>
    <style:style style:name="cf26" style:family="table-cell" style:parent-style-name="Default" style:data-style-name="N0">
      <style:table-cell-properties fo:background-color="#ccffff" fo:border="0.06pt solid #000000" style:vertical-align="automatic"/>
      <style:text-properties fo:font-size="6pt" fo:font-weight="bold" style:font-size-asian="6pt" style:font-weight-asian="bold" style:font-size-complex="6pt" style:font-weight-complex="bold"/>
    </style:style>
    <style:style style:name="cf27" style:family="table-cell" style:parent-style-name="Default" style:data-style-name="N0">
      <style:table-cell-properties fo:background-color="#ccffff" fo:border="0.06pt solid #000000" style:vertical-align="automatic"/>
      <style:text-properties fo:font-size="6pt" fo:font-weight="bold" style:font-size-asian="6pt" style:font-weight-asian="bold" style:font-size-complex="6pt" style:font-weight-complex="bold"/>
    </style:style>
    <style:style style:name="cf28" style:family="table-cell" style:parent-style-name="Default" style:data-style-name="N0">
      <style:table-cell-properties fo:background-color="#ff6633" style:vertical-align="automatic"/>
      <style:text-properties fo:font-size="15pt" fo:font-weight="bold" style:font-size-asian="15pt" style:font-weight-asian="bold" style:font-size-complex="15pt" style:font-weight-complex="bold"/>
    </style:style>
    <style:style style:name="cf29" style:family="table-cell" style:parent-style-name="Default" style:data-style-name="N0">
      <style:table-cell-properties fo:background-color="#ffcc99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f3" style:family="table-cell" style:parent-style-name="Default" style:data-style-name="N0">
      <style:table-cell-properties fo:background-color="#ffcc99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f30" style:family="table-cell" style:parent-style-name="Default" style:data-style-name="N0">
      <style:table-cell-properties fo:background-color="#00ffff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f31" style:family="table-cell" style:parent-style-name="Default" style:data-style-name="N0">
      <style:table-cell-properties fo:background-color="#000000" style:vertical-align="automatic"/>
      <style:text-properties fo:color="#ffff00" fo:font-weight="bold" style:font-weight-asian="bold" style:font-weight-complex="bold"/>
    </style:style>
    <style:style style:name="cf32" style:family="table-cell" style:parent-style-name="Default" style:data-style-name="N0">
      <style:table-cell-properties fo:background-color="#ccffff" fo:border="0.06pt solid #000000" style:vertical-align="automatic"/>
      <style:text-properties fo:font-size="6pt" fo:font-weight="bold" style:font-size-asian="6pt" style:font-weight-asian="bold" style:font-size-complex="6pt" style:font-weight-complex="bold"/>
    </style:style>
    <style:style style:name="cf33" style:family="table-cell" style:parent-style-name="Default" style:data-style-name="N0">
      <style:table-cell-properties fo:background-color="#ff6633" style:vertical-align="automatic"/>
      <style:text-properties fo:font-size="15pt" fo:font-weight="bold" style:font-size-asian="15pt" style:font-weight-asian="bold" style:font-size-complex="15pt" style:font-weight-complex="bold"/>
    </style:style>
    <style:style style:name="cf34" style:family="table-cell" style:parent-style-name="Default" style:data-style-name="N0">
      <style:table-cell-properties fo:background-color="#ffcc99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f35" style:family="table-cell" style:parent-style-name="Default" style:data-style-name="N0">
      <style:table-cell-properties fo:background-color="#00ffff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f36" style:family="table-cell" style:parent-style-name="Default" style:data-style-name="N0">
      <style:table-cell-properties fo:background-color="#000000" style:vertical-align="automatic"/>
      <style:text-properties fo:color="#ffff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#00ffff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f5" style:family="table-cell" style:parent-style-name="Default" style:data-style-name="N0">
      <style:table-cell-properties fo:background-color="#000000" style:vertical-align="automatic"/>
      <style:text-properties fo:color="#ffff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000000" style:vertical-align="automatic"/>
      <style:text-properties fo:color="#ffff00" fo:font-weight="bold" style:font-weight-asian="bold" style:font-weight-complex="bold"/>
    </style:style>
    <style:style style:name="cf7" style:family="table-cell" style:parent-style-name="Default" style:data-style-name="N0">
      <style:table-cell-properties fo:background-color="#ff6633" style:vertical-align="automatic"/>
      <style:text-properties fo:font-size="15pt" fo:font-weight="bold" style:font-size-asian="15pt" style:font-weight-asian="bold" style:font-size-complex="15pt" style:font-weight-complex="bold"/>
    </style:style>
    <style:style style:name="cf8" style:family="table-cell" style:parent-style-name="Default" style:data-style-name="N0">
      <style:table-cell-properties fo:background-color="#ffcc99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f9" style:family="table-cell" style:parent-style-name="Default" style:data-style-name="N0">
      <style:table-cell-properties fo:background-color="#00ffff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modra" style:family="table-cell" style:parent-style-name="Default" style:data-style-name="N107">
      <style:table-cell-properties fo:background-color="#ccffff" style:vertical-align="automatic"/>
      <style:text-properties style:font-name="Arial" fo:font-family="Arial" fo:font-size="6pt" fo:font-weight="bold" style:font-name-asian="Arial" style:font-family-asian="Arial" style:font-size-asian="6pt" style:font-weight-asian="bold" style:font-name-complex="Arial" style:font-family-complex="Arial" style:font-size-complex="6pt" style:font-weight-complex="bold"/>
    </style:style>
    <style:style style:name="modra_20_center" style:display-name="modra center" style:family="table-cell" style:parent-style-name="Default" style:data-style-name="N107">
      <style:table-cell-properties fo:background-color="#ccffff" style:text-align-source="fix" style:repeat-content="false" fo:border="0.06pt solid #000000" style:shrink-to-fit="true" style:vertical-align="middle"/>
      <style:paragraph-properties fo:text-align="center"/>
      <style:text-properties style:font-name="Arial" fo:font-family="Arial" fo:font-size="6pt" fo:font-weight="bold" style:font-name-asian="Arial" style:font-family-asian="Arial" style:font-size-asian="6pt" style:font-weight-asian="bold" style:font-name-complex="Arial" style:font-family-complex="Arial" style:font-size-complex="6pt" style:font-weight-complex="bold"/>
    </style:style>
    <style:style style:name="prazno" style:family="table-cell" style:parent-style-name="Default" style:data-style-name="N0">
      <style:table-cell-properties fo:background-color="#00ffff" style:vertical-align="automatic"/>
      <style:text-properties style:font-name="Arial" fo:font-family="Arial" fo:font-size="14pt" fo:font-weight="bold" style:font-name-asian="Arial" style:font-family-asian="Arial" style:font-size-asian="14pt" style:font-weight-asian="bold" style:font-name-complex="Arial" style:font-family-complex="Arial" style:font-size-complex="1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37" style:family="table-cell" style:parent-style-name="Default">
      <style:table-cell-properties fo:background-color="#ccffff" fo:border="0.06pt solid #000000"/>
      <style:text-properties fo:color="#000000" fo:font-size="6pt" fo:font-weight="bold" style:font-size-asian="6pt" style:font-weight-asian="bold" style:font-size-complex="6pt" style:font-weight-complex="bold"/>
    </style:style>
    <style:style style:name="cf38" style:family="table-cell" style:parent-style-name="Default">
      <style:table-cell-properties fo:background-color="#ff6633"/>
      <style:text-properties fo:color="#000000" fo:font-size="15pt" fo:font-weight="bold" style:font-size-asian="15pt" style:font-weight-asian="bold" style:font-size-complex="15pt" style:font-weight-complex="bold"/>
    </style:style>
    <style:style style:name="cf39" style:family="table-cell" style:parent-style-name="Default">
      <style:table-cell-properties fo:background-color="#000000"/>
      <style:text-properties fo:color="#ffff00" fo:font-size="10pt" fo:font-weight="bold" style:font-size-asian="10pt" style:font-weight-asian="bold" style:font-size-complex="10pt" style:font-weight-complex="bold"/>
    </style:style>
    <style:style style:name="cf40" style:family="table-cell" style:parent-style-name="Default">
      <style:table-cell-properties fo:background-color="#00ffff"/>
      <style:text-properties fo:color="#000000" fo:font-size="14pt" fo:font-weight="bold" style:font-size-asian="14pt" style:font-weight-asian="bold" style:font-size-complex="14pt" style:font-weight-complex="bold"/>
    </style:style>
    <style:style style:name="cf41" style:family="table-cell" style:parent-style-name="Default">
      <style:table-cell-properties fo:background-color="#ffcc99"/>
      <style:text-properties fo:color="#000000" fo:font-size="11pt" fo:font-weight="bold" style:font-size-asian="11pt" style:font-weight-asian="bold" style:font-size-complex="11pt" style:font-weight-complex="bold"/>
    </style:style>
    <draw:marker draw:name="Puščice_20_1" draw:display-name="Puščic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2cm" fo:margin-right="2cm" style:print-page-order="ttb" style:first-page-number="1" style:scale-to="100%" style:print="charts drawings objects"/>
      <style:header-style>
        <style:header-footer-properties fo:min-height="0.423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1.3cm" fo:margin-left="2cm" fo:margin-right="2cm" style:print-page-order="ttb" style:first-page-number="continue" style:scale-to="79%" style:print="charts drawings objects"/>
      <style:header-style>
        <style:header-footer-properties fo:min-height="0.423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353cm" fo:margin-left="0cm" fo:margin-right="0cm" fo:margin-bottom="0cm"/>
      </style:header-style>
      <style:footer-style>
        <style:header-footer-properties fo:min-height="0.353cm" fo:margin-left="0cm" fo:margin-right="0cm" fo:margin-top="0cm"/>
      </style:footer-style>
    </style:page-layout>
    <style:style style:name="MT1" style:family="text">
      <style:text-properties fo:color="#000000" style:font-name="Arial1" fo:font-size="10pt" style:font-name-asian="Arial" style:font-size-asian="10pt" style:font-name-complex="Arial" style:font-size-complex="10pt"/>
    </style:style>
    <style:style style:name="MT2" style:family="text">
      <style:text-properties fo:color="#000000" style:font-name="Arial1" fo:font-size="12pt" style:font-name-asian="Arial" style:font-size-asian="12pt" style:font-name-complex="Arial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.00.0000</text:date>, <text:time style:data-style-name="N2" text:time-value="17:36:54.541000000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<text:span text:style-name="MT2">zadnja sprememba</text:span></text:p>
        </style:region-left>
        <style:region-center>
          <text:p><text:span text:style-name="MT1"><text:date style:data-style-name="N2" text:date-value="2020-10-27">00.00.0000</text:date></text:span><text:span text:style-name="MT1"><text:s text:c="3"/></text:span><text:span text:style-name="MT1"><text:time style:data-style-name="N2" text:time-value="17:36:54.543000000">00:00:00</text:time></text:span></text:p>
        </style:region-center>
      </style:header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0-10-27">00.00.0000</text:date></text:span><text:span text:style-name="MT1"><text:s text:c="3"/></text:span><text:span text:style-name="MT1"><text:time style:data-style-name="N2" text:time-value="17:36:54.544000000">00:00:00</text:time></text:span></text:p>
        </style:region-center>
      </style:header>
      <style:header-left style:display="false"/>
      <style:footer/>
      <style:footer-left style:display="false"/>
    </style:master-page>
    <style:master-page style:name="mp3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creation-date>2020-03-09T18:32:22Z</meta:creation-date>
    <dc:date>2020-10-27T18:18:39.478000000</dc:date>
    <meta:print-date>2020-03-13T19:45:15Z</meta:print-date>
    <meta:editing-duration>PT21M51S</meta:editing-duration>
    <meta:editing-cycles>4</meta:editing-cycles>
    <meta:document-statistic meta:table-count="14" meta:cell-count="15579" meta:object-count="0"/>
  </office:meta>
</office:document-meta>
</file>